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_8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全量学習時</text:p>
          </table:table-cell>
          <table:table-cell table:number-columns-repeated="3"/>
          <table:table-cell office:value-type="string" calcext:value-type="string">
            <text:p>訓練8:評価2 分割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trai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53021" calcext:value-type="float">
            <text:p>4.53021</text:p>
          </table:table-cell>
          <table:table-cell office:value-type="float" office:value="0.0391435" calcext:value-type="float">
            <text:p>0.03914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77214" calcext:value-type="float">
            <text:p>4.77214</text:p>
          </table:table-cell>
          <table:table-cell office:value-type="float" office:value="4.69213" calcext:value-type="float">
            <text:p>4.69213</text:p>
          </table:table-cell>
          <table:table-cell office:value-type="float" office:value="0.0129909" calcext:value-type="float">
            <text:p>0.0129909</text:p>
          </table:table-cell>
          <table:table-cell office:value-type="float" office:value="0.0209644" calcext:value-type="float">
            <text:p>0.02096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75449" calcext:value-type="float">
            <text:p>3.75449</text:p>
          </table:table-cell>
          <table:table-cell office:value-type="float" office:value="0.120326" calcext:value-type="float">
            <text:p>0.1203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40654" calcext:value-type="float">
            <text:p>4.40654</text:p>
          </table:table-cell>
          <table:table-cell office:value-type="float" office:value="4.0205" calcext:value-type="float">
            <text:p>4.0205</text:p>
          </table:table-cell>
          <table:table-cell office:value-type="float" office:value="0.0520393" calcext:value-type="float">
            <text:p>0.0520393</text:p>
          </table:table-cell>
          <table:table-cell office:value-type="float" office:value="0.102126" calcext:value-type="float">
            <text:p>0.1021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7442" calcext:value-type="float">
            <text:p>3.37442</text:p>
          </table:table-cell>
          <table:table-cell office:value-type="float" office:value="0.178214" calcext:value-type="float">
            <text:p>0.1782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75096" calcext:value-type="float">
            <text:p>3.75096</text:p>
          </table:table-cell>
          <table:table-cell office:value-type="float" office:value="3.58365" calcext:value-type="float">
            <text:p>3.58365</text:p>
          </table:table-cell>
          <table:table-cell office:value-type="float" office:value="0.138671" calcext:value-type="float">
            <text:p>0.138671</text:p>
          </table:table-cell>
          <table:table-cell office:value-type="float" office:value="0.154238" calcext:value-type="float">
            <text:p>0.1542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7013" calcext:value-type="float">
            <text:p>3.17013</text:p>
          </table:table-cell>
          <table:table-cell office:value-type="float" office:value="0.221351" calcext:value-type="float">
            <text:p>0.22135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36248" calcext:value-type="float">
            <text:p>3.36248</text:p>
          </table:table-cell>
          <table:table-cell office:value-type="float" office:value="3.28445" calcext:value-type="float">
            <text:p>3.28445</text:p>
          </table:table-cell>
          <table:table-cell office:value-type="float" office:value="0.195011" calcext:value-type="float">
            <text:p>0.195011</text:p>
          </table:table-cell>
          <table:table-cell office:value-type="float" office:value="0.206349" calcext:value-type="float">
            <text:p>0.2063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00478" calcext:value-type="float">
            <text:p>3.00478</text:p>
          </table:table-cell>
          <table:table-cell office:value-type="float" office:value="0.252625" calcext:value-type="float">
            <text:p>0.2526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10865" calcext:value-type="float">
            <text:p>3.10865</text:p>
          </table:table-cell>
          <table:table-cell office:value-type="float" office:value="3.16053" calcext:value-type="float">
            <text:p>3.16053</text:p>
          </table:table-cell>
          <table:table-cell office:value-type="float" office:value="0.241314" calcext:value-type="float">
            <text:p>0.241314</text:p>
          </table:table-cell>
          <table:table-cell office:value-type="float" office:value="0.240491" calcext:value-type="float">
            <text:p>0.2404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88542" calcext:value-type="float">
            <text:p>2.88542</text:p>
          </table:table-cell>
          <table:table-cell office:value-type="float" office:value="0.275875" calcext:value-type="float">
            <text:p>0.2758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93516" calcext:value-type="float">
            <text:p>2.93516</text:p>
          </table:table-cell>
          <table:table-cell office:value-type="float" office:value="3.04615" calcext:value-type="float">
            <text:p>3.04615</text:p>
          </table:table-cell>
          <table:table-cell office:value-type="float" office:value="0.27364" calcext:value-type="float">
            <text:p>0.27364</text:p>
          </table:table-cell>
          <table:table-cell office:value-type="float" office:value="0.25876" calcext:value-type="float">
            <text:p>0.258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79369" calcext:value-type="float">
            <text:p>2.79369</text:p>
          </table:table-cell>
          <table:table-cell office:value-type="float" office:value="0.294873" calcext:value-type="float">
            <text:p>0.29487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.7813" calcext:value-type="float">
            <text:p>2.7813</text:p>
          </table:table-cell>
          <table:table-cell office:value-type="float" office:value="3.05421" calcext:value-type="float">
            <text:p>3.05421</text:p>
          </table:table-cell>
          <table:table-cell office:value-type="float" office:value="0.301361" calcext:value-type="float">
            <text:p>0.301361</text:p>
          </table:table-cell>
          <table:table-cell office:value-type="float" office:value="0.256364" calcext:value-type="float">
            <text:p>0.2563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70562" calcext:value-type="float">
            <text:p>2.70562</text:p>
          </table:table-cell>
          <table:table-cell office:value-type="float" office:value="0.310561" calcext:value-type="float">
            <text:p>0.3105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68205" calcext:value-type="float">
            <text:p>2.68205</text:p>
          </table:table-cell>
          <table:table-cell office:value-type="float" office:value="2.86364" calcext:value-type="float">
            <text:p>2.86364</text:p>
          </table:table-cell>
          <table:table-cell office:value-type="float" office:value="0.319637" calcext:value-type="float">
            <text:p>0.319637</text:p>
          </table:table-cell>
          <table:table-cell office:value-type="float" office:value="0.287811" calcext:value-type="float">
            <text:p>0.2878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63575" calcext:value-type="float">
            <text:p>2.63575</text:p>
          </table:table-cell>
          <table:table-cell office:value-type="float" office:value="0.329373" calcext:value-type="float">
            <text:p>0.32937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.58076" calcext:value-type="float">
            <text:p>2.58076</text:p>
          </table:table-cell>
          <table:table-cell office:value-type="float" office:value="2.85637" calcext:value-type="float">
            <text:p>2.85637</text:p>
          </table:table-cell>
          <table:table-cell office:value-type="float" office:value="0.34139" calcext:value-type="float">
            <text:p>0.34139</text:p>
          </table:table-cell>
          <table:table-cell office:value-type="float" office:value="0.30009" calcext:value-type="float">
            <text:p>0.300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57051" calcext:value-type="float">
            <text:p>2.57051</text:p>
          </table:table-cell>
          <table:table-cell office:value-type="float" office:value="0.342124" calcext:value-type="float">
            <text:p>0.3421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50568" calcext:value-type="float">
            <text:p>2.50568</text:p>
          </table:table-cell>
          <table:table-cell office:value-type="float" office:value="2.76706" calcext:value-type="float">
            <text:p>2.76706</text:p>
          </table:table-cell>
          <table:table-cell office:value-type="float" office:value="0.35805" calcext:value-type="float">
            <text:p>0.35805</text:p>
          </table:table-cell>
          <table:table-cell office:value-type="float" office:value="0.320156" calcext:value-type="float">
            <text:p>0.3201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51416" calcext:value-type="float">
            <text:p>2.51416</text:p>
          </table:table-cell>
          <table:table-cell office:value-type="float" office:value="0.356695" calcext:value-type="float">
            <text:p>0.35669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.42019" calcext:value-type="float">
            <text:p>2.42019</text:p>
          </table:table-cell>
          <table:table-cell office:value-type="float" office:value="2.81352" calcext:value-type="float">
            <text:p>2.81352</text:p>
          </table:table-cell>
          <table:table-cell office:value-type="float" office:value="0.367598" calcext:value-type="float">
            <text:p>0.367598</text:p>
          </table:table-cell>
          <table:table-cell office:value-type="float" office:value="0.316562" calcext:value-type="float">
            <text:p>0.3165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45044" calcext:value-type="float">
            <text:p>2.45044</text:p>
          </table:table-cell>
          <table:table-cell office:value-type="float" office:value="0.362183" calcext:value-type="float">
            <text:p>0.36218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.37624" calcext:value-type="float">
            <text:p>2.37624</text:p>
          </table:table-cell>
          <table:table-cell office:value-type="float" office:value="2.7677" calcext:value-type="float">
            <text:p>2.7677</text:p>
          </table:table-cell>
          <table:table-cell office:value-type="float" office:value="0.383157" calcext:value-type="float">
            <text:p>0.383157</text:p>
          </table:table-cell>
          <table:table-cell office:value-type="float" office:value="0.320455" calcext:value-type="float">
            <text:p>0.3204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40969" calcext:value-type="float">
            <text:p>2.40969</text:p>
          </table:table-cell>
          <table:table-cell office:value-type="float" office:value="0.377007" calcext:value-type="float">
            <text:p>0.37700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.30655" calcext:value-type="float">
            <text:p>2.30655</text:p>
          </table:table-cell>
          <table:table-cell office:value-type="float" office:value="2.73616" calcext:value-type="float">
            <text:p>2.73616</text:p>
          </table:table-cell>
          <table:table-cell office:value-type="float" office:value="0.39494" calcext:value-type="float">
            <text:p>0.39494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36743" calcext:value-type="float">
            <text:p>2.36743</text:p>
          </table:table-cell>
          <table:table-cell office:value-type="float" office:value="0.380458" calcext:value-type="float">
            <text:p>0.38045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25599" calcext:value-type="float">
            <text:p>2.25599</text:p>
          </table:table-cell>
          <table:table-cell office:value-type="float" office:value="2.66834" calcext:value-type="float">
            <text:p>2.66834</text:p>
          </table:table-cell>
          <table:table-cell office:value-type="float" office:value="0.402721" calcext:value-type="float">
            <text:p>0.402721</text:p>
          </table:table-cell>
          <table:table-cell office:value-type="float" office:value="0.355196" calcext:value-type="float">
            <text:p>0.3551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31983" calcext:value-type="float">
            <text:p>2.31983</text:p>
          </table:table-cell>
          <table:table-cell office:value-type="float" office:value="0.394267" calcext:value-type="float">
            <text:p>0.39426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.18227" calcext:value-type="float">
            <text:p>2.18227</text:p>
          </table:table-cell>
          <table:table-cell office:value-type="float" office:value="2.73348" calcext:value-type="float">
            <text:p>2.73348</text:p>
          </table:table-cell>
          <table:table-cell office:value-type="float" office:value="0.419713" calcext:value-type="float">
            <text:p>0.419713</text:p>
          </table:table-cell>
          <table:table-cell office:value-type="float" office:value="0.336328" calcext:value-type="float">
            <text:p>0.3363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27512" calcext:value-type="float">
            <text:p>2.27512</text:p>
          </table:table-cell>
          <table:table-cell office:value-type="float" office:value="0.39807" calcext:value-type="float">
            <text:p>0.3980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.15107" calcext:value-type="float">
            <text:p>2.15107</text:p>
          </table:table-cell>
          <table:table-cell office:value-type="float" office:value="2.73089" calcext:value-type="float">
            <text:p>2.73089</text:p>
          </table:table-cell>
          <table:table-cell office:value-type="float" office:value="0.427795" calcext:value-type="float">
            <text:p>0.427795</text:p>
          </table:table-cell>
          <table:table-cell office:value-type="float" office:value="0.347409" calcext:value-type="float">
            <text:p>0.3474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22582" calcext:value-type="float">
            <text:p>2.22582</text:p>
          </table:table-cell>
          <table:table-cell office:value-type="float" office:value="0.411037" calcext:value-type="float">
            <text:p>0.41103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.08135" calcext:value-type="float">
            <text:p>2.08135</text:p>
          </table:table-cell>
          <table:table-cell office:value-type="float" office:value="2.75765" calcext:value-type="float">
            <text:p>2.75765</text:p>
          </table:table-cell>
          <table:table-cell office:value-type="float" office:value="0.443689" calcext:value-type="float">
            <text:p>0.443689</text:p>
          </table:table-cell>
          <table:table-cell office:value-type="float" office:value="0.345912" calcext:value-type="float">
            <text:p>0.3459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20085" calcext:value-type="float">
            <text:p>2.20085</text:p>
          </table:table-cell>
          <table:table-cell office:value-type="float" office:value="0.420821" calcext:value-type="float">
            <text:p>0.42082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06" calcext:value-type="float">
            <text:p>2.06</text:p>
          </table:table-cell>
          <table:table-cell office:value-type="float" office:value="2.68509" calcext:value-type="float">
            <text:p>2.68509</text:p>
          </table:table-cell>
          <table:table-cell office:value-type="float" office:value="0.443958" calcext:value-type="float">
            <text:p>0.443958</text:p>
          </table:table-cell>
          <table:table-cell office:value-type="float" office:value="0.36478" calcext:value-type="float">
            <text:p>0.364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16064" calcext:value-type="float">
            <text:p>2.16064</text:p>
          </table:table-cell>
          <table:table-cell office:value-type="float" office:value="0.429071" calcext:value-type="float">
            <text:p>0.42907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.01072" calcext:value-type="float">
            <text:p>2.01072</text:p>
          </table:table-cell>
          <table:table-cell office:value-type="float" office:value="2.77093" calcext:value-type="float">
            <text:p>2.77093</text:p>
          </table:table-cell>
          <table:table-cell office:value-type="float" office:value="0.455211" calcext:value-type="float">
            <text:p>0.455211</text:p>
          </table:table-cell>
          <table:table-cell office:value-type="float" office:value="0.343816" calcext:value-type="float">
            <text:p>0.3438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12909" calcext:value-type="float">
            <text:p>2.12909</text:p>
          </table:table-cell>
          <table:table-cell office:value-type="float" office:value="0.430779" calcext:value-type="float">
            <text:p>0.43077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98539" calcext:value-type="float">
            <text:p>1.98539</text:p>
          </table:table-cell>
          <table:table-cell office:value-type="float" office:value="2.6549" calcext:value-type="float">
            <text:p>2.6549</text:p>
          </table:table-cell>
          <table:table-cell office:value-type="float" office:value="0.465608" calcext:value-type="float">
            <text:p>0.465608</text:p>
          </table:table-cell>
          <table:table-cell office:value-type="float" office:value="0.375861" calcext:value-type="float">
            <text:p>0.3758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0903" calcext:value-type="float">
            <text:p>2.0903</text:p>
          </table:table-cell>
          <table:table-cell office:value-type="float" office:value="0.442039" calcext:value-type="float">
            <text:p>0.44203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.94038" calcext:value-type="float">
            <text:p>1.94038</text:p>
          </table:table-cell>
          <table:table-cell office:value-type="float" office:value="2.73085" calcext:value-type="float">
            <text:p>2.73085</text:p>
          </table:table-cell>
          <table:table-cell office:value-type="float" office:value="0.473112" calcext:value-type="float">
            <text:p>0.473112</text:p>
          </table:table-cell>
          <table:table-cell office:value-type="float" office:value="0.362384" calcext:value-type="float">
            <text:p>0.3623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05394" calcext:value-type="float">
            <text:p>2.05394</text:p>
          </table:table-cell>
          <table:table-cell office:value-type="float" office:value="0.447407" calcext:value-type="float">
            <text:p>0.44740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.91588" calcext:value-type="float">
            <text:p>1.91588</text:p>
          </table:table-cell>
          <table:table-cell office:value-type="float" office:value="2.68878" calcext:value-type="float">
            <text:p>2.68878</text:p>
          </table:table-cell>
          <table:table-cell office:value-type="float" office:value="0.472734" calcext:value-type="float">
            <text:p>0.472734</text:p>
          </table:table-cell>
          <table:table-cell office:value-type="float" office:value="0.375861" calcext:value-type="float">
            <text:p>0.3758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01902" calcext:value-type="float">
            <text:p>2.01902</text:p>
          </table:table-cell>
          <table:table-cell office:value-type="float" office:value="0.455944" calcext:value-type="float">
            <text:p>0.45594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.88254" calcext:value-type="float">
            <text:p>1.88254</text:p>
          </table:table-cell>
          <table:table-cell office:value-type="float" office:value="2.70474" calcext:value-type="float">
            <text:p>2.70474</text:p>
          </table:table-cell>
          <table:table-cell office:value-type="float" office:value="0.4821" calcext:value-type="float">
            <text:p>0.4821</text:p>
          </table:table-cell>
          <table:table-cell office:value-type="float" office:value="0.35909" calcext:value-type="float">
            <text:p>0.359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00686" calcext:value-type="float">
            <text:p>2.00686</text:p>
          </table:table-cell>
          <table:table-cell office:value-type="float" office:value="0.456092" calcext:value-type="float">
            <text:p>0.45609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.87181" calcext:value-type="float">
            <text:p>1.87181</text:p>
          </table:table-cell>
          <table:table-cell office:value-type="float" office:value="2.77501" calcext:value-type="float">
            <text:p>2.77501</text:p>
          </table:table-cell>
          <table:table-cell office:value-type="float" office:value="0.490779" calcext:value-type="float">
            <text:p>0.490779</text:p>
          </table:table-cell>
          <table:table-cell office:value-type="float" office:value="0.350105" calcext:value-type="float">
            <text:p>0.3501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97733" calcext:value-type="float">
            <text:p>1.97733</text:p>
          </table:table-cell>
          <table:table-cell office:value-type="float" office:value="0.461135" calcext:value-type="float">
            <text:p>0.4611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81864" calcext:value-type="float">
            <text:p>1.81864</text:p>
          </table:table-cell>
          <table:table-cell office:value-type="float" office:value="2.68562" calcext:value-type="float">
            <text:p>2.68562</text:p>
          </table:table-cell>
          <table:table-cell office:value-type="float" office:value="0.498338" calcext:value-type="float">
            <text:p>0.498338</text:p>
          </table:table-cell>
          <table:table-cell office:value-type="float" office:value="0.380353" calcext:value-type="float">
            <text:p>0.3803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94177" calcext:value-type="float">
            <text:p>1.94177</text:p>
          </table:table-cell>
          <table:table-cell office:value-type="float" office:value="0.474548" calcext:value-type="float">
            <text:p>0.47454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.79849" calcext:value-type="float">
            <text:p>1.79849</text:p>
          </table:table-cell>
          <table:table-cell office:value-type="float" office:value="2.6737" calcext:value-type="float">
            <text:p>2.6737</text:p>
          </table:table-cell>
          <table:table-cell office:value-type="float" office:value="0.497054" calcext:value-type="float">
            <text:p>0.497054</text:p>
          </table:table-cell>
          <table:table-cell office:value-type="float" office:value="0.372866" calcext:value-type="float">
            <text:p>0.3728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92223" calcext:value-type="float">
            <text:p>1.92223</text:p>
          </table:table-cell>
          <table:table-cell office:value-type="float" office:value="0.47503" calcext:value-type="float">
            <text:p>0.4750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.76718" calcext:value-type="float">
            <text:p>1.76718</text:p>
          </table:table-cell>
          <table:table-cell office:value-type="float" office:value="2.73953" calcext:value-type="float">
            <text:p>2.73953</text:p>
          </table:table-cell>
          <table:table-cell office:value-type="float" office:value="0.508163" calcext:value-type="float">
            <text:p>0.508163</text:p>
          </table:table-cell>
          <table:table-cell office:value-type="float" office:value="0.367475" calcext:value-type="float">
            <text:p>0.3674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90718" calcext:value-type="float">
            <text:p>1.90718</text:p>
          </table:table-cell>
          <table:table-cell office:value-type="float" office:value="0.481412" calcext:value-type="float">
            <text:p>0.48141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.75001" calcext:value-type="float">
            <text:p>1.75001</text:p>
          </table:table-cell>
          <table:table-cell office:value-type="float" office:value="2.69799" calcext:value-type="float">
            <text:p>2.69799</text:p>
          </table:table-cell>
          <table:table-cell office:value-type="float" office:value="0.509215" calcext:value-type="float">
            <text:p>0.509215</text:p>
          </table:table-cell>
          <table:table-cell office:value-type="float" office:value="0.372567" calcext:value-type="float">
            <text:p>0.3725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88217" calcext:value-type="float">
            <text:p>1.88217</text:p>
          </table:table-cell>
          <table:table-cell office:value-type="float" office:value="0.479011" calcext:value-type="float">
            <text:p>0.47901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.72904" calcext:value-type="float">
            <text:p>1.72904</text:p>
          </table:table-cell>
          <table:table-cell office:value-type="float" office:value="2.79395" calcext:value-type="float">
            <text:p>2.79395</text:p>
          </table:table-cell>
          <table:table-cell office:value-type="float" office:value="0.513066" calcext:value-type="float">
            <text:p>0.513066</text:p>
          </table:table-cell>
          <table:table-cell office:value-type="float" office:value="0.380054" calcext:value-type="float">
            <text:p>0.3800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85465" calcext:value-type="float">
            <text:p>1.85465</text:p>
          </table:table-cell>
          <table:table-cell office:value-type="float" office:value="0.488835" calcext:value-type="float">
            <text:p>0.4888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73503" calcext:value-type="float">
            <text:p>1.73503</text:p>
          </table:table-cell>
          <table:table-cell office:value-type="float" office:value="2.91062" calcext:value-type="float">
            <text:p>2.91062</text:p>
          </table:table-cell>
          <table:table-cell office:value-type="float" office:value="0.515949" calcext:value-type="float">
            <text:p>0.515949</text:p>
          </table:table-cell>
          <table:table-cell office:value-type="float" office:value="0.364181" calcext:value-type="float">
            <text:p>0.36418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82155" calcext:value-type="float">
            <text:p>1.82155</text:p>
          </table:table-cell>
          <table:table-cell office:value-type="float" office:value="0.495778" calcext:value-type="float">
            <text:p>0.49577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69205" calcext:value-type="float">
            <text:p>1.69205</text:p>
          </table:table-cell>
          <table:table-cell office:value-type="float" office:value="2.77111" calcext:value-type="float">
            <text:p>2.77111</text:p>
          </table:table-cell>
          <table:table-cell office:value-type="float" office:value="0.521903" calcext:value-type="float">
            <text:p>0.521903</text:p>
          </table:table-cell>
          <table:table-cell office:value-type="float" office:value="0.386044" calcext:value-type="float">
            <text:p>0.3860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79534" calcext:value-type="float">
            <text:p>1.79534</text:p>
          </table:table-cell>
          <table:table-cell office:value-type="float" office:value="0.506755" calcext:value-type="float">
            <text:p>0.50675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6673" calcext:value-type="float">
            <text:p>1.6673</text:p>
          </table:table-cell>
          <table:table-cell office:value-type="float" office:value="2.89793" calcext:value-type="float">
            <text:p>2.89793</text:p>
          </table:table-cell>
          <table:table-cell office:value-type="float" office:value="0.525151" calcext:value-type="float">
            <text:p>0.525151</text:p>
          </table:table-cell>
          <table:table-cell office:value-type="float" office:value="0.381551" calcext:value-type="float">
            <text:p>0.38155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78509" calcext:value-type="float">
            <text:p>1.78509</text:p>
          </table:table-cell>
          <table:table-cell office:value-type="float" office:value="0.504888" calcext:value-type="float">
            <text:p>0.50488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.65476" calcext:value-type="float">
            <text:p>1.65476</text:p>
          </table:table-cell>
          <table:table-cell office:value-type="float" office:value="2.82939" calcext:value-type="float">
            <text:p>2.82939</text:p>
          </table:table-cell>
          <table:table-cell office:value-type="float" office:value="0.531269" calcext:value-type="float">
            <text:p>0.531269</text:p>
          </table:table-cell>
          <table:table-cell office:value-type="float" office:value="0.365978" calcext:value-type="float">
            <text:p>0.36597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76577" calcext:value-type="float">
            <text:p>1.76577</text:p>
          </table:table-cell>
          <table:table-cell office:value-type="float" office:value="0.506152" calcext:value-type="float">
            <text:p>0.50615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.63263" calcext:value-type="float">
            <text:p>1.63263</text:p>
          </table:table-cell>
          <table:table-cell office:value-type="float" office:value="2.79977" calcext:value-type="float">
            <text:p>2.79977</text:p>
          </table:table-cell>
          <table:table-cell office:value-type="float" office:value="0.529554" calcext:value-type="float">
            <text:p>0.529554</text:p>
          </table:table-cell>
          <table:table-cell office:value-type="float" office:value="0.363881" calcext:value-type="float">
            <text:p>0.3638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74696" calcext:value-type="float">
            <text:p>1.74696</text:p>
          </table:table-cell>
          <table:table-cell office:value-type="float" office:value="0.515691" calcext:value-type="float">
            <text:p>0.51569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.61131" calcext:value-type="float">
            <text:p>1.61131</text:p>
          </table:table-cell>
          <table:table-cell office:value-type="float" office:value="2.75979" calcext:value-type="float">
            <text:p>2.75979</text:p>
          </table:table-cell>
          <table:table-cell office:value-type="float" office:value="0.538218" calcext:value-type="float">
            <text:p>0.538218</text:p>
          </table:table-cell>
          <table:table-cell office:value-type="float" office:value="0.383049" calcext:value-type="float">
            <text:p>0.3830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71185" calcext:value-type="float">
            <text:p>1.71185</text:p>
          </table:table-cell>
          <table:table-cell office:value-type="float" office:value="0.523764" calcext:value-type="float">
            <text:p>0.52376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.58749" calcext:value-type="float">
            <text:p>1.58749</text:p>
          </table:table-cell>
          <table:table-cell office:value-type="float" office:value="2.87633" calcext:value-type="float">
            <text:p>2.87633</text:p>
          </table:table-cell>
          <table:table-cell office:value-type="float" office:value="0.548792" calcext:value-type="float">
            <text:p>0.548792</text:p>
          </table:table-cell>
          <table:table-cell office:value-type="float" office:value="0.37077" calcext:value-type="float">
            <text:p>0.370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71224" calcext:value-type="float">
            <text:p>1.71224</text:p>
          </table:table-cell>
          <table:table-cell office:value-type="float" office:value="0.521894" calcext:value-type="float">
            <text:p>0.52189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.59008" calcext:value-type="float">
            <text:p>1.59008</text:p>
          </table:table-cell>
          <table:table-cell office:value-type="float" office:value="2.91382" calcext:value-type="float">
            <text:p>2.91382</text:p>
          </table:table-cell>
          <table:table-cell office:value-type="float" office:value="0.545049" calcext:value-type="float">
            <text:p>0.545049</text:p>
          </table:table-cell>
          <table:table-cell office:value-type="float" office:value="0.381851" calcext:value-type="float">
            <text:p>0.38185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68875" calcext:value-type="float">
            <text:p>1.68875</text:p>
          </table:table-cell>
          <table:table-cell office:value-type="float" office:value="0.525709" calcext:value-type="float">
            <text:p>0.52570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55766" calcext:value-type="float">
            <text:p>1.55766</text:p>
          </table:table-cell>
          <table:table-cell office:value-type="float" office:value="2.86344" calcext:value-type="float">
            <text:p>2.86344</text:p>
          </table:table-cell>
          <table:table-cell office:value-type="float" office:value="0.54864" calcext:value-type="float">
            <text:p>0.54864</text:p>
          </table:table-cell>
          <table:table-cell office:value-type="float" office:value="0.379455" calcext:value-type="float">
            <text:p>0.3794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68049" calcext:value-type="float">
            <text:p>1.68049</text:p>
          </table:table-cell>
          <table:table-cell office:value-type="float" office:value="0.52877" calcext:value-type="float">
            <text:p>0.5287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55331" calcext:value-type="float">
            <text:p>1.55331</text:p>
          </table:table-cell>
          <table:table-cell office:value-type="float" office:value="2.87525" calcext:value-type="float">
            <text:p>2.87525</text:p>
          </table:table-cell>
          <table:table-cell office:value-type="float" office:value="0.550831" calcext:value-type="float">
            <text:p>0.550831</text:p>
          </table:table-cell>
          <table:table-cell office:value-type="float" office:value="0.377658" calcext:value-type="float">
            <text:p>0.3776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65732" calcext:value-type="float">
            <text:p>1.65732</text:p>
          </table:table-cell>
          <table:table-cell office:value-type="float" office:value="0.531261" calcext:value-type="float">
            <text:p>0.53126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52099" calcext:value-type="float">
            <text:p>1.52099</text:p>
          </table:table-cell>
          <table:table-cell office:value-type="float" office:value="2.88146" calcext:value-type="float">
            <text:p>2.88146</text:p>
          </table:table-cell>
          <table:table-cell office:value-type="float" office:value="0.562207" calcext:value-type="float">
            <text:p>0.562207</text:p>
          </table:table-cell>
          <table:table-cell office:value-type="float" office:value="0.366577" calcext:value-type="float">
            <text:p>0.36657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64125" calcext:value-type="float">
            <text:p>1.64125</text:p>
          </table:table-cell>
          <table:table-cell office:value-type="float" office:value="0.535947" calcext:value-type="float">
            <text:p>0.53594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52722" calcext:value-type="float">
            <text:p>1.52722</text:p>
          </table:table-cell>
          <table:table-cell office:value-type="float" office:value="2.96708" calcext:value-type="float">
            <text:p>2.96708</text:p>
          </table:table-cell>
          <table:table-cell office:value-type="float" office:value="0.555891" calcext:value-type="float">
            <text:p>0.555891</text:p>
          </table:table-cell>
          <table:table-cell office:value-type="float" office:value="0.373166" calcext:value-type="float">
            <text:p>0.37316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61892" calcext:value-type="float">
            <text:p>1.61892</text:p>
          </table:table-cell>
          <table:table-cell office:value-type="float" office:value="0.545899" calcext:value-type="float">
            <text:p>0.54589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48868" calcext:value-type="float">
            <text:p>1.48868</text:p>
          </table:table-cell>
          <table:table-cell office:value-type="float" office:value="2.89454" calcext:value-type="float">
            <text:p>2.89454</text:p>
          </table:table-cell>
          <table:table-cell office:value-type="float" office:value="0.568958" calcext:value-type="float">
            <text:p>0.568958</text:p>
          </table:table-cell>
          <table:table-cell office:value-type="float" office:value="0.379455" calcext:value-type="float">
            <text:p>0.3794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60722" calcext:value-type="float">
            <text:p>1.60722</text:p>
          </table:table-cell>
          <table:table-cell office:value-type="float" office:value="0.542426" calcext:value-type="float">
            <text:p>0.54242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515" calcext:value-type="float">
            <text:p>1.515</text:p>
          </table:table-cell>
          <table:table-cell office:value-type="float" office:value="2.87603" calcext:value-type="float">
            <text:p>2.87603</text:p>
          </table:table-cell>
          <table:table-cell office:value-type="float" office:value="0.563218" calcext:value-type="float">
            <text:p>0.563218</text:p>
          </table:table-cell>
          <table:table-cell office:value-type="float" office:value="0.389638" calcext:value-type="float">
            <text:p>0.3896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59502" calcext:value-type="float">
            <text:p>1.59502</text:p>
          </table:table-cell>
          <table:table-cell office:value-type="float" office:value="0.5462" calcext:value-type="float">
            <text:p>0.546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47049" calcext:value-type="float">
            <text:p>1.47049</text:p>
          </table:table-cell>
          <table:table-cell office:value-type="float" office:value="2.85724" calcext:value-type="float">
            <text:p>2.85724</text:p>
          </table:table-cell>
          <table:table-cell office:value-type="float" office:value="0.570597" calcext:value-type="float">
            <text:p>0.570597</text:p>
          </table:table-cell>
          <table:table-cell office:value-type="float" office:value="0.385145" calcext:value-type="float">
            <text:p>0.3851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58336" calcext:value-type="float">
            <text:p>1.58336</text:p>
          </table:table-cell>
          <table:table-cell office:value-type="float" office:value="0.551901" calcext:value-type="float">
            <text:p>0.55190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47867" calcext:value-type="float">
            <text:p>1.47867</text:p>
          </table:table-cell>
          <table:table-cell office:value-type="float" office:value="2.95484" calcext:value-type="float">
            <text:p>2.95484</text:p>
          </table:table-cell>
          <table:table-cell office:value-type="float" office:value="0.570242" calcext:value-type="float">
            <text:p>0.570242</text:p>
          </table:table-cell>
          <table:table-cell office:value-type="float" office:value="0.392333" calcext:value-type="float">
            <text:p>0.392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57885" calcext:value-type="float">
            <text:p>1.57885</text:p>
          </table:table-cell>
          <table:table-cell office:value-type="float" office:value="0.551267" calcext:value-type="float">
            <text:p>0.55126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45761" calcext:value-type="float">
            <text:p>1.45761</text:p>
          </table:table-cell>
          <table:table-cell office:value-type="float" office:value="2.85707" calcext:value-type="float">
            <text:p>2.85707</text:p>
          </table:table-cell>
          <table:table-cell office:value-type="float" office:value="0.574396" calcext:value-type="float">
            <text:p>0.574396</text:p>
          </table:table-cell>
          <table:table-cell office:value-type="float" office:value="0.373465" calcext:value-type="float">
            <text:p>0.37346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56585" calcext:value-type="float">
            <text:p>1.56585</text:p>
          </table:table-cell>
          <table:table-cell office:value-type="float" office:value="0.558022" calcext:value-type="float">
            <text:p>0.55802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46112" calcext:value-type="float">
            <text:p>1.46112</text:p>
          </table:table-cell>
          <table:table-cell office:value-type="float" office:value="2.90989" calcext:value-type="float">
            <text:p>2.90989</text:p>
          </table:table-cell>
          <table:table-cell office:value-type="float" office:value="0.574225" calcext:value-type="float">
            <text:p>0.574225</text:p>
          </table:table-cell>
          <table:table-cell office:value-type="float" office:value="0.375861" calcext:value-type="float">
            <text:p>0.37586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53222" calcext:value-type="float">
            <text:p>1.53222</text:p>
          </table:table-cell>
          <table:table-cell office:value-type="float" office:value="0.561617" calcext:value-type="float">
            <text:p>0.56161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44109" calcext:value-type="float">
            <text:p>1.44109</text:p>
          </table:table-cell>
          <table:table-cell office:value-type="float" office:value="3.0972" calcext:value-type="float">
            <text:p>3.0972</text:p>
          </table:table-cell>
          <table:table-cell office:value-type="float" office:value="0.579381" calcext:value-type="float">
            <text:p>0.579381</text:p>
          </table:table-cell>
          <table:table-cell office:value-type="float" office:value="0.382749" calcext:value-type="float">
            <text:p>0.3827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52401" calcext:value-type="float">
            <text:p>1.52401</text:p>
          </table:table-cell>
          <table:table-cell office:value-type="float" office:value="0.566285" calcext:value-type="float">
            <text:p>0.56628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.41602" calcext:value-type="float">
            <text:p>1.41602</text:p>
          </table:table-cell>
          <table:table-cell office:value-type="float" office:value="2.93588" calcext:value-type="float">
            <text:p>2.93588</text:p>
          </table:table-cell>
          <table:table-cell office:value-type="float" office:value="0.579003" calcext:value-type="float">
            <text:p>0.579003</text:p>
          </table:table-cell>
          <table:table-cell office:value-type="float" office:value="0.401018" calcext:value-type="float">
            <text:p>0.4010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53004" calcext:value-type="float">
            <text:p>1.53004</text:p>
          </table:table-cell>
          <table:table-cell office:value-type="float" office:value="0.561617" calcext:value-type="float">
            <text:p>0.5616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.41273" calcext:value-type="float">
            <text:p>1.41273</text:p>
          </table:table-cell>
          <table:table-cell office:value-type="float" office:value="2.97162" calcext:value-type="float">
            <text:p>2.97162</text:p>
          </table:table-cell>
          <table:table-cell office:value-type="float" office:value="0.586092" calcext:value-type="float">
            <text:p>0.586092</text:p>
          </table:table-cell>
          <table:table-cell office:value-type="float" office:value="0.383348" calcext:value-type="float">
            <text:p>0.3833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50157" calcext:value-type="float">
            <text:p>1.50157</text:p>
          </table:table-cell>
          <table:table-cell office:value-type="float" office:value="0.57316" calcext:value-type="float">
            <text:p>0.5731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.39386" calcext:value-type="float">
            <text:p>1.39386</text:p>
          </table:table-cell>
          <table:table-cell office:value-type="float" office:value="3.08619" calcext:value-type="float">
            <text:p>3.08619</text:p>
          </table:table-cell>
          <table:table-cell office:value-type="float" office:value="0.592749" calcext:value-type="float">
            <text:p>0.592749</text:p>
          </table:table-cell>
          <table:table-cell office:value-type="float" office:value="0.38844" calcext:value-type="float">
            <text:p>0.3884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49644" calcext:value-type="float">
            <text:p>1.49644</text:p>
          </table:table-cell>
          <table:table-cell office:value-type="float" office:value="0.56731" calcext:value-type="float">
            <text:p>0.5673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.3893" calcext:value-type="float">
            <text:p>1.3893</text:p>
          </table:table-cell>
          <table:table-cell office:value-type="float" office:value="3.22338" calcext:value-type="float">
            <text:p>3.22338</text:p>
          </table:table-cell>
          <table:table-cell office:value-type="float" office:value="0.588671" calcext:value-type="float">
            <text:p>0.588671</text:p>
          </table:table-cell>
          <table:table-cell office:value-type="float" office:value="0.388739" calcext:value-type="float">
            <text:p>0.38873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48675" calcext:value-type="float">
            <text:p>1.48675</text:p>
          </table:table-cell>
          <table:table-cell office:value-type="float" office:value="0.570187" calcext:value-type="float">
            <text:p>0.57018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.36461" calcext:value-type="float">
            <text:p>1.36461</text:p>
          </table:table-cell>
          <table:table-cell office:value-type="float" office:value="3.10694" calcext:value-type="float">
            <text:p>3.10694</text:p>
          </table:table-cell>
          <table:table-cell office:value-type="float" office:value="0.592447" calcext:value-type="float">
            <text:p>0.592447</text:p>
          </table:table-cell>
          <table:table-cell office:value-type="float" office:value="0.387541" calcext:value-type="float">
            <text:p>0.38754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48605" calcext:value-type="float">
            <text:p>1.48605</text:p>
          </table:table-cell>
          <table:table-cell office:value-type="float" office:value="0.576659" calcext:value-type="float">
            <text:p>0.57665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.37854" calcext:value-type="float">
            <text:p>1.37854</text:p>
          </table:table-cell>
          <table:table-cell office:value-type="float" office:value="3.14658" calcext:value-type="float">
            <text:p>3.14658</text:p>
          </table:table-cell>
          <table:table-cell office:value-type="float" office:value="0.591459" calcext:value-type="float">
            <text:p>0.591459</text:p>
          </table:table-cell>
          <table:table-cell office:value-type="float" office:value="0.381851" calcext:value-type="float">
            <text:p>0.3818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4628" calcext:value-type="float">
            <text:p>1.4628</text:p>
          </table:table-cell>
          <table:table-cell office:value-type="float" office:value="0.580447" calcext:value-type="float">
            <text:p>0.58044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.37953" calcext:value-type="float">
            <text:p>1.37953</text:p>
          </table:table-cell>
          <table:table-cell office:value-type="float" office:value="3.3055" calcext:value-type="float">
            <text:p>3.3055</text:p>
          </table:table-cell>
          <table:table-cell office:value-type="float" office:value="0.592145" calcext:value-type="float">
            <text:p>0.592145</text:p>
          </table:table-cell>
          <table:table-cell office:value-type="float" office:value="0.372267" calcext:value-type="float">
            <text:p>0.3722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4516" calcext:value-type="float">
            <text:p>1.4516</text:p>
          </table:table-cell>
          <table:table-cell office:value-type="float" office:value="0.582569" calcext:value-type="float">
            <text:p>0.58256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.34047" calcext:value-type="float">
            <text:p>1.34047</text:p>
          </table:table-cell>
          <table:table-cell office:value-type="float" office:value="3.04457" calcext:value-type="float">
            <text:p>3.04457</text:p>
          </table:table-cell>
          <table:table-cell office:value-type="float" office:value="0.60423" calcext:value-type="float">
            <text:p>0.60423</text:p>
          </table:table-cell>
          <table:table-cell office:value-type="float" office:value="0.397125" calcext:value-type="float">
            <text:p>0.39712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46071" calcext:value-type="float">
            <text:p>1.46071</text:p>
          </table:table-cell>
          <table:table-cell office:value-type="float" office:value="0.57509" calcext:value-type="float">
            <text:p>0.5750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.3538" calcext:value-type="float">
            <text:p>1.3538</text:p>
          </table:table-cell>
          <table:table-cell office:value-type="float" office:value="3.02056" calcext:value-type="float">
            <text:p>3.02056</text:p>
          </table:table-cell>
          <table:table-cell office:value-type="float" office:value="0.595767" calcext:value-type="float">
            <text:p>0.595767</text:p>
          </table:table-cell>
          <table:table-cell office:value-type="float" office:value="0.401318" calcext:value-type="float">
            <text:p>0.4013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43006" calcext:value-type="float">
            <text:p>1.43006</text:p>
          </table:table-cell>
          <table:table-cell office:value-type="float" office:value="0.584671" calcext:value-type="float">
            <text:p>0.58467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.32957" calcext:value-type="float">
            <text:p>1.32957</text:p>
          </table:table-cell>
          <table:table-cell office:value-type="float" office:value="3.34143" calcext:value-type="float">
            <text:p>3.34143</text:p>
          </table:table-cell>
          <table:table-cell office:value-type="float" office:value="0.603776" calcext:value-type="float">
            <text:p>0.603776</text:p>
          </table:table-cell>
          <table:table-cell office:value-type="float" office:value="0.390836" calcext:value-type="float">
            <text:p>0.39083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44897" calcext:value-type="float">
            <text:p>1.44897</text:p>
          </table:table-cell>
          <table:table-cell office:value-type="float" office:value="0.5807" calcext:value-type="float">
            <text:p>0.580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.34185" calcext:value-type="float">
            <text:p>1.34185</text:p>
          </table:table-cell>
          <table:table-cell office:value-type="float" office:value="3.06336" calcext:value-type="float">
            <text:p>3.06336</text:p>
          </table:table-cell>
          <table:table-cell office:value-type="float" office:value="0.600453" calcext:value-type="float">
            <text:p>0.600453</text:p>
          </table:table-cell>
          <table:table-cell office:value-type="float" office:value="0.395028" calcext:value-type="float">
            <text:p>0.3950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42732" calcext:value-type="float">
            <text:p>1.42732</text:p>
          </table:table-cell>
          <table:table-cell office:value-type="float" office:value="0.586421" calcext:value-type="float">
            <text:p>0.58642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32565" calcext:value-type="float">
            <text:p>1.32565</text:p>
          </table:table-cell>
          <table:table-cell office:value-type="float" office:value="3.20451" calcext:value-type="float">
            <text:p>3.20451</text:p>
          </table:table-cell>
          <table:table-cell office:value-type="float" office:value="0.599471" calcext:value-type="float">
            <text:p>0.599471</text:p>
          </table:table-cell>
          <table:table-cell office:value-type="float" office:value="0.38844" calcext:value-type="float">
            <text:p>0.3884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41341" calcext:value-type="float">
            <text:p>1.41341</text:p>
          </table:table-cell>
          <table:table-cell office:value-type="float" office:value="0.588601" calcext:value-type="float">
            <text:p>0.58860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.30624" calcext:value-type="float">
            <text:p>1.30624</text:p>
          </table:table-cell>
          <table:table-cell office:value-type="float" office:value="3.10035" calcext:value-type="float">
            <text:p>3.10035</text:p>
          </table:table-cell>
          <table:table-cell office:value-type="float" office:value="0.612085" calcext:value-type="float">
            <text:p>0.612085</text:p>
          </table:table-cell>
          <table:table-cell office:value-type="float" office:value="0.390237" calcext:value-type="float">
            <text:p>0.39023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41479" calcext:value-type="float">
            <text:p>1.41479</text:p>
          </table:table-cell>
          <table:table-cell office:value-type="float" office:value="0.584077" calcext:value-type="float">
            <text:p>0.58407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.30722" calcext:value-type="float">
            <text:p>1.30722</text:p>
          </table:table-cell>
          <table:table-cell office:value-type="float" office:value="3.24343" calcext:value-type="float">
            <text:p>3.24343</text:p>
          </table:table-cell>
          <table:table-cell office:value-type="float" office:value="0.608308" calcext:value-type="float">
            <text:p>0.608308</text:p>
          </table:table-cell>
          <table:table-cell office:value-type="float" office:value="0.390536" calcext:value-type="float">
            <text:p>0.39053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40124" calcext:value-type="float">
            <text:p>1.40124</text:p>
          </table:table-cell>
          <table:table-cell office:value-type="float" office:value="0.58962" calcext:value-type="float">
            <text:p>0.5896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.30421" calcext:value-type="float">
            <text:p>1.30421</text:p>
          </table:table-cell>
          <table:table-cell office:value-type="float" office:value="3.07322" calcext:value-type="float">
            <text:p>3.07322</text:p>
          </table:table-cell>
          <table:table-cell office:value-type="float" office:value="0.608384" calcext:value-type="float">
            <text:p>0.608384</text:p>
          </table:table-cell>
          <table:table-cell office:value-type="float" office:value="0.374364" calcext:value-type="float">
            <text:p>0.3743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38234" calcext:value-type="float">
            <text:p>1.38234</text:p>
          </table:table-cell>
          <table:table-cell office:value-type="float" office:value="0.594692" calcext:value-type="float">
            <text:p>0.59469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.28094" calcext:value-type="float">
            <text:p>1.28094</text:p>
          </table:table-cell>
          <table:table-cell office:value-type="float" office:value="3.1238" calcext:value-type="float">
            <text:p>3.1238</text:p>
          </table:table-cell>
          <table:table-cell office:value-type="float" office:value="0.612396" calcext:value-type="float">
            <text:p>0.612396</text:p>
          </table:table-cell>
          <table:table-cell office:value-type="float" office:value="0.390536" calcext:value-type="float">
            <text:p>0.39053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39526" calcext:value-type="float">
            <text:p>1.39526</text:p>
          </table:table-cell>
          <table:table-cell office:value-type="float" office:value="0.596258" calcext:value-type="float">
            <text:p>0.59625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.28005" calcext:value-type="float">
            <text:p>1.28005</text:p>
          </table:table-cell>
          <table:table-cell office:value-type="float" office:value="3.30041" calcext:value-type="float">
            <text:p>3.30041</text:p>
          </table:table-cell>
          <table:table-cell office:value-type="float" office:value="0.614124" calcext:value-type="float">
            <text:p>0.614124</text:p>
          </table:table-cell>
          <table:table-cell office:value-type="float" office:value="0.392034" calcext:value-type="float">
            <text:p>0.3920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37263" calcext:value-type="float">
            <text:p>1.37263</text:p>
          </table:table-cell>
          <table:table-cell office:value-type="float" office:value="0.601448" calcext:value-type="float">
            <text:p>0.60144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.27164" calcext:value-type="float">
            <text:p>1.27164</text:p>
          </table:table-cell>
          <table:table-cell office:value-type="float" office:value="3.19994" calcext:value-type="float">
            <text:p>3.19994</text:p>
          </table:table-cell>
          <table:table-cell office:value-type="float" office:value="0.61994" calcext:value-type="float">
            <text:p>0.61994</text:p>
          </table:table-cell>
          <table:table-cell office:value-type="float" office:value="0.391135" calcext:value-type="float">
            <text:p>0.39113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37497" calcext:value-type="float">
            <text:p>1.37497</text:p>
          </table:table-cell>
          <table:table-cell office:value-type="float" office:value="0.595899" calcext:value-type="float">
            <text:p>0.59589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.27355" calcext:value-type="float">
            <text:p>1.27355</text:p>
          </table:table-cell>
          <table:table-cell office:value-type="float" office:value="3.27174" calcext:value-type="float">
            <text:p>3.27174</text:p>
          </table:table-cell>
          <table:table-cell office:value-type="float" office:value="0.616251" calcext:value-type="float">
            <text:p>0.616251</text:p>
          </table:table-cell>
          <table:table-cell office:value-type="float" office:value="0.378257" calcext:value-type="float">
            <text:p>0.37825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34843" calcext:value-type="float">
            <text:p>1.34843</text:p>
          </table:table-cell>
          <table:table-cell office:value-type="float" office:value="0.602414" calcext:value-type="float">
            <text:p>0.60241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.2515" calcext:value-type="float">
            <text:p>1.2515</text:p>
          </table:table-cell>
          <table:table-cell office:value-type="float" office:value="3.24787" calcext:value-type="float">
            <text:p>3.24787</text:p>
          </table:table-cell>
          <table:table-cell office:value-type="float" office:value="0.624245" calcext:value-type="float">
            <text:p>0.624245</text:p>
          </table:table-cell>
          <table:table-cell office:value-type="float" office:value="0.402216" calcext:value-type="float">
            <text:p>0.40221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36529" calcext:value-type="float">
            <text:p>1.36529</text:p>
          </table:table-cell>
          <table:table-cell office:value-type="float" office:value="0.597949" calcext:value-type="float">
            <text:p>0.59794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.25446" calcext:value-type="float">
            <text:p>1.25446</text:p>
          </table:table-cell>
          <table:table-cell office:value-type="float" office:value="3.12645" calcext:value-type="float">
            <text:p>3.12645</text:p>
          </table:table-cell>
          <table:table-cell office:value-type="float" office:value="0.622734" calcext:value-type="float">
            <text:p>0.622734</text:p>
          </table:table-cell>
          <table:table-cell office:value-type="float" office:value="0.386942" calcext:value-type="float">
            <text:p>0.3869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34379" calcext:value-type="float">
            <text:p>1.34379</text:p>
          </table:table-cell>
          <table:table-cell office:value-type="float" office:value="0.608811" calcext:value-type="float">
            <text:p>0.60881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.2337" calcext:value-type="float">
            <text:p>1.2337</text:p>
          </table:table-cell>
          <table:table-cell office:value-type="float" office:value="3.27362" calcext:value-type="float">
            <text:p>3.27362</text:p>
          </table:table-cell>
          <table:table-cell office:value-type="float" office:value="0.623734" calcext:value-type="float">
            <text:p>0.623734</text:p>
          </table:table-cell>
          <table:table-cell office:value-type="float" office:value="0.391435" calcext:value-type="float">
            <text:p>0.39143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33464" calcext:value-type="float">
            <text:p>1.33464</text:p>
          </table:table-cell>
          <table:table-cell office:value-type="float" office:value="0.606273" calcext:value-type="float">
            <text:p>0.60627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.25615" calcext:value-type="float">
            <text:p>1.25615</text:p>
          </table:table-cell>
          <table:table-cell office:value-type="float" office:value="3.14267" calcext:value-type="float">
            <text:p>3.14267</text:p>
          </table:table-cell>
          <table:table-cell office:value-type="float" office:value="0.617825" calcext:value-type="float">
            <text:p>0.617825</text:p>
          </table:table-cell>
          <table:table-cell office:value-type="float" office:value="0.404013" calcext:value-type="float">
            <text:p>0.4040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3267" calcext:value-type="float">
            <text:p>1.3267</text:p>
          </table:table-cell>
          <table:table-cell office:value-type="float" office:value="0.612364" calcext:value-type="float">
            <text:p>0.61236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.22986" calcext:value-type="float">
            <text:p>1.22986</text:p>
          </table:table-cell>
          <table:table-cell office:value-type="float" office:value="3.25053" calcext:value-type="float">
            <text:p>3.25053</text:p>
          </table:table-cell>
          <table:table-cell office:value-type="float" office:value="0.631118" calcext:value-type="float">
            <text:p>0.631118</text:p>
          </table:table-cell>
          <table:table-cell office:value-type="float" office:value="0.394729" calcext:value-type="float">
            <text:p>0.39472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33411" calcext:value-type="float">
            <text:p>1.33411</text:p>
          </table:table-cell>
          <table:table-cell office:value-type="float" office:value="0.606639" calcext:value-type="float">
            <text:p>0.60663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.19238" calcext:value-type="float">
            <text:p>1.19238</text:p>
          </table:table-cell>
          <table:table-cell office:value-type="float" office:value="3.27426" calcext:value-type="float">
            <text:p>3.27426</text:p>
          </table:table-cell>
          <table:table-cell office:value-type="float" office:value="0.637764" calcext:value-type="float">
            <text:p>0.637764</text:p>
          </table:table-cell>
          <table:table-cell office:value-type="float" office:value="0.400719" calcext:value-type="float">
            <text:p>0.40071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31326" calcext:value-type="float">
            <text:p>1.31326</text:p>
          </table:table-cell>
          <table:table-cell office:value-type="float" office:value="0.613691" calcext:value-type="float">
            <text:p>0.61369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.22273" calcext:value-type="float">
            <text:p>1.22273</text:p>
          </table:table-cell>
          <table:table-cell office:value-type="float" office:value="3.27845" calcext:value-type="float">
            <text:p>3.27845</text:p>
          </table:table-cell>
          <table:table-cell office:value-type="float" office:value="0.62585" calcext:value-type="float">
            <text:p>0.62585</text:p>
          </table:table-cell>
          <table:table-cell office:value-type="float" office:value="0.377059" calcext:value-type="float">
            <text:p>0.37705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31133" calcext:value-type="float">
            <text:p>1.31133</text:p>
          </table:table-cell>
          <table:table-cell office:value-type="float" office:value="0.614062" calcext:value-type="float">
            <text:p>0.61406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.22787" calcext:value-type="float">
            <text:p>1.22787</text:p>
          </table:table-cell>
          <table:table-cell office:value-type="float" office:value="3.32323" calcext:value-type="float">
            <text:p>3.32323</text:p>
          </table:table-cell>
          <table:table-cell office:value-type="float" office:value="0.62568" calcext:value-type="float">
            <text:p>0.62568</text:p>
          </table:table-cell>
          <table:table-cell office:value-type="float" office:value="0.383648" calcext:value-type="float">
            <text:p>0.38364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3184" calcext:value-type="float">
            <text:p>1.3184</text:p>
          </table:table-cell>
          <table:table-cell office:value-type="float" office:value="0.608745" calcext:value-type="float">
            <text:p>0.60874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.21019" calcext:value-type="float">
            <text:p>1.21019</text:p>
          </table:table-cell>
          <table:table-cell office:value-type="float" office:value="3.29107" calcext:value-type="float">
            <text:p>3.29107</text:p>
          </table:table-cell>
          <table:table-cell office:value-type="float" office:value="0.63074" calcext:value-type="float">
            <text:p>0.63074</text:p>
          </table:table-cell>
          <table:table-cell office:value-type="float" office:value="0.386343" calcext:value-type="float">
            <text:p>0.38634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2743" calcext:value-type="float">
            <text:p>1.2743</text:p>
          </table:table-cell>
          <table:table-cell office:value-type="float" office:value="0.623764" calcext:value-type="float">
            <text:p>0.62376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.20714" calcext:value-type="float">
            <text:p>1.20714</text:p>
          </table:table-cell>
          <table:table-cell office:value-type="float" office:value="3.21363" calcext:value-type="float">
            <text:p>3.21363</text:p>
          </table:table-cell>
          <table:table-cell office:value-type="float" office:value="0.629554" calcext:value-type="float">
            <text:p>0.629554</text:p>
          </table:table-cell>
          <table:table-cell office:value-type="float" office:value="0.405211" calcext:value-type="float">
            <text:p>0.40521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29234" calcext:value-type="float">
            <text:p>1.29234</text:p>
          </table:table-cell>
          <table:table-cell office:value-type="float" office:value="0.615208" calcext:value-type="float">
            <text:p>0.61520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.19531" calcext:value-type="float">
            <text:p>1.19531</text:p>
          </table:table-cell>
          <table:table-cell office:value-type="float" office:value="3.21394" calcext:value-type="float">
            <text:p>3.21394</text:p>
          </table:table-cell>
          <table:table-cell office:value-type="float" office:value="0.633384" calcext:value-type="float">
            <text:p>0.633384</text:p>
          </table:table-cell>
          <table:table-cell office:value-type="float" office:value="0.386643" calcext:value-type="float">
            <text:p>0.38664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29679" calcext:value-type="float">
            <text:p>1.29679</text:p>
          </table:table-cell>
          <table:table-cell office:value-type="float" office:value="0.61544" calcext:value-type="float">
            <text:p>0.6154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.1733" calcext:value-type="float">
            <text:p>1.1733</text:p>
          </table:table-cell>
          <table:table-cell office:value-type="float" office:value="3.5227" calcext:value-type="float">
            <text:p>3.5227</text:p>
          </table:table-cell>
          <table:table-cell office:value-type="float" office:value="0.640559" calcext:value-type="float">
            <text:p>0.640559</text:p>
          </table:table-cell>
          <table:table-cell office:value-type="float" office:value="0.384846" calcext:value-type="float">
            <text:p>0.38484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28157" calcext:value-type="float">
            <text:p>1.28157</text:p>
          </table:table-cell>
          <table:table-cell office:value-type="float" office:value="0.619191" calcext:value-type="float">
            <text:p>0.61919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20048" calcext:value-type="float">
            <text:p>1.20048</text:p>
          </table:table-cell>
          <table:table-cell office:value-type="float" office:value="3.42719" calcext:value-type="float">
            <text:p>3.42719</text:p>
          </table:table-cell>
          <table:table-cell office:value-type="float" office:value="0.641875" calcext:value-type="float">
            <text:p>0.641875</text:p>
          </table:table-cell>
          <table:table-cell office:value-type="float" office:value="0.389039" calcext:value-type="float">
            <text:p>0.38903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27346" calcext:value-type="float">
            <text:p>1.27346</text:p>
          </table:table-cell>
          <table:table-cell office:value-type="float" office:value="0.617913" calcext:value-type="float">
            <text:p>0.61791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.18065" calcext:value-type="float">
            <text:p>1.18065</text:p>
          </table:table-cell>
          <table:table-cell office:value-type="float" office:value="3.34822" calcext:value-type="float">
            <text:p>3.34822</text:p>
          </table:table-cell>
          <table:table-cell office:value-type="float" office:value="0.639048" calcext:value-type="float">
            <text:p>0.639048</text:p>
          </table:table-cell>
          <table:table-cell office:value-type="float" office:value="0.378856" calcext:value-type="float">
            <text:p>0.37885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28665" calcext:value-type="float">
            <text:p>1.28665</text:p>
          </table:table-cell>
          <table:table-cell office:value-type="float" office:value="0.617431" calcext:value-type="float">
            <text:p>0.61743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.18881" calcext:value-type="float">
            <text:p>1.18881</text:p>
          </table:table-cell>
          <table:table-cell office:value-type="float" office:value="3.36893" calcext:value-type="float">
            <text:p>3.36893</text:p>
          </table:table-cell>
          <table:table-cell office:value-type="float" office:value="0.637991" calcext:value-type="float">
            <text:p>0.637991</text:p>
          </table:table-cell>
          <table:table-cell office:value-type="float" office:value="0.398323" calcext:value-type="float">
            <text:p>0.39832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2762" calcext:value-type="float">
            <text:p>1.2762</text:p>
          </table:table-cell>
          <table:table-cell office:value-type="float" office:value="0.61889" calcext:value-type="float">
            <text:p>0.6188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.16744" calcext:value-type="float">
            <text:p>1.16744</text:p>
          </table:table-cell>
          <table:table-cell office:value-type="float" office:value="3.41943" calcext:value-type="float">
            <text:p>3.41943</text:p>
          </table:table-cell>
          <table:table-cell office:value-type="float" office:value="0.640483" calcext:value-type="float">
            <text:p>0.640483</text:p>
          </table:table-cell>
          <table:table-cell office:value-type="float" office:value="0.391135" calcext:value-type="float">
            <text:p>0.39113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26467" calcext:value-type="float">
            <text:p>1.26467</text:p>
          </table:table-cell>
          <table:table-cell office:value-type="float" office:value="0.626357" calcext:value-type="float">
            <text:p>0.62635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.16671" calcext:value-type="float">
            <text:p>1.16671</text:p>
          </table:table-cell>
          <table:table-cell office:value-type="float" office:value="3.35935" calcext:value-type="float">
            <text:p>3.35935</text:p>
          </table:table-cell>
          <table:table-cell office:value-type="float" office:value="0.641194" calcext:value-type="float">
            <text:p>0.641194</text:p>
          </table:table-cell>
          <table:table-cell office:value-type="float" office:value="0.403115" calcext:value-type="float">
            <text:p>0.40311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26628" calcext:value-type="float">
            <text:p>1.26628</text:p>
          </table:table-cell>
          <table:table-cell office:value-type="float" office:value="0.620338" calcext:value-type="float">
            <text:p>0.62033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.16053" calcext:value-type="float">
            <text:p>1.16053</text:p>
          </table:table-cell>
          <table:table-cell office:value-type="float" office:value="3.58036" calcext:value-type="float">
            <text:p>3.58036</text:p>
          </table:table-cell>
          <table:table-cell office:value-type="float" office:value="0.650604" calcext:value-type="float">
            <text:p>0.650604</text:p>
          </table:table-cell>
          <table:table-cell office:value-type="float" office:value="0.391734" calcext:value-type="float">
            <text:p>0.39173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24815" calcext:value-type="float">
            <text:p>1.24815</text:p>
          </table:table-cell>
          <table:table-cell office:value-type="float" office:value="0.627684" calcext:value-type="float">
            <text:p>0.62768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.15771" calcext:value-type="float">
            <text:p>1.15771</text:p>
          </table:table-cell>
          <table:table-cell office:value-type="float" office:value="3.42775" calcext:value-type="float">
            <text:p>3.42775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39413" calcext:value-type="float">
            <text:p>0.3941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25146" calcext:value-type="float">
            <text:p>1.25146</text:p>
          </table:table-cell>
          <table:table-cell office:value-type="float" office:value="0.629614" calcext:value-type="float">
            <text:p>0.62961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.12789" calcext:value-type="float">
            <text:p>1.12789</text:p>
          </table:table-cell>
          <table:table-cell office:value-type="float" office:value="3.60179" calcext:value-type="float">
            <text:p>3.60179</text:p>
          </table:table-cell>
          <table:table-cell office:value-type="float" office:value="0.65359" calcext:value-type="float">
            <text:p>0.65359</text:p>
          </table:table-cell>
          <table:table-cell office:value-type="float" office:value="0.386044" calcext:value-type="float">
            <text:p>0.38604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23934" calcext:value-type="float">
            <text:p>1.23934</text:p>
          </table:table-cell>
          <table:table-cell office:value-type="float" office:value="0.628968" calcext:value-type="float">
            <text:p>0.62896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.14952" calcext:value-type="float">
            <text:p>1.14952</text:p>
          </table:table-cell>
          <table:table-cell office:value-type="float" office:value="3.6236" calcext:value-type="float">
            <text:p>3.6236</text:p>
          </table:table-cell>
          <table:table-cell office:value-type="float" office:value="0.649471" calcext:value-type="float">
            <text:p>0.649471</text:p>
          </table:table-cell>
          <table:table-cell office:value-type="float" office:value="0.405511" calcext:value-type="float">
            <text:p>0.40551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23043" calcext:value-type="float">
            <text:p>1.23043</text:p>
          </table:table-cell>
          <table:table-cell office:value-type="float" office:value="0.632268" calcext:value-type="float">
            <text:p>0.63226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.14316" calcext:value-type="float">
            <text:p>1.14316</text:p>
          </table:table-cell>
          <table:table-cell office:value-type="float" office:value="3.35596" calcext:value-type="float">
            <text:p>3.35596</text:p>
          </table:table-cell>
          <table:table-cell office:value-type="float" office:value="0.647659" calcext:value-type="float">
            <text:p>0.647659</text:p>
          </table:table-cell>
          <table:table-cell office:value-type="float" office:value="0.401617" calcext:value-type="float">
            <text:p>0.4016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22143" calcext:value-type="float">
            <text:p>1.22143</text:p>
          </table:table-cell>
          <table:table-cell office:value-type="float" office:value="0.634158" calcext:value-type="float">
            <text:p>0.63415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.1405" calcext:value-type="float">
            <text:p>1.1405</text:p>
          </table:table-cell>
          <table:table-cell office:value-type="float" office:value="3.56153" calcext:value-type="float">
            <text:p>3.56153</text:p>
          </table:table-cell>
          <table:table-cell office:value-type="float" office:value="0.650945" calcext:value-type="float">
            <text:p>0.650945</text:p>
          </table:table-cell>
          <table:table-cell office:value-type="float" office:value="0.399521" calcext:value-type="float">
            <text:p>0.39952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22121" calcext:value-type="float">
            <text:p>1.22121</text:p>
          </table:table-cell>
          <table:table-cell office:value-type="float" office:value="0.63468" calcext:value-type="float">
            <text:p>0.6346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.1503" calcext:value-type="float">
            <text:p>1.1503</text:p>
          </table:table-cell>
          <table:table-cell office:value-type="float" office:value="3.49082" calcext:value-type="float">
            <text:p>3.49082</text:p>
          </table:table-cell>
          <table:table-cell office:value-type="float" office:value="0.648414" calcext:value-type="float">
            <text:p>0.648414</text:p>
          </table:table-cell>
          <table:table-cell office:value-type="float" office:value="0.401318" calcext:value-type="float">
            <text:p>0.4013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21573" calcext:value-type="float">
            <text:p>1.21573</text:p>
          </table:table-cell>
          <table:table-cell office:value-type="float" office:value="0.636369" calcext:value-type="float">
            <text:p>0.636369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.11938" calcext:value-type="float">
            <text:p>1.11938</text:p>
          </table:table-cell>
          <table:table-cell office:value-type="float" office:value="3.49056" calcext:value-type="float">
            <text:p>3.49056</text:p>
          </table:table-cell>
          <table:table-cell office:value-type="float" office:value="0.657553" calcext:value-type="float">
            <text:p>0.657553</text:p>
          </table:table-cell>
          <table:table-cell office:value-type="float" office:value="0.389638" calcext:value-type="float">
            <text:p>0.38963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19592" calcext:value-type="float">
            <text:p>1.19592</text:p>
          </table:table-cell>
          <table:table-cell office:value-type="float" office:value="0.636029" calcext:value-type="float">
            <text:p>0.63602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.12277" calcext:value-type="float">
            <text:p>1.12277</text:p>
          </table:table-cell>
          <table:table-cell office:value-type="float" office:value="3.46721" calcext:value-type="float">
            <text:p>3.46721</text:p>
          </table:table-cell>
          <table:table-cell office:value-type="float" office:value="0.656949" calcext:value-type="float">
            <text:p>0.656949</text:p>
          </table:table-cell>
          <table:table-cell office:value-type="float" office:value="0.38844" calcext:value-type="float">
            <text:p>0.3884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20773" calcext:value-type="float">
            <text:p>1.20773</text:p>
          </table:table-cell>
          <table:table-cell office:value-type="float" office:value="0.642099" calcext:value-type="float">
            <text:p>0.64209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.13237" calcext:value-type="float">
            <text:p>1.13237</text:p>
          </table:table-cell>
          <table:table-cell office:value-type="float" office:value="3.39493" calcext:value-type="float">
            <text:p>3.39493</text:p>
          </table:table-cell>
          <table:table-cell office:value-type="float" office:value="0.649131" calcext:value-type="float">
            <text:p>0.649131</text:p>
          </table:table-cell>
          <table:table-cell office:value-type="float" office:value="0.392333" calcext:value-type="float">
            <text:p>0.3923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2123" calcext:value-type="float">
            <text:p>1.2123</text:p>
          </table:table-cell>
          <table:table-cell office:value-type="float" office:value="0.636512" calcext:value-type="float">
            <text:p>0.63651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.10265" calcext:value-type="float">
            <text:p>1.10265</text:p>
          </table:table-cell>
          <table:table-cell office:value-type="float" office:value="3.73032" calcext:value-type="float">
            <text:p>3.73032</text:p>
          </table:table-cell>
          <table:table-cell office:value-type="float" office:value="0.654154" calcext:value-type="float">
            <text:p>0.654154</text:p>
          </table:table-cell>
          <table:table-cell office:value-type="float" office:value="0.391435" calcext:value-type="float">
            <text:p>0.39143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19909" calcext:value-type="float">
            <text:p>1.19909</text:p>
          </table:table-cell>
          <table:table-cell office:value-type="float" office:value="0.632388" calcext:value-type="float">
            <text:p>0.63238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.10128" calcext:value-type="float">
            <text:p>1.10128</text:p>
          </table:table-cell>
          <table:table-cell office:value-type="float" office:value="3.45692" calcext:value-type="float">
            <text:p>3.45692</text:p>
          </table:table-cell>
          <table:table-cell office:value-type="float" office:value="0.65861" calcext:value-type="float">
            <text:p>0.65861</text:p>
          </table:table-cell>
          <table:table-cell office:value-type="float" office:value="0.389338" calcext:value-type="float">
            <text:p>0.38933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19306" calcext:value-type="float">
            <text:p>1.19306</text:p>
          </table:table-cell>
          <table:table-cell office:value-type="float" office:value="0.640109" calcext:value-type="float">
            <text:p>0.64010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.12801" calcext:value-type="float">
            <text:p>1.12801</text:p>
          </table:table-cell>
          <table:table-cell office:value-type="float" office:value="3.48428" calcext:value-type="float">
            <text:p>3.48428</text:p>
          </table:table-cell>
          <table:table-cell office:value-type="float" office:value="0.653288" calcext:value-type="float">
            <text:p>0.653288</text:p>
          </table:table-cell>
          <table:table-cell office:value-type="float" office:value="0.38245" calcext:value-type="float">
            <text:p>0.3824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18189" calcext:value-type="float">
            <text:p>1.18189</text:p>
          </table:table-cell>
          <table:table-cell office:value-type="float" office:value="0.638926" calcext:value-type="float">
            <text:p>0.638926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.09966" calcext:value-type="float">
            <text:p>1.09966</text:p>
          </table:table-cell>
          <table:table-cell office:value-type="float" office:value="3.54116" calcext:value-type="float">
            <text:p>3.54116</text:p>
          </table:table-cell>
          <table:table-cell office:value-type="float" office:value="0.658686" calcext:value-type="float">
            <text:p>0.658686</text:p>
          </table:table-cell>
          <table:table-cell office:value-type="float" office:value="0.384846" calcext:value-type="float">
            <text:p>0.38484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17991" calcext:value-type="float">
            <text:p>1.17991</text:p>
          </table:table-cell>
          <table:table-cell office:value-type="float" office:value="0.644692" calcext:value-type="float">
            <text:p>0.64469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.10485" calcext:value-type="float">
            <text:p>1.10485</text:p>
          </table:table-cell>
          <table:table-cell office:value-type="float" office:value="3.82606" calcext:value-type="float">
            <text:p>3.82606</text:p>
          </table:table-cell>
          <table:table-cell office:value-type="float" office:value="0.660801" calcext:value-type="float">
            <text:p>0.660801</text:p>
          </table:table-cell>
          <table:table-cell office:value-type="float" office:value="0.379754" calcext:value-type="float">
            <text:p>0.3797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20083" calcext:value-type="float">
            <text:p>1.20083</text:p>
          </table:table-cell>
          <table:table-cell office:value-type="float" office:value="0.638141" calcext:value-type="float">
            <text:p>0.6381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.08962" calcext:value-type="float">
            <text:p>1.08962</text:p>
          </table:table-cell>
          <table:table-cell office:value-type="float" office:value="3.69721" calcext:value-type="float">
            <text:p>3.69721</text:p>
          </table:table-cell>
          <table:table-cell office:value-type="float" office:value="0.660771" calcext:value-type="float">
            <text:p>0.660771</text:p>
          </table:table-cell>
          <table:table-cell office:value-type="float" office:value="0.387541" calcext:value-type="float">
            <text:p>0.38754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2056" calcext:value-type="float">
            <text:p>1.2056</text:p>
          </table:table-cell>
          <table:table-cell office:value-type="float" office:value="0.638842" calcext:value-type="float">
            <text:p>0.63884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.08801" calcext:value-type="float">
            <text:p>1.08801</text:p>
          </table:table-cell>
          <table:table-cell office:value-type="float" office:value="3.76421" calcext:value-type="float">
            <text:p>3.76421</text:p>
          </table:table-cell>
          <table:table-cell office:value-type="float" office:value="0.665559" calcext:value-type="float">
            <text:p>0.665559</text:p>
          </table:table-cell>
          <table:table-cell office:value-type="float" office:value="0.391135" calcext:value-type="float">
            <text:p>0.39113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18659" calcext:value-type="float">
            <text:p>1.18659</text:p>
          </table:table-cell>
          <table:table-cell office:value-type="float" office:value="0.639988" calcext:value-type="float">
            <text:p>0.639988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.09574" calcext:value-type="float">
            <text:p>1.09574</text:p>
          </table:table-cell>
          <table:table-cell office:value-type="float" office:value="3.73989" calcext:value-type="float">
            <text:p>3.73989</text:p>
          </table:table-cell>
          <table:table-cell office:value-type="float" office:value="0.657553" calcext:value-type="float">
            <text:p>0.657553</text:p>
          </table:table-cell>
          <table:table-cell office:value-type="float" office:value="0.38844" calcext:value-type="float">
            <text:p>0.3884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1657" calcext:value-type="float">
            <text:p>1.1657</text:p>
          </table:table-cell>
          <table:table-cell office:value-type="float" office:value="0.647978" calcext:value-type="float">
            <text:p>0.64797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.10217" calcext:value-type="float">
            <text:p>1.10217</text:p>
          </table:table-cell>
          <table:table-cell office:value-type="float" office:value="3.51324" calcext:value-type="float">
            <text:p>3.51324</text:p>
          </table:table-cell>
          <table:table-cell office:value-type="float" office:value="0.655816" calcext:value-type="float">
            <text:p>0.655816</text:p>
          </table:table-cell>
          <table:table-cell office:value-type="float" office:value="0.383348" calcext:value-type="float">
            <text:p>0.38334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17031" calcext:value-type="float">
            <text:p>1.17031</text:p>
          </table:table-cell>
          <table:table-cell office:value-type="float" office:value="0.644873" calcext:value-type="float">
            <text:p>0.64487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.0761" calcext:value-type="float">
            <text:p>1.0761</text:p>
          </table:table-cell>
          <table:table-cell office:value-type="float" office:value="3.64613" calcext:value-type="float">
            <text:p>3.64613</text:p>
          </table:table-cell>
          <table:table-cell office:value-type="float" office:value="0.668556" calcext:value-type="float">
            <text:p>0.668556</text:p>
          </table:table-cell>
          <table:table-cell office:value-type="float" office:value="0.39413" calcext:value-type="float">
            <text:p>0.3941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1774" calcext:value-type="float">
            <text:p>1.1774</text:p>
          </table:table-cell>
          <table:table-cell office:value-type="float" office:value="0.647254" calcext:value-type="float">
            <text:p>0.64725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.06685" calcext:value-type="float">
            <text:p>1.06685</text:p>
          </table:table-cell>
          <table:table-cell office:value-type="float" office:value="3.66902" calcext:value-type="float">
            <text:p>3.66902</text:p>
          </table:table-cell>
          <table:table-cell office:value-type="float" office:value="0.664804" calcext:value-type="float">
            <text:p>0.664804</text:p>
          </table:table-cell>
          <table:table-cell office:value-type="float" office:value="0.386942" calcext:value-type="float">
            <text:p>0.38694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16258" calcext:value-type="float">
            <text:p>1.16258</text:p>
          </table:table-cell>
          <table:table-cell office:value-type="float" office:value="0.649578" calcext:value-type="float">
            <text:p>0.649578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.06799" calcext:value-type="float">
            <text:p>1.06799</text:p>
          </table:table-cell>
          <table:table-cell office:value-type="float" office:value="3.7025" calcext:value-type="float">
            <text:p>3.7025</text:p>
          </table:table-cell>
          <table:table-cell office:value-type="float" office:value="0.669411" calcext:value-type="float">
            <text:p>0.669411</text:p>
          </table:table-cell>
          <table:table-cell office:value-type="float" office:value="0.395627" calcext:value-type="float">
            <text:p>0.39562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1429" calcext:value-type="float">
            <text:p>1.1429</text:p>
          </table:table-cell>
          <table:table-cell office:value-type="float" office:value="0.652352" calcext:value-type="float">
            <text:p>0.652352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.05474" calcext:value-type="float">
            <text:p>1.05474</text:p>
          </table:table-cell>
          <table:table-cell office:value-type="float" office:value="3.76348" calcext:value-type="float">
            <text:p>3.76348</text:p>
          </table:table-cell>
          <table:table-cell office:value-type="float" office:value="0.666742" calcext:value-type="float">
            <text:p>0.666742</text:p>
          </table:table-cell>
          <table:table-cell office:value-type="float" office:value="0.404013" calcext:value-type="float">
            <text:p>0.40401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15724" calcext:value-type="float">
            <text:p>1.15724</text:p>
          </table:table-cell>
          <table:table-cell office:value-type="float" office:value="0.651841" calcext:value-type="float">
            <text:p>0.651841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.0585" calcext:value-type="float">
            <text:p>1.0585</text:p>
          </table:table-cell>
          <table:table-cell office:value-type="float" office:value="3.80761" calcext:value-type="float">
            <text:p>3.80761</text:p>
          </table:table-cell>
          <table:table-cell office:value-type="float" office:value="0.669713" calcext:value-type="float">
            <text:p>0.669713</text:p>
          </table:table-cell>
          <table:table-cell office:value-type="float" office:value="0.392034" calcext:value-type="float">
            <text:p>0.39203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16815" calcext:value-type="float">
            <text:p>1.16815</text:p>
          </table:table-cell>
          <table:table-cell office:value-type="float" office:value="0.645356" calcext:value-type="float">
            <text:p>0.645356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.06404" calcext:value-type="float">
            <text:p>1.06404</text:p>
          </table:table-cell>
          <table:table-cell office:value-type="float" office:value="3.57109" calcext:value-type="float">
            <text:p>3.57109</text:p>
          </table:table-cell>
          <table:table-cell office:value-type="float" office:value="0.668353" calcext:value-type="float">
            <text:p>0.668353</text:p>
          </table:table-cell>
          <table:table-cell office:value-type="float" office:value="0.399221" calcext:value-type="float">
            <text:p>0.39922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14882" calcext:value-type="float">
            <text:p>1.14882</text:p>
          </table:table-cell>
          <table:table-cell office:value-type="float" office:value="0.647737" calcext:value-type="float">
            <text:p>0.6477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.04812" calcext:value-type="float">
            <text:p>1.04812</text:p>
          </table:table-cell>
          <table:table-cell office:value-type="float" office:value="3.80176" calcext:value-type="float">
            <text:p>3.80176</text:p>
          </table:table-cell>
          <table:table-cell office:value-type="float" office:value="0.675813" calcext:value-type="float">
            <text:p>0.675813</text:p>
          </table:table-cell>
          <table:table-cell office:value-type="float" office:value="0.374364" calcext:value-type="float">
            <text:p>0.37436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13044" calcext:value-type="float">
            <text:p>1.13044</text:p>
          </table:table-cell>
          <table:table-cell office:value-type="float" office:value="0.656936" calcext:value-type="float">
            <text:p>0.656936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.07995" calcext:value-type="float">
            <text:p>1.07995</text:p>
          </table:table-cell>
          <table:table-cell office:value-type="float" office:value="3.85456" calcext:value-type="float">
            <text:p>3.85456</text:p>
          </table:table-cell>
          <table:table-cell office:value-type="float" office:value="0.661858" calcext:value-type="float">
            <text:p>0.661858</text:p>
          </table:table-cell>
          <table:table-cell office:value-type="float" office:value="0.380353" calcext:value-type="float">
            <text:p>0.38035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13914" calcext:value-type="float">
            <text:p>1.13914</text:p>
          </table:table-cell>
          <table:table-cell office:value-type="float" office:value="0.654885" calcext:value-type="float">
            <text:p>0.65488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.04843" calcext:value-type="float">
            <text:p>1.04843</text:p>
          </table:table-cell>
          <table:table-cell office:value-type="float" office:value="3.93371" calcext:value-type="float">
            <text:p>3.93371</text:p>
          </table:table-cell>
          <table:table-cell office:value-type="float" office:value="0.677795" calcext:value-type="float">
            <text:p>0.677795</text:p>
          </table:table-cell>
          <table:table-cell office:value-type="float" office:value="0.389638" calcext:value-type="float">
            <text:p>0.38963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1557" calcext:value-type="float">
            <text:p>1.1557</text:p>
          </table:table-cell>
          <table:table-cell office:value-type="float" office:value="0.649306" calcext:value-type="float">
            <text:p>0.64930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.04206" calcext:value-type="float">
            <text:p>1.04206</text:p>
          </table:table-cell>
          <table:table-cell office:value-type="float" office:value="3.73947" calcext:value-type="float">
            <text:p>3.73947</text:p>
          </table:table-cell>
          <table:table-cell office:value-type="float" office:value="0.675831" calcext:value-type="float">
            <text:p>0.675831</text:p>
          </table:table-cell>
          <table:table-cell office:value-type="float" office:value="0.395328" calcext:value-type="float">
            <text:p>0.39532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12684" calcext:value-type="float">
            <text:p>1.12684</text:p>
          </table:table-cell>
          <table:table-cell office:value-type="float" office:value="0.66158" calcext:value-type="float">
            <text:p>0.66158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.04528" calcext:value-type="float">
            <text:p>1.04528</text:p>
          </table:table-cell>
          <table:table-cell office:value-type="float" office:value="3.97026" calcext:value-type="float">
            <text:p>3.97026</text:p>
          </table:table-cell>
          <table:table-cell office:value-type="float" office:value="0.675888" calcext:value-type="float">
            <text:p>0.675888</text:p>
          </table:table-cell>
          <table:table-cell office:value-type="float" office:value="0.391435" calcext:value-type="float">
            <text:p>0.39143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14107" calcext:value-type="float">
            <text:p>1.14107</text:p>
          </table:table-cell>
          <table:table-cell office:value-type="float" office:value="0.653591" calcext:value-type="float">
            <text:p>0.65359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.04243" calcext:value-type="float">
            <text:p>1.04243</text:p>
          </table:table-cell>
          <table:table-cell office:value-type="float" office:value="3.80754" calcext:value-type="float">
            <text:p>3.80754</text:p>
          </table:table-cell>
          <table:table-cell office:value-type="float" office:value="0.676813" calcext:value-type="float">
            <text:p>0.676813</text:p>
          </table:table-cell>
          <table:table-cell office:value-type="float" office:value="0.399221" calcext:value-type="float">
            <text:p>0.39922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12947" calcext:value-type="float">
            <text:p>1.12947</text:p>
          </table:table-cell>
          <table:table-cell office:value-type="float" office:value="0.662545" calcext:value-type="float">
            <text:p>0.662545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.02862" calcext:value-type="float">
            <text:p>1.02862</text:p>
          </table:table-cell>
          <table:table-cell office:value-type="float" office:value="3.89723" calcext:value-type="float">
            <text:p>3.89723</text:p>
          </table:table-cell>
          <table:table-cell office:value-type="float" office:value="0.677266" calcext:value-type="float">
            <text:p>0.677266</text:p>
          </table:table-cell>
          <table:table-cell office:value-type="float" office:value="0.392034" calcext:value-type="float">
            <text:p>0.39203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12874" calcext:value-type="float">
            <text:p>1.12874</text:p>
          </table:table-cell>
          <table:table-cell office:value-type="float" office:value="0.654403" calcext:value-type="float">
            <text:p>0.65440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.02034" calcext:value-type="float">
            <text:p>1.02034</text:p>
          </table:table-cell>
          <table:table-cell office:value-type="float" office:value="3.83545" calcext:value-type="float">
            <text:p>3.83545</text:p>
          </table:table-cell>
          <table:table-cell office:value-type="float" office:value="0.678307" calcext:value-type="float">
            <text:p>0.678307</text:p>
          </table:table-cell>
          <table:table-cell office:value-type="float" office:value="0.391435" calcext:value-type="float">
            <text:p>0.39143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11066" calcext:value-type="float">
            <text:p>1.11066</text:p>
          </table:table-cell>
          <table:table-cell office:value-type="float" office:value="0.659988" calcext:value-type="float">
            <text:p>0.659988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.0275" calcext:value-type="float">
            <text:p>1.0275</text:p>
          </table:table-cell>
          <table:table-cell office:value-type="float" office:value="4.03985" calcext:value-type="float">
            <text:p>4.03985</text:p>
          </table:table-cell>
          <table:table-cell office:value-type="float" office:value="0.677266" calcext:value-type="float">
            <text:p>0.677266</text:p>
          </table:table-cell>
          <table:table-cell office:value-type="float" office:value="0.399221" calcext:value-type="float">
            <text:p>0.39922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12012" calcext:value-type="float">
            <text:p>1.12012</text:p>
          </table:table-cell>
          <table:table-cell office:value-type="float" office:value="0.656273" calcext:value-type="float">
            <text:p>0.656273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.01302" calcext:value-type="float">
            <text:p>1.01302</text:p>
          </table:table-cell>
          <table:table-cell office:value-type="float" office:value="3.80609" calcext:value-type="float">
            <text:p>3.80609</text:p>
          </table:table-cell>
          <table:table-cell office:value-type="float" office:value="0.68497" calcext:value-type="float">
            <text:p>0.68497</text:p>
          </table:table-cell>
          <table:table-cell office:value-type="float" office:value="0.392932" calcext:value-type="float">
            <text:p>0.39293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09748" calcext:value-type="float">
            <text:p>1.09748</text:p>
          </table:table-cell>
          <table:table-cell office:value-type="float" office:value="0.666083" calcext:value-type="float">
            <text:p>0.66608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.01906" calcext:value-type="float">
            <text:p>1.01906</text:p>
          </table:table-cell>
          <table:table-cell office:value-type="float" office:value="3.79706" calcext:value-type="float">
            <text:p>3.79706</text:p>
          </table:table-cell>
          <table:table-cell office:value-type="float" office:value="0.681557" calcext:value-type="float">
            <text:p>0.681557</text:p>
          </table:table-cell>
          <table:table-cell office:value-type="float" office:value="0.400719" calcext:value-type="float">
            <text:p>0.40071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11899" calcext:value-type="float">
            <text:p>1.11899</text:p>
          </table:table-cell>
          <table:table-cell office:value-type="float" office:value="0.654765" calcext:value-type="float">
            <text:p>0.65476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.02718" calcext:value-type="float">
            <text:p>1.02718</text:p>
          </table:table-cell>
          <table:table-cell office:value-type="float" office:value="3.90965" calcext:value-type="float">
            <text:p>3.90965</text:p>
          </table:table-cell>
          <table:table-cell office:value-type="float" office:value="0.677719" calcext:value-type="float">
            <text:p>0.677719</text:p>
          </table:table-cell>
          <table:table-cell office:value-type="float" office:value="0.394429" calcext:value-type="float">
            <text:p>0.39442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10585" calcext:value-type="float">
            <text:p>1.10585</text:p>
          </table:table-cell>
          <table:table-cell office:value-type="float" office:value="0.659469" calcext:value-type="float">
            <text:p>0.659469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.01772" calcext:value-type="float">
            <text:p>1.01772</text:p>
          </table:table-cell>
          <table:table-cell office:value-type="float" office:value="4.0381" calcext:value-type="float">
            <text:p>4.0381</text:p>
          </table:table-cell>
          <table:table-cell office:value-type="float" office:value="0.681269" calcext:value-type="float">
            <text:p>0.681269</text:p>
          </table:table-cell>
          <table:table-cell office:value-type="float" office:value="0.39383" calcext:value-type="float">
            <text:p>0.3938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10509" calcext:value-type="float">
            <text:p>1.10509</text:p>
          </table:table-cell>
          <table:table-cell office:value-type="float" office:value="0.660954" calcext:value-type="float">
            <text:p>0.660954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.00669" calcext:value-type="float">
            <text:p>1.00669</text:p>
          </table:table-cell>
          <table:table-cell office:value-type="float" office:value="3.71642" calcext:value-type="float">
            <text:p>3.71642</text:p>
          </table:table-cell>
          <table:table-cell office:value-type="float" office:value="0.686707" calcext:value-type="float">
            <text:p>0.686707</text:p>
          </table:table-cell>
          <table:table-cell office:value-type="float" office:value="0.399221" calcext:value-type="float">
            <text:p>0.39922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12142" calcext:value-type="float">
            <text:p>1.12142</text:p>
          </table:table-cell>
          <table:table-cell office:value-type="float" office:value="0.653257" calcext:value-type="float">
            <text:p>0.653257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.01908" calcext:value-type="float">
            <text:p>1.01908</text:p>
          </table:table-cell>
          <table:table-cell office:value-type="float" office:value="3.88199" calcext:value-type="float">
            <text:p>3.88199</text:p>
          </table:table-cell>
          <table:table-cell office:value-type="float" office:value="0.683976" calcext:value-type="float">
            <text:p>0.683976</text:p>
          </table:table-cell>
          <table:table-cell office:value-type="float" office:value="0.392633" calcext:value-type="float">
            <text:p>0.39263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09444" calcext:value-type="float">
            <text:p>1.09444</text:p>
          </table:table-cell>
          <table:table-cell office:value-type="float" office:value="0.665419" calcext:value-type="float">
            <text:p>0.66541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988856" calcext:value-type="float">
            <text:p>0.988856</text:p>
          </table:table-cell>
          <table:table-cell office:value-type="float" office:value="3.92415" calcext:value-type="float">
            <text:p>3.92415</text:p>
          </table:table-cell>
          <table:table-cell office:value-type="float" office:value="0.691843" calcext:value-type="float">
            <text:p>0.691843</text:p>
          </table:table-cell>
          <table:table-cell office:value-type="float" office:value="0.383947" calcext:value-type="float">
            <text:p>0.38394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08221" calcext:value-type="float">
            <text:p>1.08221</text:p>
          </table:table-cell>
          <table:table-cell office:value-type="float" office:value="0.667129" calcext:value-type="float">
            <text:p>0.667129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.00831" calcext:value-type="float">
            <text:p>1.00831</text:p>
          </table:table-cell>
          <table:table-cell office:value-type="float" office:value="3.70318" calcext:value-type="float">
            <text:p>3.70318</text:p>
          </table:table-cell>
          <table:table-cell office:value-type="float" office:value="0.682402" calcext:value-type="float">
            <text:p>0.682402</text:p>
          </table:table-cell>
          <table:table-cell office:value-type="float" office:value="0.392034" calcext:value-type="float">
            <text:p>0.39203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09078" calcext:value-type="float">
            <text:p>1.09078</text:p>
          </table:table-cell>
          <table:table-cell office:value-type="float" office:value="0.666828" calcext:value-type="float">
            <text:p>0.666828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.00986" calcext:value-type="float">
            <text:p>1.00986</text:p>
          </table:table-cell>
          <table:table-cell office:value-type="float" office:value="3.88691" calcext:value-type="float">
            <text:p>3.88691</text:p>
          </table:table-cell>
          <table:table-cell office:value-type="float" office:value="0.688889" calcext:value-type="float">
            <text:p>0.688889</text:p>
          </table:table-cell>
          <table:table-cell office:value-type="float" office:value="0.390237" calcext:value-type="float">
            <text:p>0.3902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08819" calcext:value-type="float">
            <text:p>1.08819</text:p>
          </table:table-cell>
          <table:table-cell office:value-type="float" office:value="0.668678" calcext:value-type="float">
            <text:p>0.66867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.00639" calcext:value-type="float">
            <text:p>1.00639</text:p>
          </table:table-cell>
          <table:table-cell office:value-type="float" office:value="3.87723" calcext:value-type="float">
            <text:p>3.87723</text:p>
          </table:table-cell>
          <table:table-cell office:value-type="float" office:value="0.6821" calcext:value-type="float">
            <text:p>0.6821</text:p>
          </table:table-cell>
          <table:table-cell office:value-type="float" office:value="0.401018" calcext:value-type="float">
            <text:p>0.40101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09558" calcext:value-type="float">
            <text:p>1.09558</text:p>
          </table:table-cell>
          <table:table-cell office:value-type="float" office:value="0.668938" calcext:value-type="float">
            <text:p>0.668938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994399" calcext:value-type="float">
            <text:p>0.994399</text:p>
          </table:table-cell>
          <table:table-cell office:value-type="float" office:value="3.89288" calcext:value-type="float">
            <text:p>3.89288</text:p>
          </table:table-cell>
          <table:table-cell office:value-type="float" office:value="0.685121" calcext:value-type="float">
            <text:p>0.685121</text:p>
          </table:table-cell>
          <table:table-cell office:value-type="float" office:value="0.397424" calcext:value-type="float">
            <text:p>0.39742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07871" calcext:value-type="float">
            <text:p>1.07871</text:p>
          </table:table-cell>
          <table:table-cell office:value-type="float" office:value="0.671515" calcext:value-type="float">
            <text:p>0.67151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997801" calcext:value-type="float">
            <text:p>0.997801</text:p>
          </table:table-cell>
          <table:table-cell office:value-type="float" office:value="3.95403" calcext:value-type="float">
            <text:p>3.95403</text:p>
          </table:table-cell>
          <table:table-cell office:value-type="float" office:value="0.686092" calcext:value-type="float">
            <text:p>0.686092</text:p>
          </table:table-cell>
          <table:table-cell office:value-type="float" office:value="0.39413" calcext:value-type="float">
            <text:p>0.3941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09558" calcext:value-type="float">
            <text:p>1.09558</text:p>
          </table:table-cell>
          <table:table-cell office:value-type="float" office:value="0.664475" calcext:value-type="float">
            <text:p>0.664475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983679" calcext:value-type="float">
            <text:p>0.983679</text:p>
          </table:table-cell>
          <table:table-cell office:value-type="float" office:value="3.93869" calcext:value-type="float">
            <text:p>3.93869</text:p>
          </table:table-cell>
          <table:table-cell office:value-type="float" office:value="0.694789" calcext:value-type="float">
            <text:p>0.694789</text:p>
          </table:table-cell>
          <table:table-cell office:value-type="float" office:value="0.403414" calcext:value-type="float">
            <text:p>0.40341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07783" calcext:value-type="float">
            <text:p>1.07783</text:p>
          </table:table-cell>
          <table:table-cell office:value-type="float" office:value="0.66918" calcext:value-type="float">
            <text:p>0.66918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975314" calcext:value-type="float">
            <text:p>0.975314</text:p>
          </table:table-cell>
          <table:table-cell office:value-type="float" office:value="3.9995" calcext:value-type="float">
            <text:p>3.9995</text:p>
          </table:table-cell>
          <table:table-cell office:value-type="float" office:value="0.692976" calcext:value-type="float">
            <text:p>0.692976</text:p>
          </table:table-cell>
          <table:table-cell office:value-type="float" office:value="0.387242" calcext:value-type="float">
            <text:p>0.38724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08396" calcext:value-type="float">
            <text:p>1.08396</text:p>
          </table:table-cell>
          <table:table-cell office:value-type="float" office:value="0.667109" calcext:value-type="float">
            <text:p>0.667109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991017" calcext:value-type="float">
            <text:p>0.991017</text:p>
          </table:table-cell>
          <table:table-cell office:value-type="float" office:value="3.95326" calcext:value-type="float">
            <text:p>3.95326</text:p>
          </table:table-cell>
          <table:table-cell office:value-type="float" office:value="0.687764" calcext:value-type="float">
            <text:p>0.687764</text:p>
          </table:table-cell>
          <table:table-cell office:value-type="float" office:value="0.389937" calcext:value-type="float">
            <text:p>0.38993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07755" calcext:value-type="float">
            <text:p>1.07755</text:p>
          </table:table-cell>
          <table:table-cell office:value-type="float" office:value="0.667732" calcext:value-type="float">
            <text:p>0.667732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970865" calcext:value-type="float">
            <text:p>0.970865</text:p>
          </table:table-cell>
          <table:table-cell office:value-type="float" office:value="4.03235" calcext:value-type="float">
            <text:p>4.03235</text:p>
          </table:table-cell>
          <table:table-cell office:value-type="float" office:value="0.695994" calcext:value-type="float">
            <text:p>0.695994</text:p>
          </table:table-cell>
          <table:table-cell office:value-type="float" office:value="0.401018" calcext:value-type="float">
            <text:p>0.40101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0897" calcext:value-type="float">
            <text:p>1.0897</text:p>
          </table:table-cell>
          <table:table-cell office:value-type="float" office:value="0.663669" calcext:value-type="float">
            <text:p>0.663669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987595" calcext:value-type="float">
            <text:p>0.987595</text:p>
          </table:table-cell>
          <table:table-cell office:value-type="float" office:value="3.98397" calcext:value-type="float">
            <text:p>3.98397</text:p>
          </table:table-cell>
          <table:table-cell office:value-type="float" office:value="0.690559" calcext:value-type="float">
            <text:p>0.690559</text:p>
          </table:table-cell>
          <table:table-cell office:value-type="float" office:value="0.391135" calcext:value-type="float">
            <text:p>0.391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07992" calcext:value-type="float">
            <text:p>1.07992</text:p>
          </table:table-cell>
          <table:table-cell office:value-type="float" office:value="0.668938" calcext:value-type="float">
            <text:p>0.668938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976353" calcext:value-type="float">
            <text:p>0.976353</text:p>
          </table:table-cell>
          <table:table-cell office:value-type="float" office:value="3.9475" calcext:value-type="float">
            <text:p>3.9475</text:p>
          </table:table-cell>
          <table:table-cell office:value-type="float" office:value="0.686254" calcext:value-type="float">
            <text:p>0.686254</text:p>
          </table:table-cell>
          <table:table-cell office:value-type="float" office:value="0.39383" calcext:value-type="float">
            <text:p>0.3938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06565" calcext:value-type="float">
            <text:p>1.06565</text:p>
          </table:table-cell>
          <table:table-cell office:value-type="float" office:value="0.668637" calcext:value-type="float">
            <text:p>0.66863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983008" calcext:value-type="float">
            <text:p>0.983008</text:p>
          </table:table-cell>
          <table:table-cell office:value-type="float" office:value="4.14074" calcext:value-type="float">
            <text:p>4.14074</text:p>
          </table:table-cell>
          <table:table-cell office:value-type="float" office:value="0.691912" calcext:value-type="float">
            <text:p>0.691912</text:p>
          </table:table-cell>
          <table:table-cell office:value-type="float" office:value="0.387841" calcext:value-type="float">
            <text:p>0.38784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07359" calcext:value-type="float">
            <text:p>1.07359</text:p>
          </table:table-cell>
          <table:table-cell office:value-type="float" office:value="0.667894" calcext:value-type="float">
            <text:p>0.667894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987617" calcext:value-type="float">
            <text:p>0.987617</text:p>
          </table:table-cell>
          <table:table-cell office:value-type="float" office:value="4.24932" calcext:value-type="float">
            <text:p>4.24932</text:p>
          </table:table-cell>
          <table:table-cell office:value-type="float" office:value="0.682477" calcext:value-type="float">
            <text:p>0.682477</text:p>
          </table:table-cell>
          <table:table-cell office:value-type="float" office:value="0.390836" calcext:value-type="float">
            <text:p>0.39083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05265" calcext:value-type="float">
            <text:p>1.05265</text:p>
          </table:table-cell>
          <table:table-cell office:value-type="float" office:value="0.674005" calcext:value-type="float">
            <text:p>0.674005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957183" calcext:value-type="float">
            <text:p>0.957183</text:p>
          </table:table-cell>
          <table:table-cell office:value-type="float" office:value="4.01563" calcext:value-type="float">
            <text:p>4.01563</text:p>
          </table:table-cell>
          <table:table-cell office:value-type="float" office:value="0.695015" calcext:value-type="float">
            <text:p>0.695015</text:p>
          </table:table-cell>
          <table:table-cell office:value-type="float" office:value="0.387242" calcext:value-type="float">
            <text:p>0.38724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0756" calcext:value-type="float">
            <text:p>1.0756</text:p>
          </table:table-cell>
          <table:table-cell office:value-type="float" office:value="0.666385" calcext:value-type="float">
            <text:p>0.66638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954831" calcext:value-type="float">
            <text:p>0.954831</text:p>
          </table:table-cell>
          <table:table-cell office:value-type="float" office:value="4.11948" calcext:value-type="float">
            <text:p>4.11948</text:p>
          </table:table-cell>
          <table:table-cell office:value-type="float" office:value="0.69743" calcext:value-type="float">
            <text:p>0.69743</text:p>
          </table:table-cell>
          <table:table-cell office:value-type="float" office:value="0.383947" calcext:value-type="float">
            <text:p>0.38394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07788" calcext:value-type="float">
            <text:p>1.07788</text:p>
          </table:table-cell>
          <table:table-cell office:value-type="float" office:value="0.666043" calcext:value-type="float">
            <text:p>0.666043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986526" calcext:value-type="float">
            <text:p>0.986526</text:p>
          </table:table-cell>
          <table:table-cell office:value-type="float" office:value="4.11084" calcext:value-type="float">
            <text:p>4.11084</text:p>
          </table:table-cell>
          <table:table-cell office:value-type="float" office:value="0.688973" calcext:value-type="float">
            <text:p>0.688973</text:p>
          </table:table-cell>
          <table:table-cell office:value-type="float" office:value="0.401617" calcext:value-type="float">
            <text:p>0.40161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05428" calcext:value-type="float">
            <text:p>1.05428</text:p>
          </table:table-cell>
          <table:table-cell office:value-type="float" office:value="0.671834" calcext:value-type="float">
            <text:p>0.671834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968141" calcext:value-type="float">
            <text:p>0.968141</text:p>
          </table:table-cell>
          <table:table-cell office:value-type="float" office:value="4.18996" calcext:value-type="float">
            <text:p>4.18996</text:p>
          </table:table-cell>
          <table:table-cell office:value-type="float" office:value="0.69577" calcext:value-type="float">
            <text:p>0.69577</text:p>
          </table:table-cell>
          <table:table-cell office:value-type="float" office:value="0.405511" calcext:value-type="float">
            <text:p>0.40551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06535" calcext:value-type="float">
            <text:p>1.06535</text:p>
          </table:table-cell>
          <table:table-cell office:value-type="float" office:value="0.667471" calcext:value-type="float">
            <text:p>0.667471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962679" calcext:value-type="float">
            <text:p>0.962679</text:p>
          </table:table-cell>
          <table:table-cell office:value-type="float" office:value="4.01146" calcext:value-type="float">
            <text:p>4.01146</text:p>
          </table:table-cell>
          <table:table-cell office:value-type="float" office:value="0.694637" calcext:value-type="float">
            <text:p>0.694637</text:p>
          </table:table-cell>
          <table:table-cell office:value-type="float" office:value="0.384846" calcext:value-type="float">
            <text:p>0.38484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06176" calcext:value-type="float">
            <text:p>1.06176</text:p>
          </table:table-cell>
          <table:table-cell office:value-type="float" office:value="0.670084" calcext:value-type="float">
            <text:p>0.670084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976876" calcext:value-type="float">
            <text:p>0.976876</text:p>
          </table:table-cell>
          <table:table-cell office:value-type="float" office:value="4.11744" calcext:value-type="float">
            <text:p>4.11744</text:p>
          </table:table-cell>
          <table:table-cell office:value-type="float" office:value="0.689191" calcext:value-type="float">
            <text:p>0.689191</text:p>
          </table:table-cell>
          <table:table-cell office:value-type="float" office:value="0.39982" calcext:value-type="float">
            <text:p>0.3998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05357" calcext:value-type="float">
            <text:p>1.05357</text:p>
          </table:table-cell>
          <table:table-cell office:value-type="float" office:value="0.67248" calcext:value-type="float">
            <text:p>0.67248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94439" calcext:value-type="float">
            <text:p>0.94439</text:p>
          </table:table-cell>
          <table:table-cell office:value-type="float" office:value="4.38752" calcext:value-type="float">
            <text:p>4.38752</text:p>
          </table:table-cell>
          <table:table-cell office:value-type="float" office:value="0.703927" calcext:value-type="float">
            <text:p>0.703927</text:p>
          </table:table-cell>
          <table:table-cell office:value-type="float" office:value="0.384247" calcext:value-type="float">
            <text:p>0.38424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04917" calcext:value-type="float">
            <text:p>1.04917</text:p>
          </table:table-cell>
          <table:table-cell office:value-type="float" office:value="0.672979" calcext:value-type="float">
            <text:p>0.672979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953336" calcext:value-type="float">
            <text:p>0.953336</text:p>
          </table:table-cell>
          <table:table-cell office:value-type="float" office:value="4.17507" calcext:value-type="float">
            <text:p>4.17507</text:p>
          </table:table-cell>
          <table:table-cell office:value-type="float" office:value="0.705136" calcext:value-type="float">
            <text:p>0.705136</text:p>
          </table:table-cell>
          <table:table-cell office:value-type="float" office:value="0.383947" calcext:value-type="float">
            <text:p>0.38394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04321" calcext:value-type="float">
            <text:p>1.04321</text:p>
          </table:table-cell>
          <table:table-cell office:value-type="float" office:value="0.676478" calcext:value-type="float">
            <text:p>0.676478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939573" calcext:value-type="float">
            <text:p>0.939573</text:p>
          </table:table-cell>
          <table:table-cell office:value-type="float" office:value="3.91484" calcext:value-type="float">
            <text:p>3.91484</text:p>
          </table:table-cell>
          <table:table-cell office:value-type="float" office:value="0.702494" calcext:value-type="float">
            <text:p>0.702494</text:p>
          </table:table-cell>
          <table:table-cell office:value-type="float" office:value="0.371968" calcext:value-type="float">
            <text:p>0.37196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04149" calcext:value-type="float">
            <text:p>1.04149</text:p>
          </table:table-cell>
          <table:table-cell office:value-type="float" office:value="0.68443" calcext:value-type="float">
            <text:p>0.68443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9469" calcext:value-type="float">
            <text:p>0.9469</text:p>
          </table:table-cell>
          <table:table-cell office:value-type="float" office:value="4.43529" calcext:value-type="float">
            <text:p>4.43529</text:p>
          </table:table-cell>
          <table:table-cell office:value-type="float" office:value="0.699924" calcext:value-type="float">
            <text:p>0.699924</text:p>
          </table:table-cell>
          <table:table-cell office:value-type="float" office:value="0.392633" calcext:value-type="float">
            <text:p>0.39263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03861" calcext:value-type="float">
            <text:p>1.03861</text:p>
          </table:table-cell>
          <table:table-cell office:value-type="float" office:value="0.677805" calcext:value-type="float">
            <text:p>0.677805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.953686" calcext:value-type="float">
            <text:p>0.953686</text:p>
          </table:table-cell>
          <table:table-cell office:value-type="float" office:value="4.03318" calcext:value-type="float">
            <text:p>4.03318</text:p>
          </table:table-cell>
          <table:table-cell office:value-type="float" office:value="0.698112" calcext:value-type="float">
            <text:p>0.698112</text:p>
          </table:table-cell>
          <table:table-cell office:value-type="float" office:value="0.400719" calcext:value-type="float">
            <text:p>0.4007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05017" calcext:value-type="float">
            <text:p>1.05017</text:p>
          </table:table-cell>
          <table:table-cell office:value-type="float" office:value="0.675256" calcext:value-type="float">
            <text:p>0.67525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94272" calcext:value-type="float">
            <text:p>0.94272</text:p>
          </table:table-cell>
          <table:table-cell office:value-type="float" office:value="4.02446" calcext:value-type="float">
            <text:p>4.02446</text:p>
          </table:table-cell>
          <table:table-cell office:value-type="float" office:value="0.700151" calcext:value-type="float">
            <text:p>0.700151</text:p>
          </table:table-cell>
          <table:table-cell office:value-type="float" office:value="0.392333" calcext:value-type="float">
            <text:p>0.39233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04471" calcext:value-type="float">
            <text:p>1.04471</text:p>
          </table:table-cell>
          <table:table-cell office:value-type="float" office:value="0.679071" calcext:value-type="float">
            <text:p>0.679071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0.953203" calcext:value-type="float">
            <text:p>0.953203</text:p>
          </table:table-cell>
          <table:table-cell office:value-type="float" office:value="4.01613" calcext:value-type="float">
            <text:p>4.01613</text:p>
          </table:table-cell>
          <table:table-cell office:value-type="float" office:value="0.699849" calcext:value-type="float">
            <text:p>0.699849</text:p>
          </table:table-cell>
          <table:table-cell office:value-type="float" office:value="0.404313" calcext:value-type="float">
            <text:p>0.40431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04148" calcext:value-type="float">
            <text:p>1.04148</text:p>
          </table:table-cell>
          <table:table-cell office:value-type="float" office:value="0.67877" calcext:value-type="float">
            <text:p>0.67877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927666" calcext:value-type="float">
            <text:p>0.927666</text:p>
          </table:table-cell>
          <table:table-cell office:value-type="float" office:value="4.18632" calcext:value-type="float">
            <text:p>4.18632</text:p>
          </table:table-cell>
          <table:table-cell office:value-type="float" office:value="0.703625" calcext:value-type="float">
            <text:p>0.703625</text:p>
          </table:table-cell>
          <table:table-cell office:value-type="float" office:value="0.399521" calcext:value-type="float">
            <text:p>0.39952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03374" calcext:value-type="float">
            <text:p>1.03374</text:p>
          </table:table-cell>
          <table:table-cell office:value-type="float" office:value="0.681774" calcext:value-type="float">
            <text:p>0.681774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.934058" calcext:value-type="float">
            <text:p>0.934058</text:p>
          </table:table-cell>
          <table:table-cell office:value-type="float" office:value="4.25486" calcext:value-type="float">
            <text:p>4.25486</text:p>
          </table:table-cell>
          <table:table-cell office:value-type="float" office:value="0.704003" calcext:value-type="float">
            <text:p>0.704003</text:p>
          </table:table-cell>
          <table:table-cell office:value-type="float" office:value="0.391435" calcext:value-type="float">
            <text:p>0.39143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03234" calcext:value-type="float">
            <text:p>1.03234</text:p>
          </table:table-cell>
          <table:table-cell office:value-type="float" office:value="0.679373" calcext:value-type="float">
            <text:p>0.679373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0.921383" calcext:value-type="float">
            <text:p>0.921383</text:p>
          </table:table-cell>
          <table:table-cell office:value-type="float" office:value="3.94427" calcext:value-type="float">
            <text:p>3.94427</text:p>
          </table:table-cell>
          <table:table-cell office:value-type="float" office:value="0.707332" calcext:value-type="float">
            <text:p>0.707332</text:p>
          </table:table-cell>
          <table:table-cell office:value-type="float" office:value="0.401018" calcext:value-type="float">
            <text:p>0.40101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02497" calcext:value-type="float">
            <text:p>1.02497</text:p>
          </table:table-cell>
          <table:table-cell office:value-type="float" office:value="0.677731" calcext:value-type="float">
            <text:p>0.677731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.93001" calcext:value-type="float">
            <text:p>0.93001</text:p>
          </table:table-cell>
          <table:table-cell office:value-type="float" office:value="4.0741" calcext:value-type="float">
            <text:p>4.0741</text:p>
          </table:table-cell>
          <table:table-cell office:value-type="float" office:value="0.705891" calcext:value-type="float">
            <text:p>0.705891</text:p>
          </table:table-cell>
          <table:table-cell office:value-type="float" office:value="0.375262" calcext:value-type="float">
            <text:p>0.37526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04184" calcext:value-type="float">
            <text:p>1.04184</text:p>
          </table:table-cell>
          <table:table-cell office:value-type="float" office:value="0.679373" calcext:value-type="float">
            <text:p>0.679373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0.935252" calcext:value-type="float">
            <text:p>0.935252</text:p>
          </table:table-cell>
          <table:table-cell office:value-type="float" office:value="4.37379" calcext:value-type="float">
            <text:p>4.37379</text:p>
          </table:table-cell>
          <table:table-cell office:value-type="float" office:value="0.70423" calcext:value-type="float">
            <text:p>0.70423</text:p>
          </table:table-cell>
          <table:table-cell office:value-type="float" office:value="0.401617" calcext:value-type="float">
            <text:p>0.40161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03156" calcext:value-type="float">
            <text:p>1.03156</text:p>
          </table:table-cell>
          <table:table-cell office:value-type="float" office:value="0.67883" calcext:value-type="float">
            <text:p>0.67883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0.932378" calcext:value-type="float">
            <text:p>0.932378</text:p>
          </table:table-cell>
          <table:table-cell office:value-type="float" office:value="4.18833" calcext:value-type="float">
            <text:p>4.18833</text:p>
          </table:table-cell>
          <table:table-cell office:value-type="float" office:value="0.70446" calcext:value-type="float">
            <text:p>0.70446</text:p>
          </table:table-cell>
          <table:table-cell office:value-type="float" office:value="0.397424" calcext:value-type="float">
            <text:p>0.39742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02374" calcext:value-type="float">
            <text:p>1.02374</text:p>
          </table:table-cell>
          <table:table-cell office:value-type="float" office:value="0.682498" calcext:value-type="float">
            <text:p>0.68249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0.912977" calcext:value-type="float">
            <text:p>0.912977</text:p>
          </table:table-cell>
          <table:table-cell office:value-type="float" office:value="4.12544" calcext:value-type="float">
            <text:p>4.12544</text:p>
          </table:table-cell>
          <table:table-cell office:value-type="float" office:value="0.710045" calcext:value-type="float">
            <text:p>0.710045</text:p>
          </table:table-cell>
          <table:table-cell office:value-type="float" office:value="0.407607" calcext:value-type="float">
            <text:p>0.40760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01996" calcext:value-type="float">
            <text:p>1.01996</text:p>
          </table:table-cell>
          <table:table-cell office:value-type="float" office:value="0.680157" calcext:value-type="float">
            <text:p>0.680157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0.916295" calcext:value-type="float">
            <text:p>0.916295</text:p>
          </table:table-cell>
          <table:table-cell office:value-type="float" office:value="4.68633" calcext:value-type="float">
            <text:p>4.68633</text:p>
          </table:table-cell>
          <table:table-cell office:value-type="float" office:value="0.706344" calcext:value-type="float">
            <text:p>0.706344</text:p>
          </table:table-cell>
          <table:table-cell office:value-type="float" office:value="0.395927" calcext:value-type="float">
            <text:p>0.39592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01691" calcext:value-type="float">
            <text:p>1.01691</text:p>
          </table:table-cell>
          <table:table-cell office:value-type="float" office:value="0.686301" calcext:value-type="float">
            <text:p>0.68630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924443" calcext:value-type="float">
            <text:p>0.924443</text:p>
          </table:table-cell>
          <table:table-cell office:value-type="float" office:value="4.12901" calcext:value-type="float">
            <text:p>4.12901</text:p>
          </table:table-cell>
          <table:table-cell office:value-type="float" office:value="0.703628" calcext:value-type="float">
            <text:p>0.703628</text:p>
          </table:table-cell>
          <table:table-cell office:value-type="float" office:value="0.389039" calcext:value-type="float">
            <text:p>0.38903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03482" calcext:value-type="float">
            <text:p>1.03482</text:p>
          </table:table-cell>
          <table:table-cell office:value-type="float" office:value="0.680398" calcext:value-type="float">
            <text:p>0.680398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.914407" calcext:value-type="float">
            <text:p>0.914407</text:p>
          </table:table-cell>
          <table:table-cell office:value-type="float" office:value="4.0492" calcext:value-type="float">
            <text:p>4.0492</text:p>
          </table:table-cell>
          <table:table-cell office:value-type="float" office:value="0.705287" calcext:value-type="float">
            <text:p>0.705287</text:p>
          </table:table-cell>
          <table:table-cell office:value-type="float" office:value="0.389638" calcext:value-type="float">
            <text:p>0.38963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02502" calcext:value-type="float">
            <text:p>1.02502</text:p>
          </table:table-cell>
          <table:table-cell office:value-type="float" office:value="0.679192" calcext:value-type="float">
            <text:p>0.67919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.923734" calcext:value-type="float">
            <text:p>0.923734</text:p>
          </table:table-cell>
          <table:table-cell office:value-type="float" office:value="4.21552" calcext:value-type="float">
            <text:p>4.21552</text:p>
          </table:table-cell>
          <table:table-cell office:value-type="float" office:value="0.707931" calcext:value-type="float">
            <text:p>0.707931</text:p>
          </table:table-cell>
          <table:table-cell office:value-type="float" office:value="0.395028" calcext:value-type="float">
            <text:p>0.39502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02409" calcext:value-type="float">
            <text:p>1.02409</text:p>
          </table:table-cell>
          <table:table-cell office:value-type="float" office:value="0.681412" calcext:value-type="float">
            <text:p>0.681412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.906351" calcext:value-type="float">
            <text:p>0.906351</text:p>
          </table:table-cell>
          <table:table-cell office:value-type="float" office:value="4.14433" calcext:value-type="float">
            <text:p>4.14433</text:p>
          </table:table-cell>
          <table:table-cell office:value-type="float" office:value="0.710196" calcext:value-type="float">
            <text:p>0.710196</text:p>
          </table:table-cell>
          <table:table-cell office:value-type="float" office:value="0.395028" calcext:value-type="float">
            <text:p>0.39502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01155" calcext:value-type="float">
            <text:p>1.01155</text:p>
          </table:table-cell>
          <table:table-cell office:value-type="float" office:value="0.687515" calcext:value-type="float">
            <text:p>0.687515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.916252" calcext:value-type="float">
            <text:p>0.916252</text:p>
          </table:table-cell>
          <table:table-cell office:value-type="float" office:value="4.31318" calcext:value-type="float">
            <text:p>4.31318</text:p>
          </table:table-cell>
          <table:table-cell office:value-type="float" office:value="0.709524" calcext:value-type="float">
            <text:p>0.709524</text:p>
          </table:table-cell>
          <table:table-cell office:value-type="float" office:value="0.393531" calcext:value-type="float">
            <text:p>0.39353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01017" calcext:value-type="float">
            <text:p>1.01017</text:p>
          </table:table-cell>
          <table:table-cell office:value-type="float" office:value="0.682861" calcext:value-type="float">
            <text:p>0.682861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898828" calcext:value-type="float">
            <text:p>0.898828</text:p>
          </table:table-cell>
          <table:table-cell office:value-type="float" office:value="4.3785" calcext:value-type="float">
            <text:p>4.3785</text:p>
          </table:table-cell>
          <table:table-cell office:value-type="float" office:value="0.714199" calcext:value-type="float">
            <text:p>0.714199</text:p>
          </table:table-cell>
          <table:table-cell office:value-type="float" office:value="0.390237" calcext:value-type="float">
            <text:p>0.39023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00251" calcext:value-type="float">
            <text:p>1.00251</text:p>
          </table:table-cell>
          <table:table-cell office:value-type="float" office:value="0.68848" calcext:value-type="float">
            <text:p>0.68848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.92014" calcext:value-type="float">
            <text:p>0.92014</text:p>
          </table:table-cell>
          <table:table-cell office:value-type="float" office:value="4.18491" calcext:value-type="float">
            <text:p>4.18491</text:p>
          </table:table-cell>
          <table:table-cell office:value-type="float" office:value="0.701888" calcext:value-type="float">
            <text:p>0.701888</text:p>
          </table:table-cell>
          <table:table-cell office:value-type="float" office:value="0.401917" calcext:value-type="float">
            <text:p>0.40191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01728" calcext:value-type="float">
            <text:p>1.01728</text:p>
          </table:table-cell>
          <table:table-cell office:value-type="float" office:value="0.685283" calcext:value-type="float">
            <text:p>0.685283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.893137" calcext:value-type="float">
            <text:p>0.893137</text:p>
          </table:table-cell>
          <table:table-cell office:value-type="float" office:value="4.49557" calcext:value-type="float">
            <text:p>4.49557</text:p>
          </table:table-cell>
          <table:table-cell office:value-type="float" office:value="0.712547" calcext:value-type="float">
            <text:p>0.712547</text:p>
          </table:table-cell>
          <table:table-cell office:value-type="float" office:value="0.386942" calcext:value-type="float">
            <text:p>0.38694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00724" calcext:value-type="float">
            <text:p>1.00724</text:p>
          </table:table-cell>
          <table:table-cell office:value-type="float" office:value="0.683464" calcext:value-type="float">
            <text:p>0.68346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.917337" calcext:value-type="float">
            <text:p>0.917337</text:p>
          </table:table-cell>
          <table:table-cell office:value-type="float" office:value="4.4663" calcext:value-type="float">
            <text:p>4.4663</text:p>
          </table:table-cell>
          <table:table-cell office:value-type="float" office:value="0.709139" calcext:value-type="float">
            <text:p>0.709139</text:p>
          </table:table-cell>
          <table:table-cell office:value-type="float" office:value="0.381851" calcext:value-type="float">
            <text:p>0.38185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00525" calcext:value-type="float">
            <text:p>1.00525</text:p>
          </table:table-cell>
          <table:table-cell office:value-type="float" office:value="0.684379" calcext:value-type="float">
            <text:p>0.68437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.90101" calcext:value-type="float">
            <text:p>0.90101</text:p>
          </table:table-cell>
          <table:table-cell office:value-type="float" office:value="4.44663" calcext:value-type="float">
            <text:p>4.44663</text:p>
          </table:table-cell>
          <table:table-cell office:value-type="float" office:value="0.715559" calcext:value-type="float">
            <text:p>0.715559</text:p>
          </table:table-cell>
          <table:table-cell office:value-type="float" office:value="0.371968" calcext:value-type="float">
            <text:p>0.37196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00101" calcext:value-type="float">
            <text:p>1.00101</text:p>
          </table:table-cell>
          <table:table-cell office:value-type="float" office:value="0.68787" calcext:value-type="float">
            <text:p>0.6878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916381" calcext:value-type="float">
            <text:p>0.916381</text:p>
          </table:table-cell>
          <table:table-cell office:value-type="float" office:value="4.59416" calcext:value-type="float">
            <text:p>4.59416</text:p>
          </table:table-cell>
          <table:table-cell office:value-type="float" office:value="0.708844" calcext:value-type="float">
            <text:p>0.708844</text:p>
          </table:table-cell>
          <table:table-cell office:value-type="float" office:value="0.391435" calcext:value-type="float">
            <text:p>0.39143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98592" calcext:value-type="float">
            <text:p>0.998592</text:p>
          </table:table-cell>
          <table:table-cell office:value-type="float" office:value="0.689204" calcext:value-type="float">
            <text:p>0.689204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0.903111" calcext:value-type="float">
            <text:p>0.903111</text:p>
          </table:table-cell>
          <table:table-cell office:value-type="float" office:value="4.28207" calcext:value-type="float">
            <text:p>4.28207</text:p>
          </table:table-cell>
          <table:table-cell office:value-type="float" office:value="0.709441" calcext:value-type="float">
            <text:p>0.709441</text:p>
          </table:table-cell>
          <table:table-cell office:value-type="float" office:value="0.384846" calcext:value-type="float">
            <text:p>0.38484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00159" calcext:value-type="float">
            <text:p>1.00159</text:p>
          </table:table-cell>
          <table:table-cell office:value-type="float" office:value="0.685585" calcext:value-type="float">
            <text:p>0.685585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.880726" calcext:value-type="float">
            <text:p>0.880726</text:p>
          </table:table-cell>
          <table:table-cell office:value-type="float" office:value="4.4087" calcext:value-type="float">
            <text:p>4.4087</text:p>
          </table:table-cell>
          <table:table-cell office:value-type="float" office:value="0.716541" calcext:value-type="float">
            <text:p>0.716541</text:p>
          </table:table-cell>
          <table:table-cell office:value-type="float" office:value="0.389638" calcext:value-type="float">
            <text:p>0.38963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82925" calcext:value-type="float">
            <text:p>0.982925</text:p>
          </table:table-cell>
          <table:table-cell office:value-type="float" office:value="0.695051" calcext:value-type="float">
            <text:p>0.695051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0.920749" calcext:value-type="float">
            <text:p>0.920749</text:p>
          </table:table-cell>
          <table:table-cell office:value-type="float" office:value="4.62491" calcext:value-type="float">
            <text:p>4.62491</text:p>
          </table:table-cell>
          <table:table-cell office:value-type="float" office:value="0.702568" calcext:value-type="float">
            <text:p>0.702568</text:p>
          </table:table-cell>
          <table:table-cell office:value-type="float" office:value="0.382749" calcext:value-type="float">
            <text:p>0.38274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01313" calcext:value-type="float">
            <text:p>1.01313</text:p>
          </table:table-cell>
          <table:table-cell office:value-type="float" office:value="0.681906" calcext:value-type="float">
            <text:p>0.681906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.884727" calcext:value-type="float">
            <text:p>0.884727</text:p>
          </table:table-cell>
          <table:table-cell office:value-type="float" office:value="4.48194" calcext:value-type="float">
            <text:p>4.48194</text:p>
          </table:table-cell>
          <table:table-cell office:value-type="float" office:value="0.720635" calcext:value-type="float">
            <text:p>0.720635</text:p>
          </table:table-cell>
          <table:table-cell office:value-type="float" office:value="0.398323" calcext:value-type="float">
            <text:p>0.39832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0021" calcext:value-type="float">
            <text:p>1.0021</text:p>
          </table:table-cell>
          <table:table-cell office:value-type="float" office:value="0.686783" calcext:value-type="float">
            <text:p>0.68678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89125" calcext:value-type="float">
            <text:p>0.89125</text:p>
          </table:table-cell>
          <table:table-cell office:value-type="float" office:value="4.56065" calcext:value-type="float">
            <text:p>4.56065</text:p>
          </table:table-cell>
          <table:table-cell office:value-type="float" office:value="0.713671" calcext:value-type="float">
            <text:p>0.713671</text:p>
          </table:table-cell>
          <table:table-cell office:value-type="float" office:value="0.403414" calcext:value-type="float">
            <text:p>0.40341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99198" calcext:value-type="float">
            <text:p>0.99198</text:p>
          </table:table-cell>
          <table:table-cell office:value-type="float" office:value="0.689023" calcext:value-type="float">
            <text:p>0.689023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.87382" calcext:value-type="float">
            <text:p>0.87382</text:p>
          </table:table-cell>
          <table:table-cell office:value-type="float" office:value="4.59786" calcext:value-type="float">
            <text:p>4.59786</text:p>
          </table:table-cell>
          <table:table-cell office:value-type="float" office:value="0.715861" calcext:value-type="float">
            <text:p>0.715861</text:p>
          </table:table-cell>
          <table:table-cell office:value-type="float" office:value="0.38844" calcext:value-type="float">
            <text:p>0.3884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00022" calcext:value-type="float">
            <text:p>1.00022</text:p>
          </table:table-cell>
          <table:table-cell office:value-type="float" office:value="0.685223" calcext:value-type="float">
            <text:p>0.685223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0.917268" calcext:value-type="float">
            <text:p>0.917268</text:p>
          </table:table-cell>
          <table:table-cell office:value-type="float" office:value="4.38319" calcext:value-type="float">
            <text:p>4.38319</text:p>
          </table:table-cell>
          <table:table-cell office:value-type="float" office:value="0.706652" calcext:value-type="float">
            <text:p>0.706652</text:p>
          </table:table-cell>
          <table:table-cell office:value-type="float" office:value="0.381851" calcext:value-type="float">
            <text:p>0.38185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988109" calcext:value-type="float">
            <text:p>0.988109</text:p>
          </table:table-cell>
          <table:table-cell office:value-type="float" office:value="0.689137" calcext:value-type="float">
            <text:p>0.689137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0.875338" calcext:value-type="float">
            <text:p>0.875338</text:p>
          </table:table-cell>
          <table:table-cell office:value-type="float" office:value="4.38922" calcext:value-type="float">
            <text:p>4.38922</text:p>
          </table:table-cell>
          <table:table-cell office:value-type="float" office:value="0.719184" calcext:value-type="float">
            <text:p>0.719184</text:p>
          </table:table-cell>
          <table:table-cell office:value-type="float" office:value="0.390836" calcext:value-type="float">
            <text:p>0.39083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988286" calcext:value-type="float">
            <text:p>0.988286</text:p>
          </table:table-cell>
          <table:table-cell office:value-type="float" office:value="0.687093" calcext:value-type="float">
            <text:p>0.687093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0.895441" calcext:value-type="float">
            <text:p>0.895441</text:p>
          </table:table-cell>
          <table:table-cell office:value-type="float" office:value="4.5849" calcext:value-type="float">
            <text:p>4.5849</text:p>
          </table:table-cell>
          <table:table-cell office:value-type="float" office:value="0.71065" calcext:value-type="float">
            <text:p>0.71065</text:p>
          </table:table-cell>
          <table:table-cell office:value-type="float" office:value="0.384546" calcext:value-type="float">
            <text:p>0.38454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00967" calcext:value-type="float">
            <text:p>1.00967</text:p>
          </table:table-cell>
          <table:table-cell office:value-type="float" office:value="0.683645" calcext:value-type="float">
            <text:p>0.68364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876743" calcext:value-type="float">
            <text:p>0.876743</text:p>
          </table:table-cell>
          <table:table-cell office:value-type="float" office:value="4.61427" calcext:value-type="float">
            <text:p>4.61427</text:p>
          </table:table-cell>
          <table:table-cell office:value-type="float" office:value="0.719501" calcext:value-type="float">
            <text:p>0.719501</text:p>
          </table:table-cell>
          <table:table-cell office:value-type="float" office:value="0.385744" calcext:value-type="float">
            <text:p>0.38574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94245" calcext:value-type="float">
            <text:p>0.994245</text:p>
          </table:table-cell>
          <table:table-cell office:value-type="float" office:value="0.691435" calcext:value-type="float">
            <text:p>0.691435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0.899105" calcext:value-type="float">
            <text:p>0.899105</text:p>
          </table:table-cell>
          <table:table-cell office:value-type="float" office:value="4.63345" calcext:value-type="float">
            <text:p>4.63345</text:p>
          </table:table-cell>
          <table:table-cell office:value-type="float" office:value="0.712613" calcext:value-type="float">
            <text:p>0.712613</text:p>
          </table:table-cell>
          <table:table-cell office:value-type="float" office:value="0.371968" calcext:value-type="float">
            <text:p>0.37196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73095" calcext:value-type="float">
            <text:p>0.973095</text:p>
          </table:table-cell>
          <table:table-cell office:value-type="float" office:value="0.69608" calcext:value-type="float">
            <text:p>0.69608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8858" calcext:value-type="float">
            <text:p>0.8858</text:p>
          </table:table-cell>
          <table:table-cell office:value-type="float" office:value="4.29538" calcext:value-type="float">
            <text:p>4.29538</text:p>
          </table:table-cell>
          <table:table-cell office:value-type="float" office:value="0.715559" calcext:value-type="float">
            <text:p>0.715559</text:p>
          </table:table-cell>
          <table:table-cell office:value-type="float" office:value="0.383348" calcext:value-type="float">
            <text:p>0.38334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0023" calcext:value-type="float">
            <text:p>1.0023</text:p>
          </table:table-cell>
          <table:table-cell office:value-type="float" office:value="0.683766" calcext:value-type="float">
            <text:p>0.683766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.888863" calcext:value-type="float">
            <text:p>0.888863</text:p>
          </table:table-cell>
          <table:table-cell office:value-type="float" office:value="4.49947" calcext:value-type="float">
            <text:p>4.49947</text:p>
          </table:table-cell>
          <table:table-cell office:value-type="float" office:value="0.714048" calcext:value-type="float">
            <text:p>0.714048</text:p>
          </table:table-cell>
          <table:table-cell office:value-type="float" office:value="0.402216" calcext:value-type="float">
            <text:p>0.40221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80166" calcext:value-type="float">
            <text:p>0.980166</text:p>
          </table:table-cell>
          <table:table-cell office:value-type="float" office:value="0.693004" calcext:value-type="float">
            <text:p>0.693004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0.877458" calcext:value-type="float">
            <text:p>0.877458</text:p>
          </table:table-cell>
          <table:table-cell office:value-type="float" office:value="4.55102" calcext:value-type="float">
            <text:p>4.55102</text:p>
          </table:table-cell>
          <table:table-cell office:value-type="float" office:value="0.716402" calcext:value-type="float">
            <text:p>0.716402</text:p>
          </table:table-cell>
          <table:table-cell office:value-type="float" office:value="0.391435" calcext:value-type="float">
            <text:p>0.39143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80582" calcext:value-type="float">
            <text:p>0.980582</text:p>
          </table:table-cell>
          <table:table-cell office:value-type="float" office:value="0.690042" calcext:value-type="float">
            <text:p>0.690042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.881889" calcext:value-type="float">
            <text:p>0.881889</text:p>
          </table:table-cell>
          <table:table-cell office:value-type="float" office:value="4.41361" calcext:value-type="float">
            <text:p>4.41361</text:p>
          </table:table-cell>
          <table:table-cell office:value-type="float" office:value="0.712915" calcext:value-type="float">
            <text:p>0.712915</text:p>
          </table:table-cell>
          <table:table-cell office:value-type="float" office:value="0.402216" calcext:value-type="float">
            <text:p>0.40221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977791" calcext:value-type="float">
            <text:p>0.977791</text:p>
          </table:table-cell>
          <table:table-cell office:value-type="float" office:value="0.693124" calcext:value-type="float">
            <text:p>0.693124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.864019" calcext:value-type="float">
            <text:p>0.864019</text:p>
          </table:table-cell>
          <table:table-cell office:value-type="float" office:value="4.65446" calcext:value-type="float">
            <text:p>4.65446</text:p>
          </table:table-cell>
          <table:table-cell office:value-type="float" office:value="0.724471" calcext:value-type="float">
            <text:p>0.724471</text:p>
          </table:table-cell>
          <table:table-cell office:value-type="float" office:value="0.402815" calcext:value-type="float">
            <text:p>0.40281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67981" calcext:value-type="float">
            <text:p>0.967981</text:p>
          </table:table-cell>
          <table:table-cell office:value-type="float" office:value="0.697346" calcext:value-type="float">
            <text:p>0.697346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0.869233" calcext:value-type="float">
            <text:p>0.869233</text:p>
          </table:table-cell>
          <table:table-cell office:value-type="float" office:value="4.46863" calcext:value-type="float">
            <text:p>4.46863</text:p>
          </table:table-cell>
          <table:table-cell office:value-type="float" office:value="0.717989" calcext:value-type="float">
            <text:p>0.717989</text:p>
          </table:table-cell>
          <table:table-cell office:value-type="float" office:value="0.387242" calcext:value-type="float">
            <text:p>0.38724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6897" calcext:value-type="float">
            <text:p>0.96897</text:p>
          </table:table-cell>
          <table:table-cell office:value-type="float" office:value="0.695896" calcext:value-type="float">
            <text:p>0.695896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0.871115" calcext:value-type="float">
            <text:p>0.871115</text:p>
          </table:table-cell>
          <table:table-cell office:value-type="float" office:value="4.02193" calcext:value-type="float">
            <text:p>4.02193</text:p>
          </table:table-cell>
          <table:table-cell office:value-type="float" office:value="0.720468" calcext:value-type="float">
            <text:p>0.720468</text:p>
          </table:table-cell>
          <table:table-cell office:value-type="float" office:value="0.390836" calcext:value-type="float">
            <text:p>0.39083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78206" calcext:value-type="float">
            <text:p>0.978206</text:p>
          </table:table-cell>
          <table:table-cell office:value-type="float" office:value="0.695356" calcext:value-type="float">
            <text:p>0.695356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.878104" calcext:value-type="float">
            <text:p>0.878104</text:p>
          </table:table-cell>
          <table:table-cell office:value-type="float" office:value="4.51961" calcext:value-type="float">
            <text:p>4.51961</text:p>
          </table:table-cell>
          <table:table-cell office:value-type="float" office:value="0.719184" calcext:value-type="float">
            <text:p>0.719184</text:p>
          </table:table-cell>
          <table:table-cell office:value-type="float" office:value="0.394729" calcext:value-type="float">
            <text:p>0.39472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77322" calcext:value-type="float">
            <text:p>0.977322</text:p>
          </table:table-cell>
          <table:table-cell office:value-type="float" office:value="0.69318" calcext:value-type="float">
            <text:p>0.6931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889425" calcext:value-type="float">
            <text:p>0.889425</text:p>
          </table:table-cell>
          <table:table-cell office:value-type="float" office:value="4.51198" calcext:value-type="float">
            <text:p>4.51198</text:p>
          </table:table-cell>
          <table:table-cell office:value-type="float" office:value="0.717234" calcext:value-type="float">
            <text:p>0.717234</text:p>
          </table:table-cell>
          <table:table-cell office:value-type="float" office:value="0.403115" calcext:value-type="float">
            <text:p>0.40311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974434" calcext:value-type="float">
            <text:p>0.974434</text:p>
          </table:table-cell>
          <table:table-cell office:value-type="float" office:value="0.696803" calcext:value-type="float">
            <text:p>0.696803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.873618" calcext:value-type="float">
            <text:p>0.873618</text:p>
          </table:table-cell>
          <table:table-cell office:value-type="float" office:value="4.39759" calcext:value-type="float">
            <text:p>4.39759</text:p>
          </table:table-cell>
          <table:table-cell office:value-type="float" office:value="0.720166" calcext:value-type="float">
            <text:p>0.720166</text:p>
          </table:table-cell>
          <table:table-cell office:value-type="float" office:value="0.38245" calcext:value-type="float">
            <text:p>0.3824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63554" calcext:value-type="float">
            <text:p>0.963554</text:p>
          </table:table-cell>
          <table:table-cell office:value-type="float" office:value="0.696562" calcext:value-type="float">
            <text:p>0.69656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866038" calcext:value-type="float">
            <text:p>0.866038</text:p>
          </table:table-cell>
          <table:table-cell office:value-type="float" office:value="4.6284" calcext:value-type="float">
            <text:p>4.6284</text:p>
          </table:table-cell>
          <table:table-cell office:value-type="float" office:value="0.717598" calcext:value-type="float">
            <text:p>0.717598</text:p>
          </table:table-cell>
          <table:table-cell office:value-type="float" office:value="0.397125" calcext:value-type="float">
            <text:p>0.39712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81487" calcext:value-type="float">
            <text:p>0.981487</text:p>
          </table:table-cell>
          <table:table-cell office:value-type="float" office:value="0.691129" calcext:value-type="float">
            <text:p>0.691129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.848679" calcext:value-type="float">
            <text:p>0.848679</text:p>
          </table:table-cell>
          <table:table-cell office:value-type="float" office:value="4.7456" calcext:value-type="float">
            <text:p>4.7456</text:p>
          </table:table-cell>
          <table:table-cell office:value-type="float" office:value="0.728776" calcext:value-type="float">
            <text:p>0.728776</text:p>
          </table:table-cell>
          <table:table-cell office:value-type="float" office:value="0.387841" calcext:value-type="float">
            <text:p>0.38784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65634" calcext:value-type="float">
            <text:p>0.965634</text:p>
          </table:table-cell>
          <table:table-cell office:value-type="float" office:value="0.697346" calcext:value-type="float">
            <text:p>0.697346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0.866986" calcext:value-type="float">
            <text:p>0.866986</text:p>
          </table:table-cell>
          <table:table-cell office:value-type="float" office:value="4.43188" calcext:value-type="float">
            <text:p>4.43188</text:p>
          </table:table-cell>
          <table:table-cell office:value-type="float" office:value="0.722751" calcext:value-type="float">
            <text:p>0.722751</text:p>
          </table:table-cell>
          <table:table-cell office:value-type="float" office:value="0.398023" calcext:value-type="float">
            <text:p>0.39802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63045" calcext:value-type="float">
            <text:p>0.963045</text:p>
          </table:table-cell>
          <table:table-cell office:value-type="float" office:value="0.699457" calcext:value-type="float">
            <text:p>0.699457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.85953" calcext:value-type="float">
            <text:p>0.85953</text:p>
          </table:table-cell>
          <table:table-cell office:value-type="float" office:value="4.57815" calcext:value-type="float">
            <text:p>4.57815</text:p>
          </table:table-cell>
          <table:table-cell office:value-type="float" office:value="0.731571" calcext:value-type="float">
            <text:p>0.731571</text:p>
          </table:table-cell>
          <table:table-cell office:value-type="float" office:value="0.387841" calcext:value-type="float">
            <text:p>0.38784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65821" calcext:value-type="float">
            <text:p>0.965821</text:p>
          </table:table-cell>
          <table:table-cell office:value-type="float" office:value="0.693366" calcext:value-type="float">
            <text:p>0.693366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0.854969" calcext:value-type="float">
            <text:p>0.854969</text:p>
          </table:table-cell>
          <table:table-cell office:value-type="float" office:value="4.46148" calcext:value-type="float">
            <text:p>4.46148</text:p>
          </table:table-cell>
          <table:table-cell office:value-type="float" office:value="0.726813" calcext:value-type="float">
            <text:p>0.726813</text:p>
          </table:table-cell>
          <table:table-cell office:value-type="float" office:value="0.396226" calcext:value-type="float">
            <text:p>0.39622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970385" calcext:value-type="float">
            <text:p>0.970385</text:p>
          </table:table-cell>
          <table:table-cell office:value-type="float" office:value="0.696441" calcext:value-type="float">
            <text:p>0.696441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0.839099" calcext:value-type="float">
            <text:p>0.839099</text:p>
          </table:table-cell>
          <table:table-cell office:value-type="float" office:value="4.38676" calcext:value-type="float">
            <text:p>4.38676</text:p>
          </table:table-cell>
          <table:table-cell office:value-type="float" office:value="0.730385" calcext:value-type="float">
            <text:p>0.730385</text:p>
          </table:table-cell>
          <table:table-cell office:value-type="float" office:value="0.38215" calcext:value-type="float">
            <text:p>0.3821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77325" calcext:value-type="float">
            <text:p>0.977325</text:p>
          </table:table-cell>
          <table:table-cell office:value-type="float" office:value="0.693663" calcext:value-type="float">
            <text:p>0.693663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0.865847" calcext:value-type="float">
            <text:p>0.865847</text:p>
          </table:table-cell>
          <table:table-cell office:value-type="float" office:value="4.74674" calcext:value-type="float">
            <text:p>4.74674</text:p>
          </table:table-cell>
          <table:table-cell office:value-type="float" office:value="0.724018" calcext:value-type="float">
            <text:p>0.724018</text:p>
          </table:table-cell>
          <table:table-cell office:value-type="float" office:value="0.390237" calcext:value-type="float">
            <text:p>0.39023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58512" calcext:value-type="float">
            <text:p>0.958512</text:p>
          </table:table-cell>
          <table:table-cell office:value-type="float" office:value="0.699276" calcext:value-type="float">
            <text:p>0.69927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.853636" calcext:value-type="float">
            <text:p>0.853636</text:p>
          </table:table-cell>
          <table:table-cell office:value-type="float" office:value="4.61255" calcext:value-type="float">
            <text:p>4.61255</text:p>
          </table:table-cell>
          <table:table-cell office:value-type="float" office:value="0.72364" calcext:value-type="float">
            <text:p>0.72364</text:p>
          </table:table-cell>
          <table:table-cell office:value-type="float" office:value="0.373166" calcext:value-type="float">
            <text:p>0.37316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55378" calcext:value-type="float">
            <text:p>0.955378</text:p>
          </table:table-cell>
          <table:table-cell office:value-type="float" office:value="0.699095" calcext:value-type="float">
            <text:p>0.69909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86893" calcext:value-type="float">
            <text:p>0.86893</text:p>
          </table:table-cell>
          <table:table-cell office:value-type="float" office:value="4.49338" calcext:value-type="float">
            <text:p>4.49338</text:p>
          </table:table-cell>
          <table:table-cell office:value-type="float" office:value="0.718216" calcext:value-type="float">
            <text:p>0.718216</text:p>
          </table:table-cell>
          <table:table-cell office:value-type="float" office:value="0.392333" calcext:value-type="float">
            <text:p>0.392333</text:p>
          </table:table-cell>
        </table:table-row>
      </table:table>
      <table:table table:name="A_16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全量学習時</text:p>
          </table:table-cell>
          <table:table-cell table:number-columns-repeated="3"/>
          <table:table-cell office:value-type="string" calcext:value-type="string">
            <text:p>訓練8:評価2 分割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trai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40256" calcext:value-type="float">
            <text:p>4.40256</text:p>
          </table:table-cell>
          <table:table-cell office:value-type="float" office:value="0.0569964" calcext:value-type="float">
            <text:p>0.05699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58378" calcext:value-type="float">
            <text:p>4.58378</text:p>
          </table:table-cell>
          <table:table-cell office:value-type="float" office:value="4.08929" calcext:value-type="float">
            <text:p>4.08929</text:p>
          </table:table-cell>
          <table:table-cell office:value-type="float" office:value="0.0336858" calcext:value-type="float">
            <text:p>0.0336858</text:p>
          </table:table-cell>
          <table:table-cell office:value-type="float" office:value="0.0928422" calcext:value-type="float">
            <text:p>0.09284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49997" calcext:value-type="float">
            <text:p>3.49997</text:p>
          </table:table-cell>
          <table:table-cell office:value-type="float" office:value="0.171472" calcext:value-type="float">
            <text:p>0.1714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70238" calcext:value-type="float">
            <text:p>3.70238</text:p>
          </table:table-cell>
          <table:table-cell office:value-type="float" office:value="3.40248" calcext:value-type="float">
            <text:p>3.40248</text:p>
          </table:table-cell>
          <table:table-cell office:value-type="float" office:value="0.149547" calcext:value-type="float">
            <text:p>0.149547</text:p>
          </table:table-cell>
          <table:table-cell office:value-type="float" office:value="0.18838" calcext:value-type="float">
            <text:p>0.188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0466" calcext:value-type="float">
            <text:p>3.00466</text:p>
          </table:table-cell>
          <table:table-cell office:value-type="float" office:value="0.259928" calcext:value-type="float">
            <text:p>0.2599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15998" calcext:value-type="float">
            <text:p>3.15998</text:p>
          </table:table-cell>
          <table:table-cell office:value-type="float" office:value="3.05984" calcext:value-type="float">
            <text:p>3.05984</text:p>
          </table:table-cell>
          <table:table-cell office:value-type="float" office:value="0.228474" calcext:value-type="float">
            <text:p>0.228474</text:p>
          </table:table-cell>
          <table:table-cell office:value-type="float" office:value="0.251572" calcext:value-type="float">
            <text:p>0.2515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7291" calcext:value-type="float">
            <text:p>2.7291</text:p>
          </table:table-cell>
          <table:table-cell office:value-type="float" office:value="0.310676" calcext:value-type="float">
            <text:p>0.31067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8294" calcext:value-type="float">
            <text:p>2.8294</text:p>
          </table:table-cell>
          <table:table-cell office:value-type="float" office:value="2.83583" calcext:value-type="float">
            <text:p>2.83583</text:p>
          </table:table-cell>
          <table:table-cell office:value-type="float" office:value="0.288964" calcext:value-type="float">
            <text:p>0.288964</text:p>
          </table:table-cell>
          <table:table-cell office:value-type="float" office:value="0.28811" calcext:value-type="float">
            <text:p>0.288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4472" calcext:value-type="float">
            <text:p>2.54472</text:p>
          </table:table-cell>
          <table:table-cell office:value-type="float" office:value="0.342245" calcext:value-type="float">
            <text:p>0.3422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59033" calcext:value-type="float">
            <text:p>2.59033</text:p>
          </table:table-cell>
          <table:table-cell office:value-type="float" office:value="2.82182" calcext:value-type="float">
            <text:p>2.82182</text:p>
          </table:table-cell>
          <table:table-cell office:value-type="float" office:value="0.32923" calcext:value-type="float">
            <text:p>0.32923</text:p>
          </table:table-cell>
          <table:table-cell office:value-type="float" office:value="0.308176" calcext:value-type="float">
            <text:p>0.3081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41809" calcext:value-type="float">
            <text:p>2.41809</text:p>
          </table:table-cell>
          <table:table-cell office:value-type="float" office:value="0.37509" calcext:value-type="float">
            <text:p>0.3750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4218" calcext:value-type="float">
            <text:p>2.4218</text:p>
          </table:table-cell>
          <table:table-cell office:value-type="float" office:value="2.69994" calcext:value-type="float">
            <text:p>2.69994</text:p>
          </table:table-cell>
          <table:table-cell office:value-type="float" office:value="0.368882" calcext:value-type="float">
            <text:p>0.368882</text:p>
          </table:table-cell>
          <table:table-cell office:value-type="float" office:value="0.332734" calcext:value-type="float">
            <text:p>0.3327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27897" calcext:value-type="float">
            <text:p>2.27897</text:p>
          </table:table-cell>
          <table:table-cell office:value-type="float" office:value="0.397587" calcext:value-type="float">
            <text:p>0.39758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.27781" calcext:value-type="float">
            <text:p>2.27781</text:p>
          </table:table-cell>
          <table:table-cell office:value-type="float" office:value="2.59932" calcext:value-type="float">
            <text:p>2.59932</text:p>
          </table:table-cell>
          <table:table-cell office:value-type="float" office:value="0.397279" calcext:value-type="float">
            <text:p>0.397279</text:p>
          </table:table-cell>
          <table:table-cell office:value-type="float" office:value="0.354897" calcext:value-type="float">
            <text:p>0.3548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17564" calcext:value-type="float">
            <text:p>2.17564</text:p>
          </table:table-cell>
          <table:table-cell office:value-type="float" office:value="0.422511" calcext:value-type="float">
            <text:p>0.42251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1348" calcext:value-type="float">
            <text:p>2.1348</text:p>
          </table:table-cell>
          <table:table-cell office:value-type="float" office:value="2.58549" calcext:value-type="float">
            <text:p>2.58549</text:p>
          </table:table-cell>
          <table:table-cell office:value-type="float" office:value="0.427946" calcext:value-type="float">
            <text:p>0.427946</text:p>
          </table:table-cell>
          <table:table-cell office:value-type="float" office:value="0.357892" calcext:value-type="float">
            <text:p>0.3578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0821" calcext:value-type="float">
            <text:p>2.0821</text:p>
          </table:table-cell>
          <table:table-cell office:value-type="float" office:value="0.442461" calcext:value-type="float">
            <text:p>0.44246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.03854" calcext:value-type="float">
            <text:p>2.03854</text:p>
          </table:table-cell>
          <table:table-cell office:value-type="float" office:value="2.51378" calcext:value-type="float">
            <text:p>2.51378</text:p>
          </table:table-cell>
          <table:table-cell office:value-type="float" office:value="0.450076" calcext:value-type="float">
            <text:p>0.450076</text:p>
          </table:table-cell>
          <table:table-cell office:value-type="float" office:value="0.379754" calcext:value-type="float">
            <text:p>0.3797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01869" calcext:value-type="float">
            <text:p>2.01869</text:p>
          </table:table-cell>
          <table:table-cell office:value-type="float" office:value="0.45166" calcext:value-type="float">
            <text:p>0.4516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94426" calcext:value-type="float">
            <text:p>1.94426</text:p>
          </table:table-cell>
          <table:table-cell office:value-type="float" office:value="2.53441" calcext:value-type="float">
            <text:p>2.53441</text:p>
          </table:table-cell>
          <table:table-cell office:value-type="float" office:value="0.470899" calcext:value-type="float">
            <text:p>0.470899</text:p>
          </table:table-cell>
          <table:table-cell office:value-type="float" office:value="0.367176" calcext:value-type="float">
            <text:p>0.3671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93392" calcext:value-type="float">
            <text:p>1.93392</text:p>
          </table:table-cell>
          <table:table-cell office:value-type="float" office:value="0.471532" calcext:value-type="float">
            <text:p>0.47153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.84381" calcext:value-type="float">
            <text:p>1.84381</text:p>
          </table:table-cell>
          <table:table-cell office:value-type="float" office:value="2.61598" calcext:value-type="float">
            <text:p>2.61598</text:p>
          </table:table-cell>
          <table:table-cell office:value-type="float" office:value="0.491692" calcext:value-type="float">
            <text:p>0.491692</text:p>
          </table:table-cell>
          <table:table-cell office:value-type="float" office:value="0.386942" calcext:value-type="float">
            <text:p>0.3869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87589" calcext:value-type="float">
            <text:p>1.87589</text:p>
          </table:table-cell>
          <table:table-cell office:value-type="float" office:value="0.485223" calcext:value-type="float">
            <text:p>0.48522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80243" calcext:value-type="float">
            <text:p>1.80243</text:p>
          </table:table-cell>
          <table:table-cell office:value-type="float" office:value="2.51454" calcext:value-type="float">
            <text:p>2.51454</text:p>
          </table:table-cell>
          <table:table-cell office:value-type="float" office:value="0.505287" calcext:value-type="float">
            <text:p>0.505287</text:p>
          </table:table-cell>
          <table:table-cell office:value-type="float" office:value="0.398622" calcext:value-type="float">
            <text:p>0.3986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81196" calcext:value-type="float">
            <text:p>1.81196</text:p>
          </table:table-cell>
          <table:table-cell office:value-type="float" office:value="0.496138" calcext:value-type="float">
            <text:p>0.49613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71601" calcext:value-type="float">
            <text:p>1.71601</text:p>
          </table:table-cell>
          <table:table-cell office:value-type="float" office:value="2.46256" calcext:value-type="float">
            <text:p>2.46256</text:p>
          </table:table-cell>
          <table:table-cell office:value-type="float" office:value="0.521224" calcext:value-type="float">
            <text:p>0.521224</text:p>
          </table:table-cell>
          <table:table-cell office:value-type="float" office:value="0.418389" calcext:value-type="float">
            <text:p>0.4183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75049" calcext:value-type="float">
            <text:p>1.75049</text:p>
          </table:table-cell>
          <table:table-cell office:value-type="float" office:value="0.513329" calcext:value-type="float">
            <text:p>0.51332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64515" calcext:value-type="float">
            <text:p>1.64515</text:p>
          </table:table-cell>
          <table:table-cell office:value-type="float" office:value="2.52117" calcext:value-type="float">
            <text:p>2.52117</text:p>
          </table:table-cell>
          <table:table-cell office:value-type="float" office:value="0.538322" calcext:value-type="float">
            <text:p>0.538322</text:p>
          </table:table-cell>
          <table:table-cell office:value-type="float" office:value="0.406409" calcext:value-type="float">
            <text:p>0.4064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70099" calcext:value-type="float">
            <text:p>1.70099</text:p>
          </table:table-cell>
          <table:table-cell office:value-type="float" office:value="0.519131" calcext:value-type="float">
            <text:p>0.51913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59202" calcext:value-type="float">
            <text:p>1.59202</text:p>
          </table:table-cell>
          <table:table-cell office:value-type="float" office:value="2.52279" calcext:value-type="float">
            <text:p>2.52279</text:p>
          </table:table-cell>
          <table:table-cell office:value-type="float" office:value="0.548867" calcext:value-type="float">
            <text:p>0.548867</text:p>
          </table:table-cell>
          <table:table-cell office:value-type="float" office:value="0.405211" calcext:value-type="float">
            <text:p>0.4052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66682" calcext:value-type="float">
            <text:p>1.66682</text:p>
          </table:table-cell>
          <table:table-cell office:value-type="float" office:value="0.530881" calcext:value-type="float">
            <text:p>0.53088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53183" calcext:value-type="float">
            <text:p>1.53183</text:p>
          </table:table-cell>
          <table:table-cell office:value-type="float" office:value="2.52828" calcext:value-type="float">
            <text:p>2.52828</text:p>
          </table:table-cell>
          <table:table-cell office:value-type="float" office:value="0.563293" calcext:value-type="float">
            <text:p>0.563293</text:p>
          </table:table-cell>
          <table:table-cell office:value-type="float" office:value="0.421983" calcext:value-type="float">
            <text:p>0.4219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61214" calcext:value-type="float">
            <text:p>1.61214</text:p>
          </table:table-cell>
          <table:table-cell office:value-type="float" office:value="0.546442" calcext:value-type="float">
            <text:p>0.5464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50946" calcext:value-type="float">
            <text:p>1.50946</text:p>
          </table:table-cell>
          <table:table-cell office:value-type="float" office:value="2.56829" calcext:value-type="float">
            <text:p>2.56829</text:p>
          </table:table-cell>
          <table:table-cell office:value-type="float" office:value="0.562963" calcext:value-type="float">
            <text:p>0.562963</text:p>
          </table:table-cell>
          <table:table-cell office:value-type="float" office:value="0.408506" calcext:value-type="float">
            <text:p>0.4085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58511" calcext:value-type="float">
            <text:p>1.58511</text:p>
          </table:table-cell>
          <table:table-cell office:value-type="float" office:value="0.553229" calcext:value-type="float">
            <text:p>0.5532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46039" calcext:value-type="float">
            <text:p>1.46039</text:p>
          </table:table-cell>
          <table:table-cell office:value-type="float" office:value="2.53394" calcext:value-type="float">
            <text:p>2.53394</text:p>
          </table:table-cell>
          <table:table-cell office:value-type="float" office:value="0.581042" calcext:value-type="float">
            <text:p>0.581042</text:p>
          </table:table-cell>
          <table:table-cell office:value-type="float" office:value="0.418988" calcext:value-type="float">
            <text:p>0.4189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52861" calcext:value-type="float">
            <text:p>1.52861</text:p>
          </table:table-cell>
          <table:table-cell office:value-type="float" office:value="0.564053" calcext:value-type="float">
            <text:p>0.56405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.40512" calcext:value-type="float">
            <text:p>1.40512</text:p>
          </table:table-cell>
          <table:table-cell office:value-type="float" office:value="2.55571" calcext:value-type="float">
            <text:p>2.55571</text:p>
          </table:table-cell>
          <table:table-cell office:value-type="float" office:value="0.594864" calcext:value-type="float">
            <text:p>0.594864</text:p>
          </table:table-cell>
          <table:table-cell office:value-type="float" office:value="0.418089" calcext:value-type="float">
            <text:p>0.4180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51332" calcext:value-type="float">
            <text:p>1.51332</text:p>
          </table:table-cell>
          <table:table-cell office:value-type="float" office:value="0.567773" calcext:value-type="float">
            <text:p>0.56777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3753" calcext:value-type="float">
            <text:p>1.3753</text:p>
          </table:table-cell>
          <table:table-cell office:value-type="float" office:value="2.65871" calcext:value-type="float">
            <text:p>2.65871</text:p>
          </table:table-cell>
          <table:table-cell office:value-type="float" office:value="0.601285" calcext:value-type="float">
            <text:p>0.601285</text:p>
          </table:table-cell>
          <table:table-cell office:value-type="float" office:value="0.424379" calcext:value-type="float">
            <text:p>0.4243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46205" calcext:value-type="float">
            <text:p>1.46205</text:p>
          </table:table-cell>
          <table:table-cell office:value-type="float" office:value="0.581966" calcext:value-type="float">
            <text:p>0.58196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.32352" calcext:value-type="float">
            <text:p>1.32352</text:p>
          </table:table-cell>
          <table:table-cell office:value-type="float" office:value="2.69159" calcext:value-type="float">
            <text:p>2.69159</text:p>
          </table:table-cell>
          <table:table-cell office:value-type="float" office:value="0.615937" calcext:value-type="float">
            <text:p>0.615937</text:p>
          </table:table-cell>
          <table:table-cell office:value-type="float" office:value="0.427972" calcext:value-type="float">
            <text:p>0.4279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40344" calcext:value-type="float">
            <text:p>1.40344</text:p>
          </table:table-cell>
          <table:table-cell office:value-type="float" office:value="0.594934" calcext:value-type="float">
            <text:p>0.59493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.29012" calcext:value-type="float">
            <text:p>1.29012</text:p>
          </table:table-cell>
          <table:table-cell office:value-type="float" office:value="2.64302" calcext:value-type="float">
            <text:p>2.64302</text:p>
          </table:table-cell>
          <table:table-cell office:value-type="float" office:value="0.618202" calcext:value-type="float">
            <text:p>0.618202</text:p>
          </table:table-cell>
          <table:table-cell office:value-type="float" office:value="0.427673" calcext:value-type="float">
            <text:p>0.4276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39131" calcext:value-type="float">
            <text:p>1.39131</text:p>
          </table:table-cell>
          <table:table-cell office:value-type="float" office:value="0.593724" calcext:value-type="float">
            <text:p>0.59372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.25489" calcext:value-type="float">
            <text:p>1.25489</text:p>
          </table:table-cell>
          <table:table-cell office:value-type="float" office:value="2.71631" calcext:value-type="float">
            <text:p>2.71631</text:p>
          </table:table-cell>
          <table:table-cell office:value-type="float" office:value="0.632779" calcext:value-type="float">
            <text:p>0.632779</text:p>
          </table:table-cell>
          <table:table-cell office:value-type="float" office:value="0.419886" calcext:value-type="float">
            <text:p>0.4198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36972" calcext:value-type="float">
            <text:p>1.36972</text:p>
          </table:table-cell>
          <table:table-cell office:value-type="float" office:value="0.600905" calcext:value-type="float">
            <text:p>0.60090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.25757" calcext:value-type="float">
            <text:p>1.25757</text:p>
          </table:table-cell>
          <table:table-cell office:value-type="float" office:value="2.81568" calcext:value-type="float">
            <text:p>2.81568</text:p>
          </table:table-cell>
          <table:table-cell office:value-type="float" office:value="0.630612" calcext:value-type="float">
            <text:p>0.630612</text:p>
          </table:table-cell>
          <table:table-cell office:value-type="float" office:value="0.428571" calcext:value-type="float">
            <text:p>0.4285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34209" calcext:value-type="float">
            <text:p>1.34209</text:p>
          </table:table-cell>
          <table:table-cell office:value-type="float" office:value="0.607785" calcext:value-type="float">
            <text:p>0.60778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207" calcext:value-type="float">
            <text:p>1.207</text:p>
          </table:table-cell>
          <table:table-cell office:value-type="float" office:value="2.82607" calcext:value-type="float">
            <text:p>2.82607</text:p>
          </table:table-cell>
          <table:table-cell office:value-type="float" office:value="0.636858" calcext:value-type="float">
            <text:p>0.636858</text:p>
          </table:table-cell>
          <table:table-cell office:value-type="float" office:value="0.424079" calcext:value-type="float">
            <text:p>0.4240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30523" calcext:value-type="float">
            <text:p>1.30523</text:p>
          </table:table-cell>
          <table:table-cell office:value-type="float" office:value="0.614536" calcext:value-type="float">
            <text:p>0.61453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.18703" calcext:value-type="float">
            <text:p>1.18703</text:p>
          </table:table-cell>
          <table:table-cell office:value-type="float" office:value="2.80499" calcext:value-type="float">
            <text:p>2.80499</text:p>
          </table:table-cell>
          <table:table-cell office:value-type="float" office:value="0.647432" calcext:value-type="float">
            <text:p>0.647432</text:p>
          </table:table-cell>
          <table:table-cell office:value-type="float" office:value="0.432764" calcext:value-type="float">
            <text:p>0.4327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2869" calcext:value-type="float">
            <text:p>1.2869</text:p>
          </table:table-cell>
          <table:table-cell office:value-type="float" office:value="0.624005" calcext:value-type="float">
            <text:p>0.62400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.15936" calcext:value-type="float">
            <text:p>1.15936</text:p>
          </table:table-cell>
          <table:table-cell office:value-type="float" office:value="2.69581" calcext:value-type="float">
            <text:p>2.69581</text:p>
          </table:table-cell>
          <table:table-cell office:value-type="float" office:value="0.654875" calcext:value-type="float">
            <text:p>0.654875</text:p>
          </table:table-cell>
          <table:table-cell office:value-type="float" office:value="0.42947" calcext:value-type="float">
            <text:p>0.4294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27071" calcext:value-type="float">
            <text:p>1.27071</text:p>
          </table:table-cell>
          <table:table-cell office:value-type="float" office:value="0.62583" calcext:value-type="float">
            <text:p>0.6258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.132" calcext:value-type="float">
            <text:p>1.132</text:p>
          </table:table-cell>
          <table:table-cell office:value-type="float" office:value="2.86346" calcext:value-type="float">
            <text:p>2.86346</text:p>
          </table:table-cell>
          <table:table-cell office:value-type="float" office:value="0.656042" calcext:value-type="float">
            <text:p>0.656042</text:p>
          </table:table-cell>
          <table:table-cell office:value-type="float" office:value="0.410003" calcext:value-type="float">
            <text:p>0.4100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24801" calcext:value-type="float">
            <text:p>1.24801</text:p>
          </table:table-cell>
          <table:table-cell office:value-type="float" office:value="0.625513" calcext:value-type="float">
            <text:p>0.62551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.11039" calcext:value-type="float">
            <text:p>1.11039</text:p>
          </table:table-cell>
          <table:table-cell office:value-type="float" office:value="2.83038" calcext:value-type="float">
            <text:p>2.83038</text:p>
          </table:table-cell>
          <table:table-cell office:value-type="float" office:value="0.663444" calcext:value-type="float">
            <text:p>0.663444</text:p>
          </table:table-cell>
          <table:table-cell office:value-type="float" office:value="0.433363" calcext:value-type="float">
            <text:p>0.4333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2336" calcext:value-type="float">
            <text:p>1.2336</text:p>
          </table:table-cell>
          <table:table-cell office:value-type="float" office:value="0.637115" calcext:value-type="float">
            <text:p>0.63711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08497" calcext:value-type="float">
            <text:p>1.08497</text:p>
          </table:table-cell>
          <table:table-cell office:value-type="float" office:value="2.86529" calcext:value-type="float">
            <text:p>2.86529</text:p>
          </table:table-cell>
          <table:table-cell office:value-type="float" office:value="0.676039" calcext:value-type="float">
            <text:p>0.676039</text:p>
          </table:table-cell>
          <table:table-cell office:value-type="float" office:value="0.412698" calcext:value-type="float">
            <text:p>0.4126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21447" calcext:value-type="float">
            <text:p>1.21447</text:p>
          </table:table-cell>
          <table:table-cell office:value-type="float" office:value="0.642039" calcext:value-type="float">
            <text:p>0.64203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08344" calcext:value-type="float">
            <text:p>1.08344</text:p>
          </table:table-cell>
          <table:table-cell office:value-type="float" office:value="2.89677" calcext:value-type="float">
            <text:p>2.89677</text:p>
          </table:table-cell>
          <table:table-cell office:value-type="float" office:value="0.673036" calcext:value-type="float">
            <text:p>0.673036</text:p>
          </table:table-cell>
          <table:table-cell office:value-type="float" office:value="0.426774" calcext:value-type="float">
            <text:p>0.4267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17204" calcext:value-type="float">
            <text:p>1.17204</text:p>
          </table:table-cell>
          <table:table-cell office:value-type="float" office:value="0.653981" calcext:value-type="float">
            <text:p>0.65398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04842" calcext:value-type="float">
            <text:p>1.04842</text:p>
          </table:table-cell>
          <table:table-cell office:value-type="float" office:value="3.06707" calcext:value-type="float">
            <text:p>3.06707</text:p>
          </table:table-cell>
          <table:table-cell office:value-type="float" office:value="0.684063" calcext:value-type="float">
            <text:p>0.684063</text:p>
          </table:table-cell>
          <table:table-cell office:value-type="float" office:value="0.426475" calcext:value-type="float">
            <text:p>0.4264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16962" calcext:value-type="float">
            <text:p>1.16962</text:p>
          </table:table-cell>
          <table:table-cell office:value-type="float" office:value="0.650996" calcext:value-type="float">
            <text:p>0.65099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.01134" calcext:value-type="float">
            <text:p>1.01134</text:p>
          </table:table-cell>
          <table:table-cell office:value-type="float" office:value="3.0634" calcext:value-type="float">
            <text:p>3.0634</text:p>
          </table:table-cell>
          <table:table-cell office:value-type="float" office:value="0.688671" calcext:value-type="float">
            <text:p>0.688671</text:p>
          </table:table-cell>
          <table:table-cell office:value-type="float" office:value="0.437556" calcext:value-type="float">
            <text:p>0.4375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14792" calcext:value-type="float">
            <text:p>1.14792</text:p>
          </table:table-cell>
          <table:table-cell office:value-type="float" office:value="0.656333" calcext:value-type="float">
            <text:p>0.65633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.00897" calcext:value-type="float">
            <text:p>1.00897</text:p>
          </table:table-cell>
          <table:table-cell office:value-type="float" office:value="2.97008" calcext:value-type="float">
            <text:p>2.97008</text:p>
          </table:table-cell>
          <table:table-cell office:value-type="float" office:value="0.691308" calcext:value-type="float">
            <text:p>0.691308</text:p>
          </table:table-cell>
          <table:table-cell office:value-type="float" office:value="0.440551" calcext:value-type="float">
            <text:p>0.4405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132" calcext:value-type="float">
            <text:p>1.132</text:p>
          </table:table-cell>
          <table:table-cell office:value-type="float" office:value="0.66041" calcext:value-type="float">
            <text:p>0.6604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.00202" calcext:value-type="float">
            <text:p>1.00202</text:p>
          </table:table-cell>
          <table:table-cell office:value-type="float" office:value="3.33391" calcext:value-type="float">
            <text:p>3.33391</text:p>
          </table:table-cell>
          <table:table-cell office:value-type="float" office:value="0.698338" calcext:value-type="float">
            <text:p>0.698338</text:p>
          </table:table-cell>
          <table:table-cell office:value-type="float" office:value="0.43546" calcext:value-type="float">
            <text:p>0.4354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11615" calcext:value-type="float">
            <text:p>1.11615</text:p>
          </table:table-cell>
          <table:table-cell office:value-type="float" office:value="0.668094" calcext:value-type="float">
            <text:p>0.66809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969021" calcext:value-type="float">
            <text:p>0.969021</text:p>
          </table:table-cell>
          <table:table-cell office:value-type="float" office:value="3.0481" calcext:value-type="float">
            <text:p>3.0481</text:p>
          </table:table-cell>
          <table:table-cell office:value-type="float" office:value="0.702946" calcext:value-type="float">
            <text:p>0.702946</text:p>
          </table:table-cell>
          <table:table-cell office:value-type="float" office:value="0.453429" calcext:value-type="float">
            <text:p>0.4534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09922" calcext:value-type="float">
            <text:p>1.09922</text:p>
          </table:table-cell>
          <table:table-cell office:value-type="float" office:value="0.668215" calcext:value-type="float">
            <text:p>0.66821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958633" calcext:value-type="float">
            <text:p>0.958633</text:p>
          </table:table-cell>
          <table:table-cell office:value-type="float" office:value="3.24799" calcext:value-type="float">
            <text:p>3.24799</text:p>
          </table:table-cell>
          <table:table-cell office:value-type="float" office:value="0.707937" calcext:value-type="float">
            <text:p>0.707937</text:p>
          </table:table-cell>
          <table:table-cell office:value-type="float" office:value="0.444744" calcext:value-type="float">
            <text:p>0.4447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08416" calcext:value-type="float">
            <text:p>1.08416</text:p>
          </table:table-cell>
          <table:table-cell office:value-type="float" office:value="0.666747" calcext:value-type="float">
            <text:p>0.66674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950921" calcext:value-type="float">
            <text:p>0.950921</text:p>
          </table:table-cell>
          <table:table-cell office:value-type="float" office:value="3.23467" calcext:value-type="float">
            <text:p>3.23467</text:p>
          </table:table-cell>
          <table:table-cell office:value-type="float" office:value="0.71065" calcext:value-type="float">
            <text:p>0.71065</text:p>
          </table:table-cell>
          <table:table-cell office:value-type="float" office:value="0.444744" calcext:value-type="float">
            <text:p>0.4447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06788" calcext:value-type="float">
            <text:p>1.06788</text:p>
          </table:table-cell>
          <table:table-cell office:value-type="float" office:value="0.676719" calcext:value-type="float">
            <text:p>0.67671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926641" calcext:value-type="float">
            <text:p>0.926641</text:p>
          </table:table-cell>
          <table:table-cell office:value-type="float" office:value="3.28431" calcext:value-type="float">
            <text:p>3.28431</text:p>
          </table:table-cell>
          <table:table-cell office:value-type="float" office:value="0.713897" calcext:value-type="float">
            <text:p>0.713897</text:p>
          </table:table-cell>
          <table:table-cell office:value-type="float" office:value="0.434262" calcext:value-type="float">
            <text:p>0.4342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03492" calcext:value-type="float">
            <text:p>1.03492</text:p>
          </table:table-cell>
          <table:table-cell office:value-type="float" office:value="0.687266" calcext:value-type="float">
            <text:p>0.68726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91593" calcext:value-type="float">
            <text:p>0.91593</text:p>
          </table:table-cell>
          <table:table-cell office:value-type="float" office:value="3.11468" calcext:value-type="float">
            <text:p>3.11468</text:p>
          </table:table-cell>
          <table:table-cell office:value-type="float" office:value="0.714437" calcext:value-type="float">
            <text:p>0.714437</text:p>
          </table:table-cell>
          <table:table-cell office:value-type="float" office:value="0.434561" calcext:value-type="float">
            <text:p>0.4345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04322" calcext:value-type="float">
            <text:p>1.04322</text:p>
          </table:table-cell>
          <table:table-cell office:value-type="float" office:value="0.682087" calcext:value-type="float">
            <text:p>0.68208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905651" calcext:value-type="float">
            <text:p>0.905651</text:p>
          </table:table-cell>
          <table:table-cell office:value-type="float" office:value="3.40231" calcext:value-type="float">
            <text:p>3.40231</text:p>
          </table:table-cell>
          <table:table-cell office:value-type="float" office:value="0.719184" calcext:value-type="float">
            <text:p>0.719184</text:p>
          </table:table-cell>
          <table:table-cell office:value-type="float" office:value="0.43516" calcext:value-type="float">
            <text:p>0.435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03233" calcext:value-type="float">
            <text:p>1.03233</text:p>
          </table:table-cell>
          <table:table-cell office:value-type="float" office:value="0.688661" calcext:value-type="float">
            <text:p>0.68866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867211" calcext:value-type="float">
            <text:p>0.867211</text:p>
          </table:table-cell>
          <table:table-cell office:value-type="float" office:value="3.40869" calcext:value-type="float">
            <text:p>3.40869</text:p>
          </table:table-cell>
          <table:table-cell office:value-type="float" office:value="0.730363" calcext:value-type="float">
            <text:p>0.730363</text:p>
          </table:table-cell>
          <table:table-cell office:value-type="float" office:value="0.433663" calcext:value-type="float">
            <text:p>0.43366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99369" calcext:value-type="float">
            <text:p>0.999369</text:p>
          </table:table-cell>
          <table:table-cell office:value-type="float" office:value="0.698129" calcext:value-type="float">
            <text:p>0.69812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877602" calcext:value-type="float">
            <text:p>0.877602</text:p>
          </table:table-cell>
          <table:table-cell office:value-type="float" office:value="3.1637" calcext:value-type="float">
            <text:p>3.1637</text:p>
          </table:table-cell>
          <table:table-cell office:value-type="float" office:value="0.730589" calcext:value-type="float">
            <text:p>0.730589</text:p>
          </table:table-cell>
          <table:table-cell office:value-type="float" office:value="0.428272" calcext:value-type="float">
            <text:p>0.42827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90804" calcext:value-type="float">
            <text:p>0.990804</text:p>
          </table:table-cell>
          <table:table-cell office:value-type="float" office:value="0.694511" calcext:value-type="float">
            <text:p>0.69451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875748" calcext:value-type="float">
            <text:p>0.875748</text:p>
          </table:table-cell>
          <table:table-cell office:value-type="float" office:value="3.37807" calcext:value-type="float">
            <text:p>3.37807</text:p>
          </table:table-cell>
          <table:table-cell office:value-type="float" office:value="0.728723" calcext:value-type="float">
            <text:p>0.728723</text:p>
          </table:table-cell>
          <table:table-cell office:value-type="float" office:value="0.439054" calcext:value-type="float">
            <text:p>0.4390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7757" calcext:value-type="float">
            <text:p>0.97757</text:p>
          </table:table-cell>
          <table:table-cell office:value-type="float" office:value="0.699336" calcext:value-type="float">
            <text:p>0.69933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837024" calcext:value-type="float">
            <text:p>0.837024</text:p>
          </table:table-cell>
          <table:table-cell office:value-type="float" office:value="3.49232" calcext:value-type="float">
            <text:p>3.49232</text:p>
          </table:table-cell>
          <table:table-cell office:value-type="float" office:value="0.738746" calcext:value-type="float">
            <text:p>0.738746</text:p>
          </table:table-cell>
          <table:table-cell office:value-type="float" office:value="0.427074" calcext:value-type="float">
            <text:p>0.4270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67482" calcext:value-type="float">
            <text:p>0.967482</text:p>
          </table:table-cell>
          <table:table-cell office:value-type="float" office:value="0.702533" calcext:value-type="float">
            <text:p>0.70253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816042" calcext:value-type="float">
            <text:p>0.816042</text:p>
          </table:table-cell>
          <table:table-cell office:value-type="float" office:value="3.47071" calcext:value-type="float">
            <text:p>3.47071</text:p>
          </table:table-cell>
          <table:table-cell office:value-type="float" office:value="0.742372" calcext:value-type="float">
            <text:p>0.742372</text:p>
          </table:table-cell>
          <table:table-cell office:value-type="float" office:value="0.439353" calcext:value-type="float">
            <text:p>0.43935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49" calcext:value-type="float">
            <text:p>0.949</text:p>
          </table:table-cell>
          <table:table-cell office:value-type="float" office:value="0.712425" calcext:value-type="float">
            <text:p>0.71242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836039" calcext:value-type="float">
            <text:p>0.836039</text:p>
          </table:table-cell>
          <table:table-cell office:value-type="float" office:value="3.36053" calcext:value-type="float">
            <text:p>3.36053</text:p>
          </table:table-cell>
          <table:table-cell office:value-type="float" office:value="0.74059" calcext:value-type="float">
            <text:p>0.74059</text:p>
          </table:table-cell>
          <table:table-cell office:value-type="float" office:value="0.434561" calcext:value-type="float">
            <text:p>0.43456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59878" calcext:value-type="float">
            <text:p>0.959878</text:p>
          </table:table-cell>
          <table:table-cell office:value-type="float" office:value="0.705914" calcext:value-type="float">
            <text:p>0.70591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813205" calcext:value-type="float">
            <text:p>0.813205</text:p>
          </table:table-cell>
          <table:table-cell office:value-type="float" office:value="3.68333" calcext:value-type="float">
            <text:p>3.68333</text:p>
          </table:table-cell>
          <table:table-cell office:value-type="float" office:value="0.747508" calcext:value-type="float">
            <text:p>0.747508</text:p>
          </table:table-cell>
          <table:table-cell office:value-type="float" office:value="0.438455" calcext:value-type="float">
            <text:p>0.43845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37341" calcext:value-type="float">
            <text:p>0.937341</text:p>
          </table:table-cell>
          <table:table-cell office:value-type="float" office:value="0.71158" calcext:value-type="float">
            <text:p>0.7115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816499" calcext:value-type="float">
            <text:p>0.816499</text:p>
          </table:table-cell>
          <table:table-cell office:value-type="float" office:value="3.30865" calcext:value-type="float">
            <text:p>3.30865</text:p>
          </table:table-cell>
          <table:table-cell office:value-type="float" office:value="0.745091" calcext:value-type="float">
            <text:p>0.745091</text:p>
          </table:table-cell>
          <table:table-cell office:value-type="float" office:value="0.438754" calcext:value-type="float">
            <text:p>0.4387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31666" calcext:value-type="float">
            <text:p>0.931666</text:p>
          </table:table-cell>
          <table:table-cell office:value-type="float" office:value="0.713398" calcext:value-type="float">
            <text:p>0.71339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787824" calcext:value-type="float">
            <text:p>0.787824</text:p>
          </table:table-cell>
          <table:table-cell office:value-type="float" office:value="3.67582" calcext:value-type="float">
            <text:p>3.67582</text:p>
          </table:table-cell>
          <table:table-cell office:value-type="float" office:value="0.751398" calcext:value-type="float">
            <text:p>0.751398</text:p>
          </table:table-cell>
          <table:table-cell office:value-type="float" office:value="0.437856" calcext:value-type="float">
            <text:p>0.4378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28959" calcext:value-type="float">
            <text:p>0.928959</text:p>
          </table:table-cell>
          <table:table-cell office:value-type="float" office:value="0.711339" calcext:value-type="float">
            <text:p>0.71133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797767" calcext:value-type="float">
            <text:p>0.797767</text:p>
          </table:table-cell>
          <table:table-cell office:value-type="float" office:value="3.53323" calcext:value-type="float">
            <text:p>3.53323</text:p>
          </table:table-cell>
          <table:table-cell office:value-type="float" office:value="0.748792" calcext:value-type="float">
            <text:p>0.748792</text:p>
          </table:table-cell>
          <table:table-cell office:value-type="float" office:value="0.430967" calcext:value-type="float">
            <text:p>0.4309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02438" calcext:value-type="float">
            <text:p>0.902438</text:p>
          </table:table-cell>
          <table:table-cell office:value-type="float" office:value="0.721834" calcext:value-type="float">
            <text:p>0.72183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806904" calcext:value-type="float">
            <text:p>0.806904</text:p>
          </table:table-cell>
          <table:table-cell office:value-type="float" office:value="3.48081" calcext:value-type="float">
            <text:p>3.48081</text:p>
          </table:table-cell>
          <table:table-cell office:value-type="float" office:value="0.747885" calcext:value-type="float">
            <text:p>0.747885</text:p>
          </table:table-cell>
          <table:table-cell office:value-type="float" office:value="0.438155" calcext:value-type="float">
            <text:p>0.43815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12261" calcext:value-type="float">
            <text:p>0.912261</text:p>
          </table:table-cell>
          <table:table-cell office:value-type="float" office:value="0.722933" calcext:value-type="float">
            <text:p>0.72293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759173" calcext:value-type="float">
            <text:p>0.759173</text:p>
          </table:table-cell>
          <table:table-cell office:value-type="float" office:value="3.67807" calcext:value-type="float">
            <text:p>3.67807</text:p>
          </table:table-cell>
          <table:table-cell office:value-type="float" office:value="0.762009" calcext:value-type="float">
            <text:p>0.762009</text:p>
          </table:table-cell>
          <table:table-cell office:value-type="float" office:value="0.428272" calcext:value-type="float">
            <text:p>0.42827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898069" calcext:value-type="float">
            <text:p>0.898069</text:p>
          </table:table-cell>
          <table:table-cell office:value-type="float" office:value="0.720205" calcext:value-type="float">
            <text:p>0.72020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749777" calcext:value-type="float">
            <text:p>0.749777</text:p>
          </table:table-cell>
          <table:table-cell office:value-type="float" office:value="3.72742" calcext:value-type="float">
            <text:p>3.72742</text:p>
          </table:table-cell>
          <table:table-cell office:value-type="float" office:value="0.762509" calcext:value-type="float">
            <text:p>0.762509</text:p>
          </table:table-cell>
          <table:table-cell office:value-type="float" office:value="0.432764" calcext:value-type="float">
            <text:p>0.43276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879436" calcext:value-type="float">
            <text:p>0.879436</text:p>
          </table:table-cell>
          <table:table-cell office:value-type="float" office:value="0.725407" calcext:value-type="float">
            <text:p>0.72540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760689" calcext:value-type="float">
            <text:p>0.760689</text:p>
          </table:table-cell>
          <table:table-cell office:value-type="float" office:value="3.8977" calcext:value-type="float">
            <text:p>3.8977</text:p>
          </table:table-cell>
          <table:table-cell office:value-type="float" office:value="0.762085" calcext:value-type="float">
            <text:p>0.762085</text:p>
          </table:table-cell>
          <table:table-cell office:value-type="float" office:value="0.43516" calcext:value-type="float">
            <text:p>0.435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884677" calcext:value-type="float">
            <text:p>0.884677</text:p>
          </table:table-cell>
          <table:table-cell office:value-type="float" office:value="0.725633" calcext:value-type="float">
            <text:p>0.72563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754705" calcext:value-type="float">
            <text:p>0.754705</text:p>
          </table:table-cell>
          <table:table-cell office:value-type="float" office:value="3.59114" calcext:value-type="float">
            <text:p>3.59114</text:p>
          </table:table-cell>
          <table:table-cell office:value-type="float" office:value="0.762009" calcext:value-type="float">
            <text:p>0.762009</text:p>
          </table:table-cell>
          <table:table-cell office:value-type="float" office:value="0.436358" calcext:value-type="float">
            <text:p>0.43635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78654" calcext:value-type="float">
            <text:p>0.878654</text:p>
          </table:table-cell>
          <table:table-cell office:value-type="float" office:value="0.727382" calcext:value-type="float">
            <text:p>0.72738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745685" calcext:value-type="float">
            <text:p>0.745685</text:p>
          </table:table-cell>
          <table:table-cell office:value-type="float" office:value="3.79357" calcext:value-type="float">
            <text:p>3.79357</text:p>
          </table:table-cell>
          <table:table-cell office:value-type="float" office:value="0.768254" calcext:value-type="float">
            <text:p>0.768254</text:p>
          </table:table-cell>
          <table:table-cell office:value-type="float" office:value="0.435759" calcext:value-type="float">
            <text:p>0.4357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4328" calcext:value-type="float">
            <text:p>0.84328</text:p>
          </table:table-cell>
          <table:table-cell office:value-type="float" office:value="0.737538" calcext:value-type="float">
            <text:p>0.73753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7263" calcext:value-type="float">
            <text:p>0.7263</text:p>
          </table:table-cell>
          <table:table-cell office:value-type="float" office:value="3.71119" calcext:value-type="float">
            <text:p>3.71119</text:p>
          </table:table-cell>
          <table:table-cell office:value-type="float" office:value="0.770091" calcext:value-type="float">
            <text:p>0.770091</text:p>
          </table:table-cell>
          <table:table-cell office:value-type="float" office:value="0.44684" calcext:value-type="float">
            <text:p>0.4468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858667" calcext:value-type="float">
            <text:p>0.858667</text:p>
          </table:table-cell>
          <table:table-cell office:value-type="float" office:value="0.730277" calcext:value-type="float">
            <text:p>0.73027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737503" calcext:value-type="float">
            <text:p>0.737503</text:p>
          </table:table-cell>
          <table:table-cell office:value-type="float" office:value="3.78239" calcext:value-type="float">
            <text:p>3.78239</text:p>
          </table:table-cell>
          <table:table-cell office:value-type="float" office:value="0.768882" calcext:value-type="float">
            <text:p>0.768882</text:p>
          </table:table-cell>
          <table:table-cell office:value-type="float" office:value="0.44115" calcext:value-type="float">
            <text:p>0.441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31418" calcext:value-type="float">
            <text:p>0.831418</text:p>
          </table:table-cell>
          <table:table-cell office:value-type="float" office:value="0.741098" calcext:value-type="float">
            <text:p>0.74109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742162" calcext:value-type="float">
            <text:p>0.742162</text:p>
          </table:table-cell>
          <table:table-cell office:value-type="float" office:value="3.58046" calcext:value-type="float">
            <text:p>3.58046</text:p>
          </table:table-cell>
          <table:table-cell office:value-type="float" office:value="0.767574" calcext:value-type="float">
            <text:p>0.767574</text:p>
          </table:table-cell>
          <table:table-cell office:value-type="float" office:value="0.438155" calcext:value-type="float">
            <text:p>0.43815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83586" calcext:value-type="float">
            <text:p>0.83586</text:p>
          </table:table-cell>
          <table:table-cell office:value-type="float" office:value="0.74035" calcext:value-type="float">
            <text:p>0.7403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727521" calcext:value-type="float">
            <text:p>0.727521</text:p>
          </table:table-cell>
          <table:table-cell office:value-type="float" office:value="3.72883" calcext:value-type="float">
            <text:p>3.72883</text:p>
          </table:table-cell>
          <table:table-cell office:value-type="float" office:value="0.7679" calcext:value-type="float">
            <text:p>0.7679</text:p>
          </table:table-cell>
          <table:table-cell office:value-type="float" office:value="0.432165" calcext:value-type="float">
            <text:p>0.43216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817496" calcext:value-type="float">
            <text:p>0.817496</text:p>
          </table:table-cell>
          <table:table-cell office:value-type="float" office:value="0.742762" calcext:value-type="float">
            <text:p>0.74276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690604" calcext:value-type="float">
            <text:p>0.690604</text:p>
          </table:table-cell>
          <table:table-cell office:value-type="float" office:value="3.82615" calcext:value-type="float">
            <text:p>3.82615</text:p>
          </table:table-cell>
          <table:table-cell office:value-type="float" office:value="0.780891" calcext:value-type="float">
            <text:p>0.780891</text:p>
          </table:table-cell>
          <table:table-cell office:value-type="float" office:value="0.434561" calcext:value-type="float">
            <text:p>0.43456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3377" calcext:value-type="float">
            <text:p>0.83377</text:p>
          </table:table-cell>
          <table:table-cell office:value-type="float" office:value="0.740495" calcext:value-type="float">
            <text:p>0.74049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691809" calcext:value-type="float">
            <text:p>0.691809</text:p>
          </table:table-cell>
          <table:table-cell office:value-type="float" office:value="3.81692" calcext:value-type="float">
            <text:p>3.81692</text:p>
          </table:table-cell>
          <table:table-cell office:value-type="float" office:value="0.780136" calcext:value-type="float">
            <text:p>0.780136</text:p>
          </table:table-cell>
          <table:table-cell office:value-type="float" office:value="0.434861" calcext:value-type="float">
            <text:p>0.43486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23962" calcext:value-type="float">
            <text:p>0.823962</text:p>
          </table:table-cell>
          <table:table-cell office:value-type="float" office:value="0.743969" calcext:value-type="float">
            <text:p>0.74396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690913" calcext:value-type="float">
            <text:p>0.690913</text:p>
          </table:table-cell>
          <table:table-cell office:value-type="float" office:value="4.05387" calcext:value-type="float">
            <text:p>4.05387</text:p>
          </table:table-cell>
          <table:table-cell office:value-type="float" office:value="0.782464" calcext:value-type="float">
            <text:p>0.782464</text:p>
          </table:table-cell>
          <table:table-cell office:value-type="float" office:value="0.433663" calcext:value-type="float">
            <text:p>0.4336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816673" calcext:value-type="float">
            <text:p>0.816673</text:p>
          </table:table-cell>
          <table:table-cell office:value-type="float" office:value="0.745685" calcext:value-type="float">
            <text:p>0.74568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683802" calcext:value-type="float">
            <text:p>0.683802</text:p>
          </table:table-cell>
          <table:table-cell office:value-type="float" office:value="3.79868" calcext:value-type="float">
            <text:p>3.79868</text:p>
          </table:table-cell>
          <table:table-cell office:value-type="float" office:value="0.780891" calcext:value-type="float">
            <text:p>0.780891</text:p>
          </table:table-cell>
          <table:table-cell office:value-type="float" office:value="0.445642" calcext:value-type="float">
            <text:p>0.44564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02513" calcext:value-type="float">
            <text:p>0.802513</text:p>
          </table:table-cell>
          <table:table-cell office:value-type="float" office:value="0.749517" calcext:value-type="float">
            <text:p>0.74951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689943" calcext:value-type="float">
            <text:p>0.689943</text:p>
          </table:table-cell>
          <table:table-cell office:value-type="float" office:value="3.86749" calcext:value-type="float">
            <text:p>3.86749</text:p>
          </table:table-cell>
          <table:table-cell office:value-type="float" office:value="0.782024" calcext:value-type="float">
            <text:p>0.782024</text:p>
          </table:table-cell>
          <table:table-cell office:value-type="float" office:value="0.431267" calcext:value-type="float">
            <text:p>0.4312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792869" calcext:value-type="float">
            <text:p>0.792869</text:p>
          </table:table-cell>
          <table:table-cell office:value-type="float" office:value="0.754704" calcext:value-type="float">
            <text:p>0.75470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677929" calcext:value-type="float">
            <text:p>0.677929</text:p>
          </table:table-cell>
          <table:table-cell office:value-type="float" office:value="4.07728" calcext:value-type="float">
            <text:p>4.07728</text:p>
          </table:table-cell>
          <table:table-cell office:value-type="float" office:value="0.785639" calcext:value-type="float">
            <text:p>0.785639</text:p>
          </table:table-cell>
          <table:table-cell office:value-type="float" office:value="0.442049" calcext:value-type="float">
            <text:p>0.44204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793137" calcext:value-type="float">
            <text:p>0.793137</text:p>
          </table:table-cell>
          <table:table-cell office:value-type="float" office:value="0.750332" calcext:value-type="float">
            <text:p>0.75033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663004" calcext:value-type="float">
            <text:p>0.663004</text:p>
          </table:table-cell>
          <table:table-cell office:value-type="float" office:value="3.9899" calcext:value-type="float">
            <text:p>3.9899</text:p>
          </table:table-cell>
          <table:table-cell office:value-type="float" office:value="0.791239" calcext:value-type="float">
            <text:p>0.791239</text:p>
          </table:table-cell>
          <table:table-cell office:value-type="float" office:value="0.435759" calcext:value-type="float">
            <text:p>0.43575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783835" calcext:value-type="float">
            <text:p>0.783835</text:p>
          </table:table-cell>
          <table:table-cell office:value-type="float" office:value="0.756212" calcext:value-type="float">
            <text:p>0.75621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669515" calcext:value-type="float">
            <text:p>0.669515</text:p>
          </table:table-cell>
          <table:table-cell office:value-type="float" office:value="3.96091" calcext:value-type="float">
            <text:p>3.96091</text:p>
          </table:table-cell>
          <table:table-cell office:value-type="float" office:value="0.787009" calcext:value-type="float">
            <text:p>0.787009</text:p>
          </table:table-cell>
          <table:table-cell office:value-type="float" office:value="0.439054" calcext:value-type="float">
            <text:p>0.4390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69676" calcext:value-type="float">
            <text:p>0.769676</text:p>
          </table:table-cell>
          <table:table-cell office:value-type="float" office:value="0.759384" calcext:value-type="float">
            <text:p>0.75938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651823" calcext:value-type="float">
            <text:p>0.651823</text:p>
          </table:table-cell>
          <table:table-cell office:value-type="float" office:value="3.8852" calcext:value-type="float">
            <text:p>3.8852</text:p>
          </table:table-cell>
          <table:table-cell office:value-type="float" office:value="0.790627" calcext:value-type="float">
            <text:p>0.790627</text:p>
          </table:table-cell>
          <table:table-cell office:value-type="float" office:value="0.427074" calcext:value-type="float">
            <text:p>0.42707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9088" calcext:value-type="float">
            <text:p>0.79088</text:p>
          </table:table-cell>
          <table:table-cell office:value-type="float" office:value="0.754524" calcext:value-type="float">
            <text:p>0.75452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661475" calcext:value-type="float">
            <text:p>0.661475</text:p>
          </table:table-cell>
          <table:table-cell office:value-type="float" office:value="3.87851" calcext:value-type="float">
            <text:p>3.87851</text:p>
          </table:table-cell>
          <table:table-cell office:value-type="float" office:value="0.787462" calcext:value-type="float">
            <text:p>0.787462</text:p>
          </table:table-cell>
          <table:table-cell office:value-type="float" office:value="0.422582" calcext:value-type="float">
            <text:p>0.42258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81306" calcext:value-type="float">
            <text:p>0.781306</text:p>
          </table:table-cell>
          <table:table-cell office:value-type="float" office:value="0.756152" calcext:value-type="float">
            <text:p>0.75615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650675" calcext:value-type="float">
            <text:p>0.650675</text:p>
          </table:table-cell>
          <table:table-cell office:value-type="float" office:value="4.02133" calcext:value-type="float">
            <text:p>4.02133</text:p>
          </table:table-cell>
          <table:table-cell office:value-type="float" office:value="0.794789" calcext:value-type="float">
            <text:p>0.794789</text:p>
          </table:table-cell>
          <table:table-cell office:value-type="float" office:value="0.433363" calcext:value-type="float">
            <text:p>0.43336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771342" calcext:value-type="float">
            <text:p>0.771342</text:p>
          </table:table-cell>
          <table:table-cell office:value-type="float" office:value="0.754919" calcext:value-type="float">
            <text:p>0.75491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654578" calcext:value-type="float">
            <text:p>0.654578</text:p>
          </table:table-cell>
          <table:table-cell office:value-type="float" office:value="4.25585" calcext:value-type="float">
            <text:p>4.25585</text:p>
          </table:table-cell>
          <table:table-cell office:value-type="float" office:value="0.789804" calcext:value-type="float">
            <text:p>0.789804</text:p>
          </table:table-cell>
          <table:table-cell office:value-type="float" office:value="0.433962" calcext:value-type="float">
            <text:p>0.43396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63629" calcext:value-type="float">
            <text:p>0.763629</text:p>
          </table:table-cell>
          <table:table-cell office:value-type="float" office:value="0.757901" calcext:value-type="float">
            <text:p>0.75790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653584" calcext:value-type="float">
            <text:p>0.653584</text:p>
          </table:table-cell>
          <table:table-cell office:value-type="float" office:value="3.78575" calcext:value-type="float">
            <text:p>3.78575</text:p>
          </table:table-cell>
          <table:table-cell office:value-type="float" office:value="0.79418" calcext:value-type="float">
            <text:p>0.79418</text:p>
          </table:table-cell>
          <table:table-cell office:value-type="float" office:value="0.436358" calcext:value-type="float">
            <text:p>0.43635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49253" calcext:value-type="float">
            <text:p>0.749253</text:p>
          </table:table-cell>
          <table:table-cell office:value-type="float" office:value="0.764876" calcext:value-type="float">
            <text:p>0.76487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645002" calcext:value-type="float">
            <text:p>0.645002</text:p>
          </table:table-cell>
          <table:table-cell office:value-type="float" office:value="3.96065" calcext:value-type="float">
            <text:p>3.96065</text:p>
          </table:table-cell>
          <table:table-cell office:value-type="float" office:value="0.792447" calcext:value-type="float">
            <text:p>0.792447</text:p>
          </table:table-cell>
          <table:table-cell office:value-type="float" office:value="0.443546" calcext:value-type="float">
            <text:p>0.44354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748455" calcext:value-type="float">
            <text:p>0.748455</text:p>
          </table:table-cell>
          <table:table-cell office:value-type="float" office:value="0.765742" calcext:value-type="float">
            <text:p>0.76574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627783" calcext:value-type="float">
            <text:p>0.627783</text:p>
          </table:table-cell>
          <table:table-cell office:value-type="float" office:value="4.09879" calcext:value-type="float">
            <text:p>4.09879</text:p>
          </table:table-cell>
          <table:table-cell office:value-type="float" office:value="0.802039" calcext:value-type="float">
            <text:p>0.802039</text:p>
          </table:table-cell>
          <table:table-cell office:value-type="float" office:value="0.430668" calcext:value-type="float">
            <text:p>0.43066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37659" calcext:value-type="float">
            <text:p>0.737659</text:p>
          </table:table-cell>
          <table:table-cell office:value-type="float" office:value="0.766707" calcext:value-type="float">
            <text:p>0.76670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629845" calcext:value-type="float">
            <text:p>0.629845</text:p>
          </table:table-cell>
          <table:table-cell office:value-type="float" office:value="4.1775" calcext:value-type="float">
            <text:p>4.1775</text:p>
          </table:table-cell>
          <table:table-cell office:value-type="float" office:value="0.796145" calcext:value-type="float">
            <text:p>0.796145</text:p>
          </table:table-cell>
          <table:table-cell office:value-type="float" office:value="0.430368" calcext:value-type="float">
            <text:p>0.43036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35088" calcext:value-type="float">
            <text:p>0.735088</text:p>
          </table:table-cell>
          <table:table-cell office:value-type="float" office:value="0.769704" calcext:value-type="float">
            <text:p>0.76970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600759" calcext:value-type="float">
            <text:p>0.600759</text:p>
          </table:table-cell>
          <table:table-cell office:value-type="float" office:value="4.05502" calcext:value-type="float">
            <text:p>4.05502</text:p>
          </table:table-cell>
          <table:table-cell office:value-type="float" office:value="0.805891" calcext:value-type="float">
            <text:p>0.805891</text:p>
          </table:table-cell>
          <table:table-cell office:value-type="float" office:value="0.444145" calcext:value-type="float">
            <text:p>0.44414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44142" calcext:value-type="float">
            <text:p>0.744142</text:p>
          </table:table-cell>
          <table:table-cell office:value-type="float" office:value="0.764174" calcext:value-type="float">
            <text:p>0.76417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607814" calcext:value-type="float">
            <text:p>0.607814</text:p>
          </table:table-cell>
          <table:table-cell office:value-type="float" office:value="4.31465" calcext:value-type="float">
            <text:p>4.31465</text:p>
          </table:table-cell>
          <table:table-cell office:value-type="float" office:value="0.808535" calcext:value-type="float">
            <text:p>0.808535</text:p>
          </table:table-cell>
          <table:table-cell office:value-type="float" office:value="0.445942" calcext:value-type="float">
            <text:p>0.44594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31924" calcext:value-type="float">
            <text:p>0.731924</text:p>
          </table:table-cell>
          <table:table-cell office:value-type="float" office:value="0.771877" calcext:value-type="float">
            <text:p>0.77187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612535" calcext:value-type="float">
            <text:p>0.612535</text:p>
          </table:table-cell>
          <table:table-cell office:value-type="float" office:value="4.03036" calcext:value-type="float">
            <text:p>4.03036</text:p>
          </table:table-cell>
          <table:table-cell office:value-type="float" office:value="0.803628" calcext:value-type="float">
            <text:p>0.803628</text:p>
          </table:table-cell>
          <table:table-cell office:value-type="float" office:value="0.437556" calcext:value-type="float">
            <text:p>0.43755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709641" calcext:value-type="float">
            <text:p>0.709641</text:p>
          </table:table-cell>
          <table:table-cell office:value-type="float" office:value="0.776297" calcext:value-type="float">
            <text:p>0.77629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632418" calcext:value-type="float">
            <text:p>0.632418</text:p>
          </table:table-cell>
          <table:table-cell office:value-type="float" office:value="4.3186" calcext:value-type="float">
            <text:p>4.3186</text:p>
          </table:table-cell>
          <table:table-cell office:value-type="float" office:value="0.795619" calcext:value-type="float">
            <text:p>0.795619</text:p>
          </table:table-cell>
          <table:table-cell office:value-type="float" office:value="0.425577" calcext:value-type="float">
            <text:p>0.42557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719455" calcext:value-type="float">
            <text:p>0.719455</text:p>
          </table:table-cell>
          <table:table-cell office:value-type="float" office:value="0.772075" calcext:value-type="float">
            <text:p>0.77207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6241" calcext:value-type="float">
            <text:p>0.6241</text:p>
          </table:table-cell>
          <table:table-cell office:value-type="float" office:value="4.42074" calcext:value-type="float">
            <text:p>4.42074</text:p>
          </table:table-cell>
          <table:table-cell office:value-type="float" office:value="0.799396" calcext:value-type="float">
            <text:p>0.799396</text:p>
          </table:table-cell>
          <table:table-cell office:value-type="float" office:value="0.439952" calcext:value-type="float">
            <text:p>0.43995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707186" calcext:value-type="float">
            <text:p>0.707186</text:p>
          </table:table-cell>
          <table:table-cell office:value-type="float" office:value="0.77761" calcext:value-type="float">
            <text:p>0.7776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588181" calcext:value-type="float">
            <text:p>0.588181</text:p>
          </table:table-cell>
          <table:table-cell office:value-type="float" office:value="4.2514" calcext:value-type="float">
            <text:p>4.2514</text:p>
          </table:table-cell>
          <table:table-cell office:value-type="float" office:value="0.810574" calcext:value-type="float">
            <text:p>0.810574</text:p>
          </table:table-cell>
          <table:table-cell office:value-type="float" office:value="0.438754" calcext:value-type="float">
            <text:p>0.43875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702483" calcext:value-type="float">
            <text:p>0.702483</text:p>
          </table:table-cell>
          <table:table-cell office:value-type="float" office:value="0.777021" calcext:value-type="float">
            <text:p>0.77702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618162" calcext:value-type="float">
            <text:p>0.618162</text:p>
          </table:table-cell>
          <table:table-cell office:value-type="float" office:value="4.44424" calcext:value-type="float">
            <text:p>4.44424</text:p>
          </table:table-cell>
          <table:table-cell office:value-type="float" office:value="0.804989" calcext:value-type="float">
            <text:p>0.804989</text:p>
          </table:table-cell>
          <table:table-cell office:value-type="float" office:value="0.44145" calcext:value-type="float">
            <text:p>0.4414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23923" calcext:value-type="float">
            <text:p>0.723923</text:p>
          </table:table-cell>
          <table:table-cell office:value-type="float" office:value="0.774532" calcext:value-type="float">
            <text:p>0.77453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594566" calcext:value-type="float">
            <text:p>0.594566</text:p>
          </table:table-cell>
          <table:table-cell office:value-type="float" office:value="4.2555" calcext:value-type="float">
            <text:p>4.2555</text:p>
          </table:table-cell>
          <table:table-cell office:value-type="float" office:value="0.810347" calcext:value-type="float">
            <text:p>0.810347</text:p>
          </table:table-cell>
          <table:table-cell office:value-type="float" office:value="0.436658" calcext:value-type="float">
            <text:p>0.43665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70838" calcext:value-type="float">
            <text:p>0.70838</text:p>
          </table:table-cell>
          <table:table-cell office:value-type="float" office:value="0.776297" calcext:value-type="float">
            <text:p>0.77629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591079" calcext:value-type="float">
            <text:p>0.591079</text:p>
          </table:table-cell>
          <table:table-cell office:value-type="float" office:value="4.17266" calcext:value-type="float">
            <text:p>4.17266</text:p>
          </table:table-cell>
          <table:table-cell office:value-type="float" office:value="0.814653" calcext:value-type="float">
            <text:p>0.814653</text:p>
          </table:table-cell>
          <table:table-cell office:value-type="float" office:value="0.443246" calcext:value-type="float">
            <text:p>0.44324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710871" calcext:value-type="float">
            <text:p>0.710871</text:p>
          </table:table-cell>
          <table:table-cell office:value-type="float" office:value="0.775754" calcext:value-type="float">
            <text:p>0.77575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603082" calcext:value-type="float">
            <text:p>0.603082</text:p>
          </table:table-cell>
          <table:table-cell office:value-type="float" office:value="4.24789" calcext:value-type="float">
            <text:p>4.24789</text:p>
          </table:table-cell>
          <table:table-cell office:value-type="float" office:value="0.808919" calcext:value-type="float">
            <text:p>0.808919</text:p>
          </table:table-cell>
          <table:table-cell office:value-type="float" office:value="0.43546" calcext:value-type="float">
            <text:p>0.4354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697544" calcext:value-type="float">
            <text:p>0.697544</text:p>
          </table:table-cell>
          <table:table-cell office:value-type="float" office:value="0.781291" calcext:value-type="float">
            <text:p>0.78129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610279" calcext:value-type="float">
            <text:p>0.610279</text:p>
          </table:table-cell>
          <table:table-cell office:value-type="float" office:value="4.81546" calcext:value-type="float">
            <text:p>4.81546</text:p>
          </table:table-cell>
          <table:table-cell office:value-type="float" office:value="0.805891" calcext:value-type="float">
            <text:p>0.805891</text:p>
          </table:table-cell>
          <table:table-cell office:value-type="float" office:value="0.432465" calcext:value-type="float">
            <text:p>0.43246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688443" calcext:value-type="float">
            <text:p>0.688443</text:p>
          </table:table-cell>
          <table:table-cell office:value-type="float" office:value="0.783293" calcext:value-type="float">
            <text:p>0.783293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59193" calcext:value-type="float">
            <text:p>0.59193</text:p>
          </table:table-cell>
          <table:table-cell office:value-type="float" office:value="4.30553" calcext:value-type="float">
            <text:p>4.30553</text:p>
          </table:table-cell>
          <table:table-cell office:value-type="float" office:value="0.809894" calcext:value-type="float">
            <text:p>0.809894</text:p>
          </table:table-cell>
          <table:table-cell office:value-type="float" office:value="0.445343" calcext:value-type="float">
            <text:p>0.44534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86873" calcext:value-type="float">
            <text:p>0.686873</text:p>
          </table:table-cell>
          <table:table-cell office:value-type="float" office:value="0.782257" calcext:value-type="float">
            <text:p>0.78225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564817" calcext:value-type="float">
            <text:p>0.564817</text:p>
          </table:table-cell>
          <table:table-cell office:value-type="float" office:value="4.57474" calcext:value-type="float">
            <text:p>4.57474</text:p>
          </table:table-cell>
          <table:table-cell office:value-type="float" office:value="0.820181" calcext:value-type="float">
            <text:p>0.820181</text:p>
          </table:table-cell>
          <table:table-cell office:value-type="float" office:value="0.442348" calcext:value-type="float">
            <text:p>0.44234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73875" calcext:value-type="float">
            <text:p>0.673875</text:p>
          </table:table-cell>
          <table:table-cell office:value-type="float" office:value="0.784379" calcext:value-type="float">
            <text:p>0.78437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572184" calcext:value-type="float">
            <text:p>0.572184</text:p>
          </table:table-cell>
          <table:table-cell office:value-type="float" office:value="4.47957" calcext:value-type="float">
            <text:p>4.47957</text:p>
          </table:table-cell>
          <table:table-cell office:value-type="float" office:value="0.818505" calcext:value-type="float">
            <text:p>0.818505</text:p>
          </table:table-cell>
          <table:table-cell office:value-type="float" office:value="0.436358" calcext:value-type="float">
            <text:p>0.43635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72002" calcext:value-type="float">
            <text:p>0.672002</text:p>
          </table:table-cell>
          <table:table-cell office:value-type="float" office:value="0.784318" calcext:value-type="float">
            <text:p>0.78431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596245" calcext:value-type="float">
            <text:p>0.596245</text:p>
          </table:table-cell>
          <table:table-cell office:value-type="float" office:value="4.09671" calcext:value-type="float">
            <text:p>4.09671</text:p>
          </table:table-cell>
          <table:table-cell office:value-type="float" office:value="0.812236" calcext:value-type="float">
            <text:p>0.812236</text:p>
          </table:table-cell>
          <table:table-cell office:value-type="float" office:value="0.441749" calcext:value-type="float">
            <text:p>0.44174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8163" calcext:value-type="float">
            <text:p>0.68163</text:p>
          </table:table-cell>
          <table:table-cell office:value-type="float" office:value="0.784068" calcext:value-type="float">
            <text:p>0.78406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570048" calcext:value-type="float">
            <text:p>0.570048</text:p>
          </table:table-cell>
          <table:table-cell office:value-type="float" office:value="4.24118" calcext:value-type="float">
            <text:p>4.24118</text:p>
          </table:table-cell>
          <table:table-cell office:value-type="float" office:value="0.816541" calcext:value-type="float">
            <text:p>0.816541</text:p>
          </table:table-cell>
          <table:table-cell office:value-type="float" office:value="0.441749" calcext:value-type="float">
            <text:p>0.44174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97063" calcext:value-type="float">
            <text:p>0.697063</text:p>
          </table:table-cell>
          <table:table-cell office:value-type="float" office:value="0.77684" calcext:value-type="float">
            <text:p>0.7768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584053" calcext:value-type="float">
            <text:p>0.584053</text:p>
          </table:table-cell>
          <table:table-cell office:value-type="float" office:value="4.09743" calcext:value-type="float">
            <text:p>4.09743</text:p>
          </table:table-cell>
          <table:table-cell office:value-type="float" office:value="0.813379" calcext:value-type="float">
            <text:p>0.813379</text:p>
          </table:table-cell>
          <table:table-cell office:value-type="float" office:value="0.453729" calcext:value-type="float">
            <text:p>0.45372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7632" calcext:value-type="float">
            <text:p>0.67632</text:p>
          </table:table-cell>
          <table:table-cell office:value-type="float" office:value="0.786844" calcext:value-type="float">
            <text:p>0.78684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574257" calcext:value-type="float">
            <text:p>0.574257</text:p>
          </table:table-cell>
          <table:table-cell office:value-type="float" office:value="4.11382" calcext:value-type="float">
            <text:p>4.11382</text:p>
          </table:table-cell>
          <table:table-cell office:value-type="float" office:value="0.81926" calcext:value-type="float">
            <text:p>0.81926</text:p>
          </table:table-cell>
          <table:table-cell office:value-type="float" office:value="0.45283" calcext:value-type="float">
            <text:p>0.4528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76334" calcext:value-type="float">
            <text:p>0.676334</text:p>
          </table:table-cell>
          <table:table-cell office:value-type="float" office:value="0.782147" calcext:value-type="float">
            <text:p>0.782147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584902" calcext:value-type="float">
            <text:p>0.584902</text:p>
          </table:table-cell>
          <table:table-cell office:value-type="float" office:value="4.33646" calcext:value-type="float">
            <text:p>4.33646</text:p>
          </table:table-cell>
          <table:table-cell office:value-type="float" office:value="0.817372" calcext:value-type="float">
            <text:p>0.817372</text:p>
          </table:table-cell>
          <table:table-cell office:value-type="float" office:value="0.43516" calcext:value-type="float">
            <text:p>0.4351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70288" calcext:value-type="float">
            <text:p>0.670288</text:p>
          </table:table-cell>
          <table:table-cell office:value-type="float" office:value="0.787093" calcext:value-type="float">
            <text:p>0.78709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561227" calcext:value-type="float">
            <text:p>0.561227</text:p>
          </table:table-cell>
          <table:table-cell office:value-type="float" office:value="4.39674" calcext:value-type="float">
            <text:p>4.39674</text:p>
          </table:table-cell>
          <table:table-cell office:value-type="float" office:value="0.817989" calcext:value-type="float">
            <text:p>0.817989</text:p>
          </table:table-cell>
          <table:table-cell office:value-type="float" office:value="0.445642" calcext:value-type="float">
            <text:p>0.44564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65684" calcext:value-type="float">
            <text:p>0.665684</text:p>
          </table:table-cell>
          <table:table-cell office:value-type="float" office:value="0.790284" calcext:value-type="float">
            <text:p>0.790284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574291" calcext:value-type="float">
            <text:p>0.574291</text:p>
          </table:table-cell>
          <table:table-cell office:value-type="float" office:value="4.73411" calcext:value-type="float">
            <text:p>4.73411</text:p>
          </table:table-cell>
          <table:table-cell office:value-type="float" office:value="0.815861" calcext:value-type="float">
            <text:p>0.815861</text:p>
          </table:table-cell>
          <table:table-cell office:value-type="float" office:value="0.428871" calcext:value-type="float">
            <text:p>0.42887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689473" calcext:value-type="float">
            <text:p>0.689473</text:p>
          </table:table-cell>
          <table:table-cell office:value-type="float" office:value="0.781665" calcext:value-type="float">
            <text:p>0.78166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549057" calcext:value-type="float">
            <text:p>0.549057</text:p>
          </table:table-cell>
          <table:table-cell office:value-type="float" office:value="4.54374" calcext:value-type="float">
            <text:p>4.54374</text:p>
          </table:table-cell>
          <table:table-cell office:value-type="float" office:value="0.822281" calcext:value-type="float">
            <text:p>0.822281</text:p>
          </table:table-cell>
          <table:table-cell office:value-type="float" office:value="0.444744" calcext:value-type="float">
            <text:p>0.4447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40979" calcext:value-type="float">
            <text:p>0.640979</text:p>
          </table:table-cell>
          <table:table-cell office:value-type="float" office:value="0.795112" calcext:value-type="float">
            <text:p>0.7951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527244" calcext:value-type="float">
            <text:p>0.527244</text:p>
          </table:table-cell>
          <table:table-cell office:value-type="float" office:value="4.58343" calcext:value-type="float">
            <text:p>4.58343</text:p>
          </table:table-cell>
          <table:table-cell office:value-type="float" office:value="0.828949" calcext:value-type="float">
            <text:p>0.828949</text:p>
          </table:table-cell>
          <table:table-cell office:value-type="float" office:value="0.440851" calcext:value-type="float">
            <text:p>0.44085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662083" calcext:value-type="float">
            <text:p>0.662083</text:p>
          </table:table-cell>
          <table:table-cell office:value-type="float" office:value="0.790229" calcext:value-type="float">
            <text:p>0.79022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567126" calcext:value-type="float">
            <text:p>0.567126</text:p>
          </table:table-cell>
          <table:table-cell office:value-type="float" office:value="4.4386" calcext:value-type="float">
            <text:p>4.4386</text:p>
          </table:table-cell>
          <table:table-cell office:value-type="float" office:value="0.824169" calcext:value-type="float">
            <text:p>0.824169</text:p>
          </table:table-cell>
          <table:table-cell office:value-type="float" office:value="0.451333" calcext:value-type="float">
            <text:p>0.45133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659247" calcext:value-type="float">
            <text:p>0.659247</text:p>
          </table:table-cell>
          <table:table-cell office:value-type="float" office:value="0.788782" calcext:value-type="float">
            <text:p>0.78878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549673" calcext:value-type="float">
            <text:p>0.549673</text:p>
          </table:table-cell>
          <table:table-cell office:value-type="float" office:value="4.68444" calcext:value-type="float">
            <text:p>4.68444</text:p>
          </table:table-cell>
          <table:table-cell office:value-type="float" office:value="0.824245" calcext:value-type="float">
            <text:p>0.824245</text:p>
          </table:table-cell>
          <table:table-cell office:value-type="float" office:value="0.433962" calcext:value-type="float">
            <text:p>0.43396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665142" calcext:value-type="float">
            <text:p>0.665142</text:p>
          </table:table-cell>
          <table:table-cell office:value-type="float" office:value="0.790766" calcext:value-type="float">
            <text:p>0.790766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541639" calcext:value-type="float">
            <text:p>0.541639</text:p>
          </table:table-cell>
          <table:table-cell office:value-type="float" office:value="4.59066" calcext:value-type="float">
            <text:p>4.59066</text:p>
          </table:table-cell>
          <table:table-cell office:value-type="float" office:value="0.824849" calcext:value-type="float">
            <text:p>0.824849</text:p>
          </table:table-cell>
          <table:table-cell office:value-type="float" office:value="0.444145" calcext:value-type="float">
            <text:p>0.44414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31936" calcext:value-type="float">
            <text:p>0.631936</text:p>
          </table:table-cell>
          <table:table-cell office:value-type="float" office:value="0.798854" calcext:value-type="float">
            <text:p>0.79885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541925" calcext:value-type="float">
            <text:p>0.541925</text:p>
          </table:table-cell>
          <table:table-cell office:value-type="float" office:value="4.55348" calcext:value-type="float">
            <text:p>4.55348</text:p>
          </table:table-cell>
          <table:table-cell office:value-type="float" office:value="0.827816" calcext:value-type="float">
            <text:p>0.827816</text:p>
          </table:table-cell>
          <table:table-cell office:value-type="float" office:value="0.430967" calcext:value-type="float">
            <text:p>0.43096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0192" calcext:value-type="float">
            <text:p>0.660192</text:p>
          </table:table-cell>
          <table:table-cell office:value-type="float" office:value="0.788775" calcext:value-type="float">
            <text:p>0.78877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532005" calcext:value-type="float">
            <text:p>0.532005</text:p>
          </table:table-cell>
          <table:table-cell office:value-type="float" office:value="4.74784" calcext:value-type="float">
            <text:p>4.74784</text:p>
          </table:table-cell>
          <table:table-cell office:value-type="float" office:value="0.827417" calcext:value-type="float">
            <text:p>0.827417</text:p>
          </table:table-cell>
          <table:table-cell office:value-type="float" office:value="0.447739" calcext:value-type="float">
            <text:p>0.44773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43701" calcext:value-type="float">
            <text:p>0.643701</text:p>
          </table:table-cell>
          <table:table-cell office:value-type="float" office:value="0.793607" calcext:value-type="float">
            <text:p>0.79360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540829" calcext:value-type="float">
            <text:p>0.540829</text:p>
          </table:table-cell>
          <table:table-cell office:value-type="float" office:value="4.73845" calcext:value-type="float">
            <text:p>4.73845</text:p>
          </table:table-cell>
          <table:table-cell office:value-type="float" office:value="0.829532" calcext:value-type="float">
            <text:p>0.829532</text:p>
          </table:table-cell>
          <table:table-cell office:value-type="float" office:value="0.42917" calcext:value-type="float">
            <text:p>0.4291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658702" calcext:value-type="float">
            <text:p>0.658702</text:p>
          </table:table-cell>
          <table:table-cell office:value-type="float" office:value="0.793245" calcext:value-type="float">
            <text:p>0.79324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552452" calcext:value-type="float">
            <text:p>0.552452</text:p>
          </table:table-cell>
          <table:table-cell office:value-type="float" office:value="5.06826" calcext:value-type="float">
            <text:p>5.06826</text:p>
          </table:table-cell>
          <table:table-cell office:value-type="float" office:value="0.818216" calcext:value-type="float">
            <text:p>0.818216</text:p>
          </table:table-cell>
          <table:table-cell office:value-type="float" office:value="0.43546" calcext:value-type="float">
            <text:p>0.4354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623211" calcext:value-type="float">
            <text:p>0.623211</text:p>
          </table:table-cell>
          <table:table-cell office:value-type="float" office:value="0.800785" calcext:value-type="float">
            <text:p>0.800785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536428" calcext:value-type="float">
            <text:p>0.536428</text:p>
          </table:table-cell>
          <table:table-cell office:value-type="float" office:value="4.57902" calcext:value-type="float">
            <text:p>4.57902</text:p>
          </table:table-cell>
          <table:table-cell office:value-type="float" office:value="0.826662" calcext:value-type="float">
            <text:p>0.826662</text:p>
          </table:table-cell>
          <table:table-cell office:value-type="float" office:value="0.436059" calcext:value-type="float">
            <text:p>0.43605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658688" calcext:value-type="float">
            <text:p>0.658688</text:p>
          </table:table-cell>
          <table:table-cell office:value-type="float" office:value="0.791556" calcext:value-type="float">
            <text:p>0.791556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53904" calcext:value-type="float">
            <text:p>0.53904</text:p>
          </table:table-cell>
          <table:table-cell office:value-type="float" office:value="4.8241" calcext:value-type="float">
            <text:p>4.8241</text:p>
          </table:table-cell>
          <table:table-cell office:value-type="float" office:value="0.826737" calcext:value-type="float">
            <text:p>0.826737</text:p>
          </table:table-cell>
          <table:table-cell office:value-type="float" office:value="0.436658" calcext:value-type="float">
            <text:p>0.43665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621396" calcext:value-type="float">
            <text:p>0.621396</text:p>
          </table:table-cell>
          <table:table-cell office:value-type="float" office:value="0.802354" calcext:value-type="float">
            <text:p>0.80235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50906" calcext:value-type="float">
            <text:p>0.50906</text:p>
          </table:table-cell>
          <table:table-cell office:value-type="float" office:value="4.54759" calcext:value-type="float">
            <text:p>4.54759</text:p>
          </table:table-cell>
          <table:table-cell office:value-type="float" office:value="0.836206" calcext:value-type="float">
            <text:p>0.836206</text:p>
          </table:table-cell>
          <table:table-cell office:value-type="float" office:value="0.442947" calcext:value-type="float">
            <text:p>0.44294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620435" calcext:value-type="float">
            <text:p>0.620435</text:p>
          </table:table-cell>
          <table:table-cell office:value-type="float" office:value="0.799397" calcext:value-type="float">
            <text:p>0.799397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514574" calcext:value-type="float">
            <text:p>0.514574</text:p>
          </table:table-cell>
          <table:table-cell office:value-type="float" office:value="4.85657" calcext:value-type="float">
            <text:p>4.85657</text:p>
          </table:table-cell>
          <table:table-cell office:value-type="float" office:value="0.834592" calcext:value-type="float">
            <text:p>0.834592</text:p>
          </table:table-cell>
          <table:table-cell office:value-type="float" office:value="0.447739" calcext:value-type="float">
            <text:p>0.44773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617286" calcext:value-type="float">
            <text:p>0.617286</text:p>
          </table:table-cell>
          <table:table-cell office:value-type="float" office:value="0.805006" calcext:value-type="float">
            <text:p>0.80500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513694" calcext:value-type="float">
            <text:p>0.513694</text:p>
          </table:table-cell>
          <table:table-cell office:value-type="float" office:value="4.75984" calcext:value-type="float">
            <text:p>4.75984</text:p>
          </table:table-cell>
          <table:table-cell office:value-type="float" office:value="0.83565" calcext:value-type="float">
            <text:p>0.83565</text:p>
          </table:table-cell>
          <table:table-cell office:value-type="float" office:value="0.445043" calcext:value-type="float">
            <text:p>0.44504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632724" calcext:value-type="float">
            <text:p>0.632724</text:p>
          </table:table-cell>
          <table:table-cell office:value-type="float" office:value="0.799819" calcext:value-type="float">
            <text:p>0.79981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519557" calcext:value-type="float">
            <text:p>0.519557</text:p>
          </table:table-cell>
          <table:table-cell office:value-type="float" office:value="4.55347" calcext:value-type="float">
            <text:p>4.55347</text:p>
          </table:table-cell>
          <table:table-cell office:value-type="float" office:value="0.836934" calcext:value-type="float">
            <text:p>0.836934</text:p>
          </table:table-cell>
          <table:table-cell office:value-type="float" office:value="0.440551" calcext:value-type="float">
            <text:p>0.44055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63337" calcext:value-type="float">
            <text:p>0.63337</text:p>
          </table:table-cell>
          <table:table-cell office:value-type="float" office:value="0.799276" calcext:value-type="float">
            <text:p>0.79927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531427" calcext:value-type="float">
            <text:p>0.531427</text:p>
          </table:table-cell>
          <table:table-cell office:value-type="float" office:value="4.61897" calcext:value-type="float">
            <text:p>4.61897</text:p>
          </table:table-cell>
          <table:table-cell office:value-type="float" office:value="0.829176" calcext:value-type="float">
            <text:p>0.829176</text:p>
          </table:table-cell>
          <table:table-cell office:value-type="float" office:value="0.445642" calcext:value-type="float">
            <text:p>0.44564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20941" calcext:value-type="float">
            <text:p>0.620941</text:p>
          </table:table-cell>
          <table:table-cell office:value-type="float" office:value="0.805492" calcext:value-type="float">
            <text:p>0.80549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516327" calcext:value-type="float">
            <text:p>0.516327</text:p>
          </table:table-cell>
          <table:table-cell office:value-type="float" office:value="4.96969" calcext:value-type="float">
            <text:p>4.96969</text:p>
          </table:table-cell>
          <table:table-cell office:value-type="float" office:value="0.837387" calcext:value-type="float">
            <text:p>0.837387</text:p>
          </table:table-cell>
          <table:table-cell office:value-type="float" office:value="0.44145" calcext:value-type="float">
            <text:p>0.4414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609823" calcext:value-type="float">
            <text:p>0.609823</text:p>
          </table:table-cell>
          <table:table-cell office:value-type="float" office:value="0.807539" calcext:value-type="float">
            <text:p>0.807539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529485" calcext:value-type="float">
            <text:p>0.529485</text:p>
          </table:table-cell>
          <table:table-cell office:value-type="float" office:value="4.92459" calcext:value-type="float">
            <text:p>4.92459</text:p>
          </table:table-cell>
          <table:table-cell office:value-type="float" office:value="0.829985" calcext:value-type="float">
            <text:p>0.829985</text:p>
          </table:table-cell>
          <table:table-cell office:value-type="float" office:value="0.438155" calcext:value-type="float">
            <text:p>0.43815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624789" calcext:value-type="float">
            <text:p>0.624789</text:p>
          </table:table-cell>
          <table:table-cell office:value-type="float" office:value="0.801267" calcext:value-type="float">
            <text:p>0.801267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514834" calcext:value-type="float">
            <text:p>0.514834</text:p>
          </table:table-cell>
          <table:table-cell office:value-type="float" office:value="4.97216" calcext:value-type="float">
            <text:p>4.97216</text:p>
          </table:table-cell>
          <table:table-cell office:value-type="float" office:value="0.837717" calcext:value-type="float">
            <text:p>0.837717</text:p>
          </table:table-cell>
          <table:table-cell office:value-type="float" office:value="0.442947" calcext:value-type="float">
            <text:p>0.44294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635066" calcext:value-type="float">
            <text:p>0.635066</text:p>
          </table:table-cell>
          <table:table-cell office:value-type="float" office:value="0.797888" calcext:value-type="float">
            <text:p>0.797888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503931" calcext:value-type="float">
            <text:p>0.503931</text:p>
          </table:table-cell>
          <table:table-cell office:value-type="float" office:value="4.89015" calcext:value-type="float">
            <text:p>4.89015</text:p>
          </table:table-cell>
          <table:table-cell office:value-type="float" office:value="0.836858" calcext:value-type="float">
            <text:p>0.836858</text:p>
          </table:table-cell>
          <table:table-cell office:value-type="float" office:value="0.442947" calcext:value-type="float">
            <text:p>0.44294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614388" calcext:value-type="float">
            <text:p>0.614388</text:p>
          </table:table-cell>
          <table:table-cell office:value-type="float" office:value="0.803679" calcext:value-type="float">
            <text:p>0.803679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531143" calcext:value-type="float">
            <text:p>0.531143</text:p>
          </table:table-cell>
          <table:table-cell office:value-type="float" office:value="4.76233" calcext:value-type="float">
            <text:p>4.76233</text:p>
          </table:table-cell>
          <table:table-cell office:value-type="float" office:value="0.830287" calcext:value-type="float">
            <text:p>0.830287</text:p>
          </table:table-cell>
          <table:table-cell office:value-type="float" office:value="0.448038" calcext:value-type="float">
            <text:p>0.44803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6214" calcext:value-type="float">
            <text:p>0.6214</text:p>
          </table:table-cell>
          <table:table-cell office:value-type="float" office:value="0.802957" calcext:value-type="float">
            <text:p>0.80295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498788" calcext:value-type="float">
            <text:p>0.498788</text:p>
          </table:table-cell>
          <table:table-cell office:value-type="float" office:value="4.68639" calcext:value-type="float">
            <text:p>4.68639</text:p>
          </table:table-cell>
          <table:table-cell office:value-type="float" office:value="0.840363" calcext:value-type="float">
            <text:p>0.840363</text:p>
          </table:table-cell>
          <table:table-cell office:value-type="float" office:value="0.439054" calcext:value-type="float">
            <text:p>0.43905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616986" calcext:value-type="float">
            <text:p>0.616986</text:p>
          </table:table-cell>
          <table:table-cell office:value-type="float" office:value="0.805308" calcext:value-type="float">
            <text:p>0.805308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513" calcext:value-type="float">
            <text:p>0.513</text:p>
          </table:table-cell>
          <table:table-cell office:value-type="float" office:value="5.21866" calcext:value-type="float">
            <text:p>5.21866</text:p>
          </table:table-cell>
          <table:table-cell office:value-type="float" office:value="0.836934" calcext:value-type="float">
            <text:p>0.836934</text:p>
          </table:table-cell>
          <table:table-cell office:value-type="float" office:value="0.442647" calcext:value-type="float">
            <text:p>0.44264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617319" calcext:value-type="float">
            <text:p>0.617319</text:p>
          </table:table-cell>
          <table:table-cell office:value-type="float" office:value="0.805609" calcext:value-type="float">
            <text:p>0.805609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501004" calcext:value-type="float">
            <text:p>0.501004</text:p>
          </table:table-cell>
          <table:table-cell office:value-type="float" office:value="5.26971" calcext:value-type="float">
            <text:p>5.26971</text:p>
          </table:table-cell>
          <table:table-cell office:value-type="float" office:value="0.840257" calcext:value-type="float">
            <text:p>0.840257</text:p>
          </table:table-cell>
          <table:table-cell office:value-type="float" office:value="0.44684" calcext:value-type="float">
            <text:p>0.4468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600884" calcext:value-type="float">
            <text:p>0.600884</text:p>
          </table:table-cell>
          <table:table-cell office:value-type="float" office:value="0.809415" calcext:value-type="float">
            <text:p>0.809415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517708" calcext:value-type="float">
            <text:p>0.517708</text:p>
          </table:table-cell>
          <table:table-cell office:value-type="float" office:value="4.8888" calcext:value-type="float">
            <text:p>4.8888</text:p>
          </table:table-cell>
          <table:table-cell office:value-type="float" office:value="0.833988" calcext:value-type="float">
            <text:p>0.833988</text:p>
          </table:table-cell>
          <table:table-cell office:value-type="float" office:value="0.453429" calcext:value-type="float">
            <text:p>0.45342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598236" calcext:value-type="float">
            <text:p>0.598236</text:p>
          </table:table-cell>
          <table:table-cell office:value-type="float" office:value="0.809349" calcext:value-type="float">
            <text:p>0.809349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487507" calcext:value-type="float">
            <text:p>0.487507</text:p>
          </table:table-cell>
          <table:table-cell office:value-type="float" office:value="4.9676" calcext:value-type="float">
            <text:p>4.9676</text:p>
          </table:table-cell>
          <table:table-cell office:value-type="float" office:value="0.843008" calcext:value-type="float">
            <text:p>0.843008</text:p>
          </table:table-cell>
          <table:table-cell office:value-type="float" office:value="0.440551" calcext:value-type="float">
            <text:p>0.44055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602389" calcext:value-type="float">
            <text:p>0.602389</text:p>
          </table:table-cell>
          <table:table-cell office:value-type="float" office:value="0.809777" calcext:value-type="float">
            <text:p>0.80977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521352" calcext:value-type="float">
            <text:p>0.521352</text:p>
          </table:table-cell>
          <table:table-cell office:value-type="float" office:value="4.68868" calcext:value-type="float">
            <text:p>4.68868</text:p>
          </table:table-cell>
          <table:table-cell office:value-type="float" office:value="0.833535" calcext:value-type="float">
            <text:p>0.833535</text:p>
          </table:table-cell>
          <table:table-cell office:value-type="float" office:value="0.431866" calcext:value-type="float">
            <text:p>0.43186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60095" calcext:value-type="float">
            <text:p>0.60095</text:p>
          </table:table-cell>
          <table:table-cell office:value-type="float" office:value="0.805247" calcext:value-type="float">
            <text:p>0.805247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504799" calcext:value-type="float">
            <text:p>0.504799</text:p>
          </table:table-cell>
          <table:table-cell office:value-type="float" office:value="5.07089" calcext:value-type="float">
            <text:p>5.07089</text:p>
          </table:table-cell>
          <table:table-cell office:value-type="float" office:value="0.839955" calcext:value-type="float">
            <text:p>0.839955</text:p>
          </table:table-cell>
          <table:table-cell office:value-type="float" office:value="0.447439" calcext:value-type="float">
            <text:p>0.44743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585112" calcext:value-type="float">
            <text:p>0.585112</text:p>
          </table:table-cell>
          <table:table-cell office:value-type="float" office:value="0.813329" calcext:value-type="float">
            <text:p>0.813329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497824" calcext:value-type="float">
            <text:p>0.497824</text:p>
          </table:table-cell>
          <table:table-cell office:value-type="float" office:value="4.78661" calcext:value-type="float">
            <text:p>4.78661</text:p>
          </table:table-cell>
          <table:table-cell office:value-type="float" office:value="0.841572" calcext:value-type="float">
            <text:p>0.841572</text:p>
          </table:table-cell>
          <table:table-cell office:value-type="float" office:value="0.439353" calcext:value-type="float">
            <text:p>0.43935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604544" calcext:value-type="float">
            <text:p>0.604544</text:p>
          </table:table-cell>
          <table:table-cell office:value-type="float" office:value="0.809596" calcext:value-type="float">
            <text:p>0.80959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504629" calcext:value-type="float">
            <text:p>0.504629</text:p>
          </table:table-cell>
          <table:table-cell office:value-type="float" office:value="5.22476" calcext:value-type="float">
            <text:p>5.22476</text:p>
          </table:table-cell>
          <table:table-cell office:value-type="float" office:value="0.835801" calcext:value-type="float">
            <text:p>0.835801</text:p>
          </table:table-cell>
          <table:table-cell office:value-type="float" office:value="0.439353" calcext:value-type="float">
            <text:p>0.43935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590687" calcext:value-type="float">
            <text:p>0.590687</text:p>
          </table:table-cell>
          <table:table-cell office:value-type="float" office:value="0.815742" calcext:value-type="float">
            <text:p>0.815742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500861" calcext:value-type="float">
            <text:p>0.500861</text:p>
          </table:table-cell>
          <table:table-cell office:value-type="float" office:value="4.77619" calcext:value-type="float">
            <text:p>4.77619</text:p>
          </table:table-cell>
          <table:table-cell office:value-type="float" office:value="0.841616" calcext:value-type="float">
            <text:p>0.841616</text:p>
          </table:table-cell>
          <table:table-cell office:value-type="float" office:value="0.445043" calcext:value-type="float">
            <text:p>0.44504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599741" calcext:value-type="float">
            <text:p>0.599741</text:p>
          </table:table-cell>
          <table:table-cell office:value-type="float" office:value="0.810803" calcext:value-type="float">
            <text:p>0.81080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493576" calcext:value-type="float">
            <text:p>0.493576</text:p>
          </table:table-cell>
          <table:table-cell office:value-type="float" office:value="5.02926" calcext:value-type="float">
            <text:p>5.02926</text:p>
          </table:table-cell>
          <table:table-cell office:value-type="float" office:value="0.846939" calcext:value-type="float">
            <text:p>0.846939</text:p>
          </table:table-cell>
          <table:table-cell office:value-type="float" office:value="0.440551" calcext:value-type="float">
            <text:p>0.44055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585633" calcext:value-type="float">
            <text:p>0.585633</text:p>
          </table:table-cell>
          <table:table-cell office:value-type="float" office:value="0.81152" calcext:value-type="float">
            <text:p>0.8115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476142" calcext:value-type="float">
            <text:p>0.476142</text:p>
          </table:table-cell>
          <table:table-cell office:value-type="float" office:value="4.9622" calcext:value-type="float">
            <text:p>4.9622</text:p>
          </table:table-cell>
          <table:table-cell office:value-type="float" office:value="0.844637" calcext:value-type="float">
            <text:p>0.844637</text:p>
          </table:table-cell>
          <table:table-cell office:value-type="float" office:value="0.441749" calcext:value-type="float">
            <text:p>0.44174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570931" calcext:value-type="float">
            <text:p>0.570931</text:p>
          </table:table-cell>
          <table:table-cell office:value-type="float" office:value="0.818154" calcext:value-type="float">
            <text:p>0.81815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488452" calcext:value-type="float">
            <text:p>0.488452</text:p>
          </table:table-cell>
          <table:table-cell office:value-type="float" office:value="5.09844" calcext:value-type="float">
            <text:p>5.09844</text:p>
          </table:table-cell>
          <table:table-cell office:value-type="float" office:value="0.840634" calcext:value-type="float">
            <text:p>0.840634</text:p>
          </table:table-cell>
          <table:table-cell office:value-type="float" office:value="0.442348" calcext:value-type="float">
            <text:p>0.44234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581701" calcext:value-type="float">
            <text:p>0.581701</text:p>
          </table:table-cell>
          <table:table-cell office:value-type="float" office:value="0.817622" calcext:value-type="float">
            <text:p>0.817622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483131" calcext:value-type="float">
            <text:p>0.483131</text:p>
          </table:table-cell>
          <table:table-cell office:value-type="float" office:value="5.12037" calcext:value-type="float">
            <text:p>5.12037</text:p>
          </table:table-cell>
          <table:table-cell office:value-type="float" office:value="0.845468" calcext:value-type="float">
            <text:p>0.845468</text:p>
          </table:table-cell>
          <table:table-cell office:value-type="float" office:value="0.439353" calcext:value-type="float">
            <text:p>0.43935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607906" calcext:value-type="float">
            <text:p>0.607906</text:p>
          </table:table-cell>
          <table:table-cell office:value-type="float" office:value="0.807298" calcext:value-type="float">
            <text:p>0.807298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502486" calcext:value-type="float">
            <text:p>0.502486</text:p>
          </table:table-cell>
          <table:table-cell office:value-type="float" office:value="5.30891" calcext:value-type="float">
            <text:p>5.30891</text:p>
          </table:table-cell>
          <table:table-cell office:value-type="float" office:value="0.842479" calcext:value-type="float">
            <text:p>0.842479</text:p>
          </table:table-cell>
          <table:table-cell office:value-type="float" office:value="0.448637" calcext:value-type="float">
            <text:p>0.44863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603457" calcext:value-type="float">
            <text:p>0.603457</text:p>
          </table:table-cell>
          <table:table-cell office:value-type="float" office:value="0.806276" calcext:value-type="float">
            <text:p>0.806276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502341" calcext:value-type="float">
            <text:p>0.502341</text:p>
          </table:table-cell>
          <table:table-cell office:value-type="float" office:value="4.95242" calcext:value-type="float">
            <text:p>4.95242</text:p>
          </table:table-cell>
          <table:table-cell office:value-type="float" office:value="0.841616" calcext:value-type="float">
            <text:p>0.841616</text:p>
          </table:table-cell>
          <table:table-cell office:value-type="float" office:value="0.442947" calcext:value-type="float">
            <text:p>0.44294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591295" calcext:value-type="float">
            <text:p>0.591295</text:p>
          </table:table-cell>
          <table:table-cell office:value-type="float" office:value="0.815682" calcext:value-type="float">
            <text:p>0.815682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486658" calcext:value-type="float">
            <text:p>0.486658</text:p>
          </table:table-cell>
          <table:table-cell office:value-type="float" office:value="5.00358" calcext:value-type="float">
            <text:p>5.00358</text:p>
          </table:table-cell>
          <table:table-cell office:value-type="float" office:value="0.843051" calcext:value-type="float">
            <text:p>0.843051</text:p>
          </table:table-cell>
          <table:table-cell office:value-type="float" office:value="0.433663" calcext:value-type="float">
            <text:p>0.43366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588032" calcext:value-type="float">
            <text:p>0.588032</text:p>
          </table:table-cell>
          <table:table-cell office:value-type="float" office:value="0.815983" calcext:value-type="float">
            <text:p>0.815983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503385" calcext:value-type="float">
            <text:p>0.503385</text:p>
          </table:table-cell>
          <table:table-cell office:value-type="float" office:value="5.25253" calcext:value-type="float">
            <text:p>5.25253</text:p>
          </table:table-cell>
          <table:table-cell office:value-type="float" office:value="0.840136" calcext:value-type="float">
            <text:p>0.840136</text:p>
          </table:table-cell>
          <table:table-cell office:value-type="float" office:value="0.450434" calcext:value-type="float">
            <text:p>0.45043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591714" calcext:value-type="float">
            <text:p>0.591714</text:p>
          </table:table-cell>
          <table:table-cell office:value-type="float" office:value="0.814846" calcext:value-type="float">
            <text:p>0.814846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473522" calcext:value-type="float">
            <text:p>0.473522</text:p>
          </table:table-cell>
          <table:table-cell office:value-type="float" office:value="5.26577" calcext:value-type="float">
            <text:p>5.26577</text:p>
          </table:table-cell>
          <table:table-cell office:value-type="float" office:value="0.848414" calcext:value-type="float">
            <text:p>0.848414</text:p>
          </table:table-cell>
          <table:table-cell office:value-type="float" office:value="0.444145" calcext:value-type="float">
            <text:p>0.44414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58296" calcext:value-type="float">
            <text:p>0.58296</text:p>
          </table:table-cell>
          <table:table-cell office:value-type="float" office:value="0.814958" calcext:value-type="float">
            <text:p>0.814958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477491" calcext:value-type="float">
            <text:p>0.477491</text:p>
          </table:table-cell>
          <table:table-cell office:value-type="float" office:value="5.2185" calcext:value-type="float">
            <text:p>5.2185</text:p>
          </table:table-cell>
          <table:table-cell office:value-type="float" office:value="0.848112" calcext:value-type="float">
            <text:p>0.848112</text:p>
          </table:table-cell>
          <table:table-cell office:value-type="float" office:value="0.438155" calcext:value-type="float">
            <text:p>0.43815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555524" calcext:value-type="float">
            <text:p>0.555524</text:p>
          </table:table-cell>
          <table:table-cell office:value-type="float" office:value="0.822028" calcext:value-type="float">
            <text:p>0.82202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491643" calcext:value-type="float">
            <text:p>0.491643</text:p>
          </table:table-cell>
          <table:table-cell office:value-type="float" office:value="4.83847" calcext:value-type="float">
            <text:p>4.83847</text:p>
          </table:table-cell>
          <table:table-cell office:value-type="float" office:value="0.844671" calcext:value-type="float">
            <text:p>0.844671</text:p>
          </table:table-cell>
          <table:table-cell office:value-type="float" office:value="0.437257" calcext:value-type="float">
            <text:p>0.43725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572699" calcext:value-type="float">
            <text:p>0.572699</text:p>
          </table:table-cell>
          <table:table-cell office:value-type="float" office:value="0.817853" calcext:value-type="float">
            <text:p>0.817853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453058" calcext:value-type="float">
            <text:p>0.453058</text:p>
          </table:table-cell>
          <table:table-cell office:value-type="float" office:value="4.99709" calcext:value-type="float">
            <text:p>4.99709</text:p>
          </table:table-cell>
          <table:table-cell office:value-type="float" office:value="0.856873" calcext:value-type="float">
            <text:p>0.856873</text:p>
          </table:table-cell>
          <table:table-cell office:value-type="float" office:value="0.435759" calcext:value-type="float">
            <text:p>0.43575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575435" calcext:value-type="float">
            <text:p>0.575435</text:p>
          </table:table-cell>
          <table:table-cell office:value-type="float" office:value="0.816767" calcext:value-type="float">
            <text:p>0.816767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470338" calcext:value-type="float">
            <text:p>0.470338</text:p>
          </table:table-cell>
          <table:table-cell office:value-type="float" office:value="5.26857" calcext:value-type="float">
            <text:p>5.26857</text:p>
          </table:table-cell>
          <table:table-cell office:value-type="float" office:value="0.853172" calcext:value-type="float">
            <text:p>0.853172</text:p>
          </table:table-cell>
          <table:table-cell office:value-type="float" office:value="0.438155" calcext:value-type="float">
            <text:p>0.43815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595154" calcext:value-type="float">
            <text:p>0.595154</text:p>
          </table:table-cell>
          <table:table-cell office:value-type="float" office:value="0.814725" calcext:value-type="float">
            <text:p>0.814725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471855" calcext:value-type="float">
            <text:p>0.471855</text:p>
          </table:table-cell>
          <table:table-cell office:value-type="float" office:value="5.08186" calcext:value-type="float">
            <text:p>5.08186</text:p>
          </table:table-cell>
          <table:table-cell office:value-type="float" office:value="0.853927" calcext:value-type="float">
            <text:p>0.853927</text:p>
          </table:table-cell>
          <table:table-cell office:value-type="float" office:value="0.436358" calcext:value-type="float">
            <text:p>0.43635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578424" calcext:value-type="float">
            <text:p>0.578424</text:p>
          </table:table-cell>
          <table:table-cell office:value-type="float" office:value="0.813269" calcext:value-type="float">
            <text:p>0.813269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476488" calcext:value-type="float">
            <text:p>0.476488</text:p>
          </table:table-cell>
          <table:table-cell office:value-type="float" office:value="5.08267" calcext:value-type="float">
            <text:p>5.08267</text:p>
          </table:table-cell>
          <table:table-cell office:value-type="float" office:value="0.850794" calcext:value-type="float">
            <text:p>0.850794</text:p>
          </table:table-cell>
          <table:table-cell office:value-type="float" office:value="0.452231" calcext:value-type="float">
            <text:p>0.45223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555519" calcext:value-type="float">
            <text:p>0.555519</text:p>
          </table:table-cell>
          <table:table-cell office:value-type="float" office:value="0.823597" calcext:value-type="float">
            <text:p>0.823597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468506" calcext:value-type="float">
            <text:p>0.468506</text:p>
          </table:table-cell>
          <table:table-cell office:value-type="float" office:value="5.82756" calcext:value-type="float">
            <text:p>5.82756</text:p>
          </table:table-cell>
          <table:table-cell office:value-type="float" office:value="0.850604" calcext:value-type="float">
            <text:p>0.850604</text:p>
          </table:table-cell>
          <table:table-cell office:value-type="float" office:value="0.448637" calcext:value-type="float">
            <text:p>0.44863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583252" calcext:value-type="float">
            <text:p>0.583252</text:p>
          </table:table-cell>
          <table:table-cell office:value-type="float" office:value="0.817672" calcext:value-type="float">
            <text:p>0.81767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466412" calcext:value-type="float">
            <text:p>0.466412</text:p>
          </table:table-cell>
          <table:table-cell office:value-type="float" office:value="5.20979" calcext:value-type="float">
            <text:p>5.20979</text:p>
          </table:table-cell>
          <table:table-cell office:value-type="float" office:value="0.853701" calcext:value-type="float">
            <text:p>0.853701</text:p>
          </table:table-cell>
          <table:table-cell office:value-type="float" office:value="0.439054" calcext:value-type="float">
            <text:p>0.43905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560681" calcext:value-type="float">
            <text:p>0.560681</text:p>
          </table:table-cell>
          <table:table-cell office:value-type="float" office:value="0.821954" calcext:value-type="float">
            <text:p>0.821954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462672" calcext:value-type="float">
            <text:p>0.462672</text:p>
          </table:table-cell>
          <table:table-cell office:value-type="float" office:value="5.33393" calcext:value-type="float">
            <text:p>5.33393</text:p>
          </table:table-cell>
          <table:table-cell office:value-type="float" office:value="0.853137" calcext:value-type="float">
            <text:p>0.853137</text:p>
          </table:table-cell>
          <table:table-cell office:value-type="float" office:value="0.443246" calcext:value-type="float">
            <text:p>0.44324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573739" calcext:value-type="float">
            <text:p>0.573739</text:p>
          </table:table-cell>
          <table:table-cell office:value-type="float" office:value="0.818045" calcext:value-type="float">
            <text:p>0.818045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463885" calcext:value-type="float">
            <text:p>0.463885</text:p>
          </table:table-cell>
          <table:table-cell office:value-type="float" office:value="5.05281" calcext:value-type="float">
            <text:p>5.05281</text:p>
          </table:table-cell>
          <table:table-cell office:value-type="float" office:value="0.851737" calcext:value-type="float">
            <text:p>0.851737</text:p>
          </table:table-cell>
          <table:table-cell office:value-type="float" office:value="0.436658" calcext:value-type="float">
            <text:p>0.43665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568963" calcext:value-type="float">
            <text:p>0.568963</text:p>
          </table:table-cell>
          <table:table-cell office:value-type="float" office:value="0.820326" calcext:value-type="float">
            <text:p>0.82032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.449804" calcext:value-type="float">
            <text:p>0.449804</text:p>
          </table:table-cell>
          <table:table-cell office:value-type="float" office:value="5.87147" calcext:value-type="float">
            <text:p>5.87147</text:p>
          </table:table-cell>
          <table:table-cell office:value-type="float" office:value="0.855363" calcext:value-type="float">
            <text:p>0.855363</text:p>
          </table:table-cell>
          <table:table-cell office:value-type="float" office:value="0.42917" calcext:value-type="float">
            <text:p>0.429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594777" calcext:value-type="float">
            <text:p>0.594777</text:p>
          </table:table-cell>
          <table:table-cell office:value-type="float" office:value="0.814303" calcext:value-type="float">
            <text:p>0.81430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47196" calcext:value-type="float">
            <text:p>0.47196</text:p>
          </table:table-cell>
          <table:table-cell office:value-type="float" office:value="5.16895" calcext:value-type="float">
            <text:p>5.16895</text:p>
          </table:table-cell>
          <table:table-cell office:value-type="float" office:value="0.853741" calcext:value-type="float">
            <text:p>0.853741</text:p>
          </table:table-cell>
          <table:table-cell office:value-type="float" office:value="0.450734" calcext:value-type="float">
            <text:p>0.45073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550263" calcext:value-type="float">
            <text:p>0.550263</text:p>
          </table:table-cell>
          <table:table-cell office:value-type="float" office:value="0.821049" calcext:value-type="float">
            <text:p>0.821049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0.495805" calcext:value-type="float">
            <text:p>0.495805</text:p>
          </table:table-cell>
          <table:table-cell office:value-type="float" office:value="5.23048" calcext:value-type="float">
            <text:p>5.23048</text:p>
          </table:table-cell>
          <table:table-cell office:value-type="float" office:value="0.843656" calcext:value-type="float">
            <text:p>0.843656</text:p>
          </table:table-cell>
          <table:table-cell office:value-type="float" office:value="0.432764" calcext:value-type="float">
            <text:p>0.43276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571501" calcext:value-type="float">
            <text:p>0.571501</text:p>
          </table:table-cell>
          <table:table-cell office:value-type="float" office:value="0.822075" calcext:value-type="float">
            <text:p>0.822075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466688" calcext:value-type="float">
            <text:p>0.466688</text:p>
          </table:table-cell>
          <table:table-cell office:value-type="float" office:value="5.2445" calcext:value-type="float">
            <text:p>5.2445</text:p>
          </table:table-cell>
          <table:table-cell office:value-type="float" office:value="0.855211" calcext:value-type="float">
            <text:p>0.855211</text:p>
          </table:table-cell>
          <table:table-cell office:value-type="float" office:value="0.440851" calcext:value-type="float">
            <text:p>0.44085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555473" calcext:value-type="float">
            <text:p>0.555473</text:p>
          </table:table-cell>
          <table:table-cell office:value-type="float" office:value="0.825407" calcext:value-type="float">
            <text:p>0.825407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.456813" calcext:value-type="float">
            <text:p>0.456813</text:p>
          </table:table-cell>
          <table:table-cell office:value-type="float" office:value="5.0702" calcext:value-type="float">
            <text:p>5.0702</text:p>
          </table:table-cell>
          <table:table-cell office:value-type="float" office:value="0.855136" calcext:value-type="float">
            <text:p>0.855136</text:p>
          </table:table-cell>
          <table:table-cell office:value-type="float" office:value="0.449835" calcext:value-type="float">
            <text:p>0.44983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545219" calcext:value-type="float">
            <text:p>0.545219</text:p>
          </table:table-cell>
          <table:table-cell office:value-type="float" office:value="0.829252" calcext:value-type="float">
            <text:p>0.82925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0.463601" calcext:value-type="float">
            <text:p>0.463601</text:p>
          </table:table-cell>
          <table:table-cell office:value-type="float" office:value="4.81847" calcext:value-type="float">
            <text:p>4.81847</text:p>
          </table:table-cell>
          <table:table-cell office:value-type="float" office:value="0.852834" calcext:value-type="float">
            <text:p>0.852834</text:p>
          </table:table-cell>
          <table:table-cell office:value-type="float" office:value="0.442947" calcext:value-type="float">
            <text:p>0.44294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580428" calcext:value-type="float">
            <text:p>0.580428</text:p>
          </table:table-cell>
          <table:table-cell office:value-type="float" office:value="0.816174" calcext:value-type="float">
            <text:p>0.816174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.42305" calcext:value-type="float">
            <text:p>0.42305</text:p>
          </table:table-cell>
          <table:table-cell office:value-type="float" office:value="5.53438" calcext:value-type="float">
            <text:p>5.53438</text:p>
          </table:table-cell>
          <table:table-cell office:value-type="float" office:value="0.864048" calcext:value-type="float">
            <text:p>0.864048</text:p>
          </table:table-cell>
          <table:table-cell office:value-type="float" office:value="0.457323" calcext:value-type="float">
            <text:p>0.45732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553888" calcext:value-type="float">
            <text:p>0.553888</text:p>
          </table:table-cell>
          <table:table-cell office:value-type="float" office:value="0.824548" calcext:value-type="float">
            <text:p>0.824548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0.462492" calcext:value-type="float">
            <text:p>0.462492</text:p>
          </table:table-cell>
          <table:table-cell office:value-type="float" office:value="5.13744" calcext:value-type="float">
            <text:p>5.13744</text:p>
          </table:table-cell>
          <table:table-cell office:value-type="float" office:value="0.855514" calcext:value-type="float">
            <text:p>0.855514</text:p>
          </table:table-cell>
          <table:table-cell office:value-type="float" office:value="0.442947" calcext:value-type="float">
            <text:p>0.44294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548675" calcext:value-type="float">
            <text:p>0.548675</text:p>
          </table:table-cell>
          <table:table-cell office:value-type="float" office:value="0.825332" calcext:value-type="float">
            <text:p>0.825332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0.448549" calcext:value-type="float">
            <text:p>0.448549</text:p>
          </table:table-cell>
          <table:table-cell office:value-type="float" office:value="5.6002" calcext:value-type="float">
            <text:p>5.6002</text:p>
          </table:table-cell>
          <table:table-cell office:value-type="float" office:value="0.857521" calcext:value-type="float">
            <text:p>0.857521</text:p>
          </table:table-cell>
          <table:table-cell office:value-type="float" office:value="0.435759" calcext:value-type="float">
            <text:p>0.43575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825951" calcext:value-type="float">
            <text:p>0.825951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0.456565" calcext:value-type="float">
            <text:p>0.456565</text:p>
          </table:table-cell>
          <table:table-cell office:value-type="float" office:value="5.55251" calcext:value-type="float">
            <text:p>5.55251</text:p>
          </table:table-cell>
          <table:table-cell office:value-type="float" office:value="0.855665" calcext:value-type="float">
            <text:p>0.855665</text:p>
          </table:table-cell>
          <table:table-cell office:value-type="float" office:value="0.449536" calcext:value-type="float">
            <text:p>0.44953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555029" calcext:value-type="float">
            <text:p>0.555029</text:p>
          </table:table-cell>
          <table:table-cell office:value-type="float" office:value="0.824668" calcext:value-type="float">
            <text:p>0.824668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0.455168" calcext:value-type="float">
            <text:p>0.455168</text:p>
          </table:table-cell>
          <table:table-cell office:value-type="float" office:value="6.09667" calcext:value-type="float">
            <text:p>6.09667</text:p>
          </table:table-cell>
          <table:table-cell office:value-type="float" office:value="0.852719" calcext:value-type="float">
            <text:p>0.852719</text:p>
          </table:table-cell>
          <table:table-cell office:value-type="float" office:value="0.44115" calcext:value-type="float">
            <text:p>0.4411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566944" calcext:value-type="float">
            <text:p>0.566944</text:p>
          </table:table-cell>
          <table:table-cell office:value-type="float" office:value="0.822812" calcext:value-type="float">
            <text:p>0.82281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458693" calcext:value-type="float">
            <text:p>0.458693</text:p>
          </table:table-cell>
          <table:table-cell office:value-type="float" office:value="5.69986" calcext:value-type="float">
            <text:p>5.69986</text:p>
          </table:table-cell>
          <table:table-cell office:value-type="float" office:value="0.855631" calcext:value-type="float">
            <text:p>0.855631</text:p>
          </table:table-cell>
          <table:table-cell office:value-type="float" office:value="0.432465" calcext:value-type="float">
            <text:p>0.43246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555016" calcext:value-type="float">
            <text:p>0.555016</text:p>
          </table:table-cell>
          <table:table-cell office:value-type="float" office:value="0.827503" calcext:value-type="float">
            <text:p>0.827503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.452139" calcext:value-type="float">
            <text:p>0.452139</text:p>
          </table:table-cell>
          <table:table-cell office:value-type="float" office:value="5.33904" calcext:value-type="float">
            <text:p>5.33904</text:p>
          </table:table-cell>
          <table:table-cell office:value-type="float" office:value="0.853927" calcext:value-type="float">
            <text:p>0.853927</text:p>
          </table:table-cell>
          <table:table-cell office:value-type="float" office:value="0.44115" calcext:value-type="float">
            <text:p>0.4411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560861" calcext:value-type="float">
            <text:p>0.560861</text:p>
          </table:table-cell>
          <table:table-cell office:value-type="float" office:value="0.826598" calcext:value-type="float">
            <text:p>0.826598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.438384" calcext:value-type="float">
            <text:p>0.438384</text:p>
          </table:table-cell>
          <table:table-cell office:value-type="float" office:value="5.49186" calcext:value-type="float">
            <text:p>5.49186</text:p>
          </table:table-cell>
          <table:table-cell office:value-type="float" office:value="0.855891" calcext:value-type="float">
            <text:p>0.855891</text:p>
          </table:table-cell>
          <table:table-cell office:value-type="float" office:value="0.432764" calcext:value-type="float">
            <text:p>0.43276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554708" calcext:value-type="float">
            <text:p>0.554708</text:p>
          </table:table-cell>
          <table:table-cell office:value-type="float" office:value="0.820217" calcext:value-type="float">
            <text:p>0.820217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.439839" calcext:value-type="float">
            <text:p>0.439839</text:p>
          </table:table-cell>
          <table:table-cell office:value-type="float" office:value="5.50603" calcext:value-type="float">
            <text:p>5.50603</text:p>
          </table:table-cell>
          <table:table-cell office:value-type="float" office:value="0.858308" calcext:value-type="float">
            <text:p>0.858308</text:p>
          </table:table-cell>
          <table:table-cell office:value-type="float" office:value="0.443845" calcext:value-type="float">
            <text:p>0.44384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528506" calcext:value-type="float">
            <text:p>0.528506</text:p>
          </table:table-cell>
          <table:table-cell office:value-type="float" office:value="0.829373" calcext:value-type="float">
            <text:p>0.829373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.453049" calcext:value-type="float">
            <text:p>0.453049</text:p>
          </table:table-cell>
          <table:table-cell office:value-type="float" office:value="5.29802" calcext:value-type="float">
            <text:p>5.29802</text:p>
          </table:table-cell>
          <table:table-cell office:value-type="float" office:value="0.856538" calcext:value-type="float">
            <text:p>0.856538</text:p>
          </table:table-cell>
          <table:table-cell office:value-type="float" office:value="0.440851" calcext:value-type="float">
            <text:p>0.44085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553148" calcext:value-type="float">
            <text:p>0.553148</text:p>
          </table:table-cell>
          <table:table-cell office:value-type="float" office:value="0.826494" calcext:value-type="float">
            <text:p>0.826494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439829" calcext:value-type="float">
            <text:p>0.439829</text:p>
          </table:table-cell>
          <table:table-cell office:value-type="float" office:value="5.56885" calcext:value-type="float">
            <text:p>5.56885</text:p>
          </table:table-cell>
          <table:table-cell office:value-type="float" office:value="0.860801" calcext:value-type="float">
            <text:p>0.860801</text:p>
          </table:table-cell>
          <table:table-cell office:value-type="float" office:value="0.445642" calcext:value-type="float">
            <text:p>0.44564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557476" calcext:value-type="float">
            <text:p>0.557476</text:p>
          </table:table-cell>
          <table:table-cell office:value-type="float" office:value="0.824125" calcext:value-type="float">
            <text:p>0.824125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.437835" calcext:value-type="float">
            <text:p>0.437835</text:p>
          </table:table-cell>
          <table:table-cell office:value-type="float" office:value="5.62359" calcext:value-type="float">
            <text:p>5.62359</text:p>
          </table:table-cell>
          <table:table-cell office:value-type="float" office:value="0.862311" calcext:value-type="float">
            <text:p>0.862311</text:p>
          </table:table-cell>
          <table:table-cell office:value-type="float" office:value="0.453429" calcext:value-type="float">
            <text:p>0.45342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554611" calcext:value-type="float">
            <text:p>0.554611</text:p>
          </table:table-cell>
          <table:table-cell office:value-type="float" office:value="0.825754" calcext:value-type="float">
            <text:p>0.825754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.432938" calcext:value-type="float">
            <text:p>0.432938</text:p>
          </table:table-cell>
          <table:table-cell office:value-type="float" office:value="5.66117" calcext:value-type="float">
            <text:p>5.66117</text:p>
          </table:table-cell>
          <table:table-cell office:value-type="float" office:value="0.857218" calcext:value-type="float">
            <text:p>0.857218</text:p>
          </table:table-cell>
          <table:table-cell office:value-type="float" office:value="0.45283" calcext:value-type="float">
            <text:p>0.4528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547328" calcext:value-type="float">
            <text:p>0.547328</text:p>
          </table:table-cell>
          <table:table-cell office:value-type="float" office:value="0.828425" calcext:value-type="float">
            <text:p>0.828425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.450173" calcext:value-type="float">
            <text:p>0.450173</text:p>
          </table:table-cell>
          <table:table-cell office:value-type="float" office:value="5.91625" calcext:value-type="float">
            <text:p>5.91625</text:p>
          </table:table-cell>
          <table:table-cell office:value-type="float" office:value="0.861329" calcext:value-type="float">
            <text:p>0.861329</text:p>
          </table:table-cell>
          <table:table-cell office:value-type="float" office:value="0.444444" calcext:value-type="float">
            <text:p>0.44444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549179" calcext:value-type="float">
            <text:p>0.549179</text:p>
          </table:table-cell>
          <table:table-cell office:value-type="float" office:value="0.824608" calcext:value-type="float">
            <text:p>0.824608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.452346" calcext:value-type="float">
            <text:p>0.452346</text:p>
          </table:table-cell>
          <table:table-cell office:value-type="float" office:value="5.75186" calcext:value-type="float">
            <text:p>5.75186</text:p>
          </table:table-cell>
          <table:table-cell office:value-type="float" office:value="0.856344" calcext:value-type="float">
            <text:p>0.856344</text:p>
          </table:table-cell>
          <table:table-cell office:value-type="float" office:value="0.439952" calcext:value-type="float">
            <text:p>0.43995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537429" calcext:value-type="float">
            <text:p>0.537429</text:p>
          </table:table-cell>
          <table:table-cell office:value-type="float" office:value="0.828425" calcext:value-type="float">
            <text:p>0.828425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43202" calcext:value-type="float">
            <text:p>0.43202</text:p>
          </table:table-cell>
          <table:table-cell office:value-type="float" office:value="5.43721" calcext:value-type="float">
            <text:p>5.43721</text:p>
          </table:table-cell>
          <table:table-cell office:value-type="float" office:value="0.862661" calcext:value-type="float">
            <text:p>0.862661</text:p>
          </table:table-cell>
          <table:table-cell office:value-type="float" office:value="0.435759" calcext:value-type="float">
            <text:p>0.43575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54372" calcext:value-type="float">
            <text:p>0.54372</text:p>
          </table:table-cell>
          <table:table-cell office:value-type="float" office:value="0.828589" calcext:value-type="float">
            <text:p>0.828589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0.448763" calcext:value-type="float">
            <text:p>0.448763</text:p>
          </table:table-cell>
          <table:table-cell office:value-type="float" office:value="5.30808" calcext:value-type="float">
            <text:p>5.30808</text:p>
          </table:table-cell>
          <table:table-cell office:value-type="float" office:value="0.859668" calcext:value-type="float">
            <text:p>0.859668</text:p>
          </table:table-cell>
          <table:table-cell office:value-type="float" office:value="0.444444" calcext:value-type="float">
            <text:p>0.44444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538762" calcext:value-type="float">
            <text:p>0.538762</text:p>
          </table:table-cell>
          <table:table-cell office:value-type="float" office:value="0.826055" calcext:value-type="float">
            <text:p>0.826055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.419639" calcext:value-type="float">
            <text:p>0.419639</text:p>
          </table:table-cell>
          <table:table-cell office:value-type="float" office:value="5.69569" calcext:value-type="float">
            <text:p>5.69569</text:p>
          </table:table-cell>
          <table:table-cell office:value-type="float" office:value="0.867523" calcext:value-type="float">
            <text:p>0.867523</text:p>
          </table:table-cell>
          <table:table-cell office:value-type="float" office:value="0.44145" calcext:value-type="float">
            <text:p>0.4414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564659" calcext:value-type="float">
            <text:p>0.564659</text:p>
          </table:table-cell>
          <table:table-cell office:value-type="float" office:value="0.823416" calcext:value-type="float">
            <text:p>0.823416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0.433428" calcext:value-type="float">
            <text:p>0.433428</text:p>
          </table:table-cell>
          <table:table-cell office:value-type="float" office:value="5.57381" calcext:value-type="float">
            <text:p>5.57381</text:p>
          </table:table-cell>
          <table:table-cell office:value-type="float" office:value="0.862613" calcext:value-type="float">
            <text:p>0.862613</text:p>
          </table:table-cell>
          <table:table-cell office:value-type="float" office:value="0.439952" calcext:value-type="float">
            <text:p>0.43995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538627" calcext:value-type="float">
            <text:p>0.538627</text:p>
          </table:table-cell>
          <table:table-cell office:value-type="float" office:value="0.829373" calcext:value-type="float">
            <text:p>0.829373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.451179" calcext:value-type="float">
            <text:p>0.451179</text:p>
          </table:table-cell>
          <table:table-cell office:value-type="float" office:value="5.42931" calcext:value-type="float">
            <text:p>5.42931</text:p>
          </table:table-cell>
          <table:table-cell office:value-type="float" office:value="0.859335" calcext:value-type="float">
            <text:p>0.859335</text:p>
          </table:table-cell>
          <table:table-cell office:value-type="float" office:value="0.442647" calcext:value-type="float">
            <text:p>0.44264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48018" calcext:value-type="float">
            <text:p>0.548018</text:p>
          </table:table-cell>
          <table:table-cell office:value-type="float" office:value="0.826433" calcext:value-type="float">
            <text:p>0.82643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425344" calcext:value-type="float">
            <text:p>0.425344</text:p>
          </table:table-cell>
          <table:table-cell office:value-type="float" office:value="5.46067" calcext:value-type="float">
            <text:p>5.46067</text:p>
          </table:table-cell>
          <table:table-cell office:value-type="float" office:value="0.867447" calcext:value-type="float">
            <text:p>0.867447</text:p>
          </table:table-cell>
          <table:table-cell office:value-type="float" office:value="0.424678" calcext:value-type="float">
            <text:p>0.42467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532823" calcext:value-type="float">
            <text:p>0.532823</text:p>
          </table:table-cell>
          <table:table-cell office:value-type="float" office:value="0.832147" calcext:value-type="float">
            <text:p>0.832147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.442613" calcext:value-type="float">
            <text:p>0.442613</text:p>
          </table:table-cell>
          <table:table-cell office:value-type="float" office:value="5.79834" calcext:value-type="float">
            <text:p>5.79834</text:p>
          </table:table-cell>
          <table:table-cell office:value-type="float" office:value="0.862462" calcext:value-type="float">
            <text:p>0.862462</text:p>
          </table:table-cell>
          <table:table-cell office:value-type="float" office:value="0.428871" calcext:value-type="float">
            <text:p>0.42887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517798" calcext:value-type="float">
            <text:p>0.517798</text:p>
          </table:table-cell>
          <table:table-cell office:value-type="float" office:value="0.835042" calcext:value-type="float">
            <text:p>0.835042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0.450829" calcext:value-type="float">
            <text:p>0.450829</text:p>
          </table:table-cell>
          <table:table-cell office:value-type="float" office:value="5.79322" calcext:value-type="float">
            <text:p>5.79322</text:p>
          </table:table-cell>
          <table:table-cell office:value-type="float" office:value="0.861376" calcext:value-type="float">
            <text:p>0.861376</text:p>
          </table:table-cell>
          <table:table-cell office:value-type="float" office:value="0.453729" calcext:value-type="float">
            <text:p>0.45372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517954" calcext:value-type="float">
            <text:p>0.517954</text:p>
          </table:table-cell>
          <table:table-cell office:value-type="float" office:value="0.832227" calcext:value-type="float">
            <text:p>0.832227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0.437343" calcext:value-type="float">
            <text:p>0.437343</text:p>
          </table:table-cell>
          <table:table-cell office:value-type="float" office:value="5.72477" calcext:value-type="float">
            <text:p>5.72477</text:p>
          </table:table-cell>
          <table:table-cell office:value-type="float" office:value="0.861858" calcext:value-type="float">
            <text:p>0.861858</text:p>
          </table:table-cell>
          <table:table-cell office:value-type="float" office:value="0.444145" calcext:value-type="float">
            <text:p>0.44414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531236" calcext:value-type="float">
            <text:p>0.531236</text:p>
          </table:table-cell>
          <table:table-cell office:value-type="float" office:value="0.828951" calcext:value-type="float">
            <text:p>0.828951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0.43687" calcext:value-type="float">
            <text:p>0.43687</text:p>
          </table:table-cell>
          <table:table-cell office:value-type="float" office:value="5.74886" calcext:value-type="float">
            <text:p>5.74886</text:p>
          </table:table-cell>
          <table:table-cell office:value-type="float" office:value="0.862991" calcext:value-type="float">
            <text:p>0.862991</text:p>
          </table:table-cell>
          <table:table-cell office:value-type="float" office:value="0.436957" calcext:value-type="float">
            <text:p>0.43695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531642" calcext:value-type="float">
            <text:p>0.531642</text:p>
          </table:table-cell>
          <table:table-cell office:value-type="float" office:value="0.831563" calcext:value-type="float">
            <text:p>0.83156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429673" calcext:value-type="float">
            <text:p>0.429673</text:p>
          </table:table-cell>
          <table:table-cell office:value-type="float" office:value="5.69393" calcext:value-type="float">
            <text:p>5.69393</text:p>
          </table:table-cell>
          <table:table-cell office:value-type="float" office:value="0.86455" calcext:value-type="float">
            <text:p>0.86455</text:p>
          </table:table-cell>
          <table:table-cell office:value-type="float" office:value="0.443546" calcext:value-type="float">
            <text:p>0.44354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533966" calcext:value-type="float">
            <text:p>0.533966</text:p>
          </table:table-cell>
          <table:table-cell office:value-type="float" office:value="0.829071" calcext:value-type="float">
            <text:p>0.829071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0.429279" calcext:value-type="float">
            <text:p>0.429279</text:p>
          </table:table-cell>
          <table:table-cell office:value-type="float" office:value="5.8348" calcext:value-type="float">
            <text:p>5.8348</text:p>
          </table:table-cell>
          <table:table-cell office:value-type="float" office:value="0.863293" calcext:value-type="float">
            <text:p>0.863293</text:p>
          </table:table-cell>
          <table:table-cell office:value-type="float" office:value="0.45882" calcext:value-type="float">
            <text:p>0.4588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555564" calcext:value-type="float">
            <text:p>0.555564</text:p>
          </table:table-cell>
          <table:table-cell office:value-type="float" office:value="0.823945" calcext:value-type="float">
            <text:p>0.823945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417787" calcext:value-type="float">
            <text:p>0.417787</text:p>
          </table:table-cell>
          <table:table-cell office:value-type="float" office:value="5.76386" calcext:value-type="float">
            <text:p>5.76386</text:p>
          </table:table-cell>
          <table:table-cell office:value-type="float" office:value="0.8679" calcext:value-type="float">
            <text:p>0.8679</text:p>
          </table:table-cell>
          <table:table-cell office:value-type="float" office:value="0.430967" calcext:value-type="float">
            <text:p>0.43096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543744" calcext:value-type="float">
            <text:p>0.543744</text:p>
          </table:table-cell>
          <table:table-cell office:value-type="float" office:value="0.828365" calcext:value-type="float">
            <text:p>0.828365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.414659" calcext:value-type="float">
            <text:p>0.414659</text:p>
          </table:table-cell>
          <table:table-cell office:value-type="float" office:value="6.00941" calcext:value-type="float">
            <text:p>6.00941</text:p>
          </table:table-cell>
          <table:table-cell office:value-type="float" office:value="0.869109" calcext:value-type="float">
            <text:p>0.869109</text:p>
          </table:table-cell>
          <table:table-cell office:value-type="float" office:value="0.440252" calcext:value-type="float">
            <text:p>0.44025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528992" calcext:value-type="float">
            <text:p>0.528992</text:p>
          </table:table-cell>
          <table:table-cell office:value-type="float" office:value="0.834861" calcext:value-type="float">
            <text:p>0.834861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0.424135" calcext:value-type="float">
            <text:p>0.424135</text:p>
          </table:table-cell>
          <table:table-cell office:value-type="float" office:value="5.93811" calcext:value-type="float">
            <text:p>5.93811</text:p>
          </table:table-cell>
          <table:table-cell office:value-type="float" office:value="0.864021" calcext:value-type="float">
            <text:p>0.864021</text:p>
          </table:table-cell>
          <table:table-cell office:value-type="float" office:value="0.450434" calcext:value-type="float">
            <text:p>0.45043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554668" calcext:value-type="float">
            <text:p>0.554668</text:p>
          </table:table-cell>
          <table:table-cell office:value-type="float" office:value="0.829753" calcext:value-type="float">
            <text:p>0.829753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.433824" calcext:value-type="float">
            <text:p>0.433824</text:p>
          </table:table-cell>
          <table:table-cell office:value-type="float" office:value="5.52875" calcext:value-type="float">
            <text:p>5.52875</text:p>
          </table:table-cell>
          <table:table-cell office:value-type="float" office:value="0.865937" calcext:value-type="float">
            <text:p>0.865937</text:p>
          </table:table-cell>
          <table:table-cell office:value-type="float" office:value="0.430368" calcext:value-type="float">
            <text:p>0.43036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542576" calcext:value-type="float">
            <text:p>0.542576</text:p>
          </table:table-cell>
          <table:table-cell office:value-type="float" office:value="0.82883" calcext:value-type="float">
            <text:p>0.82883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.432665" calcext:value-type="float">
            <text:p>0.432665</text:p>
          </table:table-cell>
          <table:table-cell office:value-type="float" office:value="5.51452" calcext:value-type="float">
            <text:p>5.51452</text:p>
          </table:table-cell>
          <table:table-cell office:value-type="float" office:value="0.864426" calcext:value-type="float">
            <text:p>0.864426</text:p>
          </table:table-cell>
          <table:table-cell office:value-type="float" office:value="0.439054" calcext:value-type="float">
            <text:p>0.43905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536057" calcext:value-type="float">
            <text:p>0.536057</text:p>
          </table:table-cell>
          <table:table-cell office:value-type="float" office:value="0.83263" calcext:value-type="float">
            <text:p>0.83263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0.429898" calcext:value-type="float">
            <text:p>0.429898</text:p>
          </table:table-cell>
          <table:table-cell office:value-type="float" office:value="5.9692" calcext:value-type="float">
            <text:p>5.9692</text:p>
          </table:table-cell>
          <table:table-cell office:value-type="float" office:value="0.863265" calcext:value-type="float">
            <text:p>0.863265</text:p>
          </table:table-cell>
          <table:table-cell office:value-type="float" office:value="0.432165" calcext:value-type="float">
            <text:p>0.43216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555325" calcext:value-type="float">
            <text:p>0.555325</text:p>
          </table:table-cell>
          <table:table-cell office:value-type="float" office:value="0.825045" calcext:value-type="float">
            <text:p>0.825045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0.435166" calcext:value-type="float">
            <text:p>0.435166</text:p>
          </table:table-cell>
          <table:table-cell office:value-type="float" office:value="5.78901" calcext:value-type="float">
            <text:p>5.78901</text:p>
          </table:table-cell>
          <table:table-cell office:value-type="float" office:value="0.865634" calcext:value-type="float">
            <text:p>0.865634</text:p>
          </table:table-cell>
          <table:table-cell office:value-type="float" office:value="0.432165" calcext:value-type="float">
            <text:p>0.43216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519308" calcext:value-type="float">
            <text:p>0.519308</text:p>
          </table:table-cell>
          <table:table-cell office:value-type="float" office:value="0.836309" calcext:value-type="float">
            <text:p>0.836309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.431372" calcext:value-type="float">
            <text:p>0.431372</text:p>
          </table:table-cell>
          <table:table-cell office:value-type="float" office:value="6.19586" calcext:value-type="float">
            <text:p>6.19586</text:p>
          </table:table-cell>
          <table:table-cell office:value-type="float" office:value="0.864653" calcext:value-type="float">
            <text:p>0.864653</text:p>
          </table:table-cell>
          <table:table-cell office:value-type="float" office:value="0.442647" calcext:value-type="float">
            <text:p>0.44264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533697" calcext:value-type="float">
            <text:p>0.533697</text:p>
          </table:table-cell>
          <table:table-cell office:value-type="float" office:value="0.834279" calcext:value-type="float">
            <text:p>0.834279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428631" calcext:value-type="float">
            <text:p>0.428631</text:p>
          </table:table-cell>
          <table:table-cell office:value-type="float" office:value="6.00953" calcext:value-type="float">
            <text:p>6.00953</text:p>
          </table:table-cell>
          <table:table-cell office:value-type="float" office:value="0.86455" calcext:value-type="float">
            <text:p>0.86455</text:p>
          </table:table-cell>
          <table:table-cell office:value-type="float" office:value="0.436059" calcext:value-type="float">
            <text:p>0.43605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537939" calcext:value-type="float">
            <text:p>0.537939</text:p>
          </table:table-cell>
          <table:table-cell office:value-type="float" office:value="0.828709" calcext:value-type="float">
            <text:p>0.828709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.427318" calcext:value-type="float">
            <text:p>0.427318</text:p>
          </table:table-cell>
          <table:table-cell office:value-type="float" office:value="5.97761" calcext:value-type="float">
            <text:p>5.97761</text:p>
          </table:table-cell>
          <table:table-cell office:value-type="float" office:value="0.864955" calcext:value-type="float">
            <text:p>0.864955</text:p>
          </table:table-cell>
          <table:table-cell office:value-type="float" office:value="0.431566" calcext:value-type="float">
            <text:p>0.43156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530976" calcext:value-type="float">
            <text:p>0.530976</text:p>
          </table:table-cell>
          <table:table-cell office:value-type="float" office:value="0.831544" calcext:value-type="float">
            <text:p>0.831544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424268" calcext:value-type="float">
            <text:p>0.424268</text:p>
          </table:table-cell>
          <table:table-cell office:value-type="float" office:value="5.96911" calcext:value-type="float">
            <text:p>5.96911</text:p>
          </table:table-cell>
          <table:table-cell office:value-type="float" office:value="0.867145" calcext:value-type="float">
            <text:p>0.867145</text:p>
          </table:table-cell>
          <table:table-cell office:value-type="float" office:value="0.442647" calcext:value-type="float">
            <text:p>0.44264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516246" calcext:value-type="float">
            <text:p>0.516246</text:p>
          </table:table-cell>
          <table:table-cell office:value-type="float" office:value="0.838141" calcext:value-type="float">
            <text:p>0.838141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.422229" calcext:value-type="float">
            <text:p>0.422229</text:p>
          </table:table-cell>
          <table:table-cell office:value-type="float" office:value="5.60957" calcext:value-type="float">
            <text:p>5.60957</text:p>
          </table:table-cell>
          <table:table-cell office:value-type="float" office:value="0.862991" calcext:value-type="float">
            <text:p>0.862991</text:p>
          </table:table-cell>
          <table:table-cell office:value-type="float" office:value="0.44115" calcext:value-type="float">
            <text:p>0.4411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529225" calcext:value-type="float">
            <text:p>0.529225</text:p>
          </table:table-cell>
          <table:table-cell office:value-type="float" office:value="0.830579" calcext:value-type="float">
            <text:p>0.830579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0.415862" calcext:value-type="float">
            <text:p>0.415862</text:p>
          </table:table-cell>
          <table:table-cell office:value-type="float" office:value="6.18786" calcext:value-type="float">
            <text:p>6.18786</text:p>
          </table:table-cell>
          <table:table-cell office:value-type="float" office:value="0.867649" calcext:value-type="float">
            <text:p>0.867649</text:p>
          </table:table-cell>
          <table:table-cell office:value-type="float" office:value="0.438754" calcext:value-type="float">
            <text:p>0.43875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511339" calcext:value-type="float">
            <text:p>0.511339</text:p>
          </table:table-cell>
          <table:table-cell office:value-type="float" office:value="0.83959" calcext:value-type="float">
            <text:p>0.83959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.403153" calcext:value-type="float">
            <text:p>0.403153</text:p>
          </table:table-cell>
          <table:table-cell office:value-type="float" office:value="6.33842" calcext:value-type="float">
            <text:p>6.33842</text:p>
          </table:table-cell>
          <table:table-cell office:value-type="float" office:value="0.870091" calcext:value-type="float">
            <text:p>0.870091</text:p>
          </table:table-cell>
          <table:table-cell office:value-type="float" office:value="0.441749" calcext:value-type="float">
            <text:p>0.44174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51319" calcext:value-type="float">
            <text:p>0.51319</text:p>
          </table:table-cell>
          <table:table-cell office:value-type="float" office:value="0.836188" calcext:value-type="float">
            <text:p>0.836188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0.42718" calcext:value-type="float">
            <text:p>0.42718</text:p>
          </table:table-cell>
          <table:table-cell office:value-type="float" office:value="6.20992" calcext:value-type="float">
            <text:p>6.20992</text:p>
          </table:table-cell>
          <table:table-cell office:value-type="float" office:value="0.863746" calcext:value-type="float">
            <text:p>0.863746</text:p>
          </table:table-cell>
          <table:table-cell office:value-type="float" office:value="0.434262" calcext:value-type="float">
            <text:p>0.43426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534939" calcext:value-type="float">
            <text:p>0.534939</text:p>
          </table:table-cell>
          <table:table-cell office:value-type="float" office:value="0.833595" calcext:value-type="float">
            <text:p>0.833595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0.42696" calcext:value-type="float">
            <text:p>0.42696</text:p>
          </table:table-cell>
          <table:table-cell office:value-type="float" office:value="6.03105" calcext:value-type="float">
            <text:p>6.03105</text:p>
          </table:table-cell>
          <table:table-cell office:value-type="float" office:value="0.86455" calcext:value-type="float">
            <text:p>0.86455</text:p>
          </table:table-cell>
          <table:table-cell office:value-type="float" office:value="0.445642" calcext:value-type="float">
            <text:p>0.44564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539378" calcext:value-type="float">
            <text:p>0.539378</text:p>
          </table:table-cell>
          <table:table-cell office:value-type="float" office:value="0.827459" calcext:value-type="float">
            <text:p>0.82745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0.410908" calcext:value-type="float">
            <text:p>0.410908</text:p>
          </table:table-cell>
          <table:table-cell office:value-type="float" office:value="5.76051" calcext:value-type="float">
            <text:p>5.76051</text:p>
          </table:table-cell>
          <table:table-cell office:value-type="float" office:value="0.868807" calcext:value-type="float">
            <text:p>0.868807</text:p>
          </table:table-cell>
          <table:table-cell office:value-type="float" office:value="0.444145" calcext:value-type="float">
            <text:p>0.44414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5214" calcext:value-type="float">
            <text:p>0.5214</text:p>
          </table:table-cell>
          <table:table-cell office:value-type="float" office:value="0.833293" calcext:value-type="float">
            <text:p>0.833293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.427057" calcext:value-type="float">
            <text:p>0.427057</text:p>
          </table:table-cell>
          <table:table-cell office:value-type="float" office:value="6.12745" calcext:value-type="float">
            <text:p>6.12745</text:p>
          </table:table-cell>
          <table:table-cell office:value-type="float" office:value="0.863822" calcext:value-type="float">
            <text:p>0.863822</text:p>
          </table:table-cell>
          <table:table-cell office:value-type="float" office:value="0.438455" calcext:value-type="float">
            <text:p>0.43845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26735" calcext:value-type="float">
            <text:p>0.526735</text:p>
          </table:table-cell>
          <table:table-cell office:value-type="float" office:value="0.835063" calcext:value-type="float">
            <text:p>0.83506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424514" calcext:value-type="float">
            <text:p>0.424514</text:p>
          </table:table-cell>
          <table:table-cell office:value-type="float" office:value="6.45096" calcext:value-type="float">
            <text:p>6.45096</text:p>
          </table:table-cell>
          <table:table-cell office:value-type="float" office:value="0.868632" calcext:value-type="float">
            <text:p>0.868632</text:p>
          </table:table-cell>
          <table:table-cell office:value-type="float" office:value="0.448637" calcext:value-type="float">
            <text:p>0.448637</text:p>
          </table:table-cell>
        </table:table-row>
      </table:table>
      <table:table table:name="A_32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全量学習時</text:p>
          </table:table-cell>
          <table:table-cell table:number-columns-repeated="3"/>
          <table:table-cell office:value-type="string" calcext:value-type="string">
            <text:p>訓練8:評価2 分割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trai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73624" calcext:value-type="float">
            <text:p>4.73624</text:p>
          </table:table-cell>
          <table:table-cell office:value-type="float" office:value="0.018275" calcext:value-type="float">
            <text:p>0.0182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71313" calcext:value-type="float">
            <text:p>4.71313</text:p>
          </table:table-cell>
          <table:table-cell office:value-type="float" office:value="4.4385" calcext:value-type="float">
            <text:p>4.4385</text:p>
          </table:table-cell>
          <table:table-cell office:value-type="float" office:value="0.0216012" calcext:value-type="float">
            <text:p>0.0216012</text:p>
          </table:table-cell>
          <table:table-cell office:value-type="float" office:value="0.0527104" calcext:value-type="float">
            <text:p>0.0527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00019" calcext:value-type="float">
            <text:p>4.00019</text:p>
          </table:table-cell>
          <table:table-cell office:value-type="float" office:value="0.102232" calcext:value-type="float">
            <text:p>0.1022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99441" calcext:value-type="float">
            <text:p>3.99441</text:p>
          </table:table-cell>
          <table:table-cell office:value-type="float" office:value="3.70848" calcext:value-type="float">
            <text:p>3.70848</text:p>
          </table:table-cell>
          <table:table-cell office:value-type="float" office:value="0.0960725" calcext:value-type="float">
            <text:p>0.0960725</text:p>
          </table:table-cell>
          <table:table-cell office:value-type="float" office:value="0.140461" calcext:value-type="float">
            <text:p>0.1404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3189" calcext:value-type="float">
            <text:p>3.33189</text:p>
          </table:table-cell>
          <table:table-cell office:value-type="float" office:value="0.198552" calcext:value-type="float">
            <text:p>0.1985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42201" calcext:value-type="float">
            <text:p>3.42201</text:p>
          </table:table-cell>
          <table:table-cell office:value-type="float" office:value="3.35891" calcext:value-type="float">
            <text:p>3.35891</text:p>
          </table:table-cell>
          <table:table-cell office:value-type="float" office:value="0.178474" calcext:value-type="float">
            <text:p>0.178474</text:p>
          </table:table-cell>
          <table:table-cell office:value-type="float" office:value="0.197664" calcext:value-type="float">
            <text:p>0.1976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94807" calcext:value-type="float">
            <text:p>2.94807</text:p>
          </table:table-cell>
          <table:table-cell office:value-type="float" office:value="0.266224" calcext:value-type="float">
            <text:p>0.2662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06583" calcext:value-type="float">
            <text:p>3.06583</text:p>
          </table:table-cell>
          <table:table-cell office:value-type="float" office:value="3.05142" calcext:value-type="float">
            <text:p>3.05142</text:p>
          </table:table-cell>
          <table:table-cell office:value-type="float" office:value="0.243991" calcext:value-type="float">
            <text:p>0.243991</text:p>
          </table:table-cell>
          <table:table-cell office:value-type="float" office:value="0.233603" calcext:value-type="float">
            <text:p>0.2336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9478" calcext:value-type="float">
            <text:p>2.69478</text:p>
          </table:table-cell>
          <table:table-cell office:value-type="float" office:value="0.316596" calcext:value-type="float">
            <text:p>0.31659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82219" calcext:value-type="float">
            <text:p>2.82219</text:p>
          </table:table-cell>
          <table:table-cell office:value-type="float" office:value="2.92653" calcext:value-type="float">
            <text:p>2.92653</text:p>
          </table:table-cell>
          <table:table-cell office:value-type="float" office:value="0.290483" calcext:value-type="float">
            <text:p>0.290483</text:p>
          </table:table-cell>
          <table:table-cell office:value-type="float" office:value="0.287811" calcext:value-type="float">
            <text:p>0.2878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0528" calcext:value-type="float">
            <text:p>2.50528</text:p>
          </table:table-cell>
          <table:table-cell office:value-type="float" office:value="0.353257" calcext:value-type="float">
            <text:p>0.35325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63888" calcext:value-type="float">
            <text:p>2.63888</text:p>
          </table:table-cell>
          <table:table-cell office:value-type="float" office:value="2.8204" calcext:value-type="float">
            <text:p>2.8204</text:p>
          </table:table-cell>
          <table:table-cell office:value-type="float" office:value="0.328399" calcext:value-type="float">
            <text:p>0.328399</text:p>
          </table:table-cell>
          <table:table-cell office:value-type="float" office:value="0.297095" calcext:value-type="float">
            <text:p>0.2970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34938" calcext:value-type="float">
            <text:p>2.34938</text:p>
          </table:table-cell>
          <table:table-cell office:value-type="float" office:value="0.380881" calcext:value-type="float">
            <text:p>0.38088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.45344" calcext:value-type="float">
            <text:p>2.45344</text:p>
          </table:table-cell>
          <table:table-cell office:value-type="float" office:value="2.74243" calcext:value-type="float">
            <text:p>2.74243</text:p>
          </table:table-cell>
          <table:table-cell office:value-type="float" office:value="0.362056" calcext:value-type="float">
            <text:p>0.362056</text:p>
          </table:table-cell>
          <table:table-cell office:value-type="float" office:value="0.305481" calcext:value-type="float">
            <text:p>0.3054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22356" calcext:value-type="float">
            <text:p>2.22356</text:p>
          </table:table-cell>
          <table:table-cell office:value-type="float" office:value="0.409656" calcext:value-type="float">
            <text:p>0.4096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34754" calcext:value-type="float">
            <text:p>2.34754</text:p>
          </table:table-cell>
          <table:table-cell office:value-type="float" office:value="2.69583" calcext:value-type="float">
            <text:p>2.69583</text:p>
          </table:table-cell>
          <table:table-cell office:value-type="float" office:value="0.382704" calcext:value-type="float">
            <text:p>0.382704</text:p>
          </table:table-cell>
          <table:table-cell office:value-type="float" office:value="0.337227" calcext:value-type="float">
            <text:p>0.3372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12131" calcext:value-type="float">
            <text:p>2.12131</text:p>
          </table:table-cell>
          <table:table-cell office:value-type="float" office:value="0.433353" calcext:value-type="float">
            <text:p>0.43335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.22874" calcext:value-type="float">
            <text:p>2.22874</text:p>
          </table:table-cell>
          <table:table-cell office:value-type="float" office:value="2.68425" calcext:value-type="float">
            <text:p>2.68425</text:p>
          </table:table-cell>
          <table:table-cell office:value-type="float" office:value="0.405287" calcext:value-type="float">
            <text:p>0.405287</text:p>
          </table:table-cell>
          <table:table-cell office:value-type="float" office:value="0.344714" calcext:value-type="float">
            <text:p>0.3447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00826" calcext:value-type="float">
            <text:p>2.00826</text:p>
          </table:table-cell>
          <table:table-cell office:value-type="float" office:value="0.459988" calcext:value-type="float">
            <text:p>0.45998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13452" calcext:value-type="float">
            <text:p>2.13452</text:p>
          </table:table-cell>
          <table:table-cell office:value-type="float" office:value="2.53702" calcext:value-type="float">
            <text:p>2.53702</text:p>
          </table:table-cell>
          <table:table-cell office:value-type="float" office:value="0.424112" calcext:value-type="float">
            <text:p>0.424112</text:p>
          </table:table-cell>
          <table:table-cell office:value-type="float" office:value="0.366277" calcext:value-type="float">
            <text:p>0.3662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92969" calcext:value-type="float">
            <text:p>1.92969</text:p>
          </table:table-cell>
          <table:table-cell office:value-type="float" office:value="0.47111" calcext:value-type="float">
            <text:p>0.471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.04379" calcext:value-type="float">
            <text:p>2.04379</text:p>
          </table:table-cell>
          <table:table-cell office:value-type="float" office:value="2.6324" calcext:value-type="float">
            <text:p>2.6324</text:p>
          </table:table-cell>
          <table:table-cell office:value-type="float" office:value="0.444562" calcext:value-type="float">
            <text:p>0.444562</text:p>
          </table:table-cell>
          <table:table-cell office:value-type="float" office:value="0.37047" calcext:value-type="float">
            <text:p>0.370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83275" calcext:value-type="float">
            <text:p>1.83275</text:p>
          </table:table-cell>
          <table:table-cell office:value-type="float" office:value="0.491858" calcext:value-type="float">
            <text:p>0.49185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95525" calcext:value-type="float">
            <text:p>1.95525</text:p>
          </table:table-cell>
          <table:table-cell office:value-type="float" office:value="2.5364" calcext:value-type="float">
            <text:p>2.5364</text:p>
          </table:table-cell>
          <table:table-cell office:value-type="float" office:value="0.461254" calcext:value-type="float">
            <text:p>0.461254</text:p>
          </table:table-cell>
          <table:table-cell office:value-type="float" office:value="0.378556" calcext:value-type="float">
            <text:p>0.3785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75826" calcext:value-type="float">
            <text:p>1.75826</text:p>
          </table:table-cell>
          <table:table-cell office:value-type="float" office:value="0.511285" calcext:value-type="float">
            <text:p>0.51128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88233" calcext:value-type="float">
            <text:p>1.88233</text:p>
          </table:table-cell>
          <table:table-cell office:value-type="float" office:value="2.60976" calcext:value-type="float">
            <text:p>2.60976</text:p>
          </table:table-cell>
          <table:table-cell office:value-type="float" office:value="0.476284" calcext:value-type="float">
            <text:p>0.476284</text:p>
          </table:table-cell>
          <table:table-cell office:value-type="float" office:value="0.37676" calcext:value-type="float">
            <text:p>0.376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68723" calcext:value-type="float">
            <text:p>1.68723</text:p>
          </table:table-cell>
          <table:table-cell office:value-type="float" office:value="0.529433" calcext:value-type="float">
            <text:p>0.52943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81289" calcext:value-type="float">
            <text:p>1.81289</text:p>
          </table:table-cell>
          <table:table-cell office:value-type="float" office:value="2.61188" calcext:value-type="float">
            <text:p>2.61188</text:p>
          </table:table-cell>
          <table:table-cell office:value-type="float" office:value="0.49554" calcext:value-type="float">
            <text:p>0.49554</text:p>
          </table:table-cell>
          <table:table-cell office:value-type="float" office:value="0.373465" calcext:value-type="float">
            <text:p>0.3734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61984" calcext:value-type="float">
            <text:p>1.61984</text:p>
          </table:table-cell>
          <table:table-cell office:value-type="float" office:value="0.545806" calcext:value-type="float">
            <text:p>0.54580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74567" calcext:value-type="float">
            <text:p>1.74567</text:p>
          </table:table-cell>
          <table:table-cell office:value-type="float" office:value="2.61557" calcext:value-type="float">
            <text:p>2.61557</text:p>
          </table:table-cell>
          <table:table-cell office:value-type="float" office:value="0.511254" calcext:value-type="float">
            <text:p>0.511254</text:p>
          </table:table-cell>
          <table:table-cell office:value-type="float" office:value="0.38215" calcext:value-type="float">
            <text:p>0.382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8145" calcext:value-type="float">
            <text:p>1.58145</text:p>
          </table:table-cell>
          <table:table-cell office:value-type="float" office:value="0.551146" calcext:value-type="float">
            <text:p>0.55114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67168" calcext:value-type="float">
            <text:p>1.67168</text:p>
          </table:table-cell>
          <table:table-cell office:value-type="float" office:value="2.46956" calcext:value-type="float">
            <text:p>2.46956</text:p>
          </table:table-cell>
          <table:table-cell office:value-type="float" office:value="0.528474" calcext:value-type="float">
            <text:p>0.528474</text:p>
          </table:table-cell>
          <table:table-cell office:value-type="float" office:value="0.40611" calcext:value-type="float">
            <text:p>0.406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51047" calcext:value-type="float">
            <text:p>1.51047</text:p>
          </table:table-cell>
          <table:table-cell office:value-type="float" office:value="0.565862" calcext:value-type="float">
            <text:p>0.56586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60862" calcext:value-type="float">
            <text:p>1.60862</text:p>
          </table:table-cell>
          <table:table-cell office:value-type="float" office:value="2.56299" calcext:value-type="float">
            <text:p>2.56299</text:p>
          </table:table-cell>
          <table:table-cell office:value-type="float" office:value="0.541875" calcext:value-type="float">
            <text:p>0.541875</text:p>
          </table:table-cell>
          <table:table-cell office:value-type="float" office:value="0.406409" calcext:value-type="float">
            <text:p>0.4064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47134" calcext:value-type="float">
            <text:p>1.47134</text:p>
          </table:table-cell>
          <table:table-cell office:value-type="float" office:value="0.57767" calcext:value-type="float">
            <text:p>0.5776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56008" calcext:value-type="float">
            <text:p>1.56008</text:p>
          </table:table-cell>
          <table:table-cell office:value-type="float" office:value="2.55377" calcext:value-type="float">
            <text:p>2.55377</text:p>
          </table:table-cell>
          <table:table-cell office:value-type="float" office:value="0.556042" calcext:value-type="float">
            <text:p>0.556042</text:p>
          </table:table-cell>
          <table:table-cell office:value-type="float" office:value="0.415693" calcext:value-type="float">
            <text:p>0.4156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43646" calcext:value-type="float">
            <text:p>1.43646</text:p>
          </table:table-cell>
          <table:table-cell office:value-type="float" office:value="0.587575" calcext:value-type="float">
            <text:p>0.58757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.50293" calcext:value-type="float">
            <text:p>1.50293</text:p>
          </table:table-cell>
          <table:table-cell office:value-type="float" office:value="2.59522" calcext:value-type="float">
            <text:p>2.59522</text:p>
          </table:table-cell>
          <table:table-cell office:value-type="float" office:value="0.569562" calcext:value-type="float">
            <text:p>0.569562</text:p>
          </table:table-cell>
          <table:table-cell office:value-type="float" office:value="0.410302" calcext:value-type="float">
            <text:p>0.4103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38095" calcext:value-type="float">
            <text:p>1.38095</text:p>
          </table:table-cell>
          <table:table-cell office:value-type="float" office:value="0.599336" calcext:value-type="float">
            <text:p>0.59933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46143" calcext:value-type="float">
            <text:p>1.46143</text:p>
          </table:table-cell>
          <table:table-cell office:value-type="float" office:value="2.51533" calcext:value-type="float">
            <text:p>2.51533</text:p>
          </table:table-cell>
          <table:table-cell office:value-type="float" office:value="0.577929" calcext:value-type="float">
            <text:p>0.577929</text:p>
          </table:table-cell>
          <table:table-cell office:value-type="float" office:value="0.422282" calcext:value-type="float">
            <text:p>0.4222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33098" calcext:value-type="float">
            <text:p>1.33098</text:p>
          </table:table-cell>
          <table:table-cell office:value-type="float" office:value="0.61351" calcext:value-type="float">
            <text:p>0.6135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.39191" calcext:value-type="float">
            <text:p>1.39191</text:p>
          </table:table-cell>
          <table:table-cell office:value-type="float" office:value="2.769" calcext:value-type="float">
            <text:p>2.769</text:p>
          </table:table-cell>
          <table:table-cell office:value-type="float" office:value="0.591616" calcext:value-type="float">
            <text:p>0.591616</text:p>
          </table:table-cell>
          <table:table-cell office:value-type="float" office:value="0.407008" calcext:value-type="float">
            <text:p>0.4070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30474" calcext:value-type="float">
            <text:p>1.30474</text:p>
          </table:table-cell>
          <table:table-cell office:value-type="float" office:value="0.616586" calcext:value-type="float">
            <text:p>0.61658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.38933" calcext:value-type="float">
            <text:p>1.38933</text:p>
          </table:table-cell>
          <table:table-cell office:value-type="float" office:value="2.62207" calcext:value-type="float">
            <text:p>2.62207</text:p>
          </table:table-cell>
          <table:table-cell office:value-type="float" office:value="0.599018" calcext:value-type="float">
            <text:p>0.599018</text:p>
          </table:table-cell>
          <table:table-cell office:value-type="float" office:value="0.42348" calcext:value-type="float">
            <text:p>0.423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24325" calcext:value-type="float">
            <text:p>1.24325</text:p>
          </table:table-cell>
          <table:table-cell office:value-type="float" office:value="0.631442" calcext:value-type="float">
            <text:p>0.63144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.32132" calcext:value-type="float">
            <text:p>1.32132</text:p>
          </table:table-cell>
          <table:table-cell office:value-type="float" office:value="2.69055" calcext:value-type="float">
            <text:p>2.69055</text:p>
          </table:table-cell>
          <table:table-cell office:value-type="float" office:value="0.609063" calcext:value-type="float">
            <text:p>0.609063</text:p>
          </table:table-cell>
          <table:table-cell office:value-type="float" office:value="0.427074" calcext:value-type="float">
            <text:p>0.4270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21884" calcext:value-type="float">
            <text:p>1.21884</text:p>
          </table:table-cell>
          <table:table-cell office:value-type="float" office:value="0.64234" calcext:value-type="float">
            <text:p>0.6423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.29589" calcext:value-type="float">
            <text:p>1.29589</text:p>
          </table:table-cell>
          <table:table-cell office:value-type="float" office:value="2.7435" calcext:value-type="float">
            <text:p>2.7435</text:p>
          </table:table-cell>
          <table:table-cell office:value-type="float" office:value="0.618292" calcext:value-type="float">
            <text:p>0.618292</text:p>
          </table:table-cell>
          <table:table-cell office:value-type="float" office:value="0.419587" calcext:value-type="float">
            <text:p>0.41958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9782" calcext:value-type="float">
            <text:p>1.19782</text:p>
          </table:table-cell>
          <table:table-cell office:value-type="float" office:value="0.64659" calcext:value-type="float">
            <text:p>0.6465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2401" calcext:value-type="float">
            <text:p>1.2401</text:p>
          </table:table-cell>
          <table:table-cell office:value-type="float" office:value="2.75442" calcext:value-type="float">
            <text:p>2.75442</text:p>
          </table:table-cell>
          <table:table-cell office:value-type="float" office:value="0.631495" calcext:value-type="float">
            <text:p>0.631495</text:p>
          </table:table-cell>
          <table:table-cell office:value-type="float" office:value="0.42378" calcext:value-type="float">
            <text:p>0.423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1592" calcext:value-type="float">
            <text:p>1.1592</text:p>
          </table:table-cell>
          <table:table-cell office:value-type="float" office:value="0.653739" calcext:value-type="float">
            <text:p>0.65373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.22327" calcext:value-type="float">
            <text:p>1.22327</text:p>
          </table:table-cell>
          <table:table-cell office:value-type="float" office:value="2.83637" calcext:value-type="float">
            <text:p>2.83637</text:p>
          </table:table-cell>
          <table:table-cell office:value-type="float" office:value="0.635725" calcext:value-type="float">
            <text:p>0.635725</text:p>
          </table:table-cell>
          <table:table-cell office:value-type="float" office:value="0.424978" calcext:value-type="float">
            <text:p>0.4249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12244" calcext:value-type="float">
            <text:p>1.12244</text:p>
          </table:table-cell>
          <table:table-cell office:value-type="float" office:value="0.667732" calcext:value-type="float">
            <text:p>0.66773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.19579" calcext:value-type="float">
            <text:p>1.19579</text:p>
          </table:table-cell>
          <table:table-cell office:value-type="float" office:value="2.99828" calcext:value-type="float">
            <text:p>2.99828</text:p>
          </table:table-cell>
          <table:table-cell office:value-type="float" office:value="0.641043" calcext:value-type="float">
            <text:p>0.641043</text:p>
          </table:table-cell>
          <table:table-cell office:value-type="float" office:value="0.420785" calcext:value-type="float">
            <text:p>0.4207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11049" calcext:value-type="float">
            <text:p>1.11049</text:p>
          </table:table-cell>
          <table:table-cell office:value-type="float" office:value="0.668135" calcext:value-type="float">
            <text:p>0.66813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.14435" calcext:value-type="float">
            <text:p>1.14435</text:p>
          </table:table-cell>
          <table:table-cell office:value-type="float" office:value="2.84238" calcext:value-type="float">
            <text:p>2.84238</text:p>
          </table:table-cell>
          <table:table-cell office:value-type="float" office:value="0.657628" calcext:value-type="float">
            <text:p>0.657628</text:p>
          </table:table-cell>
          <table:table-cell office:value-type="float" office:value="0.432764" calcext:value-type="float">
            <text:p>0.4327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08255" calcext:value-type="float">
            <text:p>1.08255</text:p>
          </table:table-cell>
          <table:table-cell office:value-type="float" office:value="0.674487" calcext:value-type="float">
            <text:p>0.67448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.09201" calcext:value-type="float">
            <text:p>1.09201</text:p>
          </table:table-cell>
          <table:table-cell office:value-type="float" office:value="2.82146" calcext:value-type="float">
            <text:p>2.82146</text:p>
          </table:table-cell>
          <table:table-cell office:value-type="float" office:value="0.669033" calcext:value-type="float">
            <text:p>0.669033</text:p>
          </table:table-cell>
          <table:table-cell office:value-type="float" office:value="0.415993" calcext:value-type="float">
            <text:p>0.4159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03921" calcext:value-type="float">
            <text:p>1.03921</text:p>
          </table:table-cell>
          <table:table-cell office:value-type="float" office:value="0.687628" calcext:value-type="float">
            <text:p>0.68762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09112" calcext:value-type="float">
            <text:p>1.09112</text:p>
          </table:table-cell>
          <table:table-cell office:value-type="float" office:value="3.32112" calcext:value-type="float">
            <text:p>3.32112</text:p>
          </table:table-cell>
          <table:table-cell office:value-type="float" office:value="0.670597" calcext:value-type="float">
            <text:p>0.670597</text:p>
          </table:table-cell>
          <table:table-cell office:value-type="float" office:value="0.415094" calcext:value-type="float">
            <text:p>0.41509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04064" calcext:value-type="float">
            <text:p>1.04064</text:p>
          </table:table-cell>
          <table:table-cell office:value-type="float" office:value="0.684138" calcext:value-type="float">
            <text:p>0.68413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04316" calcext:value-type="float">
            <text:p>1.04316</text:p>
          </table:table-cell>
          <table:table-cell office:value-type="float" office:value="2.96434" calcext:value-type="float">
            <text:p>2.96434</text:p>
          </table:table-cell>
          <table:table-cell office:value-type="float" office:value="0.679456" calcext:value-type="float">
            <text:p>0.679456</text:p>
          </table:table-cell>
          <table:table-cell office:value-type="float" office:value="0.423181" calcext:value-type="float">
            <text:p>0.4231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00492" calcext:value-type="float">
            <text:p>1.00492</text:p>
          </table:table-cell>
          <table:table-cell office:value-type="float" office:value="0.693004" calcext:value-type="float">
            <text:p>0.69300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05514" calcext:value-type="float">
            <text:p>1.05514</text:p>
          </table:table-cell>
          <table:table-cell office:value-type="float" office:value="2.93927" calcext:value-type="float">
            <text:p>2.93927</text:p>
          </table:table-cell>
          <table:table-cell office:value-type="float" office:value="0.679003" calcext:value-type="float">
            <text:p>0.679003</text:p>
          </table:table-cell>
          <table:table-cell office:value-type="float" office:value="0.436358" calcext:value-type="float">
            <text:p>0.43635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82908" calcext:value-type="float">
            <text:p>0.982908</text:p>
          </table:table-cell>
          <table:table-cell office:value-type="float" office:value="0.700905" calcext:value-type="float">
            <text:p>0.70090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983571" calcext:value-type="float">
            <text:p>0.983571</text:p>
          </table:table-cell>
          <table:table-cell office:value-type="float" office:value="3.19326" calcext:value-type="float">
            <text:p>3.19326</text:p>
          </table:table-cell>
          <table:table-cell office:value-type="float" office:value="0.696677" calcext:value-type="float">
            <text:p>0.696677</text:p>
          </table:table-cell>
          <table:table-cell office:value-type="float" office:value="0.418988" calcext:value-type="float">
            <text:p>0.4189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5136" calcext:value-type="float">
            <text:p>0.95136</text:p>
          </table:table-cell>
          <table:table-cell office:value-type="float" office:value="0.710012" calcext:value-type="float">
            <text:p>0.71001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994533" calcext:value-type="float">
            <text:p>0.994533</text:p>
          </table:table-cell>
          <table:table-cell office:value-type="float" office:value="3.06338" calcext:value-type="float">
            <text:p>3.06338</text:p>
          </table:table-cell>
          <table:table-cell office:value-type="float" office:value="0.696901" calcext:value-type="float">
            <text:p>0.696901</text:p>
          </table:table-cell>
          <table:table-cell office:value-type="float" office:value="0.435759" calcext:value-type="float">
            <text:p>0.43575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61311" calcext:value-type="float">
            <text:p>0.961311</text:p>
          </table:table-cell>
          <table:table-cell office:value-type="float" office:value="0.707182" calcext:value-type="float">
            <text:p>0.70718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947533" calcext:value-type="float">
            <text:p>0.947533</text:p>
          </table:table-cell>
          <table:table-cell office:value-type="float" office:value="2.9825" calcext:value-type="float">
            <text:p>2.9825</text:p>
          </table:table-cell>
          <table:table-cell office:value-type="float" office:value="0.709819" calcext:value-type="float">
            <text:p>0.709819</text:p>
          </table:table-cell>
          <table:table-cell office:value-type="float" office:value="0.449236" calcext:value-type="float">
            <text:p>0.4492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24537" calcext:value-type="float">
            <text:p>0.924537</text:p>
          </table:table-cell>
          <table:table-cell office:value-type="float" office:value="0.715139" calcext:value-type="float">
            <text:p>0.71513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925959" calcext:value-type="float">
            <text:p>0.925959</text:p>
          </table:table-cell>
          <table:table-cell office:value-type="float" office:value="3.02251" calcext:value-type="float">
            <text:p>3.02251</text:p>
          </table:table-cell>
          <table:table-cell office:value-type="float" office:value="0.716314" calcext:value-type="float">
            <text:p>0.716314</text:p>
          </table:table-cell>
          <table:table-cell office:value-type="float" office:value="0.437556" calcext:value-type="float">
            <text:p>0.4375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08473" calcext:value-type="float">
            <text:p>0.908473</text:p>
          </table:table-cell>
          <table:table-cell office:value-type="float" office:value="0.720567" calcext:value-type="float">
            <text:p>0.72056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938453" calcext:value-type="float">
            <text:p>0.938453</text:p>
          </table:table-cell>
          <table:table-cell office:value-type="float" office:value="3.42618" calcext:value-type="float">
            <text:p>3.42618</text:p>
          </table:table-cell>
          <table:table-cell office:value-type="float" office:value="0.712018" calcext:value-type="float">
            <text:p>0.712018</text:p>
          </table:table-cell>
          <table:table-cell office:value-type="float" office:value="0.441749" calcext:value-type="float">
            <text:p>0.4417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86059" calcext:value-type="float">
            <text:p>0.886059</text:p>
          </table:table-cell>
          <table:table-cell office:value-type="float" office:value="0.727761" calcext:value-type="float">
            <text:p>0.72776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892443" calcext:value-type="float">
            <text:p>0.892443</text:p>
          </table:table-cell>
          <table:table-cell office:value-type="float" office:value="3.07519" calcext:value-type="float">
            <text:p>3.07519</text:p>
          </table:table-cell>
          <table:table-cell office:value-type="float" office:value="0.725302" calcext:value-type="float">
            <text:p>0.725302</text:p>
          </table:table-cell>
          <table:table-cell office:value-type="float" office:value="0.444444" calcext:value-type="float">
            <text:p>0.4444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87822" calcext:value-type="float">
            <text:p>0.887822</text:p>
          </table:table-cell>
          <table:table-cell office:value-type="float" office:value="0.728468" calcext:value-type="float">
            <text:p>0.72846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884627" calcext:value-type="float">
            <text:p>0.884627</text:p>
          </table:table-cell>
          <table:table-cell office:value-type="float" office:value="3.45553" calcext:value-type="float">
            <text:p>3.45553</text:p>
          </table:table-cell>
          <table:table-cell office:value-type="float" office:value="0.728474" calcext:value-type="float">
            <text:p>0.728474</text:p>
          </table:table-cell>
          <table:table-cell office:value-type="float" office:value="0.442348" calcext:value-type="float">
            <text:p>0.4423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75448" calcext:value-type="float">
            <text:p>0.875448</text:p>
          </table:table-cell>
          <table:table-cell office:value-type="float" office:value="0.731201" calcext:value-type="float">
            <text:p>0.7312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880105" calcext:value-type="float">
            <text:p>0.880105</text:p>
          </table:table-cell>
          <table:table-cell office:value-type="float" office:value="3.24092" calcext:value-type="float">
            <text:p>3.24092</text:p>
          </table:table-cell>
          <table:table-cell office:value-type="float" office:value="0.723583" calcext:value-type="float">
            <text:p>0.723583</text:p>
          </table:table-cell>
          <table:table-cell office:value-type="float" office:value="0.438455" calcext:value-type="float">
            <text:p>0.4384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855722" calcext:value-type="float">
            <text:p>0.855722</text:p>
          </table:table-cell>
          <table:table-cell office:value-type="float" office:value="0.737274" calcext:value-type="float">
            <text:p>0.73727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858165" calcext:value-type="float">
            <text:p>0.858165</text:p>
          </table:table-cell>
          <table:table-cell office:value-type="float" office:value="3.28654" calcext:value-type="float">
            <text:p>3.28654</text:p>
          </table:table-cell>
          <table:table-cell office:value-type="float" office:value="0.733761" calcext:value-type="float">
            <text:p>0.733761</text:p>
          </table:table-cell>
          <table:table-cell office:value-type="float" office:value="0.450434" calcext:value-type="float">
            <text:p>0.4504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84538" calcext:value-type="float">
            <text:p>0.84538</text:p>
          </table:table-cell>
          <table:table-cell office:value-type="float" office:value="0.739324" calcext:value-type="float">
            <text:p>0.73932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831094" calcext:value-type="float">
            <text:p>0.831094</text:p>
          </table:table-cell>
          <table:table-cell office:value-type="float" office:value="3.29531" calcext:value-type="float">
            <text:p>3.29531</text:p>
          </table:table-cell>
          <table:table-cell office:value-type="float" office:value="0.742145" calcext:value-type="float">
            <text:p>0.742145</text:p>
          </table:table-cell>
          <table:table-cell office:value-type="float" office:value="0.453729" calcext:value-type="float">
            <text:p>0.45372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840574" calcext:value-type="float">
            <text:p>0.840574</text:p>
          </table:table-cell>
          <table:table-cell office:value-type="float" office:value="0.738926" calcext:value-type="float">
            <text:p>0.73892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828493" calcext:value-type="float">
            <text:p>0.828493</text:p>
          </table:table-cell>
          <table:table-cell office:value-type="float" office:value="3.31764" calcext:value-type="float">
            <text:p>3.31764</text:p>
          </table:table-cell>
          <table:table-cell office:value-type="float" office:value="0.741843" calcext:value-type="float">
            <text:p>0.741843</text:p>
          </table:table-cell>
          <table:table-cell office:value-type="float" office:value="0.44145" calcext:value-type="float">
            <text:p>0.441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79643" calcext:value-type="float">
            <text:p>0.79643</text:p>
          </table:table-cell>
          <table:table-cell office:value-type="float" office:value="0.752111" calcext:value-type="float">
            <text:p>0.75211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780167" calcext:value-type="float">
            <text:p>0.780167</text:p>
          </table:table-cell>
          <table:table-cell office:value-type="float" office:value="3.46044" calcext:value-type="float">
            <text:p>3.46044</text:p>
          </table:table-cell>
          <table:table-cell office:value-type="float" office:value="0.759033" calcext:value-type="float">
            <text:p>0.759033</text:p>
          </table:table-cell>
          <table:table-cell office:value-type="float" office:value="0.450434" calcext:value-type="float">
            <text:p>0.4504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804409" calcext:value-type="float">
            <text:p>0.804409</text:p>
          </table:table-cell>
          <table:table-cell office:value-type="float" office:value="0.75353" calcext:value-type="float">
            <text:p>0.7535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808947" calcext:value-type="float">
            <text:p>0.808947</text:p>
          </table:table-cell>
          <table:table-cell office:value-type="float" office:value="3.49292" calcext:value-type="float">
            <text:p>3.49292</text:p>
          </table:table-cell>
          <table:table-cell office:value-type="float" office:value="0.750378" calcext:value-type="float">
            <text:p>0.750378</text:p>
          </table:table-cell>
          <table:table-cell office:value-type="float" office:value="0.436358" calcext:value-type="float">
            <text:p>0.4363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81495" calcext:value-type="float">
            <text:p>0.81495</text:p>
          </table:table-cell>
          <table:table-cell office:value-type="float" office:value="0.747708" calcext:value-type="float">
            <text:p>0.74770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759602" calcext:value-type="float">
            <text:p>0.759602</text:p>
          </table:table-cell>
          <table:table-cell office:value-type="float" office:value="3.68606" calcext:value-type="float">
            <text:p>3.68606</text:p>
          </table:table-cell>
          <table:table-cell office:value-type="float" office:value="0.765257" calcext:value-type="float">
            <text:p>0.765257</text:p>
          </table:table-cell>
          <table:table-cell office:value-type="float" office:value="0.459718" calcext:value-type="float">
            <text:p>0.4597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770575" calcext:value-type="float">
            <text:p>0.770575</text:p>
          </table:table-cell>
          <table:table-cell office:value-type="float" office:value="0.762786" calcext:value-type="float">
            <text:p>0.76278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763378" calcext:value-type="float">
            <text:p>0.763378</text:p>
          </table:table-cell>
          <table:table-cell office:value-type="float" office:value="3.67425" calcext:value-type="float">
            <text:p>3.67425</text:p>
          </table:table-cell>
          <table:table-cell office:value-type="float" office:value="0.766289" calcext:value-type="float">
            <text:p>0.766289</text:p>
          </table:table-cell>
          <table:table-cell office:value-type="float" office:value="0.432764" calcext:value-type="float">
            <text:p>0.4327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770642" calcext:value-type="float">
            <text:p>0.770642</text:p>
          </table:table-cell>
          <table:table-cell office:value-type="float" office:value="0.760833" calcext:value-type="float">
            <text:p>0.76083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740092" calcext:value-type="float">
            <text:p>0.740092</text:p>
          </table:table-cell>
          <table:table-cell office:value-type="float" office:value="3.38205" calcext:value-type="float">
            <text:p>3.38205</text:p>
          </table:table-cell>
          <table:table-cell office:value-type="float" office:value="0.768731" calcext:value-type="float">
            <text:p>0.768731</text:p>
          </table:table-cell>
          <table:table-cell office:value-type="float" office:value="0.445642" calcext:value-type="float">
            <text:p>0.4456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76531" calcext:value-type="float">
            <text:p>0.76531</text:p>
          </table:table-cell>
          <table:table-cell office:value-type="float" office:value="0.761882" calcext:value-type="float">
            <text:p>0.76188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751397" calcext:value-type="float">
            <text:p>0.751397</text:p>
          </table:table-cell>
          <table:table-cell office:value-type="float" office:value="3.68626" calcext:value-type="float">
            <text:p>3.68626</text:p>
          </table:table-cell>
          <table:table-cell office:value-type="float" office:value="0.765559" calcext:value-type="float">
            <text:p>0.765559</text:p>
          </table:table-cell>
          <table:table-cell office:value-type="float" office:value="0.442348" calcext:value-type="float">
            <text:p>0.4423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43477" calcext:value-type="float">
            <text:p>0.743477</text:p>
          </table:table-cell>
          <table:table-cell office:value-type="float" office:value="0.762342" calcext:value-type="float">
            <text:p>0.76234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728861" calcext:value-type="float">
            <text:p>0.728861</text:p>
          </table:table-cell>
          <table:table-cell office:value-type="float" office:value="3.83387" calcext:value-type="float">
            <text:p>3.83387</text:p>
          </table:table-cell>
          <table:table-cell office:value-type="float" office:value="0.769917" calcext:value-type="float">
            <text:p>0.769917</text:p>
          </table:table-cell>
          <table:table-cell office:value-type="float" office:value="0.444444" calcext:value-type="float">
            <text:p>0.4444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743783" calcext:value-type="float">
            <text:p>0.743783</text:p>
          </table:table-cell>
          <table:table-cell office:value-type="float" office:value="0.768878" calcext:value-type="float">
            <text:p>0.76887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734319" calcext:value-type="float">
            <text:p>0.734319</text:p>
          </table:table-cell>
          <table:table-cell office:value-type="float" office:value="3.5828" calcext:value-type="float">
            <text:p>3.5828</text:p>
          </table:table-cell>
          <table:table-cell office:value-type="float" office:value="0.770015" calcext:value-type="float">
            <text:p>0.770015</text:p>
          </table:table-cell>
          <table:table-cell office:value-type="float" office:value="0.460617" calcext:value-type="float">
            <text:p>0.46061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735711" calcext:value-type="float">
            <text:p>0.735711</text:p>
          </table:table-cell>
          <table:table-cell office:value-type="float" office:value="0.770145" calcext:value-type="float">
            <text:p>0.77014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704778" calcext:value-type="float">
            <text:p>0.704778</text:p>
          </table:table-cell>
          <table:table-cell office:value-type="float" office:value="3.78419" calcext:value-type="float">
            <text:p>3.78419</text:p>
          </table:table-cell>
          <table:table-cell office:value-type="float" office:value="0.775755" calcext:value-type="float">
            <text:p>0.775755</text:p>
          </table:table-cell>
          <table:table-cell office:value-type="float" office:value="0.445043" calcext:value-type="float">
            <text:p>0.44504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736976" calcext:value-type="float">
            <text:p>0.736976</text:p>
          </table:table-cell>
          <table:table-cell office:value-type="float" office:value="0.769704" calcext:value-type="float">
            <text:p>0.76970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714347" calcext:value-type="float">
            <text:p>0.714347</text:p>
          </table:table-cell>
          <table:table-cell office:value-type="float" office:value="3.77291" calcext:value-type="float">
            <text:p>3.77291</text:p>
          </table:table-cell>
          <table:table-cell office:value-type="float" office:value="0.775755" calcext:value-type="float">
            <text:p>0.775755</text:p>
          </table:table-cell>
          <table:table-cell office:value-type="float" office:value="0.451632" calcext:value-type="float">
            <text:p>0.4516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711878" calcext:value-type="float">
            <text:p>0.711878</text:p>
          </table:table-cell>
          <table:table-cell office:value-type="float" office:value="0.779855" calcext:value-type="float">
            <text:p>0.77985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685046" calcext:value-type="float">
            <text:p>0.685046</text:p>
          </table:table-cell>
          <table:table-cell office:value-type="float" office:value="3.75967" calcext:value-type="float">
            <text:p>3.75967</text:p>
          </table:table-cell>
          <table:table-cell office:value-type="float" office:value="0.787982" calcext:value-type="float">
            <text:p>0.787982</text:p>
          </table:table-cell>
          <table:table-cell office:value-type="float" office:value="0.436658" calcext:value-type="float">
            <text:p>0.43665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712862" calcext:value-type="float">
            <text:p>0.712862</text:p>
          </table:table-cell>
          <table:table-cell office:value-type="float" office:value="0.777489" calcext:value-type="float">
            <text:p>0.77748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669154" calcext:value-type="float">
            <text:p>0.669154</text:p>
          </table:table-cell>
          <table:table-cell office:value-type="float" office:value="3.75683" calcext:value-type="float">
            <text:p>3.75683</text:p>
          </table:table-cell>
          <table:table-cell office:value-type="float" office:value="0.789804" calcext:value-type="float">
            <text:p>0.789804</text:p>
          </table:table-cell>
          <table:table-cell office:value-type="float" office:value="0.45313" calcext:value-type="float">
            <text:p>0.4531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87151" calcext:value-type="float">
            <text:p>0.687151</text:p>
          </table:table-cell>
          <table:table-cell office:value-type="float" office:value="0.785464" calcext:value-type="float">
            <text:p>0.78546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690501" calcext:value-type="float">
            <text:p>0.690501</text:p>
          </table:table-cell>
          <table:table-cell office:value-type="float" office:value="4.10829" calcext:value-type="float">
            <text:p>4.10829</text:p>
          </table:table-cell>
          <table:table-cell office:value-type="float" office:value="0.785045" calcext:value-type="float">
            <text:p>0.785045</text:p>
          </table:table-cell>
          <table:table-cell office:value-type="float" office:value="0.431566" calcext:value-type="float">
            <text:p>0.4315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702762" calcext:value-type="float">
            <text:p>0.702762</text:p>
          </table:table-cell>
          <table:table-cell office:value-type="float" office:value="0.781725" calcext:value-type="float">
            <text:p>0.78172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657207" calcext:value-type="float">
            <text:p>0.657207</text:p>
          </table:table-cell>
          <table:table-cell office:value-type="float" office:value="3.8077" calcext:value-type="float">
            <text:p>3.8077</text:p>
          </table:table-cell>
          <table:table-cell office:value-type="float" office:value="0.794407" calcext:value-type="float">
            <text:p>0.794407</text:p>
          </table:table-cell>
          <table:table-cell office:value-type="float" office:value="0.437856" calcext:value-type="float">
            <text:p>0.43785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90087" calcext:value-type="float">
            <text:p>0.690087</text:p>
          </table:table-cell>
          <table:table-cell office:value-type="float" office:value="0.785516" calcext:value-type="float">
            <text:p>0.78551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658455" calcext:value-type="float">
            <text:p>0.658455</text:p>
          </table:table-cell>
          <table:table-cell office:value-type="float" office:value="3.88215" calcext:value-type="float">
            <text:p>3.88215</text:p>
          </table:table-cell>
          <table:table-cell office:value-type="float" office:value="0.797961" calcext:value-type="float">
            <text:p>0.797961</text:p>
          </table:table-cell>
          <table:table-cell office:value-type="float" office:value="0.451632" calcext:value-type="float">
            <text:p>0.45163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87338" calcext:value-type="float">
            <text:p>0.687338</text:p>
          </table:table-cell>
          <table:table-cell office:value-type="float" office:value="0.784801" calcext:value-type="float">
            <text:p>0.78480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670117" calcext:value-type="float">
            <text:p>0.670117</text:p>
          </table:table-cell>
          <table:table-cell office:value-type="float" office:value="3.81318" calcext:value-type="float">
            <text:p>3.81318</text:p>
          </table:table-cell>
          <table:table-cell office:value-type="float" office:value="0.792447" calcext:value-type="float">
            <text:p>0.792447</text:p>
          </table:table-cell>
          <table:table-cell office:value-type="float" office:value="0.44115" calcext:value-type="float">
            <text:p>0.441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7147" calcext:value-type="float">
            <text:p>0.67147</text:p>
          </table:table-cell>
          <table:table-cell office:value-type="float" office:value="0.788111" calcext:value-type="float">
            <text:p>0.78811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645987" calcext:value-type="float">
            <text:p>0.645987</text:p>
          </table:table-cell>
          <table:table-cell office:value-type="float" office:value="4.0584" calcext:value-type="float">
            <text:p>4.0584</text:p>
          </table:table-cell>
          <table:table-cell office:value-type="float" office:value="0.799773" calcext:value-type="float">
            <text:p>0.799773</text:p>
          </table:table-cell>
          <table:table-cell office:value-type="float" office:value="0.438455" calcext:value-type="float">
            <text:p>0.43845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73661" calcext:value-type="float">
            <text:p>0.673661</text:p>
          </table:table-cell>
          <table:table-cell office:value-type="float" office:value="0.791013" calcext:value-type="float">
            <text:p>0.79101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646032" calcext:value-type="float">
            <text:p>0.646032</text:p>
          </table:table-cell>
          <table:table-cell office:value-type="float" office:value="4.17321" calcext:value-type="float">
            <text:p>4.17321</text:p>
          </table:table-cell>
          <table:table-cell office:value-type="float" office:value="0.795544" calcext:value-type="float">
            <text:p>0.795544</text:p>
          </table:table-cell>
          <table:table-cell office:value-type="float" office:value="0.427074" calcext:value-type="float">
            <text:p>0.42707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39745" calcext:value-type="float">
            <text:p>0.639745</text:p>
          </table:table-cell>
          <table:table-cell office:value-type="float" office:value="0.799397" calcext:value-type="float">
            <text:p>0.79939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638782" calcext:value-type="float">
            <text:p>0.638782</text:p>
          </table:table-cell>
          <table:table-cell office:value-type="float" office:value="3.75847" calcext:value-type="float">
            <text:p>3.75847</text:p>
          </table:table-cell>
          <table:table-cell office:value-type="float" office:value="0.802946" calcext:value-type="float">
            <text:p>0.802946</text:p>
          </table:table-cell>
          <table:table-cell office:value-type="float" office:value="0.452531" calcext:value-type="float">
            <text:p>0.45253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55212" calcext:value-type="float">
            <text:p>0.655212</text:p>
          </table:table-cell>
          <table:table-cell office:value-type="float" office:value="0.794689" calcext:value-type="float">
            <text:p>0.79468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634653" calcext:value-type="float">
            <text:p>0.634653</text:p>
          </table:table-cell>
          <table:table-cell office:value-type="float" office:value="3.87369" calcext:value-type="float">
            <text:p>3.87369</text:p>
          </table:table-cell>
          <table:table-cell office:value-type="float" office:value="0.800529" calcext:value-type="float">
            <text:p>0.800529</text:p>
          </table:table-cell>
          <table:table-cell office:value-type="float" office:value="0.450734" calcext:value-type="float">
            <text:p>0.4507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53808" calcext:value-type="float">
            <text:p>0.653808</text:p>
          </table:table-cell>
          <table:table-cell office:value-type="float" office:value="0.796622" calcext:value-type="float">
            <text:p>0.79662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61829" calcext:value-type="float">
            <text:p>0.61829</text:p>
          </table:table-cell>
          <table:table-cell office:value-type="float" office:value="4.50233" calcext:value-type="float">
            <text:p>4.50233</text:p>
          </table:table-cell>
          <table:table-cell office:value-type="float" office:value="0.807559" calcext:value-type="float">
            <text:p>0.807559</text:p>
          </table:table-cell>
          <table:table-cell office:value-type="float" office:value="0.440851" calcext:value-type="float">
            <text:p>0.4408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31172" calcext:value-type="float">
            <text:p>0.631172</text:p>
          </table:table-cell>
          <table:table-cell office:value-type="float" office:value="0.799879" calcext:value-type="float">
            <text:p>0.79987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600503" calcext:value-type="float">
            <text:p>0.600503</text:p>
          </table:table-cell>
          <table:table-cell office:value-type="float" office:value="4.20384" calcext:value-type="float">
            <text:p>4.20384</text:p>
          </table:table-cell>
          <table:table-cell office:value-type="float" office:value="0.816012" calcext:value-type="float">
            <text:p>0.816012</text:p>
          </table:table-cell>
          <table:table-cell office:value-type="float" office:value="0.460317" calcext:value-type="float">
            <text:p>0.46031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55324" calcext:value-type="float">
            <text:p>0.655324</text:p>
          </table:table-cell>
          <table:table-cell office:value-type="float" office:value="0.79614" calcext:value-type="float">
            <text:p>0.7961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602951" calcext:value-type="float">
            <text:p>0.602951</text:p>
          </table:table-cell>
          <table:table-cell office:value-type="float" office:value="4.09835" calcext:value-type="float">
            <text:p>4.09835</text:p>
          </table:table-cell>
          <table:table-cell office:value-type="float" office:value="0.80861" calcext:value-type="float">
            <text:p>0.80861</text:p>
          </table:table-cell>
          <table:table-cell office:value-type="float" office:value="0.45313" calcext:value-type="float">
            <text:p>0.4531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29457" calcext:value-type="float">
            <text:p>0.629457</text:p>
          </table:table-cell>
          <table:table-cell office:value-type="float" office:value="0.802473" calcext:value-type="float">
            <text:p>0.80247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599109" calcext:value-type="float">
            <text:p>0.599109</text:p>
          </table:table-cell>
          <table:table-cell office:value-type="float" office:value="3.94266" calcext:value-type="float">
            <text:p>3.94266</text:p>
          </table:table-cell>
          <table:table-cell office:value-type="float" office:value="0.808239" calcext:value-type="float">
            <text:p>0.808239</text:p>
          </table:table-cell>
          <table:table-cell office:value-type="float" office:value="0.453729" calcext:value-type="float">
            <text:p>0.45372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58441" calcext:value-type="float">
            <text:p>0.658441</text:p>
          </table:table-cell>
          <table:table-cell office:value-type="float" office:value="0.795353" calcext:value-type="float">
            <text:p>0.79535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603899" calcext:value-type="float">
            <text:p>0.603899</text:p>
          </table:table-cell>
          <table:table-cell office:value-type="float" office:value="4.50371" calcext:value-type="float">
            <text:p>4.50371</text:p>
          </table:table-cell>
          <table:table-cell office:value-type="float" office:value="0.812689" calcext:value-type="float">
            <text:p>0.812689</text:p>
          </table:table-cell>
          <table:table-cell office:value-type="float" office:value="0.451033" calcext:value-type="float">
            <text:p>0.45103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30635" calcext:value-type="float">
            <text:p>0.630635</text:p>
          </table:table-cell>
          <table:table-cell office:value-type="float" office:value="0.802714" calcext:value-type="float">
            <text:p>0.802714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586914" calcext:value-type="float">
            <text:p>0.586914</text:p>
          </table:table-cell>
          <table:table-cell office:value-type="float" office:value="4.25851" calcext:value-type="float">
            <text:p>4.25851</text:p>
          </table:table-cell>
          <table:table-cell office:value-type="float" office:value="0.814653" calcext:value-type="float">
            <text:p>0.814653</text:p>
          </table:table-cell>
          <table:table-cell office:value-type="float" office:value="0.45313" calcext:value-type="float">
            <text:p>0.4531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05662" calcext:value-type="float">
            <text:p>0.605662</text:p>
          </table:table-cell>
          <table:table-cell office:value-type="float" office:value="0.807664" calcext:value-type="float">
            <text:p>0.80766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575127" calcext:value-type="float">
            <text:p>0.575127</text:p>
          </table:table-cell>
          <table:table-cell office:value-type="float" office:value="4.07218" calcext:value-type="float">
            <text:p>4.07218</text:p>
          </table:table-cell>
          <table:table-cell office:value-type="float" office:value="0.821013" calcext:value-type="float">
            <text:p>0.821013</text:p>
          </table:table-cell>
          <table:table-cell office:value-type="float" office:value="0.458221" calcext:value-type="float">
            <text:p>0.45822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13325" calcext:value-type="float">
            <text:p>0.613325</text:p>
          </table:table-cell>
          <table:table-cell office:value-type="float" office:value="0.804765" calcext:value-type="float">
            <text:p>0.80476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555975" calcext:value-type="float">
            <text:p>0.555975</text:p>
          </table:table-cell>
          <table:table-cell office:value-type="float" office:value="4.56212" calcext:value-type="float">
            <text:p>4.56212</text:p>
          </table:table-cell>
          <table:table-cell office:value-type="float" office:value="0.826208" calcext:value-type="float">
            <text:p>0.826208</text:p>
          </table:table-cell>
          <table:table-cell office:value-type="float" office:value="0.442947" calcext:value-type="float">
            <text:p>0.44294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03626" calcext:value-type="float">
            <text:p>0.603626</text:p>
          </table:table-cell>
          <table:table-cell office:value-type="float" office:value="0.810133" calcext:value-type="float">
            <text:p>0.81013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577707" calcext:value-type="float">
            <text:p>0.577707</text:p>
          </table:table-cell>
          <table:table-cell office:value-type="float" office:value="4.35321" calcext:value-type="float">
            <text:p>4.35321</text:p>
          </table:table-cell>
          <table:table-cell office:value-type="float" office:value="0.818505" calcext:value-type="float">
            <text:p>0.818505</text:p>
          </table:table-cell>
          <table:table-cell office:value-type="float" office:value="0.454627" calcext:value-type="float">
            <text:p>0.45462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02317" calcext:value-type="float">
            <text:p>0.602317</text:p>
          </table:table-cell>
          <table:table-cell office:value-type="float" office:value="0.809294" calcext:value-type="float">
            <text:p>0.80929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576293" calcext:value-type="float">
            <text:p>0.576293</text:p>
          </table:table-cell>
          <table:table-cell office:value-type="float" office:value="4.18665" calcext:value-type="float">
            <text:p>4.18665</text:p>
          </table:table-cell>
          <table:table-cell office:value-type="float" office:value="0.818278" calcext:value-type="float">
            <text:p>0.818278</text:p>
          </table:table-cell>
          <table:table-cell office:value-type="float" office:value="0.447739" calcext:value-type="float">
            <text:p>0.44773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91302" calcext:value-type="float">
            <text:p>0.591302</text:p>
          </table:table-cell>
          <table:table-cell office:value-type="float" office:value="0.813872" calcext:value-type="float">
            <text:p>0.81387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57974" calcext:value-type="float">
            <text:p>0.57974</text:p>
          </table:table-cell>
          <table:table-cell office:value-type="float" office:value="4.12823" calcext:value-type="float">
            <text:p>4.12823</text:p>
          </table:table-cell>
          <table:table-cell office:value-type="float" office:value="0.816931" calcext:value-type="float">
            <text:p>0.816931</text:p>
          </table:table-cell>
          <table:table-cell office:value-type="float" office:value="0.453429" calcext:value-type="float">
            <text:p>0.45342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87864" calcext:value-type="float">
            <text:p>0.587864</text:p>
          </table:table-cell>
          <table:table-cell office:value-type="float" office:value="0.816053" calcext:value-type="float">
            <text:p>0.81605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555635" calcext:value-type="float">
            <text:p>0.555635</text:p>
          </table:table-cell>
          <table:table-cell office:value-type="float" office:value="4.42466" calcext:value-type="float">
            <text:p>4.42466</text:p>
          </table:table-cell>
          <table:table-cell office:value-type="float" office:value="0.822508" calcext:value-type="float">
            <text:p>0.822508</text:p>
          </table:table-cell>
          <table:table-cell office:value-type="float" office:value="0.452531" calcext:value-type="float">
            <text:p>0.45253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99185" calcext:value-type="float">
            <text:p>0.599185</text:p>
          </table:table-cell>
          <table:table-cell office:value-type="float" office:value="0.810434" calcext:value-type="float">
            <text:p>0.81043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562363" calcext:value-type="float">
            <text:p>0.562363</text:p>
          </table:table-cell>
          <table:table-cell office:value-type="float" office:value="4.10715" calcext:value-type="float">
            <text:p>4.10715</text:p>
          </table:table-cell>
          <table:table-cell office:value-type="float" office:value="0.821601" calcext:value-type="float">
            <text:p>0.821601</text:p>
          </table:table-cell>
          <table:table-cell office:value-type="float" office:value="0.452231" calcext:value-type="float">
            <text:p>0.45223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85766" calcext:value-type="float">
            <text:p>0.585766</text:p>
          </table:table-cell>
          <table:table-cell office:value-type="float" office:value="0.818396" calcext:value-type="float">
            <text:p>0.81839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534239" calcext:value-type="float">
            <text:p>0.534239</text:p>
          </table:table-cell>
          <table:table-cell office:value-type="float" office:value="4.18871" calcext:value-type="float">
            <text:p>4.18871</text:p>
          </table:table-cell>
          <table:table-cell office:value-type="float" office:value="0.832351" calcext:value-type="float">
            <text:p>0.832351</text:p>
          </table:table-cell>
          <table:table-cell office:value-type="float" office:value="0.448637" calcext:value-type="float">
            <text:p>0.4486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91037" calcext:value-type="float">
            <text:p>0.591037</text:p>
          </table:table-cell>
          <table:table-cell office:value-type="float" office:value="0.81551" calcext:value-type="float">
            <text:p>0.8155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554155" calcext:value-type="float">
            <text:p>0.554155</text:p>
          </table:table-cell>
          <table:table-cell office:value-type="float" office:value="4.50703" calcext:value-type="float">
            <text:p>4.50703</text:p>
          </table:table-cell>
          <table:table-cell office:value-type="float" office:value="0.825755" calcext:value-type="float">
            <text:p>0.825755</text:p>
          </table:table-cell>
          <table:table-cell office:value-type="float" office:value="0.456724" calcext:value-type="float">
            <text:p>0.45672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98205" calcext:value-type="float">
            <text:p>0.598205</text:p>
          </table:table-cell>
          <table:table-cell office:value-type="float" office:value="0.815682" calcext:value-type="float">
            <text:p>0.81568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552305" calcext:value-type="float">
            <text:p>0.552305</text:p>
          </table:table-cell>
          <table:table-cell office:value-type="float" office:value="4.41657" calcext:value-type="float">
            <text:p>4.41657</text:p>
          </table:table-cell>
          <table:table-cell office:value-type="float" office:value="0.82636" calcext:value-type="float">
            <text:p>0.82636</text:p>
          </table:table-cell>
          <table:table-cell office:value-type="float" office:value="0.456125" calcext:value-type="float">
            <text:p>0.4561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71664" calcext:value-type="float">
            <text:p>0.571664</text:p>
          </table:table-cell>
          <table:table-cell office:value-type="float" office:value="0.820398" calcext:value-type="float">
            <text:p>0.82039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527203" calcext:value-type="float">
            <text:p>0.527203</text:p>
          </table:table-cell>
          <table:table-cell office:value-type="float" office:value="4.29369" calcext:value-type="float">
            <text:p>4.29369</text:p>
          </table:table-cell>
          <table:table-cell office:value-type="float" office:value="0.832048" calcext:value-type="float">
            <text:p>0.832048</text:p>
          </table:table-cell>
          <table:table-cell office:value-type="float" office:value="0.454627" calcext:value-type="float">
            <text:p>0.45462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73518" calcext:value-type="float">
            <text:p>0.573518</text:p>
          </table:table-cell>
          <table:table-cell office:value-type="float" office:value="0.81737" calcext:value-type="float">
            <text:p>0.8173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547288" calcext:value-type="float">
            <text:p>0.547288</text:p>
          </table:table-cell>
          <table:table-cell office:value-type="float" office:value="4.78059" calcext:value-type="float">
            <text:p>4.78059</text:p>
          </table:table-cell>
          <table:table-cell office:value-type="float" office:value="0.826813" calcext:value-type="float">
            <text:p>0.826813</text:p>
          </table:table-cell>
          <table:table-cell office:value-type="float" office:value="0.434561" calcext:value-type="float">
            <text:p>0.43456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67339" calcext:value-type="float">
            <text:p>0.567339</text:p>
          </table:table-cell>
          <table:table-cell office:value-type="float" office:value="0.823462" calcext:value-type="float">
            <text:p>0.82346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514227" calcext:value-type="float">
            <text:p>0.514227</text:p>
          </table:table-cell>
          <table:table-cell office:value-type="float" office:value="4.6267" calcext:value-type="float">
            <text:p>4.6267</text:p>
          </table:table-cell>
          <table:table-cell office:value-type="float" office:value="0.838897" calcext:value-type="float">
            <text:p>0.838897</text:p>
          </table:table-cell>
          <table:table-cell office:value-type="float" office:value="0.458521" calcext:value-type="float">
            <text:p>0.4585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551218" calcext:value-type="float">
            <text:p>0.551218</text:p>
          </table:table-cell>
          <table:table-cell office:value-type="float" office:value="0.828063" calcext:value-type="float">
            <text:p>0.82806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530797" calcext:value-type="float">
            <text:p>0.530797</text:p>
          </table:table-cell>
          <table:table-cell office:value-type="float" office:value="4.64035" calcext:value-type="float">
            <text:p>4.64035</text:p>
          </table:table-cell>
          <table:table-cell office:value-type="float" office:value="0.837991" calcext:value-type="float">
            <text:p>0.837991</text:p>
          </table:table-cell>
          <table:table-cell office:value-type="float" office:value="0.455526" calcext:value-type="float">
            <text:p>0.45552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47119" calcext:value-type="float">
            <text:p>0.547119</text:p>
          </table:table-cell>
          <table:table-cell office:value-type="float" office:value="0.830579" calcext:value-type="float">
            <text:p>0.83057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545793" calcext:value-type="float">
            <text:p>0.545793</text:p>
          </table:table-cell>
          <table:table-cell office:value-type="float" office:value="4.5205" calcext:value-type="float">
            <text:p>4.5205</text:p>
          </table:table-cell>
          <table:table-cell office:value-type="float" office:value="0.827438" calcext:value-type="float">
            <text:p>0.827438</text:p>
          </table:table-cell>
          <table:table-cell office:value-type="float" office:value="0.45882" calcext:value-type="float">
            <text:p>0.458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65334" calcext:value-type="float">
            <text:p>0.565334</text:p>
          </table:table-cell>
          <table:table-cell office:value-type="float" office:value="0.825287" calcext:value-type="float">
            <text:p>0.82528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52177" calcext:value-type="float">
            <text:p>0.52177</text:p>
          </table:table-cell>
          <table:table-cell office:value-type="float" office:value="4.30757" calcext:value-type="float">
            <text:p>4.30757</text:p>
          </table:table-cell>
          <table:table-cell office:value-type="float" office:value="0.83648" calcext:value-type="float">
            <text:p>0.83648</text:p>
          </table:table-cell>
          <table:table-cell office:value-type="float" office:value="0.452531" calcext:value-type="float">
            <text:p>0.45253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30995" calcext:value-type="float">
            <text:p>0.530995</text:p>
          </table:table-cell>
          <table:table-cell office:value-type="float" office:value="0.835103" calcext:value-type="float">
            <text:p>0.835103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492616" calcext:value-type="float">
            <text:p>0.492616</text:p>
          </table:table-cell>
          <table:table-cell office:value-type="float" office:value="4.54516" calcext:value-type="float">
            <text:p>4.54516</text:p>
          </table:table-cell>
          <table:table-cell office:value-type="float" office:value="0.841239" calcext:value-type="float">
            <text:p>0.841239</text:p>
          </table:table-cell>
          <table:table-cell office:value-type="float" office:value="0.458221" calcext:value-type="float">
            <text:p>0.45822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53998" calcext:value-type="float">
            <text:p>0.553998</text:p>
          </table:table-cell>
          <table:table-cell office:value-type="float" office:value="0.825332" calcext:value-type="float">
            <text:p>0.82533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49269" calcext:value-type="float">
            <text:p>0.49269</text:p>
          </table:table-cell>
          <table:table-cell office:value-type="float" office:value="4.70866" calcext:value-type="float">
            <text:p>4.70866</text:p>
          </table:table-cell>
          <table:table-cell office:value-type="float" office:value="0.842933" calcext:value-type="float">
            <text:p>0.842933</text:p>
          </table:table-cell>
          <table:table-cell office:value-type="float" office:value="0.454927" calcext:value-type="float">
            <text:p>0.45492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46557" calcext:value-type="float">
            <text:p>0.546557</text:p>
          </table:table-cell>
          <table:table-cell office:value-type="float" office:value="0.828365" calcext:value-type="float">
            <text:p>0.82836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514744" calcext:value-type="float">
            <text:p>0.514744</text:p>
          </table:table-cell>
          <table:table-cell office:value-type="float" office:value="4.58378" calcext:value-type="float">
            <text:p>4.58378</text:p>
          </table:table-cell>
          <table:table-cell office:value-type="float" office:value="0.840785" calcext:value-type="float">
            <text:p>0.840785</text:p>
          </table:table-cell>
          <table:table-cell office:value-type="float" office:value="0.453729" calcext:value-type="float">
            <text:p>0.45372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57872" calcext:value-type="float">
            <text:p>0.557872</text:p>
          </table:table-cell>
          <table:table-cell office:value-type="float" office:value="0.827141" calcext:value-type="float">
            <text:p>0.82714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499411" calcext:value-type="float">
            <text:p>0.499411</text:p>
          </table:table-cell>
          <table:table-cell office:value-type="float" office:value="4.55541" calcext:value-type="float">
            <text:p>4.55541</text:p>
          </table:table-cell>
          <table:table-cell office:value-type="float" office:value="0.84358" calcext:value-type="float">
            <text:p>0.84358</text:p>
          </table:table-cell>
          <table:table-cell office:value-type="float" office:value="0.455825" calcext:value-type="float">
            <text:p>0.4558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31348" calcext:value-type="float">
            <text:p>0.531348</text:p>
          </table:table-cell>
          <table:table-cell office:value-type="float" office:value="0.837417" calcext:value-type="float">
            <text:p>0.8374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504512" calcext:value-type="float">
            <text:p>0.504512</text:p>
          </table:table-cell>
          <table:table-cell office:value-type="float" office:value="4.45364" calcext:value-type="float">
            <text:p>4.45364</text:p>
          </table:table-cell>
          <table:table-cell office:value-type="float" office:value="0.843084" calcext:value-type="float">
            <text:p>0.843084</text:p>
          </table:table-cell>
          <table:table-cell office:value-type="float" office:value="0.450434" calcext:value-type="float">
            <text:p>0.45043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2951" calcext:value-type="float">
            <text:p>0.52951</text:p>
          </table:table-cell>
          <table:table-cell office:value-type="float" office:value="0.834258" calcext:value-type="float">
            <text:p>0.83425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497229" calcext:value-type="float">
            <text:p>0.497229</text:p>
          </table:table-cell>
          <table:table-cell office:value-type="float" office:value="4.5818" calcext:value-type="float">
            <text:p>4.5818</text:p>
          </table:table-cell>
          <table:table-cell office:value-type="float" office:value="0.845393" calcext:value-type="float">
            <text:p>0.845393</text:p>
          </table:table-cell>
          <table:table-cell office:value-type="float" office:value="0.459718" calcext:value-type="float">
            <text:p>0.4597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35548" calcext:value-type="float">
            <text:p>0.535548</text:p>
          </table:table-cell>
          <table:table-cell office:value-type="float" office:value="0.836369" calcext:value-type="float">
            <text:p>0.836369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503656" calcext:value-type="float">
            <text:p>0.503656</text:p>
          </table:table-cell>
          <table:table-cell office:value-type="float" office:value="4.48575" calcext:value-type="float">
            <text:p>4.48575</text:p>
          </table:table-cell>
          <table:table-cell office:value-type="float" office:value="0.844864" calcext:value-type="float">
            <text:p>0.844864</text:p>
          </table:table-cell>
          <table:table-cell office:value-type="float" office:value="0.451932" calcext:value-type="float">
            <text:p>0.45193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28942" calcext:value-type="float">
            <text:p>0.528942</text:p>
          </table:table-cell>
          <table:table-cell office:value-type="float" office:value="0.834218" calcext:value-type="float">
            <text:p>0.83421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483642" calcext:value-type="float">
            <text:p>0.483642</text:p>
          </table:table-cell>
          <table:table-cell office:value-type="float" office:value="5.1887" calcext:value-type="float">
            <text:p>5.1887</text:p>
          </table:table-cell>
          <table:table-cell office:value-type="float" office:value="0.84864" calcext:value-type="float">
            <text:p>0.84864</text:p>
          </table:table-cell>
          <table:table-cell office:value-type="float" office:value="0.454627" calcext:value-type="float">
            <text:p>0.45462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39145" calcext:value-type="float">
            <text:p>0.539145</text:p>
          </table:table-cell>
          <table:table-cell office:value-type="float" office:value="0.829795" calcext:value-type="float">
            <text:p>0.82979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483776" calcext:value-type="float">
            <text:p>0.483776</text:p>
          </table:table-cell>
          <table:table-cell office:value-type="float" office:value="4.92365" calcext:value-type="float">
            <text:p>4.92365</text:p>
          </table:table-cell>
          <table:table-cell office:value-type="float" office:value="0.846712" calcext:value-type="float">
            <text:p>0.846712</text:p>
          </table:table-cell>
          <table:table-cell office:value-type="float" office:value="0.463911" calcext:value-type="float">
            <text:p>0.46391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39017" calcext:value-type="float">
            <text:p>0.539017</text:p>
          </table:table-cell>
          <table:table-cell office:value-type="float" office:value="0.834701" calcext:value-type="float">
            <text:p>0.83470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476786" calcext:value-type="float">
            <text:p>0.476786</text:p>
          </table:table-cell>
          <table:table-cell office:value-type="float" office:value="4.66972" calcext:value-type="float">
            <text:p>4.66972</text:p>
          </table:table-cell>
          <table:table-cell office:value-type="float" office:value="0.848867" calcext:value-type="float">
            <text:p>0.848867</text:p>
          </table:table-cell>
          <table:table-cell office:value-type="float" office:value="0.449835" calcext:value-type="float">
            <text:p>0.44983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13391" calcext:value-type="float">
            <text:p>0.513391</text:p>
          </table:table-cell>
          <table:table-cell office:value-type="float" office:value="0.840591" calcext:value-type="float">
            <text:p>0.84059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484982" calcext:value-type="float">
            <text:p>0.484982</text:p>
          </table:table-cell>
          <table:table-cell office:value-type="float" office:value="5.34779" calcext:value-type="float">
            <text:p>5.34779</text:p>
          </table:table-cell>
          <table:table-cell office:value-type="float" office:value="0.848112" calcext:value-type="float">
            <text:p>0.848112</text:p>
          </table:table-cell>
          <table:table-cell office:value-type="float" office:value="0.451333" calcext:value-type="float">
            <text:p>0.45133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02073" calcext:value-type="float">
            <text:p>0.502073</text:p>
          </table:table-cell>
          <table:table-cell office:value-type="float" office:value="0.843848" calcext:value-type="float">
            <text:p>0.843848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476939" calcext:value-type="float">
            <text:p>0.476939</text:p>
          </table:table-cell>
          <table:table-cell office:value-type="float" office:value="5.0015" calcext:value-type="float">
            <text:p>5.0015</text:p>
          </table:table-cell>
          <table:table-cell office:value-type="float" office:value="0.84966" calcext:value-type="float">
            <text:p>0.84966</text:p>
          </table:table-cell>
          <table:table-cell office:value-type="float" office:value="0.447739" calcext:value-type="float">
            <text:p>0.4477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21957" calcext:value-type="float">
            <text:p>0.521957</text:p>
          </table:table-cell>
          <table:table-cell office:value-type="float" office:value="0.837538" calcext:value-type="float">
            <text:p>0.83753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458196" calcext:value-type="float">
            <text:p>0.458196</text:p>
          </table:table-cell>
          <table:table-cell office:value-type="float" office:value="5.63242" calcext:value-type="float">
            <text:p>5.63242</text:p>
          </table:table-cell>
          <table:table-cell office:value-type="float" office:value="0.853172" calcext:value-type="float">
            <text:p>0.853172</text:p>
          </table:table-cell>
          <table:table-cell office:value-type="float" office:value="0.457023" calcext:value-type="float">
            <text:p>0.45702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18884" calcext:value-type="float">
            <text:p>0.518884</text:p>
          </table:table-cell>
          <table:table-cell office:value-type="float" office:value="0.839324" calcext:value-type="float">
            <text:p>0.83932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465709" calcext:value-type="float">
            <text:p>0.465709</text:p>
          </table:table-cell>
          <table:table-cell office:value-type="float" office:value="4.89806" calcext:value-type="float">
            <text:p>4.89806</text:p>
          </table:table-cell>
          <table:table-cell office:value-type="float" office:value="0.856571" calcext:value-type="float">
            <text:p>0.856571</text:p>
          </table:table-cell>
          <table:table-cell office:value-type="float" office:value="0.450734" calcext:value-type="float">
            <text:p>0.4507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07472" calcext:value-type="float">
            <text:p>0.507472</text:p>
          </table:table-cell>
          <table:table-cell office:value-type="float" office:value="0.841098" calcext:value-type="float">
            <text:p>0.84109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486025" calcext:value-type="float">
            <text:p>0.486025</text:p>
          </table:table-cell>
          <table:table-cell office:value-type="float" office:value="4.94825" calcext:value-type="float">
            <text:p>4.94825</text:p>
          </table:table-cell>
          <table:table-cell office:value-type="float" office:value="0.848753" calcext:value-type="float">
            <text:p>0.848753</text:p>
          </table:table-cell>
          <table:table-cell office:value-type="float" office:value="0.44115" calcext:value-type="float">
            <text:p>0.4411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0397" calcext:value-type="float">
            <text:p>0.50397</text:p>
          </table:table-cell>
          <table:table-cell office:value-type="float" office:value="0.839144" calcext:value-type="float">
            <text:p>0.839144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447754" calcext:value-type="float">
            <text:p>0.447754</text:p>
          </table:table-cell>
          <table:table-cell office:value-type="float" office:value="5.19451" calcext:value-type="float">
            <text:p>5.19451</text:p>
          </table:table-cell>
          <table:table-cell office:value-type="float" office:value="0.855136" calcext:value-type="float">
            <text:p>0.855136</text:p>
          </table:table-cell>
          <table:table-cell office:value-type="float" office:value="0.445343" calcext:value-type="float">
            <text:p>0.44534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05591" calcext:value-type="float">
            <text:p>0.505591</text:p>
          </table:table-cell>
          <table:table-cell office:value-type="float" office:value="0.839626" calcext:value-type="float">
            <text:p>0.83962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456084" calcext:value-type="float">
            <text:p>0.456084</text:p>
          </table:table-cell>
          <table:table-cell office:value-type="float" office:value="5.43806" calcext:value-type="float">
            <text:p>5.43806</text:p>
          </table:table-cell>
          <table:table-cell office:value-type="float" office:value="0.852643" calcext:value-type="float">
            <text:p>0.852643</text:p>
          </table:table-cell>
          <table:table-cell office:value-type="float" office:value="0.450434" calcext:value-type="float">
            <text:p>0.45043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01203" calcext:value-type="float">
            <text:p>0.501203</text:p>
          </table:table-cell>
          <table:table-cell office:value-type="float" office:value="0.844176" calcext:value-type="float">
            <text:p>0.844176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469762" calcext:value-type="float">
            <text:p>0.469762</text:p>
          </table:table-cell>
          <table:table-cell office:value-type="float" office:value="5.19766" calcext:value-type="float">
            <text:p>5.19766</text:p>
          </table:table-cell>
          <table:table-cell office:value-type="float" office:value="0.854381" calcext:value-type="float">
            <text:p>0.854381</text:p>
          </table:table-cell>
          <table:table-cell office:value-type="float" office:value="0.471099" calcext:value-type="float">
            <text:p>0.47109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0705" calcext:value-type="float">
            <text:p>0.50705</text:p>
          </table:table-cell>
          <table:table-cell office:value-type="float" office:value="0.840772" calcext:value-type="float">
            <text:p>0.84077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44784" calcext:value-type="float">
            <text:p>0.44784</text:p>
          </table:table-cell>
          <table:table-cell office:value-type="float" office:value="4.92608" calcext:value-type="float">
            <text:p>4.92608</text:p>
          </table:table-cell>
          <table:table-cell office:value-type="float" office:value="0.860469" calcext:value-type="float">
            <text:p>0.860469</text:p>
          </table:table-cell>
          <table:table-cell office:value-type="float" office:value="0.455825" calcext:value-type="float">
            <text:p>0.45582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493021" calcext:value-type="float">
            <text:p>0.493021</text:p>
          </table:table-cell>
          <table:table-cell office:value-type="float" office:value="0.844538" calcext:value-type="float">
            <text:p>0.8445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457828" calcext:value-type="float">
            <text:p>0.457828</text:p>
          </table:table-cell>
          <table:table-cell office:value-type="float" office:value="4.98685" calcext:value-type="float">
            <text:p>4.98685</text:p>
          </table:table-cell>
          <table:table-cell office:value-type="float" office:value="0.857402" calcext:value-type="float">
            <text:p>0.857402</text:p>
          </table:table-cell>
          <table:table-cell office:value-type="float" office:value="0.452231" calcext:value-type="float">
            <text:p>0.45223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02327" calcext:value-type="float">
            <text:p>0.502327</text:p>
          </table:table-cell>
          <table:table-cell office:value-type="float" office:value="0.842099" calcext:value-type="float">
            <text:p>0.842099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468639" calcext:value-type="float">
            <text:p>0.468639</text:p>
          </table:table-cell>
          <table:table-cell office:value-type="float" office:value="5.29259" calcext:value-type="float">
            <text:p>5.29259</text:p>
          </table:table-cell>
          <table:table-cell office:value-type="float" office:value="0.853474" calcext:value-type="float">
            <text:p>0.853474</text:p>
          </table:table-cell>
          <table:table-cell office:value-type="float" office:value="0.457622" calcext:value-type="float">
            <text:p>0.45762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498504" calcext:value-type="float">
            <text:p>0.498504</text:p>
          </table:table-cell>
          <table:table-cell office:value-type="float" office:value="0.847286" calcext:value-type="float">
            <text:p>0.847286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435432" calcext:value-type="float">
            <text:p>0.435432</text:p>
          </table:table-cell>
          <table:table-cell office:value-type="float" office:value="5.61507" calcext:value-type="float">
            <text:p>5.61507</text:p>
          </table:table-cell>
          <table:table-cell office:value-type="float" office:value="0.863568" calcext:value-type="float">
            <text:p>0.863568</text:p>
          </table:table-cell>
          <table:table-cell office:value-type="float" office:value="0.458521" calcext:value-type="float">
            <text:p>0.45852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475903" calcext:value-type="float">
            <text:p>0.475903</text:p>
          </table:table-cell>
          <table:table-cell office:value-type="float" office:value="0.845926" calcext:value-type="float">
            <text:p>0.845926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462408" calcext:value-type="float">
            <text:p>0.462408</text:p>
          </table:table-cell>
          <table:table-cell office:value-type="float" office:value="5.17858" calcext:value-type="float">
            <text:p>5.17858</text:p>
          </table:table-cell>
          <table:table-cell office:value-type="float" office:value="0.85423" calcext:value-type="float">
            <text:p>0.85423</text:p>
          </table:table-cell>
          <table:table-cell office:value-type="float" office:value="0.443845" calcext:value-type="float">
            <text:p>0.44384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529538" calcext:value-type="float">
            <text:p>0.529538</text:p>
          </table:table-cell>
          <table:table-cell office:value-type="float" office:value="0.839626" calcext:value-type="float">
            <text:p>0.839626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461116" calcext:value-type="float">
            <text:p>0.461116</text:p>
          </table:table-cell>
          <table:table-cell office:value-type="float" office:value="5.81913" calcext:value-type="float">
            <text:p>5.81913</text:p>
          </table:table-cell>
          <table:table-cell office:value-type="float" office:value="0.853323" calcext:value-type="float">
            <text:p>0.853323</text:p>
          </table:table-cell>
          <table:table-cell office:value-type="float" office:value="0.448038" calcext:value-type="float">
            <text:p>0.44803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481525" calcext:value-type="float">
            <text:p>0.481525</text:p>
          </table:table-cell>
          <table:table-cell office:value-type="float" office:value="0.849668" calcext:value-type="float">
            <text:p>0.84966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444194" calcext:value-type="float">
            <text:p>0.444194</text:p>
          </table:table-cell>
          <table:table-cell office:value-type="float" office:value="5.29725" calcext:value-type="float">
            <text:p>5.29725</text:p>
          </table:table-cell>
          <table:table-cell office:value-type="float" office:value="0.862661" calcext:value-type="float">
            <text:p>0.862661</text:p>
          </table:table-cell>
          <table:table-cell office:value-type="float" office:value="0.468404" calcext:value-type="float">
            <text:p>0.46840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49881" calcext:value-type="float">
            <text:p>0.49881</text:p>
          </table:table-cell>
          <table:table-cell office:value-type="float" office:value="0.844873" calcext:value-type="float">
            <text:p>0.844873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440277" calcext:value-type="float">
            <text:p>0.440277</text:p>
          </table:table-cell>
          <table:table-cell office:value-type="float" office:value="5.4055" calcext:value-type="float">
            <text:p>5.4055</text:p>
          </table:table-cell>
          <table:table-cell office:value-type="float" office:value="0.866239" calcext:value-type="float">
            <text:p>0.866239</text:p>
          </table:table-cell>
          <table:table-cell office:value-type="float" office:value="0.456724" calcext:value-type="float">
            <text:p>0.45672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94498" calcext:value-type="float">
            <text:p>0.494498</text:p>
          </table:table-cell>
          <table:table-cell office:value-type="float" office:value="0.84614" calcext:value-type="float">
            <text:p>0.84614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45374" calcext:value-type="float">
            <text:p>0.45374</text:p>
          </table:table-cell>
          <table:table-cell office:value-type="float" office:value="5.35617" calcext:value-type="float">
            <text:p>5.35617</text:p>
          </table:table-cell>
          <table:table-cell office:value-type="float" office:value="0.857326" calcext:value-type="float">
            <text:p>0.857326</text:p>
          </table:table-cell>
          <table:table-cell office:value-type="float" office:value="0.453729" calcext:value-type="float">
            <text:p>0.45372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479627" calcext:value-type="float">
            <text:p>0.479627</text:p>
          </table:table-cell>
          <table:table-cell office:value-type="float" office:value="0.847254" calcext:value-type="float">
            <text:p>0.847254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425389" calcext:value-type="float">
            <text:p>0.425389</text:p>
          </table:table-cell>
          <table:table-cell office:value-type="float" office:value="5.29488" calcext:value-type="float">
            <text:p>5.29488</text:p>
          </table:table-cell>
          <table:table-cell office:value-type="float" office:value="0.865634" calcext:value-type="float">
            <text:p>0.865634</text:p>
          </table:table-cell>
          <table:table-cell office:value-type="float" office:value="0.44115" calcext:value-type="float">
            <text:p>0.441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482047" calcext:value-type="float">
            <text:p>0.482047</text:p>
          </table:table-cell>
          <table:table-cell office:value-type="float" office:value="0.850181" calcext:value-type="float">
            <text:p>0.850181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442469" calcext:value-type="float">
            <text:p>0.442469</text:p>
          </table:table-cell>
          <table:table-cell office:value-type="float" office:value="5.30936" calcext:value-type="float">
            <text:p>5.30936</text:p>
          </table:table-cell>
          <table:table-cell office:value-type="float" office:value="0.863794" calcext:value-type="float">
            <text:p>0.863794</text:p>
          </table:table-cell>
          <table:table-cell office:value-type="float" office:value="0.456125" calcext:value-type="float">
            <text:p>0.45612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471747" calcext:value-type="float">
            <text:p>0.471747</text:p>
          </table:table-cell>
          <table:table-cell office:value-type="float" office:value="0.852082" calcext:value-type="float">
            <text:p>0.85208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443946" calcext:value-type="float">
            <text:p>0.443946</text:p>
          </table:table-cell>
          <table:table-cell office:value-type="float" office:value="5.48255" calcext:value-type="float">
            <text:p>5.48255</text:p>
          </table:table-cell>
          <table:table-cell office:value-type="float" office:value="0.863746" calcext:value-type="float">
            <text:p>0.863746</text:p>
          </table:table-cell>
          <table:table-cell office:value-type="float" office:value="0.451333" calcext:value-type="float">
            <text:p>0.45133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491602" calcext:value-type="float">
            <text:p>0.491602</text:p>
          </table:table-cell>
          <table:table-cell office:value-type="float" office:value="0.843848" calcext:value-type="float">
            <text:p>0.843848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431095" calcext:value-type="float">
            <text:p>0.431095</text:p>
          </table:table-cell>
          <table:table-cell office:value-type="float" office:value="5.23863" calcext:value-type="float">
            <text:p>5.23863</text:p>
          </table:table-cell>
          <table:table-cell office:value-type="float" office:value="0.867447" calcext:value-type="float">
            <text:p>0.867447</text:p>
          </table:table-cell>
          <table:table-cell office:value-type="float" office:value="0.450734" calcext:value-type="float">
            <text:p>0.45073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98713" calcext:value-type="float">
            <text:p>0.498713</text:p>
          </table:table-cell>
          <table:table-cell office:value-type="float" office:value="0.844632" calcext:value-type="float">
            <text:p>0.844632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415861" calcext:value-type="float">
            <text:p>0.415861</text:p>
          </table:table-cell>
          <table:table-cell office:value-type="float" office:value="5.69007" calcext:value-type="float">
            <text:p>5.69007</text:p>
          </table:table-cell>
          <table:table-cell office:value-type="float" office:value="0.872336" calcext:value-type="float">
            <text:p>0.872336</text:p>
          </table:table-cell>
          <table:table-cell office:value-type="float" office:value="0.455226" calcext:value-type="float">
            <text:p>0.45522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477305" calcext:value-type="float">
            <text:p>0.477305</text:p>
          </table:table-cell>
          <table:table-cell office:value-type="float" office:value="0.851901" calcext:value-type="float">
            <text:p>0.851901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421534" calcext:value-type="float">
            <text:p>0.421534</text:p>
          </table:table-cell>
          <table:table-cell office:value-type="float" office:value="5.86556" calcext:value-type="float">
            <text:p>5.86556</text:p>
          </table:table-cell>
          <table:table-cell office:value-type="float" office:value="0.8679" calcext:value-type="float">
            <text:p>0.8679</text:p>
          </table:table-cell>
          <table:table-cell office:value-type="float" office:value="0.460916" calcext:value-type="float">
            <text:p>0.46091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495554" calcext:value-type="float">
            <text:p>0.495554</text:p>
          </table:table-cell>
          <table:table-cell office:value-type="float" office:value="0.850603" calcext:value-type="float">
            <text:p>0.850603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430731" calcext:value-type="float">
            <text:p>0.430731</text:p>
          </table:table-cell>
          <table:table-cell office:value-type="float" office:value="4.64599" calcext:value-type="float">
            <text:p>4.64599</text:p>
          </table:table-cell>
          <table:table-cell office:value-type="float" office:value="0.864728" calcext:value-type="float">
            <text:p>0.864728</text:p>
          </table:table-cell>
          <table:table-cell office:value-type="float" office:value="0.443246" calcext:value-type="float">
            <text:p>0.44324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482332" calcext:value-type="float">
            <text:p>0.482332</text:p>
          </table:table-cell>
          <table:table-cell office:value-type="float" office:value="0.850754" calcext:value-type="float">
            <text:p>0.85075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413496" calcext:value-type="float">
            <text:p>0.413496</text:p>
          </table:table-cell>
          <table:table-cell office:value-type="float" office:value="5.34909" calcext:value-type="float">
            <text:p>5.34909</text:p>
          </table:table-cell>
          <table:table-cell office:value-type="float" office:value="0.873091" calcext:value-type="float">
            <text:p>0.873091</text:p>
          </table:table-cell>
          <table:table-cell office:value-type="float" office:value="0.450434" calcext:value-type="float">
            <text:p>0.45043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46754" calcext:value-type="float">
            <text:p>0.46754</text:p>
          </table:table-cell>
          <table:table-cell office:value-type="float" office:value="0.855066" calcext:value-type="float">
            <text:p>0.855066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428737" calcext:value-type="float">
            <text:p>0.428737</text:p>
          </table:table-cell>
          <table:table-cell office:value-type="float" office:value="5.07525" calcext:value-type="float">
            <text:p>5.07525</text:p>
          </table:table-cell>
          <table:table-cell office:value-type="float" office:value="0.866541" calcext:value-type="float">
            <text:p>0.866541</text:p>
          </table:table-cell>
          <table:table-cell office:value-type="float" office:value="0.459419" calcext:value-type="float">
            <text:p>0.45941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491132" calcext:value-type="float">
            <text:p>0.491132</text:p>
          </table:table-cell>
          <table:table-cell office:value-type="float" office:value="0.850121" calcext:value-type="float">
            <text:p>0.85012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424634" calcext:value-type="float">
            <text:p>0.424634</text:p>
          </table:table-cell>
          <table:table-cell office:value-type="float" office:value="5.80125" calcext:value-type="float">
            <text:p>5.80125</text:p>
          </table:table-cell>
          <table:table-cell office:value-type="float" office:value="0.867447" calcext:value-type="float">
            <text:p>0.867447</text:p>
          </table:table-cell>
          <table:table-cell office:value-type="float" office:value="0.454328" calcext:value-type="float">
            <text:p>0.45432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46865" calcext:value-type="float">
            <text:p>0.46865</text:p>
          </table:table-cell>
          <table:table-cell office:value-type="float" office:value="0.856186" calcext:value-type="float">
            <text:p>0.856186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419571" calcext:value-type="float">
            <text:p>0.419571</text:p>
          </table:table-cell>
          <table:table-cell office:value-type="float" office:value="5.25293" calcext:value-type="float">
            <text:p>5.25293</text:p>
          </table:table-cell>
          <table:table-cell office:value-type="float" office:value="0.868051" calcext:value-type="float">
            <text:p>0.868051</text:p>
          </table:table-cell>
          <table:table-cell office:value-type="float" office:value="0.460018" calcext:value-type="float">
            <text:p>0.46001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476609" calcext:value-type="float">
            <text:p>0.476609</text:p>
          </table:table-cell>
          <table:table-cell office:value-type="float" office:value="0.851749" calcext:value-type="float">
            <text:p>0.851749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42088" calcext:value-type="float">
            <text:p>0.42088</text:p>
          </table:table-cell>
          <table:table-cell office:value-type="float" office:value="5.31681" calcext:value-type="float">
            <text:p>5.31681</text:p>
          </table:table-cell>
          <table:table-cell office:value-type="float" office:value="0.871051" calcext:value-type="float">
            <text:p>0.871051</text:p>
          </table:table-cell>
          <table:table-cell office:value-type="float" office:value="0.451333" calcext:value-type="float">
            <text:p>0.45133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490464" calcext:value-type="float">
            <text:p>0.490464</text:p>
          </table:table-cell>
          <table:table-cell office:value-type="float" office:value="0.849608" calcext:value-type="float">
            <text:p>0.849608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437915" calcext:value-type="float">
            <text:p>0.437915</text:p>
          </table:table-cell>
          <table:table-cell office:value-type="float" office:value="5.47322" calcext:value-type="float">
            <text:p>5.47322</text:p>
          </table:table-cell>
          <table:table-cell office:value-type="float" office:value="0.86571" calcext:value-type="float">
            <text:p>0.86571</text:p>
          </table:table-cell>
          <table:table-cell office:value-type="float" office:value="0.467805" calcext:value-type="float">
            <text:p>0.46780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450146" calcext:value-type="float">
            <text:p>0.450146</text:p>
          </table:table-cell>
          <table:table-cell office:value-type="float" office:value="0.862304" calcext:value-type="float">
            <text:p>0.862304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403248" calcext:value-type="float">
            <text:p>0.403248</text:p>
          </table:table-cell>
          <table:table-cell office:value-type="float" office:value="5.66894" calcext:value-type="float">
            <text:p>5.66894</text:p>
          </table:table-cell>
          <table:table-cell office:value-type="float" office:value="0.871828" calcext:value-type="float">
            <text:p>0.871828</text:p>
          </table:table-cell>
          <table:table-cell office:value-type="float" office:value="0.466906" calcext:value-type="float">
            <text:p>0.46690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475109" calcext:value-type="float">
            <text:p>0.475109</text:p>
          </table:table-cell>
          <table:table-cell office:value-type="float" office:value="0.855911" calcext:value-type="float">
            <text:p>0.855911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402537" calcext:value-type="float">
            <text:p>0.402537</text:p>
          </table:table-cell>
          <table:table-cell office:value-type="float" office:value="5.10753" calcext:value-type="float">
            <text:p>5.10753</text:p>
          </table:table-cell>
          <table:table-cell office:value-type="float" office:value="0.877853" calcext:value-type="float">
            <text:p>0.877853</text:p>
          </table:table-cell>
          <table:table-cell office:value-type="float" office:value="0.461216" calcext:value-type="float">
            <text:p>0.4612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48984" calcext:value-type="float">
            <text:p>0.448984</text:p>
          </table:table-cell>
          <table:table-cell office:value-type="float" office:value="0.860531" calcext:value-type="float">
            <text:p>0.86053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414299" calcext:value-type="float">
            <text:p>0.414299</text:p>
          </table:table-cell>
          <table:table-cell office:value-type="float" office:value="5.68773" calcext:value-type="float">
            <text:p>5.68773</text:p>
          </table:table-cell>
          <table:table-cell office:value-type="float" office:value="0.872205" calcext:value-type="float">
            <text:p>0.872205</text:p>
          </table:table-cell>
          <table:table-cell office:value-type="float" office:value="0.460617" calcext:value-type="float">
            <text:p>0.46061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469512" calcext:value-type="float">
            <text:p>0.469512</text:p>
          </table:table-cell>
          <table:table-cell office:value-type="float" office:value="0.855006" calcext:value-type="float">
            <text:p>0.855006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401509" calcext:value-type="float">
            <text:p>0.401509</text:p>
          </table:table-cell>
          <table:table-cell office:value-type="float" office:value="6.54569" calcext:value-type="float">
            <text:p>6.54569</text:p>
          </table:table-cell>
          <table:table-cell office:value-type="float" office:value="0.875227" calcext:value-type="float">
            <text:p>0.875227</text:p>
          </table:table-cell>
          <table:table-cell office:value-type="float" office:value="0.464211" calcext:value-type="float">
            <text:p>0.4642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459759" calcext:value-type="float">
            <text:p>0.459759</text:p>
          </table:table-cell>
          <table:table-cell office:value-type="float" office:value="0.857272" calcext:value-type="float">
            <text:p>0.85727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390983" calcext:value-type="float">
            <text:p>0.390983</text:p>
          </table:table-cell>
          <table:table-cell office:value-type="float" office:value="5.9305" calcext:value-type="float">
            <text:p>5.9305</text:p>
          </table:table-cell>
          <table:table-cell office:value-type="float" office:value="0.875435" calcext:value-type="float">
            <text:p>0.875435</text:p>
          </table:table-cell>
          <table:table-cell office:value-type="float" office:value="0.457323" calcext:value-type="float">
            <text:p>0.45732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466495" calcext:value-type="float">
            <text:p>0.466495</text:p>
          </table:table-cell>
          <table:table-cell office:value-type="float" office:value="0.8576" calcext:value-type="float">
            <text:p>0.8576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404827" calcext:value-type="float">
            <text:p>0.404827</text:p>
          </table:table-cell>
          <table:table-cell office:value-type="float" office:value="6.12493" calcext:value-type="float">
            <text:p>6.12493</text:p>
          </table:table-cell>
          <table:table-cell office:value-type="float" office:value="0.875906" calcext:value-type="float">
            <text:p>0.875906</text:p>
          </table:table-cell>
          <table:table-cell office:value-type="float" office:value="0.45882" calcext:value-type="float">
            <text:p>0.4588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463644" calcext:value-type="float">
            <text:p>0.463644</text:p>
          </table:table-cell>
          <table:table-cell office:value-type="float" office:value="0.852895" calcext:value-type="float">
            <text:p>0.852895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41976" calcext:value-type="float">
            <text:p>0.41976</text:p>
          </table:table-cell>
          <table:table-cell office:value-type="float" office:value="5.90224" calcext:value-type="float">
            <text:p>5.90224</text:p>
          </table:table-cell>
          <table:table-cell office:value-type="float" office:value="0.870317" calcext:value-type="float">
            <text:p>0.870317</text:p>
          </table:table-cell>
          <table:table-cell office:value-type="float" office:value="0.460617" calcext:value-type="float">
            <text:p>0.46061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445558" calcext:value-type="float">
            <text:p>0.445558</text:p>
          </table:table-cell>
          <table:table-cell office:value-type="float" office:value="0.86029" calcext:value-type="float">
            <text:p>0.86029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40058" calcext:value-type="float">
            <text:p>0.40058</text:p>
          </table:table-cell>
          <table:table-cell office:value-type="float" office:value="5.50952" calcext:value-type="float">
            <text:p>5.50952</text:p>
          </table:table-cell>
          <table:table-cell office:value-type="float" office:value="0.876057" calcext:value-type="float">
            <text:p>0.876057</text:p>
          </table:table-cell>
          <table:table-cell office:value-type="float" office:value="0.459119" calcext:value-type="float">
            <text:p>0.45911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471221" calcext:value-type="float">
            <text:p>0.471221</text:p>
          </table:table-cell>
          <table:table-cell office:value-type="float" office:value="0.85579" calcext:value-type="float">
            <text:p>0.8557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401127" calcext:value-type="float">
            <text:p>0.401127</text:p>
          </table:table-cell>
          <table:table-cell office:value-type="float" office:value="5.47119" calcext:value-type="float">
            <text:p>5.47119</text:p>
          </table:table-cell>
          <table:table-cell office:value-type="float" office:value="0.876039" calcext:value-type="float">
            <text:p>0.876039</text:p>
          </table:table-cell>
          <table:table-cell office:value-type="float" office:value="0.463612" calcext:value-type="float">
            <text:p>0.46361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463614" calcext:value-type="float">
            <text:p>0.463614</text:p>
          </table:table-cell>
          <table:table-cell office:value-type="float" office:value="0.857272" calcext:value-type="float">
            <text:p>0.857272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403852" calcext:value-type="float">
            <text:p>0.403852</text:p>
          </table:table-cell>
          <table:table-cell office:value-type="float" office:value="5.92802" calcext:value-type="float">
            <text:p>5.92802</text:p>
          </table:table-cell>
          <table:table-cell office:value-type="float" office:value="0.876057" calcext:value-type="float">
            <text:p>0.876057</text:p>
          </table:table-cell>
          <table:table-cell office:value-type="float" office:value="0.460317" calcext:value-type="float">
            <text:p>0.46031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472135" calcext:value-type="float">
            <text:p>0.472135</text:p>
          </table:table-cell>
          <table:table-cell office:value-type="float" office:value="0.855368" calcext:value-type="float">
            <text:p>0.855368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398844" calcext:value-type="float">
            <text:p>0.398844</text:p>
          </table:table-cell>
          <table:table-cell office:value-type="float" office:value="5.73847" calcext:value-type="float">
            <text:p>5.73847</text:p>
          </table:table-cell>
          <table:table-cell office:value-type="float" office:value="0.875831" calcext:value-type="float">
            <text:p>0.875831</text:p>
          </table:table-cell>
          <table:table-cell office:value-type="float" office:value="0.455825" calcext:value-type="float">
            <text:p>0.45582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437061" calcext:value-type="float">
            <text:p>0.437061</text:p>
          </table:table-cell>
          <table:table-cell office:value-type="float" office:value="0.865501" calcext:value-type="float">
            <text:p>0.86550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38365" calcext:value-type="float">
            <text:p>0.38365</text:p>
          </table:table-cell>
          <table:table-cell office:value-type="float" office:value="5.70262" calcext:value-type="float">
            <text:p>5.70262</text:p>
          </table:table-cell>
          <table:table-cell office:value-type="float" office:value="0.877022" calcext:value-type="float">
            <text:p>0.877022</text:p>
          </table:table-cell>
          <table:table-cell office:value-type="float" office:value="0.457323" calcext:value-type="float">
            <text:p>0.45732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451446" calcext:value-type="float">
            <text:p>0.451446</text:p>
          </table:table-cell>
          <table:table-cell office:value-type="float" office:value="0.863428" calcext:value-type="float">
            <text:p>0.863428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392588" calcext:value-type="float">
            <text:p>0.392588</text:p>
          </table:table-cell>
          <table:table-cell office:value-type="float" office:value="5.7831" calcext:value-type="float">
            <text:p>5.7831</text:p>
          </table:table-cell>
          <table:table-cell office:value-type="float" office:value="0.878852" calcext:value-type="float">
            <text:p>0.878852</text:p>
          </table:table-cell>
          <table:table-cell office:value-type="float" office:value="0.451033" calcext:value-type="float">
            <text:p>0.45103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442759" calcext:value-type="float">
            <text:p>0.442759</text:p>
          </table:table-cell>
          <table:table-cell office:value-type="float" office:value="0.86351" calcext:value-type="float">
            <text:p>0.86351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377456" calcext:value-type="float">
            <text:p>0.377456</text:p>
          </table:table-cell>
          <table:table-cell office:value-type="float" office:value="6.06755" calcext:value-type="float">
            <text:p>6.06755</text:p>
          </table:table-cell>
          <table:table-cell office:value-type="float" office:value="0.882628" calcext:value-type="float">
            <text:p>0.882628</text:p>
          </table:table-cell>
          <table:table-cell office:value-type="float" office:value="0.44714" calcext:value-type="float">
            <text:p>0.4471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49742" calcext:value-type="float">
            <text:p>0.449742</text:p>
          </table:table-cell>
          <table:table-cell office:value-type="float" office:value="0.860531" calcext:value-type="float">
            <text:p>0.86053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409914" calcext:value-type="float">
            <text:p>0.409914</text:p>
          </table:table-cell>
          <table:table-cell office:value-type="float" office:value="6.26933" calcext:value-type="float">
            <text:p>6.26933</text:p>
          </table:table-cell>
          <table:table-cell office:value-type="float" office:value="0.87294" calcext:value-type="float">
            <text:p>0.87294</text:p>
          </table:table-cell>
          <table:table-cell office:value-type="float" office:value="0.45313" calcext:value-type="float">
            <text:p>0.4531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440065" calcext:value-type="float">
            <text:p>0.440065</text:p>
          </table:table-cell>
          <table:table-cell office:value-type="float" office:value="0.863148" calcext:value-type="float">
            <text:p>0.863148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411462" calcext:value-type="float">
            <text:p>0.411462</text:p>
          </table:table-cell>
          <table:table-cell office:value-type="float" office:value="6.42889" calcext:value-type="float">
            <text:p>6.42889</text:p>
          </table:table-cell>
          <table:table-cell office:value-type="float" office:value="0.873716" calcext:value-type="float">
            <text:p>0.873716</text:p>
          </table:table-cell>
          <table:table-cell office:value-type="float" office:value="0.445343" calcext:value-type="float">
            <text:p>0.44534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450493" calcext:value-type="float">
            <text:p>0.450493</text:p>
          </table:table-cell>
          <table:table-cell office:value-type="float" office:value="0.860676" calcext:value-type="float">
            <text:p>0.86067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370087" calcext:value-type="float">
            <text:p>0.370087</text:p>
          </table:table-cell>
          <table:table-cell office:value-type="float" office:value="6.46151" calcext:value-type="float">
            <text:p>6.46151</text:p>
          </table:table-cell>
          <table:table-cell office:value-type="float" office:value="0.884063" calcext:value-type="float">
            <text:p>0.884063</text:p>
          </table:table-cell>
          <table:table-cell office:value-type="float" office:value="0.448937" calcext:value-type="float">
            <text:p>0.44893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44344" calcext:value-type="float">
            <text:p>0.44344</text:p>
          </table:table-cell>
          <table:table-cell office:value-type="float" office:value="0.864816" calcext:value-type="float">
            <text:p>0.864816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399143" calcext:value-type="float">
            <text:p>0.399143</text:p>
          </table:table-cell>
          <table:table-cell office:value-type="float" office:value="6.0207" calcext:value-type="float">
            <text:p>6.0207</text:p>
          </table:table-cell>
          <table:table-cell office:value-type="float" office:value="0.878474" calcext:value-type="float">
            <text:p>0.878474</text:p>
          </table:table-cell>
          <table:table-cell office:value-type="float" office:value="0.448937" calcext:value-type="float">
            <text:p>0.44893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463757" calcext:value-type="float">
            <text:p>0.463757</text:p>
          </table:table-cell>
          <table:table-cell office:value-type="float" office:value="0.862606" calcext:value-type="float">
            <text:p>0.862606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386071" calcext:value-type="float">
            <text:p>0.386071</text:p>
          </table:table-cell>
          <table:table-cell office:value-type="float" office:value="5.7399" calcext:value-type="float">
            <text:p>5.7399</text:p>
          </table:table-cell>
          <table:table-cell office:value-type="float" office:value="0.881028" calcext:value-type="float">
            <text:p>0.881028</text:p>
          </table:table-cell>
          <table:table-cell office:value-type="float" office:value="0.462414" calcext:value-type="float">
            <text:p>0.46241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449231" calcext:value-type="float">
            <text:p>0.449231</text:p>
          </table:table-cell>
          <table:table-cell office:value-type="float" office:value="0.859928" calcext:value-type="float">
            <text:p>0.859928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3894" calcext:value-type="float">
            <text:p>0.3894</text:p>
          </table:table-cell>
          <table:table-cell office:value-type="float" office:value="6.07119" calcext:value-type="float">
            <text:p>6.07119</text:p>
          </table:table-cell>
          <table:table-cell office:value-type="float" office:value="0.881571" calcext:value-type="float">
            <text:p>0.881571</text:p>
          </table:table-cell>
          <table:table-cell office:value-type="float" office:value="0.471698" calcext:value-type="float">
            <text:p>0.47169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444736" calcext:value-type="float">
            <text:p>0.444736</text:p>
          </table:table-cell>
          <table:table-cell office:value-type="float" office:value="0.862606" calcext:value-type="float">
            <text:p>0.862606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377422" calcext:value-type="float">
            <text:p>0.377422</text:p>
          </table:table-cell>
          <table:table-cell office:value-type="float" office:value="5.88593" calcext:value-type="float">
            <text:p>5.88593</text:p>
          </table:table-cell>
          <table:table-cell office:value-type="float" office:value="0.881269" calcext:value-type="float">
            <text:p>0.881269</text:p>
          </table:table-cell>
          <table:table-cell office:value-type="float" office:value="0.466307" calcext:value-type="float">
            <text:p>0.46630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457705" calcext:value-type="float">
            <text:p>0.457705</text:p>
          </table:table-cell>
          <table:table-cell office:value-type="float" office:value="0.861399" calcext:value-type="float">
            <text:p>0.861399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398848" calcext:value-type="float">
            <text:p>0.398848</text:p>
          </table:table-cell>
          <table:table-cell office:value-type="float" office:value="5.75439" calcext:value-type="float">
            <text:p>5.75439</text:p>
          </table:table-cell>
          <table:table-cell office:value-type="float" office:value="0.877324" calcext:value-type="float">
            <text:p>0.877324</text:p>
          </table:table-cell>
          <table:table-cell office:value-type="float" office:value="0.462713" calcext:value-type="float">
            <text:p>0.46271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431258" calcext:value-type="float">
            <text:p>0.431258</text:p>
          </table:table-cell>
          <table:table-cell office:value-type="float" office:value="0.866506" calcext:value-type="float">
            <text:p>0.866506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396731" calcext:value-type="float">
            <text:p>0.396731</text:p>
          </table:table-cell>
          <table:table-cell office:value-type="float" office:value="6.07287" calcext:value-type="float">
            <text:p>6.07287</text:p>
          </table:table-cell>
          <table:table-cell office:value-type="float" office:value="0.878021" calcext:value-type="float">
            <text:p>0.878021</text:p>
          </table:table-cell>
          <table:table-cell office:value-type="float" office:value="0.457622" calcext:value-type="float">
            <text:p>0.45762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448792" calcext:value-type="float">
            <text:p>0.448792</text:p>
          </table:table-cell>
          <table:table-cell office:value-type="float" office:value="0.864837" calcext:value-type="float">
            <text:p>0.864837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.382891" calcext:value-type="float">
            <text:p>0.382891</text:p>
          </table:table-cell>
          <table:table-cell office:value-type="float" office:value="5.71426" calcext:value-type="float">
            <text:p>5.71426</text:p>
          </table:table-cell>
          <table:table-cell office:value-type="float" office:value="0.88006" calcext:value-type="float">
            <text:p>0.88006</text:p>
          </table:table-cell>
          <table:table-cell office:value-type="float" office:value="0.457023" calcext:value-type="float">
            <text:p>0.4570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42128" calcext:value-type="float">
            <text:p>0.442128</text:p>
          </table:table-cell>
          <table:table-cell office:value-type="float" office:value="0.865178" calcext:value-type="float">
            <text:p>0.86517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397264" calcext:value-type="float">
            <text:p>0.397264</text:p>
          </table:table-cell>
          <table:table-cell office:value-type="float" office:value="5.91615" calcext:value-type="float">
            <text:p>5.91615</text:p>
          </table:table-cell>
          <table:table-cell office:value-type="float" office:value="0.882918" calcext:value-type="float">
            <text:p>0.882918</text:p>
          </table:table-cell>
          <table:table-cell office:value-type="float" office:value="0.469901" calcext:value-type="float">
            <text:p>0.46990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44598" calcext:value-type="float">
            <text:p>0.44598</text:p>
          </table:table-cell>
          <table:table-cell office:value-type="float" office:value="0.864596" calcext:value-type="float">
            <text:p>0.864596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0.389675" calcext:value-type="float">
            <text:p>0.389675</text:p>
          </table:table-cell>
          <table:table-cell office:value-type="float" office:value="6.19048" calcext:value-type="float">
            <text:p>6.19048</text:p>
          </table:table-cell>
          <table:table-cell office:value-type="float" office:value="0.882477" calcext:value-type="float">
            <text:p>0.882477</text:p>
          </table:table-cell>
          <table:table-cell office:value-type="float" office:value="0.462114" calcext:value-type="float">
            <text:p>0.46211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455292" calcext:value-type="float">
            <text:p>0.455292</text:p>
          </table:table-cell>
          <table:table-cell office:value-type="float" office:value="0.860615" calcext:value-type="float">
            <text:p>0.860615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382926" calcext:value-type="float">
            <text:p>0.382926</text:p>
          </table:table-cell>
          <table:table-cell office:value-type="float" office:value="6.04852" calcext:value-type="float">
            <text:p>6.04852</text:p>
          </table:table-cell>
          <table:table-cell office:value-type="float" office:value="0.885196" calcext:value-type="float">
            <text:p>0.885196</text:p>
          </table:table-cell>
          <table:table-cell office:value-type="float" office:value="0.460617" calcext:value-type="float">
            <text:p>0.46061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453449" calcext:value-type="float">
            <text:p>0.453449</text:p>
          </table:table-cell>
          <table:table-cell office:value-type="float" office:value="0.863307" calcext:value-type="float">
            <text:p>0.863307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.386295" calcext:value-type="float">
            <text:p>0.386295</text:p>
          </table:table-cell>
          <table:table-cell office:value-type="float" office:value="5.69378" calcext:value-type="float">
            <text:p>5.69378</text:p>
          </table:table-cell>
          <table:table-cell office:value-type="float" office:value="0.883006" calcext:value-type="float">
            <text:p>0.883006</text:p>
          </table:table-cell>
          <table:table-cell office:value-type="float" office:value="0.445942" calcext:value-type="float">
            <text:p>0.44594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411824" calcext:value-type="float">
            <text:p>0.411824</text:p>
          </table:table-cell>
          <table:table-cell office:value-type="float" office:value="0.874306" calcext:value-type="float">
            <text:p>0.874306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0.378263" calcext:value-type="float">
            <text:p>0.378263</text:p>
          </table:table-cell>
          <table:table-cell office:value-type="float" office:value="6.29656" calcext:value-type="float">
            <text:p>6.29656</text:p>
          </table:table-cell>
          <table:table-cell office:value-type="float" office:value="0.882918" calcext:value-type="float">
            <text:p>0.882918</text:p>
          </table:table-cell>
          <table:table-cell office:value-type="float" office:value="0.456125" calcext:value-type="float">
            <text:p>0.4561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425426" calcext:value-type="float">
            <text:p>0.425426</text:p>
          </table:table-cell>
          <table:table-cell office:value-type="float" office:value="0.870187" calcext:value-type="float">
            <text:p>0.870187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.393132" calcext:value-type="float">
            <text:p>0.393132</text:p>
          </table:table-cell>
          <table:table-cell office:value-type="float" office:value="5.78621" calcext:value-type="float">
            <text:p>5.78621</text:p>
          </table:table-cell>
          <table:table-cell office:value-type="float" office:value="0.880211" calcext:value-type="float">
            <text:p>0.880211</text:p>
          </table:table-cell>
          <table:table-cell office:value-type="float" office:value="0.450734" calcext:value-type="float">
            <text:p>0.45073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451547" calcext:value-type="float">
            <text:p>0.451547</text:p>
          </table:table-cell>
          <table:table-cell office:value-type="float" office:value="0.860676" calcext:value-type="float">
            <text:p>0.860676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0.385" calcext:value-type="float">
            <text:p>0.385</text:p>
          </table:table-cell>
          <table:table-cell office:value-type="float" office:value="5.9565" calcext:value-type="float">
            <text:p>5.9565</text:p>
          </table:table-cell>
          <table:table-cell office:value-type="float" office:value="0.8821" calcext:value-type="float">
            <text:p>0.8821</text:p>
          </table:table-cell>
          <table:table-cell office:value-type="float" office:value="0.449536" calcext:value-type="float">
            <text:p>0.44953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43538" calcext:value-type="float">
            <text:p>0.43538</text:p>
          </table:table-cell>
          <table:table-cell office:value-type="float" office:value="0.864596" calcext:value-type="float">
            <text:p>0.864596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0.374227" calcext:value-type="float">
            <text:p>0.374227</text:p>
          </table:table-cell>
          <table:table-cell office:value-type="float" office:value="5.69024" calcext:value-type="float">
            <text:p>5.69024</text:p>
          </table:table-cell>
          <table:table-cell office:value-type="float" office:value="0.886848" calcext:value-type="float">
            <text:p>0.886848</text:p>
          </table:table-cell>
          <table:table-cell office:value-type="float" office:value="0.46481" calcext:value-type="float">
            <text:p>0.4648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431199" calcext:value-type="float">
            <text:p>0.431199</text:p>
          </table:table-cell>
          <table:table-cell office:value-type="float" office:value="0.870489" calcext:value-type="float">
            <text:p>0.870489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0.379318" calcext:value-type="float">
            <text:p>0.379318</text:p>
          </table:table-cell>
          <table:table-cell office:value-type="float" office:value="5.7961" calcext:value-type="float">
            <text:p>5.7961</text:p>
          </table:table-cell>
          <table:table-cell office:value-type="float" office:value="0.882251" calcext:value-type="float">
            <text:p>0.882251</text:p>
          </table:table-cell>
          <table:table-cell office:value-type="float" office:value="0.454028" calcext:value-type="float">
            <text:p>0.45402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423932" calcext:value-type="float">
            <text:p>0.423932</text:p>
          </table:table-cell>
          <table:table-cell office:value-type="float" office:value="0.870748" calcext:value-type="float">
            <text:p>0.870748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0.36987" calcext:value-type="float">
            <text:p>0.36987</text:p>
          </table:table-cell>
          <table:table-cell office:value-type="float" office:value="6.83766" calcext:value-type="float">
            <text:p>6.83766</text:p>
          </table:table-cell>
          <table:table-cell office:value-type="float" office:value="0.886027" calcext:value-type="float">
            <text:p>0.886027</text:p>
          </table:table-cell>
          <table:table-cell office:value-type="float" office:value="0.455825" calcext:value-type="float">
            <text:p>0.45582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416666" calcext:value-type="float">
            <text:p>0.416666</text:p>
          </table:table-cell>
          <table:table-cell office:value-type="float" office:value="0.869221" calcext:value-type="float">
            <text:p>0.86922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386703" calcext:value-type="float">
            <text:p>0.386703</text:p>
          </table:table-cell>
          <table:table-cell office:value-type="float" office:value="6.05533" calcext:value-type="float">
            <text:p>6.05533</text:p>
          </table:table-cell>
          <table:table-cell office:value-type="float" office:value="0.882993" calcext:value-type="float">
            <text:p>0.882993</text:p>
          </table:table-cell>
          <table:table-cell office:value-type="float" office:value="0.450135" calcext:value-type="float">
            <text:p>0.45013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430416" calcext:value-type="float">
            <text:p>0.430416</text:p>
          </table:table-cell>
          <table:table-cell office:value-type="float" office:value="0.868758" calcext:value-type="float">
            <text:p>0.868758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.393711" calcext:value-type="float">
            <text:p>0.393711</text:p>
          </table:table-cell>
          <table:table-cell office:value-type="float" office:value="7.24811" calcext:value-type="float">
            <text:p>7.24811</text:p>
          </table:table-cell>
          <table:table-cell office:value-type="float" office:value="0.88074" calcext:value-type="float">
            <text:p>0.88074</text:p>
          </table:table-cell>
          <table:table-cell office:value-type="float" office:value="0.456724" calcext:value-type="float">
            <text:p>0.45672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419565" calcext:value-type="float">
            <text:p>0.419565</text:p>
          </table:table-cell>
          <table:table-cell office:value-type="float" office:value="0.871954" calcext:value-type="float">
            <text:p>0.871954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.370966" calcext:value-type="float">
            <text:p>0.370966</text:p>
          </table:table-cell>
          <table:table-cell office:value-type="float" office:value="5.98506" calcext:value-type="float">
            <text:p>5.98506</text:p>
          </table:table-cell>
          <table:table-cell office:value-type="float" office:value="0.885272" calcext:value-type="float">
            <text:p>0.885272</text:p>
          </table:table-cell>
          <table:table-cell office:value-type="float" office:value="0.455526" calcext:value-type="float">
            <text:p>0.45552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430124" calcext:value-type="float">
            <text:p>0.430124</text:p>
          </table:table-cell>
          <table:table-cell office:value-type="float" office:value="0.868075" calcext:value-type="float">
            <text:p>0.868075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.349968" calcext:value-type="float">
            <text:p>0.349968</text:p>
          </table:table-cell>
          <table:table-cell office:value-type="float" office:value="6.675" calcext:value-type="float">
            <text:p>6.675</text:p>
          </table:table-cell>
          <table:table-cell office:value-type="float" office:value="0.888973" calcext:value-type="float">
            <text:p>0.888973</text:p>
          </table:table-cell>
          <table:table-cell office:value-type="float" office:value="0.462114" calcext:value-type="float">
            <text:p>0.46211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437066" calcext:value-type="float">
            <text:p>0.437066</text:p>
          </table:table-cell>
          <table:table-cell office:value-type="float" office:value="0.868215" calcext:value-type="float">
            <text:p>0.868215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.389083" calcext:value-type="float">
            <text:p>0.389083</text:p>
          </table:table-cell>
          <table:table-cell office:value-type="float" office:value="6.54168" calcext:value-type="float">
            <text:p>6.54168</text:p>
          </table:table-cell>
          <table:table-cell office:value-type="float" office:value="0.878987" calcext:value-type="float">
            <text:p>0.878987</text:p>
          </table:table-cell>
          <table:table-cell office:value-type="float" office:value="0.468404" calcext:value-type="float">
            <text:p>0.46840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428347" calcext:value-type="float">
            <text:p>0.428347</text:p>
          </table:table-cell>
          <table:table-cell office:value-type="float" office:value="0.871635" calcext:value-type="float">
            <text:p>0.87163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375092" calcext:value-type="float">
            <text:p>0.375092</text:p>
          </table:table-cell>
          <table:table-cell office:value-type="float" office:value="6.5228" calcext:value-type="float">
            <text:p>6.5228</text:p>
          </table:table-cell>
          <table:table-cell office:value-type="float" office:value="0.88648" calcext:value-type="float">
            <text:p>0.88648</text:p>
          </table:table-cell>
          <table:table-cell office:value-type="float" office:value="0.454328" calcext:value-type="float">
            <text:p>0.45432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438898" calcext:value-type="float">
            <text:p>0.438898</text:p>
          </table:table-cell>
          <table:table-cell office:value-type="float" office:value="0.865501" calcext:value-type="float">
            <text:p>0.865501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.376784" calcext:value-type="float">
            <text:p>0.376784</text:p>
          </table:table-cell>
          <table:table-cell office:value-type="float" office:value="6.69256" calcext:value-type="float">
            <text:p>6.69256</text:p>
          </table:table-cell>
          <table:table-cell office:value-type="float" office:value="0.885196" calcext:value-type="float">
            <text:p>0.885196</text:p>
          </table:table-cell>
          <table:table-cell office:value-type="float" office:value="0.455526" calcext:value-type="float">
            <text:p>0.45552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418659" calcext:value-type="float">
            <text:p>0.418659</text:p>
          </table:table-cell>
          <table:table-cell office:value-type="float" office:value="0.870084" calcext:value-type="float">
            <text:p>0.870084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.365945" calcext:value-type="float">
            <text:p>0.365945</text:p>
          </table:table-cell>
          <table:table-cell office:value-type="float" office:value="6.58256" calcext:value-type="float">
            <text:p>6.58256</text:p>
          </table:table-cell>
          <table:table-cell office:value-type="float" office:value="0.88972" calcext:value-type="float">
            <text:p>0.88972</text:p>
          </table:table-cell>
          <table:table-cell office:value-type="float" office:value="0.464211" calcext:value-type="float">
            <text:p>0.46421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445595" calcext:value-type="float">
            <text:p>0.445595</text:p>
          </table:table-cell>
          <table:table-cell office:value-type="float" office:value="0.868618" calcext:value-type="float">
            <text:p>0.868618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.362284" calcext:value-type="float">
            <text:p>0.362284</text:p>
          </table:table-cell>
          <table:table-cell office:value-type="float" office:value="6.37752" calcext:value-type="float">
            <text:p>6.37752</text:p>
          </table:table-cell>
          <table:table-cell office:value-type="float" office:value="0.888293" calcext:value-type="float">
            <text:p>0.888293</text:p>
          </table:table-cell>
          <table:table-cell office:value-type="float" office:value="0.45313" calcext:value-type="float">
            <text:p>0.4531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431888" calcext:value-type="float">
            <text:p>0.431888</text:p>
          </table:table-cell>
          <table:table-cell office:value-type="float" office:value="0.868215" calcext:value-type="float">
            <text:p>0.868215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.374166" calcext:value-type="float">
            <text:p>0.374166</text:p>
          </table:table-cell>
          <table:table-cell office:value-type="float" office:value="6.63261" calcext:value-type="float">
            <text:p>6.63261</text:p>
          </table:table-cell>
          <table:table-cell office:value-type="float" office:value="0.883686" calcext:value-type="float">
            <text:p>0.883686</text:p>
          </table:table-cell>
          <table:table-cell office:value-type="float" office:value="0.47649" calcext:value-type="float">
            <text:p>0.4764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431056" calcext:value-type="float">
            <text:p>0.431056</text:p>
          </table:table-cell>
          <table:table-cell office:value-type="float" office:value="0.868799" calcext:value-type="float">
            <text:p>0.86879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361088" calcext:value-type="float">
            <text:p>0.361088</text:p>
          </table:table-cell>
          <table:table-cell office:value-type="float" office:value="7.04416" calcext:value-type="float">
            <text:p>7.04416</text:p>
          </table:table-cell>
          <table:table-cell office:value-type="float" office:value="0.88458" calcext:value-type="float">
            <text:p>0.88458</text:p>
          </table:table-cell>
          <table:table-cell office:value-type="float" office:value="0.446241" calcext:value-type="float">
            <text:p>0.44624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438945" calcext:value-type="float">
            <text:p>0.438945</text:p>
          </table:table-cell>
          <table:table-cell office:value-type="float" office:value="0.866767" calcext:value-type="float">
            <text:p>0.866767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0.378557" calcext:value-type="float">
            <text:p>0.378557</text:p>
          </table:table-cell>
          <table:table-cell office:value-type="float" office:value="6.52898" calcext:value-type="float">
            <text:p>6.52898</text:p>
          </table:table-cell>
          <table:table-cell office:value-type="float" office:value="0.887689" calcext:value-type="float">
            <text:p>0.887689</text:p>
          </table:table-cell>
          <table:table-cell office:value-type="float" office:value="0.455226" calcext:value-type="float">
            <text:p>0.45522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412152" calcext:value-type="float">
            <text:p>0.412152</text:p>
          </table:table-cell>
          <table:table-cell office:value-type="float" office:value="0.874608" calcext:value-type="float">
            <text:p>0.874608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.36461" calcext:value-type="float">
            <text:p>0.36461</text:p>
          </table:table-cell>
          <table:table-cell office:value-type="float" office:value="5.92239" calcext:value-type="float">
            <text:p>5.92239</text:p>
          </table:table-cell>
          <table:table-cell office:value-type="float" office:value="0.888897" calcext:value-type="float">
            <text:p>0.888897</text:p>
          </table:table-cell>
          <table:table-cell office:value-type="float" office:value="0.453729" calcext:value-type="float">
            <text:p>0.45372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413047" calcext:value-type="float">
            <text:p>0.413047</text:p>
          </table:table-cell>
          <table:table-cell office:value-type="float" office:value="0.877852" calcext:value-type="float">
            <text:p>0.87785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0.36368" calcext:value-type="float">
            <text:p>0.36368</text:p>
          </table:table-cell>
          <table:table-cell office:value-type="float" office:value="6.53954" calcext:value-type="float">
            <text:p>6.53954</text:p>
          </table:table-cell>
          <table:table-cell office:value-type="float" office:value="0.887764" calcext:value-type="float">
            <text:p>0.887764</text:p>
          </table:table-cell>
          <table:table-cell office:value-type="float" office:value="0.456424" calcext:value-type="float">
            <text:p>0.45642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418172" calcext:value-type="float">
            <text:p>0.418172</text:p>
          </table:table-cell>
          <table:table-cell office:value-type="float" office:value="0.870929" calcext:value-type="float">
            <text:p>0.870929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.36933" calcext:value-type="float">
            <text:p>0.36933</text:p>
          </table:table-cell>
          <table:table-cell office:value-type="float" office:value="6.06754" calcext:value-type="float">
            <text:p>6.06754</text:p>
          </table:table-cell>
          <table:table-cell office:value-type="float" office:value="0.886697" calcext:value-type="float">
            <text:p>0.886697</text:p>
          </table:table-cell>
          <table:table-cell office:value-type="float" office:value="0.453429" calcext:value-type="float">
            <text:p>0.45342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437728" calcext:value-type="float">
            <text:p>0.437728</text:p>
          </table:table-cell>
          <table:table-cell office:value-type="float" office:value="0.870791" calcext:value-type="float">
            <text:p>0.870791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368121" calcext:value-type="float">
            <text:p>0.368121</text:p>
          </table:table-cell>
          <table:table-cell office:value-type="float" office:value="6.23313" calcext:value-type="float">
            <text:p>6.23313</text:p>
          </table:table-cell>
          <table:table-cell office:value-type="float" office:value="0.891012" calcext:value-type="float">
            <text:p>0.891012</text:p>
          </table:table-cell>
          <table:table-cell office:value-type="float" office:value="0.44714" calcext:value-type="float">
            <text:p>0.4471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413273" calcext:value-type="float">
            <text:p>0.413273</text:p>
          </table:table-cell>
          <table:table-cell office:value-type="float" office:value="0.872497" calcext:value-type="float">
            <text:p>0.872497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.375424" calcext:value-type="float">
            <text:p>0.375424</text:p>
          </table:table-cell>
          <table:table-cell office:value-type="float" office:value="7.12231" calcext:value-type="float">
            <text:p>7.12231</text:p>
          </table:table-cell>
          <table:table-cell office:value-type="float" office:value="0.886556" calcext:value-type="float">
            <text:p>0.886556</text:p>
          </table:table-cell>
          <table:table-cell office:value-type="float" office:value="0.457622" calcext:value-type="float">
            <text:p>0.45762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25324" calcext:value-type="float">
            <text:p>0.425324</text:p>
          </table:table-cell>
          <table:table-cell office:value-type="float" office:value="0.872618" calcext:value-type="float">
            <text:p>0.872618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0.355538" calcext:value-type="float">
            <text:p>0.355538</text:p>
          </table:table-cell>
          <table:table-cell office:value-type="float" office:value="6.65335" calcext:value-type="float">
            <text:p>6.65335</text:p>
          </table:table-cell>
          <table:table-cell office:value-type="float" office:value="0.889342" calcext:value-type="float">
            <text:p>0.889342</text:p>
          </table:table-cell>
          <table:table-cell office:value-type="float" office:value="0.459419" calcext:value-type="float">
            <text:p>0.45941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409483" calcext:value-type="float">
            <text:p>0.409483</text:p>
          </table:table-cell>
          <table:table-cell office:value-type="float" office:value="0.87586" calcext:value-type="float">
            <text:p>0.87586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0.350225" calcext:value-type="float">
            <text:p>0.350225</text:p>
          </table:table-cell>
          <table:table-cell office:value-type="float" office:value="7.28527" calcext:value-type="float">
            <text:p>7.28527</text:p>
          </table:table-cell>
          <table:table-cell office:value-type="float" office:value="0.891465" calcext:value-type="float">
            <text:p>0.891465</text:p>
          </table:table-cell>
          <table:table-cell office:value-type="float" office:value="0.460916" calcext:value-type="float">
            <text:p>0.46091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42534" calcext:value-type="float">
            <text:p>0.42534</text:p>
          </table:table-cell>
          <table:table-cell office:value-type="float" office:value="0.870507" calcext:value-type="float">
            <text:p>0.870507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0.369525" calcext:value-type="float">
            <text:p>0.369525</text:p>
          </table:table-cell>
          <table:table-cell office:value-type="float" office:value="6.6542" calcext:value-type="float">
            <text:p>6.6542</text:p>
          </table:table-cell>
          <table:table-cell office:value-type="float" office:value="0.891239" calcext:value-type="float">
            <text:p>0.891239</text:p>
          </table:table-cell>
          <table:table-cell office:value-type="float" office:value="0.454927" calcext:value-type="float">
            <text:p>0.45492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43049" calcext:value-type="float">
            <text:p>0.43049</text:p>
          </table:table-cell>
          <table:table-cell office:value-type="float" office:value="0.870247" calcext:value-type="float">
            <text:p>0.87024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377579" calcext:value-type="float">
            <text:p>0.377579</text:p>
          </table:table-cell>
          <table:table-cell office:value-type="float" office:value="6.25713" calcext:value-type="float">
            <text:p>6.25713</text:p>
          </table:table-cell>
          <table:table-cell office:value-type="float" office:value="0.887226" calcext:value-type="float">
            <text:p>0.887226</text:p>
          </table:table-cell>
          <table:table-cell office:value-type="float" office:value="0.467805" calcext:value-type="float">
            <text:p>0.46780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408435" calcext:value-type="float">
            <text:p>0.408435</text:p>
          </table:table-cell>
          <table:table-cell office:value-type="float" office:value="0.878468" calcext:value-type="float">
            <text:p>0.878468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0.346739" calcext:value-type="float">
            <text:p>0.346739</text:p>
          </table:table-cell>
          <table:table-cell office:value-type="float" office:value="7.12157" calcext:value-type="float">
            <text:p>7.12157</text:p>
          </table:table-cell>
          <table:table-cell office:value-type="float" office:value="0.894411" calcext:value-type="float">
            <text:p>0.894411</text:p>
          </table:table-cell>
          <table:table-cell office:value-type="float" office:value="0.459718" calcext:value-type="float">
            <text:p>0.45971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438822" calcext:value-type="float">
            <text:p>0.438822</text:p>
          </table:table-cell>
          <table:table-cell office:value-type="float" office:value="0.868034" calcext:value-type="float">
            <text:p>0.868034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353567" calcext:value-type="float">
            <text:p>0.353567</text:p>
          </table:table-cell>
          <table:table-cell office:value-type="float" office:value="6.56752" calcext:value-type="float">
            <text:p>6.56752</text:p>
          </table:table-cell>
          <table:table-cell office:value-type="float" office:value="0.892749" calcext:value-type="float">
            <text:p>0.892749</text:p>
          </table:table-cell>
          <table:table-cell office:value-type="float" office:value="0.458521" calcext:value-type="float">
            <text:p>0.45852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402732" calcext:value-type="float">
            <text:p>0.402732</text:p>
          </table:table-cell>
          <table:table-cell office:value-type="float" office:value="0.876765" calcext:value-type="float">
            <text:p>0.876765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.360726" calcext:value-type="float">
            <text:p>0.360726</text:p>
          </table:table-cell>
          <table:table-cell office:value-type="float" office:value="6.35283" calcext:value-type="float">
            <text:p>6.35283</text:p>
          </table:table-cell>
          <table:table-cell office:value-type="float" office:value="0.891994" calcext:value-type="float">
            <text:p>0.891994</text:p>
          </table:table-cell>
          <table:table-cell office:value-type="float" office:value="0.458221" calcext:value-type="float">
            <text:p>0.45822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413537" calcext:value-type="float">
            <text:p>0.413537</text:p>
          </table:table-cell>
          <table:table-cell office:value-type="float" office:value="0.872437" calcext:value-type="float">
            <text:p>0.872437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0.361548" calcext:value-type="float">
            <text:p>0.361548</text:p>
          </table:table-cell>
          <table:table-cell office:value-type="float" office:value="7.32282" calcext:value-type="float">
            <text:p>7.32282</text:p>
          </table:table-cell>
          <table:table-cell office:value-type="float" office:value="0.890023" calcext:value-type="float">
            <text:p>0.890023</text:p>
          </table:table-cell>
          <table:table-cell office:value-type="float" office:value="0.449536" calcext:value-type="float">
            <text:p>0.44953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429717" calcext:value-type="float">
            <text:p>0.429717</text:p>
          </table:table-cell>
          <table:table-cell office:value-type="float" office:value="0.872842" calcext:value-type="float">
            <text:p>0.872842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.378299" calcext:value-type="float">
            <text:p>0.378299</text:p>
          </table:table-cell>
          <table:table-cell office:value-type="float" office:value="7.17705" calcext:value-type="float">
            <text:p>7.17705</text:p>
          </table:table-cell>
          <table:table-cell office:value-type="float" office:value="0.887915" calcext:value-type="float">
            <text:p>0.887915</text:p>
          </table:table-cell>
          <table:table-cell office:value-type="float" office:value="0.454927" calcext:value-type="float">
            <text:p>0.45492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404569" calcext:value-type="float">
            <text:p>0.404569</text:p>
          </table:table-cell>
          <table:table-cell office:value-type="float" office:value="0.877201" calcext:value-type="float">
            <text:p>0.877201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.346175" calcext:value-type="float">
            <text:p>0.346175</text:p>
          </table:table-cell>
          <table:table-cell office:value-type="float" office:value="6.95232" calcext:value-type="float">
            <text:p>6.95232</text:p>
          </table:table-cell>
          <table:table-cell office:value-type="float" office:value="0.894335" calcext:value-type="float">
            <text:p>0.894335</text:p>
          </table:table-cell>
          <table:table-cell office:value-type="float" office:value="0.451632" calcext:value-type="float">
            <text:p>0.45163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440837" calcext:value-type="float">
            <text:p>0.440837</text:p>
          </table:table-cell>
          <table:table-cell office:value-type="float" office:value="0.86737" calcext:value-type="float">
            <text:p>0.86737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0.351329" calcext:value-type="float">
            <text:p>0.351329</text:p>
          </table:table-cell>
          <table:table-cell office:value-type="float" office:value="6.7884" calcext:value-type="float">
            <text:p>6.7884</text:p>
          </table:table-cell>
          <table:table-cell office:value-type="float" office:value="0.892441" calcext:value-type="float">
            <text:p>0.892441</text:p>
          </table:table-cell>
          <table:table-cell office:value-type="float" office:value="0.448038" calcext:value-type="float">
            <text:p>0.44803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429728" calcext:value-type="float">
            <text:p>0.429728</text:p>
          </table:table-cell>
          <table:table-cell office:value-type="float" office:value="0.870911" calcext:value-type="float">
            <text:p>0.870911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0.349059" calcext:value-type="float">
            <text:p>0.349059</text:p>
          </table:table-cell>
          <table:table-cell office:value-type="float" office:value="6.72598" calcext:value-type="float">
            <text:p>6.72598</text:p>
          </table:table-cell>
          <table:table-cell office:value-type="float" office:value="0.893353" calcext:value-type="float">
            <text:p>0.893353</text:p>
          </table:table-cell>
          <table:table-cell office:value-type="float" office:value="0.467505" calcext:value-type="float">
            <text:p>0.46750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403952" calcext:value-type="float">
            <text:p>0.403952</text:p>
          </table:table-cell>
          <table:table-cell office:value-type="float" office:value="0.87696" calcext:value-type="float">
            <text:p>0.87696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.353097" calcext:value-type="float">
            <text:p>0.353097</text:p>
          </table:table-cell>
          <table:table-cell office:value-type="float" office:value="6.80511" calcext:value-type="float">
            <text:p>6.80511</text:p>
          </table:table-cell>
          <table:table-cell office:value-type="float" office:value="0.891239" calcext:value-type="float">
            <text:p>0.891239</text:p>
          </table:table-cell>
          <table:table-cell office:value-type="float" office:value="0.468104" calcext:value-type="float">
            <text:p>0.46810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402301" calcext:value-type="float">
            <text:p>0.402301</text:p>
          </table:table-cell>
          <table:table-cell office:value-type="float" office:value="0.878636" calcext:value-type="float">
            <text:p>0.878636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357095" calcext:value-type="float">
            <text:p>0.357095</text:p>
          </table:table-cell>
          <table:table-cell office:value-type="float" office:value="6.49418" calcext:value-type="float">
            <text:p>6.49418</text:p>
          </table:table-cell>
          <table:table-cell office:value-type="float" office:value="0.892971" calcext:value-type="float">
            <text:p>0.892971</text:p>
          </table:table-cell>
          <table:table-cell office:value-type="float" office:value="0.450734" calcext:value-type="float">
            <text:p>0.45073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431024" calcext:value-type="float">
            <text:p>0.431024</text:p>
          </table:table-cell>
          <table:table-cell office:value-type="float" office:value="0.870326" calcext:value-type="float">
            <text:p>0.870326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.332182" calcext:value-type="float">
            <text:p>0.332182</text:p>
          </table:table-cell>
          <table:table-cell office:value-type="float" office:value="7.35752" calcext:value-type="float">
            <text:p>7.35752</text:p>
          </table:table-cell>
          <table:table-cell office:value-type="float" office:value="0.894713" calcext:value-type="float">
            <text:p>0.894713</text:p>
          </table:table-cell>
          <table:table-cell office:value-type="float" office:value="0.474094" calcext:value-type="float">
            <text:p>0.47409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440302" calcext:value-type="float">
            <text:p>0.440302</text:p>
          </table:table-cell>
          <table:table-cell office:value-type="float" office:value="0.870869" calcext:value-type="float">
            <text:p>0.870869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361252" calcext:value-type="float">
            <text:p>0.361252</text:p>
          </table:table-cell>
          <table:table-cell office:value-type="float" office:value="7.37889" calcext:value-type="float">
            <text:p>7.37889</text:p>
          </table:table-cell>
          <table:table-cell office:value-type="float" office:value="0.89071" calcext:value-type="float">
            <text:p>0.89071</text:p>
          </table:table-cell>
          <table:table-cell office:value-type="float" office:value="0.453729" calcext:value-type="float">
            <text:p>0.45372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409854" calcext:value-type="float">
            <text:p>0.409854</text:p>
          </table:table-cell>
          <table:table-cell office:value-type="float" office:value="0.877369" calcext:value-type="float">
            <text:p>0.877369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.348399" calcext:value-type="float">
            <text:p>0.348399</text:p>
          </table:table-cell>
          <table:table-cell office:value-type="float" office:value="7.52002" calcext:value-type="float">
            <text:p>7.52002</text:p>
          </table:table-cell>
          <table:table-cell office:value-type="float" office:value="0.894789" calcext:value-type="float">
            <text:p>0.894789</text:p>
          </table:table-cell>
          <table:table-cell office:value-type="float" office:value="0.44714" calcext:value-type="float">
            <text:p>0.4471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402322" calcext:value-type="float">
            <text:p>0.402322</text:p>
          </table:table-cell>
          <table:table-cell office:value-type="float" office:value="0.879614" calcext:value-type="float">
            <text:p>0.879614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0.341809" calcext:value-type="float">
            <text:p>0.341809</text:p>
          </table:table-cell>
          <table:table-cell office:value-type="float" office:value="6.65406" calcext:value-type="float">
            <text:p>6.65406</text:p>
          </table:table-cell>
          <table:table-cell office:value-type="float" office:value="0.89486" calcext:value-type="float">
            <text:p>0.89486</text:p>
          </table:table-cell>
          <table:table-cell office:value-type="float" office:value="0.455526" calcext:value-type="float">
            <text:p>0.45552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416162" calcext:value-type="float">
            <text:p>0.416162</text:p>
          </table:table-cell>
          <table:table-cell office:value-type="float" office:value="0.87411" calcext:value-type="float">
            <text:p>0.8741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.362357" calcext:value-type="float">
            <text:p>0.362357</text:p>
          </table:table-cell>
          <table:table-cell office:value-type="float" office:value="6.81439" calcext:value-type="float">
            <text:p>6.81439</text:p>
          </table:table-cell>
          <table:table-cell office:value-type="float" office:value="0.893731" calcext:value-type="float">
            <text:p>0.893731</text:p>
          </table:table-cell>
          <table:table-cell office:value-type="float" office:value="0.454028" calcext:value-type="float">
            <text:p>0.45402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40353" calcext:value-type="float">
            <text:p>0.40353</text:p>
          </table:table-cell>
          <table:table-cell office:value-type="float" office:value="0.878106" calcext:value-type="float">
            <text:p>0.878106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0.356271" calcext:value-type="float">
            <text:p>0.356271</text:p>
          </table:table-cell>
          <table:table-cell office:value-type="float" office:value="6.01409" calcext:value-type="float">
            <text:p>6.01409</text:p>
          </table:table-cell>
          <table:table-cell office:value-type="float" office:value="0.894864" calcext:value-type="float">
            <text:p>0.894864</text:p>
          </table:table-cell>
          <table:table-cell office:value-type="float" office:value="0.433363" calcext:value-type="float">
            <text:p>0.43336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40961" calcext:value-type="float">
            <text:p>0.40961</text:p>
          </table:table-cell>
          <table:table-cell office:value-type="float" office:value="0.876779" calcext:value-type="float">
            <text:p>0.876779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0.347222" calcext:value-type="float">
            <text:p>0.347222</text:p>
          </table:table-cell>
          <table:table-cell office:value-type="float" office:value="7.457" calcext:value-type="float">
            <text:p>7.457</text:p>
          </table:table-cell>
          <table:table-cell office:value-type="float" office:value="0.893802" calcext:value-type="float">
            <text:p>0.893802</text:p>
          </table:table-cell>
          <table:table-cell office:value-type="float" office:value="0.452531" calcext:value-type="float">
            <text:p>0.45253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411741" calcext:value-type="float">
            <text:p>0.411741</text:p>
          </table:table-cell>
          <table:table-cell office:value-type="float" office:value="0.876524" calcext:value-type="float">
            <text:p>0.876524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0.345038" calcext:value-type="float">
            <text:p>0.345038</text:p>
          </table:table-cell>
          <table:table-cell office:value-type="float" office:value="6.52753" calcext:value-type="float">
            <text:p>6.52753</text:p>
          </table:table-cell>
          <table:table-cell office:value-type="float" office:value="0.895544" calcext:value-type="float">
            <text:p>0.895544</text:p>
          </table:table-cell>
          <table:table-cell office:value-type="float" office:value="0.445043" calcext:value-type="float">
            <text:p>0.44504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413212" calcext:value-type="float">
            <text:p>0.413212</text:p>
          </table:table-cell>
          <table:table-cell office:value-type="float" office:value="0.875392" calcext:value-type="float">
            <text:p>0.875392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.330359" calcext:value-type="float">
            <text:p>0.330359</text:p>
          </table:table-cell>
          <table:table-cell office:value-type="float" office:value="7.12416" calcext:value-type="float">
            <text:p>7.12416</text:p>
          </table:table-cell>
          <table:table-cell office:value-type="float" office:value="0.896073" calcext:value-type="float">
            <text:p>0.896073</text:p>
          </table:table-cell>
          <table:table-cell office:value-type="float" office:value="0.459419" calcext:value-type="float">
            <text:p>0.45941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410263" calcext:value-type="float">
            <text:p>0.410263</text:p>
          </table:table-cell>
          <table:table-cell office:value-type="float" office:value="0.873748" calcext:value-type="float">
            <text:p>0.87374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35974" calcext:value-type="float">
            <text:p>0.35974</text:p>
          </table:table-cell>
          <table:table-cell office:value-type="float" office:value="6.59466" calcext:value-type="float">
            <text:p>6.59466</text:p>
          </table:table-cell>
          <table:table-cell office:value-type="float" office:value="0.893726" calcext:value-type="float">
            <text:p>0.893726</text:p>
          </table:table-cell>
          <table:table-cell office:value-type="float" office:value="0.477089" calcext:value-type="float">
            <text:p>0.477089</text:p>
          </table:table-cell>
        </table:table-row>
      </table:table>
      <table:table table:name="I2_4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全量学習時</text:p>
          </table:table-cell>
          <table:table-cell table:number-columns-repeated="3"/>
          <table:table-cell office:value-type="string" calcext:value-type="string">
            <text:p>訓練8:評価2 分割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trai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50316" calcext:value-type="float">
            <text:p>4.50316</text:p>
          </table:table-cell>
          <table:table-cell office:value-type="float" office:value="0.0437877" calcext:value-type="float">
            <text:p>0.04378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47682" calcext:value-type="float">
            <text:p>4.47682</text:p>
          </table:table-cell>
          <table:table-cell office:value-type="float" office:value="4.07134" calcext:value-type="float">
            <text:p>4.07134</text:p>
          </table:table-cell>
          <table:table-cell office:value-type="float" office:value="0.0470544" calcext:value-type="float">
            <text:p>0.0470544</text:p>
          </table:table-cell>
          <table:table-cell office:value-type="float" office:value="0.0877508" calcext:value-type="float">
            <text:p>0.08775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78973" calcext:value-type="float">
            <text:p>3.78973</text:p>
          </table:table-cell>
          <table:table-cell office:value-type="float" office:value="0.119662" calcext:value-type="float">
            <text:p>0.1196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75217" calcext:value-type="float">
            <text:p>3.75217</text:p>
          </table:table-cell>
          <table:table-cell office:value-type="float" office:value="3.65601" calcext:value-type="float">
            <text:p>3.65601</text:p>
          </table:table-cell>
          <table:table-cell office:value-type="float" office:value="0.128927" calcext:value-type="float">
            <text:p>0.128927</text:p>
          </table:table-cell>
          <table:table-cell office:value-type="float" office:value="0.138964" calcext:value-type="float">
            <text:p>0.1389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5107" calcext:value-type="float">
            <text:p>3.35107</text:p>
          </table:table-cell>
          <table:table-cell office:value-type="float" office:value="0.186361" calcext:value-type="float">
            <text:p>0.1863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33022" calcext:value-type="float">
            <text:p>3.33022</text:p>
          </table:table-cell>
          <table:table-cell office:value-type="float" office:value="3.45764" calcext:value-type="float">
            <text:p>3.45764</text:p>
          </table:table-cell>
          <table:table-cell office:value-type="float" office:value="0.195015" calcext:value-type="float">
            <text:p>0.195015</text:p>
          </table:table-cell>
          <table:table-cell office:value-type="float" office:value="0.171309" calcext:value-type="float">
            <text:p>0.1713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0131" calcext:value-type="float">
            <text:p>3.10131</text:p>
          </table:table-cell>
          <table:table-cell office:value-type="float" office:value="0.231544" calcext:value-type="float">
            <text:p>0.2315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07648" calcext:value-type="float">
            <text:p>3.07648</text:p>
          </table:table-cell>
          <table:table-cell office:value-type="float" office:value="3.296" calcext:value-type="float">
            <text:p>3.296</text:p>
          </table:table-cell>
          <table:table-cell office:value-type="float" office:value="0.234921" calcext:value-type="float">
            <text:p>0.234921</text:p>
          </table:table-cell>
          <table:table-cell office:value-type="float" office:value="0.210842" calcext:value-type="float">
            <text:p>0.2108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2405" calcext:value-type="float">
            <text:p>2.92405</text:p>
          </table:table-cell>
          <table:table-cell office:value-type="float" office:value="0.262462" calcext:value-type="float">
            <text:p>0.26246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91635" calcext:value-type="float">
            <text:p>2.91635</text:p>
          </table:table-cell>
          <table:table-cell office:value-type="float" office:value="3.21079" calcext:value-type="float">
            <text:p>3.21079</text:p>
          </table:table-cell>
          <table:table-cell office:value-type="float" office:value="0.267447" calcext:value-type="float">
            <text:p>0.267447</text:p>
          </table:table-cell>
          <table:table-cell office:value-type="float" office:value="0.215034" calcext:value-type="float">
            <text:p>0.2150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79222" calcext:value-type="float">
            <text:p>2.79222</text:p>
          </table:table-cell>
          <table:table-cell office:value-type="float" office:value="0.2924" calcext:value-type="float">
            <text:p>0.29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78042" calcext:value-type="float">
            <text:p>2.78042</text:p>
          </table:table-cell>
          <table:table-cell office:value-type="float" office:value="3.2084" calcext:value-type="float">
            <text:p>3.2084</text:p>
          </table:table-cell>
          <table:table-cell office:value-type="float" office:value="0.296752" calcext:value-type="float">
            <text:p>0.296752</text:p>
          </table:table-cell>
          <table:table-cell office:value-type="float" office:value="0.226415" calcext:value-type="float">
            <text:p>0.2264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68523" calcext:value-type="float">
            <text:p>2.68523</text:p>
          </table:table-cell>
          <table:table-cell office:value-type="float" office:value="0.304584" calcext:value-type="float">
            <text:p>0.30458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.69282" calcext:value-type="float">
            <text:p>2.69282</text:p>
          </table:table-cell>
          <table:table-cell office:value-type="float" office:value="3.17021" calcext:value-type="float">
            <text:p>3.17021</text:p>
          </table:table-cell>
          <table:table-cell office:value-type="float" office:value="0.310884" calcext:value-type="float">
            <text:p>0.310884</text:p>
          </table:table-cell>
          <table:table-cell office:value-type="float" office:value="0.233603" calcext:value-type="float">
            <text:p>0.2336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62941" calcext:value-type="float">
            <text:p>2.62941</text:p>
          </table:table-cell>
          <table:table-cell office:value-type="float" office:value="0.322752" calcext:value-type="float">
            <text:p>0.32275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61746" calcext:value-type="float">
            <text:p>2.61746</text:p>
          </table:table-cell>
          <table:table-cell office:value-type="float" office:value="3.16836" calcext:value-type="float">
            <text:p>3.16836</text:p>
          </table:table-cell>
          <table:table-cell office:value-type="float" office:value="0.324169" calcext:value-type="float">
            <text:p>0.324169</text:p>
          </table:table-cell>
          <table:table-cell office:value-type="float" office:value="0.236298" calcext:value-type="float">
            <text:p>0.2362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53716" calcext:value-type="float">
            <text:p>2.53716</text:p>
          </table:table-cell>
          <table:table-cell office:value-type="float" office:value="0.341255" calcext:value-type="float">
            <text:p>0.34125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.54798" calcext:value-type="float">
            <text:p>2.54798</text:p>
          </table:table-cell>
          <table:table-cell office:value-type="float" office:value="3.08422" calcext:value-type="float">
            <text:p>3.08422</text:p>
          </table:table-cell>
          <table:table-cell office:value-type="float" office:value="0.340634" calcext:value-type="float">
            <text:p>0.340634</text:p>
          </table:table-cell>
          <table:table-cell office:value-type="float" office:value="0.249775" calcext:value-type="float">
            <text:p>0.2497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50395" calcext:value-type="float">
            <text:p>2.50395</text:p>
          </table:table-cell>
          <table:table-cell office:value-type="float" office:value="0.347495" calcext:value-type="float">
            <text:p>0.34749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49228" calcext:value-type="float">
            <text:p>2.49228</text:p>
          </table:table-cell>
          <table:table-cell office:value-type="float" office:value="3.10423" calcext:value-type="float">
            <text:p>3.10423</text:p>
          </table:table-cell>
          <table:table-cell office:value-type="float" office:value="0.351625" calcext:value-type="float">
            <text:p>0.351625</text:p>
          </table:table-cell>
          <table:table-cell office:value-type="float" office:value="0.25307" calcext:value-type="float">
            <text:p>0.253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42812" calcext:value-type="float">
            <text:p>2.42812</text:p>
          </table:table-cell>
          <table:table-cell office:value-type="float" office:value="0.368034" calcext:value-type="float">
            <text:p>0.36803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.42498" calcext:value-type="float">
            <text:p>2.42498</text:p>
          </table:table-cell>
          <table:table-cell office:value-type="float" office:value="3.07505" calcext:value-type="float">
            <text:p>3.07505</text:p>
          </table:table-cell>
          <table:table-cell office:value-type="float" office:value="0.362689" calcext:value-type="float">
            <text:p>0.362689</text:p>
          </table:table-cell>
          <table:table-cell office:value-type="float" office:value="0.257862" calcext:value-type="float">
            <text:p>0.2578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40742" calcext:value-type="float">
            <text:p>2.40742</text:p>
          </table:table-cell>
          <table:table-cell office:value-type="float" office:value="0.369904" calcext:value-type="float">
            <text:p>0.36990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.39049" calcext:value-type="float">
            <text:p>2.39049</text:p>
          </table:table-cell>
          <table:table-cell office:value-type="float" office:value="3.0375" calcext:value-type="float">
            <text:p>3.0375</text:p>
          </table:table-cell>
          <table:table-cell office:value-type="float" office:value="0.36858" calcext:value-type="float">
            <text:p>0.36858</text:p>
          </table:table-cell>
          <table:table-cell office:value-type="float" office:value="0.259659" calcext:value-type="float">
            <text:p>0.2596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3733" calcext:value-type="float">
            <text:p>2.3733</text:p>
          </table:table-cell>
          <table:table-cell office:value-type="float" office:value="0.374231" calcext:value-type="float">
            <text:p>0.37423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.3339" calcext:value-type="float">
            <text:p>2.3339</text:p>
          </table:table-cell>
          <table:table-cell office:value-type="float" office:value="3.14969" calcext:value-type="float">
            <text:p>3.14969</text:p>
          </table:table-cell>
          <table:table-cell office:value-type="float" office:value="0.386178" calcext:value-type="float">
            <text:p>0.386178</text:p>
          </table:table-cell>
          <table:table-cell office:value-type="float" office:value="0.264151" calcext:value-type="float">
            <text:p>0.2641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32722" calcext:value-type="float">
            <text:p>2.32722</text:p>
          </table:table-cell>
          <table:table-cell office:value-type="float" office:value="0.385223" calcext:value-type="float">
            <text:p>0.38522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29544" calcext:value-type="float">
            <text:p>2.29544</text:p>
          </table:table-cell>
          <table:table-cell office:value-type="float" office:value="3.10416" calcext:value-type="float">
            <text:p>3.10416</text:p>
          </table:table-cell>
          <table:table-cell office:value-type="float" office:value="0.392366" calcext:value-type="float">
            <text:p>0.392366</text:p>
          </table:table-cell>
          <table:table-cell office:value-type="float" office:value="0.265948" calcext:value-type="float">
            <text:p>0.2659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29986" calcext:value-type="float">
            <text:p>2.29986</text:p>
          </table:table-cell>
          <table:table-cell office:value-type="float" office:value="0.38968" calcext:value-type="float">
            <text:p>0.3896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.27053" calcext:value-type="float">
            <text:p>2.27053</text:p>
          </table:table-cell>
          <table:table-cell office:value-type="float" office:value="3.07093" calcext:value-type="float">
            <text:p>3.07093</text:p>
          </table:table-cell>
          <table:table-cell office:value-type="float" office:value="0.394789" calcext:value-type="float">
            <text:p>0.394789</text:p>
          </table:table-cell>
          <table:table-cell office:value-type="float" office:value="0.261755" calcext:value-type="float">
            <text:p>0.2617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27484" calcext:value-type="float">
            <text:p>2.27484</text:p>
          </table:table-cell>
          <table:table-cell office:value-type="float" office:value="0.397407" calcext:value-type="float">
            <text:p>0.39740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.24865" calcext:value-type="float">
            <text:p>2.24865</text:p>
          </table:table-cell>
          <table:table-cell office:value-type="float" office:value="3.086" calcext:value-type="float">
            <text:p>3.086</text:p>
          </table:table-cell>
          <table:table-cell office:value-type="float" office:value="0.402946" calcext:value-type="float">
            <text:p>0.402946</text:p>
          </table:table-cell>
          <table:table-cell office:value-type="float" office:value="0.271039" calcext:value-type="float">
            <text:p>0.2710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25013" calcext:value-type="float">
            <text:p>2.25013</text:p>
          </table:table-cell>
          <table:table-cell office:value-type="float" office:value="0.401267" calcext:value-type="float">
            <text:p>0.40126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.22645" calcext:value-type="float">
            <text:p>2.22645</text:p>
          </table:table-cell>
          <table:table-cell office:value-type="float" office:value="3.00824" calcext:value-type="float">
            <text:p>3.00824</text:p>
          </table:table-cell>
          <table:table-cell office:value-type="float" office:value="0.401134" calcext:value-type="float">
            <text:p>0.401134</text:p>
          </table:table-cell>
          <table:table-cell office:value-type="float" office:value="0.277329" calcext:value-type="float">
            <text:p>0.2773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21112" calcext:value-type="float">
            <text:p>2.21112</text:p>
          </table:table-cell>
          <table:table-cell office:value-type="float" office:value="0.40344" calcext:value-type="float">
            <text:p>0.4034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17171" calcext:value-type="float">
            <text:p>2.17171</text:p>
          </table:table-cell>
          <table:table-cell office:value-type="float" office:value="3.05833" calcext:value-type="float">
            <text:p>3.05833</text:p>
          </table:table-cell>
          <table:table-cell office:value-type="float" office:value="0.415559" calcext:value-type="float">
            <text:p>0.415559</text:p>
          </table:table-cell>
          <table:table-cell office:value-type="float" office:value="0.274334" calcext:value-type="float">
            <text:p>0.2743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19423" calcext:value-type="float">
            <text:p>2.19423</text:p>
          </table:table-cell>
          <table:table-cell office:value-type="float" office:value="0.413571" calcext:value-type="float">
            <text:p>0.41357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.15626" calcext:value-type="float">
            <text:p>2.15626</text:p>
          </table:table-cell>
          <table:table-cell office:value-type="float" office:value="3.02448" calcext:value-type="float">
            <text:p>3.02448</text:p>
          </table:table-cell>
          <table:table-cell office:value-type="float" office:value="0.421828" calcext:value-type="float">
            <text:p>0.421828</text:p>
          </table:table-cell>
          <table:table-cell office:value-type="float" office:value="0.27643" calcext:value-type="float">
            <text:p>0.276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16704" calcext:value-type="float">
            <text:p>2.16704</text:p>
          </table:table-cell>
          <table:table-cell office:value-type="float" office:value="0.421666" calcext:value-type="float">
            <text:p>0.42166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.14752" calcext:value-type="float">
            <text:p>2.14752</text:p>
          </table:table-cell>
          <table:table-cell office:value-type="float" office:value="3.04845" calcext:value-type="float">
            <text:p>3.04845</text:p>
          </table:table-cell>
          <table:table-cell office:value-type="float" office:value="0.424263" calcext:value-type="float">
            <text:p>0.424263</text:p>
          </table:table-cell>
          <table:table-cell office:value-type="float" office:value="0.292004" calcext:value-type="float">
            <text:p>0.2920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13376" calcext:value-type="float">
            <text:p>2.13376</text:p>
          </table:table-cell>
          <table:table-cell office:value-type="float" office:value="0.431725" calcext:value-type="float">
            <text:p>0.43172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.12716" calcext:value-type="float">
            <text:p>2.12716</text:p>
          </table:table-cell>
          <table:table-cell office:value-type="float" office:value="3.0983" calcext:value-type="float">
            <text:p>3.0983</text:p>
          </table:table-cell>
          <table:table-cell office:value-type="float" office:value="0.429607" calcext:value-type="float">
            <text:p>0.429607</text:p>
          </table:table-cell>
          <table:table-cell office:value-type="float" office:value="0.27643" calcext:value-type="float">
            <text:p>0.276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13984" calcext:value-type="float">
            <text:p>2.13984</text:p>
          </table:table-cell>
          <table:table-cell office:value-type="float" office:value="0.422014" calcext:value-type="float">
            <text:p>0.42201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.09487" calcext:value-type="float">
            <text:p>2.09487</text:p>
          </table:table-cell>
          <table:table-cell office:value-type="float" office:value="3.05909" calcext:value-type="float">
            <text:p>3.05909</text:p>
          </table:table-cell>
          <table:table-cell office:value-type="float" office:value="0.430438" calcext:value-type="float">
            <text:p>0.430438</text:p>
          </table:table-cell>
          <table:table-cell office:value-type="float" office:value="0.290506" calcext:value-type="float">
            <text:p>0.2905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10123" calcext:value-type="float">
            <text:p>2.10123</text:p>
          </table:table-cell>
          <table:table-cell office:value-type="float" office:value="0.436632" calcext:value-type="float">
            <text:p>0.43663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.08642" calcext:value-type="float">
            <text:p>2.08642</text:p>
          </table:table-cell>
          <table:table-cell office:value-type="float" office:value="3.1351" calcext:value-type="float">
            <text:p>3.1351</text:p>
          </table:table-cell>
          <table:table-cell office:value-type="float" office:value="0.434819" calcext:value-type="float">
            <text:p>0.434819</text:p>
          </table:table-cell>
          <table:table-cell office:value-type="float" office:value="0.274633" calcext:value-type="float">
            <text:p>0.2746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09056" calcext:value-type="float">
            <text:p>2.09056</text:p>
          </table:table-cell>
          <table:table-cell office:value-type="float" office:value="0.440229" calcext:value-type="float">
            <text:p>0.44022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.07757" calcext:value-type="float">
            <text:p>2.07757</text:p>
          </table:table-cell>
          <table:table-cell office:value-type="float" office:value="3.10703" calcext:value-type="float">
            <text:p>3.10703</text:p>
          </table:table-cell>
          <table:table-cell office:value-type="float" office:value="0.436281" calcext:value-type="float">
            <text:p>0.436281</text:p>
          </table:table-cell>
          <table:table-cell office:value-type="float" office:value="0.283019" calcext:value-type="float">
            <text:p>0.2830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07837" calcext:value-type="float">
            <text:p>2.07837</text:p>
          </table:table-cell>
          <table:table-cell office:value-type="float" office:value="0.438322" calcext:value-type="float">
            <text:p>0.43832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.04895" calcext:value-type="float">
            <text:p>2.04895</text:p>
          </table:table-cell>
          <table:table-cell office:value-type="float" office:value="3.123" calcext:value-type="float">
            <text:p>3.123</text:p>
          </table:table-cell>
          <table:table-cell office:value-type="float" office:value="0.441239" calcext:value-type="float">
            <text:p>0.441239</text:p>
          </table:table-cell>
          <table:table-cell office:value-type="float" office:value="0.28811" calcext:value-type="float">
            <text:p>0.288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05793" calcext:value-type="float">
            <text:p>2.05793</text:p>
          </table:table-cell>
          <table:table-cell office:value-type="float" office:value="0.441194" calcext:value-type="float">
            <text:p>0.44119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.02074" calcext:value-type="float">
            <text:p>2.02074</text:p>
          </table:table-cell>
          <table:table-cell office:value-type="float" office:value="3.07867" calcext:value-type="float">
            <text:p>3.07867</text:p>
          </table:table-cell>
          <table:table-cell office:value-type="float" office:value="0.447054" calcext:value-type="float">
            <text:p>0.447054</text:p>
          </table:table-cell>
          <table:table-cell office:value-type="float" office:value="0.283318" calcext:value-type="float">
            <text:p>0.2833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0301" calcext:value-type="float">
            <text:p>2.0301</text:p>
          </table:table-cell>
          <table:table-cell office:value-type="float" office:value="0.446984" calcext:value-type="float">
            <text:p>0.44698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.01206" calcext:value-type="float">
            <text:p>2.01206</text:p>
          </table:table-cell>
          <table:table-cell office:value-type="float" office:value="3.06016" calcext:value-type="float">
            <text:p>3.06016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0.287811" calcext:value-type="float">
            <text:p>0.2878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04019" calcext:value-type="float">
            <text:p>2.04019</text:p>
          </table:table-cell>
          <table:table-cell office:value-type="float" office:value="0.441642" calcext:value-type="float">
            <text:p>0.44164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.00897" calcext:value-type="float">
            <text:p>2.00897</text:p>
          </table:table-cell>
          <table:table-cell office:value-type="float" office:value="3.12312" calcext:value-type="float">
            <text:p>3.12312</text:p>
          </table:table-cell>
          <table:table-cell office:value-type="float" office:value="0.449094" calcext:value-type="float">
            <text:p>0.449094</text:p>
          </table:table-cell>
          <table:table-cell office:value-type="float" office:value="0.28242" calcext:value-type="float">
            <text:p>0.282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00319" calcext:value-type="float">
            <text:p>2.00319</text:p>
          </table:table-cell>
          <table:table-cell office:value-type="float" office:value="0.454282" calcext:value-type="float">
            <text:p>0.45428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.97295" calcext:value-type="float">
            <text:p>1.97295</text:p>
          </table:table-cell>
          <table:table-cell office:value-type="float" office:value="3.13036" calcext:value-type="float">
            <text:p>3.13036</text:p>
          </table:table-cell>
          <table:table-cell office:value-type="float" office:value="0.456193" calcext:value-type="float">
            <text:p>0.456193</text:p>
          </table:table-cell>
          <table:table-cell office:value-type="float" office:value="0.283618" calcext:value-type="float">
            <text:p>0.2836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00266" calcext:value-type="float">
            <text:p>2.00266</text:p>
          </table:table-cell>
          <table:table-cell office:value-type="float" office:value="0.454436" calcext:value-type="float">
            <text:p>0.45443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95845" calcext:value-type="float">
            <text:p>1.95845</text:p>
          </table:table-cell>
          <table:table-cell office:value-type="float" office:value="3.11536" calcext:value-type="float">
            <text:p>3.11536</text:p>
          </table:table-cell>
          <table:table-cell office:value-type="float" office:value="0.462585" calcext:value-type="float">
            <text:p>0.462585</text:p>
          </table:table-cell>
          <table:table-cell office:value-type="float" office:value="0.303085" calcext:value-type="float">
            <text:p>0.30308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98081" calcext:value-type="float">
            <text:p>1.98081</text:p>
          </table:table-cell>
          <table:table-cell office:value-type="float" office:value="0.453317" calcext:value-type="float">
            <text:p>0.45331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93895" calcext:value-type="float">
            <text:p>1.93895</text:p>
          </table:table-cell>
          <table:table-cell office:value-type="float" office:value="3.07269" calcext:value-type="float">
            <text:p>3.07269</text:p>
          </table:table-cell>
          <table:table-cell office:value-type="float" office:value="0.460272" calcext:value-type="float">
            <text:p>0.460272</text:p>
          </table:table-cell>
          <table:table-cell office:value-type="float" office:value="0.292902" calcext:value-type="float">
            <text:p>0.2929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97681" calcext:value-type="float">
            <text:p>1.97681</text:p>
          </table:table-cell>
          <table:table-cell office:value-type="float" office:value="0.457841" calcext:value-type="float">
            <text:p>0.45784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91576" calcext:value-type="float">
            <text:p>1.91576</text:p>
          </table:table-cell>
          <table:table-cell office:value-type="float" office:value="3.08838" calcext:value-type="float">
            <text:p>3.08838</text:p>
          </table:table-cell>
          <table:table-cell office:value-type="float" office:value="0.471375" calcext:value-type="float">
            <text:p>0.471375</text:p>
          </table:table-cell>
          <table:table-cell office:value-type="float" office:value="0.296795" calcext:value-type="float">
            <text:p>0.2967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97337" calcext:value-type="float">
            <text:p>1.97337</text:p>
          </table:table-cell>
          <table:table-cell office:value-type="float" office:value="0.459686" calcext:value-type="float">
            <text:p>0.45968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.92428" calcext:value-type="float">
            <text:p>1.92428</text:p>
          </table:table-cell>
          <table:table-cell office:value-type="float" office:value="3.13084" calcext:value-type="float">
            <text:p>3.13084</text:p>
          </table:table-cell>
          <table:table-cell office:value-type="float" office:value="0.465483" calcext:value-type="float">
            <text:p>0.465483</text:p>
          </table:table-cell>
          <table:table-cell office:value-type="float" office:value="0.2944" calcext:value-type="float">
            <text:p>0.294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93963" calcext:value-type="float">
            <text:p>1.93963</text:p>
          </table:table-cell>
          <table:table-cell office:value-type="float" office:value="0.472316" calcext:value-type="float">
            <text:p>0.47231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.91303" calcext:value-type="float">
            <text:p>1.91303</text:p>
          </table:table-cell>
          <table:table-cell office:value-type="float" office:value="3.08813" calcext:value-type="float">
            <text:p>3.08813</text:p>
          </table:table-cell>
          <table:table-cell office:value-type="float" office:value="0.475661" calcext:value-type="float">
            <text:p>0.475661</text:p>
          </table:table-cell>
          <table:table-cell office:value-type="float" office:value="0.2944" calcext:value-type="float">
            <text:p>0.29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93227" calcext:value-type="float">
            <text:p>1.93227</text:p>
          </table:table-cell>
          <table:table-cell office:value-type="float" office:value="0.471032" calcext:value-type="float">
            <text:p>0.47103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.91038" calcext:value-type="float">
            <text:p>1.91038</text:p>
          </table:table-cell>
          <table:table-cell office:value-type="float" office:value="3.07218" calcext:value-type="float">
            <text:p>3.07218</text:p>
          </table:table-cell>
          <table:table-cell office:value-type="float" office:value="0.476813" calcext:value-type="float">
            <text:p>0.476813</text:p>
          </table:table-cell>
          <table:table-cell office:value-type="float" office:value="0.298892" calcext:value-type="float">
            <text:p>0.2988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9261" calcext:value-type="float">
            <text:p>1.9261</text:p>
          </table:table-cell>
          <table:table-cell office:value-type="float" office:value="0.471049" calcext:value-type="float">
            <text:p>0.47104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.88122" calcext:value-type="float">
            <text:p>1.88122</text:p>
          </table:table-cell>
          <table:table-cell office:value-type="float" office:value="3.12214" calcext:value-type="float">
            <text:p>3.12214</text:p>
          </table:table-cell>
          <table:table-cell office:value-type="float" office:value="0.476586" calcext:value-type="float">
            <text:p>0.476586</text:p>
          </table:table-cell>
          <table:table-cell office:value-type="float" office:value="0.301288" calcext:value-type="float">
            <text:p>0.3012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91917" calcext:value-type="float">
            <text:p>1.91917</text:p>
          </table:table-cell>
          <table:table-cell office:value-type="float" office:value="0.473643" calcext:value-type="float">
            <text:p>0.47364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.86662" calcext:value-type="float">
            <text:p>1.86662</text:p>
          </table:table-cell>
          <table:table-cell office:value-type="float" office:value="3.13724" calcext:value-type="float">
            <text:p>3.13724</text:p>
          </table:table-cell>
          <table:table-cell office:value-type="float" office:value="0.480499" calcext:value-type="float">
            <text:p>0.480499</text:p>
          </table:table-cell>
          <table:table-cell office:value-type="float" office:value="0.289608" calcext:value-type="float">
            <text:p>0.28960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91431" calcext:value-type="float">
            <text:p>1.91431</text:p>
          </table:table-cell>
          <table:table-cell office:value-type="float" office:value="0.47767" calcext:value-type="float">
            <text:p>0.4776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86593" calcext:value-type="float">
            <text:p>1.86593</text:p>
          </table:table-cell>
          <table:table-cell office:value-type="float" office:value="3.12961" calcext:value-type="float">
            <text:p>3.12961</text:p>
          </table:table-cell>
          <table:table-cell office:value-type="float" office:value="0.480589" calcext:value-type="float">
            <text:p>0.480589</text:p>
          </table:table-cell>
          <table:table-cell office:value-type="float" office:value="0.297095" calcext:value-type="float">
            <text:p>0.2970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92268" calcext:value-type="float">
            <text:p>1.92268</text:p>
          </table:table-cell>
          <table:table-cell office:value-type="float" office:value="0.47509" calcext:value-type="float">
            <text:p>0.4750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85201" calcext:value-type="float">
            <text:p>1.85201</text:p>
          </table:table-cell>
          <table:table-cell office:value-type="float" office:value="3.14044" calcext:value-type="float">
            <text:p>3.14044</text:p>
          </table:table-cell>
          <table:table-cell office:value-type="float" office:value="0.48074" calcext:value-type="float">
            <text:p>0.48074</text:p>
          </table:table-cell>
          <table:table-cell office:value-type="float" office:value="0.298293" calcext:value-type="float">
            <text:p>0.2982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90601" calcext:value-type="float">
            <text:p>1.90601</text:p>
          </table:table-cell>
          <table:table-cell office:value-type="float" office:value="0.470851" calcext:value-type="float">
            <text:p>0.47085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83525" calcext:value-type="float">
            <text:p>1.83525</text:p>
          </table:table-cell>
          <table:table-cell office:value-type="float" office:value="3.14381" calcext:value-type="float">
            <text:p>3.14381</text:p>
          </table:table-cell>
          <table:table-cell office:value-type="float" office:value="0.487453" calcext:value-type="float">
            <text:p>0.487453</text:p>
          </table:table-cell>
          <table:table-cell office:value-type="float" office:value="0.302785" calcext:value-type="float">
            <text:p>0.30278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87438" calcext:value-type="float">
            <text:p>1.87438</text:p>
          </table:table-cell>
          <table:table-cell office:value-type="float" office:value="0.480458" calcext:value-type="float">
            <text:p>0.48045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833" calcext:value-type="float">
            <text:p>1.833</text:p>
          </table:table-cell>
          <table:table-cell office:value-type="float" office:value="3.27189" calcext:value-type="float">
            <text:p>3.27189</text:p>
          </table:table-cell>
          <table:table-cell office:value-type="float" office:value="0.487085" calcext:value-type="float">
            <text:p>0.487085</text:p>
          </table:table-cell>
          <table:table-cell office:value-type="float" office:value="0.295897" calcext:value-type="float">
            <text:p>0.29589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88392" calcext:value-type="float">
            <text:p>1.88392</text:p>
          </table:table-cell>
          <table:table-cell office:value-type="float" office:value="0.479493" calcext:value-type="float">
            <text:p>0.47949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81743" calcext:value-type="float">
            <text:p>1.81743</text:p>
          </table:table-cell>
          <table:table-cell office:value-type="float" office:value="3.11246" calcext:value-type="float">
            <text:p>3.11246</text:p>
          </table:table-cell>
          <table:table-cell office:value-type="float" office:value="0.490408" calcext:value-type="float">
            <text:p>0.490408</text:p>
          </table:table-cell>
          <table:table-cell office:value-type="float" office:value="0.303384" calcext:value-type="float">
            <text:p>0.3033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8716" calcext:value-type="float">
            <text:p>1.8716</text:p>
          </table:table-cell>
          <table:table-cell office:value-type="float" office:value="0.487387" calcext:value-type="float">
            <text:p>0.48738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79882" calcext:value-type="float">
            <text:p>1.79882</text:p>
          </table:table-cell>
          <table:table-cell office:value-type="float" office:value="3.18892" calcext:value-type="float">
            <text:p>3.18892</text:p>
          </table:table-cell>
          <table:table-cell office:value-type="float" office:value="0.497885" calcext:value-type="float">
            <text:p>0.497885</text:p>
          </table:table-cell>
          <table:table-cell office:value-type="float" office:value="0.293501" calcext:value-type="float">
            <text:p>0.2935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85727" calcext:value-type="float">
            <text:p>1.85727</text:p>
          </table:table-cell>
          <table:table-cell office:value-type="float" office:value="0.484198" calcext:value-type="float">
            <text:p>0.48419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79469" calcext:value-type="float">
            <text:p>1.79469</text:p>
          </table:table-cell>
          <table:table-cell office:value-type="float" office:value="3.20876" calcext:value-type="float">
            <text:p>3.20876</text:p>
          </table:table-cell>
          <table:table-cell office:value-type="float" office:value="0.494785" calcext:value-type="float">
            <text:p>0.494785</text:p>
          </table:table-cell>
          <table:table-cell office:value-type="float" office:value="0.298293" calcext:value-type="float">
            <text:p>0.29829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86647" calcext:value-type="float">
            <text:p>1.86647</text:p>
          </table:table-cell>
          <table:table-cell office:value-type="float" office:value="0.481171" calcext:value-type="float">
            <text:p>0.48117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7921" calcext:value-type="float">
            <text:p>1.7921</text:p>
          </table:table-cell>
          <table:table-cell office:value-type="float" office:value="3.23017" calcext:value-type="float">
            <text:p>3.23017</text:p>
          </table:table-cell>
          <table:table-cell office:value-type="float" office:value="0.491314" calcext:value-type="float">
            <text:p>0.491314</text:p>
          </table:table-cell>
          <table:table-cell office:value-type="float" office:value="0.290506" calcext:value-type="float">
            <text:p>0.2905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85393" calcext:value-type="float">
            <text:p>1.85393</text:p>
          </table:table-cell>
          <table:table-cell office:value-type="float" office:value="0.485585" calcext:value-type="float">
            <text:p>0.48558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78238" calcext:value-type="float">
            <text:p>1.78238</text:p>
          </table:table-cell>
          <table:table-cell office:value-type="float" office:value="3.17243" calcext:value-type="float">
            <text:p>3.17243</text:p>
          </table:table-cell>
          <table:table-cell office:value-type="float" office:value="0.502417" calcext:value-type="float">
            <text:p>0.502417</text:p>
          </table:table-cell>
          <table:table-cell office:value-type="float" office:value="0.300988" calcext:value-type="float">
            <text:p>0.30098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8417" calcext:value-type="float">
            <text:p>1.8417</text:p>
          </table:table-cell>
          <table:table-cell office:value-type="float" office:value="0.489144" calcext:value-type="float">
            <text:p>0.48914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77189" calcext:value-type="float">
            <text:p>1.77189</text:p>
          </table:table-cell>
          <table:table-cell office:value-type="float" office:value="3.19949" calcext:value-type="float">
            <text:p>3.19949</text:p>
          </table:table-cell>
          <table:table-cell office:value-type="float" office:value="0.499017" calcext:value-type="float">
            <text:p>0.499017</text:p>
          </table:table-cell>
          <table:table-cell office:value-type="float" office:value="0.303983" calcext:value-type="float">
            <text:p>0.30398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82324" calcext:value-type="float">
            <text:p>1.82324</text:p>
          </table:table-cell>
          <table:table-cell office:value-type="float" office:value="0.495655" calcext:value-type="float">
            <text:p>0.4956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77291" calcext:value-type="float">
            <text:p>1.77291</text:p>
          </table:table-cell>
          <table:table-cell office:value-type="float" office:value="3.1936" calcext:value-type="float">
            <text:p>3.1936</text:p>
          </table:table-cell>
          <table:table-cell office:value-type="float" office:value="0.500076" calcext:value-type="float">
            <text:p>0.500076</text:p>
          </table:table-cell>
          <table:table-cell office:value-type="float" office:value="0.30608" calcext:value-type="float">
            <text:p>0.3060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82756" calcext:value-type="float">
            <text:p>1.82756</text:p>
          </table:table-cell>
          <table:table-cell office:value-type="float" office:value="0.491677" calcext:value-type="float">
            <text:p>0.49167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.76102" calcext:value-type="float">
            <text:p>1.76102</text:p>
          </table:table-cell>
          <table:table-cell office:value-type="float" office:value="3.24206" calcext:value-type="float">
            <text:p>3.24206</text:p>
          </table:table-cell>
          <table:table-cell office:value-type="float" office:value="0.498792" calcext:value-type="float">
            <text:p>0.498792</text:p>
          </table:table-cell>
          <table:table-cell office:value-type="float" office:value="0.292603" calcext:value-type="float">
            <text:p>0.2926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82138" calcext:value-type="float">
            <text:p>1.82138</text:p>
          </table:table-cell>
          <table:table-cell office:value-type="float" office:value="0.489801" calcext:value-type="float">
            <text:p>0.4898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.72564" calcext:value-type="float">
            <text:p>1.72564</text:p>
          </table:table-cell>
          <table:table-cell office:value-type="float" office:value="3.18359" calcext:value-type="float">
            <text:p>3.18359</text:p>
          </table:table-cell>
          <table:table-cell office:value-type="float" office:value="0.509373" calcext:value-type="float">
            <text:p>0.509373</text:p>
          </table:table-cell>
          <table:table-cell office:value-type="float" office:value="0.301587" calcext:value-type="float">
            <text:p>0.30158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82163" calcext:value-type="float">
            <text:p>1.82163</text:p>
          </table:table-cell>
          <table:table-cell office:value-type="float" office:value="0.49415" calcext:value-type="float">
            <text:p>0.4941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.73227" calcext:value-type="float">
            <text:p>1.73227</text:p>
          </table:table-cell>
          <table:table-cell office:value-type="float" office:value="3.20624" calcext:value-type="float">
            <text:p>3.20624</text:p>
          </table:table-cell>
          <table:table-cell office:value-type="float" office:value="0.507477" calcext:value-type="float">
            <text:p>0.507477</text:p>
          </table:table-cell>
          <table:table-cell office:value-type="float" office:value="0.301587" calcext:value-type="float">
            <text:p>0.30158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81442" calcext:value-type="float">
            <text:p>1.81442</text:p>
          </table:table-cell>
          <table:table-cell office:value-type="float" office:value="0.496261" calcext:value-type="float">
            <text:p>0.49626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.71697" calcext:value-type="float">
            <text:p>1.71697</text:p>
          </table:table-cell>
          <table:table-cell office:value-type="float" office:value="3.28825" calcext:value-type="float">
            <text:p>3.28825</text:p>
          </table:table-cell>
          <table:table-cell office:value-type="float" office:value="0.51148" calcext:value-type="float">
            <text:p>0.51148</text:p>
          </table:table-cell>
          <table:table-cell office:value-type="float" office:value="0.291105" calcext:value-type="float">
            <text:p>0.2911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78988" calcext:value-type="float">
            <text:p>1.78988</text:p>
          </table:table-cell>
          <table:table-cell office:value-type="float" office:value="0.497345" calcext:value-type="float">
            <text:p>0.49734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.73948" calcext:value-type="float">
            <text:p>1.73948</text:p>
          </table:table-cell>
          <table:table-cell office:value-type="float" office:value="3.25278" calcext:value-type="float">
            <text:p>3.25278</text:p>
          </table:table-cell>
          <table:table-cell office:value-type="float" office:value="0.505211" calcext:value-type="float">
            <text:p>0.505211</text:p>
          </table:table-cell>
          <table:table-cell office:value-type="float" office:value="0.303384" calcext:value-type="float">
            <text:p>0.30338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78426" calcext:value-type="float">
            <text:p>1.78426</text:p>
          </table:table-cell>
          <table:table-cell office:value-type="float" office:value="0.496743" calcext:value-type="float">
            <text:p>0.49674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.72406" calcext:value-type="float">
            <text:p>1.72406</text:p>
          </table:table-cell>
          <table:table-cell office:value-type="float" office:value="3.16828" calcext:value-type="float">
            <text:p>3.16828</text:p>
          </table:table-cell>
          <table:table-cell office:value-type="float" office:value="0.505367" calcext:value-type="float">
            <text:p>0.505367</text:p>
          </table:table-cell>
          <table:table-cell office:value-type="float" office:value="0.305481" calcext:value-type="float">
            <text:p>0.3054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78145" calcext:value-type="float">
            <text:p>1.78145</text:p>
          </table:table-cell>
          <table:table-cell office:value-type="float" office:value="0.498672" calcext:value-type="float">
            <text:p>0.49867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.708" calcext:value-type="float">
            <text:p>1.708</text:p>
          </table:table-cell>
          <table:table-cell office:value-type="float" office:value="3.18003" calcext:value-type="float">
            <text:p>3.18003</text:p>
          </table:table-cell>
          <table:table-cell office:value-type="float" office:value="0.510876" calcext:value-type="float">
            <text:p>0.510876</text:p>
          </table:table-cell>
          <table:table-cell office:value-type="float" office:value="0.298293" calcext:value-type="float">
            <text:p>0.29829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79032" calcext:value-type="float">
            <text:p>1.79032</text:p>
          </table:table-cell>
          <table:table-cell office:value-type="float" office:value="0.501146" calcext:value-type="float">
            <text:p>0.50114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.70789" calcext:value-type="float">
            <text:p>1.70789</text:p>
          </table:table-cell>
          <table:table-cell office:value-type="float" office:value="3.26918" calcext:value-type="float">
            <text:p>3.26918</text:p>
          </table:table-cell>
          <table:table-cell office:value-type="float" office:value="0.510196" calcext:value-type="float">
            <text:p>0.510196</text:p>
          </table:table-cell>
          <table:table-cell office:value-type="float" office:value="0.297993" calcext:value-type="float">
            <text:p>0.29799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77929" calcext:value-type="float">
            <text:p>1.77929</text:p>
          </table:table-cell>
          <table:table-cell office:value-type="float" office:value="0.501568" calcext:value-type="float">
            <text:p>0.50156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.697" calcext:value-type="float">
            <text:p>1.697</text:p>
          </table:table-cell>
          <table:table-cell office:value-type="float" office:value="3.29086" calcext:value-type="float">
            <text:p>3.29086</text:p>
          </table:table-cell>
          <table:table-cell office:value-type="float" office:value="0.514815" calcext:value-type="float">
            <text:p>0.514815</text:p>
          </table:table-cell>
          <table:table-cell office:value-type="float" office:value="0.310572" calcext:value-type="float">
            <text:p>0.31057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77224" calcext:value-type="float">
            <text:p>1.77224</text:p>
          </table:table-cell>
          <table:table-cell office:value-type="float" office:value="0.506337" calcext:value-type="float">
            <text:p>0.50633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.69228" calcext:value-type="float">
            <text:p>1.69228</text:p>
          </table:table-cell>
          <table:table-cell office:value-type="float" office:value="3.22345" calcext:value-type="float">
            <text:p>3.22345</text:p>
          </table:table-cell>
          <table:table-cell office:value-type="float" office:value="0.520544" calcext:value-type="float">
            <text:p>0.520544</text:p>
          </table:table-cell>
          <table:table-cell office:value-type="float" office:value="0.303983" calcext:value-type="float">
            <text:p>0.30398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773" calcext:value-type="float">
            <text:p>1.773</text:p>
          </table:table-cell>
          <table:table-cell office:value-type="float" office:value="0.507238" calcext:value-type="float">
            <text:p>0.50723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.68034" calcext:value-type="float">
            <text:p>1.68034</text:p>
          </table:table-cell>
          <table:table-cell office:value-type="float" office:value="3.28084" calcext:value-type="float">
            <text:p>3.28084</text:p>
          </table:table-cell>
          <table:table-cell office:value-type="float" office:value="0.516692" calcext:value-type="float">
            <text:p>0.516692</text:p>
          </table:table-cell>
          <table:table-cell office:value-type="float" office:value="0.300389" calcext:value-type="float">
            <text:p>0.3003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77258" calcext:value-type="float">
            <text:p>1.77258</text:p>
          </table:table-cell>
          <table:table-cell office:value-type="float" office:value="0.507121" calcext:value-type="float">
            <text:p>0.50712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66778" calcext:value-type="float">
            <text:p>1.66778</text:p>
          </table:table-cell>
          <table:table-cell office:value-type="float" office:value="3.34985" calcext:value-type="float">
            <text:p>3.34985</text:p>
          </table:table-cell>
          <table:table-cell office:value-type="float" office:value="0.522147" calcext:value-type="float">
            <text:p>0.522147</text:p>
          </table:table-cell>
          <table:table-cell office:value-type="float" office:value="0.289608" calcext:value-type="float">
            <text:p>0.28960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76693" calcext:value-type="float">
            <text:p>1.76693</text:p>
          </table:table-cell>
          <table:table-cell office:value-type="float" office:value="0.504644" calcext:value-type="float">
            <text:p>0.50464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.68258" calcext:value-type="float">
            <text:p>1.68258</text:p>
          </table:table-cell>
          <table:table-cell office:value-type="float" office:value="3.3376" calcext:value-type="float">
            <text:p>3.3376</text:p>
          </table:table-cell>
          <table:table-cell office:value-type="float" office:value="0.516012" calcext:value-type="float">
            <text:p>0.516012</text:p>
          </table:table-cell>
          <table:table-cell office:value-type="float" office:value="0.310273" calcext:value-type="float">
            <text:p>0.3102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75439" calcext:value-type="float">
            <text:p>1.75439</text:p>
          </table:table-cell>
          <table:table-cell office:value-type="float" office:value="0.508323" calcext:value-type="float">
            <text:p>0.50832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.66759" calcext:value-type="float">
            <text:p>1.66759</text:p>
          </table:table-cell>
          <table:table-cell office:value-type="float" office:value="3.27942" calcext:value-type="float">
            <text:p>3.27942</text:p>
          </table:table-cell>
          <table:table-cell office:value-type="float" office:value="0.521677" calcext:value-type="float">
            <text:p>0.521677</text:p>
          </table:table-cell>
          <table:table-cell office:value-type="float" office:value="0.304283" calcext:value-type="float">
            <text:p>0.30428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74516" calcext:value-type="float">
            <text:p>1.74516</text:p>
          </table:table-cell>
          <table:table-cell office:value-type="float" office:value="0.509113" calcext:value-type="float">
            <text:p>0.50911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.67324" calcext:value-type="float">
            <text:p>1.67324</text:p>
          </table:table-cell>
          <table:table-cell office:value-type="float" office:value="3.27896" calcext:value-type="float">
            <text:p>3.27896</text:p>
          </table:table-cell>
          <table:table-cell office:value-type="float" office:value="0.516767" calcext:value-type="float">
            <text:p>0.516767</text:p>
          </table:table-cell>
          <table:table-cell office:value-type="float" office:value="0.309674" calcext:value-type="float">
            <text:p>0.3096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74518" calcext:value-type="float">
            <text:p>1.74518</text:p>
          </table:table-cell>
          <table:table-cell office:value-type="float" office:value="0.50778" calcext:value-type="float">
            <text:p>0.5077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.65329" calcext:value-type="float">
            <text:p>1.65329</text:p>
          </table:table-cell>
          <table:table-cell office:value-type="float" office:value="3.2754" calcext:value-type="float">
            <text:p>3.2754</text:p>
          </table:table-cell>
          <table:table-cell office:value-type="float" office:value="0.521995" calcext:value-type="float">
            <text:p>0.521995</text:p>
          </table:table-cell>
          <table:table-cell office:value-type="float" office:value="0.304582" calcext:value-type="float">
            <text:p>0.3045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74006" calcext:value-type="float">
            <text:p>1.74006</text:p>
          </table:table-cell>
          <table:table-cell office:value-type="float" office:value="0.511346" calcext:value-type="float">
            <text:p>0.51134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.65387" calcext:value-type="float">
            <text:p>1.65387</text:p>
          </table:table-cell>
          <table:table-cell office:value-type="float" office:value="3.17591" calcext:value-type="float">
            <text:p>3.17591</text:p>
          </table:table-cell>
          <table:table-cell office:value-type="float" office:value="0.52636" calcext:value-type="float">
            <text:p>0.52636</text:p>
          </table:table-cell>
          <table:table-cell office:value-type="float" office:value="0.314765" calcext:value-type="float">
            <text:p>0.3147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74027" calcext:value-type="float">
            <text:p>1.74027</text:p>
          </table:table-cell>
          <table:table-cell office:value-type="float" office:value="0.508745" calcext:value-type="float">
            <text:p>0.50874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.64897" calcext:value-type="float">
            <text:p>1.64897</text:p>
          </table:table-cell>
          <table:table-cell office:value-type="float" office:value="3.28378" calcext:value-type="float">
            <text:p>3.28378</text:p>
          </table:table-cell>
          <table:table-cell office:value-type="float" office:value="0.518731" calcext:value-type="float">
            <text:p>0.518731</text:p>
          </table:table-cell>
          <table:table-cell office:value-type="float" office:value="0.30578" calcext:value-type="float">
            <text:p>0.3057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7344" calcext:value-type="float">
            <text:p>1.7344</text:p>
          </table:table-cell>
          <table:table-cell office:value-type="float" office:value="0.512183" calcext:value-type="float">
            <text:p>0.51218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.64449" calcext:value-type="float">
            <text:p>1.64449</text:p>
          </table:table-cell>
          <table:table-cell office:value-type="float" office:value="3.36397" calcext:value-type="float">
            <text:p>3.36397</text:p>
          </table:table-cell>
          <table:table-cell office:value-type="float" office:value="0.53167" calcext:value-type="float">
            <text:p>0.53167</text:p>
          </table:table-cell>
          <table:table-cell office:value-type="float" office:value="0.308476" calcext:value-type="float">
            <text:p>0.30847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71589" calcext:value-type="float">
            <text:p>1.71589</text:p>
          </table:table-cell>
          <table:table-cell office:value-type="float" office:value="0.521123" calcext:value-type="float">
            <text:p>0.52112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.64932" calcext:value-type="float">
            <text:p>1.64932</text:p>
          </table:table-cell>
          <table:table-cell office:value-type="float" office:value="3.25155" calcext:value-type="float">
            <text:p>3.25155</text:p>
          </table:table-cell>
          <table:table-cell office:value-type="float" office:value="0.523489" calcext:value-type="float">
            <text:p>0.523489</text:p>
          </table:table-cell>
          <table:table-cell office:value-type="float" office:value="0.327942" calcext:value-type="float">
            <text:p>0.32794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73108" calcext:value-type="float">
            <text:p>1.73108</text:p>
          </table:table-cell>
          <table:table-cell office:value-type="float" office:value="0.513932" calcext:value-type="float">
            <text:p>0.51393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.6294" calcext:value-type="float">
            <text:p>1.6294</text:p>
          </table:table-cell>
          <table:table-cell office:value-type="float" office:value="3.23742" calcext:value-type="float">
            <text:p>3.23742</text:p>
          </table:table-cell>
          <table:table-cell office:value-type="float" office:value="0.524396" calcext:value-type="float">
            <text:p>0.524396</text:p>
          </table:table-cell>
          <table:table-cell office:value-type="float" office:value="0.314465" calcext:value-type="float">
            <text:p>0.3144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72799" calcext:value-type="float">
            <text:p>1.72799</text:p>
          </table:table-cell>
          <table:table-cell office:value-type="float" office:value="0.511165" calcext:value-type="float">
            <text:p>0.51116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.62867" calcext:value-type="float">
            <text:p>1.62867</text:p>
          </table:table-cell>
          <table:table-cell office:value-type="float" office:value="3.3475" calcext:value-type="float">
            <text:p>3.3475</text:p>
          </table:table-cell>
          <table:table-cell office:value-type="float" office:value="0.531066" calcext:value-type="float">
            <text:p>0.531066</text:p>
          </table:table-cell>
          <table:table-cell office:value-type="float" office:value="0.313267" calcext:value-type="float">
            <text:p>0.3132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70544" calcext:value-type="float">
            <text:p>1.70544</text:p>
          </table:table-cell>
          <table:table-cell office:value-type="float" office:value="0.51924" calcext:value-type="float">
            <text:p>0.5192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.62245" calcext:value-type="float">
            <text:p>1.62245</text:p>
          </table:table-cell>
          <table:table-cell office:value-type="float" office:value="3.27112" calcext:value-type="float">
            <text:p>3.27112</text:p>
          </table:table-cell>
          <table:table-cell office:value-type="float" office:value="0.532855" calcext:value-type="float">
            <text:p>0.532855</text:p>
          </table:table-cell>
          <table:table-cell office:value-type="float" office:value="0.315663" calcext:value-type="float">
            <text:p>0.31566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7013" calcext:value-type="float">
            <text:p>1.7013</text:p>
          </table:table-cell>
          <table:table-cell office:value-type="float" office:value="0.516043" calcext:value-type="float">
            <text:p>0.51604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.62076" calcext:value-type="float">
            <text:p>1.62076</text:p>
          </table:table-cell>
          <table:table-cell office:value-type="float" office:value="3.27773" calcext:value-type="float">
            <text:p>3.27773</text:p>
          </table:table-cell>
          <table:table-cell office:value-type="float" office:value="0.531571" calcext:value-type="float">
            <text:p>0.531571</text:p>
          </table:table-cell>
          <table:table-cell office:value-type="float" office:value="0.312369" calcext:value-type="float">
            <text:p>0.3123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69533" calcext:value-type="float">
            <text:p>1.69533</text:p>
          </table:table-cell>
          <table:table-cell office:value-type="float" office:value="0.517622" calcext:value-type="float">
            <text:p>0.51762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.62126" calcext:value-type="float">
            <text:p>1.62126</text:p>
          </table:table-cell>
          <table:table-cell office:value-type="float" office:value="3.22933" calcext:value-type="float">
            <text:p>3.22933</text:p>
          </table:table-cell>
          <table:table-cell office:value-type="float" office:value="0.533761" calcext:value-type="float">
            <text:p>0.533761</text:p>
          </table:table-cell>
          <table:table-cell office:value-type="float" office:value="0.309374" calcext:value-type="float">
            <text:p>0.30937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69081" calcext:value-type="float">
            <text:p>1.69081</text:p>
          </table:table-cell>
          <table:table-cell office:value-type="float" office:value="0.522195" calcext:value-type="float">
            <text:p>0.52219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.60794" calcext:value-type="float">
            <text:p>1.60794</text:p>
          </table:table-cell>
          <table:table-cell office:value-type="float" office:value="3.32781" calcext:value-type="float">
            <text:p>3.32781</text:p>
          </table:table-cell>
          <table:table-cell office:value-type="float" office:value="0.531746" calcext:value-type="float">
            <text:p>0.531746</text:p>
          </table:table-cell>
          <table:table-cell office:value-type="float" office:value="0.311171" calcext:value-type="float">
            <text:p>0.31117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69201" calcext:value-type="float">
            <text:p>1.69201</text:p>
          </table:table-cell>
          <table:table-cell office:value-type="float" office:value="0.518467" calcext:value-type="float">
            <text:p>0.51846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.59739" calcext:value-type="float">
            <text:p>1.59739</text:p>
          </table:table-cell>
          <table:table-cell office:value-type="float" office:value="3.36657" calcext:value-type="float">
            <text:p>3.36657</text:p>
          </table:table-cell>
          <table:table-cell office:value-type="float" office:value="0.535347" calcext:value-type="float">
            <text:p>0.535347</text:p>
          </table:table-cell>
          <table:table-cell office:value-type="float" office:value="0.315663" calcext:value-type="float">
            <text:p>0.31566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70422" calcext:value-type="float">
            <text:p>1.70422</text:p>
          </table:table-cell>
          <table:table-cell office:value-type="float" office:value="0.517189" calcext:value-type="float">
            <text:p>0.51718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.60179" calcext:value-type="float">
            <text:p>1.60179</text:p>
          </table:table-cell>
          <table:table-cell office:value-type="float" office:value="3.2865" calcext:value-type="float">
            <text:p>3.2865</text:p>
          </table:table-cell>
          <table:table-cell office:value-type="float" office:value="0.531495" calcext:value-type="float">
            <text:p>0.531495</text:p>
          </table:table-cell>
          <table:table-cell office:value-type="float" office:value="0.306978" calcext:value-type="float">
            <text:p>0.30697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69431" calcext:value-type="float">
            <text:p>1.69431</text:p>
          </table:table-cell>
          <table:table-cell office:value-type="float" office:value="0.524367" calcext:value-type="float">
            <text:p>0.52436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.59249" calcext:value-type="float">
            <text:p>1.59249</text:p>
          </table:table-cell>
          <table:table-cell office:value-type="float" office:value="3.29495" calcext:value-type="float">
            <text:p>3.29495</text:p>
          </table:table-cell>
          <table:table-cell office:value-type="float" office:value="0.537264" calcext:value-type="float">
            <text:p>0.537264</text:p>
          </table:table-cell>
          <table:table-cell office:value-type="float" office:value="0.319856" calcext:value-type="float">
            <text:p>0.31985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69949" calcext:value-type="float">
            <text:p>1.69949</text:p>
          </table:table-cell>
          <table:table-cell office:value-type="float" office:value="0.519312" calcext:value-type="float">
            <text:p>0.51931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.58534" calcext:value-type="float">
            <text:p>1.58534</text:p>
          </table:table-cell>
          <table:table-cell office:value-type="float" office:value="3.38706" calcext:value-type="float">
            <text:p>3.38706</text:p>
          </table:table-cell>
          <table:table-cell office:value-type="float" office:value="0.543202" calcext:value-type="float">
            <text:p>0.543202</text:p>
          </table:table-cell>
          <table:table-cell office:value-type="float" office:value="0.316562" calcext:value-type="float">
            <text:p>0.31656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6964" calcext:value-type="float">
            <text:p>1.6964</text:p>
          </table:table-cell>
          <table:table-cell office:value-type="float" office:value="0.523221" calcext:value-type="float">
            <text:p>0.523221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.58489" calcext:value-type="float">
            <text:p>1.58489</text:p>
          </table:table-cell>
          <table:table-cell office:value-type="float" office:value="3.36103" calcext:value-type="float">
            <text:p>3.36103</text:p>
          </table:table-cell>
          <table:table-cell office:value-type="float" office:value="0.540634" calcext:value-type="float">
            <text:p>0.540634</text:p>
          </table:table-cell>
          <table:table-cell office:value-type="float" office:value="0.311471" calcext:value-type="float">
            <text:p>0.31147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68178" calcext:value-type="float">
            <text:p>1.68178</text:p>
          </table:table-cell>
          <table:table-cell office:value-type="float" office:value="0.525588" calcext:value-type="float">
            <text:p>0.52558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57867" calcext:value-type="float">
            <text:p>1.57867</text:p>
          </table:table-cell>
          <table:table-cell office:value-type="float" office:value="3.31321" calcext:value-type="float">
            <text:p>3.31321</text:p>
          </table:table-cell>
          <table:table-cell office:value-type="float" office:value="0.537491" calcext:value-type="float">
            <text:p>0.537491</text:p>
          </table:table-cell>
          <table:table-cell office:value-type="float" office:value="0.310572" calcext:value-type="float">
            <text:p>0.31057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6761" calcext:value-type="float">
            <text:p>1.6761</text:p>
          </table:table-cell>
          <table:table-cell office:value-type="float" office:value="0.526055" calcext:value-type="float">
            <text:p>0.52605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.58608" calcext:value-type="float">
            <text:p>1.58608</text:p>
          </table:table-cell>
          <table:table-cell office:value-type="float" office:value="3.37795" calcext:value-type="float">
            <text:p>3.37795</text:p>
          </table:table-cell>
          <table:table-cell office:value-type="float" office:value="0.542069" calcext:value-type="float">
            <text:p>0.542069</text:p>
          </table:table-cell>
          <table:table-cell office:value-type="float" office:value="0.308176" calcext:value-type="float">
            <text:p>0.30817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67859" calcext:value-type="float">
            <text:p>1.67859</text:p>
          </table:table-cell>
          <table:table-cell office:value-type="float" office:value="0.527262" calcext:value-type="float">
            <text:p>0.52726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.57479" calcext:value-type="float">
            <text:p>1.57479</text:p>
          </table:table-cell>
          <table:table-cell office:value-type="float" office:value="3.36495" calcext:value-type="float">
            <text:p>3.36495</text:p>
          </table:table-cell>
          <table:table-cell office:value-type="float" office:value="0.538218" calcext:value-type="float">
            <text:p>0.538218</text:p>
          </table:table-cell>
          <table:table-cell office:value-type="float" office:value="0.304882" calcext:value-type="float">
            <text:p>0.3048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67241" calcext:value-type="float">
            <text:p>1.67241</text:p>
          </table:table-cell>
          <table:table-cell office:value-type="float" office:value="0.52408" calcext:value-type="float">
            <text:p>0.5240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.57848" calcext:value-type="float">
            <text:p>1.57848</text:p>
          </table:table-cell>
          <table:table-cell office:value-type="float" office:value="3.40128" calcext:value-type="float">
            <text:p>3.40128</text:p>
          </table:table-cell>
          <table:table-cell office:value-type="float" office:value="0.542296" calcext:value-type="float">
            <text:p>0.542296</text:p>
          </table:table-cell>
          <table:table-cell office:value-type="float" office:value="0.301887" calcext:value-type="float">
            <text:p>0.30188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67568" calcext:value-type="float">
            <text:p>1.67568</text:p>
          </table:table-cell>
          <table:table-cell office:value-type="float" office:value="0.520627" calcext:value-type="float">
            <text:p>0.52062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.58198" calcext:value-type="float">
            <text:p>1.58198</text:p>
          </table:table-cell>
          <table:table-cell office:value-type="float" office:value="3.43083" calcext:value-type="float">
            <text:p>3.43083</text:p>
          </table:table-cell>
          <table:table-cell office:value-type="float" office:value="0.542857" calcext:value-type="float">
            <text:p>0.542857</text:p>
          </table:table-cell>
          <table:table-cell office:value-type="float" office:value="0.306379" calcext:value-type="float">
            <text:p>0.30637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67125" calcext:value-type="float">
            <text:p>1.67125</text:p>
          </table:table-cell>
          <table:table-cell office:value-type="float" office:value="0.526735" calcext:value-type="float">
            <text:p>0.52673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.5725" calcext:value-type="float">
            <text:p>1.5725</text:p>
          </table:table-cell>
          <table:table-cell office:value-type="float" office:value="3.36907" calcext:value-type="float">
            <text:p>3.36907</text:p>
          </table:table-cell>
          <table:table-cell office:value-type="float" office:value="0.545091" calcext:value-type="float">
            <text:p>0.545091</text:p>
          </table:table-cell>
          <table:table-cell office:value-type="float" office:value="0.311471" calcext:value-type="float">
            <text:p>0.31147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67173" calcext:value-type="float">
            <text:p>1.67173</text:p>
          </table:table-cell>
          <table:table-cell office:value-type="float" office:value="0.525211" calcext:value-type="float">
            <text:p>0.52521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.55512" calcext:value-type="float">
            <text:p>1.55512</text:p>
          </table:table-cell>
          <table:table-cell office:value-type="float" office:value="3.42077" calcext:value-type="float">
            <text:p>3.42077</text:p>
          </table:table-cell>
          <table:table-cell office:value-type="float" office:value="0.543731" calcext:value-type="float">
            <text:p>0.543731</text:p>
          </table:table-cell>
          <table:table-cell office:value-type="float" office:value="0.304283" calcext:value-type="float">
            <text:p>0.30428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67595" calcext:value-type="float">
            <text:p>1.67595</text:p>
          </table:table-cell>
          <table:table-cell office:value-type="float" office:value="0.527081" calcext:value-type="float">
            <text:p>0.52708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.55633" calcext:value-type="float">
            <text:p>1.55633</text:p>
          </table:table-cell>
          <table:table-cell office:value-type="float" office:value="3.39145" calcext:value-type="float">
            <text:p>3.39145</text:p>
          </table:table-cell>
          <table:table-cell office:value-type="float" office:value="0.550567" calcext:value-type="float">
            <text:p>0.550567</text:p>
          </table:table-cell>
          <table:table-cell office:value-type="float" office:value="0.315364" calcext:value-type="float">
            <text:p>0.31536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67739" calcext:value-type="float">
            <text:p>1.67739</text:p>
          </table:table-cell>
          <table:table-cell office:value-type="float" office:value="0.519734" calcext:value-type="float">
            <text:p>0.51973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.55139" calcext:value-type="float">
            <text:p>1.55139</text:p>
          </table:table-cell>
          <table:table-cell office:value-type="float" office:value="3.40603" calcext:value-type="float">
            <text:p>3.40603</text:p>
          </table:table-cell>
          <table:table-cell office:value-type="float" office:value="0.546903" calcext:value-type="float">
            <text:p>0.546903</text:p>
          </table:table-cell>
          <table:table-cell office:value-type="float" office:value="0.303384" calcext:value-type="float">
            <text:p>0.30338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65523" calcext:value-type="float">
            <text:p>1.65523</text:p>
          </table:table-cell>
          <table:table-cell office:value-type="float" office:value="0.530338" calcext:value-type="float">
            <text:p>0.53033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.55323" calcext:value-type="float">
            <text:p>1.55323</text:p>
          </table:table-cell>
          <table:table-cell office:value-type="float" office:value="3.42999" calcext:value-type="float">
            <text:p>3.42999</text:p>
          </table:table-cell>
          <table:table-cell office:value-type="float" office:value="0.545997" calcext:value-type="float">
            <text:p>0.545997</text:p>
          </table:table-cell>
          <table:table-cell office:value-type="float" office:value="0.322851" calcext:value-type="float">
            <text:p>0.3228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6542" calcext:value-type="float">
            <text:p>1.6542</text:p>
          </table:table-cell>
          <table:table-cell office:value-type="float" office:value="0.526735" calcext:value-type="float">
            <text:p>0.52673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.55898" calcext:value-type="float">
            <text:p>1.55898</text:p>
          </table:table-cell>
          <table:table-cell office:value-type="float" office:value="3.51359" calcext:value-type="float">
            <text:p>3.51359</text:p>
          </table:table-cell>
          <table:table-cell office:value-type="float" office:value="0.5452" calcext:value-type="float">
            <text:p>0.5452</text:p>
          </table:table-cell>
          <table:table-cell office:value-type="float" office:value="0.30608" calcext:value-type="float">
            <text:p>0.3060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65789" calcext:value-type="float">
            <text:p>1.65789</text:p>
          </table:table-cell>
          <table:table-cell office:value-type="float" office:value="0.525694" calcext:value-type="float">
            <text:p>0.52569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.54621" calcext:value-type="float">
            <text:p>1.54621</text:p>
          </table:table-cell>
          <table:table-cell office:value-type="float" office:value="3.36856" calcext:value-type="float">
            <text:p>3.36856</text:p>
          </table:table-cell>
          <table:table-cell office:value-type="float" office:value="0.548565" calcext:value-type="float">
            <text:p>0.548565</text:p>
          </table:table-cell>
          <table:table-cell office:value-type="float" office:value="0.312968" calcext:value-type="float">
            <text:p>0.31296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64744" calcext:value-type="float">
            <text:p>1.64744</text:p>
          </table:table-cell>
          <table:table-cell office:value-type="float" office:value="0.5307" calcext:value-type="float">
            <text:p>0.530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.54028" calcext:value-type="float">
            <text:p>1.54028</text:p>
          </table:table-cell>
          <table:table-cell office:value-type="float" office:value="3.44935" calcext:value-type="float">
            <text:p>3.44935</text:p>
          </table:table-cell>
          <table:table-cell office:value-type="float" office:value="0.543429" calcext:value-type="float">
            <text:p>0.543429</text:p>
          </table:table-cell>
          <table:table-cell office:value-type="float" office:value="0.314166" calcext:value-type="float">
            <text:p>0.31416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6474" calcext:value-type="float">
            <text:p>1.6474</text:p>
          </table:table-cell>
          <table:table-cell office:value-type="float" office:value="0.533011" calcext:value-type="float">
            <text:p>0.53301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.55248" calcext:value-type="float">
            <text:p>1.55248</text:p>
          </table:table-cell>
          <table:table-cell office:value-type="float" office:value="3.4932" calcext:value-type="float">
            <text:p>3.4932</text:p>
          </table:table-cell>
          <table:table-cell office:value-type="float" office:value="0.545695" calcext:value-type="float">
            <text:p>0.545695</text:p>
          </table:table-cell>
          <table:table-cell office:value-type="float" office:value="0.308476" calcext:value-type="float">
            <text:p>0.30847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63897" calcext:value-type="float">
            <text:p>1.63897</text:p>
          </table:table-cell>
          <table:table-cell office:value-type="float" office:value="0.532931" calcext:value-type="float">
            <text:p>0.53293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.51887" calcext:value-type="float">
            <text:p>1.51887</text:p>
          </table:table-cell>
          <table:table-cell office:value-type="float" office:value="3.43853" calcext:value-type="float">
            <text:p>3.43853</text:p>
          </table:table-cell>
          <table:table-cell office:value-type="float" office:value="0.552834" calcext:value-type="float">
            <text:p>0.552834</text:p>
          </table:table-cell>
          <table:table-cell office:value-type="float" office:value="0.300988" calcext:value-type="float">
            <text:p>0.30098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63935" calcext:value-type="float">
            <text:p>1.63935</text:p>
          </table:table-cell>
          <table:table-cell office:value-type="float" office:value="0.533736" calcext:value-type="float">
            <text:p>0.53373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.53094" calcext:value-type="float">
            <text:p>1.53094</text:p>
          </table:table-cell>
          <table:table-cell office:value-type="float" office:value="3.43467" calcext:value-type="float">
            <text:p>3.43467</text:p>
          </table:table-cell>
          <table:table-cell office:value-type="float" office:value="0.554683" calcext:value-type="float">
            <text:p>0.554683</text:p>
          </table:table-cell>
          <table:table-cell office:value-type="float" office:value="0.309075" calcext:value-type="float">
            <text:p>0.3090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64681" calcext:value-type="float">
            <text:p>1.64681</text:p>
          </table:table-cell>
          <table:table-cell office:value-type="float" office:value="0.533595" calcext:value-type="float">
            <text:p>0.53359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.54309" calcext:value-type="float">
            <text:p>1.54309</text:p>
          </table:table-cell>
          <table:table-cell office:value-type="float" office:value="3.43862" calcext:value-type="float">
            <text:p>3.43862</text:p>
          </table:table-cell>
          <table:table-cell office:value-type="float" office:value="0.547885" calcext:value-type="float">
            <text:p>0.547885</text:p>
          </table:table-cell>
          <table:table-cell office:value-type="float" office:value="0.303085" calcext:value-type="float">
            <text:p>0.30308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6484" calcext:value-type="float">
            <text:p>1.6484</text:p>
          </table:table-cell>
          <table:table-cell office:value-type="float" office:value="0.529735" calcext:value-type="float">
            <text:p>0.52973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.51483" calcext:value-type="float">
            <text:p>1.51483</text:p>
          </table:table-cell>
          <table:table-cell office:value-type="float" office:value="3.4231" calcext:value-type="float">
            <text:p>3.4231</text:p>
          </table:table-cell>
          <table:table-cell office:value-type="float" office:value="0.559108" calcext:value-type="float">
            <text:p>0.559108</text:p>
          </table:table-cell>
          <table:table-cell office:value-type="float" office:value="0.310273" calcext:value-type="float">
            <text:p>0.31027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62998" calcext:value-type="float">
            <text:p>1.62998</text:p>
          </table:table-cell>
          <table:table-cell office:value-type="float" office:value="0.537477" calcext:value-type="float">
            <text:p>0.53747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.52456" calcext:value-type="float">
            <text:p>1.52456</text:p>
          </table:table-cell>
          <table:table-cell office:value-type="float" office:value="3.47736" calcext:value-type="float">
            <text:p>3.47736</text:p>
          </table:table-cell>
          <table:table-cell office:value-type="float" office:value="0.555438" calcext:value-type="float">
            <text:p>0.555438</text:p>
          </table:table-cell>
          <table:table-cell office:value-type="float" office:value="0.292902" calcext:value-type="float">
            <text:p>0.29290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64551" calcext:value-type="float">
            <text:p>1.64551</text:p>
          </table:table-cell>
          <table:table-cell office:value-type="float" office:value="0.530579" calcext:value-type="float">
            <text:p>0.53057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.52414" calcext:value-type="float">
            <text:p>1.52414</text:p>
          </table:table-cell>
          <table:table-cell office:value-type="float" office:value="3.41245" calcext:value-type="float">
            <text:p>3.41245</text:p>
          </table:table-cell>
          <table:table-cell office:value-type="float" office:value="0.548338" calcext:value-type="float">
            <text:p>0.548338</text:p>
          </table:table-cell>
          <table:table-cell office:value-type="float" office:value="0.315364" calcext:value-type="float">
            <text:p>0.3153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64323" calcext:value-type="float">
            <text:p>1.64323</text:p>
          </table:table-cell>
          <table:table-cell office:value-type="float" office:value="0.53283" calcext:value-type="float">
            <text:p>0.532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.50679" calcext:value-type="float">
            <text:p>1.50679</text:p>
          </table:table-cell>
          <table:table-cell office:value-type="float" office:value="3.53221" calcext:value-type="float">
            <text:p>3.53221</text:p>
          </table:table-cell>
          <table:table-cell office:value-type="float" office:value="0.559033" calcext:value-type="float">
            <text:p>0.559033</text:p>
          </table:table-cell>
          <table:table-cell office:value-type="float" office:value="0.313567" calcext:value-type="float">
            <text:p>0.31356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63146" calcext:value-type="float">
            <text:p>1.63146</text:p>
          </table:table-cell>
          <table:table-cell office:value-type="float" office:value="0.53269" calcext:value-type="float">
            <text:p>0.5326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.50594" calcext:value-type="float">
            <text:p>1.50594</text:p>
          </table:table-cell>
          <table:table-cell office:value-type="float" office:value="3.5667" calcext:value-type="float">
            <text:p>3.5667</text:p>
          </table:table-cell>
          <table:table-cell office:value-type="float" office:value="0.560045" calcext:value-type="float">
            <text:p>0.560045</text:p>
          </table:table-cell>
          <table:table-cell office:value-type="float" office:value="0.30009" calcext:value-type="float">
            <text:p>0.3000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62608" calcext:value-type="float">
            <text:p>1.62608</text:p>
          </table:table-cell>
          <table:table-cell office:value-type="float" office:value="0.537033" calcext:value-type="float">
            <text:p>0.53703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.49682" calcext:value-type="float">
            <text:p>1.49682</text:p>
          </table:table-cell>
          <table:table-cell office:value-type="float" office:value="3.48978" calcext:value-type="float">
            <text:p>3.48978</text:p>
          </table:table-cell>
          <table:table-cell office:value-type="float" office:value="0.564804" calcext:value-type="float">
            <text:p>0.564804</text:p>
          </table:table-cell>
          <table:table-cell office:value-type="float" office:value="0.307877" calcext:value-type="float">
            <text:p>0.30787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62862" calcext:value-type="float">
            <text:p>1.62862</text:p>
          </table:table-cell>
          <table:table-cell office:value-type="float" office:value="0.534218" calcext:value-type="float">
            <text:p>0.53421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.52361" calcext:value-type="float">
            <text:p>1.52361</text:p>
          </table:table-cell>
          <table:table-cell office:value-type="float" office:value="3.60156" calcext:value-type="float">
            <text:p>3.60156</text:p>
          </table:table-cell>
          <table:table-cell office:value-type="float" office:value="0.548867" calcext:value-type="float">
            <text:p>0.548867</text:p>
          </table:table-cell>
          <table:table-cell office:value-type="float" office:value="0.312968" calcext:value-type="float">
            <text:p>0.31296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6183" calcext:value-type="float">
            <text:p>1.6183</text:p>
          </table:table-cell>
          <table:table-cell office:value-type="float" office:value="0.536852" calcext:value-type="float">
            <text:p>0.53685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.52916" calcext:value-type="float">
            <text:p>1.52916</text:p>
          </table:table-cell>
          <table:table-cell office:value-type="float" office:value="3.50638" calcext:value-type="float">
            <text:p>3.50638</text:p>
          </table:table-cell>
          <table:table-cell office:value-type="float" office:value="0.553212" calcext:value-type="float">
            <text:p>0.553212</text:p>
          </table:table-cell>
          <table:table-cell office:value-type="float" office:value="0.307877" calcext:value-type="float">
            <text:p>0.30787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62521" calcext:value-type="float">
            <text:p>1.62521</text:p>
          </table:table-cell>
          <table:table-cell office:value-type="float" office:value="0.537115" calcext:value-type="float">
            <text:p>0.53711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.50742" calcext:value-type="float">
            <text:p>1.50742</text:p>
          </table:table-cell>
          <table:table-cell office:value-type="float" office:value="3.53182" calcext:value-type="float">
            <text:p>3.53182</text:p>
          </table:table-cell>
          <table:table-cell office:value-type="float" office:value="0.553776" calcext:value-type="float">
            <text:p>0.553776</text:p>
          </table:table-cell>
          <table:table-cell office:value-type="float" office:value="0.314765" calcext:value-type="float">
            <text:p>0.31476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61665" calcext:value-type="float">
            <text:p>1.61665</text:p>
          </table:table-cell>
          <table:table-cell office:value-type="float" office:value="0.534318" calcext:value-type="float">
            <text:p>0.534318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.49524" calcext:value-type="float">
            <text:p>1.49524</text:p>
          </table:table-cell>
          <table:table-cell office:value-type="float" office:value="3.52255" calcext:value-type="float">
            <text:p>3.52255</text:p>
          </table:table-cell>
          <table:table-cell office:value-type="float" office:value="0.558082" calcext:value-type="float">
            <text:p>0.558082</text:p>
          </table:table-cell>
          <table:table-cell office:value-type="float" office:value="0.309075" calcext:value-type="float">
            <text:p>0.30907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62197" calcext:value-type="float">
            <text:p>1.62197</text:p>
          </table:table-cell>
          <table:table-cell office:value-type="float" office:value="0.533776" calcext:value-type="float">
            <text:p>0.533776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.50885" calcext:value-type="float">
            <text:p>1.50885</text:p>
          </table:table-cell>
          <table:table-cell office:value-type="float" office:value="3.48935" calcext:value-type="float">
            <text:p>3.48935</text:p>
          </table:table-cell>
          <table:table-cell office:value-type="float" office:value="0.554044" calcext:value-type="float">
            <text:p>0.554044</text:p>
          </table:table-cell>
          <table:table-cell office:value-type="float" office:value="0.312369" calcext:value-type="float">
            <text:p>0.31236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61985" calcext:value-type="float">
            <text:p>1.61985</text:p>
          </table:table-cell>
          <table:table-cell office:value-type="float" office:value="0.535003" calcext:value-type="float">
            <text:p>0.535003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.48399" calcext:value-type="float">
            <text:p>1.48399</text:p>
          </table:table-cell>
          <table:table-cell office:value-type="float" office:value="3.55938" calcext:value-type="float">
            <text:p>3.55938</text:p>
          </table:table-cell>
          <table:table-cell office:value-type="float" office:value="0.565181" calcext:value-type="float">
            <text:p>0.565181</text:p>
          </table:table-cell>
          <table:table-cell office:value-type="float" office:value="0.312968" calcext:value-type="float">
            <text:p>0.31296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60569" calcext:value-type="float">
            <text:p>1.60569</text:p>
          </table:table-cell>
          <table:table-cell office:value-type="float" office:value="0.541074" calcext:value-type="float">
            <text:p>0.541074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.49877" calcext:value-type="float">
            <text:p>1.49877</text:p>
          </table:table-cell>
          <table:table-cell office:value-type="float" office:value="3.57863" calcext:value-type="float">
            <text:p>3.57863</text:p>
          </table:table-cell>
          <table:table-cell office:value-type="float" office:value="0.556798" calcext:value-type="float">
            <text:p>0.556798</text:p>
          </table:table-cell>
          <table:table-cell office:value-type="float" office:value="0.309374" calcext:value-type="float">
            <text:p>0.30937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61104" calcext:value-type="float">
            <text:p>1.61104</text:p>
          </table:table-cell>
          <table:table-cell office:value-type="float" office:value="0.537055" calcext:value-type="float">
            <text:p>0.53705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.50387" calcext:value-type="float">
            <text:p>1.50387</text:p>
          </table:table-cell>
          <table:table-cell office:value-type="float" office:value="3.51034" calcext:value-type="float">
            <text:p>3.51034</text:p>
          </table:table-cell>
          <table:table-cell office:value-type="float" office:value="0.556387" calcext:value-type="float">
            <text:p>0.556387</text:p>
          </table:table-cell>
          <table:table-cell office:value-type="float" office:value="0.316861" calcext:value-type="float">
            <text:p>0.31686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62699" calcext:value-type="float">
            <text:p>1.62699</text:p>
          </table:table-cell>
          <table:table-cell office:value-type="float" office:value="0.535947" calcext:value-type="float">
            <text:p>0.535947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.4837" calcext:value-type="float">
            <text:p>1.4837</text:p>
          </table:table-cell>
          <table:table-cell office:value-type="float" office:value="3.54311" calcext:value-type="float">
            <text:p>3.54311</text:p>
          </table:table-cell>
          <table:table-cell office:value-type="float" office:value="0.559592" calcext:value-type="float">
            <text:p>0.559592</text:p>
          </table:table-cell>
          <table:table-cell office:value-type="float" office:value="0.32345" calcext:value-type="float">
            <text:p>0.3234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62286" calcext:value-type="float">
            <text:p>1.62286</text:p>
          </table:table-cell>
          <table:table-cell office:value-type="float" office:value="0.533776" calcext:value-type="float">
            <text:p>0.53377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.48572" calcext:value-type="float">
            <text:p>1.48572</text:p>
          </table:table-cell>
          <table:table-cell office:value-type="float" office:value="3.64661" calcext:value-type="float">
            <text:p>3.64661</text:p>
          </table:table-cell>
          <table:table-cell office:value-type="float" office:value="0.565483" calcext:value-type="float">
            <text:p>0.565483</text:p>
          </table:table-cell>
          <table:table-cell office:value-type="float" office:value="0.298293" calcext:value-type="float">
            <text:p>0.29829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59975" calcext:value-type="float">
            <text:p>1.59975</text:p>
          </table:table-cell>
          <table:table-cell office:value-type="float" office:value="0.5414" calcext:value-type="float">
            <text:p>0.5414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.4717" calcext:value-type="float">
            <text:p>1.4717</text:p>
          </table:table-cell>
          <table:table-cell office:value-type="float" office:value="3.6881" calcext:value-type="float">
            <text:p>3.6881</text:p>
          </table:table-cell>
          <table:table-cell office:value-type="float" office:value="0.566918" calcext:value-type="float">
            <text:p>0.566918</text:p>
          </table:table-cell>
          <table:table-cell office:value-type="float" office:value="0.290506" calcext:value-type="float">
            <text:p>0.29050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59652" calcext:value-type="float">
            <text:p>1.59652</text:p>
          </table:table-cell>
          <table:table-cell office:value-type="float" office:value="0.542099" calcext:value-type="float">
            <text:p>0.542099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.48025" calcext:value-type="float">
            <text:p>1.48025</text:p>
          </table:table-cell>
          <table:table-cell office:value-type="float" office:value="3.62314" calcext:value-type="float">
            <text:p>3.62314</text:p>
          </table:table-cell>
          <table:table-cell office:value-type="float" office:value="0.562585" calcext:value-type="float">
            <text:p>0.562585</text:p>
          </table:table-cell>
          <table:table-cell office:value-type="float" office:value="0.308176" calcext:value-type="float">
            <text:p>0.30817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59672" calcext:value-type="float">
            <text:p>1.59672</text:p>
          </table:table-cell>
          <table:table-cell office:value-type="float" office:value="0.538684" calcext:value-type="float">
            <text:p>0.538684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.47327" calcext:value-type="float">
            <text:p>1.47327</text:p>
          </table:table-cell>
          <table:table-cell office:value-type="float" office:value="3.6418" calcext:value-type="float">
            <text:p>3.6418</text:p>
          </table:table-cell>
          <table:table-cell office:value-type="float" office:value="0.56284" calcext:value-type="float">
            <text:p>0.56284</text:p>
          </table:table-cell>
          <table:table-cell office:value-type="float" office:value="0.307877" calcext:value-type="float">
            <text:p>0.30787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59777" calcext:value-type="float">
            <text:p>1.59777</text:p>
          </table:table-cell>
          <table:table-cell office:value-type="float" office:value="0.542762" calcext:value-type="float">
            <text:p>0.542762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.48188" calcext:value-type="float">
            <text:p>1.48188</text:p>
          </table:table-cell>
          <table:table-cell office:value-type="float" office:value="3.4974" calcext:value-type="float">
            <text:p>3.4974</text:p>
          </table:table-cell>
          <table:table-cell office:value-type="float" office:value="0.559743" calcext:value-type="float">
            <text:p>0.559743</text:p>
          </table:table-cell>
          <table:table-cell office:value-type="float" office:value="0.302785" calcext:value-type="float">
            <text:p>0.30278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60214" calcext:value-type="float">
            <text:p>1.60214</text:p>
          </table:table-cell>
          <table:table-cell office:value-type="float" office:value="0.541315" calcext:value-type="float">
            <text:p>0.541315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.47224" calcext:value-type="float">
            <text:p>1.47224</text:p>
          </table:table-cell>
          <table:table-cell office:value-type="float" office:value="3.67324" calcext:value-type="float">
            <text:p>3.67324</text:p>
          </table:table-cell>
          <table:table-cell office:value-type="float" office:value="0.564172" calcext:value-type="float">
            <text:p>0.564172</text:p>
          </table:table-cell>
          <table:table-cell office:value-type="float" office:value="0.312069" calcext:value-type="float">
            <text:p>0.31206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60655" calcext:value-type="float">
            <text:p>1.60655</text:p>
          </table:table-cell>
          <table:table-cell office:value-type="float" office:value="0.539228" calcext:value-type="float">
            <text:p>0.539228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.47359" calcext:value-type="float">
            <text:p>1.47359</text:p>
          </table:table-cell>
          <table:table-cell office:value-type="float" office:value="3.70244" calcext:value-type="float">
            <text:p>3.70244</text:p>
          </table:table-cell>
          <table:table-cell office:value-type="float" office:value="0.56503" calcext:value-type="float">
            <text:p>0.56503</text:p>
          </table:table-cell>
          <table:table-cell office:value-type="float" office:value="0.299191" calcext:value-type="float">
            <text:p>0.29919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5941" calcext:value-type="float">
            <text:p>1.5941</text:p>
          </table:table-cell>
          <table:table-cell office:value-type="float" office:value="0.539747" calcext:value-type="float">
            <text:p>0.539747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.4814" calcext:value-type="float">
            <text:p>1.4814</text:p>
          </table:table-cell>
          <table:table-cell office:value-type="float" office:value="3.6135" calcext:value-type="float">
            <text:p>3.6135</text:p>
          </table:table-cell>
          <table:table-cell office:value-type="float" office:value="0.561103" calcext:value-type="float">
            <text:p>0.561103</text:p>
          </table:table-cell>
          <table:table-cell office:value-type="float" office:value="0.314465" calcext:value-type="float">
            <text:p>0.31446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59439" calcext:value-type="float">
            <text:p>1.59439</text:p>
          </table:table-cell>
          <table:table-cell office:value-type="float" office:value="0.540917" calcext:value-type="float">
            <text:p>0.54091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.47366" calcext:value-type="float">
            <text:p>1.47366</text:p>
          </table:table-cell>
          <table:table-cell office:value-type="float" office:value="3.5991" calcext:value-type="float">
            <text:p>3.5991</text:p>
          </table:table-cell>
          <table:table-cell office:value-type="float" office:value="0.561376" calcext:value-type="float">
            <text:p>0.561376</text:p>
          </table:table-cell>
          <table:table-cell office:value-type="float" office:value="0.296496" calcext:value-type="float">
            <text:p>0.29649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59026" calcext:value-type="float">
            <text:p>1.59026</text:p>
          </table:table-cell>
          <table:table-cell office:value-type="float" office:value="0.543607" calcext:value-type="float">
            <text:p>0.54360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.48922" calcext:value-type="float">
            <text:p>1.48922</text:p>
          </table:table-cell>
          <table:table-cell office:value-type="float" office:value="3.60181" calcext:value-type="float">
            <text:p>3.60181</text:p>
          </table:table-cell>
          <table:table-cell office:value-type="float" office:value="0.558459" calcext:value-type="float">
            <text:p>0.558459</text:p>
          </table:table-cell>
          <table:table-cell office:value-type="float" office:value="0.299491" calcext:value-type="float">
            <text:p>0.29949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58381" calcext:value-type="float">
            <text:p>1.58381</text:p>
          </table:table-cell>
          <table:table-cell office:value-type="float" office:value="0.548552" calcext:value-type="float">
            <text:p>0.548552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.46436" calcext:value-type="float">
            <text:p>1.46436</text:p>
          </table:table-cell>
          <table:table-cell office:value-type="float" office:value="3.61479" calcext:value-type="float">
            <text:p>3.61479</text:p>
          </table:table-cell>
          <table:table-cell office:value-type="float" office:value="0.561254" calcext:value-type="float">
            <text:p>0.561254</text:p>
          </table:table-cell>
          <table:table-cell office:value-type="float" office:value="0.313567" calcext:value-type="float">
            <text:p>0.31356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59597" calcext:value-type="float">
            <text:p>1.59597</text:p>
          </table:table-cell>
          <table:table-cell office:value-type="float" office:value="0.540676" calcext:value-type="float">
            <text:p>0.540676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.46521" calcext:value-type="float">
            <text:p>1.46521</text:p>
          </table:table-cell>
          <table:table-cell office:value-type="float" office:value="3.5962" calcext:value-type="float">
            <text:p>3.5962</text:p>
          </table:table-cell>
          <table:table-cell office:value-type="float" office:value="0.560801" calcext:value-type="float">
            <text:p>0.560801</text:p>
          </table:table-cell>
          <table:table-cell office:value-type="float" office:value="0.303983" calcext:value-type="float">
            <text:p>0.3039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59499" calcext:value-type="float">
            <text:p>1.59499</text:p>
          </table:table-cell>
          <table:table-cell office:value-type="float" office:value="0.542159" calcext:value-type="float">
            <text:p>0.542159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.44833" calcext:value-type="float">
            <text:p>1.44833</text:p>
          </table:table-cell>
          <table:table-cell office:value-type="float" office:value="3.71303" calcext:value-type="float">
            <text:p>3.71303</text:p>
          </table:table-cell>
          <table:table-cell office:value-type="float" office:value="0.574528" calcext:value-type="float">
            <text:p>0.574528</text:p>
          </table:table-cell>
          <table:table-cell office:value-type="float" office:value="0.311171" calcext:value-type="float">
            <text:p>0.31117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59997" calcext:value-type="float">
            <text:p>1.59997</text:p>
          </table:table-cell>
          <table:table-cell office:value-type="float" office:value="0.540857" calcext:value-type="float">
            <text:p>0.54085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.44754" calcext:value-type="float">
            <text:p>1.44754</text:p>
          </table:table-cell>
          <table:table-cell office:value-type="float" office:value="3.63379" calcext:value-type="float">
            <text:p>3.63379</text:p>
          </table:table-cell>
          <table:table-cell office:value-type="float" office:value="0.568202" calcext:value-type="float">
            <text:p>0.568202</text:p>
          </table:table-cell>
          <table:table-cell office:value-type="float" office:value="0.300988" calcext:value-type="float">
            <text:p>0.30098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57376" calcext:value-type="float">
            <text:p>1.57376</text:p>
          </table:table-cell>
          <table:table-cell office:value-type="float" office:value="0.54807" calcext:value-type="float">
            <text:p>0.54807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.45155" calcext:value-type="float">
            <text:p>1.45155</text:p>
          </table:table-cell>
          <table:table-cell office:value-type="float" office:value="3.68187" calcext:value-type="float">
            <text:p>3.68187</text:p>
          </table:table-cell>
          <table:table-cell office:value-type="float" office:value="0.568127" calcext:value-type="float">
            <text:p>0.568127</text:p>
          </table:table-cell>
          <table:table-cell office:value-type="float" office:value="0.302186" calcext:value-type="float">
            <text:p>0.30218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58706" calcext:value-type="float">
            <text:p>1.58706</text:p>
          </table:table-cell>
          <table:table-cell office:value-type="float" office:value="0.54421" calcext:value-type="float">
            <text:p>0.54421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.46735" calcext:value-type="float">
            <text:p>1.46735</text:p>
          </table:table-cell>
          <table:table-cell office:value-type="float" office:value="3.59169" calcext:value-type="float">
            <text:p>3.59169</text:p>
          </table:table-cell>
          <table:table-cell office:value-type="float" office:value="0.569161" calcext:value-type="float">
            <text:p>0.569161</text:p>
          </table:table-cell>
          <table:table-cell office:value-type="float" office:value="0.314465" calcext:value-type="float">
            <text:p>0.3144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59295" calcext:value-type="float">
            <text:p>1.59295</text:p>
          </table:table-cell>
          <table:table-cell office:value-type="float" office:value="0.543814" calcext:value-type="float">
            <text:p>0.54381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.44195" calcext:value-type="float">
            <text:p>1.44195</text:p>
          </table:table-cell>
          <table:table-cell office:value-type="float" office:value="3.61764" calcext:value-type="float">
            <text:p>3.61764</text:p>
          </table:table-cell>
          <table:table-cell office:value-type="float" office:value="0.568278" calcext:value-type="float">
            <text:p>0.568278</text:p>
          </table:table-cell>
          <table:table-cell office:value-type="float" office:value="0.307877" calcext:value-type="float">
            <text:p>0.30787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57742" calcext:value-type="float">
            <text:p>1.57742</text:p>
          </table:table-cell>
          <table:table-cell office:value-type="float" office:value="0.542159" calcext:value-type="float">
            <text:p>0.542159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.46161" calcext:value-type="float">
            <text:p>1.46161</text:p>
          </table:table-cell>
          <table:table-cell office:value-type="float" office:value="3.54266" calcext:value-type="float">
            <text:p>3.54266</text:p>
          </table:table-cell>
          <table:table-cell office:value-type="float" office:value="0.565408" calcext:value-type="float">
            <text:p>0.565408</text:p>
          </table:table-cell>
          <table:table-cell office:value-type="float" office:value="0.311171" calcext:value-type="float">
            <text:p>0.31117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57162" calcext:value-type="float">
            <text:p>1.57162</text:p>
          </table:table-cell>
          <table:table-cell office:value-type="float" office:value="0.544418" calcext:value-type="float">
            <text:p>0.54441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.45259" calcext:value-type="float">
            <text:p>1.45259</text:p>
          </table:table-cell>
          <table:table-cell office:value-type="float" office:value="3.60731" calcext:value-type="float">
            <text:p>3.60731</text:p>
          </table:table-cell>
          <table:table-cell office:value-type="float" office:value="0.569463" calcext:value-type="float">
            <text:p>0.569463</text:p>
          </table:table-cell>
          <table:table-cell office:value-type="float" office:value="0.321653" calcext:value-type="float">
            <text:p>0.32165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57101" calcext:value-type="float">
            <text:p>1.57101</text:p>
          </table:table-cell>
          <table:table-cell office:value-type="float" office:value="0.552593" calcext:value-type="float">
            <text:p>0.552593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.44898" calcext:value-type="float">
            <text:p>1.44898</text:p>
          </table:table-cell>
          <table:table-cell office:value-type="float" office:value="3.69256" calcext:value-type="float">
            <text:p>3.69256</text:p>
          </table:table-cell>
          <table:table-cell office:value-type="float" office:value="0.569486" calcext:value-type="float">
            <text:p>0.569486</text:p>
          </table:table-cell>
          <table:table-cell office:value-type="float" office:value="0.309973" calcext:value-type="float">
            <text:p>0.30997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59541" calcext:value-type="float">
            <text:p>1.59541</text:p>
          </table:table-cell>
          <table:table-cell office:value-type="float" office:value="0.542099" calcext:value-type="float">
            <text:p>0.54209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.425" calcext:value-type="float">
            <text:p>1.425</text:p>
          </table:table-cell>
          <table:table-cell office:value-type="float" office:value="3.78523" calcext:value-type="float">
            <text:p>3.78523</text:p>
          </table:table-cell>
          <table:table-cell office:value-type="float" office:value="0.575" calcext:value-type="float">
            <text:p>0.575</text:p>
          </table:table-cell>
          <table:table-cell office:value-type="float" office:value="0.303384" calcext:value-type="float">
            <text:p>0.30338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56534" calcext:value-type="float">
            <text:p>1.56534</text:p>
          </table:table-cell>
          <table:table-cell office:value-type="float" office:value="0.550272" calcext:value-type="float">
            <text:p>0.550272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.43976" calcext:value-type="float">
            <text:p>1.43976</text:p>
          </table:table-cell>
          <table:table-cell office:value-type="float" office:value="3.62375" calcext:value-type="float">
            <text:p>3.62375</text:p>
          </table:table-cell>
          <table:table-cell office:value-type="float" office:value="0.568505" calcext:value-type="float">
            <text:p>0.568505</text:p>
          </table:table-cell>
          <table:table-cell office:value-type="float" office:value="0.310572" calcext:value-type="float">
            <text:p>0.31057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58681" calcext:value-type="float">
            <text:p>1.58681</text:p>
          </table:table-cell>
          <table:table-cell office:value-type="float" office:value="0.542762" calcext:value-type="float">
            <text:p>0.542762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.44233" calcext:value-type="float">
            <text:p>1.44233</text:p>
          </table:table-cell>
          <table:table-cell office:value-type="float" office:value="3.6658" calcext:value-type="float">
            <text:p>3.6658</text:p>
          </table:table-cell>
          <table:table-cell office:value-type="float" office:value="0.574679" calcext:value-type="float">
            <text:p>0.574679</text:p>
          </table:table-cell>
          <table:table-cell office:value-type="float" office:value="0.302486" calcext:value-type="float">
            <text:p>0.30248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56984" calcext:value-type="float">
            <text:p>1.56984</text:p>
          </table:table-cell>
          <table:table-cell office:value-type="float" office:value="0.55003" calcext:value-type="float">
            <text:p>0.55003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.43135" calcext:value-type="float">
            <text:p>1.43135</text:p>
          </table:table-cell>
          <table:table-cell office:value-type="float" office:value="3.60163" calcext:value-type="float">
            <text:p>3.60163</text:p>
          </table:table-cell>
          <table:table-cell office:value-type="float" office:value="0.570695" calcext:value-type="float">
            <text:p>0.570695</text:p>
          </table:table-cell>
          <table:table-cell office:value-type="float" office:value="0.312069" calcext:value-type="float">
            <text:p>0.31206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56655" calcext:value-type="float">
            <text:p>1.56655</text:p>
          </table:table-cell>
          <table:table-cell office:value-type="float" office:value="0.547467" calcext:value-type="float">
            <text:p>0.547467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.41993" calcext:value-type="float">
            <text:p>1.41993</text:p>
          </table:table-cell>
          <table:table-cell office:value-type="float" office:value="3.74542" calcext:value-type="float">
            <text:p>3.74542</text:p>
          </table:table-cell>
          <table:table-cell office:value-type="float" office:value="0.576057" calcext:value-type="float">
            <text:p>0.576057</text:p>
          </table:table-cell>
          <table:table-cell office:value-type="float" office:value="0.300689" calcext:value-type="float">
            <text:p>0.30068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57067" calcext:value-type="float">
            <text:p>1.57067</text:p>
          </table:table-cell>
          <table:table-cell office:value-type="float" office:value="0.548251" calcext:value-type="float">
            <text:p>0.54825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.43028" calcext:value-type="float">
            <text:p>1.43028</text:p>
          </table:table-cell>
          <table:table-cell office:value-type="float" office:value="3.66039" calcext:value-type="float">
            <text:p>3.66039</text:p>
          </table:table-cell>
          <table:table-cell office:value-type="float" office:value="0.576342" calcext:value-type="float">
            <text:p>0.576342</text:p>
          </table:table-cell>
          <table:table-cell office:value-type="float" office:value="0.310273" calcext:value-type="float">
            <text:p>0.31027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56149" calcext:value-type="float">
            <text:p>1.56149</text:p>
          </table:table-cell>
          <table:table-cell office:value-type="float" office:value="0.553349" calcext:value-type="float">
            <text:p>0.553349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.42027" calcext:value-type="float">
            <text:p>1.42027</text:p>
          </table:table-cell>
          <table:table-cell office:value-type="float" office:value="3.75634" calcext:value-type="float">
            <text:p>3.75634</text:p>
          </table:table-cell>
          <table:table-cell office:value-type="float" office:value="0.572659" calcext:value-type="float">
            <text:p>0.572659</text:p>
          </table:table-cell>
          <table:table-cell office:value-type="float" office:value="0.291704" calcext:value-type="float">
            <text:p>0.29170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60472" calcext:value-type="float">
            <text:p>1.60472</text:p>
          </table:table-cell>
          <table:table-cell office:value-type="float" office:value="0.538179" calcext:value-type="float">
            <text:p>0.538179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.43052" calcext:value-type="float">
            <text:p>1.43052</text:p>
          </table:table-cell>
          <table:table-cell office:value-type="float" office:value="3.73199" calcext:value-type="float">
            <text:p>3.73199</text:p>
          </table:table-cell>
          <table:table-cell office:value-type="float" office:value="0.57077" calcext:value-type="float">
            <text:p>0.57077</text:p>
          </table:table-cell>
          <table:table-cell office:value-type="float" office:value="0.309374" calcext:value-type="float">
            <text:p>0.30937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57529" calcext:value-type="float">
            <text:p>1.57529</text:p>
          </table:table-cell>
          <table:table-cell office:value-type="float" office:value="0.54653" calcext:value-type="float">
            <text:p>0.5465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.41737" calcext:value-type="float">
            <text:p>1.41737</text:p>
          </table:table-cell>
          <table:table-cell office:value-type="float" office:value="3.69445" calcext:value-type="float">
            <text:p>3.69445</text:p>
          </table:table-cell>
          <table:table-cell office:value-type="float" office:value="0.575435" calcext:value-type="float">
            <text:p>0.575435</text:p>
          </table:table-cell>
          <table:table-cell office:value-type="float" office:value="0.306978" calcext:value-type="float">
            <text:p>0.30697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555" calcext:value-type="float">
            <text:p>1.555</text:p>
          </table:table-cell>
          <table:table-cell office:value-type="float" office:value="0.550483" calcext:value-type="float">
            <text:p>0.550483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.42964" calcext:value-type="float">
            <text:p>1.42964</text:p>
          </table:table-cell>
          <table:table-cell office:value-type="float" office:value="3.67774" calcext:value-type="float">
            <text:p>3.67774</text:p>
          </table:table-cell>
          <table:table-cell office:value-type="float" office:value="0.574169" calcext:value-type="float">
            <text:p>0.574169</text:p>
          </table:table-cell>
          <table:table-cell office:value-type="float" office:value="0.318359" calcext:value-type="float">
            <text:p>0.31835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55944" calcext:value-type="float">
            <text:p>1.55944</text:p>
          </table:table-cell>
          <table:table-cell office:value-type="float" office:value="0.550603" calcext:value-type="float">
            <text:p>0.55060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3.68321" calcext:value-type="float">
            <text:p>3.68321</text:p>
          </table:table-cell>
          <table:table-cell office:value-type="float" office:value="0.573943" calcext:value-type="float">
            <text:p>0.573943</text:p>
          </table:table-cell>
          <table:table-cell office:value-type="float" office:value="0.307877" calcext:value-type="float">
            <text:p>0.30787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57401" calcext:value-type="float">
            <text:p>1.57401</text:p>
          </table:table-cell>
          <table:table-cell office:value-type="float" office:value="0.548159" calcext:value-type="float">
            <text:p>0.548159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.42478" calcext:value-type="float">
            <text:p>1.42478</text:p>
          </table:table-cell>
          <table:table-cell office:value-type="float" office:value="3.62809" calcext:value-type="float">
            <text:p>3.62809</text:p>
          </table:table-cell>
          <table:table-cell office:value-type="float" office:value="0.571073" calcext:value-type="float">
            <text:p>0.571073</text:p>
          </table:table-cell>
          <table:table-cell office:value-type="float" office:value="0.309075" calcext:value-type="float">
            <text:p>0.30907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57008" calcext:value-type="float">
            <text:p>1.57008</text:p>
          </table:table-cell>
          <table:table-cell office:value-type="float" office:value="0.545054" calcext:value-type="float">
            <text:p>0.545054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.42453" calcext:value-type="float">
            <text:p>1.42453</text:p>
          </table:table-cell>
          <table:table-cell office:value-type="float" office:value="3.6535" calcext:value-type="float">
            <text:p>3.6535</text:p>
          </table:table-cell>
          <table:table-cell office:value-type="float" office:value="0.573016" calcext:value-type="float">
            <text:p>0.573016</text:p>
          </table:table-cell>
          <table:table-cell office:value-type="float" office:value="0.314765" calcext:value-type="float">
            <text:p>0.31476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54601" calcext:value-type="float">
            <text:p>1.54601</text:p>
          </table:table-cell>
          <table:table-cell office:value-type="float" office:value="0.553591" calcext:value-type="float">
            <text:p>0.553591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.41382" calcext:value-type="float">
            <text:p>1.41382</text:p>
          </table:table-cell>
          <table:table-cell office:value-type="float" office:value="3.67661" calcext:value-type="float">
            <text:p>3.67661</text:p>
          </table:table-cell>
          <table:table-cell office:value-type="float" office:value="0.579456" calcext:value-type="float">
            <text:p>0.579456</text:p>
          </table:table-cell>
          <table:table-cell office:value-type="float" office:value="0.309075" calcext:value-type="float">
            <text:p>0.30907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55036" calcext:value-type="float">
            <text:p>1.55036</text:p>
          </table:table-cell>
          <table:table-cell office:value-type="float" office:value="0.551206" calcext:value-type="float">
            <text:p>0.551206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.43414" calcext:value-type="float">
            <text:p>1.43414</text:p>
          </table:table-cell>
          <table:table-cell office:value-type="float" office:value="3.69021" calcext:value-type="float">
            <text:p>3.69021</text:p>
          </table:table-cell>
          <table:table-cell office:value-type="float" office:value="0.569864" calcext:value-type="float">
            <text:p>0.569864</text:p>
          </table:table-cell>
          <table:table-cell office:value-type="float" office:value="0.310273" calcext:value-type="float">
            <text:p>0.31027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563" calcext:value-type="float">
            <text:p>1.563</text:p>
          </table:table-cell>
          <table:table-cell office:value-type="float" office:value="0.552654" calcext:value-type="float">
            <text:p>0.552654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.42485" calcext:value-type="float">
            <text:p>1.42485</text:p>
          </table:table-cell>
          <table:table-cell office:value-type="float" office:value="3.61542" calcext:value-type="float">
            <text:p>3.61542</text:p>
          </table:table-cell>
          <table:table-cell office:value-type="float" office:value="0.565457" calcext:value-type="float">
            <text:p>0.565457</text:p>
          </table:table-cell>
          <table:table-cell office:value-type="float" office:value="0.315663" calcext:value-type="float">
            <text:p>0.31566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56863" calcext:value-type="float">
            <text:p>1.56863</text:p>
          </table:table-cell>
          <table:table-cell office:value-type="float" office:value="0.547133" calcext:value-type="float">
            <text:p>0.547133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.42435" calcext:value-type="float">
            <text:p>1.42435</text:p>
          </table:table-cell>
          <table:table-cell office:value-type="float" office:value="3.75453" calcext:value-type="float">
            <text:p>3.75453</text:p>
          </table:table-cell>
          <table:table-cell office:value-type="float" office:value="0.574094" calcext:value-type="float">
            <text:p>0.574094</text:p>
          </table:table-cell>
          <table:table-cell office:value-type="float" office:value="0.310572" calcext:value-type="float">
            <text:p>0.31057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54945" calcext:value-type="float">
            <text:p>1.54945</text:p>
          </table:table-cell>
          <table:table-cell office:value-type="float" office:value="0.552895" calcext:value-type="float">
            <text:p>0.552895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.40067" calcext:value-type="float">
            <text:p>1.40067</text:p>
          </table:table-cell>
          <table:table-cell office:value-type="float" office:value="3.90044" calcext:value-type="float">
            <text:p>3.90044</text:p>
          </table:table-cell>
          <table:table-cell office:value-type="float" office:value="0.582855" calcext:value-type="float">
            <text:p>0.582855</text:p>
          </table:table-cell>
          <table:table-cell office:value-type="float" office:value="0.306679" calcext:value-type="float">
            <text:p>0.3066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53831" calcext:value-type="float">
            <text:p>1.53831</text:p>
          </table:table-cell>
          <table:table-cell office:value-type="float" office:value="0.553289" calcext:value-type="float">
            <text:p>0.55328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.42357" calcext:value-type="float">
            <text:p>1.42357</text:p>
          </table:table-cell>
          <table:table-cell office:value-type="float" office:value="3.77735" calcext:value-type="float">
            <text:p>3.77735</text:p>
          </table:table-cell>
          <table:table-cell office:value-type="float" office:value="0.573016" calcext:value-type="float">
            <text:p>0.573016</text:p>
          </table:table-cell>
          <table:table-cell office:value-type="float" office:value="0.309374" calcext:value-type="float">
            <text:p>0.30937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54027" calcext:value-type="float">
            <text:p>1.54027</text:p>
          </table:table-cell>
          <table:table-cell office:value-type="float" office:value="0.554644" calcext:value-type="float">
            <text:p>0.554644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.41898" calcext:value-type="float">
            <text:p>1.41898</text:p>
          </table:table-cell>
          <table:table-cell office:value-type="float" office:value="3.74533" calcext:value-type="float">
            <text:p>3.74533</text:p>
          </table:table-cell>
          <table:table-cell office:value-type="float" office:value="0.575831" calcext:value-type="float">
            <text:p>0.575831</text:p>
          </table:table-cell>
          <table:table-cell office:value-type="float" office:value="0.302486" calcext:value-type="float">
            <text:p>0.30248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54367" calcext:value-type="float">
            <text:p>1.54367</text:p>
          </table:table-cell>
          <table:table-cell office:value-type="float" office:value="0.555489" calcext:value-type="float">
            <text:p>0.55548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.41912" calcext:value-type="float">
            <text:p>1.41912</text:p>
          </table:table-cell>
          <table:table-cell office:value-type="float" office:value="3.73044" calcext:value-type="float">
            <text:p>3.73044</text:p>
          </table:table-cell>
          <table:table-cell office:value-type="float" office:value="0.572357" calcext:value-type="float">
            <text:p>0.572357</text:p>
          </table:table-cell>
          <table:table-cell office:value-type="float" office:value="0.314765" calcext:value-type="float">
            <text:p>0.31476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56387" calcext:value-type="float">
            <text:p>1.56387</text:p>
          </table:table-cell>
          <table:table-cell office:value-type="float" office:value="0.546771" calcext:value-type="float">
            <text:p>0.546771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.39798" calcext:value-type="float">
            <text:p>1.39798</text:p>
          </table:table-cell>
          <table:table-cell office:value-type="float" office:value="3.86669" calcext:value-type="float">
            <text:p>3.86669</text:p>
          </table:table-cell>
          <table:table-cell office:value-type="float" office:value="0.585347" calcext:value-type="float">
            <text:p>0.585347</text:p>
          </table:table-cell>
          <table:table-cell office:value-type="float" office:value="0.313267" calcext:value-type="float">
            <text:p>0.31326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5591" calcext:value-type="float">
            <text:p>1.5591</text:p>
          </table:table-cell>
          <table:table-cell office:value-type="float" office:value="0.545115" calcext:value-type="float">
            <text:p>0.545115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.40267" calcext:value-type="float">
            <text:p>1.40267</text:p>
          </table:table-cell>
          <table:table-cell office:value-type="float" office:value="3.8103" calcext:value-type="float">
            <text:p>3.8103</text:p>
          </table:table-cell>
          <table:table-cell office:value-type="float" office:value="0.579365" calcext:value-type="float">
            <text:p>0.579365</text:p>
          </table:table-cell>
          <table:table-cell office:value-type="float" office:value="0.30009" calcext:value-type="float">
            <text:p>0.3000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5342" calcext:value-type="float">
            <text:p>1.5342</text:p>
          </table:table-cell>
          <table:table-cell office:value-type="float" office:value="0.555643" calcext:value-type="float">
            <text:p>0.555643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.3977" calcext:value-type="float">
            <text:p>1.3977</text:p>
          </table:table-cell>
          <table:table-cell office:value-type="float" office:value="3.6756" calcext:value-type="float">
            <text:p>3.6756</text:p>
          </table:table-cell>
          <table:table-cell office:value-type="float" office:value="0.579456" calcext:value-type="float">
            <text:p>0.579456</text:p>
          </table:table-cell>
          <table:table-cell office:value-type="float" office:value="0.310273" calcext:value-type="float">
            <text:p>0.31027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5436" calcext:value-type="float">
            <text:p>1.5436</text:p>
          </table:table-cell>
          <table:table-cell office:value-type="float" office:value="0.548613" calcext:value-type="float">
            <text:p>0.548613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.40037" calcext:value-type="float">
            <text:p>1.40037</text:p>
          </table:table-cell>
          <table:table-cell office:value-type="float" office:value="3.73849" calcext:value-type="float">
            <text:p>3.73849</text:p>
          </table:table-cell>
          <table:table-cell office:value-type="float" office:value="0.58074" calcext:value-type="float">
            <text:p>0.58074</text:p>
          </table:table-cell>
          <table:table-cell office:value-type="float" office:value="0.298293" calcext:value-type="float">
            <text:p>0.29829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52169" calcext:value-type="float">
            <text:p>1.52169</text:p>
          </table:table-cell>
          <table:table-cell office:value-type="float" office:value="0.559831" calcext:value-type="float">
            <text:p>0.55983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.39102" calcext:value-type="float">
            <text:p>1.39102</text:p>
          </table:table-cell>
          <table:table-cell office:value-type="float" office:value="3.79114" calcext:value-type="float">
            <text:p>3.79114</text:p>
          </table:table-cell>
          <table:table-cell office:value-type="float" office:value="0.583749" calcext:value-type="float">
            <text:p>0.583749</text:p>
          </table:table-cell>
          <table:table-cell office:value-type="float" office:value="0.296795" calcext:value-type="float">
            <text:p>0.29679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55054" calcext:value-type="float">
            <text:p>1.55054</text:p>
          </table:table-cell>
          <table:table-cell office:value-type="float" office:value="0.548944" calcext:value-type="float">
            <text:p>0.548944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.38598" calcext:value-type="float">
            <text:p>1.38598</text:p>
          </table:table-cell>
          <table:table-cell office:value-type="float" office:value="3.77605" calcext:value-type="float">
            <text:p>3.77605</text:p>
          </table:table-cell>
          <table:table-cell office:value-type="float" office:value="0.585423" calcext:value-type="float">
            <text:p>0.585423</text:p>
          </table:table-cell>
          <table:table-cell office:value-type="float" office:value="0.314765" calcext:value-type="float">
            <text:p>0.31476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53342" calcext:value-type="float">
            <text:p>1.53342</text:p>
          </table:table-cell>
          <table:table-cell office:value-type="float" office:value="0.55193" calcext:value-type="float">
            <text:p>0.55193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.38759" calcext:value-type="float">
            <text:p>1.38759</text:p>
          </table:table-cell>
          <table:table-cell office:value-type="float" office:value="3.82132" calcext:value-type="float">
            <text:p>3.82132</text:p>
          </table:table-cell>
          <table:table-cell office:value-type="float" office:value="0.582628" calcext:value-type="float">
            <text:p>0.582628</text:p>
          </table:table-cell>
          <table:table-cell office:value-type="float" office:value="0.305481" calcext:value-type="float">
            <text:p>0.30548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52672" calcext:value-type="float">
            <text:p>1.52672</text:p>
          </table:table-cell>
          <table:table-cell office:value-type="float" office:value="0.557514" calcext:value-type="float">
            <text:p>0.55751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.39546" calcext:value-type="float">
            <text:p>1.39546</text:p>
          </table:table-cell>
          <table:table-cell office:value-type="float" office:value="3.84149" calcext:value-type="float">
            <text:p>3.84149</text:p>
          </table:table-cell>
          <table:table-cell office:value-type="float" office:value="0.577929" calcext:value-type="float">
            <text:p>0.577929</text:p>
          </table:table-cell>
          <table:table-cell office:value-type="float" office:value="0.304283" calcext:value-type="float">
            <text:p>0.30428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5268" calcext:value-type="float">
            <text:p>1.5268</text:p>
          </table:table-cell>
          <table:table-cell office:value-type="float" office:value="0.557298" calcext:value-type="float">
            <text:p>0.557298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.41616" calcext:value-type="float">
            <text:p>1.41616</text:p>
          </table:table-cell>
          <table:table-cell office:value-type="float" office:value="3.87741" calcext:value-type="float">
            <text:p>3.87741</text:p>
          </table:table-cell>
          <table:table-cell office:value-type="float" office:value="0.572659" calcext:value-type="float">
            <text:p>0.572659</text:p>
          </table:table-cell>
          <table:table-cell office:value-type="float" office:value="0.318958" calcext:value-type="float">
            <text:p>0.31895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54161" calcext:value-type="float">
            <text:p>1.54161</text:p>
          </table:table-cell>
          <table:table-cell office:value-type="float" office:value="0.555609" calcext:value-type="float">
            <text:p>0.555609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.39468" calcext:value-type="float">
            <text:p>1.39468</text:p>
          </table:table-cell>
          <table:table-cell office:value-type="float" office:value="3.87918" calcext:value-type="float">
            <text:p>3.87918</text:p>
          </table:table-cell>
          <table:table-cell office:value-type="float" office:value="0.5821" calcext:value-type="float">
            <text:p>0.5821</text:p>
          </table:table-cell>
          <table:table-cell office:value-type="float" office:value="0.315663" calcext:value-type="float">
            <text:p>0.31566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525" calcext:value-type="float">
            <text:p>1.525</text:p>
          </table:table-cell>
          <table:table-cell office:value-type="float" office:value="0.555281" calcext:value-type="float">
            <text:p>0.55528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.40218" calcext:value-type="float">
            <text:p>1.40218</text:p>
          </table:table-cell>
          <table:table-cell office:value-type="float" office:value="3.71309" calcext:value-type="float">
            <text:p>3.71309</text:p>
          </table:table-cell>
          <table:table-cell office:value-type="float" office:value="0.578776" calcext:value-type="float">
            <text:p>0.578776</text:p>
          </table:table-cell>
          <table:table-cell office:value-type="float" office:value="0.31177" calcext:value-type="float">
            <text:p>0.3117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52919" calcext:value-type="float">
            <text:p>1.52919</text:p>
          </table:table-cell>
          <table:table-cell office:value-type="float" office:value="0.555428" calcext:value-type="float">
            <text:p>0.555428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.3967" calcext:value-type="float">
            <text:p>1.3967</text:p>
          </table:table-cell>
          <table:table-cell office:value-type="float" office:value="3.82781" calcext:value-type="float">
            <text:p>3.82781</text:p>
          </table:table-cell>
          <table:table-cell office:value-type="float" office:value="0.582993" calcext:value-type="float">
            <text:p>0.582993</text:p>
          </table:table-cell>
          <table:table-cell office:value-type="float" office:value="0.316262" calcext:value-type="float">
            <text:p>0.31626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5351" calcext:value-type="float">
            <text:p>1.5351</text:p>
          </table:table-cell>
          <table:table-cell office:value-type="float" office:value="0.551418" calcext:value-type="float">
            <text:p>0.55141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.39909" calcext:value-type="float">
            <text:p>1.39909</text:p>
          </table:table-cell>
          <table:table-cell office:value-type="float" office:value="3.73759" calcext:value-type="float">
            <text:p>3.73759</text:p>
          </table:table-cell>
          <table:table-cell office:value-type="float" office:value="0.580891" calcext:value-type="float">
            <text:p>0.580891</text:p>
          </table:table-cell>
          <table:table-cell office:value-type="float" office:value="0.307278" calcext:value-type="float">
            <text:p>0.30727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53473" calcext:value-type="float">
            <text:p>1.53473</text:p>
          </table:table-cell>
          <table:table-cell office:value-type="float" office:value="0.553257" calcext:value-type="float">
            <text:p>0.553257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.37479" calcext:value-type="float">
            <text:p>1.37479</text:p>
          </table:table-cell>
          <table:table-cell office:value-type="float" office:value="3.75627" calcext:value-type="float">
            <text:p>3.75627</text:p>
          </table:table-cell>
          <table:table-cell office:value-type="float" office:value="0.585725" calcext:value-type="float">
            <text:p>0.585725</text:p>
          </table:table-cell>
          <table:table-cell office:value-type="float" office:value="0.310572" calcext:value-type="float">
            <text:p>0.31057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53105" calcext:value-type="float">
            <text:p>1.53105</text:p>
          </table:table-cell>
          <table:table-cell office:value-type="float" office:value="0.557238" calcext:value-type="float">
            <text:p>0.557238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.38777" calcext:value-type="float">
            <text:p>1.38777</text:p>
          </table:table-cell>
          <table:table-cell office:value-type="float" office:value="3.87112" calcext:value-type="float">
            <text:p>3.87112</text:p>
          </table:table-cell>
          <table:table-cell office:value-type="float" office:value="0.580045" calcext:value-type="float">
            <text:p>0.580045</text:p>
          </table:table-cell>
          <table:table-cell office:value-type="float" office:value="0.311471" calcext:value-type="float">
            <text:p>0.31147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53823" calcext:value-type="float">
            <text:p>1.53823</text:p>
          </table:table-cell>
          <table:table-cell office:value-type="float" office:value="0.556427" calcext:value-type="float">
            <text:p>0.556427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.38866" calcext:value-type="float">
            <text:p>1.38866</text:p>
          </table:table-cell>
          <table:table-cell office:value-type="float" office:value="3.98862" calcext:value-type="float">
            <text:p>3.98862</text:p>
          </table:table-cell>
          <table:table-cell office:value-type="float" office:value="0.589577" calcext:value-type="float">
            <text:p>0.589577</text:p>
          </table:table-cell>
          <table:table-cell office:value-type="float" office:value="0.300988" calcext:value-type="float">
            <text:p>0.30098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52505" calcext:value-type="float">
            <text:p>1.52505</text:p>
          </table:table-cell>
          <table:table-cell office:value-type="float" office:value="0.558685" calcext:value-type="float">
            <text:p>0.558685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.3737" calcext:value-type="float">
            <text:p>1.3737</text:p>
          </table:table-cell>
          <table:table-cell office:value-type="float" office:value="3.87617" calcext:value-type="float">
            <text:p>3.87617</text:p>
          </table:table-cell>
          <table:table-cell office:value-type="float" office:value="0.582931" calcext:value-type="float">
            <text:p>0.582931</text:p>
          </table:table-cell>
          <table:table-cell office:value-type="float" office:value="0.310273" calcext:value-type="float">
            <text:p>0.31027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53809" calcext:value-type="float">
            <text:p>1.53809</text:p>
          </table:table-cell>
          <table:table-cell office:value-type="float" office:value="0.553048" calcext:value-type="float">
            <text:p>0.55304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.39438" calcext:value-type="float">
            <text:p>1.39438</text:p>
          </table:table-cell>
          <table:table-cell office:value-type="float" office:value="3.8777" calcext:value-type="float">
            <text:p>3.8777</text:p>
          </table:table-cell>
          <table:table-cell office:value-type="float" office:value="0.578836" calcext:value-type="float">
            <text:p>0.578836</text:p>
          </table:table-cell>
          <table:table-cell office:value-type="float" office:value="0.303684" calcext:value-type="float">
            <text:p>0.30368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51511" calcext:value-type="float">
            <text:p>1.51511</text:p>
          </table:table-cell>
          <table:table-cell office:value-type="float" office:value="0.557841" calcext:value-type="float">
            <text:p>0.557841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.38872" calcext:value-type="float">
            <text:p>1.38872</text:p>
          </table:table-cell>
          <table:table-cell office:value-type="float" office:value="3.92465" calcext:value-type="float">
            <text:p>3.92465</text:p>
          </table:table-cell>
          <table:table-cell office:value-type="float" office:value="0.583761" calcext:value-type="float">
            <text:p>0.583761</text:p>
          </table:table-cell>
          <table:table-cell office:value-type="float" office:value="0.310273" calcext:value-type="float">
            <text:p>0.31027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51876" calcext:value-type="float">
            <text:p>1.51876</text:p>
          </table:table-cell>
          <table:table-cell office:value-type="float" office:value="0.562545" calcext:value-type="float">
            <text:p>0.562545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.3945" calcext:value-type="float">
            <text:p>1.3945</text:p>
          </table:table-cell>
          <table:table-cell office:value-type="float" office:value="3.84862" calcext:value-type="float">
            <text:p>3.84862</text:p>
          </table:table-cell>
          <table:table-cell office:value-type="float" office:value="0.582553" calcext:value-type="float">
            <text:p>0.582553</text:p>
          </table:table-cell>
          <table:table-cell office:value-type="float" office:value="0.307577" calcext:value-type="float">
            <text:p>0.30757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50948" calcext:value-type="float">
            <text:p>1.50948</text:p>
          </table:table-cell>
          <table:table-cell office:value-type="float" office:value="0.557695" calcext:value-type="float">
            <text:p>0.557695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.37365" calcext:value-type="float">
            <text:p>1.37365</text:p>
          </table:table-cell>
          <table:table-cell office:value-type="float" office:value="3.82004" calcext:value-type="float">
            <text:p>3.82004</text:p>
          </table:table-cell>
          <table:table-cell office:value-type="float" office:value="0.586027" calcext:value-type="float">
            <text:p>0.586027</text:p>
          </table:table-cell>
          <table:table-cell office:value-type="float" office:value="0.312369" calcext:value-type="float">
            <text:p>0.31236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52878" calcext:value-type="float">
            <text:p>1.52878</text:p>
          </table:table-cell>
          <table:table-cell office:value-type="float" office:value="0.558263" calcext:value-type="float">
            <text:p>0.558263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.37369" calcext:value-type="float">
            <text:p>1.37369</text:p>
          </table:table-cell>
          <table:table-cell office:value-type="float" office:value="3.73402" calcext:value-type="float">
            <text:p>3.73402</text:p>
          </table:table-cell>
          <table:table-cell office:value-type="float" office:value="0.584354" calcext:value-type="float">
            <text:p>0.584354</text:p>
          </table:table-cell>
          <table:table-cell office:value-type="float" office:value="0.316262" calcext:value-type="float">
            <text:p>0.31626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53332" calcext:value-type="float">
            <text:p>1.53332</text:p>
          </table:table-cell>
          <table:table-cell office:value-type="float" office:value="0.554737" calcext:value-type="float">
            <text:p>0.554737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.38389" calcext:value-type="float">
            <text:p>1.38389</text:p>
          </table:table-cell>
          <table:table-cell office:value-type="float" office:value="3.71634" calcext:value-type="float">
            <text:p>3.71634</text:p>
          </table:table-cell>
          <table:table-cell office:value-type="float" office:value="0.585876" calcext:value-type="float">
            <text:p>0.585876</text:p>
          </table:table-cell>
          <table:table-cell office:value-type="float" office:value="0.317161" calcext:value-type="float">
            <text:p>0.31716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53773" calcext:value-type="float">
            <text:p>1.53773</text:p>
          </table:table-cell>
          <table:table-cell office:value-type="float" office:value="0.55199" calcext:value-type="float">
            <text:p>0.55199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.37658" calcext:value-type="float">
            <text:p>1.37658</text:p>
          </table:table-cell>
          <table:table-cell office:value-type="float" office:value="3.90318" calcext:value-type="float">
            <text:p>3.90318</text:p>
          </table:table-cell>
          <table:table-cell office:value-type="float" office:value="0.584139" calcext:value-type="float">
            <text:p>0.584139</text:p>
          </table:table-cell>
          <table:table-cell office:value-type="float" office:value="0.304882" calcext:value-type="float">
            <text:p>0.30488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53257" calcext:value-type="float">
            <text:p>1.53257</text:p>
          </table:table-cell>
          <table:table-cell office:value-type="float" office:value="0.560012" calcext:value-type="float">
            <text:p>0.560012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.38109" calcext:value-type="float">
            <text:p>1.38109</text:p>
          </table:table-cell>
          <table:table-cell office:value-type="float" office:value="3.79957" calcext:value-type="float">
            <text:p>3.79957</text:p>
          </table:table-cell>
          <table:table-cell office:value-type="float" office:value="0.580197" calcext:value-type="float">
            <text:p>0.580197</text:p>
          </table:table-cell>
          <table:table-cell office:value-type="float" office:value="0.304582" calcext:value-type="float">
            <text:p>0.30458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52036" calcext:value-type="float">
            <text:p>1.52036</text:p>
          </table:table-cell>
          <table:table-cell office:value-type="float" office:value="0.553832" calcext:value-type="float">
            <text:p>0.553832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.3859" calcext:value-type="float">
            <text:p>1.3859</text:p>
          </table:table-cell>
          <table:table-cell office:value-type="float" office:value="3.81329" calcext:value-type="float">
            <text:p>3.81329</text:p>
          </table:table-cell>
          <table:table-cell office:value-type="float" office:value="0.584063" calcext:value-type="float">
            <text:p>0.584063</text:p>
          </table:table-cell>
          <table:table-cell office:value-type="float" office:value="0.304283" calcext:value-type="float">
            <text:p>0.30428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52022" calcext:value-type="float">
            <text:p>1.52022</text:p>
          </table:table-cell>
          <table:table-cell office:value-type="float" office:value="0.559168" calcext:value-type="float">
            <text:p>0.559168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.36918" calcext:value-type="float">
            <text:p>1.36918</text:p>
          </table:table-cell>
          <table:table-cell office:value-type="float" office:value="3.89698" calcext:value-type="float">
            <text:p>3.89698</text:p>
          </table:table-cell>
          <table:table-cell office:value-type="float" office:value="0.583837" calcext:value-type="float">
            <text:p>0.583837</text:p>
          </table:table-cell>
          <table:table-cell office:value-type="float" office:value="0.314765" calcext:value-type="float">
            <text:p>0.31476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5115" calcext:value-type="float">
            <text:p>1.5115</text:p>
          </table:table-cell>
          <table:table-cell office:value-type="float" office:value="0.560591" calcext:value-type="float">
            <text:p>0.56059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.39247" calcext:value-type="float">
            <text:p>1.39247</text:p>
          </table:table-cell>
          <table:table-cell office:value-type="float" office:value="3.89435" calcext:value-type="float">
            <text:p>3.89435</text:p>
          </table:table-cell>
          <table:table-cell office:value-type="float" office:value="0.58715" calcext:value-type="float">
            <text:p>0.58715</text:p>
          </table:table-cell>
          <table:table-cell office:value-type="float" office:value="0.310273" calcext:value-type="float">
            <text:p>0.31027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51604" calcext:value-type="float">
            <text:p>1.51604</text:p>
          </table:table-cell>
          <table:table-cell office:value-type="float" office:value="0.558504" calcext:value-type="float">
            <text:p>0.558504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.37323" calcext:value-type="float">
            <text:p>1.37323</text:p>
          </table:table-cell>
          <table:table-cell office:value-type="float" office:value="3.73318" calcext:value-type="float">
            <text:p>3.73318</text:p>
          </table:table-cell>
          <table:table-cell office:value-type="float" office:value="0.588142" calcext:value-type="float">
            <text:p>0.588142</text:p>
          </table:table-cell>
          <table:table-cell office:value-type="float" office:value="0.316262" calcext:value-type="float">
            <text:p>0.31626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.51836" calcext:value-type="float">
            <text:p>1.51836</text:p>
          </table:table-cell>
          <table:table-cell office:value-type="float" office:value="0.56339" calcext:value-type="float">
            <text:p>0.56339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.38175" calcext:value-type="float">
            <text:p>1.38175</text:p>
          </table:table-cell>
          <table:table-cell office:value-type="float" office:value="3.83456" calcext:value-type="float">
            <text:p>3.83456</text:p>
          </table:table-cell>
          <table:table-cell office:value-type="float" office:value="0.581798" calcext:value-type="float">
            <text:p>0.581798</text:p>
          </table:table-cell>
          <table:table-cell office:value-type="float" office:value="0.307278" calcext:value-type="float">
            <text:p>0.30727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50221" calcext:value-type="float">
            <text:p>1.50221</text:p>
          </table:table-cell>
          <table:table-cell office:value-type="float" office:value="0.563368" calcext:value-type="float">
            <text:p>0.563368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.36997" calcext:value-type="float">
            <text:p>1.36997</text:p>
          </table:table-cell>
          <table:table-cell office:value-type="float" office:value="3.88099" calcext:value-type="float">
            <text:p>3.88099</text:p>
          </table:table-cell>
          <table:table-cell office:value-type="float" office:value="0.581647" calcext:value-type="float">
            <text:p>0.581647</text:p>
          </table:table-cell>
          <table:table-cell office:value-type="float" office:value="0.313267" calcext:value-type="float">
            <text:p>0.31326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50499" calcext:value-type="float">
            <text:p>1.50499</text:p>
          </table:table-cell>
          <table:table-cell office:value-type="float" office:value="0.558565" calcext:value-type="float">
            <text:p>0.558565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.36735" calcext:value-type="float">
            <text:p>1.36735</text:p>
          </table:table-cell>
          <table:table-cell office:value-type="float" office:value="3.95723" calcext:value-type="float">
            <text:p>3.95723</text:p>
          </table:table-cell>
          <table:table-cell office:value-type="float" office:value="0.590627" calcext:value-type="float">
            <text:p>0.590627</text:p>
          </table:table-cell>
          <table:table-cell office:value-type="float" office:value="0.295897" calcext:value-type="float">
            <text:p>0.29589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51848" calcext:value-type="float">
            <text:p>1.51848</text:p>
          </table:table-cell>
          <table:table-cell office:value-type="float" office:value="0.557212" calcext:value-type="float">
            <text:p>0.557212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.35594" calcext:value-type="float">
            <text:p>1.35594</text:p>
          </table:table-cell>
          <table:table-cell office:value-type="float" office:value="4.01919" calcext:value-type="float">
            <text:p>4.01919</text:p>
          </table:table-cell>
          <table:table-cell office:value-type="float" office:value="0.586782" calcext:value-type="float">
            <text:p>0.586782</text:p>
          </table:table-cell>
          <table:table-cell office:value-type="float" office:value="0.313866" calcext:value-type="float">
            <text:p>0.31386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513" calcext:value-type="float">
            <text:p>1.513</text:p>
          </table:table-cell>
          <table:table-cell office:value-type="float" office:value="0.560495" calcext:value-type="float">
            <text:p>0.560495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.36137" calcext:value-type="float">
            <text:p>1.36137</text:p>
          </table:table-cell>
          <table:table-cell office:value-type="float" office:value="3.86509" calcext:value-type="float">
            <text:p>3.86509</text:p>
          </table:table-cell>
          <table:table-cell office:value-type="float" office:value="0.590786" calcext:value-type="float">
            <text:p>0.590786</text:p>
          </table:table-cell>
          <table:table-cell office:value-type="float" office:value="0.318359" calcext:value-type="float">
            <text:p>0.31835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51384" calcext:value-type="float">
            <text:p>1.51384</text:p>
          </table:table-cell>
          <table:table-cell office:value-type="float" office:value="0.559469" calcext:value-type="float">
            <text:p>0.559469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.34962" calcext:value-type="float">
            <text:p>1.34962</text:p>
          </table:table-cell>
          <table:table-cell office:value-type="float" office:value="3.79625" calcext:value-type="float">
            <text:p>3.79625</text:p>
          </table:table-cell>
          <table:table-cell office:value-type="float" office:value="0.589947" calcext:value-type="float">
            <text:p>0.589947</text:p>
          </table:table-cell>
          <table:table-cell office:value-type="float" office:value="0.313567" calcext:value-type="float">
            <text:p>0.31356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50987" calcext:value-type="float">
            <text:p>1.50987</text:p>
          </table:table-cell>
          <table:table-cell office:value-type="float" office:value="0.560833" calcext:value-type="float">
            <text:p>0.560833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.38289" calcext:value-type="float">
            <text:p>1.38289</text:p>
          </table:table-cell>
          <table:table-cell office:value-type="float" office:value="3.83541" calcext:value-type="float">
            <text:p>3.83541</text:p>
          </table:table-cell>
          <table:table-cell office:value-type="float" office:value="0.579985" calcext:value-type="float">
            <text:p>0.579985</text:p>
          </table:table-cell>
          <table:table-cell office:value-type="float" office:value="0.309374" calcext:value-type="float">
            <text:p>0.30937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50166" calcext:value-type="float">
            <text:p>1.50166</text:p>
          </table:table-cell>
          <table:table-cell office:value-type="float" office:value="0.566224" calcext:value-type="float">
            <text:p>0.566224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.37691" calcext:value-type="float">
            <text:p>1.37691</text:p>
          </table:table-cell>
          <table:table-cell office:value-type="float" office:value="4.01836" calcext:value-type="float">
            <text:p>4.01836</text:p>
          </table:table-cell>
          <table:table-cell office:value-type="float" office:value="0.582326" calcext:value-type="float">
            <text:p>0.582326</text:p>
          </table:table-cell>
          <table:table-cell office:value-type="float" office:value="0.303085" calcext:value-type="float">
            <text:p>0.30308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51875" calcext:value-type="float">
            <text:p>1.51875</text:p>
          </table:table-cell>
          <table:table-cell office:value-type="float" office:value="0.553953" calcext:value-type="float">
            <text:p>0.55395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.35489" calcext:value-type="float">
            <text:p>1.35489</text:p>
          </table:table-cell>
          <table:table-cell office:value-type="float" office:value="3.94888" calcext:value-type="float">
            <text:p>3.94888</text:p>
          </table:table-cell>
          <table:table-cell office:value-type="float" office:value="0.593122" calcext:value-type="float">
            <text:p>0.593122</text:p>
          </table:table-cell>
          <table:table-cell office:value-type="float" office:value="0.296196" calcext:value-type="float">
            <text:p>0.29619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.505" calcext:value-type="float">
            <text:p>1.505</text:p>
          </table:table-cell>
          <table:table-cell office:value-type="float" office:value="0.559349" calcext:value-type="float">
            <text:p>0.559349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.36479" calcext:value-type="float">
            <text:p>1.36479</text:p>
          </table:table-cell>
          <table:table-cell office:value-type="float" office:value="3.75219" calcext:value-type="float">
            <text:p>3.75219</text:p>
          </table:table-cell>
          <table:table-cell office:value-type="float" office:value="0.588218" calcext:value-type="float">
            <text:p>0.588218</text:p>
          </table:table-cell>
          <table:table-cell office:value-type="float" office:value="0.303684" calcext:value-type="float">
            <text:p>0.30368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50294" calcext:value-type="float">
            <text:p>1.50294</text:p>
          </table:table-cell>
          <table:table-cell office:value-type="float" office:value="0.562244" calcext:value-type="float">
            <text:p>0.562244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.36455" calcext:value-type="float">
            <text:p>1.36455</text:p>
          </table:table-cell>
          <table:table-cell office:value-type="float" office:value="3.83194" calcext:value-type="float">
            <text:p>3.83194</text:p>
          </table:table-cell>
          <table:table-cell office:value-type="float" office:value="0.588897" calcext:value-type="float">
            <text:p>0.588897</text:p>
          </table:table-cell>
          <table:table-cell office:value-type="float" office:value="0.31746" calcext:value-type="float">
            <text:p>0.3174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51772" calcext:value-type="float">
            <text:p>1.51772</text:p>
          </table:table-cell>
          <table:table-cell office:value-type="float" office:value="0.557393" calcext:value-type="float">
            <text:p>0.557393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.3672" calcext:value-type="float">
            <text:p>1.3672</text:p>
          </table:table-cell>
          <table:table-cell office:value-type="float" office:value="3.89198" calcext:value-type="float">
            <text:p>3.89198</text:p>
          </table:table-cell>
          <table:table-cell office:value-type="float" office:value="0.584215" calcext:value-type="float">
            <text:p>0.584215</text:p>
          </table:table-cell>
          <table:table-cell office:value-type="float" office:value="0.314765" calcext:value-type="float">
            <text:p>0.31476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50674" calcext:value-type="float">
            <text:p>1.50674</text:p>
          </table:table-cell>
          <table:table-cell office:value-type="float" office:value="0.559168" calcext:value-type="float">
            <text:p>0.559168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.36308" calcext:value-type="float">
            <text:p>1.36308</text:p>
          </table:table-cell>
          <table:table-cell office:value-type="float" office:value="3.76451" calcext:value-type="float">
            <text:p>3.76451</text:p>
          </table:table-cell>
          <table:table-cell office:value-type="float" office:value="0.593273" calcext:value-type="float">
            <text:p>0.593273</text:p>
          </table:table-cell>
          <table:table-cell office:value-type="float" office:value="0.302486" calcext:value-type="float">
            <text:p>0.30248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51144" calcext:value-type="float">
            <text:p>1.51144</text:p>
          </table:table-cell>
          <table:table-cell office:value-type="float" office:value="0.556005" calcext:value-type="float">
            <text:p>0.556005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.33944" calcext:value-type="float">
            <text:p>1.33944</text:p>
          </table:table-cell>
          <table:table-cell office:value-type="float" office:value="4.08039" calcext:value-type="float">
            <text:p>4.08039</text:p>
          </table:table-cell>
          <table:table-cell office:value-type="float" office:value="0.595166" calcext:value-type="float">
            <text:p>0.595166</text:p>
          </table:table-cell>
          <table:table-cell office:value-type="float" office:value="0.314465" calcext:value-type="float">
            <text:p>0.31446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50849" calcext:value-type="float">
            <text:p>1.50849</text:p>
          </table:table-cell>
          <table:table-cell office:value-type="float" office:value="0.560555" calcext:value-type="float">
            <text:p>0.560555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.34027" calcext:value-type="float">
            <text:p>1.34027</text:p>
          </table:table-cell>
          <table:table-cell office:value-type="float" office:value="4.04989" calcext:value-type="float">
            <text:p>4.04989</text:p>
          </table:table-cell>
          <table:table-cell office:value-type="float" office:value="0.594486" calcext:value-type="float">
            <text:p>0.594486</text:p>
          </table:table-cell>
          <table:table-cell office:value-type="float" office:value="0.307577" calcext:value-type="float">
            <text:p>0.30757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50341" calcext:value-type="float">
            <text:p>1.50341</text:p>
          </table:table-cell>
          <table:table-cell office:value-type="float" office:value="0.560736" calcext:value-type="float">
            <text:p>0.560736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.35149" calcext:value-type="float">
            <text:p>1.35149</text:p>
          </table:table-cell>
          <table:table-cell office:value-type="float" office:value="3.95874" calcext:value-type="float">
            <text:p>3.95874</text:p>
          </table:table-cell>
          <table:table-cell office:value-type="float" office:value="0.590098" calcext:value-type="float">
            <text:p>0.590098</text:p>
          </table:table-cell>
          <table:table-cell office:value-type="float" office:value="0.319257" calcext:value-type="float">
            <text:p>0.31925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48961" calcext:value-type="float">
            <text:p>1.48961</text:p>
          </table:table-cell>
          <table:table-cell office:value-type="float" office:value="0.569161" calcext:value-type="float">
            <text:p>0.569161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.34001" calcext:value-type="float">
            <text:p>1.34001</text:p>
          </table:table-cell>
          <table:table-cell office:value-type="float" office:value="4.04956" calcext:value-type="float">
            <text:p>4.04956</text:p>
          </table:table-cell>
          <table:table-cell office:value-type="float" office:value="0.594184" calcext:value-type="float">
            <text:p>0.594184</text:p>
          </table:table-cell>
          <table:table-cell office:value-type="float" office:value="0.31177" calcext:value-type="float">
            <text:p>0.3117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49052" calcext:value-type="float">
            <text:p>1.49052</text:p>
          </table:table-cell>
          <table:table-cell office:value-type="float" office:value="0.562002" calcext:value-type="float">
            <text:p>0.562002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.34906" calcext:value-type="float">
            <text:p>1.34906</text:p>
          </table:table-cell>
          <table:table-cell office:value-type="float" office:value="3.84867" calcext:value-type="float">
            <text:p>3.84867</text:p>
          </table:table-cell>
          <table:table-cell office:value-type="float" office:value="0.588293" calcext:value-type="float">
            <text:p>0.588293</text:p>
          </table:table-cell>
          <table:table-cell office:value-type="float" office:value="0.322851" calcext:value-type="float">
            <text:p>0.32285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48852" calcext:value-type="float">
            <text:p>1.48852</text:p>
          </table:table-cell>
          <table:table-cell office:value-type="float" office:value="0.56898" calcext:value-type="float">
            <text:p>0.5689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.34472" calcext:value-type="float">
            <text:p>1.34472</text:p>
          </table:table-cell>
          <table:table-cell office:value-type="float" office:value="4.02213" calcext:value-type="float">
            <text:p>4.02213</text:p>
          </table:table-cell>
          <table:table-cell office:value-type="float" office:value="0.591459" calcext:value-type="float">
            <text:p>0.591459</text:p>
          </table:table-cell>
          <table:table-cell office:value-type="float" office:value="0.293801" calcext:value-type="float">
            <text:p>0.293801</text:p>
          </table:table-cell>
        </table:table-row>
      </table:table>
      <table:table table:name="I2_8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全量学習時</text:p>
          </table:table-cell>
          <table:table-cell table:number-columns-repeated="3"/>
          <table:table-cell office:value-type="string" calcext:value-type="string">
            <text:p>訓練8:評価2 分割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trai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42195" calcext:value-type="float">
            <text:p>4.42195</text:p>
          </table:table-cell>
          <table:table-cell office:value-type="float" office:value="0.0501809" calcext:value-type="float">
            <text:p>0.05018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55702" calcext:value-type="float">
            <text:p>4.55702</text:p>
          </table:table-cell>
          <table:table-cell office:value-type="float" office:value="4.28914" calcext:value-type="float">
            <text:p>4.28914</text:p>
          </table:table-cell>
          <table:table-cell office:value-type="float" office:value="0.0343656" calcext:value-type="float">
            <text:p>0.0343656</text:p>
          </table:table-cell>
          <table:table-cell office:value-type="float" office:value="0.0575022" calcext:value-type="float">
            <text:p>0.0575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68504" calcext:value-type="float">
            <text:p>3.68504</text:p>
          </table:table-cell>
          <table:table-cell office:value-type="float" office:value="0.135645" calcext:value-type="float">
            <text:p>0.1356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90372" calcext:value-type="float">
            <text:p>3.90372</text:p>
          </table:table-cell>
          <table:table-cell office:value-type="float" office:value="3.76895" calcext:value-type="float">
            <text:p>3.76895</text:p>
          </table:table-cell>
          <table:table-cell office:value-type="float" office:value="0.106118" calcext:value-type="float">
            <text:p>0.106118</text:p>
          </table:table-cell>
          <table:table-cell office:value-type="float" office:value="0.118598" calcext:value-type="float">
            <text:p>0.1185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1474" calcext:value-type="float">
            <text:p>3.31474</text:p>
          </table:table-cell>
          <table:table-cell office:value-type="float" office:value="0.185878" calcext:value-type="float">
            <text:p>0.1858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50202" calcext:value-type="float">
            <text:p>3.50202</text:p>
          </table:table-cell>
          <table:table-cell office:value-type="float" office:value="3.63186" calcext:value-type="float">
            <text:p>3.63186</text:p>
          </table:table-cell>
          <table:table-cell office:value-type="float" office:value="0.157855" calcext:value-type="float">
            <text:p>0.157855</text:p>
          </table:table-cell>
          <table:table-cell office:value-type="float" office:value="0.138664" calcext:value-type="float">
            <text:p>0.1386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9962" calcext:value-type="float">
            <text:p>3.09962</text:p>
          </table:table-cell>
          <table:table-cell office:value-type="float" office:value="0.227624" calcext:value-type="float">
            <text:p>0.2276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2349" calcext:value-type="float">
            <text:p>3.2349</text:p>
          </table:table-cell>
          <table:table-cell office:value-type="float" office:value="3.38079" calcext:value-type="float">
            <text:p>3.38079</text:p>
          </table:table-cell>
          <table:table-cell office:value-type="float" office:value="0.198337" calcext:value-type="float">
            <text:p>0.198337</text:p>
          </table:table-cell>
          <table:table-cell office:value-type="float" office:value="0.171309" calcext:value-type="float">
            <text:p>0.1713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5824" calcext:value-type="float">
            <text:p>2.95824</text:p>
          </table:table-cell>
          <table:table-cell office:value-type="float" office:value="0.250815" calcext:value-type="float">
            <text:p>0.2508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05523" calcext:value-type="float">
            <text:p>3.05523</text:p>
          </table:table-cell>
          <table:table-cell office:value-type="float" office:value="3.27252" calcext:value-type="float">
            <text:p>3.27252</text:p>
          </table:table-cell>
          <table:table-cell office:value-type="float" office:value="0.23716" calcext:value-type="float">
            <text:p>0.23716</text:p>
          </table:table-cell>
          <table:table-cell office:value-type="float" office:value="0.193471" calcext:value-type="float">
            <text:p>0.1934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8477" calcext:value-type="float">
            <text:p>2.8477</text:p>
          </table:table-cell>
          <table:table-cell office:value-type="float" office:value="0.269783" calcext:value-type="float">
            <text:p>0.26978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92097" calcext:value-type="float">
            <text:p>2.92097</text:p>
          </table:table-cell>
          <table:table-cell office:value-type="float" office:value="3.17903" calcext:value-type="float">
            <text:p>3.17903</text:p>
          </table:table-cell>
          <table:table-cell office:value-type="float" office:value="0.260952" calcext:value-type="float">
            <text:p>0.260952</text:p>
          </table:table-cell>
          <table:table-cell office:value-type="float" office:value="0.211441" calcext:value-type="float">
            <text:p>0.2114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73484" calcext:value-type="float">
            <text:p>2.73484</text:p>
          </table:table-cell>
          <table:table-cell office:value-type="float" office:value="0.291074" calcext:value-type="float">
            <text:p>0.29107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.78016" calcext:value-type="float">
            <text:p>2.78016</text:p>
          </table:table-cell>
          <table:table-cell office:value-type="float" office:value="3.16459" calcext:value-type="float">
            <text:p>3.16459</text:p>
          </table:table-cell>
          <table:table-cell office:value-type="float" office:value="0.283976" calcext:value-type="float">
            <text:p>0.283976</text:p>
          </table:table-cell>
          <table:table-cell office:value-type="float" office:value="0.207847" calcext:value-type="float">
            <text:p>0.2078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67481" calcext:value-type="float">
            <text:p>2.67481</text:p>
          </table:table-cell>
          <table:table-cell office:value-type="float" office:value="0.306457" calcext:value-type="float">
            <text:p>0.30645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70373" calcext:value-type="float">
            <text:p>2.70373</text:p>
          </table:table-cell>
          <table:table-cell office:value-type="float" office:value="3.08538" calcext:value-type="float">
            <text:p>3.08538</text:p>
          </table:table-cell>
          <table:table-cell office:value-type="float" office:value="0.299245" calcext:value-type="float">
            <text:p>0.299245</text:p>
          </table:table-cell>
          <table:table-cell office:value-type="float" office:value="0.232405" calcext:value-type="float">
            <text:p>0.2324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60679" calcext:value-type="float">
            <text:p>2.60679</text:p>
          </table:table-cell>
          <table:table-cell office:value-type="float" office:value="0.314656" calcext:value-type="float">
            <text:p>0.31465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.58749" calcext:value-type="float">
            <text:p>2.58749</text:p>
          </table:table-cell>
          <table:table-cell office:value-type="float" office:value="3.0301" calcext:value-type="float">
            <text:p>3.0301</text:p>
          </table:table-cell>
          <table:table-cell office:value-type="float" office:value="0.321224" calcext:value-type="float">
            <text:p>0.321224</text:p>
          </table:table-cell>
          <table:table-cell office:value-type="float" office:value="0.252171" calcext:value-type="float">
            <text:p>0.2521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54969" calcext:value-type="float">
            <text:p>2.54969</text:p>
          </table:table-cell>
          <table:table-cell office:value-type="float" office:value="0.331261" calcext:value-type="float">
            <text:p>0.33126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54662" calcext:value-type="float">
            <text:p>2.54662</text:p>
          </table:table-cell>
          <table:table-cell office:value-type="float" office:value="3.04363" calcext:value-type="float">
            <text:p>3.04363</text:p>
          </table:table-cell>
          <table:table-cell office:value-type="float" office:value="0.328496" calcext:value-type="float">
            <text:p>0.328496</text:p>
          </table:table-cell>
          <table:table-cell office:value-type="float" office:value="0.255166" calcext:value-type="float">
            <text:p>0.2551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49481" calcext:value-type="float">
            <text:p>2.49481</text:p>
          </table:table-cell>
          <table:table-cell office:value-type="float" office:value="0.339445" calcext:value-type="float">
            <text:p>0.33944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.4746" calcext:value-type="float">
            <text:p>2.4746</text:p>
          </table:table-cell>
          <table:table-cell office:value-type="float" office:value="3.04761" calcext:value-type="float">
            <text:p>3.04761</text:p>
          </table:table-cell>
          <table:table-cell office:value-type="float" office:value="0.348187" calcext:value-type="float">
            <text:p>0.348187</text:p>
          </table:table-cell>
          <table:table-cell office:value-type="float" office:value="0.252171" calcext:value-type="float">
            <text:p>0.2521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44046" calcext:value-type="float">
            <text:p>2.44046</text:p>
          </table:table-cell>
          <table:table-cell office:value-type="float" office:value="0.347768" calcext:value-type="float">
            <text:p>0.34776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.42363" calcext:value-type="float">
            <text:p>2.42363</text:p>
          </table:table-cell>
          <table:table-cell office:value-type="float" office:value="2.9738" calcext:value-type="float">
            <text:p>2.9738</text:p>
          </table:table-cell>
          <table:table-cell office:value-type="float" office:value="0.358686" calcext:value-type="float">
            <text:p>0.358686</text:p>
          </table:table-cell>
          <table:table-cell office:value-type="float" office:value="0.275831" calcext:value-type="float">
            <text:p>0.2758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38526" calcext:value-type="float">
            <text:p>2.38526</text:p>
          </table:table-cell>
          <table:table-cell office:value-type="float" office:value="0.359747" calcext:value-type="float">
            <text:p>0.35974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.35089" calcext:value-type="float">
            <text:p>2.35089</text:p>
          </table:table-cell>
          <table:table-cell office:value-type="float" office:value="2.91415" calcext:value-type="float">
            <text:p>2.91415</text:p>
          </table:table-cell>
          <table:table-cell office:value-type="float" office:value="0.365937" calcext:value-type="float">
            <text:p>0.365937</text:p>
          </table:table-cell>
          <table:table-cell office:value-type="float" office:value="0.283019" calcext:value-type="float">
            <text:p>0.2830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3458" calcext:value-type="float">
            <text:p>2.3458</text:p>
          </table:table-cell>
          <table:table-cell office:value-type="float" office:value="0.373281" calcext:value-type="float">
            <text:p>0.37328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32174" calcext:value-type="float">
            <text:p>2.32174</text:p>
          </table:table-cell>
          <table:table-cell office:value-type="float" office:value="2.99039" calcext:value-type="float">
            <text:p>2.99039</text:p>
          </table:table-cell>
          <table:table-cell office:value-type="float" office:value="0.374074" calcext:value-type="float">
            <text:p>0.374074</text:p>
          </table:table-cell>
          <table:table-cell office:value-type="float" office:value="0.264151" calcext:value-type="float">
            <text:p>0.2641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28737" calcext:value-type="float">
            <text:p>2.28737</text:p>
          </table:table-cell>
          <table:table-cell office:value-type="float" office:value="0.379541" calcext:value-type="float">
            <text:p>0.37954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.26405" calcext:value-type="float">
            <text:p>2.26405</text:p>
          </table:table-cell>
          <table:table-cell office:value-type="float" office:value="2.94795" calcext:value-type="float">
            <text:p>2.94795</text:p>
          </table:table-cell>
          <table:table-cell office:value-type="float" office:value="0.388066" calcext:value-type="float">
            <text:p>0.388066</text:p>
          </table:table-cell>
          <table:table-cell office:value-type="float" office:value="0.273435" calcext:value-type="float">
            <text:p>0.2734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26483" calcext:value-type="float">
            <text:p>2.26483</text:p>
          </table:table-cell>
          <table:table-cell office:value-type="float" office:value="0.389144" calcext:value-type="float">
            <text:p>0.38914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.21321" calcext:value-type="float">
            <text:p>2.21321</text:p>
          </table:table-cell>
          <table:table-cell office:value-type="float" office:value="2.93048" calcext:value-type="float">
            <text:p>2.93048</text:p>
          </table:table-cell>
          <table:table-cell office:value-type="float" office:value="0.40136" calcext:value-type="float">
            <text:p>0.40136</text:p>
          </table:table-cell>
          <table:table-cell office:value-type="float" office:value="0.289308" calcext:value-type="float">
            <text:p>0.2893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22544" calcext:value-type="float">
            <text:p>2.22544</text:p>
          </table:table-cell>
          <table:table-cell office:value-type="float" office:value="0.395416" calcext:value-type="float">
            <text:p>0.39541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.16797" calcext:value-type="float">
            <text:p>2.16797</text:p>
          </table:table-cell>
          <table:table-cell office:value-type="float" office:value="2.9428" calcext:value-type="float">
            <text:p>2.9428</text:p>
          </table:table-cell>
          <table:table-cell office:value-type="float" office:value="0.404762" calcext:value-type="float">
            <text:p>0.404762</text:p>
          </table:table-cell>
          <table:table-cell office:value-type="float" office:value="0.283019" calcext:value-type="float">
            <text:p>0.2830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20614" calcext:value-type="float">
            <text:p>2.20614</text:p>
          </table:table-cell>
          <table:table-cell office:value-type="float" office:value="0.403862" calcext:value-type="float">
            <text:p>0.40386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10755" calcext:value-type="float">
            <text:p>2.10755</text:p>
          </table:table-cell>
          <table:table-cell office:value-type="float" office:value="2.91385" calcext:value-type="float">
            <text:p>2.91385</text:p>
          </table:table-cell>
          <table:table-cell office:value-type="float" office:value="0.421073" calcext:value-type="float">
            <text:p>0.421073</text:p>
          </table:table-cell>
          <table:table-cell office:value-type="float" office:value="0.297694" calcext:value-type="float">
            <text:p>0.2976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16355" calcext:value-type="float">
            <text:p>2.16355</text:p>
          </table:table-cell>
          <table:table-cell office:value-type="float" office:value="0.409469" calcext:value-type="float">
            <text:p>0.40946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.07777" calcext:value-type="float">
            <text:p>2.07777</text:p>
          </table:table-cell>
          <table:table-cell office:value-type="float" office:value="2.82853" calcext:value-type="float">
            <text:p>2.82853</text:p>
          </table:table-cell>
          <table:table-cell office:value-type="float" office:value="0.428097" calcext:value-type="float">
            <text:p>0.428097</text:p>
          </table:table-cell>
          <table:table-cell office:value-type="float" office:value="0.298592" calcext:value-type="float">
            <text:p>0.2985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13747" calcext:value-type="float">
            <text:p>2.13747</text:p>
          </table:table-cell>
          <table:table-cell office:value-type="float" office:value="0.416777" calcext:value-type="float">
            <text:p>0.41677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.0406" calcext:value-type="float">
            <text:p>2.0406</text:p>
          </table:table-cell>
          <table:table-cell office:value-type="float" office:value="2.8311" calcext:value-type="float">
            <text:p>2.8311</text:p>
          </table:table-cell>
          <table:table-cell office:value-type="float" office:value="0.44127" calcext:value-type="float">
            <text:p>0.44127</text:p>
          </table:table-cell>
          <table:table-cell office:value-type="float" office:value="0.308775" calcext:value-type="float">
            <text:p>0.3087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11078" calcext:value-type="float">
            <text:p>2.11078</text:p>
          </table:table-cell>
          <table:table-cell office:value-type="float" office:value="0.422799" calcext:value-type="float">
            <text:p>0.42279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.99085" calcext:value-type="float">
            <text:p>1.99085</text:p>
          </table:table-cell>
          <table:table-cell office:value-type="float" office:value="2.96598" calcext:value-type="float">
            <text:p>2.96598</text:p>
          </table:table-cell>
          <table:table-cell office:value-type="float" office:value="0.446752" calcext:value-type="float">
            <text:p>0.446752</text:p>
          </table:table-cell>
          <table:table-cell office:value-type="float" office:value="0.304283" calcext:value-type="float">
            <text:p>0.3042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06787" calcext:value-type="float">
            <text:p>2.06787</text:p>
          </table:table-cell>
          <table:table-cell office:value-type="float" office:value="0.428347" calcext:value-type="float">
            <text:p>0.42834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.97149" calcext:value-type="float">
            <text:p>1.97149</text:p>
          </table:table-cell>
          <table:table-cell office:value-type="float" office:value="2.9191" calcext:value-type="float">
            <text:p>2.9191</text:p>
          </table:table-cell>
          <table:table-cell office:value-type="float" office:value="0.452039" calcext:value-type="float">
            <text:p>0.452039</text:p>
          </table:table-cell>
          <table:table-cell office:value-type="float" office:value="0.294999" calcext:value-type="float">
            <text:p>0.2949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02926" calcext:value-type="float">
            <text:p>2.02926</text:p>
          </table:table-cell>
          <table:table-cell office:value-type="float" office:value="0.440253" calcext:value-type="float">
            <text:p>0.44025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.93411" calcext:value-type="float">
            <text:p>1.93411</text:p>
          </table:table-cell>
          <table:table-cell office:value-type="float" office:value="2.97946" calcext:value-type="float">
            <text:p>2.97946</text:p>
          </table:table-cell>
          <table:table-cell office:value-type="float" office:value="0.459668" calcext:value-type="float">
            <text:p>0.459668</text:p>
          </table:table-cell>
          <table:table-cell office:value-type="float" office:value="0.289308" calcext:value-type="float">
            <text:p>0.2893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01" calcext:value-type="float">
            <text:p>2.01</text:p>
          </table:table-cell>
          <table:table-cell office:value-type="float" office:value="0.44415" calcext:value-type="float">
            <text:p>0.4441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.91163" calcext:value-type="float">
            <text:p>1.91163</text:p>
          </table:table-cell>
          <table:table-cell office:value-type="float" office:value="2.94415" calcext:value-type="float">
            <text:p>2.94415</text:p>
          </table:table-cell>
          <table:table-cell office:value-type="float" office:value="0.464777" calcext:value-type="float">
            <text:p>0.464777</text:p>
          </table:table-cell>
          <table:table-cell office:value-type="float" office:value="0.298293" calcext:value-type="float">
            <text:p>0.2982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97978" calcext:value-type="float">
            <text:p>1.97978</text:p>
          </table:table-cell>
          <table:table-cell office:value-type="float" office:value="0.455341" calcext:value-type="float">
            <text:p>0.45534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87406" calcext:value-type="float">
            <text:p>1.87406</text:p>
          </table:table-cell>
          <table:table-cell office:value-type="float" office:value="2.94924" calcext:value-type="float">
            <text:p>2.94924</text:p>
          </table:table-cell>
          <table:table-cell office:value-type="float" office:value="0.470015" calcext:value-type="float">
            <text:p>0.470015</text:p>
          </table:table-cell>
          <table:table-cell office:value-type="float" office:value="0.314465" calcext:value-type="float">
            <text:p>0.3144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9433" calcext:value-type="float">
            <text:p>1.9433</text:p>
          </table:table-cell>
          <table:table-cell office:value-type="float" office:value="0.45953" calcext:value-type="float">
            <text:p>0.4595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.8707" calcext:value-type="float">
            <text:p>1.8707</text:p>
          </table:table-cell>
          <table:table-cell office:value-type="float" office:value="2.92096" calcext:value-type="float">
            <text:p>2.92096</text:p>
          </table:table-cell>
          <table:table-cell office:value-type="float" office:value="0.471601" calcext:value-type="float">
            <text:p>0.471601</text:p>
          </table:table-cell>
          <table:table-cell office:value-type="float" office:value="0.315064" calcext:value-type="float">
            <text:p>0.3150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93256" calcext:value-type="float">
            <text:p>1.93256</text:p>
          </table:table-cell>
          <table:table-cell office:value-type="float" office:value="0.46725" calcext:value-type="float">
            <text:p>0.4672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.81349" calcext:value-type="float">
            <text:p>1.81349</text:p>
          </table:table-cell>
          <table:table-cell office:value-type="float" office:value="2.91276" calcext:value-type="float">
            <text:p>2.91276</text:p>
          </table:table-cell>
          <table:table-cell office:value-type="float" office:value="0.490552" calcext:value-type="float">
            <text:p>0.490552</text:p>
          </table:table-cell>
          <table:table-cell office:value-type="float" office:value="0.322252" calcext:value-type="float">
            <text:p>0.3222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91317" calcext:value-type="float">
            <text:p>1.91317</text:p>
          </table:table-cell>
          <table:table-cell office:value-type="float" office:value="0.46729" calcext:value-type="float">
            <text:p>0.4672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.78139" calcext:value-type="float">
            <text:p>1.78139</text:p>
          </table:table-cell>
          <table:table-cell office:value-type="float" office:value="3.0228" calcext:value-type="float">
            <text:p>3.0228</text:p>
          </table:table-cell>
          <table:table-cell office:value-type="float" office:value="0.497659" calcext:value-type="float">
            <text:p>0.497659</text:p>
          </table:table-cell>
          <table:table-cell office:value-type="float" office:value="0.301887" calcext:value-type="float">
            <text:p>0.30188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86747" calcext:value-type="float">
            <text:p>1.86747</text:p>
          </table:table-cell>
          <table:table-cell office:value-type="float" office:value="0.476659" calcext:value-type="float">
            <text:p>0.47665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.78069" calcext:value-type="float">
            <text:p>1.78069</text:p>
          </table:table-cell>
          <table:table-cell office:value-type="float" office:value="3.02417" calcext:value-type="float">
            <text:p>3.02417</text:p>
          </table:table-cell>
          <table:table-cell office:value-type="float" office:value="0.496148" calcext:value-type="float">
            <text:p>0.496148</text:p>
          </table:table-cell>
          <table:table-cell office:value-type="float" office:value="0.308176" calcext:value-type="float">
            <text:p>0.3081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85626" calcext:value-type="float">
            <text:p>1.85626</text:p>
          </table:table-cell>
          <table:table-cell office:value-type="float" office:value="0.475558" calcext:value-type="float">
            <text:p>0.47555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72709" calcext:value-type="float">
            <text:p>1.72709</text:p>
          </table:table-cell>
          <table:table-cell office:value-type="float" office:value="3.06765" calcext:value-type="float">
            <text:p>3.06765</text:p>
          </table:table-cell>
          <table:table-cell office:value-type="float" office:value="0.507937" calcext:value-type="float">
            <text:p>0.507937</text:p>
          </table:table-cell>
          <table:table-cell office:value-type="float" office:value="0.307877" calcext:value-type="float">
            <text:p>0.30787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82846" calcext:value-type="float">
            <text:p>1.82846</text:p>
          </table:table-cell>
          <table:table-cell office:value-type="float" office:value="0.488299" calcext:value-type="float">
            <text:p>0.48829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72924" calcext:value-type="float">
            <text:p>1.72924</text:p>
          </table:table-cell>
          <table:table-cell office:value-type="float" office:value="3.00239" calcext:value-type="float">
            <text:p>3.00239</text:p>
          </table:table-cell>
          <table:table-cell office:value-type="float" office:value="0.502795" calcext:value-type="float">
            <text:p>0.502795</text:p>
          </table:table-cell>
          <table:table-cell office:value-type="float" office:value="0.306379" calcext:value-type="float">
            <text:p>0.3063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81376" calcext:value-type="float">
            <text:p>1.81376</text:p>
          </table:table-cell>
          <table:table-cell office:value-type="float" office:value="0.485464" calcext:value-type="float">
            <text:p>0.48546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73221" calcext:value-type="float">
            <text:p>1.73221</text:p>
          </table:table-cell>
          <table:table-cell office:value-type="float" office:value="2.97709" calcext:value-type="float">
            <text:p>2.97709</text:p>
          </table:table-cell>
          <table:table-cell office:value-type="float" office:value="0.50997" calcext:value-type="float">
            <text:p>0.50997</text:p>
          </table:table-cell>
          <table:table-cell office:value-type="float" office:value="0.322252" calcext:value-type="float">
            <text:p>0.3222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80755" calcext:value-type="float">
            <text:p>1.80755</text:p>
          </table:table-cell>
          <table:table-cell office:value-type="float" office:value="0.490766" calcext:value-type="float">
            <text:p>0.49076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.66574" calcext:value-type="float">
            <text:p>1.66574</text:p>
          </table:table-cell>
          <table:table-cell office:value-type="float" office:value="3.00296" calcext:value-type="float">
            <text:p>3.00296</text:p>
          </table:table-cell>
          <table:table-cell office:value-type="float" office:value="0.522583" calcext:value-type="float">
            <text:p>0.522583</text:p>
          </table:table-cell>
          <table:table-cell office:value-type="float" office:value="0.32944" calcext:value-type="float">
            <text:p>0.3294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80095" calcext:value-type="float">
            <text:p>1.80095</text:p>
          </table:table-cell>
          <table:table-cell office:value-type="float" office:value="0.491074" calcext:value-type="float">
            <text:p>0.49107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.67496" calcext:value-type="float">
            <text:p>1.67496</text:p>
          </table:table-cell>
          <table:table-cell office:value-type="float" office:value="3.00493" calcext:value-type="float">
            <text:p>3.00493</text:p>
          </table:table-cell>
          <table:table-cell office:value-type="float" office:value="0.517385" calcext:value-type="float">
            <text:p>0.517385</text:p>
          </table:table-cell>
          <table:table-cell office:value-type="float" office:value="0.316262" calcext:value-type="float">
            <text:p>0.31626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75358" calcext:value-type="float">
            <text:p>1.75358</text:p>
          </table:table-cell>
          <table:table-cell office:value-type="float" office:value="0.502836" calcext:value-type="float">
            <text:p>0.5028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.64517" calcext:value-type="float">
            <text:p>1.64517</text:p>
          </table:table-cell>
          <table:table-cell office:value-type="float" office:value="2.99427" calcext:value-type="float">
            <text:p>2.99427</text:p>
          </table:table-cell>
          <table:table-cell office:value-type="float" office:value="0.525755" calcext:value-type="float">
            <text:p>0.525755</text:p>
          </table:table-cell>
          <table:table-cell office:value-type="float" office:value="0.32944" calcext:value-type="float">
            <text:p>0.329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7719" calcext:value-type="float">
            <text:p>1.7719</text:p>
          </table:table-cell>
          <table:table-cell office:value-type="float" office:value="0.500422" calcext:value-type="float">
            <text:p>0.50042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.61987" calcext:value-type="float">
            <text:p>1.61987</text:p>
          </table:table-cell>
          <table:table-cell office:value-type="float" office:value="3.09796" calcext:value-type="float">
            <text:p>3.09796</text:p>
          </table:table-cell>
          <table:table-cell office:value-type="float" office:value="0.536405" calcext:value-type="float">
            <text:p>0.536405</text:p>
          </table:table-cell>
          <table:table-cell office:value-type="float" office:value="0.31746" calcext:value-type="float">
            <text:p>0.317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73881" calcext:value-type="float">
            <text:p>1.73881</text:p>
          </table:table-cell>
          <table:table-cell office:value-type="float" office:value="0.503981" calcext:value-type="float">
            <text:p>0.50398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.60719" calcext:value-type="float">
            <text:p>1.60719</text:p>
          </table:table-cell>
          <table:table-cell office:value-type="float" office:value="3.12233" calcext:value-type="float">
            <text:p>3.12233</text:p>
          </table:table-cell>
          <table:table-cell office:value-type="float" office:value="0.535374" calcext:value-type="float">
            <text:p>0.535374</text:p>
          </table:table-cell>
          <table:table-cell office:value-type="float" office:value="0.321054" calcext:value-type="float">
            <text:p>0.32105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72365" calcext:value-type="float">
            <text:p>1.72365</text:p>
          </table:table-cell>
          <table:table-cell office:value-type="float" office:value="0.509837" calcext:value-type="float">
            <text:p>0.50983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599" calcext:value-type="float">
            <text:p>1.599</text:p>
          </table:table-cell>
          <table:table-cell office:value-type="float" office:value="3.17407" calcext:value-type="float">
            <text:p>3.17407</text:p>
          </table:table-cell>
          <table:table-cell office:value-type="float" office:value="0.533686" calcext:value-type="float">
            <text:p>0.533686</text:p>
          </table:table-cell>
          <table:table-cell office:value-type="float" office:value="0.319257" calcext:value-type="float">
            <text:p>0.31925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70133" calcext:value-type="float">
            <text:p>1.70133</text:p>
          </table:table-cell>
          <table:table-cell office:value-type="float" office:value="0.516405" calcext:value-type="float">
            <text:p>0.51640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59381" calcext:value-type="float">
            <text:p>1.59381</text:p>
          </table:table-cell>
          <table:table-cell office:value-type="float" office:value="3.03043" calcext:value-type="float">
            <text:p>3.03043</text:p>
          </table:table-cell>
          <table:table-cell office:value-type="float" office:value="0.537387" calcext:value-type="float">
            <text:p>0.537387</text:p>
          </table:table-cell>
          <table:table-cell office:value-type="float" office:value="0.324648" calcext:value-type="float">
            <text:p>0.3246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70246" calcext:value-type="float">
            <text:p>1.70246</text:p>
          </table:table-cell>
          <table:table-cell office:value-type="float" office:value="0.513277" calcext:value-type="float">
            <text:p>0.51327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5767" calcext:value-type="float">
            <text:p>1.5767</text:p>
          </table:table-cell>
          <table:table-cell office:value-type="float" office:value="3.08305" calcext:value-type="float">
            <text:p>3.08305</text:p>
          </table:table-cell>
          <table:table-cell office:value-type="float" office:value="0.542252" calcext:value-type="float">
            <text:p>0.542252</text:p>
          </table:table-cell>
          <table:table-cell office:value-type="float" office:value="0.321653" calcext:value-type="float">
            <text:p>0.32165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68261" calcext:value-type="float">
            <text:p>1.68261</text:p>
          </table:table-cell>
          <table:table-cell office:value-type="float" office:value="0.518999" calcext:value-type="float">
            <text:p>0.51899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54632" calcext:value-type="float">
            <text:p>1.54632</text:p>
          </table:table-cell>
          <table:table-cell office:value-type="float" office:value="3.10275" calcext:value-type="float">
            <text:p>3.10275</text:p>
          </table:table-cell>
          <table:table-cell office:value-type="float" office:value="0.549698" calcext:value-type="float">
            <text:p>0.549698</text:p>
          </table:table-cell>
          <table:table-cell office:value-type="float" office:value="0.327344" calcext:value-type="float">
            <text:p>0.3273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66937" calcext:value-type="float">
            <text:p>1.66937</text:p>
          </table:table-cell>
          <table:table-cell office:value-type="float" office:value="0.522919" calcext:value-type="float">
            <text:p>0.52291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55208" calcext:value-type="float">
            <text:p>1.55208</text:p>
          </table:table-cell>
          <table:table-cell office:value-type="float" office:value="3.14891" calcext:value-type="float">
            <text:p>3.14891</text:p>
          </table:table-cell>
          <table:table-cell office:value-type="float" office:value="0.546752" calcext:value-type="float">
            <text:p>0.546752</text:p>
          </table:table-cell>
          <table:table-cell office:value-type="float" office:value="0.328242" calcext:value-type="float">
            <text:p>0.3282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655" calcext:value-type="float">
            <text:p>1.655</text:p>
          </table:table-cell>
          <table:table-cell office:value-type="float" office:value="0.525468" calcext:value-type="float">
            <text:p>0.52546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5141" calcext:value-type="float">
            <text:p>1.5141</text:p>
          </table:table-cell>
          <table:table-cell office:value-type="float" office:value="3.18399" calcext:value-type="float">
            <text:p>3.18399</text:p>
          </table:table-cell>
          <table:table-cell office:value-type="float" office:value="0.557855" calcext:value-type="float">
            <text:p>0.557855</text:p>
          </table:table-cell>
          <table:table-cell office:value-type="float" office:value="0.332734" calcext:value-type="float">
            <text:p>0.33273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64004" calcext:value-type="float">
            <text:p>1.64004</text:p>
          </table:table-cell>
          <table:table-cell office:value-type="float" office:value="0.530458" calcext:value-type="float">
            <text:p>0.53045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51718" calcext:value-type="float">
            <text:p>1.51718</text:p>
          </table:table-cell>
          <table:table-cell office:value-type="float" office:value="3.07696" calcext:value-type="float">
            <text:p>3.07696</text:p>
          </table:table-cell>
          <table:table-cell office:value-type="float" office:value="0.55359" calcext:value-type="float">
            <text:p>0.55359</text:p>
          </table:table-cell>
          <table:table-cell office:value-type="float" office:value="0.331237" calcext:value-type="float">
            <text:p>0.3312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63951" calcext:value-type="float">
            <text:p>1.63951</text:p>
          </table:table-cell>
          <table:table-cell office:value-type="float" office:value="0.529813" calcext:value-type="float">
            <text:p>0.5298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50515" calcext:value-type="float">
            <text:p>1.50515</text:p>
          </table:table-cell>
          <table:table-cell office:value-type="float" office:value="3.17084" calcext:value-type="float">
            <text:p>3.17084</text:p>
          </table:table-cell>
          <table:table-cell office:value-type="float" office:value="0.55929" calcext:value-type="float">
            <text:p>0.55929</text:p>
          </table:table-cell>
          <table:table-cell office:value-type="float" office:value="0.318359" calcext:value-type="float">
            <text:p>0.31835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62392" calcext:value-type="float">
            <text:p>1.62392</text:p>
          </table:table-cell>
          <table:table-cell office:value-type="float" office:value="0.529916" calcext:value-type="float">
            <text:p>0.52991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48964" calcext:value-type="float">
            <text:p>1.48964</text:p>
          </table:table-cell>
          <table:table-cell office:value-type="float" office:value="3.17745" calcext:value-type="float">
            <text:p>3.17745</text:p>
          </table:table-cell>
          <table:table-cell office:value-type="float" office:value="0.561405" calcext:value-type="float">
            <text:p>0.561405</text:p>
          </table:table-cell>
          <table:table-cell office:value-type="float" office:value="0.320156" calcext:value-type="float">
            <text:p>0.32015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6246" calcext:value-type="float">
            <text:p>1.6246</text:p>
          </table:table-cell>
          <table:table-cell office:value-type="float" office:value="0.534379" calcext:value-type="float">
            <text:p>0.53437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49672" calcext:value-type="float">
            <text:p>1.49672</text:p>
          </table:table-cell>
          <table:table-cell office:value-type="float" office:value="3.13076" calcext:value-type="float">
            <text:p>3.13076</text:p>
          </table:table-cell>
          <table:table-cell office:value-type="float" office:value="0.56062" calcext:value-type="float">
            <text:p>0.56062</text:p>
          </table:table-cell>
          <table:table-cell office:value-type="float" office:value="0.333633" calcext:value-type="float">
            <text:p>0.3336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60392" calcext:value-type="float">
            <text:p>1.60392</text:p>
          </table:table-cell>
          <table:table-cell office:value-type="float" office:value="0.539831" calcext:value-type="float">
            <text:p>0.53983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48571" calcext:value-type="float">
            <text:p>1.48571</text:p>
          </table:table-cell>
          <table:table-cell office:value-type="float" office:value="3.22535" calcext:value-type="float">
            <text:p>3.22535</text:p>
          </table:table-cell>
          <table:table-cell office:value-type="float" office:value="0.56065" calcext:value-type="float">
            <text:p>0.56065</text:p>
          </table:table-cell>
          <table:table-cell office:value-type="float" office:value="0.32375" calcext:value-type="float">
            <text:p>0.323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60548" calcext:value-type="float">
            <text:p>1.60548</text:p>
          </table:table-cell>
          <table:table-cell office:value-type="float" office:value="0.539083" calcext:value-type="float">
            <text:p>0.53908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.46862" calcext:value-type="float">
            <text:p>1.46862</text:p>
          </table:table-cell>
          <table:table-cell office:value-type="float" office:value="3.17675" calcext:value-type="float">
            <text:p>3.17675</text:p>
          </table:table-cell>
          <table:table-cell office:value-type="float" office:value="0.570544" calcext:value-type="float">
            <text:p>0.570544</text:p>
          </table:table-cell>
          <table:table-cell office:value-type="float" office:value="0.327643" calcext:value-type="float">
            <text:p>0.3276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57327" calcext:value-type="float">
            <text:p>1.57327</text:p>
          </table:table-cell>
          <table:table-cell office:value-type="float" office:value="0.542728" calcext:value-type="float">
            <text:p>0.54272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.45219" calcext:value-type="float">
            <text:p>1.45219</text:p>
          </table:table-cell>
          <table:table-cell office:value-type="float" office:value="3.21288" calcext:value-type="float">
            <text:p>3.21288</text:p>
          </table:table-cell>
          <table:table-cell office:value-type="float" office:value="0.573545" calcext:value-type="float">
            <text:p>0.573545</text:p>
          </table:table-cell>
          <table:table-cell office:value-type="float" office:value="0.322252" calcext:value-type="float">
            <text:p>0.3222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57379" calcext:value-type="float">
            <text:p>1.57379</text:p>
          </table:table-cell>
          <table:table-cell office:value-type="float" office:value="0.541435" calcext:value-type="float">
            <text:p>0.54143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.45608" calcext:value-type="float">
            <text:p>1.45608</text:p>
          </table:table-cell>
          <table:table-cell office:value-type="float" office:value="3.18053" calcext:value-type="float">
            <text:p>3.18053</text:p>
          </table:table-cell>
          <table:table-cell office:value-type="float" office:value="0.563897" calcext:value-type="float">
            <text:p>0.563897</text:p>
          </table:table-cell>
          <table:table-cell office:value-type="float" office:value="0.34142" calcext:value-type="float">
            <text:p>0.3414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55513" calcext:value-type="float">
            <text:p>1.55513</text:p>
          </table:table-cell>
          <table:table-cell office:value-type="float" office:value="0.547889" calcext:value-type="float">
            <text:p>0.54788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.42836" calcext:value-type="float">
            <text:p>1.42836</text:p>
          </table:table-cell>
          <table:table-cell office:value-type="float" office:value="3.16959" calcext:value-type="float">
            <text:p>3.16959</text:p>
          </table:table-cell>
          <table:table-cell office:value-type="float" office:value="0.576133" calcext:value-type="float">
            <text:p>0.576133</text:p>
          </table:table-cell>
          <table:table-cell office:value-type="float" office:value="0.337526" calcext:value-type="float">
            <text:p>0.33752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55145" calcext:value-type="float">
            <text:p>1.55145</text:p>
          </table:table-cell>
          <table:table-cell office:value-type="float" office:value="0.55341" calcext:value-type="float">
            <text:p>0.5534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.43535" calcext:value-type="float">
            <text:p>1.43535</text:p>
          </table:table-cell>
          <table:table-cell office:value-type="float" office:value="3.1956" calcext:value-type="float">
            <text:p>3.1956</text:p>
          </table:table-cell>
          <table:table-cell office:value-type="float" office:value="0.574018" calcext:value-type="float">
            <text:p>0.574018</text:p>
          </table:table-cell>
          <table:table-cell office:value-type="float" office:value="0.342318" calcext:value-type="float">
            <text:p>0.3423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54558" calcext:value-type="float">
            <text:p>1.54558</text:p>
          </table:table-cell>
          <table:table-cell office:value-type="float" office:value="0.554101" calcext:value-type="float">
            <text:p>0.55410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.42801" calcext:value-type="float">
            <text:p>1.42801</text:p>
          </table:table-cell>
          <table:table-cell office:value-type="float" office:value="3.17788" calcext:value-type="float">
            <text:p>3.17788</text:p>
          </table:table-cell>
          <table:table-cell office:value-type="float" office:value="0.573696" calcext:value-type="float">
            <text:p>0.573696</text:p>
          </table:table-cell>
          <table:table-cell office:value-type="float" office:value="0.32345" calcext:value-type="float">
            <text:p>0.323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52491" calcext:value-type="float">
            <text:p>1.52491</text:p>
          </table:table-cell>
          <table:table-cell office:value-type="float" office:value="0.553168" calcext:value-type="float">
            <text:p>0.55316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.40595" calcext:value-type="float">
            <text:p>1.40595</text:p>
          </table:table-cell>
          <table:table-cell office:value-type="float" office:value="3.2592" calcext:value-type="float">
            <text:p>3.2592</text:p>
          </table:table-cell>
          <table:table-cell office:value-type="float" office:value="0.576888" calcext:value-type="float">
            <text:p>0.576888</text:p>
          </table:table-cell>
          <table:table-cell office:value-type="float" office:value="0.342019" calcext:value-type="float">
            <text:p>0.34201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52052" calcext:value-type="float">
            <text:p>1.52052</text:p>
          </table:table-cell>
          <table:table-cell office:value-type="float" office:value="0.559349" calcext:value-type="float">
            <text:p>0.55934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.39473" calcext:value-type="float">
            <text:p>1.39473</text:p>
          </table:table-cell>
          <table:table-cell office:value-type="float" office:value="3.30168" calcext:value-type="float">
            <text:p>3.30168</text:p>
          </table:table-cell>
          <table:table-cell office:value-type="float" office:value="0.58497" calcext:value-type="float">
            <text:p>0.58497</text:p>
          </table:table-cell>
          <table:table-cell office:value-type="float" office:value="0.32345" calcext:value-type="float">
            <text:p>0.3234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52267" calcext:value-type="float">
            <text:p>1.52267</text:p>
          </table:table-cell>
          <table:table-cell office:value-type="float" office:value="0.560495" calcext:value-type="float">
            <text:p>0.56049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.40269" calcext:value-type="float">
            <text:p>1.40269</text:p>
          </table:table-cell>
          <table:table-cell office:value-type="float" office:value="3.38544" calcext:value-type="float">
            <text:p>3.38544</text:p>
          </table:table-cell>
          <table:table-cell office:value-type="float" office:value="0.581028" calcext:value-type="float">
            <text:p>0.581028</text:p>
          </table:table-cell>
          <table:table-cell office:value-type="float" office:value="0.331836" calcext:value-type="float">
            <text:p>0.33183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50561" calcext:value-type="float">
            <text:p>1.50561</text:p>
          </table:table-cell>
          <table:table-cell office:value-type="float" office:value="0.559505" calcext:value-type="float">
            <text:p>0.55950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.38417" calcext:value-type="float">
            <text:p>1.38417</text:p>
          </table:table-cell>
          <table:table-cell office:value-type="float" office:value="3.28689" calcext:value-type="float">
            <text:p>3.28689</text:p>
          </table:table-cell>
          <table:table-cell office:value-type="float" office:value="0.587689" calcext:value-type="float">
            <text:p>0.587689</text:p>
          </table:table-cell>
          <table:table-cell office:value-type="float" office:value="0.34112" calcext:value-type="float">
            <text:p>0.341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49864" calcext:value-type="float">
            <text:p>1.49864</text:p>
          </table:table-cell>
          <table:table-cell office:value-type="float" office:value="0.558745" calcext:value-type="float">
            <text:p>0.55874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.37678" calcext:value-type="float">
            <text:p>1.37678</text:p>
          </table:table-cell>
          <table:table-cell office:value-type="float" office:value="3.45756" calcext:value-type="float">
            <text:p>3.45756</text:p>
          </table:table-cell>
          <table:table-cell office:value-type="float" office:value="0.583157" calcext:value-type="float">
            <text:p>0.583157</text:p>
          </table:table-cell>
          <table:table-cell office:value-type="float" office:value="0.325247" calcext:value-type="float">
            <text:p>0.3252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49086" calcext:value-type="float">
            <text:p>1.49086</text:p>
          </table:table-cell>
          <table:table-cell office:value-type="float" office:value="0.565359" calcext:value-type="float">
            <text:p>0.56535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36735" calcext:value-type="float">
            <text:p>1.36735</text:p>
          </table:table-cell>
          <table:table-cell office:value-type="float" office:value="3.22219" calcext:value-type="float">
            <text:p>3.22219</text:p>
          </table:table-cell>
          <table:table-cell office:value-type="float" office:value="0.588813" calcext:value-type="float">
            <text:p>0.588813</text:p>
          </table:table-cell>
          <table:table-cell office:value-type="float" office:value="0.346211" calcext:value-type="float">
            <text:p>0.3462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47486" calcext:value-type="float">
            <text:p>1.47486</text:p>
          </table:table-cell>
          <table:table-cell office:value-type="float" office:value="0.570386" calcext:value-type="float">
            <text:p>0.57038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.371" calcext:value-type="float">
            <text:p>1.371</text:p>
          </table:table-cell>
          <table:table-cell office:value-type="float" office:value="3.34357" calcext:value-type="float">
            <text:p>3.34357</text:p>
          </table:table-cell>
          <table:table-cell office:value-type="float" office:value="0.592598" calcext:value-type="float">
            <text:p>0.592598</text:p>
          </table:table-cell>
          <table:table-cell office:value-type="float" office:value="0.339024" calcext:value-type="float">
            <text:p>0.33902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47637" calcext:value-type="float">
            <text:p>1.47637</text:p>
          </table:table-cell>
          <table:table-cell office:value-type="float" office:value="0.564536" calcext:value-type="float">
            <text:p>0.56453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.35347" calcext:value-type="float">
            <text:p>1.35347</text:p>
          </table:table-cell>
          <table:table-cell office:value-type="float" office:value="3.2789" calcext:value-type="float">
            <text:p>3.2789</text:p>
          </table:table-cell>
          <table:table-cell office:value-type="float" office:value="0.588822" calcext:value-type="float">
            <text:p>0.588822</text:p>
          </table:table-cell>
          <table:table-cell office:value-type="float" office:value="0.340222" calcext:value-type="float">
            <text:p>0.3402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47221" calcext:value-type="float">
            <text:p>1.47221</text:p>
          </table:table-cell>
          <table:table-cell office:value-type="float" office:value="0.566144" calcext:value-type="float">
            <text:p>0.56614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.35389" calcext:value-type="float">
            <text:p>1.35389</text:p>
          </table:table-cell>
          <table:table-cell office:value-type="float" office:value="3.26151" calcext:value-type="float">
            <text:p>3.26151</text:p>
          </table:table-cell>
          <table:table-cell office:value-type="float" office:value="0.59494" calcext:value-type="float">
            <text:p>0.59494</text:p>
          </table:table-cell>
          <table:table-cell office:value-type="float" office:value="0.327044" calcext:value-type="float">
            <text:p>0.3270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45542" calcext:value-type="float">
            <text:p>1.45542</text:p>
          </table:table-cell>
          <table:table-cell office:value-type="float" office:value="0.572256" calcext:value-type="float">
            <text:p>0.57225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.32562" calcext:value-type="float">
            <text:p>1.32562</text:p>
          </table:table-cell>
          <table:table-cell office:value-type="float" office:value="3.3096" calcext:value-type="float">
            <text:p>3.3096</text:p>
          </table:table-cell>
          <table:table-cell office:value-type="float" office:value="0.595314" calcext:value-type="float">
            <text:p>0.595314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4463" calcext:value-type="float">
            <text:p>1.4463</text:p>
          </table:table-cell>
          <table:table-cell office:value-type="float" office:value="0.575981" calcext:value-type="float">
            <text:p>0.57598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.32936" calcext:value-type="float">
            <text:p>1.32936</text:p>
          </table:table-cell>
          <table:table-cell office:value-type="float" office:value="3.35358" calcext:value-type="float">
            <text:p>3.35358</text:p>
          </table:table-cell>
          <table:table-cell office:value-type="float" office:value="0.6" calcext:value-type="float">
            <text:p>0.6</text:p>
          </table:table-cell>
          <table:table-cell office:value-type="float" office:value="0.336029" calcext:value-type="float">
            <text:p>0.33602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45349" calcext:value-type="float">
            <text:p>1.45349</text:p>
          </table:table-cell>
          <table:table-cell office:value-type="float" office:value="0.572075" calcext:value-type="float">
            <text:p>0.57207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.32978" calcext:value-type="float">
            <text:p>1.32978</text:p>
          </table:table-cell>
          <table:table-cell office:value-type="float" office:value="3.40293" calcext:value-type="float">
            <text:p>3.40293</text:p>
          </table:table-cell>
          <table:table-cell office:value-type="float" office:value="0.596903" calcext:value-type="float">
            <text:p>0.596903</text:p>
          </table:table-cell>
          <table:table-cell office:value-type="float" office:value="0.324049" calcext:value-type="float">
            <text:p>0.32404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4388" calcext:value-type="float">
            <text:p>1.4388</text:p>
          </table:table-cell>
          <table:table-cell office:value-type="float" office:value="0.576055" calcext:value-type="float">
            <text:p>0.57605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.32223" calcext:value-type="float">
            <text:p>1.32223</text:p>
          </table:table-cell>
          <table:table-cell office:value-type="float" office:value="3.36639" calcext:value-type="float">
            <text:p>3.36639</text:p>
          </table:table-cell>
          <table:table-cell office:value-type="float" office:value="0.600227" calcext:value-type="float">
            <text:p>0.600227</text:p>
          </table:table-cell>
          <table:table-cell office:value-type="float" office:value="0.347709" calcext:value-type="float">
            <text:p>0.34770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45208" calcext:value-type="float">
            <text:p>1.45208</text:p>
          </table:table-cell>
          <table:table-cell office:value-type="float" office:value="0.571153" calcext:value-type="float">
            <text:p>0.57115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.31891" calcext:value-type="float">
            <text:p>1.31891</text:p>
          </table:table-cell>
          <table:table-cell office:value-type="float" office:value="3.37003" calcext:value-type="float">
            <text:p>3.37003</text:p>
          </table:table-cell>
          <table:table-cell office:value-type="float" office:value="0.599245" calcext:value-type="float">
            <text:p>0.599245</text:p>
          </table:table-cell>
          <table:table-cell office:value-type="float" office:value="0.342318" calcext:value-type="float">
            <text:p>0.3423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44144" calcext:value-type="float">
            <text:p>1.44144</text:p>
          </table:table-cell>
          <table:table-cell office:value-type="float" office:value="0.570507" calcext:value-type="float">
            <text:p>0.57050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.31006" calcext:value-type="float">
            <text:p>1.31006</text:p>
          </table:table-cell>
          <table:table-cell office:value-type="float" office:value="3.38162" calcext:value-type="float">
            <text:p>3.38162</text:p>
          </table:table-cell>
          <table:table-cell office:value-type="float" office:value="0.601057" calcext:value-type="float">
            <text:p>0.601057</text:p>
          </table:table-cell>
          <table:table-cell office:value-type="float" office:value="0.332435" calcext:value-type="float">
            <text:p>0.33243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41772" calcext:value-type="float">
            <text:p>1.41772</text:p>
          </table:table-cell>
          <table:table-cell office:value-type="float" office:value="0.579602" calcext:value-type="float">
            <text:p>0.57960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.29747" calcext:value-type="float">
            <text:p>1.29747</text:p>
          </table:table-cell>
          <table:table-cell office:value-type="float" office:value="3.34592" calcext:value-type="float">
            <text:p>3.34592</text:p>
          </table:table-cell>
          <table:table-cell office:value-type="float" office:value="0.603477" calcext:value-type="float">
            <text:p>0.603477</text:p>
          </table:table-cell>
          <table:table-cell office:value-type="float" office:value="0.336927" calcext:value-type="float">
            <text:p>0.33692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41892" calcext:value-type="float">
            <text:p>1.41892</text:p>
          </table:table-cell>
          <table:table-cell office:value-type="float" office:value="0.581484" calcext:value-type="float">
            <text:p>0.58148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.29703" calcext:value-type="float">
            <text:p>1.29703</text:p>
          </table:table-cell>
          <table:table-cell office:value-type="float" office:value="3.37679" calcext:value-type="float">
            <text:p>3.37679</text:p>
          </table:table-cell>
          <table:table-cell office:value-type="float" office:value="0.605816" calcext:value-type="float">
            <text:p>0.605816</text:p>
          </table:table-cell>
          <table:table-cell office:value-type="float" office:value="0.350105" calcext:value-type="float">
            <text:p>0.35010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41285" calcext:value-type="float">
            <text:p>1.41285</text:p>
          </table:table-cell>
          <table:table-cell office:value-type="float" office:value="0.582207" calcext:value-type="float">
            <text:p>0.58220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.27876" calcext:value-type="float">
            <text:p>1.27876</text:p>
          </table:table-cell>
          <table:table-cell office:value-type="float" office:value="3.35765" calcext:value-type="float">
            <text:p>3.35765</text:p>
          </table:table-cell>
          <table:table-cell office:value-type="float" office:value="0.610347" calcext:value-type="float">
            <text:p>0.610347</text:p>
          </table:table-cell>
          <table:table-cell office:value-type="float" office:value="0.343816" calcext:value-type="float">
            <text:p>0.3438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41714" calcext:value-type="float">
            <text:p>1.41714</text:p>
          </table:table-cell>
          <table:table-cell office:value-type="float" office:value="0.578877" calcext:value-type="float">
            <text:p>0.57887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.29301" calcext:value-type="float">
            <text:p>1.29301</text:p>
          </table:table-cell>
          <table:table-cell office:value-type="float" office:value="3.45286" calcext:value-type="float">
            <text:p>3.45286</text:p>
          </table:table-cell>
          <table:table-cell office:value-type="float" office:value="0.607251" calcext:value-type="float">
            <text:p>0.607251</text:p>
          </table:table-cell>
          <table:table-cell office:value-type="float" office:value="0.332135" calcext:value-type="float">
            <text:p>0.33213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40761" calcext:value-type="float">
            <text:p>1.40761</text:p>
          </table:table-cell>
          <table:table-cell office:value-type="float" office:value="0.578951" calcext:value-type="float">
            <text:p>0.57895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.27074" calcext:value-type="float">
            <text:p>1.27074</text:p>
          </table:table-cell>
          <table:table-cell office:value-type="float" office:value="3.41573" calcext:value-type="float">
            <text:p>3.41573</text:p>
          </table:table-cell>
          <table:table-cell office:value-type="float" office:value="0.610733" calcext:value-type="float">
            <text:p>0.610733</text:p>
          </table:table-cell>
          <table:table-cell office:value-type="float" office:value="0.338425" calcext:value-type="float">
            <text:p>0.3384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40108" calcext:value-type="float">
            <text:p>1.40108</text:p>
          </table:table-cell>
          <table:table-cell office:value-type="float" office:value="0.584188" calcext:value-type="float">
            <text:p>0.58418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.29351" calcext:value-type="float">
            <text:p>1.29351</text:p>
          </table:table-cell>
          <table:table-cell office:value-type="float" office:value="3.44712" calcext:value-type="float">
            <text:p>3.44712</text:p>
          </table:table-cell>
          <table:table-cell office:value-type="float" office:value="0.60929" calcext:value-type="float">
            <text:p>0.60929</text:p>
          </table:table-cell>
          <table:table-cell office:value-type="float" office:value="0.327942" calcext:value-type="float">
            <text:p>0.32794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40155" calcext:value-type="float">
            <text:p>1.40155</text:p>
          </table:table-cell>
          <table:table-cell office:value-type="float" office:value="0.584922" calcext:value-type="float">
            <text:p>0.58492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.26958" calcext:value-type="float">
            <text:p>1.26958</text:p>
          </table:table-cell>
          <table:table-cell office:value-type="float" office:value="3.34103" calcext:value-type="float">
            <text:p>3.34103</text:p>
          </table:table-cell>
          <table:table-cell office:value-type="float" office:value="0.60929" calcext:value-type="float">
            <text:p>0.60929</text:p>
          </table:table-cell>
          <table:table-cell office:value-type="float" office:value="0.334531" calcext:value-type="float">
            <text:p>0.33453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3886" calcext:value-type="float">
            <text:p>1.3886</text:p>
          </table:table-cell>
          <table:table-cell office:value-type="float" office:value="0.583112" calcext:value-type="float">
            <text:p>0.58311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.26377" calcext:value-type="float">
            <text:p>1.26377</text:p>
          </table:table-cell>
          <table:table-cell office:value-type="float" office:value="3.41029" calcext:value-type="float">
            <text:p>3.41029</text:p>
          </table:table-cell>
          <table:table-cell office:value-type="float" office:value="0.613076" calcext:value-type="float">
            <text:p>0.613076</text:p>
          </table:table-cell>
          <table:table-cell office:value-type="float" office:value="0.352201" calcext:value-type="float">
            <text:p>0.3522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37211" calcext:value-type="float">
            <text:p>1.37211</text:p>
          </table:table-cell>
          <table:table-cell office:value-type="float" office:value="0.592758" calcext:value-type="float">
            <text:p>0.59275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.2598" calcext:value-type="float">
            <text:p>1.2598</text:p>
          </table:table-cell>
          <table:table-cell office:value-type="float" office:value="3.36672" calcext:value-type="float">
            <text:p>3.36672</text:p>
          </table:table-cell>
          <table:table-cell office:value-type="float" office:value="0.615634" calcext:value-type="float">
            <text:p>0.615634</text:p>
          </table:table-cell>
          <table:table-cell office:value-type="float" office:value="0.333932" calcext:value-type="float">
            <text:p>0.33393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38389" calcext:value-type="float">
            <text:p>1.38389</text:p>
          </table:table-cell>
          <table:table-cell office:value-type="float" office:value="0.585344" calcext:value-type="float">
            <text:p>0.58534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.24961" calcext:value-type="float">
            <text:p>1.24961</text:p>
          </table:table-cell>
          <table:table-cell office:value-type="float" office:value="3.58178" calcext:value-type="float">
            <text:p>3.58178</text:p>
          </table:table-cell>
          <table:table-cell office:value-type="float" office:value="0.610725" calcext:value-type="float">
            <text:p>0.610725</text:p>
          </table:table-cell>
          <table:table-cell office:value-type="float" office:value="0.331836" calcext:value-type="float">
            <text:p>0.3318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36945" calcext:value-type="float">
            <text:p>1.36945</text:p>
          </table:table-cell>
          <table:table-cell office:value-type="float" office:value="0.592758" calcext:value-type="float">
            <text:p>0.59275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2445" calcext:value-type="float">
            <text:p>1.2445</text:p>
          </table:table-cell>
          <table:table-cell office:value-type="float" office:value="3.55188" calcext:value-type="float">
            <text:p>3.55188</text:p>
          </table:table-cell>
          <table:table-cell office:value-type="float" office:value="0.619803" calcext:value-type="float">
            <text:p>0.619803</text:p>
          </table:table-cell>
          <table:table-cell office:value-type="float" office:value="0.330039" calcext:value-type="float">
            <text:p>0.33003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38042" calcext:value-type="float">
            <text:p>1.38042</text:p>
          </table:table-cell>
          <table:table-cell office:value-type="float" office:value="0.587274" calcext:value-type="float">
            <text:p>0.58727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.24887" calcext:value-type="float">
            <text:p>1.24887</text:p>
          </table:table-cell>
          <table:table-cell office:value-type="float" office:value="3.61377" calcext:value-type="float">
            <text:p>3.61377</text:p>
          </table:table-cell>
          <table:table-cell office:value-type="float" office:value="0.615257" calcext:value-type="float">
            <text:p>0.615257</text:p>
          </table:table-cell>
          <table:table-cell office:value-type="float" office:value="0.346211" calcext:value-type="float">
            <text:p>0.3462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36742" calcext:value-type="float">
            <text:p>1.36742</text:p>
          </table:table-cell>
          <table:table-cell office:value-type="float" office:value="0.593426" calcext:value-type="float">
            <text:p>0.59342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.24444" calcext:value-type="float">
            <text:p>1.24444</text:p>
          </table:table-cell>
          <table:table-cell office:value-type="float" office:value="3.53193" calcext:value-type="float">
            <text:p>3.53193</text:p>
          </table:table-cell>
          <table:table-cell office:value-type="float" office:value="0.622054" calcext:value-type="float">
            <text:p>0.622054</text:p>
          </table:table-cell>
          <table:table-cell office:value-type="float" office:value="0.336029" calcext:value-type="float">
            <text:p>0.33602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36759" calcext:value-type="float">
            <text:p>1.36759</text:p>
          </table:table-cell>
          <table:table-cell office:value-type="float" office:value="0.590465" calcext:value-type="float">
            <text:p>0.59046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.23713" calcext:value-type="float">
            <text:p>1.23713</text:p>
          </table:table-cell>
          <table:table-cell office:value-type="float" office:value="3.54614" calcext:value-type="float">
            <text:p>3.54614</text:p>
          </table:table-cell>
          <table:table-cell office:value-type="float" office:value="0.621148" calcext:value-type="float">
            <text:p>0.621148</text:p>
          </table:table-cell>
          <table:table-cell office:value-type="float" office:value="0.336328" calcext:value-type="float">
            <text:p>0.33632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37847" calcext:value-type="float">
            <text:p>1.37847</text:p>
          </table:table-cell>
          <table:table-cell office:value-type="float" office:value="0.587093" calcext:value-type="float">
            <text:p>0.58709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.25343" calcext:value-type="float">
            <text:p>1.25343</text:p>
          </table:table-cell>
          <table:table-cell office:value-type="float" office:value="3.59273" calcext:value-type="float">
            <text:p>3.59273</text:p>
          </table:table-cell>
          <table:table-cell office:value-type="float" office:value="0.619803" calcext:value-type="float">
            <text:p>0.619803</text:p>
          </table:table-cell>
          <table:table-cell office:value-type="float" office:value="0.331836" calcext:value-type="float">
            <text:p>0.33183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36639" calcext:value-type="float">
            <text:p>1.36639</text:p>
          </table:table-cell>
          <table:table-cell office:value-type="float" office:value="0.588835" calcext:value-type="float">
            <text:p>0.58883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.23087" calcext:value-type="float">
            <text:p>1.23087</text:p>
          </table:table-cell>
          <table:table-cell office:value-type="float" office:value="3.449" calcext:value-type="float">
            <text:p>3.449</text:p>
          </table:table-cell>
          <table:table-cell office:value-type="float" office:value="0.623338" calcext:value-type="float">
            <text:p>0.623338</text:p>
          </table:table-cell>
          <table:table-cell office:value-type="float" office:value="0.350404" calcext:value-type="float">
            <text:p>0.35040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34592" calcext:value-type="float">
            <text:p>1.34592</text:p>
          </table:table-cell>
          <table:table-cell office:value-type="float" office:value="0.598552" calcext:value-type="float">
            <text:p>0.59855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.22412" calcext:value-type="float">
            <text:p>1.22412</text:p>
          </table:table-cell>
          <table:table-cell office:value-type="float" office:value="3.67479" calcext:value-type="float">
            <text:p>3.67479</text:p>
          </table:table-cell>
          <table:table-cell office:value-type="float" office:value="0.623489" calcext:value-type="float">
            <text:p>0.623489</text:p>
          </table:table-cell>
          <table:table-cell office:value-type="float" office:value="0.336628" calcext:value-type="float">
            <text:p>0.33662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34201" calcext:value-type="float">
            <text:p>1.34201</text:p>
          </table:table-cell>
          <table:table-cell office:value-type="float" office:value="0.598613" calcext:value-type="float">
            <text:p>0.59861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.21904" calcext:value-type="float">
            <text:p>1.21904</text:p>
          </table:table-cell>
          <table:table-cell office:value-type="float" office:value="3.54434" calcext:value-type="float">
            <text:p>3.54434</text:p>
          </table:table-cell>
          <table:table-cell office:value-type="float" office:value="0.627438" calcext:value-type="float">
            <text:p>0.627438</text:p>
          </table:table-cell>
          <table:table-cell office:value-type="float" office:value="0.33513" calcext:value-type="float">
            <text:p>0.3351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34625" calcext:value-type="float">
            <text:p>1.34625</text:p>
          </table:table-cell>
          <table:table-cell office:value-type="float" office:value="0.598069" calcext:value-type="float">
            <text:p>0.59806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.22084" calcext:value-type="float">
            <text:p>1.22084</text:p>
          </table:table-cell>
          <table:table-cell office:value-type="float" office:value="3.5152" calcext:value-type="float">
            <text:p>3.5152</text:p>
          </table:table-cell>
          <table:table-cell office:value-type="float" office:value="0.620242" calcext:value-type="float">
            <text:p>0.620242</text:p>
          </table:table-cell>
          <table:table-cell office:value-type="float" office:value="0.332435" calcext:value-type="float">
            <text:p>0.33243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35501" calcext:value-type="float">
            <text:p>1.35501</text:p>
          </table:table-cell>
          <table:table-cell office:value-type="float" office:value="0.593426" calcext:value-type="float">
            <text:p>0.59342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.22735" calcext:value-type="float">
            <text:p>1.22735</text:p>
          </table:table-cell>
          <table:table-cell office:value-type="float" office:value="3.59382" calcext:value-type="float">
            <text:p>3.59382</text:p>
          </table:table-cell>
          <table:table-cell office:value-type="float" office:value="0.622205" calcext:value-type="float">
            <text:p>0.622205</text:p>
          </table:table-cell>
          <table:table-cell office:value-type="float" office:value="0.342318" calcext:value-type="float">
            <text:p>0.3423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35209" calcext:value-type="float">
            <text:p>1.35209</text:p>
          </table:table-cell>
          <table:table-cell office:value-type="float" office:value="0.594327" calcext:value-type="float">
            <text:p>0.5943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.21782" calcext:value-type="float">
            <text:p>1.21782</text:p>
          </table:table-cell>
          <table:table-cell office:value-type="float" office:value="3.57148" calcext:value-type="float">
            <text:p>3.57148</text:p>
          </table:table-cell>
          <table:table-cell office:value-type="float" office:value="0.627891" calcext:value-type="float">
            <text:p>0.627891</text:p>
          </table:table-cell>
          <table:table-cell office:value-type="float" office:value="0.335729" calcext:value-type="float">
            <text:p>0.33572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33674" calcext:value-type="float">
            <text:p>1.33674</text:p>
          </table:table-cell>
          <table:table-cell office:value-type="float" office:value="0.597105" calcext:value-type="float">
            <text:p>0.59710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.21285" calcext:value-type="float">
            <text:p>1.21285</text:p>
          </table:table-cell>
          <table:table-cell office:value-type="float" office:value="3.5747" calcext:value-type="float">
            <text:p>3.5747</text:p>
          </table:table-cell>
          <table:table-cell office:value-type="float" office:value="0.626057" calcext:value-type="float">
            <text:p>0.626057</text:p>
          </table:table-cell>
          <table:table-cell office:value-type="float" office:value="0.337227" calcext:value-type="float">
            <text:p>0.33722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33324" calcext:value-type="float">
            <text:p>1.33324</text:p>
          </table:table-cell>
          <table:table-cell office:value-type="float" office:value="0.598311" calcext:value-type="float">
            <text:p>0.59831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.20406" calcext:value-type="float">
            <text:p>1.20406</text:p>
          </table:table-cell>
          <table:table-cell office:value-type="float" office:value="3.5273" calcext:value-type="float">
            <text:p>3.5273</text:p>
          </table:table-cell>
          <table:table-cell office:value-type="float" office:value="0.634366" calcext:value-type="float">
            <text:p>0.634366</text:p>
          </table:table-cell>
          <table:table-cell office:value-type="float" office:value="0.356095" calcext:value-type="float">
            <text:p>0.35609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33742" calcext:value-type="float">
            <text:p>1.33742</text:p>
          </table:table-cell>
          <table:table-cell office:value-type="float" office:value="0.601207" calcext:value-type="float">
            <text:p>0.60120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.20428" calcext:value-type="float">
            <text:p>1.20428</text:p>
          </table:table-cell>
          <table:table-cell office:value-type="float" office:value="3.57796" calcext:value-type="float">
            <text:p>3.57796</text:p>
          </table:table-cell>
          <table:table-cell office:value-type="float" office:value="0.631873" calcext:value-type="float">
            <text:p>0.631873</text:p>
          </table:table-cell>
          <table:table-cell office:value-type="float" office:value="0.338125" calcext:value-type="float">
            <text:p>0.3381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32184" calcext:value-type="float">
            <text:p>1.32184</text:p>
          </table:table-cell>
          <table:table-cell office:value-type="float" office:value="0.60006" calcext:value-type="float">
            <text:p>0.6000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.23072" calcext:value-type="float">
            <text:p>1.23072</text:p>
          </table:table-cell>
          <table:table-cell office:value-type="float" office:value="3.57909" calcext:value-type="float">
            <text:p>3.57909</text:p>
          </table:table-cell>
          <table:table-cell office:value-type="float" office:value="0.626984" calcext:value-type="float">
            <text:p>0.626984</text:p>
          </table:table-cell>
          <table:table-cell office:value-type="float" office:value="0.33543" calcext:value-type="float">
            <text:p>0.3354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31674" calcext:value-type="float">
            <text:p>1.31674</text:p>
          </table:table-cell>
          <table:table-cell office:value-type="float" office:value="0.603199" calcext:value-type="float">
            <text:p>0.60319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.19234" calcext:value-type="float">
            <text:p>1.19234</text:p>
          </table:table-cell>
          <table:table-cell office:value-type="float" office:value="3.6047" calcext:value-type="float">
            <text:p>3.6047</text:p>
          </table:table-cell>
          <table:table-cell office:value-type="float" office:value="0.630287" calcext:value-type="float">
            <text:p>0.630287</text:p>
          </table:table-cell>
          <table:table-cell office:value-type="float" office:value="0.355196" calcext:value-type="float">
            <text:p>0.3551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3071" calcext:value-type="float">
            <text:p>1.3071</text:p>
          </table:table-cell>
          <table:table-cell office:value-type="float" office:value="0.60573" calcext:value-type="float">
            <text:p>0.6057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.20312" calcext:value-type="float">
            <text:p>1.20312</text:p>
          </table:table-cell>
          <table:table-cell office:value-type="float" office:value="3.59667" calcext:value-type="float">
            <text:p>3.59667</text:p>
          </table:table-cell>
          <table:table-cell office:value-type="float" office:value="0.626057" calcext:value-type="float">
            <text:p>0.626057</text:p>
          </table:table-cell>
          <table:table-cell office:value-type="float" office:value="0.343217" calcext:value-type="float">
            <text:p>0.34321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30702" calcext:value-type="float">
            <text:p>1.30702</text:p>
          </table:table-cell>
          <table:table-cell office:value-type="float" office:value="0.607057" calcext:value-type="float">
            <text:p>0.60705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.19395" calcext:value-type="float">
            <text:p>1.19395</text:p>
          </table:table-cell>
          <table:table-cell office:value-type="float" office:value="3.50036" calcext:value-type="float">
            <text:p>3.50036</text:p>
          </table:table-cell>
          <table:table-cell office:value-type="float" office:value="0.63356" calcext:value-type="float">
            <text:p>0.63356</text:p>
          </table:table-cell>
          <table:table-cell office:value-type="float" office:value="0.348008" calcext:value-type="float">
            <text:p>0.34800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30014" calcext:value-type="float">
            <text:p>1.30014</text:p>
          </table:table-cell>
          <table:table-cell office:value-type="float" office:value="0.609596" calcext:value-type="float">
            <text:p>0.609596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.16462" calcext:value-type="float">
            <text:p>1.16462</text:p>
          </table:table-cell>
          <table:table-cell office:value-type="float" office:value="3.63743" calcext:value-type="float">
            <text:p>3.63743</text:p>
          </table:table-cell>
          <table:table-cell office:value-type="float" office:value="0.639426" calcext:value-type="float">
            <text:p>0.639426</text:p>
          </table:table-cell>
          <table:table-cell office:value-type="float" office:value="0.337227" calcext:value-type="float">
            <text:p>0.33722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28623" calcext:value-type="float">
            <text:p>1.28623</text:p>
          </table:table-cell>
          <table:table-cell office:value-type="float" office:value="0.612847" calcext:value-type="float">
            <text:p>0.61284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.17815" calcext:value-type="float">
            <text:p>1.17815</text:p>
          </table:table-cell>
          <table:table-cell office:value-type="float" office:value="3.64423" calcext:value-type="float">
            <text:p>3.64423</text:p>
          </table:table-cell>
          <table:table-cell office:value-type="float" office:value="0.63784" calcext:value-type="float">
            <text:p>0.63784</text:p>
          </table:table-cell>
          <table:table-cell office:value-type="float" office:value="0.331237" calcext:value-type="float">
            <text:p>0.3312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30052" calcext:value-type="float">
            <text:p>1.30052</text:p>
          </table:table-cell>
          <table:table-cell office:value-type="float" office:value="0.609897" calcext:value-type="float">
            <text:p>0.60989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.17366" calcext:value-type="float">
            <text:p>1.17366</text:p>
          </table:table-cell>
          <table:table-cell office:value-type="float" office:value="3.57377" calcext:value-type="float">
            <text:p>3.57377</text:p>
          </table:table-cell>
          <table:table-cell office:value-type="float" office:value="0.635979" calcext:value-type="float">
            <text:p>0.635979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3091" calcext:value-type="float">
            <text:p>1.3091</text:p>
          </table:table-cell>
          <table:table-cell office:value-type="float" office:value="0.602654" calcext:value-type="float">
            <text:p>0.602654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.17569" calcext:value-type="float">
            <text:p>1.17569</text:p>
          </table:table-cell>
          <table:table-cell office:value-type="float" office:value="3.64921" calcext:value-type="float">
            <text:p>3.64921</text:p>
          </table:table-cell>
          <table:table-cell office:value-type="float" office:value="0.632024" calcext:value-type="float">
            <text:p>0.632024</text:p>
          </table:table-cell>
          <table:table-cell office:value-type="float" office:value="0.337526" calcext:value-type="float">
            <text:p>0.33752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28246" calcext:value-type="float">
            <text:p>1.28246</text:p>
          </table:table-cell>
          <table:table-cell office:value-type="float" office:value="0.612425" calcext:value-type="float">
            <text:p>0.61242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.15245" calcext:value-type="float">
            <text:p>1.15245</text:p>
          </table:table-cell>
          <table:table-cell office:value-type="float" office:value="3.52185" calcext:value-type="float">
            <text:p>3.52185</text:p>
          </table:table-cell>
          <table:table-cell office:value-type="float" office:value="0.646903" calcext:value-type="float">
            <text:p>0.646903</text:p>
          </table:table-cell>
          <table:table-cell office:value-type="float" office:value="0.343217" calcext:value-type="float">
            <text:p>0.34321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28964" calcext:value-type="float">
            <text:p>1.28964</text:p>
          </table:table-cell>
          <table:table-cell office:value-type="float" office:value="0.609596" calcext:value-type="float">
            <text:p>0.609596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.17213" calcext:value-type="float">
            <text:p>1.17213</text:p>
          </table:table-cell>
          <table:table-cell office:value-type="float" office:value="3.81284" calcext:value-type="float">
            <text:p>3.81284</text:p>
          </table:table-cell>
          <table:table-cell office:value-type="float" office:value="0.63784" calcext:value-type="float">
            <text:p>0.63784</text:p>
          </table:table-cell>
          <table:table-cell office:value-type="float" office:value="0.332734" calcext:value-type="float">
            <text:p>0.33273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27743" calcext:value-type="float">
            <text:p>1.27743</text:p>
          </table:table-cell>
          <table:table-cell office:value-type="float" office:value="0.60971" calcext:value-type="float">
            <text:p>0.6097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.16471" calcext:value-type="float">
            <text:p>1.16471</text:p>
          </table:table-cell>
          <table:table-cell office:value-type="float" office:value="3.6451" calcext:value-type="float">
            <text:p>3.6451</text:p>
          </table:table-cell>
          <table:table-cell office:value-type="float" office:value="0.635525" calcext:value-type="float">
            <text:p>0.635525</text:p>
          </table:table-cell>
          <table:table-cell office:value-type="float" office:value="0.337526" calcext:value-type="float">
            <text:p>0.33752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29795" calcext:value-type="float">
            <text:p>1.29795</text:p>
          </table:table-cell>
          <table:table-cell office:value-type="float" office:value="0.607664" calcext:value-type="float">
            <text:p>0.60766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.132" calcext:value-type="float">
            <text:p>1.132</text:p>
          </table:table-cell>
          <table:table-cell office:value-type="float" office:value="3.64966" calcext:value-type="float">
            <text:p>3.64966</text:p>
          </table:table-cell>
          <table:table-cell office:value-type="float" office:value="0.648112" calcext:value-type="float">
            <text:p>0.648112</text:p>
          </table:table-cell>
          <table:table-cell office:value-type="float" office:value="0.345612" calcext:value-type="float">
            <text:p>0.34561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27954" calcext:value-type="float">
            <text:p>1.27954</text:p>
          </table:table-cell>
          <table:table-cell office:value-type="float" office:value="0.613571" calcext:value-type="float">
            <text:p>0.613571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.13912" calcext:value-type="float">
            <text:p>1.13912</text:p>
          </table:table-cell>
          <table:table-cell office:value-type="float" office:value="3.7433" calcext:value-type="float">
            <text:p>3.7433</text:p>
          </table:table-cell>
          <table:table-cell office:value-type="float" office:value="0.645015" calcext:value-type="float">
            <text:p>0.645015</text:p>
          </table:table-cell>
          <table:table-cell office:value-type="float" office:value="0.332435" calcext:value-type="float">
            <text:p>0.33243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27153" calcext:value-type="float">
            <text:p>1.27153</text:p>
          </table:table-cell>
          <table:table-cell office:value-type="float" office:value="0.615742" calcext:value-type="float">
            <text:p>0.615742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.14251" calcext:value-type="float">
            <text:p>1.14251</text:p>
          </table:table-cell>
          <table:table-cell office:value-type="float" office:value="3.6109" calcext:value-type="float">
            <text:p>3.6109</text:p>
          </table:table-cell>
          <table:table-cell office:value-type="float" office:value="0.645654" calcext:value-type="float">
            <text:p>0.645654</text:p>
          </table:table-cell>
          <table:table-cell office:value-type="float" office:value="0.331536" calcext:value-type="float">
            <text:p>0.33153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26784" calcext:value-type="float">
            <text:p>1.26784</text:p>
          </table:table-cell>
          <table:table-cell office:value-type="float" office:value="0.615993" calcext:value-type="float">
            <text:p>0.615993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.15598" calcext:value-type="float">
            <text:p>1.15598</text:p>
          </table:table-cell>
          <table:table-cell office:value-type="float" office:value="3.66557" calcext:value-type="float">
            <text:p>3.66557</text:p>
          </table:table-cell>
          <table:table-cell office:value-type="float" office:value="0.64494" calcext:value-type="float">
            <text:p>0.64494</text:p>
          </table:table-cell>
          <table:table-cell office:value-type="float" office:value="0.337826" calcext:value-type="float">
            <text:p>0.33782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28283" calcext:value-type="float">
            <text:p>1.28283</text:p>
          </table:table-cell>
          <table:table-cell office:value-type="float" office:value="0.609952" calcext:value-type="float">
            <text:p>0.60995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.14916" calcext:value-type="float">
            <text:p>1.14916</text:p>
          </table:table-cell>
          <table:table-cell office:value-type="float" office:value="3.6606" calcext:value-type="float">
            <text:p>3.6606</text:p>
          </table:table-cell>
          <table:table-cell office:value-type="float" office:value="0.639048" calcext:value-type="float">
            <text:p>0.639048</text:p>
          </table:table-cell>
          <table:table-cell office:value-type="float" office:value="0.34112" calcext:value-type="float">
            <text:p>0.341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27449" calcext:value-type="float">
            <text:p>1.27449</text:p>
          </table:table-cell>
          <table:table-cell office:value-type="float" office:value="0.614725" calcext:value-type="float">
            <text:p>0.61472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.12216" calcext:value-type="float">
            <text:p>1.12216</text:p>
          </table:table-cell>
          <table:table-cell office:value-type="float" office:value="3.61147" calcext:value-type="float">
            <text:p>3.61147</text:p>
          </table:table-cell>
          <table:table-cell office:value-type="float" office:value="0.654724" calcext:value-type="float">
            <text:p>0.654724</text:p>
          </table:table-cell>
          <table:table-cell office:value-type="float" office:value="0.345912" calcext:value-type="float">
            <text:p>0.3459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26499" calcext:value-type="float">
            <text:p>1.26499</text:p>
          </table:table-cell>
          <table:table-cell office:value-type="float" office:value="0.615139" calcext:value-type="float">
            <text:p>0.615139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.12523" calcext:value-type="float">
            <text:p>1.12523</text:p>
          </table:table-cell>
          <table:table-cell office:value-type="float" office:value="3.68125" calcext:value-type="float">
            <text:p>3.68125</text:p>
          </table:table-cell>
          <table:table-cell office:value-type="float" office:value="0.646903" calcext:value-type="float">
            <text:p>0.646903</text:p>
          </table:table-cell>
          <table:table-cell office:value-type="float" office:value="0.338125" calcext:value-type="float">
            <text:p>0.33812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26832" calcext:value-type="float">
            <text:p>1.26832</text:p>
          </table:table-cell>
          <table:table-cell office:value-type="float" office:value="0.616767" calcext:value-type="float">
            <text:p>0.616767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.11936" calcext:value-type="float">
            <text:p>1.11936</text:p>
          </table:table-cell>
          <table:table-cell office:value-type="float" office:value="3.71406" calcext:value-type="float">
            <text:p>3.71406</text:p>
          </table:table-cell>
          <table:table-cell office:value-type="float" office:value="0.65287" calcext:value-type="float">
            <text:p>0.65287</text:p>
          </table:table-cell>
          <table:table-cell office:value-type="float" office:value="0.34112" calcext:value-type="float">
            <text:p>0.34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27211" calcext:value-type="float">
            <text:p>1.27211</text:p>
          </table:table-cell>
          <table:table-cell office:value-type="float" office:value="0.61201" calcext:value-type="float">
            <text:p>0.6120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.11726" calcext:value-type="float">
            <text:p>1.11726</text:p>
          </table:table-cell>
          <table:table-cell office:value-type="float" office:value="3.56138" calcext:value-type="float">
            <text:p>3.56138</text:p>
          </table:table-cell>
          <table:table-cell office:value-type="float" office:value="0.645242" calcext:value-type="float">
            <text:p>0.645242</text:p>
          </table:table-cell>
          <table:table-cell office:value-type="float" office:value="0.342318" calcext:value-type="float">
            <text:p>0.34231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2577" calcext:value-type="float">
            <text:p>1.2577</text:p>
          </table:table-cell>
          <table:table-cell office:value-type="float" office:value="0.615139" calcext:value-type="float">
            <text:p>0.615139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.12458" calcext:value-type="float">
            <text:p>1.12458</text:p>
          </table:table-cell>
          <table:table-cell office:value-type="float" office:value="3.69326" calcext:value-type="float">
            <text:p>3.69326</text:p>
          </table:table-cell>
          <table:table-cell office:value-type="float" office:value="0.647014" calcext:value-type="float">
            <text:p>0.647014</text:p>
          </table:table-cell>
          <table:table-cell office:value-type="float" office:value="0.34142" calcext:value-type="float">
            <text:p>0.3414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27151" calcext:value-type="float">
            <text:p>1.27151</text:p>
          </table:table-cell>
          <table:table-cell office:value-type="float" office:value="0.614665" calcext:value-type="float">
            <text:p>0.61466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.11379" calcext:value-type="float">
            <text:p>1.11379</text:p>
          </table:table-cell>
          <table:table-cell office:value-type="float" office:value="3.71858" calcext:value-type="float">
            <text:p>3.71858</text:p>
          </table:table-cell>
          <table:table-cell office:value-type="float" office:value="0.654079" calcext:value-type="float">
            <text:p>0.654079</text:p>
          </table:table-cell>
          <table:table-cell office:value-type="float" office:value="0.351602" calcext:value-type="float">
            <text:p>0.35160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25819" calcext:value-type="float">
            <text:p>1.25819</text:p>
          </table:table-cell>
          <table:table-cell office:value-type="float" office:value="0.615199" calcext:value-type="float">
            <text:p>0.615199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.10577" calcext:value-type="float">
            <text:p>1.10577</text:p>
          </table:table-cell>
          <table:table-cell office:value-type="float" office:value="3.71445" calcext:value-type="float">
            <text:p>3.71445</text:p>
          </table:table-cell>
          <table:table-cell office:value-type="float" office:value="0.65506" calcext:value-type="float">
            <text:p>0.65506</text:p>
          </table:table-cell>
          <table:table-cell office:value-type="float" office:value="0.333633" calcext:value-type="float">
            <text:p>0.33363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25942" calcext:value-type="float">
            <text:p>1.25942</text:p>
          </table:table-cell>
          <table:table-cell office:value-type="float" office:value="0.619723" calcext:value-type="float">
            <text:p>0.61972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.11445" calcext:value-type="float">
            <text:p>1.11445</text:p>
          </table:table-cell>
          <table:table-cell office:value-type="float" office:value="3.72844" calcext:value-type="float">
            <text:p>3.72844</text:p>
          </table:table-cell>
          <table:table-cell office:value-type="float" office:value="0.653666" calcext:value-type="float">
            <text:p>0.653666</text:p>
          </table:table-cell>
          <table:table-cell office:value-type="float" office:value="0.337826" calcext:value-type="float">
            <text:p>0.33782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24238" calcext:value-type="float">
            <text:p>1.24238</text:p>
          </table:table-cell>
          <table:table-cell office:value-type="float" office:value="0.619855" calcext:value-type="float">
            <text:p>0.61985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.09887" calcext:value-type="float">
            <text:p>1.09887</text:p>
          </table:table-cell>
          <table:table-cell office:value-type="float" office:value="3.65646" calcext:value-type="float">
            <text:p>3.65646</text:p>
          </table:table-cell>
          <table:table-cell office:value-type="float" office:value="0.659063" calcext:value-type="float">
            <text:p>0.659063</text:p>
          </table:table-cell>
          <table:table-cell office:value-type="float" office:value="0.343816" calcext:value-type="float">
            <text:p>0.34381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25604" calcext:value-type="float">
            <text:p>1.25604</text:p>
          </table:table-cell>
          <table:table-cell office:value-type="float" office:value="0.616948" calcext:value-type="float">
            <text:p>0.61694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.10578" calcext:value-type="float">
            <text:p>1.10578</text:p>
          </table:table-cell>
          <table:table-cell office:value-type="float" office:value="3.70109" calcext:value-type="float">
            <text:p>3.70109</text:p>
          </table:table-cell>
          <table:table-cell office:value-type="float" office:value="0.653927" calcext:value-type="float">
            <text:p>0.653927</text:p>
          </table:table-cell>
          <table:table-cell office:value-type="float" office:value="0.342618" calcext:value-type="float">
            <text:p>0.3426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24424" calcext:value-type="float">
            <text:p>1.24424</text:p>
          </table:table-cell>
          <table:table-cell office:value-type="float" office:value="0.618407" calcext:value-type="float">
            <text:p>0.61840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.11559" calcext:value-type="float">
            <text:p>1.11559</text:p>
          </table:table-cell>
          <table:table-cell office:value-type="float" office:value="3.59169" calcext:value-type="float">
            <text:p>3.59169</text:p>
          </table:table-cell>
          <table:table-cell office:value-type="float" office:value="0.653666" calcext:value-type="float">
            <text:p>0.653666</text:p>
          </table:table-cell>
          <table:table-cell office:value-type="float" office:value="0.35879" calcext:value-type="float">
            <text:p>0.3587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23286" calcext:value-type="float">
            <text:p>1.23286</text:p>
          </table:table-cell>
          <table:table-cell office:value-type="float" office:value="0.625875" calcext:value-type="float">
            <text:p>0.62587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.1113" calcext:value-type="float">
            <text:p>1.1113</text:p>
          </table:table-cell>
          <table:table-cell office:value-type="float" office:value="3.6498" calcext:value-type="float">
            <text:p>3.6498</text:p>
          </table:table-cell>
          <table:table-cell office:value-type="float" office:value="0.653399" calcext:value-type="float">
            <text:p>0.653399</text:p>
          </table:table-cell>
          <table:table-cell office:value-type="float" office:value="0.3528" calcext:value-type="float">
            <text:p>0.352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25864" calcext:value-type="float">
            <text:p>1.25864</text:p>
          </table:table-cell>
          <table:table-cell office:value-type="float" office:value="0.616466" calcext:value-type="float">
            <text:p>0.61646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.12241" calcext:value-type="float">
            <text:p>1.12241</text:p>
          </table:table-cell>
          <table:table-cell office:value-type="float" office:value="3.70008" calcext:value-type="float">
            <text:p>3.70008</text:p>
          </table:table-cell>
          <table:table-cell office:value-type="float" office:value="0.64577" calcext:value-type="float">
            <text:p>0.64577</text:p>
          </table:table-cell>
          <table:table-cell office:value-type="float" office:value="0.341719" calcext:value-type="float">
            <text:p>0.34171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25837" calcext:value-type="float">
            <text:p>1.25837</text:p>
          </table:table-cell>
          <table:table-cell office:value-type="float" office:value="0.617743" calcext:value-type="float">
            <text:p>0.617743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.07734" calcext:value-type="float">
            <text:p>1.07734</text:p>
          </table:table-cell>
          <table:table-cell office:value-type="float" office:value="3.87486" calcext:value-type="float">
            <text:p>3.87486</text:p>
          </table:table-cell>
          <table:table-cell office:value-type="float" office:value="0.658006" calcext:value-type="float">
            <text:p>0.658006</text:p>
          </table:table-cell>
          <table:table-cell office:value-type="float" office:value="0.343516" calcext:value-type="float">
            <text:p>0.34351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25795" calcext:value-type="float">
            <text:p>1.25795</text:p>
          </table:table-cell>
          <table:table-cell office:value-type="float" office:value="0.618215" calcext:value-type="float">
            <text:p>0.61821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.09714" calcext:value-type="float">
            <text:p>1.09714</text:p>
          </table:table-cell>
          <table:table-cell office:value-type="float" office:value="3.78752" calcext:value-type="float">
            <text:p>3.78752</text:p>
          </table:table-cell>
          <table:table-cell office:value-type="float" office:value="0.651398" calcext:value-type="float">
            <text:p>0.651398</text:p>
          </table:table-cell>
          <table:table-cell office:value-type="float" office:value="0.343217" calcext:value-type="float">
            <text:p>0.34321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5996" calcext:value-type="float">
            <text:p>1.25996</text:p>
          </table:table-cell>
          <table:table-cell office:value-type="float" office:value="0.613036" calcext:value-type="float">
            <text:p>0.613036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.09968" calcext:value-type="float">
            <text:p>1.09968</text:p>
          </table:table-cell>
          <table:table-cell office:value-type="float" office:value="3.77258" calcext:value-type="float">
            <text:p>3.77258</text:p>
          </table:table-cell>
          <table:table-cell office:value-type="float" office:value="0.657175" calcext:value-type="float">
            <text:p>0.657175</text:p>
          </table:table-cell>
          <table:table-cell office:value-type="float" office:value="0.340821" calcext:value-type="float">
            <text:p>0.34082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22819" calcext:value-type="float">
            <text:p>1.22819</text:p>
          </table:table-cell>
          <table:table-cell office:value-type="float" office:value="0.627141" calcext:value-type="float">
            <text:p>0.627141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.11641" calcext:value-type="float">
            <text:p>1.11641</text:p>
          </table:table-cell>
          <table:table-cell office:value-type="float" office:value="3.79429" calcext:value-type="float">
            <text:p>3.79429</text:p>
          </table:table-cell>
          <table:table-cell office:value-type="float" office:value="0.651737" calcext:value-type="float">
            <text:p>0.651737</text:p>
          </table:table-cell>
          <table:table-cell office:value-type="float" office:value="0.34681" calcext:value-type="float">
            <text:p>0.3468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22362" calcext:value-type="float">
            <text:p>1.22362</text:p>
          </table:table-cell>
          <table:table-cell office:value-type="float" office:value="0.627744" calcext:value-type="float">
            <text:p>0.627744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.09047" calcext:value-type="float">
            <text:p>1.09047</text:p>
          </table:table-cell>
          <table:table-cell office:value-type="float" office:value="3.82563" calcext:value-type="float">
            <text:p>3.82563</text:p>
          </table:table-cell>
          <table:table-cell office:value-type="float" office:value="0.659486" calcext:value-type="float">
            <text:p>0.659486</text:p>
          </table:table-cell>
          <table:table-cell office:value-type="float" office:value="0.340821" calcext:value-type="float">
            <text:p>0.3408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23471" calcext:value-type="float">
            <text:p>1.23471</text:p>
          </table:table-cell>
          <table:table-cell office:value-type="float" office:value="0.621907" calcext:value-type="float">
            <text:p>0.62190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.09927" calcext:value-type="float">
            <text:p>1.09927</text:p>
          </table:table-cell>
          <table:table-cell office:value-type="float" office:value="3.81202" calcext:value-type="float">
            <text:p>3.81202</text:p>
          </table:table-cell>
          <table:table-cell office:value-type="float" office:value="0.658233" calcext:value-type="float">
            <text:p>0.658233</text:p>
          </table:table-cell>
          <table:table-cell office:value-type="float" office:value="0.338125" calcext:value-type="float">
            <text:p>0.33812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22822" calcext:value-type="float">
            <text:p>1.22822</text:p>
          </table:table-cell>
          <table:table-cell office:value-type="float" office:value="0.623643" calcext:value-type="float">
            <text:p>0.623643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.08724" calcext:value-type="float">
            <text:p>1.08724</text:p>
          </table:table-cell>
          <table:table-cell office:value-type="float" office:value="3.83991" calcext:value-type="float">
            <text:p>3.83991</text:p>
          </table:table-cell>
          <table:table-cell office:value-type="float" office:value="0.662009" calcext:value-type="float">
            <text:p>0.662009</text:p>
          </table:table-cell>
          <table:table-cell office:value-type="float" office:value="0.348907" calcext:value-type="float">
            <text:p>0.34890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21931" calcext:value-type="float">
            <text:p>1.21931</text:p>
          </table:table-cell>
          <table:table-cell office:value-type="float" office:value="0.627942" calcext:value-type="float">
            <text:p>0.62794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.07496" calcext:value-type="float">
            <text:p>1.07496</text:p>
          </table:table-cell>
          <table:table-cell office:value-type="float" office:value="3.92071" calcext:value-type="float">
            <text:p>3.92071</text:p>
          </table:table-cell>
          <table:table-cell office:value-type="float" office:value="0.663794" calcext:value-type="float">
            <text:p>0.663794</text:p>
          </table:table-cell>
          <table:table-cell office:value-type="float" office:value="0.337227" calcext:value-type="float">
            <text:p>0.33722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21935" calcext:value-type="float">
            <text:p>1.21935</text:p>
          </table:table-cell>
          <table:table-cell office:value-type="float" office:value="0.630036" calcext:value-type="float">
            <text:p>0.630036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.08242" calcext:value-type="float">
            <text:p>1.08242</text:p>
          </table:table-cell>
          <table:table-cell office:value-type="float" office:value="3.87601" calcext:value-type="float">
            <text:p>3.87601</text:p>
          </table:table-cell>
          <table:table-cell office:value-type="float" office:value="0.665559" calcext:value-type="float">
            <text:p>0.665559</text:p>
          </table:table-cell>
          <table:table-cell office:value-type="float" office:value="0.344115" calcext:value-type="float">
            <text:p>0.34411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21995" calcext:value-type="float">
            <text:p>1.21995</text:p>
          </table:table-cell>
          <table:table-cell office:value-type="float" office:value="0.628347" calcext:value-type="float">
            <text:p>0.628347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.07432" calcext:value-type="float">
            <text:p>1.07432</text:p>
          </table:table-cell>
          <table:table-cell office:value-type="float" office:value="3.85865" calcext:value-type="float">
            <text:p>3.85865</text:p>
          </table:table-cell>
          <table:table-cell office:value-type="float" office:value="0.663671" calcext:value-type="float">
            <text:p>0.663671</text:p>
          </table:table-cell>
          <table:table-cell office:value-type="float" office:value="0.345912" calcext:value-type="float">
            <text:p>0.34591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21123" calcext:value-type="float">
            <text:p>1.21123</text:p>
          </table:table-cell>
          <table:table-cell office:value-type="float" office:value="0.630054" calcext:value-type="float">
            <text:p>0.630054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.07464" calcext:value-type="float">
            <text:p>1.07464</text:p>
          </table:table-cell>
          <table:table-cell office:value-type="float" office:value="3.90164" calcext:value-type="float">
            <text:p>3.90164</text:p>
          </table:table-cell>
          <table:table-cell office:value-type="float" office:value="0.662085" calcext:value-type="float">
            <text:p>0.662085</text:p>
          </table:table-cell>
          <table:table-cell office:value-type="float" office:value="0.345313" calcext:value-type="float">
            <text:p>0.34531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21696" calcext:value-type="float">
            <text:p>1.21696</text:p>
          </table:table-cell>
          <table:table-cell office:value-type="float" office:value="0.630881" calcext:value-type="float">
            <text:p>0.63088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.07465" calcext:value-type="float">
            <text:p>1.07465</text:p>
          </table:table-cell>
          <table:table-cell office:value-type="float" office:value="3.79102" calcext:value-type="float">
            <text:p>3.79102</text:p>
          </table:table-cell>
          <table:table-cell office:value-type="float" office:value="0.665004" calcext:value-type="float">
            <text:p>0.665004</text:p>
          </table:table-cell>
          <table:table-cell office:value-type="float" office:value="0.354597" calcext:value-type="float">
            <text:p>0.35459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22648" calcext:value-type="float">
            <text:p>1.22648</text:p>
          </table:table-cell>
          <table:table-cell office:value-type="float" office:value="0.624683" calcext:value-type="float">
            <text:p>0.624683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.06244" calcext:value-type="float">
            <text:p>1.06244</text:p>
          </table:table-cell>
          <table:table-cell office:value-type="float" office:value="3.90506" calcext:value-type="float">
            <text:p>3.90506</text:p>
          </table:table-cell>
          <table:table-cell office:value-type="float" office:value="0.663595" calcext:value-type="float">
            <text:p>0.663595</text:p>
          </table:table-cell>
          <table:table-cell office:value-type="float" office:value="0.345612" calcext:value-type="float">
            <text:p>0.34561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20234" calcext:value-type="float">
            <text:p>1.20234</text:p>
          </table:table-cell>
          <table:table-cell office:value-type="float" office:value="0.631604" calcext:value-type="float">
            <text:p>0.631604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.07215" calcext:value-type="float">
            <text:p>1.07215</text:p>
          </table:table-cell>
          <table:table-cell office:value-type="float" office:value="3.88012" calcext:value-type="float">
            <text:p>3.88012</text:p>
          </table:table-cell>
          <table:table-cell office:value-type="float" office:value="0.660574" calcext:value-type="float">
            <text:p>0.660574</text:p>
          </table:table-cell>
          <table:table-cell office:value-type="float" office:value="0.340821" calcext:value-type="float">
            <text:p>0.34082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21108" calcext:value-type="float">
            <text:p>1.21108</text:p>
          </table:table-cell>
          <table:table-cell office:value-type="float" office:value="0.631665" calcext:value-type="float">
            <text:p>0.631665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.07331" calcext:value-type="float">
            <text:p>1.07331</text:p>
          </table:table-cell>
          <table:table-cell office:value-type="float" office:value="3.98438" calcext:value-type="float">
            <text:p>3.98438</text:p>
          </table:table-cell>
          <table:table-cell office:value-type="float" office:value="0.66319" calcext:value-type="float">
            <text:p>0.66319</text:p>
          </table:table-cell>
          <table:table-cell office:value-type="float" office:value="0.350404" calcext:value-type="float">
            <text:p>0.35040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2252" calcext:value-type="float">
            <text:p>1.2252</text:p>
          </table:table-cell>
          <table:table-cell office:value-type="float" office:value="0.624381" calcext:value-type="float">
            <text:p>0.624381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.06483" calcext:value-type="float">
            <text:p>1.06483</text:p>
          </table:table-cell>
          <table:table-cell office:value-type="float" office:value="3.9032" calcext:value-type="float">
            <text:p>3.9032</text:p>
          </table:table-cell>
          <table:table-cell office:value-type="float" office:value="0.66926" calcext:value-type="float">
            <text:p>0.66926</text:p>
          </table:table-cell>
          <table:table-cell office:value-type="float" office:value="0.351902" calcext:value-type="float">
            <text:p>0.35190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21891" calcext:value-type="float">
            <text:p>1.21891</text:p>
          </table:table-cell>
          <table:table-cell office:value-type="float" office:value="0.627141" calcext:value-type="float">
            <text:p>0.627141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.06305" calcext:value-type="float">
            <text:p>1.06305</text:p>
          </table:table-cell>
          <table:table-cell office:value-type="float" office:value="3.90466" calcext:value-type="float">
            <text:p>3.90466</text:p>
          </table:table-cell>
          <table:table-cell office:value-type="float" office:value="0.664199" calcext:value-type="float">
            <text:p>0.664199</text:p>
          </table:table-cell>
          <table:table-cell office:value-type="float" office:value="0.352201" calcext:value-type="float">
            <text:p>0.3522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20767" calcext:value-type="float">
            <text:p>1.20767</text:p>
          </table:table-cell>
          <table:table-cell office:value-type="float" office:value="0.630658" calcext:value-type="float">
            <text:p>0.63065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.04409" calcext:value-type="float">
            <text:p>1.04409</text:p>
          </table:table-cell>
          <table:table-cell office:value-type="float" office:value="3.8648" calcext:value-type="float">
            <text:p>3.8648</text:p>
          </table:table-cell>
          <table:table-cell office:value-type="float" office:value="0.669085" calcext:value-type="float">
            <text:p>0.669085</text:p>
          </table:table-cell>
          <table:table-cell office:value-type="float" office:value="0.337227" calcext:value-type="float">
            <text:p>0.33722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20381" calcext:value-type="float">
            <text:p>1.20381</text:p>
          </table:table-cell>
          <table:table-cell office:value-type="float" office:value="0.630398" calcext:value-type="float">
            <text:p>0.630398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.06722" calcext:value-type="float">
            <text:p>1.06722</text:p>
          </table:table-cell>
          <table:table-cell office:value-type="float" office:value="3.86691" calcext:value-type="float">
            <text:p>3.86691</text:p>
          </table:table-cell>
          <table:table-cell office:value-type="float" office:value="0.666541" calcext:value-type="float">
            <text:p>0.666541</text:p>
          </table:table-cell>
          <table:table-cell office:value-type="float" office:value="0.339922" calcext:value-type="float">
            <text:p>0.33992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20036" calcext:value-type="float">
            <text:p>1.20036</text:p>
          </table:table-cell>
          <table:table-cell office:value-type="float" office:value="0.633836" calcext:value-type="float">
            <text:p>0.63383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.05432" calcext:value-type="float">
            <text:p>1.05432</text:p>
          </table:table-cell>
          <table:table-cell office:value-type="float" office:value="3.87358" calcext:value-type="float">
            <text:p>3.87358</text:p>
          </table:table-cell>
          <table:table-cell office:value-type="float" office:value="0.671375" calcext:value-type="float">
            <text:p>0.671375</text:p>
          </table:table-cell>
          <table:table-cell office:value-type="float" office:value="0.338125" calcext:value-type="float">
            <text:p>0.33812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21104" calcext:value-type="float">
            <text:p>1.21104</text:p>
          </table:table-cell>
          <table:table-cell office:value-type="float" office:value="0.632046" calcext:value-type="float">
            <text:p>0.632046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.03041" calcext:value-type="float">
            <text:p>1.03041</text:p>
          </table:table-cell>
          <table:table-cell office:value-type="float" office:value="3.87841" calcext:value-type="float">
            <text:p>3.87841</text:p>
          </table:table-cell>
          <table:table-cell office:value-type="float" office:value="0.676964" calcext:value-type="float">
            <text:p>0.676964</text:p>
          </table:table-cell>
          <table:table-cell office:value-type="float" office:value="0.338724" calcext:value-type="float">
            <text:p>0.33872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21758" calcext:value-type="float">
            <text:p>1.21758</text:p>
          </table:table-cell>
          <table:table-cell office:value-type="float" office:value="0.629192" calcext:value-type="float">
            <text:p>0.62919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.06556" calcext:value-type="float">
            <text:p>1.06556</text:p>
          </table:table-cell>
          <table:table-cell office:value-type="float" office:value="3.80914" calcext:value-type="float">
            <text:p>3.80914</text:p>
          </table:table-cell>
          <table:table-cell office:value-type="float" office:value="0.659713" calcext:value-type="float">
            <text:p>0.659713</text:p>
          </table:table-cell>
          <table:table-cell office:value-type="float" office:value="0.342917" calcext:value-type="float">
            <text:p>0.34291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19936" calcext:value-type="float">
            <text:p>1.19936</text:p>
          </table:table-cell>
          <table:table-cell office:value-type="float" office:value="0.628606" calcext:value-type="float">
            <text:p>0.628606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.0442" calcext:value-type="float">
            <text:p>1.0442</text:p>
          </table:table-cell>
          <table:table-cell office:value-type="float" office:value="3.82192" calcext:value-type="float">
            <text:p>3.82192</text:p>
          </table:table-cell>
          <table:table-cell office:value-type="float" office:value="0.665559" calcext:value-type="float">
            <text:p>0.665559</text:p>
          </table:table-cell>
          <table:table-cell office:value-type="float" office:value="0.355795" calcext:value-type="float">
            <text:p>0.35579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19896" calcext:value-type="float">
            <text:p>1.19896</text:p>
          </table:table-cell>
          <table:table-cell office:value-type="float" office:value="0.631604" calcext:value-type="float">
            <text:p>0.631604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.06931" calcext:value-type="float">
            <text:p>1.06931</text:p>
          </table:table-cell>
          <table:table-cell office:value-type="float" office:value="3.86589" calcext:value-type="float">
            <text:p>3.86589</text:p>
          </table:table-cell>
          <table:table-cell office:value-type="float" office:value="0.665257" calcext:value-type="float">
            <text:p>0.665257</text:p>
          </table:table-cell>
          <table:table-cell office:value-type="float" office:value="0.346511" calcext:value-type="float">
            <text:p>0.34651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19485" calcext:value-type="float">
            <text:p>1.19485</text:p>
          </table:table-cell>
          <table:table-cell office:value-type="float" office:value="0.634801" calcext:value-type="float">
            <text:p>0.634801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.04813" calcext:value-type="float">
            <text:p>1.04813</text:p>
          </table:table-cell>
          <table:table-cell office:value-type="float" office:value="4.04443" calcext:value-type="float">
            <text:p>4.04443</text:p>
          </table:table-cell>
          <table:table-cell office:value-type="float" office:value="0.671353" calcext:value-type="float">
            <text:p>0.671353</text:p>
          </table:table-cell>
          <table:table-cell office:value-type="float" office:value="0.343516" calcext:value-type="float">
            <text:p>0.34351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19445" calcext:value-type="float">
            <text:p>1.19445</text:p>
          </table:table-cell>
          <table:table-cell office:value-type="float" office:value="0.631986" calcext:value-type="float">
            <text:p>0.631986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.05149" calcext:value-type="float">
            <text:p>1.05149</text:p>
          </table:table-cell>
          <table:table-cell office:value-type="float" office:value="3.85346" calcext:value-type="float">
            <text:p>3.85346</text:p>
          </table:table-cell>
          <table:table-cell office:value-type="float" office:value="0.665634" calcext:value-type="float">
            <text:p>0.665634</text:p>
          </table:table-cell>
          <table:table-cell office:value-type="float" office:value="0.332135" calcext:value-type="float">
            <text:p>0.33213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18845" calcext:value-type="float">
            <text:p>1.18845</text:p>
          </table:table-cell>
          <table:table-cell office:value-type="float" office:value="0.636912" calcext:value-type="float">
            <text:p>0.636912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.03503" calcext:value-type="float">
            <text:p>1.03503</text:p>
          </table:table-cell>
          <table:table-cell office:value-type="float" office:value="3.90277" calcext:value-type="float">
            <text:p>3.90277</text:p>
          </table:table-cell>
          <table:table-cell office:value-type="float" office:value="0.667976" calcext:value-type="float">
            <text:p>0.667976</text:p>
          </table:table-cell>
          <table:table-cell office:value-type="float" office:value="0.349805" calcext:value-type="float">
            <text:p>0.3498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0798" calcext:value-type="float">
            <text:p>1.20798</text:p>
          </table:table-cell>
          <table:table-cell office:value-type="float" office:value="0.630416" calcext:value-type="float">
            <text:p>0.63041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.05175" calcext:value-type="float">
            <text:p>1.05175</text:p>
          </table:table-cell>
          <table:table-cell office:value-type="float" office:value="3.96155" calcext:value-type="float">
            <text:p>3.96155</text:p>
          </table:table-cell>
          <table:table-cell office:value-type="float" office:value="0.668556" calcext:value-type="float">
            <text:p>0.668556</text:p>
          </table:table-cell>
          <table:table-cell office:value-type="float" office:value="0.345912" calcext:value-type="float">
            <text:p>0.3459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17751" calcext:value-type="float">
            <text:p>1.17751</text:p>
          </table:table-cell>
          <table:table-cell office:value-type="float" office:value="0.63842" calcext:value-type="float">
            <text:p>0.63842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.04797" calcext:value-type="float">
            <text:p>1.04797</text:p>
          </table:table-cell>
          <table:table-cell office:value-type="float" office:value="4.00065" calcext:value-type="float">
            <text:p>4.00065</text:p>
          </table:table-cell>
          <table:table-cell office:value-type="float" office:value="0.67364" calcext:value-type="float">
            <text:p>0.67364</text:p>
          </table:table-cell>
          <table:table-cell office:value-type="float" office:value="0.328841" calcext:value-type="float">
            <text:p>0.32884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20512" calcext:value-type="float">
            <text:p>1.20512</text:p>
          </table:table-cell>
          <table:table-cell office:value-type="float" office:value="0.634439" calcext:value-type="float">
            <text:p>0.63443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.02384" calcext:value-type="float">
            <text:p>1.02384</text:p>
          </table:table-cell>
          <table:table-cell office:value-type="float" office:value="3.96755" calcext:value-type="float">
            <text:p>3.96755</text:p>
          </table:table-cell>
          <table:table-cell office:value-type="float" office:value="0.677266" calcext:value-type="float">
            <text:p>0.677266</text:p>
          </table:table-cell>
          <table:table-cell office:value-type="float" office:value="0.340521" calcext:value-type="float">
            <text:p>0.34052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20547" calcext:value-type="float">
            <text:p>1.20547</text:p>
          </table:table-cell>
          <table:table-cell office:value-type="float" office:value="0.631563" calcext:value-type="float">
            <text:p>0.631563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.04744" calcext:value-type="float">
            <text:p>1.04744</text:p>
          </table:table-cell>
          <table:table-cell office:value-type="float" office:value="4.00078" calcext:value-type="float">
            <text:p>4.00078</text:p>
          </table:table-cell>
          <table:table-cell office:value-type="float" office:value="0.663822" calcext:value-type="float">
            <text:p>0.663822</text:p>
          </table:table-cell>
          <table:table-cell office:value-type="float" office:value="0.342019" calcext:value-type="float">
            <text:p>0.34201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18522" calcext:value-type="float">
            <text:p>1.18522</text:p>
          </table:table-cell>
          <table:table-cell office:value-type="float" office:value="0.637214" calcext:value-type="float">
            <text:p>0.637214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.02719" calcext:value-type="float">
            <text:p>1.02719</text:p>
          </table:table-cell>
          <table:table-cell office:value-type="float" office:value="3.96106" calcext:value-type="float">
            <text:p>3.96106</text:p>
          </table:table-cell>
          <table:table-cell office:value-type="float" office:value="0.67415" calcext:value-type="float">
            <text:p>0.67415</text:p>
          </table:table-cell>
          <table:table-cell office:value-type="float" office:value="0.351003" calcext:value-type="float">
            <text:p>0.35100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1891" calcext:value-type="float">
            <text:p>1.1891</text:p>
          </table:table-cell>
          <table:table-cell office:value-type="float" office:value="0.632891" calcext:value-type="float">
            <text:p>0.632891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.0236" calcext:value-type="float">
            <text:p>1.0236</text:p>
          </table:table-cell>
          <table:table-cell office:value-type="float" office:value="4.03616" calcext:value-type="float">
            <text:p>4.03616</text:p>
          </table:table-cell>
          <table:table-cell office:value-type="float" office:value="0.676133" calcext:value-type="float">
            <text:p>0.676133</text:p>
          </table:table-cell>
          <table:table-cell office:value-type="float" office:value="0.346211" calcext:value-type="float">
            <text:p>0.34621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18063" calcext:value-type="float">
            <text:p>1.18063</text:p>
          </table:table-cell>
          <table:table-cell office:value-type="float" office:value="0.634801" calcext:value-type="float">
            <text:p>0.634801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.04547" calcext:value-type="float">
            <text:p>1.04547</text:p>
          </table:table-cell>
          <table:table-cell office:value-type="float" office:value="4.04296" calcext:value-type="float">
            <text:p>4.04296</text:p>
          </table:table-cell>
          <table:table-cell office:value-type="float" office:value="0.670242" calcext:value-type="float">
            <text:p>0.670242</text:p>
          </table:table-cell>
          <table:table-cell office:value-type="float" office:value="0.34681" calcext:value-type="float">
            <text:p>0.3468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18681" calcext:value-type="float">
            <text:p>1.18681</text:p>
          </table:table-cell>
          <table:table-cell office:value-type="float" office:value="0.636731" calcext:value-type="float">
            <text:p>0.63673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.03238" calcext:value-type="float">
            <text:p>1.03238</text:p>
          </table:table-cell>
          <table:table-cell office:value-type="float" office:value="3.98439" calcext:value-type="float">
            <text:p>3.98439</text:p>
          </table:table-cell>
          <table:table-cell office:value-type="float" office:value="0.677929" calcext:value-type="float">
            <text:p>0.677929</text:p>
          </table:table-cell>
          <table:table-cell office:value-type="float" office:value="0.342318" calcext:value-type="float">
            <text:p>0.34231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17497" calcext:value-type="float">
            <text:p>1.17497</text:p>
          </table:table-cell>
          <table:table-cell office:value-type="float" office:value="0.636632" calcext:value-type="float">
            <text:p>0.636632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.02863" calcext:value-type="float">
            <text:p>1.02863</text:p>
          </table:table-cell>
          <table:table-cell office:value-type="float" office:value="3.91164" calcext:value-type="float">
            <text:p>3.91164</text:p>
          </table:table-cell>
          <table:table-cell office:value-type="float" office:value="0.675" calcext:value-type="float">
            <text:p>0.675</text:p>
          </table:table-cell>
          <table:table-cell office:value-type="float" office:value="0.344414" calcext:value-type="float">
            <text:p>0.34441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17658" calcext:value-type="float">
            <text:p>1.17658</text:p>
          </table:table-cell>
          <table:table-cell office:value-type="float" office:value="0.637636" calcext:value-type="float">
            <text:p>0.63763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.00684" calcext:value-type="float">
            <text:p>1.00684</text:p>
          </table:table-cell>
          <table:table-cell office:value-type="float" office:value="4.01164" calcext:value-type="float">
            <text:p>4.01164</text:p>
          </table:table-cell>
          <table:table-cell office:value-type="float" office:value="0.677568" calcext:value-type="float">
            <text:p>0.677568</text:p>
          </table:table-cell>
          <table:table-cell office:value-type="float" office:value="0.345912" calcext:value-type="float">
            <text:p>0.34591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17312" calcext:value-type="float">
            <text:p>1.17312</text:p>
          </table:table-cell>
          <table:table-cell office:value-type="float" office:value="0.637598" calcext:value-type="float">
            <text:p>0.63759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.03429" calcext:value-type="float">
            <text:p>1.03429</text:p>
          </table:table-cell>
          <table:table-cell office:value-type="float" office:value="3.97329" calcext:value-type="float">
            <text:p>3.97329</text:p>
          </table:table-cell>
          <table:table-cell office:value-type="float" office:value="0.677098" calcext:value-type="float">
            <text:p>0.677098</text:p>
          </table:table-cell>
          <table:table-cell office:value-type="float" office:value="0.343516" calcext:value-type="float">
            <text:p>0.34351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16999" calcext:value-type="float">
            <text:p>1.16999</text:p>
          </table:table-cell>
          <table:table-cell office:value-type="float" office:value="0.636248" calcext:value-type="float">
            <text:p>0.636248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.02141" calcext:value-type="float">
            <text:p>1.02141</text:p>
          </table:table-cell>
          <table:table-cell office:value-type="float" office:value="4.0219" calcext:value-type="float">
            <text:p>4.0219</text:p>
          </table:table-cell>
          <table:table-cell office:value-type="float" office:value="0.677115" calcext:value-type="float">
            <text:p>0.677115</text:p>
          </table:table-cell>
          <table:table-cell office:value-type="float" office:value="0.339323" calcext:value-type="float">
            <text:p>0.33932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18143" calcext:value-type="float">
            <text:p>1.18143</text:p>
          </table:table-cell>
          <table:table-cell office:value-type="float" office:value="0.637515" calcext:value-type="float">
            <text:p>0.637515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.99752" calcext:value-type="float">
            <text:p>0.99752</text:p>
          </table:table-cell>
          <table:table-cell office:value-type="float" office:value="3.90736" calcext:value-type="float">
            <text:p>3.90736</text:p>
          </table:table-cell>
          <table:table-cell office:value-type="float" office:value="0.685725" calcext:value-type="float">
            <text:p>0.685725</text:p>
          </table:table-cell>
          <table:table-cell office:value-type="float" office:value="0.340521" calcext:value-type="float">
            <text:p>0.34052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17536" calcext:value-type="float">
            <text:p>1.17536</text:p>
          </table:table-cell>
          <table:table-cell office:value-type="float" office:value="0.636089" calcext:value-type="float">
            <text:p>0.63608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.02013" calcext:value-type="float">
            <text:p>1.02013</text:p>
          </table:table-cell>
          <table:table-cell office:value-type="float" office:value="4.0026" calcext:value-type="float">
            <text:p>4.0026</text:p>
          </table:table-cell>
          <table:table-cell office:value-type="float" office:value="0.672356" calcext:value-type="float">
            <text:p>0.672356</text:p>
          </table:table-cell>
          <table:table-cell office:value-type="float" office:value="0.33513" calcext:value-type="float">
            <text:p>0.3351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15493" calcext:value-type="float">
            <text:p>1.15493</text:p>
          </table:table-cell>
          <table:table-cell office:value-type="float" office:value="0.645597" calcext:value-type="float">
            <text:p>0.645597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.00628" calcext:value-type="float">
            <text:p>1.00628</text:p>
          </table:table-cell>
          <table:table-cell office:value-type="float" office:value="3.98342" calcext:value-type="float">
            <text:p>3.98342</text:p>
          </table:table-cell>
          <table:table-cell office:value-type="float" office:value="0.68065" calcext:value-type="float">
            <text:p>0.68065</text:p>
          </table:table-cell>
          <table:table-cell office:value-type="float" office:value="0.349506" calcext:value-type="float">
            <text:p>0.34950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16471" calcext:value-type="float">
            <text:p>1.16471</text:p>
          </table:table-cell>
          <table:table-cell office:value-type="float" office:value="0.635727" calcext:value-type="float">
            <text:p>0.635727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.0161" calcext:value-type="float">
            <text:p>1.0161</text:p>
          </table:table-cell>
          <table:table-cell office:value-type="float" office:value="4.10425" calcext:value-type="float">
            <text:p>4.10425</text:p>
          </table:table-cell>
          <table:table-cell office:value-type="float" office:value="0.680363" calcext:value-type="float">
            <text:p>0.680363</text:p>
          </table:table-cell>
          <table:table-cell office:value-type="float" office:value="0.344714" calcext:value-type="float">
            <text:p>0.34471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16256" calcext:value-type="float">
            <text:p>1.16256</text:p>
          </table:table-cell>
          <table:table-cell office:value-type="float" office:value="0.643727" calcext:value-type="float">
            <text:p>0.643727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.00629" calcext:value-type="float">
            <text:p>1.00629</text:p>
          </table:table-cell>
          <table:table-cell office:value-type="float" office:value="4.17109" calcext:value-type="float">
            <text:p>4.17109</text:p>
          </table:table-cell>
          <table:table-cell office:value-type="float" office:value="0.684063" calcext:value-type="float">
            <text:p>0.684063</text:p>
          </table:table-cell>
          <table:table-cell office:value-type="float" office:value="0.334232" calcext:value-type="float">
            <text:p>0.33423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16235" calcext:value-type="float">
            <text:p>1.16235</text:p>
          </table:table-cell>
          <table:table-cell office:value-type="float" office:value="0.641255" calcext:value-type="float">
            <text:p>0.641255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.00154" calcext:value-type="float">
            <text:p>1.00154</text:p>
          </table:table-cell>
          <table:table-cell office:value-type="float" office:value="4.11457" calcext:value-type="float">
            <text:p>4.11457</text:p>
          </table:table-cell>
          <table:table-cell office:value-type="float" office:value="0.681708" calcext:value-type="float">
            <text:p>0.681708</text:p>
          </table:table-cell>
          <table:table-cell office:value-type="float" office:value="0.331536" calcext:value-type="float">
            <text:p>0.33153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17286" calcext:value-type="float">
            <text:p>1.17286</text:p>
          </table:table-cell>
          <table:table-cell office:value-type="float" office:value="0.641642" calcext:value-type="float">
            <text:p>0.641642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.01918" calcext:value-type="float">
            <text:p>1.01918</text:p>
          </table:table-cell>
          <table:table-cell office:value-type="float" office:value="4.15352" calcext:value-type="float">
            <text:p>4.15352</text:p>
          </table:table-cell>
          <table:table-cell office:value-type="float" office:value="0.67568" calcext:value-type="float">
            <text:p>0.67568</text:p>
          </table:table-cell>
          <table:table-cell office:value-type="float" office:value="0.347709" calcext:value-type="float">
            <text:p>0.34770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17393" calcext:value-type="float">
            <text:p>1.17393</text:p>
          </table:table-cell>
          <table:table-cell office:value-type="float" office:value="0.635826" calcext:value-type="float">
            <text:p>0.635826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.99802" calcext:value-type="float">
            <text:p>0.99802</text:p>
          </table:table-cell>
          <table:table-cell office:value-type="float" office:value="4.15943" calcext:value-type="float">
            <text:p>4.15943</text:p>
          </table:table-cell>
          <table:table-cell office:value-type="float" office:value="0.686027" calcext:value-type="float">
            <text:p>0.686027</text:p>
          </table:table-cell>
          <table:table-cell office:value-type="float" office:value="0.347709" calcext:value-type="float">
            <text:p>0.34770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16094" calcext:value-type="float">
            <text:p>1.16094</text:p>
          </table:table-cell>
          <table:table-cell office:value-type="float" office:value="0.640012" calcext:value-type="float">
            <text:p>0.64001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.01918" calcext:value-type="float">
            <text:p>1.01918</text:p>
          </table:table-cell>
          <table:table-cell office:value-type="float" office:value="4.04196" calcext:value-type="float">
            <text:p>4.04196</text:p>
          </table:table-cell>
          <table:table-cell office:value-type="float" office:value="0.676946" calcext:value-type="float">
            <text:p>0.676946</text:p>
          </table:table-cell>
          <table:table-cell office:value-type="float" office:value="0.337526" calcext:value-type="float">
            <text:p>0.33752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16095" calcext:value-type="float">
            <text:p>1.16095</text:p>
          </table:table-cell>
          <table:table-cell office:value-type="float" office:value="0.641978" calcext:value-type="float">
            <text:p>0.641978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.0099" calcext:value-type="float">
            <text:p>1.0099</text:p>
          </table:table-cell>
          <table:table-cell office:value-type="float" office:value="4.04186" calcext:value-type="float">
            <text:p>4.04186</text:p>
          </table:table-cell>
          <table:table-cell office:value-type="float" office:value="0.684139" calcext:value-type="float">
            <text:p>0.684139</text:p>
          </table:table-cell>
          <table:table-cell office:value-type="float" office:value="0.336029" calcext:value-type="float">
            <text:p>0.33602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16798" calcext:value-type="float">
            <text:p>1.16798</text:p>
          </table:table-cell>
          <table:table-cell office:value-type="float" office:value="0.641556" calcext:value-type="float">
            <text:p>0.641556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.0053" calcext:value-type="float">
            <text:p>1.0053</text:p>
          </table:table-cell>
          <table:table-cell office:value-type="float" office:value="4.06868" calcext:value-type="float">
            <text:p>4.06868</text:p>
          </table:table-cell>
          <table:table-cell office:value-type="float" office:value="0.679985" calcext:value-type="float">
            <text:p>0.679985</text:p>
          </table:table-cell>
          <table:table-cell office:value-type="float" office:value="0.339623" calcext:value-type="float">
            <text:p>0.33962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16689" calcext:value-type="float">
            <text:p>1.16689</text:p>
          </table:table-cell>
          <table:table-cell office:value-type="float" office:value="0.642064" calcext:value-type="float">
            <text:p>0.642064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0.995232" calcext:value-type="float">
            <text:p>0.995232</text:p>
          </table:table-cell>
          <table:table-cell office:value-type="float" office:value="4.03425" calcext:value-type="float">
            <text:p>4.03425</text:p>
          </table:table-cell>
          <table:table-cell office:value-type="float" office:value="0.680665" calcext:value-type="float">
            <text:p>0.680665</text:p>
          </table:table-cell>
          <table:table-cell office:value-type="float" office:value="0.348008" calcext:value-type="float">
            <text:p>0.34800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16399" calcext:value-type="float">
            <text:p>1.16399</text:p>
          </table:table-cell>
          <table:table-cell office:value-type="float" office:value="0.640591" calcext:value-type="float">
            <text:p>0.640591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.00594" calcext:value-type="float">
            <text:p>1.00594</text:p>
          </table:table-cell>
          <table:table-cell office:value-type="float" office:value="3.97703" calcext:value-type="float">
            <text:p>3.97703</text:p>
          </table:table-cell>
          <table:table-cell office:value-type="float" office:value="0.682766" calcext:value-type="float">
            <text:p>0.682766</text:p>
          </table:table-cell>
          <table:table-cell office:value-type="float" office:value="0.342318" calcext:value-type="float">
            <text:p>0.34231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17065" calcext:value-type="float">
            <text:p>1.17065</text:p>
          </table:table-cell>
          <table:table-cell office:value-type="float" office:value="0.636572" calcext:value-type="float">
            <text:p>0.6365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995988" calcext:value-type="float">
            <text:p>0.995988</text:p>
          </table:table-cell>
          <table:table-cell office:value-type="float" office:value="4.08637" calcext:value-type="float">
            <text:p>4.08637</text:p>
          </table:table-cell>
          <table:table-cell office:value-type="float" office:value="0.677115" calcext:value-type="float">
            <text:p>0.677115</text:p>
          </table:table-cell>
          <table:table-cell office:value-type="float" office:value="0.334232" calcext:value-type="float">
            <text:p>0.33423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14592" calcext:value-type="float">
            <text:p>1.14592</text:p>
          </table:table-cell>
          <table:table-cell office:value-type="float" office:value="0.641797" calcext:value-type="float">
            <text:p>0.641797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.01682" calcext:value-type="float">
            <text:p>1.01682</text:p>
          </table:table-cell>
          <table:table-cell office:value-type="float" office:value="3.96603" calcext:value-type="float">
            <text:p>3.96603</text:p>
          </table:table-cell>
          <table:table-cell office:value-type="float" office:value="0.681344" calcext:value-type="float">
            <text:p>0.681344</text:p>
          </table:table-cell>
          <table:table-cell office:value-type="float" office:value="0.336628" calcext:value-type="float">
            <text:p>0.33662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15597" calcext:value-type="float">
            <text:p>1.15597</text:p>
          </table:table-cell>
          <table:table-cell office:value-type="float" office:value="0.64614" calcext:value-type="float">
            <text:p>0.64614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0.994677" calcext:value-type="float">
            <text:p>0.994677</text:p>
          </table:table-cell>
          <table:table-cell office:value-type="float" office:value="4.2075" calcext:value-type="float">
            <text:p>4.2075</text:p>
          </table:table-cell>
          <table:table-cell office:value-type="float" office:value="0.685865" calcext:value-type="float">
            <text:p>0.685865</text:p>
          </table:table-cell>
          <table:table-cell office:value-type="float" office:value="0.351303" calcext:value-type="float">
            <text:p>0.35130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1547" calcext:value-type="float">
            <text:p>1.1547</text:p>
          </table:table-cell>
          <table:table-cell office:value-type="float" office:value="0.64315" calcext:value-type="float">
            <text:p>0.64315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.0005" calcext:value-type="float">
            <text:p>1.0005</text:p>
          </table:table-cell>
          <table:table-cell office:value-type="float" office:value="3.96851" calcext:value-type="float">
            <text:p>3.96851</text:p>
          </table:table-cell>
          <table:table-cell office:value-type="float" office:value="0.686254" calcext:value-type="float">
            <text:p>0.686254</text:p>
          </table:table-cell>
          <table:table-cell office:value-type="float" office:value="0.339623" calcext:value-type="float">
            <text:p>0.33962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15058" calcext:value-type="float">
            <text:p>1.15058</text:p>
          </table:table-cell>
          <table:table-cell office:value-type="float" office:value="0.645959" calcext:value-type="float">
            <text:p>0.645959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.00179" calcext:value-type="float">
            <text:p>1.00179</text:p>
          </table:table-cell>
          <table:table-cell office:value-type="float" office:value="4.10365" calcext:value-type="float">
            <text:p>4.10365</text:p>
          </table:table-cell>
          <table:table-cell office:value-type="float" office:value="0.675378" calcext:value-type="float">
            <text:p>0.675378</text:p>
          </table:table-cell>
          <table:table-cell office:value-type="float" office:value="0.336328" calcext:value-type="float">
            <text:p>0.33632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14928" calcext:value-type="float">
            <text:p>1.14928</text:p>
          </table:table-cell>
          <table:table-cell office:value-type="float" office:value="0.642969" calcext:value-type="float">
            <text:p>0.64296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.00712" calcext:value-type="float">
            <text:p>1.00712</text:p>
          </table:table-cell>
          <table:table-cell office:value-type="float" office:value="4.07398" calcext:value-type="float">
            <text:p>4.07398</text:p>
          </table:table-cell>
          <table:table-cell office:value-type="float" office:value="0.677702" calcext:value-type="float">
            <text:p>0.677702</text:p>
          </table:table-cell>
          <table:table-cell office:value-type="float" office:value="0.336927" calcext:value-type="float">
            <text:p>0.33692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14616" calcext:value-type="float">
            <text:p>1.14616</text:p>
          </table:table-cell>
          <table:table-cell office:value-type="float" office:value="0.646743" calcext:value-type="float">
            <text:p>0.646743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0.996677" calcext:value-type="float">
            <text:p>0.996677</text:p>
          </table:table-cell>
          <table:table-cell office:value-type="float" office:value="4.08722" calcext:value-type="float">
            <text:p>4.08722</text:p>
          </table:table-cell>
          <table:table-cell office:value-type="float" office:value="0.682855" calcext:value-type="float">
            <text:p>0.682855</text:p>
          </table:table-cell>
          <table:table-cell office:value-type="float" office:value="0.34681" calcext:value-type="float">
            <text:p>0.3468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.16201" calcext:value-type="float">
            <text:p>1.16201</text:p>
          </table:table-cell>
          <table:table-cell office:value-type="float" office:value="0.64427" calcext:value-type="float">
            <text:p>0.64427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.00734" calcext:value-type="float">
            <text:p>1.00734</text:p>
          </table:table-cell>
          <table:table-cell office:value-type="float" office:value="4.00268" calcext:value-type="float">
            <text:p>4.00268</text:p>
          </table:table-cell>
          <table:table-cell office:value-type="float" office:value="0.679305" calcext:value-type="float">
            <text:p>0.679305</text:p>
          </table:table-cell>
          <table:table-cell office:value-type="float" office:value="0.345313" calcext:value-type="float">
            <text:p>0.34531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15309" calcext:value-type="float">
            <text:p>1.15309</text:p>
          </table:table-cell>
          <table:table-cell office:value-type="float" office:value="0.642305" calcext:value-type="float">
            <text:p>0.642305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.992334" calcext:value-type="float">
            <text:p>0.992334</text:p>
          </table:table-cell>
          <table:table-cell office:value-type="float" office:value="4.08582" calcext:value-type="float">
            <text:p>4.08582</text:p>
          </table:table-cell>
          <table:table-cell office:value-type="float" office:value="0.685801" calcext:value-type="float">
            <text:p>0.685801</text:p>
          </table:table-cell>
          <table:table-cell office:value-type="float" office:value="0.336029" calcext:value-type="float">
            <text:p>0.33602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14951" calcext:value-type="float">
            <text:p>1.14951</text:p>
          </table:table-cell>
          <table:table-cell office:value-type="float" office:value="0.64234" calcext:value-type="float">
            <text:p>0.64234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0.99523" calcext:value-type="float">
            <text:p>0.99523</text:p>
          </table:table-cell>
          <table:table-cell office:value-type="float" office:value="4.02515" calcext:value-type="float">
            <text:p>4.02515</text:p>
          </table:table-cell>
          <table:table-cell office:value-type="float" office:value="0.68647" calcext:value-type="float">
            <text:p>0.68647</text:p>
          </table:table-cell>
          <table:table-cell office:value-type="float" office:value="0.34112" calcext:value-type="float">
            <text:p>0.3411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15895" calcext:value-type="float">
            <text:p>1.15895</text:p>
          </table:table-cell>
          <table:table-cell office:value-type="float" office:value="0.640736" calcext:value-type="float">
            <text:p>0.640736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.99587" calcext:value-type="float">
            <text:p>0.99587</text:p>
          </table:table-cell>
          <table:table-cell office:value-type="float" office:value="4.12555" calcext:value-type="float">
            <text:p>4.12555</text:p>
          </table:table-cell>
          <table:table-cell office:value-type="float" office:value="0.679909" calcext:value-type="float">
            <text:p>0.679909</text:p>
          </table:table-cell>
          <table:table-cell office:value-type="float" office:value="0.343816" calcext:value-type="float">
            <text:p>0.34381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14144" calcext:value-type="float">
            <text:p>1.14144</text:p>
          </table:table-cell>
          <table:table-cell office:value-type="float" office:value="0.642581" calcext:value-type="float">
            <text:p>0.642581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.980434" calcext:value-type="float">
            <text:p>0.980434</text:p>
          </table:table-cell>
          <table:table-cell office:value-type="float" office:value="4.08353" calcext:value-type="float">
            <text:p>4.08353</text:p>
          </table:table-cell>
          <table:table-cell office:value-type="float" office:value="0.688897" calcext:value-type="float">
            <text:p>0.688897</text:p>
          </table:table-cell>
          <table:table-cell office:value-type="float" office:value="0.351303" calcext:value-type="float">
            <text:p>0.35130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13218" calcext:value-type="float">
            <text:p>1.13218</text:p>
          </table:table-cell>
          <table:table-cell office:value-type="float" office:value="0.651387" calcext:value-type="float">
            <text:p>0.651387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0.972767" calcext:value-type="float">
            <text:p>0.972767</text:p>
          </table:table-cell>
          <table:table-cell office:value-type="float" office:value="4.0363" calcext:value-type="float">
            <text:p>4.0363</text:p>
          </table:table-cell>
          <table:table-cell office:value-type="float" office:value="0.686924" calcext:value-type="float">
            <text:p>0.686924</text:p>
          </table:table-cell>
          <table:table-cell office:value-type="float" office:value="0.331237" calcext:value-type="float">
            <text:p>0.33123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15111" calcext:value-type="float">
            <text:p>1.15111</text:p>
          </table:table-cell>
          <table:table-cell office:value-type="float" office:value="0.645021" calcext:value-type="float">
            <text:p>0.645021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.02251" calcext:value-type="float">
            <text:p>1.02251</text:p>
          </table:table-cell>
          <table:table-cell office:value-type="float" office:value="4.09652" calcext:value-type="float">
            <text:p>4.09652</text:p>
          </table:table-cell>
          <table:table-cell office:value-type="float" office:value="0.678248" calcext:value-type="float">
            <text:p>0.678248</text:p>
          </table:table-cell>
          <table:table-cell office:value-type="float" office:value="0.334831" calcext:value-type="float">
            <text:p>0.33483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15329" calcext:value-type="float">
            <text:p>1.15329</text:p>
          </table:table-cell>
          <table:table-cell office:value-type="float" office:value="0.64228" calcext:value-type="float">
            <text:p>0.64228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.976118" calcext:value-type="float">
            <text:p>0.976118</text:p>
          </table:table-cell>
          <table:table-cell office:value-type="float" office:value="4.09259" calcext:value-type="float">
            <text:p>4.09259</text:p>
          </table:table-cell>
          <table:table-cell office:value-type="float" office:value="0.691314" calcext:value-type="float">
            <text:p>0.691314</text:p>
          </table:table-cell>
          <table:table-cell office:value-type="float" office:value="0.336029" calcext:value-type="float">
            <text:p>0.33602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13894" calcext:value-type="float">
            <text:p>1.13894</text:p>
          </table:table-cell>
          <table:table-cell office:value-type="float" office:value="0.647978" calcext:value-type="float">
            <text:p>0.64797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987475" calcext:value-type="float">
            <text:p>0.987475</text:p>
          </table:table-cell>
          <table:table-cell office:value-type="float" office:value="3.84606" calcext:value-type="float">
            <text:p>3.84606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344414" calcext:value-type="float">
            <text:p>0.34441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.12956" calcext:value-type="float">
            <text:p>1.12956</text:p>
          </table:table-cell>
          <table:table-cell office:value-type="float" office:value="0.649156" calcext:value-type="float">
            <text:p>0.649156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.998281" calcext:value-type="float">
            <text:p>0.998281</text:p>
          </table:table-cell>
          <table:table-cell office:value-type="float" office:value="4.26271" calcext:value-type="float">
            <text:p>4.26271</text:p>
          </table:table-cell>
          <table:table-cell office:value-type="float" office:value="0.681798" calcext:value-type="float">
            <text:p>0.681798</text:p>
          </table:table-cell>
          <table:table-cell office:value-type="float" office:value="0.3531" calcext:value-type="float">
            <text:p>0.353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14809" calcext:value-type="float">
            <text:p>1.14809</text:p>
          </table:table-cell>
          <table:table-cell office:value-type="float" office:value="0.639083" calcext:value-type="float">
            <text:p>0.639083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999321" calcext:value-type="float">
            <text:p>0.999321</text:p>
          </table:table-cell>
          <table:table-cell office:value-type="float" office:value="4.26782" calcext:value-type="float">
            <text:p>4.26782</text:p>
          </table:table-cell>
          <table:table-cell office:value-type="float" office:value="0.681269" calcext:value-type="float">
            <text:p>0.681269</text:p>
          </table:table-cell>
          <table:table-cell office:value-type="float" office:value="0.340222" calcext:value-type="float">
            <text:p>0.34022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12556" calcext:value-type="float">
            <text:p>1.12556</text:p>
          </table:table-cell>
          <table:table-cell office:value-type="float" office:value="0.647616" calcext:value-type="float">
            <text:p>0.647616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.984764" calcext:value-type="float">
            <text:p>0.984764</text:p>
          </table:table-cell>
          <table:table-cell office:value-type="float" office:value="4.05335" calcext:value-type="float">
            <text:p>4.05335</text:p>
          </table:table-cell>
          <table:table-cell office:value-type="float" office:value="0.687689" calcext:value-type="float">
            <text:p>0.687689</text:p>
          </table:table-cell>
          <table:table-cell office:value-type="float" office:value="0.34142" calcext:value-type="float">
            <text:p>0.3414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13431" calcext:value-type="float">
            <text:p>1.13431</text:p>
          </table:table-cell>
          <table:table-cell office:value-type="float" office:value="0.646441" calcext:value-type="float">
            <text:p>0.646441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0.971239" calcext:value-type="float">
            <text:p>0.971239</text:p>
          </table:table-cell>
          <table:table-cell office:value-type="float" office:value="4.34919" calcext:value-type="float">
            <text:p>4.34919</text:p>
          </table:table-cell>
          <table:table-cell office:value-type="float" office:value="0.691308" calcext:value-type="float">
            <text:p>0.691308</text:p>
          </table:table-cell>
          <table:table-cell office:value-type="float" office:value="0.32914" calcext:value-type="float">
            <text:p>0.3291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12109" calcext:value-type="float">
            <text:p>1.12109</text:p>
          </table:table-cell>
          <table:table-cell office:value-type="float" office:value="0.654798" calcext:value-type="float">
            <text:p>0.65479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.985222" calcext:value-type="float">
            <text:p>0.985222</text:p>
          </table:table-cell>
          <table:table-cell office:value-type="float" office:value="4.30586" calcext:value-type="float">
            <text:p>4.30586</text:p>
          </table:table-cell>
          <table:table-cell office:value-type="float" office:value="0.684743" calcext:value-type="float">
            <text:p>0.684743</text:p>
          </table:table-cell>
          <table:table-cell office:value-type="float" office:value="0.333932" calcext:value-type="float">
            <text:p>0.33393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13152" calcext:value-type="float">
            <text:p>1.13152</text:p>
          </table:table-cell>
          <table:table-cell office:value-type="float" office:value="0.651327" calcext:value-type="float">
            <text:p>0.651327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0.984284" calcext:value-type="float">
            <text:p>0.984284</text:p>
          </table:table-cell>
          <table:table-cell office:value-type="float" office:value="4.36488" calcext:value-type="float">
            <text:p>4.36488</text:p>
          </table:table-cell>
          <table:table-cell office:value-type="float" office:value="0.685347" calcext:value-type="float">
            <text:p>0.685347</text:p>
          </table:table-cell>
          <table:table-cell office:value-type="float" office:value="0.338125" calcext:value-type="float">
            <text:p>0.33812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13371" calcext:value-type="float">
            <text:p>1.13371</text:p>
          </table:table-cell>
          <table:table-cell office:value-type="float" office:value="0.645175" calcext:value-type="float">
            <text:p>0.645175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0.971831" calcext:value-type="float">
            <text:p>0.971831</text:p>
          </table:table-cell>
          <table:table-cell office:value-type="float" office:value="4.10434" calcext:value-type="float">
            <text:p>4.10434</text:p>
          </table:table-cell>
          <table:table-cell office:value-type="float" office:value="0.686848" calcext:value-type="float">
            <text:p>0.686848</text:p>
          </table:table-cell>
          <table:table-cell office:value-type="float" office:value="0.340821" calcext:value-type="float">
            <text:p>0.34082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14556" calcext:value-type="float">
            <text:p>1.14556</text:p>
          </table:table-cell>
          <table:table-cell office:value-type="float" office:value="0.643814" calcext:value-type="float">
            <text:p>0.643814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0.964135" calcext:value-type="float">
            <text:p>0.964135</text:p>
          </table:table-cell>
          <table:table-cell office:value-type="float" office:value="4.10333" calcext:value-type="float">
            <text:p>4.10333</text:p>
          </table:table-cell>
          <table:table-cell office:value-type="float" office:value="0.689199" calcext:value-type="float">
            <text:p>0.689199</text:p>
          </table:table-cell>
          <table:table-cell office:value-type="float" office:value="0.344414" calcext:value-type="float">
            <text:p>0.34441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11976" calcext:value-type="float">
            <text:p>1.11976</text:p>
          </table:table-cell>
          <table:table-cell office:value-type="float" office:value="0.652352" calcext:value-type="float">
            <text:p>0.652352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.977174" calcext:value-type="float">
            <text:p>0.977174</text:p>
          </table:table-cell>
          <table:table-cell office:value-type="float" office:value="4.11333" calcext:value-type="float">
            <text:p>4.11333</text:p>
          </table:table-cell>
          <table:table-cell office:value-type="float" office:value="0.688142" calcext:value-type="float">
            <text:p>0.688142</text:p>
          </table:table-cell>
          <table:table-cell office:value-type="float" office:value="0.337526" calcext:value-type="float">
            <text:p>0.33752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13117" calcext:value-type="float">
            <text:p>1.13117</text:p>
          </table:table-cell>
          <table:table-cell office:value-type="float" office:value="0.64134" calcext:value-type="float">
            <text:p>0.6413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986842" calcext:value-type="float">
            <text:p>0.986842</text:p>
          </table:table-cell>
          <table:table-cell office:value-type="float" office:value="4.11401" calcext:value-type="float">
            <text:p>4.11401</text:p>
          </table:table-cell>
          <table:table-cell office:value-type="float" office:value="0.685034" calcext:value-type="float">
            <text:p>0.685034</text:p>
          </table:table-cell>
          <table:table-cell office:value-type="float" office:value="0.345912" calcext:value-type="float">
            <text:p>0.345912</text:p>
          </table:table-cell>
        </table:table-row>
      </table:table>
      <table:table table:name="I2_16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全量学習時</text:p>
          </table:table-cell>
          <table:table-cell table:number-columns-repeated="3"/>
          <table:table-cell office:value-type="string" calcext:value-type="string">
            <text:p>訓練8:評価2 分割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trai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60837" calcext:value-type="float">
            <text:p>4.60837</text:p>
          </table:table-cell>
          <table:table-cell office:value-type="float" office:value="0.0242461" calcext:value-type="float">
            <text:p>0.02424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5497" calcext:value-type="float">
            <text:p>4.5497</text:p>
          </table:table-cell>
          <table:table-cell office:value-type="float" office:value="4.30074" calcext:value-type="float">
            <text:p>4.30074</text:p>
          </table:table-cell>
          <table:table-cell office:value-type="float" office:value="0.0285498" calcext:value-type="float">
            <text:p>0.0285498</text:p>
          </table:table-cell>
          <table:table-cell office:value-type="float" office:value="0.0512129" calcext:value-type="float">
            <text:p>0.0512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22606" calcext:value-type="float">
            <text:p>4.22606</text:p>
          </table:table-cell>
          <table:table-cell office:value-type="float" office:value="0.0533776" calcext:value-type="float">
            <text:p>0.05337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11192" calcext:value-type="float">
            <text:p>4.11192</text:p>
          </table:table-cell>
          <table:table-cell office:value-type="float" office:value="4.03287" calcext:value-type="float">
            <text:p>4.03287</text:p>
          </table:table-cell>
          <table:table-cell office:value-type="float" office:value="0.0633686" calcext:value-type="float">
            <text:p>0.0633686</text:p>
          </table:table-cell>
          <table:table-cell office:value-type="float" office:value="0.0691824" calcext:value-type="float">
            <text:p>0.06918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05117" calcext:value-type="float">
            <text:p>4.05117</text:p>
          </table:table-cell>
          <table:table-cell office:value-type="float" office:value="0.0628847" calcext:value-type="float">
            <text:p>0.06288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89666" calcext:value-type="float">
            <text:p>3.89666</text:p>
          </table:table-cell>
          <table:table-cell office:value-type="float" office:value="3.91691" calcext:value-type="float">
            <text:p>3.91691</text:p>
          </table:table-cell>
          <table:table-cell office:value-type="float" office:value="0.0851208" calcext:value-type="float">
            <text:p>0.0851208</text:p>
          </table:table-cell>
          <table:table-cell office:value-type="float" office:value="0.08236" calcext:value-type="float">
            <text:p>0.082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1598" calcext:value-type="float">
            <text:p>3.91598</text:p>
          </table:table-cell>
          <table:table-cell office:value-type="float" office:value="0.077503" calcext:value-type="float">
            <text:p>0.0775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72986" calcext:value-type="float">
            <text:p>3.72986</text:p>
          </table:table-cell>
          <table:table-cell office:value-type="float" office:value="3.8335" calcext:value-type="float">
            <text:p>3.8335</text:p>
          </table:table-cell>
          <table:table-cell office:value-type="float" office:value="0.103855" calcext:value-type="float">
            <text:p>0.103855</text:p>
          </table:table-cell>
          <table:table-cell office:value-type="float" office:value="0.097634" calcext:value-type="float">
            <text:p>0.0976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80595" calcext:value-type="float">
            <text:p>3.80595</text:p>
          </table:table-cell>
          <table:table-cell office:value-type="float" office:value="0.0912492" calcext:value-type="float">
            <text:p>0.091249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59211" calcext:value-type="float">
            <text:p>3.59211</text:p>
          </table:table-cell>
          <table:table-cell office:value-type="float" office:value="3.67396" calcext:value-type="float">
            <text:p>3.67396</text:p>
          </table:table-cell>
          <table:table-cell office:value-type="float" office:value="0.121601" calcext:value-type="float">
            <text:p>0.121601</text:p>
          </table:table-cell>
          <table:table-cell office:value-type="float" office:value="0.121893" calcext:value-type="float">
            <text:p>0.1218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65716" calcext:value-type="float">
            <text:p>3.65716</text:p>
          </table:table-cell>
          <table:table-cell office:value-type="float" office:value="0.111399" calcext:value-type="float">
            <text:p>0.11139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.47986" calcext:value-type="float">
            <text:p>3.47986</text:p>
          </table:table-cell>
          <table:table-cell office:value-type="float" office:value="3.61481" calcext:value-type="float">
            <text:p>3.61481</text:p>
          </table:table-cell>
          <table:table-cell office:value-type="float" office:value="0.142221" calcext:value-type="float">
            <text:p>0.142221</text:p>
          </table:table-cell>
          <table:table-cell office:value-type="float" office:value="0.130578" calcext:value-type="float">
            <text:p>0.1305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53779" calcext:value-type="float">
            <text:p>3.53779</text:p>
          </table:table-cell>
          <table:table-cell office:value-type="float" office:value="0.125151" calcext:value-type="float">
            <text:p>0.12515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.37513" calcext:value-type="float">
            <text:p>3.37513</text:p>
          </table:table-cell>
          <table:table-cell office:value-type="float" office:value="3.48047" calcext:value-type="float">
            <text:p>3.48047</text:p>
          </table:table-cell>
          <table:table-cell office:value-type="float" office:value="0.159184" calcext:value-type="float">
            <text:p>0.159184</text:p>
          </table:table-cell>
          <table:table-cell office:value-type="float" office:value="0.151243" calcext:value-type="float">
            <text:p>0.1512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39252" calcext:value-type="float">
            <text:p>3.39252</text:p>
          </table:table-cell>
          <table:table-cell office:value-type="float" office:value="0.150332" calcext:value-type="float">
            <text:p>0.15033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.23913" calcext:value-type="float">
            <text:p>3.23913</text:p>
          </table:table-cell>
          <table:table-cell office:value-type="float" office:value="3.45617" calcext:value-type="float">
            <text:p>3.45617</text:p>
          </table:table-cell>
          <table:table-cell office:value-type="float" office:value="0.17719" calcext:value-type="float">
            <text:p>0.17719</text:p>
          </table:table-cell>
          <table:table-cell office:value-type="float" office:value="0.152441" calcext:value-type="float">
            <text:p>0.1524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26756" calcext:value-type="float">
            <text:p>3.26756</text:p>
          </table:table-cell>
          <table:table-cell office:value-type="float" office:value="0.170205" calcext:value-type="float">
            <text:p>0.17020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12459" calcext:value-type="float">
            <text:p>3.12459</text:p>
          </table:table-cell>
          <table:table-cell office:value-type="float" office:value="3.37077" calcext:value-type="float">
            <text:p>3.37077</text:p>
          </table:table-cell>
          <table:table-cell office:value-type="float" office:value="0.199471" calcext:value-type="float">
            <text:p>0.199471</text:p>
          </table:table-cell>
          <table:table-cell office:value-type="float" office:value="0.168014" calcext:value-type="float">
            <text:p>0.1680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10788" calcext:value-type="float">
            <text:p>3.10788</text:p>
          </table:table-cell>
          <table:table-cell office:value-type="float" office:value="0.199698" calcext:value-type="float">
            <text:p>0.19969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.04914" calcext:value-type="float">
            <text:p>3.04914</text:p>
          </table:table-cell>
          <table:table-cell office:value-type="float" office:value="3.31842" calcext:value-type="float">
            <text:p>3.31842</text:p>
          </table:table-cell>
          <table:table-cell office:value-type="float" office:value="0.209221" calcext:value-type="float">
            <text:p>0.209221</text:p>
          </table:table-cell>
          <table:table-cell office:value-type="float" office:value="0.178796" calcext:value-type="float">
            <text:p>0.1787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93298" calcext:value-type="float">
            <text:p>2.93298</text:p>
          </table:table-cell>
          <table:table-cell office:value-type="float" office:value="0.240953" calcext:value-type="float">
            <text:p>0.24095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.9149" calcext:value-type="float">
            <text:p>2.9149</text:p>
          </table:table-cell>
          <table:table-cell office:value-type="float" office:value="3.2524" calcext:value-type="float">
            <text:p>3.2524</text:p>
          </table:table-cell>
          <table:table-cell office:value-type="float" office:value="0.241012" calcext:value-type="float">
            <text:p>0.241012</text:p>
          </table:table-cell>
          <table:table-cell office:value-type="float" office:value="0.187781" calcext:value-type="float">
            <text:p>0.1877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78001" calcext:value-type="float">
            <text:p>2.78001</text:p>
          </table:table-cell>
          <table:table-cell office:value-type="float" office:value="0.272075" calcext:value-type="float">
            <text:p>0.27207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.82506" calcext:value-type="float">
            <text:p>2.82506</text:p>
          </table:table-cell>
          <table:table-cell office:value-type="float" office:value="3.18227" calcext:value-type="float">
            <text:p>3.18227</text:p>
          </table:table-cell>
          <table:table-cell office:value-type="float" office:value="0.254985" calcext:value-type="float">
            <text:p>0.254985</text:p>
          </table:table-cell>
          <table:table-cell office:value-type="float" office:value="0.208446" calcext:value-type="float">
            <text:p>0.2084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61819" calcext:value-type="float">
            <text:p>2.61819</text:p>
          </table:table-cell>
          <table:table-cell office:value-type="float" office:value="0.302173" calcext:value-type="float">
            <text:p>0.30217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.74042" calcext:value-type="float">
            <text:p>2.74042</text:p>
          </table:table-cell>
          <table:table-cell office:value-type="float" office:value="3.19922" calcext:value-type="float">
            <text:p>3.19922</text:p>
          </table:table-cell>
          <table:table-cell office:value-type="float" office:value="0.271677" calcext:value-type="float">
            <text:p>0.271677</text:p>
          </table:table-cell>
          <table:table-cell office:value-type="float" office:value="0.205151" calcext:value-type="float">
            <text:p>0.2051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5037" calcext:value-type="float">
            <text:p>2.5037</text:p>
          </table:table-cell>
          <table:table-cell office:value-type="float" office:value="0.327021" calcext:value-type="float">
            <text:p>0.32702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67221" calcext:value-type="float">
            <text:p>2.67221</text:p>
          </table:table-cell>
          <table:table-cell office:value-type="float" office:value="3.11101" calcext:value-type="float">
            <text:p>3.11101</text:p>
          </table:table-cell>
          <table:table-cell office:value-type="float" office:value="0.282993" calcext:value-type="float">
            <text:p>0.282993</text:p>
          </table:table-cell>
          <table:table-cell office:value-type="float" office:value="0.229709" calcext:value-type="float">
            <text:p>0.2297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41994" calcext:value-type="float">
            <text:p>2.41994</text:p>
          </table:table-cell>
          <table:table-cell office:value-type="float" office:value="0.340797" calcext:value-type="float">
            <text:p>0.34079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.60011" calcext:value-type="float">
            <text:p>2.60011</text:p>
          </table:table-cell>
          <table:table-cell office:value-type="float" office:value="3.07819" calcext:value-type="float">
            <text:p>3.07819</text:p>
          </table:table-cell>
          <table:table-cell office:value-type="float" office:value="0.300529" calcext:value-type="float">
            <text:p>0.300529</text:p>
          </table:table-cell>
          <table:table-cell office:value-type="float" office:value="0.235999" calcext:value-type="float">
            <text:p>0.2359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33785" calcext:value-type="float">
            <text:p>2.33785</text:p>
          </table:table-cell>
          <table:table-cell office:value-type="float" office:value="0.357117" calcext:value-type="float">
            <text:p>0.35711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.49764" calcext:value-type="float">
            <text:p>2.49764</text:p>
          </table:table-cell>
          <table:table-cell office:value-type="float" office:value="3.01365" calcext:value-type="float">
            <text:p>3.01365</text:p>
          </table:table-cell>
          <table:table-cell office:value-type="float" office:value="0.321828" calcext:value-type="float">
            <text:p>0.321828</text:p>
          </table:table-cell>
          <table:table-cell office:value-type="float" office:value="0.254867" calcext:value-type="float">
            <text:p>0.2548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29168" calcext:value-type="float">
            <text:p>2.29168</text:p>
          </table:table-cell>
          <table:table-cell office:value-type="float" office:value="0.367551" calcext:value-type="float">
            <text:p>0.36755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.44912" calcext:value-type="float">
            <text:p>2.44912</text:p>
          </table:table-cell>
          <table:table-cell office:value-type="float" office:value="3.01665" calcext:value-type="float">
            <text:p>3.01665</text:p>
          </table:table-cell>
          <table:table-cell office:value-type="float" office:value="0.331141" calcext:value-type="float">
            <text:p>0.331141</text:p>
          </table:table-cell>
          <table:table-cell office:value-type="float" office:value="0.252471" calcext:value-type="float">
            <text:p>0.2524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23477" calcext:value-type="float">
            <text:p>2.23477</text:p>
          </table:table-cell>
          <table:table-cell office:value-type="float" office:value="0.3793" calcext:value-type="float">
            <text:p>0.379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36383" calcext:value-type="float">
            <text:p>2.36383</text:p>
          </table:table-cell>
          <table:table-cell office:value-type="float" office:value="3.05837" calcext:value-type="float">
            <text:p>3.05837</text:p>
          </table:table-cell>
          <table:table-cell office:value-type="float" office:value="0.348792" calcext:value-type="float">
            <text:p>0.348792</text:p>
          </table:table-cell>
          <table:table-cell office:value-type="float" office:value="0.251572" calcext:value-type="float">
            <text:p>0.2515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17634" calcext:value-type="float">
            <text:p>2.17634</text:p>
          </table:table-cell>
          <table:table-cell office:value-type="float" office:value="0.395054" calcext:value-type="float">
            <text:p>0.39505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.27816" calcext:value-type="float">
            <text:p>2.27816</text:p>
          </table:table-cell>
          <table:table-cell office:value-type="float" office:value="2.94408" calcext:value-type="float">
            <text:p>2.94408</text:p>
          </table:table-cell>
          <table:table-cell office:value-type="float" office:value="0.362689" calcext:value-type="float">
            <text:p>0.362689</text:p>
          </table:table-cell>
          <table:table-cell office:value-type="float" office:value="0.267745" calcext:value-type="float">
            <text:p>0.2677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11954" calcext:value-type="float">
            <text:p>2.11954</text:p>
          </table:table-cell>
          <table:table-cell office:value-type="float" office:value="0.405069" calcext:value-type="float">
            <text:p>0.40506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.22845" calcext:value-type="float">
            <text:p>2.22845</text:p>
          </table:table-cell>
          <table:table-cell office:value-type="float" office:value="3.00232" calcext:value-type="float">
            <text:p>3.00232</text:p>
          </table:table-cell>
          <table:table-cell office:value-type="float" office:value="0.380045" calcext:value-type="float">
            <text:p>0.380045</text:p>
          </table:table-cell>
          <table:table-cell office:value-type="float" office:value="0.272836" calcext:value-type="float">
            <text:p>0.2728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0559" calcext:value-type="float">
            <text:p>2.0559</text:p>
          </table:table-cell>
          <table:table-cell office:value-type="float" office:value="0.416405" calcext:value-type="float">
            <text:p>0.41640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.15072" calcext:value-type="float">
            <text:p>2.15072</text:p>
          </table:table-cell>
          <table:table-cell office:value-type="float" office:value="2.91203" calcext:value-type="float">
            <text:p>2.91203</text:p>
          </table:table-cell>
          <table:table-cell office:value-type="float" office:value="0.392372" calcext:value-type="float">
            <text:p>0.392372</text:p>
          </table:table-cell>
          <table:table-cell office:value-type="float" office:value="0.280024" calcext:value-type="float">
            <text:p>0.2800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01658" calcext:value-type="float">
            <text:p>2.01658</text:p>
          </table:table-cell>
          <table:table-cell office:value-type="float" office:value="0.424186" calcext:value-type="float">
            <text:p>0.42418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.0899" calcext:value-type="float">
            <text:p>2.0899</text:p>
          </table:table-cell>
          <table:table-cell office:value-type="float" office:value="2.9467" calcext:value-type="float">
            <text:p>2.9467</text:p>
          </table:table-cell>
          <table:table-cell office:value-type="float" office:value="0.405514" calcext:value-type="float">
            <text:p>0.405514</text:p>
          </table:table-cell>
          <table:table-cell office:value-type="float" office:value="0.292902" calcext:value-type="float">
            <text:p>0.2929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95486" calcext:value-type="float">
            <text:p>1.95486</text:p>
          </table:table-cell>
          <table:table-cell office:value-type="float" office:value="0.444538" calcext:value-type="float">
            <text:p>0.44453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.05713" calcext:value-type="float">
            <text:p>2.05713</text:p>
          </table:table-cell>
          <table:table-cell office:value-type="float" office:value="2.83145" calcext:value-type="float">
            <text:p>2.83145</text:p>
          </table:table-cell>
          <table:table-cell office:value-type="float" office:value="0.420393" calcext:value-type="float">
            <text:p>0.420393</text:p>
          </table:table-cell>
          <table:table-cell office:value-type="float" office:value="0.300389" calcext:value-type="float">
            <text:p>0.3003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93222" calcext:value-type="float">
            <text:p>1.93222</text:p>
          </table:table-cell>
          <table:table-cell office:value-type="float" office:value="0.449578" calcext:value-type="float">
            <text:p>0.44957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.98087" calcext:value-type="float">
            <text:p>1.98087</text:p>
          </table:table-cell>
          <table:table-cell office:value-type="float" office:value="2.86269" calcext:value-type="float">
            <text:p>2.86269</text:p>
          </table:table-cell>
          <table:table-cell office:value-type="float" office:value="0.440665" calcext:value-type="float">
            <text:p>0.440665</text:p>
          </table:table-cell>
          <table:table-cell office:value-type="float" office:value="0.301288" calcext:value-type="float">
            <text:p>0.3012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88978" calcext:value-type="float">
            <text:p>1.88978</text:p>
          </table:table-cell>
          <table:table-cell office:value-type="float" office:value="0.456608" calcext:value-type="float">
            <text:p>0.45660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91583" calcext:value-type="float">
            <text:p>1.91583</text:p>
          </table:table-cell>
          <table:table-cell office:value-type="float" office:value="2.81758" calcext:value-type="float">
            <text:p>2.81758</text:p>
          </table:table-cell>
          <table:table-cell office:value-type="float" office:value="0.452039" calcext:value-type="float">
            <text:p>0.452039</text:p>
          </table:table-cell>
          <table:table-cell office:value-type="float" office:value="0.316562" calcext:value-type="float">
            <text:p>0.3165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84667" calcext:value-type="float">
            <text:p>1.84667</text:p>
          </table:table-cell>
          <table:table-cell office:value-type="float" office:value="0.466948" calcext:value-type="float">
            <text:p>0.46694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.88478" calcext:value-type="float">
            <text:p>1.88478</text:p>
          </table:table-cell>
          <table:table-cell office:value-type="float" office:value="2.92938" calcext:value-type="float">
            <text:p>2.92938</text:p>
          </table:table-cell>
          <table:table-cell office:value-type="float" office:value="0.454003" calcext:value-type="float">
            <text:p>0.454003</text:p>
          </table:table-cell>
          <table:table-cell office:value-type="float" office:value="0.315364" calcext:value-type="float">
            <text:p>0.3153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82907" calcext:value-type="float">
            <text:p>1.82907</text:p>
          </table:table-cell>
          <table:table-cell office:value-type="float" office:value="0.471954" calcext:value-type="float">
            <text:p>0.47195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.83945" calcext:value-type="float">
            <text:p>1.83945</text:p>
          </table:table-cell>
          <table:table-cell office:value-type="float" office:value="2.9248" calcext:value-type="float">
            <text:p>2.9248</text:p>
          </table:table-cell>
          <table:table-cell office:value-type="float" office:value="0.464097" calcext:value-type="float">
            <text:p>0.464097</text:p>
          </table:table-cell>
          <table:table-cell office:value-type="float" office:value="0.318059" calcext:value-type="float">
            <text:p>0.3180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79575" calcext:value-type="float">
            <text:p>1.79575</text:p>
          </table:table-cell>
          <table:table-cell office:value-type="float" office:value="0.481895" calcext:value-type="float">
            <text:p>0.48189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.80226" calcext:value-type="float">
            <text:p>1.80226</text:p>
          </table:table-cell>
          <table:table-cell office:value-type="float" office:value="2.97178" calcext:value-type="float">
            <text:p>2.97178</text:p>
          </table:table-cell>
          <table:table-cell office:value-type="float" office:value="0.478701" calcext:value-type="float">
            <text:p>0.478701</text:p>
          </table:table-cell>
          <table:table-cell office:value-type="float" office:value="0.311171" calcext:value-type="float">
            <text:p>0.3111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7649" calcext:value-type="float">
            <text:p>1.7649</text:p>
          </table:table-cell>
          <table:table-cell office:value-type="float" office:value="0.487817" calcext:value-type="float">
            <text:p>0.48781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.74862" calcext:value-type="float">
            <text:p>1.74862</text:p>
          </table:table-cell>
          <table:table-cell office:value-type="float" office:value="2.96677" calcext:value-type="float">
            <text:p>2.96677</text:p>
          </table:table-cell>
          <table:table-cell office:value-type="float" office:value="0.485196" calcext:value-type="float">
            <text:p>0.485196</text:p>
          </table:table-cell>
          <table:table-cell office:value-type="float" office:value="0.308775" calcext:value-type="float">
            <text:p>0.3087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73538" calcext:value-type="float">
            <text:p>1.73538</text:p>
          </table:table-cell>
          <table:table-cell office:value-type="float" office:value="0.497164" calcext:value-type="float">
            <text:p>0.49716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73327" calcext:value-type="float">
            <text:p>1.73327</text:p>
          </table:table-cell>
          <table:table-cell office:value-type="float" office:value="3.0769" calcext:value-type="float">
            <text:p>3.0769</text:p>
          </table:table-cell>
          <table:table-cell office:value-type="float" office:value="0.491383" calcext:value-type="float">
            <text:p>0.491383</text:p>
          </table:table-cell>
          <table:table-cell office:value-type="float" office:value="0.298293" calcext:value-type="float">
            <text:p>0.29829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7201" calcext:value-type="float">
            <text:p>1.7201</text:p>
          </table:table-cell>
          <table:table-cell office:value-type="float" office:value="0.496442" calcext:value-type="float">
            <text:p>0.49644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71137" calcext:value-type="float">
            <text:p>1.71137</text:p>
          </table:table-cell>
          <table:table-cell office:value-type="float" office:value="3.04297" calcext:value-type="float">
            <text:p>3.04297</text:p>
          </table:table-cell>
          <table:table-cell office:value-type="float" office:value="0.497659" calcext:value-type="float">
            <text:p>0.497659</text:p>
          </table:table-cell>
          <table:table-cell office:value-type="float" office:value="0.318359" calcext:value-type="float">
            <text:p>0.3183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70056" calcext:value-type="float">
            <text:p>1.70056</text:p>
          </table:table-cell>
          <table:table-cell office:value-type="float" office:value="0.506635" calcext:value-type="float">
            <text:p>0.50663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66904" calcext:value-type="float">
            <text:p>1.66904</text:p>
          </table:table-cell>
          <table:table-cell office:value-type="float" office:value="2.88597" calcext:value-type="float">
            <text:p>2.88597</text:p>
          </table:table-cell>
          <table:table-cell office:value-type="float" office:value="0.505438" calcext:value-type="float">
            <text:p>0.505438</text:p>
          </table:table-cell>
          <table:table-cell office:value-type="float" office:value="0.318359" calcext:value-type="float">
            <text:p>0.31835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66695" calcext:value-type="float">
            <text:p>1.66695</text:p>
          </table:table-cell>
          <table:table-cell office:value-type="float" office:value="0.509053" calcext:value-type="float">
            <text:p>0.50905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.6452" calcext:value-type="float">
            <text:p>1.6452</text:p>
          </table:table-cell>
          <table:table-cell office:value-type="float" office:value="2.97515" calcext:value-type="float">
            <text:p>2.97515</text:p>
          </table:table-cell>
          <table:table-cell office:value-type="float" office:value="0.510045" calcext:value-type="float">
            <text:p>0.510045</text:p>
          </table:table-cell>
          <table:table-cell office:value-type="float" office:value="0.322552" calcext:value-type="float">
            <text:p>0.32255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64269" calcext:value-type="float">
            <text:p>1.64269</text:p>
          </table:table-cell>
          <table:table-cell office:value-type="float" office:value="0.517973" calcext:value-type="float">
            <text:p>0.51797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.61771" calcext:value-type="float">
            <text:p>1.61771</text:p>
          </table:table-cell>
          <table:table-cell office:value-type="float" office:value="2.94111" calcext:value-type="float">
            <text:p>2.94111</text:p>
          </table:table-cell>
          <table:table-cell office:value-type="float" office:value="0.519123" calcext:value-type="float">
            <text:p>0.519123</text:p>
          </table:table-cell>
          <table:table-cell office:value-type="float" office:value="0.344115" calcext:value-type="float">
            <text:p>0.3441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61421" calcext:value-type="float">
            <text:p>1.61421</text:p>
          </table:table-cell>
          <table:table-cell office:value-type="float" office:value="0.526976" calcext:value-type="float">
            <text:p>0.52697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.5883" calcext:value-type="float">
            <text:p>1.5883</text:p>
          </table:table-cell>
          <table:table-cell office:value-type="float" office:value="2.9598" calcext:value-type="float">
            <text:p>2.9598</text:p>
          </table:table-cell>
          <table:table-cell office:value-type="float" office:value="0.525529" calcext:value-type="float">
            <text:p>0.525529</text:p>
          </table:table-cell>
          <table:table-cell office:value-type="float" office:value="0.311171" calcext:value-type="float">
            <text:p>0.31117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59536" calcext:value-type="float">
            <text:p>1.59536</text:p>
          </table:table-cell>
          <table:table-cell office:value-type="float" office:value="0.530639" calcext:value-type="float">
            <text:p>0.53063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.58589" calcext:value-type="float">
            <text:p>1.58589</text:p>
          </table:table-cell>
          <table:table-cell office:value-type="float" office:value="3.01348" calcext:value-type="float">
            <text:p>3.01348</text:p>
          </table:table-cell>
          <table:table-cell office:value-type="float" office:value="0.525" calcext:value-type="float">
            <text:p>0.525</text:p>
          </table:table-cell>
          <table:table-cell office:value-type="float" office:value="0.343516" calcext:value-type="float">
            <text:p>0.3435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61018" calcext:value-type="float">
            <text:p>1.61018</text:p>
          </table:table-cell>
          <table:table-cell office:value-type="float" office:value="0.526236" calcext:value-type="float">
            <text:p>0.52623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.54815" calcext:value-type="float">
            <text:p>1.54815</text:p>
          </table:table-cell>
          <table:table-cell office:value-type="float" office:value="3.12329" calcext:value-type="float">
            <text:p>3.12329</text:p>
          </table:table-cell>
          <table:table-cell office:value-type="float" office:value="0.540514" calcext:value-type="float">
            <text:p>0.540514</text:p>
          </table:table-cell>
          <table:table-cell office:value-type="float" office:value="0.333932" calcext:value-type="float">
            <text:p>0.3339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56036" calcext:value-type="float">
            <text:p>1.56036</text:p>
          </table:table-cell>
          <table:table-cell office:value-type="float" office:value="0.540435" calcext:value-type="float">
            <text:p>0.54043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51091" calcext:value-type="float">
            <text:p>1.51091</text:p>
          </table:table-cell>
          <table:table-cell office:value-type="float" office:value="3.09507" calcext:value-type="float">
            <text:p>3.09507</text:p>
          </table:table-cell>
          <table:table-cell office:value-type="float" office:value="0.547281" calcext:value-type="float">
            <text:p>0.547281</text:p>
          </table:table-cell>
          <table:table-cell office:value-type="float" office:value="0.342019" calcext:value-type="float">
            <text:p>0.3420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53797" calcext:value-type="float">
            <text:p>1.53797</text:p>
          </table:table-cell>
          <table:table-cell office:value-type="float" office:value="0.541616" calcext:value-type="float">
            <text:p>0.54161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50596" calcext:value-type="float">
            <text:p>1.50596</text:p>
          </table:table-cell>
          <table:table-cell office:value-type="float" office:value="3.05213" calcext:value-type="float">
            <text:p>3.05213</text:p>
          </table:table-cell>
          <table:table-cell office:value-type="float" office:value="0.548036" calcext:value-type="float">
            <text:p>0.548036</text:p>
          </table:table-cell>
          <table:table-cell office:value-type="float" office:value="0.347709" calcext:value-type="float">
            <text:p>0.3477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53886" calcext:value-type="float">
            <text:p>1.53886</text:p>
          </table:table-cell>
          <table:table-cell office:value-type="float" office:value="0.541702" calcext:value-type="float">
            <text:p>0.5417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7512" calcext:value-type="float">
            <text:p>1.47512</text:p>
          </table:table-cell>
          <table:table-cell office:value-type="float" office:value="3.07186" calcext:value-type="float">
            <text:p>3.07186</text:p>
          </table:table-cell>
          <table:table-cell office:value-type="float" office:value="0.55616" calcext:value-type="float">
            <text:p>0.55616</text:p>
          </table:table-cell>
          <table:table-cell office:value-type="float" office:value="0.345612" calcext:value-type="float">
            <text:p>0.3456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49282" calcext:value-type="float">
            <text:p>1.49282</text:p>
          </table:table-cell>
          <table:table-cell office:value-type="float" office:value="0.55193" calcext:value-type="float">
            <text:p>0.5519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44478" calcext:value-type="float">
            <text:p>1.44478</text:p>
          </table:table-cell>
          <table:table-cell office:value-type="float" office:value="3.13555" calcext:value-type="float">
            <text:p>3.13555</text:p>
          </table:table-cell>
          <table:table-cell office:value-type="float" office:value="0.563671" calcext:value-type="float">
            <text:p>0.563671</text:p>
          </table:table-cell>
          <table:table-cell office:value-type="float" office:value="0.34711" calcext:value-type="float">
            <text:p>0.347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47781" calcext:value-type="float">
            <text:p>1.47781</text:p>
          </table:table-cell>
          <table:table-cell office:value-type="float" office:value="0.555308" calcext:value-type="float">
            <text:p>0.55530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443" calcext:value-type="float">
            <text:p>1.443</text:p>
          </table:table-cell>
          <table:table-cell office:value-type="float" office:value="3.00287" calcext:value-type="float">
            <text:p>3.00287</text:p>
          </table:table-cell>
          <table:table-cell office:value-type="float" office:value="0.564577" calcext:value-type="float">
            <text:p>0.564577</text:p>
          </table:table-cell>
          <table:table-cell office:value-type="float" office:value="0.349506" calcext:value-type="float">
            <text:p>0.3495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46859" calcext:value-type="float">
            <text:p>1.46859</text:p>
          </table:table-cell>
          <table:table-cell office:value-type="float" office:value="0.563549" calcext:value-type="float">
            <text:p>0.56354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44094" calcext:value-type="float">
            <text:p>1.44094</text:p>
          </table:table-cell>
          <table:table-cell office:value-type="float" office:value="3.15304" calcext:value-type="float">
            <text:p>3.15304</text:p>
          </table:table-cell>
          <table:table-cell office:value-type="float" office:value="0.561631" calcext:value-type="float">
            <text:p>0.561631</text:p>
          </table:table-cell>
          <table:table-cell office:value-type="float" office:value="0.340222" calcext:value-type="float">
            <text:p>0.3402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45298" calcext:value-type="float">
            <text:p>1.45298</text:p>
          </table:table-cell>
          <table:table-cell office:value-type="float" office:value="0.562485" calcext:value-type="float">
            <text:p>0.56248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40349" calcext:value-type="float">
            <text:p>1.40349</text:p>
          </table:table-cell>
          <table:table-cell office:value-type="float" office:value="3.14228" calcext:value-type="float">
            <text:p>3.14228</text:p>
          </table:table-cell>
          <table:table-cell office:value-type="float" office:value="0.571958" calcext:value-type="float">
            <text:p>0.571958</text:p>
          </table:table-cell>
          <table:table-cell office:value-type="float" office:value="0.34112" calcext:value-type="float">
            <text:p>0.3411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45795" calcext:value-type="float">
            <text:p>1.45795</text:p>
          </table:table-cell>
          <table:table-cell office:value-type="float" office:value="0.556427" calcext:value-type="float">
            <text:p>0.55642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39148" calcext:value-type="float">
            <text:p>1.39148</text:p>
          </table:table-cell>
          <table:table-cell office:value-type="float" office:value="3.35727" calcext:value-type="float">
            <text:p>3.35727</text:p>
          </table:table-cell>
          <table:table-cell office:value-type="float" office:value="0.576133" calcext:value-type="float">
            <text:p>0.576133</text:p>
          </table:table-cell>
          <table:table-cell office:value-type="float" office:value="0.338724" calcext:value-type="float">
            <text:p>0.3387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44224" calcext:value-type="float">
            <text:p>1.44224</text:p>
          </table:table-cell>
          <table:table-cell office:value-type="float" office:value="0.568637" calcext:value-type="float">
            <text:p>0.56863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37131" calcext:value-type="float">
            <text:p>1.37131</text:p>
          </table:table-cell>
          <table:table-cell office:value-type="float" office:value="3.15041" calcext:value-type="float">
            <text:p>3.15041</text:p>
          </table:table-cell>
          <table:table-cell office:value-type="float" office:value="0.579305" calcext:value-type="float">
            <text:p>0.579305</text:p>
          </table:table-cell>
          <table:table-cell office:value-type="float" office:value="0.349805" calcext:value-type="float">
            <text:p>0.3498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39695" calcext:value-type="float">
            <text:p>1.39695</text:p>
          </table:table-cell>
          <table:table-cell office:value-type="float" office:value="0.577443" calcext:value-type="float">
            <text:p>0.57744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3347" calcext:value-type="float">
            <text:p>1.3347</text:p>
          </table:table-cell>
          <table:table-cell office:value-type="float" office:value="3.30496" calcext:value-type="float">
            <text:p>3.30496</text:p>
          </table:table-cell>
          <table:table-cell office:value-type="float" office:value="0.590779" calcext:value-type="float">
            <text:p>0.590779</text:p>
          </table:table-cell>
          <table:table-cell office:value-type="float" office:value="0.34142" calcext:value-type="float">
            <text:p>0.3414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41382" calcext:value-type="float">
            <text:p>1.41382</text:p>
          </table:table-cell>
          <table:table-cell office:value-type="float" office:value="0.571756" calcext:value-type="float">
            <text:p>0.57175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34541" calcext:value-type="float">
            <text:p>1.34541</text:p>
          </table:table-cell>
          <table:table-cell office:value-type="float" office:value="3.25224" calcext:value-type="float">
            <text:p>3.25224</text:p>
          </table:table-cell>
          <table:table-cell office:value-type="float" office:value="0.587085" calcext:value-type="float">
            <text:p>0.587085</text:p>
          </table:table-cell>
          <table:table-cell office:value-type="float" office:value="0.349805" calcext:value-type="float">
            <text:p>0.3498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39251" calcext:value-type="float">
            <text:p>1.39251</text:p>
          </table:table-cell>
          <table:table-cell office:value-type="float" office:value="0.576598" calcext:value-type="float">
            <text:p>0.57659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.34151" calcext:value-type="float">
            <text:p>1.34151</text:p>
          </table:table-cell>
          <table:table-cell office:value-type="float" office:value="3.26153" calcext:value-type="float">
            <text:p>3.26153</text:p>
          </table:table-cell>
          <table:table-cell office:value-type="float" office:value="0.592523" calcext:value-type="float">
            <text:p>0.592523</text:p>
          </table:table-cell>
          <table:table-cell office:value-type="float" office:value="0.341719" calcext:value-type="float">
            <text:p>0.3417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3801" calcext:value-type="float">
            <text:p>1.3801</text:p>
          </table:table-cell>
          <table:table-cell office:value-type="float" office:value="0.584249" calcext:value-type="float">
            <text:p>0.58424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.32903" calcext:value-type="float">
            <text:p>1.32903</text:p>
          </table:table-cell>
          <table:table-cell office:value-type="float" office:value="3.19319" calcext:value-type="float">
            <text:p>3.19319</text:p>
          </table:table-cell>
          <table:table-cell office:value-type="float" office:value="0.593575" calcext:value-type="float">
            <text:p>0.593575</text:p>
          </table:table-cell>
          <table:table-cell office:value-type="float" office:value="0.346511" calcext:value-type="float">
            <text:p>0.3465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37118" calcext:value-type="float">
            <text:p>1.37118</text:p>
          </table:table-cell>
          <table:table-cell office:value-type="float" office:value="0.582027" calcext:value-type="float">
            <text:p>0.58202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.30596" calcext:value-type="float">
            <text:p>1.30596</text:p>
          </table:table-cell>
          <table:table-cell office:value-type="float" office:value="3.29975" calcext:value-type="float">
            <text:p>3.29975</text:p>
          </table:table-cell>
          <table:table-cell office:value-type="float" office:value="0.603323" calcext:value-type="float">
            <text:p>0.603323</text:p>
          </table:table-cell>
          <table:table-cell office:value-type="float" office:value="0.361785" calcext:value-type="float">
            <text:p>0.3617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34798" calcext:value-type="float">
            <text:p>1.34798</text:p>
          </table:table-cell>
          <table:table-cell office:value-type="float" office:value="0.588842" calcext:value-type="float">
            <text:p>0.58884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.29828" calcext:value-type="float">
            <text:p>1.29828</text:p>
          </table:table-cell>
          <table:table-cell office:value-type="float" office:value="3.39437" calcext:value-type="float">
            <text:p>3.39437</text:p>
          </table:table-cell>
          <table:table-cell office:value-type="float" office:value="0.599698" calcext:value-type="float">
            <text:p>0.599698</text:p>
          </table:table-cell>
          <table:table-cell office:value-type="float" office:value="0.342318" calcext:value-type="float">
            <text:p>0.3423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33921" calcext:value-type="float">
            <text:p>1.33921</text:p>
          </table:table-cell>
          <table:table-cell office:value-type="float" office:value="0.593482" calcext:value-type="float">
            <text:p>0.59348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.28433" calcext:value-type="float">
            <text:p>1.28433</text:p>
          </table:table-cell>
          <table:table-cell office:value-type="float" office:value="3.43063" calcext:value-type="float">
            <text:p>3.43063</text:p>
          </table:table-cell>
          <table:table-cell office:value-type="float" office:value="0.601964" calcext:value-type="float">
            <text:p>0.601964</text:p>
          </table:table-cell>
          <table:table-cell office:value-type="float" office:value="0.354298" calcext:value-type="float">
            <text:p>0.35429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34101" calcext:value-type="float">
            <text:p>1.34101</text:p>
          </table:table-cell>
          <table:table-cell office:value-type="float" office:value="0.593004" calcext:value-type="float">
            <text:p>0.59300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.27181" calcext:value-type="float">
            <text:p>1.27181</text:p>
          </table:table-cell>
          <table:table-cell office:value-type="float" office:value="3.29571" calcext:value-type="float">
            <text:p>3.29571</text:p>
          </table:table-cell>
          <table:table-cell office:value-type="float" office:value="0.60257" calcext:value-type="float">
            <text:p>0.60257</text:p>
          </table:table-cell>
          <table:table-cell office:value-type="float" office:value="0.339623" calcext:value-type="float">
            <text:p>0.33962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29822" calcext:value-type="float">
            <text:p>1.29822</text:p>
          </table:table-cell>
          <table:table-cell office:value-type="float" office:value="0.604888" calcext:value-type="float">
            <text:p>0.60488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.2546" calcext:value-type="float">
            <text:p>1.2546</text:p>
          </table:table-cell>
          <table:table-cell office:value-type="float" office:value="3.40784" calcext:value-type="float">
            <text:p>3.40784</text:p>
          </table:table-cell>
          <table:table-cell office:value-type="float" office:value="0.60861" calcext:value-type="float">
            <text:p>0.60861</text:p>
          </table:table-cell>
          <table:table-cell office:value-type="float" office:value="0.350704" calcext:value-type="float">
            <text:p>0.3507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2951" calcext:value-type="float">
            <text:p>1.2951</text:p>
          </table:table-cell>
          <table:table-cell office:value-type="float" office:value="0.603076" calcext:value-type="float">
            <text:p>0.60307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.24493" calcext:value-type="float">
            <text:p>1.24493</text:p>
          </table:table-cell>
          <table:table-cell office:value-type="float" office:value="3.36201" calcext:value-type="float">
            <text:p>3.36201</text:p>
          </table:table-cell>
          <table:table-cell office:value-type="float" office:value="0.611329" calcext:value-type="float">
            <text:p>0.611329</text:p>
          </table:table-cell>
          <table:table-cell office:value-type="float" office:value="0.337826" calcext:value-type="float">
            <text:p>0.33782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28336" calcext:value-type="float">
            <text:p>1.28336</text:p>
          </table:table-cell>
          <table:table-cell office:value-type="float" office:value="0.603257" calcext:value-type="float">
            <text:p>0.60325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.24587" calcext:value-type="float">
            <text:p>1.24587</text:p>
          </table:table-cell>
          <table:table-cell office:value-type="float" office:value="3.49479" calcext:value-type="float">
            <text:p>3.49479</text:p>
          </table:table-cell>
          <table:table-cell office:value-type="float" office:value="0.616402" calcext:value-type="float">
            <text:p>0.616402</text:p>
          </table:table-cell>
          <table:table-cell office:value-type="float" office:value="0.345612" calcext:value-type="float">
            <text:p>0.3456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28787" calcext:value-type="float">
            <text:p>1.28787</text:p>
          </table:table-cell>
          <table:table-cell office:value-type="float" office:value="0.608811" calcext:value-type="float">
            <text:p>0.60881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.23223" calcext:value-type="float">
            <text:p>1.23223</text:p>
          </table:table-cell>
          <table:table-cell office:value-type="float" office:value="3.50311" calcext:value-type="float">
            <text:p>3.50311</text:p>
          </table:table-cell>
          <table:table-cell office:value-type="float" office:value="0.617447" calcext:value-type="float">
            <text:p>0.617447</text:p>
          </table:table-cell>
          <table:table-cell office:value-type="float" office:value="0.359988" calcext:value-type="float">
            <text:p>0.35998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26149" calcext:value-type="float">
            <text:p>1.26149</text:p>
          </table:table-cell>
          <table:table-cell office:value-type="float" office:value="0.612364" calcext:value-type="float">
            <text:p>0.61236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.23037" calcext:value-type="float">
            <text:p>1.23037</text:p>
          </table:table-cell>
          <table:table-cell office:value-type="float" office:value="3.47045" calcext:value-type="float">
            <text:p>3.47045</text:p>
          </table:table-cell>
          <table:table-cell office:value-type="float" office:value="0.617221" calcext:value-type="float">
            <text:p>0.617221</text:p>
          </table:table-cell>
          <table:table-cell office:value-type="float" office:value="0.34681" calcext:value-type="float">
            <text:p>0.3468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26681" calcext:value-type="float">
            <text:p>1.26681</text:p>
          </table:table-cell>
          <table:table-cell office:value-type="float" office:value="0.614001" calcext:value-type="float">
            <text:p>0.61400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22811" calcext:value-type="float">
            <text:p>1.22811</text:p>
          </table:table-cell>
          <table:table-cell office:value-type="float" office:value="3.4887" calcext:value-type="float">
            <text:p>3.4887</text:p>
          </table:table-cell>
          <table:table-cell office:value-type="float" office:value="0.619652" calcext:value-type="float">
            <text:p>0.619652</text:p>
          </table:table-cell>
          <table:table-cell office:value-type="float" office:value="0.345013" calcext:value-type="float">
            <text:p>0.34501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23094" calcext:value-type="float">
            <text:p>1.23094</text:p>
          </table:table-cell>
          <table:table-cell office:value-type="float" office:value="0.62497" calcext:value-type="float">
            <text:p>0.6249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.19761" calcext:value-type="float">
            <text:p>1.19761</text:p>
          </table:table-cell>
          <table:table-cell office:value-type="float" office:value="3.35757" calcext:value-type="float">
            <text:p>3.35757</text:p>
          </table:table-cell>
          <table:table-cell office:value-type="float" office:value="0.626435" calcext:value-type="float">
            <text:p>0.626435</text:p>
          </table:table-cell>
          <table:table-cell office:value-type="float" office:value="0.360886" calcext:value-type="float">
            <text:p>0.36088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24553" calcext:value-type="float">
            <text:p>1.24553</text:p>
          </table:table-cell>
          <table:table-cell office:value-type="float" office:value="0.618758" calcext:value-type="float">
            <text:p>0.61875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.20128" calcext:value-type="float">
            <text:p>1.20128</text:p>
          </table:table-cell>
          <table:table-cell office:value-type="float" office:value="3.56363" calcext:value-type="float">
            <text:p>3.56363</text:p>
          </table:table-cell>
          <table:table-cell office:value-type="float" office:value="0.62432" calcext:value-type="float">
            <text:p>0.62432</text:p>
          </table:table-cell>
          <table:table-cell office:value-type="float" office:value="0.334531" calcext:value-type="float">
            <text:p>0.33453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2339" calcext:value-type="float">
            <text:p>1.2339</text:p>
          </table:table-cell>
          <table:table-cell office:value-type="float" office:value="0.618346" calcext:value-type="float">
            <text:p>0.61834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.19701" calcext:value-type="float">
            <text:p>1.19701</text:p>
          </table:table-cell>
          <table:table-cell office:value-type="float" office:value="3.42093" calcext:value-type="float">
            <text:p>3.42093</text:p>
          </table:table-cell>
          <table:table-cell office:value-type="float" office:value="0.626511" calcext:value-type="float">
            <text:p>0.626511</text:p>
          </table:table-cell>
          <table:table-cell office:value-type="float" office:value="0.356694" calcext:value-type="float">
            <text:p>0.3566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23446" calcext:value-type="float">
            <text:p>1.23446</text:p>
          </table:table-cell>
          <table:table-cell office:value-type="float" office:value="0.617431" calcext:value-type="float">
            <text:p>0.61743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.16514" calcext:value-type="float">
            <text:p>1.16514</text:p>
          </table:table-cell>
          <table:table-cell office:value-type="float" office:value="3.45118" calcext:value-type="float">
            <text:p>3.45118</text:p>
          </table:table-cell>
          <table:table-cell office:value-type="float" office:value="0.631746" calcext:value-type="float">
            <text:p>0.631746</text:p>
          </table:table-cell>
          <table:table-cell office:value-type="float" office:value="0.349805" calcext:value-type="float">
            <text:p>0.34980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21173" calcext:value-type="float">
            <text:p>1.21173</text:p>
          </table:table-cell>
          <table:table-cell office:value-type="float" office:value="0.624562" calcext:value-type="float">
            <text:p>0.62456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.19172" calcext:value-type="float">
            <text:p>1.19172</text:p>
          </table:table-cell>
          <table:table-cell office:value-type="float" office:value="3.54521" calcext:value-type="float">
            <text:p>3.54521</text:p>
          </table:table-cell>
          <table:table-cell office:value-type="float" office:value="0.624547" calcext:value-type="float">
            <text:p>0.624547</text:p>
          </table:table-cell>
          <table:table-cell office:value-type="float" office:value="0.352501" calcext:value-type="float">
            <text:p>0.3525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20971" calcext:value-type="float">
            <text:p>1.20971</text:p>
          </table:table-cell>
          <table:table-cell office:value-type="float" office:value="0.624005" calcext:value-type="float">
            <text:p>0.62400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.1649" calcext:value-type="float">
            <text:p>1.1649</text:p>
          </table:table-cell>
          <table:table-cell office:value-type="float" office:value="3.52385" calcext:value-type="float">
            <text:p>3.52385</text:p>
          </table:table-cell>
          <table:table-cell office:value-type="float" office:value="0.636103" calcext:value-type="float">
            <text:p>0.636103</text:p>
          </table:table-cell>
          <table:table-cell office:value-type="float" office:value="0.351003" calcext:value-type="float">
            <text:p>0.3510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19452" calcext:value-type="float">
            <text:p>1.19452</text:p>
          </table:table-cell>
          <table:table-cell office:value-type="float" office:value="0.63275" calcext:value-type="float">
            <text:p>0.6327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.17658" calcext:value-type="float">
            <text:p>1.17658</text:p>
          </table:table-cell>
          <table:table-cell office:value-type="float" office:value="3.60864" calcext:value-type="float">
            <text:p>3.60864</text:p>
          </table:table-cell>
          <table:table-cell office:value-type="float" office:value="0.631746" calcext:value-type="float">
            <text:p>0.631746</text:p>
          </table:table-cell>
          <table:table-cell office:value-type="float" office:value="0.350404" calcext:value-type="float">
            <text:p>0.35040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18318" calcext:value-type="float">
            <text:p>1.18318</text:p>
          </table:table-cell>
          <table:table-cell office:value-type="float" office:value="0.634279" calcext:value-type="float">
            <text:p>0.63427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.14582" calcext:value-type="float">
            <text:p>1.14582</text:p>
          </table:table-cell>
          <table:table-cell office:value-type="float" office:value="3.58267" calcext:value-type="float">
            <text:p>3.58267</text:p>
          </table:table-cell>
          <table:table-cell office:value-type="float" office:value="0.636103" calcext:value-type="float">
            <text:p>0.636103</text:p>
          </table:table-cell>
          <table:table-cell office:value-type="float" office:value="0.37047" calcext:value-type="float">
            <text:p>0.370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18996" calcext:value-type="float">
            <text:p>1.18996</text:p>
          </table:table-cell>
          <table:table-cell office:value-type="float" office:value="0.632449" calcext:value-type="float">
            <text:p>0.63244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.13728" calcext:value-type="float">
            <text:p>1.13728</text:p>
          </table:table-cell>
          <table:table-cell office:value-type="float" office:value="3.59714" calcext:value-type="float">
            <text:p>3.59714</text:p>
          </table:table-cell>
          <table:table-cell office:value-type="float" office:value="0.64494" calcext:value-type="float">
            <text:p>0.64494</text:p>
          </table:table-cell>
          <table:table-cell office:value-type="float" office:value="0.363582" calcext:value-type="float">
            <text:p>0.36358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17197" calcext:value-type="float">
            <text:p>1.17197</text:p>
          </table:table-cell>
          <table:table-cell office:value-type="float" office:value="0.637357" calcext:value-type="float">
            <text:p>0.63735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.13255" calcext:value-type="float">
            <text:p>1.13255</text:p>
          </table:table-cell>
          <table:table-cell office:value-type="float" office:value="3.65091" calcext:value-type="float">
            <text:p>3.65091</text:p>
          </table:table-cell>
          <table:table-cell office:value-type="float" office:value="0.642479" calcext:value-type="float">
            <text:p>0.642479</text:p>
          </table:table-cell>
          <table:table-cell office:value-type="float" office:value="0.351902" calcext:value-type="float">
            <text:p>0.35190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16049" calcext:value-type="float">
            <text:p>1.16049</text:p>
          </table:table-cell>
          <table:table-cell office:value-type="float" office:value="0.638299" calcext:value-type="float">
            <text:p>0.63829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.10899" calcext:value-type="float">
            <text:p>1.10899</text:p>
          </table:table-cell>
          <table:table-cell office:value-type="float" office:value="3.72047" calcext:value-type="float">
            <text:p>3.72047</text:p>
          </table:table-cell>
          <table:table-cell office:value-type="float" office:value="0.651662" calcext:value-type="float">
            <text:p>0.651662</text:p>
          </table:table-cell>
          <table:table-cell office:value-type="float" office:value="0.365079" calcext:value-type="float">
            <text:p>0.36507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13969" calcext:value-type="float">
            <text:p>1.13969</text:p>
          </table:table-cell>
          <table:table-cell office:value-type="float" office:value="0.643788" calcext:value-type="float">
            <text:p>0.64378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.10293" calcext:value-type="float">
            <text:p>1.10293</text:p>
          </table:table-cell>
          <table:table-cell office:value-type="float" office:value="3.7127" calcext:value-type="float">
            <text:p>3.7127</text:p>
          </table:table-cell>
          <table:table-cell office:value-type="float" office:value="0.649547" calcext:value-type="float">
            <text:p>0.649547</text:p>
          </table:table-cell>
          <table:table-cell office:value-type="float" office:value="0.3528" calcext:value-type="float">
            <text:p>0.352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14243" calcext:value-type="float">
            <text:p>1.14243</text:p>
          </table:table-cell>
          <table:table-cell office:value-type="float" office:value="0.644659" calcext:value-type="float">
            <text:p>0.64465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.0973" calcext:value-type="float">
            <text:p>1.0973</text:p>
          </table:table-cell>
          <table:table-cell office:value-type="float" office:value="3.66859" calcext:value-type="float">
            <text:p>3.66859</text:p>
          </table:table-cell>
          <table:table-cell office:value-type="float" office:value="0.655816" calcext:value-type="float">
            <text:p>0.655816</text:p>
          </table:table-cell>
          <table:table-cell office:value-type="float" office:value="0.361485" calcext:value-type="float">
            <text:p>0.36148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15864" calcext:value-type="float">
            <text:p>1.15864</text:p>
          </table:table-cell>
          <table:table-cell office:value-type="float" office:value="0.63854" calcext:value-type="float">
            <text:p>0.6385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.09037" calcext:value-type="float">
            <text:p>1.09037</text:p>
          </table:table-cell>
          <table:table-cell office:value-type="float" office:value="3.58635" calcext:value-type="float">
            <text:p>3.58635</text:p>
          </table:table-cell>
          <table:table-cell office:value-type="float" office:value="0.652834" calcext:value-type="float">
            <text:p>0.652834</text:p>
          </table:table-cell>
          <table:table-cell office:value-type="float" office:value="0.348907" calcext:value-type="float">
            <text:p>0.34890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14197" calcext:value-type="float">
            <text:p>1.14197</text:p>
          </table:table-cell>
          <table:table-cell office:value-type="float" office:value="0.643995" calcext:value-type="float">
            <text:p>0.64399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.09583" calcext:value-type="float">
            <text:p>1.09583</text:p>
          </table:table-cell>
          <table:table-cell office:value-type="float" office:value="3.74659" calcext:value-type="float">
            <text:p>3.74659</text:p>
          </table:table-cell>
          <table:table-cell office:value-type="float" office:value="0.654154" calcext:value-type="float">
            <text:p>0.654154</text:p>
          </table:table-cell>
          <table:table-cell office:value-type="float" office:value="0.359988" calcext:value-type="float">
            <text:p>0.35998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13176" calcext:value-type="float">
            <text:p>1.13176</text:p>
          </table:table-cell>
          <table:table-cell office:value-type="float" office:value="0.650483" calcext:value-type="float">
            <text:p>0.65048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.08142" calcext:value-type="float">
            <text:p>1.08142</text:p>
          </table:table-cell>
          <table:table-cell office:value-type="float" office:value="3.79601" calcext:value-type="float">
            <text:p>3.79601</text:p>
          </table:table-cell>
          <table:table-cell office:value-type="float" office:value="0.655589" calcext:value-type="float">
            <text:p>0.655589</text:p>
          </table:table-cell>
          <table:table-cell office:value-type="float" office:value="0.355795" calcext:value-type="float">
            <text:p>0.35579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11281" calcext:value-type="float">
            <text:p>1.11281</text:p>
          </table:table-cell>
          <table:table-cell office:value-type="float" office:value="0.652352" calcext:value-type="float">
            <text:p>0.65235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.07931" calcext:value-type="float">
            <text:p>1.07931</text:p>
          </table:table-cell>
          <table:table-cell office:value-type="float" office:value="3.64871" calcext:value-type="float">
            <text:p>3.64871</text:p>
          </table:table-cell>
          <table:table-cell office:value-type="float" office:value="0.657294" calcext:value-type="float">
            <text:p>0.657294</text:p>
          </table:table-cell>
          <table:table-cell office:value-type="float" office:value="0.36478" calcext:value-type="float">
            <text:p>0.3647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10053" calcext:value-type="float">
            <text:p>1.10053</text:p>
          </table:table-cell>
          <table:table-cell office:value-type="float" office:value="0.65353" calcext:value-type="float">
            <text:p>0.6535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.07343" calcext:value-type="float">
            <text:p>1.07343</text:p>
          </table:table-cell>
          <table:table-cell office:value-type="float" office:value="3.58429" calcext:value-type="float">
            <text:p>3.58429</text:p>
          </table:table-cell>
          <table:table-cell office:value-type="float" office:value="0.655438" calcext:value-type="float">
            <text:p>0.655438</text:p>
          </table:table-cell>
          <table:table-cell office:value-type="float" office:value="0.365978" calcext:value-type="float">
            <text:p>0.3659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11878" calcext:value-type="float">
            <text:p>1.11878</text:p>
          </table:table-cell>
          <table:table-cell office:value-type="float" office:value="0.648613" calcext:value-type="float">
            <text:p>0.64861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.06689" calcext:value-type="float">
            <text:p>1.06689</text:p>
          </table:table-cell>
          <table:table-cell office:value-type="float" office:value="3.78648" calcext:value-type="float">
            <text:p>3.78648</text:p>
          </table:table-cell>
          <table:table-cell office:value-type="float" office:value="0.668202" calcext:value-type="float">
            <text:p>0.668202</text:p>
          </table:table-cell>
          <table:table-cell office:value-type="float" office:value="0.356993" calcext:value-type="float">
            <text:p>0.35699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09954" calcext:value-type="float">
            <text:p>1.09954</text:p>
          </table:table-cell>
          <table:table-cell office:value-type="float" office:value="0.657514" calcext:value-type="float">
            <text:p>0.65751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08044" calcext:value-type="float">
            <text:p>1.08044</text:p>
          </table:table-cell>
          <table:table-cell office:value-type="float" office:value="3.61769" calcext:value-type="float">
            <text:p>3.61769</text:p>
          </table:table-cell>
          <table:table-cell office:value-type="float" office:value="0.654195" calcext:value-type="float">
            <text:p>0.654195</text:p>
          </table:table-cell>
          <table:table-cell office:value-type="float" office:value="0.361485" calcext:value-type="float">
            <text:p>0.36148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10339" calcext:value-type="float">
            <text:p>1.10339</text:p>
          </table:table-cell>
          <table:table-cell office:value-type="float" office:value="0.660072" calcext:value-type="float">
            <text:p>0.66007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.04832" calcext:value-type="float">
            <text:p>1.04832</text:p>
          </table:table-cell>
          <table:table-cell office:value-type="float" office:value="3.87538" calcext:value-type="float">
            <text:p>3.87538</text:p>
          </table:table-cell>
          <table:table-cell office:value-type="float" office:value="0.665861" calcext:value-type="float">
            <text:p>0.665861</text:p>
          </table:table-cell>
          <table:table-cell office:value-type="float" office:value="0.367475" calcext:value-type="float">
            <text:p>0.3674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10111" calcext:value-type="float">
            <text:p>1.10111</text:p>
          </table:table-cell>
          <table:table-cell office:value-type="float" office:value="0.657419" calcext:value-type="float">
            <text:p>0.65741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.05423" calcext:value-type="float">
            <text:p>1.05423</text:p>
          </table:table-cell>
          <table:table-cell office:value-type="float" office:value="3.7244" calcext:value-type="float">
            <text:p>3.7244</text:p>
          </table:table-cell>
          <table:table-cell office:value-type="float" office:value="0.664879" calcext:value-type="float">
            <text:p>0.664879</text:p>
          </table:table-cell>
          <table:table-cell office:value-type="float" office:value="0.367176" calcext:value-type="float">
            <text:p>0.36717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10654" calcext:value-type="float">
            <text:p>1.10654</text:p>
          </table:table-cell>
          <table:table-cell office:value-type="float" office:value="0.654375" calcext:value-type="float">
            <text:p>0.65437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.03292" calcext:value-type="float">
            <text:p>1.03292</text:p>
          </table:table-cell>
          <table:table-cell office:value-type="float" office:value="3.64951" calcext:value-type="float">
            <text:p>3.64951</text:p>
          </table:table-cell>
          <table:table-cell office:value-type="float" office:value="0.669335" calcext:value-type="float">
            <text:p>0.669335</text:p>
          </table:table-cell>
          <table:table-cell office:value-type="float" office:value="0.362084" calcext:value-type="float">
            <text:p>0.36208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07426" calcext:value-type="float">
            <text:p>1.07426</text:p>
          </table:table-cell>
          <table:table-cell office:value-type="float" office:value="0.663691" calcext:value-type="float">
            <text:p>0.66369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.03599" calcext:value-type="float">
            <text:p>1.03599</text:p>
          </table:table-cell>
          <table:table-cell office:value-type="float" office:value="3.858" calcext:value-type="float">
            <text:p>3.858</text:p>
          </table:table-cell>
          <table:table-cell office:value-type="float" office:value="0.673394" calcext:value-type="float">
            <text:p>0.673394</text:p>
          </table:table-cell>
          <table:table-cell office:value-type="float" office:value="0.362384" calcext:value-type="float">
            <text:p>0.3623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08223" calcext:value-type="float">
            <text:p>1.08223</text:p>
          </table:table-cell>
          <table:table-cell office:value-type="float" office:value="0.664635" calcext:value-type="float">
            <text:p>0.66463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.04477" calcext:value-type="float">
            <text:p>1.04477</text:p>
          </table:table-cell>
          <table:table-cell office:value-type="float" office:value="3.57905" calcext:value-type="float">
            <text:p>3.57905</text:p>
          </table:table-cell>
          <table:table-cell office:value-type="float" office:value="0.668429" calcext:value-type="float">
            <text:p>0.668429</text:p>
          </table:table-cell>
          <table:table-cell office:value-type="float" office:value="0.357592" calcext:value-type="float">
            <text:p>0.35759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06793" calcext:value-type="float">
            <text:p>1.06793</text:p>
          </table:table-cell>
          <table:table-cell office:value-type="float" office:value="0.667913" calcext:value-type="float">
            <text:p>0.667913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.03508" calcext:value-type="float">
            <text:p>1.03508</text:p>
          </table:table-cell>
          <table:table-cell office:value-type="float" office:value="3.9562" calcext:value-type="float">
            <text:p>3.9562</text:p>
          </table:table-cell>
          <table:table-cell office:value-type="float" office:value="0.673716" calcext:value-type="float">
            <text:p>0.673716</text:p>
          </table:table-cell>
          <table:table-cell office:value-type="float" office:value="0.354897" calcext:value-type="float">
            <text:p>0.35489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04339" calcext:value-type="float">
            <text:p>1.04339</text:p>
          </table:table-cell>
          <table:table-cell office:value-type="float" office:value="0.670205" calcext:value-type="float">
            <text:p>0.670205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.01688" calcext:value-type="float">
            <text:p>1.01688</text:p>
          </table:table-cell>
          <table:table-cell office:value-type="float" office:value="3.82555" calcext:value-type="float">
            <text:p>3.82555</text:p>
          </table:table-cell>
          <table:table-cell office:value-type="float" office:value="0.675813" calcext:value-type="float">
            <text:p>0.675813</text:p>
          </table:table-cell>
          <table:table-cell office:value-type="float" office:value="0.355196" calcext:value-type="float">
            <text:p>0.35519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05497" calcext:value-type="float">
            <text:p>1.05497</text:p>
          </table:table-cell>
          <table:table-cell office:value-type="float" office:value="0.668678" calcext:value-type="float">
            <text:p>0.66867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.00481" calcext:value-type="float">
            <text:p>1.00481</text:p>
          </table:table-cell>
          <table:table-cell office:value-type="float" office:value="3.89817" calcext:value-type="float">
            <text:p>3.89817</text:p>
          </table:table-cell>
          <table:table-cell office:value-type="float" office:value="0.676435" calcext:value-type="float">
            <text:p>0.676435</text:p>
          </table:table-cell>
          <table:table-cell office:value-type="float" office:value="0.370171" calcext:value-type="float">
            <text:p>0.37017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04806" calcext:value-type="float">
            <text:p>1.04806</text:p>
          </table:table-cell>
          <table:table-cell office:value-type="float" office:value="0.67316" calcext:value-type="float">
            <text:p>0.6731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.01112" calcext:value-type="float">
            <text:p>1.01112</text:p>
          </table:table-cell>
          <table:table-cell office:value-type="float" office:value="4.08641" calcext:value-type="float">
            <text:p>4.08641</text:p>
          </table:table-cell>
          <table:table-cell office:value-type="float" office:value="0.672281" calcext:value-type="float">
            <text:p>0.672281</text:p>
          </table:table-cell>
          <table:table-cell office:value-type="float" office:value="0.362384" calcext:value-type="float">
            <text:p>0.36238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03772" calcext:value-type="float">
            <text:p>1.03772</text:p>
          </table:table-cell>
          <table:table-cell office:value-type="float" office:value="0.6758" calcext:value-type="float">
            <text:p>0.675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.00351" calcext:value-type="float">
            <text:p>1.00351</text:p>
          </table:table-cell>
          <table:table-cell office:value-type="float" office:value="3.85569" calcext:value-type="float">
            <text:p>3.85569</text:p>
          </table:table-cell>
          <table:table-cell office:value-type="float" office:value="0.679592" calcext:value-type="float">
            <text:p>0.679592</text:p>
          </table:table-cell>
          <table:table-cell office:value-type="float" office:value="0.362683" calcext:value-type="float">
            <text:p>0.36268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03568" calcext:value-type="float">
            <text:p>1.03568</text:p>
          </table:table-cell>
          <table:table-cell office:value-type="float" office:value="0.677262" calcext:value-type="float">
            <text:p>0.67726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994827" calcext:value-type="float">
            <text:p>0.994827</text:p>
          </table:table-cell>
          <table:table-cell office:value-type="float" office:value="3.92693" calcext:value-type="float">
            <text:p>3.92693</text:p>
          </table:table-cell>
          <table:table-cell office:value-type="float" office:value="0.681495" calcext:value-type="float">
            <text:p>0.681495</text:p>
          </table:table-cell>
          <table:table-cell office:value-type="float" office:value="0.363582" calcext:value-type="float">
            <text:p>0.36358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02343" calcext:value-type="float">
            <text:p>1.02343</text:p>
          </table:table-cell>
          <table:table-cell office:value-type="float" office:value="0.678589" calcext:value-type="float">
            <text:p>0.678589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992545" calcext:value-type="float">
            <text:p>0.992545</text:p>
          </table:table-cell>
          <table:table-cell office:value-type="float" office:value="3.74679" calcext:value-type="float">
            <text:p>3.74679</text:p>
          </table:table-cell>
          <table:table-cell office:value-type="float" office:value="0.685574" calcext:value-type="float">
            <text:p>0.685574</text:p>
          </table:table-cell>
          <table:table-cell office:value-type="float" office:value="0.357293" calcext:value-type="float">
            <text:p>0.35729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02715" calcext:value-type="float">
            <text:p>1.02715</text:p>
          </table:table-cell>
          <table:table-cell office:value-type="float" office:value="0.679541" calcext:value-type="float">
            <text:p>0.67954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97223" calcext:value-type="float">
            <text:p>0.97223</text:p>
          </table:table-cell>
          <table:table-cell office:value-type="float" office:value="3.85448" calcext:value-type="float">
            <text:p>3.85448</text:p>
          </table:table-cell>
          <table:table-cell office:value-type="float" office:value="0.688293" calcext:value-type="float">
            <text:p>0.688293</text:p>
          </table:table-cell>
          <table:table-cell office:value-type="float" office:value="0.374364" calcext:value-type="float">
            <text:p>0.37436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03314" calcext:value-type="float">
            <text:p>1.03314</text:p>
          </table:table-cell>
          <table:table-cell office:value-type="float" office:value="0.675513" calcext:value-type="float">
            <text:p>0.67551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981266" calcext:value-type="float">
            <text:p>0.981266</text:p>
          </table:table-cell>
          <table:table-cell office:value-type="float" office:value="4.17438" calcext:value-type="float">
            <text:p>4.17438</text:p>
          </table:table-cell>
          <table:table-cell office:value-type="float" office:value="0.684883" calcext:value-type="float">
            <text:p>0.684883</text:p>
          </table:table-cell>
          <table:table-cell office:value-type="float" office:value="0.338724" calcext:value-type="float">
            <text:p>0.3387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95713" calcext:value-type="float">
            <text:p>0.995713</text:p>
          </table:table-cell>
          <table:table-cell office:value-type="float" office:value="0.68787" calcext:value-type="float">
            <text:p>0.6878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986612" calcext:value-type="float">
            <text:p>0.986612</text:p>
          </table:table-cell>
          <table:table-cell office:value-type="float" office:value="3.97998" calcext:value-type="float">
            <text:p>3.97998</text:p>
          </table:table-cell>
          <table:table-cell office:value-type="float" office:value="0.688293" calcext:value-type="float">
            <text:p>0.688293</text:p>
          </table:table-cell>
          <table:table-cell office:value-type="float" office:value="0.360288" calcext:value-type="float">
            <text:p>0.36028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89435" calcext:value-type="float">
            <text:p>0.989435</text:p>
          </table:table-cell>
          <table:table-cell office:value-type="float" office:value="0.691194" calcext:value-type="float">
            <text:p>0.69119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984039" calcext:value-type="float">
            <text:p>0.984039</text:p>
          </table:table-cell>
          <table:table-cell office:value-type="float" office:value="3.93417" calcext:value-type="float">
            <text:p>3.93417</text:p>
          </table:table-cell>
          <table:table-cell office:value-type="float" office:value="0.686103" calcext:value-type="float">
            <text:p>0.686103</text:p>
          </table:table-cell>
          <table:table-cell office:value-type="float" office:value="0.36478" calcext:value-type="float">
            <text:p>0.3647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89533" calcext:value-type="float">
            <text:p>0.989533</text:p>
          </table:table-cell>
          <table:table-cell office:value-type="float" office:value="0.690591" calcext:value-type="float">
            <text:p>0.69059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973062" calcext:value-type="float">
            <text:p>0.973062</text:p>
          </table:table-cell>
          <table:table-cell office:value-type="float" office:value="3.91235" calcext:value-type="float">
            <text:p>3.91235</text:p>
          </table:table-cell>
          <table:table-cell office:value-type="float" office:value="0.689116" calcext:value-type="float">
            <text:p>0.689116</text:p>
          </table:table-cell>
          <table:table-cell office:value-type="float" office:value="0.37077" calcext:value-type="float">
            <text:p>0.3707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91455" calcext:value-type="float">
            <text:p>0.991455</text:p>
          </table:table-cell>
          <table:table-cell office:value-type="float" office:value="0.688473" calcext:value-type="float">
            <text:p>0.68847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960741" calcext:value-type="float">
            <text:p>0.960741</text:p>
          </table:table-cell>
          <table:table-cell office:value-type="float" office:value="4.0063" calcext:value-type="float">
            <text:p>4.0063</text:p>
          </table:table-cell>
          <table:table-cell office:value-type="float" office:value="0.691843" calcext:value-type="float">
            <text:p>0.691843</text:p>
          </table:table-cell>
          <table:table-cell office:value-type="float" office:value="0.363881" calcext:value-type="float">
            <text:p>0.36388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89966" calcext:value-type="float">
            <text:p>0.989966</text:p>
          </table:table-cell>
          <table:table-cell office:value-type="float" office:value="0.692943" calcext:value-type="float">
            <text:p>0.69294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956972" calcext:value-type="float">
            <text:p>0.956972</text:p>
          </table:table-cell>
          <table:table-cell office:value-type="float" office:value="3.98388" calcext:value-type="float">
            <text:p>3.98388</text:p>
          </table:table-cell>
          <table:table-cell office:value-type="float" office:value="0.69645" calcext:value-type="float">
            <text:p>0.69645</text:p>
          </table:table-cell>
          <table:table-cell office:value-type="float" office:value="0.344714" calcext:value-type="float">
            <text:p>0.3447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74233" calcext:value-type="float">
            <text:p>0.974233</text:p>
          </table:table-cell>
          <table:table-cell office:value-type="float" office:value="0.692698" calcext:value-type="float">
            <text:p>0.69269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61077" calcext:value-type="float">
            <text:p>0.961077</text:p>
          </table:table-cell>
          <table:table-cell office:value-type="float" office:value="3.98963" calcext:value-type="float">
            <text:p>3.98963</text:p>
          </table:table-cell>
          <table:table-cell office:value-type="float" office:value="0.69229" calcext:value-type="float">
            <text:p>0.69229</text:p>
          </table:table-cell>
          <table:table-cell office:value-type="float" office:value="0.355496" calcext:value-type="float">
            <text:p>0.35549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48682" calcext:value-type="float">
            <text:p>0.948682</text:p>
          </table:table-cell>
          <table:table-cell office:value-type="float" office:value="0.695175" calcext:value-type="float">
            <text:p>0.69517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953101" calcext:value-type="float">
            <text:p>0.953101</text:p>
          </table:table-cell>
          <table:table-cell office:value-type="float" office:value="3.87978" calcext:value-type="float">
            <text:p>3.87978</text:p>
          </table:table-cell>
          <table:table-cell office:value-type="float" office:value="0.694184" calcext:value-type="float">
            <text:p>0.694184</text:p>
          </table:table-cell>
          <table:table-cell office:value-type="float" office:value="0.363582" calcext:value-type="float">
            <text:p>0.36358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75345" calcext:value-type="float">
            <text:p>0.975345</text:p>
          </table:table-cell>
          <table:table-cell office:value-type="float" office:value="0.693546" calcext:value-type="float">
            <text:p>0.69354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934069" calcext:value-type="float">
            <text:p>0.934069</text:p>
          </table:table-cell>
          <table:table-cell office:value-type="float" office:value="4.09278" calcext:value-type="float">
            <text:p>4.09278</text:p>
          </table:table-cell>
          <table:table-cell office:value-type="float" office:value="0.700831" calcext:value-type="float">
            <text:p>0.700831</text:p>
          </table:table-cell>
          <table:table-cell office:value-type="float" office:value="0.359988" calcext:value-type="float">
            <text:p>0.35998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71559" calcext:value-type="float">
            <text:p>0.971559</text:p>
          </table:table-cell>
          <table:table-cell office:value-type="float" office:value="0.692577" calcext:value-type="float">
            <text:p>0.692577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949061" calcext:value-type="float">
            <text:p>0.949061</text:p>
          </table:table-cell>
          <table:table-cell office:value-type="float" office:value="3.99349" calcext:value-type="float">
            <text:p>3.99349</text:p>
          </table:table-cell>
          <table:table-cell office:value-type="float" office:value="0.695393" calcext:value-type="float">
            <text:p>0.695393</text:p>
          </table:table-cell>
          <table:table-cell office:value-type="float" office:value="0.372267" calcext:value-type="float">
            <text:p>0.37226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48522" calcext:value-type="float">
            <text:p>0.948522</text:p>
          </table:table-cell>
          <table:table-cell office:value-type="float" office:value="0.698311" calcext:value-type="float">
            <text:p>0.69831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957087" calcext:value-type="float">
            <text:p>0.957087</text:p>
          </table:table-cell>
          <table:table-cell office:value-type="float" office:value="3.88936" calcext:value-type="float">
            <text:p>3.88936</text:p>
          </table:table-cell>
          <table:table-cell office:value-type="float" office:value="0.689947" calcext:value-type="float">
            <text:p>0.689947</text:p>
          </table:table-cell>
          <table:table-cell office:value-type="float" office:value="0.366277" calcext:value-type="float">
            <text:p>0.36627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62754" calcext:value-type="float">
            <text:p>0.962754</text:p>
          </table:table-cell>
          <table:table-cell office:value-type="float" office:value="0.698672" calcext:value-type="float">
            <text:p>0.69867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943205" calcext:value-type="float">
            <text:p>0.943205</text:p>
          </table:table-cell>
          <table:table-cell office:value-type="float" office:value="4.15582" calcext:value-type="float">
            <text:p>4.15582</text:p>
          </table:table-cell>
          <table:table-cell office:value-type="float" office:value="0.698036" calcext:value-type="float">
            <text:p>0.698036</text:p>
          </table:table-cell>
          <table:table-cell office:value-type="float" office:value="0.355795" calcext:value-type="float">
            <text:p>0.35579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48817" calcext:value-type="float">
            <text:p>0.948817</text:p>
          </table:table-cell>
          <table:table-cell office:value-type="float" office:value="0.700422" calcext:value-type="float">
            <text:p>0.70042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91368" calcext:value-type="float">
            <text:p>0.91368</text:p>
          </table:table-cell>
          <table:table-cell office:value-type="float" office:value="4.06274" calcext:value-type="float">
            <text:p>4.06274</text:p>
          </table:table-cell>
          <table:table-cell office:value-type="float" office:value="0.702719" calcext:value-type="float">
            <text:p>0.702719</text:p>
          </table:table-cell>
          <table:table-cell office:value-type="float" office:value="0.364181" calcext:value-type="float">
            <text:p>0.36418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40353" calcext:value-type="float">
            <text:p>0.940353</text:p>
          </table:table-cell>
          <table:table-cell office:value-type="float" office:value="0.702232" calcext:value-type="float">
            <text:p>0.702232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929605" calcext:value-type="float">
            <text:p>0.929605</text:p>
          </table:table-cell>
          <table:table-cell office:value-type="float" office:value="4.15819" calcext:value-type="float">
            <text:p>4.15819</text:p>
          </table:table-cell>
          <table:table-cell office:value-type="float" office:value="0.701285" calcext:value-type="float">
            <text:p>0.701285</text:p>
          </table:table-cell>
          <table:table-cell office:value-type="float" office:value="0.359389" calcext:value-type="float">
            <text:p>0.35938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22659" calcext:value-type="float">
            <text:p>0.922659</text:p>
          </table:table-cell>
          <table:table-cell office:value-type="float" office:value="0.709837" calcext:value-type="float">
            <text:p>0.70983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930352" calcext:value-type="float">
            <text:p>0.930352</text:p>
          </table:table-cell>
          <table:table-cell office:value-type="float" office:value="3.9415" calcext:value-type="float">
            <text:p>3.9415</text:p>
          </table:table-cell>
          <table:table-cell office:value-type="float" office:value="0.698112" calcext:value-type="float">
            <text:p>0.698112</text:p>
          </table:table-cell>
          <table:table-cell office:value-type="float" office:value="0.367475" calcext:value-type="float">
            <text:p>0.36747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18271" calcext:value-type="float">
            <text:p>0.918271</text:p>
          </table:table-cell>
          <table:table-cell office:value-type="float" office:value="0.70573" calcext:value-type="float">
            <text:p>0.70573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921042" calcext:value-type="float">
            <text:p>0.921042</text:p>
          </table:table-cell>
          <table:table-cell office:value-type="float" office:value="3.93091" calcext:value-type="float">
            <text:p>3.93091</text:p>
          </table:table-cell>
          <table:table-cell office:value-type="float" office:value="0.702341" calcext:value-type="float">
            <text:p>0.702341</text:p>
          </table:table-cell>
          <table:table-cell office:value-type="float" office:value="0.359689" calcext:value-type="float">
            <text:p>0.35968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21693" calcext:value-type="float">
            <text:p>0.921693</text:p>
          </table:table-cell>
          <table:table-cell office:value-type="float" office:value="0.706639" calcext:value-type="float">
            <text:p>0.7066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911658" calcext:value-type="float">
            <text:p>0.911658</text:p>
          </table:table-cell>
          <table:table-cell office:value-type="float" office:value="3.99165" calcext:value-type="float">
            <text:p>3.99165</text:p>
          </table:table-cell>
          <table:table-cell office:value-type="float" office:value="0.705593" calcext:value-type="float">
            <text:p>0.705593</text:p>
          </table:table-cell>
          <table:table-cell office:value-type="float" office:value="0.365678" calcext:value-type="float">
            <text:p>0.36567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13818" calcext:value-type="float">
            <text:p>0.913818</text:p>
          </table:table-cell>
          <table:table-cell office:value-type="float" office:value="0.709409" calcext:value-type="float">
            <text:p>0.709409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899551" calcext:value-type="float">
            <text:p>0.899551</text:p>
          </table:table-cell>
          <table:table-cell office:value-type="float" office:value="4.41824" calcext:value-type="float">
            <text:p>4.41824</text:p>
          </table:table-cell>
          <table:table-cell office:value-type="float" office:value="0.70861" calcext:value-type="float">
            <text:p>0.70861</text:p>
          </table:table-cell>
          <table:table-cell office:value-type="float" office:value="0.372866" calcext:value-type="float">
            <text:p>0.37286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899758" calcext:value-type="float">
            <text:p>0.899758</text:p>
          </table:table-cell>
          <table:table-cell office:value-type="float" office:value="0.712847" calcext:value-type="float">
            <text:p>0.712847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898173" calcext:value-type="float">
            <text:p>0.898173</text:p>
          </table:table-cell>
          <table:table-cell office:value-type="float" office:value="4.04805" calcext:value-type="float">
            <text:p>4.04805</text:p>
          </table:table-cell>
          <table:table-cell office:value-type="float" office:value="0.711858" calcext:value-type="float">
            <text:p>0.711858</text:p>
          </table:table-cell>
          <table:table-cell office:value-type="float" office:value="0.362384" calcext:value-type="float">
            <text:p>0.36238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09828" calcext:value-type="float">
            <text:p>0.909828</text:p>
          </table:table-cell>
          <table:table-cell office:value-type="float" office:value="0.709777" calcext:value-type="float">
            <text:p>0.70977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89353" calcext:value-type="float">
            <text:p>0.89353</text:p>
          </table:table-cell>
          <table:table-cell office:value-type="float" office:value="4.16552" calcext:value-type="float">
            <text:p>4.16552</text:p>
          </table:table-cell>
          <table:table-cell office:value-type="float" office:value="0.712613" calcext:value-type="float">
            <text:p>0.712613</text:p>
          </table:table-cell>
          <table:table-cell office:value-type="float" office:value="0.367475" calcext:value-type="float">
            <text:p>0.36747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19704" calcext:value-type="float">
            <text:p>0.919704</text:p>
          </table:table-cell>
          <table:table-cell office:value-type="float" office:value="0.704885" calcext:value-type="float">
            <text:p>0.704885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920547" calcext:value-type="float">
            <text:p>0.920547</text:p>
          </table:table-cell>
          <table:table-cell office:value-type="float" office:value="4.06861" calcext:value-type="float">
            <text:p>4.06861</text:p>
          </table:table-cell>
          <table:table-cell office:value-type="float" office:value="0.702494" calcext:value-type="float">
            <text:p>0.702494</text:p>
          </table:table-cell>
          <table:table-cell office:value-type="float" office:value="0.361485" calcext:value-type="float">
            <text:p>0.36148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13851" calcext:value-type="float">
            <text:p>0.913851</text:p>
          </table:table-cell>
          <table:table-cell office:value-type="float" office:value="0.708268" calcext:value-type="float">
            <text:p>0.70826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884607" calcext:value-type="float">
            <text:p>0.884607</text:p>
          </table:table-cell>
          <table:table-cell office:value-type="float" office:value="4.20929" calcext:value-type="float">
            <text:p>4.20929</text:p>
          </table:table-cell>
          <table:table-cell office:value-type="float" office:value="0.715483" calcext:value-type="float">
            <text:p>0.715483</text:p>
          </table:table-cell>
          <table:table-cell office:value-type="float" office:value="0.370171" calcext:value-type="float">
            <text:p>0.37017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05056" calcext:value-type="float">
            <text:p>0.905056</text:p>
          </table:table-cell>
          <table:table-cell office:value-type="float" office:value="0.713148" calcext:value-type="float">
            <text:p>0.713148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880973" calcext:value-type="float">
            <text:p>0.880973</text:p>
          </table:table-cell>
          <table:table-cell office:value-type="float" office:value="4.00664" calcext:value-type="float">
            <text:p>4.00664</text:p>
          </table:table-cell>
          <table:table-cell office:value-type="float" office:value="0.713973" calcext:value-type="float">
            <text:p>0.713973</text:p>
          </table:table-cell>
          <table:table-cell office:value-type="float" office:value="0.377358" calcext:value-type="float">
            <text:p>0.37735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04157" calcext:value-type="float">
            <text:p>0.904157</text:p>
          </table:table-cell>
          <table:table-cell office:value-type="float" office:value="0.713691" calcext:value-type="float">
            <text:p>0.713691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858575" calcext:value-type="float">
            <text:p>0.858575</text:p>
          </table:table-cell>
          <table:table-cell office:value-type="float" office:value="4.18258" calcext:value-type="float">
            <text:p>4.18258</text:p>
          </table:table-cell>
          <table:table-cell office:value-type="float" office:value="0.723658" calcext:value-type="float">
            <text:p>0.723658</text:p>
          </table:table-cell>
          <table:table-cell office:value-type="float" office:value="0.377658" calcext:value-type="float">
            <text:p>0.37765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890116" calcext:value-type="float">
            <text:p>0.890116</text:p>
          </table:table-cell>
          <table:table-cell office:value-type="float" office:value="0.714725" calcext:value-type="float">
            <text:p>0.71472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883567" calcext:value-type="float">
            <text:p>0.883567</text:p>
          </table:table-cell>
          <table:table-cell office:value-type="float" office:value="4.27849" calcext:value-type="float">
            <text:p>4.27849</text:p>
          </table:table-cell>
          <table:table-cell office:value-type="float" office:value="0.708837" calcext:value-type="float">
            <text:p>0.708837</text:p>
          </table:table-cell>
          <table:table-cell office:value-type="float" office:value="0.367475" calcext:value-type="float">
            <text:p>0.36747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11016" calcext:value-type="float">
            <text:p>0.911016</text:p>
          </table:table-cell>
          <table:table-cell office:value-type="float" office:value="0.709469" calcext:value-type="float">
            <text:p>0.709469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870489" calcext:value-type="float">
            <text:p>0.870489</text:p>
          </table:table-cell>
          <table:table-cell office:value-type="float" office:value="4.24667" calcext:value-type="float">
            <text:p>4.24667</text:p>
          </table:table-cell>
          <table:table-cell office:value-type="float" office:value="0.720468" calcext:value-type="float">
            <text:p>0.720468</text:p>
          </table:table-cell>
          <table:table-cell office:value-type="float" office:value="0.351303" calcext:value-type="float">
            <text:p>0.35130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890973" calcext:value-type="float">
            <text:p>0.890973</text:p>
          </table:table-cell>
          <table:table-cell office:value-type="float" office:value="0.714544" calcext:value-type="float">
            <text:p>0.71454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837717" calcext:value-type="float">
            <text:p>0.837717</text:p>
          </table:table-cell>
          <table:table-cell office:value-type="float" office:value="4.09059" calcext:value-type="float">
            <text:p>4.09059</text:p>
          </table:table-cell>
          <table:table-cell office:value-type="float" office:value="0.730612" calcext:value-type="float">
            <text:p>0.730612</text:p>
          </table:table-cell>
          <table:table-cell office:value-type="float" office:value="0.375562" calcext:value-type="float">
            <text:p>0.37556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885202" calcext:value-type="float">
            <text:p>0.885202</text:p>
          </table:table-cell>
          <table:table-cell office:value-type="float" office:value="0.718758" calcext:value-type="float">
            <text:p>0.718758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882329" calcext:value-type="float">
            <text:p>0.882329</text:p>
          </table:table-cell>
          <table:table-cell office:value-type="float" office:value="4.27062" calcext:value-type="float">
            <text:p>4.27062</text:p>
          </table:table-cell>
          <table:table-cell office:value-type="float" office:value="0.710876" calcext:value-type="float">
            <text:p>0.710876</text:p>
          </table:table-cell>
          <table:table-cell office:value-type="float" office:value="0.356394" calcext:value-type="float">
            <text:p>0.35639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884819" calcext:value-type="float">
            <text:p>0.884819</text:p>
          </table:table-cell>
          <table:table-cell office:value-type="float" office:value="0.722316" calcext:value-type="float">
            <text:p>0.72231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86148" calcext:value-type="float">
            <text:p>0.86148</text:p>
          </table:table-cell>
          <table:table-cell office:value-type="float" office:value="4.29293" calcext:value-type="float">
            <text:p>4.29293</text:p>
          </table:table-cell>
          <table:table-cell office:value-type="float" office:value="0.723716" calcext:value-type="float">
            <text:p>0.723716</text:p>
          </table:table-cell>
          <table:table-cell office:value-type="float" office:value="0.371668" calcext:value-type="float">
            <text:p>0.37166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876016" calcext:value-type="float">
            <text:p>0.876016</text:p>
          </table:table-cell>
          <table:table-cell office:value-type="float" office:value="0.719976" calcext:value-type="float">
            <text:p>0.719976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830449" calcext:value-type="float">
            <text:p>0.830449</text:p>
          </table:table-cell>
          <table:table-cell office:value-type="float" office:value="4.38003" calcext:value-type="float">
            <text:p>4.38003</text:p>
          </table:table-cell>
          <table:table-cell office:value-type="float" office:value="0.729834" calcext:value-type="float">
            <text:p>0.729834</text:p>
          </table:table-cell>
          <table:table-cell office:value-type="float" office:value="0.362384" calcext:value-type="float">
            <text:p>0.36238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875715" calcext:value-type="float">
            <text:p>0.875715</text:p>
          </table:table-cell>
          <table:table-cell office:value-type="float" office:value="0.722618" calcext:value-type="float">
            <text:p>0.72261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839354" calcext:value-type="float">
            <text:p>0.839354</text:p>
          </table:table-cell>
          <table:table-cell office:value-type="float" office:value="4.28099" calcext:value-type="float">
            <text:p>4.28099</text:p>
          </table:table-cell>
          <table:table-cell office:value-type="float" office:value="0.726757" calcext:value-type="float">
            <text:p>0.726757</text:p>
          </table:table-cell>
          <table:table-cell office:value-type="float" office:value="0.365978" calcext:value-type="float">
            <text:p>0.36597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86124" calcext:value-type="float">
            <text:p>0.886124</text:p>
          </table:table-cell>
          <table:table-cell office:value-type="float" office:value="0.715872" calcext:value-type="float">
            <text:p>0.71587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848523" calcext:value-type="float">
            <text:p>0.848523</text:p>
          </table:table-cell>
          <table:table-cell office:value-type="float" office:value="4.13466" calcext:value-type="float">
            <text:p>4.13466</text:p>
          </table:table-cell>
          <table:table-cell office:value-type="float" office:value="0.722659" calcext:value-type="float">
            <text:p>0.722659</text:p>
          </table:table-cell>
          <table:table-cell office:value-type="float" office:value="0.365079" calcext:value-type="float">
            <text:p>0.36507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872633" calcext:value-type="float">
            <text:p>0.872633</text:p>
          </table:table-cell>
          <table:table-cell office:value-type="float" office:value="0.722919" calcext:value-type="float">
            <text:p>0.722919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828492" calcext:value-type="float">
            <text:p>0.828492</text:p>
          </table:table-cell>
          <table:table-cell office:value-type="float" office:value="4.17607" calcext:value-type="float">
            <text:p>4.17607</text:p>
          </table:table-cell>
          <table:table-cell office:value-type="float" office:value="0.731269" calcext:value-type="float">
            <text:p>0.731269</text:p>
          </table:table-cell>
          <table:table-cell office:value-type="float" office:value="0.371069" calcext:value-type="float">
            <text:p>0.37106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861666" calcext:value-type="float">
            <text:p>0.861666</text:p>
          </table:table-cell>
          <table:table-cell office:value-type="float" office:value="0.725754" calcext:value-type="float">
            <text:p>0.725754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853002" calcext:value-type="float">
            <text:p>0.853002</text:p>
          </table:table-cell>
          <table:table-cell office:value-type="float" office:value="4.32088" calcext:value-type="float">
            <text:p>4.32088</text:p>
          </table:table-cell>
          <table:table-cell office:value-type="float" office:value="0.725019" calcext:value-type="float">
            <text:p>0.725019</text:p>
          </table:table-cell>
          <table:table-cell office:value-type="float" office:value="0.36448" calcext:value-type="float">
            <text:p>0.364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77439" calcext:value-type="float">
            <text:p>0.877439</text:p>
          </table:table-cell>
          <table:table-cell office:value-type="float" office:value="0.718286" calcext:value-type="float">
            <text:p>0.71828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845519" calcext:value-type="float">
            <text:p>0.845519</text:p>
          </table:table-cell>
          <table:table-cell office:value-type="float" office:value="4.20857" calcext:value-type="float">
            <text:p>4.20857</text:p>
          </table:table-cell>
          <table:table-cell office:value-type="float" office:value="0.726057" calcext:value-type="float">
            <text:p>0.726057</text:p>
          </table:table-cell>
          <table:table-cell office:value-type="float" office:value="0.357293" calcext:value-type="float">
            <text:p>0.35729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870894" calcext:value-type="float">
            <text:p>0.870894</text:p>
          </table:table-cell>
          <table:table-cell office:value-type="float" office:value="0.721653" calcext:value-type="float">
            <text:p>0.721653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843209" calcext:value-type="float">
            <text:p>0.843209</text:p>
          </table:table-cell>
          <table:table-cell office:value-type="float" office:value="4.30599" calcext:value-type="float">
            <text:p>4.30599</text:p>
          </table:table-cell>
          <table:table-cell office:value-type="float" office:value="0.724018" calcext:value-type="float">
            <text:p>0.724018</text:p>
          </table:table-cell>
          <table:table-cell office:value-type="float" office:value="0.350404" calcext:value-type="float">
            <text:p>0.35040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835949" calcext:value-type="float">
            <text:p>0.835949</text:p>
          </table:table-cell>
          <table:table-cell office:value-type="float" office:value="0.732287" calcext:value-type="float">
            <text:p>0.73228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826568" calcext:value-type="float">
            <text:p>0.826568</text:p>
          </table:table-cell>
          <table:table-cell office:value-type="float" office:value="4.54795" calcext:value-type="float">
            <text:p>4.54795</text:p>
          </table:table-cell>
          <table:table-cell office:value-type="float" office:value="0.7322" calcext:value-type="float">
            <text:p>0.7322</text:p>
          </table:table-cell>
          <table:table-cell office:value-type="float" office:value="0.370171" calcext:value-type="float">
            <text:p>0.37017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843734" calcext:value-type="float">
            <text:p>0.843734</text:p>
          </table:table-cell>
          <table:table-cell office:value-type="float" office:value="0.729131" calcext:value-type="float">
            <text:p>0.729131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819901" calcext:value-type="float">
            <text:p>0.819901</text:p>
          </table:table-cell>
          <table:table-cell office:value-type="float" office:value="4.41211" calcext:value-type="float">
            <text:p>4.41211</text:p>
          </table:table-cell>
          <table:table-cell office:value-type="float" office:value="0.732779" calcext:value-type="float">
            <text:p>0.732779</text:p>
          </table:table-cell>
          <table:table-cell office:value-type="float" office:value="0.367176" calcext:value-type="float">
            <text:p>0.36717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843977" calcext:value-type="float">
            <text:p>0.843977</text:p>
          </table:table-cell>
          <table:table-cell office:value-type="float" office:value="0.73076" calcext:value-type="float">
            <text:p>0.73076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828662" calcext:value-type="float">
            <text:p>0.828662</text:p>
          </table:table-cell>
          <table:table-cell office:value-type="float" office:value="4.33443" calcext:value-type="float">
            <text:p>4.33443</text:p>
          </table:table-cell>
          <table:table-cell office:value-type="float" office:value="0.728097" calcext:value-type="float">
            <text:p>0.728097</text:p>
          </table:table-cell>
          <table:table-cell office:value-type="float" office:value="0.365379" calcext:value-type="float">
            <text:p>0.36537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860256" calcext:value-type="float">
            <text:p>0.860256</text:p>
          </table:table-cell>
          <table:table-cell office:value-type="float" office:value="0.725468" calcext:value-type="float">
            <text:p>0.72546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825426" calcext:value-type="float">
            <text:p>0.825426</text:p>
          </table:table-cell>
          <table:table-cell office:value-type="float" office:value="4.32305" calcext:value-type="float">
            <text:p>4.32305</text:p>
          </table:table-cell>
          <table:table-cell office:value-type="float" office:value="0.727341" calcext:value-type="float">
            <text:p>0.727341</text:p>
          </table:table-cell>
          <table:table-cell office:value-type="float" office:value="0.359389" calcext:value-type="float">
            <text:p>0.35938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850797" calcext:value-type="float">
            <text:p>0.850797</text:p>
          </table:table-cell>
          <table:table-cell office:value-type="float" office:value="0.728468" calcext:value-type="float">
            <text:p>0.728468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822126" calcext:value-type="float">
            <text:p>0.822126</text:p>
          </table:table-cell>
          <table:table-cell office:value-type="float" office:value="4.32045" calcext:value-type="float">
            <text:p>4.32045</text:p>
          </table:table-cell>
          <table:table-cell office:value-type="float" office:value="0.73167" calcext:value-type="float">
            <text:p>0.73167</text:p>
          </table:table-cell>
          <table:table-cell office:value-type="float" office:value="0.361485" calcext:value-type="float">
            <text:p>0.36148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40986" calcext:value-type="float">
            <text:p>0.840986</text:p>
          </table:table-cell>
          <table:table-cell office:value-type="float" office:value="0.730115" calcext:value-type="float">
            <text:p>0.73011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811377" calcext:value-type="float">
            <text:p>0.811377</text:p>
          </table:table-cell>
          <table:table-cell office:value-type="float" office:value="4.41515" calcext:value-type="float">
            <text:p>4.41515</text:p>
          </table:table-cell>
          <table:table-cell office:value-type="float" office:value="0.736858" calcext:value-type="float">
            <text:p>0.736858</text:p>
          </table:table-cell>
          <table:table-cell office:value-type="float" office:value="0.372866" calcext:value-type="float">
            <text:p>0.37286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82532" calcext:value-type="float">
            <text:p>0.82532</text:p>
          </table:table-cell>
          <table:table-cell office:value-type="float" office:value="0.732811" calcext:value-type="float">
            <text:p>0.732811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80882" calcext:value-type="float">
            <text:p>0.80882</text:p>
          </table:table-cell>
          <table:table-cell office:value-type="float" office:value="4.24488" calcext:value-type="float">
            <text:p>4.24488</text:p>
          </table:table-cell>
          <table:table-cell office:value-type="float" office:value="0.737915" calcext:value-type="float">
            <text:p>0.737915</text:p>
          </table:table-cell>
          <table:table-cell office:value-type="float" office:value="0.382749" calcext:value-type="float">
            <text:p>0.38274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82991" calcext:value-type="float">
            <text:p>0.82991</text:p>
          </table:table-cell>
          <table:table-cell office:value-type="float" office:value="0.731001" calcext:value-type="float">
            <text:p>0.73100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815449" calcext:value-type="float">
            <text:p>0.815449</text:p>
          </table:table-cell>
          <table:table-cell office:value-type="float" office:value="4.57961" calcext:value-type="float">
            <text:p>4.57961</text:p>
          </table:table-cell>
          <table:table-cell office:value-type="float" office:value="0.731973" calcext:value-type="float">
            <text:p>0.731973</text:p>
          </table:table-cell>
          <table:table-cell office:value-type="float" office:value="0.368374" calcext:value-type="float">
            <text:p>0.36837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834093" calcext:value-type="float">
            <text:p>0.834093</text:p>
          </table:table-cell>
          <table:table-cell office:value-type="float" office:value="0.73096" calcext:value-type="float">
            <text:p>0.73096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808161" calcext:value-type="float">
            <text:p>0.808161</text:p>
          </table:table-cell>
          <table:table-cell office:value-type="float" office:value="4.13894" calcext:value-type="float">
            <text:p>4.13894</text:p>
          </table:table-cell>
          <table:table-cell office:value-type="float" office:value="0.735196" calcext:value-type="float">
            <text:p>0.735196</text:p>
          </table:table-cell>
          <table:table-cell office:value-type="float" office:value="0.383049" calcext:value-type="float">
            <text:p>0.38304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837316" calcext:value-type="float">
            <text:p>0.837316</text:p>
          </table:table-cell>
          <table:table-cell office:value-type="float" office:value="0.731423" calcext:value-type="float">
            <text:p>0.731423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80316" calcext:value-type="float">
            <text:p>0.80316</text:p>
          </table:table-cell>
          <table:table-cell office:value-type="float" office:value="4.34166" calcext:value-type="float">
            <text:p>4.34166</text:p>
          </table:table-cell>
          <table:table-cell office:value-type="float" office:value="0.735725" calcext:value-type="float">
            <text:p>0.735725</text:p>
          </table:table-cell>
          <table:table-cell office:value-type="float" office:value="0.373765" calcext:value-type="float">
            <text:p>0.37376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836979" calcext:value-type="float">
            <text:p>0.836979</text:p>
          </table:table-cell>
          <table:table-cell office:value-type="float" office:value="0.731141" calcext:value-type="float">
            <text:p>0.73114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798467" calcext:value-type="float">
            <text:p>0.798467</text:p>
          </table:table-cell>
          <table:table-cell office:value-type="float" office:value="4.5013" calcext:value-type="float">
            <text:p>4.5013</text:p>
          </table:table-cell>
          <table:table-cell office:value-type="float" office:value="0.743159" calcext:value-type="float">
            <text:p>0.743159</text:p>
          </table:table-cell>
          <table:table-cell office:value-type="float" office:value="0.37077" calcext:value-type="float">
            <text:p>0.3707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847198" calcext:value-type="float">
            <text:p>0.847198</text:p>
          </table:table-cell>
          <table:table-cell office:value-type="float" office:value="0.732509" calcext:value-type="float">
            <text:p>0.732509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786006" calcext:value-type="float">
            <text:p>0.786006</text:p>
          </table:table-cell>
          <table:table-cell office:value-type="float" office:value="4.58083" calcext:value-type="float">
            <text:p>4.58083</text:p>
          </table:table-cell>
          <table:table-cell office:value-type="float" office:value="0.740257" calcext:value-type="float">
            <text:p>0.740257</text:p>
          </table:table-cell>
          <table:table-cell office:value-type="float" office:value="0.375562" calcext:value-type="float">
            <text:p>0.37556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839725" calcext:value-type="float">
            <text:p>0.839725</text:p>
          </table:table-cell>
          <table:table-cell office:value-type="float" office:value="0.731966" calcext:value-type="float">
            <text:p>0.73196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777191" calcext:value-type="float">
            <text:p>0.777191</text:p>
          </table:table-cell>
          <table:table-cell office:value-type="float" office:value="4.3584" calcext:value-type="float">
            <text:p>4.3584</text:p>
          </table:table-cell>
          <table:table-cell office:value-type="float" office:value="0.748187" calcext:value-type="float">
            <text:p>0.748187</text:p>
          </table:table-cell>
          <table:table-cell office:value-type="float" office:value="0.375262" calcext:value-type="float">
            <text:p>0.37526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830886" calcext:value-type="float">
            <text:p>0.830886</text:p>
          </table:table-cell>
          <table:table-cell office:value-type="float" office:value="0.735788" calcext:value-type="float">
            <text:p>0.735788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795939" calcext:value-type="float">
            <text:p>0.795939</text:p>
          </table:table-cell>
          <table:table-cell office:value-type="float" office:value="4.42072" calcext:value-type="float">
            <text:p>4.42072</text:p>
          </table:table-cell>
          <table:table-cell office:value-type="float" office:value="0.74071" calcext:value-type="float">
            <text:p>0.74071</text:p>
          </table:table-cell>
          <table:table-cell office:value-type="float" office:value="0.367475" calcext:value-type="float">
            <text:p>0.36747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808354" calcext:value-type="float">
            <text:p>0.808354</text:p>
          </table:table-cell>
          <table:table-cell office:value-type="float" office:value="0.742099" calcext:value-type="float">
            <text:p>0.742099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781346" calcext:value-type="float">
            <text:p>0.781346</text:p>
          </table:table-cell>
          <table:table-cell office:value-type="float" office:value="4.38921" calcext:value-type="float">
            <text:p>4.38921</text:p>
          </table:table-cell>
          <table:table-cell office:value-type="float" office:value="0.745578" calcext:value-type="float">
            <text:p>0.745578</text:p>
          </table:table-cell>
          <table:table-cell office:value-type="float" office:value="0.383049" calcext:value-type="float">
            <text:p>0.38304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828415" calcext:value-type="float">
            <text:p>0.828415</text:p>
          </table:table-cell>
          <table:table-cell office:value-type="float" office:value="0.733675" calcext:value-type="float">
            <text:p>0.733675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77036" calcext:value-type="float">
            <text:p>0.77036</text:p>
          </table:table-cell>
          <table:table-cell office:value-type="float" office:value="4.53805" calcext:value-type="float">
            <text:p>4.53805</text:p>
          </table:table-cell>
          <table:table-cell office:value-type="float" office:value="0.746677" calcext:value-type="float">
            <text:p>0.746677</text:p>
          </table:table-cell>
          <table:table-cell office:value-type="float" office:value="0.387541" calcext:value-type="float">
            <text:p>0.38754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826872" calcext:value-type="float">
            <text:p>0.826872</text:p>
          </table:table-cell>
          <table:table-cell office:value-type="float" office:value="0.738963" calcext:value-type="float">
            <text:p>0.738963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771476" calcext:value-type="float">
            <text:p>0.771476</text:p>
          </table:table-cell>
          <table:table-cell office:value-type="float" office:value="4.40801" calcext:value-type="float">
            <text:p>4.40801</text:p>
          </table:table-cell>
          <table:table-cell office:value-type="float" office:value="0.746073" calcext:value-type="float">
            <text:p>0.746073</text:p>
          </table:table-cell>
          <table:table-cell office:value-type="float" office:value="0.359988" calcext:value-type="float">
            <text:p>0.35998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827188" calcext:value-type="float">
            <text:p>0.827188</text:p>
          </table:table-cell>
          <table:table-cell office:value-type="float" office:value="0.737515" calcext:value-type="float">
            <text:p>0.737515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781234" calcext:value-type="float">
            <text:p>0.781234</text:p>
          </table:table-cell>
          <table:table-cell office:value-type="float" office:value="4.46757" calcext:value-type="float">
            <text:p>4.46757</text:p>
          </table:table-cell>
          <table:table-cell office:value-type="float" office:value="0.748224" calcext:value-type="float">
            <text:p>0.748224</text:p>
          </table:table-cell>
          <table:table-cell office:value-type="float" office:value="0.372866" calcext:value-type="float">
            <text:p>0.37286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800085" calcext:value-type="float">
            <text:p>0.800085</text:p>
          </table:table-cell>
          <table:table-cell office:value-type="float" office:value="0.74134" calcext:value-type="float">
            <text:p>0.74134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749575" calcext:value-type="float">
            <text:p>0.749575</text:p>
          </table:table-cell>
          <table:table-cell office:value-type="float" office:value="4.48446" calcext:value-type="float">
            <text:p>4.48446</text:p>
          </table:table-cell>
          <table:table-cell office:value-type="float" office:value="0.753399" calcext:value-type="float">
            <text:p>0.753399</text:p>
          </table:table-cell>
          <table:table-cell office:value-type="float" office:value="0.361785" calcext:value-type="float">
            <text:p>0.36178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812386" calcext:value-type="float">
            <text:p>0.812386</text:p>
          </table:table-cell>
          <table:table-cell office:value-type="float" office:value="0.740591" calcext:value-type="float">
            <text:p>0.74059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.785716" calcext:value-type="float">
            <text:p>0.785716</text:p>
          </table:table-cell>
          <table:table-cell office:value-type="float" office:value="4.24014" calcext:value-type="float">
            <text:p>4.24014</text:p>
          </table:table-cell>
          <table:table-cell office:value-type="float" office:value="0.7429" calcext:value-type="float">
            <text:p>0.7429</text:p>
          </table:table-cell>
          <table:table-cell office:value-type="float" office:value="0.377658" calcext:value-type="float">
            <text:p>0.3776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822642" calcext:value-type="float">
            <text:p>0.822642</text:p>
          </table:table-cell>
          <table:table-cell office:value-type="float" office:value="0.732891" calcext:value-type="float">
            <text:p>0.73289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765038" calcext:value-type="float">
            <text:p>0.765038</text:p>
          </table:table-cell>
          <table:table-cell office:value-type="float" office:value="4.50814" calcext:value-type="float">
            <text:p>4.50814</text:p>
          </table:table-cell>
          <table:table-cell office:value-type="float" office:value="0.753817" calcext:value-type="float">
            <text:p>0.753817</text:p>
          </table:table-cell>
          <table:table-cell office:value-type="float" office:value="0.37676" calcext:value-type="float">
            <text:p>0.3767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808218" calcext:value-type="float">
            <text:p>0.808218</text:p>
          </table:table-cell>
          <table:table-cell office:value-type="float" office:value="0.741435" calcext:value-type="float">
            <text:p>0.741435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0.767369" calcext:value-type="float">
            <text:p>0.767369</text:p>
          </table:table-cell>
          <table:table-cell office:value-type="float" office:value="4.48394" calcext:value-type="float">
            <text:p>4.48394</text:p>
          </table:table-cell>
          <table:table-cell office:value-type="float" office:value="0.752115" calcext:value-type="float">
            <text:p>0.752115</text:p>
          </table:table-cell>
          <table:table-cell office:value-type="float" office:value="0.375262" calcext:value-type="float">
            <text:p>0.37526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79955" calcext:value-type="float">
            <text:p>0.79955</text:p>
          </table:table-cell>
          <table:table-cell office:value-type="float" office:value="0.74228" calcext:value-type="float">
            <text:p>0.74228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76686" calcext:value-type="float">
            <text:p>0.76686</text:p>
          </table:table-cell>
          <table:table-cell office:value-type="float" office:value="4.69682" calcext:value-type="float">
            <text:p>4.69682</text:p>
          </table:table-cell>
          <table:table-cell office:value-type="float" office:value="0.752039" calcext:value-type="float">
            <text:p>0.752039</text:p>
          </table:table-cell>
          <table:table-cell office:value-type="float" office:value="0.37646" calcext:value-type="float">
            <text:p>0.3764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802846" calcext:value-type="float">
            <text:p>0.802846</text:p>
          </table:table-cell>
          <table:table-cell office:value-type="float" office:value="0.744538" calcext:value-type="float">
            <text:p>0.744538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.773117" calcext:value-type="float">
            <text:p>0.773117</text:p>
          </table:table-cell>
          <table:table-cell office:value-type="float" office:value="4.55461" calcext:value-type="float">
            <text:p>4.55461</text:p>
          </table:table-cell>
          <table:table-cell office:value-type="float" office:value="0.747281" calcext:value-type="float">
            <text:p>0.747281</text:p>
          </table:table-cell>
          <table:table-cell office:value-type="float" office:value="0.376161" calcext:value-type="float">
            <text:p>0.37616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804922" calcext:value-type="float">
            <text:p>0.804922</text:p>
          </table:table-cell>
          <table:table-cell office:value-type="float" office:value="0.741255" calcext:value-type="float">
            <text:p>0.741255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0.753787" calcext:value-type="float">
            <text:p>0.753787</text:p>
          </table:table-cell>
          <table:table-cell office:value-type="float" office:value="4.55331" calcext:value-type="float">
            <text:p>4.55331</text:p>
          </table:table-cell>
          <table:table-cell office:value-type="float" office:value="0.753137" calcext:value-type="float">
            <text:p>0.753137</text:p>
          </table:table-cell>
          <table:table-cell office:value-type="float" office:value="0.386643" calcext:value-type="float">
            <text:p>0.38664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800213" calcext:value-type="float">
            <text:p>0.800213</text:p>
          </table:table-cell>
          <table:table-cell office:value-type="float" office:value="0.742607" calcext:value-type="float">
            <text:p>0.742607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.763837" calcext:value-type="float">
            <text:p>0.763837</text:p>
          </table:table-cell>
          <table:table-cell office:value-type="float" office:value="4.46457" calcext:value-type="float">
            <text:p>4.46457</text:p>
          </table:table-cell>
          <table:table-cell office:value-type="float" office:value="0.750982" calcext:value-type="float">
            <text:p>0.750982</text:p>
          </table:table-cell>
          <table:table-cell office:value-type="float" office:value="0.37077" calcext:value-type="float">
            <text:p>0.3707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799558" calcext:value-type="float">
            <text:p>0.799558</text:p>
          </table:table-cell>
          <table:table-cell office:value-type="float" office:value="0.74228" calcext:value-type="float">
            <text:p>0.74228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0.752393" calcext:value-type="float">
            <text:p>0.752393</text:p>
          </table:table-cell>
          <table:table-cell office:value-type="float" office:value="4.46857" calcext:value-type="float">
            <text:p>4.46857</text:p>
          </table:table-cell>
          <table:table-cell office:value-type="float" office:value="0.755589" calcext:value-type="float">
            <text:p>0.755589</text:p>
          </table:table-cell>
          <table:table-cell office:value-type="float" office:value="0.375861" calcext:value-type="float">
            <text:p>0.37586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792287" calcext:value-type="float">
            <text:p>0.792287</text:p>
          </table:table-cell>
          <table:table-cell office:value-type="float" office:value="0.74427" calcext:value-type="float">
            <text:p>0.74427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0.75153" calcext:value-type="float">
            <text:p>0.75153</text:p>
          </table:table-cell>
          <table:table-cell office:value-type="float" office:value="4.43454" calcext:value-type="float">
            <text:p>4.43454</text:p>
          </table:table-cell>
          <table:table-cell office:value-type="float" office:value="0.750567" calcext:value-type="float">
            <text:p>0.750567</text:p>
          </table:table-cell>
          <table:table-cell office:value-type="float" office:value="0.374963" calcext:value-type="float">
            <text:p>0.37496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795545" calcext:value-type="float">
            <text:p>0.795545</text:p>
          </table:table-cell>
          <table:table-cell office:value-type="float" office:value="0.743392" calcext:value-type="float">
            <text:p>0.743392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0.743463" calcext:value-type="float">
            <text:p>0.743463</text:p>
          </table:table-cell>
          <table:table-cell office:value-type="float" office:value="4.62935" calcext:value-type="float">
            <text:p>4.62935</text:p>
          </table:table-cell>
          <table:table-cell office:value-type="float" office:value="0.758233" calcext:value-type="float">
            <text:p>0.758233</text:p>
          </table:table-cell>
          <table:table-cell office:value-type="float" office:value="0.381252" calcext:value-type="float">
            <text:p>0.38125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800589" calcext:value-type="float">
            <text:p>0.800589</text:p>
          </table:table-cell>
          <table:table-cell office:value-type="float" office:value="0.740893" calcext:value-type="float">
            <text:p>0.740893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0.751165" calcext:value-type="float">
            <text:p>0.751165</text:p>
          </table:table-cell>
          <table:table-cell office:value-type="float" office:value="4.55447" calcext:value-type="float">
            <text:p>4.55447</text:p>
          </table:table-cell>
          <table:table-cell office:value-type="float" office:value="0.756269" calcext:value-type="float">
            <text:p>0.756269</text:p>
          </table:table-cell>
          <table:table-cell office:value-type="float" office:value="0.37646" calcext:value-type="float">
            <text:p>0.3764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782111" calcext:value-type="float">
            <text:p>0.782111</text:p>
          </table:table-cell>
          <table:table-cell office:value-type="float" office:value="0.745504" calcext:value-type="float">
            <text:p>0.74550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746949" calcext:value-type="float">
            <text:p>0.746949</text:p>
          </table:table-cell>
          <table:table-cell office:value-type="float" office:value="4.36328" calcext:value-type="float">
            <text:p>4.36328</text:p>
          </table:table-cell>
          <table:table-cell office:value-type="float" office:value="0.747997" calcext:value-type="float">
            <text:p>0.747997</text:p>
          </table:table-cell>
          <table:table-cell office:value-type="float" office:value="0.387242" calcext:value-type="float">
            <text:p>0.38724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791328" calcext:value-type="float">
            <text:p>0.791328</text:p>
          </table:table-cell>
          <table:table-cell office:value-type="float" office:value="0.745778" calcext:value-type="float">
            <text:p>0.745778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.734147" calcext:value-type="float">
            <text:p>0.734147</text:p>
          </table:table-cell>
          <table:table-cell office:value-type="float" office:value="4.56267" calcext:value-type="float">
            <text:p>4.56267</text:p>
          </table:table-cell>
          <table:table-cell office:value-type="float" office:value="0.761329" calcext:value-type="float">
            <text:p>0.761329</text:p>
          </table:table-cell>
          <table:table-cell office:value-type="float" office:value="0.382749" calcext:value-type="float">
            <text:p>0.38274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786503" calcext:value-type="float">
            <text:p>0.786503</text:p>
          </table:table-cell>
          <table:table-cell office:value-type="float" office:value="0.744994" calcext:value-type="float">
            <text:p>0.744994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.746701" calcext:value-type="float">
            <text:p>0.746701</text:p>
          </table:table-cell>
          <table:table-cell office:value-type="float" office:value="4.49534" calcext:value-type="float">
            <text:p>4.49534</text:p>
          </table:table-cell>
          <table:table-cell office:value-type="float" office:value="0.758006" calcext:value-type="float">
            <text:p>0.758006</text:p>
          </table:table-cell>
          <table:table-cell office:value-type="float" office:value="0.372267" calcext:value-type="float">
            <text:p>0.37226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789374" calcext:value-type="float">
            <text:p>0.789374</text:p>
          </table:table-cell>
          <table:table-cell office:value-type="float" office:value="0.74659" calcext:value-type="float">
            <text:p>0.7465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.735711" calcext:value-type="float">
            <text:p>0.735711</text:p>
          </table:table-cell>
          <table:table-cell office:value-type="float" office:value="4.58196" calcext:value-type="float">
            <text:p>4.58196</text:p>
          </table:table-cell>
          <table:table-cell office:value-type="float" office:value="0.755514" calcext:value-type="float">
            <text:p>0.755514</text:p>
          </table:table-cell>
          <table:table-cell office:value-type="float" office:value="0.361785" calcext:value-type="float">
            <text:p>0.36178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788908" calcext:value-type="float">
            <text:p>0.788908</text:p>
          </table:table-cell>
          <table:table-cell office:value-type="float" office:value="0.745959" calcext:value-type="float">
            <text:p>0.74595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.749081" calcext:value-type="float">
            <text:p>0.749081</text:p>
          </table:table-cell>
          <table:table-cell office:value-type="float" office:value="4.31683" calcext:value-type="float">
            <text:p>4.31683</text:p>
          </table:table-cell>
          <table:table-cell office:value-type="float" office:value="0.755707" calcext:value-type="float">
            <text:p>0.755707</text:p>
          </table:table-cell>
          <table:table-cell office:value-type="float" office:value="0.383947" calcext:value-type="float">
            <text:p>0.38394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79128" calcext:value-type="float">
            <text:p>0.79128</text:p>
          </table:table-cell>
          <table:table-cell office:value-type="float" office:value="0.74659" calcext:value-type="float">
            <text:p>0.74659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716432" calcext:value-type="float">
            <text:p>0.716432</text:p>
          </table:table-cell>
          <table:table-cell office:value-type="float" office:value="4.62422" calcext:value-type="float">
            <text:p>4.62422</text:p>
          </table:table-cell>
          <table:table-cell office:value-type="float" office:value="0.76571" calcext:value-type="float">
            <text:p>0.76571</text:p>
          </table:table-cell>
          <table:table-cell office:value-type="float" office:value="0.374663" calcext:value-type="float">
            <text:p>0.37466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770828" calcext:value-type="float">
            <text:p>0.770828</text:p>
          </table:table-cell>
          <table:table-cell office:value-type="float" office:value="0.752654" calcext:value-type="float">
            <text:p>0.752654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.73708" calcext:value-type="float">
            <text:p>0.73708</text:p>
          </table:table-cell>
          <table:table-cell office:value-type="float" office:value="4.40254" calcext:value-type="float">
            <text:p>4.40254</text:p>
          </table:table-cell>
          <table:table-cell office:value-type="float" office:value="0.759894" calcext:value-type="float">
            <text:p>0.759894</text:p>
          </table:table-cell>
          <table:table-cell office:value-type="float" office:value="0.374064" calcext:value-type="float">
            <text:p>0.37406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785575" calcext:value-type="float">
            <text:p>0.7855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.726276" calcext:value-type="float">
            <text:p>0.726276</text:p>
          </table:table-cell>
          <table:table-cell office:value-type="float" office:value="4.60011" calcext:value-type="float">
            <text:p>4.60011</text:p>
          </table:table-cell>
          <table:table-cell office:value-type="float" office:value="0.759486" calcext:value-type="float">
            <text:p>0.759486</text:p>
          </table:table-cell>
          <table:table-cell office:value-type="float" office:value="0.369572" calcext:value-type="float">
            <text:p>0.36957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787651" calcext:value-type="float">
            <text:p>0.787651</text:p>
          </table:table-cell>
          <table:table-cell office:value-type="float" office:value="0.747616" calcext:value-type="float">
            <text:p>0.747616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.739159" calcext:value-type="float">
            <text:p>0.739159</text:p>
          </table:table-cell>
          <table:table-cell office:value-type="float" office:value="4.74294" calcext:value-type="float">
            <text:p>4.74294</text:p>
          </table:table-cell>
          <table:table-cell office:value-type="float" office:value="0.758535" calcext:value-type="float">
            <text:p>0.758535</text:p>
          </table:table-cell>
          <table:table-cell office:value-type="float" office:value="0.369272" calcext:value-type="float">
            <text:p>0.36927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781639" calcext:value-type="float">
            <text:p>0.781639</text:p>
          </table:table-cell>
          <table:table-cell office:value-type="float" office:value="0.749879" calcext:value-type="float">
            <text:p>0.74987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.722041" calcext:value-type="float">
            <text:p>0.722041</text:p>
          </table:table-cell>
          <table:table-cell office:value-type="float" office:value="4.5685" calcext:value-type="float">
            <text:p>4.5685</text:p>
          </table:table-cell>
          <table:table-cell office:value-type="float" office:value="0.760801" calcext:value-type="float">
            <text:p>0.760801</text:p>
          </table:table-cell>
          <table:table-cell office:value-type="float" office:value="0.374364" calcext:value-type="float">
            <text:p>0.37436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781548" calcext:value-type="float">
            <text:p>0.781548</text:p>
          </table:table-cell>
          <table:table-cell office:value-type="float" office:value="0.746409" calcext:value-type="float">
            <text:p>0.74640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724733" calcext:value-type="float">
            <text:p>0.724733</text:p>
          </table:table-cell>
          <table:table-cell office:value-type="float" office:value="4.56392" calcext:value-type="float">
            <text:p>4.56392</text:p>
          </table:table-cell>
          <table:table-cell office:value-type="float" office:value="0.759864" calcext:value-type="float">
            <text:p>0.759864</text:p>
          </table:table-cell>
          <table:table-cell office:value-type="float" office:value="0.379455" calcext:value-type="float">
            <text:p>0.37945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767727" calcext:value-type="float">
            <text:p>0.767727</text:p>
          </table:table-cell>
          <table:table-cell office:value-type="float" office:value="0.749638" calcext:value-type="float">
            <text:p>0.749638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0.731412" calcext:value-type="float">
            <text:p>0.731412</text:p>
          </table:table-cell>
          <table:table-cell office:value-type="float" office:value="4.49493" calcext:value-type="float">
            <text:p>4.49493</text:p>
          </table:table-cell>
          <table:table-cell office:value-type="float" office:value="0.766239" calcext:value-type="float">
            <text:p>0.766239</text:p>
          </table:table-cell>
          <table:table-cell office:value-type="float" office:value="0.362683" calcext:value-type="float">
            <text:p>0.36268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767661" calcext:value-type="float">
            <text:p>0.767661</text:p>
          </table:table-cell>
          <table:table-cell office:value-type="float" office:value="0.754282" calcext:value-type="float">
            <text:p>0.754282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.716478" calcext:value-type="float">
            <text:p>0.716478</text:p>
          </table:table-cell>
          <table:table-cell office:value-type="float" office:value="4.56729" calcext:value-type="float">
            <text:p>4.56729</text:p>
          </table:table-cell>
          <table:table-cell office:value-type="float" office:value="0.768051" calcext:value-type="float">
            <text:p>0.768051</text:p>
          </table:table-cell>
          <table:table-cell office:value-type="float" office:value="0.374064" calcext:value-type="float">
            <text:p>0.37406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773572" calcext:value-type="float">
            <text:p>0.773572</text:p>
          </table:table-cell>
          <table:table-cell office:value-type="float" office:value="0.749909" calcext:value-type="float">
            <text:p>0.749909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0.721294" calcext:value-type="float">
            <text:p>0.721294</text:p>
          </table:table-cell>
          <table:table-cell office:value-type="float" office:value="4.98856" calcext:value-type="float">
            <text:p>4.98856</text:p>
          </table:table-cell>
          <table:table-cell office:value-type="float" office:value="0.765634" calcext:value-type="float">
            <text:p>0.765634</text:p>
          </table:table-cell>
          <table:table-cell office:value-type="float" office:value="0.365978" calcext:value-type="float">
            <text:p>0.36597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761065" calcext:value-type="float">
            <text:p>0.761065</text:p>
          </table:table-cell>
          <table:table-cell office:value-type="float" office:value="0.754765" calcext:value-type="float">
            <text:p>0.754765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.718596" calcext:value-type="float">
            <text:p>0.718596</text:p>
          </table:table-cell>
          <table:table-cell office:value-type="float" office:value="4.81422" calcext:value-type="float">
            <text:p>4.81422</text:p>
          </table:table-cell>
          <table:table-cell office:value-type="float" office:value="0.762887" calcext:value-type="float">
            <text:p>0.762887</text:p>
          </table:table-cell>
          <table:table-cell office:value-type="float" office:value="0.389937" calcext:value-type="float">
            <text:p>0.38993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760087" calcext:value-type="float">
            <text:p>0.760087</text:p>
          </table:table-cell>
          <table:table-cell office:value-type="float" office:value="0.753651" calcext:value-type="float">
            <text:p>0.753651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721123" calcext:value-type="float">
            <text:p>0.721123</text:p>
          </table:table-cell>
          <table:table-cell office:value-type="float" office:value="4.96205" calcext:value-type="float">
            <text:p>4.96205</text:p>
          </table:table-cell>
          <table:table-cell office:value-type="float" office:value="0.766692" calcext:value-type="float">
            <text:p>0.766692</text:p>
          </table:table-cell>
          <table:table-cell office:value-type="float" office:value="0.381551" calcext:value-type="float">
            <text:p>0.38155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755704" calcext:value-type="float">
            <text:p>0.755704</text:p>
          </table:table-cell>
          <table:table-cell office:value-type="float" office:value="0.754885" calcext:value-type="float">
            <text:p>0.754885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.700288" calcext:value-type="float">
            <text:p>0.700288</text:p>
          </table:table-cell>
          <table:table-cell office:value-type="float" office:value="4.95807" calcext:value-type="float">
            <text:p>4.95807</text:p>
          </table:table-cell>
          <table:table-cell office:value-type="float" office:value="0.768656" calcext:value-type="float">
            <text:p>0.768656</text:p>
          </table:table-cell>
          <table:table-cell office:value-type="float" office:value="0.369871" calcext:value-type="float">
            <text:p>0.36987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761211" calcext:value-type="float">
            <text:p>0.761211</text:p>
          </table:table-cell>
          <table:table-cell office:value-type="float" office:value="0.752654" calcext:value-type="float">
            <text:p>0.752654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0.715716" calcext:value-type="float">
            <text:p>0.715716</text:p>
          </table:table-cell>
          <table:table-cell office:value-type="float" office:value="4.5487" calcext:value-type="float">
            <text:p>4.5487</text:p>
          </table:table-cell>
          <table:table-cell office:value-type="float" office:value="0.765835" calcext:value-type="float">
            <text:p>0.765835</text:p>
          </table:table-cell>
          <table:table-cell office:value-type="float" office:value="0.378856" calcext:value-type="float">
            <text:p>0.37885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772026" calcext:value-type="float">
            <text:p>0.772026</text:p>
          </table:table-cell>
          <table:table-cell office:value-type="float" office:value="0.750815" calcext:value-type="float">
            <text:p>0.750815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0.715683" calcext:value-type="float">
            <text:p>0.715683</text:p>
          </table:table-cell>
          <table:table-cell office:value-type="float" office:value="4.59877" calcext:value-type="float">
            <text:p>4.59877</text:p>
          </table:table-cell>
          <table:table-cell office:value-type="float" office:value="0.765634" calcext:value-type="float">
            <text:p>0.765634</text:p>
          </table:table-cell>
          <table:table-cell office:value-type="float" office:value="0.378856" calcext:value-type="float">
            <text:p>0.37885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762781" calcext:value-type="float">
            <text:p>0.762781</text:p>
          </table:table-cell>
          <table:table-cell office:value-type="float" office:value="0.752895" calcext:value-type="float">
            <text:p>0.752895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0.71565" calcext:value-type="float">
            <text:p>0.71565</text:p>
          </table:table-cell>
          <table:table-cell office:value-type="float" office:value="4.53479" calcext:value-type="float">
            <text:p>4.53479</text:p>
          </table:table-cell>
          <table:table-cell office:value-type="float" office:value="0.761405" calcext:value-type="float">
            <text:p>0.761405</text:p>
          </table:table-cell>
          <table:table-cell office:value-type="float" office:value="0.39383" calcext:value-type="float">
            <text:p>0.3938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761971" calcext:value-type="float">
            <text:p>0.761971</text:p>
          </table:table-cell>
          <table:table-cell office:value-type="float" office:value="0.757996" calcext:value-type="float">
            <text:p>0.75799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711774" calcext:value-type="float">
            <text:p>0.711774</text:p>
          </table:table-cell>
          <table:table-cell office:value-type="float" office:value="4.80927" calcext:value-type="float">
            <text:p>4.80927</text:p>
          </table:table-cell>
          <table:table-cell office:value-type="float" office:value="0.762283" calcext:value-type="float">
            <text:p>0.762283</text:p>
          </table:table-cell>
          <table:table-cell office:value-type="float" office:value="0.380054" calcext:value-type="float">
            <text:p>0.38005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762479" calcext:value-type="float">
            <text:p>0.762479</text:p>
          </table:table-cell>
          <table:table-cell office:value-type="float" office:value="0.75386" calcext:value-type="float">
            <text:p>0.75386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0.708009" calcext:value-type="float">
            <text:p>0.708009</text:p>
          </table:table-cell>
          <table:table-cell office:value-type="float" office:value="4.80448" calcext:value-type="float">
            <text:p>4.80448</text:p>
          </table:table-cell>
          <table:table-cell office:value-type="float" office:value="0.763369" calcext:value-type="float">
            <text:p>0.763369</text:p>
          </table:table-cell>
          <table:table-cell office:value-type="float" office:value="0.379455" calcext:value-type="float">
            <text:p>0.37945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752833" calcext:value-type="float">
            <text:p>0.752833</text:p>
          </table:table-cell>
          <table:table-cell office:value-type="float" office:value="0.756695" calcext:value-type="float">
            <text:p>0.756695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714302" calcext:value-type="float">
            <text:p>0.714302</text:p>
          </table:table-cell>
          <table:table-cell office:value-type="float" office:value="4.76859" calcext:value-type="float">
            <text:p>4.76859</text:p>
          </table:table-cell>
          <table:table-cell office:value-type="float" office:value="0.769335" calcext:value-type="float">
            <text:p>0.769335</text:p>
          </table:table-cell>
          <table:table-cell office:value-type="float" office:value="0.359389" calcext:value-type="float">
            <text:p>0.35938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769168" calcext:value-type="float">
            <text:p>0.769168</text:p>
          </table:table-cell>
          <table:table-cell office:value-type="float" office:value="0.748401" calcext:value-type="float">
            <text:p>0.748401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.729847" calcext:value-type="float">
            <text:p>0.729847</text:p>
          </table:table-cell>
          <table:table-cell office:value-type="float" office:value="4.55645" calcext:value-type="float">
            <text:p>4.55645</text:p>
          </table:table-cell>
          <table:table-cell office:value-type="float" office:value="0.76148" calcext:value-type="float">
            <text:p>0.76148</text:p>
          </table:table-cell>
          <table:table-cell office:value-type="float" office:value="0.38215" calcext:value-type="float">
            <text:p>0.3821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750516" calcext:value-type="float">
            <text:p>0.750516</text:p>
          </table:table-cell>
          <table:table-cell office:value-type="float" office:value="0.758987" calcext:value-type="float">
            <text:p>0.758987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0.684809" calcext:value-type="float">
            <text:p>0.684809</text:p>
          </table:table-cell>
          <table:table-cell office:value-type="float" office:value="4.77212" calcext:value-type="float">
            <text:p>4.77212</text:p>
          </table:table-cell>
          <table:table-cell office:value-type="float" office:value="0.774981" calcext:value-type="float">
            <text:p>0.774981</text:p>
          </table:table-cell>
          <table:table-cell office:value-type="float" office:value="0.383348" calcext:value-type="float">
            <text:p>0.38334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39553" calcext:value-type="float">
            <text:p>0.739553</text:p>
          </table:table-cell>
          <table:table-cell office:value-type="float" office:value="0.761798" calcext:value-type="float">
            <text:p>0.761798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.719837" calcext:value-type="float">
            <text:p>0.719837</text:p>
          </table:table-cell>
          <table:table-cell office:value-type="float" office:value="4.81777" calcext:value-type="float">
            <text:p>4.81777</text:p>
          </table:table-cell>
          <table:table-cell office:value-type="float" office:value="0.770393" calcext:value-type="float">
            <text:p>0.770393</text:p>
          </table:table-cell>
          <table:table-cell office:value-type="float" office:value="0.378556" calcext:value-type="float">
            <text:p>0.37855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75186" calcext:value-type="float">
            <text:p>0.75186</text:p>
          </table:table-cell>
          <table:table-cell office:value-type="float" office:value="0.756092" calcext:value-type="float">
            <text:p>0.756092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.72436" calcext:value-type="float">
            <text:p>0.72436</text:p>
          </table:table-cell>
          <table:table-cell office:value-type="float" office:value="4.55334" calcext:value-type="float">
            <text:p>4.55334</text:p>
          </table:table-cell>
          <table:table-cell office:value-type="float" office:value="0.765634" calcext:value-type="float">
            <text:p>0.765634</text:p>
          </table:table-cell>
          <table:table-cell office:value-type="float" office:value="0.383049" calcext:value-type="float">
            <text:p>0.38304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735412" calcext:value-type="float">
            <text:p>0.735412</text:p>
          </table:table-cell>
          <table:table-cell office:value-type="float" office:value="0.758866" calcext:value-type="float">
            <text:p>0.758866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0.711451" calcext:value-type="float">
            <text:p>0.711451</text:p>
          </table:table-cell>
          <table:table-cell office:value-type="float" office:value="4.82735" calcext:value-type="float">
            <text:p>4.82735</text:p>
          </table:table-cell>
          <table:table-cell office:value-type="float" office:value="0.767423" calcext:value-type="float">
            <text:p>0.767423</text:p>
          </table:table-cell>
          <table:table-cell office:value-type="float" office:value="0.366277" calcext:value-type="float">
            <text:p>0.36627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753236" calcext:value-type="float">
            <text:p>0.753236</text:p>
          </table:table-cell>
          <table:table-cell office:value-type="float" office:value="0.757333" calcext:value-type="float">
            <text:p>0.757333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0.702172" calcext:value-type="float">
            <text:p>0.702172</text:p>
          </table:table-cell>
          <table:table-cell office:value-type="float" office:value="4.81805" calcext:value-type="float">
            <text:p>4.81805</text:p>
          </table:table-cell>
          <table:table-cell office:value-type="float" office:value="0.770544" calcext:value-type="float">
            <text:p>0.770544</text:p>
          </table:table-cell>
          <table:table-cell office:value-type="float" office:value="0.383947" calcext:value-type="float">
            <text:p>0.38394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755874" calcext:value-type="float">
            <text:p>0.755874</text:p>
          </table:table-cell>
          <table:table-cell office:value-type="float" office:value="0.75585" calcext:value-type="float">
            <text:p>0.75585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.702013" calcext:value-type="float">
            <text:p>0.702013</text:p>
          </table:table-cell>
          <table:table-cell office:value-type="float" office:value="4.85006" calcext:value-type="float">
            <text:p>4.85006</text:p>
          </table:table-cell>
          <table:table-cell office:value-type="float" office:value="0.773489" calcext:value-type="float">
            <text:p>0.773489</text:p>
          </table:table-cell>
          <table:table-cell office:value-type="float" office:value="0.375861" calcext:value-type="float">
            <text:p>0.37586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744394" calcext:value-type="float">
            <text:p>0.744394</text:p>
          </table:table-cell>
          <table:table-cell office:value-type="float" office:value="0.76204" calcext:value-type="float">
            <text:p>0.7620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699618" calcext:value-type="float">
            <text:p>0.699618</text:p>
          </table:table-cell>
          <table:table-cell office:value-type="float" office:value="4.64949" calcext:value-type="float">
            <text:p>4.64949</text:p>
          </table:table-cell>
          <table:table-cell office:value-type="float" office:value="0.77158" calcext:value-type="float">
            <text:p>0.77158</text:p>
          </table:table-cell>
          <table:table-cell office:value-type="float" office:value="0.391435" calcext:value-type="float">
            <text:p>0.39143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755528" calcext:value-type="float">
            <text:p>0.755528</text:p>
          </table:table-cell>
          <table:table-cell office:value-type="float" office:value="0.752774" calcext:value-type="float">
            <text:p>0.752774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.700954" calcext:value-type="float">
            <text:p>0.700954</text:p>
          </table:table-cell>
          <table:table-cell office:value-type="float" office:value="4.95069" calcext:value-type="float">
            <text:p>4.95069</text:p>
          </table:table-cell>
          <table:table-cell office:value-type="float" office:value="0.766541" calcext:value-type="float">
            <text:p>0.766541</text:p>
          </table:table-cell>
          <table:table-cell office:value-type="float" office:value="0.38215" calcext:value-type="float">
            <text:p>0.3821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745289" calcext:value-type="float">
            <text:p>0.745289</text:p>
          </table:table-cell>
          <table:table-cell office:value-type="float" office:value="0.760495" calcext:value-type="float">
            <text:p>0.76049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692236" calcext:value-type="float">
            <text:p>0.692236</text:p>
          </table:table-cell>
          <table:table-cell office:value-type="float" office:value="4.95928" calcext:value-type="float">
            <text:p>4.95928</text:p>
          </table:table-cell>
          <table:table-cell office:value-type="float" office:value="0.76926" calcext:value-type="float">
            <text:p>0.76926</text:p>
          </table:table-cell>
          <table:table-cell office:value-type="float" office:value="0.38245" calcext:value-type="float">
            <text:p>0.3824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751935" calcext:value-type="float">
            <text:p>0.751935</text:p>
          </table:table-cell>
          <table:table-cell office:value-type="float" office:value="0.755763" calcext:value-type="float">
            <text:p>0.755763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.689209" calcext:value-type="float">
            <text:p>0.689209</text:p>
          </table:table-cell>
          <table:table-cell office:value-type="float" office:value="4.75398" calcext:value-type="float">
            <text:p>4.75398</text:p>
          </table:table-cell>
          <table:table-cell office:value-type="float" office:value="0.773716" calcext:value-type="float">
            <text:p>0.773716</text:p>
          </table:table-cell>
          <table:table-cell office:value-type="float" office:value="0.375562" calcext:value-type="float">
            <text:p>0.37556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6283" calcext:value-type="float">
            <text:p>0.76283</text:p>
          </table:table-cell>
          <table:table-cell office:value-type="float" office:value="0.757901" calcext:value-type="float">
            <text:p>0.757901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0.692147" calcext:value-type="float">
            <text:p>0.692147</text:p>
          </table:table-cell>
          <table:table-cell office:value-type="float" office:value="4.86999" calcext:value-type="float">
            <text:p>4.86999</text:p>
          </table:table-cell>
          <table:table-cell office:value-type="float" office:value="0.771504" calcext:value-type="float">
            <text:p>0.771504</text:p>
          </table:table-cell>
          <table:table-cell office:value-type="float" office:value="0.377358" calcext:value-type="float">
            <text:p>0.37735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55953" calcext:value-type="float">
            <text:p>0.755953</text:p>
          </table:table-cell>
          <table:table-cell office:value-type="float" office:value="0.758841" calcext:value-type="float">
            <text:p>0.75884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.698268" calcext:value-type="float">
            <text:p>0.698268</text:p>
          </table:table-cell>
          <table:table-cell office:value-type="float" office:value="4.86099" calcext:value-type="float">
            <text:p>4.86099</text:p>
          </table:table-cell>
          <table:table-cell office:value-type="float" office:value="0.770468" calcext:value-type="float">
            <text:p>0.770468</text:p>
          </table:table-cell>
          <table:table-cell office:value-type="float" office:value="0.383049" calcext:value-type="float">
            <text:p>0.38304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741085" calcext:value-type="float">
            <text:p>0.741085</text:p>
          </table:table-cell>
          <table:table-cell office:value-type="float" office:value="0.756273" calcext:value-type="float">
            <text:p>0.756273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0.687424" calcext:value-type="float">
            <text:p>0.687424</text:p>
          </table:table-cell>
          <table:table-cell office:value-type="float" office:value="4.56763" calcext:value-type="float">
            <text:p>4.56763</text:p>
          </table:table-cell>
          <table:table-cell office:value-type="float" office:value="0.773187" calcext:value-type="float">
            <text:p>0.773187</text:p>
          </table:table-cell>
          <table:table-cell office:value-type="float" office:value="0.38215" calcext:value-type="float">
            <text:p>0.3821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736685" calcext:value-type="float">
            <text:p>0.736685</text:p>
          </table:table-cell>
          <table:table-cell office:value-type="float" office:value="0.761701" calcext:value-type="float">
            <text:p>0.761701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0.700961" calcext:value-type="float">
            <text:p>0.700961</text:p>
          </table:table-cell>
          <table:table-cell office:value-type="float" office:value="4.88683" calcext:value-type="float">
            <text:p>4.88683</text:p>
          </table:table-cell>
          <table:table-cell office:value-type="float" office:value="0.772487" calcext:value-type="float">
            <text:p>0.772487</text:p>
          </table:table-cell>
          <table:table-cell office:value-type="float" office:value="0.377658" calcext:value-type="float">
            <text:p>0.37765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732745" calcext:value-type="float">
            <text:p>0.732745</text:p>
          </table:table-cell>
          <table:table-cell office:value-type="float" office:value="0.76035" calcext:value-type="float">
            <text:p>0.76035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0.685673" calcext:value-type="float">
            <text:p>0.685673</text:p>
          </table:table-cell>
          <table:table-cell office:value-type="float" office:value="5.00362" calcext:value-type="float">
            <text:p>5.00362</text:p>
          </table:table-cell>
          <table:table-cell office:value-type="float" office:value="0.77636" calcext:value-type="float">
            <text:p>0.77636</text:p>
          </table:table-cell>
          <table:table-cell office:value-type="float" office:value="0.368374" calcext:value-type="float">
            <text:p>0.36837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735112" calcext:value-type="float">
            <text:p>0.735112</text:p>
          </table:table-cell>
          <table:table-cell office:value-type="float" office:value="0.761399" calcext:value-type="float">
            <text:p>0.761399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.680862" calcext:value-type="float">
            <text:p>0.680862</text:p>
          </table:table-cell>
          <table:table-cell office:value-type="float" office:value="4.77338" calcext:value-type="float">
            <text:p>4.77338</text:p>
          </table:table-cell>
          <table:table-cell office:value-type="float" office:value="0.772659" calcext:value-type="float">
            <text:p>0.772659</text:p>
          </table:table-cell>
          <table:table-cell office:value-type="float" office:value="0.375861" calcext:value-type="float">
            <text:p>0.37586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738539" calcext:value-type="float">
            <text:p>0.738539</text:p>
          </table:table-cell>
          <table:table-cell office:value-type="float" office:value="0.761919" calcext:value-type="float">
            <text:p>0.76191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687413" calcext:value-type="float">
            <text:p>0.687413</text:p>
          </table:table-cell>
          <table:table-cell office:value-type="float" office:value="5.03893" calcext:value-type="float">
            <text:p>5.03893</text:p>
          </table:table-cell>
          <table:table-cell office:value-type="float" office:value="0.773545" calcext:value-type="float">
            <text:p>0.773545</text:p>
          </table:table-cell>
          <table:table-cell office:value-type="float" office:value="0.379754" calcext:value-type="float">
            <text:p>0.379754</text:p>
          </table:table-cell>
        </table:table-row>
      </table:table>
      <table:table table:name="I2_24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全量学習時</text:p>
          </table:table-cell>
          <table:table-cell table:number-columns-repeated="3"/>
          <table:table-cell office:value-type="string" calcext:value-type="string">
            <text:p>訓練8:評価2 分割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trai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60236" calcext:value-type="float">
            <text:p>4.60236</text:p>
          </table:table-cell>
          <table:table-cell office:value-type="float" office:value="0.0230398" calcext:value-type="float">
            <text:p>0.02303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69827" calcext:value-type="float">
            <text:p>4.69827</text:p>
          </table:table-cell>
          <table:table-cell office:value-type="float" office:value="4.53292" calcext:value-type="float">
            <text:p>4.53292</text:p>
          </table:table-cell>
          <table:table-cell office:value-type="float" office:value="0.0183535" calcext:value-type="float">
            <text:p>0.0183535</text:p>
          </table:table-cell>
          <table:table-cell office:value-type="float" office:value="0.0257562" calcext:value-type="float">
            <text:p>0.02575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31641" calcext:value-type="float">
            <text:p>4.31641</text:p>
          </table:table-cell>
          <table:table-cell office:value-type="float" office:value="0.0387214" calcext:value-type="float">
            <text:p>0.03872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40386" calcext:value-type="float">
            <text:p>4.40386</text:p>
          </table:table-cell>
          <table:table-cell office:value-type="float" office:value="4.3743" calcext:value-type="float">
            <text:p>4.3743</text:p>
          </table:table-cell>
          <table:table-cell office:value-type="float" office:value="0.0335347" calcext:value-type="float">
            <text:p>0.0335347</text:p>
          </table:table-cell>
          <table:table-cell office:value-type="float" office:value="0.0293501" calcext:value-type="float">
            <text:p>0.02935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19721" calcext:value-type="float">
            <text:p>4.19721</text:p>
          </table:table-cell>
          <table:table-cell office:value-type="float" office:value="0.0440555" calcext:value-type="float">
            <text:p>0.04405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27925" calcext:value-type="float">
            <text:p>4.27925</text:p>
          </table:table-cell>
          <table:table-cell office:value-type="float" office:value="4.24353" calcext:value-type="float">
            <text:p>4.24353</text:p>
          </table:table-cell>
          <table:table-cell office:value-type="float" office:value="0.0417674" calcext:value-type="float">
            <text:p>0.0417674</text:p>
          </table:table-cell>
          <table:table-cell office:value-type="float" office:value="0.0431267" calcext:value-type="float">
            <text:p>0.04312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12692" calcext:value-type="float">
            <text:p>4.12692</text:p>
          </table:table-cell>
          <table:table-cell office:value-type="float" office:value="0.0497587" calcext:value-type="float">
            <text:p>0.049758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16356" calcext:value-type="float">
            <text:p>4.16356</text:p>
          </table:table-cell>
          <table:table-cell office:value-type="float" office:value="4.18268" calcext:value-type="float">
            <text:p>4.18268</text:p>
          </table:table-cell>
          <table:table-cell office:value-type="float" office:value="0.0535147" calcext:value-type="float">
            <text:p>0.0535147</text:p>
          </table:table-cell>
          <table:table-cell office:value-type="float" office:value="0.0473196" calcext:value-type="float">
            <text:p>0.04731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08038" calcext:value-type="float">
            <text:p>4.08038</text:p>
          </table:table-cell>
          <table:table-cell office:value-type="float" office:value="0.0557634" calcext:value-type="float">
            <text:p>0.05576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0687" calcext:value-type="float">
            <text:p>4.0687</text:p>
          </table:table-cell>
          <table:table-cell office:value-type="float" office:value="4.13172" calcext:value-type="float">
            <text:p>4.13172</text:p>
          </table:table-cell>
          <table:table-cell office:value-type="float" office:value="0.0561934" calcext:value-type="float">
            <text:p>0.0561934</text:p>
          </table:table-cell>
          <table:table-cell office:value-type="float" office:value="0.0560048" calcext:value-type="float">
            <text:p>0.05600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9646" calcext:value-type="float">
            <text:p>3.9646</text:p>
          </table:table-cell>
          <table:table-cell office:value-type="float" office:value="0.0723764" calcext:value-type="float">
            <text:p>0.072376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.99296" calcext:value-type="float">
            <text:p>3.99296</text:p>
          </table:table-cell>
          <table:table-cell office:value-type="float" office:value="4.07424" calcext:value-type="float">
            <text:p>4.07424</text:p>
          </table:table-cell>
          <table:table-cell office:value-type="float" office:value="0.069864" calcext:value-type="float">
            <text:p>0.069864</text:p>
          </table:table-cell>
          <table:table-cell office:value-type="float" office:value="0.0592992" calcext:value-type="float">
            <text:p>0.05929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79624" calcext:value-type="float">
            <text:p>3.79624</text:p>
          </table:table-cell>
          <table:table-cell office:value-type="float" office:value="0.0863691" calcext:value-type="float">
            <text:p>0.086369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.88497" calcext:value-type="float">
            <text:p>3.88497</text:p>
          </table:table-cell>
          <table:table-cell office:value-type="float" office:value="3.95373" calcext:value-type="float">
            <text:p>3.95373</text:p>
          </table:table-cell>
          <table:table-cell office:value-type="float" office:value="0.0820106" calcext:value-type="float">
            <text:p>0.0820106</text:p>
          </table:table-cell>
          <table:table-cell office:value-type="float" office:value="0.0691824" calcext:value-type="float">
            <text:p>0.06918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64176" calcext:value-type="float">
            <text:p>3.64176</text:p>
          </table:table-cell>
          <table:table-cell office:value-type="float" office:value="0.109897" calcext:value-type="float">
            <text:p>0.10989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.76958" calcext:value-type="float">
            <text:p>3.76958</text:p>
          </table:table-cell>
          <table:table-cell office:value-type="float" office:value="3.83873" calcext:value-type="float">
            <text:p>3.83873</text:p>
          </table:table-cell>
          <table:table-cell office:value-type="float" office:value="0.0990937" calcext:value-type="float">
            <text:p>0.0990937</text:p>
          </table:table-cell>
          <table:table-cell office:value-type="float" office:value="0.0898473" calcext:value-type="float">
            <text:p>0.08984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1855" calcext:value-type="float">
            <text:p>3.51855</text:p>
          </table:table-cell>
          <table:table-cell office:value-type="float" office:value="0.134499" calcext:value-type="float">
            <text:p>0.13449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60429" calcext:value-type="float">
            <text:p>3.60429</text:p>
          </table:table-cell>
          <table:table-cell office:value-type="float" office:value="3.69024" calcext:value-type="float">
            <text:p>3.69024</text:p>
          </table:table-cell>
          <table:table-cell office:value-type="float" office:value="0.123263" calcext:value-type="float">
            <text:p>0.123263</text:p>
          </table:table-cell>
          <table:table-cell office:value-type="float" office:value="0.104522" calcext:value-type="float">
            <text:p>0.1045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33285" calcext:value-type="float">
            <text:p>3.33285</text:p>
          </table:table-cell>
          <table:table-cell office:value-type="float" office:value="0.160169" calcext:value-type="float">
            <text:p>0.16016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.40785" calcext:value-type="float">
            <text:p>3.40785</text:p>
          </table:table-cell>
          <table:table-cell office:value-type="float" office:value="3.54693" calcext:value-type="float">
            <text:p>3.54693</text:p>
          </table:table-cell>
          <table:table-cell office:value-type="float" office:value="0.152608" calcext:value-type="float">
            <text:p>0.152608</text:p>
          </table:table-cell>
          <table:table-cell office:value-type="float" office:value="0.137766" calcext:value-type="float">
            <text:p>0.1377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15676" calcext:value-type="float">
            <text:p>3.15676</text:p>
          </table:table-cell>
          <table:table-cell office:value-type="float" office:value="0.194511" calcext:value-type="float">
            <text:p>0.1945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.21774" calcext:value-type="float">
            <text:p>3.21774</text:p>
          </table:table-cell>
          <table:table-cell office:value-type="float" office:value="3.47682" calcext:value-type="float">
            <text:p>3.47682</text:p>
          </table:table-cell>
          <table:table-cell office:value-type="float" office:value="0.185725" calcext:value-type="float">
            <text:p>0.185725</text:p>
          </table:table-cell>
          <table:table-cell office:value-type="float" office:value="0.158431" calcext:value-type="float">
            <text:p>0.1584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96403" calcext:value-type="float">
            <text:p>2.96403</text:p>
          </table:table-cell>
          <table:table-cell office:value-type="float" office:value="0.228951" calcext:value-type="float">
            <text:p>0.22895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.11129" calcext:value-type="float">
            <text:p>3.11129</text:p>
          </table:table-cell>
          <table:table-cell office:value-type="float" office:value="3.32048" calcext:value-type="float">
            <text:p>3.32048</text:p>
          </table:table-cell>
          <table:table-cell office:value-type="float" office:value="0.205136" calcext:value-type="float">
            <text:p>0.205136</text:p>
          </table:table-cell>
          <table:table-cell office:value-type="float" office:value="0.184786" calcext:value-type="float">
            <text:p>0.1847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80035" calcext:value-type="float">
            <text:p>2.80035</text:p>
          </table:table-cell>
          <table:table-cell office:value-type="float" office:value="0.261919" calcext:value-type="float">
            <text:p>0.26191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.9341" calcext:value-type="float">
            <text:p>2.9341</text:p>
          </table:table-cell>
          <table:table-cell office:value-type="float" office:value="3.1931" calcext:value-type="float">
            <text:p>3.1931</text:p>
          </table:table-cell>
          <table:table-cell office:value-type="float" office:value="0.241314" calcext:value-type="float">
            <text:p>0.241314</text:p>
          </table:table-cell>
          <table:table-cell office:value-type="float" office:value="0.200958" calcext:value-type="float">
            <text:p>0.2009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66724" calcext:value-type="float">
            <text:p>2.66724</text:p>
          </table:table-cell>
          <table:table-cell office:value-type="float" office:value="0.288299" calcext:value-type="float">
            <text:p>0.28829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77476" calcext:value-type="float">
            <text:p>2.77476</text:p>
          </table:table-cell>
          <table:table-cell office:value-type="float" office:value="3.24108" calcext:value-type="float">
            <text:p>3.24108</text:p>
          </table:table-cell>
          <table:table-cell office:value-type="float" office:value="0.274376" calcext:value-type="float">
            <text:p>0.274376</text:p>
          </table:table-cell>
          <table:table-cell office:value-type="float" office:value="0.210542" calcext:value-type="float">
            <text:p>0.2105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53823" calcext:value-type="float">
            <text:p>2.53823</text:p>
          </table:table-cell>
          <table:table-cell office:value-type="float" office:value="0.316898" calcext:value-type="float">
            <text:p>0.31689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.67416" calcext:value-type="float">
            <text:p>2.67416</text:p>
          </table:table-cell>
          <table:table-cell office:value-type="float" office:value="3.16443" calcext:value-type="float">
            <text:p>3.16443</text:p>
          </table:table-cell>
          <table:table-cell office:value-type="float" office:value="0.290483" calcext:value-type="float">
            <text:p>0.290483</text:p>
          </table:table-cell>
          <table:table-cell office:value-type="float" office:value="0.224918" calcext:value-type="float">
            <text:p>0.2249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43042" calcext:value-type="float">
            <text:p>2.43042</text:p>
          </table:table-cell>
          <table:table-cell office:value-type="float" office:value="0.339807" calcext:value-type="float">
            <text:p>0.33980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.57619" calcext:value-type="float">
            <text:p>2.57619</text:p>
          </table:table-cell>
          <table:table-cell office:value-type="float" office:value="3.07202" calcext:value-type="float">
            <text:p>3.07202</text:p>
          </table:table-cell>
          <table:table-cell office:value-type="float" office:value="0.309517" calcext:value-type="float">
            <text:p>0.309517</text:p>
          </table:table-cell>
          <table:table-cell office:value-type="float" office:value="0.230009" calcext:value-type="float">
            <text:p>0.2300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28272" calcext:value-type="float">
            <text:p>2.28272</text:p>
          </table:table-cell>
          <table:table-cell office:value-type="float" office:value="0.370446" calcext:value-type="float">
            <text:p>0.37044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.45805" calcext:value-type="float">
            <text:p>2.45805</text:p>
          </table:table-cell>
          <table:table-cell office:value-type="float" office:value="3.06821" calcext:value-type="float">
            <text:p>3.06821</text:p>
          </table:table-cell>
          <table:table-cell office:value-type="float" office:value="0.328269" calcext:value-type="float">
            <text:p>0.328269</text:p>
          </table:table-cell>
          <table:table-cell office:value-type="float" office:value="0.245583" calcext:value-type="float">
            <text:p>0.2455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19415" calcext:value-type="float">
            <text:p>2.19415</text:p>
          </table:table-cell>
          <table:table-cell office:value-type="float" office:value="0.385938" calcext:value-type="float">
            <text:p>0.38593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37477" calcext:value-type="float">
            <text:p>2.37477</text:p>
          </table:table-cell>
          <table:table-cell office:value-type="float" office:value="3.00669" calcext:value-type="float">
            <text:p>3.00669</text:p>
          </table:table-cell>
          <table:table-cell office:value-type="float" office:value="0.346299" calcext:value-type="float">
            <text:p>0.346299</text:p>
          </table:table-cell>
          <table:table-cell office:value-type="float" office:value="0.25876" calcext:value-type="float">
            <text:p>0.258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09669" calcext:value-type="float">
            <text:p>2.09669</text:p>
          </table:table-cell>
          <table:table-cell office:value-type="float" office:value="0.41351" calcext:value-type="float">
            <text:p>0.4135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.29904" calcext:value-type="float">
            <text:p>2.29904</text:p>
          </table:table-cell>
          <table:table-cell office:value-type="float" office:value="2.96706" calcext:value-type="float">
            <text:p>2.96706</text:p>
          </table:table-cell>
          <table:table-cell office:value-type="float" office:value="0.360272" calcext:value-type="float">
            <text:p>0.360272</text:p>
          </table:table-cell>
          <table:table-cell office:value-type="float" office:value="0.271339" calcext:value-type="float">
            <text:p>0.2713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00291" calcext:value-type="float">
            <text:p>2.00291</text:p>
          </table:table-cell>
          <table:table-cell office:value-type="float" office:value="0.435486" calcext:value-type="float">
            <text:p>0.43548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.2281" calcext:value-type="float">
            <text:p>2.2281</text:p>
          </table:table-cell>
          <table:table-cell office:value-type="float" office:value="3.00398" calcext:value-type="float">
            <text:p>3.00398</text:p>
          </table:table-cell>
          <table:table-cell office:value-type="float" office:value="0.373696" calcext:value-type="float">
            <text:p>0.373696</text:p>
          </table:table-cell>
          <table:table-cell office:value-type="float" office:value="0.259359" calcext:value-type="float">
            <text:p>0.2593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94746" calcext:value-type="float">
            <text:p>1.94746</text:p>
          </table:table-cell>
          <table:table-cell office:value-type="float" office:value="0.449819" calcext:value-type="float">
            <text:p>0.44981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.16426" calcext:value-type="float">
            <text:p>2.16426</text:p>
          </table:table-cell>
          <table:table-cell office:value-type="float" office:value="2.97888" calcext:value-type="float">
            <text:p>2.97888</text:p>
          </table:table-cell>
          <table:table-cell office:value-type="float" office:value="0.385121" calcext:value-type="float">
            <text:p>0.385121</text:p>
          </table:table-cell>
          <table:table-cell office:value-type="float" office:value="0.278227" calcext:value-type="float">
            <text:p>0.2782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85153" calcext:value-type="float">
            <text:p>1.85153</text:p>
          </table:table-cell>
          <table:table-cell office:value-type="float" office:value="0.470205" calcext:value-type="float">
            <text:p>0.47020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.13607" calcext:value-type="float">
            <text:p>2.13607</text:p>
          </table:table-cell>
          <table:table-cell office:value-type="float" office:value="2.94571" calcext:value-type="float">
            <text:p>2.94571</text:p>
          </table:table-cell>
          <table:table-cell office:value-type="float" office:value="0.396073" calcext:value-type="float">
            <text:p>0.396073</text:p>
          </table:table-cell>
          <table:table-cell office:value-type="float" office:value="0.284217" calcext:value-type="float">
            <text:p>0.2842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80495" calcext:value-type="float">
            <text:p>1.80495</text:p>
          </table:table-cell>
          <table:table-cell office:value-type="float" office:value="0.478334" calcext:value-type="float">
            <text:p>0.47833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.07774" calcext:value-type="float">
            <text:p>2.07774</text:p>
          </table:table-cell>
          <table:table-cell office:value-type="float" office:value="3.04676" calcext:value-type="float">
            <text:p>3.04676</text:p>
          </table:table-cell>
          <table:table-cell office:value-type="float" office:value="0.404607" calcext:value-type="float">
            <text:p>0.404607</text:p>
          </table:table-cell>
          <table:table-cell office:value-type="float" office:value="0.260857" calcext:value-type="float">
            <text:p>0.26085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77257" calcext:value-type="float">
            <text:p>1.77257</text:p>
          </table:table-cell>
          <table:table-cell office:value-type="float" office:value="0.488721" calcext:value-type="float">
            <text:p>0.48872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.04224" calcext:value-type="float">
            <text:p>2.04224</text:p>
          </table:table-cell>
          <table:table-cell office:value-type="float" office:value="3.07088" calcext:value-type="float">
            <text:p>3.07088</text:p>
          </table:table-cell>
          <table:table-cell office:value-type="float" office:value="0.412623" calcext:value-type="float">
            <text:p>0.412623</text:p>
          </table:table-cell>
          <table:table-cell office:value-type="float" office:value="0.287511" calcext:value-type="float">
            <text:p>0.2875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73644" calcext:value-type="float">
            <text:p>1.73644</text:p>
          </table:table-cell>
          <table:table-cell office:value-type="float" office:value="0.498612" calcext:value-type="float">
            <text:p>0.49861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99838" calcext:value-type="float">
            <text:p>1.99838</text:p>
          </table:table-cell>
          <table:table-cell office:value-type="float" office:value="3.06223" calcext:value-type="float">
            <text:p>3.06223</text:p>
          </table:table-cell>
          <table:table-cell office:value-type="float" office:value="0.423112" calcext:value-type="float">
            <text:p>0.423112</text:p>
          </table:table-cell>
          <table:table-cell office:value-type="float" office:value="0.27643" calcext:value-type="float">
            <text:p>0.276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68812" calcext:value-type="float">
            <text:p>1.68812</text:p>
          </table:table-cell>
          <table:table-cell office:value-type="float" office:value="0.510676" calcext:value-type="float">
            <text:p>0.51067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.95081" calcext:value-type="float">
            <text:p>1.95081</text:p>
          </table:table-cell>
          <table:table-cell office:value-type="float" office:value="3.04941" calcext:value-type="float">
            <text:p>3.04941</text:p>
          </table:table-cell>
          <table:table-cell office:value-type="float" office:value="0.437538" calcext:value-type="float">
            <text:p>0.437538</text:p>
          </table:table-cell>
          <table:table-cell office:value-type="float" office:value="0.286613" calcext:value-type="float">
            <text:p>0.2866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65044" calcext:value-type="float">
            <text:p>1.65044</text:p>
          </table:table-cell>
          <table:table-cell office:value-type="float" office:value="0.516526" calcext:value-type="float">
            <text:p>0.51652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.93385" calcext:value-type="float">
            <text:p>1.93385</text:p>
          </table:table-cell>
          <table:table-cell office:value-type="float" office:value="3.05067" calcext:value-type="float">
            <text:p>3.05067</text:p>
          </table:table-cell>
          <table:table-cell office:value-type="float" office:value="0.439002" calcext:value-type="float">
            <text:p>0.439002</text:p>
          </table:table-cell>
          <table:table-cell office:value-type="float" office:value="0.2944" calcext:value-type="float">
            <text:p>0.29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58606" calcext:value-type="float">
            <text:p>1.58606</text:p>
          </table:table-cell>
          <table:table-cell office:value-type="float" office:value="0.531201" calcext:value-type="float">
            <text:p>0.53120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.87741" calcext:value-type="float">
            <text:p>1.87741</text:p>
          </table:table-cell>
          <table:table-cell office:value-type="float" office:value="3.01976" calcext:value-type="float">
            <text:p>3.01976</text:p>
          </table:table-cell>
          <table:table-cell office:value-type="float" office:value="0.456269" calcext:value-type="float">
            <text:p>0.456269</text:p>
          </table:table-cell>
          <table:table-cell office:value-type="float" office:value="0.306978" calcext:value-type="float">
            <text:p>0.3069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53162" calcext:value-type="float">
            <text:p>1.53162</text:p>
          </table:table-cell>
          <table:table-cell office:value-type="float" office:value="0.54608" calcext:value-type="float">
            <text:p>0.5460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.84352" calcext:value-type="float">
            <text:p>1.84352</text:p>
          </table:table-cell>
          <table:table-cell office:value-type="float" office:value="3.02859" calcext:value-type="float">
            <text:p>3.02859</text:p>
          </table:table-cell>
          <table:table-cell office:value-type="float" office:value="0.463671" calcext:value-type="float">
            <text:p>0.463671</text:p>
          </table:table-cell>
          <table:table-cell office:value-type="float" office:value="0.298293" calcext:value-type="float">
            <text:p>0.2982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49434" calcext:value-type="float">
            <text:p>1.49434</text:p>
          </table:table-cell>
          <table:table-cell office:value-type="float" office:value="0.559807" calcext:value-type="float">
            <text:p>0.55980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78523" calcext:value-type="float">
            <text:p>1.78523</text:p>
          </table:table-cell>
          <table:table-cell office:value-type="float" office:value="3.10917" calcext:value-type="float">
            <text:p>3.10917</text:p>
          </table:table-cell>
          <table:table-cell office:value-type="float" office:value="0.475132" calcext:value-type="float">
            <text:p>0.475132</text:p>
          </table:table-cell>
          <table:table-cell office:value-type="float" office:value="0.2941" calcext:value-type="float">
            <text:p>0.29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4408" calcext:value-type="float">
            <text:p>1.4408</text:p>
          </table:table-cell>
          <table:table-cell office:value-type="float" office:value="0.56725" calcext:value-type="float">
            <text:p>0.5672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75728" calcext:value-type="float">
            <text:p>1.75728</text:p>
          </table:table-cell>
          <table:table-cell office:value-type="float" office:value="3.0593" calcext:value-type="float">
            <text:p>3.0593</text:p>
          </table:table-cell>
          <table:table-cell office:value-type="float" office:value="0.488293" calcext:value-type="float">
            <text:p>0.488293</text:p>
          </table:table-cell>
          <table:table-cell office:value-type="float" office:value="0.301587" calcext:value-type="float">
            <text:p>0.3015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42282" calcext:value-type="float">
            <text:p>1.42282</text:p>
          </table:table-cell>
          <table:table-cell office:value-type="float" office:value="0.575995" calcext:value-type="float">
            <text:p>0.57599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72632" calcext:value-type="float">
            <text:p>1.72632</text:p>
          </table:table-cell>
          <table:table-cell office:value-type="float" office:value="3.07481" calcext:value-type="float">
            <text:p>3.07481</text:p>
          </table:table-cell>
          <table:table-cell office:value-type="float" office:value="0.49003" calcext:value-type="float">
            <text:p>0.49003</text:p>
          </table:table-cell>
          <table:table-cell office:value-type="float" office:value="0.312069" calcext:value-type="float">
            <text:p>0.3120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3749" calcext:value-type="float">
            <text:p>1.3749</text:p>
          </table:table-cell>
          <table:table-cell office:value-type="float" office:value="0.589016" calcext:value-type="float">
            <text:p>0.58901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.64989" calcext:value-type="float">
            <text:p>1.64989</text:p>
          </table:table-cell>
          <table:table-cell office:value-type="float" office:value="3.0971" calcext:value-type="float">
            <text:p>3.0971</text:p>
          </table:table-cell>
          <table:table-cell office:value-type="float" office:value="0.51065" calcext:value-type="float">
            <text:p>0.51065</text:p>
          </table:table-cell>
          <table:table-cell office:value-type="float" office:value="0.303983" calcext:value-type="float">
            <text:p>0.3039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34907" calcext:value-type="float">
            <text:p>1.34907</text:p>
          </table:table-cell>
          <table:table-cell office:value-type="float" office:value="0.591556" calcext:value-type="float">
            <text:p>0.59155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.6605" calcext:value-type="float">
            <text:p>1.6605</text:p>
          </table:table-cell>
          <table:table-cell office:value-type="float" office:value="3.03401" calcext:value-type="float">
            <text:p>3.03401</text:p>
          </table:table-cell>
          <table:table-cell office:value-type="float" office:value="0.507634" calcext:value-type="float">
            <text:p>0.507634</text:p>
          </table:table-cell>
          <table:table-cell office:value-type="float" office:value="0.315064" calcext:value-type="float">
            <text:p>0.3150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33599" calcext:value-type="float">
            <text:p>1.33599</text:p>
          </table:table-cell>
          <table:table-cell office:value-type="float" office:value="0.597526" calcext:value-type="float">
            <text:p>0.59752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.6286" calcext:value-type="float">
            <text:p>1.6286</text:p>
          </table:table-cell>
          <table:table-cell office:value-type="float" office:value="3.08988" calcext:value-type="float">
            <text:p>3.08988</text:p>
          </table:table-cell>
          <table:table-cell office:value-type="float" office:value="0.515483" calcext:value-type="float">
            <text:p>0.515483</text:p>
          </table:table-cell>
          <table:table-cell office:value-type="float" office:value="0.319557" calcext:value-type="float">
            <text:p>0.31955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31423" calcext:value-type="float">
            <text:p>1.31423</text:p>
          </table:table-cell>
          <table:table-cell office:value-type="float" office:value="0.598311" calcext:value-type="float">
            <text:p>0.59831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.61804" calcext:value-type="float">
            <text:p>1.61804</text:p>
          </table:table-cell>
          <table:table-cell office:value-type="float" office:value="3.21136" calcext:value-type="float">
            <text:p>3.21136</text:p>
          </table:table-cell>
          <table:table-cell office:value-type="float" office:value="0.510952" calcext:value-type="float">
            <text:p>0.510952</text:p>
          </table:table-cell>
          <table:table-cell office:value-type="float" office:value="0.319557" calcext:value-type="float">
            <text:p>0.3195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27524" calcext:value-type="float">
            <text:p>1.27524</text:p>
          </table:table-cell>
          <table:table-cell office:value-type="float" office:value="0.610676" calcext:value-type="float">
            <text:p>0.61067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.58501" calcext:value-type="float">
            <text:p>1.58501</text:p>
          </table:table-cell>
          <table:table-cell office:value-type="float" office:value="3.18688" calcext:value-type="float">
            <text:p>3.18688</text:p>
          </table:table-cell>
          <table:table-cell office:value-type="float" office:value="0.523129" calcext:value-type="float">
            <text:p>0.523129</text:p>
          </table:table-cell>
          <table:table-cell office:value-type="float" office:value="0.317161" calcext:value-type="float">
            <text:p>0.3171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24377" calcext:value-type="float">
            <text:p>1.24377</text:p>
          </table:table-cell>
          <table:table-cell office:value-type="float" office:value="0.617019" calcext:value-type="float">
            <text:p>0.61701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58711" calcext:value-type="float">
            <text:p>1.58711</text:p>
          </table:table-cell>
          <table:table-cell office:value-type="float" office:value="3.10265" calcext:value-type="float">
            <text:p>3.10265</text:p>
          </table:table-cell>
          <table:table-cell office:value-type="float" office:value="0.523036" calcext:value-type="float">
            <text:p>0.523036</text:p>
          </table:table-cell>
          <table:table-cell office:value-type="float" office:value="0.321653" calcext:value-type="float">
            <text:p>0.3216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21337" calcext:value-type="float">
            <text:p>1.21337</text:p>
          </table:table-cell>
          <table:table-cell office:value-type="float" office:value="0.626357" calcext:value-type="float">
            <text:p>0.62635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55675" calcext:value-type="float">
            <text:p>1.55675</text:p>
          </table:table-cell>
          <table:table-cell office:value-type="float" office:value="3.18016" calcext:value-type="float">
            <text:p>3.18016</text:p>
          </table:table-cell>
          <table:table-cell office:value-type="float" office:value="0.536934" calcext:value-type="float">
            <text:p>0.536934</text:p>
          </table:table-cell>
          <table:table-cell office:value-type="float" office:value="0.322851" calcext:value-type="float">
            <text:p>0.3228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18859" calcext:value-type="float">
            <text:p>1.18859</text:p>
          </table:table-cell>
          <table:table-cell office:value-type="float" office:value="0.63621" calcext:value-type="float">
            <text:p>0.6362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51927" calcext:value-type="float">
            <text:p>1.51927</text:p>
          </table:table-cell>
          <table:table-cell office:value-type="float" office:value="3.16679" calcext:value-type="float">
            <text:p>3.16679</text:p>
          </table:table-cell>
          <table:table-cell office:value-type="float" office:value="0.535223" calcext:value-type="float">
            <text:p>0.535223</text:p>
          </table:table-cell>
          <table:table-cell office:value-type="float" office:value="0.320156" calcext:value-type="float">
            <text:p>0.3201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19381" calcext:value-type="float">
            <text:p>1.19381</text:p>
          </table:table-cell>
          <table:table-cell office:value-type="float" office:value="0.635464" calcext:value-type="float">
            <text:p>0.63546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50722" calcext:value-type="float">
            <text:p>1.50722</text:p>
          </table:table-cell>
          <table:table-cell office:value-type="float" office:value="3.37792" calcext:value-type="float">
            <text:p>3.37792</text:p>
          </table:table-cell>
          <table:table-cell office:value-type="float" office:value="0.543127" calcext:value-type="float">
            <text:p>0.543127</text:p>
          </table:table-cell>
          <table:table-cell office:value-type="float" office:value="0.318958" calcext:value-type="float">
            <text:p>0.31895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15839" calcext:value-type="float">
            <text:p>1.15839</text:p>
          </table:table-cell>
          <table:table-cell office:value-type="float" office:value="0.637214" calcext:value-type="float">
            <text:p>0.63721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48653" calcext:value-type="float">
            <text:p>1.48653</text:p>
          </table:table-cell>
          <table:table-cell office:value-type="float" office:value="3.27794" calcext:value-type="float">
            <text:p>3.27794</text:p>
          </table:table-cell>
          <table:table-cell office:value-type="float" office:value="0.548489" calcext:value-type="float">
            <text:p>0.548489</text:p>
          </table:table-cell>
          <table:table-cell office:value-type="float" office:value="0.319856" calcext:value-type="float">
            <text:p>0.3198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16267" calcext:value-type="float">
            <text:p>1.16267</text:p>
          </table:table-cell>
          <table:table-cell office:value-type="float" office:value="0.642305" calcext:value-type="float">
            <text:p>0.64230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46462" calcext:value-type="float">
            <text:p>1.46462</text:p>
          </table:table-cell>
          <table:table-cell office:value-type="float" office:value="3.18975" calcext:value-type="float">
            <text:p>3.18975</text:p>
          </table:table-cell>
          <table:table-cell office:value-type="float" office:value="0.553399" calcext:value-type="float">
            <text:p>0.553399</text:p>
          </table:table-cell>
          <table:table-cell office:value-type="float" office:value="0.332135" calcext:value-type="float">
            <text:p>0.3321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14149" calcext:value-type="float">
            <text:p>1.14149</text:p>
          </table:table-cell>
          <table:table-cell office:value-type="float" office:value="0.646562" calcext:value-type="float">
            <text:p>0.64656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44909" calcext:value-type="float">
            <text:p>1.44909</text:p>
          </table:table-cell>
          <table:table-cell office:value-type="float" office:value="3.23388" calcext:value-type="float">
            <text:p>3.23388</text:p>
          </table:table-cell>
          <table:table-cell office:value-type="float" office:value="0.554497" calcext:value-type="float">
            <text:p>0.554497</text:p>
          </table:table-cell>
          <table:table-cell office:value-type="float" office:value="0.329739" calcext:value-type="float">
            <text:p>0.32973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12205" calcext:value-type="float">
            <text:p>1.12205</text:p>
          </table:table-cell>
          <table:table-cell office:value-type="float" office:value="0.652384" calcext:value-type="float">
            <text:p>0.65238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41327" calcext:value-type="float">
            <text:p>1.41327</text:p>
          </table:table-cell>
          <table:table-cell office:value-type="float" office:value="3.30053" calcext:value-type="float">
            <text:p>3.30053</text:p>
          </table:table-cell>
          <table:table-cell office:value-type="float" office:value="0.567523" calcext:value-type="float">
            <text:p>0.567523</text:p>
          </table:table-cell>
          <table:table-cell office:value-type="float" office:value="0.31746" calcext:value-type="float">
            <text:p>0.3174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10006" calcext:value-type="float">
            <text:p>1.10006</text:p>
          </table:table-cell>
          <table:table-cell office:value-type="float" office:value="0.658926" calcext:value-type="float">
            <text:p>0.65892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39954" calcext:value-type="float">
            <text:p>1.39954</text:p>
          </table:table-cell>
          <table:table-cell office:value-type="float" office:value="3.44322" calcext:value-type="float">
            <text:p>3.44322</text:p>
          </table:table-cell>
          <table:table-cell office:value-type="float" office:value="0.569184" calcext:value-type="float">
            <text:p>0.569184</text:p>
          </table:table-cell>
          <table:table-cell office:value-type="float" office:value="0.325247" calcext:value-type="float">
            <text:p>0.3252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09538" calcext:value-type="float">
            <text:p>1.09538</text:p>
          </table:table-cell>
          <table:table-cell office:value-type="float" office:value="0.661641" calcext:value-type="float">
            <text:p>0.66164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39585" calcext:value-type="float">
            <text:p>1.39585</text:p>
          </table:table-cell>
          <table:table-cell office:value-type="float" office:value="3.32317" calcext:value-type="float">
            <text:p>3.32317</text:p>
          </table:table-cell>
          <table:table-cell office:value-type="float" office:value="0.573016" calcext:value-type="float">
            <text:p>0.573016</text:p>
          </table:table-cell>
          <table:table-cell office:value-type="float" office:value="0.326445" calcext:value-type="float">
            <text:p>0.3264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07356" calcext:value-type="float">
            <text:p>1.07356</text:p>
          </table:table-cell>
          <table:table-cell office:value-type="float" office:value="0.666989" calcext:value-type="float">
            <text:p>0.66698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35192" calcext:value-type="float">
            <text:p>1.35192</text:p>
          </table:table-cell>
          <table:table-cell office:value-type="float" office:value="3.50712" calcext:value-type="float">
            <text:p>3.50712</text:p>
          </table:table-cell>
          <table:table-cell office:value-type="float" office:value="0.58429" calcext:value-type="float">
            <text:p>0.58429</text:p>
          </table:table-cell>
          <table:table-cell office:value-type="float" office:value="0.326745" calcext:value-type="float">
            <text:p>0.32674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0629" calcext:value-type="float">
            <text:p>1.0629</text:p>
          </table:table-cell>
          <table:table-cell office:value-type="float" office:value="0.66731" calcext:value-type="float">
            <text:p>0.6673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.34869" calcext:value-type="float">
            <text:p>1.34869</text:p>
          </table:table-cell>
          <table:table-cell office:value-type="float" office:value="3.30157" calcext:value-type="float">
            <text:p>3.30157</text:p>
          </table:table-cell>
          <table:table-cell office:value-type="float" office:value="0.587538" calcext:value-type="float">
            <text:p>0.587538</text:p>
          </table:table-cell>
          <table:table-cell office:value-type="float" office:value="0.333633" calcext:value-type="float">
            <text:p>0.3336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04495" calcext:value-type="float">
            <text:p>1.04495</text:p>
          </table:table-cell>
          <table:table-cell office:value-type="float" office:value="0.67592" calcext:value-type="float">
            <text:p>0.6759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.31584" calcext:value-type="float">
            <text:p>1.31584</text:p>
          </table:table-cell>
          <table:table-cell office:value-type="float" office:value="3.35477" calcext:value-type="float">
            <text:p>3.35477</text:p>
          </table:table-cell>
          <table:table-cell office:value-type="float" office:value="0.598791" calcext:value-type="float">
            <text:p>0.598791</text:p>
          </table:table-cell>
          <table:table-cell office:value-type="float" office:value="0.328841" calcext:value-type="float">
            <text:p>0.3288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02889" calcext:value-type="float">
            <text:p>1.02889</text:p>
          </table:table-cell>
          <table:table-cell office:value-type="float" office:value="0.682087" calcext:value-type="float">
            <text:p>0.68208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.29268" calcext:value-type="float">
            <text:p>1.29268</text:p>
          </table:table-cell>
          <table:table-cell office:value-type="float" office:value="3.37454" calcext:value-type="float">
            <text:p>3.37454</text:p>
          </table:table-cell>
          <table:table-cell office:value-type="float" office:value="0.597961" calcext:value-type="float">
            <text:p>0.597961</text:p>
          </table:table-cell>
          <table:table-cell office:value-type="float" office:value="0.345912" calcext:value-type="float">
            <text:p>0.3459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02277" calcext:value-type="float">
            <text:p>1.02277</text:p>
          </table:table-cell>
          <table:table-cell office:value-type="float" office:value="0.677262" calcext:value-type="float">
            <text:p>0.67726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.28794" calcext:value-type="float">
            <text:p>1.28794</text:p>
          </table:table-cell>
          <table:table-cell office:value-type="float" office:value="3.38183" calcext:value-type="float">
            <text:p>3.38183</text:p>
          </table:table-cell>
          <table:table-cell office:value-type="float" office:value="0.597432" calcext:value-type="float">
            <text:p>0.597432</text:p>
          </table:table-cell>
          <table:table-cell office:value-type="float" office:value="0.34112" calcext:value-type="float">
            <text:p>0.341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03477" calcext:value-type="float">
            <text:p>1.03477</text:p>
          </table:table-cell>
          <table:table-cell office:value-type="float" office:value="0.674351" calcext:value-type="float">
            <text:p>0.67435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.28539" calcext:value-type="float">
            <text:p>1.28539</text:p>
          </table:table-cell>
          <table:table-cell office:value-type="float" office:value="3.30429" calcext:value-type="float">
            <text:p>3.30429</text:p>
          </table:table-cell>
          <table:table-cell office:value-type="float" office:value="0.60423" calcext:value-type="float">
            <text:p>0.60423</text:p>
          </table:table-cell>
          <table:table-cell office:value-type="float" office:value="0.342318" calcext:value-type="float">
            <text:p>0.3423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00977" calcext:value-type="float">
            <text:p>1.00977</text:p>
          </table:table-cell>
          <table:table-cell office:value-type="float" office:value="0.683233" calcext:value-type="float">
            <text:p>0.68323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.25437" calcext:value-type="float">
            <text:p>1.25437</text:p>
          </table:table-cell>
          <table:table-cell office:value-type="float" office:value="3.45667" calcext:value-type="float">
            <text:p>3.45667</text:p>
          </table:table-cell>
          <table:table-cell office:value-type="float" office:value="0.610506" calcext:value-type="float">
            <text:p>0.610506</text:p>
          </table:table-cell>
          <table:table-cell office:value-type="float" office:value="0.348008" calcext:value-type="float">
            <text:p>0.3480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87784" calcext:value-type="float">
            <text:p>0.987784</text:p>
          </table:table-cell>
          <table:table-cell office:value-type="float" office:value="0.686542" calcext:value-type="float">
            <text:p>0.68654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.25025" calcext:value-type="float">
            <text:p>1.25025</text:p>
          </table:table-cell>
          <table:table-cell office:value-type="float" office:value="3.37455" calcext:value-type="float">
            <text:p>3.37455</text:p>
          </table:table-cell>
          <table:table-cell office:value-type="float" office:value="0.610347" calcext:value-type="float">
            <text:p>0.610347</text:p>
          </table:table-cell>
          <table:table-cell office:value-type="float" office:value="0.34681" calcext:value-type="float">
            <text:p>0.3468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8167" calcext:value-type="float">
            <text:p>0.98167</text:p>
          </table:table-cell>
          <table:table-cell office:value-type="float" office:value="0.69228" calcext:value-type="float">
            <text:p>0.6922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.2365" calcext:value-type="float">
            <text:p>1.2365</text:p>
          </table:table-cell>
          <table:table-cell office:value-type="float" office:value="3.48464" calcext:value-type="float">
            <text:p>3.48464</text:p>
          </table:table-cell>
          <table:table-cell office:value-type="float" office:value="0.615937" calcext:value-type="float">
            <text:p>0.615937</text:p>
          </table:table-cell>
          <table:table-cell office:value-type="float" office:value="0.336029" calcext:value-type="float">
            <text:p>0.3360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75165" calcext:value-type="float">
            <text:p>0.975165</text:p>
          </table:table-cell>
          <table:table-cell office:value-type="float" office:value="0.692702" calcext:value-type="float">
            <text:p>0.69270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.20693" calcext:value-type="float">
            <text:p>1.20693</text:p>
          </table:table-cell>
          <table:table-cell office:value-type="float" office:value="3.38664" calcext:value-type="float">
            <text:p>3.38664</text:p>
          </table:table-cell>
          <table:table-cell office:value-type="float" office:value="0.620257" calcext:value-type="float">
            <text:p>0.620257</text:p>
          </table:table-cell>
          <table:table-cell office:value-type="float" office:value="0.348008" calcext:value-type="float">
            <text:p>0.34800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39355" calcext:value-type="float">
            <text:p>0.939355</text:p>
          </table:table-cell>
          <table:table-cell office:value-type="float" office:value="0.702655" calcext:value-type="float">
            <text:p>0.70265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.18347" calcext:value-type="float">
            <text:p>1.18347</text:p>
          </table:table-cell>
          <table:table-cell office:value-type="float" office:value="3.55469" calcext:value-type="float">
            <text:p>3.55469</text:p>
          </table:table-cell>
          <table:table-cell office:value-type="float" office:value="0.629532" calcext:value-type="float">
            <text:p>0.629532</text:p>
          </table:table-cell>
          <table:table-cell office:value-type="float" office:value="0.343516" calcext:value-type="float">
            <text:p>0.34351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39847" calcext:value-type="float">
            <text:p>0.939847</text:p>
          </table:table-cell>
          <table:table-cell office:value-type="float" office:value="0.70193" calcext:value-type="float">
            <text:p>0.7019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.17863" calcext:value-type="float">
            <text:p>1.17863</text:p>
          </table:table-cell>
          <table:table-cell office:value-type="float" office:value="3.5371" calcext:value-type="float">
            <text:p>3.5371</text:p>
          </table:table-cell>
          <table:table-cell office:value-type="float" office:value="0.631193" calcext:value-type="float">
            <text:p>0.631193</text:p>
          </table:table-cell>
          <table:table-cell office:value-type="float" office:value="0.340821" calcext:value-type="float">
            <text:p>0.34082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12584" calcext:value-type="float">
            <text:p>0.912584</text:p>
          </table:table-cell>
          <table:table-cell office:value-type="float" office:value="0.71376" calcext:value-type="float">
            <text:p>0.7137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15066" calcext:value-type="float">
            <text:p>1.15066</text:p>
          </table:table-cell>
          <table:table-cell office:value-type="float" office:value="3.63425" calcext:value-type="float">
            <text:p>3.63425</text:p>
          </table:table-cell>
          <table:table-cell office:value-type="float" office:value="0.641421" calcext:value-type="float">
            <text:p>0.641421</text:p>
          </table:table-cell>
          <table:table-cell office:value-type="float" office:value="0.351602" calcext:value-type="float">
            <text:p>0.35160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2309" calcext:value-type="float">
            <text:p>0.92309</text:p>
          </table:table-cell>
          <table:table-cell office:value-type="float" office:value="0.705549" calcext:value-type="float">
            <text:p>0.70554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.15652" calcext:value-type="float">
            <text:p>1.15652</text:p>
          </table:table-cell>
          <table:table-cell office:value-type="float" office:value="3.58947" calcext:value-type="float">
            <text:p>3.58947</text:p>
          </table:table-cell>
          <table:table-cell office:value-type="float" office:value="0.638444" calcext:value-type="float">
            <text:p>0.638444</text:p>
          </table:table-cell>
          <table:table-cell office:value-type="float" office:value="0.351003" calcext:value-type="float">
            <text:p>0.3510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07809" calcext:value-type="float">
            <text:p>0.907809</text:p>
          </table:table-cell>
          <table:table-cell office:value-type="float" office:value="0.711942" calcext:value-type="float">
            <text:p>0.71194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.13951" calcext:value-type="float">
            <text:p>1.13951</text:p>
          </table:table-cell>
          <table:table-cell office:value-type="float" office:value="3.57528" calcext:value-type="float">
            <text:p>3.57528</text:p>
          </table:table-cell>
          <table:table-cell office:value-type="float" office:value="0.644335" calcext:value-type="float">
            <text:p>0.644335</text:p>
          </table:table-cell>
          <table:table-cell office:value-type="float" office:value="0.359389" calcext:value-type="float">
            <text:p>0.35938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12723" calcext:value-type="float">
            <text:p>0.912723</text:p>
          </table:table-cell>
          <table:table-cell office:value-type="float" office:value="0.711467" calcext:value-type="float">
            <text:p>0.71146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.11347" calcext:value-type="float">
            <text:p>1.11347</text:p>
          </table:table-cell>
          <table:table-cell office:value-type="float" office:value="3.51728" calcext:value-type="float">
            <text:p>3.51728</text:p>
          </table:table-cell>
          <table:table-cell office:value-type="float" office:value="0.655438" calcext:value-type="float">
            <text:p>0.655438</text:p>
          </table:table-cell>
          <table:table-cell office:value-type="float" office:value="0.347709" calcext:value-type="float">
            <text:p>0.34770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8475" calcext:value-type="float">
            <text:p>0.88475</text:p>
          </table:table-cell>
          <table:table-cell office:value-type="float" office:value="0.718335" calcext:value-type="float">
            <text:p>0.71833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.10566" calcext:value-type="float">
            <text:p>1.10566</text:p>
          </table:table-cell>
          <table:table-cell office:value-type="float" office:value="3.51079" calcext:value-type="float">
            <text:p>3.51079</text:p>
          </table:table-cell>
          <table:table-cell office:value-type="float" office:value="0.653515" calcext:value-type="float">
            <text:p>0.653515</text:p>
          </table:table-cell>
          <table:table-cell office:value-type="float" office:value="0.353998" calcext:value-type="float">
            <text:p>0.35399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885625" calcext:value-type="float">
            <text:p>0.885625</text:p>
          </table:table-cell>
          <table:table-cell office:value-type="float" office:value="0.71901" calcext:value-type="float">
            <text:p>0.7190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.09217" calcext:value-type="float">
            <text:p>1.09217</text:p>
          </table:table-cell>
          <table:table-cell office:value-type="float" office:value="3.45792" calcext:value-type="float">
            <text:p>3.45792</text:p>
          </table:table-cell>
          <table:table-cell office:value-type="float" office:value="0.655136" calcext:value-type="float">
            <text:p>0.655136</text:p>
          </table:table-cell>
          <table:table-cell office:value-type="float" office:value="0.3528" calcext:value-type="float">
            <text:p>0.352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6761" calcext:value-type="float">
            <text:p>0.86761</text:p>
          </table:table-cell>
          <table:table-cell office:value-type="float" office:value="0.721834" calcext:value-type="float">
            <text:p>0.72183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.07709" calcext:value-type="float">
            <text:p>1.07709</text:p>
          </table:table-cell>
          <table:table-cell office:value-type="float" office:value="3.58951" calcext:value-type="float">
            <text:p>3.58951</text:p>
          </table:table-cell>
          <table:table-cell office:value-type="float" office:value="0.658459" calcext:value-type="float">
            <text:p>0.658459</text:p>
          </table:table-cell>
          <table:table-cell office:value-type="float" office:value="0.353699" calcext:value-type="float">
            <text:p>0.35369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6885" calcext:value-type="float">
            <text:p>0.86885</text:p>
          </table:table-cell>
          <table:table-cell office:value-type="float" office:value="0.722497" calcext:value-type="float">
            <text:p>0.72249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.08265" calcext:value-type="float">
            <text:p>1.08265</text:p>
          </table:table-cell>
          <table:table-cell office:value-type="float" office:value="3.60595" calcext:value-type="float">
            <text:p>3.60595</text:p>
          </table:table-cell>
          <table:table-cell office:value-type="float" office:value="0.659335" calcext:value-type="float">
            <text:p>0.659335</text:p>
          </table:table-cell>
          <table:table-cell office:value-type="float" office:value="0.35879" calcext:value-type="float">
            <text:p>0.3587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858746" calcext:value-type="float">
            <text:p>0.858746</text:p>
          </table:table-cell>
          <table:table-cell office:value-type="float" office:value="0.723899" calcext:value-type="float">
            <text:p>0.72389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.05111" calcext:value-type="float">
            <text:p>1.05111</text:p>
          </table:table-cell>
          <table:table-cell office:value-type="float" office:value="3.58104" calcext:value-type="float">
            <text:p>3.58104</text:p>
          </table:table-cell>
          <table:table-cell office:value-type="float" office:value="0.666012" calcext:value-type="float">
            <text:p>0.666012</text:p>
          </table:table-cell>
          <table:table-cell office:value-type="float" office:value="0.348008" calcext:value-type="float">
            <text:p>0.34800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839575" calcext:value-type="float">
            <text:p>0.839575</text:p>
          </table:table-cell>
          <table:table-cell office:value-type="float" office:value="0.727865" calcext:value-type="float">
            <text:p>0.72786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.03543" calcext:value-type="float">
            <text:p>1.03543</text:p>
          </table:table-cell>
          <table:table-cell office:value-type="float" office:value="3.76792" calcext:value-type="float">
            <text:p>3.76792</text:p>
          </table:table-cell>
          <table:table-cell office:value-type="float" office:value="0.673489" calcext:value-type="float">
            <text:p>0.673489</text:p>
          </table:table-cell>
          <table:table-cell office:value-type="float" office:value="0.365379" calcext:value-type="float">
            <text:p>0.36537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39972" calcext:value-type="float">
            <text:p>0.839972</text:p>
          </table:table-cell>
          <table:table-cell office:value-type="float" office:value="0.73108" calcext:value-type="float">
            <text:p>0.7310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.0614" calcext:value-type="float">
            <text:p>1.0614</text:p>
          </table:table-cell>
          <table:table-cell office:value-type="float" office:value="3.67466" calcext:value-type="float">
            <text:p>3.67466</text:p>
          </table:table-cell>
          <table:table-cell office:value-type="float" office:value="0.6678" calcext:value-type="float">
            <text:p>0.6678</text:p>
          </table:table-cell>
          <table:table-cell office:value-type="float" office:value="0.360587" calcext:value-type="float">
            <text:p>0.36058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819441" calcext:value-type="float">
            <text:p>0.819441</text:p>
          </table:table-cell>
          <table:table-cell office:value-type="float" office:value="0.736791" calcext:value-type="float">
            <text:p>0.73679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.02288" calcext:value-type="float">
            <text:p>1.02288</text:p>
          </table:table-cell>
          <table:table-cell office:value-type="float" office:value="3.75999" calcext:value-type="float">
            <text:p>3.75999</text:p>
          </table:table-cell>
          <table:table-cell office:value-type="float" office:value="0.672356" calcext:value-type="float">
            <text:p>0.672356</text:p>
          </table:table-cell>
          <table:table-cell office:value-type="float" office:value="0.351902" calcext:value-type="float">
            <text:p>0.35190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827186" calcext:value-type="float">
            <text:p>0.827186</text:p>
          </table:table-cell>
          <table:table-cell office:value-type="float" office:value="0.736309" calcext:value-type="float">
            <text:p>0.73630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.02336" calcext:value-type="float">
            <text:p>1.02336</text:p>
          </table:table-cell>
          <table:table-cell office:value-type="float" office:value="3.54839" calcext:value-type="float">
            <text:p>3.54839</text:p>
          </table:table-cell>
          <table:table-cell office:value-type="float" office:value="0.678323" calcext:value-type="float">
            <text:p>0.678323</text:p>
          </table:table-cell>
          <table:table-cell office:value-type="float" office:value="0.360886" calcext:value-type="float">
            <text:p>0.36088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816103" calcext:value-type="float">
            <text:p>0.816103</text:p>
          </table:table-cell>
          <table:table-cell office:value-type="float" office:value="0.738322" calcext:value-type="float">
            <text:p>0.73832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.01366" calcext:value-type="float">
            <text:p>1.01366</text:p>
          </table:table-cell>
          <table:table-cell office:value-type="float" office:value="3.72142" calcext:value-type="float">
            <text:p>3.72142</text:p>
          </table:table-cell>
          <table:table-cell office:value-type="float" office:value="0.672281" calcext:value-type="float">
            <text:p>0.672281</text:p>
          </table:table-cell>
          <table:table-cell office:value-type="float" office:value="0.348308" calcext:value-type="float">
            <text:p>0.34830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829888" calcext:value-type="float">
            <text:p>0.829888</text:p>
          </table:table-cell>
          <table:table-cell office:value-type="float" office:value="0.735585" calcext:value-type="float">
            <text:p>0.73558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988061" calcext:value-type="float">
            <text:p>0.988061</text:p>
          </table:table-cell>
          <table:table-cell office:value-type="float" office:value="3.82145" calcext:value-type="float">
            <text:p>3.82145</text:p>
          </table:table-cell>
          <table:table-cell office:value-type="float" office:value="0.686848" calcext:value-type="float">
            <text:p>0.686848</text:p>
          </table:table-cell>
          <table:table-cell office:value-type="float" office:value="0.348607" calcext:value-type="float">
            <text:p>0.34860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99991" calcext:value-type="float">
            <text:p>0.799991</text:p>
          </table:table-cell>
          <table:table-cell office:value-type="float" office:value="0.741219" calcext:value-type="float">
            <text:p>0.7412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999252" calcext:value-type="float">
            <text:p>0.999252</text:p>
          </table:table-cell>
          <table:table-cell office:value-type="float" office:value="3.7633" calcext:value-type="float">
            <text:p>3.7633</text:p>
          </table:table-cell>
          <table:table-cell office:value-type="float" office:value="0.684819" calcext:value-type="float">
            <text:p>0.684819</text:p>
          </table:table-cell>
          <table:table-cell office:value-type="float" office:value="0.359389" calcext:value-type="float">
            <text:p>0.35938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811304" calcext:value-type="float">
            <text:p>0.811304</text:p>
          </table:table-cell>
          <table:table-cell office:value-type="float" office:value="0.739566" calcext:value-type="float">
            <text:p>0.73956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996072" calcext:value-type="float">
            <text:p>0.996072</text:p>
          </table:table-cell>
          <table:table-cell office:value-type="float" office:value="3.79083" calcext:value-type="float">
            <text:p>3.79083</text:p>
          </table:table-cell>
          <table:table-cell office:value-type="float" office:value="0.681571" calcext:value-type="float">
            <text:p>0.681571</text:p>
          </table:table-cell>
          <table:table-cell office:value-type="float" office:value="0.35909" calcext:value-type="float">
            <text:p>0.3590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06915" calcext:value-type="float">
            <text:p>0.806915</text:p>
          </table:table-cell>
          <table:table-cell office:value-type="float" office:value="0.741978" calcext:value-type="float">
            <text:p>0.74197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980532" calcext:value-type="float">
            <text:p>0.980532</text:p>
          </table:table-cell>
          <table:table-cell office:value-type="float" office:value="3.77945" calcext:value-type="float">
            <text:p>3.77945</text:p>
          </table:table-cell>
          <table:table-cell office:value-type="float" office:value="0.688284" calcext:value-type="float">
            <text:p>0.688284</text:p>
          </table:table-cell>
          <table:table-cell office:value-type="float" office:value="0.35879" calcext:value-type="float">
            <text:p>0.3587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76561" calcext:value-type="float">
            <text:p>0.776561</text:p>
          </table:table-cell>
          <table:table-cell office:value-type="float" office:value="0.74659" calcext:value-type="float">
            <text:p>0.7465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990349" calcext:value-type="float">
            <text:p>0.990349</text:p>
          </table:table-cell>
          <table:table-cell office:value-type="float" office:value="3.95964" calcext:value-type="float">
            <text:p>3.95964</text:p>
          </table:table-cell>
          <table:table-cell office:value-type="float" office:value="0.682855" calcext:value-type="float">
            <text:p>0.682855</text:p>
          </table:table-cell>
          <table:table-cell office:value-type="float" office:value="0.352201" calcext:value-type="float">
            <text:p>0.3522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88222" calcext:value-type="float">
            <text:p>0.788222</text:p>
          </table:table-cell>
          <table:table-cell office:value-type="float" office:value="0.748613" calcext:value-type="float">
            <text:p>0.74861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988353" calcext:value-type="float">
            <text:p>0.988353</text:p>
          </table:table-cell>
          <table:table-cell office:value-type="float" office:value="3.73282" calcext:value-type="float">
            <text:p>3.73282</text:p>
          </table:table-cell>
          <table:table-cell office:value-type="float" office:value="0.687538" calcext:value-type="float">
            <text:p>0.687538</text:p>
          </table:table-cell>
          <table:table-cell office:value-type="float" office:value="0.362384" calcext:value-type="float">
            <text:p>0.36238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78253" calcext:value-type="float">
            <text:p>0.778253</text:p>
          </table:table-cell>
          <table:table-cell office:value-type="float" office:value="0.750996" calcext:value-type="float">
            <text:p>0.75099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955475" calcext:value-type="float">
            <text:p>0.955475</text:p>
          </table:table-cell>
          <table:table-cell office:value-type="float" office:value="3.80641" calcext:value-type="float">
            <text:p>3.80641</text:p>
          </table:table-cell>
          <table:table-cell office:value-type="float" office:value="0.69811" calcext:value-type="float">
            <text:p>0.69811</text:p>
          </table:table-cell>
          <table:table-cell office:value-type="float" office:value="0.35909" calcext:value-type="float">
            <text:p>0.3590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773742" calcext:value-type="float">
            <text:p>0.773742</text:p>
          </table:table-cell>
          <table:table-cell office:value-type="float" office:value="0.754463" calcext:value-type="float">
            <text:p>0.75446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946857" calcext:value-type="float">
            <text:p>0.946857</text:p>
          </table:table-cell>
          <table:table-cell office:value-type="float" office:value="3.95749" calcext:value-type="float">
            <text:p>3.95749</text:p>
          </table:table-cell>
          <table:table-cell office:value-type="float" office:value="0.694109" calcext:value-type="float">
            <text:p>0.694109</text:p>
          </table:table-cell>
          <table:table-cell office:value-type="float" office:value="0.356394" calcext:value-type="float">
            <text:p>0.35639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75096" calcext:value-type="float">
            <text:p>0.75096</text:p>
          </table:table-cell>
          <table:table-cell office:value-type="float" office:value="0.757901" calcext:value-type="float">
            <text:p>0.75790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941045" calcext:value-type="float">
            <text:p>0.941045</text:p>
          </table:table-cell>
          <table:table-cell office:value-type="float" office:value="3.92504" calcext:value-type="float">
            <text:p>3.92504</text:p>
          </table:table-cell>
          <table:table-cell office:value-type="float" office:value="0.699094" calcext:value-type="float">
            <text:p>0.699094</text:p>
          </table:table-cell>
          <table:table-cell office:value-type="float" office:value="0.369871" calcext:value-type="float">
            <text:p>0.36987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753456" calcext:value-type="float">
            <text:p>0.753456</text:p>
          </table:table-cell>
          <table:table-cell office:value-type="float" office:value="0.759203" calcext:value-type="float">
            <text:p>0.75920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93192" calcext:value-type="float">
            <text:p>0.93192</text:p>
          </table:table-cell>
          <table:table-cell office:value-type="float" office:value="3.82399" calcext:value-type="float">
            <text:p>3.82399</text:p>
          </table:table-cell>
          <table:table-cell office:value-type="float" office:value="0.702795" calcext:value-type="float">
            <text:p>0.702795</text:p>
          </table:table-cell>
          <table:table-cell office:value-type="float" office:value="0.371069" calcext:value-type="float">
            <text:p>0.3710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76215" calcext:value-type="float">
            <text:p>0.76215</text:p>
          </table:table-cell>
          <table:table-cell office:value-type="float" office:value="0.754885" calcext:value-type="float">
            <text:p>0.75488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92792" calcext:value-type="float">
            <text:p>0.92792</text:p>
          </table:table-cell>
          <table:table-cell office:value-type="float" office:value="4.03216" calcext:value-type="float">
            <text:p>4.03216</text:p>
          </table:table-cell>
          <table:table-cell office:value-type="float" office:value="0.70393" calcext:value-type="float">
            <text:p>0.70393</text:p>
          </table:table-cell>
          <table:table-cell office:value-type="float" office:value="0.367475" calcext:value-type="float">
            <text:p>0.3674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4688" calcext:value-type="float">
            <text:p>0.754688</text:p>
          </table:table-cell>
          <table:table-cell office:value-type="float" office:value="0.755703" calcext:value-type="float">
            <text:p>0.75570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921378" calcext:value-type="float">
            <text:p>0.921378</text:p>
          </table:table-cell>
          <table:table-cell office:value-type="float" office:value="3.96522" calcext:value-type="float">
            <text:p>3.96522</text:p>
          </table:table-cell>
          <table:table-cell office:value-type="float" office:value="0.707251" calcext:value-type="float">
            <text:p>0.707251</text:p>
          </table:table-cell>
          <table:table-cell office:value-type="float" office:value="0.36448" calcext:value-type="float">
            <text:p>0.364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751844" calcext:value-type="float">
            <text:p>0.751844</text:p>
          </table:table-cell>
          <table:table-cell office:value-type="float" office:value="0.759288" calcext:value-type="float">
            <text:p>0.75928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91773" calcext:value-type="float">
            <text:p>0.91773</text:p>
          </table:table-cell>
          <table:table-cell office:value-type="float" office:value="3.82407" calcext:value-type="float">
            <text:p>3.82407</text:p>
          </table:table-cell>
          <table:table-cell office:value-type="float" office:value="0.703927" calcext:value-type="float">
            <text:p>0.703927</text:p>
          </table:table-cell>
          <table:table-cell office:value-type="float" office:value="0.360886" calcext:value-type="float">
            <text:p>0.3608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743345" calcext:value-type="float">
            <text:p>0.743345</text:p>
          </table:table-cell>
          <table:table-cell office:value-type="float" office:value="0.762726" calcext:value-type="float">
            <text:p>0.76272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905825" calcext:value-type="float">
            <text:p>0.905825</text:p>
          </table:table-cell>
          <table:table-cell office:value-type="float" office:value="4.18342" calcext:value-type="float">
            <text:p>4.18342</text:p>
          </table:table-cell>
          <table:table-cell office:value-type="float" office:value="0.709826" calcext:value-type="float">
            <text:p>0.709826</text:p>
          </table:table-cell>
          <table:table-cell office:value-type="float" office:value="0.357293" calcext:value-type="float">
            <text:p>0.35729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22321" calcext:value-type="float">
            <text:p>0.722321</text:p>
          </table:table-cell>
          <table:table-cell office:value-type="float" office:value="0.764092" calcext:value-type="float">
            <text:p>0.76409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896362" calcext:value-type="float">
            <text:p>0.896362</text:p>
          </table:table-cell>
          <table:table-cell office:value-type="float" office:value="4.1688" calcext:value-type="float">
            <text:p>4.1688</text:p>
          </table:table-cell>
          <table:table-cell office:value-type="float" office:value="0.710423" calcext:value-type="float">
            <text:p>0.710423</text:p>
          </table:table-cell>
          <table:table-cell office:value-type="float" office:value="0.359689" calcext:value-type="float">
            <text:p>0.35968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45436" calcext:value-type="float">
            <text:p>0.745436</text:p>
          </table:table-cell>
          <table:table-cell office:value-type="float" office:value="0.75953" calcext:value-type="float">
            <text:p>0.75953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886467" calcext:value-type="float">
            <text:p>0.886467</text:p>
          </table:table-cell>
          <table:table-cell office:value-type="float" office:value="4.30123" calcext:value-type="float">
            <text:p>4.30123</text:p>
          </table:table-cell>
          <table:table-cell office:value-type="float" office:value="0.716994" calcext:value-type="float">
            <text:p>0.716994</text:p>
          </table:table-cell>
          <table:table-cell office:value-type="float" office:value="0.364181" calcext:value-type="float">
            <text:p>0.36418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19948" calcext:value-type="float">
            <text:p>0.719948</text:p>
          </table:table-cell>
          <table:table-cell office:value-type="float" office:value="0.76548" calcext:value-type="float">
            <text:p>0.7654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883439" calcext:value-type="float">
            <text:p>0.883439</text:p>
          </table:table-cell>
          <table:table-cell office:value-type="float" office:value="4.08654" calcext:value-type="float">
            <text:p>4.08654</text:p>
          </table:table-cell>
          <table:table-cell office:value-type="float" office:value="0.714739" calcext:value-type="float">
            <text:p>0.714739</text:p>
          </table:table-cell>
          <table:table-cell office:value-type="float" office:value="0.360288" calcext:value-type="float">
            <text:p>0.36028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38544" calcext:value-type="float">
            <text:p>0.738544</text:p>
          </table:table-cell>
          <table:table-cell office:value-type="float" office:value="0.765742" calcext:value-type="float">
            <text:p>0.76574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872669" calcext:value-type="float">
            <text:p>0.872669</text:p>
          </table:table-cell>
          <table:table-cell office:value-type="float" office:value="3.96975" calcext:value-type="float">
            <text:p>3.96975</text:p>
          </table:table-cell>
          <table:table-cell office:value-type="float" office:value="0.718958" calcext:value-type="float">
            <text:p>0.718958</text:p>
          </table:table-cell>
          <table:table-cell office:value-type="float" office:value="0.366876" calcext:value-type="float">
            <text:p>0.36687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10131" calcext:value-type="float">
            <text:p>0.710131</text:p>
          </table:table-cell>
          <table:table-cell office:value-type="float" office:value="0.771653" calcext:value-type="float">
            <text:p>0.77165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894176" calcext:value-type="float">
            <text:p>0.894176</text:p>
          </table:table-cell>
          <table:table-cell office:value-type="float" office:value="4.1506" calcext:value-type="float">
            <text:p>4.1506</text:p>
          </table:table-cell>
          <table:table-cell office:value-type="float" office:value="0.711556" calcext:value-type="float">
            <text:p>0.711556</text:p>
          </table:table-cell>
          <table:table-cell office:value-type="float" office:value="0.362683" calcext:value-type="float">
            <text:p>0.36268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715203" calcext:value-type="float">
            <text:p>0.715203</text:p>
          </table:table-cell>
          <table:table-cell office:value-type="float" office:value="0.76717" calcext:value-type="float">
            <text:p>0.7671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870531" calcext:value-type="float">
            <text:p>0.870531</text:p>
          </table:table-cell>
          <table:table-cell office:value-type="float" office:value="4.16088" calcext:value-type="float">
            <text:p>4.16088</text:p>
          </table:table-cell>
          <table:table-cell office:value-type="float" office:value="0.717825" calcext:value-type="float">
            <text:p>0.717825</text:p>
          </table:table-cell>
          <table:table-cell office:value-type="float" office:value="0.371069" calcext:value-type="float">
            <text:p>0.3710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708815" calcext:value-type="float">
            <text:p>0.708815</text:p>
          </table:table-cell>
          <table:table-cell office:value-type="float" office:value="0.770507" calcext:value-type="float">
            <text:p>0.770507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873458" calcext:value-type="float">
            <text:p>0.873458</text:p>
          </table:table-cell>
          <table:table-cell office:value-type="float" office:value="4.09261" calcext:value-type="float">
            <text:p>4.09261</text:p>
          </table:table-cell>
          <table:table-cell office:value-type="float" office:value="0.7161" calcext:value-type="float">
            <text:p>0.7161</text:p>
          </table:table-cell>
          <table:table-cell office:value-type="float" office:value="0.367176" calcext:value-type="float">
            <text:p>0.36717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05101" calcext:value-type="float">
            <text:p>0.705101</text:p>
          </table:table-cell>
          <table:table-cell office:value-type="float" office:value="0.771153" calcext:value-type="float">
            <text:p>0.77115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874262" calcext:value-type="float">
            <text:p>0.874262</text:p>
          </table:table-cell>
          <table:table-cell office:value-type="float" office:value="4.18612" calcext:value-type="float">
            <text:p>4.18612</text:p>
          </table:table-cell>
          <table:table-cell office:value-type="float" office:value="0.71926" calcext:value-type="float">
            <text:p>0.71926</text:p>
          </table:table-cell>
          <table:table-cell office:value-type="float" office:value="0.348907" calcext:value-type="float">
            <text:p>0.34890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705696" calcext:value-type="float">
            <text:p>0.705696</text:p>
          </table:table-cell>
          <table:table-cell office:value-type="float" office:value="0.767793" calcext:value-type="float">
            <text:p>0.76779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865225" calcext:value-type="float">
            <text:p>0.865225</text:p>
          </table:table-cell>
          <table:table-cell office:value-type="float" office:value="4.29742" calcext:value-type="float">
            <text:p>4.29742</text:p>
          </table:table-cell>
          <table:table-cell office:value-type="float" office:value="0.7179" calcext:value-type="float">
            <text:p>0.7179</text:p>
          </table:table-cell>
          <table:table-cell office:value-type="float" office:value="0.360886" calcext:value-type="float">
            <text:p>0.36088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98763" calcext:value-type="float">
            <text:p>0.698763</text:p>
          </table:table-cell>
          <table:table-cell office:value-type="float" office:value="0.777021" calcext:value-type="float">
            <text:p>0.77702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852559" calcext:value-type="float">
            <text:p>0.852559</text:p>
          </table:table-cell>
          <table:table-cell office:value-type="float" office:value="4.16446" calcext:value-type="float">
            <text:p>4.16446</text:p>
          </table:table-cell>
          <table:table-cell office:value-type="float" office:value="0.723507" calcext:value-type="float">
            <text:p>0.723507</text:p>
          </table:table-cell>
          <table:table-cell office:value-type="float" office:value="0.362384" calcext:value-type="float">
            <text:p>0.36238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99033" calcext:value-type="float">
            <text:p>0.699033</text:p>
          </table:table-cell>
          <table:table-cell office:value-type="float" office:value="0.77417" calcext:value-type="float">
            <text:p>0.7741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864791" calcext:value-type="float">
            <text:p>0.864791</text:p>
          </table:table-cell>
          <table:table-cell office:value-type="float" office:value="3.99455" calcext:value-type="float">
            <text:p>3.99455</text:p>
          </table:table-cell>
          <table:table-cell office:value-type="float" office:value="0.72213" calcext:value-type="float">
            <text:p>0.72213</text:p>
          </table:table-cell>
          <table:table-cell office:value-type="float" office:value="0.366277" calcext:value-type="float">
            <text:p>0.36627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680961" calcext:value-type="float">
            <text:p>0.680961</text:p>
          </table:table-cell>
          <table:table-cell office:value-type="float" office:value="0.776357" calcext:value-type="float">
            <text:p>0.77635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844714" calcext:value-type="float">
            <text:p>0.844714</text:p>
          </table:table-cell>
          <table:table-cell office:value-type="float" office:value="4.18856" calcext:value-type="float">
            <text:p>4.18856</text:p>
          </table:table-cell>
          <table:table-cell office:value-type="float" office:value="0.727644" calcext:value-type="float">
            <text:p>0.727644</text:p>
          </table:table-cell>
          <table:table-cell office:value-type="float" office:value="0.35879" calcext:value-type="float">
            <text:p>0.358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75966" calcext:value-type="float">
            <text:p>0.675966</text:p>
          </table:table-cell>
          <table:table-cell office:value-type="float" office:value="0.777731" calcext:value-type="float">
            <text:p>0.7777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832771" calcext:value-type="float">
            <text:p>0.832771</text:p>
          </table:table-cell>
          <table:table-cell office:value-type="float" office:value="4.22187" calcext:value-type="float">
            <text:p>4.22187</text:p>
          </table:table-cell>
          <table:table-cell office:value-type="float" office:value="0.730839" calcext:value-type="float">
            <text:p>0.730839</text:p>
          </table:table-cell>
          <table:table-cell office:value-type="float" office:value="0.351303" calcext:value-type="float">
            <text:p>0.35130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69825" calcext:value-type="float">
            <text:p>0.69825</text:p>
          </table:table-cell>
          <table:table-cell office:value-type="float" office:value="0.775332" calcext:value-type="float">
            <text:p>0.77533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837264" calcext:value-type="float">
            <text:p>0.837264</text:p>
          </table:table-cell>
          <table:table-cell office:value-type="float" office:value="4.41727" calcext:value-type="float">
            <text:p>4.41727</text:p>
          </table:table-cell>
          <table:table-cell office:value-type="float" office:value="0.732477" calcext:value-type="float">
            <text:p>0.732477</text:p>
          </table:table-cell>
          <table:table-cell office:value-type="float" office:value="0.362983" calcext:value-type="float">
            <text:p>0.36298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678021" calcext:value-type="float">
            <text:p>0.678021</text:p>
          </table:table-cell>
          <table:table-cell office:value-type="float" office:value="0.775211" calcext:value-type="float">
            <text:p>0.77521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817799" calcext:value-type="float">
            <text:p>0.817799</text:p>
          </table:table-cell>
          <table:table-cell office:value-type="float" office:value="4.18298" calcext:value-type="float">
            <text:p>4.18298</text:p>
          </table:table-cell>
          <table:table-cell office:value-type="float" office:value="0.73716" calcext:value-type="float">
            <text:p>0.73716</text:p>
          </table:table-cell>
          <table:table-cell office:value-type="float" office:value="0.375562" calcext:value-type="float">
            <text:p>0.37556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678914" calcext:value-type="float">
            <text:p>0.678914</text:p>
          </table:table-cell>
          <table:table-cell office:value-type="float" office:value="0.778395" calcext:value-type="float">
            <text:p>0.77839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857402" calcext:value-type="float">
            <text:p>0.857402</text:p>
          </table:table-cell>
          <table:table-cell office:value-type="float" office:value="4.19087" calcext:value-type="float">
            <text:p>4.19087</text:p>
          </table:table-cell>
          <table:table-cell office:value-type="float" office:value="0.723338" calcext:value-type="float">
            <text:p>0.723338</text:p>
          </table:table-cell>
          <table:table-cell office:value-type="float" office:value="0.354597" calcext:value-type="float">
            <text:p>0.35459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66514" calcext:value-type="float">
            <text:p>0.666514</text:p>
          </table:table-cell>
          <table:table-cell office:value-type="float" office:value="0.785103" calcext:value-type="float">
            <text:p>0.78510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826864" calcext:value-type="float">
            <text:p>0.826864</text:p>
          </table:table-cell>
          <table:table-cell office:value-type="float" office:value="4.27725" calcext:value-type="float">
            <text:p>4.27725</text:p>
          </table:table-cell>
          <table:table-cell office:value-type="float" office:value="0.732804" calcext:value-type="float">
            <text:p>0.732804</text:p>
          </table:table-cell>
          <table:table-cell office:value-type="float" office:value="0.367775" calcext:value-type="float">
            <text:p>0.36777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73959" calcext:value-type="float">
            <text:p>0.673959</text:p>
          </table:table-cell>
          <table:table-cell office:value-type="float" office:value="0.780447" calcext:value-type="float">
            <text:p>0.78044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81711" calcext:value-type="float">
            <text:p>0.81711</text:p>
          </table:table-cell>
          <table:table-cell office:value-type="float" office:value="4.53643" calcext:value-type="float">
            <text:p>4.53643</text:p>
          </table:table-cell>
          <table:table-cell office:value-type="float" office:value="0.737991" calcext:value-type="float">
            <text:p>0.737991</text:p>
          </table:table-cell>
          <table:table-cell office:value-type="float" office:value="0.361785" calcext:value-type="float">
            <text:p>0.36178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53451" calcext:value-type="float">
            <text:p>0.653451</text:p>
          </table:table-cell>
          <table:table-cell office:value-type="float" office:value="0.787515" calcext:value-type="float">
            <text:p>0.78751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80642" calcext:value-type="float">
            <text:p>0.80642</text:p>
          </table:table-cell>
          <table:table-cell office:value-type="float" office:value="4.29259" calcext:value-type="float">
            <text:p>4.29259</text:p>
          </table:table-cell>
          <table:table-cell office:value-type="float" office:value="0.740106" calcext:value-type="float">
            <text:p>0.740106</text:p>
          </table:table-cell>
          <table:table-cell office:value-type="float" office:value="0.359689" calcext:value-type="float">
            <text:p>0.35968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659199" calcext:value-type="float">
            <text:p>0.659199</text:p>
          </table:table-cell>
          <table:table-cell office:value-type="float" office:value="0.788058" calcext:value-type="float">
            <text:p>0.788058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802158" calcext:value-type="float">
            <text:p>0.802158</text:p>
          </table:table-cell>
          <table:table-cell office:value-type="float" office:value="4.5567" calcext:value-type="float">
            <text:p>4.5567</text:p>
          </table:table-cell>
          <table:table-cell office:value-type="float" office:value="0.74384" calcext:value-type="float">
            <text:p>0.74384</text:p>
          </table:table-cell>
          <table:table-cell office:value-type="float" office:value="0.35909" calcext:value-type="float">
            <text:p>0.3590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659101" calcext:value-type="float">
            <text:p>0.659101</text:p>
          </table:table-cell>
          <table:table-cell office:value-type="float" office:value="0.787568" calcext:value-type="float">
            <text:p>0.78756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808627" calcext:value-type="float">
            <text:p>0.808627</text:p>
          </table:table-cell>
          <table:table-cell office:value-type="float" office:value="4.35702" calcext:value-type="float">
            <text:p>4.35702</text:p>
          </table:table-cell>
          <table:table-cell office:value-type="float" office:value="0.740483" calcext:value-type="float">
            <text:p>0.740483</text:p>
          </table:table-cell>
          <table:table-cell office:value-type="float" office:value="0.366277" calcext:value-type="float">
            <text:p>0.36627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661623" calcext:value-type="float">
            <text:p>0.661623</text:p>
          </table:table-cell>
          <table:table-cell office:value-type="float" office:value="0.788239" calcext:value-type="float">
            <text:p>0.788239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789175" calcext:value-type="float">
            <text:p>0.789175</text:p>
          </table:table-cell>
          <table:table-cell office:value-type="float" office:value="4.4326" calcext:value-type="float">
            <text:p>4.4326</text:p>
          </table:table-cell>
          <table:table-cell office:value-type="float" office:value="0.744713" calcext:value-type="float">
            <text:p>0.744713</text:p>
          </table:table-cell>
          <table:table-cell office:value-type="float" office:value="0.368673" calcext:value-type="float">
            <text:p>0.36867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655932" calcext:value-type="float">
            <text:p>0.655932</text:p>
          </table:table-cell>
          <table:table-cell office:value-type="float" office:value="0.785878" calcext:value-type="float">
            <text:p>0.78587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797575" calcext:value-type="float">
            <text:p>0.797575</text:p>
          </table:table-cell>
          <table:table-cell office:value-type="float" office:value="4.24611" calcext:value-type="float">
            <text:p>4.24611</text:p>
          </table:table-cell>
          <table:table-cell office:value-type="float" office:value="0.743537" calcext:value-type="float">
            <text:p>0.743537</text:p>
          </table:table-cell>
          <table:table-cell office:value-type="float" office:value="0.361485" calcext:value-type="float">
            <text:p>0.36148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652371" calcext:value-type="float">
            <text:p>0.652371</text:p>
          </table:table-cell>
          <table:table-cell office:value-type="float" office:value="0.786007" calcext:value-type="float">
            <text:p>0.786007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79283" calcext:value-type="float">
            <text:p>0.79283</text:p>
          </table:table-cell>
          <table:table-cell office:value-type="float" office:value="4.67373" calcext:value-type="float">
            <text:p>4.67373</text:p>
          </table:table-cell>
          <table:table-cell office:value-type="float" office:value="0.743127" calcext:value-type="float">
            <text:p>0.743127</text:p>
          </table:table-cell>
          <table:table-cell office:value-type="float" office:value="0.374663" calcext:value-type="float">
            <text:p>0.37466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656825" calcext:value-type="float">
            <text:p>0.656825</text:p>
          </table:table-cell>
          <table:table-cell office:value-type="float" office:value="0.788661" calcext:value-type="float">
            <text:p>0.78866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816367" calcext:value-type="float">
            <text:p>0.816367</text:p>
          </table:table-cell>
          <table:table-cell office:value-type="float" office:value="4.26663" calcext:value-type="float">
            <text:p>4.26663</text:p>
          </table:table-cell>
          <table:table-cell office:value-type="float" office:value="0.732175" calcext:value-type="float">
            <text:p>0.732175</text:p>
          </table:table-cell>
          <table:table-cell office:value-type="float" office:value="0.366277" calcext:value-type="float">
            <text:p>0.36627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643706" calcext:value-type="float">
            <text:p>0.643706</text:p>
          </table:table-cell>
          <table:table-cell office:value-type="float" office:value="0.79137" calcext:value-type="float">
            <text:p>0.7913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776966" calcext:value-type="float">
            <text:p>0.776966</text:p>
          </table:table-cell>
          <table:table-cell office:value-type="float" office:value="4.43908" calcext:value-type="float">
            <text:p>4.43908</text:p>
          </table:table-cell>
          <table:table-cell office:value-type="float" office:value="0.748112" calcext:value-type="float">
            <text:p>0.748112</text:p>
          </table:table-cell>
          <table:table-cell office:value-type="float" office:value="0.3531" calcext:value-type="float">
            <text:p>0.353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653205" calcext:value-type="float">
            <text:p>0.653205</text:p>
          </table:table-cell>
          <table:table-cell office:value-type="float" office:value="0.789566" calcext:value-type="float">
            <text:p>0.78956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769209" calcext:value-type="float">
            <text:p>0.769209</text:p>
          </table:table-cell>
          <table:table-cell office:value-type="float" office:value="4.30301" calcext:value-type="float">
            <text:p>4.30301</text:p>
          </table:table-cell>
          <table:table-cell office:value-type="float" office:value="0.751172" calcext:value-type="float">
            <text:p>0.751172</text:p>
          </table:table-cell>
          <table:table-cell office:value-type="float" office:value="0.369871" calcext:value-type="float">
            <text:p>0.36987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2093" calcext:value-type="float">
            <text:p>0.632093</text:p>
          </table:table-cell>
          <table:table-cell office:value-type="float" office:value="0.794629" calcext:value-type="float">
            <text:p>0.79462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793741" calcext:value-type="float">
            <text:p>0.793741</text:p>
          </table:table-cell>
          <table:table-cell office:value-type="float" office:value="4.39601" calcext:value-type="float">
            <text:p>4.39601</text:p>
          </table:table-cell>
          <table:table-cell office:value-type="float" office:value="0.744184" calcext:value-type="float">
            <text:p>0.744184</text:p>
          </table:table-cell>
          <table:table-cell office:value-type="float" office:value="0.372567" calcext:value-type="float">
            <text:p>0.37256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642783" calcext:value-type="float">
            <text:p>0.642783</text:p>
          </table:table-cell>
          <table:table-cell office:value-type="float" office:value="0.792702" calcext:value-type="float">
            <text:p>0.792702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769621" calcext:value-type="float">
            <text:p>0.769621</text:p>
          </table:table-cell>
          <table:table-cell office:value-type="float" office:value="4.54058" calcext:value-type="float">
            <text:p>4.54058</text:p>
          </table:table-cell>
          <table:table-cell office:value-type="float" office:value="0.754532" calcext:value-type="float">
            <text:p>0.754532</text:p>
          </table:table-cell>
          <table:table-cell office:value-type="float" office:value="0.380653" calcext:value-type="float">
            <text:p>0.38065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647445" calcext:value-type="float">
            <text:p>0.647445</text:p>
          </table:table-cell>
          <table:table-cell office:value-type="float" office:value="0.790893" calcext:value-type="float">
            <text:p>0.79089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761619" calcext:value-type="float">
            <text:p>0.761619</text:p>
          </table:table-cell>
          <table:table-cell office:value-type="float" office:value="4.51006" calcext:value-type="float">
            <text:p>4.51006</text:p>
          </table:table-cell>
          <table:table-cell office:value-type="float" office:value="0.751852" calcext:value-type="float">
            <text:p>0.751852</text:p>
          </table:table-cell>
          <table:table-cell office:value-type="float" office:value="0.381252" calcext:value-type="float">
            <text:p>0.38125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635289" calcext:value-type="float">
            <text:p>0.635289</text:p>
          </table:table-cell>
          <table:table-cell office:value-type="float" office:value="0.793663" calcext:value-type="float">
            <text:p>0.793663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78093" calcext:value-type="float">
            <text:p>0.78093</text:p>
          </table:table-cell>
          <table:table-cell office:value-type="float" office:value="4.37998" calcext:value-type="float">
            <text:p>4.37998</text:p>
          </table:table-cell>
          <table:table-cell office:value-type="float" office:value="0.744184" calcext:value-type="float">
            <text:p>0.744184</text:p>
          </table:table-cell>
          <table:table-cell office:value-type="float" office:value="0.37646" calcext:value-type="float">
            <text:p>0.3764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62486" calcext:value-type="float">
            <text:p>0.62486</text:p>
          </table:table-cell>
          <table:table-cell office:value-type="float" office:value="0.798492" calcext:value-type="float">
            <text:p>0.798492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769979" calcext:value-type="float">
            <text:p>0.769979</text:p>
          </table:table-cell>
          <table:table-cell office:value-type="float" office:value="4.2653" calcext:value-type="float">
            <text:p>4.2653</text:p>
          </table:table-cell>
          <table:table-cell office:value-type="float" office:value="0.755438" calcext:value-type="float">
            <text:p>0.755438</text:p>
          </table:table-cell>
          <table:table-cell office:value-type="float" office:value="0.378856" calcext:value-type="float">
            <text:p>0.37885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632264" calcext:value-type="float">
            <text:p>0.632264</text:p>
          </table:table-cell>
          <table:table-cell office:value-type="float" office:value="0.79318" calcext:value-type="float">
            <text:p>0.7931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764678" calcext:value-type="float">
            <text:p>0.764678</text:p>
          </table:table-cell>
          <table:table-cell office:value-type="float" office:value="4.51354" calcext:value-type="float">
            <text:p>4.51354</text:p>
          </table:table-cell>
          <table:table-cell office:value-type="float" office:value="0.750642" calcext:value-type="float">
            <text:p>0.750642</text:p>
          </table:table-cell>
          <table:table-cell office:value-type="float" office:value="0.384247" calcext:value-type="float">
            <text:p>0.38424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619266" calcext:value-type="float">
            <text:p>0.619266</text:p>
          </table:table-cell>
          <table:table-cell office:value-type="float" office:value="0.800905" calcext:value-type="float">
            <text:p>0.80090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734422" calcext:value-type="float">
            <text:p>0.734422</text:p>
          </table:table-cell>
          <table:table-cell office:value-type="float" office:value="4.5643" calcext:value-type="float">
            <text:p>4.5643</text:p>
          </table:table-cell>
          <table:table-cell office:value-type="float" office:value="0.759139" calcext:value-type="float">
            <text:p>0.759139</text:p>
          </table:table-cell>
          <table:table-cell office:value-type="float" office:value="0.360886" calcext:value-type="float">
            <text:p>0.36088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625834" calcext:value-type="float">
            <text:p>0.625834</text:p>
          </table:table-cell>
          <table:table-cell office:value-type="float" office:value="0.797708" calcext:value-type="float">
            <text:p>0.797708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740772" calcext:value-type="float">
            <text:p>0.740772</text:p>
          </table:table-cell>
          <table:table-cell office:value-type="float" office:value="4.49653" calcext:value-type="float">
            <text:p>4.49653</text:p>
          </table:table-cell>
          <table:table-cell office:value-type="float" office:value="0.761707" calcext:value-type="float">
            <text:p>0.761707</text:p>
          </table:table-cell>
          <table:table-cell office:value-type="float" office:value="0.367775" calcext:value-type="float">
            <text:p>0.36777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613713" calcext:value-type="float">
            <text:p>0.613713</text:p>
          </table:table-cell>
          <table:table-cell office:value-type="float" office:value="0.799819" calcext:value-type="float">
            <text:p>0.799819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735536" calcext:value-type="float">
            <text:p>0.735536</text:p>
          </table:table-cell>
          <table:table-cell office:value-type="float" office:value="4.77657" calcext:value-type="float">
            <text:p>4.77657</text:p>
          </table:table-cell>
          <table:table-cell office:value-type="float" office:value="0.760196" calcext:value-type="float">
            <text:p>0.760196</text:p>
          </table:table-cell>
          <table:table-cell office:value-type="float" office:value="0.37077" calcext:value-type="float">
            <text:p>0.3707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626872" calcext:value-type="float">
            <text:p>0.626872</text:p>
          </table:table-cell>
          <table:table-cell office:value-type="float" office:value="0.794391" calcext:value-type="float">
            <text:p>0.79439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746509" calcext:value-type="float">
            <text:p>0.746509</text:p>
          </table:table-cell>
          <table:table-cell office:value-type="float" office:value="4.76507" calcext:value-type="float">
            <text:p>4.76507</text:p>
          </table:table-cell>
          <table:table-cell office:value-type="float" office:value="0.759108" calcext:value-type="float">
            <text:p>0.759108</text:p>
          </table:table-cell>
          <table:table-cell office:value-type="float" office:value="0.369272" calcext:value-type="float">
            <text:p>0.36927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614314" calcext:value-type="float">
            <text:p>0.614314</text:p>
          </table:table-cell>
          <table:table-cell office:value-type="float" office:value="0.797827" calcext:value-type="float">
            <text:p>0.7978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735893" calcext:value-type="float">
            <text:p>0.735893</text:p>
          </table:table-cell>
          <table:table-cell office:value-type="float" office:value="4.33697" calcext:value-type="float">
            <text:p>4.33697</text:p>
          </table:table-cell>
          <table:table-cell office:value-type="float" office:value="0.760423" calcext:value-type="float">
            <text:p>0.760423</text:p>
          </table:table-cell>
          <table:table-cell office:value-type="float" office:value="0.380353" calcext:value-type="float">
            <text:p>0.38035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610796" calcext:value-type="float">
            <text:p>0.610796</text:p>
          </table:table-cell>
          <table:table-cell office:value-type="float" office:value="0.79994" calcext:value-type="float">
            <text:p>0.79994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713003" calcext:value-type="float">
            <text:p>0.713003</text:p>
          </table:table-cell>
          <table:table-cell office:value-type="float" office:value="4.71901" calcext:value-type="float">
            <text:p>4.71901</text:p>
          </table:table-cell>
          <table:table-cell office:value-type="float" office:value="0.77077" calcext:value-type="float">
            <text:p>0.77077</text:p>
          </table:table-cell>
          <table:table-cell office:value-type="float" office:value="0.375861" calcext:value-type="float">
            <text:p>0.37586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614881" calcext:value-type="float">
            <text:p>0.614881</text:p>
          </table:table-cell>
          <table:table-cell office:value-type="float" office:value="0.804041" calcext:value-type="float">
            <text:p>0.804041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738105" calcext:value-type="float">
            <text:p>0.738105</text:p>
          </table:table-cell>
          <table:table-cell office:value-type="float" office:value="4.53595" calcext:value-type="float">
            <text:p>4.53595</text:p>
          </table:table-cell>
          <table:table-cell office:value-type="float" office:value="0.762736" calcext:value-type="float">
            <text:p>0.762736</text:p>
          </table:table-cell>
          <table:table-cell office:value-type="float" office:value="0.369272" calcext:value-type="float">
            <text:p>0.3692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608189" calcext:value-type="float">
            <text:p>0.608189</text:p>
          </table:table-cell>
          <table:table-cell office:value-type="float" office:value="0.800845" calcext:value-type="float">
            <text:p>0.80084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737887" calcext:value-type="float">
            <text:p>0.737887</text:p>
          </table:table-cell>
          <table:table-cell office:value-type="float" office:value="4.50271" calcext:value-type="float">
            <text:p>4.50271</text:p>
          </table:table-cell>
          <table:table-cell office:value-type="float" office:value="0.75929" calcext:value-type="float">
            <text:p>0.75929</text:p>
          </table:table-cell>
          <table:table-cell office:value-type="float" office:value="0.378856" calcext:value-type="float">
            <text:p>0.37885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600299" calcext:value-type="float">
            <text:p>0.600299</text:p>
          </table:table-cell>
          <table:table-cell office:value-type="float" office:value="0.799276" calcext:value-type="float">
            <text:p>0.799276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723389" calcext:value-type="float">
            <text:p>0.723389</text:p>
          </table:table-cell>
          <table:table-cell office:value-type="float" office:value="4.37659" calcext:value-type="float">
            <text:p>4.37659</text:p>
          </table:table-cell>
          <table:table-cell office:value-type="float" office:value="0.764728" calcext:value-type="float">
            <text:p>0.764728</text:p>
          </table:table-cell>
          <table:table-cell office:value-type="float" office:value="0.39383" calcext:value-type="float">
            <text:p>0.3938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60403" calcext:value-type="float">
            <text:p>0.60403</text:p>
          </table:table-cell>
          <table:table-cell office:value-type="float" office:value="0.8035" calcext:value-type="float">
            <text:p>0.803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705159" calcext:value-type="float">
            <text:p>0.705159</text:p>
          </table:table-cell>
          <table:table-cell office:value-type="float" office:value="4.5601" calcext:value-type="float">
            <text:p>4.5601</text:p>
          </table:table-cell>
          <table:table-cell office:value-type="float" office:value="0.770144" calcext:value-type="float">
            <text:p>0.770144</text:p>
          </table:table-cell>
          <table:table-cell office:value-type="float" office:value="0.374963" calcext:value-type="float">
            <text:p>0.37496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607504" calcext:value-type="float">
            <text:p>0.607504</text:p>
          </table:table-cell>
          <table:table-cell office:value-type="float" office:value="0.802292" calcext:value-type="float">
            <text:p>0.80229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704117" calcext:value-type="float">
            <text:p>0.704117</text:p>
          </table:table-cell>
          <table:table-cell office:value-type="float" office:value="4.69987" calcext:value-type="float">
            <text:p>4.69987</text:p>
          </table:table-cell>
          <table:table-cell office:value-type="float" office:value="0.770015" calcext:value-type="float">
            <text:p>0.770015</text:p>
          </table:table-cell>
          <table:table-cell office:value-type="float" office:value="0.369572" calcext:value-type="float">
            <text:p>0.36957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601833" calcext:value-type="float">
            <text:p>0.601833</text:p>
          </table:table-cell>
          <table:table-cell office:value-type="float" office:value="0.806152" calcext:value-type="float">
            <text:p>0.806152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713691" calcext:value-type="float">
            <text:p>0.713691</text:p>
          </table:table-cell>
          <table:table-cell office:value-type="float" office:value="4.59329" calcext:value-type="float">
            <text:p>4.59329</text:p>
          </table:table-cell>
          <table:table-cell office:value-type="float" office:value="0.763973" calcext:value-type="float">
            <text:p>0.763973</text:p>
          </table:table-cell>
          <table:table-cell office:value-type="float" office:value="0.368374" calcext:value-type="float">
            <text:p>0.36837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598366" calcext:value-type="float">
            <text:p>0.598366</text:p>
          </table:table-cell>
          <table:table-cell office:value-type="float" office:value="0.80688" calcext:value-type="float">
            <text:p>0.8068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703336" calcext:value-type="float">
            <text:p>0.703336</text:p>
          </table:table-cell>
          <table:table-cell office:value-type="float" office:value="4.88073" calcext:value-type="float">
            <text:p>4.88073</text:p>
          </table:table-cell>
          <table:table-cell office:value-type="float" office:value="0.771073" calcext:value-type="float">
            <text:p>0.771073</text:p>
          </table:table-cell>
          <table:table-cell office:value-type="float" office:value="0.366277" calcext:value-type="float">
            <text:p>0.36627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60633" calcext:value-type="float">
            <text:p>0.60633</text:p>
          </table:table-cell>
          <table:table-cell office:value-type="float" office:value="0.80187" calcext:value-type="float">
            <text:p>0.80187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715471" calcext:value-type="float">
            <text:p>0.715471</text:p>
          </table:table-cell>
          <table:table-cell office:value-type="float" office:value="4.76858" calcext:value-type="float">
            <text:p>4.76858</text:p>
          </table:table-cell>
          <table:table-cell office:value-type="float" office:value="0.768556" calcext:value-type="float">
            <text:p>0.768556</text:p>
          </table:table-cell>
          <table:table-cell office:value-type="float" office:value="0.371968" calcext:value-type="float">
            <text:p>0.37196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598212" calcext:value-type="float">
            <text:p>0.598212</text:p>
          </table:table-cell>
          <table:table-cell office:value-type="float" office:value="0.805794" calcext:value-type="float">
            <text:p>0.80579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695667" calcext:value-type="float">
            <text:p>0.695667</text:p>
          </table:table-cell>
          <table:table-cell office:value-type="float" office:value="4.74316" calcext:value-type="float">
            <text:p>4.74316</text:p>
          </table:table-cell>
          <table:table-cell office:value-type="float" office:value="0.77568" calcext:value-type="float">
            <text:p>0.77568</text:p>
          </table:table-cell>
          <table:table-cell office:value-type="float" office:value="0.366277" calcext:value-type="float">
            <text:p>0.36627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0165" calcext:value-type="float">
            <text:p>0.60165</text:p>
          </table:table-cell>
          <table:table-cell office:value-type="float" office:value="0.804162" calcext:value-type="float">
            <text:p>0.804162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688001" calcext:value-type="float">
            <text:p>0.688001</text:p>
          </table:table-cell>
          <table:table-cell office:value-type="float" office:value="4.81199" calcext:value-type="float">
            <text:p>4.81199</text:p>
          </table:table-cell>
          <table:table-cell office:value-type="float" office:value="0.778097" calcext:value-type="float">
            <text:p>0.778097</text:p>
          </table:table-cell>
          <table:table-cell office:value-type="float" office:value="0.372866" calcext:value-type="float">
            <text:p>0.37286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600177" calcext:value-type="float">
            <text:p>0.600177</text:p>
          </table:table-cell>
          <table:table-cell office:value-type="float" office:value="0.808203" calcext:value-type="float">
            <text:p>0.808203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681027" calcext:value-type="float">
            <text:p>0.681027</text:p>
          </table:table-cell>
          <table:table-cell office:value-type="float" office:value="4.77859" calcext:value-type="float">
            <text:p>4.77859</text:p>
          </table:table-cell>
          <table:table-cell office:value-type="float" office:value="0.779365" calcext:value-type="float">
            <text:p>0.779365</text:p>
          </table:table-cell>
          <table:table-cell office:value-type="float" office:value="0.390237" calcext:value-type="float">
            <text:p>0.3902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582958" calcext:value-type="float">
            <text:p>0.582958</text:p>
          </table:table-cell>
          <table:table-cell office:value-type="float" office:value="0.811165" calcext:value-type="float">
            <text:p>0.811165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699997" calcext:value-type="float">
            <text:p>0.699997</text:p>
          </table:table-cell>
          <table:table-cell office:value-type="float" office:value="4.71457" calcext:value-type="float">
            <text:p>4.71457</text:p>
          </table:table-cell>
          <table:table-cell office:value-type="float" office:value="0.771073" calcext:value-type="float">
            <text:p>0.771073</text:p>
          </table:table-cell>
          <table:table-cell office:value-type="float" office:value="0.369871" calcext:value-type="float">
            <text:p>0.36987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573492" calcext:value-type="float">
            <text:p>0.573492</text:p>
          </table:table-cell>
          <table:table-cell office:value-type="float" office:value="0.813088" calcext:value-type="float">
            <text:p>0.813088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698304" calcext:value-type="float">
            <text:p>0.698304</text:p>
          </table:table-cell>
          <table:table-cell office:value-type="float" office:value="4.76662" calcext:value-type="float">
            <text:p>4.76662</text:p>
          </table:table-cell>
          <table:table-cell office:value-type="float" office:value="0.770393" calcext:value-type="float">
            <text:p>0.770393</text:p>
          </table:table-cell>
          <table:table-cell office:value-type="float" office:value="0.369871" calcext:value-type="float">
            <text:p>0.36987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587119" calcext:value-type="float">
            <text:p>0.587119</text:p>
          </table:table-cell>
          <table:table-cell office:value-type="float" office:value="0.808328" calcext:value-type="float">
            <text:p>0.80832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688032" calcext:value-type="float">
            <text:p>0.688032</text:p>
          </table:table-cell>
          <table:table-cell office:value-type="float" office:value="4.51593" calcext:value-type="float">
            <text:p>4.51593</text:p>
          </table:table-cell>
          <table:table-cell office:value-type="float" office:value="0.774074" calcext:value-type="float">
            <text:p>0.774074</text:p>
          </table:table-cell>
          <table:table-cell office:value-type="float" office:value="0.380353" calcext:value-type="float">
            <text:p>0.38035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588165" calcext:value-type="float">
            <text:p>0.588165</text:p>
          </table:table-cell>
          <table:table-cell office:value-type="float" office:value="0.806574" calcext:value-type="float">
            <text:p>0.806574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674415" calcext:value-type="float">
            <text:p>0.674415</text:p>
          </table:table-cell>
          <table:table-cell office:value-type="float" office:value="4.97928" calcext:value-type="float">
            <text:p>4.97928</text:p>
          </table:table-cell>
          <table:table-cell office:value-type="float" office:value="0.78074" calcext:value-type="float">
            <text:p>0.78074</text:p>
          </table:table-cell>
          <table:table-cell office:value-type="float" office:value="0.376161" calcext:value-type="float">
            <text:p>0.37616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594719" calcext:value-type="float">
            <text:p>0.594719</text:p>
          </table:table-cell>
          <table:table-cell office:value-type="float" office:value="0.80766" calcext:value-type="float">
            <text:p>0.8076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669866" calcext:value-type="float">
            <text:p>0.669866</text:p>
          </table:table-cell>
          <table:table-cell office:value-type="float" office:value="4.96016" calcext:value-type="float">
            <text:p>4.96016</text:p>
          </table:table-cell>
          <table:table-cell office:value-type="float" office:value="0.782553" calcext:value-type="float">
            <text:p>0.782553</text:p>
          </table:table-cell>
          <table:table-cell office:value-type="float" office:value="0.383648" calcext:value-type="float">
            <text:p>0.38364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567235" calcext:value-type="float">
            <text:p>0.567235</text:p>
          </table:table-cell>
          <table:table-cell office:value-type="float" office:value="0.815751" calcext:value-type="float">
            <text:p>0.815751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688193" calcext:value-type="float">
            <text:p>0.688193</text:p>
          </table:table-cell>
          <table:table-cell office:value-type="float" office:value="4.85992" calcext:value-type="float">
            <text:p>4.85992</text:p>
          </table:table-cell>
          <table:table-cell office:value-type="float" office:value="0.773036" calcext:value-type="float">
            <text:p>0.773036</text:p>
          </table:table-cell>
          <table:table-cell office:value-type="float" office:value="0.381252" calcext:value-type="float">
            <text:p>0.38125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594181" calcext:value-type="float">
            <text:p>0.594181</text:p>
          </table:table-cell>
          <table:table-cell office:value-type="float" office:value="0.809168" calcext:value-type="float">
            <text:p>0.809168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664172" calcext:value-type="float">
            <text:p>0.664172</text:p>
          </table:table-cell>
          <table:table-cell office:value-type="float" office:value="4.74863" calcext:value-type="float">
            <text:p>4.74863</text:p>
          </table:table-cell>
          <table:table-cell office:value-type="float" office:value="0.782237" calcext:value-type="float">
            <text:p>0.782237</text:p>
          </table:table-cell>
          <table:table-cell office:value-type="float" office:value="0.365978" calcext:value-type="float">
            <text:p>0.36597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576296" calcext:value-type="float">
            <text:p>0.576296</text:p>
          </table:table-cell>
          <table:table-cell office:value-type="float" office:value="0.809234" calcext:value-type="float">
            <text:p>0.809234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662308" calcext:value-type="float">
            <text:p>0.662308</text:p>
          </table:table-cell>
          <table:table-cell office:value-type="float" office:value="4.81549" calcext:value-type="float">
            <text:p>4.81549</text:p>
          </table:table-cell>
          <table:table-cell office:value-type="float" office:value="0.785574" calcext:value-type="float">
            <text:p>0.785574</text:p>
          </table:table-cell>
          <table:table-cell office:value-type="float" office:value="0.383648" calcext:value-type="float">
            <text:p>0.38364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569087" calcext:value-type="float">
            <text:p>0.569087</text:p>
          </table:table-cell>
          <table:table-cell office:value-type="float" office:value="0.815139" calcext:value-type="float">
            <text:p>0.815139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650613" calcext:value-type="float">
            <text:p>0.650613</text:p>
          </table:table-cell>
          <table:table-cell office:value-type="float" office:value="4.9071" calcext:value-type="float">
            <text:p>4.9071</text:p>
          </table:table-cell>
          <table:table-cell office:value-type="float" office:value="0.790483" calcext:value-type="float">
            <text:p>0.790483</text:p>
          </table:table-cell>
          <table:table-cell office:value-type="float" office:value="0.383348" calcext:value-type="float">
            <text:p>0.38334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570196" calcext:value-type="float">
            <text:p>0.570196</text:p>
          </table:table-cell>
          <table:table-cell office:value-type="float" office:value="0.816647" calcext:value-type="float">
            <text:p>0.816647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675936" calcext:value-type="float">
            <text:p>0.675936</text:p>
          </table:table-cell>
          <table:table-cell office:value-type="float" office:value="4.83498" calcext:value-type="float">
            <text:p>4.83498</text:p>
          </table:table-cell>
          <table:table-cell office:value-type="float" office:value="0.783825" calcext:value-type="float">
            <text:p>0.783825</text:p>
          </table:table-cell>
          <table:table-cell office:value-type="float" office:value="0.376161" calcext:value-type="float">
            <text:p>0.37616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549952" calcext:value-type="float">
            <text:p>0.549952</text:p>
          </table:table-cell>
          <table:table-cell office:value-type="float" office:value="0.817139" calcext:value-type="float">
            <text:p>0.817139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661174" calcext:value-type="float">
            <text:p>0.661174</text:p>
          </table:table-cell>
          <table:table-cell office:value-type="float" office:value="4.97498" calcext:value-type="float">
            <text:p>4.97498</text:p>
          </table:table-cell>
          <table:table-cell office:value-type="float" office:value="0.787764" calcext:value-type="float">
            <text:p>0.787764</text:p>
          </table:table-cell>
          <table:table-cell office:value-type="float" office:value="0.37676" calcext:value-type="float">
            <text:p>0.3767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562823" calcext:value-type="float">
            <text:p>0.562823</text:p>
          </table:table-cell>
          <table:table-cell office:value-type="float" office:value="0.816043" calcext:value-type="float">
            <text:p>0.816043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.649348" calcext:value-type="float">
            <text:p>0.649348</text:p>
          </table:table-cell>
          <table:table-cell office:value-type="float" office:value="5.06798" calcext:value-type="float">
            <text:p>5.06798</text:p>
          </table:table-cell>
          <table:table-cell office:value-type="float" office:value="0.788671" calcext:value-type="float">
            <text:p>0.788671</text:p>
          </table:table-cell>
          <table:table-cell office:value-type="float" office:value="0.385145" calcext:value-type="float">
            <text:p>0.3851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57431" calcext:value-type="float">
            <text:p>0.57431</text:p>
          </table:table-cell>
          <table:table-cell office:value-type="float" office:value="0.812191" calcext:value-type="float">
            <text:p>0.81219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6743" calcext:value-type="float">
            <text:p>0.6743</text:p>
          </table:table-cell>
          <table:table-cell office:value-type="float" office:value="4.78108" calcext:value-type="float">
            <text:p>4.78108</text:p>
          </table:table-cell>
          <table:table-cell office:value-type="float" office:value="0.779592" calcext:value-type="float">
            <text:p>0.779592</text:p>
          </table:table-cell>
          <table:table-cell office:value-type="float" office:value="0.374663" calcext:value-type="float">
            <text:p>0.37466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573917" calcext:value-type="float">
            <text:p>0.573917</text:p>
          </table:table-cell>
          <table:table-cell office:value-type="float" office:value="0.815983" calcext:value-type="float">
            <text:p>0.815983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0.671023" calcext:value-type="float">
            <text:p>0.671023</text:p>
          </table:table-cell>
          <table:table-cell office:value-type="float" office:value="4.77679" calcext:value-type="float">
            <text:p>4.77679</text:p>
          </table:table-cell>
          <table:table-cell office:value-type="float" office:value="0.784592" calcext:value-type="float">
            <text:p>0.784592</text:p>
          </table:table-cell>
          <table:table-cell office:value-type="float" office:value="0.38814" calcext:value-type="float">
            <text:p>0.3881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560069" calcext:value-type="float">
            <text:p>0.560069</text:p>
          </table:table-cell>
          <table:table-cell office:value-type="float" office:value="0.816707" calcext:value-type="float">
            <text:p>0.816707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664025" calcext:value-type="float">
            <text:p>0.664025</text:p>
          </table:table-cell>
          <table:table-cell office:value-type="float" office:value="4.62546" calcext:value-type="float">
            <text:p>4.62546</text:p>
          </table:table-cell>
          <table:table-cell office:value-type="float" office:value="0.788066" calcext:value-type="float">
            <text:p>0.788066</text:p>
          </table:table-cell>
          <table:table-cell office:value-type="float" office:value="0.372567" calcext:value-type="float">
            <text:p>0.37256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568418" calcext:value-type="float">
            <text:p>0.568418</text:p>
          </table:table-cell>
          <table:table-cell office:value-type="float" office:value="0.816355" calcext:value-type="float">
            <text:p>0.816355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.639153" calcext:value-type="float">
            <text:p>0.639153</text:p>
          </table:table-cell>
          <table:table-cell office:value-type="float" office:value="4.92397" calcext:value-type="float">
            <text:p>4.92397</text:p>
          </table:table-cell>
          <table:table-cell office:value-type="float" office:value="0.790937" calcext:value-type="float">
            <text:p>0.790937</text:p>
          </table:table-cell>
          <table:table-cell office:value-type="float" office:value="0.365079" calcext:value-type="float">
            <text:p>0.36507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552582" calcext:value-type="float">
            <text:p>0.552582</text:p>
          </table:table-cell>
          <table:table-cell office:value-type="float" office:value="0.81924" calcext:value-type="float">
            <text:p>0.81924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0.635658" calcext:value-type="float">
            <text:p>0.635658</text:p>
          </table:table-cell>
          <table:table-cell office:value-type="float" office:value="4.81866" calcext:value-type="float">
            <text:p>4.81866</text:p>
          </table:table-cell>
          <table:table-cell office:value-type="float" office:value="0.789947" calcext:value-type="float">
            <text:p>0.789947</text:p>
          </table:table-cell>
          <table:table-cell office:value-type="float" office:value="0.38245" calcext:value-type="float">
            <text:p>0.3824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560932" calcext:value-type="float">
            <text:p>0.560932</text:p>
          </table:table-cell>
          <table:table-cell office:value-type="float" office:value="0.815993" calcext:value-type="float">
            <text:p>0.815993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.642861" calcext:value-type="float">
            <text:p>0.642861</text:p>
          </table:table-cell>
          <table:table-cell office:value-type="float" office:value="4.96304" calcext:value-type="float">
            <text:p>4.96304</text:p>
          </table:table-cell>
          <table:table-cell office:value-type="float" office:value="0.792296" calcext:value-type="float">
            <text:p>0.792296</text:p>
          </table:table-cell>
          <table:table-cell office:value-type="float" office:value="0.383348" calcext:value-type="float">
            <text:p>0.38334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566321" calcext:value-type="float">
            <text:p>0.566321</text:p>
          </table:table-cell>
          <table:table-cell office:value-type="float" office:value="0.818516" calcext:value-type="float">
            <text:p>0.818516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0.640275" calcext:value-type="float">
            <text:p>0.640275</text:p>
          </table:table-cell>
          <table:table-cell office:value-type="float" office:value="4.82616" calcext:value-type="float">
            <text:p>4.82616</text:p>
          </table:table-cell>
          <table:table-cell office:value-type="float" office:value="0.795619" calcext:value-type="float">
            <text:p>0.795619</text:p>
          </table:table-cell>
          <table:table-cell office:value-type="float" office:value="0.384846" calcext:value-type="float">
            <text:p>0.38484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558955" calcext:value-type="float">
            <text:p>0.558955</text:p>
          </table:table-cell>
          <table:table-cell office:value-type="float" office:value="0.820567" calcext:value-type="float">
            <text:p>0.820567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0.637461" calcext:value-type="float">
            <text:p>0.637461</text:p>
          </table:table-cell>
          <table:table-cell office:value-type="float" office:value="5.04381" calcext:value-type="float">
            <text:p>5.04381</text:p>
          </table:table-cell>
          <table:table-cell office:value-type="float" office:value="0.792895" calcext:value-type="float">
            <text:p>0.792895</text:p>
          </table:table-cell>
          <table:table-cell office:value-type="float" office:value="0.382749" calcext:value-type="float">
            <text:p>0.38274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558652" calcext:value-type="float">
            <text:p>0.558652</text:p>
          </table:table-cell>
          <table:table-cell office:value-type="float" office:value="0.817924" calcext:value-type="float">
            <text:p>0.817924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0.637016" calcext:value-type="float">
            <text:p>0.637016</text:p>
          </table:table-cell>
          <table:table-cell office:value-type="float" office:value="5.07787" calcext:value-type="float">
            <text:p>5.07787</text:p>
          </table:table-cell>
          <table:table-cell office:value-type="float" office:value="0.793353" calcext:value-type="float">
            <text:p>0.793353</text:p>
          </table:table-cell>
          <table:table-cell office:value-type="float" office:value="0.381551" calcext:value-type="float">
            <text:p>0.38155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56243" calcext:value-type="float">
            <text:p>0.56243</text:p>
          </table:table-cell>
          <table:table-cell office:value-type="float" office:value="0.818637" calcext:value-type="float">
            <text:p>0.818637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0.653976" calcext:value-type="float">
            <text:p>0.653976</text:p>
          </table:table-cell>
          <table:table-cell office:value-type="float" office:value="4.95905" calcext:value-type="float">
            <text:p>4.95905</text:p>
          </table:table-cell>
          <table:table-cell office:value-type="float" office:value="0.787462" calcext:value-type="float">
            <text:p>0.787462</text:p>
          </table:table-cell>
          <table:table-cell office:value-type="float" office:value="0.384247" calcext:value-type="float">
            <text:p>0.38424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55411" calcext:value-type="float">
            <text:p>0.55411</text:p>
          </table:table-cell>
          <table:table-cell office:value-type="float" office:value="0.8207" calcext:value-type="float">
            <text:p>0.820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632024" calcext:value-type="float">
            <text:p>0.632024</text:p>
          </table:table-cell>
          <table:table-cell office:value-type="float" office:value="5.07705" calcext:value-type="float">
            <text:p>5.07705</text:p>
          </table:table-cell>
          <table:table-cell office:value-type="float" office:value="0.792139" calcext:value-type="float">
            <text:p>0.792139</text:p>
          </table:table-cell>
          <table:table-cell office:value-type="float" office:value="0.386044" calcext:value-type="float">
            <text:p>0.38604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544393" calcext:value-type="float">
            <text:p>0.544393</text:p>
          </table:table-cell>
          <table:table-cell office:value-type="float" office:value="0.819903" calcext:value-type="float">
            <text:p>0.819903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.630349" calcext:value-type="float">
            <text:p>0.630349</text:p>
          </table:table-cell>
          <table:table-cell office:value-type="float" office:value="4.98599" calcext:value-type="float">
            <text:p>4.98599</text:p>
          </table:table-cell>
          <table:table-cell office:value-type="float" office:value="0.792372" calcext:value-type="float">
            <text:p>0.792372</text:p>
          </table:table-cell>
          <table:table-cell office:value-type="float" office:value="0.380353" calcext:value-type="float">
            <text:p>0.38035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567981" calcext:value-type="float">
            <text:p>0.567981</text:p>
          </table:table-cell>
          <table:table-cell office:value-type="float" office:value="0.815139" calcext:value-type="float">
            <text:p>0.815139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.630985" calcext:value-type="float">
            <text:p>0.630985</text:p>
          </table:table-cell>
          <table:table-cell office:value-type="float" office:value="4.95585" calcext:value-type="float">
            <text:p>4.95585</text:p>
          </table:table-cell>
          <table:table-cell office:value-type="float" office:value="0.792523" calcext:value-type="float">
            <text:p>0.792523</text:p>
          </table:table-cell>
          <table:table-cell office:value-type="float" office:value="0.374064" calcext:value-type="float">
            <text:p>0.37406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547031" calcext:value-type="float">
            <text:p>0.547031</text:p>
          </table:table-cell>
          <table:table-cell office:value-type="float" office:value="0.821243" calcext:value-type="float">
            <text:p>0.821243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.627281" calcext:value-type="float">
            <text:p>0.627281</text:p>
          </table:table-cell>
          <table:table-cell office:value-type="float" office:value="4.80688" calcext:value-type="float">
            <text:p>4.80688</text:p>
          </table:table-cell>
          <table:table-cell office:value-type="float" office:value="0.795242" calcext:value-type="float">
            <text:p>0.795242</text:p>
          </table:table-cell>
          <table:table-cell office:value-type="float" office:value="0.379155" calcext:value-type="float">
            <text:p>0.37915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540598" calcext:value-type="float">
            <text:p>0.540598</text:p>
          </table:table-cell>
          <table:table-cell office:value-type="float" office:value="0.822799" calcext:value-type="float">
            <text:p>0.82279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.639333" calcext:value-type="float">
            <text:p>0.639333</text:p>
          </table:table-cell>
          <table:table-cell office:value-type="float" office:value="4.77288" calcext:value-type="float">
            <text:p>4.77288</text:p>
          </table:table-cell>
          <table:table-cell office:value-type="float" office:value="0.79161" calcext:value-type="float">
            <text:p>0.79161</text:p>
          </table:table-cell>
          <table:table-cell office:value-type="float" office:value="0.381551" calcext:value-type="float">
            <text:p>0.38155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535692" calcext:value-type="float">
            <text:p>0.535692</text:p>
          </table:table-cell>
          <table:table-cell office:value-type="float" office:value="0.824442" calcext:value-type="float">
            <text:p>0.824442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614894" calcext:value-type="float">
            <text:p>0.614894</text:p>
          </table:table-cell>
          <table:table-cell office:value-type="float" office:value="4.69256" calcext:value-type="float">
            <text:p>4.69256</text:p>
          </table:table-cell>
          <table:table-cell office:value-type="float" office:value="0.800529" calcext:value-type="float">
            <text:p>0.800529</text:p>
          </table:table-cell>
          <table:table-cell office:value-type="float" office:value="0.384247" calcext:value-type="float">
            <text:p>0.38424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535478" calcext:value-type="float">
            <text:p>0.535478</text:p>
          </table:table-cell>
          <table:table-cell office:value-type="float" office:value="0.823221" calcext:value-type="float">
            <text:p>0.823221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.629713" calcext:value-type="float">
            <text:p>0.629713</text:p>
          </table:table-cell>
          <table:table-cell office:value-type="float" office:value="5.06248" calcext:value-type="float">
            <text:p>5.06248</text:p>
          </table:table-cell>
          <table:table-cell office:value-type="float" office:value="0.795091" calcext:value-type="float">
            <text:p>0.795091</text:p>
          </table:table-cell>
          <table:table-cell office:value-type="float" office:value="0.390836" calcext:value-type="float">
            <text:p>0.39083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53681" calcext:value-type="float">
            <text:p>0.53681</text:p>
          </table:table-cell>
          <table:table-cell office:value-type="float" office:value="0.824487" calcext:value-type="float">
            <text:p>0.824487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.610081" calcext:value-type="float">
            <text:p>0.610081</text:p>
          </table:table-cell>
          <table:table-cell office:value-type="float" office:value="4.72891" calcext:value-type="float">
            <text:p>4.72891</text:p>
          </table:table-cell>
          <table:table-cell office:value-type="float" office:value="0.802116" calcext:value-type="float">
            <text:p>0.802116</text:p>
          </table:table-cell>
          <table:table-cell office:value-type="float" office:value="0.396825" calcext:value-type="float">
            <text:p>0.39682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53458" calcext:value-type="float">
            <text:p>0.53458</text:p>
          </table:table-cell>
          <table:table-cell office:value-type="float" office:value="0.823778" calcext:value-type="float">
            <text:p>0.823778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.628461" calcext:value-type="float">
            <text:p>0.628461</text:p>
          </table:table-cell>
          <table:table-cell office:value-type="float" office:value="5.16391" calcext:value-type="float">
            <text:p>5.16391</text:p>
          </table:table-cell>
          <table:table-cell office:value-type="float" office:value="0.791012" calcext:value-type="float">
            <text:p>0.791012</text:p>
          </table:table-cell>
          <table:table-cell office:value-type="float" office:value="0.378856" calcext:value-type="float">
            <text:p>0.37885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547947" calcext:value-type="float">
            <text:p>0.547947</text:p>
          </table:table-cell>
          <table:table-cell office:value-type="float" office:value="0.822256" calcext:value-type="float">
            <text:p>0.822256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.606082" calcext:value-type="float">
            <text:p>0.606082</text:p>
          </table:table-cell>
          <table:table-cell office:value-type="float" office:value="4.95668" calcext:value-type="float">
            <text:p>4.95668</text:p>
          </table:table-cell>
          <table:table-cell office:value-type="float" office:value="0.802115" calcext:value-type="float">
            <text:p>0.802115</text:p>
          </table:table-cell>
          <table:table-cell office:value-type="float" office:value="0.378556" calcext:value-type="float">
            <text:p>0.37855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539054" calcext:value-type="float">
            <text:p>0.539054</text:p>
          </table:table-cell>
          <table:table-cell office:value-type="float" office:value="0.826916" calcext:value-type="float">
            <text:p>0.82691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623029" calcext:value-type="float">
            <text:p>0.623029</text:p>
          </table:table-cell>
          <table:table-cell office:value-type="float" office:value="4.95308" calcext:value-type="float">
            <text:p>4.95308</text:p>
          </table:table-cell>
          <table:table-cell office:value-type="float" office:value="0.797732" calcext:value-type="float">
            <text:p>0.797732</text:p>
          </table:table-cell>
          <table:table-cell office:value-type="float" office:value="0.374064" calcext:value-type="float">
            <text:p>0.37406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542908" calcext:value-type="float">
            <text:p>0.542908</text:p>
          </table:table-cell>
          <table:table-cell office:value-type="float" office:value="0.821472" calcext:value-type="float">
            <text:p>0.821472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0.622939" calcext:value-type="float">
            <text:p>0.622939</text:p>
          </table:table-cell>
          <table:table-cell office:value-type="float" office:value="4.85955" calcext:value-type="float">
            <text:p>4.85955</text:p>
          </table:table-cell>
          <table:table-cell office:value-type="float" office:value="0.798867" calcext:value-type="float">
            <text:p>0.798867</text:p>
          </table:table-cell>
          <table:table-cell office:value-type="float" office:value="0.377957" calcext:value-type="float">
            <text:p>0.37795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522337" calcext:value-type="float">
            <text:p>0.522337</text:p>
          </table:table-cell>
          <table:table-cell office:value-type="float" office:value="0.830519" calcext:value-type="float">
            <text:p>0.83051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.609469" calcext:value-type="float">
            <text:p>0.609469</text:p>
          </table:table-cell>
          <table:table-cell office:value-type="float" office:value="5.02669" calcext:value-type="float">
            <text:p>5.02669</text:p>
          </table:table-cell>
          <table:table-cell office:value-type="float" office:value="0.800604" calcext:value-type="float">
            <text:p>0.800604</text:p>
          </table:table-cell>
          <table:table-cell office:value-type="float" office:value="0.377658" calcext:value-type="float">
            <text:p>0.37765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536938" calcext:value-type="float">
            <text:p>0.536938</text:p>
          </table:table-cell>
          <table:table-cell office:value-type="float" office:value="0.823838" calcext:value-type="float">
            <text:p>0.823838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0.627774" calcext:value-type="float">
            <text:p>0.627774</text:p>
          </table:table-cell>
          <table:table-cell office:value-type="float" office:value="5.01145" calcext:value-type="float">
            <text:p>5.01145</text:p>
          </table:table-cell>
          <table:table-cell office:value-type="float" office:value="0.797281" calcext:value-type="float">
            <text:p>0.797281</text:p>
          </table:table-cell>
          <table:table-cell office:value-type="float" office:value="0.382749" calcext:value-type="float">
            <text:p>0.38274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527449" calcext:value-type="float">
            <text:p>0.527449</text:p>
          </table:table-cell>
          <table:table-cell office:value-type="float" office:value="0.825814" calcext:value-type="float">
            <text:p>0.825814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.603882" calcext:value-type="float">
            <text:p>0.603882</text:p>
          </table:table-cell>
          <table:table-cell office:value-type="float" office:value="5.03129" calcext:value-type="float">
            <text:p>5.03129</text:p>
          </table:table-cell>
          <table:table-cell office:value-type="float" office:value="0.801134" calcext:value-type="float">
            <text:p>0.801134</text:p>
          </table:table-cell>
          <table:table-cell office:value-type="float" office:value="0.386643" calcext:value-type="float">
            <text:p>0.38664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24648" calcext:value-type="float">
            <text:p>0.524648</text:p>
          </table:table-cell>
          <table:table-cell office:value-type="float" office:value="0.830839" calcext:value-type="float">
            <text:p>0.830839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597238" calcext:value-type="float">
            <text:p>0.597238</text:p>
          </table:table-cell>
          <table:table-cell office:value-type="float" office:value="5.00281" calcext:value-type="float">
            <text:p>5.00281</text:p>
          </table:table-cell>
          <table:table-cell office:value-type="float" office:value="0.804003" calcext:value-type="float">
            <text:p>0.804003</text:p>
          </table:table-cell>
          <table:table-cell office:value-type="float" office:value="0.384846" calcext:value-type="float">
            <text:p>0.38484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547416" calcext:value-type="float">
            <text:p>0.547416</text:p>
          </table:table-cell>
          <table:table-cell office:value-type="float" office:value="0.821291" calcext:value-type="float">
            <text:p>0.821291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.587496" calcext:value-type="float">
            <text:p>0.587496</text:p>
          </table:table-cell>
          <table:table-cell office:value-type="float" office:value="5.18669" calcext:value-type="float">
            <text:p>5.18669</text:p>
          </table:table-cell>
          <table:table-cell office:value-type="float" office:value="0.81284" calcext:value-type="float">
            <text:p>0.81284</text:p>
          </table:table-cell>
          <table:table-cell office:value-type="float" office:value="0.392333" calcext:value-type="float">
            <text:p>0.39233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517706" calcext:value-type="float">
            <text:p>0.517706</text:p>
          </table:table-cell>
          <table:table-cell office:value-type="float" office:value="0.830277" calcext:value-type="float">
            <text:p>0.83027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0.593125" calcext:value-type="float">
            <text:p>0.593125</text:p>
          </table:table-cell>
          <table:table-cell office:value-type="float" office:value="5.17374" calcext:value-type="float">
            <text:p>5.17374</text:p>
          </table:table-cell>
          <table:table-cell office:value-type="float" office:value="0.804006" calcext:value-type="float">
            <text:p>0.804006</text:p>
          </table:table-cell>
          <table:table-cell office:value-type="float" office:value="0.383348" calcext:value-type="float">
            <text:p>0.38334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526779" calcext:value-type="float">
            <text:p>0.526779</text:p>
          </table:table-cell>
          <table:table-cell office:value-type="float" office:value="0.828365" calcext:value-type="float">
            <text:p>0.828365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0.609709" calcext:value-type="float">
            <text:p>0.609709</text:p>
          </table:table-cell>
          <table:table-cell office:value-type="float" office:value="5.06834" calcext:value-type="float">
            <text:p>5.06834</text:p>
          </table:table-cell>
          <table:table-cell office:value-type="float" office:value="0.799924" calcext:value-type="float">
            <text:p>0.799924</text:p>
          </table:table-cell>
          <table:table-cell office:value-type="float" office:value="0.386643" calcext:value-type="float">
            <text:p>0.38664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529524" calcext:value-type="float">
            <text:p>0.529524</text:p>
          </table:table-cell>
          <table:table-cell office:value-type="float" office:value="0.825573" calcext:value-type="float">
            <text:p>0.825573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0.577862" calcext:value-type="float">
            <text:p>0.577862</text:p>
          </table:table-cell>
          <table:table-cell office:value-type="float" office:value="5.07534" calcext:value-type="float">
            <text:p>5.07534</text:p>
          </table:table-cell>
          <table:table-cell office:value-type="float" office:value="0.808988" calcext:value-type="float">
            <text:p>0.808988</text:p>
          </table:table-cell>
          <table:table-cell office:value-type="float" office:value="0.374663" calcext:value-type="float">
            <text:p>0.37466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525192" calcext:value-type="float">
            <text:p>0.525192</text:p>
          </table:table-cell>
          <table:table-cell office:value-type="float" office:value="0.826373" calcext:value-type="float">
            <text:p>0.82637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587423" calcext:value-type="float">
            <text:p>0.587423</text:p>
          </table:table-cell>
          <table:table-cell office:value-type="float" office:value="5.25364" calcext:value-type="float">
            <text:p>5.25364</text:p>
          </table:table-cell>
          <table:table-cell office:value-type="float" office:value="0.809675" calcext:value-type="float">
            <text:p>0.809675</text:p>
          </table:table-cell>
          <table:table-cell office:value-type="float" office:value="0.389338" calcext:value-type="float">
            <text:p>0.38933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518593" calcext:value-type="float">
            <text:p>0.518593</text:p>
          </table:table-cell>
          <table:table-cell office:value-type="float" office:value="0.830881" calcext:value-type="float">
            <text:p>0.830881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0.586881" calcext:value-type="float">
            <text:p>0.586881</text:p>
          </table:table-cell>
          <table:table-cell office:value-type="float" office:value="5.22826" calcext:value-type="float">
            <text:p>5.22826</text:p>
          </table:table-cell>
          <table:table-cell office:value-type="float" office:value="0.811707" calcext:value-type="float">
            <text:p>0.811707</text:p>
          </table:table-cell>
          <table:table-cell office:value-type="float" office:value="0.383648" calcext:value-type="float">
            <text:p>0.38364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514189" calcext:value-type="float">
            <text:p>0.514189</text:p>
          </table:table-cell>
          <table:table-cell office:value-type="float" office:value="0.832449" calcext:value-type="float">
            <text:p>0.832449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601381" calcext:value-type="float">
            <text:p>0.601381</text:p>
          </table:table-cell>
          <table:table-cell office:value-type="float" office:value="5.0469" calcext:value-type="float">
            <text:p>5.0469</text:p>
          </table:table-cell>
          <table:table-cell office:value-type="float" office:value="0.801511" calcext:value-type="float">
            <text:p>0.801511</text:p>
          </table:table-cell>
          <table:table-cell office:value-type="float" office:value="0.392034" calcext:value-type="float">
            <text:p>0.39203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524746" calcext:value-type="float">
            <text:p>0.524746</text:p>
          </table:table-cell>
          <table:table-cell office:value-type="float" office:value="0.83096" calcext:value-type="float">
            <text:p>0.83096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.577523" calcext:value-type="float">
            <text:p>0.577523</text:p>
          </table:table-cell>
          <table:table-cell office:value-type="float" office:value="4.73362" calcext:value-type="float">
            <text:p>4.73362</text:p>
          </table:table-cell>
          <table:table-cell office:value-type="float" office:value="0.810272" calcext:value-type="float">
            <text:p>0.810272</text:p>
          </table:table-cell>
          <table:table-cell office:value-type="float" office:value="0.386343" calcext:value-type="float">
            <text:p>0.38634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516788" calcext:value-type="float">
            <text:p>0.516788</text:p>
          </table:table-cell>
          <table:table-cell office:value-type="float" office:value="0.835645" calcext:value-type="float">
            <text:p>0.835645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0.588206" calcext:value-type="float">
            <text:p>0.588206</text:p>
          </table:table-cell>
          <table:table-cell office:value-type="float" office:value="5.00609" calcext:value-type="float">
            <text:p>5.00609</text:p>
          </table:table-cell>
          <table:table-cell office:value-type="float" office:value="0.808466" calcext:value-type="float">
            <text:p>0.808466</text:p>
          </table:table-cell>
          <table:table-cell office:value-type="float" office:value="0.382749" calcext:value-type="float">
            <text:p>0.38274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506902" calcext:value-type="float">
            <text:p>0.506902</text:p>
          </table:table-cell>
          <table:table-cell office:value-type="float" office:value="0.834279" calcext:value-type="float">
            <text:p>0.834279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.563949" calcext:value-type="float">
            <text:p>0.563949</text:p>
          </table:table-cell>
          <table:table-cell office:value-type="float" office:value="4.87633" calcext:value-type="float">
            <text:p>4.87633</text:p>
          </table:table-cell>
          <table:table-cell office:value-type="float" office:value="0.817598" calcext:value-type="float">
            <text:p>0.817598</text:p>
          </table:table-cell>
          <table:table-cell office:value-type="float" office:value="0.387841" calcext:value-type="float">
            <text:p>0.38784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507103" calcext:value-type="float">
            <text:p>0.507103</text:p>
          </table:table-cell>
          <table:table-cell office:value-type="float" office:value="0.83275" calcext:value-type="float">
            <text:p>0.83275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.577328" calcext:value-type="float">
            <text:p>0.577328</text:p>
          </table:table-cell>
          <table:table-cell office:value-type="float" office:value="5.35559" calcext:value-type="float">
            <text:p>5.35559</text:p>
          </table:table-cell>
          <table:table-cell office:value-type="float" office:value="0.810725" calcext:value-type="float">
            <text:p>0.810725</text:p>
          </table:table-cell>
          <table:table-cell office:value-type="float" office:value="0.383947" calcext:value-type="float">
            <text:p>0.38394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522796" calcext:value-type="float">
            <text:p>0.522796</text:p>
          </table:table-cell>
          <table:table-cell office:value-type="float" office:value="0.829916" calcext:value-type="float">
            <text:p>0.829916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0.569955" calcext:value-type="float">
            <text:p>0.569955</text:p>
          </table:table-cell>
          <table:table-cell office:value-type="float" office:value="5.04449" calcext:value-type="float">
            <text:p>5.04449</text:p>
          </table:table-cell>
          <table:table-cell office:value-type="float" office:value="0.813757" calcext:value-type="float">
            <text:p>0.813757</text:p>
          </table:table-cell>
          <table:table-cell office:value-type="float" office:value="0.384546" calcext:value-type="float">
            <text:p>0.38454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517769" calcext:value-type="float">
            <text:p>0.517769</text:p>
          </table:table-cell>
          <table:table-cell office:value-type="float" office:value="0.829209" calcext:value-type="float">
            <text:p>0.829209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0.569509" calcext:value-type="float">
            <text:p>0.569509</text:p>
          </table:table-cell>
          <table:table-cell office:value-type="float" office:value="5.20495" calcext:value-type="float">
            <text:p>5.20495</text:p>
          </table:table-cell>
          <table:table-cell office:value-type="float" office:value="0.812387" calcext:value-type="float">
            <text:p>0.812387</text:p>
          </table:table-cell>
          <table:table-cell office:value-type="float" office:value="0.377658" calcext:value-type="float">
            <text:p>0.37765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509251" calcext:value-type="float">
            <text:p>0.509251</text:p>
          </table:table-cell>
          <table:table-cell office:value-type="float" office:value="0.83082" calcext:value-type="float">
            <text:p>0.83082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.592225" calcext:value-type="float">
            <text:p>0.592225</text:p>
          </table:table-cell>
          <table:table-cell office:value-type="float" office:value="5.2348" calcext:value-type="float">
            <text:p>5.2348</text:p>
          </table:table-cell>
          <table:table-cell office:value-type="float" office:value="0.806798" calcext:value-type="float">
            <text:p>0.806798</text:p>
          </table:table-cell>
          <table:table-cell office:value-type="float" office:value="0.386643" calcext:value-type="float">
            <text:p>0.38664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51796" calcext:value-type="float">
            <text:p>0.51796</text:p>
          </table:table-cell>
          <table:table-cell office:value-type="float" office:value="0.828425" calcext:value-type="float">
            <text:p>0.82842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565142" calcext:value-type="float">
            <text:p>0.565142</text:p>
          </table:table-cell>
          <table:table-cell office:value-type="float" office:value="5.31996" calcext:value-type="float">
            <text:p>5.31996</text:p>
          </table:table-cell>
          <table:table-cell office:value-type="float" office:value="0.813983" calcext:value-type="float">
            <text:p>0.813983</text:p>
          </table:table-cell>
          <table:table-cell office:value-type="float" office:value="0.386044" calcext:value-type="float">
            <text:p>0.38604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519892" calcext:value-type="float">
            <text:p>0.519892</text:p>
          </table:table-cell>
          <table:table-cell office:value-type="float" office:value="0.832027" calcext:value-type="float">
            <text:p>0.832027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.539668" calcext:value-type="float">
            <text:p>0.539668</text:p>
          </table:table-cell>
          <table:table-cell office:value-type="float" office:value="5.12571" calcext:value-type="float">
            <text:p>5.12571</text:p>
          </table:table-cell>
          <table:table-cell office:value-type="float" office:value="0.82213" calcext:value-type="float">
            <text:p>0.82213</text:p>
          </table:table-cell>
          <table:table-cell office:value-type="float" office:value="0.384846" calcext:value-type="float">
            <text:p>0.38484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506857" calcext:value-type="float">
            <text:p>0.506857</text:p>
          </table:table-cell>
          <table:table-cell office:value-type="float" office:value="0.835042" calcext:value-type="float">
            <text:p>0.83504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573585" calcext:value-type="float">
            <text:p>0.573585</text:p>
          </table:table-cell>
          <table:table-cell office:value-type="float" office:value="4.78027" calcext:value-type="float">
            <text:p>4.78027</text:p>
          </table:table-cell>
          <table:table-cell office:value-type="float" office:value="0.814728" calcext:value-type="float">
            <text:p>0.814728</text:p>
          </table:table-cell>
          <table:table-cell office:value-type="float" office:value="0.392034" calcext:value-type="float">
            <text:p>0.39203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521158" calcext:value-type="float">
            <text:p>0.521158</text:p>
          </table:table-cell>
          <table:table-cell office:value-type="float" office:value="0.832589" calcext:value-type="float">
            <text:p>0.832589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.563162" calcext:value-type="float">
            <text:p>0.563162</text:p>
          </table:table-cell>
          <table:table-cell office:value-type="float" office:value="5.47722" calcext:value-type="float">
            <text:p>5.47722</text:p>
          </table:table-cell>
          <table:table-cell office:value-type="float" office:value="0.816918" calcext:value-type="float">
            <text:p>0.816918</text:p>
          </table:table-cell>
          <table:table-cell office:value-type="float" office:value="0.382749" calcext:value-type="float">
            <text:p>0.38274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485821" calcext:value-type="float">
            <text:p>0.485821</text:p>
          </table:table-cell>
          <table:table-cell office:value-type="float" office:value="0.841255" calcext:value-type="float">
            <text:p>0.841255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0.547818" calcext:value-type="float">
            <text:p>0.547818</text:p>
          </table:table-cell>
          <table:table-cell office:value-type="float" office:value="5.36529" calcext:value-type="float">
            <text:p>5.36529</text:p>
          </table:table-cell>
          <table:table-cell office:value-type="float" office:value="0.82328" calcext:value-type="float">
            <text:p>0.82328</text:p>
          </table:table-cell>
          <table:table-cell office:value-type="float" office:value="0.396825" calcext:value-type="float">
            <text:p>0.39682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503508" calcext:value-type="float">
            <text:p>0.503508</text:p>
          </table:table-cell>
          <table:table-cell office:value-type="float" office:value="0.838564" calcext:value-type="float">
            <text:p>0.83856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.559589" calcext:value-type="float">
            <text:p>0.559589</text:p>
          </table:table-cell>
          <table:table-cell office:value-type="float" office:value="5.53011" calcext:value-type="float">
            <text:p>5.53011</text:p>
          </table:table-cell>
          <table:table-cell office:value-type="float" office:value="0.818278" calcext:value-type="float">
            <text:p>0.818278</text:p>
          </table:table-cell>
          <table:table-cell office:value-type="float" office:value="0.387541" calcext:value-type="float">
            <text:p>0.38754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514794" calcext:value-type="float">
            <text:p>0.514794</text:p>
          </table:table-cell>
          <table:table-cell office:value-type="float" office:value="0.832207" calcext:value-type="float">
            <text:p>0.832207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0.550127" calcext:value-type="float">
            <text:p>0.550127</text:p>
          </table:table-cell>
          <table:table-cell office:value-type="float" office:value="5.2391" calcext:value-type="float">
            <text:p>5.2391</text:p>
          </table:table-cell>
          <table:table-cell office:value-type="float" office:value="0.818656" calcext:value-type="float">
            <text:p>0.818656</text:p>
          </table:table-cell>
          <table:table-cell office:value-type="float" office:value="0.388739" calcext:value-type="float">
            <text:p>0.38873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518288" calcext:value-type="float">
            <text:p>0.518288</text:p>
          </table:table-cell>
          <table:table-cell office:value-type="float" office:value="0.832207" calcext:value-type="float">
            <text:p>0.832207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0.540972" calcext:value-type="float">
            <text:p>0.540972</text:p>
          </table:table-cell>
          <table:table-cell office:value-type="float" office:value="5.55114" calcext:value-type="float">
            <text:p>5.55114</text:p>
          </table:table-cell>
          <table:table-cell office:value-type="float" office:value="0.822298" calcext:value-type="float">
            <text:p>0.822298</text:p>
          </table:table-cell>
          <table:table-cell office:value-type="float" office:value="0.387841" calcext:value-type="float">
            <text:p>0.38784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497231" calcext:value-type="float">
            <text:p>0.497231</text:p>
          </table:table-cell>
          <table:table-cell office:value-type="float" office:value="0.838383" calcext:value-type="float">
            <text:p>0.838383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0.552898" calcext:value-type="float">
            <text:p>0.552898</text:p>
          </table:table-cell>
          <table:table-cell office:value-type="float" office:value="5.11835" calcext:value-type="float">
            <text:p>5.11835</text:p>
          </table:table-cell>
          <table:table-cell office:value-type="float" office:value="0.821752" calcext:value-type="float">
            <text:p>0.821752</text:p>
          </table:table-cell>
          <table:table-cell office:value-type="float" office:value="0.394729" calcext:value-type="float">
            <text:p>0.39472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489524" calcext:value-type="float">
            <text:p>0.489524</text:p>
          </table:table-cell>
          <table:table-cell office:value-type="float" office:value="0.840893" calcext:value-type="float">
            <text:p>0.840893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.554974" calcext:value-type="float">
            <text:p>0.554974</text:p>
          </table:table-cell>
          <table:table-cell office:value-type="float" office:value="5.59351" calcext:value-type="float">
            <text:p>5.59351</text:p>
          </table:table-cell>
          <table:table-cell office:value-type="float" office:value="0.820921" calcext:value-type="float">
            <text:p>0.820921</text:p>
          </table:table-cell>
          <table:table-cell office:value-type="float" office:value="0.387541" calcext:value-type="float">
            <text:p>0.38754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03096" calcext:value-type="float">
            <text:p>0.503096</text:p>
          </table:table-cell>
          <table:table-cell office:value-type="float" office:value="0.834037" calcext:value-type="float">
            <text:p>0.83403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545975" calcext:value-type="float">
            <text:p>0.545975</text:p>
          </table:table-cell>
          <table:table-cell office:value-type="float" office:value="5.55072" calcext:value-type="float">
            <text:p>5.55072</text:p>
          </table:table-cell>
          <table:table-cell office:value-type="float" office:value="0.822827" calcext:value-type="float">
            <text:p>0.822827</text:p>
          </table:table-cell>
          <table:table-cell office:value-type="float" office:value="0.397125" calcext:value-type="float">
            <text:p>0.397125</text:p>
          </table:table-cell>
        </table:table-row>
      </table:table>
      <table:table table:name="I2_32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全量学習時</text:p>
          </table:table-cell>
          <table:table-cell table:number-columns-repeated="3"/>
          <table:table-cell office:value-type="string" calcext:value-type="string">
            <text:p>訓練8:評価2 分割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trai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7665" calcext:value-type="float">
            <text:p>4.7665</text:p>
          </table:table-cell>
          <table:table-cell office:value-type="float" office:value="0.0129674" calcext:value-type="float">
            <text:p>0.01296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74015" calcext:value-type="float">
            <text:p>4.74015</text:p>
          </table:table-cell>
          <table:table-cell office:value-type="float" office:value="4.67492" calcext:value-type="float">
            <text:p>4.67492</text:p>
          </table:table-cell>
          <table:table-cell office:value-type="float" office:value="0.0154834" calcext:value-type="float">
            <text:p>0.0154834</text:p>
          </table:table-cell>
          <table:table-cell office:value-type="float" office:value="0.0206649" calcext:value-type="float">
            <text:p>0.02066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73169" calcext:value-type="float">
            <text:p>4.73169</text:p>
          </table:table-cell>
          <table:table-cell office:value-type="float" office:value="0.0145356" calcext:value-type="float">
            <text:p>0.01453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63444" calcext:value-type="float">
            <text:p>4.63444</text:p>
          </table:table-cell>
          <table:table-cell office:value-type="float" office:value="4.62642" calcext:value-type="float">
            <text:p>4.62642</text:p>
          </table:table-cell>
          <table:table-cell office:value-type="float" office:value="0.0194864" calcext:value-type="float">
            <text:p>0.0194864</text:p>
          </table:table-cell>
          <table:table-cell office:value-type="float" office:value="0.0191674" calcext:value-type="float">
            <text:p>0.01916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72088" calcext:value-type="float">
            <text:p>4.72088</text:p>
          </table:table-cell>
          <table:table-cell office:value-type="float" office:value="0.0147858" calcext:value-type="float">
            <text:p>0.01478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59959" calcext:value-type="float">
            <text:p>4.59959</text:p>
          </table:table-cell>
          <table:table-cell office:value-type="float" office:value="4.65197" calcext:value-type="float">
            <text:p>4.65197</text:p>
          </table:table-cell>
          <table:table-cell office:value-type="float" office:value="0.0206949" calcext:value-type="float">
            <text:p>0.0206949</text:p>
          </table:table-cell>
          <table:table-cell office:value-type="float" office:value="0.0218628" calcext:value-type="float">
            <text:p>0.02186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71736" calcext:value-type="float">
            <text:p>4.71736</text:p>
          </table:table-cell>
          <table:table-cell office:value-type="float" office:value="0.0151387" calcext:value-type="float">
            <text:p>0.015138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8314" calcext:value-type="float">
            <text:p>4.58314</text:p>
          </table:table-cell>
          <table:table-cell office:value-type="float" office:value="4.59383" calcext:value-type="float">
            <text:p>4.59383</text:p>
          </table:table-cell>
          <table:table-cell office:value-type="float" office:value="0.0206349" calcext:value-type="float">
            <text:p>0.0206349</text:p>
          </table:table-cell>
          <table:table-cell office:value-type="float" office:value="0.0218628" calcext:value-type="float">
            <text:p>0.02186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71512" calcext:value-type="float">
            <text:p>4.71512</text:p>
          </table:table-cell>
          <table:table-cell office:value-type="float" office:value="0.0149065" calcext:value-type="float">
            <text:p>0.014906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56682" calcext:value-type="float">
            <text:p>4.56682</text:p>
          </table:table-cell>
          <table:table-cell office:value-type="float" office:value="4.59236" calcext:value-type="float">
            <text:p>4.59236</text:p>
          </table:table-cell>
          <table:table-cell office:value-type="float" office:value="0.0222054" calcext:value-type="float">
            <text:p>0.0222054</text:p>
          </table:table-cell>
          <table:table-cell office:value-type="float" office:value="0.0236598" calcext:value-type="float">
            <text:p>0.02365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71429" calcext:value-type="float">
            <text:p>4.71429</text:p>
          </table:table-cell>
          <table:table-cell office:value-type="float" office:value="0.0154403" calcext:value-type="float">
            <text:p>0.015440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.56432" calcext:value-type="float">
            <text:p>4.56432</text:p>
          </table:table-cell>
          <table:table-cell office:value-type="float" office:value="4.55794" calcext:value-type="float">
            <text:p>4.55794</text:p>
          </table:table-cell>
          <table:table-cell office:value-type="float" office:value="0.0219033" calcext:value-type="float">
            <text:p>0.0219033</text:p>
          </table:table-cell>
          <table:table-cell office:value-type="float" office:value="0.0224618" calcext:value-type="float">
            <text:p>0.02246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71409" calcext:value-type="float">
            <text:p>4.71409</text:p>
          </table:table-cell>
          <table:table-cell office:value-type="float" office:value="0.0156212" calcext:value-type="float">
            <text:p>0.015621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.55252" calcext:value-type="float">
            <text:p>4.55252</text:p>
          </table:table-cell>
          <table:table-cell office:value-type="float" office:value="4.57995" calcext:value-type="float">
            <text:p>4.57995</text:p>
          </table:table-cell>
          <table:table-cell office:value-type="float" office:value="0.0229781" calcext:value-type="float">
            <text:p>0.0229781</text:p>
          </table:table-cell>
          <table:table-cell office:value-type="float" office:value="0.0194669" calcext:value-type="float">
            <text:p>0.01946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71388" calcext:value-type="float">
            <text:p>4.71388</text:p>
          </table:table-cell>
          <table:table-cell office:value-type="float" office:value="0.0153893" calcext:value-type="float">
            <text:p>0.015389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.54421" calcext:value-type="float">
            <text:p>4.54421</text:p>
          </table:table-cell>
          <table:table-cell office:value-type="float" office:value="4.54803" calcext:value-type="float">
            <text:p>4.54803</text:p>
          </table:table-cell>
          <table:table-cell office:value-type="float" office:value="0.0249245" calcext:value-type="float">
            <text:p>0.0249245</text:p>
          </table:table-cell>
          <table:table-cell office:value-type="float" office:value="0.0227613" calcext:value-type="float">
            <text:p>0.02276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71381" calcext:value-type="float">
            <text:p>4.71381</text:p>
          </table:table-cell>
          <table:table-cell office:value-type="float" office:value="0.0158022" calcext:value-type="float">
            <text:p>0.015802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.47238" calcext:value-type="float">
            <text:p>4.47238</text:p>
          </table:table-cell>
          <table:table-cell office:value-type="float" office:value="4.47801" calcext:value-type="float">
            <text:p>4.47801</text:p>
          </table:table-cell>
          <table:table-cell office:value-type="float" office:value="0.0285498" calcext:value-type="float">
            <text:p>0.0285498</text:p>
          </table:table-cell>
          <table:table-cell office:value-type="float" office:value="0.0359389" calcext:value-type="float">
            <text:p>0.03593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7138" calcext:value-type="float">
            <text:p>4.7138</text:p>
          </table:table-cell>
          <table:table-cell office:value-type="float" office:value="0.0158117" calcext:value-type="float">
            <text:p>0.01581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39934" calcext:value-type="float">
            <text:p>4.39934</text:p>
          </table:table-cell>
          <table:table-cell office:value-type="float" office:value="4.36993" calcext:value-type="float">
            <text:p>4.36993</text:p>
          </table:table-cell>
          <table:table-cell office:value-type="float" office:value="0.040514" calcext:value-type="float">
            <text:p>0.040514</text:p>
          </table:table-cell>
          <table:table-cell office:value-type="float" office:value="0.0452231" calcext:value-type="float">
            <text:p>0.04522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71376" calcext:value-type="float">
            <text:p>4.71376</text:p>
          </table:table-cell>
          <table:table-cell office:value-type="float" office:value="0.0148372" calcext:value-type="float">
            <text:p>0.014837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.23457" calcext:value-type="float">
            <text:p>4.23457</text:p>
          </table:table-cell>
          <table:table-cell office:value-type="float" office:value="4.22069" calcext:value-type="float">
            <text:p>4.22069</text:p>
          </table:table-cell>
          <table:table-cell office:value-type="float" office:value="0.0558912" calcext:value-type="float">
            <text:p>0.0558912</text:p>
          </table:table-cell>
          <table:table-cell office:value-type="float" office:value="0.0587002" calcext:value-type="float">
            <text:p>0.05870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71384" calcext:value-type="float">
            <text:p>4.71384</text:p>
          </table:table-cell>
          <table:table-cell office:value-type="float" office:value="0.0158022" calcext:value-type="float">
            <text:p>0.015802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05205" calcext:value-type="float">
            <text:p>4.05205</text:p>
          </table:table-cell>
          <table:table-cell office:value-type="float" office:value="4.07578" calcext:value-type="float">
            <text:p>4.07578</text:p>
          </table:table-cell>
          <table:table-cell office:value-type="float" office:value="0.0800604" calcext:value-type="float">
            <text:p>0.0800604</text:p>
          </table:table-cell>
          <table:table-cell office:value-type="float" office:value="0.0856544" calcext:value-type="float">
            <text:p>0.08565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71371" calcext:value-type="float">
            <text:p>4.71371</text:p>
          </table:table-cell>
          <table:table-cell office:value-type="float" office:value="0.0147254" calcext:value-type="float">
            <text:p>0.014725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.88303" calcext:value-type="float">
            <text:p>3.88303</text:p>
          </table:table-cell>
          <table:table-cell office:value-type="float" office:value="3.99588" calcext:value-type="float">
            <text:p>3.99588</text:p>
          </table:table-cell>
          <table:table-cell office:value-type="float" office:value="0.102341" calcext:value-type="float">
            <text:p>0.102341</text:p>
          </table:table-cell>
          <table:table-cell office:value-type="float" office:value="0.0931417" calcext:value-type="float">
            <text:p>0.09314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7138" calcext:value-type="float">
            <text:p>4.7138</text:p>
          </table:table-cell>
          <table:table-cell office:value-type="float" office:value="0.0158022" calcext:value-type="float">
            <text:p>0.015802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.71353" calcext:value-type="float">
            <text:p>3.71353</text:p>
          </table:table-cell>
          <table:table-cell office:value-type="float" office:value="3.92863" calcext:value-type="float">
            <text:p>3.92863</text:p>
          </table:table-cell>
          <table:table-cell office:value-type="float" office:value="0.120257" calcext:value-type="float">
            <text:p>0.120257</text:p>
          </table:table-cell>
          <table:table-cell office:value-type="float" office:value="0.099431" calcext:value-type="float">
            <text:p>0.0994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71398" calcext:value-type="float">
            <text:p>4.71398</text:p>
          </table:table-cell>
          <table:table-cell office:value-type="float" office:value="0.0152686" calcext:value-type="float">
            <text:p>0.015268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.62056" calcext:value-type="float">
            <text:p>3.62056</text:p>
          </table:table-cell>
          <table:table-cell office:value-type="float" office:value="3.82334" calcext:value-type="float">
            <text:p>3.82334</text:p>
          </table:table-cell>
          <table:table-cell office:value-type="float" office:value="0.132628" calcext:value-type="float">
            <text:p>0.132628</text:p>
          </table:table-cell>
          <table:table-cell office:value-type="float" office:value="0.115004" calcext:value-type="float">
            <text:p>0.115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71372" calcext:value-type="float">
            <text:p>4.71372</text:p>
          </table:table-cell>
          <table:table-cell office:value-type="float" office:value="0.0158022" calcext:value-type="float">
            <text:p>0.015802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.5" calcext:value-type="float">
            <text:p>3.5</text:p>
          </table:table-cell>
          <table:table-cell office:value-type="float" office:value="3.70824" calcext:value-type="float">
            <text:p>3.70824</text:p>
          </table:table-cell>
          <table:table-cell office:value-type="float" office:value="0.147356" calcext:value-type="float">
            <text:p>0.147356</text:p>
          </table:table-cell>
          <table:table-cell office:value-type="float" office:value="0.121593" calcext:value-type="float">
            <text:p>0.1215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71389" calcext:value-type="float">
            <text:p>4.71389</text:p>
          </table:table-cell>
          <table:table-cell office:value-type="float" office:value="0.0153197" calcext:value-type="float">
            <text:p>0.015319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.39863" calcext:value-type="float">
            <text:p>3.39863</text:p>
          </table:table-cell>
          <table:table-cell office:value-type="float" office:value="3.66771" calcext:value-type="float">
            <text:p>3.66771</text:p>
          </table:table-cell>
          <table:table-cell office:value-type="float" office:value="0.161376" calcext:value-type="float">
            <text:p>0.161376</text:p>
          </table:table-cell>
          <table:table-cell office:value-type="float" office:value="0.133573" calcext:value-type="float">
            <text:p>0.1335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7138" calcext:value-type="float">
            <text:p>4.7138</text:p>
          </table:table-cell>
          <table:table-cell office:value-type="float" office:value="0.0156307" calcext:value-type="float">
            <text:p>0.015630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.34027" calcext:value-type="float">
            <text:p>3.34027</text:p>
          </table:table-cell>
          <table:table-cell office:value-type="float" office:value="3.61963" calcext:value-type="float">
            <text:p>3.61963</text:p>
          </table:table-cell>
          <table:table-cell office:value-type="float" office:value="0.164653" calcext:value-type="float">
            <text:p>0.164653</text:p>
          </table:table-cell>
          <table:table-cell office:value-type="float" office:value="0.15274" calcext:value-type="float">
            <text:p>0.152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71376" calcext:value-type="float">
            <text:p>4.71376</text:p>
          </table:table-cell>
          <table:table-cell office:value-type="float" office:value="0.0158022" calcext:value-type="float">
            <text:p>0.015802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23425" calcext:value-type="float">
            <text:p>3.23425</text:p>
          </table:table-cell>
          <table:table-cell office:value-type="float" office:value="3.54032" calcext:value-type="float">
            <text:p>3.54032</text:p>
          </table:table-cell>
          <table:table-cell office:value-type="float" office:value="0.180287" calcext:value-type="float">
            <text:p>0.180287</text:p>
          </table:table-cell>
          <table:table-cell office:value-type="float" office:value="0.147948" calcext:value-type="float">
            <text:p>0.1479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71378" calcext:value-type="float">
            <text:p>4.71378</text:p>
          </table:table-cell>
          <table:table-cell office:value-type="float" office:value="0.0145444" calcext:value-type="float">
            <text:p>0.014544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.12389" calcext:value-type="float">
            <text:p>3.12389</text:p>
          </table:table-cell>
          <table:table-cell office:value-type="float" office:value="3.52379" calcext:value-type="float">
            <text:p>3.52379</text:p>
          </table:table-cell>
          <table:table-cell office:value-type="float" office:value="0.200076" calcext:value-type="float">
            <text:p>0.200076</text:p>
          </table:table-cell>
          <table:table-cell office:value-type="float" office:value="0.154537" calcext:value-type="float">
            <text:p>0.1545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71372" calcext:value-type="float">
            <text:p>4.71372</text:p>
          </table:table-cell>
          <table:table-cell office:value-type="float" office:value="0.01538" calcext:value-type="float">
            <text:p>0.0153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.04619" calcext:value-type="float">
            <text:p>3.04619</text:p>
          </table:table-cell>
          <table:table-cell office:value-type="float" office:value="3.45437" calcext:value-type="float">
            <text:p>3.45437</text:p>
          </table:table-cell>
          <table:table-cell office:value-type="float" office:value="0.206647" calcext:value-type="float">
            <text:p>0.206647</text:p>
          </table:table-cell>
          <table:table-cell office:value-type="float" office:value="0.163223" calcext:value-type="float">
            <text:p>0.1632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71372" calcext:value-type="float">
            <text:p>4.71372</text:p>
          </table:table-cell>
          <table:table-cell office:value-type="float" office:value="0.0158022" calcext:value-type="float">
            <text:p>0.015802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.94228" calcext:value-type="float">
            <text:p>2.94228</text:p>
          </table:table-cell>
          <table:table-cell office:value-type="float" office:value="3.4271" calcext:value-type="float">
            <text:p>3.4271</text:p>
          </table:table-cell>
          <table:table-cell office:value-type="float" office:value="0.222281" calcext:value-type="float">
            <text:p>0.222281</text:p>
          </table:table-cell>
          <table:table-cell office:value-type="float" office:value="0.175801" calcext:value-type="float">
            <text:p>0.1758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71388" calcext:value-type="float">
            <text:p>4.71388</text:p>
          </table:table-cell>
          <table:table-cell office:value-type="float" office:value="0.0146047" calcext:value-type="float">
            <text:p>0.014604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.8445" calcext:value-type="float">
            <text:p>2.8445</text:p>
          </table:table-cell>
          <table:table-cell office:value-type="float" office:value="3.30102" calcext:value-type="float">
            <text:p>3.30102</text:p>
          </table:table-cell>
          <table:table-cell office:value-type="float" office:value="0.24645" calcext:value-type="float">
            <text:p>0.24645</text:p>
          </table:table-cell>
          <table:table-cell office:value-type="float" office:value="0.183588" calcext:value-type="float">
            <text:p>0.1835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71377" calcext:value-type="float">
            <text:p>4.71377</text:p>
          </table:table-cell>
          <table:table-cell office:value-type="float" office:value="0.0158022" calcext:value-type="float">
            <text:p>0.015802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.78297" calcext:value-type="float">
            <text:p>2.78297</text:p>
          </table:table-cell>
          <table:table-cell office:value-type="float" office:value="3.39271" calcext:value-type="float">
            <text:p>3.39271</text:p>
          </table:table-cell>
          <table:table-cell office:value-type="float" office:value="0.255858" calcext:value-type="float">
            <text:p>0.255858</text:p>
          </table:table-cell>
          <table:table-cell office:value-type="float" office:value="0.201857" calcext:value-type="float">
            <text:p>0.2018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71373" calcext:value-type="float">
            <text:p>4.71373</text:p>
          </table:table-cell>
          <table:table-cell office:value-type="float" office:value="0.0149668" calcext:value-type="float">
            <text:p>0.014966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.67143" calcext:value-type="float">
            <text:p>2.67143</text:p>
          </table:table-cell>
          <table:table-cell office:value-type="float" office:value="3.30534" calcext:value-type="float">
            <text:p>3.30534</text:p>
          </table:table-cell>
          <table:table-cell office:value-type="float" office:value="0.278852" calcext:value-type="float">
            <text:p>0.278852</text:p>
          </table:table-cell>
          <table:table-cell office:value-type="float" office:value="0.209344" calcext:value-type="float">
            <text:p>0.2093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.71379" calcext:value-type="float">
            <text:p>4.71379</text:p>
          </table:table-cell>
          <table:table-cell office:value-type="float" office:value="0.0158625" calcext:value-type="float">
            <text:p>0.015862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.59918" calcext:value-type="float">
            <text:p>2.59918</text:p>
          </table:table-cell>
          <table:table-cell office:value-type="float" office:value="3.25253" calcext:value-type="float">
            <text:p>3.25253</text:p>
          </table:table-cell>
          <table:table-cell office:value-type="float" office:value="0.293656" calcext:value-type="float">
            <text:p>0.293656</text:p>
          </table:table-cell>
          <table:table-cell office:value-type="float" office:value="0.210842" calcext:value-type="float">
            <text:p>0.2108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.71373" calcext:value-type="float">
            <text:p>4.71373</text:p>
          </table:table-cell>
          <table:table-cell office:value-type="float" office:value="0.0151387" calcext:value-type="float">
            <text:p>0.015138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.53337" calcext:value-type="float">
            <text:p>2.53337</text:p>
          </table:table-cell>
          <table:table-cell office:value-type="float" office:value="3.23584" calcext:value-type="float">
            <text:p>3.23584</text:p>
          </table:table-cell>
          <table:table-cell office:value-type="float" office:value="0.305669" calcext:value-type="float">
            <text:p>0.305669</text:p>
          </table:table-cell>
          <table:table-cell office:value-type="float" office:value="0.220725" calcext:value-type="float">
            <text:p>0.2207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7138" calcext:value-type="float">
            <text:p>4.7138</text:p>
          </table:table-cell>
          <table:table-cell office:value-type="float" office:value="0.0158117" calcext:value-type="float">
            <text:p>0.015811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.4628" calcext:value-type="float">
            <text:p>2.4628</text:p>
          </table:table-cell>
          <table:table-cell office:value-type="float" office:value="3.16641" calcext:value-type="float">
            <text:p>3.16641</text:p>
          </table:table-cell>
          <table:table-cell office:value-type="float" office:value="0.322659" calcext:value-type="float">
            <text:p>0.322659</text:p>
          </table:table-cell>
          <table:table-cell office:value-type="float" office:value="0.222522" calcext:value-type="float">
            <text:p>0.2225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.71374" calcext:value-type="float">
            <text:p>4.71374</text:p>
          </table:table-cell>
          <table:table-cell office:value-type="float" office:value="0.0155609" calcext:value-type="float">
            <text:p>0.015560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.41034" calcext:value-type="float">
            <text:p>2.41034</text:p>
          </table:table-cell>
          <table:table-cell office:value-type="float" office:value="3.21833" calcext:value-type="float">
            <text:p>3.21833</text:p>
          </table:table-cell>
          <table:table-cell office:value-type="float" office:value="0.333082" calcext:value-type="float">
            <text:p>0.333082</text:p>
          </table:table-cell>
          <table:table-cell office:value-type="float" office:value="0.242588" calcext:value-type="float">
            <text:p>0.2425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71377" calcext:value-type="float">
            <text:p>4.71377</text:p>
          </table:table-cell>
          <table:table-cell office:value-type="float" office:value="0.0149668" calcext:value-type="float">
            <text:p>0.014966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.35686" calcext:value-type="float">
            <text:p>2.35686</text:p>
          </table:table-cell>
          <table:table-cell office:value-type="float" office:value="3.19048" calcext:value-type="float">
            <text:p>3.19048</text:p>
          </table:table-cell>
          <table:table-cell office:value-type="float" office:value="0.343235" calcext:value-type="float">
            <text:p>0.343235</text:p>
          </table:table-cell>
          <table:table-cell office:value-type="float" office:value="0.230608" calcext:value-type="float">
            <text:p>0.2306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.71382" calcext:value-type="float">
            <text:p>4.71382</text:p>
          </table:table-cell>
          <table:table-cell office:value-type="float" office:value="0.0158022" calcext:value-type="float">
            <text:p>0.015802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.29338" calcext:value-type="float">
            <text:p>2.29338</text:p>
          </table:table-cell>
          <table:table-cell office:value-type="float" office:value="3.23999" calcext:value-type="float">
            <text:p>3.23999</text:p>
          </table:table-cell>
          <table:table-cell office:value-type="float" office:value="0.355967" calcext:value-type="float">
            <text:p>0.355967</text:p>
          </table:table-cell>
          <table:table-cell office:value-type="float" office:value="0.233902" calcext:value-type="float">
            <text:p>0.2339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71377" calcext:value-type="float">
            <text:p>4.71377</text:p>
          </table:table-cell>
          <table:table-cell office:value-type="float" office:value="0.0158022" calcext:value-type="float">
            <text:p>0.015802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.26368" calcext:value-type="float">
            <text:p>2.26368</text:p>
          </table:table-cell>
          <table:table-cell office:value-type="float" office:value="3.15206" calcext:value-type="float">
            <text:p>3.15206</text:p>
          </table:table-cell>
          <table:table-cell office:value-type="float" office:value="0.359592" calcext:value-type="float">
            <text:p>0.359592</text:p>
          </table:table-cell>
          <table:table-cell office:value-type="float" office:value="0.251872" calcext:value-type="float">
            <text:p>0.2518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.71375" calcext:value-type="float">
            <text:p>4.71375</text:p>
          </table:table-cell>
          <table:table-cell office:value-type="float" office:value="0.0156307" calcext:value-type="float">
            <text:p>0.015630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.25059" calcext:value-type="float">
            <text:p>2.25059</text:p>
          </table:table-cell>
          <table:table-cell office:value-type="float" office:value="3.13948" calcext:value-type="float">
            <text:p>3.13948</text:p>
          </table:table-cell>
          <table:table-cell office:value-type="float" office:value="0.363973" calcext:value-type="float">
            <text:p>0.363973</text:p>
          </table:table-cell>
          <table:table-cell office:value-type="float" office:value="0.242887" calcext:value-type="float">
            <text:p>0.24288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.71373" calcext:value-type="float">
            <text:p>4.71373</text:p>
          </table:table-cell>
          <table:table-cell office:value-type="float" office:value="0.0155006" calcext:value-type="float">
            <text:p>0.015500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.20341" calcext:value-type="float">
            <text:p>2.20341</text:p>
          </table:table-cell>
          <table:table-cell office:value-type="float" office:value="3.27146" calcext:value-type="float">
            <text:p>3.27146</text:p>
          </table:table-cell>
          <table:table-cell office:value-type="float" office:value="0.374074" calcext:value-type="float">
            <text:p>0.374074</text:p>
          </table:table-cell>
          <table:table-cell office:value-type="float" office:value="0.241989" calcext:value-type="float">
            <text:p>0.2419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.71385" calcext:value-type="float">
            <text:p>4.71385</text:p>
          </table:table-cell>
          <table:table-cell office:value-type="float" office:value="0.0155703" calcext:value-type="float">
            <text:p>0.015570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.16133" calcext:value-type="float">
            <text:p>2.16133</text:p>
          </table:table-cell>
          <table:table-cell office:value-type="float" office:value="3.1224" calcext:value-type="float">
            <text:p>3.1224</text:p>
          </table:table-cell>
          <table:table-cell office:value-type="float" office:value="0.385272" calcext:value-type="float">
            <text:p>0.385272</text:p>
          </table:table-cell>
          <table:table-cell office:value-type="float" office:value="0.255166" calcext:value-type="float">
            <text:p>0.25516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.71379" calcext:value-type="float">
            <text:p>4.71379</text:p>
          </table:table-cell>
          <table:table-cell office:value-type="float" office:value="0.01538" calcext:value-type="float">
            <text:p>0.0153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.13693" calcext:value-type="float">
            <text:p>2.13693</text:p>
          </table:table-cell>
          <table:table-cell office:value-type="float" office:value="3.29002" calcext:value-type="float">
            <text:p>3.29002</text:p>
          </table:table-cell>
          <table:table-cell office:value-type="float" office:value="0.388822" calcext:value-type="float">
            <text:p>0.388822</text:p>
          </table:table-cell>
          <table:table-cell office:value-type="float" office:value="0.238694" calcext:value-type="float">
            <text:p>0.2386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.71366" calcext:value-type="float">
            <text:p>4.71366</text:p>
          </table:table-cell>
          <table:table-cell office:value-type="float" office:value="0.0155609" calcext:value-type="float">
            <text:p>0.015560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.09785" calcext:value-type="float">
            <text:p>2.09785</text:p>
          </table:table-cell>
          <table:table-cell office:value-type="float" office:value="3.22058" calcext:value-type="float">
            <text:p>3.22058</text:p>
          </table:table-cell>
          <table:table-cell office:value-type="float" office:value="0.395994" calcext:value-type="float">
            <text:p>0.395994</text:p>
          </table:table-cell>
          <table:table-cell office:value-type="float" office:value="0.265049" calcext:value-type="float">
            <text:p>0.2650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.71383" calcext:value-type="float">
            <text:p>4.71383</text:p>
          </table:table-cell>
          <table:table-cell office:value-type="float" office:value="0.0158117" calcext:value-type="float">
            <text:p>0.015811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.07481" calcext:value-type="float">
            <text:p>2.07481</text:p>
          </table:table-cell>
          <table:table-cell office:value-type="float" office:value="3.29665" calcext:value-type="float">
            <text:p>3.29665</text:p>
          </table:table-cell>
          <table:table-cell office:value-type="float" office:value="0.401813" calcext:value-type="float">
            <text:p>0.401813</text:p>
          </table:table-cell>
          <table:table-cell office:value-type="float" office:value="0.256065" calcext:value-type="float">
            <text:p>0.25606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.71376" calcext:value-type="float">
            <text:p>4.71376</text:p>
          </table:table-cell>
          <table:table-cell office:value-type="float" office:value="0.0150181" calcext:value-type="float">
            <text:p>0.015018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.03" calcext:value-type="float">
            <text:p>2.03</text:p>
          </table:table-cell>
          <table:table-cell office:value-type="float" office:value="3.26936" calcext:value-type="float">
            <text:p>3.26936</text:p>
          </table:table-cell>
          <table:table-cell office:value-type="float" office:value="0.413595" calcext:value-type="float">
            <text:p>0.413595</text:p>
          </table:table-cell>
          <table:table-cell office:value-type="float" office:value="0.260557" calcext:value-type="float">
            <text:p>0.2605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71378" calcext:value-type="float">
            <text:p>4.71378</text:p>
          </table:table-cell>
          <table:table-cell office:value-type="float" office:value="0.0151479" calcext:value-type="float">
            <text:p>0.015147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.02787" calcext:value-type="float">
            <text:p>2.02787</text:p>
          </table:table-cell>
          <table:table-cell office:value-type="float" office:value="3.33577" calcext:value-type="float">
            <text:p>3.33577</text:p>
          </table:table-cell>
          <table:table-cell office:value-type="float" office:value="0.41164" calcext:value-type="float">
            <text:p>0.41164</text:p>
          </table:table-cell>
          <table:table-cell office:value-type="float" office:value="0.263552" calcext:value-type="float">
            <text:p>0.2635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.71374" calcext:value-type="float">
            <text:p>4.71374</text:p>
          </table:table-cell>
          <table:table-cell office:value-type="float" office:value="0.0158022" calcext:value-type="float">
            <text:p>0.015802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96827" calcext:value-type="float">
            <text:p>1.96827</text:p>
          </table:table-cell>
          <table:table-cell office:value-type="float" office:value="3.22517" calcext:value-type="float">
            <text:p>3.22517</text:p>
          </table:table-cell>
          <table:table-cell office:value-type="float" office:value="0.418882" calcext:value-type="float">
            <text:p>0.418882</text:p>
          </table:table-cell>
          <table:table-cell office:value-type="float" office:value="0.278227" calcext:value-type="float">
            <text:p>0.2782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.7138" calcext:value-type="float">
            <text:p>4.7138</text:p>
          </table:table-cell>
          <table:table-cell office:value-type="float" office:value="0.0151387" calcext:value-type="float">
            <text:p>0.015138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93591" calcext:value-type="float">
            <text:p>1.93591</text:p>
          </table:table-cell>
          <table:table-cell office:value-type="float" office:value="3.27041" calcext:value-type="float">
            <text:p>3.27041</text:p>
          </table:table-cell>
          <table:table-cell office:value-type="float" office:value="0.433837" calcext:value-type="float">
            <text:p>0.433837</text:p>
          </table:table-cell>
          <table:table-cell office:value-type="float" office:value="0.27643" calcext:value-type="float">
            <text:p>0.2764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7138" calcext:value-type="float">
            <text:p>4.7138</text:p>
          </table:table-cell>
          <table:table-cell office:value-type="float" office:value="0.015691" calcext:value-type="float">
            <text:p>0.01569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91196" calcext:value-type="float">
            <text:p>1.91196</text:p>
          </table:table-cell>
          <table:table-cell office:value-type="float" office:value="3.35598" calcext:value-type="float">
            <text:p>3.35598</text:p>
          </table:table-cell>
          <table:table-cell office:value-type="float" office:value="0.443958" calcext:value-type="float">
            <text:p>0.443958</text:p>
          </table:table-cell>
          <table:table-cell office:value-type="float" office:value="0.277329" calcext:value-type="float">
            <text:p>0.2773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.71379" calcext:value-type="float">
            <text:p>4.71379</text:p>
          </table:table-cell>
          <table:table-cell office:value-type="float" office:value="0.0151387" calcext:value-type="float">
            <text:p>0.015138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90574" calcext:value-type="float">
            <text:p>1.90574</text:p>
          </table:table-cell>
          <table:table-cell office:value-type="float" office:value="3.30692" calcext:value-type="float">
            <text:p>3.30692</text:p>
          </table:table-cell>
          <table:table-cell office:value-type="float" office:value="0.442177" calcext:value-type="float">
            <text:p>0.442177</text:p>
          </table:table-cell>
          <table:table-cell office:value-type="float" office:value="0.285115" calcext:value-type="float">
            <text:p>0.2851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71374" calcext:value-type="float">
            <text:p>4.71374</text:p>
          </table:table-cell>
          <table:table-cell office:value-type="float" office:value="0.0158117" calcext:value-type="float">
            <text:p>0.015811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86936" calcext:value-type="float">
            <text:p>1.86936</text:p>
          </table:table-cell>
          <table:table-cell office:value-type="float" office:value="3.3191" calcext:value-type="float">
            <text:p>3.3191</text:p>
          </table:table-cell>
          <table:table-cell office:value-type="float" office:value="0.453097" calcext:value-type="float">
            <text:p>0.453097</text:p>
          </table:table-cell>
          <table:table-cell office:value-type="float" office:value="0.269542" calcext:value-type="float">
            <text:p>0.26954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.71375" calcext:value-type="float">
            <text:p>4.71375</text:p>
          </table:table-cell>
          <table:table-cell office:value-type="float" office:value="0.0151387" calcext:value-type="float">
            <text:p>0.015138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85315" calcext:value-type="float">
            <text:p>1.85315</text:p>
          </table:table-cell>
          <table:table-cell office:value-type="float" office:value="3.27614" calcext:value-type="float">
            <text:p>3.27614</text:p>
          </table:table-cell>
          <table:table-cell office:value-type="float" office:value="0.451284" calcext:value-type="float">
            <text:p>0.451284</text:p>
          </table:table-cell>
          <table:table-cell office:value-type="float" office:value="0.278527" calcext:value-type="float">
            <text:p>0.2785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.71366" calcext:value-type="float">
            <text:p>4.71366</text:p>
          </table:table-cell>
          <table:table-cell office:value-type="float" office:value="0.0156212" calcext:value-type="float">
            <text:p>0.015621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81275" calcext:value-type="float">
            <text:p>1.81275</text:p>
          </table:table-cell>
          <table:table-cell office:value-type="float" office:value="3.30708" calcext:value-type="float">
            <text:p>3.30708</text:p>
          </table:table-cell>
          <table:table-cell office:value-type="float" office:value="0.457899" calcext:value-type="float">
            <text:p>0.457899</text:p>
          </table:table-cell>
          <table:table-cell office:value-type="float" office:value="0.286014" calcext:value-type="float">
            <text:p>0.2860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.71389" calcext:value-type="float">
            <text:p>4.71389</text:p>
          </table:table-cell>
          <table:table-cell office:value-type="float" office:value="0.0149668" calcext:value-type="float">
            <text:p>0.014966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80612" calcext:value-type="float">
            <text:p>1.80612</text:p>
          </table:table-cell>
          <table:table-cell office:value-type="float" office:value="3.37752" calcext:value-type="float">
            <text:p>3.37752</text:p>
          </table:table-cell>
          <table:table-cell office:value-type="float" office:value="0.464804" calcext:value-type="float">
            <text:p>0.464804</text:p>
          </table:table-cell>
          <table:table-cell office:value-type="float" office:value="0.27074" calcext:value-type="float">
            <text:p>0.2707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.71383" calcext:value-type="float">
            <text:p>4.71383</text:p>
          </table:table-cell>
          <table:table-cell office:value-type="float" office:value="0.0156212" calcext:value-type="float">
            <text:p>0.01562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.79639" calcext:value-type="float">
            <text:p>1.79639</text:p>
          </table:table-cell>
          <table:table-cell office:value-type="float" office:value="3.44884" calcext:value-type="float">
            <text:p>3.44884</text:p>
          </table:table-cell>
          <table:table-cell office:value-type="float" office:value="0.463066" calcext:value-type="float">
            <text:p>0.463066</text:p>
          </table:table-cell>
          <table:table-cell office:value-type="float" office:value="0.289009" calcext:value-type="float">
            <text:p>0.2890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71365" calcext:value-type="float">
            <text:p>4.71365</text:p>
          </table:table-cell>
          <table:table-cell office:value-type="float" office:value="0.0152686" calcext:value-type="float">
            <text:p>0.015268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.77835" calcext:value-type="float">
            <text:p>1.77835</text:p>
          </table:table-cell>
          <table:table-cell office:value-type="float" office:value="3.47253" calcext:value-type="float">
            <text:p>3.47253</text:p>
          </table:table-cell>
          <table:table-cell office:value-type="float" office:value="0.471429" calcext:value-type="float">
            <text:p>0.471429</text:p>
          </table:table-cell>
          <table:table-cell office:value-type="float" office:value="0.285714" calcext:value-type="float">
            <text:p>0.2857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.71374" calcext:value-type="float">
            <text:p>4.71374</text:p>
          </table:table-cell>
          <table:table-cell office:value-type="float" office:value="0.0155006" calcext:value-type="float">
            <text:p>0.015500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.76582" calcext:value-type="float">
            <text:p>1.76582</text:p>
          </table:table-cell>
          <table:table-cell office:value-type="float" office:value="3.42098" calcext:value-type="float">
            <text:p>3.42098</text:p>
          </table:table-cell>
          <table:table-cell office:value-type="float" office:value="0.470997" calcext:value-type="float">
            <text:p>0.470997</text:p>
          </table:table-cell>
          <table:table-cell office:value-type="float" office:value="0.297993" calcext:value-type="float">
            <text:p>0.29799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.71387" calcext:value-type="float">
            <text:p>4.71387</text:p>
          </table:table-cell>
          <table:table-cell office:value-type="float" office:value="0.0145356" calcext:value-type="float">
            <text:p>0.014535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.75465" calcext:value-type="float">
            <text:p>1.75465</text:p>
          </table:table-cell>
          <table:table-cell office:value-type="float" office:value="3.48609" calcext:value-type="float">
            <text:p>3.48609</text:p>
          </table:table-cell>
          <table:table-cell office:value-type="float" office:value="0.472961" calcext:value-type="float">
            <text:p>0.472961</text:p>
          </table:table-cell>
          <table:table-cell office:value-type="float" office:value="0.281521" calcext:value-type="float">
            <text:p>0.28152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.71364" calcext:value-type="float">
            <text:p>4.71364</text:p>
          </table:table-cell>
          <table:table-cell office:value-type="float" office:value="0.0158117" calcext:value-type="float">
            <text:p>0.015811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.73763" calcext:value-type="float">
            <text:p>1.73763</text:p>
          </table:table-cell>
          <table:table-cell office:value-type="float" office:value="3.50763" calcext:value-type="float">
            <text:p>3.50763</text:p>
          </table:table-cell>
          <table:table-cell office:value-type="float" office:value="0.479154" calcext:value-type="float">
            <text:p>0.479154</text:p>
          </table:table-cell>
          <table:table-cell office:value-type="float" office:value="0.278227" calcext:value-type="float">
            <text:p>0.27822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.71382" calcext:value-type="float">
            <text:p>4.71382</text:p>
          </table:table-cell>
          <table:table-cell office:value-type="float" office:value="0.0154403" calcext:value-type="float">
            <text:p>0.015440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.7262" calcext:value-type="float">
            <text:p>1.7262</text:p>
          </table:table-cell>
          <table:table-cell office:value-type="float" office:value="3.3839" calcext:value-type="float">
            <text:p>3.3839</text:p>
          </table:table-cell>
          <table:table-cell office:value-type="float" office:value="0.487453" calcext:value-type="float">
            <text:p>0.487453</text:p>
          </table:table-cell>
          <table:table-cell office:value-type="float" office:value="0.283917" calcext:value-type="float">
            <text:p>0.28391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.71378" calcext:value-type="float">
            <text:p>4.71378</text:p>
          </table:table-cell>
          <table:table-cell office:value-type="float" office:value="0.0149065" calcext:value-type="float">
            <text:p>0.014906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.72725" calcext:value-type="float">
            <text:p>1.72725</text:p>
          </table:table-cell>
          <table:table-cell office:value-type="float" office:value="3.68414" calcext:value-type="float">
            <text:p>3.68414</text:p>
          </table:table-cell>
          <table:table-cell office:value-type="float" office:value="0.480363" calcext:value-type="float">
            <text:p>0.480363</text:p>
          </table:table-cell>
          <table:table-cell office:value-type="float" office:value="0.282719" calcext:value-type="float">
            <text:p>0.28271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.71378" calcext:value-type="float">
            <text:p>4.71378</text:p>
          </table:table-cell>
          <table:table-cell office:value-type="float" office:value="0.0158022" calcext:value-type="float">
            <text:p>0.015802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.67736" calcext:value-type="float">
            <text:p>1.67736</text:p>
          </table:table-cell>
          <table:table-cell office:value-type="float" office:value="3.54965" calcext:value-type="float">
            <text:p>3.54965</text:p>
          </table:table-cell>
          <table:table-cell office:value-type="float" office:value="0.489955" calcext:value-type="float">
            <text:p>0.489955</text:p>
          </table:table-cell>
          <table:table-cell office:value-type="float" office:value="0.277628" calcext:value-type="float">
            <text:p>0.2776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.71371" calcext:value-type="float">
            <text:p>4.71371</text:p>
          </table:table-cell>
          <table:table-cell office:value-type="float" office:value="0.0151387" calcext:value-type="float">
            <text:p>0.015138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.68371" calcext:value-type="float">
            <text:p>1.68371</text:p>
          </table:table-cell>
          <table:table-cell office:value-type="float" office:value="3.54779" calcext:value-type="float">
            <text:p>3.54779</text:p>
          </table:table-cell>
          <table:table-cell office:value-type="float" office:value="0.494029" calcext:value-type="float">
            <text:p>0.494029</text:p>
          </table:table-cell>
          <table:table-cell office:value-type="float" office:value="0.283318" calcext:value-type="float">
            <text:p>0.2833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.71373" calcext:value-type="float">
            <text:p>4.71373</text:p>
          </table:table-cell>
          <table:table-cell office:value-type="float" office:value="0.0153289" calcext:value-type="float">
            <text:p>0.015328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.66075" calcext:value-type="float">
            <text:p>1.66075</text:p>
          </table:table-cell>
          <table:table-cell office:value-type="float" office:value="3.76825" calcext:value-type="float">
            <text:p>3.76825</text:p>
          </table:table-cell>
          <table:table-cell office:value-type="float" office:value="0.498112" calcext:value-type="float">
            <text:p>0.498112</text:p>
          </table:table-cell>
          <table:table-cell office:value-type="float" office:value="0.283917" calcext:value-type="float">
            <text:p>0.28391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.71377" calcext:value-type="float">
            <text:p>4.71377</text:p>
          </table:table-cell>
          <table:table-cell office:value-type="float" office:value="0.0148975" calcext:value-type="float">
            <text:p>0.014897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.66767" calcext:value-type="float">
            <text:p>1.66767</text:p>
          </table:table-cell>
          <table:table-cell office:value-type="float" office:value="3.6782" calcext:value-type="float">
            <text:p>3.6782</text:p>
          </table:table-cell>
          <table:table-cell office:value-type="float" office:value="0.494033" calcext:value-type="float">
            <text:p>0.494033</text:p>
          </table:table-cell>
          <table:table-cell office:value-type="float" office:value="0.291405" calcext:value-type="float">
            <text:p>0.2914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.71379" calcext:value-type="float">
            <text:p>4.71379</text:p>
          </table:table-cell>
          <table:table-cell office:value-type="float" office:value="0.0158117" calcext:value-type="float">
            <text:p>0.015811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63665" calcext:value-type="float">
            <text:p>1.63665</text:p>
          </table:table-cell>
          <table:table-cell office:value-type="float" office:value="3.52223" calcext:value-type="float">
            <text:p>3.52223</text:p>
          </table:table-cell>
          <table:table-cell office:value-type="float" office:value="0.507407" calcext:value-type="float">
            <text:p>0.507407</text:p>
          </table:table-cell>
          <table:table-cell office:value-type="float" office:value="0.290207" calcext:value-type="float">
            <text:p>0.29020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.7138" calcext:value-type="float">
            <text:p>4.7138</text:p>
          </table:table-cell>
          <table:table-cell office:value-type="float" office:value="0.0143546" calcext:value-type="float">
            <text:p>0.014354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.63013" calcext:value-type="float">
            <text:p>1.63013</text:p>
          </table:table-cell>
          <table:table-cell office:value-type="float" office:value="3.72038" calcext:value-type="float">
            <text:p>3.72038</text:p>
          </table:table-cell>
          <table:table-cell office:value-type="float" office:value="0.508006" calcext:value-type="float">
            <text:p>0.508006</text:p>
          </table:table-cell>
          <table:table-cell office:value-type="float" office:value="0.291704" calcext:value-type="float">
            <text:p>0.29170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.71359" calcext:value-type="float">
            <text:p>4.71359</text:p>
          </table:table-cell>
          <table:table-cell office:value-type="float" office:value="0.0158022" calcext:value-type="float">
            <text:p>0.015802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.62191" calcext:value-type="float">
            <text:p>1.62191</text:p>
          </table:table-cell>
          <table:table-cell office:value-type="float" office:value="3.78864" calcext:value-type="float">
            <text:p>3.78864</text:p>
          </table:table-cell>
          <table:table-cell office:value-type="float" office:value="0.510801" calcext:value-type="float">
            <text:p>0.510801</text:p>
          </table:table-cell>
          <table:table-cell office:value-type="float" office:value="0.28242" calcext:value-type="float">
            <text:p>0.2824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.71387" calcext:value-type="float">
            <text:p>4.71387</text:p>
          </table:table-cell>
          <table:table-cell office:value-type="float" office:value="0.01551" calcext:value-type="float">
            <text:p>0.0155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.61761" calcext:value-type="float">
            <text:p>1.61761</text:p>
          </table:table-cell>
          <table:table-cell office:value-type="float" office:value="3.65336" calcext:value-type="float">
            <text:p>3.65336</text:p>
          </table:table-cell>
          <table:table-cell office:value-type="float" office:value="0.513822" calcext:value-type="float">
            <text:p>0.513822</text:p>
          </table:table-cell>
          <table:table-cell office:value-type="float" office:value="0.280922" calcext:value-type="float">
            <text:p>0.2809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71377" calcext:value-type="float">
            <text:p>4.71377</text:p>
          </table:table-cell>
          <table:table-cell office:value-type="float" office:value="0.0158022" calcext:value-type="float">
            <text:p>0.015802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.62716" calcext:value-type="float">
            <text:p>1.62716</text:p>
          </table:table-cell>
          <table:table-cell office:value-type="float" office:value="3.6925" calcext:value-type="float">
            <text:p>3.6925</text:p>
          </table:table-cell>
          <table:table-cell office:value-type="float" office:value="0.504913" calcext:value-type="float">
            <text:p>0.504913</text:p>
          </table:table-cell>
          <table:table-cell office:value-type="float" office:value="0.285115" calcext:value-type="float">
            <text:p>0.2851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.71381" calcext:value-type="float">
            <text:p>4.71381</text:p>
          </table:table-cell>
          <table:table-cell office:value-type="float" office:value="0.0158117" calcext:value-type="float">
            <text:p>0.015811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.59514" calcext:value-type="float">
            <text:p>1.59514</text:p>
          </table:table-cell>
          <table:table-cell office:value-type="float" office:value="3.71323" calcext:value-type="float">
            <text:p>3.71323</text:p>
          </table:table-cell>
          <table:table-cell office:value-type="float" office:value="0.517523" calcext:value-type="float">
            <text:p>0.517523</text:p>
          </table:table-cell>
          <table:table-cell office:value-type="float" office:value="0.298592" calcext:value-type="float">
            <text:p>0.29859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.71376" calcext:value-type="float">
            <text:p>4.71376</text:p>
          </table:table-cell>
          <table:table-cell office:value-type="float" office:value="0.0155006" calcext:value-type="float">
            <text:p>0.015500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.57236" calcext:value-type="float">
            <text:p>1.57236</text:p>
          </table:table-cell>
          <table:table-cell office:value-type="float" office:value="3.77503" calcext:value-type="float">
            <text:p>3.77503</text:p>
          </table:table-cell>
          <table:table-cell office:value-type="float" office:value="0.51926" calcext:value-type="float">
            <text:p>0.51926</text:p>
          </table:table-cell>
          <table:table-cell office:value-type="float" office:value="0.297993" calcext:value-type="float">
            <text:p>0.29799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.71378" calcext:value-type="float">
            <text:p>4.71378</text:p>
          </table:table-cell>
          <table:table-cell office:value-type="float" office:value="0.0155609" calcext:value-type="float">
            <text:p>0.015560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.55743" calcext:value-type="float">
            <text:p>1.55743</text:p>
          </table:table-cell>
          <table:table-cell office:value-type="float" office:value="3.76728" calcext:value-type="float">
            <text:p>3.76728</text:p>
          </table:table-cell>
          <table:table-cell office:value-type="float" office:value="0.52192" calcext:value-type="float">
            <text:p>0.52192</text:p>
          </table:table-cell>
          <table:table-cell office:value-type="float" office:value="0.291704" calcext:value-type="float">
            <text:p>0.29170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.7138" calcext:value-type="float">
            <text:p>4.7138</text:p>
          </table:table-cell>
          <table:table-cell office:value-type="float" office:value="0.0152082" calcext:value-type="float">
            <text:p>0.015208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.55193" calcext:value-type="float">
            <text:p>1.55193</text:p>
          </table:table-cell>
          <table:table-cell office:value-type="float" office:value="3.75318" calcext:value-type="float">
            <text:p>3.75318</text:p>
          </table:table-cell>
          <table:table-cell office:value-type="float" office:value="0.526511" calcext:value-type="float">
            <text:p>0.526511</text:p>
          </table:table-cell>
          <table:table-cell office:value-type="float" office:value="0.284516" calcext:value-type="float">
            <text:p>0.28451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.71371" calcext:value-type="float">
            <text:p>4.71371</text:p>
          </table:table-cell>
          <table:table-cell office:value-type="float" office:value="0.0143546" calcext:value-type="float">
            <text:p>0.014354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.56503" calcext:value-type="float">
            <text:p>1.56503</text:p>
          </table:table-cell>
          <table:table-cell office:value-type="float" office:value="3.92921" calcext:value-type="float">
            <text:p>3.92921</text:p>
          </table:table-cell>
          <table:table-cell office:value-type="float" office:value="0.526057" calcext:value-type="float">
            <text:p>0.526057</text:p>
          </table:table-cell>
          <table:table-cell office:value-type="float" office:value="0.291704" calcext:value-type="float">
            <text:p>0.2917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7138" calcext:value-type="float">
            <text:p>4.7138</text:p>
          </table:table-cell>
          <table:table-cell office:value-type="float" office:value="0.01551" calcext:value-type="float">
            <text:p>0.0155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.55593" calcext:value-type="float">
            <text:p>1.55593</text:p>
          </table:table-cell>
          <table:table-cell office:value-type="float" office:value="3.81451" calcext:value-type="float">
            <text:p>3.81451</text:p>
          </table:table-cell>
          <table:table-cell office:value-type="float" office:value="0.524263" calcext:value-type="float">
            <text:p>0.524263</text:p>
          </table:table-cell>
          <table:table-cell office:value-type="float" office:value="0.286313" calcext:value-type="float">
            <text:p>0.28631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.71375" calcext:value-type="float">
            <text:p>4.71375</text:p>
          </table:table-cell>
          <table:table-cell office:value-type="float" office:value="0.0158022" calcext:value-type="float">
            <text:p>0.015802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.54236" calcext:value-type="float">
            <text:p>1.54236</text:p>
          </table:table-cell>
          <table:table-cell office:value-type="float" office:value="3.7525" calcext:value-type="float">
            <text:p>3.7525</text:p>
          </table:table-cell>
          <table:table-cell office:value-type="float" office:value="0.526662" calcext:value-type="float">
            <text:p>0.526662</text:p>
          </table:table-cell>
          <table:table-cell office:value-type="float" office:value="0.2941" calcext:value-type="float">
            <text:p>0.294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.7138" calcext:value-type="float">
            <text:p>4.7138</text:p>
          </table:table-cell>
          <table:table-cell office:value-type="float" office:value="0.0148975" calcext:value-type="float">
            <text:p>0.014897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.54915" calcext:value-type="float">
            <text:p>1.54915</text:p>
          </table:table-cell>
          <table:table-cell office:value-type="float" office:value="3.69511" calcext:value-type="float">
            <text:p>3.69511</text:p>
          </table:table-cell>
          <table:table-cell office:value-type="float" office:value="0.531495" calcext:value-type="float">
            <text:p>0.531495</text:p>
          </table:table-cell>
          <table:table-cell office:value-type="float" office:value="0.283318" calcext:value-type="float">
            <text:p>0.2833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.71374" calcext:value-type="float">
            <text:p>4.71374</text:p>
          </table:table-cell>
          <table:table-cell office:value-type="float" office:value="0.0150875" calcext:value-type="float">
            <text:p>0.015087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.52957" calcext:value-type="float">
            <text:p>1.52957</text:p>
          </table:table-cell>
          <table:table-cell office:value-type="float" office:value="3.82298" calcext:value-type="float">
            <text:p>3.82298</text:p>
          </table:table-cell>
          <table:table-cell office:value-type="float" office:value="0.529683" calcext:value-type="float">
            <text:p>0.529683</text:p>
          </table:table-cell>
          <table:table-cell office:value-type="float" office:value="0.301288" calcext:value-type="float">
            <text:p>0.30128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.71368" calcext:value-type="float">
            <text:p>4.71368</text:p>
          </table:table-cell>
          <table:table-cell office:value-type="float" office:value="0.0158022" calcext:value-type="float">
            <text:p>0.015802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.51355" calcext:value-type="float">
            <text:p>1.51355</text:p>
          </table:table-cell>
          <table:table-cell office:value-type="float" office:value="3.95584" calcext:value-type="float">
            <text:p>3.95584</text:p>
          </table:table-cell>
          <table:table-cell office:value-type="float" office:value="0.534014" calcext:value-type="float">
            <text:p>0.534014</text:p>
          </table:table-cell>
          <table:table-cell office:value-type="float" office:value="0.289308" calcext:value-type="float">
            <text:p>0.28930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.71384" calcext:value-type="float">
            <text:p>4.71384</text:p>
          </table:table-cell>
          <table:table-cell office:value-type="float" office:value="0.0146651" calcext:value-type="float">
            <text:p>0.014665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.52657" calcext:value-type="float">
            <text:p>1.52657</text:p>
          </table:table-cell>
          <table:table-cell office:value-type="float" office:value="3.73608" calcext:value-type="float">
            <text:p>3.73608</text:p>
          </table:table-cell>
          <table:table-cell office:value-type="float" office:value="0.536103" calcext:value-type="float">
            <text:p>0.536103</text:p>
          </table:table-cell>
          <table:table-cell office:value-type="float" office:value="0.308775" calcext:value-type="float">
            <text:p>0.3087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.71382" calcext:value-type="float">
            <text:p>4.71382</text:p>
          </table:table-cell>
          <table:table-cell office:value-type="float" office:value="0.0147768" calcext:value-type="float">
            <text:p>0.014776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.50021" calcext:value-type="float">
            <text:p>1.50021</text:p>
          </table:table-cell>
          <table:table-cell office:value-type="float" office:value="3.88562" calcext:value-type="float">
            <text:p>3.88562</text:p>
          </table:table-cell>
          <table:table-cell office:value-type="float" office:value="0.54003" calcext:value-type="float">
            <text:p>0.54003</text:p>
          </table:table-cell>
          <table:table-cell office:value-type="float" office:value="0.286313" calcext:value-type="float">
            <text:p>0.2863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.71381" calcext:value-type="float">
            <text:p>4.71381</text:p>
          </table:table-cell>
          <table:table-cell office:value-type="float" office:value="0.0150784" calcext:value-type="float">
            <text:p>0.015078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.4972" calcext:value-type="float">
            <text:p>1.4972</text:p>
          </table:table-cell>
          <table:table-cell office:value-type="float" office:value="3.77519" calcext:value-type="float">
            <text:p>3.77519</text:p>
          </table:table-cell>
          <table:table-cell office:value-type="float" office:value="0.539002" calcext:value-type="float">
            <text:p>0.539002</text:p>
          </table:table-cell>
          <table:table-cell office:value-type="float" office:value="0.313267" calcext:value-type="float">
            <text:p>0.3132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.71379" calcext:value-type="float">
            <text:p>4.71379</text:p>
          </table:table-cell>
          <table:table-cell office:value-type="float" office:value="0.0155703" calcext:value-type="float">
            <text:p>0.015570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.50766" calcext:value-type="float">
            <text:p>1.50766</text:p>
          </table:table-cell>
          <table:table-cell office:value-type="float" office:value="3.93283" calcext:value-type="float">
            <text:p>3.93283</text:p>
          </table:table-cell>
          <table:table-cell office:value-type="float" office:value="0.531949" calcext:value-type="float">
            <text:p>0.531949</text:p>
          </table:table-cell>
          <table:table-cell office:value-type="float" office:value="0.295298" calcext:value-type="float">
            <text:p>0.2952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.71368" calcext:value-type="float">
            <text:p>4.71368</text:p>
          </table:table-cell>
          <table:table-cell office:value-type="float" office:value="0.0155006" calcext:value-type="float">
            <text:p>0.015500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.4905" calcext:value-type="float">
            <text:p>1.4905</text:p>
          </table:table-cell>
          <table:table-cell office:value-type="float" office:value="3.96944" calcext:value-type="float">
            <text:p>3.96944</text:p>
          </table:table-cell>
          <table:table-cell office:value-type="float" office:value="0.543127" calcext:value-type="float">
            <text:p>0.543127</text:p>
          </table:table-cell>
          <table:table-cell office:value-type="float" office:value="0.283318" calcext:value-type="float">
            <text:p>0.2833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71376" calcext:value-type="float">
            <text:p>4.71376</text:p>
          </table:table-cell>
          <table:table-cell office:value-type="float" office:value="0.0153289" calcext:value-type="float">
            <text:p>0.015328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48119" calcext:value-type="float">
            <text:p>1.48119</text:p>
          </table:table-cell>
          <table:table-cell office:value-type="float" office:value="4.05272" calcext:value-type="float">
            <text:p>4.05272</text:p>
          </table:table-cell>
          <table:table-cell office:value-type="float" office:value="0.551323" calcext:value-type="float">
            <text:p>0.551323</text:p>
          </table:table-cell>
          <table:table-cell office:value-type="float" office:value="0.293501" calcext:value-type="float">
            <text:p>0.2935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.71382" calcext:value-type="float">
            <text:p>4.71382</text:p>
          </table:table-cell>
          <table:table-cell office:value-type="float" office:value="0.0155609" calcext:value-type="float">
            <text:p>0.015560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.47852" calcext:value-type="float">
            <text:p>1.47852</text:p>
          </table:table-cell>
          <table:table-cell office:value-type="float" office:value="3.85837" calcext:value-type="float">
            <text:p>3.85837</text:p>
          </table:table-cell>
          <table:table-cell office:value-type="float" office:value="0.546073" calcext:value-type="float">
            <text:p>0.546073</text:p>
          </table:table-cell>
          <table:table-cell office:value-type="float" office:value="0.293501" calcext:value-type="float">
            <text:p>0.2935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.71381" calcext:value-type="float">
            <text:p>4.71381</text:p>
          </table:table-cell>
          <table:table-cell office:value-type="float" office:value="0.0154403" calcext:value-type="float">
            <text:p>0.015440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.43766" calcext:value-type="float">
            <text:p>1.43766</text:p>
          </table:table-cell>
          <table:table-cell office:value-type="float" office:value="4.0379" calcext:value-type="float">
            <text:p>4.0379</text:p>
          </table:table-cell>
          <table:table-cell office:value-type="float" office:value="0.560423" calcext:value-type="float">
            <text:p>0.560423</text:p>
          </table:table-cell>
          <table:table-cell office:value-type="float" office:value="0.302486" calcext:value-type="float">
            <text:p>0.30248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.71371" calcext:value-type="float">
            <text:p>4.71371</text:p>
          </table:table-cell>
          <table:table-cell office:value-type="float" office:value="0.0142426" calcext:value-type="float">
            <text:p>0.014242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.4528" calcext:value-type="float">
            <text:p>1.4528</text:p>
          </table:table-cell>
          <table:table-cell office:value-type="float" office:value="4.04309" calcext:value-type="float">
            <text:p>4.04309</text:p>
          </table:table-cell>
          <table:table-cell office:value-type="float" office:value="0.554154" calcext:value-type="float">
            <text:p>0.554154</text:p>
          </table:table-cell>
          <table:table-cell office:value-type="float" office:value="0.294699" calcext:value-type="float">
            <text:p>0.29469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.71371" calcext:value-type="float">
            <text:p>4.71371</text:p>
          </table:table-cell>
          <table:table-cell office:value-type="float" office:value="0.0146562" calcext:value-type="float">
            <text:p>0.014656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.43761" calcext:value-type="float">
            <text:p>1.43761</text:p>
          </table:table-cell>
          <table:table-cell office:value-type="float" office:value="4.02512" calcext:value-type="float">
            <text:p>4.02512</text:p>
          </table:table-cell>
          <table:table-cell office:value-type="float" office:value="0.557596" calcext:value-type="float">
            <text:p>0.557596</text:p>
          </table:table-cell>
          <table:table-cell office:value-type="float" office:value="0.28841" calcext:value-type="float">
            <text:p>0.2884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.71387" calcext:value-type="float">
            <text:p>4.71387</text:p>
          </table:table-cell>
          <table:table-cell office:value-type="float" office:value="0.0158117" calcext:value-type="float">
            <text:p>0.01581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.41928" calcext:value-type="float">
            <text:p>1.41928</text:p>
          </table:table-cell>
          <table:table-cell office:value-type="float" office:value="4.08557" calcext:value-type="float">
            <text:p>4.08557</text:p>
          </table:table-cell>
          <table:table-cell office:value-type="float" office:value="0.565786" calcext:value-type="float">
            <text:p>0.565786</text:p>
          </table:table-cell>
          <table:table-cell office:value-type="float" office:value="0.308476" calcext:value-type="float">
            <text:p>0.30847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.71453" calcext:value-type="float">
            <text:p>4.71453</text:p>
          </table:table-cell>
          <table:table-cell office:value-type="float" office:value="0.0155006" calcext:value-type="float">
            <text:p>0.015500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.42231" calcext:value-type="float">
            <text:p>1.42231</text:p>
          </table:table-cell>
          <table:table-cell office:value-type="float" office:value="4.03662" calcext:value-type="float">
            <text:p>4.03662</text:p>
          </table:table-cell>
          <table:table-cell office:value-type="float" office:value="0.56503" calcext:value-type="float">
            <text:p>0.56503</text:p>
          </table:table-cell>
          <table:table-cell office:value-type="float" office:value="0.307278" calcext:value-type="float">
            <text:p>0.30727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.71443" calcext:value-type="float">
            <text:p>4.71443</text:p>
          </table:table-cell>
          <table:table-cell office:value-type="float" office:value="0.0150784" calcext:value-type="float">
            <text:p>0.015078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.40826" calcext:value-type="float">
            <text:p>1.40826</text:p>
          </table:table-cell>
          <table:table-cell office:value-type="float" office:value="3.89375" calcext:value-type="float">
            <text:p>3.89375</text:p>
          </table:table-cell>
          <table:table-cell office:value-type="float" office:value="0.567574" calcext:value-type="float">
            <text:p>0.567574</text:p>
          </table:table-cell>
          <table:table-cell office:value-type="float" office:value="0.312369" calcext:value-type="float">
            <text:p>0.3123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70399" calcext:value-type="float">
            <text:p>4.70399</text:p>
          </table:table-cell>
          <table:table-cell office:value-type="float" office:value="0.0161738" calcext:value-type="float">
            <text:p>0.016173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.3811" calcext:value-type="float">
            <text:p>1.3811</text:p>
          </table:table-cell>
          <table:table-cell office:value-type="float" office:value="4.02692" calcext:value-type="float">
            <text:p>4.02692</text:p>
          </table:table-cell>
          <table:table-cell office:value-type="float" office:value="0.57719" calcext:value-type="float">
            <text:p>0.57719</text:p>
          </table:table-cell>
          <table:table-cell office:value-type="float" office:value="0.310872" calcext:value-type="float">
            <text:p>0.31087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.5602" calcext:value-type="float">
            <text:p>4.5602</text:p>
          </table:table-cell>
          <table:table-cell office:value-type="float" office:value="0.0268396" calcext:value-type="float">
            <text:p>0.026839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.38973" calcext:value-type="float">
            <text:p>1.38973</text:p>
          </table:table-cell>
          <table:table-cell office:value-type="float" office:value="4.15901" calcext:value-type="float">
            <text:p>4.15901</text:p>
          </table:table-cell>
          <table:table-cell office:value-type="float" office:value="0.574849" calcext:value-type="float">
            <text:p>0.574849</text:p>
          </table:table-cell>
          <table:table-cell office:value-type="float" office:value="0.306679" calcext:value-type="float">
            <text:p>0.30667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.34594" calcext:value-type="float">
            <text:p>4.34594</text:p>
          </table:table-cell>
          <table:table-cell office:value-type="float" office:value="0.0508147" calcext:value-type="float">
            <text:p>0.050814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.38563" calcext:value-type="float">
            <text:p>1.38563</text:p>
          </table:table-cell>
          <table:table-cell office:value-type="float" office:value="4.12679" calcext:value-type="float">
            <text:p>4.12679</text:p>
          </table:table-cell>
          <table:table-cell office:value-type="float" office:value="0.575208" calcext:value-type="float">
            <text:p>0.575208</text:p>
          </table:table-cell>
          <table:table-cell office:value-type="float" office:value="0.314166" calcext:value-type="float">
            <text:p>0.31416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.16841" calcext:value-type="float">
            <text:p>4.16841</text:p>
          </table:table-cell>
          <table:table-cell office:value-type="float" office:value="0.0679735" calcext:value-type="float">
            <text:p>0.067973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.36239" calcext:value-type="float">
            <text:p>1.36239</text:p>
          </table:table-cell>
          <table:table-cell office:value-type="float" office:value="4.19732" calcext:value-type="float">
            <text:p>4.19732</text:p>
          </table:table-cell>
          <table:table-cell office:value-type="float" office:value="0.584819" calcext:value-type="float">
            <text:p>0.584819</text:p>
          </table:table-cell>
          <table:table-cell office:value-type="float" office:value="0.299491" calcext:value-type="float">
            <text:p>0.2994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.0193" calcext:value-type="float">
            <text:p>4.0193</text:p>
          </table:table-cell>
          <table:table-cell office:value-type="float" office:value="0.0808806" calcext:value-type="float">
            <text:p>0.080880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.33358" calcext:value-type="float">
            <text:p>1.33358</text:p>
          </table:table-cell>
          <table:table-cell office:value-type="float" office:value="4.20212" calcext:value-type="float">
            <text:p>4.20212</text:p>
          </table:table-cell>
          <table:table-cell office:value-type="float" office:value="0.586103" calcext:value-type="float">
            <text:p>0.586103</text:p>
          </table:table-cell>
          <table:table-cell office:value-type="float" office:value="0.311471" calcext:value-type="float">
            <text:p>0.31147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.90737" calcext:value-type="float">
            <text:p>3.90737</text:p>
          </table:table-cell>
          <table:table-cell office:value-type="float" office:value="0.0889559" calcext:value-type="float">
            <text:p>0.088955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.3322" calcext:value-type="float">
            <text:p>1.3322</text:p>
          </table:table-cell>
          <table:table-cell office:value-type="float" office:value="4.18467" calcext:value-type="float">
            <text:p>4.18467</text:p>
          </table:table-cell>
          <table:table-cell office:value-type="float" office:value="0.589275" calcext:value-type="float">
            <text:p>0.589275</text:p>
          </table:table-cell>
          <table:table-cell office:value-type="float" office:value="0.315963" calcext:value-type="float">
            <text:p>0.31596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.80208" calcext:value-type="float">
            <text:p>3.80208</text:p>
          </table:table-cell>
          <table:table-cell office:value-type="float" office:value="0.0980097" calcext:value-type="float">
            <text:p>0.0980097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.32236" calcext:value-type="float">
            <text:p>1.32236</text:p>
          </table:table-cell>
          <table:table-cell office:value-type="float" office:value="4.15123" calcext:value-type="float">
            <text:p>4.15123</text:p>
          </table:table-cell>
          <table:table-cell office:value-type="float" office:value="0.585865" calcext:value-type="float">
            <text:p>0.585865</text:p>
          </table:table-cell>
          <table:table-cell office:value-type="float" office:value="0.302785" calcext:value-type="float">
            <text:p>0.30278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.7087" calcext:value-type="float">
            <text:p>3.7087</text:p>
          </table:table-cell>
          <table:table-cell office:value-type="float" office:value="0.107483" calcext:value-type="float">
            <text:p>0.10748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.31024" calcext:value-type="float">
            <text:p>1.31024</text:p>
          </table:table-cell>
          <table:table-cell office:value-type="float" office:value="4.28253" calcext:value-type="float">
            <text:p>4.28253</text:p>
          </table:table-cell>
          <table:table-cell office:value-type="float" office:value="0.596299" calcext:value-type="float">
            <text:p>0.596299</text:p>
          </table:table-cell>
          <table:table-cell office:value-type="float" office:value="0.325247" calcext:value-type="float">
            <text:p>0.32524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.66304" calcext:value-type="float">
            <text:p>3.66304</text:p>
          </table:table-cell>
          <table:table-cell office:value-type="float" office:value="0.114234" calcext:value-type="float">
            <text:p>0.11423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.29616" calcext:value-type="float">
            <text:p>1.29616</text:p>
          </table:table-cell>
          <table:table-cell office:value-type="float" office:value="4.28791" calcext:value-type="float">
            <text:p>4.28791</text:p>
          </table:table-cell>
          <table:table-cell office:value-type="float" office:value="0.59864" calcext:value-type="float">
            <text:p>0.59864</text:p>
          </table:table-cell>
          <table:table-cell office:value-type="float" office:value="0.311171" calcext:value-type="float">
            <text:p>0.31117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.59453" calcext:value-type="float">
            <text:p>3.59453</text:p>
          </table:table-cell>
          <table:table-cell office:value-type="float" office:value="0.118396" calcext:value-type="float">
            <text:p>0.118396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.29003" calcext:value-type="float">
            <text:p>1.29003</text:p>
          </table:table-cell>
          <table:table-cell office:value-type="float" office:value="4.33997" calcext:value-type="float">
            <text:p>4.33997</text:p>
          </table:table-cell>
          <table:table-cell office:value-type="float" office:value="0.603855" calcext:value-type="float">
            <text:p>0.603855</text:p>
          </table:table-cell>
          <table:table-cell office:value-type="float" office:value="0.318059" calcext:value-type="float">
            <text:p>0.31805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.54113" calcext:value-type="float">
            <text:p>3.54113</text:p>
          </table:table-cell>
          <table:table-cell office:value-type="float" office:value="0.127821" calcext:value-type="float">
            <text:p>0.12782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.27955" calcext:value-type="float">
            <text:p>1.27955</text:p>
          </table:table-cell>
          <table:table-cell office:value-type="float" office:value="4.34315" calcext:value-type="float">
            <text:p>4.34315</text:p>
          </table:table-cell>
          <table:table-cell office:value-type="float" office:value="0.600755" calcext:value-type="float">
            <text:p>0.600755</text:p>
          </table:table-cell>
          <table:table-cell office:value-type="float" office:value="0.312369" calcext:value-type="float">
            <text:p>0.3123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.45497" calcext:value-type="float">
            <text:p>3.45497</text:p>
          </table:table-cell>
          <table:table-cell office:value-type="float" office:value="0.139928" calcext:value-type="float">
            <text:p>0.13992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.27938" calcext:value-type="float">
            <text:p>1.27938</text:p>
          </table:table-cell>
          <table:table-cell office:value-type="float" office:value="4.13243" calcext:value-type="float">
            <text:p>4.13243</text:p>
          </table:table-cell>
          <table:table-cell office:value-type="float" office:value="0.601284" calcext:value-type="float">
            <text:p>0.601284</text:p>
          </table:table-cell>
          <table:table-cell office:value-type="float" office:value="0.321054" calcext:value-type="float">
            <text:p>0.3210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40559" calcext:value-type="float">
            <text:p>3.40559</text:p>
          </table:table-cell>
          <table:table-cell office:value-type="float" office:value="0.153953" calcext:value-type="float">
            <text:p>0.15395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.25419" calcext:value-type="float">
            <text:p>1.25419</text:p>
          </table:table-cell>
          <table:table-cell office:value-type="float" office:value="4.46327" calcext:value-type="float">
            <text:p>4.46327</text:p>
          </table:table-cell>
          <table:table-cell office:value-type="float" office:value="0.61028" calcext:value-type="float">
            <text:p>0.61028</text:p>
          </table:table-cell>
          <table:table-cell office:value-type="float" office:value="0.315663" calcext:value-type="float">
            <text:p>0.31566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.32643" calcext:value-type="float">
            <text:p>3.32643</text:p>
          </table:table-cell>
          <table:table-cell office:value-type="float" office:value="0.163571" calcext:value-type="float">
            <text:p>0.16357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.25956" calcext:value-type="float">
            <text:p>1.25956</text:p>
          </table:table-cell>
          <table:table-cell office:value-type="float" office:value="4.25407" calcext:value-type="float">
            <text:p>4.25407</text:p>
          </table:table-cell>
          <table:table-cell office:value-type="float" office:value="0.611027" calcext:value-type="float">
            <text:p>0.611027</text:p>
          </table:table-cell>
          <table:table-cell office:value-type="float" office:value="0.320455" calcext:value-type="float">
            <text:p>0.32045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.22515" calcext:value-type="float">
            <text:p>3.22515</text:p>
          </table:table-cell>
          <table:table-cell office:value-type="float" office:value="0.176176" calcext:value-type="float">
            <text:p>0.17617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.25403" calcext:value-type="float">
            <text:p>1.25403</text:p>
          </table:table-cell>
          <table:table-cell office:value-type="float" office:value="4.43735" calcext:value-type="float">
            <text:p>4.43735</text:p>
          </table:table-cell>
          <table:table-cell office:value-type="float" office:value="0.612009" calcext:value-type="float">
            <text:p>0.612009</text:p>
          </table:table-cell>
          <table:table-cell office:value-type="float" office:value="0.303085" calcext:value-type="float">
            <text:p>0.30308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.20508" calcext:value-type="float">
            <text:p>3.20508</text:p>
          </table:table-cell>
          <table:table-cell office:value-type="float" office:value="0.180507" calcext:value-type="float">
            <text:p>0.180507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.23894" calcext:value-type="float">
            <text:p>1.23894</text:p>
          </table:table-cell>
          <table:table-cell office:value-type="float" office:value="4.20333" calcext:value-type="float">
            <text:p>4.20333</text:p>
          </table:table-cell>
          <table:table-cell office:value-type="float" office:value="0.619789" calcext:value-type="float">
            <text:p>0.619789</text:p>
          </table:table-cell>
          <table:table-cell office:value-type="float" office:value="0.316562" calcext:value-type="float">
            <text:p>0.31656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.14919" calcext:value-type="float">
            <text:p>3.14919</text:p>
          </table:table-cell>
          <table:table-cell office:value-type="float" office:value="0.187696" calcext:value-type="float">
            <text:p>0.18769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.22359" calcext:value-type="float">
            <text:p>1.22359</text:p>
          </table:table-cell>
          <table:table-cell office:value-type="float" office:value="4.27279" calcext:value-type="float">
            <text:p>4.27279</text:p>
          </table:table-cell>
          <table:table-cell office:value-type="float" office:value="0.620711" calcext:value-type="float">
            <text:p>0.620711</text:p>
          </table:table-cell>
          <table:table-cell office:value-type="float" office:value="0.31746" calcext:value-type="float">
            <text:p>0.3174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.12447" calcext:value-type="float">
            <text:p>3.12447</text:p>
          </table:table-cell>
          <table:table-cell office:value-type="float" office:value="0.18799" calcext:value-type="float">
            <text:p>0.1879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.22349" calcext:value-type="float">
            <text:p>1.22349</text:p>
          </table:table-cell>
          <table:table-cell office:value-type="float" office:value="4.45294" calcext:value-type="float">
            <text:p>4.45294</text:p>
          </table:table-cell>
          <table:table-cell office:value-type="float" office:value="0.624698" calcext:value-type="float">
            <text:p>0.624698</text:p>
          </table:table-cell>
          <table:table-cell office:value-type="float" office:value="0.318059" calcext:value-type="float">
            <text:p>0.31805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.07837" calcext:value-type="float">
            <text:p>3.07837</text:p>
          </table:table-cell>
          <table:table-cell office:value-type="float" office:value="0.197165" calcext:value-type="float">
            <text:p>0.19716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.22774" calcext:value-type="float">
            <text:p>1.22774</text:p>
          </table:table-cell>
          <table:table-cell office:value-type="float" office:value="3.99594" calcext:value-type="float">
            <text:p>3.99594</text:p>
          </table:table-cell>
          <table:table-cell office:value-type="float" office:value="0.619109" calcext:value-type="float">
            <text:p>0.619109</text:p>
          </table:table-cell>
          <table:table-cell office:value-type="float" office:value="0.315064" calcext:value-type="float">
            <text:p>0.31506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.04135" calcext:value-type="float">
            <text:p>3.04135</text:p>
          </table:table-cell>
          <table:table-cell office:value-type="float" office:value="0.200905" calcext:value-type="float">
            <text:p>0.20090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.20768" calcext:value-type="float">
            <text:p>1.20768</text:p>
          </table:table-cell>
          <table:table-cell office:value-type="float" office:value="4.45893" calcext:value-type="float">
            <text:p>4.45893</text:p>
          </table:table-cell>
          <table:table-cell office:value-type="float" office:value="0.618519" calcext:value-type="float">
            <text:p>0.618519</text:p>
          </table:table-cell>
          <table:table-cell office:value-type="float" office:value="0.319257" calcext:value-type="float">
            <text:p>0.31925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.02379" calcext:value-type="float">
            <text:p>3.02379</text:p>
          </table:table-cell>
          <table:table-cell office:value-type="float" office:value="0.205069" calcext:value-type="float">
            <text:p>0.205069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.21496" calcext:value-type="float">
            <text:p>1.21496</text:p>
          </table:table-cell>
          <table:table-cell office:value-type="float" office:value="4.2406" calcext:value-type="float">
            <text:p>4.2406</text:p>
          </table:table-cell>
          <table:table-cell office:value-type="float" office:value="0.621752" calcext:value-type="float">
            <text:p>0.621752</text:p>
          </table:table-cell>
          <table:table-cell office:value-type="float" office:value="0.325846" calcext:value-type="float">
            <text:p>0.32584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.00949" calcext:value-type="float">
            <text:p>3.00949</text:p>
          </table:table-cell>
          <table:table-cell office:value-type="float" office:value="0.206212" calcext:value-type="float">
            <text:p>0.20621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.20697" calcext:value-type="float">
            <text:p>1.20697</text:p>
          </table:table-cell>
          <table:table-cell office:value-type="float" office:value="4.2587" calcext:value-type="float">
            <text:p>4.2587</text:p>
          </table:table-cell>
          <table:table-cell office:value-type="float" office:value="0.624471" calcext:value-type="float">
            <text:p>0.624471</text:p>
          </table:table-cell>
          <table:table-cell office:value-type="float" office:value="0.310273" calcext:value-type="float">
            <text:p>0.31027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96491" calcext:value-type="float">
            <text:p>2.96491</text:p>
          </table:table-cell>
          <table:table-cell office:value-type="float" office:value="0.214725" calcext:value-type="float">
            <text:p>0.21472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.19648" calcext:value-type="float">
            <text:p>1.19648</text:p>
          </table:table-cell>
          <table:table-cell office:value-type="float" office:value="4.40138" calcext:value-type="float">
            <text:p>4.40138</text:p>
          </table:table-cell>
          <table:table-cell office:value-type="float" office:value="0.630612" calcext:value-type="float">
            <text:p>0.630612</text:p>
          </table:table-cell>
          <table:table-cell office:value-type="float" office:value="0.318658" calcext:value-type="float">
            <text:p>0.31865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.94219" calcext:value-type="float">
            <text:p>2.94219</text:p>
          </table:table-cell>
          <table:table-cell office:value-type="float" office:value="0.218818" calcext:value-type="float">
            <text:p>0.218818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.18922" calcext:value-type="float">
            <text:p>1.18922</text:p>
          </table:table-cell>
          <table:table-cell office:value-type="float" office:value="4.5457" calcext:value-type="float">
            <text:p>4.5457</text:p>
          </table:table-cell>
          <table:table-cell office:value-type="float" office:value="0.629985" calcext:value-type="float">
            <text:p>0.629985</text:p>
          </table:table-cell>
          <table:table-cell office:value-type="float" office:value="0.313267" calcext:value-type="float">
            <text:p>0.31326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.94347" calcext:value-type="float">
            <text:p>2.94347</text:p>
          </table:table-cell>
          <table:table-cell office:value-type="float" office:value="0.218758" calcext:value-type="float">
            <text:p>0.218758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.19112" calcext:value-type="float">
            <text:p>1.19112</text:p>
          </table:table-cell>
          <table:table-cell office:value-type="float" office:value="4.534" calcext:value-type="float">
            <text:p>4.534</text:p>
          </table:table-cell>
          <table:table-cell office:value-type="float" office:value="0.631042" calcext:value-type="float">
            <text:p>0.631042</text:p>
          </table:table-cell>
          <table:table-cell office:value-type="float" office:value="0.310572" calcext:value-type="float">
            <text:p>0.31057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.89014" calcext:value-type="float">
            <text:p>2.89014</text:p>
          </table:table-cell>
          <table:table-cell office:value-type="float" office:value="0.228847" calcext:value-type="float">
            <text:p>0.22884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.19598" calcext:value-type="float">
            <text:p>1.19598</text:p>
          </table:table-cell>
          <table:table-cell office:value-type="float" office:value="4.35208" calcext:value-type="float">
            <text:p>4.35208</text:p>
          </table:table-cell>
          <table:table-cell office:value-type="float" office:value="0.631949" calcext:value-type="float">
            <text:p>0.631949</text:p>
          </table:table-cell>
          <table:table-cell office:value-type="float" office:value="0.309674" calcext:value-type="float">
            <text:p>0.30967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.89715" calcext:value-type="float">
            <text:p>2.89715</text:p>
          </table:table-cell>
          <table:table-cell office:value-type="float" office:value="0.225754" calcext:value-type="float">
            <text:p>0.225754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.18016" calcext:value-type="float">
            <text:p>1.18016</text:p>
          </table:table-cell>
          <table:table-cell office:value-type="float" office:value="4.38118" calcext:value-type="float">
            <text:p>4.38118</text:p>
          </table:table-cell>
          <table:table-cell office:value-type="float" office:value="0.634921" calcext:value-type="float">
            <text:p>0.634921</text:p>
          </table:table-cell>
          <table:table-cell office:value-type="float" office:value="0.321653" calcext:value-type="float">
            <text:p>0.32165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.83522" calcext:value-type="float">
            <text:p>2.83522</text:p>
          </table:table-cell>
          <table:table-cell office:value-type="float" office:value="0.239891" calcext:value-type="float">
            <text:p>0.23989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.18008" calcext:value-type="float">
            <text:p>1.18008</text:p>
          </table:table-cell>
          <table:table-cell office:value-type="float" office:value="4.70272" calcext:value-type="float">
            <text:p>4.70272</text:p>
          </table:table-cell>
          <table:table-cell office:value-type="float" office:value="0.638671" calcext:value-type="float">
            <text:p>0.638671</text:p>
          </table:table-cell>
          <table:table-cell office:value-type="float" office:value="0.310572" calcext:value-type="float">
            <text:p>0.31057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.79672" calcext:value-type="float">
            <text:p>2.79672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.16326" calcext:value-type="float">
            <text:p>1.16326</text:p>
          </table:table-cell>
          <table:table-cell office:value-type="float" office:value="4.43382" calcext:value-type="float">
            <text:p>4.43382</text:p>
          </table:table-cell>
          <table:table-cell office:value-type="float" office:value="0.63497" calcext:value-type="float">
            <text:p>0.63497</text:p>
          </table:table-cell>
          <table:table-cell office:value-type="float" office:value="0.334232" calcext:value-type="float">
            <text:p>0.33423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.74825" calcext:value-type="float">
            <text:p>2.74825</text:p>
          </table:table-cell>
          <table:table-cell office:value-type="float" office:value="0.258866" calcext:value-type="float">
            <text:p>0.258866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.16265" calcext:value-type="float">
            <text:p>1.16265</text:p>
          </table:table-cell>
          <table:table-cell office:value-type="float" office:value="4.77448" calcext:value-type="float">
            <text:p>4.77448</text:p>
          </table:table-cell>
          <table:table-cell office:value-type="float" office:value="0.640514" calcext:value-type="float">
            <text:p>0.640514</text:p>
          </table:table-cell>
          <table:table-cell office:value-type="float" office:value="0.324648" calcext:value-type="float">
            <text:p>0.32464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.7272" calcext:value-type="float">
            <text:p>2.7272</text:p>
          </table:table-cell>
          <table:table-cell office:value-type="float" office:value="0.2586" calcext:value-type="float">
            <text:p>0.2586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.18572" calcext:value-type="float">
            <text:p>1.18572</text:p>
          </table:table-cell>
          <table:table-cell office:value-type="float" office:value="4.36272" calcext:value-type="float">
            <text:p>4.36272</text:p>
          </table:table-cell>
          <table:table-cell office:value-type="float" office:value="0.631798" calcext:value-type="float">
            <text:p>0.631798</text:p>
          </table:table-cell>
          <table:table-cell office:value-type="float" office:value="0.318059" calcext:value-type="float">
            <text:p>0.31805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.69321" calcext:value-type="float">
            <text:p>2.69321</text:p>
          </table:table-cell>
          <table:table-cell office:value-type="float" office:value="0.270567" calcext:value-type="float">
            <text:p>0.270567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.1571" calcext:value-type="float">
            <text:p>1.1571</text:p>
          </table:table-cell>
          <table:table-cell office:value-type="float" office:value="4.81622" calcext:value-type="float">
            <text:p>4.81622</text:p>
          </table:table-cell>
          <table:table-cell office:value-type="float" office:value="0.639955" calcext:value-type="float">
            <text:p>0.639955</text:p>
          </table:table-cell>
          <table:table-cell office:value-type="float" office:value="0.302785" calcext:value-type="float">
            <text:p>0.30278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.68743" calcext:value-type="float">
            <text:p>2.68743</text:p>
          </table:table-cell>
          <table:table-cell office:value-type="float" office:value="0.266566" calcext:value-type="float">
            <text:p>0.26656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.18162" calcext:value-type="float">
            <text:p>1.18162</text:p>
          </table:table-cell>
          <table:table-cell office:value-type="float" office:value="4.49687" calcext:value-type="float">
            <text:p>4.49687</text:p>
          </table:table-cell>
          <table:table-cell office:value-type="float" office:value="0.635752" calcext:value-type="float">
            <text:p>0.635752</text:p>
          </table:table-cell>
          <table:table-cell office:value-type="float" office:value="0.312369" calcext:value-type="float">
            <text:p>0.31236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.66308" calcext:value-type="float">
            <text:p>2.66308</text:p>
          </table:table-cell>
          <table:table-cell office:value-type="float" office:value="0.273402" calcext:value-type="float">
            <text:p>0.273402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.15246" calcext:value-type="float">
            <text:p>1.15246</text:p>
          </table:table-cell>
          <table:table-cell office:value-type="float" office:value="4.78663" calcext:value-type="float">
            <text:p>4.78663</text:p>
          </table:table-cell>
          <table:table-cell office:value-type="float" office:value="0.641465" calcext:value-type="float">
            <text:p>0.641465</text:p>
          </table:table-cell>
          <table:table-cell office:value-type="float" office:value="0.31776" calcext:value-type="float">
            <text:p>0.3177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.643" calcext:value-type="float">
            <text:p>2.643</text:p>
          </table:table-cell>
          <table:table-cell office:value-type="float" office:value="0.272919" calcext:value-type="float">
            <text:p>0.272919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.14931" calcext:value-type="float">
            <text:p>1.14931</text:p>
          </table:table-cell>
          <table:table-cell office:value-type="float" office:value="4.4848" calcext:value-type="float">
            <text:p>4.4848</text:p>
          </table:table-cell>
          <table:table-cell office:value-type="float" office:value="0.642145" calcext:value-type="float">
            <text:p>0.642145</text:p>
          </table:table-cell>
          <table:table-cell office:value-type="float" office:value="0.325846" calcext:value-type="float">
            <text:p>0.32584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.63212" calcext:value-type="float">
            <text:p>2.63212</text:p>
          </table:table-cell>
          <table:table-cell office:value-type="float" office:value="0.277127" calcext:value-type="float">
            <text:p>0.27712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.13524" calcext:value-type="float">
            <text:p>1.13524</text:p>
          </table:table-cell>
          <table:table-cell office:value-type="float" office:value="4.78043" calcext:value-type="float">
            <text:p>4.78043</text:p>
          </table:table-cell>
          <table:table-cell office:value-type="float" office:value="0.642296" calcext:value-type="float">
            <text:p>0.642296</text:p>
          </table:table-cell>
          <table:table-cell office:value-type="float" office:value="0.324349" calcext:value-type="float">
            <text:p>0.32434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.59755" calcext:value-type="float">
            <text:p>2.59755</text:p>
          </table:table-cell>
          <table:table-cell office:value-type="float" office:value="0.282811" calcext:value-type="float">
            <text:p>0.28281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.13847" calcext:value-type="float">
            <text:p>1.13847</text:p>
          </table:table-cell>
          <table:table-cell office:value-type="float" office:value="4.80132" calcext:value-type="float">
            <text:p>4.80132</text:p>
          </table:table-cell>
          <table:table-cell office:value-type="float" office:value="0.645125" calcext:value-type="float">
            <text:p>0.645125</text:p>
          </table:table-cell>
          <table:table-cell office:value-type="float" office:value="0.310872" calcext:value-type="float">
            <text:p>0.31087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.5881" calcext:value-type="float">
            <text:p>2.5881</text:p>
          </table:table-cell>
          <table:table-cell office:value-type="float" office:value="0.28105" calcext:value-type="float">
            <text:p>0.2810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.1354" calcext:value-type="float">
            <text:p>1.1354</text:p>
          </table:table-cell>
          <table:table-cell office:value-type="float" office:value="4.78426" calcext:value-type="float">
            <text:p>4.78426</text:p>
          </table:table-cell>
          <table:table-cell office:value-type="float" office:value="0.640483" calcext:value-type="float">
            <text:p>0.640483</text:p>
          </table:table-cell>
          <table:table-cell office:value-type="float" office:value="0.32375" calcext:value-type="float">
            <text:p>0.3237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.58626" calcext:value-type="float">
            <text:p>2.58626</text:p>
          </table:table-cell>
          <table:table-cell office:value-type="float" office:value="0.282147" calcext:value-type="float">
            <text:p>0.282147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.13739" calcext:value-type="float">
            <text:p>1.13739</text:p>
          </table:table-cell>
          <table:table-cell office:value-type="float" office:value="4.86573" calcext:value-type="float">
            <text:p>4.86573</text:p>
          </table:table-cell>
          <table:table-cell office:value-type="float" office:value="0.645166" calcext:value-type="float">
            <text:p>0.645166</text:p>
          </table:table-cell>
          <table:table-cell office:value-type="float" office:value="0.309374" calcext:value-type="float">
            <text:p>0.30937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.5651" calcext:value-type="float">
            <text:p>2.5651</text:p>
          </table:table-cell>
          <table:table-cell office:value-type="float" office:value="0.2924" calcext:value-type="float">
            <text:p>0.2924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.14186" calcext:value-type="float">
            <text:p>1.14186</text:p>
          </table:table-cell>
          <table:table-cell office:value-type="float" office:value="4.75632" calcext:value-type="float">
            <text:p>4.75632</text:p>
          </table:table-cell>
          <table:table-cell office:value-type="float" office:value="0.640212" calcext:value-type="float">
            <text:p>0.640212</text:p>
          </table:table-cell>
          <table:table-cell office:value-type="float" office:value="0.324349" calcext:value-type="float">
            <text:p>0.3243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.51641" calcext:value-type="float">
            <text:p>2.51641</text:p>
          </table:table-cell>
          <table:table-cell office:value-type="float" office:value="0.302897" calcext:value-type="float">
            <text:p>0.30289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.13418" calcext:value-type="float">
            <text:p>1.13418</text:p>
          </table:table-cell>
          <table:table-cell office:value-type="float" office:value="4.58588" calcext:value-type="float">
            <text:p>4.58588</text:p>
          </table:table-cell>
          <table:table-cell office:value-type="float" office:value="0.647961" calcext:value-type="float">
            <text:p>0.647961</text:p>
          </table:table-cell>
          <table:table-cell office:value-type="float" office:value="0.327643" calcext:value-type="float">
            <text:p>0.32764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.51156" calcext:value-type="float">
            <text:p>2.51156</text:p>
          </table:table-cell>
          <table:table-cell office:value-type="float" office:value="0.30199" calcext:value-type="float">
            <text:p>0.30199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.1355" calcext:value-type="float">
            <text:p>1.1355</text:p>
          </table:table-cell>
          <table:table-cell office:value-type="float" office:value="5.01023" calcext:value-type="float">
            <text:p>5.01023</text:p>
          </table:table-cell>
          <table:table-cell office:value-type="float" office:value="0.648489" calcext:value-type="float">
            <text:p>0.648489</text:p>
          </table:table-cell>
          <table:table-cell office:value-type="float" office:value="0.328242" calcext:value-type="float">
            <text:p>0.32824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.48888" calcext:value-type="float">
            <text:p>2.48888</text:p>
          </table:table-cell>
          <table:table-cell office:value-type="float" office:value="0.306276" calcext:value-type="float">
            <text:p>0.30627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.1054" calcext:value-type="float">
            <text:p>1.1054</text:p>
          </table:table-cell>
          <table:table-cell office:value-type="float" office:value="4.81159" calcext:value-type="float">
            <text:p>4.81159</text:p>
          </table:table-cell>
          <table:table-cell office:value-type="float" office:value="0.65155" calcext:value-type="float">
            <text:p>0.65155</text:p>
          </table:table-cell>
          <table:table-cell office:value-type="float" office:value="0.319856" calcext:value-type="float">
            <text:p>0.31985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.46691" calcext:value-type="float">
            <text:p>2.46691</text:p>
          </table:table-cell>
          <table:table-cell office:value-type="float" office:value="0.310434" calcext:value-type="float">
            <text:p>0.310434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.12435" calcext:value-type="float">
            <text:p>1.12435</text:p>
          </table:table-cell>
          <table:table-cell office:value-type="float" office:value="4.78104" calcext:value-type="float">
            <text:p>4.78104</text:p>
          </table:table-cell>
          <table:table-cell office:value-type="float" office:value="0.64645" calcext:value-type="float">
            <text:p>0.64645</text:p>
          </table:table-cell>
          <table:table-cell office:value-type="float" office:value="0.328841" calcext:value-type="float">
            <text:p>0.32884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.45929" calcext:value-type="float">
            <text:p>2.45929</text:p>
          </table:table-cell>
          <table:table-cell office:value-type="float" office:value="0.316767" calcext:value-type="float">
            <text:p>0.316767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.10537" calcext:value-type="float">
            <text:p>1.10537</text:p>
          </table:table-cell>
          <table:table-cell office:value-type="float" office:value="5.00791" calcext:value-type="float">
            <text:p>5.00791</text:p>
          </table:table-cell>
          <table:table-cell office:value-type="float" office:value="0.652492" calcext:value-type="float">
            <text:p>0.652492</text:p>
          </table:table-cell>
          <table:table-cell office:value-type="float" office:value="0.313866" calcext:value-type="float">
            <text:p>0.31386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.44866" calcext:value-type="float">
            <text:p>2.44866</text:p>
          </table:table-cell>
          <table:table-cell office:value-type="float" office:value="0.316174" calcext:value-type="float">
            <text:p>0.316174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.10979" calcext:value-type="float">
            <text:p>1.10979</text:p>
          </table:table-cell>
          <table:table-cell office:value-type="float" office:value="4.98742" calcext:value-type="float">
            <text:p>4.98742</text:p>
          </table:table-cell>
          <table:table-cell office:value-type="float" office:value="0.65574" calcext:value-type="float">
            <text:p>0.65574</text:p>
          </table:table-cell>
          <table:table-cell office:value-type="float" office:value="0.32375" calcext:value-type="float">
            <text:p>0.3237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.41496" calcext:value-type="float">
            <text:p>2.41496</text:p>
          </table:table-cell>
          <table:table-cell office:value-type="float" office:value="0.319783" calcext:value-type="float">
            <text:p>0.319783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.09075" calcext:value-type="float">
            <text:p>1.09075</text:p>
          </table:table-cell>
          <table:table-cell office:value-type="float" office:value="4.95192" calcext:value-type="float">
            <text:p>4.95192</text:p>
          </table:table-cell>
          <table:table-cell office:value-type="float" office:value="0.660393" calcext:value-type="float">
            <text:p>0.660393</text:p>
          </table:table-cell>
          <table:table-cell office:value-type="float" office:value="0.333932" calcext:value-type="float">
            <text:p>0.33393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.42177" calcext:value-type="float">
            <text:p>2.42177</text:p>
          </table:table-cell>
          <table:table-cell office:value-type="float" office:value="0.323235" calcext:value-type="float">
            <text:p>0.32323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.09507" calcext:value-type="float">
            <text:p>1.09507</text:p>
          </table:table-cell>
          <table:table-cell office:value-type="float" office:value="4.87379" calcext:value-type="float">
            <text:p>4.87379</text:p>
          </table:table-cell>
          <table:table-cell office:value-type="float" office:value="0.662689" calcext:value-type="float">
            <text:p>0.662689</text:p>
          </table:table-cell>
          <table:table-cell office:value-type="float" office:value="0.33513" calcext:value-type="float">
            <text:p>0.3351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.3848" calcext:value-type="float">
            <text:p>2.3848</text:p>
          </table:table-cell>
          <table:table-cell office:value-type="float" office:value="0.326055" calcext:value-type="float">
            <text:p>0.326055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.08606" calcext:value-type="float">
            <text:p>1.08606</text:p>
          </table:table-cell>
          <table:table-cell office:value-type="float" office:value="4.82918" calcext:value-type="float">
            <text:p>4.82918</text:p>
          </table:table-cell>
          <table:table-cell office:value-type="float" office:value="0.660121" calcext:value-type="float">
            <text:p>0.660121</text:p>
          </table:table-cell>
          <table:table-cell office:value-type="float" office:value="0.314166" calcext:value-type="float">
            <text:p>0.31416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.39164" calcext:value-type="float">
            <text:p>2.39164</text:p>
          </table:table-cell>
          <table:table-cell office:value-type="float" office:value="0.331484" calcext:value-type="float">
            <text:p>0.331484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.07698" calcext:value-type="float">
            <text:p>1.07698</text:p>
          </table:table-cell>
          <table:table-cell office:value-type="float" office:value="4.80982" calcext:value-type="float">
            <text:p>4.80982</text:p>
          </table:table-cell>
          <table:table-cell office:value-type="float" office:value="0.66387" calcext:value-type="float">
            <text:p>0.66387</text:p>
          </table:table-cell>
          <table:table-cell office:value-type="float" office:value="0.31746" calcext:value-type="float">
            <text:p>0.3174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.38513" calcext:value-type="float">
            <text:p>2.38513</text:p>
          </table:table-cell>
          <table:table-cell office:value-type="float" office:value="0.330597" calcext:value-type="float">
            <text:p>0.330597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.09732" calcext:value-type="float">
            <text:p>1.09732</text:p>
          </table:table-cell>
          <table:table-cell office:value-type="float" office:value="5.04871" calcext:value-type="float">
            <text:p>5.04871</text:p>
          </table:table-cell>
          <table:table-cell office:value-type="float" office:value="0.659743" calcext:value-type="float">
            <text:p>0.659743</text:p>
          </table:table-cell>
          <table:table-cell office:value-type="float" office:value="0.332435" calcext:value-type="float">
            <text:p>0.33243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.37637" calcext:value-type="float">
            <text:p>2.37637</text:p>
          </table:table-cell>
          <table:table-cell office:value-type="float" office:value="0.332449" calcext:value-type="float">
            <text:p>0.332449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.08141" calcext:value-type="float">
            <text:p>1.08141</text:p>
          </table:table-cell>
          <table:table-cell office:value-type="float" office:value="4.91453" calcext:value-type="float">
            <text:p>4.91453</text:p>
          </table:table-cell>
          <table:table-cell office:value-type="float" office:value="0.660876" calcext:value-type="float">
            <text:p>0.660876</text:p>
          </table:table-cell>
          <table:table-cell office:value-type="float" office:value="0.32944" calcext:value-type="float">
            <text:p>0.3294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.34368" calcext:value-type="float">
            <text:p>2.34368</text:p>
          </table:table-cell>
          <table:table-cell office:value-type="float" office:value="0.334762" calcext:value-type="float">
            <text:p>0.33476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.06904" calcext:value-type="float">
            <text:p>1.06904</text:p>
          </table:table-cell>
          <table:table-cell office:value-type="float" office:value="5.15666" calcext:value-type="float">
            <text:p>5.15666</text:p>
          </table:table-cell>
          <table:table-cell office:value-type="float" office:value="0.662887" calcext:value-type="float">
            <text:p>0.662887</text:p>
          </table:table-cell>
          <table:table-cell office:value-type="float" office:value="0.31776" calcext:value-type="float">
            <text:p>0.3177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.32079" calcext:value-type="float">
            <text:p>2.32079</text:p>
          </table:table-cell>
          <table:table-cell office:value-type="float" office:value="0.341677" calcext:value-type="float">
            <text:p>0.341677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.09094" calcext:value-type="float">
            <text:p>1.09094</text:p>
          </table:table-cell>
          <table:table-cell office:value-type="float" office:value="5.07663" calcext:value-type="float">
            <text:p>5.07663</text:p>
          </table:table-cell>
          <table:table-cell office:value-type="float" office:value="0.658912" calcext:value-type="float">
            <text:p>0.658912</text:p>
          </table:table-cell>
          <table:table-cell office:value-type="float" office:value="0.328841" calcext:value-type="float">
            <text:p>0.3288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.30766" calcext:value-type="float">
            <text:p>2.30766</text:p>
          </table:table-cell>
          <table:table-cell office:value-type="float" office:value="0.346984" calcext:value-type="float">
            <text:p>0.346984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.07727" calcext:value-type="float">
            <text:p>1.07727</text:p>
          </table:table-cell>
          <table:table-cell office:value-type="float" office:value="5.11344" calcext:value-type="float">
            <text:p>5.11344</text:p>
          </table:table-cell>
          <table:table-cell office:value-type="float" office:value="0.664804" calcext:value-type="float">
            <text:p>0.664804</text:p>
          </table:table-cell>
          <table:table-cell office:value-type="float" office:value="0.325547" calcext:value-type="float">
            <text:p>0.32554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.2737" calcext:value-type="float">
            <text:p>2.2737</text:p>
          </table:table-cell>
          <table:table-cell office:value-type="float" office:value="0.35516" calcext:value-type="float">
            <text:p>0.35516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.08379" calcext:value-type="float">
            <text:p>1.08379</text:p>
          </table:table-cell>
          <table:table-cell office:value-type="float" office:value="4.72675" calcext:value-type="float">
            <text:p>4.72675</text:p>
          </table:table-cell>
          <table:table-cell office:value-type="float" office:value="0.665937" calcext:value-type="float">
            <text:p>0.665937</text:p>
          </table:table-cell>
          <table:table-cell office:value-type="float" office:value="0.330937" calcext:value-type="float">
            <text:p>0.33093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.25319" calcext:value-type="float">
            <text:p>2.25319</text:p>
          </table:table-cell>
          <table:table-cell office:value-type="float" office:value="0.360495" calcext:value-type="float">
            <text:p>0.360495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.06438" calcext:value-type="float">
            <text:p>1.06438</text:p>
          </table:table-cell>
          <table:table-cell office:value-type="float" office:value="4.99957" calcext:value-type="float">
            <text:p>4.99957</text:p>
          </table:table-cell>
          <table:table-cell office:value-type="float" office:value="0.668027" calcext:value-type="float">
            <text:p>0.668027</text:p>
          </table:table-cell>
          <table:table-cell office:value-type="float" office:value="0.339024" calcext:value-type="float">
            <text:p>0.33902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.23046" calcext:value-type="float">
            <text:p>2.23046</text:p>
          </table:table-cell>
          <table:table-cell office:value-type="float" office:value="0.363428" calcext:value-type="float">
            <text:p>0.363428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.06571" calcext:value-type="float">
            <text:p>1.06571</text:p>
          </table:table-cell>
          <table:table-cell office:value-type="float" office:value="4.94481" calcext:value-type="float">
            <text:p>4.94481</text:p>
          </table:table-cell>
          <table:table-cell office:value-type="float" office:value="0.66503" calcext:value-type="float">
            <text:p>0.66503</text:p>
          </table:table-cell>
          <table:table-cell office:value-type="float" office:value="0.325247" calcext:value-type="float">
            <text:p>0.32524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.23277" calcext:value-type="float">
            <text:p>2.23277</text:p>
          </table:table-cell>
          <table:table-cell office:value-type="float" office:value="0.36538" calcext:value-type="float">
            <text:p>0.36538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.06568" calcext:value-type="float">
            <text:p>1.06568</text:p>
          </table:table-cell>
          <table:table-cell office:value-type="float" office:value="4.75372" calcext:value-type="float">
            <text:p>4.75372</text:p>
          </table:table-cell>
          <table:table-cell office:value-type="float" office:value="0.67432" calcext:value-type="float">
            <text:p>0.67432</text:p>
          </table:table-cell>
          <table:table-cell office:value-type="float" office:value="0.327942" calcext:value-type="float">
            <text:p>0.32794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.18781" calcext:value-type="float">
            <text:p>2.18781</text:p>
          </table:table-cell>
          <table:table-cell office:value-type="float" office:value="0.368818" calcext:value-type="float">
            <text:p>0.368818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.07942" calcext:value-type="float">
            <text:p>1.07942</text:p>
          </table:table-cell>
          <table:table-cell office:value-type="float" office:value="4.73857" calcext:value-type="float">
            <text:p>4.73857</text:p>
          </table:table-cell>
          <table:table-cell office:value-type="float" office:value="0.661602" calcext:value-type="float">
            <text:p>0.661602</text:p>
          </table:table-cell>
          <table:table-cell office:value-type="float" office:value="0.331536" calcext:value-type="float">
            <text:p>0.33153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.18425" calcext:value-type="float">
            <text:p>2.18425</text:p>
          </table:table-cell>
          <table:table-cell office:value-type="float" office:value="0.377127" calcext:value-type="float">
            <text:p>0.37712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.07345" calcext:value-type="float">
            <text:p>1.07345</text:p>
          </table:table-cell>
          <table:table-cell office:value-type="float" office:value="4.76488" calcext:value-type="float">
            <text:p>4.76488</text:p>
          </table:table-cell>
          <table:table-cell office:value-type="float" office:value="0.667674" calcext:value-type="float">
            <text:p>0.667674</text:p>
          </table:table-cell>
          <table:table-cell office:value-type="float" office:value="0.332734" calcext:value-type="float">
            <text:p>0.33273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.19115" calcext:value-type="float">
            <text:p>2.19115</text:p>
          </table:table-cell>
          <table:table-cell office:value-type="float" office:value="0.378709" calcext:value-type="float">
            <text:p>0.378709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.0447" calcext:value-type="float">
            <text:p>1.0447</text:p>
          </table:table-cell>
          <table:table-cell office:value-type="float" office:value="5.01011" calcext:value-type="float">
            <text:p>5.01011</text:p>
          </table:table-cell>
          <table:table-cell office:value-type="float" office:value="0.669411" calcext:value-type="float">
            <text:p>0.669411</text:p>
          </table:table-cell>
          <table:table-cell office:value-type="float" office:value="0.327643" calcext:value-type="float">
            <text:p>0.3276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16763" calcext:value-type="float">
            <text:p>2.16763</text:p>
          </table:table-cell>
          <table:table-cell office:value-type="float" office:value="0.374955" calcext:value-type="float">
            <text:p>0.37495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.06793" calcext:value-type="float">
            <text:p>1.06793</text:p>
          </table:table-cell>
          <table:table-cell office:value-type="float" office:value="4.83762" calcext:value-type="float">
            <text:p>4.83762</text:p>
          </table:table-cell>
          <table:table-cell office:value-type="float" office:value="0.66969" calcext:value-type="float">
            <text:p>0.66969</text:p>
          </table:table-cell>
          <table:table-cell office:value-type="float" office:value="0.319257" calcext:value-type="float">
            <text:p>0.31925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.14464" calcext:value-type="float">
            <text:p>2.14464</text:p>
          </table:table-cell>
          <table:table-cell office:value-type="float" office:value="0.385344" calcext:value-type="float">
            <text:p>0.385344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.05805" calcext:value-type="float">
            <text:p>1.05805</text:p>
          </table:table-cell>
          <table:table-cell office:value-type="float" office:value="4.76794" calcext:value-type="float">
            <text:p>4.76794</text:p>
          </table:table-cell>
          <table:table-cell office:value-type="float" office:value="0.667145" calcext:value-type="float">
            <text:p>0.667145</text:p>
          </table:table-cell>
          <table:table-cell office:value-type="float" office:value="0.324948" calcext:value-type="float">
            <text:p>0.32494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.1422" calcext:value-type="float">
            <text:p>2.1422</text:p>
          </table:table-cell>
          <table:table-cell office:value-type="float" office:value="0.379554" calcext:value-type="float">
            <text:p>0.379554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.04389" calcext:value-type="float">
            <text:p>1.04389</text:p>
          </table:table-cell>
          <table:table-cell office:value-type="float" office:value="4.81993" calcext:value-type="float">
            <text:p>4.81993</text:p>
          </table:table-cell>
          <table:table-cell office:value-type="float" office:value="0.672961" calcext:value-type="float">
            <text:p>0.672961</text:p>
          </table:table-cell>
          <table:table-cell office:value-type="float" office:value="0.327044" calcext:value-type="float">
            <text:p>0.32704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.13677" calcext:value-type="float">
            <text:p>2.13677</text:p>
          </table:table-cell>
          <table:table-cell office:value-type="float" office:value="0.385456" calcext:value-type="float">
            <text:p>0.385456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.05959" calcext:value-type="float">
            <text:p>1.05959</text:p>
          </table:table-cell>
          <table:table-cell office:value-type="float" office:value="5.1964" calcext:value-type="float">
            <text:p>5.1964</text:p>
          </table:table-cell>
          <table:table-cell office:value-type="float" office:value="0.670091" calcext:value-type="float">
            <text:p>0.670091</text:p>
          </table:table-cell>
          <table:table-cell office:value-type="float" office:value="0.319856" calcext:value-type="float">
            <text:p>0.31985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.11752" calcext:value-type="float">
            <text:p>2.11752</text:p>
          </table:table-cell>
          <table:table-cell office:value-type="float" office:value="0.394451" calcext:value-type="float">
            <text:p>0.394451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.0533" calcext:value-type="float">
            <text:p>1.0533</text:p>
          </table:table-cell>
          <table:table-cell office:value-type="float" office:value="5.0657" calcext:value-type="float">
            <text:p>5.0657</text:p>
          </table:table-cell>
          <table:table-cell office:value-type="float" office:value="0.671277" calcext:value-type="float">
            <text:p>0.671277</text:p>
          </table:table-cell>
          <table:table-cell office:value-type="float" office:value="0.330937" calcext:value-type="float">
            <text:p>0.33093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.09799" calcext:value-type="float">
            <text:p>2.09799</text:p>
          </table:table-cell>
          <table:table-cell office:value-type="float" office:value="0.39312" calcext:value-type="float">
            <text:p>0.3931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.03122" calcext:value-type="float">
            <text:p>1.03122</text:p>
          </table:table-cell>
          <table:table-cell office:value-type="float" office:value="5.07299" calcext:value-type="float">
            <text:p>5.07299</text:p>
          </table:table-cell>
          <table:table-cell office:value-type="float" office:value="0.676586" calcext:value-type="float">
            <text:p>0.676586</text:p>
          </table:table-cell>
          <table:table-cell office:value-type="float" office:value="0.327942" calcext:value-type="float">
            <text:p>0.32794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.07944" calcext:value-type="float">
            <text:p>2.07944</text:p>
          </table:table-cell>
          <table:table-cell office:value-type="float" office:value="0.395356" calcext:value-type="float">
            <text:p>0.395356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.04092" calcext:value-type="float">
            <text:p>1.04092</text:p>
          </table:table-cell>
          <table:table-cell office:value-type="float" office:value="5.224" calcext:value-type="float">
            <text:p>5.224</text:p>
          </table:table-cell>
          <table:table-cell office:value-type="float" office:value="0.671224" calcext:value-type="float">
            <text:p>0.671224</text:p>
          </table:table-cell>
          <table:table-cell office:value-type="float" office:value="0.325547" calcext:value-type="float">
            <text:p>0.32554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.08253" calcext:value-type="float">
            <text:p>2.08253</text:p>
          </table:table-cell>
          <table:table-cell office:value-type="float" office:value="0.397286" calcext:value-type="float">
            <text:p>0.397286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.04692" calcext:value-type="float">
            <text:p>1.04692</text:p>
          </table:table-cell>
          <table:table-cell office:value-type="float" office:value="5.00405" calcext:value-type="float">
            <text:p>5.00405</text:p>
          </table:table-cell>
          <table:table-cell office:value-type="float" office:value="0.668783" calcext:value-type="float">
            <text:p>0.668783</text:p>
          </table:table-cell>
          <table:table-cell office:value-type="float" office:value="0.326745" calcext:value-type="float">
            <text:p>0.32674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.04215" calcext:value-type="float">
            <text:p>2.04215</text:p>
          </table:table-cell>
          <table:table-cell office:value-type="float" office:value="0.406639" calcext:value-type="float">
            <text:p>0.406639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.05704" calcext:value-type="float">
            <text:p>1.05704</text:p>
          </table:table-cell>
          <table:table-cell office:value-type="float" office:value="4.95216" calcext:value-type="float">
            <text:p>4.95216</text:p>
          </table:table-cell>
          <table:table-cell office:value-type="float" office:value="0.672885" calcext:value-type="float">
            <text:p>0.672885</text:p>
          </table:table-cell>
          <table:table-cell office:value-type="float" office:value="0.332734" calcext:value-type="float">
            <text:p>0.33273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.02948" calcext:value-type="float">
            <text:p>2.02948</text:p>
          </table:table-cell>
          <table:table-cell office:value-type="float" office:value="0.410736" calcext:value-type="float">
            <text:p>0.41073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.04549" calcext:value-type="float">
            <text:p>1.04549</text:p>
          </table:table-cell>
          <table:table-cell office:value-type="float" office:value="5.45958" calcext:value-type="float">
            <text:p>5.45958</text:p>
          </table:table-cell>
          <table:table-cell office:value-type="float" office:value="0.674094" calcext:value-type="float">
            <text:p>0.674094</text:p>
          </table:table-cell>
          <table:table-cell office:value-type="float" office:value="0.333034" calcext:value-type="float">
            <text:p>0.33303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.03911" calcext:value-type="float">
            <text:p>2.03911</text:p>
          </table:table-cell>
          <table:table-cell office:value-type="float" office:value="0.407182" calcext:value-type="float">
            <text:p>0.40718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.01705" calcext:value-type="float">
            <text:p>1.01705</text:p>
          </table:table-cell>
          <table:table-cell office:value-type="float" office:value="5.03535" calcext:value-type="float">
            <text:p>5.03535</text:p>
          </table:table-cell>
          <table:table-cell office:value-type="float" office:value="0.683598" calcext:value-type="float">
            <text:p>0.683598</text:p>
          </table:table-cell>
          <table:table-cell office:value-type="float" office:value="0.34142" calcext:value-type="float">
            <text:p>0.3414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.03347" calcext:value-type="float">
            <text:p>2.03347</text:p>
          </table:table-cell>
          <table:table-cell office:value-type="float" office:value="0.415139" calcext:value-type="float">
            <text:p>0.415139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.01703" calcext:value-type="float">
            <text:p>1.01703</text:p>
          </table:table-cell>
          <table:table-cell office:value-type="float" office:value="5.16477" calcext:value-type="float">
            <text:p>5.16477</text:p>
          </table:table-cell>
          <table:table-cell office:value-type="float" office:value="0.68142" calcext:value-type="float">
            <text:p>0.68142</text:p>
          </table:table-cell>
          <table:table-cell office:value-type="float" office:value="0.336029" calcext:value-type="float">
            <text:p>0.33602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.03797" calcext:value-type="float">
            <text:p>2.03797</text:p>
          </table:table-cell>
          <table:table-cell office:value-type="float" office:value="0.404463" calcext:value-type="float">
            <text:p>0.404463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.03862" calcext:value-type="float">
            <text:p>1.03862</text:p>
          </table:table-cell>
          <table:table-cell office:value-type="float" office:value="5.20265" calcext:value-type="float">
            <text:p>5.20265</text:p>
          </table:table-cell>
          <table:table-cell office:value-type="float" office:value="0.676284" calcext:value-type="float">
            <text:p>0.676284</text:p>
          </table:table-cell>
          <table:table-cell office:value-type="float" office:value="0.331237" calcext:value-type="float">
            <text:p>0.33123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99657" calcext:value-type="float">
            <text:p>1.99657</text:p>
          </table:table-cell>
          <table:table-cell office:value-type="float" office:value="0.414122" calcext:value-type="float">
            <text:p>0.414122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.02403" calcext:value-type="float">
            <text:p>1.02403</text:p>
          </table:table-cell>
          <table:table-cell office:value-type="float" office:value="5.60837" calcext:value-type="float">
            <text:p>5.60837</text:p>
          </table:table-cell>
          <table:table-cell office:value-type="float" office:value="0.679456" calcext:value-type="float">
            <text:p>0.679456</text:p>
          </table:table-cell>
          <table:table-cell office:value-type="float" office:value="0.316262" calcext:value-type="float">
            <text:p>0.31626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99483" calcext:value-type="float">
            <text:p>1.99483</text:p>
          </table:table-cell>
          <table:table-cell office:value-type="float" office:value="0.416707" calcext:value-type="float">
            <text:p>0.416707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.02033" calcext:value-type="float">
            <text:p>1.02033</text:p>
          </table:table-cell>
          <table:table-cell office:value-type="float" office:value="5.34416" calcext:value-type="float">
            <text:p>5.34416</text:p>
          </table:table-cell>
          <table:table-cell office:value-type="float" office:value="0.678534" calcext:value-type="float">
            <text:p>0.678534</text:p>
          </table:table-cell>
          <table:table-cell office:value-type="float" office:value="0.321054" calcext:value-type="float">
            <text:p>0.32105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99179" calcext:value-type="float">
            <text:p>1.99179</text:p>
          </table:table-cell>
          <table:table-cell office:value-type="float" office:value="0.420881" calcext:value-type="float">
            <text:p>0.420881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.00922" calcext:value-type="float">
            <text:p>1.00922</text:p>
          </table:table-cell>
          <table:table-cell office:value-type="float" office:value="5.1437" calcext:value-type="float">
            <text:p>5.1437</text:p>
          </table:table-cell>
          <table:table-cell office:value-type="float" office:value="0.687538" calcext:value-type="float">
            <text:p>0.687538</text:p>
          </table:table-cell>
          <table:table-cell office:value-type="float" office:value="0.333932" calcext:value-type="float">
            <text:p>0.33393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98915" calcext:value-type="float">
            <text:p>1.98915</text:p>
          </table:table-cell>
          <table:table-cell office:value-type="float" office:value="0.42117" calcext:value-type="float">
            <text:p>0.42117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.03006" calcext:value-type="float">
            <text:p>1.03006</text:p>
          </table:table-cell>
          <table:table-cell office:value-type="float" office:value="5.17832" calcext:value-type="float">
            <text:p>5.17832</text:p>
          </table:table-cell>
          <table:table-cell office:value-type="float" office:value="0.676662" calcext:value-type="float">
            <text:p>0.676662</text:p>
          </table:table-cell>
          <table:table-cell office:value-type="float" office:value="0.331836" calcext:value-type="float">
            <text:p>0.33183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96062" calcext:value-type="float">
            <text:p>1.96062</text:p>
          </table:table-cell>
          <table:table-cell office:value-type="float" office:value="0.428166" calcext:value-type="float">
            <text:p>0.428166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.01235" calcext:value-type="float">
            <text:p>1.01235</text:p>
          </table:table-cell>
          <table:table-cell office:value-type="float" office:value="5.26848" calcext:value-type="float">
            <text:p>5.26848</text:p>
          </table:table-cell>
          <table:table-cell office:value-type="float" office:value="0.68579" calcext:value-type="float">
            <text:p>0.68579</text:p>
          </table:table-cell>
          <table:table-cell office:value-type="float" office:value="0.331836" calcext:value-type="float">
            <text:p>0.33183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96863" calcext:value-type="float">
            <text:p>1.96863</text:p>
          </table:table-cell>
          <table:table-cell office:value-type="float" office:value="0.426252" calcext:value-type="float">
            <text:p>0.426252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.997893" calcext:value-type="float">
            <text:p>0.997893</text:p>
          </table:table-cell>
          <table:table-cell office:value-type="float" office:value="4.87609" calcext:value-type="float">
            <text:p>4.87609</text:p>
          </table:table-cell>
          <table:table-cell office:value-type="float" office:value="0.688671" calcext:value-type="float">
            <text:p>0.688671</text:p>
          </table:table-cell>
          <table:table-cell office:value-type="float" office:value="0.333932" calcext:value-type="float">
            <text:p>0.33393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95158" calcext:value-type="float">
            <text:p>1.95158</text:p>
          </table:table-cell>
          <table:table-cell office:value-type="float" office:value="0.425332" calcext:value-type="float">
            <text:p>0.42533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.99326" calcext:value-type="float">
            <text:p>0.99326</text:p>
          </table:table-cell>
          <table:table-cell office:value-type="float" office:value="5.38605" calcext:value-type="float">
            <text:p>5.38605</text:p>
          </table:table-cell>
          <table:table-cell office:value-type="float" office:value="0.689048" calcext:value-type="float">
            <text:p>0.689048</text:p>
          </table:table-cell>
          <table:table-cell office:value-type="float" office:value="0.334831" calcext:value-type="float">
            <text:p>0.33483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94146" calcext:value-type="float">
            <text:p>1.94146</text:p>
          </table:table-cell>
          <table:table-cell office:value-type="float" office:value="0.434762" calcext:value-type="float">
            <text:p>0.43476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.00365" calcext:value-type="float">
            <text:p>1.00365</text:p>
          </table:table-cell>
          <table:table-cell office:value-type="float" office:value="5.42424" calcext:value-type="float">
            <text:p>5.42424</text:p>
          </table:table-cell>
          <table:table-cell office:value-type="float" office:value="0.685034" calcext:value-type="float">
            <text:p>0.685034</text:p>
          </table:table-cell>
          <table:table-cell office:value-type="float" office:value="0.329739" calcext:value-type="float">
            <text:p>0.32973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9419" calcext:value-type="float">
            <text:p>1.9419</text:p>
          </table:table-cell>
          <table:table-cell office:value-type="float" office:value="0.429312" calcext:value-type="float">
            <text:p>0.429312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.02205" calcext:value-type="float">
            <text:p>1.02205</text:p>
          </table:table-cell>
          <table:table-cell office:value-type="float" office:value="5.04139" calcext:value-type="float">
            <text:p>5.04139</text:p>
          </table:table-cell>
          <table:table-cell office:value-type="float" office:value="0.6821" calcext:value-type="float">
            <text:p>0.6821</text:p>
          </table:table-cell>
          <table:table-cell office:value-type="float" office:value="0.322851" calcext:value-type="float">
            <text:p>0.32285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92323" calcext:value-type="float">
            <text:p>1.92323</text:p>
          </table:table-cell>
          <table:table-cell office:value-type="float" office:value="0.431906" calcext:value-type="float">
            <text:p>0.431906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.03413" calcext:value-type="float">
            <text:p>1.03413</text:p>
          </table:table-cell>
          <table:table-cell office:value-type="float" office:value="5.1559" calcext:value-type="float">
            <text:p>5.1559</text:p>
          </table:table-cell>
          <table:table-cell office:value-type="float" office:value="0.677341" calcext:value-type="float">
            <text:p>0.677341</text:p>
          </table:table-cell>
          <table:table-cell office:value-type="float" office:value="0.339323" calcext:value-type="float">
            <text:p>0.33932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94425" calcext:value-type="float">
            <text:p>1.94425</text:p>
          </table:table-cell>
          <table:table-cell office:value-type="float" office:value="0.434158" calcext:value-type="float">
            <text:p>0.434158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0.969464" calcext:value-type="float">
            <text:p>0.969464</text:p>
          </table:table-cell>
          <table:table-cell office:value-type="float" office:value="5.50325" calcext:value-type="float">
            <text:p>5.50325</text:p>
          </table:table-cell>
          <table:table-cell office:value-type="float" office:value="0.697205" calcext:value-type="float">
            <text:p>0.697205</text:p>
          </table:table-cell>
          <table:table-cell office:value-type="float" office:value="0.331836" calcext:value-type="float">
            <text:p>0.33183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93797" calcext:value-type="float">
            <text:p>1.93797</text:p>
          </table:table-cell>
          <table:table-cell office:value-type="float" office:value="0.427925" calcext:value-type="float">
            <text:p>0.427925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.01126" calcext:value-type="float">
            <text:p>1.01126</text:p>
          </table:table-cell>
          <table:table-cell office:value-type="float" office:value="5.15107" calcext:value-type="float">
            <text:p>5.15107</text:p>
          </table:table-cell>
          <table:table-cell office:value-type="float" office:value="0.68254" calcext:value-type="float">
            <text:p>0.68254</text:p>
          </table:table-cell>
          <table:table-cell office:value-type="float" office:value="0.330338" calcext:value-type="float">
            <text:p>0.33033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91947" calcext:value-type="float">
            <text:p>1.91947</text:p>
          </table:table-cell>
          <table:table-cell office:value-type="float" office:value="0.440857" calcext:value-type="float">
            <text:p>0.440857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.00726" calcext:value-type="float">
            <text:p>1.00726</text:p>
          </table:table-cell>
          <table:table-cell office:value-type="float" office:value="5.15869" calcext:value-type="float">
            <text:p>5.15869</text:p>
          </table:table-cell>
          <table:table-cell office:value-type="float" office:value="0.684517" calcext:value-type="float">
            <text:p>0.684517</text:p>
          </table:table-cell>
          <table:table-cell office:value-type="float" office:value="0.321653" calcext:value-type="float">
            <text:p>0.32165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89776" calcext:value-type="float">
            <text:p>1.89776</text:p>
          </table:table-cell>
          <table:table-cell office:value-type="float" office:value="0.443305" calcext:value-type="float">
            <text:p>0.443305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.997997" calcext:value-type="float">
            <text:p>0.997997</text:p>
          </table:table-cell>
          <table:table-cell office:value-type="float" office:value="5.27378" calcext:value-type="float">
            <text:p>5.27378</text:p>
          </table:table-cell>
          <table:table-cell office:value-type="float" office:value="0.684743" calcext:value-type="float">
            <text:p>0.684743</text:p>
          </table:table-cell>
          <table:table-cell office:value-type="float" office:value="0.339024" calcext:value-type="float">
            <text:p>0.33902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91025" calcext:value-type="float">
            <text:p>1.91025</text:p>
          </table:table-cell>
          <table:table-cell office:value-type="float" office:value="0.441556" calcext:value-type="float">
            <text:p>0.441556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.02285" calcext:value-type="float">
            <text:p>1.02285</text:p>
          </table:table-cell>
          <table:table-cell office:value-type="float" office:value="5.33213" calcext:value-type="float">
            <text:p>5.33213</text:p>
          </table:table-cell>
          <table:table-cell office:value-type="float" office:value="0.68133" calcext:value-type="float">
            <text:p>0.68133</text:p>
          </table:table-cell>
          <table:table-cell office:value-type="float" office:value="0.336927" calcext:value-type="float">
            <text:p>0.33692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89707" calcext:value-type="float">
            <text:p>1.89707</text:p>
          </table:table-cell>
          <table:table-cell office:value-type="float" office:value="0.441159" calcext:value-type="float">
            <text:p>0.441159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.00419" calcext:value-type="float">
            <text:p>1.00419</text:p>
          </table:table-cell>
          <table:table-cell office:value-type="float" office:value="5.16061" calcext:value-type="float">
            <text:p>5.16061</text:p>
          </table:table-cell>
          <table:table-cell office:value-type="float" office:value="0.684668" calcext:value-type="float">
            <text:p>0.684668</text:p>
          </table:table-cell>
          <table:table-cell office:value-type="float" office:value="0.32944" calcext:value-type="float">
            <text:p>0.3294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89038" calcext:value-type="float">
            <text:p>1.89038</text:p>
          </table:table-cell>
          <table:table-cell office:value-type="float" office:value="0.442883" calcext:value-type="float">
            <text:p>0.442883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0.983543" calcext:value-type="float">
            <text:p>0.983543</text:p>
          </table:table-cell>
          <table:table-cell office:value-type="float" office:value="5.42765" calcext:value-type="float">
            <text:p>5.42765</text:p>
          </table:table-cell>
          <table:table-cell office:value-type="float" office:value="0.693429" calcext:value-type="float">
            <text:p>0.693429</text:p>
          </table:table-cell>
          <table:table-cell office:value-type="float" office:value="0.320156" calcext:value-type="float">
            <text:p>0.32015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88822" calcext:value-type="float">
            <text:p>1.88822</text:p>
          </table:table-cell>
          <table:table-cell office:value-type="float" office:value="0.444478" calcext:value-type="float">
            <text:p>0.44447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974282" calcext:value-type="float">
            <text:p>0.974282</text:p>
          </table:table-cell>
          <table:table-cell office:value-type="float" office:value="5.53024" calcext:value-type="float">
            <text:p>5.53024</text:p>
          </table:table-cell>
          <table:table-cell office:value-type="float" office:value="0.689796" calcext:value-type="float">
            <text:p>0.689796</text:p>
          </table:table-cell>
          <table:table-cell office:value-type="float" office:value="0.337826" calcext:value-type="float">
            <text:p>0.33782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87438" calcext:value-type="float">
            <text:p>1.87438</text:p>
          </table:table-cell>
          <table:table-cell office:value-type="float" office:value="0.442461" calcext:value-type="float">
            <text:p>0.442461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0.993889" calcext:value-type="float">
            <text:p>0.993889</text:p>
          </table:table-cell>
          <table:table-cell office:value-type="float" office:value="5.4875" calcext:value-type="float">
            <text:p>5.4875</text:p>
          </table:table-cell>
          <table:table-cell office:value-type="float" office:value="0.685347" calcext:value-type="float">
            <text:p>0.685347</text:p>
          </table:table-cell>
          <table:table-cell office:value-type="float" office:value="0.327643" calcext:value-type="float">
            <text:p>0.32764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.87733" calcext:value-type="float">
            <text:p>1.87733</text:p>
          </table:table-cell>
          <table:table-cell office:value-type="float" office:value="0.450663" calcext:value-type="float">
            <text:p>0.450663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96881" calcext:value-type="float">
            <text:p>0.96881</text:p>
          </table:table-cell>
          <table:table-cell office:value-type="float" office:value="5.46491" calcext:value-type="float">
            <text:p>5.46491</text:p>
          </table:table-cell>
          <table:table-cell office:value-type="float" office:value="0.696677" calcext:value-type="float">
            <text:p>0.696677</text:p>
          </table:table-cell>
          <table:table-cell office:value-type="float" office:value="0.315364" calcext:value-type="float">
            <text:p>0.31536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87346" calcext:value-type="float">
            <text:p>1.87346</text:p>
          </table:table-cell>
          <table:table-cell office:value-type="float" office:value="0.450573" calcext:value-type="float">
            <text:p>0.450573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.977278" calcext:value-type="float">
            <text:p>0.977278</text:p>
          </table:table-cell>
          <table:table-cell office:value-type="float" office:value="5.498" calcext:value-type="float">
            <text:p>5.498</text:p>
          </table:table-cell>
          <table:table-cell office:value-type="float" office:value="0.690937" calcext:value-type="float">
            <text:p>0.690937</text:p>
          </table:table-cell>
          <table:table-cell office:value-type="float" office:value="0.321054" calcext:value-type="float">
            <text:p>0.32105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87278" calcext:value-type="float">
            <text:p>1.87278</text:p>
          </table:table-cell>
          <table:table-cell office:value-type="float" office:value="0.447105" calcext:value-type="float">
            <text:p>0.447105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0.982984" calcext:value-type="float">
            <text:p>0.982984</text:p>
          </table:table-cell>
          <table:table-cell office:value-type="float" office:value="5.66058" calcext:value-type="float">
            <text:p>5.66058</text:p>
          </table:table-cell>
          <table:table-cell office:value-type="float" office:value="0.693197" calcext:value-type="float">
            <text:p>0.693197</text:p>
          </table:table-cell>
          <table:table-cell office:value-type="float" office:value="0.319856" calcext:value-type="float">
            <text:p>0.31985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88686" calcext:value-type="float">
            <text:p>1.88686</text:p>
          </table:table-cell>
          <table:table-cell office:value-type="float" office:value="0.445081" calcext:value-type="float">
            <text:p>0.445081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.998356" calcext:value-type="float">
            <text:p>0.998356</text:p>
          </table:table-cell>
          <table:table-cell office:value-type="float" office:value="5.60609" calcext:value-type="float">
            <text:p>5.60609</text:p>
          </table:table-cell>
          <table:table-cell office:value-type="float" office:value="0.688444" calcext:value-type="float">
            <text:p>0.688444</text:p>
          </table:table-cell>
          <table:table-cell office:value-type="float" office:value="0.324349" calcext:value-type="float">
            <text:p>0.32434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8632" calcext:value-type="float">
            <text:p>1.8632</text:p>
          </table:table-cell>
          <table:table-cell office:value-type="float" office:value="0.456755" calcext:value-type="float">
            <text:p>0.456755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.990818" calcext:value-type="float">
            <text:p>0.990818</text:p>
          </table:table-cell>
          <table:table-cell office:value-type="float" office:value="5.0316" calcext:value-type="float">
            <text:p>5.0316</text:p>
          </table:table-cell>
          <table:table-cell office:value-type="float" office:value="0.687538" calcext:value-type="float">
            <text:p>0.687538</text:p>
          </table:table-cell>
          <table:table-cell office:value-type="float" office:value="0.320755" calcext:value-type="float">
            <text:p>0.32075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84956" calcext:value-type="float">
            <text:p>1.84956</text:p>
          </table:table-cell>
          <table:table-cell office:value-type="float" office:value="0.452051" calcext:value-type="float">
            <text:p>0.452051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0.978203" calcext:value-type="float">
            <text:p>0.978203</text:p>
          </table:table-cell>
          <table:table-cell office:value-type="float" office:value="5.51035" calcext:value-type="float">
            <text:p>5.51035</text:p>
          </table:table-cell>
          <table:table-cell office:value-type="float" office:value="0.696296" calcext:value-type="float">
            <text:p>0.696296</text:p>
          </table:table-cell>
          <table:table-cell office:value-type="float" office:value="0.308476" calcext:value-type="float">
            <text:p>0.30847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8392" calcext:value-type="float">
            <text:p>1.8392</text:p>
          </table:table-cell>
          <table:table-cell office:value-type="float" office:value="0.458721" calcext:value-type="float">
            <text:p>0.458721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0.962095" calcext:value-type="float">
            <text:p>0.962095</text:p>
          </table:table-cell>
          <table:table-cell office:value-type="float" office:value="5.53392" calcext:value-type="float">
            <text:p>5.53392</text:p>
          </table:table-cell>
          <table:table-cell office:value-type="float" office:value="0.699924" calcext:value-type="float">
            <text:p>0.699924</text:p>
          </table:table-cell>
          <table:table-cell office:value-type="float" office:value="0.337826" calcext:value-type="float">
            <text:p>0.33782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86693" calcext:value-type="float">
            <text:p>1.86693</text:p>
          </table:table-cell>
          <table:table-cell office:value-type="float" office:value="0.449337" calcext:value-type="float">
            <text:p>0.449337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.949157" calcext:value-type="float">
            <text:p>0.949157</text:p>
          </table:table-cell>
          <table:table-cell office:value-type="float" office:value="5.56407" calcext:value-type="float">
            <text:p>5.56407</text:p>
          </table:table-cell>
          <table:table-cell office:value-type="float" office:value="0.704003" calcext:value-type="float">
            <text:p>0.704003</text:p>
          </table:table-cell>
          <table:table-cell office:value-type="float" office:value="0.322552" calcext:value-type="float">
            <text:p>0.32255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85308" calcext:value-type="float">
            <text:p>1.85308</text:p>
          </table:table-cell>
          <table:table-cell office:value-type="float" office:value="0.454858" calcext:value-type="float">
            <text:p>0.45485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996342" calcext:value-type="float">
            <text:p>0.996342</text:p>
          </table:table-cell>
          <table:table-cell office:value-type="float" office:value="5.74028" calcext:value-type="float">
            <text:p>5.74028</text:p>
          </table:table-cell>
          <table:table-cell office:value-type="float" office:value="0.691156" calcext:value-type="float">
            <text:p>0.691156</text:p>
          </table:table-cell>
          <table:table-cell office:value-type="float" office:value="0.339623" calcext:value-type="float">
            <text:p>0.33962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.83228" calcext:value-type="float">
            <text:p>1.83228</text:p>
          </table:table-cell>
          <table:table-cell office:value-type="float" office:value="0.458082" calcext:value-type="float">
            <text:p>0.458082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.948918" calcext:value-type="float">
            <text:p>0.948918</text:p>
          </table:table-cell>
          <table:table-cell office:value-type="float" office:value="5.88929" calcext:value-type="float">
            <text:p>5.88929</text:p>
          </table:table-cell>
          <table:table-cell office:value-type="float" office:value="0.700604" calcext:value-type="float">
            <text:p>0.700604</text:p>
          </table:table-cell>
          <table:table-cell office:value-type="float" office:value="0.332435" calcext:value-type="float">
            <text:p>0.33243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83699" calcext:value-type="float">
            <text:p>1.83699</text:p>
          </table:table-cell>
          <table:table-cell office:value-type="float" office:value="0.459047" calcext:value-type="float">
            <text:p>0.459047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9653" calcext:value-type="float">
            <text:p>0.9653</text:p>
          </table:table-cell>
          <table:table-cell office:value-type="float" office:value="5.86434" calcext:value-type="float">
            <text:p>5.86434</text:p>
          </table:table-cell>
          <table:table-cell office:value-type="float" office:value="0.696828" calcext:value-type="float">
            <text:p>0.696828</text:p>
          </table:table-cell>
          <table:table-cell office:value-type="float" office:value="0.332734" calcext:value-type="float">
            <text:p>0.33273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84764" calcext:value-type="float">
            <text:p>1.84764</text:p>
          </table:table-cell>
          <table:table-cell office:value-type="float" office:value="0.457031" calcext:value-type="float">
            <text:p>0.457031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.994854" calcext:value-type="float">
            <text:p>0.994854</text:p>
          </table:table-cell>
          <table:table-cell office:value-type="float" office:value="5.32798" calcext:value-type="float">
            <text:p>5.32798</text:p>
          </table:table-cell>
          <table:table-cell office:value-type="float" office:value="0.692523" calcext:value-type="float">
            <text:p>0.692523</text:p>
          </table:table-cell>
          <table:table-cell office:value-type="float" office:value="0.326146" calcext:value-type="float">
            <text:p>0.32614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81982" calcext:value-type="float">
            <text:p>1.81982</text:p>
          </table:table-cell>
          <table:table-cell office:value-type="float" office:value="0.458685" calcext:value-type="float">
            <text:p>0.458685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0.987147" calcext:value-type="float">
            <text:p>0.987147</text:p>
          </table:table-cell>
          <table:table-cell office:value-type="float" office:value="5.46079" calcext:value-type="float">
            <text:p>5.46079</text:p>
          </table:table-cell>
          <table:table-cell office:value-type="float" office:value="0.689645" calcext:value-type="float">
            <text:p>0.689645</text:p>
          </table:table-cell>
          <table:table-cell office:value-type="float" office:value="0.32375" calcext:value-type="float">
            <text:p>0.3237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82231" calcext:value-type="float">
            <text:p>1.82231</text:p>
          </table:table-cell>
          <table:table-cell office:value-type="float" office:value="0.458721" calcext:value-type="float">
            <text:p>0.45872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.982306" calcext:value-type="float">
            <text:p>0.982306</text:p>
          </table:table-cell>
          <table:table-cell office:value-type="float" office:value="5.21285" calcext:value-type="float">
            <text:p>5.21285</text:p>
          </table:table-cell>
          <table:table-cell office:value-type="float" office:value="0.693882" calcext:value-type="float">
            <text:p>0.693882</text:p>
          </table:table-cell>
          <table:table-cell office:value-type="float" office:value="0.322851" calcext:value-type="float">
            <text:p>0.32285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81814" calcext:value-type="float">
            <text:p>1.81814</text:p>
          </table:table-cell>
          <table:table-cell office:value-type="float" office:value="0.463872" calcext:value-type="float">
            <text:p>0.463872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0.948112" calcext:value-type="float">
            <text:p>0.948112</text:p>
          </table:table-cell>
          <table:table-cell office:value-type="float" office:value="5.41165" calcext:value-type="float">
            <text:p>5.41165</text:p>
          </table:table-cell>
          <table:table-cell office:value-type="float" office:value="0.702719" calcext:value-type="float">
            <text:p>0.702719</text:p>
          </table:table-cell>
          <table:table-cell office:value-type="float" office:value="0.324648" calcext:value-type="float">
            <text:p>0.32464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82742" calcext:value-type="float">
            <text:p>1.82742</text:p>
          </table:table-cell>
          <table:table-cell office:value-type="float" office:value="0.458323" calcext:value-type="float">
            <text:p>0.458323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0.961357" calcext:value-type="float">
            <text:p>0.961357</text:p>
          </table:table-cell>
          <table:table-cell office:value-type="float" office:value="5.58834" calcext:value-type="float">
            <text:p>5.58834</text:p>
          </table:table-cell>
          <table:table-cell office:value-type="float" office:value="0.698413" calcext:value-type="float">
            <text:p>0.698413</text:p>
          </table:table-cell>
          <table:table-cell office:value-type="float" office:value="0.320455" calcext:value-type="float">
            <text:p>0.32045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79202" calcext:value-type="float">
            <text:p>1.79202</text:p>
          </table:table-cell>
          <table:table-cell office:value-type="float" office:value="0.46554" calcext:value-type="float">
            <text:p>0.46554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0.947285" calcext:value-type="float">
            <text:p>0.947285</text:p>
          </table:table-cell>
          <table:table-cell office:value-type="float" office:value="5.61763" calcext:value-type="float">
            <text:p>5.61763</text:p>
          </table:table-cell>
          <table:table-cell office:value-type="float" office:value="0.704909" calcext:value-type="float">
            <text:p>0.704909</text:p>
          </table:table-cell>
          <table:table-cell office:value-type="float" office:value="0.323151" calcext:value-type="float">
            <text:p>0.32315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7949" calcext:value-type="float">
            <text:p>1.7949</text:p>
          </table:table-cell>
          <table:table-cell office:value-type="float" office:value="0.461279" calcext:value-type="float">
            <text:p>0.461279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.959843" calcext:value-type="float">
            <text:p>0.959843</text:p>
          </table:table-cell>
          <table:table-cell office:value-type="float" office:value="5.98123" calcext:value-type="float">
            <text:p>5.98123</text:p>
          </table:table-cell>
          <table:table-cell office:value-type="float" office:value="0.699471" calcext:value-type="float">
            <text:p>0.699471</text:p>
          </table:table-cell>
          <table:table-cell office:value-type="float" office:value="0.314166" calcext:value-type="float">
            <text:p>0.31416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7985" calcext:value-type="float">
            <text:p>1.7985</text:p>
          </table:table-cell>
          <table:table-cell office:value-type="float" office:value="0.46904" calcext:value-type="float">
            <text:p>0.4690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940582" calcext:value-type="float">
            <text:p>0.940582</text:p>
          </table:table-cell>
          <table:table-cell office:value-type="float" office:value="5.53" calcext:value-type="float">
            <text:p>5.53</text:p>
          </table:table-cell>
          <table:table-cell office:value-type="float" office:value="0.70257" calcext:value-type="float">
            <text:p>0.70257</text:p>
          </table:table-cell>
          <table:table-cell office:value-type="float" office:value="0.330039" calcext:value-type="float">
            <text:p>0.330039</text:p>
          </table:table-cell>
        </table:table-row>
      </table:table>
      <table:table table:name="A_Summary" table:style-name="ta1">
        <table:shapes>
          <draw:frame draw:z-index="0" draw:style-name="gr1" draw:text-style-name="P1" svg:width="337.29mm" svg:height="132.61mm" svg:x="0mm" svg:y="923.23mm">
            <loext:p draw:notify-on-update-of-ranges="A_Summary.A4:A_Summary.A4 A_Summary.A5:A_Summary.A204 A_Summary.B5:A_Summary.B204 A_Summary.C5:A_Summary.C204 A_Summary.D5:A_Summary.D20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37.29mm" svg:height="132.61mm" svg:x="0mm" svg:y="1058.78mm">
            <loext:p draw:notify-on-update-of-ranges="A_Summary.A5:A_Summary.A204 A_Summary.G5:A_Summary.G204 A_Summary.H5:A_Summary.H204 A_Summary.I5:A_Summary.I20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全量学習時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train-accuracy</text:p>
          </table:table-cell>
          <table:covered-table-cell table:number-columns-repeated="2"/>
          <table:table-cell/>
          <table:table-cell office:value-type="string" calcext:value-type="string">
            <text:p>訓練8:評価2 分割時</text:p>
          </table:table-cell>
          <table:table-cell table:style-name="ce1" office:value-type="string" calcext:value-type="string" table:number-columns-spanned="3" table:number-rows-spanned="1">
            <text:p>validation-accuracy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A_8</text:p>
          </table:table-cell>
          <table:table-cell office:value-type="string" calcext:value-type="string">
            <text:p>A_16</text:p>
          </table:table-cell>
          <table:table-cell office:value-type="string" calcext:value-type="string">
            <text:p>A_32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A_8</text:p>
          </table:table-cell>
          <table:table-cell office:value-type="string" calcext:value-type="string">
            <text:p>A_16</text:p>
          </table:table-cell>
          <table:table-cell office:value-type="string" calcext:value-type="string">
            <text:p>A_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A_8.C4]" office:value-type="float" office:value="0.0391435" calcext:value-type="float">
            <text:p>0.0391435</text:p>
          </table:table-cell>
          <table:table-cell table:formula="of:=[A_16.C4]" office:value-type="float" office:value="0.0569964" calcext:value-type="float">
            <text:p>0.0569964</text:p>
          </table:table-cell>
          <table:table-cell table:formula="of:=[A_32.C4]" office:value-type="float" office:value="0.018275" calcext:value-type="float">
            <text:p>0.018275</text:p>
          </table:table-cell>
          <table:table-cell/>
          <table:table-cell office:value-type="float" office:value="1" calcext:value-type="float">
            <text:p>1</text:p>
          </table:table-cell>
          <table:table-cell table:formula="of:=[A_8.I4]" office:value-type="float" office:value="0.0209644" calcext:value-type="float">
            <text:p>0.0209644</text:p>
          </table:table-cell>
          <table:table-cell table:formula="of:=[A_16.I4]" office:value-type="float" office:value="0.0928422" calcext:value-type="float">
            <text:p>0.0928422</text:p>
          </table:table-cell>
          <table:table-cell table:formula="of:=[A_32.I4]" office:value-type="float" office:value="0.0527104" calcext:value-type="float">
            <text:p>0.0527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A_8.C5]" office:value-type="float" office:value="0.120326" calcext:value-type="float">
            <text:p>0.120326</text:p>
          </table:table-cell>
          <table:table-cell table:formula="of:=[A_16.C5]" office:value-type="float" office:value="0.171472" calcext:value-type="float">
            <text:p>0.171472</text:p>
          </table:table-cell>
          <table:table-cell table:formula="of:=[A_32.C5]" office:value-type="float" office:value="0.102232" calcext:value-type="float">
            <text:p>0.102232</text:p>
          </table:table-cell>
          <table:table-cell/>
          <table:table-cell office:value-type="float" office:value="2" calcext:value-type="float">
            <text:p>2</text:p>
          </table:table-cell>
          <table:table-cell table:formula="of:=[A_8.I5]" office:value-type="float" office:value="0.102126" calcext:value-type="float">
            <text:p>0.102126</text:p>
          </table:table-cell>
          <table:table-cell table:formula="of:=[A_16.I5]" office:value-type="float" office:value="0.18838" calcext:value-type="float">
            <text:p>0.18838</text:p>
          </table:table-cell>
          <table:table-cell table:formula="of:=[A_32.I5]" office:value-type="float" office:value="0.140461" calcext:value-type="float">
            <text:p>0.1404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A_8.C6]" office:value-type="float" office:value="0.178214" calcext:value-type="float">
            <text:p>0.178214</text:p>
          </table:table-cell>
          <table:table-cell table:formula="of:=[A_16.C6]" office:value-type="float" office:value="0.259928" calcext:value-type="float">
            <text:p>0.259928</text:p>
          </table:table-cell>
          <table:table-cell table:formula="of:=[A_32.C6]" office:value-type="float" office:value="0.198552" calcext:value-type="float">
            <text:p>0.198552</text:p>
          </table:table-cell>
          <table:table-cell/>
          <table:table-cell office:value-type="float" office:value="3" calcext:value-type="float">
            <text:p>3</text:p>
          </table:table-cell>
          <table:table-cell table:formula="of:=[A_8.I6]" office:value-type="float" office:value="0.154238" calcext:value-type="float">
            <text:p>0.154238</text:p>
          </table:table-cell>
          <table:table-cell table:formula="of:=[A_16.I6]" office:value-type="float" office:value="0.251572" calcext:value-type="float">
            <text:p>0.251572</text:p>
          </table:table-cell>
          <table:table-cell table:formula="of:=[A_32.I6]" office:value-type="float" office:value="0.197664" calcext:value-type="float">
            <text:p>0.1976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A_8.C7]" office:value-type="float" office:value="0.221351" calcext:value-type="float">
            <text:p>0.221351</text:p>
          </table:table-cell>
          <table:table-cell table:formula="of:=[A_16.C7]" office:value-type="float" office:value="0.310676" calcext:value-type="float">
            <text:p>0.310676</text:p>
          </table:table-cell>
          <table:table-cell table:formula="of:=[A_32.C7]" office:value-type="float" office:value="0.266224" calcext:value-type="float">
            <text:p>0.266224</text:p>
          </table:table-cell>
          <table:table-cell/>
          <table:table-cell office:value-type="float" office:value="4" calcext:value-type="float">
            <text:p>4</text:p>
          </table:table-cell>
          <table:table-cell table:formula="of:=[A_8.I7]" office:value-type="float" office:value="0.206349" calcext:value-type="float">
            <text:p>0.206349</text:p>
          </table:table-cell>
          <table:table-cell table:formula="of:=[A_16.I7]" office:value-type="float" office:value="0.28811" calcext:value-type="float">
            <text:p>0.28811</text:p>
          </table:table-cell>
          <table:table-cell table:formula="of:=[A_32.I7]" office:value-type="float" office:value="0.233603" calcext:value-type="float">
            <text:p>0.2336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A_8.C8]" office:value-type="float" office:value="0.252625" calcext:value-type="float">
            <text:p>0.252625</text:p>
          </table:table-cell>
          <table:table-cell table:formula="of:=[A_16.C8]" office:value-type="float" office:value="0.342245" calcext:value-type="float">
            <text:p>0.342245</text:p>
          </table:table-cell>
          <table:table-cell table:formula="of:=[A_32.C8]" office:value-type="float" office:value="0.316596" calcext:value-type="float">
            <text:p>0.316596</text:p>
          </table:table-cell>
          <table:table-cell/>
          <table:table-cell office:value-type="float" office:value="5" calcext:value-type="float">
            <text:p>5</text:p>
          </table:table-cell>
          <table:table-cell table:formula="of:=[A_8.I8]" office:value-type="float" office:value="0.240491" calcext:value-type="float">
            <text:p>0.240491</text:p>
          </table:table-cell>
          <table:table-cell table:formula="of:=[A_16.I8]" office:value-type="float" office:value="0.308176" calcext:value-type="float">
            <text:p>0.308176</text:p>
          </table:table-cell>
          <table:table-cell table:formula="of:=[A_32.I8]" office:value-type="float" office:value="0.287811" calcext:value-type="float">
            <text:p>0.2878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A_8.C9]" office:value-type="float" office:value="0.275875" calcext:value-type="float">
            <text:p>0.275875</text:p>
          </table:table-cell>
          <table:table-cell table:formula="of:=[A_16.C9]" office:value-type="float" office:value="0.37509" calcext:value-type="float">
            <text:p>0.37509</text:p>
          </table:table-cell>
          <table:table-cell table:formula="of:=[A_32.C9]" office:value-type="float" office:value="0.353257" calcext:value-type="float">
            <text:p>0.353257</text:p>
          </table:table-cell>
          <table:table-cell/>
          <table:table-cell office:value-type="float" office:value="6" calcext:value-type="float">
            <text:p>6</text:p>
          </table:table-cell>
          <table:table-cell table:formula="of:=[A_8.I9]" office:value-type="float" office:value="0.25876" calcext:value-type="float">
            <text:p>0.25876</text:p>
          </table:table-cell>
          <table:table-cell table:formula="of:=[A_16.I9]" office:value-type="float" office:value="0.332734" calcext:value-type="float">
            <text:p>0.332734</text:p>
          </table:table-cell>
          <table:table-cell table:formula="of:=[A_32.I9]" office:value-type="float" office:value="0.297095" calcext:value-type="float">
            <text:p>0.2970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A_8.C10]" office:value-type="float" office:value="0.294873" calcext:value-type="float">
            <text:p>0.294873</text:p>
          </table:table-cell>
          <table:table-cell table:formula="of:=[A_16.C10]" office:value-type="float" office:value="0.397587" calcext:value-type="float">
            <text:p>0.397587</text:p>
          </table:table-cell>
          <table:table-cell table:formula="of:=[A_32.C10]" office:value-type="float" office:value="0.380881" calcext:value-type="float">
            <text:p>0.380881</text:p>
          </table:table-cell>
          <table:table-cell/>
          <table:table-cell office:value-type="float" office:value="7" calcext:value-type="float">
            <text:p>7</text:p>
          </table:table-cell>
          <table:table-cell table:formula="of:=[A_8.I10]" office:value-type="float" office:value="0.256364" calcext:value-type="float">
            <text:p>0.256364</text:p>
          </table:table-cell>
          <table:table-cell table:formula="of:=[A_16.I10]" office:value-type="float" office:value="0.354897" calcext:value-type="float">
            <text:p>0.354897</text:p>
          </table:table-cell>
          <table:table-cell table:formula="of:=[A_32.I10]" office:value-type="float" office:value="0.305481" calcext:value-type="float">
            <text:p>0.3054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A_8.C11]" office:value-type="float" office:value="0.310561" calcext:value-type="float">
            <text:p>0.310561</text:p>
          </table:table-cell>
          <table:table-cell table:formula="of:=[A_16.C11]" office:value-type="float" office:value="0.422511" calcext:value-type="float">
            <text:p>0.422511</text:p>
          </table:table-cell>
          <table:table-cell table:formula="of:=[A_32.C11]" office:value-type="float" office:value="0.409656" calcext:value-type="float">
            <text:p>0.409656</text:p>
          </table:table-cell>
          <table:table-cell/>
          <table:table-cell office:value-type="float" office:value="8" calcext:value-type="float">
            <text:p>8</text:p>
          </table:table-cell>
          <table:table-cell table:formula="of:=[A_8.I11]" office:value-type="float" office:value="0.287811" calcext:value-type="float">
            <text:p>0.287811</text:p>
          </table:table-cell>
          <table:table-cell table:formula="of:=[A_16.I11]" office:value-type="float" office:value="0.357892" calcext:value-type="float">
            <text:p>0.357892</text:p>
          </table:table-cell>
          <table:table-cell table:formula="of:=[A_32.I11]" office:value-type="float" office:value="0.337227" calcext:value-type="float">
            <text:p>0.3372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A_8.C12]" office:value-type="float" office:value="0.329373" calcext:value-type="float">
            <text:p>0.329373</text:p>
          </table:table-cell>
          <table:table-cell table:formula="of:=[A_16.C12]" office:value-type="float" office:value="0.442461" calcext:value-type="float">
            <text:p>0.442461</text:p>
          </table:table-cell>
          <table:table-cell table:formula="of:=[A_32.C12]" office:value-type="float" office:value="0.433353" calcext:value-type="float">
            <text:p>0.433353</text:p>
          </table:table-cell>
          <table:table-cell/>
          <table:table-cell office:value-type="float" office:value="9" calcext:value-type="float">
            <text:p>9</text:p>
          </table:table-cell>
          <table:table-cell table:formula="of:=[A_8.I12]" office:value-type="float" office:value="0.30009" calcext:value-type="float">
            <text:p>0.30009</text:p>
          </table:table-cell>
          <table:table-cell table:formula="of:=[A_16.I12]" office:value-type="float" office:value="0.379754" calcext:value-type="float">
            <text:p>0.379754</text:p>
          </table:table-cell>
          <table:table-cell table:formula="of:=[A_32.I12]" office:value-type="float" office:value="0.344714" calcext:value-type="float">
            <text:p>0.3447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A_8.C13]" office:value-type="float" office:value="0.342124" calcext:value-type="float">
            <text:p>0.342124</text:p>
          </table:table-cell>
          <table:table-cell table:formula="of:=[A_16.C13]" office:value-type="float" office:value="0.45166" calcext:value-type="float">
            <text:p>0.45166</text:p>
          </table:table-cell>
          <table:table-cell table:formula="of:=[A_32.C13]" office:value-type="float" office:value="0.459988" calcext:value-type="float">
            <text:p>0.45998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A_8.I13]" office:value-type="float" office:value="0.320156" calcext:value-type="float">
            <text:p>0.320156</text:p>
          </table:table-cell>
          <table:table-cell table:formula="of:=[A_16.I13]" office:value-type="float" office:value="0.367176" calcext:value-type="float">
            <text:p>0.367176</text:p>
          </table:table-cell>
          <table:table-cell table:formula="of:=[A_32.I13]" office:value-type="float" office:value="0.366277" calcext:value-type="float">
            <text:p>0.3662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A_8.C14]" office:value-type="float" office:value="0.356695" calcext:value-type="float">
            <text:p>0.356695</text:p>
          </table:table-cell>
          <table:table-cell table:formula="of:=[A_16.C14]" office:value-type="float" office:value="0.471532" calcext:value-type="float">
            <text:p>0.471532</text:p>
          </table:table-cell>
          <table:table-cell table:formula="of:=[A_32.C14]" office:value-type="float" office:value="0.47111" calcext:value-type="float">
            <text:p>0.4711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A_8.I14]" office:value-type="float" office:value="0.316562" calcext:value-type="float">
            <text:p>0.316562</text:p>
          </table:table-cell>
          <table:table-cell table:formula="of:=[A_16.I14]" office:value-type="float" office:value="0.386942" calcext:value-type="float">
            <text:p>0.386942</text:p>
          </table:table-cell>
          <table:table-cell table:formula="of:=[A_32.I14]" office:value-type="float" office:value="0.37047" calcext:value-type="float">
            <text:p>0.370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A_8.C15]" office:value-type="float" office:value="0.362183" calcext:value-type="float">
            <text:p>0.362183</text:p>
          </table:table-cell>
          <table:table-cell table:formula="of:=[A_16.C15]" office:value-type="float" office:value="0.485223" calcext:value-type="float">
            <text:p>0.485223</text:p>
          </table:table-cell>
          <table:table-cell table:formula="of:=[A_32.C15]" office:value-type="float" office:value="0.491858" calcext:value-type="float">
            <text:p>0.491858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A_8.I15]" office:value-type="float" office:value="0.320455" calcext:value-type="float">
            <text:p>0.320455</text:p>
          </table:table-cell>
          <table:table-cell table:formula="of:=[A_16.I15]" office:value-type="float" office:value="0.398622" calcext:value-type="float">
            <text:p>0.398622</text:p>
          </table:table-cell>
          <table:table-cell table:formula="of:=[A_32.I15]" office:value-type="float" office:value="0.378556" calcext:value-type="float">
            <text:p>0.3785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A_8.C16]" office:value-type="float" office:value="0.377007" calcext:value-type="float">
            <text:p>0.377007</text:p>
          </table:table-cell>
          <table:table-cell table:formula="of:=[A_16.C16]" office:value-type="float" office:value="0.496138" calcext:value-type="float">
            <text:p>0.496138</text:p>
          </table:table-cell>
          <table:table-cell table:formula="of:=[A_32.C16]" office:value-type="float" office:value="0.511285" calcext:value-type="float">
            <text:p>0.51128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A_8.I16]" office:value-type="float" office:value="0.333333" calcext:value-type="float">
            <text:p>0.333333</text:p>
          </table:table-cell>
          <table:table-cell table:formula="of:=[A_16.I16]" office:value-type="float" office:value="0.418389" calcext:value-type="float">
            <text:p>0.418389</text:p>
          </table:table-cell>
          <table:table-cell table:formula="of:=[A_32.I16]" office:value-type="float" office:value="0.37676" calcext:value-type="float">
            <text:p>0.376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A_8.C17]" office:value-type="float" office:value="0.380458" calcext:value-type="float">
            <text:p>0.380458</text:p>
          </table:table-cell>
          <table:table-cell table:formula="of:=[A_16.C17]" office:value-type="float" office:value="0.513329" calcext:value-type="float">
            <text:p>0.513329</text:p>
          </table:table-cell>
          <table:table-cell table:formula="of:=[A_32.C17]" office:value-type="float" office:value="0.529433" calcext:value-type="float">
            <text:p>0.529433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A_8.I17]" office:value-type="float" office:value="0.355196" calcext:value-type="float">
            <text:p>0.355196</text:p>
          </table:table-cell>
          <table:table-cell table:formula="of:=[A_16.I17]" office:value-type="float" office:value="0.406409" calcext:value-type="float">
            <text:p>0.406409</text:p>
          </table:table-cell>
          <table:table-cell table:formula="of:=[A_32.I17]" office:value-type="float" office:value="0.373465" calcext:value-type="float">
            <text:p>0.3734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A_8.C18]" office:value-type="float" office:value="0.394267" calcext:value-type="float">
            <text:p>0.394267</text:p>
          </table:table-cell>
          <table:table-cell table:formula="of:=[A_16.C18]" office:value-type="float" office:value="0.519131" calcext:value-type="float">
            <text:p>0.519131</text:p>
          </table:table-cell>
          <table:table-cell table:formula="of:=[A_32.C18]" office:value-type="float" office:value="0.545806" calcext:value-type="float">
            <text:p>0.54580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A_8.I18]" office:value-type="float" office:value="0.336328" calcext:value-type="float">
            <text:p>0.336328</text:p>
          </table:table-cell>
          <table:table-cell table:formula="of:=[A_16.I18]" office:value-type="float" office:value="0.405211" calcext:value-type="float">
            <text:p>0.405211</text:p>
          </table:table-cell>
          <table:table-cell table:formula="of:=[A_32.I18]" office:value-type="float" office:value="0.38215" calcext:value-type="float">
            <text:p>0.382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A_8.C19]" office:value-type="float" office:value="0.39807" calcext:value-type="float">
            <text:p>0.39807</text:p>
          </table:table-cell>
          <table:table-cell table:formula="of:=[A_16.C19]" office:value-type="float" office:value="0.530881" calcext:value-type="float">
            <text:p>0.530881</text:p>
          </table:table-cell>
          <table:table-cell table:formula="of:=[A_32.C19]" office:value-type="float" office:value="0.551146" calcext:value-type="float">
            <text:p>0.55114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A_8.I19]" office:value-type="float" office:value="0.347409" calcext:value-type="float">
            <text:p>0.347409</text:p>
          </table:table-cell>
          <table:table-cell table:formula="of:=[A_16.I19]" office:value-type="float" office:value="0.421983" calcext:value-type="float">
            <text:p>0.421983</text:p>
          </table:table-cell>
          <table:table-cell table:formula="of:=[A_32.I19]" office:value-type="float" office:value="0.40611" calcext:value-type="float">
            <text:p>0.406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A_8.C20]" office:value-type="float" office:value="0.411037" calcext:value-type="float">
            <text:p>0.411037</text:p>
          </table:table-cell>
          <table:table-cell table:formula="of:=[A_16.C20]" office:value-type="float" office:value="0.546442" calcext:value-type="float">
            <text:p>0.546442</text:p>
          </table:table-cell>
          <table:table-cell table:formula="of:=[A_32.C20]" office:value-type="float" office:value="0.565862" calcext:value-type="float">
            <text:p>0.56586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A_8.I20]" office:value-type="float" office:value="0.345912" calcext:value-type="float">
            <text:p>0.345912</text:p>
          </table:table-cell>
          <table:table-cell table:formula="of:=[A_16.I20]" office:value-type="float" office:value="0.408506" calcext:value-type="float">
            <text:p>0.408506</text:p>
          </table:table-cell>
          <table:table-cell table:formula="of:=[A_32.I20]" office:value-type="float" office:value="0.406409" calcext:value-type="float">
            <text:p>0.4064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A_8.C21]" office:value-type="float" office:value="0.420821" calcext:value-type="float">
            <text:p>0.420821</text:p>
          </table:table-cell>
          <table:table-cell table:formula="of:=[A_16.C21]" office:value-type="float" office:value="0.553229" calcext:value-type="float">
            <text:p>0.553229</text:p>
          </table:table-cell>
          <table:table-cell table:formula="of:=[A_32.C21]" office:value-type="float" office:value="0.57767" calcext:value-type="float">
            <text:p>0.57767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A_8.I21]" office:value-type="float" office:value="0.36478" calcext:value-type="float">
            <text:p>0.36478</text:p>
          </table:table-cell>
          <table:table-cell table:formula="of:=[A_16.I21]" office:value-type="float" office:value="0.418988" calcext:value-type="float">
            <text:p>0.418988</text:p>
          </table:table-cell>
          <table:table-cell table:formula="of:=[A_32.I21]" office:value-type="float" office:value="0.415693" calcext:value-type="float">
            <text:p>0.4156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A_8.C22]" office:value-type="float" office:value="0.429071" calcext:value-type="float">
            <text:p>0.429071</text:p>
          </table:table-cell>
          <table:table-cell table:formula="of:=[A_16.C22]" office:value-type="float" office:value="0.564053" calcext:value-type="float">
            <text:p>0.564053</text:p>
          </table:table-cell>
          <table:table-cell table:formula="of:=[A_32.C22]" office:value-type="float" office:value="0.587575" calcext:value-type="float">
            <text:p>0.587575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A_8.I22]" office:value-type="float" office:value="0.343816" calcext:value-type="float">
            <text:p>0.343816</text:p>
          </table:table-cell>
          <table:table-cell table:formula="of:=[A_16.I22]" office:value-type="float" office:value="0.418089" calcext:value-type="float">
            <text:p>0.418089</text:p>
          </table:table-cell>
          <table:table-cell table:formula="of:=[A_32.I22]" office:value-type="float" office:value="0.410302" calcext:value-type="float">
            <text:p>0.4103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A_8.C23]" office:value-type="float" office:value="0.430779" calcext:value-type="float">
            <text:p>0.430779</text:p>
          </table:table-cell>
          <table:table-cell table:formula="of:=[A_16.C23]" office:value-type="float" office:value="0.567773" calcext:value-type="float">
            <text:p>0.567773</text:p>
          </table:table-cell>
          <table:table-cell table:formula="of:=[A_32.C23]" office:value-type="float" office:value="0.599336" calcext:value-type="float">
            <text:p>0.599336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A_8.I23]" office:value-type="float" office:value="0.375861" calcext:value-type="float">
            <text:p>0.375861</text:p>
          </table:table-cell>
          <table:table-cell table:formula="of:=[A_16.I23]" office:value-type="float" office:value="0.424379" calcext:value-type="float">
            <text:p>0.424379</text:p>
          </table:table-cell>
          <table:table-cell table:formula="of:=[A_32.I23]" office:value-type="float" office:value="0.422282" calcext:value-type="float">
            <text:p>0.4222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A_8.C24]" office:value-type="float" office:value="0.442039" calcext:value-type="float">
            <text:p>0.442039</text:p>
          </table:table-cell>
          <table:table-cell table:formula="of:=[A_16.C24]" office:value-type="float" office:value="0.581966" calcext:value-type="float">
            <text:p>0.581966</text:p>
          </table:table-cell>
          <table:table-cell table:formula="of:=[A_32.C24]" office:value-type="float" office:value="0.61351" calcext:value-type="float">
            <text:p>0.61351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A_8.I24]" office:value-type="float" office:value="0.362384" calcext:value-type="float">
            <text:p>0.362384</text:p>
          </table:table-cell>
          <table:table-cell table:formula="of:=[A_16.I24]" office:value-type="float" office:value="0.427972" calcext:value-type="float">
            <text:p>0.427972</text:p>
          </table:table-cell>
          <table:table-cell table:formula="of:=[A_32.I24]" office:value-type="float" office:value="0.407008" calcext:value-type="float">
            <text:p>0.4070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A_8.C25]" office:value-type="float" office:value="0.447407" calcext:value-type="float">
            <text:p>0.447407</text:p>
          </table:table-cell>
          <table:table-cell table:formula="of:=[A_16.C25]" office:value-type="float" office:value="0.594934" calcext:value-type="float">
            <text:p>0.594934</text:p>
          </table:table-cell>
          <table:table-cell table:formula="of:=[A_32.C25]" office:value-type="float" office:value="0.616586" calcext:value-type="float">
            <text:p>0.616586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A_8.I25]" office:value-type="float" office:value="0.375861" calcext:value-type="float">
            <text:p>0.375861</text:p>
          </table:table-cell>
          <table:table-cell table:formula="of:=[A_16.I25]" office:value-type="float" office:value="0.427673" calcext:value-type="float">
            <text:p>0.427673</text:p>
          </table:table-cell>
          <table:table-cell table:formula="of:=[A_32.I25]" office:value-type="float" office:value="0.42348" calcext:value-type="float">
            <text:p>0.423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A_8.C26]" office:value-type="float" office:value="0.455944" calcext:value-type="float">
            <text:p>0.455944</text:p>
          </table:table-cell>
          <table:table-cell table:formula="of:=[A_16.C26]" office:value-type="float" office:value="0.593724" calcext:value-type="float">
            <text:p>0.593724</text:p>
          </table:table-cell>
          <table:table-cell table:formula="of:=[A_32.C26]" office:value-type="float" office:value="0.631442" calcext:value-type="float">
            <text:p>0.631442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A_8.I26]" office:value-type="float" office:value="0.35909" calcext:value-type="float">
            <text:p>0.35909</text:p>
          </table:table-cell>
          <table:table-cell table:formula="of:=[A_16.I26]" office:value-type="float" office:value="0.419886" calcext:value-type="float">
            <text:p>0.419886</text:p>
          </table:table-cell>
          <table:table-cell table:formula="of:=[A_32.I26]" office:value-type="float" office:value="0.427074" calcext:value-type="float">
            <text:p>0.4270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A_8.C27]" office:value-type="float" office:value="0.456092" calcext:value-type="float">
            <text:p>0.456092</text:p>
          </table:table-cell>
          <table:table-cell table:formula="of:=[A_16.C27]" office:value-type="float" office:value="0.600905" calcext:value-type="float">
            <text:p>0.600905</text:p>
          </table:table-cell>
          <table:table-cell table:formula="of:=[A_32.C27]" office:value-type="float" office:value="0.64234" calcext:value-type="float">
            <text:p>0.64234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A_8.I27]" office:value-type="float" office:value="0.350105" calcext:value-type="float">
            <text:p>0.350105</text:p>
          </table:table-cell>
          <table:table-cell table:formula="of:=[A_16.I27]" office:value-type="float" office:value="0.428571" calcext:value-type="float">
            <text:p>0.428571</text:p>
          </table:table-cell>
          <table:table-cell table:formula="of:=[A_32.I27]" office:value-type="float" office:value="0.419587" calcext:value-type="float">
            <text:p>0.41958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A_8.C28]" office:value-type="float" office:value="0.461135" calcext:value-type="float">
            <text:p>0.461135</text:p>
          </table:table-cell>
          <table:table-cell table:formula="of:=[A_16.C28]" office:value-type="float" office:value="0.607785" calcext:value-type="float">
            <text:p>0.607785</text:p>
          </table:table-cell>
          <table:table-cell table:formula="of:=[A_32.C28]" office:value-type="float" office:value="0.64659" calcext:value-type="float">
            <text:p>0.64659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A_8.I28]" office:value-type="float" office:value="0.380353" calcext:value-type="float">
            <text:p>0.380353</text:p>
          </table:table-cell>
          <table:table-cell table:formula="of:=[A_16.I28]" office:value-type="float" office:value="0.424079" calcext:value-type="float">
            <text:p>0.424079</text:p>
          </table:table-cell>
          <table:table-cell table:formula="of:=[A_32.I28]" office:value-type="float" office:value="0.42378" calcext:value-type="float">
            <text:p>0.423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A_8.C29]" office:value-type="float" office:value="0.474548" calcext:value-type="float">
            <text:p>0.474548</text:p>
          </table:table-cell>
          <table:table-cell table:formula="of:=[A_16.C29]" office:value-type="float" office:value="0.614536" calcext:value-type="float">
            <text:p>0.614536</text:p>
          </table:table-cell>
          <table:table-cell table:formula="of:=[A_32.C29]" office:value-type="float" office:value="0.653739" calcext:value-type="float">
            <text:p>0.653739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A_8.I29]" office:value-type="float" office:value="0.372866" calcext:value-type="float">
            <text:p>0.372866</text:p>
          </table:table-cell>
          <table:table-cell table:formula="of:=[A_16.I29]" office:value-type="float" office:value="0.432764" calcext:value-type="float">
            <text:p>0.432764</text:p>
          </table:table-cell>
          <table:table-cell table:formula="of:=[A_32.I29]" office:value-type="float" office:value="0.424978" calcext:value-type="float">
            <text:p>0.4249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A_8.C30]" office:value-type="float" office:value="0.47503" calcext:value-type="float">
            <text:p>0.47503</text:p>
          </table:table-cell>
          <table:table-cell table:formula="of:=[A_16.C30]" office:value-type="float" office:value="0.624005" calcext:value-type="float">
            <text:p>0.624005</text:p>
          </table:table-cell>
          <table:table-cell table:formula="of:=[A_32.C30]" office:value-type="float" office:value="0.667732" calcext:value-type="float">
            <text:p>0.667732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A_8.I30]" office:value-type="float" office:value="0.367475" calcext:value-type="float">
            <text:p>0.367475</text:p>
          </table:table-cell>
          <table:table-cell table:formula="of:=[A_16.I30]" office:value-type="float" office:value="0.42947" calcext:value-type="float">
            <text:p>0.42947</text:p>
          </table:table-cell>
          <table:table-cell table:formula="of:=[A_32.I30]" office:value-type="float" office:value="0.420785" calcext:value-type="float">
            <text:p>0.4207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A_8.C31]" office:value-type="float" office:value="0.481412" calcext:value-type="float">
            <text:p>0.481412</text:p>
          </table:table-cell>
          <table:table-cell table:formula="of:=[A_16.C31]" office:value-type="float" office:value="0.62583" calcext:value-type="float">
            <text:p>0.62583</text:p>
          </table:table-cell>
          <table:table-cell table:formula="of:=[A_32.C31]" office:value-type="float" office:value="0.668135" calcext:value-type="float">
            <text:p>0.66813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A_8.I31]" office:value-type="float" office:value="0.372567" calcext:value-type="float">
            <text:p>0.372567</text:p>
          </table:table-cell>
          <table:table-cell table:formula="of:=[A_16.I31]" office:value-type="float" office:value="0.410003" calcext:value-type="float">
            <text:p>0.410003</text:p>
          </table:table-cell>
          <table:table-cell table:formula="of:=[A_32.I31]" office:value-type="float" office:value="0.432764" calcext:value-type="float">
            <text:p>0.4327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A_8.C32]" office:value-type="float" office:value="0.479011" calcext:value-type="float">
            <text:p>0.479011</text:p>
          </table:table-cell>
          <table:table-cell table:formula="of:=[A_16.C32]" office:value-type="float" office:value="0.625513" calcext:value-type="float">
            <text:p>0.625513</text:p>
          </table:table-cell>
          <table:table-cell table:formula="of:=[A_32.C32]" office:value-type="float" office:value="0.674487" calcext:value-type="float">
            <text:p>0.674487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A_8.I32]" office:value-type="float" office:value="0.380054" calcext:value-type="float">
            <text:p>0.380054</text:p>
          </table:table-cell>
          <table:table-cell table:formula="of:=[A_16.I32]" office:value-type="float" office:value="0.433363" calcext:value-type="float">
            <text:p>0.433363</text:p>
          </table:table-cell>
          <table:table-cell table:formula="of:=[A_32.I32]" office:value-type="float" office:value="0.415993" calcext:value-type="float">
            <text:p>0.4159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A_8.C33]" office:value-type="float" office:value="0.488835" calcext:value-type="float">
            <text:p>0.488835</text:p>
          </table:table-cell>
          <table:table-cell table:formula="of:=[A_16.C33]" office:value-type="float" office:value="0.637115" calcext:value-type="float">
            <text:p>0.637115</text:p>
          </table:table-cell>
          <table:table-cell table:formula="of:=[A_32.C33]" office:value-type="float" office:value="0.687628" calcext:value-type="float">
            <text:p>0.68762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A_8.I33]" office:value-type="float" office:value="0.364181" calcext:value-type="float">
            <text:p>0.364181</text:p>
          </table:table-cell>
          <table:table-cell table:formula="of:=[A_16.I33]" office:value-type="float" office:value="0.412698" calcext:value-type="float">
            <text:p>0.412698</text:p>
          </table:table-cell>
          <table:table-cell table:formula="of:=[A_32.I33]" office:value-type="float" office:value="0.415094" calcext:value-type="float">
            <text:p>0.41509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A_8.C34]" office:value-type="float" office:value="0.495778" calcext:value-type="float">
            <text:p>0.495778</text:p>
          </table:table-cell>
          <table:table-cell table:formula="of:=[A_16.C34]" office:value-type="float" office:value="0.642039" calcext:value-type="float">
            <text:p>0.642039</text:p>
          </table:table-cell>
          <table:table-cell table:formula="of:=[A_32.C34]" office:value-type="float" office:value="0.684138" calcext:value-type="float">
            <text:p>0.684138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A_8.I34]" office:value-type="float" office:value="0.386044" calcext:value-type="float">
            <text:p>0.386044</text:p>
          </table:table-cell>
          <table:table-cell table:formula="of:=[A_16.I34]" office:value-type="float" office:value="0.426774" calcext:value-type="float">
            <text:p>0.426774</text:p>
          </table:table-cell>
          <table:table-cell table:formula="of:=[A_32.I34]" office:value-type="float" office:value="0.423181" calcext:value-type="float">
            <text:p>0.4231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A_8.C35]" office:value-type="float" office:value="0.506755" calcext:value-type="float">
            <text:p>0.506755</text:p>
          </table:table-cell>
          <table:table-cell table:formula="of:=[A_16.C35]" office:value-type="float" office:value="0.653981" calcext:value-type="float">
            <text:p>0.653981</text:p>
          </table:table-cell>
          <table:table-cell table:formula="of:=[A_32.C35]" office:value-type="float" office:value="0.693004" calcext:value-type="float">
            <text:p>0.693004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A_8.I35]" office:value-type="float" office:value="0.381551" calcext:value-type="float">
            <text:p>0.381551</text:p>
          </table:table-cell>
          <table:table-cell table:formula="of:=[A_16.I35]" office:value-type="float" office:value="0.426475" calcext:value-type="float">
            <text:p>0.426475</text:p>
          </table:table-cell>
          <table:table-cell table:formula="of:=[A_32.I35]" office:value-type="float" office:value="0.436358" calcext:value-type="float">
            <text:p>0.43635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A_8.C36]" office:value-type="float" office:value="0.504888" calcext:value-type="float">
            <text:p>0.504888</text:p>
          </table:table-cell>
          <table:table-cell table:formula="of:=[A_16.C36]" office:value-type="float" office:value="0.650996" calcext:value-type="float">
            <text:p>0.650996</text:p>
          </table:table-cell>
          <table:table-cell table:formula="of:=[A_32.C36]" office:value-type="float" office:value="0.700905" calcext:value-type="float">
            <text:p>0.700905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A_8.I36]" office:value-type="float" office:value="0.365978" calcext:value-type="float">
            <text:p>0.365978</text:p>
          </table:table-cell>
          <table:table-cell table:formula="of:=[A_16.I36]" office:value-type="float" office:value="0.437556" calcext:value-type="float">
            <text:p>0.437556</text:p>
          </table:table-cell>
          <table:table-cell table:formula="of:=[A_32.I36]" office:value-type="float" office:value="0.418988" calcext:value-type="float">
            <text:p>0.4189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A_8.C37]" office:value-type="float" office:value="0.506152" calcext:value-type="float">
            <text:p>0.506152</text:p>
          </table:table-cell>
          <table:table-cell table:formula="of:=[A_16.C37]" office:value-type="float" office:value="0.656333" calcext:value-type="float">
            <text:p>0.656333</text:p>
          </table:table-cell>
          <table:table-cell table:formula="of:=[A_32.C37]" office:value-type="float" office:value="0.710012" calcext:value-type="float">
            <text:p>0.71001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A_8.I37]" office:value-type="float" office:value="0.363881" calcext:value-type="float">
            <text:p>0.363881</text:p>
          </table:table-cell>
          <table:table-cell table:formula="of:=[A_16.I37]" office:value-type="float" office:value="0.440551" calcext:value-type="float">
            <text:p>0.440551</text:p>
          </table:table-cell>
          <table:table-cell table:formula="of:=[A_32.I37]" office:value-type="float" office:value="0.435759" calcext:value-type="float">
            <text:p>0.43575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A_8.C38]" office:value-type="float" office:value="0.515691" calcext:value-type="float">
            <text:p>0.515691</text:p>
          </table:table-cell>
          <table:table-cell table:formula="of:=[A_16.C38]" office:value-type="float" office:value="0.66041" calcext:value-type="float">
            <text:p>0.66041</text:p>
          </table:table-cell>
          <table:table-cell table:formula="of:=[A_32.C38]" office:value-type="float" office:value="0.707182" calcext:value-type="float">
            <text:p>0.70718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A_8.I38]" office:value-type="float" office:value="0.383049" calcext:value-type="float">
            <text:p>0.383049</text:p>
          </table:table-cell>
          <table:table-cell table:formula="of:=[A_16.I38]" office:value-type="float" office:value="0.43546" calcext:value-type="float">
            <text:p>0.43546</text:p>
          </table:table-cell>
          <table:table-cell table:formula="of:=[A_32.I38]" office:value-type="float" office:value="0.449236" calcext:value-type="float">
            <text:p>0.4492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A_8.C39]" office:value-type="float" office:value="0.523764" calcext:value-type="float">
            <text:p>0.523764</text:p>
          </table:table-cell>
          <table:table-cell table:formula="of:=[A_16.C39]" office:value-type="float" office:value="0.668094" calcext:value-type="float">
            <text:p>0.668094</text:p>
          </table:table-cell>
          <table:table-cell table:formula="of:=[A_32.C39]" office:value-type="float" office:value="0.715139" calcext:value-type="float">
            <text:p>0.71513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A_8.I39]" office:value-type="float" office:value="0.37077" calcext:value-type="float">
            <text:p>0.37077</text:p>
          </table:table-cell>
          <table:table-cell table:formula="of:=[A_16.I39]" office:value-type="float" office:value="0.453429" calcext:value-type="float">
            <text:p>0.453429</text:p>
          </table:table-cell>
          <table:table-cell table:formula="of:=[A_32.I39]" office:value-type="float" office:value="0.437556" calcext:value-type="float">
            <text:p>0.4375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A_8.C40]" office:value-type="float" office:value="0.521894" calcext:value-type="float">
            <text:p>0.521894</text:p>
          </table:table-cell>
          <table:table-cell table:formula="of:=[A_16.C40]" office:value-type="float" office:value="0.668215" calcext:value-type="float">
            <text:p>0.668215</text:p>
          </table:table-cell>
          <table:table-cell table:formula="of:=[A_32.C40]" office:value-type="float" office:value="0.720567" calcext:value-type="float">
            <text:p>0.720567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A_8.I40]" office:value-type="float" office:value="0.381851" calcext:value-type="float">
            <text:p>0.381851</text:p>
          </table:table-cell>
          <table:table-cell table:formula="of:=[A_16.I40]" office:value-type="float" office:value="0.444744" calcext:value-type="float">
            <text:p>0.444744</text:p>
          </table:table-cell>
          <table:table-cell table:formula="of:=[A_32.I40]" office:value-type="float" office:value="0.441749" calcext:value-type="float">
            <text:p>0.4417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A_8.C41]" office:value-type="float" office:value="0.525709" calcext:value-type="float">
            <text:p>0.525709</text:p>
          </table:table-cell>
          <table:table-cell table:formula="of:=[A_16.C41]" office:value-type="float" office:value="0.666747" calcext:value-type="float">
            <text:p>0.666747</text:p>
          </table:table-cell>
          <table:table-cell table:formula="of:=[A_32.C41]" office:value-type="float" office:value="0.727761" calcext:value-type="float">
            <text:p>0.72776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A_8.I41]" office:value-type="float" office:value="0.379455" calcext:value-type="float">
            <text:p>0.379455</text:p>
          </table:table-cell>
          <table:table-cell table:formula="of:=[A_16.I41]" office:value-type="float" office:value="0.444744" calcext:value-type="float">
            <text:p>0.444744</text:p>
          </table:table-cell>
          <table:table-cell table:formula="of:=[A_32.I41]" office:value-type="float" office:value="0.444444" calcext:value-type="float">
            <text:p>0.4444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A_8.C42]" office:value-type="float" office:value="0.52877" calcext:value-type="float">
            <text:p>0.52877</text:p>
          </table:table-cell>
          <table:table-cell table:formula="of:=[A_16.C42]" office:value-type="float" office:value="0.676719" calcext:value-type="float">
            <text:p>0.676719</text:p>
          </table:table-cell>
          <table:table-cell table:formula="of:=[A_32.C42]" office:value-type="float" office:value="0.728468" calcext:value-type="float">
            <text:p>0.728468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A_8.I42]" office:value-type="float" office:value="0.377658" calcext:value-type="float">
            <text:p>0.377658</text:p>
          </table:table-cell>
          <table:table-cell table:formula="of:=[A_16.I42]" office:value-type="float" office:value="0.434262" calcext:value-type="float">
            <text:p>0.434262</text:p>
          </table:table-cell>
          <table:table-cell table:formula="of:=[A_32.I42]" office:value-type="float" office:value="0.442348" calcext:value-type="float">
            <text:p>0.4423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A_8.C43]" office:value-type="float" office:value="0.531261" calcext:value-type="float">
            <text:p>0.531261</text:p>
          </table:table-cell>
          <table:table-cell table:formula="of:=[A_16.C43]" office:value-type="float" office:value="0.687266" calcext:value-type="float">
            <text:p>0.687266</text:p>
          </table:table-cell>
          <table:table-cell table:formula="of:=[A_32.C43]" office:value-type="float" office:value="0.731201" calcext:value-type="float">
            <text:p>0.73120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A_8.I43]" office:value-type="float" office:value="0.366577" calcext:value-type="float">
            <text:p>0.366577</text:p>
          </table:table-cell>
          <table:table-cell table:formula="of:=[A_16.I43]" office:value-type="float" office:value="0.434561" calcext:value-type="float">
            <text:p>0.434561</text:p>
          </table:table-cell>
          <table:table-cell table:formula="of:=[A_32.I43]" office:value-type="float" office:value="0.438455" calcext:value-type="float">
            <text:p>0.4384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A_8.C44]" office:value-type="float" office:value="0.535947" calcext:value-type="float">
            <text:p>0.535947</text:p>
          </table:table-cell>
          <table:table-cell table:formula="of:=[A_16.C44]" office:value-type="float" office:value="0.682087" calcext:value-type="float">
            <text:p>0.682087</text:p>
          </table:table-cell>
          <table:table-cell table:formula="of:=[A_32.C44]" office:value-type="float" office:value="0.737274" calcext:value-type="float">
            <text:p>0.737274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A_8.I44]" office:value-type="float" office:value="0.373166" calcext:value-type="float">
            <text:p>0.373166</text:p>
          </table:table-cell>
          <table:table-cell table:formula="of:=[A_16.I44]" office:value-type="float" office:value="0.43516" calcext:value-type="float">
            <text:p>0.43516</text:p>
          </table:table-cell>
          <table:table-cell table:formula="of:=[A_32.I44]" office:value-type="float" office:value="0.450434" calcext:value-type="float">
            <text:p>0.4504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A_8.C45]" office:value-type="float" office:value="0.545899" calcext:value-type="float">
            <text:p>0.545899</text:p>
          </table:table-cell>
          <table:table-cell table:formula="of:=[A_16.C45]" office:value-type="float" office:value="0.688661" calcext:value-type="float">
            <text:p>0.688661</text:p>
          </table:table-cell>
          <table:table-cell table:formula="of:=[A_32.C45]" office:value-type="float" office:value="0.739324" calcext:value-type="float">
            <text:p>0.739324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A_8.I45]" office:value-type="float" office:value="0.379455" calcext:value-type="float">
            <text:p>0.379455</text:p>
          </table:table-cell>
          <table:table-cell table:formula="of:=[A_16.I45]" office:value-type="float" office:value="0.433663" calcext:value-type="float">
            <text:p>0.433663</text:p>
          </table:table-cell>
          <table:table-cell table:formula="of:=[A_32.I45]" office:value-type="float" office:value="0.453729" calcext:value-type="float">
            <text:p>0.45372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A_8.C46]" office:value-type="float" office:value="0.542426" calcext:value-type="float">
            <text:p>0.542426</text:p>
          </table:table-cell>
          <table:table-cell table:formula="of:=[A_16.C46]" office:value-type="float" office:value="0.698129" calcext:value-type="float">
            <text:p>0.698129</text:p>
          </table:table-cell>
          <table:table-cell table:formula="of:=[A_32.C46]" office:value-type="float" office:value="0.738926" calcext:value-type="float">
            <text:p>0.738926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A_8.I46]" office:value-type="float" office:value="0.389638" calcext:value-type="float">
            <text:p>0.389638</text:p>
          </table:table-cell>
          <table:table-cell table:formula="of:=[A_16.I46]" office:value-type="float" office:value="0.428272" calcext:value-type="float">
            <text:p>0.428272</text:p>
          </table:table-cell>
          <table:table-cell table:formula="of:=[A_32.I46]" office:value-type="float" office:value="0.44145" calcext:value-type="float">
            <text:p>0.441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A_8.C47]" office:value-type="float" office:value="0.5462" calcext:value-type="float">
            <text:p>0.5462</text:p>
          </table:table-cell>
          <table:table-cell table:formula="of:=[A_16.C47]" office:value-type="float" office:value="0.694511" calcext:value-type="float">
            <text:p>0.694511</text:p>
          </table:table-cell>
          <table:table-cell table:formula="of:=[A_32.C47]" office:value-type="float" office:value="0.752111" calcext:value-type="float">
            <text:p>0.752111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A_8.I47]" office:value-type="float" office:value="0.385145" calcext:value-type="float">
            <text:p>0.385145</text:p>
          </table:table-cell>
          <table:table-cell table:formula="of:=[A_16.I47]" office:value-type="float" office:value="0.439054" calcext:value-type="float">
            <text:p>0.439054</text:p>
          </table:table-cell>
          <table:table-cell table:formula="of:=[A_32.I47]" office:value-type="float" office:value="0.450434" calcext:value-type="float">
            <text:p>0.4504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A_8.C48]" office:value-type="float" office:value="0.551901" calcext:value-type="float">
            <text:p>0.551901</text:p>
          </table:table-cell>
          <table:table-cell table:formula="of:=[A_16.C48]" office:value-type="float" office:value="0.699336" calcext:value-type="float">
            <text:p>0.699336</text:p>
          </table:table-cell>
          <table:table-cell table:formula="of:=[A_32.C48]" office:value-type="float" office:value="0.75353" calcext:value-type="float">
            <text:p>0.75353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A_8.I48]" office:value-type="float" office:value="0.392333" calcext:value-type="float">
            <text:p>0.392333</text:p>
          </table:table-cell>
          <table:table-cell table:formula="of:=[A_16.I48]" office:value-type="float" office:value="0.427074" calcext:value-type="float">
            <text:p>0.427074</text:p>
          </table:table-cell>
          <table:table-cell table:formula="of:=[A_32.I48]" office:value-type="float" office:value="0.436358" calcext:value-type="float">
            <text:p>0.4363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A_8.C49]" office:value-type="float" office:value="0.551267" calcext:value-type="float">
            <text:p>0.551267</text:p>
          </table:table-cell>
          <table:table-cell table:formula="of:=[A_16.C49]" office:value-type="float" office:value="0.702533" calcext:value-type="float">
            <text:p>0.702533</text:p>
          </table:table-cell>
          <table:table-cell table:formula="of:=[A_32.C49]" office:value-type="float" office:value="0.747708" calcext:value-type="float">
            <text:p>0.747708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A_8.I49]" office:value-type="float" office:value="0.373465" calcext:value-type="float">
            <text:p>0.373465</text:p>
          </table:table-cell>
          <table:table-cell table:formula="of:=[A_16.I49]" office:value-type="float" office:value="0.439353" calcext:value-type="float">
            <text:p>0.439353</text:p>
          </table:table-cell>
          <table:table-cell table:formula="of:=[A_32.I49]" office:value-type="float" office:value="0.459718" calcext:value-type="float">
            <text:p>0.4597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A_8.C50]" office:value-type="float" office:value="0.558022" calcext:value-type="float">
            <text:p>0.558022</text:p>
          </table:table-cell>
          <table:table-cell table:formula="of:=[A_16.C50]" office:value-type="float" office:value="0.712425" calcext:value-type="float">
            <text:p>0.712425</text:p>
          </table:table-cell>
          <table:table-cell table:formula="of:=[A_32.C50]" office:value-type="float" office:value="0.762786" calcext:value-type="float">
            <text:p>0.762786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A_8.I50]" office:value-type="float" office:value="0.375861" calcext:value-type="float">
            <text:p>0.375861</text:p>
          </table:table-cell>
          <table:table-cell table:formula="of:=[A_16.I50]" office:value-type="float" office:value="0.434561" calcext:value-type="float">
            <text:p>0.434561</text:p>
          </table:table-cell>
          <table:table-cell table:formula="of:=[A_32.I50]" office:value-type="float" office:value="0.432764" calcext:value-type="float">
            <text:p>0.4327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A_8.C51]" office:value-type="float" office:value="0.561617" calcext:value-type="float">
            <text:p>0.561617</text:p>
          </table:table-cell>
          <table:table-cell table:formula="of:=[A_16.C51]" office:value-type="float" office:value="0.705914" calcext:value-type="float">
            <text:p>0.705914</text:p>
          </table:table-cell>
          <table:table-cell table:formula="of:=[A_32.C51]" office:value-type="float" office:value="0.760833" calcext:value-type="float">
            <text:p>0.760833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A_8.I51]" office:value-type="float" office:value="0.382749" calcext:value-type="float">
            <text:p>0.382749</text:p>
          </table:table-cell>
          <table:table-cell table:formula="of:=[A_16.I51]" office:value-type="float" office:value="0.438455" calcext:value-type="float">
            <text:p>0.438455</text:p>
          </table:table-cell>
          <table:table-cell table:formula="of:=[A_32.I51]" office:value-type="float" office:value="0.445642" calcext:value-type="float">
            <text:p>0.4456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A_8.C52]" office:value-type="float" office:value="0.566285" calcext:value-type="float">
            <text:p>0.566285</text:p>
          </table:table-cell>
          <table:table-cell table:formula="of:=[A_16.C52]" office:value-type="float" office:value="0.71158" calcext:value-type="float">
            <text:p>0.71158</text:p>
          </table:table-cell>
          <table:table-cell table:formula="of:=[A_32.C52]" office:value-type="float" office:value="0.761882" calcext:value-type="float">
            <text:p>0.761882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A_8.I52]" office:value-type="float" office:value="0.401018" calcext:value-type="float">
            <text:p>0.401018</text:p>
          </table:table-cell>
          <table:table-cell table:formula="of:=[A_16.I52]" office:value-type="float" office:value="0.438754" calcext:value-type="float">
            <text:p>0.438754</text:p>
          </table:table-cell>
          <table:table-cell table:formula="of:=[A_32.I52]" office:value-type="float" office:value="0.442348" calcext:value-type="float">
            <text:p>0.4423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A_8.C53]" office:value-type="float" office:value="0.561617" calcext:value-type="float">
            <text:p>0.561617</text:p>
          </table:table-cell>
          <table:table-cell table:formula="of:=[A_16.C53]" office:value-type="float" office:value="0.713398" calcext:value-type="float">
            <text:p>0.713398</text:p>
          </table:table-cell>
          <table:table-cell table:formula="of:=[A_32.C53]" office:value-type="float" office:value="0.762342" calcext:value-type="float">
            <text:p>0.762342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A_8.I53]" office:value-type="float" office:value="0.383348" calcext:value-type="float">
            <text:p>0.383348</text:p>
          </table:table-cell>
          <table:table-cell table:formula="of:=[A_16.I53]" office:value-type="float" office:value="0.437856" calcext:value-type="float">
            <text:p>0.437856</text:p>
          </table:table-cell>
          <table:table-cell table:formula="of:=[A_32.I53]" office:value-type="float" office:value="0.444444" calcext:value-type="float">
            <text:p>0.4444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A_8.C54]" office:value-type="float" office:value="0.57316" calcext:value-type="float">
            <text:p>0.57316</text:p>
          </table:table-cell>
          <table:table-cell table:formula="of:=[A_16.C54]" office:value-type="float" office:value="0.711339" calcext:value-type="float">
            <text:p>0.711339</text:p>
          </table:table-cell>
          <table:table-cell table:formula="of:=[A_32.C54]" office:value-type="float" office:value="0.768878" calcext:value-type="float">
            <text:p>0.768878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A_8.I54]" office:value-type="float" office:value="0.38844" calcext:value-type="float">
            <text:p>0.38844</text:p>
          </table:table-cell>
          <table:table-cell table:formula="of:=[A_16.I54]" office:value-type="float" office:value="0.430967" calcext:value-type="float">
            <text:p>0.430967</text:p>
          </table:table-cell>
          <table:table-cell table:formula="of:=[A_32.I54]" office:value-type="float" office:value="0.460617" calcext:value-type="float">
            <text:p>0.46061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A_8.C55]" office:value-type="float" office:value="0.56731" calcext:value-type="float">
            <text:p>0.56731</text:p>
          </table:table-cell>
          <table:table-cell table:formula="of:=[A_16.C55]" office:value-type="float" office:value="0.721834" calcext:value-type="float">
            <text:p>0.721834</text:p>
          </table:table-cell>
          <table:table-cell table:formula="of:=[A_32.C55]" office:value-type="float" office:value="0.770145" calcext:value-type="float">
            <text:p>0.770145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A_8.I55]" office:value-type="float" office:value="0.388739" calcext:value-type="float">
            <text:p>0.388739</text:p>
          </table:table-cell>
          <table:table-cell table:formula="of:=[A_16.I55]" office:value-type="float" office:value="0.438155" calcext:value-type="float">
            <text:p>0.438155</text:p>
          </table:table-cell>
          <table:table-cell table:formula="of:=[A_32.I55]" office:value-type="float" office:value="0.445043" calcext:value-type="float">
            <text:p>0.44504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A_8.C56]" office:value-type="float" office:value="0.570187" calcext:value-type="float">
            <text:p>0.570187</text:p>
          </table:table-cell>
          <table:table-cell table:formula="of:=[A_16.C56]" office:value-type="float" office:value="0.722933" calcext:value-type="float">
            <text:p>0.722933</text:p>
          </table:table-cell>
          <table:table-cell table:formula="of:=[A_32.C56]" office:value-type="float" office:value="0.769704" calcext:value-type="float">
            <text:p>0.769704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A_8.I56]" office:value-type="float" office:value="0.387541" calcext:value-type="float">
            <text:p>0.387541</text:p>
          </table:table-cell>
          <table:table-cell table:formula="of:=[A_16.I56]" office:value-type="float" office:value="0.428272" calcext:value-type="float">
            <text:p>0.428272</text:p>
          </table:table-cell>
          <table:table-cell table:formula="of:=[A_32.I56]" office:value-type="float" office:value="0.451632" calcext:value-type="float">
            <text:p>0.4516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A_8.C57]" office:value-type="float" office:value="0.576659" calcext:value-type="float">
            <text:p>0.576659</text:p>
          </table:table-cell>
          <table:table-cell table:formula="of:=[A_16.C57]" office:value-type="float" office:value="0.720205" calcext:value-type="float">
            <text:p>0.720205</text:p>
          </table:table-cell>
          <table:table-cell table:formula="of:=[A_32.C57]" office:value-type="float" office:value="0.779855" calcext:value-type="float">
            <text:p>0.779855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A_8.I57]" office:value-type="float" office:value="0.381851" calcext:value-type="float">
            <text:p>0.381851</text:p>
          </table:table-cell>
          <table:table-cell table:formula="of:=[A_16.I57]" office:value-type="float" office:value="0.432764" calcext:value-type="float">
            <text:p>0.432764</text:p>
          </table:table-cell>
          <table:table-cell table:formula="of:=[A_32.I57]" office:value-type="float" office:value="0.436658" calcext:value-type="float">
            <text:p>0.43665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A_8.C58]" office:value-type="float" office:value="0.580447" calcext:value-type="float">
            <text:p>0.580447</text:p>
          </table:table-cell>
          <table:table-cell table:formula="of:=[A_16.C58]" office:value-type="float" office:value="0.725407" calcext:value-type="float">
            <text:p>0.725407</text:p>
          </table:table-cell>
          <table:table-cell table:formula="of:=[A_32.C58]" office:value-type="float" office:value="0.777489" calcext:value-type="float">
            <text:p>0.777489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A_8.I58]" office:value-type="float" office:value="0.372267" calcext:value-type="float">
            <text:p>0.372267</text:p>
          </table:table-cell>
          <table:table-cell table:formula="of:=[A_16.I58]" office:value-type="float" office:value="0.43516" calcext:value-type="float">
            <text:p>0.43516</text:p>
          </table:table-cell>
          <table:table-cell table:formula="of:=[A_32.I58]" office:value-type="float" office:value="0.45313" calcext:value-type="float">
            <text:p>0.4531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A_8.C59]" office:value-type="float" office:value="0.582569" calcext:value-type="float">
            <text:p>0.582569</text:p>
          </table:table-cell>
          <table:table-cell table:formula="of:=[A_16.C59]" office:value-type="float" office:value="0.725633" calcext:value-type="float">
            <text:p>0.725633</text:p>
          </table:table-cell>
          <table:table-cell table:formula="of:=[A_32.C59]" office:value-type="float" office:value="0.785464" calcext:value-type="float">
            <text:p>0.785464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A_8.I59]" office:value-type="float" office:value="0.397125" calcext:value-type="float">
            <text:p>0.397125</text:p>
          </table:table-cell>
          <table:table-cell table:formula="of:=[A_16.I59]" office:value-type="float" office:value="0.436358" calcext:value-type="float">
            <text:p>0.436358</text:p>
          </table:table-cell>
          <table:table-cell table:formula="of:=[A_32.I59]" office:value-type="float" office:value="0.431566" calcext:value-type="float">
            <text:p>0.4315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A_8.C60]" office:value-type="float" office:value="0.57509" calcext:value-type="float">
            <text:p>0.57509</text:p>
          </table:table-cell>
          <table:table-cell table:formula="of:=[A_16.C60]" office:value-type="float" office:value="0.727382" calcext:value-type="float">
            <text:p>0.727382</text:p>
          </table:table-cell>
          <table:table-cell table:formula="of:=[A_32.C60]" office:value-type="float" office:value="0.781725" calcext:value-type="float">
            <text:p>0.781725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A_8.I60]" office:value-type="float" office:value="0.401318" calcext:value-type="float">
            <text:p>0.401318</text:p>
          </table:table-cell>
          <table:table-cell table:formula="of:=[A_16.I60]" office:value-type="float" office:value="0.435759" calcext:value-type="float">
            <text:p>0.435759</text:p>
          </table:table-cell>
          <table:table-cell table:formula="of:=[A_32.I60]" office:value-type="float" office:value="0.437856" calcext:value-type="float">
            <text:p>0.43785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A_8.C61]" office:value-type="float" office:value="0.584671" calcext:value-type="float">
            <text:p>0.584671</text:p>
          </table:table-cell>
          <table:table-cell table:formula="of:=[A_16.C61]" office:value-type="float" office:value="0.737538" calcext:value-type="float">
            <text:p>0.737538</text:p>
          </table:table-cell>
          <table:table-cell table:formula="of:=[A_32.C61]" office:value-type="float" office:value="0.785516" calcext:value-type="float">
            <text:p>0.785516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A_8.I61]" office:value-type="float" office:value="0.390836" calcext:value-type="float">
            <text:p>0.390836</text:p>
          </table:table-cell>
          <table:table-cell table:formula="of:=[A_16.I61]" office:value-type="float" office:value="0.44684" calcext:value-type="float">
            <text:p>0.44684</text:p>
          </table:table-cell>
          <table:table-cell table:formula="of:=[A_32.I61]" office:value-type="float" office:value="0.451632" calcext:value-type="float">
            <text:p>0.45163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A_8.C62]" office:value-type="float" office:value="0.5807" calcext:value-type="float">
            <text:p>0.5807</text:p>
          </table:table-cell>
          <table:table-cell table:formula="of:=[A_16.C62]" office:value-type="float" office:value="0.730277" calcext:value-type="float">
            <text:p>0.730277</text:p>
          </table:table-cell>
          <table:table-cell table:formula="of:=[A_32.C62]" office:value-type="float" office:value="0.784801" calcext:value-type="float">
            <text:p>0.784801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A_8.I62]" office:value-type="float" office:value="0.395028" calcext:value-type="float">
            <text:p>0.395028</text:p>
          </table:table-cell>
          <table:table-cell table:formula="of:=[A_16.I62]" office:value-type="float" office:value="0.44115" calcext:value-type="float">
            <text:p>0.44115</text:p>
          </table:table-cell>
          <table:table-cell table:formula="of:=[A_32.I62]" office:value-type="float" office:value="0.44115" calcext:value-type="float">
            <text:p>0.441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A_8.C63]" office:value-type="float" office:value="0.586421" calcext:value-type="float">
            <text:p>0.586421</text:p>
          </table:table-cell>
          <table:table-cell table:formula="of:=[A_16.C63]" office:value-type="float" office:value="0.741098" calcext:value-type="float">
            <text:p>0.741098</text:p>
          </table:table-cell>
          <table:table-cell table:formula="of:=[A_32.C63]" office:value-type="float" office:value="0.788111" calcext:value-type="float">
            <text:p>0.788111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A_8.I63]" office:value-type="float" office:value="0.38844" calcext:value-type="float">
            <text:p>0.38844</text:p>
          </table:table-cell>
          <table:table-cell table:formula="of:=[A_16.I63]" office:value-type="float" office:value="0.438155" calcext:value-type="float">
            <text:p>0.438155</text:p>
          </table:table-cell>
          <table:table-cell table:formula="of:=[A_32.I63]" office:value-type="float" office:value="0.438455" calcext:value-type="float">
            <text:p>0.43845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A_8.C64]" office:value-type="float" office:value="0.588601" calcext:value-type="float">
            <text:p>0.588601</text:p>
          </table:table-cell>
          <table:table-cell table:formula="of:=[A_16.C64]" office:value-type="float" office:value="0.74035" calcext:value-type="float">
            <text:p>0.74035</text:p>
          </table:table-cell>
          <table:table-cell table:formula="of:=[A_32.C64]" office:value-type="float" office:value="0.791013" calcext:value-type="float">
            <text:p>0.791013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A_8.I64]" office:value-type="float" office:value="0.390237" calcext:value-type="float">
            <text:p>0.390237</text:p>
          </table:table-cell>
          <table:table-cell table:formula="of:=[A_16.I64]" office:value-type="float" office:value="0.432165" calcext:value-type="float">
            <text:p>0.432165</text:p>
          </table:table-cell>
          <table:table-cell table:formula="of:=[A_32.I64]" office:value-type="float" office:value="0.427074" calcext:value-type="float">
            <text:p>0.42707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A_8.C65]" office:value-type="float" office:value="0.584077" calcext:value-type="float">
            <text:p>0.584077</text:p>
          </table:table-cell>
          <table:table-cell table:formula="of:=[A_16.C65]" office:value-type="float" office:value="0.742762" calcext:value-type="float">
            <text:p>0.742762</text:p>
          </table:table-cell>
          <table:table-cell table:formula="of:=[A_32.C65]" office:value-type="float" office:value="0.799397" calcext:value-type="float">
            <text:p>0.799397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A_8.I65]" office:value-type="float" office:value="0.390536" calcext:value-type="float">
            <text:p>0.390536</text:p>
          </table:table-cell>
          <table:table-cell table:formula="of:=[A_16.I65]" office:value-type="float" office:value="0.434561" calcext:value-type="float">
            <text:p>0.434561</text:p>
          </table:table-cell>
          <table:table-cell table:formula="of:=[A_32.I65]" office:value-type="float" office:value="0.452531" calcext:value-type="float">
            <text:p>0.45253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A_8.C66]" office:value-type="float" office:value="0.58962" calcext:value-type="float">
            <text:p>0.58962</text:p>
          </table:table-cell>
          <table:table-cell table:formula="of:=[A_16.C66]" office:value-type="float" office:value="0.740495" calcext:value-type="float">
            <text:p>0.740495</text:p>
          </table:table-cell>
          <table:table-cell table:formula="of:=[A_32.C66]" office:value-type="float" office:value="0.794689" calcext:value-type="float">
            <text:p>0.794689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A_8.I66]" office:value-type="float" office:value="0.374364" calcext:value-type="float">
            <text:p>0.374364</text:p>
          </table:table-cell>
          <table:table-cell table:formula="of:=[A_16.I66]" office:value-type="float" office:value="0.434861" calcext:value-type="float">
            <text:p>0.434861</text:p>
          </table:table-cell>
          <table:table-cell table:formula="of:=[A_32.I66]" office:value-type="float" office:value="0.450734" calcext:value-type="float">
            <text:p>0.4507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A_8.C67]" office:value-type="float" office:value="0.594692" calcext:value-type="float">
            <text:p>0.594692</text:p>
          </table:table-cell>
          <table:table-cell table:formula="of:=[A_16.C67]" office:value-type="float" office:value="0.743969" calcext:value-type="float">
            <text:p>0.743969</text:p>
          </table:table-cell>
          <table:table-cell table:formula="of:=[A_32.C67]" office:value-type="float" office:value="0.796622" calcext:value-type="float">
            <text:p>0.79662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A_8.I67]" office:value-type="float" office:value="0.390536" calcext:value-type="float">
            <text:p>0.390536</text:p>
          </table:table-cell>
          <table:table-cell table:formula="of:=[A_16.I67]" office:value-type="float" office:value="0.433663" calcext:value-type="float">
            <text:p>0.433663</text:p>
          </table:table-cell>
          <table:table-cell table:formula="of:=[A_32.I67]" office:value-type="float" office:value="0.440851" calcext:value-type="float">
            <text:p>0.4408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A_8.C68]" office:value-type="float" office:value="0.596258" calcext:value-type="float">
            <text:p>0.596258</text:p>
          </table:table-cell>
          <table:table-cell table:formula="of:=[A_16.C68]" office:value-type="float" office:value="0.745685" calcext:value-type="float">
            <text:p>0.745685</text:p>
          </table:table-cell>
          <table:table-cell table:formula="of:=[A_32.C68]" office:value-type="float" office:value="0.799879" calcext:value-type="float">
            <text:p>0.799879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A_8.I68]" office:value-type="float" office:value="0.392034" calcext:value-type="float">
            <text:p>0.392034</text:p>
          </table:table-cell>
          <table:table-cell table:formula="of:=[A_16.I68]" office:value-type="float" office:value="0.445642" calcext:value-type="float">
            <text:p>0.445642</text:p>
          </table:table-cell>
          <table:table-cell table:formula="of:=[A_32.I68]" office:value-type="float" office:value="0.460317" calcext:value-type="float">
            <text:p>0.46031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A_8.C69]" office:value-type="float" office:value="0.601448" calcext:value-type="float">
            <text:p>0.601448</text:p>
          </table:table-cell>
          <table:table-cell table:formula="of:=[A_16.C69]" office:value-type="float" office:value="0.749517" calcext:value-type="float">
            <text:p>0.749517</text:p>
          </table:table-cell>
          <table:table-cell table:formula="of:=[A_32.C69]" office:value-type="float" office:value="0.79614" calcext:value-type="float">
            <text:p>0.79614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A_8.I69]" office:value-type="float" office:value="0.391135" calcext:value-type="float">
            <text:p>0.391135</text:p>
          </table:table-cell>
          <table:table-cell table:formula="of:=[A_16.I69]" office:value-type="float" office:value="0.431267" calcext:value-type="float">
            <text:p>0.431267</text:p>
          </table:table-cell>
          <table:table-cell table:formula="of:=[A_32.I69]" office:value-type="float" office:value="0.45313" calcext:value-type="float">
            <text:p>0.4531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A_8.C70]" office:value-type="float" office:value="0.595899" calcext:value-type="float">
            <text:p>0.595899</text:p>
          </table:table-cell>
          <table:table-cell table:formula="of:=[A_16.C70]" office:value-type="float" office:value="0.754704" calcext:value-type="float">
            <text:p>0.754704</text:p>
          </table:table-cell>
          <table:table-cell table:formula="of:=[A_32.C70]" office:value-type="float" office:value="0.802473" calcext:value-type="float">
            <text:p>0.802473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A_8.I70]" office:value-type="float" office:value="0.378257" calcext:value-type="float">
            <text:p>0.378257</text:p>
          </table:table-cell>
          <table:table-cell table:formula="of:=[A_16.I70]" office:value-type="float" office:value="0.442049" calcext:value-type="float">
            <text:p>0.442049</text:p>
          </table:table-cell>
          <table:table-cell table:formula="of:=[A_32.I70]" office:value-type="float" office:value="0.453729" calcext:value-type="float">
            <text:p>0.45372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A_8.C71]" office:value-type="float" office:value="0.602414" calcext:value-type="float">
            <text:p>0.602414</text:p>
          </table:table-cell>
          <table:table-cell table:formula="of:=[A_16.C71]" office:value-type="float" office:value="0.750332" calcext:value-type="float">
            <text:p>0.750332</text:p>
          </table:table-cell>
          <table:table-cell table:formula="of:=[A_32.C71]" office:value-type="float" office:value="0.795353" calcext:value-type="float">
            <text:p>0.795353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A_8.I71]" office:value-type="float" office:value="0.402216" calcext:value-type="float">
            <text:p>0.402216</text:p>
          </table:table-cell>
          <table:table-cell table:formula="of:=[A_16.I71]" office:value-type="float" office:value="0.435759" calcext:value-type="float">
            <text:p>0.435759</text:p>
          </table:table-cell>
          <table:table-cell table:formula="of:=[A_32.I71]" office:value-type="float" office:value="0.451033" calcext:value-type="float">
            <text:p>0.45103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A_8.C72]" office:value-type="float" office:value="0.597949" calcext:value-type="float">
            <text:p>0.597949</text:p>
          </table:table-cell>
          <table:table-cell table:formula="of:=[A_16.C72]" office:value-type="float" office:value="0.756212" calcext:value-type="float">
            <text:p>0.756212</text:p>
          </table:table-cell>
          <table:table-cell table:formula="of:=[A_32.C72]" office:value-type="float" office:value="0.802714" calcext:value-type="float">
            <text:p>0.802714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A_8.I72]" office:value-type="float" office:value="0.386942" calcext:value-type="float">
            <text:p>0.386942</text:p>
          </table:table-cell>
          <table:table-cell table:formula="of:=[A_16.I72]" office:value-type="float" office:value="0.439054" calcext:value-type="float">
            <text:p>0.439054</text:p>
          </table:table-cell>
          <table:table-cell table:formula="of:=[A_32.I72]" office:value-type="float" office:value="0.45313" calcext:value-type="float">
            <text:p>0.4531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A_8.C73]" office:value-type="float" office:value="0.608811" calcext:value-type="float">
            <text:p>0.608811</text:p>
          </table:table-cell>
          <table:table-cell table:formula="of:=[A_16.C73]" office:value-type="float" office:value="0.759384" calcext:value-type="float">
            <text:p>0.759384</text:p>
          </table:table-cell>
          <table:table-cell table:formula="of:=[A_32.C73]" office:value-type="float" office:value="0.807664" calcext:value-type="float">
            <text:p>0.807664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A_8.I73]" office:value-type="float" office:value="0.391435" calcext:value-type="float">
            <text:p>0.391435</text:p>
          </table:table-cell>
          <table:table-cell table:formula="of:=[A_16.I73]" office:value-type="float" office:value="0.427074" calcext:value-type="float">
            <text:p>0.427074</text:p>
          </table:table-cell>
          <table:table-cell table:formula="of:=[A_32.I73]" office:value-type="float" office:value="0.458221" calcext:value-type="float">
            <text:p>0.45822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A_8.C74]" office:value-type="float" office:value="0.606273" calcext:value-type="float">
            <text:p>0.606273</text:p>
          </table:table-cell>
          <table:table-cell table:formula="of:=[A_16.C74]" office:value-type="float" office:value="0.754524" calcext:value-type="float">
            <text:p>0.754524</text:p>
          </table:table-cell>
          <table:table-cell table:formula="of:=[A_32.C74]" office:value-type="float" office:value="0.804765" calcext:value-type="float">
            <text:p>0.804765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A_8.I74]" office:value-type="float" office:value="0.404013" calcext:value-type="float">
            <text:p>0.404013</text:p>
          </table:table-cell>
          <table:table-cell table:formula="of:=[A_16.I74]" office:value-type="float" office:value="0.422582" calcext:value-type="float">
            <text:p>0.422582</text:p>
          </table:table-cell>
          <table:table-cell table:formula="of:=[A_32.I74]" office:value-type="float" office:value="0.442947" calcext:value-type="float">
            <text:p>0.44294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A_8.C75]" office:value-type="float" office:value="0.612364" calcext:value-type="float">
            <text:p>0.612364</text:p>
          </table:table-cell>
          <table:table-cell table:formula="of:=[A_16.C75]" office:value-type="float" office:value="0.756152" calcext:value-type="float">
            <text:p>0.756152</text:p>
          </table:table-cell>
          <table:table-cell table:formula="of:=[A_32.C75]" office:value-type="float" office:value="0.810133" calcext:value-type="float">
            <text:p>0.810133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A_8.I75]" office:value-type="float" office:value="0.394729" calcext:value-type="float">
            <text:p>0.394729</text:p>
          </table:table-cell>
          <table:table-cell table:formula="of:=[A_16.I75]" office:value-type="float" office:value="0.433363" calcext:value-type="float">
            <text:p>0.433363</text:p>
          </table:table-cell>
          <table:table-cell table:formula="of:=[A_32.I75]" office:value-type="float" office:value="0.454627" calcext:value-type="float">
            <text:p>0.45462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A_8.C76]" office:value-type="float" office:value="0.606639" calcext:value-type="float">
            <text:p>0.606639</text:p>
          </table:table-cell>
          <table:table-cell table:formula="of:=[A_16.C76]" office:value-type="float" office:value="0.754919" calcext:value-type="float">
            <text:p>0.754919</text:p>
          </table:table-cell>
          <table:table-cell table:formula="of:=[A_32.C76]" office:value-type="float" office:value="0.809294" calcext:value-type="float">
            <text:p>0.809294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A_8.I76]" office:value-type="float" office:value="0.400719" calcext:value-type="float">
            <text:p>0.400719</text:p>
          </table:table-cell>
          <table:table-cell table:formula="of:=[A_16.I76]" office:value-type="float" office:value="0.433962" calcext:value-type="float">
            <text:p>0.433962</text:p>
          </table:table-cell>
          <table:table-cell table:formula="of:=[A_32.I76]" office:value-type="float" office:value="0.447739" calcext:value-type="float">
            <text:p>0.44773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A_8.C77]" office:value-type="float" office:value="0.613691" calcext:value-type="float">
            <text:p>0.613691</text:p>
          </table:table-cell>
          <table:table-cell table:formula="of:=[A_16.C77]" office:value-type="float" office:value="0.757901" calcext:value-type="float">
            <text:p>0.757901</text:p>
          </table:table-cell>
          <table:table-cell table:formula="of:=[A_32.C77]" office:value-type="float" office:value="0.813872" calcext:value-type="float">
            <text:p>0.813872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A_8.I77]" office:value-type="float" office:value="0.377059" calcext:value-type="float">
            <text:p>0.377059</text:p>
          </table:table-cell>
          <table:table-cell table:formula="of:=[A_16.I77]" office:value-type="float" office:value="0.436358" calcext:value-type="float">
            <text:p>0.436358</text:p>
          </table:table-cell>
          <table:table-cell table:formula="of:=[A_32.I77]" office:value-type="float" office:value="0.453429" calcext:value-type="float">
            <text:p>0.45342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A_8.C78]" office:value-type="float" office:value="0.614062" calcext:value-type="float">
            <text:p>0.614062</text:p>
          </table:table-cell>
          <table:table-cell table:formula="of:=[A_16.C78]" office:value-type="float" office:value="0.764876" calcext:value-type="float">
            <text:p>0.764876</text:p>
          </table:table-cell>
          <table:table-cell table:formula="of:=[A_32.C78]" office:value-type="float" office:value="0.816053" calcext:value-type="float">
            <text:p>0.816053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A_8.I78]" office:value-type="float" office:value="0.383648" calcext:value-type="float">
            <text:p>0.383648</text:p>
          </table:table-cell>
          <table:table-cell table:formula="of:=[A_16.I78]" office:value-type="float" office:value="0.443546" calcext:value-type="float">
            <text:p>0.443546</text:p>
          </table:table-cell>
          <table:table-cell table:formula="of:=[A_32.I78]" office:value-type="float" office:value="0.452531" calcext:value-type="float">
            <text:p>0.45253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A_8.C79]" office:value-type="float" office:value="0.608745" calcext:value-type="float">
            <text:p>0.608745</text:p>
          </table:table-cell>
          <table:table-cell table:formula="of:=[A_16.C79]" office:value-type="float" office:value="0.765742" calcext:value-type="float">
            <text:p>0.765742</text:p>
          </table:table-cell>
          <table:table-cell table:formula="of:=[A_32.C79]" office:value-type="float" office:value="0.810434" calcext:value-type="float">
            <text:p>0.810434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A_8.I79]" office:value-type="float" office:value="0.386343" calcext:value-type="float">
            <text:p>0.386343</text:p>
          </table:table-cell>
          <table:table-cell table:formula="of:=[A_16.I79]" office:value-type="float" office:value="0.430668" calcext:value-type="float">
            <text:p>0.430668</text:p>
          </table:table-cell>
          <table:table-cell table:formula="of:=[A_32.I79]" office:value-type="float" office:value="0.452231" calcext:value-type="float">
            <text:p>0.45223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A_8.C80]" office:value-type="float" office:value="0.623764" calcext:value-type="float">
            <text:p>0.623764</text:p>
          </table:table-cell>
          <table:table-cell table:formula="of:=[A_16.C80]" office:value-type="float" office:value="0.766707" calcext:value-type="float">
            <text:p>0.766707</text:p>
          </table:table-cell>
          <table:table-cell table:formula="of:=[A_32.C80]" office:value-type="float" office:value="0.818396" calcext:value-type="float">
            <text:p>0.818396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A_8.I80]" office:value-type="float" office:value="0.405211" calcext:value-type="float">
            <text:p>0.405211</text:p>
          </table:table-cell>
          <table:table-cell table:formula="of:=[A_16.I80]" office:value-type="float" office:value="0.430368" calcext:value-type="float">
            <text:p>0.430368</text:p>
          </table:table-cell>
          <table:table-cell table:formula="of:=[A_32.I80]" office:value-type="float" office:value="0.448637" calcext:value-type="float">
            <text:p>0.4486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A_8.C81]" office:value-type="float" office:value="0.615208" calcext:value-type="float">
            <text:p>0.615208</text:p>
          </table:table-cell>
          <table:table-cell table:formula="of:=[A_16.C81]" office:value-type="float" office:value="0.769704" calcext:value-type="float">
            <text:p>0.769704</text:p>
          </table:table-cell>
          <table:table-cell table:formula="of:=[A_32.C81]" office:value-type="float" office:value="0.81551" calcext:value-type="float">
            <text:p>0.81551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A_8.I81]" office:value-type="float" office:value="0.386643" calcext:value-type="float">
            <text:p>0.386643</text:p>
          </table:table-cell>
          <table:table-cell table:formula="of:=[A_16.I81]" office:value-type="float" office:value="0.444145" calcext:value-type="float">
            <text:p>0.444145</text:p>
          </table:table-cell>
          <table:table-cell table:formula="of:=[A_32.I81]" office:value-type="float" office:value="0.456724" calcext:value-type="float">
            <text:p>0.45672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A_8.C82]" office:value-type="float" office:value="0.61544" calcext:value-type="float">
            <text:p>0.61544</text:p>
          </table:table-cell>
          <table:table-cell table:formula="of:=[A_16.C82]" office:value-type="float" office:value="0.764174" calcext:value-type="float">
            <text:p>0.764174</text:p>
          </table:table-cell>
          <table:table-cell table:formula="of:=[A_32.C82]" office:value-type="float" office:value="0.815682" calcext:value-type="float">
            <text:p>0.815682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A_8.I82]" office:value-type="float" office:value="0.384846" calcext:value-type="float">
            <text:p>0.384846</text:p>
          </table:table-cell>
          <table:table-cell table:formula="of:=[A_16.I82]" office:value-type="float" office:value="0.445942" calcext:value-type="float">
            <text:p>0.445942</text:p>
          </table:table-cell>
          <table:table-cell table:formula="of:=[A_32.I82]" office:value-type="float" office:value="0.456125" calcext:value-type="float">
            <text:p>0.4561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A_8.C83]" office:value-type="float" office:value="0.619191" calcext:value-type="float">
            <text:p>0.619191</text:p>
          </table:table-cell>
          <table:table-cell table:formula="of:=[A_16.C83]" office:value-type="float" office:value="0.771877" calcext:value-type="float">
            <text:p>0.771877</text:p>
          </table:table-cell>
          <table:table-cell table:formula="of:=[A_32.C83]" office:value-type="float" office:value="0.820398" calcext:value-type="float">
            <text:p>0.820398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A_8.I83]" office:value-type="float" office:value="0.389039" calcext:value-type="float">
            <text:p>0.389039</text:p>
          </table:table-cell>
          <table:table-cell table:formula="of:=[A_16.I83]" office:value-type="float" office:value="0.437556" calcext:value-type="float">
            <text:p>0.437556</text:p>
          </table:table-cell>
          <table:table-cell table:formula="of:=[A_32.I83]" office:value-type="float" office:value="0.454627" calcext:value-type="float">
            <text:p>0.45462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A_8.C84]" office:value-type="float" office:value="0.617913" calcext:value-type="float">
            <text:p>0.617913</text:p>
          </table:table-cell>
          <table:table-cell table:formula="of:=[A_16.C84]" office:value-type="float" office:value="0.776297" calcext:value-type="float">
            <text:p>0.776297</text:p>
          </table:table-cell>
          <table:table-cell table:formula="of:=[A_32.C84]" office:value-type="float" office:value="0.81737" calcext:value-type="float">
            <text:p>0.81737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A_8.I84]" office:value-type="float" office:value="0.378856" calcext:value-type="float">
            <text:p>0.378856</text:p>
          </table:table-cell>
          <table:table-cell table:formula="of:=[A_16.I84]" office:value-type="float" office:value="0.425577" calcext:value-type="float">
            <text:p>0.425577</text:p>
          </table:table-cell>
          <table:table-cell table:formula="of:=[A_32.I84]" office:value-type="float" office:value="0.434561" calcext:value-type="float">
            <text:p>0.43456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A_8.C85]" office:value-type="float" office:value="0.617431" calcext:value-type="float">
            <text:p>0.617431</text:p>
          </table:table-cell>
          <table:table-cell table:formula="of:=[A_16.C85]" office:value-type="float" office:value="0.772075" calcext:value-type="float">
            <text:p>0.772075</text:p>
          </table:table-cell>
          <table:table-cell table:formula="of:=[A_32.C85]" office:value-type="float" office:value="0.823462" calcext:value-type="float">
            <text:p>0.823462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A_8.I85]" office:value-type="float" office:value="0.398323" calcext:value-type="float">
            <text:p>0.398323</text:p>
          </table:table-cell>
          <table:table-cell table:formula="of:=[A_16.I85]" office:value-type="float" office:value="0.439952" calcext:value-type="float">
            <text:p>0.439952</text:p>
          </table:table-cell>
          <table:table-cell table:formula="of:=[A_32.I85]" office:value-type="float" office:value="0.458521" calcext:value-type="float">
            <text:p>0.4585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A_8.C86]" office:value-type="float" office:value="0.61889" calcext:value-type="float">
            <text:p>0.61889</text:p>
          </table:table-cell>
          <table:table-cell table:formula="of:=[A_16.C86]" office:value-type="float" office:value="0.77761" calcext:value-type="float">
            <text:p>0.77761</text:p>
          </table:table-cell>
          <table:table-cell table:formula="of:=[A_32.C86]" office:value-type="float" office:value="0.828063" calcext:value-type="float">
            <text:p>0.828063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A_8.I86]" office:value-type="float" office:value="0.391135" calcext:value-type="float">
            <text:p>0.391135</text:p>
          </table:table-cell>
          <table:table-cell table:formula="of:=[A_16.I86]" office:value-type="float" office:value="0.438754" calcext:value-type="float">
            <text:p>0.438754</text:p>
          </table:table-cell>
          <table:table-cell table:formula="of:=[A_32.I86]" office:value-type="float" office:value="0.455526" calcext:value-type="float">
            <text:p>0.45552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A_8.C87]" office:value-type="float" office:value="0.626357" calcext:value-type="float">
            <text:p>0.626357</text:p>
          </table:table-cell>
          <table:table-cell table:formula="of:=[A_16.C87]" office:value-type="float" office:value="0.777021" calcext:value-type="float">
            <text:p>0.777021</text:p>
          </table:table-cell>
          <table:table-cell table:formula="of:=[A_32.C87]" office:value-type="float" office:value="0.830579" calcext:value-type="float">
            <text:p>0.830579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A_8.I87]" office:value-type="float" office:value="0.403115" calcext:value-type="float">
            <text:p>0.403115</text:p>
          </table:table-cell>
          <table:table-cell table:formula="of:=[A_16.I87]" office:value-type="float" office:value="0.44145" calcext:value-type="float">
            <text:p>0.44145</text:p>
          </table:table-cell>
          <table:table-cell table:formula="of:=[A_32.I87]" office:value-type="float" office:value="0.45882" calcext:value-type="float">
            <text:p>0.458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A_8.C88]" office:value-type="float" office:value="0.620338" calcext:value-type="float">
            <text:p>0.620338</text:p>
          </table:table-cell>
          <table:table-cell table:formula="of:=[A_16.C88]" office:value-type="float" office:value="0.774532" calcext:value-type="float">
            <text:p>0.774532</text:p>
          </table:table-cell>
          <table:table-cell table:formula="of:=[A_32.C88]" office:value-type="float" office:value="0.825287" calcext:value-type="float">
            <text:p>0.825287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A_8.I88]" office:value-type="float" office:value="0.391734" calcext:value-type="float">
            <text:p>0.391734</text:p>
          </table:table-cell>
          <table:table-cell table:formula="of:=[A_16.I88]" office:value-type="float" office:value="0.436658" calcext:value-type="float">
            <text:p>0.436658</text:p>
          </table:table-cell>
          <table:table-cell table:formula="of:=[A_32.I88]" office:value-type="float" office:value="0.452531" calcext:value-type="float">
            <text:p>0.45253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A_8.C89]" office:value-type="float" office:value="0.627684" calcext:value-type="float">
            <text:p>0.627684</text:p>
          </table:table-cell>
          <table:table-cell table:formula="of:=[A_16.C89]" office:value-type="float" office:value="0.776297" calcext:value-type="float">
            <text:p>0.776297</text:p>
          </table:table-cell>
          <table:table-cell table:formula="of:=[A_32.C89]" office:value-type="float" office:value="0.835103" calcext:value-type="float">
            <text:p>0.835103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A_8.I89]" office:value-type="float" office:value="0.39413" calcext:value-type="float">
            <text:p>0.39413</text:p>
          </table:table-cell>
          <table:table-cell table:formula="of:=[A_16.I89]" office:value-type="float" office:value="0.443246" calcext:value-type="float">
            <text:p>0.443246</text:p>
          </table:table-cell>
          <table:table-cell table:formula="of:=[A_32.I89]" office:value-type="float" office:value="0.458221" calcext:value-type="float">
            <text:p>0.45822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A_8.C90]" office:value-type="float" office:value="0.629614" calcext:value-type="float">
            <text:p>0.629614</text:p>
          </table:table-cell>
          <table:table-cell table:formula="of:=[A_16.C90]" office:value-type="float" office:value="0.775754" calcext:value-type="float">
            <text:p>0.775754</text:p>
          </table:table-cell>
          <table:table-cell table:formula="of:=[A_32.C90]" office:value-type="float" office:value="0.825332" calcext:value-type="float">
            <text:p>0.825332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A_8.I90]" office:value-type="float" office:value="0.386044" calcext:value-type="float">
            <text:p>0.386044</text:p>
          </table:table-cell>
          <table:table-cell table:formula="of:=[A_16.I90]" office:value-type="float" office:value="0.43546" calcext:value-type="float">
            <text:p>0.43546</text:p>
          </table:table-cell>
          <table:table-cell table:formula="of:=[A_32.I90]" office:value-type="float" office:value="0.454927" calcext:value-type="float">
            <text:p>0.45492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A_8.C91]" office:value-type="float" office:value="0.628968" calcext:value-type="float">
            <text:p>0.628968</text:p>
          </table:table-cell>
          <table:table-cell table:formula="of:=[A_16.C91]" office:value-type="float" office:value="0.781291" calcext:value-type="float">
            <text:p>0.781291</text:p>
          </table:table-cell>
          <table:table-cell table:formula="of:=[A_32.C91]" office:value-type="float" office:value="0.828365" calcext:value-type="float">
            <text:p>0.828365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A_8.I91]" office:value-type="float" office:value="0.405511" calcext:value-type="float">
            <text:p>0.405511</text:p>
          </table:table-cell>
          <table:table-cell table:formula="of:=[A_16.I91]" office:value-type="float" office:value="0.432465" calcext:value-type="float">
            <text:p>0.432465</text:p>
          </table:table-cell>
          <table:table-cell table:formula="of:=[A_32.I91]" office:value-type="float" office:value="0.453729" calcext:value-type="float">
            <text:p>0.45372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A_8.C92]" office:value-type="float" office:value="0.632268" calcext:value-type="float">
            <text:p>0.632268</text:p>
          </table:table-cell>
          <table:table-cell table:formula="of:=[A_16.C92]" office:value-type="float" office:value="0.783293" calcext:value-type="float">
            <text:p>0.783293</text:p>
          </table:table-cell>
          <table:table-cell table:formula="of:=[A_32.C92]" office:value-type="float" office:value="0.827141" calcext:value-type="float">
            <text:p>0.827141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A_8.I92]" office:value-type="float" office:value="0.401617" calcext:value-type="float">
            <text:p>0.401617</text:p>
          </table:table-cell>
          <table:table-cell table:formula="of:=[A_16.I92]" office:value-type="float" office:value="0.445343" calcext:value-type="float">
            <text:p>0.445343</text:p>
          </table:table-cell>
          <table:table-cell table:formula="of:=[A_32.I92]" office:value-type="float" office:value="0.455825" calcext:value-type="float">
            <text:p>0.4558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A_8.C93]" office:value-type="float" office:value="0.634158" calcext:value-type="float">
            <text:p>0.634158</text:p>
          </table:table-cell>
          <table:table-cell table:formula="of:=[A_16.C93]" office:value-type="float" office:value="0.782257" calcext:value-type="float">
            <text:p>0.782257</text:p>
          </table:table-cell>
          <table:table-cell table:formula="of:=[A_32.C93]" office:value-type="float" office:value="0.837417" calcext:value-type="float">
            <text:p>0.837417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A_8.I93]" office:value-type="float" office:value="0.399521" calcext:value-type="float">
            <text:p>0.399521</text:p>
          </table:table-cell>
          <table:table-cell table:formula="of:=[A_16.I93]" office:value-type="float" office:value="0.442348" calcext:value-type="float">
            <text:p>0.442348</text:p>
          </table:table-cell>
          <table:table-cell table:formula="of:=[A_32.I93]" office:value-type="float" office:value="0.450434" calcext:value-type="float">
            <text:p>0.45043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A_8.C94]" office:value-type="float" office:value="0.63468" calcext:value-type="float">
            <text:p>0.63468</text:p>
          </table:table-cell>
          <table:table-cell table:formula="of:=[A_16.C94]" office:value-type="float" office:value="0.784379" calcext:value-type="float">
            <text:p>0.784379</text:p>
          </table:table-cell>
          <table:table-cell table:formula="of:=[A_32.C94]" office:value-type="float" office:value="0.834258" calcext:value-type="float">
            <text:p>0.834258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A_8.I94]" office:value-type="float" office:value="0.401318" calcext:value-type="float">
            <text:p>0.401318</text:p>
          </table:table-cell>
          <table:table-cell table:formula="of:=[A_16.I94]" office:value-type="float" office:value="0.436358" calcext:value-type="float">
            <text:p>0.436358</text:p>
          </table:table-cell>
          <table:table-cell table:formula="of:=[A_32.I94]" office:value-type="float" office:value="0.459718" calcext:value-type="float">
            <text:p>0.4597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A_8.C95]" office:value-type="float" office:value="0.636369" calcext:value-type="float">
            <text:p>0.636369</text:p>
          </table:table-cell>
          <table:table-cell table:formula="of:=[A_16.C95]" office:value-type="float" office:value="0.784318" calcext:value-type="float">
            <text:p>0.784318</text:p>
          </table:table-cell>
          <table:table-cell table:formula="of:=[A_32.C95]" office:value-type="float" office:value="0.836369" calcext:value-type="float">
            <text:p>0.836369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A_8.I95]" office:value-type="float" office:value="0.389638" calcext:value-type="float">
            <text:p>0.389638</text:p>
          </table:table-cell>
          <table:table-cell table:formula="of:=[A_16.I95]" office:value-type="float" office:value="0.441749" calcext:value-type="float">
            <text:p>0.441749</text:p>
          </table:table-cell>
          <table:table-cell table:formula="of:=[A_32.I95]" office:value-type="float" office:value="0.451932" calcext:value-type="float">
            <text:p>0.45193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A_8.C96]" office:value-type="float" office:value="0.636029" calcext:value-type="float">
            <text:p>0.636029</text:p>
          </table:table-cell>
          <table:table-cell table:formula="of:=[A_16.C96]" office:value-type="float" office:value="0.784068" calcext:value-type="float">
            <text:p>0.784068</text:p>
          </table:table-cell>
          <table:table-cell table:formula="of:=[A_32.C96]" office:value-type="float" office:value="0.834218" calcext:value-type="float">
            <text:p>0.834218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A_8.I96]" office:value-type="float" office:value="0.38844" calcext:value-type="float">
            <text:p>0.38844</text:p>
          </table:table-cell>
          <table:table-cell table:formula="of:=[A_16.I96]" office:value-type="float" office:value="0.441749" calcext:value-type="float">
            <text:p>0.441749</text:p>
          </table:table-cell>
          <table:table-cell table:formula="of:=[A_32.I96]" office:value-type="float" office:value="0.454627" calcext:value-type="float">
            <text:p>0.45462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A_8.C97]" office:value-type="float" office:value="0.642099" calcext:value-type="float">
            <text:p>0.642099</text:p>
          </table:table-cell>
          <table:table-cell table:formula="of:=[A_16.C97]" office:value-type="float" office:value="0.77684" calcext:value-type="float">
            <text:p>0.77684</text:p>
          </table:table-cell>
          <table:table-cell table:formula="of:=[A_32.C97]" office:value-type="float" office:value="0.829795" calcext:value-type="float">
            <text:p>0.829795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A_8.I97]" office:value-type="float" office:value="0.392333" calcext:value-type="float">
            <text:p>0.392333</text:p>
          </table:table-cell>
          <table:table-cell table:formula="of:=[A_16.I97]" office:value-type="float" office:value="0.453729" calcext:value-type="float">
            <text:p>0.453729</text:p>
          </table:table-cell>
          <table:table-cell table:formula="of:=[A_32.I97]" office:value-type="float" office:value="0.463911" calcext:value-type="float">
            <text:p>0.46391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A_8.C98]" office:value-type="float" office:value="0.636512" calcext:value-type="float">
            <text:p>0.636512</text:p>
          </table:table-cell>
          <table:table-cell table:formula="of:=[A_16.C98]" office:value-type="float" office:value="0.786844" calcext:value-type="float">
            <text:p>0.786844</text:p>
          </table:table-cell>
          <table:table-cell table:formula="of:=[A_32.C98]" office:value-type="float" office:value="0.834701" calcext:value-type="float">
            <text:p>0.834701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A_8.I98]" office:value-type="float" office:value="0.391435" calcext:value-type="float">
            <text:p>0.391435</text:p>
          </table:table-cell>
          <table:table-cell table:formula="of:=[A_16.I98]" office:value-type="float" office:value="0.45283" calcext:value-type="float">
            <text:p>0.45283</text:p>
          </table:table-cell>
          <table:table-cell table:formula="of:=[A_32.I98]" office:value-type="float" office:value="0.449835" calcext:value-type="float">
            <text:p>0.44983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A_8.C99]" office:value-type="float" office:value="0.632388" calcext:value-type="float">
            <text:p>0.632388</text:p>
          </table:table-cell>
          <table:table-cell table:formula="of:=[A_16.C99]" office:value-type="float" office:value="0.782147" calcext:value-type="float">
            <text:p>0.782147</text:p>
          </table:table-cell>
          <table:table-cell table:formula="of:=[A_32.C99]" office:value-type="float" office:value="0.840591" calcext:value-type="float">
            <text:p>0.840591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A_8.I99]" office:value-type="float" office:value="0.389338" calcext:value-type="float">
            <text:p>0.389338</text:p>
          </table:table-cell>
          <table:table-cell table:formula="of:=[A_16.I99]" office:value-type="float" office:value="0.43516" calcext:value-type="float">
            <text:p>0.43516</text:p>
          </table:table-cell>
          <table:table-cell table:formula="of:=[A_32.I99]" office:value-type="float" office:value="0.451333" calcext:value-type="float">
            <text:p>0.45133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A_8.C100]" office:value-type="float" office:value="0.640109" calcext:value-type="float">
            <text:p>0.640109</text:p>
          </table:table-cell>
          <table:table-cell table:formula="of:=[A_16.C100]" office:value-type="float" office:value="0.787093" calcext:value-type="float">
            <text:p>0.787093</text:p>
          </table:table-cell>
          <table:table-cell table:formula="of:=[A_32.C100]" office:value-type="float" office:value="0.843848" calcext:value-type="float">
            <text:p>0.843848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A_8.I100]" office:value-type="float" office:value="0.38245" calcext:value-type="float">
            <text:p>0.38245</text:p>
          </table:table-cell>
          <table:table-cell table:formula="of:=[A_16.I100]" office:value-type="float" office:value="0.445642" calcext:value-type="float">
            <text:p>0.445642</text:p>
          </table:table-cell>
          <table:table-cell table:formula="of:=[A_32.I100]" office:value-type="float" office:value="0.447739" calcext:value-type="float">
            <text:p>0.4477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A_8.C101]" office:value-type="float" office:value="0.638926" calcext:value-type="float">
            <text:p>0.638926</text:p>
          </table:table-cell>
          <table:table-cell table:formula="of:=[A_16.C101]" office:value-type="float" office:value="0.790284" calcext:value-type="float">
            <text:p>0.790284</text:p>
          </table:table-cell>
          <table:table-cell table:formula="of:=[A_32.C101]" office:value-type="float" office:value="0.837538" calcext:value-type="float">
            <text:p>0.837538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A_8.I101]" office:value-type="float" office:value="0.384846" calcext:value-type="float">
            <text:p>0.384846</text:p>
          </table:table-cell>
          <table:table-cell table:formula="of:=[A_16.I101]" office:value-type="float" office:value="0.428871" calcext:value-type="float">
            <text:p>0.428871</text:p>
          </table:table-cell>
          <table:table-cell table:formula="of:=[A_32.I101]" office:value-type="float" office:value="0.457023" calcext:value-type="float">
            <text:p>0.45702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A_8.C102]" office:value-type="float" office:value="0.644692" calcext:value-type="float">
            <text:p>0.644692</text:p>
          </table:table-cell>
          <table:table-cell table:formula="of:=[A_16.C102]" office:value-type="float" office:value="0.781665" calcext:value-type="float">
            <text:p>0.781665</text:p>
          </table:table-cell>
          <table:table-cell table:formula="of:=[A_32.C102]" office:value-type="float" office:value="0.839324" calcext:value-type="float">
            <text:p>0.839324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A_8.I102]" office:value-type="float" office:value="0.379754" calcext:value-type="float">
            <text:p>0.379754</text:p>
          </table:table-cell>
          <table:table-cell table:formula="of:=[A_16.I102]" office:value-type="float" office:value="0.444744" calcext:value-type="float">
            <text:p>0.444744</text:p>
          </table:table-cell>
          <table:table-cell table:formula="of:=[A_32.I102]" office:value-type="float" office:value="0.450734" calcext:value-type="float">
            <text:p>0.4507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A_8.C103]" office:value-type="float" office:value="0.638141" calcext:value-type="float">
            <text:p>0.638141</text:p>
          </table:table-cell>
          <table:table-cell table:formula="of:=[A_16.C103]" office:value-type="float" office:value="0.795112" calcext:value-type="float">
            <text:p>0.795112</text:p>
          </table:table-cell>
          <table:table-cell table:formula="of:=[A_32.C103]" office:value-type="float" office:value="0.841098" calcext:value-type="float">
            <text:p>0.841098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A_8.I103]" office:value-type="float" office:value="0.387541" calcext:value-type="float">
            <text:p>0.387541</text:p>
          </table:table-cell>
          <table:table-cell table:formula="of:=[A_16.I103]" office:value-type="float" office:value="0.440851" calcext:value-type="float">
            <text:p>0.440851</text:p>
          </table:table-cell>
          <table:table-cell table:formula="of:=[A_32.I103]" office:value-type="float" office:value="0.44115" calcext:value-type="float">
            <text:p>0.4411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A_8.C104]" office:value-type="float" office:value="0.638842" calcext:value-type="float">
            <text:p>0.638842</text:p>
          </table:table-cell>
          <table:table-cell table:formula="of:=[A_16.C104]" office:value-type="float" office:value="0.790229" calcext:value-type="float">
            <text:p>0.790229</text:p>
          </table:table-cell>
          <table:table-cell table:formula="of:=[A_32.C104]" office:value-type="float" office:value="0.839144" calcext:value-type="float">
            <text:p>0.839144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[A_8.I104]" office:value-type="float" office:value="0.391135" calcext:value-type="float">
            <text:p>0.391135</text:p>
          </table:table-cell>
          <table:table-cell table:formula="of:=[A_16.I104]" office:value-type="float" office:value="0.451333" calcext:value-type="float">
            <text:p>0.451333</text:p>
          </table:table-cell>
          <table:table-cell table:formula="of:=[A_32.I104]" office:value-type="float" office:value="0.445343" calcext:value-type="float">
            <text:p>0.44534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A_8.C105]" office:value-type="float" office:value="0.639988" calcext:value-type="float">
            <text:p>0.639988</text:p>
          </table:table-cell>
          <table:table-cell table:formula="of:=[A_16.C105]" office:value-type="float" office:value="0.788782" calcext:value-type="float">
            <text:p>0.788782</text:p>
          </table:table-cell>
          <table:table-cell table:formula="of:=[A_32.C105]" office:value-type="float" office:value="0.839626" calcext:value-type="float">
            <text:p>0.839626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A_8.I105]" office:value-type="float" office:value="0.38844" calcext:value-type="float">
            <text:p>0.38844</text:p>
          </table:table-cell>
          <table:table-cell table:formula="of:=[A_16.I105]" office:value-type="float" office:value="0.433962" calcext:value-type="float">
            <text:p>0.433962</text:p>
          </table:table-cell>
          <table:table-cell table:formula="of:=[A_32.I105]" office:value-type="float" office:value="0.450434" calcext:value-type="float">
            <text:p>0.45043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A_8.C106]" office:value-type="float" office:value="0.647978" calcext:value-type="float">
            <text:p>0.647978</text:p>
          </table:table-cell>
          <table:table-cell table:formula="of:=[A_16.C106]" office:value-type="float" office:value="0.790766" calcext:value-type="float">
            <text:p>0.790766</text:p>
          </table:table-cell>
          <table:table-cell table:formula="of:=[A_32.C106]" office:value-type="float" office:value="0.844176" calcext:value-type="float">
            <text:p>0.844176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[A_8.I106]" office:value-type="float" office:value="0.383348" calcext:value-type="float">
            <text:p>0.383348</text:p>
          </table:table-cell>
          <table:table-cell table:formula="of:=[A_16.I106]" office:value-type="float" office:value="0.444145" calcext:value-type="float">
            <text:p>0.444145</text:p>
          </table:table-cell>
          <table:table-cell table:formula="of:=[A_32.I106]" office:value-type="float" office:value="0.471099" calcext:value-type="float">
            <text:p>0.47109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A_8.C107]" office:value-type="float" office:value="0.644873" calcext:value-type="float">
            <text:p>0.644873</text:p>
          </table:table-cell>
          <table:table-cell table:formula="of:=[A_16.C107]" office:value-type="float" office:value="0.798854" calcext:value-type="float">
            <text:p>0.798854</text:p>
          </table:table-cell>
          <table:table-cell table:formula="of:=[A_32.C107]" office:value-type="float" office:value="0.840772" calcext:value-type="float">
            <text:p>0.840772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[A_8.I107]" office:value-type="float" office:value="0.39413" calcext:value-type="float">
            <text:p>0.39413</text:p>
          </table:table-cell>
          <table:table-cell table:formula="of:=[A_16.I107]" office:value-type="float" office:value="0.430967" calcext:value-type="float">
            <text:p>0.430967</text:p>
          </table:table-cell>
          <table:table-cell table:formula="of:=[A_32.I107]" office:value-type="float" office:value="0.455825" calcext:value-type="float">
            <text:p>0.45582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A_8.C108]" office:value-type="float" office:value="0.647254" calcext:value-type="float">
            <text:p>0.647254</text:p>
          </table:table-cell>
          <table:table-cell table:formula="of:=[A_16.C108]" office:value-type="float" office:value="0.788775" calcext:value-type="float">
            <text:p>0.788775</text:p>
          </table:table-cell>
          <table:table-cell table:formula="of:=[A_32.C108]" office:value-type="float" office:value="0.844538" calcext:value-type="float">
            <text:p>0.844538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A_8.I108]" office:value-type="float" office:value="0.386942" calcext:value-type="float">
            <text:p>0.386942</text:p>
          </table:table-cell>
          <table:table-cell table:formula="of:=[A_16.I108]" office:value-type="float" office:value="0.447739" calcext:value-type="float">
            <text:p>0.447739</text:p>
          </table:table-cell>
          <table:table-cell table:formula="of:=[A_32.I108]" office:value-type="float" office:value="0.452231" calcext:value-type="float">
            <text:p>0.45223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A_8.C109]" office:value-type="float" office:value="0.649578" calcext:value-type="float">
            <text:p>0.649578</text:p>
          </table:table-cell>
          <table:table-cell table:formula="of:=[A_16.C109]" office:value-type="float" office:value="0.793607" calcext:value-type="float">
            <text:p>0.793607</text:p>
          </table:table-cell>
          <table:table-cell table:formula="of:=[A_32.C109]" office:value-type="float" office:value="0.842099" calcext:value-type="float">
            <text:p>0.842099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[A_8.I109]" office:value-type="float" office:value="0.395627" calcext:value-type="float">
            <text:p>0.395627</text:p>
          </table:table-cell>
          <table:table-cell table:formula="of:=[A_16.I109]" office:value-type="float" office:value="0.42917" calcext:value-type="float">
            <text:p>0.42917</text:p>
          </table:table-cell>
          <table:table-cell table:formula="of:=[A_32.I109]" office:value-type="float" office:value="0.457622" calcext:value-type="float">
            <text:p>0.45762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A_8.C110]" office:value-type="float" office:value="0.652352" calcext:value-type="float">
            <text:p>0.652352</text:p>
          </table:table-cell>
          <table:table-cell table:formula="of:=[A_16.C110]" office:value-type="float" office:value="0.793245" calcext:value-type="float">
            <text:p>0.793245</text:p>
          </table:table-cell>
          <table:table-cell table:formula="of:=[A_32.C110]" office:value-type="float" office:value="0.847286" calcext:value-type="float">
            <text:p>0.847286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[A_8.I110]" office:value-type="float" office:value="0.404013" calcext:value-type="float">
            <text:p>0.404013</text:p>
          </table:table-cell>
          <table:table-cell table:formula="of:=[A_16.I110]" office:value-type="float" office:value="0.43546" calcext:value-type="float">
            <text:p>0.43546</text:p>
          </table:table-cell>
          <table:table-cell table:formula="of:=[A_32.I110]" office:value-type="float" office:value="0.458521" calcext:value-type="float">
            <text:p>0.45852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A_8.C111]" office:value-type="float" office:value="0.651841" calcext:value-type="float">
            <text:p>0.651841</text:p>
          </table:table-cell>
          <table:table-cell table:formula="of:=[A_16.C111]" office:value-type="float" office:value="0.800785" calcext:value-type="float">
            <text:p>0.800785</text:p>
          </table:table-cell>
          <table:table-cell table:formula="of:=[A_32.C111]" office:value-type="float" office:value="0.845926" calcext:value-type="float">
            <text:p>0.845926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A_8.I111]" office:value-type="float" office:value="0.392034" calcext:value-type="float">
            <text:p>0.392034</text:p>
          </table:table-cell>
          <table:table-cell table:formula="of:=[A_16.I111]" office:value-type="float" office:value="0.436059" calcext:value-type="float">
            <text:p>0.436059</text:p>
          </table:table-cell>
          <table:table-cell table:formula="of:=[A_32.I111]" office:value-type="float" office:value="0.443845" calcext:value-type="float">
            <text:p>0.44384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A_8.C112]" office:value-type="float" office:value="0.645356" calcext:value-type="float">
            <text:p>0.645356</text:p>
          </table:table-cell>
          <table:table-cell table:formula="of:=[A_16.C112]" office:value-type="float" office:value="0.791556" calcext:value-type="float">
            <text:p>0.791556</text:p>
          </table:table-cell>
          <table:table-cell table:formula="of:=[A_32.C112]" office:value-type="float" office:value="0.839626" calcext:value-type="float">
            <text:p>0.839626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[A_8.I112]" office:value-type="float" office:value="0.399221" calcext:value-type="float">
            <text:p>0.399221</text:p>
          </table:table-cell>
          <table:table-cell table:formula="of:=[A_16.I112]" office:value-type="float" office:value="0.436658" calcext:value-type="float">
            <text:p>0.436658</text:p>
          </table:table-cell>
          <table:table-cell table:formula="of:=[A_32.I112]" office:value-type="float" office:value="0.448038" calcext:value-type="float">
            <text:p>0.44803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A_8.C113]" office:value-type="float" office:value="0.647737" calcext:value-type="float">
            <text:p>0.647737</text:p>
          </table:table-cell>
          <table:table-cell table:formula="of:=[A_16.C113]" office:value-type="float" office:value="0.802354" calcext:value-type="float">
            <text:p>0.802354</text:p>
          </table:table-cell>
          <table:table-cell table:formula="of:=[A_32.C113]" office:value-type="float" office:value="0.849668" calcext:value-type="float">
            <text:p>0.849668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A_8.I113]" office:value-type="float" office:value="0.374364" calcext:value-type="float">
            <text:p>0.374364</text:p>
          </table:table-cell>
          <table:table-cell table:formula="of:=[A_16.I113]" office:value-type="float" office:value="0.442947" calcext:value-type="float">
            <text:p>0.442947</text:p>
          </table:table-cell>
          <table:table-cell table:formula="of:=[A_32.I113]" office:value-type="float" office:value="0.468404" calcext:value-type="float">
            <text:p>0.46840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A_8.C114]" office:value-type="float" office:value="0.656936" calcext:value-type="float">
            <text:p>0.656936</text:p>
          </table:table-cell>
          <table:table-cell table:formula="of:=[A_16.C114]" office:value-type="float" office:value="0.799397" calcext:value-type="float">
            <text:p>0.799397</text:p>
          </table:table-cell>
          <table:table-cell table:formula="of:=[A_32.C114]" office:value-type="float" office:value="0.844873" calcext:value-type="float">
            <text:p>0.844873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A_8.I114]" office:value-type="float" office:value="0.380353" calcext:value-type="float">
            <text:p>0.380353</text:p>
          </table:table-cell>
          <table:table-cell table:formula="of:=[A_16.I114]" office:value-type="float" office:value="0.447739" calcext:value-type="float">
            <text:p>0.447739</text:p>
          </table:table-cell>
          <table:table-cell table:formula="of:=[A_32.I114]" office:value-type="float" office:value="0.456724" calcext:value-type="float">
            <text:p>0.45672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A_8.C115]" office:value-type="float" office:value="0.654885" calcext:value-type="float">
            <text:p>0.654885</text:p>
          </table:table-cell>
          <table:table-cell table:formula="of:=[A_16.C115]" office:value-type="float" office:value="0.805006" calcext:value-type="float">
            <text:p>0.805006</text:p>
          </table:table-cell>
          <table:table-cell table:formula="of:=[A_32.C115]" office:value-type="float" office:value="0.84614" calcext:value-type="float">
            <text:p>0.84614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[A_8.I115]" office:value-type="float" office:value="0.389638" calcext:value-type="float">
            <text:p>0.389638</text:p>
          </table:table-cell>
          <table:table-cell table:formula="of:=[A_16.I115]" office:value-type="float" office:value="0.445043" calcext:value-type="float">
            <text:p>0.445043</text:p>
          </table:table-cell>
          <table:table-cell table:formula="of:=[A_32.I115]" office:value-type="float" office:value="0.453729" calcext:value-type="float">
            <text:p>0.45372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A_8.C116]" office:value-type="float" office:value="0.649306" calcext:value-type="float">
            <text:p>0.649306</text:p>
          </table:table-cell>
          <table:table-cell table:formula="of:=[A_16.C116]" office:value-type="float" office:value="0.799819" calcext:value-type="float">
            <text:p>0.799819</text:p>
          </table:table-cell>
          <table:table-cell table:formula="of:=[A_32.C116]" office:value-type="float" office:value="0.847254" calcext:value-type="float">
            <text:p>0.847254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[A_8.I116]" office:value-type="float" office:value="0.395328" calcext:value-type="float">
            <text:p>0.395328</text:p>
          </table:table-cell>
          <table:table-cell table:formula="of:=[A_16.I116]" office:value-type="float" office:value="0.440551" calcext:value-type="float">
            <text:p>0.440551</text:p>
          </table:table-cell>
          <table:table-cell table:formula="of:=[A_32.I116]" office:value-type="float" office:value="0.44115" calcext:value-type="float">
            <text:p>0.441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A_8.C117]" office:value-type="float" office:value="0.66158" calcext:value-type="float">
            <text:p>0.66158</text:p>
          </table:table-cell>
          <table:table-cell table:formula="of:=[A_16.C117]" office:value-type="float" office:value="0.799276" calcext:value-type="float">
            <text:p>0.799276</text:p>
          </table:table-cell>
          <table:table-cell table:formula="of:=[A_32.C117]" office:value-type="float" office:value="0.850181" calcext:value-type="float">
            <text:p>0.850181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A_8.I117]" office:value-type="float" office:value="0.391435" calcext:value-type="float">
            <text:p>0.391435</text:p>
          </table:table-cell>
          <table:table-cell table:formula="of:=[A_16.I117]" office:value-type="float" office:value="0.445642" calcext:value-type="float">
            <text:p>0.445642</text:p>
          </table:table-cell>
          <table:table-cell table:formula="of:=[A_32.I117]" office:value-type="float" office:value="0.456125" calcext:value-type="float">
            <text:p>0.45612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A_8.C118]" office:value-type="float" office:value="0.653591" calcext:value-type="float">
            <text:p>0.653591</text:p>
          </table:table-cell>
          <table:table-cell table:formula="of:=[A_16.C118]" office:value-type="float" office:value="0.805492" calcext:value-type="float">
            <text:p>0.805492</text:p>
          </table:table-cell>
          <table:table-cell table:formula="of:=[A_32.C118]" office:value-type="float" office:value="0.852082" calcext:value-type="float">
            <text:p>0.852082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A_8.I118]" office:value-type="float" office:value="0.399221" calcext:value-type="float">
            <text:p>0.399221</text:p>
          </table:table-cell>
          <table:table-cell table:formula="of:=[A_16.I118]" office:value-type="float" office:value="0.44145" calcext:value-type="float">
            <text:p>0.44145</text:p>
          </table:table-cell>
          <table:table-cell table:formula="of:=[A_32.I118]" office:value-type="float" office:value="0.451333" calcext:value-type="float">
            <text:p>0.45133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A_8.C119]" office:value-type="float" office:value="0.662545" calcext:value-type="float">
            <text:p>0.662545</text:p>
          </table:table-cell>
          <table:table-cell table:formula="of:=[A_16.C119]" office:value-type="float" office:value="0.807539" calcext:value-type="float">
            <text:p>0.807539</text:p>
          </table:table-cell>
          <table:table-cell table:formula="of:=[A_32.C119]" office:value-type="float" office:value="0.843848" calcext:value-type="float">
            <text:p>0.843848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[A_8.I119]" office:value-type="float" office:value="0.392034" calcext:value-type="float">
            <text:p>0.392034</text:p>
          </table:table-cell>
          <table:table-cell table:formula="of:=[A_16.I119]" office:value-type="float" office:value="0.438155" calcext:value-type="float">
            <text:p>0.438155</text:p>
          </table:table-cell>
          <table:table-cell table:formula="of:=[A_32.I119]" office:value-type="float" office:value="0.450734" calcext:value-type="float">
            <text:p>0.45073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A_8.C120]" office:value-type="float" office:value="0.654403" calcext:value-type="float">
            <text:p>0.654403</text:p>
          </table:table-cell>
          <table:table-cell table:formula="of:=[A_16.C120]" office:value-type="float" office:value="0.801267" calcext:value-type="float">
            <text:p>0.801267</text:p>
          </table:table-cell>
          <table:table-cell table:formula="of:=[A_32.C120]" office:value-type="float" office:value="0.844632" calcext:value-type="float">
            <text:p>0.844632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A_8.I120]" office:value-type="float" office:value="0.391435" calcext:value-type="float">
            <text:p>0.391435</text:p>
          </table:table-cell>
          <table:table-cell table:formula="of:=[A_16.I120]" office:value-type="float" office:value="0.442947" calcext:value-type="float">
            <text:p>0.442947</text:p>
          </table:table-cell>
          <table:table-cell table:formula="of:=[A_32.I120]" office:value-type="float" office:value="0.455226" calcext:value-type="float">
            <text:p>0.45522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A_8.C121]" office:value-type="float" office:value="0.659988" calcext:value-type="float">
            <text:p>0.659988</text:p>
          </table:table-cell>
          <table:table-cell table:formula="of:=[A_16.C121]" office:value-type="float" office:value="0.797888" calcext:value-type="float">
            <text:p>0.797888</text:p>
          </table:table-cell>
          <table:table-cell table:formula="of:=[A_32.C121]" office:value-type="float" office:value="0.851901" calcext:value-type="float">
            <text:p>0.851901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A_8.I121]" office:value-type="float" office:value="0.399221" calcext:value-type="float">
            <text:p>0.399221</text:p>
          </table:table-cell>
          <table:table-cell table:formula="of:=[A_16.I121]" office:value-type="float" office:value="0.442947" calcext:value-type="float">
            <text:p>0.442947</text:p>
          </table:table-cell>
          <table:table-cell table:formula="of:=[A_32.I121]" office:value-type="float" office:value="0.460916" calcext:value-type="float">
            <text:p>0.46091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A_8.C122]" office:value-type="float" office:value="0.656273" calcext:value-type="float">
            <text:p>0.656273</text:p>
          </table:table-cell>
          <table:table-cell table:formula="of:=[A_16.C122]" office:value-type="float" office:value="0.803679" calcext:value-type="float">
            <text:p>0.803679</text:p>
          </table:table-cell>
          <table:table-cell table:formula="of:=[A_32.C122]" office:value-type="float" office:value="0.850603" calcext:value-type="float">
            <text:p>0.850603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[A_8.I122]" office:value-type="float" office:value="0.392932" calcext:value-type="float">
            <text:p>0.392932</text:p>
          </table:table-cell>
          <table:table-cell table:formula="of:=[A_16.I122]" office:value-type="float" office:value="0.448038" calcext:value-type="float">
            <text:p>0.448038</text:p>
          </table:table-cell>
          <table:table-cell table:formula="of:=[A_32.I122]" office:value-type="float" office:value="0.443246" calcext:value-type="float">
            <text:p>0.44324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A_8.C123]" office:value-type="float" office:value="0.666083" calcext:value-type="float">
            <text:p>0.666083</text:p>
          </table:table-cell>
          <table:table-cell table:formula="of:=[A_16.C123]" office:value-type="float" office:value="0.802957" calcext:value-type="float">
            <text:p>0.802957</text:p>
          </table:table-cell>
          <table:table-cell table:formula="of:=[A_32.C123]" office:value-type="float" office:value="0.850754" calcext:value-type="float">
            <text:p>0.850754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A_8.I123]" office:value-type="float" office:value="0.400719" calcext:value-type="float">
            <text:p>0.400719</text:p>
          </table:table-cell>
          <table:table-cell table:formula="of:=[A_16.I123]" office:value-type="float" office:value="0.439054" calcext:value-type="float">
            <text:p>0.439054</text:p>
          </table:table-cell>
          <table:table-cell table:formula="of:=[A_32.I123]" office:value-type="float" office:value="0.450434" calcext:value-type="float">
            <text:p>0.45043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A_8.C124]" office:value-type="float" office:value="0.654765" calcext:value-type="float">
            <text:p>0.654765</text:p>
          </table:table-cell>
          <table:table-cell table:formula="of:=[A_16.C124]" office:value-type="float" office:value="0.805308" calcext:value-type="float">
            <text:p>0.805308</text:p>
          </table:table-cell>
          <table:table-cell table:formula="of:=[A_32.C124]" office:value-type="float" office:value="0.855066" calcext:value-type="float">
            <text:p>0.855066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[A_8.I124]" office:value-type="float" office:value="0.394429" calcext:value-type="float">
            <text:p>0.394429</text:p>
          </table:table-cell>
          <table:table-cell table:formula="of:=[A_16.I124]" office:value-type="float" office:value="0.442647" calcext:value-type="float">
            <text:p>0.442647</text:p>
          </table:table-cell>
          <table:table-cell table:formula="of:=[A_32.I124]" office:value-type="float" office:value="0.459419" calcext:value-type="float">
            <text:p>0.45941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A_8.C125]" office:value-type="float" office:value="0.659469" calcext:value-type="float">
            <text:p>0.659469</text:p>
          </table:table-cell>
          <table:table-cell table:formula="of:=[A_16.C125]" office:value-type="float" office:value="0.805609" calcext:value-type="float">
            <text:p>0.805609</text:p>
          </table:table-cell>
          <table:table-cell table:formula="of:=[A_32.C125]" office:value-type="float" office:value="0.850121" calcext:value-type="float">
            <text:p>0.850121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A_8.I125]" office:value-type="float" office:value="0.39383" calcext:value-type="float">
            <text:p>0.39383</text:p>
          </table:table-cell>
          <table:table-cell table:formula="of:=[A_16.I125]" office:value-type="float" office:value="0.44684" calcext:value-type="float">
            <text:p>0.44684</text:p>
          </table:table-cell>
          <table:table-cell table:formula="of:=[A_32.I125]" office:value-type="float" office:value="0.454328" calcext:value-type="float">
            <text:p>0.45432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A_8.C126]" office:value-type="float" office:value="0.660954" calcext:value-type="float">
            <text:p>0.660954</text:p>
          </table:table-cell>
          <table:table-cell table:formula="of:=[A_16.C126]" office:value-type="float" office:value="0.809415" calcext:value-type="float">
            <text:p>0.809415</text:p>
          </table:table-cell>
          <table:table-cell table:formula="of:=[A_32.C126]" office:value-type="float" office:value="0.856186" calcext:value-type="float">
            <text:p>0.856186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A_8.I126]" office:value-type="float" office:value="0.399221" calcext:value-type="float">
            <text:p>0.399221</text:p>
          </table:table-cell>
          <table:table-cell table:formula="of:=[A_16.I126]" office:value-type="float" office:value="0.453429" calcext:value-type="float">
            <text:p>0.453429</text:p>
          </table:table-cell>
          <table:table-cell table:formula="of:=[A_32.I126]" office:value-type="float" office:value="0.460018" calcext:value-type="float">
            <text:p>0.46001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A_8.C127]" office:value-type="float" office:value="0.653257" calcext:value-type="float">
            <text:p>0.653257</text:p>
          </table:table-cell>
          <table:table-cell table:formula="of:=[A_16.C127]" office:value-type="float" office:value="0.809349" calcext:value-type="float">
            <text:p>0.809349</text:p>
          </table:table-cell>
          <table:table-cell table:formula="of:=[A_32.C127]" office:value-type="float" office:value="0.851749" calcext:value-type="float">
            <text:p>0.851749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[A_8.I127]" office:value-type="float" office:value="0.392633" calcext:value-type="float">
            <text:p>0.392633</text:p>
          </table:table-cell>
          <table:table-cell table:formula="of:=[A_16.I127]" office:value-type="float" office:value="0.440551" calcext:value-type="float">
            <text:p>0.440551</text:p>
          </table:table-cell>
          <table:table-cell table:formula="of:=[A_32.I127]" office:value-type="float" office:value="0.451333" calcext:value-type="float">
            <text:p>0.45133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A_8.C128]" office:value-type="float" office:value="0.665419" calcext:value-type="float">
            <text:p>0.665419</text:p>
          </table:table-cell>
          <table:table-cell table:formula="of:=[A_16.C128]" office:value-type="float" office:value="0.809777" calcext:value-type="float">
            <text:p>0.809777</text:p>
          </table:table-cell>
          <table:table-cell table:formula="of:=[A_32.C128]" office:value-type="float" office:value="0.849608" calcext:value-type="float">
            <text:p>0.849608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A_8.I128]" office:value-type="float" office:value="0.383947" calcext:value-type="float">
            <text:p>0.383947</text:p>
          </table:table-cell>
          <table:table-cell table:formula="of:=[A_16.I128]" office:value-type="float" office:value="0.431866" calcext:value-type="float">
            <text:p>0.431866</text:p>
          </table:table-cell>
          <table:table-cell table:formula="of:=[A_32.I128]" office:value-type="float" office:value="0.467805" calcext:value-type="float">
            <text:p>0.46780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A_8.C129]" office:value-type="float" office:value="0.667129" calcext:value-type="float">
            <text:p>0.667129</text:p>
          </table:table-cell>
          <table:table-cell table:formula="of:=[A_16.C129]" office:value-type="float" office:value="0.805247" calcext:value-type="float">
            <text:p>0.805247</text:p>
          </table:table-cell>
          <table:table-cell table:formula="of:=[A_32.C129]" office:value-type="float" office:value="0.862304" calcext:value-type="float">
            <text:p>0.862304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A_8.I129]" office:value-type="float" office:value="0.392034" calcext:value-type="float">
            <text:p>0.392034</text:p>
          </table:table-cell>
          <table:table-cell table:formula="of:=[A_16.I129]" office:value-type="float" office:value="0.447439" calcext:value-type="float">
            <text:p>0.447439</text:p>
          </table:table-cell>
          <table:table-cell table:formula="of:=[A_32.I129]" office:value-type="float" office:value="0.466906" calcext:value-type="float">
            <text:p>0.46690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A_8.C130]" office:value-type="float" office:value="0.666828" calcext:value-type="float">
            <text:p>0.666828</text:p>
          </table:table-cell>
          <table:table-cell table:formula="of:=[A_16.C130]" office:value-type="float" office:value="0.813329" calcext:value-type="float">
            <text:p>0.813329</text:p>
          </table:table-cell>
          <table:table-cell table:formula="of:=[A_32.C130]" office:value-type="float" office:value="0.855911" calcext:value-type="float">
            <text:p>0.855911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[A_8.I130]" office:value-type="float" office:value="0.390237" calcext:value-type="float">
            <text:p>0.390237</text:p>
          </table:table-cell>
          <table:table-cell table:formula="of:=[A_16.I130]" office:value-type="float" office:value="0.439353" calcext:value-type="float">
            <text:p>0.439353</text:p>
          </table:table-cell>
          <table:table-cell table:formula="of:=[A_32.I130]" office:value-type="float" office:value="0.461216" calcext:value-type="float">
            <text:p>0.4612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A_8.C131]" office:value-type="float" office:value="0.668678" calcext:value-type="float">
            <text:p>0.668678</text:p>
          </table:table-cell>
          <table:table-cell table:formula="of:=[A_16.C131]" office:value-type="float" office:value="0.809596" calcext:value-type="float">
            <text:p>0.809596</text:p>
          </table:table-cell>
          <table:table-cell table:formula="of:=[A_32.C131]" office:value-type="float" office:value="0.860531" calcext:value-type="float">
            <text:p>0.860531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[A_8.I131]" office:value-type="float" office:value="0.401018" calcext:value-type="float">
            <text:p>0.401018</text:p>
          </table:table-cell>
          <table:table-cell table:formula="of:=[A_16.I131]" office:value-type="float" office:value="0.439353" calcext:value-type="float">
            <text:p>0.439353</text:p>
          </table:table-cell>
          <table:table-cell table:formula="of:=[A_32.I131]" office:value-type="float" office:value="0.460617" calcext:value-type="float">
            <text:p>0.46061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A_8.C132]" office:value-type="float" office:value="0.668938" calcext:value-type="float">
            <text:p>0.668938</text:p>
          </table:table-cell>
          <table:table-cell table:formula="of:=[A_16.C132]" office:value-type="float" office:value="0.815742" calcext:value-type="float">
            <text:p>0.815742</text:p>
          </table:table-cell>
          <table:table-cell table:formula="of:=[A_32.C132]" office:value-type="float" office:value="0.855006" calcext:value-type="float">
            <text:p>0.855006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[A_8.I132]" office:value-type="float" office:value="0.397424" calcext:value-type="float">
            <text:p>0.397424</text:p>
          </table:table-cell>
          <table:table-cell table:formula="of:=[A_16.I132]" office:value-type="float" office:value="0.445043" calcext:value-type="float">
            <text:p>0.445043</text:p>
          </table:table-cell>
          <table:table-cell table:formula="of:=[A_32.I132]" office:value-type="float" office:value="0.464211" calcext:value-type="float">
            <text:p>0.4642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A_8.C133]" office:value-type="float" office:value="0.671515" calcext:value-type="float">
            <text:p>0.671515</text:p>
          </table:table-cell>
          <table:table-cell table:formula="of:=[A_16.C133]" office:value-type="float" office:value="0.810803" calcext:value-type="float">
            <text:p>0.810803</text:p>
          </table:table-cell>
          <table:table-cell table:formula="of:=[A_32.C133]" office:value-type="float" office:value="0.857272" calcext:value-type="float">
            <text:p>0.857272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A_8.I133]" office:value-type="float" office:value="0.39413" calcext:value-type="float">
            <text:p>0.39413</text:p>
          </table:table-cell>
          <table:table-cell table:formula="of:=[A_16.I133]" office:value-type="float" office:value="0.440551" calcext:value-type="float">
            <text:p>0.440551</text:p>
          </table:table-cell>
          <table:table-cell table:formula="of:=[A_32.I133]" office:value-type="float" office:value="0.457323" calcext:value-type="float">
            <text:p>0.45732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A_8.C134]" office:value-type="float" office:value="0.664475" calcext:value-type="float">
            <text:p>0.664475</text:p>
          </table:table-cell>
          <table:table-cell table:formula="of:=[A_16.C134]" office:value-type="float" office:value="0.81152" calcext:value-type="float">
            <text:p>0.81152</text:p>
          </table:table-cell>
          <table:table-cell table:formula="of:=[A_32.C134]" office:value-type="float" office:value="0.8576" calcext:value-type="float">
            <text:p>0.8576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[A_8.I134]" office:value-type="float" office:value="0.403414" calcext:value-type="float">
            <text:p>0.403414</text:p>
          </table:table-cell>
          <table:table-cell table:formula="of:=[A_16.I134]" office:value-type="float" office:value="0.441749" calcext:value-type="float">
            <text:p>0.441749</text:p>
          </table:table-cell>
          <table:table-cell table:formula="of:=[A_32.I134]" office:value-type="float" office:value="0.45882" calcext:value-type="float">
            <text:p>0.4588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A_8.C135]" office:value-type="float" office:value="0.66918" calcext:value-type="float">
            <text:p>0.66918</text:p>
          </table:table-cell>
          <table:table-cell table:formula="of:=[A_16.C135]" office:value-type="float" office:value="0.818154" calcext:value-type="float">
            <text:p>0.818154</text:p>
          </table:table-cell>
          <table:table-cell table:formula="of:=[A_32.C135]" office:value-type="float" office:value="0.852895" calcext:value-type="float">
            <text:p>0.852895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[A_8.I135]" office:value-type="float" office:value="0.387242" calcext:value-type="float">
            <text:p>0.387242</text:p>
          </table:table-cell>
          <table:table-cell table:formula="of:=[A_16.I135]" office:value-type="float" office:value="0.442348" calcext:value-type="float">
            <text:p>0.442348</text:p>
          </table:table-cell>
          <table:table-cell table:formula="of:=[A_32.I135]" office:value-type="float" office:value="0.460617" calcext:value-type="float">
            <text:p>0.46061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A_8.C136]" office:value-type="float" office:value="0.667109" calcext:value-type="float">
            <text:p>0.667109</text:p>
          </table:table-cell>
          <table:table-cell table:formula="of:=[A_16.C136]" office:value-type="float" office:value="0.817622" calcext:value-type="float">
            <text:p>0.817622</text:p>
          </table:table-cell>
          <table:table-cell table:formula="of:=[A_32.C136]" office:value-type="float" office:value="0.86029" calcext:value-type="float">
            <text:p>0.86029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[A_8.I136]" office:value-type="float" office:value="0.389937" calcext:value-type="float">
            <text:p>0.389937</text:p>
          </table:table-cell>
          <table:table-cell table:formula="of:=[A_16.I136]" office:value-type="float" office:value="0.439353" calcext:value-type="float">
            <text:p>0.439353</text:p>
          </table:table-cell>
          <table:table-cell table:formula="of:=[A_32.I136]" office:value-type="float" office:value="0.459119" calcext:value-type="float">
            <text:p>0.45911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A_8.C137]" office:value-type="float" office:value="0.667732" calcext:value-type="float">
            <text:p>0.667732</text:p>
          </table:table-cell>
          <table:table-cell table:formula="of:=[A_16.C137]" office:value-type="float" office:value="0.807298" calcext:value-type="float">
            <text:p>0.807298</text:p>
          </table:table-cell>
          <table:table-cell table:formula="of:=[A_32.C137]" office:value-type="float" office:value="0.85579" calcext:value-type="float">
            <text:p>0.85579</text:p>
          </table:table-cell>
          <table:table-cell/>
          <table:table-cell office:value-type="float" office:value="134" calcext:value-type="float">
            <text:p>134</text:p>
          </table:table-cell>
          <table:table-cell table:formula="of:=[A_8.I137]" office:value-type="float" office:value="0.401018" calcext:value-type="float">
            <text:p>0.401018</text:p>
          </table:table-cell>
          <table:table-cell table:formula="of:=[A_16.I137]" office:value-type="float" office:value="0.448637" calcext:value-type="float">
            <text:p>0.448637</text:p>
          </table:table-cell>
          <table:table-cell table:formula="of:=[A_32.I137]" office:value-type="float" office:value="0.463612" calcext:value-type="float">
            <text:p>0.46361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A_8.C138]" office:value-type="float" office:value="0.663669" calcext:value-type="float">
            <text:p>0.663669</text:p>
          </table:table-cell>
          <table:table-cell table:formula="of:=[A_16.C138]" office:value-type="float" office:value="0.806276" calcext:value-type="float">
            <text:p>0.806276</text:p>
          </table:table-cell>
          <table:table-cell table:formula="of:=[A_32.C138]" office:value-type="float" office:value="0.857272" calcext:value-type="float">
            <text:p>0.857272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A_8.I138]" office:value-type="float" office:value="0.391135" calcext:value-type="float">
            <text:p>0.391135</text:p>
          </table:table-cell>
          <table:table-cell table:formula="of:=[A_16.I138]" office:value-type="float" office:value="0.442947" calcext:value-type="float">
            <text:p>0.442947</text:p>
          </table:table-cell>
          <table:table-cell table:formula="of:=[A_32.I138]" office:value-type="float" office:value="0.460317" calcext:value-type="float">
            <text:p>0.46031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A_8.C139]" office:value-type="float" office:value="0.668938" calcext:value-type="float">
            <text:p>0.668938</text:p>
          </table:table-cell>
          <table:table-cell table:formula="of:=[A_16.C139]" office:value-type="float" office:value="0.815682" calcext:value-type="float">
            <text:p>0.815682</text:p>
          </table:table-cell>
          <table:table-cell table:formula="of:=[A_32.C139]" office:value-type="float" office:value="0.855368" calcext:value-type="float">
            <text:p>0.855368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[A_8.I139]" office:value-type="float" office:value="0.39383" calcext:value-type="float">
            <text:p>0.39383</text:p>
          </table:table-cell>
          <table:table-cell table:formula="of:=[A_16.I139]" office:value-type="float" office:value="0.433663" calcext:value-type="float">
            <text:p>0.433663</text:p>
          </table:table-cell>
          <table:table-cell table:formula="of:=[A_32.I139]" office:value-type="float" office:value="0.455825" calcext:value-type="float">
            <text:p>0.45582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A_8.C140]" office:value-type="float" office:value="0.668637" calcext:value-type="float">
            <text:p>0.668637</text:p>
          </table:table-cell>
          <table:table-cell table:formula="of:=[A_16.C140]" office:value-type="float" office:value="0.815983" calcext:value-type="float">
            <text:p>0.815983</text:p>
          </table:table-cell>
          <table:table-cell table:formula="of:=[A_32.C140]" office:value-type="float" office:value="0.865501" calcext:value-type="float">
            <text:p>0.865501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A_8.I140]" office:value-type="float" office:value="0.387841" calcext:value-type="float">
            <text:p>0.387841</text:p>
          </table:table-cell>
          <table:table-cell table:formula="of:=[A_16.I140]" office:value-type="float" office:value="0.450434" calcext:value-type="float">
            <text:p>0.450434</text:p>
          </table:table-cell>
          <table:table-cell table:formula="of:=[A_32.I140]" office:value-type="float" office:value="0.457323" calcext:value-type="float">
            <text:p>0.45732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A_8.C141]" office:value-type="float" office:value="0.667894" calcext:value-type="float">
            <text:p>0.667894</text:p>
          </table:table-cell>
          <table:table-cell table:formula="of:=[A_16.C141]" office:value-type="float" office:value="0.814846" calcext:value-type="float">
            <text:p>0.814846</text:p>
          </table:table-cell>
          <table:table-cell table:formula="of:=[A_32.C141]" office:value-type="float" office:value="0.863428" calcext:value-type="float">
            <text:p>0.863428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[A_8.I141]" office:value-type="float" office:value="0.390836" calcext:value-type="float">
            <text:p>0.390836</text:p>
          </table:table-cell>
          <table:table-cell table:formula="of:=[A_16.I141]" office:value-type="float" office:value="0.444145" calcext:value-type="float">
            <text:p>0.444145</text:p>
          </table:table-cell>
          <table:table-cell table:formula="of:=[A_32.I141]" office:value-type="float" office:value="0.451033" calcext:value-type="float">
            <text:p>0.45103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A_8.C142]" office:value-type="float" office:value="0.674005" calcext:value-type="float">
            <text:p>0.674005</text:p>
          </table:table-cell>
          <table:table-cell table:formula="of:=[A_16.C142]" office:value-type="float" office:value="0.814958" calcext:value-type="float">
            <text:p>0.814958</text:p>
          </table:table-cell>
          <table:table-cell table:formula="of:=[A_32.C142]" office:value-type="float" office:value="0.86351" calcext:value-type="float">
            <text:p>0.86351</text:p>
          </table:table-cell>
          <table:table-cell/>
          <table:table-cell office:value-type="float" office:value="139" calcext:value-type="float">
            <text:p>139</text:p>
          </table:table-cell>
          <table:table-cell table:formula="of:=[A_8.I142]" office:value-type="float" office:value="0.387242" calcext:value-type="float">
            <text:p>0.387242</text:p>
          </table:table-cell>
          <table:table-cell table:formula="of:=[A_16.I142]" office:value-type="float" office:value="0.438155" calcext:value-type="float">
            <text:p>0.438155</text:p>
          </table:table-cell>
          <table:table-cell table:formula="of:=[A_32.I142]" office:value-type="float" office:value="0.44714" calcext:value-type="float">
            <text:p>0.4471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A_8.C143]" office:value-type="float" office:value="0.666385" calcext:value-type="float">
            <text:p>0.666385</text:p>
          </table:table-cell>
          <table:table-cell table:formula="of:=[A_16.C143]" office:value-type="float" office:value="0.822028" calcext:value-type="float">
            <text:p>0.822028</text:p>
          </table:table-cell>
          <table:table-cell table:formula="of:=[A_32.C143]" office:value-type="float" office:value="0.860531" calcext:value-type="float">
            <text:p>0.860531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A_8.I143]" office:value-type="float" office:value="0.383947" calcext:value-type="float">
            <text:p>0.383947</text:p>
          </table:table-cell>
          <table:table-cell table:formula="of:=[A_16.I143]" office:value-type="float" office:value="0.437257" calcext:value-type="float">
            <text:p>0.437257</text:p>
          </table:table-cell>
          <table:table-cell table:formula="of:=[A_32.I143]" office:value-type="float" office:value="0.45313" calcext:value-type="float">
            <text:p>0.4531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A_8.C144]" office:value-type="float" office:value="0.666043" calcext:value-type="float">
            <text:p>0.666043</text:p>
          </table:table-cell>
          <table:table-cell table:formula="of:=[A_16.C144]" office:value-type="float" office:value="0.817853" calcext:value-type="float">
            <text:p>0.817853</text:p>
          </table:table-cell>
          <table:table-cell table:formula="of:=[A_32.C144]" office:value-type="float" office:value="0.863148" calcext:value-type="float">
            <text:p>0.863148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[A_8.I144]" office:value-type="float" office:value="0.401617" calcext:value-type="float">
            <text:p>0.401617</text:p>
          </table:table-cell>
          <table:table-cell table:formula="of:=[A_16.I144]" office:value-type="float" office:value="0.435759" calcext:value-type="float">
            <text:p>0.435759</text:p>
          </table:table-cell>
          <table:table-cell table:formula="of:=[A_32.I144]" office:value-type="float" office:value="0.445343" calcext:value-type="float">
            <text:p>0.44534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A_8.C145]" office:value-type="float" office:value="0.671834" calcext:value-type="float">
            <text:p>0.671834</text:p>
          </table:table-cell>
          <table:table-cell table:formula="of:=[A_16.C145]" office:value-type="float" office:value="0.816767" calcext:value-type="float">
            <text:p>0.816767</text:p>
          </table:table-cell>
          <table:table-cell table:formula="of:=[A_32.C145]" office:value-type="float" office:value="0.860676" calcext:value-type="float">
            <text:p>0.860676</text:p>
          </table:table-cell>
          <table:table-cell/>
          <table:table-cell office:value-type="float" office:value="142" calcext:value-type="float">
            <text:p>142</text:p>
          </table:table-cell>
          <table:table-cell table:formula="of:=[A_8.I145]" office:value-type="float" office:value="0.405511" calcext:value-type="float">
            <text:p>0.405511</text:p>
          </table:table-cell>
          <table:table-cell table:formula="of:=[A_16.I145]" office:value-type="float" office:value="0.438155" calcext:value-type="float">
            <text:p>0.438155</text:p>
          </table:table-cell>
          <table:table-cell table:formula="of:=[A_32.I145]" office:value-type="float" office:value="0.448937" calcext:value-type="float">
            <text:p>0.44893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A_8.C146]" office:value-type="float" office:value="0.667471" calcext:value-type="float">
            <text:p>0.667471</text:p>
          </table:table-cell>
          <table:table-cell table:formula="of:=[A_16.C146]" office:value-type="float" office:value="0.814725" calcext:value-type="float">
            <text:p>0.814725</text:p>
          </table:table-cell>
          <table:table-cell table:formula="of:=[A_32.C146]" office:value-type="float" office:value="0.864816" calcext:value-type="float">
            <text:p>0.864816</text:p>
          </table:table-cell>
          <table:table-cell/>
          <table:table-cell office:value-type="float" office:value="143" calcext:value-type="float">
            <text:p>143</text:p>
          </table:table-cell>
          <table:table-cell table:formula="of:=[A_8.I146]" office:value-type="float" office:value="0.384846" calcext:value-type="float">
            <text:p>0.384846</text:p>
          </table:table-cell>
          <table:table-cell table:formula="of:=[A_16.I146]" office:value-type="float" office:value="0.436358" calcext:value-type="float">
            <text:p>0.436358</text:p>
          </table:table-cell>
          <table:table-cell table:formula="of:=[A_32.I146]" office:value-type="float" office:value="0.448937" calcext:value-type="float">
            <text:p>0.44893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A_8.C147]" office:value-type="float" office:value="0.670084" calcext:value-type="float">
            <text:p>0.670084</text:p>
          </table:table-cell>
          <table:table-cell table:formula="of:=[A_16.C147]" office:value-type="float" office:value="0.813269" calcext:value-type="float">
            <text:p>0.813269</text:p>
          </table:table-cell>
          <table:table-cell table:formula="of:=[A_32.C147]" office:value-type="float" office:value="0.862606" calcext:value-type="float">
            <text:p>0.862606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[A_8.I147]" office:value-type="float" office:value="0.39982" calcext:value-type="float">
            <text:p>0.39982</text:p>
          </table:table-cell>
          <table:table-cell table:formula="of:=[A_16.I147]" office:value-type="float" office:value="0.452231" calcext:value-type="float">
            <text:p>0.452231</text:p>
          </table:table-cell>
          <table:table-cell table:formula="of:=[A_32.I147]" office:value-type="float" office:value="0.462414" calcext:value-type="float">
            <text:p>0.46241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A_8.C148]" office:value-type="float" office:value="0.67248" calcext:value-type="float">
            <text:p>0.67248</text:p>
          </table:table-cell>
          <table:table-cell table:formula="of:=[A_16.C148]" office:value-type="float" office:value="0.823597" calcext:value-type="float">
            <text:p>0.823597</text:p>
          </table:table-cell>
          <table:table-cell table:formula="of:=[A_32.C148]" office:value-type="float" office:value="0.859928" calcext:value-type="float">
            <text:p>0.859928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A_8.I148]" office:value-type="float" office:value="0.384247" calcext:value-type="float">
            <text:p>0.384247</text:p>
          </table:table-cell>
          <table:table-cell table:formula="of:=[A_16.I148]" office:value-type="float" office:value="0.448637" calcext:value-type="float">
            <text:p>0.448637</text:p>
          </table:table-cell>
          <table:table-cell table:formula="of:=[A_32.I148]" office:value-type="float" office:value="0.471698" calcext:value-type="float">
            <text:p>0.47169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A_8.C149]" office:value-type="float" office:value="0.672979" calcext:value-type="float">
            <text:p>0.672979</text:p>
          </table:table-cell>
          <table:table-cell table:formula="of:=[A_16.C149]" office:value-type="float" office:value="0.817672" calcext:value-type="float">
            <text:p>0.817672</text:p>
          </table:table-cell>
          <table:table-cell table:formula="of:=[A_32.C149]" office:value-type="float" office:value="0.862606" calcext:value-type="float">
            <text:p>0.862606</text:p>
          </table:table-cell>
          <table:table-cell/>
          <table:table-cell office:value-type="float" office:value="146" calcext:value-type="float">
            <text:p>146</text:p>
          </table:table-cell>
          <table:table-cell table:formula="of:=[A_8.I149]" office:value-type="float" office:value="0.383947" calcext:value-type="float">
            <text:p>0.383947</text:p>
          </table:table-cell>
          <table:table-cell table:formula="of:=[A_16.I149]" office:value-type="float" office:value="0.439054" calcext:value-type="float">
            <text:p>0.439054</text:p>
          </table:table-cell>
          <table:table-cell table:formula="of:=[A_32.I149]" office:value-type="float" office:value="0.466307" calcext:value-type="float">
            <text:p>0.46630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A_8.C150]" office:value-type="float" office:value="0.676478" calcext:value-type="float">
            <text:p>0.676478</text:p>
          </table:table-cell>
          <table:table-cell table:formula="of:=[A_16.C150]" office:value-type="float" office:value="0.821954" calcext:value-type="float">
            <text:p>0.821954</text:p>
          </table:table-cell>
          <table:table-cell table:formula="of:=[A_32.C150]" office:value-type="float" office:value="0.861399" calcext:value-type="float">
            <text:p>0.861399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[A_8.I150]" office:value-type="float" office:value="0.371968" calcext:value-type="float">
            <text:p>0.371968</text:p>
          </table:table-cell>
          <table:table-cell table:formula="of:=[A_16.I150]" office:value-type="float" office:value="0.443246" calcext:value-type="float">
            <text:p>0.443246</text:p>
          </table:table-cell>
          <table:table-cell table:formula="of:=[A_32.I150]" office:value-type="float" office:value="0.462713" calcext:value-type="float">
            <text:p>0.46271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A_8.C151]" office:value-type="float" office:value="0.68443" calcext:value-type="float">
            <text:p>0.68443</text:p>
          </table:table-cell>
          <table:table-cell table:formula="of:=[A_16.C151]" office:value-type="float" office:value="0.818045" calcext:value-type="float">
            <text:p>0.818045</text:p>
          </table:table-cell>
          <table:table-cell table:formula="of:=[A_32.C151]" office:value-type="float" office:value="0.866506" calcext:value-type="float">
            <text:p>0.866506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[A_8.I151]" office:value-type="float" office:value="0.392633" calcext:value-type="float">
            <text:p>0.392633</text:p>
          </table:table-cell>
          <table:table-cell table:formula="of:=[A_16.I151]" office:value-type="float" office:value="0.436658" calcext:value-type="float">
            <text:p>0.436658</text:p>
          </table:table-cell>
          <table:table-cell table:formula="of:=[A_32.I151]" office:value-type="float" office:value="0.457622" calcext:value-type="float">
            <text:p>0.45762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A_8.C152]" office:value-type="float" office:value="0.677805" calcext:value-type="float">
            <text:p>0.677805</text:p>
          </table:table-cell>
          <table:table-cell table:formula="of:=[A_16.C152]" office:value-type="float" office:value="0.820326" calcext:value-type="float">
            <text:p>0.820326</text:p>
          </table:table-cell>
          <table:table-cell table:formula="of:=[A_32.C152]" office:value-type="float" office:value="0.864837" calcext:value-type="float">
            <text:p>0.864837</text:p>
          </table:table-cell>
          <table:table-cell/>
          <table:table-cell office:value-type="float" office:value="149" calcext:value-type="float">
            <text:p>149</text:p>
          </table:table-cell>
          <table:table-cell table:formula="of:=[A_8.I152]" office:value-type="float" office:value="0.400719" calcext:value-type="float">
            <text:p>0.400719</text:p>
          </table:table-cell>
          <table:table-cell table:formula="of:=[A_16.I152]" office:value-type="float" office:value="0.42917" calcext:value-type="float">
            <text:p>0.42917</text:p>
          </table:table-cell>
          <table:table-cell table:formula="of:=[A_32.I152]" office:value-type="float" office:value="0.457023" calcext:value-type="float">
            <text:p>0.4570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A_8.C153]" office:value-type="float" office:value="0.675256" calcext:value-type="float">
            <text:p>0.675256</text:p>
          </table:table-cell>
          <table:table-cell table:formula="of:=[A_16.C153]" office:value-type="float" office:value="0.814303" calcext:value-type="float">
            <text:p>0.814303</text:p>
          </table:table-cell>
          <table:table-cell table:formula="of:=[A_32.C153]" office:value-type="float" office:value="0.865178" calcext:value-type="float">
            <text:p>0.865178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A_8.I153]" office:value-type="float" office:value="0.392333" calcext:value-type="float">
            <text:p>0.392333</text:p>
          </table:table-cell>
          <table:table-cell table:formula="of:=[A_16.I153]" office:value-type="float" office:value="0.450734" calcext:value-type="float">
            <text:p>0.450734</text:p>
          </table:table-cell>
          <table:table-cell table:formula="of:=[A_32.I153]" office:value-type="float" office:value="0.469901" calcext:value-type="float">
            <text:p>0.46990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A_8.C154]" office:value-type="float" office:value="0.679071" calcext:value-type="float">
            <text:p>0.679071</text:p>
          </table:table-cell>
          <table:table-cell table:formula="of:=[A_16.C154]" office:value-type="float" office:value="0.821049" calcext:value-type="float">
            <text:p>0.821049</text:p>
          </table:table-cell>
          <table:table-cell table:formula="of:=[A_32.C154]" office:value-type="float" office:value="0.864596" calcext:value-type="float">
            <text:p>0.864596</text:p>
          </table:table-cell>
          <table:table-cell/>
          <table:table-cell office:value-type="float" office:value="151" calcext:value-type="float">
            <text:p>151</text:p>
          </table:table-cell>
          <table:table-cell table:formula="of:=[A_8.I154]" office:value-type="float" office:value="0.404313" calcext:value-type="float">
            <text:p>0.404313</text:p>
          </table:table-cell>
          <table:table-cell table:formula="of:=[A_16.I154]" office:value-type="float" office:value="0.432764" calcext:value-type="float">
            <text:p>0.432764</text:p>
          </table:table-cell>
          <table:table-cell table:formula="of:=[A_32.I154]" office:value-type="float" office:value="0.462114" calcext:value-type="float">
            <text:p>0.46211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A_8.C155]" office:value-type="float" office:value="0.67877" calcext:value-type="float">
            <text:p>0.67877</text:p>
          </table:table-cell>
          <table:table-cell table:formula="of:=[A_16.C155]" office:value-type="float" office:value="0.822075" calcext:value-type="float">
            <text:p>0.822075</text:p>
          </table:table-cell>
          <table:table-cell table:formula="of:=[A_32.C155]" office:value-type="float" office:value="0.860615" calcext:value-type="float">
            <text:p>0.860615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[A_8.I155]" office:value-type="float" office:value="0.399521" calcext:value-type="float">
            <text:p>0.399521</text:p>
          </table:table-cell>
          <table:table-cell table:formula="of:=[A_16.I155]" office:value-type="float" office:value="0.440851" calcext:value-type="float">
            <text:p>0.440851</text:p>
          </table:table-cell>
          <table:table-cell table:formula="of:=[A_32.I155]" office:value-type="float" office:value="0.460617" calcext:value-type="float">
            <text:p>0.46061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A_8.C156]" office:value-type="float" office:value="0.681774" calcext:value-type="float">
            <text:p>0.681774</text:p>
          </table:table-cell>
          <table:table-cell table:formula="of:=[A_16.C156]" office:value-type="float" office:value="0.825407" calcext:value-type="float">
            <text:p>0.825407</text:p>
          </table:table-cell>
          <table:table-cell table:formula="of:=[A_32.C156]" office:value-type="float" office:value="0.863307" calcext:value-type="float">
            <text:p>0.863307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[A_8.I156]" office:value-type="float" office:value="0.391435" calcext:value-type="float">
            <text:p>0.391435</text:p>
          </table:table-cell>
          <table:table-cell table:formula="of:=[A_16.I156]" office:value-type="float" office:value="0.449835" calcext:value-type="float">
            <text:p>0.449835</text:p>
          </table:table-cell>
          <table:table-cell table:formula="of:=[A_32.I156]" office:value-type="float" office:value="0.445942" calcext:value-type="float">
            <text:p>0.44594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A_8.C157]" office:value-type="float" office:value="0.679373" calcext:value-type="float">
            <text:p>0.679373</text:p>
          </table:table-cell>
          <table:table-cell table:formula="of:=[A_16.C157]" office:value-type="float" office:value="0.829252" calcext:value-type="float">
            <text:p>0.829252</text:p>
          </table:table-cell>
          <table:table-cell table:formula="of:=[A_32.C157]" office:value-type="float" office:value="0.874306" calcext:value-type="float">
            <text:p>0.874306</text:p>
          </table:table-cell>
          <table:table-cell/>
          <table:table-cell office:value-type="float" office:value="154" calcext:value-type="float">
            <text:p>154</text:p>
          </table:table-cell>
          <table:table-cell table:formula="of:=[A_8.I157]" office:value-type="float" office:value="0.401018" calcext:value-type="float">
            <text:p>0.401018</text:p>
          </table:table-cell>
          <table:table-cell table:formula="of:=[A_16.I157]" office:value-type="float" office:value="0.442947" calcext:value-type="float">
            <text:p>0.442947</text:p>
          </table:table-cell>
          <table:table-cell table:formula="of:=[A_32.I157]" office:value-type="float" office:value="0.456125" calcext:value-type="float">
            <text:p>0.4561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A_8.C158]" office:value-type="float" office:value="0.677731" calcext:value-type="float">
            <text:p>0.677731</text:p>
          </table:table-cell>
          <table:table-cell table:formula="of:=[A_16.C158]" office:value-type="float" office:value="0.816174" calcext:value-type="float">
            <text:p>0.816174</text:p>
          </table:table-cell>
          <table:table-cell table:formula="of:=[A_32.C158]" office:value-type="float" office:value="0.870187" calcext:value-type="float">
            <text:p>0.870187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[A_8.I158]" office:value-type="float" office:value="0.375262" calcext:value-type="float">
            <text:p>0.375262</text:p>
          </table:table-cell>
          <table:table-cell table:formula="of:=[A_16.I158]" office:value-type="float" office:value="0.457323" calcext:value-type="float">
            <text:p>0.457323</text:p>
          </table:table-cell>
          <table:table-cell table:formula="of:=[A_32.I158]" office:value-type="float" office:value="0.450734" calcext:value-type="float">
            <text:p>0.45073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A_8.C159]" office:value-type="float" office:value="0.679373" calcext:value-type="float">
            <text:p>0.679373</text:p>
          </table:table-cell>
          <table:table-cell table:formula="of:=[A_16.C159]" office:value-type="float" office:value="0.824548" calcext:value-type="float">
            <text:p>0.824548</text:p>
          </table:table-cell>
          <table:table-cell table:formula="of:=[A_32.C159]" office:value-type="float" office:value="0.860676" calcext:value-type="float">
            <text:p>0.860676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[A_8.I159]" office:value-type="float" office:value="0.401617" calcext:value-type="float">
            <text:p>0.401617</text:p>
          </table:table-cell>
          <table:table-cell table:formula="of:=[A_16.I159]" office:value-type="float" office:value="0.442947" calcext:value-type="float">
            <text:p>0.442947</text:p>
          </table:table-cell>
          <table:table-cell table:formula="of:=[A_32.I159]" office:value-type="float" office:value="0.449536" calcext:value-type="float">
            <text:p>0.44953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A_8.C160]" office:value-type="float" office:value="0.67883" calcext:value-type="float">
            <text:p>0.67883</text:p>
          </table:table-cell>
          <table:table-cell table:formula="of:=[A_16.C160]" office:value-type="float" office:value="0.825332" calcext:value-type="float">
            <text:p>0.825332</text:p>
          </table:table-cell>
          <table:table-cell table:formula="of:=[A_32.C160]" office:value-type="float" office:value="0.864596" calcext:value-type="float">
            <text:p>0.864596</text:p>
          </table:table-cell>
          <table:table-cell/>
          <table:table-cell office:value-type="float" office:value="157" calcext:value-type="float">
            <text:p>157</text:p>
          </table:table-cell>
          <table:table-cell table:formula="of:=[A_8.I160]" office:value-type="float" office:value="0.397424" calcext:value-type="float">
            <text:p>0.397424</text:p>
          </table:table-cell>
          <table:table-cell table:formula="of:=[A_16.I160]" office:value-type="float" office:value="0.435759" calcext:value-type="float">
            <text:p>0.435759</text:p>
          </table:table-cell>
          <table:table-cell table:formula="of:=[A_32.I160]" office:value-type="float" office:value="0.46481" calcext:value-type="float">
            <text:p>0.4648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A_8.C161]" office:value-type="float" office:value="0.682498" calcext:value-type="float">
            <text:p>0.682498</text:p>
          </table:table-cell>
          <table:table-cell table:formula="of:=[A_16.C161]" office:value-type="float" office:value="0.825951" calcext:value-type="float">
            <text:p>0.825951</text:p>
          </table:table-cell>
          <table:table-cell table:formula="of:=[A_32.C161]" office:value-type="float" office:value="0.870489" calcext:value-type="float">
            <text:p>0.870489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[A_8.I161]" office:value-type="float" office:value="0.407607" calcext:value-type="float">
            <text:p>0.407607</text:p>
          </table:table-cell>
          <table:table-cell table:formula="of:=[A_16.I161]" office:value-type="float" office:value="0.449536" calcext:value-type="float">
            <text:p>0.449536</text:p>
          </table:table-cell>
          <table:table-cell table:formula="of:=[A_32.I161]" office:value-type="float" office:value="0.454028" calcext:value-type="float">
            <text:p>0.45402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A_8.C162]" office:value-type="float" office:value="0.680157" calcext:value-type="float">
            <text:p>0.680157</text:p>
          </table:table-cell>
          <table:table-cell table:formula="of:=[A_16.C162]" office:value-type="float" office:value="0.824668" calcext:value-type="float">
            <text:p>0.824668</text:p>
          </table:table-cell>
          <table:table-cell table:formula="of:=[A_32.C162]" office:value-type="float" office:value="0.870748" calcext:value-type="float">
            <text:p>0.870748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[A_8.I162]" office:value-type="float" office:value="0.395927" calcext:value-type="float">
            <text:p>0.395927</text:p>
          </table:table-cell>
          <table:table-cell table:formula="of:=[A_16.I162]" office:value-type="float" office:value="0.44115" calcext:value-type="float">
            <text:p>0.44115</text:p>
          </table:table-cell>
          <table:table-cell table:formula="of:=[A_32.I162]" office:value-type="float" office:value="0.455825" calcext:value-type="float">
            <text:p>0.45582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A_8.C163]" office:value-type="float" office:value="0.686301" calcext:value-type="float">
            <text:p>0.686301</text:p>
          </table:table-cell>
          <table:table-cell table:formula="of:=[A_16.C163]" office:value-type="float" office:value="0.822812" calcext:value-type="float">
            <text:p>0.822812</text:p>
          </table:table-cell>
          <table:table-cell table:formula="of:=[A_32.C163]" office:value-type="float" office:value="0.869221" calcext:value-type="float">
            <text:p>0.869221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A_8.I163]" office:value-type="float" office:value="0.389039" calcext:value-type="float">
            <text:p>0.389039</text:p>
          </table:table-cell>
          <table:table-cell table:formula="of:=[A_16.I163]" office:value-type="float" office:value="0.432465" calcext:value-type="float">
            <text:p>0.432465</text:p>
          </table:table-cell>
          <table:table-cell table:formula="of:=[A_32.I163]" office:value-type="float" office:value="0.450135" calcext:value-type="float">
            <text:p>0.45013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A_8.C164]" office:value-type="float" office:value="0.680398" calcext:value-type="float">
            <text:p>0.680398</text:p>
          </table:table-cell>
          <table:table-cell table:formula="of:=[A_16.C164]" office:value-type="float" office:value="0.827503" calcext:value-type="float">
            <text:p>0.827503</text:p>
          </table:table-cell>
          <table:table-cell table:formula="of:=[A_32.C164]" office:value-type="float" office:value="0.868758" calcext:value-type="float">
            <text:p>0.868758</text:p>
          </table:table-cell>
          <table:table-cell/>
          <table:table-cell office:value-type="float" office:value="161" calcext:value-type="float">
            <text:p>161</text:p>
          </table:table-cell>
          <table:table-cell table:formula="of:=[A_8.I164]" office:value-type="float" office:value="0.389638" calcext:value-type="float">
            <text:p>0.389638</text:p>
          </table:table-cell>
          <table:table-cell table:formula="of:=[A_16.I164]" office:value-type="float" office:value="0.44115" calcext:value-type="float">
            <text:p>0.44115</text:p>
          </table:table-cell>
          <table:table-cell table:formula="of:=[A_32.I164]" office:value-type="float" office:value="0.456724" calcext:value-type="float">
            <text:p>0.45672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A_8.C165]" office:value-type="float" office:value="0.679192" calcext:value-type="float">
            <text:p>0.679192</text:p>
          </table:table-cell>
          <table:table-cell table:formula="of:=[A_16.C165]" office:value-type="float" office:value="0.826598" calcext:value-type="float">
            <text:p>0.826598</text:p>
          </table:table-cell>
          <table:table-cell table:formula="of:=[A_32.C165]" office:value-type="float" office:value="0.871954" calcext:value-type="float">
            <text:p>0.871954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[A_8.I165]" office:value-type="float" office:value="0.395028" calcext:value-type="float">
            <text:p>0.395028</text:p>
          </table:table-cell>
          <table:table-cell table:formula="of:=[A_16.I165]" office:value-type="float" office:value="0.432764" calcext:value-type="float">
            <text:p>0.432764</text:p>
          </table:table-cell>
          <table:table-cell table:formula="of:=[A_32.I165]" office:value-type="float" office:value="0.455526" calcext:value-type="float">
            <text:p>0.45552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A_8.C166]" office:value-type="float" office:value="0.681412" calcext:value-type="float">
            <text:p>0.681412</text:p>
          </table:table-cell>
          <table:table-cell table:formula="of:=[A_16.C166]" office:value-type="float" office:value="0.820217" calcext:value-type="float">
            <text:p>0.820217</text:p>
          </table:table-cell>
          <table:table-cell table:formula="of:=[A_32.C166]" office:value-type="float" office:value="0.868075" calcext:value-type="float">
            <text:p>0.868075</text:p>
          </table:table-cell>
          <table:table-cell/>
          <table:table-cell office:value-type="float" office:value="163" calcext:value-type="float">
            <text:p>163</text:p>
          </table:table-cell>
          <table:table-cell table:formula="of:=[A_8.I166]" office:value-type="float" office:value="0.395028" calcext:value-type="float">
            <text:p>0.395028</text:p>
          </table:table-cell>
          <table:table-cell table:formula="of:=[A_16.I166]" office:value-type="float" office:value="0.443845" calcext:value-type="float">
            <text:p>0.443845</text:p>
          </table:table-cell>
          <table:table-cell table:formula="of:=[A_32.I166]" office:value-type="float" office:value="0.462114" calcext:value-type="float">
            <text:p>0.46211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A_8.C167]" office:value-type="float" office:value="0.687515" calcext:value-type="float">
            <text:p>0.687515</text:p>
          </table:table-cell>
          <table:table-cell table:formula="of:=[A_16.C167]" office:value-type="float" office:value="0.829373" calcext:value-type="float">
            <text:p>0.829373</text:p>
          </table:table-cell>
          <table:table-cell table:formula="of:=[A_32.C167]" office:value-type="float" office:value="0.868215" calcext:value-type="float">
            <text:p>0.868215</text:p>
          </table:table-cell>
          <table:table-cell/>
          <table:table-cell office:value-type="float" office:value="164" calcext:value-type="float">
            <text:p>164</text:p>
          </table:table-cell>
          <table:table-cell table:formula="of:=[A_8.I167]" office:value-type="float" office:value="0.393531" calcext:value-type="float">
            <text:p>0.393531</text:p>
          </table:table-cell>
          <table:table-cell table:formula="of:=[A_16.I167]" office:value-type="float" office:value="0.440851" calcext:value-type="float">
            <text:p>0.440851</text:p>
          </table:table-cell>
          <table:table-cell table:formula="of:=[A_32.I167]" office:value-type="float" office:value="0.468404" calcext:value-type="float">
            <text:p>0.46840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A_8.C168]" office:value-type="float" office:value="0.682861" calcext:value-type="float">
            <text:p>0.682861</text:p>
          </table:table-cell>
          <table:table-cell table:formula="of:=[A_16.C168]" office:value-type="float" office:value="0.826494" calcext:value-type="float">
            <text:p>0.826494</text:p>
          </table:table-cell>
          <table:table-cell table:formula="of:=[A_32.C168]" office:value-type="float" office:value="0.871635" calcext:value-type="float">
            <text:p>0.871635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A_8.I168]" office:value-type="float" office:value="0.390237" calcext:value-type="float">
            <text:p>0.390237</text:p>
          </table:table-cell>
          <table:table-cell table:formula="of:=[A_16.I168]" office:value-type="float" office:value="0.445642" calcext:value-type="float">
            <text:p>0.445642</text:p>
          </table:table-cell>
          <table:table-cell table:formula="of:=[A_32.I168]" office:value-type="float" office:value="0.454328" calcext:value-type="float">
            <text:p>0.45432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A_8.C169]" office:value-type="float" office:value="0.68848" calcext:value-type="float">
            <text:p>0.68848</text:p>
          </table:table-cell>
          <table:table-cell table:formula="of:=[A_16.C169]" office:value-type="float" office:value="0.824125" calcext:value-type="float">
            <text:p>0.824125</text:p>
          </table:table-cell>
          <table:table-cell table:formula="of:=[A_32.C169]" office:value-type="float" office:value="0.865501" calcext:value-type="float">
            <text:p>0.865501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[A_8.I169]" office:value-type="float" office:value="0.401917" calcext:value-type="float">
            <text:p>0.401917</text:p>
          </table:table-cell>
          <table:table-cell table:formula="of:=[A_16.I169]" office:value-type="float" office:value="0.453429" calcext:value-type="float">
            <text:p>0.453429</text:p>
          </table:table-cell>
          <table:table-cell table:formula="of:=[A_32.I169]" office:value-type="float" office:value="0.455526" calcext:value-type="float">
            <text:p>0.45552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A_8.C170]" office:value-type="float" office:value="0.685283" calcext:value-type="float">
            <text:p>0.685283</text:p>
          </table:table-cell>
          <table:table-cell table:formula="of:=[A_16.C170]" office:value-type="float" office:value="0.825754" calcext:value-type="float">
            <text:p>0.825754</text:p>
          </table:table-cell>
          <table:table-cell table:formula="of:=[A_32.C170]" office:value-type="float" office:value="0.870084" calcext:value-type="float">
            <text:p>0.870084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[A_8.I170]" office:value-type="float" office:value="0.386942" calcext:value-type="float">
            <text:p>0.386942</text:p>
          </table:table-cell>
          <table:table-cell table:formula="of:=[A_16.I170]" office:value-type="float" office:value="0.45283" calcext:value-type="float">
            <text:p>0.45283</text:p>
          </table:table-cell>
          <table:table-cell table:formula="of:=[A_32.I170]" office:value-type="float" office:value="0.464211" calcext:value-type="float">
            <text:p>0.46421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A_8.C171]" office:value-type="float" office:value="0.683464" calcext:value-type="float">
            <text:p>0.683464</text:p>
          </table:table-cell>
          <table:table-cell table:formula="of:=[A_16.C171]" office:value-type="float" office:value="0.828425" calcext:value-type="float">
            <text:p>0.828425</text:p>
          </table:table-cell>
          <table:table-cell table:formula="of:=[A_32.C171]" office:value-type="float" office:value="0.868618" calcext:value-type="float">
            <text:p>0.868618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[A_8.I171]" office:value-type="float" office:value="0.381851" calcext:value-type="float">
            <text:p>0.381851</text:p>
          </table:table-cell>
          <table:table-cell table:formula="of:=[A_16.I171]" office:value-type="float" office:value="0.444444" calcext:value-type="float">
            <text:p>0.444444</text:p>
          </table:table-cell>
          <table:table-cell table:formula="of:=[A_32.I171]" office:value-type="float" office:value="0.45313" calcext:value-type="float">
            <text:p>0.4531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A_8.C172]" office:value-type="float" office:value="0.684379" calcext:value-type="float">
            <text:p>0.684379</text:p>
          </table:table-cell>
          <table:table-cell table:formula="of:=[A_16.C172]" office:value-type="float" office:value="0.824608" calcext:value-type="float">
            <text:p>0.824608</text:p>
          </table:table-cell>
          <table:table-cell table:formula="of:=[A_32.C172]" office:value-type="float" office:value="0.868215" calcext:value-type="float">
            <text:p>0.868215</text:p>
          </table:table-cell>
          <table:table-cell/>
          <table:table-cell office:value-type="float" office:value="169" calcext:value-type="float">
            <text:p>169</text:p>
          </table:table-cell>
          <table:table-cell table:formula="of:=[A_8.I172]" office:value-type="float" office:value="0.371968" calcext:value-type="float">
            <text:p>0.371968</text:p>
          </table:table-cell>
          <table:table-cell table:formula="of:=[A_16.I172]" office:value-type="float" office:value="0.439952" calcext:value-type="float">
            <text:p>0.439952</text:p>
          </table:table-cell>
          <table:table-cell table:formula="of:=[A_32.I172]" office:value-type="float" office:value="0.47649" calcext:value-type="float">
            <text:p>0.4764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A_8.C173]" office:value-type="float" office:value="0.68787" calcext:value-type="float">
            <text:p>0.68787</text:p>
          </table:table-cell>
          <table:table-cell table:formula="of:=[A_16.C173]" office:value-type="float" office:value="0.828425" calcext:value-type="float">
            <text:p>0.828425</text:p>
          </table:table-cell>
          <table:table-cell table:formula="of:=[A_32.C173]" office:value-type="float" office:value="0.868799" calcext:value-type="float">
            <text:p>0.868799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A_8.I173]" office:value-type="float" office:value="0.391435" calcext:value-type="float">
            <text:p>0.391435</text:p>
          </table:table-cell>
          <table:table-cell table:formula="of:=[A_16.I173]" office:value-type="float" office:value="0.435759" calcext:value-type="float">
            <text:p>0.435759</text:p>
          </table:table-cell>
          <table:table-cell table:formula="of:=[A_32.I173]" office:value-type="float" office:value="0.446241" calcext:value-type="float">
            <text:p>0.44624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A_8.C174]" office:value-type="float" office:value="0.689204" calcext:value-type="float">
            <text:p>0.689204</text:p>
          </table:table-cell>
          <table:table-cell table:formula="of:=[A_16.C174]" office:value-type="float" office:value="0.828589" calcext:value-type="float">
            <text:p>0.828589</text:p>
          </table:table-cell>
          <table:table-cell table:formula="of:=[A_32.C174]" office:value-type="float" office:value="0.866767" calcext:value-type="float">
            <text:p>0.866767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[A_8.I174]" office:value-type="float" office:value="0.384846" calcext:value-type="float">
            <text:p>0.384846</text:p>
          </table:table-cell>
          <table:table-cell table:formula="of:=[A_16.I174]" office:value-type="float" office:value="0.444444" calcext:value-type="float">
            <text:p>0.444444</text:p>
          </table:table-cell>
          <table:table-cell table:formula="of:=[A_32.I174]" office:value-type="float" office:value="0.455226" calcext:value-type="float">
            <text:p>0.45522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A_8.C175]" office:value-type="float" office:value="0.685585" calcext:value-type="float">
            <text:p>0.685585</text:p>
          </table:table-cell>
          <table:table-cell table:formula="of:=[A_16.C175]" office:value-type="float" office:value="0.826055" calcext:value-type="float">
            <text:p>0.826055</text:p>
          </table:table-cell>
          <table:table-cell table:formula="of:=[A_32.C175]" office:value-type="float" office:value="0.874608" calcext:value-type="float">
            <text:p>0.874608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[A_8.I175]" office:value-type="float" office:value="0.389638" calcext:value-type="float">
            <text:p>0.389638</text:p>
          </table:table-cell>
          <table:table-cell table:formula="of:=[A_16.I175]" office:value-type="float" office:value="0.44145" calcext:value-type="float">
            <text:p>0.44145</text:p>
          </table:table-cell>
          <table:table-cell table:formula="of:=[A_32.I175]" office:value-type="float" office:value="0.453729" calcext:value-type="float">
            <text:p>0.45372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A_8.C176]" office:value-type="float" office:value="0.695051" calcext:value-type="float">
            <text:p>0.695051</text:p>
          </table:table-cell>
          <table:table-cell table:formula="of:=[A_16.C176]" office:value-type="float" office:value="0.823416" calcext:value-type="float">
            <text:p>0.823416</text:p>
          </table:table-cell>
          <table:table-cell table:formula="of:=[A_32.C176]" office:value-type="float" office:value="0.877852" calcext:value-type="float">
            <text:p>0.877852</text:p>
          </table:table-cell>
          <table:table-cell/>
          <table:table-cell office:value-type="float" office:value="173" calcext:value-type="float">
            <text:p>173</text:p>
          </table:table-cell>
          <table:table-cell table:formula="of:=[A_8.I176]" office:value-type="float" office:value="0.382749" calcext:value-type="float">
            <text:p>0.382749</text:p>
          </table:table-cell>
          <table:table-cell table:formula="of:=[A_16.I176]" office:value-type="float" office:value="0.439952" calcext:value-type="float">
            <text:p>0.439952</text:p>
          </table:table-cell>
          <table:table-cell table:formula="of:=[A_32.I176]" office:value-type="float" office:value="0.456424" calcext:value-type="float">
            <text:p>0.45642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A_8.C177]" office:value-type="float" office:value="0.681906" calcext:value-type="float">
            <text:p>0.681906</text:p>
          </table:table-cell>
          <table:table-cell table:formula="of:=[A_16.C177]" office:value-type="float" office:value="0.829373" calcext:value-type="float">
            <text:p>0.829373</text:p>
          </table:table-cell>
          <table:table-cell table:formula="of:=[A_32.C177]" office:value-type="float" office:value="0.870929" calcext:value-type="float">
            <text:p>0.870929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[A_8.I177]" office:value-type="float" office:value="0.398323" calcext:value-type="float">
            <text:p>0.398323</text:p>
          </table:table-cell>
          <table:table-cell table:formula="of:=[A_16.I177]" office:value-type="float" office:value="0.442647" calcext:value-type="float">
            <text:p>0.442647</text:p>
          </table:table-cell>
          <table:table-cell table:formula="of:=[A_32.I177]" office:value-type="float" office:value="0.453429" calcext:value-type="float">
            <text:p>0.45342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A_8.C178]" office:value-type="float" office:value="0.686783" calcext:value-type="float">
            <text:p>0.686783</text:p>
          </table:table-cell>
          <table:table-cell table:formula="of:=[A_16.C178]" office:value-type="float" office:value="0.826433" calcext:value-type="float">
            <text:p>0.826433</text:p>
          </table:table-cell>
          <table:table-cell table:formula="of:=[A_32.C178]" office:value-type="float" office:value="0.870791" calcext:value-type="float">
            <text:p>0.870791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A_8.I178]" office:value-type="float" office:value="0.403414" calcext:value-type="float">
            <text:p>0.403414</text:p>
          </table:table-cell>
          <table:table-cell table:formula="of:=[A_16.I178]" office:value-type="float" office:value="0.424678" calcext:value-type="float">
            <text:p>0.424678</text:p>
          </table:table-cell>
          <table:table-cell table:formula="of:=[A_32.I178]" office:value-type="float" office:value="0.44714" calcext:value-type="float">
            <text:p>0.4471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A_8.C179]" office:value-type="float" office:value="0.689023" calcext:value-type="float">
            <text:p>0.689023</text:p>
          </table:table-cell>
          <table:table-cell table:formula="of:=[A_16.C179]" office:value-type="float" office:value="0.832147" calcext:value-type="float">
            <text:p>0.832147</text:p>
          </table:table-cell>
          <table:table-cell table:formula="of:=[A_32.C179]" office:value-type="float" office:value="0.872497" calcext:value-type="float">
            <text:p>0.872497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[A_8.I179]" office:value-type="float" office:value="0.38844" calcext:value-type="float">
            <text:p>0.38844</text:p>
          </table:table-cell>
          <table:table-cell table:formula="of:=[A_16.I179]" office:value-type="float" office:value="0.428871" calcext:value-type="float">
            <text:p>0.428871</text:p>
          </table:table-cell>
          <table:table-cell table:formula="of:=[A_32.I179]" office:value-type="float" office:value="0.457622" calcext:value-type="float">
            <text:p>0.45762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A_8.C180]" office:value-type="float" office:value="0.685223" calcext:value-type="float">
            <text:p>0.685223</text:p>
          </table:table-cell>
          <table:table-cell table:formula="of:=[A_16.C180]" office:value-type="float" office:value="0.835042" calcext:value-type="float">
            <text:p>0.835042</text:p>
          </table:table-cell>
          <table:table-cell table:formula="of:=[A_32.C180]" office:value-type="float" office:value="0.872618" calcext:value-type="float">
            <text:p>0.872618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[A_8.I180]" office:value-type="float" office:value="0.381851" calcext:value-type="float">
            <text:p>0.381851</text:p>
          </table:table-cell>
          <table:table-cell table:formula="of:=[A_16.I180]" office:value-type="float" office:value="0.453729" calcext:value-type="float">
            <text:p>0.453729</text:p>
          </table:table-cell>
          <table:table-cell table:formula="of:=[A_32.I180]" office:value-type="float" office:value="0.459419" calcext:value-type="float">
            <text:p>0.45941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A_8.C181]" office:value-type="float" office:value="0.689137" calcext:value-type="float">
            <text:p>0.689137</text:p>
          </table:table-cell>
          <table:table-cell table:formula="of:=[A_16.C181]" office:value-type="float" office:value="0.832227" calcext:value-type="float">
            <text:p>0.832227</text:p>
          </table:table-cell>
          <table:table-cell table:formula="of:=[A_32.C181]" office:value-type="float" office:value="0.87586" calcext:value-type="float">
            <text:p>0.87586</text:p>
          </table:table-cell>
          <table:table-cell/>
          <table:table-cell office:value-type="float" office:value="178" calcext:value-type="float">
            <text:p>178</text:p>
          </table:table-cell>
          <table:table-cell table:formula="of:=[A_8.I181]" office:value-type="float" office:value="0.390836" calcext:value-type="float">
            <text:p>0.390836</text:p>
          </table:table-cell>
          <table:table-cell table:formula="of:=[A_16.I181]" office:value-type="float" office:value="0.444145" calcext:value-type="float">
            <text:p>0.444145</text:p>
          </table:table-cell>
          <table:table-cell table:formula="of:=[A_32.I181]" office:value-type="float" office:value="0.460916" calcext:value-type="float">
            <text:p>0.46091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A_8.C182]" office:value-type="float" office:value="0.687093" calcext:value-type="float">
            <text:p>0.687093</text:p>
          </table:table-cell>
          <table:table-cell table:formula="of:=[A_16.C182]" office:value-type="float" office:value="0.828951" calcext:value-type="float">
            <text:p>0.828951</text:p>
          </table:table-cell>
          <table:table-cell table:formula="of:=[A_32.C182]" office:value-type="float" office:value="0.870507" calcext:value-type="float">
            <text:p>0.870507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[A_8.I182]" office:value-type="float" office:value="0.384546" calcext:value-type="float">
            <text:p>0.384546</text:p>
          </table:table-cell>
          <table:table-cell table:formula="of:=[A_16.I182]" office:value-type="float" office:value="0.436957" calcext:value-type="float">
            <text:p>0.436957</text:p>
          </table:table-cell>
          <table:table-cell table:formula="of:=[A_32.I182]" office:value-type="float" office:value="0.454927" calcext:value-type="float">
            <text:p>0.45492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A_8.C183]" office:value-type="float" office:value="0.683645" calcext:value-type="float">
            <text:p>0.683645</text:p>
          </table:table-cell>
          <table:table-cell table:formula="of:=[A_16.C183]" office:value-type="float" office:value="0.831563" calcext:value-type="float">
            <text:p>0.831563</text:p>
          </table:table-cell>
          <table:table-cell table:formula="of:=[A_32.C183]" office:value-type="float" office:value="0.870247" calcext:value-type="float">
            <text:p>0.870247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A_8.I183]" office:value-type="float" office:value="0.385744" calcext:value-type="float">
            <text:p>0.385744</text:p>
          </table:table-cell>
          <table:table-cell table:formula="of:=[A_16.I183]" office:value-type="float" office:value="0.443546" calcext:value-type="float">
            <text:p>0.443546</text:p>
          </table:table-cell>
          <table:table-cell table:formula="of:=[A_32.I183]" office:value-type="float" office:value="0.467805" calcext:value-type="float">
            <text:p>0.46780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A_8.C184]" office:value-type="float" office:value="0.691435" calcext:value-type="float">
            <text:p>0.691435</text:p>
          </table:table-cell>
          <table:table-cell table:formula="of:=[A_16.C184]" office:value-type="float" office:value="0.829071" calcext:value-type="float">
            <text:p>0.829071</text:p>
          </table:table-cell>
          <table:table-cell table:formula="of:=[A_32.C184]" office:value-type="float" office:value="0.878468" calcext:value-type="float">
            <text:p>0.878468</text:p>
          </table:table-cell>
          <table:table-cell/>
          <table:table-cell office:value-type="float" office:value="181" calcext:value-type="float">
            <text:p>181</text:p>
          </table:table-cell>
          <table:table-cell table:formula="of:=[A_8.I184]" office:value-type="float" office:value="0.371968" calcext:value-type="float">
            <text:p>0.371968</text:p>
          </table:table-cell>
          <table:table-cell table:formula="of:=[A_16.I184]" office:value-type="float" office:value="0.45882" calcext:value-type="float">
            <text:p>0.45882</text:p>
          </table:table-cell>
          <table:table-cell table:formula="of:=[A_32.I184]" office:value-type="float" office:value="0.459718" calcext:value-type="float">
            <text:p>0.45971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A_8.C185]" office:value-type="float" office:value="0.69608" calcext:value-type="float">
            <text:p>0.69608</text:p>
          </table:table-cell>
          <table:table-cell table:formula="of:=[A_16.C185]" office:value-type="float" office:value="0.823945" calcext:value-type="float">
            <text:p>0.823945</text:p>
          </table:table-cell>
          <table:table-cell table:formula="of:=[A_32.C185]" office:value-type="float" office:value="0.868034" calcext:value-type="float">
            <text:p>0.868034</text:p>
          </table:table-cell>
          <table:table-cell/>
          <table:table-cell office:value-type="float" office:value="182" calcext:value-type="float">
            <text:p>182</text:p>
          </table:table-cell>
          <table:table-cell table:formula="of:=[A_8.I185]" office:value-type="float" office:value="0.383348" calcext:value-type="float">
            <text:p>0.383348</text:p>
          </table:table-cell>
          <table:table-cell table:formula="of:=[A_16.I185]" office:value-type="float" office:value="0.430967" calcext:value-type="float">
            <text:p>0.430967</text:p>
          </table:table-cell>
          <table:table-cell table:formula="of:=[A_32.I185]" office:value-type="float" office:value="0.458521" calcext:value-type="float">
            <text:p>0.45852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A_8.C186]" office:value-type="float" office:value="0.683766" calcext:value-type="float">
            <text:p>0.683766</text:p>
          </table:table-cell>
          <table:table-cell table:formula="of:=[A_16.C186]" office:value-type="float" office:value="0.828365" calcext:value-type="float">
            <text:p>0.828365</text:p>
          </table:table-cell>
          <table:table-cell table:formula="of:=[A_32.C186]" office:value-type="float" office:value="0.876765" calcext:value-type="float">
            <text:p>0.876765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[A_8.I186]" office:value-type="float" office:value="0.402216" calcext:value-type="float">
            <text:p>0.402216</text:p>
          </table:table-cell>
          <table:table-cell table:formula="of:=[A_16.I186]" office:value-type="float" office:value="0.440252" calcext:value-type="float">
            <text:p>0.440252</text:p>
          </table:table-cell>
          <table:table-cell table:formula="of:=[A_32.I186]" office:value-type="float" office:value="0.458221" calcext:value-type="float">
            <text:p>0.45822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A_8.C187]" office:value-type="float" office:value="0.693004" calcext:value-type="float">
            <text:p>0.693004</text:p>
          </table:table-cell>
          <table:table-cell table:formula="of:=[A_16.C187]" office:value-type="float" office:value="0.834861" calcext:value-type="float">
            <text:p>0.834861</text:p>
          </table:table-cell>
          <table:table-cell table:formula="of:=[A_32.C187]" office:value-type="float" office:value="0.872437" calcext:value-type="float">
            <text:p>0.872437</text:p>
          </table:table-cell>
          <table:table-cell/>
          <table:table-cell office:value-type="float" office:value="184" calcext:value-type="float">
            <text:p>184</text:p>
          </table:table-cell>
          <table:table-cell table:formula="of:=[A_8.I187]" office:value-type="float" office:value="0.391435" calcext:value-type="float">
            <text:p>0.391435</text:p>
          </table:table-cell>
          <table:table-cell table:formula="of:=[A_16.I187]" office:value-type="float" office:value="0.450434" calcext:value-type="float">
            <text:p>0.450434</text:p>
          </table:table-cell>
          <table:table-cell table:formula="of:=[A_32.I187]" office:value-type="float" office:value="0.449536" calcext:value-type="float">
            <text:p>0.44953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A_8.C188]" office:value-type="float" office:value="0.690042" calcext:value-type="float">
            <text:p>0.690042</text:p>
          </table:table-cell>
          <table:table-cell table:formula="of:=[A_16.C188]" office:value-type="float" office:value="0.829753" calcext:value-type="float">
            <text:p>0.829753</text:p>
          </table:table-cell>
          <table:table-cell table:formula="of:=[A_32.C188]" office:value-type="float" office:value="0.872842" calcext:value-type="float">
            <text:p>0.872842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[A_8.I188]" office:value-type="float" office:value="0.402216" calcext:value-type="float">
            <text:p>0.402216</text:p>
          </table:table-cell>
          <table:table-cell table:formula="of:=[A_16.I188]" office:value-type="float" office:value="0.430368" calcext:value-type="float">
            <text:p>0.430368</text:p>
          </table:table-cell>
          <table:table-cell table:formula="of:=[A_32.I188]" office:value-type="float" office:value="0.454927" calcext:value-type="float">
            <text:p>0.45492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A_8.C189]" office:value-type="float" office:value="0.693124" calcext:value-type="float">
            <text:p>0.693124</text:p>
          </table:table-cell>
          <table:table-cell table:formula="of:=[A_16.C189]" office:value-type="float" office:value="0.82883" calcext:value-type="float">
            <text:p>0.82883</text:p>
          </table:table-cell>
          <table:table-cell table:formula="of:=[A_32.C189]" office:value-type="float" office:value="0.877201" calcext:value-type="float">
            <text:p>0.877201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A_8.I189]" office:value-type="float" office:value="0.402815" calcext:value-type="float">
            <text:p>0.402815</text:p>
          </table:table-cell>
          <table:table-cell table:formula="of:=[A_16.I189]" office:value-type="float" office:value="0.439054" calcext:value-type="float">
            <text:p>0.439054</text:p>
          </table:table-cell>
          <table:table-cell table:formula="of:=[A_32.I189]" office:value-type="float" office:value="0.451632" calcext:value-type="float">
            <text:p>0.45163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A_8.C190]" office:value-type="float" office:value="0.697346" calcext:value-type="float">
            <text:p>0.697346</text:p>
          </table:table-cell>
          <table:table-cell table:formula="of:=[A_16.C190]" office:value-type="float" office:value="0.83263" calcext:value-type="float">
            <text:p>0.83263</text:p>
          </table:table-cell>
          <table:table-cell table:formula="of:=[A_32.C190]" office:value-type="float" office:value="0.86737" calcext:value-type="float">
            <text:p>0.86737</text:p>
          </table:table-cell>
          <table:table-cell/>
          <table:table-cell office:value-type="float" office:value="187" calcext:value-type="float">
            <text:p>187</text:p>
          </table:table-cell>
          <table:table-cell table:formula="of:=[A_8.I190]" office:value-type="float" office:value="0.387242" calcext:value-type="float">
            <text:p>0.387242</text:p>
          </table:table-cell>
          <table:table-cell table:formula="of:=[A_16.I190]" office:value-type="float" office:value="0.432165" calcext:value-type="float">
            <text:p>0.432165</text:p>
          </table:table-cell>
          <table:table-cell table:formula="of:=[A_32.I190]" office:value-type="float" office:value="0.448038" calcext:value-type="float">
            <text:p>0.44803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A_8.C191]" office:value-type="float" office:value="0.695896" calcext:value-type="float">
            <text:p>0.695896</text:p>
          </table:table-cell>
          <table:table-cell table:formula="of:=[A_16.C191]" office:value-type="float" office:value="0.825045" calcext:value-type="float">
            <text:p>0.825045</text:p>
          </table:table-cell>
          <table:table-cell table:formula="of:=[A_32.C191]" office:value-type="float" office:value="0.870911" calcext:value-type="float">
            <text:p>0.870911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[A_8.I191]" office:value-type="float" office:value="0.390836" calcext:value-type="float">
            <text:p>0.390836</text:p>
          </table:table-cell>
          <table:table-cell table:formula="of:=[A_16.I191]" office:value-type="float" office:value="0.432165" calcext:value-type="float">
            <text:p>0.432165</text:p>
          </table:table-cell>
          <table:table-cell table:formula="of:=[A_32.I191]" office:value-type="float" office:value="0.467505" calcext:value-type="float">
            <text:p>0.46750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A_8.C192]" office:value-type="float" office:value="0.695356" calcext:value-type="float">
            <text:p>0.695356</text:p>
          </table:table-cell>
          <table:table-cell table:formula="of:=[A_16.C192]" office:value-type="float" office:value="0.836309" calcext:value-type="float">
            <text:p>0.836309</text:p>
          </table:table-cell>
          <table:table-cell table:formula="of:=[A_32.C192]" office:value-type="float" office:value="0.87696" calcext:value-type="float">
            <text:p>0.87696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[A_8.I192]" office:value-type="float" office:value="0.394729" calcext:value-type="float">
            <text:p>0.394729</text:p>
          </table:table-cell>
          <table:table-cell table:formula="of:=[A_16.I192]" office:value-type="float" office:value="0.442647" calcext:value-type="float">
            <text:p>0.442647</text:p>
          </table:table-cell>
          <table:table-cell table:formula="of:=[A_32.I192]" office:value-type="float" office:value="0.468104" calcext:value-type="float">
            <text:p>0.46810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A_8.C193]" office:value-type="float" office:value="0.69318" calcext:value-type="float">
            <text:p>0.69318</text:p>
          </table:table-cell>
          <table:table-cell table:formula="of:=[A_16.C193]" office:value-type="float" office:value="0.834279" calcext:value-type="float">
            <text:p>0.834279</text:p>
          </table:table-cell>
          <table:table-cell table:formula="of:=[A_32.C193]" office:value-type="float" office:value="0.878636" calcext:value-type="float">
            <text:p>0.878636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A_8.I193]" office:value-type="float" office:value="0.403115" calcext:value-type="float">
            <text:p>0.403115</text:p>
          </table:table-cell>
          <table:table-cell table:formula="of:=[A_16.I193]" office:value-type="float" office:value="0.436059" calcext:value-type="float">
            <text:p>0.436059</text:p>
          </table:table-cell>
          <table:table-cell table:formula="of:=[A_32.I193]" office:value-type="float" office:value="0.450734" calcext:value-type="float">
            <text:p>0.45073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A_8.C194]" office:value-type="float" office:value="0.696803" calcext:value-type="float">
            <text:p>0.696803</text:p>
          </table:table-cell>
          <table:table-cell table:formula="of:=[A_16.C194]" office:value-type="float" office:value="0.828709" calcext:value-type="float">
            <text:p>0.828709</text:p>
          </table:table-cell>
          <table:table-cell table:formula="of:=[A_32.C194]" office:value-type="float" office:value="0.870326" calcext:value-type="float">
            <text:p>0.870326</text:p>
          </table:table-cell>
          <table:table-cell/>
          <table:table-cell office:value-type="float" office:value="191" calcext:value-type="float">
            <text:p>191</text:p>
          </table:table-cell>
          <table:table-cell table:formula="of:=[A_8.I194]" office:value-type="float" office:value="0.38245" calcext:value-type="float">
            <text:p>0.38245</text:p>
          </table:table-cell>
          <table:table-cell table:formula="of:=[A_16.I194]" office:value-type="float" office:value="0.431566" calcext:value-type="float">
            <text:p>0.431566</text:p>
          </table:table-cell>
          <table:table-cell table:formula="of:=[A_32.I194]" office:value-type="float" office:value="0.474094" calcext:value-type="float">
            <text:p>0.47409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A_8.C195]" office:value-type="float" office:value="0.696562" calcext:value-type="float">
            <text:p>0.696562</text:p>
          </table:table-cell>
          <table:table-cell table:formula="of:=[A_16.C195]" office:value-type="float" office:value="0.831544" calcext:value-type="float">
            <text:p>0.831544</text:p>
          </table:table-cell>
          <table:table-cell table:formula="of:=[A_32.C195]" office:value-type="float" office:value="0.870869" calcext:value-type="float">
            <text:p>0.870869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[A_8.I195]" office:value-type="float" office:value="0.397125" calcext:value-type="float">
            <text:p>0.397125</text:p>
          </table:table-cell>
          <table:table-cell table:formula="of:=[A_16.I195]" office:value-type="float" office:value="0.442647" calcext:value-type="float">
            <text:p>0.442647</text:p>
          </table:table-cell>
          <table:table-cell table:formula="of:=[A_32.I195]" office:value-type="float" office:value="0.453729" calcext:value-type="float">
            <text:p>0.45372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A_8.C196]" office:value-type="float" office:value="0.691129" calcext:value-type="float">
            <text:p>0.691129</text:p>
          </table:table-cell>
          <table:table-cell table:formula="of:=[A_16.C196]" office:value-type="float" office:value="0.838141" calcext:value-type="float">
            <text:p>0.838141</text:p>
          </table:table-cell>
          <table:table-cell table:formula="of:=[A_32.C196]" office:value-type="float" office:value="0.877369" calcext:value-type="float">
            <text:p>0.877369</text:p>
          </table:table-cell>
          <table:table-cell/>
          <table:table-cell office:value-type="float" office:value="193" calcext:value-type="float">
            <text:p>193</text:p>
          </table:table-cell>
          <table:table-cell table:formula="of:=[A_8.I196]" office:value-type="float" office:value="0.387841" calcext:value-type="float">
            <text:p>0.387841</text:p>
          </table:table-cell>
          <table:table-cell table:formula="of:=[A_16.I196]" office:value-type="float" office:value="0.44115" calcext:value-type="float">
            <text:p>0.44115</text:p>
          </table:table-cell>
          <table:table-cell table:formula="of:=[A_32.I196]" office:value-type="float" office:value="0.44714" calcext:value-type="float">
            <text:p>0.4471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A_8.C197]" office:value-type="float" office:value="0.697346" calcext:value-type="float">
            <text:p>0.697346</text:p>
          </table:table-cell>
          <table:table-cell table:formula="of:=[A_16.C197]" office:value-type="float" office:value="0.830579" calcext:value-type="float">
            <text:p>0.830579</text:p>
          </table:table-cell>
          <table:table-cell table:formula="of:=[A_32.C197]" office:value-type="float" office:value="0.879614" calcext:value-type="float">
            <text:p>0.879614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A_8.I197]" office:value-type="float" office:value="0.398023" calcext:value-type="float">
            <text:p>0.398023</text:p>
          </table:table-cell>
          <table:table-cell table:formula="of:=[A_16.I197]" office:value-type="float" office:value="0.438754" calcext:value-type="float">
            <text:p>0.438754</text:p>
          </table:table-cell>
          <table:table-cell table:formula="of:=[A_32.I197]" office:value-type="float" office:value="0.455526" calcext:value-type="float">
            <text:p>0.45552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A_8.C198]" office:value-type="float" office:value="0.699457" calcext:value-type="float">
            <text:p>0.699457</text:p>
          </table:table-cell>
          <table:table-cell table:formula="of:=[A_16.C198]" office:value-type="float" office:value="0.83959" calcext:value-type="float">
            <text:p>0.83959</text:p>
          </table:table-cell>
          <table:table-cell table:formula="of:=[A_32.C198]" office:value-type="float" office:value="0.87411" calcext:value-type="float">
            <text:p>0.87411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A_8.I198]" office:value-type="float" office:value="0.387841" calcext:value-type="float">
            <text:p>0.387841</text:p>
          </table:table-cell>
          <table:table-cell table:formula="of:=[A_16.I198]" office:value-type="float" office:value="0.441749" calcext:value-type="float">
            <text:p>0.441749</text:p>
          </table:table-cell>
          <table:table-cell table:formula="of:=[A_32.I198]" office:value-type="float" office:value="0.454028" calcext:value-type="float">
            <text:p>0.45402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A_8.C199]" office:value-type="float" office:value="0.693366" calcext:value-type="float">
            <text:p>0.693366</text:p>
          </table:table-cell>
          <table:table-cell table:formula="of:=[A_16.C199]" office:value-type="float" office:value="0.836188" calcext:value-type="float">
            <text:p>0.836188</text:p>
          </table:table-cell>
          <table:table-cell table:formula="of:=[A_32.C199]" office:value-type="float" office:value="0.878106" calcext:value-type="float">
            <text:p>0.878106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[A_8.I199]" office:value-type="float" office:value="0.396226" calcext:value-type="float">
            <text:p>0.396226</text:p>
          </table:table-cell>
          <table:table-cell table:formula="of:=[A_16.I199]" office:value-type="float" office:value="0.434262" calcext:value-type="float">
            <text:p>0.434262</text:p>
          </table:table-cell>
          <table:table-cell table:formula="of:=[A_32.I199]" office:value-type="float" office:value="0.433363" calcext:value-type="float">
            <text:p>0.43336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A_8.C200]" office:value-type="float" office:value="0.696441" calcext:value-type="float">
            <text:p>0.696441</text:p>
          </table:table-cell>
          <table:table-cell table:formula="of:=[A_16.C200]" office:value-type="float" office:value="0.833595" calcext:value-type="float">
            <text:p>0.833595</text:p>
          </table:table-cell>
          <table:table-cell table:formula="of:=[A_32.C200]" office:value-type="float" office:value="0.876779" calcext:value-type="float">
            <text:p>0.876779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[A_8.I200]" office:value-type="float" office:value="0.38215" calcext:value-type="float">
            <text:p>0.38215</text:p>
          </table:table-cell>
          <table:table-cell table:formula="of:=[A_16.I200]" office:value-type="float" office:value="0.445642" calcext:value-type="float">
            <text:p>0.445642</text:p>
          </table:table-cell>
          <table:table-cell table:formula="of:=[A_32.I200]" office:value-type="float" office:value="0.452531" calcext:value-type="float">
            <text:p>0.45253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A_8.C201]" office:value-type="float" office:value="0.693663" calcext:value-type="float">
            <text:p>0.693663</text:p>
          </table:table-cell>
          <table:table-cell table:formula="of:=[A_16.C201]" office:value-type="float" office:value="0.827459" calcext:value-type="float">
            <text:p>0.827459</text:p>
          </table:table-cell>
          <table:table-cell table:formula="of:=[A_32.C201]" office:value-type="float" office:value="0.876524" calcext:value-type="float">
            <text:p>0.876524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[A_8.I201]" office:value-type="float" office:value="0.390237" calcext:value-type="float">
            <text:p>0.390237</text:p>
          </table:table-cell>
          <table:table-cell table:formula="of:=[A_16.I201]" office:value-type="float" office:value="0.444145" calcext:value-type="float">
            <text:p>0.444145</text:p>
          </table:table-cell>
          <table:table-cell table:formula="of:=[A_32.I201]" office:value-type="float" office:value="0.445043" calcext:value-type="float">
            <text:p>0.44504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A_8.C202]" office:value-type="float" office:value="0.699276" calcext:value-type="float">
            <text:p>0.699276</text:p>
          </table:table-cell>
          <table:table-cell table:formula="of:=[A_16.C202]" office:value-type="float" office:value="0.833293" calcext:value-type="float">
            <text:p>0.833293</text:p>
          </table:table-cell>
          <table:table-cell table:formula="of:=[A_32.C202]" office:value-type="float" office:value="0.875392" calcext:value-type="float">
            <text:p>0.875392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[A_8.I202]" office:value-type="float" office:value="0.373166" calcext:value-type="float">
            <text:p>0.373166</text:p>
          </table:table-cell>
          <table:table-cell table:formula="of:=[A_16.I202]" office:value-type="float" office:value="0.438455" calcext:value-type="float">
            <text:p>0.438455</text:p>
          </table:table-cell>
          <table:table-cell table:formula="of:=[A_32.I202]" office:value-type="float" office:value="0.459419" calcext:value-type="float">
            <text:p>0.45941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A_8.C203]" office:value-type="float" office:value="0.699095" calcext:value-type="float">
            <text:p>0.699095</text:p>
          </table:table-cell>
          <table:table-cell table:formula="of:=[A_16.C203]" office:value-type="float" office:value="0.835063" calcext:value-type="float">
            <text:p>0.835063</text:p>
          </table:table-cell>
          <table:table-cell table:formula="of:=[A_32.C203]" office:value-type="float" office:value="0.873748" calcext:value-type="float">
            <text:p>0.873748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A_8.I203]" office:value-type="float" office:value="0.392333" calcext:value-type="float">
            <text:p>0.392333</text:p>
          </table:table-cell>
          <table:table-cell table:formula="of:=[A_16.I203]" office:value-type="float" office:value="0.448637" calcext:value-type="float">
            <text:p>0.448637</text:p>
          </table:table-cell>
          <table:table-cell table:formula="of:=[A_32.I203]" office:value-type="float" office:value="0.477089" calcext:value-type="float">
            <text:p>0.477089</text:p>
          </table:table-cell>
        </table:table-row>
      </table:table>
      <table:table table:name="I2_Summary" table:style-name="ta1">
        <table:shapes>
          <draw:frame draw:z-index="0" draw:style-name="gr1" draw:text-style-name="P1" svg:width="337.29mm" svg:height="132.61mm" svg:x="0mm" svg:y="923.23mm">
            <loext:p draw:notify-on-update-of-ranges="I2_Summary.A4:I2_Summary.A204 I2_Summary.B4:I2_Summary.B204 I2_Summary.C4:I2_Summary.C204 I2_Summary.D4:I2_Summary.D204 I2_Summary.E4:I2_Summary.E204 I2_Summary.F4:I2_Summary.F20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337.29mm" svg:height="132.61mm" svg:x="0mm" svg:y="1057.18mm">
            <loext:p draw:notify-on-update-of-ranges="I2_Summary.A4:I2_Summary.A204 I2_Summary.I4:I2_Summary.I204 I2_Summary.J4:I2_Summary.J204 I2_Summary.K4:I2_Summary.K204 I2_Summary.L4:I2_Summary.L204 I2_Summary.M4:I2_Summary.M20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全量学習時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train-accuracy</text:p>
          </table:table-cell>
          <table:covered-table-cell table:number-columns-repeated="3"/>
          <table:table-cell/>
          <table:table-cell office:value-type="string" calcext:value-type="string">
            <text:p>訓練8:評価2 分割時</text:p>
          </table:table-cell>
          <table:table-cell/>
          <table:table-cell table:style-name="ce1" office:value-type="string" calcext:value-type="string" table:number-columns-spanned="4" table:number-rows-spanned="1">
            <text:p>validation-accuracy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I2_4</text:p>
          </table:table-cell>
          <table:table-cell office:value-type="string" calcext:value-type="string">
            <text:p>I2_8</text:p>
          </table:table-cell>
          <table:table-cell office:value-type="string" calcext:value-type="string">
            <text:p>I2_16</text:p>
          </table:table-cell>
          <table:table-cell office:value-type="string" calcext:value-type="string">
            <text:p>I2_24</text:p>
          </table:table-cell>
          <table:table-cell office:value-type="string" calcext:value-type="string">
            <text:p>I2_32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I2_4</text:p>
          </table:table-cell>
          <table:table-cell office:value-type="string" calcext:value-type="string">
            <text:p>I2_8</text:p>
          </table:table-cell>
          <table:table-cell office:value-type="string" calcext:value-type="string">
            <text:p>I2_16</text:p>
          </table:table-cell>
          <table:table-cell office:value-type="string" calcext:value-type="string">
            <text:p>I2_24</text:p>
          </table:table-cell>
          <table:table-cell office:value-type="string" calcext:value-type="string">
            <text:p>I2_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I2_4.C4]" office:value-type="float" office:value="0.0437877" calcext:value-type="float">
            <text:p>0.0437877</text:p>
          </table:table-cell>
          <table:table-cell table:formula="of:=[I2_8.C4]" office:value-type="float" office:value="0.0501809" calcext:value-type="float">
            <text:p>0.0501809</text:p>
          </table:table-cell>
          <table:table-cell table:formula="of:=[I2_16.C4]" office:value-type="float" office:value="0.0242461" calcext:value-type="float">
            <text:p>0.0242461</text:p>
          </table:table-cell>
          <table:table-cell table:formula="of:=[I2_24.C4]" office:value-type="float" office:value="0.0230398" calcext:value-type="float">
            <text:p>0.0230398</text:p>
          </table:table-cell>
          <table:table-cell table:formula="of:=[I2_32.C4]" office:value-type="float" office:value="0.0129674" calcext:value-type="float">
            <text:p>0.0129674</text:p>
          </table:table-cell>
          <table:table-cell/>
          <table:table-cell office:value-type="float" office:value="1" calcext:value-type="float">
            <text:p>1</text:p>
          </table:table-cell>
          <table:table-cell table:formula="of:=[I2_4.I4]" office:value-type="float" office:value="0.0877508" calcext:value-type="float">
            <text:p>0.0877508</text:p>
          </table:table-cell>
          <table:table-cell table:formula="of:=[I2_8.I4]" office:value-type="float" office:value="0.0575022" calcext:value-type="float">
            <text:p>0.0575022</text:p>
          </table:table-cell>
          <table:table-cell table:formula="of:=[I2_16.I4]" office:value-type="float" office:value="0.0512129" calcext:value-type="float">
            <text:p>0.0512129</text:p>
          </table:table-cell>
          <table:table-cell table:formula="of:=[I2_24.I4]" office:value-type="float" office:value="0.0257562" calcext:value-type="float">
            <text:p>0.0257562</text:p>
          </table:table-cell>
          <table:table-cell table:formula="of:=[I2_32.I4]" office:value-type="float" office:value="0.0206649" calcext:value-type="float">
            <text:p>0.02066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I2_4.C5]" office:value-type="float" office:value="0.119662" calcext:value-type="float">
            <text:p>0.119662</text:p>
          </table:table-cell>
          <table:table-cell table:formula="of:=[I2_8.C5]" office:value-type="float" office:value="0.135645" calcext:value-type="float">
            <text:p>0.135645</text:p>
          </table:table-cell>
          <table:table-cell table:formula="of:=[I2_16.C5]" office:value-type="float" office:value="0.0533776" calcext:value-type="float">
            <text:p>0.0533776</text:p>
          </table:table-cell>
          <table:table-cell table:formula="of:=[I2_24.C5]" office:value-type="float" office:value="0.0387214" calcext:value-type="float">
            <text:p>0.0387214</text:p>
          </table:table-cell>
          <table:table-cell table:formula="of:=[I2_32.C5]" office:value-type="float" office:value="0.0145356" calcext:value-type="float">
            <text:p>0.0145356</text:p>
          </table:table-cell>
          <table:table-cell/>
          <table:table-cell office:value-type="float" office:value="2" calcext:value-type="float">
            <text:p>2</text:p>
          </table:table-cell>
          <table:table-cell table:formula="of:=[I2_4.I5]" office:value-type="float" office:value="0.138964" calcext:value-type="float">
            <text:p>0.138964</text:p>
          </table:table-cell>
          <table:table-cell table:formula="of:=[I2_8.I5]" office:value-type="float" office:value="0.118598" calcext:value-type="float">
            <text:p>0.118598</text:p>
          </table:table-cell>
          <table:table-cell table:formula="of:=[I2_16.I5]" office:value-type="float" office:value="0.0691824" calcext:value-type="float">
            <text:p>0.0691824</text:p>
          </table:table-cell>
          <table:table-cell table:formula="of:=[I2_24.I5]" office:value-type="float" office:value="0.0293501" calcext:value-type="float">
            <text:p>0.0293501</text:p>
          </table:table-cell>
          <table:table-cell table:formula="of:=[I2_32.I5]" office:value-type="float" office:value="0.0191674" calcext:value-type="float">
            <text:p>0.01916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I2_4.C6]" office:value-type="float" office:value="0.186361" calcext:value-type="float">
            <text:p>0.186361</text:p>
          </table:table-cell>
          <table:table-cell table:formula="of:=[I2_8.C6]" office:value-type="float" office:value="0.185878" calcext:value-type="float">
            <text:p>0.185878</text:p>
          </table:table-cell>
          <table:table-cell table:formula="of:=[I2_16.C6]" office:value-type="float" office:value="0.0628847" calcext:value-type="float">
            <text:p>0.0628847</text:p>
          </table:table-cell>
          <table:table-cell table:formula="of:=[I2_24.C6]" office:value-type="float" office:value="0.0440555" calcext:value-type="float">
            <text:p>0.0440555</text:p>
          </table:table-cell>
          <table:table-cell table:formula="of:=[I2_32.C6]" office:value-type="float" office:value="0.0147858" calcext:value-type="float">
            <text:p>0.0147858</text:p>
          </table:table-cell>
          <table:table-cell/>
          <table:table-cell office:value-type="float" office:value="3" calcext:value-type="float">
            <text:p>3</text:p>
          </table:table-cell>
          <table:table-cell table:formula="of:=[I2_4.I6]" office:value-type="float" office:value="0.171309" calcext:value-type="float">
            <text:p>0.171309</text:p>
          </table:table-cell>
          <table:table-cell table:formula="of:=[I2_8.I6]" office:value-type="float" office:value="0.138664" calcext:value-type="float">
            <text:p>0.138664</text:p>
          </table:table-cell>
          <table:table-cell table:formula="of:=[I2_16.I6]" office:value-type="float" office:value="0.08236" calcext:value-type="float">
            <text:p>0.08236</text:p>
          </table:table-cell>
          <table:table-cell table:formula="of:=[I2_24.I6]" office:value-type="float" office:value="0.0431267" calcext:value-type="float">
            <text:p>0.0431267</text:p>
          </table:table-cell>
          <table:table-cell table:formula="of:=[I2_32.I6]" office:value-type="float" office:value="0.0218628" calcext:value-type="float">
            <text:p>0.02186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I2_4.C7]" office:value-type="float" office:value="0.231544" calcext:value-type="float">
            <text:p>0.231544</text:p>
          </table:table-cell>
          <table:table-cell table:formula="of:=[I2_8.C7]" office:value-type="float" office:value="0.227624" calcext:value-type="float">
            <text:p>0.227624</text:p>
          </table:table-cell>
          <table:table-cell table:formula="of:=[I2_16.C7]" office:value-type="float" office:value="0.077503" calcext:value-type="float">
            <text:p>0.077503</text:p>
          </table:table-cell>
          <table:table-cell table:formula="of:=[I2_24.C7]" office:value-type="float" office:value="0.0497587" calcext:value-type="float">
            <text:p>0.0497587</text:p>
          </table:table-cell>
          <table:table-cell table:formula="of:=[I2_32.C7]" office:value-type="float" office:value="0.0151387" calcext:value-type="float">
            <text:p>0.0151387</text:p>
          </table:table-cell>
          <table:table-cell/>
          <table:table-cell office:value-type="float" office:value="4" calcext:value-type="float">
            <text:p>4</text:p>
          </table:table-cell>
          <table:table-cell table:formula="of:=[I2_4.I7]" office:value-type="float" office:value="0.210842" calcext:value-type="float">
            <text:p>0.210842</text:p>
          </table:table-cell>
          <table:table-cell table:formula="of:=[I2_8.I7]" office:value-type="float" office:value="0.171309" calcext:value-type="float">
            <text:p>0.171309</text:p>
          </table:table-cell>
          <table:table-cell table:formula="of:=[I2_16.I7]" office:value-type="float" office:value="0.097634" calcext:value-type="float">
            <text:p>0.097634</text:p>
          </table:table-cell>
          <table:table-cell table:formula="of:=[I2_24.I7]" office:value-type="float" office:value="0.0473196" calcext:value-type="float">
            <text:p>0.0473196</text:p>
          </table:table-cell>
          <table:table-cell table:formula="of:=[I2_32.I7]" office:value-type="float" office:value="0.0218628" calcext:value-type="float">
            <text:p>0.02186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I2_4.C8]" office:value-type="float" office:value="0.262462" calcext:value-type="float">
            <text:p>0.262462</text:p>
          </table:table-cell>
          <table:table-cell table:formula="of:=[I2_8.C8]" office:value-type="float" office:value="0.250815" calcext:value-type="float">
            <text:p>0.250815</text:p>
          </table:table-cell>
          <table:table-cell table:formula="of:=[I2_16.C8]" office:value-type="float" office:value="0.0912492" calcext:value-type="float">
            <text:p>0.0912492</text:p>
          </table:table-cell>
          <table:table-cell table:formula="of:=[I2_24.C8]" office:value-type="float" office:value="0.0557634" calcext:value-type="float">
            <text:p>0.0557634</text:p>
          </table:table-cell>
          <table:table-cell table:formula="of:=[I2_32.C8]" office:value-type="float" office:value="0.0149065" calcext:value-type="float">
            <text:p>0.0149065</text:p>
          </table:table-cell>
          <table:table-cell/>
          <table:table-cell office:value-type="float" office:value="5" calcext:value-type="float">
            <text:p>5</text:p>
          </table:table-cell>
          <table:table-cell table:formula="of:=[I2_4.I8]" office:value-type="float" office:value="0.215034" calcext:value-type="float">
            <text:p>0.215034</text:p>
          </table:table-cell>
          <table:table-cell table:formula="of:=[I2_8.I8]" office:value-type="float" office:value="0.193471" calcext:value-type="float">
            <text:p>0.193471</text:p>
          </table:table-cell>
          <table:table-cell table:formula="of:=[I2_16.I8]" office:value-type="float" office:value="0.121893" calcext:value-type="float">
            <text:p>0.121893</text:p>
          </table:table-cell>
          <table:table-cell table:formula="of:=[I2_24.I8]" office:value-type="float" office:value="0.0560048" calcext:value-type="float">
            <text:p>0.0560048</text:p>
          </table:table-cell>
          <table:table-cell table:formula="of:=[I2_32.I8]" office:value-type="float" office:value="0.0236598" calcext:value-type="float">
            <text:p>0.02365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I2_4.C9]" office:value-type="float" office:value="0.2924" calcext:value-type="float">
            <text:p>0.2924</text:p>
          </table:table-cell>
          <table:table-cell table:formula="of:=[I2_8.C9]" office:value-type="float" office:value="0.269783" calcext:value-type="float">
            <text:p>0.269783</text:p>
          </table:table-cell>
          <table:table-cell table:formula="of:=[I2_16.C9]" office:value-type="float" office:value="0.111399" calcext:value-type="float">
            <text:p>0.111399</text:p>
          </table:table-cell>
          <table:table-cell table:formula="of:=[I2_24.C9]" office:value-type="float" office:value="0.0723764" calcext:value-type="float">
            <text:p>0.0723764</text:p>
          </table:table-cell>
          <table:table-cell table:formula="of:=[I2_32.C9]" office:value-type="float" office:value="0.0154403" calcext:value-type="float">
            <text:p>0.0154403</text:p>
          </table:table-cell>
          <table:table-cell/>
          <table:table-cell office:value-type="float" office:value="6" calcext:value-type="float">
            <text:p>6</text:p>
          </table:table-cell>
          <table:table-cell table:formula="of:=[I2_4.I9]" office:value-type="float" office:value="0.226415" calcext:value-type="float">
            <text:p>0.226415</text:p>
          </table:table-cell>
          <table:table-cell table:formula="of:=[I2_8.I9]" office:value-type="float" office:value="0.211441" calcext:value-type="float">
            <text:p>0.211441</text:p>
          </table:table-cell>
          <table:table-cell table:formula="of:=[I2_16.I9]" office:value-type="float" office:value="0.130578" calcext:value-type="float">
            <text:p>0.130578</text:p>
          </table:table-cell>
          <table:table-cell table:formula="of:=[I2_24.I9]" office:value-type="float" office:value="0.0592992" calcext:value-type="float">
            <text:p>0.0592992</text:p>
          </table:table-cell>
          <table:table-cell table:formula="of:=[I2_32.I9]" office:value-type="float" office:value="0.0224618" calcext:value-type="float">
            <text:p>0.02246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I2_4.C10]" office:value-type="float" office:value="0.304584" calcext:value-type="float">
            <text:p>0.304584</text:p>
          </table:table-cell>
          <table:table-cell table:formula="of:=[I2_8.C10]" office:value-type="float" office:value="0.291074" calcext:value-type="float">
            <text:p>0.291074</text:p>
          </table:table-cell>
          <table:table-cell table:formula="of:=[I2_16.C10]" office:value-type="float" office:value="0.125151" calcext:value-type="float">
            <text:p>0.125151</text:p>
          </table:table-cell>
          <table:table-cell table:formula="of:=[I2_24.C10]" office:value-type="float" office:value="0.0863691" calcext:value-type="float">
            <text:p>0.0863691</text:p>
          </table:table-cell>
          <table:table-cell table:formula="of:=[I2_32.C10]" office:value-type="float" office:value="0.0156212" calcext:value-type="float">
            <text:p>0.0156212</text:p>
          </table:table-cell>
          <table:table-cell/>
          <table:table-cell office:value-type="float" office:value="7" calcext:value-type="float">
            <text:p>7</text:p>
          </table:table-cell>
          <table:table-cell table:formula="of:=[I2_4.I10]" office:value-type="float" office:value="0.233603" calcext:value-type="float">
            <text:p>0.233603</text:p>
          </table:table-cell>
          <table:table-cell table:formula="of:=[I2_8.I10]" office:value-type="float" office:value="0.207847" calcext:value-type="float">
            <text:p>0.207847</text:p>
          </table:table-cell>
          <table:table-cell table:formula="of:=[I2_16.I10]" office:value-type="float" office:value="0.151243" calcext:value-type="float">
            <text:p>0.151243</text:p>
          </table:table-cell>
          <table:table-cell table:formula="of:=[I2_24.I10]" office:value-type="float" office:value="0.0691824" calcext:value-type="float">
            <text:p>0.0691824</text:p>
          </table:table-cell>
          <table:table-cell table:formula="of:=[I2_32.I10]" office:value-type="float" office:value="0.0194669" calcext:value-type="float">
            <text:p>0.01946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I2_4.C11]" office:value-type="float" office:value="0.322752" calcext:value-type="float">
            <text:p>0.322752</text:p>
          </table:table-cell>
          <table:table-cell table:formula="of:=[I2_8.C11]" office:value-type="float" office:value="0.306457" calcext:value-type="float">
            <text:p>0.306457</text:p>
          </table:table-cell>
          <table:table-cell table:formula="of:=[I2_16.C11]" office:value-type="float" office:value="0.150332" calcext:value-type="float">
            <text:p>0.150332</text:p>
          </table:table-cell>
          <table:table-cell table:formula="of:=[I2_24.C11]" office:value-type="float" office:value="0.109897" calcext:value-type="float">
            <text:p>0.109897</text:p>
          </table:table-cell>
          <table:table-cell table:formula="of:=[I2_32.C11]" office:value-type="float" office:value="0.0153893" calcext:value-type="float">
            <text:p>0.0153893</text:p>
          </table:table-cell>
          <table:table-cell/>
          <table:table-cell office:value-type="float" office:value="8" calcext:value-type="float">
            <text:p>8</text:p>
          </table:table-cell>
          <table:table-cell table:formula="of:=[I2_4.I11]" office:value-type="float" office:value="0.236298" calcext:value-type="float">
            <text:p>0.236298</text:p>
          </table:table-cell>
          <table:table-cell table:formula="of:=[I2_8.I11]" office:value-type="float" office:value="0.232405" calcext:value-type="float">
            <text:p>0.232405</text:p>
          </table:table-cell>
          <table:table-cell table:formula="of:=[I2_16.I11]" office:value-type="float" office:value="0.152441" calcext:value-type="float">
            <text:p>0.152441</text:p>
          </table:table-cell>
          <table:table-cell table:formula="of:=[I2_24.I11]" office:value-type="float" office:value="0.0898473" calcext:value-type="float">
            <text:p>0.0898473</text:p>
          </table:table-cell>
          <table:table-cell table:formula="of:=[I2_32.I11]" office:value-type="float" office:value="0.0227613" calcext:value-type="float">
            <text:p>0.02276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I2_4.C12]" office:value-type="float" office:value="0.341255" calcext:value-type="float">
            <text:p>0.341255</text:p>
          </table:table-cell>
          <table:table-cell table:formula="of:=[I2_8.C12]" office:value-type="float" office:value="0.314656" calcext:value-type="float">
            <text:p>0.314656</text:p>
          </table:table-cell>
          <table:table-cell table:formula="of:=[I2_16.C12]" office:value-type="float" office:value="0.170205" calcext:value-type="float">
            <text:p>0.170205</text:p>
          </table:table-cell>
          <table:table-cell table:formula="of:=[I2_24.C12]" office:value-type="float" office:value="0.134499" calcext:value-type="float">
            <text:p>0.134499</text:p>
          </table:table-cell>
          <table:table-cell table:formula="of:=[I2_32.C12]" office:value-type="float" office:value="0.0158022" calcext:value-type="float">
            <text:p>0.0158022</text:p>
          </table:table-cell>
          <table:table-cell/>
          <table:table-cell office:value-type="float" office:value="9" calcext:value-type="float">
            <text:p>9</text:p>
          </table:table-cell>
          <table:table-cell table:formula="of:=[I2_4.I12]" office:value-type="float" office:value="0.249775" calcext:value-type="float">
            <text:p>0.249775</text:p>
          </table:table-cell>
          <table:table-cell table:formula="of:=[I2_8.I12]" office:value-type="float" office:value="0.252171" calcext:value-type="float">
            <text:p>0.252171</text:p>
          </table:table-cell>
          <table:table-cell table:formula="of:=[I2_16.I12]" office:value-type="float" office:value="0.168014" calcext:value-type="float">
            <text:p>0.168014</text:p>
          </table:table-cell>
          <table:table-cell table:formula="of:=[I2_24.I12]" office:value-type="float" office:value="0.104522" calcext:value-type="float">
            <text:p>0.104522</text:p>
          </table:table-cell>
          <table:table-cell table:formula="of:=[I2_32.I12]" office:value-type="float" office:value="0.0359389" calcext:value-type="float">
            <text:p>0.03593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I2_4.C13]" office:value-type="float" office:value="0.347495" calcext:value-type="float">
            <text:p>0.347495</text:p>
          </table:table-cell>
          <table:table-cell table:formula="of:=[I2_8.C13]" office:value-type="float" office:value="0.331261" calcext:value-type="float">
            <text:p>0.331261</text:p>
          </table:table-cell>
          <table:table-cell table:formula="of:=[I2_16.C13]" office:value-type="float" office:value="0.199698" calcext:value-type="float">
            <text:p>0.199698</text:p>
          </table:table-cell>
          <table:table-cell table:formula="of:=[I2_24.C13]" office:value-type="float" office:value="0.160169" calcext:value-type="float">
            <text:p>0.160169</text:p>
          </table:table-cell>
          <table:table-cell table:formula="of:=[I2_32.C13]" office:value-type="float" office:value="0.0158117" calcext:value-type="float">
            <text:p>0.015811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I2_4.I13]" office:value-type="float" office:value="0.25307" calcext:value-type="float">
            <text:p>0.25307</text:p>
          </table:table-cell>
          <table:table-cell table:formula="of:=[I2_8.I13]" office:value-type="float" office:value="0.255166" calcext:value-type="float">
            <text:p>0.255166</text:p>
          </table:table-cell>
          <table:table-cell table:formula="of:=[I2_16.I13]" office:value-type="float" office:value="0.178796" calcext:value-type="float">
            <text:p>0.178796</text:p>
          </table:table-cell>
          <table:table-cell table:formula="of:=[I2_24.I13]" office:value-type="float" office:value="0.137766" calcext:value-type="float">
            <text:p>0.137766</text:p>
          </table:table-cell>
          <table:table-cell table:formula="of:=[I2_32.I13]" office:value-type="float" office:value="0.0452231" calcext:value-type="float">
            <text:p>0.04522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I2_4.C14]" office:value-type="float" office:value="0.368034" calcext:value-type="float">
            <text:p>0.368034</text:p>
          </table:table-cell>
          <table:table-cell table:formula="of:=[I2_8.C14]" office:value-type="float" office:value="0.339445" calcext:value-type="float">
            <text:p>0.339445</text:p>
          </table:table-cell>
          <table:table-cell table:formula="of:=[I2_16.C14]" office:value-type="float" office:value="0.240953" calcext:value-type="float">
            <text:p>0.240953</text:p>
          </table:table-cell>
          <table:table-cell table:formula="of:=[I2_24.C14]" office:value-type="float" office:value="0.194511" calcext:value-type="float">
            <text:p>0.194511</text:p>
          </table:table-cell>
          <table:table-cell table:formula="of:=[I2_32.C14]" office:value-type="float" office:value="0.0148372" calcext:value-type="float">
            <text:p>0.014837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I2_4.I14]" office:value-type="float" office:value="0.257862" calcext:value-type="float">
            <text:p>0.257862</text:p>
          </table:table-cell>
          <table:table-cell table:formula="of:=[I2_8.I14]" office:value-type="float" office:value="0.252171" calcext:value-type="float">
            <text:p>0.252171</text:p>
          </table:table-cell>
          <table:table-cell table:formula="of:=[I2_16.I14]" office:value-type="float" office:value="0.187781" calcext:value-type="float">
            <text:p>0.187781</text:p>
          </table:table-cell>
          <table:table-cell table:formula="of:=[I2_24.I14]" office:value-type="float" office:value="0.158431" calcext:value-type="float">
            <text:p>0.158431</text:p>
          </table:table-cell>
          <table:table-cell table:formula="of:=[I2_32.I14]" office:value-type="float" office:value="0.0587002" calcext:value-type="float">
            <text:p>0.05870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I2_4.C15]" office:value-type="float" office:value="0.369904" calcext:value-type="float">
            <text:p>0.369904</text:p>
          </table:table-cell>
          <table:table-cell table:formula="of:=[I2_8.C15]" office:value-type="float" office:value="0.347768" calcext:value-type="float">
            <text:p>0.347768</text:p>
          </table:table-cell>
          <table:table-cell table:formula="of:=[I2_16.C15]" office:value-type="float" office:value="0.272075" calcext:value-type="float">
            <text:p>0.272075</text:p>
          </table:table-cell>
          <table:table-cell table:formula="of:=[I2_24.C15]" office:value-type="float" office:value="0.228951" calcext:value-type="float">
            <text:p>0.228951</text:p>
          </table:table-cell>
          <table:table-cell table:formula="of:=[I2_32.C15]" office:value-type="float" office:value="0.0158022" calcext:value-type="float">
            <text:p>0.015802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I2_4.I15]" office:value-type="float" office:value="0.259659" calcext:value-type="float">
            <text:p>0.259659</text:p>
          </table:table-cell>
          <table:table-cell table:formula="of:=[I2_8.I15]" office:value-type="float" office:value="0.275831" calcext:value-type="float">
            <text:p>0.275831</text:p>
          </table:table-cell>
          <table:table-cell table:formula="of:=[I2_16.I15]" office:value-type="float" office:value="0.208446" calcext:value-type="float">
            <text:p>0.208446</text:p>
          </table:table-cell>
          <table:table-cell table:formula="of:=[I2_24.I15]" office:value-type="float" office:value="0.184786" calcext:value-type="float">
            <text:p>0.184786</text:p>
          </table:table-cell>
          <table:table-cell table:formula="of:=[I2_32.I15]" office:value-type="float" office:value="0.0856544" calcext:value-type="float">
            <text:p>0.08565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I2_4.C16]" office:value-type="float" office:value="0.374231" calcext:value-type="float">
            <text:p>0.374231</text:p>
          </table:table-cell>
          <table:table-cell table:formula="of:=[I2_8.C16]" office:value-type="float" office:value="0.359747" calcext:value-type="float">
            <text:p>0.359747</text:p>
          </table:table-cell>
          <table:table-cell table:formula="of:=[I2_16.C16]" office:value-type="float" office:value="0.302173" calcext:value-type="float">
            <text:p>0.302173</text:p>
          </table:table-cell>
          <table:table-cell table:formula="of:=[I2_24.C16]" office:value-type="float" office:value="0.261919" calcext:value-type="float">
            <text:p>0.261919</text:p>
          </table:table-cell>
          <table:table-cell table:formula="of:=[I2_32.C16]" office:value-type="float" office:value="0.0147254" calcext:value-type="float">
            <text:p>0.014725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I2_4.I16]" office:value-type="float" office:value="0.264151" calcext:value-type="float">
            <text:p>0.264151</text:p>
          </table:table-cell>
          <table:table-cell table:formula="of:=[I2_8.I16]" office:value-type="float" office:value="0.283019" calcext:value-type="float">
            <text:p>0.283019</text:p>
          </table:table-cell>
          <table:table-cell table:formula="of:=[I2_16.I16]" office:value-type="float" office:value="0.205151" calcext:value-type="float">
            <text:p>0.205151</text:p>
          </table:table-cell>
          <table:table-cell table:formula="of:=[I2_24.I16]" office:value-type="float" office:value="0.200958" calcext:value-type="float">
            <text:p>0.200958</text:p>
          </table:table-cell>
          <table:table-cell table:formula="of:=[I2_32.I16]" office:value-type="float" office:value="0.0931417" calcext:value-type="float">
            <text:p>0.09314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I2_4.C17]" office:value-type="float" office:value="0.385223" calcext:value-type="float">
            <text:p>0.385223</text:p>
          </table:table-cell>
          <table:table-cell table:formula="of:=[I2_8.C17]" office:value-type="float" office:value="0.373281" calcext:value-type="float">
            <text:p>0.373281</text:p>
          </table:table-cell>
          <table:table-cell table:formula="of:=[I2_16.C17]" office:value-type="float" office:value="0.327021" calcext:value-type="float">
            <text:p>0.327021</text:p>
          </table:table-cell>
          <table:table-cell table:formula="of:=[I2_24.C17]" office:value-type="float" office:value="0.288299" calcext:value-type="float">
            <text:p>0.288299</text:p>
          </table:table-cell>
          <table:table-cell table:formula="of:=[I2_32.C17]" office:value-type="float" office:value="0.0158022" calcext:value-type="float">
            <text:p>0.015802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I2_4.I17]" office:value-type="float" office:value="0.265948" calcext:value-type="float">
            <text:p>0.265948</text:p>
          </table:table-cell>
          <table:table-cell table:formula="of:=[I2_8.I17]" office:value-type="float" office:value="0.264151" calcext:value-type="float">
            <text:p>0.264151</text:p>
          </table:table-cell>
          <table:table-cell table:formula="of:=[I2_16.I17]" office:value-type="float" office:value="0.229709" calcext:value-type="float">
            <text:p>0.229709</text:p>
          </table:table-cell>
          <table:table-cell table:formula="of:=[I2_24.I17]" office:value-type="float" office:value="0.210542" calcext:value-type="float">
            <text:p>0.210542</text:p>
          </table:table-cell>
          <table:table-cell table:formula="of:=[I2_32.I17]" office:value-type="float" office:value="0.099431" calcext:value-type="float">
            <text:p>0.0994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I2_4.C18]" office:value-type="float" office:value="0.38968" calcext:value-type="float">
            <text:p>0.38968</text:p>
          </table:table-cell>
          <table:table-cell table:formula="of:=[I2_8.C18]" office:value-type="float" office:value="0.379541" calcext:value-type="float">
            <text:p>0.379541</text:p>
          </table:table-cell>
          <table:table-cell table:formula="of:=[I2_16.C18]" office:value-type="float" office:value="0.340797" calcext:value-type="float">
            <text:p>0.340797</text:p>
          </table:table-cell>
          <table:table-cell table:formula="of:=[I2_24.C18]" office:value-type="float" office:value="0.316898" calcext:value-type="float">
            <text:p>0.316898</text:p>
          </table:table-cell>
          <table:table-cell table:formula="of:=[I2_32.C18]" office:value-type="float" office:value="0.0152686" calcext:value-type="float">
            <text:p>0.015268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I2_4.I18]" office:value-type="float" office:value="0.261755" calcext:value-type="float">
            <text:p>0.261755</text:p>
          </table:table-cell>
          <table:table-cell table:formula="of:=[I2_8.I18]" office:value-type="float" office:value="0.273435" calcext:value-type="float">
            <text:p>0.273435</text:p>
          </table:table-cell>
          <table:table-cell table:formula="of:=[I2_16.I18]" office:value-type="float" office:value="0.235999" calcext:value-type="float">
            <text:p>0.235999</text:p>
          </table:table-cell>
          <table:table-cell table:formula="of:=[I2_24.I18]" office:value-type="float" office:value="0.224918" calcext:value-type="float">
            <text:p>0.224918</text:p>
          </table:table-cell>
          <table:table-cell table:formula="of:=[I2_32.I18]" office:value-type="float" office:value="0.115004" calcext:value-type="float">
            <text:p>0.115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I2_4.C19]" office:value-type="float" office:value="0.397407" calcext:value-type="float">
            <text:p>0.397407</text:p>
          </table:table-cell>
          <table:table-cell table:formula="of:=[I2_8.C19]" office:value-type="float" office:value="0.389144" calcext:value-type="float">
            <text:p>0.389144</text:p>
          </table:table-cell>
          <table:table-cell table:formula="of:=[I2_16.C19]" office:value-type="float" office:value="0.357117" calcext:value-type="float">
            <text:p>0.357117</text:p>
          </table:table-cell>
          <table:table-cell table:formula="of:=[I2_24.C19]" office:value-type="float" office:value="0.339807" calcext:value-type="float">
            <text:p>0.339807</text:p>
          </table:table-cell>
          <table:table-cell table:formula="of:=[I2_32.C19]" office:value-type="float" office:value="0.0158022" calcext:value-type="float">
            <text:p>0.015802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I2_4.I19]" office:value-type="float" office:value="0.271039" calcext:value-type="float">
            <text:p>0.271039</text:p>
          </table:table-cell>
          <table:table-cell table:formula="of:=[I2_8.I19]" office:value-type="float" office:value="0.289308" calcext:value-type="float">
            <text:p>0.289308</text:p>
          </table:table-cell>
          <table:table-cell table:formula="of:=[I2_16.I19]" office:value-type="float" office:value="0.254867" calcext:value-type="float">
            <text:p>0.254867</text:p>
          </table:table-cell>
          <table:table-cell table:formula="of:=[I2_24.I19]" office:value-type="float" office:value="0.230009" calcext:value-type="float">
            <text:p>0.230009</text:p>
          </table:table-cell>
          <table:table-cell table:formula="of:=[I2_32.I19]" office:value-type="float" office:value="0.121593" calcext:value-type="float">
            <text:p>0.1215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I2_4.C20]" office:value-type="float" office:value="0.401267" calcext:value-type="float">
            <text:p>0.401267</text:p>
          </table:table-cell>
          <table:table-cell table:formula="of:=[I2_8.C20]" office:value-type="float" office:value="0.395416" calcext:value-type="float">
            <text:p>0.395416</text:p>
          </table:table-cell>
          <table:table-cell table:formula="of:=[I2_16.C20]" office:value-type="float" office:value="0.367551" calcext:value-type="float">
            <text:p>0.367551</text:p>
          </table:table-cell>
          <table:table-cell table:formula="of:=[I2_24.C20]" office:value-type="float" office:value="0.370446" calcext:value-type="float">
            <text:p>0.370446</text:p>
          </table:table-cell>
          <table:table-cell table:formula="of:=[I2_32.C20]" office:value-type="float" office:value="0.0153197" calcext:value-type="float">
            <text:p>0.0153197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I2_4.I20]" office:value-type="float" office:value="0.277329" calcext:value-type="float">
            <text:p>0.277329</text:p>
          </table:table-cell>
          <table:table-cell table:formula="of:=[I2_8.I20]" office:value-type="float" office:value="0.283019" calcext:value-type="float">
            <text:p>0.283019</text:p>
          </table:table-cell>
          <table:table-cell table:formula="of:=[I2_16.I20]" office:value-type="float" office:value="0.252471" calcext:value-type="float">
            <text:p>0.252471</text:p>
          </table:table-cell>
          <table:table-cell table:formula="of:=[I2_24.I20]" office:value-type="float" office:value="0.245583" calcext:value-type="float">
            <text:p>0.245583</text:p>
          </table:table-cell>
          <table:table-cell table:formula="of:=[I2_32.I20]" office:value-type="float" office:value="0.133573" calcext:value-type="float">
            <text:p>0.1335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I2_4.C21]" office:value-type="float" office:value="0.40344" calcext:value-type="float">
            <text:p>0.40344</text:p>
          </table:table-cell>
          <table:table-cell table:formula="of:=[I2_8.C21]" office:value-type="float" office:value="0.403862" calcext:value-type="float">
            <text:p>0.403862</text:p>
          </table:table-cell>
          <table:table-cell table:formula="of:=[I2_16.C21]" office:value-type="float" office:value="0.3793" calcext:value-type="float">
            <text:p>0.3793</text:p>
          </table:table-cell>
          <table:table-cell table:formula="of:=[I2_24.C21]" office:value-type="float" office:value="0.385938" calcext:value-type="float">
            <text:p>0.385938</text:p>
          </table:table-cell>
          <table:table-cell table:formula="of:=[I2_32.C21]" office:value-type="float" office:value="0.0156307" calcext:value-type="float">
            <text:p>0.0156307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I2_4.I21]" office:value-type="float" office:value="0.274334" calcext:value-type="float">
            <text:p>0.274334</text:p>
          </table:table-cell>
          <table:table-cell table:formula="of:=[I2_8.I21]" office:value-type="float" office:value="0.297694" calcext:value-type="float">
            <text:p>0.297694</text:p>
          </table:table-cell>
          <table:table-cell table:formula="of:=[I2_16.I21]" office:value-type="float" office:value="0.251572" calcext:value-type="float">
            <text:p>0.251572</text:p>
          </table:table-cell>
          <table:table-cell table:formula="of:=[I2_24.I21]" office:value-type="float" office:value="0.25876" calcext:value-type="float">
            <text:p>0.25876</text:p>
          </table:table-cell>
          <table:table-cell table:formula="of:=[I2_32.I21]" office:value-type="float" office:value="0.15274" calcext:value-type="float">
            <text:p>0.152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I2_4.C22]" office:value-type="float" office:value="0.413571" calcext:value-type="float">
            <text:p>0.413571</text:p>
          </table:table-cell>
          <table:table-cell table:formula="of:=[I2_8.C22]" office:value-type="float" office:value="0.409469" calcext:value-type="float">
            <text:p>0.409469</text:p>
          </table:table-cell>
          <table:table-cell table:formula="of:=[I2_16.C22]" office:value-type="float" office:value="0.395054" calcext:value-type="float">
            <text:p>0.395054</text:p>
          </table:table-cell>
          <table:table-cell table:formula="of:=[I2_24.C22]" office:value-type="float" office:value="0.41351" calcext:value-type="float">
            <text:p>0.41351</text:p>
          </table:table-cell>
          <table:table-cell table:formula="of:=[I2_32.C22]" office:value-type="float" office:value="0.0158022" calcext:value-type="float">
            <text:p>0.015802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I2_4.I22]" office:value-type="float" office:value="0.27643" calcext:value-type="float">
            <text:p>0.27643</text:p>
          </table:table-cell>
          <table:table-cell table:formula="of:=[I2_8.I22]" office:value-type="float" office:value="0.298592" calcext:value-type="float">
            <text:p>0.298592</text:p>
          </table:table-cell>
          <table:table-cell table:formula="of:=[I2_16.I22]" office:value-type="float" office:value="0.267745" calcext:value-type="float">
            <text:p>0.267745</text:p>
          </table:table-cell>
          <table:table-cell table:formula="of:=[I2_24.I22]" office:value-type="float" office:value="0.271339" calcext:value-type="float">
            <text:p>0.271339</text:p>
          </table:table-cell>
          <table:table-cell table:formula="of:=[I2_32.I22]" office:value-type="float" office:value="0.147948" calcext:value-type="float">
            <text:p>0.1479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I2_4.C23]" office:value-type="float" office:value="0.421666" calcext:value-type="float">
            <text:p>0.421666</text:p>
          </table:table-cell>
          <table:table-cell table:formula="of:=[I2_8.C23]" office:value-type="float" office:value="0.416777" calcext:value-type="float">
            <text:p>0.416777</text:p>
          </table:table-cell>
          <table:table-cell table:formula="of:=[I2_16.C23]" office:value-type="float" office:value="0.405069" calcext:value-type="float">
            <text:p>0.405069</text:p>
          </table:table-cell>
          <table:table-cell table:formula="of:=[I2_24.C23]" office:value-type="float" office:value="0.435486" calcext:value-type="float">
            <text:p>0.435486</text:p>
          </table:table-cell>
          <table:table-cell table:formula="of:=[I2_32.C23]" office:value-type="float" office:value="0.0145444" calcext:value-type="float">
            <text:p>0.014544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I2_4.I23]" office:value-type="float" office:value="0.292004" calcext:value-type="float">
            <text:p>0.292004</text:p>
          </table:table-cell>
          <table:table-cell table:formula="of:=[I2_8.I23]" office:value-type="float" office:value="0.308775" calcext:value-type="float">
            <text:p>0.308775</text:p>
          </table:table-cell>
          <table:table-cell table:formula="of:=[I2_16.I23]" office:value-type="float" office:value="0.272836" calcext:value-type="float">
            <text:p>0.272836</text:p>
          </table:table-cell>
          <table:table-cell table:formula="of:=[I2_24.I23]" office:value-type="float" office:value="0.259359" calcext:value-type="float">
            <text:p>0.259359</text:p>
          </table:table-cell>
          <table:table-cell table:formula="of:=[I2_32.I23]" office:value-type="float" office:value="0.154537" calcext:value-type="float">
            <text:p>0.1545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I2_4.C24]" office:value-type="float" office:value="0.431725" calcext:value-type="float">
            <text:p>0.431725</text:p>
          </table:table-cell>
          <table:table-cell table:formula="of:=[I2_8.C24]" office:value-type="float" office:value="0.422799" calcext:value-type="float">
            <text:p>0.422799</text:p>
          </table:table-cell>
          <table:table-cell table:formula="of:=[I2_16.C24]" office:value-type="float" office:value="0.416405" calcext:value-type="float">
            <text:p>0.416405</text:p>
          </table:table-cell>
          <table:table-cell table:formula="of:=[I2_24.C24]" office:value-type="float" office:value="0.449819" calcext:value-type="float">
            <text:p>0.449819</text:p>
          </table:table-cell>
          <table:table-cell table:formula="of:=[I2_32.C24]" office:value-type="float" office:value="0.01538" calcext:value-type="float">
            <text:p>0.01538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I2_4.I24]" office:value-type="float" office:value="0.27643" calcext:value-type="float">
            <text:p>0.27643</text:p>
          </table:table-cell>
          <table:table-cell table:formula="of:=[I2_8.I24]" office:value-type="float" office:value="0.304283" calcext:value-type="float">
            <text:p>0.304283</text:p>
          </table:table-cell>
          <table:table-cell table:formula="of:=[I2_16.I24]" office:value-type="float" office:value="0.280024" calcext:value-type="float">
            <text:p>0.280024</text:p>
          </table:table-cell>
          <table:table-cell table:formula="of:=[I2_24.I24]" office:value-type="float" office:value="0.278227" calcext:value-type="float">
            <text:p>0.278227</text:p>
          </table:table-cell>
          <table:table-cell table:formula="of:=[I2_32.I24]" office:value-type="float" office:value="0.163223" calcext:value-type="float">
            <text:p>0.1632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I2_4.C25]" office:value-type="float" office:value="0.422014" calcext:value-type="float">
            <text:p>0.422014</text:p>
          </table:table-cell>
          <table:table-cell table:formula="of:=[I2_8.C25]" office:value-type="float" office:value="0.428347" calcext:value-type="float">
            <text:p>0.428347</text:p>
          </table:table-cell>
          <table:table-cell table:formula="of:=[I2_16.C25]" office:value-type="float" office:value="0.424186" calcext:value-type="float">
            <text:p>0.424186</text:p>
          </table:table-cell>
          <table:table-cell table:formula="of:=[I2_24.C25]" office:value-type="float" office:value="0.470205" calcext:value-type="float">
            <text:p>0.470205</text:p>
          </table:table-cell>
          <table:table-cell table:formula="of:=[I2_32.C25]" office:value-type="float" office:value="0.0158022" calcext:value-type="float">
            <text:p>0.0158022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I2_4.I25]" office:value-type="float" office:value="0.290506" calcext:value-type="float">
            <text:p>0.290506</text:p>
          </table:table-cell>
          <table:table-cell table:formula="of:=[I2_8.I25]" office:value-type="float" office:value="0.294999" calcext:value-type="float">
            <text:p>0.294999</text:p>
          </table:table-cell>
          <table:table-cell table:formula="of:=[I2_16.I25]" office:value-type="float" office:value="0.292902" calcext:value-type="float">
            <text:p>0.292902</text:p>
          </table:table-cell>
          <table:table-cell table:formula="of:=[I2_24.I25]" office:value-type="float" office:value="0.284217" calcext:value-type="float">
            <text:p>0.284217</text:p>
          </table:table-cell>
          <table:table-cell table:formula="of:=[I2_32.I25]" office:value-type="float" office:value="0.175801" calcext:value-type="float">
            <text:p>0.1758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I2_4.C26]" office:value-type="float" office:value="0.436632" calcext:value-type="float">
            <text:p>0.436632</text:p>
          </table:table-cell>
          <table:table-cell table:formula="of:=[I2_8.C26]" office:value-type="float" office:value="0.440253" calcext:value-type="float">
            <text:p>0.440253</text:p>
          </table:table-cell>
          <table:table-cell table:formula="of:=[I2_16.C26]" office:value-type="float" office:value="0.444538" calcext:value-type="float">
            <text:p>0.444538</text:p>
          </table:table-cell>
          <table:table-cell table:formula="of:=[I2_24.C26]" office:value-type="float" office:value="0.478334" calcext:value-type="float">
            <text:p>0.478334</text:p>
          </table:table-cell>
          <table:table-cell table:formula="of:=[I2_32.C26]" office:value-type="float" office:value="0.0146047" calcext:value-type="float">
            <text:p>0.0146047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I2_4.I26]" office:value-type="float" office:value="0.274633" calcext:value-type="float">
            <text:p>0.274633</text:p>
          </table:table-cell>
          <table:table-cell table:formula="of:=[I2_8.I26]" office:value-type="float" office:value="0.289308" calcext:value-type="float">
            <text:p>0.289308</text:p>
          </table:table-cell>
          <table:table-cell table:formula="of:=[I2_16.I26]" office:value-type="float" office:value="0.300389" calcext:value-type="float">
            <text:p>0.300389</text:p>
          </table:table-cell>
          <table:table-cell table:formula="of:=[I2_24.I26]" office:value-type="float" office:value="0.260857" calcext:value-type="float">
            <text:p>0.260857</text:p>
          </table:table-cell>
          <table:table-cell table:formula="of:=[I2_32.I26]" office:value-type="float" office:value="0.183588" calcext:value-type="float">
            <text:p>0.1835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I2_4.C27]" office:value-type="float" office:value="0.440229" calcext:value-type="float">
            <text:p>0.440229</text:p>
          </table:table-cell>
          <table:table-cell table:formula="of:=[I2_8.C27]" office:value-type="float" office:value="0.44415" calcext:value-type="float">
            <text:p>0.44415</text:p>
          </table:table-cell>
          <table:table-cell table:formula="of:=[I2_16.C27]" office:value-type="float" office:value="0.449578" calcext:value-type="float">
            <text:p>0.449578</text:p>
          </table:table-cell>
          <table:table-cell table:formula="of:=[I2_24.C27]" office:value-type="float" office:value="0.488721" calcext:value-type="float">
            <text:p>0.488721</text:p>
          </table:table-cell>
          <table:table-cell table:formula="of:=[I2_32.C27]" office:value-type="float" office:value="0.0158022" calcext:value-type="float">
            <text:p>0.0158022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I2_4.I27]" office:value-type="float" office:value="0.283019" calcext:value-type="float">
            <text:p>0.283019</text:p>
          </table:table-cell>
          <table:table-cell table:formula="of:=[I2_8.I27]" office:value-type="float" office:value="0.298293" calcext:value-type="float">
            <text:p>0.298293</text:p>
          </table:table-cell>
          <table:table-cell table:formula="of:=[I2_16.I27]" office:value-type="float" office:value="0.301288" calcext:value-type="float">
            <text:p>0.301288</text:p>
          </table:table-cell>
          <table:table-cell table:formula="of:=[I2_24.I27]" office:value-type="float" office:value="0.287511" calcext:value-type="float">
            <text:p>0.287511</text:p>
          </table:table-cell>
          <table:table-cell table:formula="of:=[I2_32.I27]" office:value-type="float" office:value="0.201857" calcext:value-type="float">
            <text:p>0.2018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I2_4.C28]" office:value-type="float" office:value="0.438322" calcext:value-type="float">
            <text:p>0.438322</text:p>
          </table:table-cell>
          <table:table-cell table:formula="of:=[I2_8.C28]" office:value-type="float" office:value="0.455341" calcext:value-type="float">
            <text:p>0.455341</text:p>
          </table:table-cell>
          <table:table-cell table:formula="of:=[I2_16.C28]" office:value-type="float" office:value="0.456608" calcext:value-type="float">
            <text:p>0.456608</text:p>
          </table:table-cell>
          <table:table-cell table:formula="of:=[I2_24.C28]" office:value-type="float" office:value="0.498612" calcext:value-type="float">
            <text:p>0.498612</text:p>
          </table:table-cell>
          <table:table-cell table:formula="of:=[I2_32.C28]" office:value-type="float" office:value="0.0149668" calcext:value-type="float">
            <text:p>0.0149668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I2_4.I28]" office:value-type="float" office:value="0.28811" calcext:value-type="float">
            <text:p>0.28811</text:p>
          </table:table-cell>
          <table:table-cell table:formula="of:=[I2_8.I28]" office:value-type="float" office:value="0.314465" calcext:value-type="float">
            <text:p>0.314465</text:p>
          </table:table-cell>
          <table:table-cell table:formula="of:=[I2_16.I28]" office:value-type="float" office:value="0.316562" calcext:value-type="float">
            <text:p>0.316562</text:p>
          </table:table-cell>
          <table:table-cell table:formula="of:=[I2_24.I28]" office:value-type="float" office:value="0.27643" calcext:value-type="float">
            <text:p>0.27643</text:p>
          </table:table-cell>
          <table:table-cell table:formula="of:=[I2_32.I28]" office:value-type="float" office:value="0.209344" calcext:value-type="float">
            <text:p>0.2093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I2_4.C29]" office:value-type="float" office:value="0.441194" calcext:value-type="float">
            <text:p>0.441194</text:p>
          </table:table-cell>
          <table:table-cell table:formula="of:=[I2_8.C29]" office:value-type="float" office:value="0.45953" calcext:value-type="float">
            <text:p>0.45953</text:p>
          </table:table-cell>
          <table:table-cell table:formula="of:=[I2_16.C29]" office:value-type="float" office:value="0.466948" calcext:value-type="float">
            <text:p>0.466948</text:p>
          </table:table-cell>
          <table:table-cell table:formula="of:=[I2_24.C29]" office:value-type="float" office:value="0.510676" calcext:value-type="float">
            <text:p>0.510676</text:p>
          </table:table-cell>
          <table:table-cell table:formula="of:=[I2_32.C29]" office:value-type="float" office:value="0.0158625" calcext:value-type="float">
            <text:p>0.0158625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I2_4.I29]" office:value-type="float" office:value="0.283318" calcext:value-type="float">
            <text:p>0.283318</text:p>
          </table:table-cell>
          <table:table-cell table:formula="of:=[I2_8.I29]" office:value-type="float" office:value="0.315064" calcext:value-type="float">
            <text:p>0.315064</text:p>
          </table:table-cell>
          <table:table-cell table:formula="of:=[I2_16.I29]" office:value-type="float" office:value="0.315364" calcext:value-type="float">
            <text:p>0.315364</text:p>
          </table:table-cell>
          <table:table-cell table:formula="of:=[I2_24.I29]" office:value-type="float" office:value="0.286613" calcext:value-type="float">
            <text:p>0.286613</text:p>
          </table:table-cell>
          <table:table-cell table:formula="of:=[I2_32.I29]" office:value-type="float" office:value="0.210842" calcext:value-type="float">
            <text:p>0.2108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I2_4.C30]" office:value-type="float" office:value="0.446984" calcext:value-type="float">
            <text:p>0.446984</text:p>
          </table:table-cell>
          <table:table-cell table:formula="of:=[I2_8.C30]" office:value-type="float" office:value="0.46725" calcext:value-type="float">
            <text:p>0.46725</text:p>
          </table:table-cell>
          <table:table-cell table:formula="of:=[I2_16.C30]" office:value-type="float" office:value="0.471954" calcext:value-type="float">
            <text:p>0.471954</text:p>
          </table:table-cell>
          <table:table-cell table:formula="of:=[I2_24.C30]" office:value-type="float" office:value="0.516526" calcext:value-type="float">
            <text:p>0.516526</text:p>
          </table:table-cell>
          <table:table-cell table:formula="of:=[I2_32.C30]" office:value-type="float" office:value="0.0151387" calcext:value-type="float">
            <text:p>0.015138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I2_4.I30]" office:value-type="float" office:value="0.287811" calcext:value-type="float">
            <text:p>0.287811</text:p>
          </table:table-cell>
          <table:table-cell table:formula="of:=[I2_8.I30]" office:value-type="float" office:value="0.322252" calcext:value-type="float">
            <text:p>0.322252</text:p>
          </table:table-cell>
          <table:table-cell table:formula="of:=[I2_16.I30]" office:value-type="float" office:value="0.318059" calcext:value-type="float">
            <text:p>0.318059</text:p>
          </table:table-cell>
          <table:table-cell table:formula="of:=[I2_24.I30]" office:value-type="float" office:value="0.2944" calcext:value-type="float">
            <text:p>0.2944</text:p>
          </table:table-cell>
          <table:table-cell table:formula="of:=[I2_32.I30]" office:value-type="float" office:value="0.220725" calcext:value-type="float">
            <text:p>0.2207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I2_4.C31]" office:value-type="float" office:value="0.441642" calcext:value-type="float">
            <text:p>0.441642</text:p>
          </table:table-cell>
          <table:table-cell table:formula="of:=[I2_8.C31]" office:value-type="float" office:value="0.46729" calcext:value-type="float">
            <text:p>0.46729</text:p>
          </table:table-cell>
          <table:table-cell table:formula="of:=[I2_16.C31]" office:value-type="float" office:value="0.481895" calcext:value-type="float">
            <text:p>0.481895</text:p>
          </table:table-cell>
          <table:table-cell table:formula="of:=[I2_24.C31]" office:value-type="float" office:value="0.531201" calcext:value-type="float">
            <text:p>0.531201</text:p>
          </table:table-cell>
          <table:table-cell table:formula="of:=[I2_32.C31]" office:value-type="float" office:value="0.0158117" calcext:value-type="float">
            <text:p>0.015811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I2_4.I31]" office:value-type="float" office:value="0.28242" calcext:value-type="float">
            <text:p>0.28242</text:p>
          </table:table-cell>
          <table:table-cell table:formula="of:=[I2_8.I31]" office:value-type="float" office:value="0.301887" calcext:value-type="float">
            <text:p>0.301887</text:p>
          </table:table-cell>
          <table:table-cell table:formula="of:=[I2_16.I31]" office:value-type="float" office:value="0.311171" calcext:value-type="float">
            <text:p>0.311171</text:p>
          </table:table-cell>
          <table:table-cell table:formula="of:=[I2_24.I31]" office:value-type="float" office:value="0.306978" calcext:value-type="float">
            <text:p>0.306978</text:p>
          </table:table-cell>
          <table:table-cell table:formula="of:=[I2_32.I31]" office:value-type="float" office:value="0.222522" calcext:value-type="float">
            <text:p>0.2225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I2_4.C32]" office:value-type="float" office:value="0.454282" calcext:value-type="float">
            <text:p>0.454282</text:p>
          </table:table-cell>
          <table:table-cell table:formula="of:=[I2_8.C32]" office:value-type="float" office:value="0.476659" calcext:value-type="float">
            <text:p>0.476659</text:p>
          </table:table-cell>
          <table:table-cell table:formula="of:=[I2_16.C32]" office:value-type="float" office:value="0.487817" calcext:value-type="float">
            <text:p>0.487817</text:p>
          </table:table-cell>
          <table:table-cell table:formula="of:=[I2_24.C32]" office:value-type="float" office:value="0.54608" calcext:value-type="float">
            <text:p>0.54608</text:p>
          </table:table-cell>
          <table:table-cell table:formula="of:=[I2_32.C32]" office:value-type="float" office:value="0.0155609" calcext:value-type="float">
            <text:p>0.015560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I2_4.I32]" office:value-type="float" office:value="0.283618" calcext:value-type="float">
            <text:p>0.283618</text:p>
          </table:table-cell>
          <table:table-cell table:formula="of:=[I2_8.I32]" office:value-type="float" office:value="0.308176" calcext:value-type="float">
            <text:p>0.308176</text:p>
          </table:table-cell>
          <table:table-cell table:formula="of:=[I2_16.I32]" office:value-type="float" office:value="0.308775" calcext:value-type="float">
            <text:p>0.308775</text:p>
          </table:table-cell>
          <table:table-cell table:formula="of:=[I2_24.I32]" office:value-type="float" office:value="0.298293" calcext:value-type="float">
            <text:p>0.298293</text:p>
          </table:table-cell>
          <table:table-cell table:formula="of:=[I2_32.I32]" office:value-type="float" office:value="0.242588" calcext:value-type="float">
            <text:p>0.2425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I2_4.C33]" office:value-type="float" office:value="0.454436" calcext:value-type="float">
            <text:p>0.454436</text:p>
          </table:table-cell>
          <table:table-cell table:formula="of:=[I2_8.C33]" office:value-type="float" office:value="0.475558" calcext:value-type="float">
            <text:p>0.475558</text:p>
          </table:table-cell>
          <table:table-cell table:formula="of:=[I2_16.C33]" office:value-type="float" office:value="0.497164" calcext:value-type="float">
            <text:p>0.497164</text:p>
          </table:table-cell>
          <table:table-cell table:formula="of:=[I2_24.C33]" office:value-type="float" office:value="0.559807" calcext:value-type="float">
            <text:p>0.559807</text:p>
          </table:table-cell>
          <table:table-cell table:formula="of:=[I2_32.C33]" office:value-type="float" office:value="0.0149668" calcext:value-type="float">
            <text:p>0.014966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I2_4.I33]" office:value-type="float" office:value="0.303085" calcext:value-type="float">
            <text:p>0.303085</text:p>
          </table:table-cell>
          <table:table-cell table:formula="of:=[I2_8.I33]" office:value-type="float" office:value="0.307877" calcext:value-type="float">
            <text:p>0.307877</text:p>
          </table:table-cell>
          <table:table-cell table:formula="of:=[I2_16.I33]" office:value-type="float" office:value="0.298293" calcext:value-type="float">
            <text:p>0.298293</text:p>
          </table:table-cell>
          <table:table-cell table:formula="of:=[I2_24.I33]" office:value-type="float" office:value="0.2941" calcext:value-type="float">
            <text:p>0.2941</text:p>
          </table:table-cell>
          <table:table-cell table:formula="of:=[I2_32.I33]" office:value-type="float" office:value="0.230608" calcext:value-type="float">
            <text:p>0.2306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I2_4.C34]" office:value-type="float" office:value="0.453317" calcext:value-type="float">
            <text:p>0.453317</text:p>
          </table:table-cell>
          <table:table-cell table:formula="of:=[I2_8.C34]" office:value-type="float" office:value="0.488299" calcext:value-type="float">
            <text:p>0.488299</text:p>
          </table:table-cell>
          <table:table-cell table:formula="of:=[I2_16.C34]" office:value-type="float" office:value="0.496442" calcext:value-type="float">
            <text:p>0.496442</text:p>
          </table:table-cell>
          <table:table-cell table:formula="of:=[I2_24.C34]" office:value-type="float" office:value="0.56725" calcext:value-type="float">
            <text:p>0.56725</text:p>
          </table:table-cell>
          <table:table-cell table:formula="of:=[I2_32.C34]" office:value-type="float" office:value="0.0158022" calcext:value-type="float">
            <text:p>0.0158022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I2_4.I34]" office:value-type="float" office:value="0.292902" calcext:value-type="float">
            <text:p>0.292902</text:p>
          </table:table-cell>
          <table:table-cell table:formula="of:=[I2_8.I34]" office:value-type="float" office:value="0.306379" calcext:value-type="float">
            <text:p>0.306379</text:p>
          </table:table-cell>
          <table:table-cell table:formula="of:=[I2_16.I34]" office:value-type="float" office:value="0.318359" calcext:value-type="float">
            <text:p>0.318359</text:p>
          </table:table-cell>
          <table:table-cell table:formula="of:=[I2_24.I34]" office:value-type="float" office:value="0.301587" calcext:value-type="float">
            <text:p>0.301587</text:p>
          </table:table-cell>
          <table:table-cell table:formula="of:=[I2_32.I34]" office:value-type="float" office:value="0.233902" calcext:value-type="float">
            <text:p>0.2339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I2_4.C35]" office:value-type="float" office:value="0.457841" calcext:value-type="float">
            <text:p>0.457841</text:p>
          </table:table-cell>
          <table:table-cell table:formula="of:=[I2_8.C35]" office:value-type="float" office:value="0.485464" calcext:value-type="float">
            <text:p>0.485464</text:p>
          </table:table-cell>
          <table:table-cell table:formula="of:=[I2_16.C35]" office:value-type="float" office:value="0.506635" calcext:value-type="float">
            <text:p>0.506635</text:p>
          </table:table-cell>
          <table:table-cell table:formula="of:=[I2_24.C35]" office:value-type="float" office:value="0.575995" calcext:value-type="float">
            <text:p>0.575995</text:p>
          </table:table-cell>
          <table:table-cell table:formula="of:=[I2_32.C35]" office:value-type="float" office:value="0.0158022" calcext:value-type="float">
            <text:p>0.015802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I2_4.I35]" office:value-type="float" office:value="0.296795" calcext:value-type="float">
            <text:p>0.296795</text:p>
          </table:table-cell>
          <table:table-cell table:formula="of:=[I2_8.I35]" office:value-type="float" office:value="0.322252" calcext:value-type="float">
            <text:p>0.322252</text:p>
          </table:table-cell>
          <table:table-cell table:formula="of:=[I2_16.I35]" office:value-type="float" office:value="0.318359" calcext:value-type="float">
            <text:p>0.318359</text:p>
          </table:table-cell>
          <table:table-cell table:formula="of:=[I2_24.I35]" office:value-type="float" office:value="0.312069" calcext:value-type="float">
            <text:p>0.312069</text:p>
          </table:table-cell>
          <table:table-cell table:formula="of:=[I2_32.I35]" office:value-type="float" office:value="0.251872" calcext:value-type="float">
            <text:p>0.2518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I2_4.C36]" office:value-type="float" office:value="0.459686" calcext:value-type="float">
            <text:p>0.459686</text:p>
          </table:table-cell>
          <table:table-cell table:formula="of:=[I2_8.C36]" office:value-type="float" office:value="0.490766" calcext:value-type="float">
            <text:p>0.490766</text:p>
          </table:table-cell>
          <table:table-cell table:formula="of:=[I2_16.C36]" office:value-type="float" office:value="0.509053" calcext:value-type="float">
            <text:p>0.509053</text:p>
          </table:table-cell>
          <table:table-cell table:formula="of:=[I2_24.C36]" office:value-type="float" office:value="0.589016" calcext:value-type="float">
            <text:p>0.589016</text:p>
          </table:table-cell>
          <table:table-cell table:formula="of:=[I2_32.C36]" office:value-type="float" office:value="0.0156307" calcext:value-type="float">
            <text:p>0.0156307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I2_4.I36]" office:value-type="float" office:value="0.2944" calcext:value-type="float">
            <text:p>0.2944</text:p>
          </table:table-cell>
          <table:table-cell table:formula="of:=[I2_8.I36]" office:value-type="float" office:value="0.32944" calcext:value-type="float">
            <text:p>0.32944</text:p>
          </table:table-cell>
          <table:table-cell table:formula="of:=[I2_16.I36]" office:value-type="float" office:value="0.322552" calcext:value-type="float">
            <text:p>0.322552</text:p>
          </table:table-cell>
          <table:table-cell table:formula="of:=[I2_24.I36]" office:value-type="float" office:value="0.303983" calcext:value-type="float">
            <text:p>0.303983</text:p>
          </table:table-cell>
          <table:table-cell table:formula="of:=[I2_32.I36]" office:value-type="float" office:value="0.242887" calcext:value-type="float">
            <text:p>0.24288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I2_4.C37]" office:value-type="float" office:value="0.472316" calcext:value-type="float">
            <text:p>0.472316</text:p>
          </table:table-cell>
          <table:table-cell table:formula="of:=[I2_8.C37]" office:value-type="float" office:value="0.491074" calcext:value-type="float">
            <text:p>0.491074</text:p>
          </table:table-cell>
          <table:table-cell table:formula="of:=[I2_16.C37]" office:value-type="float" office:value="0.517973" calcext:value-type="float">
            <text:p>0.517973</text:p>
          </table:table-cell>
          <table:table-cell table:formula="of:=[I2_24.C37]" office:value-type="float" office:value="0.591556" calcext:value-type="float">
            <text:p>0.591556</text:p>
          </table:table-cell>
          <table:table-cell table:formula="of:=[I2_32.C37]" office:value-type="float" office:value="0.0155006" calcext:value-type="float">
            <text:p>0.0155006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I2_4.I37]" office:value-type="float" office:value="0.2944" calcext:value-type="float">
            <text:p>0.2944</text:p>
          </table:table-cell>
          <table:table-cell table:formula="of:=[I2_8.I37]" office:value-type="float" office:value="0.316262" calcext:value-type="float">
            <text:p>0.316262</text:p>
          </table:table-cell>
          <table:table-cell table:formula="of:=[I2_16.I37]" office:value-type="float" office:value="0.344115" calcext:value-type="float">
            <text:p>0.344115</text:p>
          </table:table-cell>
          <table:table-cell table:formula="of:=[I2_24.I37]" office:value-type="float" office:value="0.315064" calcext:value-type="float">
            <text:p>0.315064</text:p>
          </table:table-cell>
          <table:table-cell table:formula="of:=[I2_32.I37]" office:value-type="float" office:value="0.241989" calcext:value-type="float">
            <text:p>0.2419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I2_4.C38]" office:value-type="float" office:value="0.471032" calcext:value-type="float">
            <text:p>0.471032</text:p>
          </table:table-cell>
          <table:table-cell table:formula="of:=[I2_8.C38]" office:value-type="float" office:value="0.502836" calcext:value-type="float">
            <text:p>0.502836</text:p>
          </table:table-cell>
          <table:table-cell table:formula="of:=[I2_16.C38]" office:value-type="float" office:value="0.526976" calcext:value-type="float">
            <text:p>0.526976</text:p>
          </table:table-cell>
          <table:table-cell table:formula="of:=[I2_24.C38]" office:value-type="float" office:value="0.597526" calcext:value-type="float">
            <text:p>0.597526</text:p>
          </table:table-cell>
          <table:table-cell table:formula="of:=[I2_32.C38]" office:value-type="float" office:value="0.0155703" calcext:value-type="float">
            <text:p>0.0155703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I2_4.I38]" office:value-type="float" office:value="0.298892" calcext:value-type="float">
            <text:p>0.298892</text:p>
          </table:table-cell>
          <table:table-cell table:formula="of:=[I2_8.I38]" office:value-type="float" office:value="0.32944" calcext:value-type="float">
            <text:p>0.32944</text:p>
          </table:table-cell>
          <table:table-cell table:formula="of:=[I2_16.I38]" office:value-type="float" office:value="0.311171" calcext:value-type="float">
            <text:p>0.311171</text:p>
          </table:table-cell>
          <table:table-cell table:formula="of:=[I2_24.I38]" office:value-type="float" office:value="0.319557" calcext:value-type="float">
            <text:p>0.319557</text:p>
          </table:table-cell>
          <table:table-cell table:formula="of:=[I2_32.I38]" office:value-type="float" office:value="0.255166" calcext:value-type="float">
            <text:p>0.25516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I2_4.C39]" office:value-type="float" office:value="0.471049" calcext:value-type="float">
            <text:p>0.471049</text:p>
          </table:table-cell>
          <table:table-cell table:formula="of:=[I2_8.C39]" office:value-type="float" office:value="0.500422" calcext:value-type="float">
            <text:p>0.500422</text:p>
          </table:table-cell>
          <table:table-cell table:formula="of:=[I2_16.C39]" office:value-type="float" office:value="0.530639" calcext:value-type="float">
            <text:p>0.530639</text:p>
          </table:table-cell>
          <table:table-cell table:formula="of:=[I2_24.C39]" office:value-type="float" office:value="0.598311" calcext:value-type="float">
            <text:p>0.598311</text:p>
          </table:table-cell>
          <table:table-cell table:formula="of:=[I2_32.C39]" office:value-type="float" office:value="0.01538" calcext:value-type="float">
            <text:p>0.0153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I2_4.I39]" office:value-type="float" office:value="0.301288" calcext:value-type="float">
            <text:p>0.301288</text:p>
          </table:table-cell>
          <table:table-cell table:formula="of:=[I2_8.I39]" office:value-type="float" office:value="0.31746" calcext:value-type="float">
            <text:p>0.31746</text:p>
          </table:table-cell>
          <table:table-cell table:formula="of:=[I2_16.I39]" office:value-type="float" office:value="0.343516" calcext:value-type="float">
            <text:p>0.343516</text:p>
          </table:table-cell>
          <table:table-cell table:formula="of:=[I2_24.I39]" office:value-type="float" office:value="0.319557" calcext:value-type="float">
            <text:p>0.319557</text:p>
          </table:table-cell>
          <table:table-cell table:formula="of:=[I2_32.I39]" office:value-type="float" office:value="0.238694" calcext:value-type="float">
            <text:p>0.2386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I2_4.C40]" office:value-type="float" office:value="0.473643" calcext:value-type="float">
            <text:p>0.473643</text:p>
          </table:table-cell>
          <table:table-cell table:formula="of:=[I2_8.C40]" office:value-type="float" office:value="0.503981" calcext:value-type="float">
            <text:p>0.503981</text:p>
          </table:table-cell>
          <table:table-cell table:formula="of:=[I2_16.C40]" office:value-type="float" office:value="0.526236" calcext:value-type="float">
            <text:p>0.526236</text:p>
          </table:table-cell>
          <table:table-cell table:formula="of:=[I2_24.C40]" office:value-type="float" office:value="0.610676" calcext:value-type="float">
            <text:p>0.610676</text:p>
          </table:table-cell>
          <table:table-cell table:formula="of:=[I2_32.C40]" office:value-type="float" office:value="0.0155609" calcext:value-type="float">
            <text:p>0.0155609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I2_4.I40]" office:value-type="float" office:value="0.289608" calcext:value-type="float">
            <text:p>0.289608</text:p>
          </table:table-cell>
          <table:table-cell table:formula="of:=[I2_8.I40]" office:value-type="float" office:value="0.321054" calcext:value-type="float">
            <text:p>0.321054</text:p>
          </table:table-cell>
          <table:table-cell table:formula="of:=[I2_16.I40]" office:value-type="float" office:value="0.333932" calcext:value-type="float">
            <text:p>0.333932</text:p>
          </table:table-cell>
          <table:table-cell table:formula="of:=[I2_24.I40]" office:value-type="float" office:value="0.317161" calcext:value-type="float">
            <text:p>0.317161</text:p>
          </table:table-cell>
          <table:table-cell table:formula="of:=[I2_32.I40]" office:value-type="float" office:value="0.265049" calcext:value-type="float">
            <text:p>0.2650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I2_4.C41]" office:value-type="float" office:value="0.47767" calcext:value-type="float">
            <text:p>0.47767</text:p>
          </table:table-cell>
          <table:table-cell table:formula="of:=[I2_8.C41]" office:value-type="float" office:value="0.509837" calcext:value-type="float">
            <text:p>0.509837</text:p>
          </table:table-cell>
          <table:table-cell table:formula="of:=[I2_16.C41]" office:value-type="float" office:value="0.540435" calcext:value-type="float">
            <text:p>0.540435</text:p>
          </table:table-cell>
          <table:table-cell table:formula="of:=[I2_24.C41]" office:value-type="float" office:value="0.617019" calcext:value-type="float">
            <text:p>0.617019</text:p>
          </table:table-cell>
          <table:table-cell table:formula="of:=[I2_32.C41]" office:value-type="float" office:value="0.0158117" calcext:value-type="float">
            <text:p>0.0158117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I2_4.I41]" office:value-type="float" office:value="0.297095" calcext:value-type="float">
            <text:p>0.297095</text:p>
          </table:table-cell>
          <table:table-cell table:formula="of:=[I2_8.I41]" office:value-type="float" office:value="0.319257" calcext:value-type="float">
            <text:p>0.319257</text:p>
          </table:table-cell>
          <table:table-cell table:formula="of:=[I2_16.I41]" office:value-type="float" office:value="0.342019" calcext:value-type="float">
            <text:p>0.342019</text:p>
          </table:table-cell>
          <table:table-cell table:formula="of:=[I2_24.I41]" office:value-type="float" office:value="0.321653" calcext:value-type="float">
            <text:p>0.321653</text:p>
          </table:table-cell>
          <table:table-cell table:formula="of:=[I2_32.I41]" office:value-type="float" office:value="0.256065" calcext:value-type="float">
            <text:p>0.25606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I2_4.C42]" office:value-type="float" office:value="0.47509" calcext:value-type="float">
            <text:p>0.47509</text:p>
          </table:table-cell>
          <table:table-cell table:formula="of:=[I2_8.C42]" office:value-type="float" office:value="0.516405" calcext:value-type="float">
            <text:p>0.516405</text:p>
          </table:table-cell>
          <table:table-cell table:formula="of:=[I2_16.C42]" office:value-type="float" office:value="0.541616" calcext:value-type="float">
            <text:p>0.541616</text:p>
          </table:table-cell>
          <table:table-cell table:formula="of:=[I2_24.C42]" office:value-type="float" office:value="0.626357" calcext:value-type="float">
            <text:p>0.626357</text:p>
          </table:table-cell>
          <table:table-cell table:formula="of:=[I2_32.C42]" office:value-type="float" office:value="0.0150181" calcext:value-type="float">
            <text:p>0.0150181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I2_4.I42]" office:value-type="float" office:value="0.298293" calcext:value-type="float">
            <text:p>0.298293</text:p>
          </table:table-cell>
          <table:table-cell table:formula="of:=[I2_8.I42]" office:value-type="float" office:value="0.324648" calcext:value-type="float">
            <text:p>0.324648</text:p>
          </table:table-cell>
          <table:table-cell table:formula="of:=[I2_16.I42]" office:value-type="float" office:value="0.347709" calcext:value-type="float">
            <text:p>0.347709</text:p>
          </table:table-cell>
          <table:table-cell table:formula="of:=[I2_24.I42]" office:value-type="float" office:value="0.322851" calcext:value-type="float">
            <text:p>0.322851</text:p>
          </table:table-cell>
          <table:table-cell table:formula="of:=[I2_32.I42]" office:value-type="float" office:value="0.260557" calcext:value-type="float">
            <text:p>0.2605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I2_4.C43]" office:value-type="float" office:value="0.470851" calcext:value-type="float">
            <text:p>0.470851</text:p>
          </table:table-cell>
          <table:table-cell table:formula="of:=[I2_8.C43]" office:value-type="float" office:value="0.513277" calcext:value-type="float">
            <text:p>0.513277</text:p>
          </table:table-cell>
          <table:table-cell table:formula="of:=[I2_16.C43]" office:value-type="float" office:value="0.541702" calcext:value-type="float">
            <text:p>0.541702</text:p>
          </table:table-cell>
          <table:table-cell table:formula="of:=[I2_24.C43]" office:value-type="float" office:value="0.63621" calcext:value-type="float">
            <text:p>0.63621</text:p>
          </table:table-cell>
          <table:table-cell table:formula="of:=[I2_32.C43]" office:value-type="float" office:value="0.0151479" calcext:value-type="float">
            <text:p>0.0151479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I2_4.I43]" office:value-type="float" office:value="0.302785" calcext:value-type="float">
            <text:p>0.302785</text:p>
          </table:table-cell>
          <table:table-cell table:formula="of:=[I2_8.I43]" office:value-type="float" office:value="0.321653" calcext:value-type="float">
            <text:p>0.321653</text:p>
          </table:table-cell>
          <table:table-cell table:formula="of:=[I2_16.I43]" office:value-type="float" office:value="0.345612" calcext:value-type="float">
            <text:p>0.345612</text:p>
          </table:table-cell>
          <table:table-cell table:formula="of:=[I2_24.I43]" office:value-type="float" office:value="0.320156" calcext:value-type="float">
            <text:p>0.320156</text:p>
          </table:table-cell>
          <table:table-cell table:formula="of:=[I2_32.I43]" office:value-type="float" office:value="0.263552" calcext:value-type="float">
            <text:p>0.2635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I2_4.C44]" office:value-type="float" office:value="0.480458" calcext:value-type="float">
            <text:p>0.480458</text:p>
          </table:table-cell>
          <table:table-cell table:formula="of:=[I2_8.C44]" office:value-type="float" office:value="0.518999" calcext:value-type="float">
            <text:p>0.518999</text:p>
          </table:table-cell>
          <table:table-cell table:formula="of:=[I2_16.C44]" office:value-type="float" office:value="0.55193" calcext:value-type="float">
            <text:p>0.55193</text:p>
          </table:table-cell>
          <table:table-cell table:formula="of:=[I2_24.C44]" office:value-type="float" office:value="0.635464" calcext:value-type="float">
            <text:p>0.635464</text:p>
          </table:table-cell>
          <table:table-cell table:formula="of:=[I2_32.C44]" office:value-type="float" office:value="0.0158022" calcext:value-type="float">
            <text:p>0.0158022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I2_4.I44]" office:value-type="float" office:value="0.295897" calcext:value-type="float">
            <text:p>0.295897</text:p>
          </table:table-cell>
          <table:table-cell table:formula="of:=[I2_8.I44]" office:value-type="float" office:value="0.327344" calcext:value-type="float">
            <text:p>0.327344</text:p>
          </table:table-cell>
          <table:table-cell table:formula="of:=[I2_16.I44]" office:value-type="float" office:value="0.34711" calcext:value-type="float">
            <text:p>0.34711</text:p>
          </table:table-cell>
          <table:table-cell table:formula="of:=[I2_24.I44]" office:value-type="float" office:value="0.318958" calcext:value-type="float">
            <text:p>0.318958</text:p>
          </table:table-cell>
          <table:table-cell table:formula="of:=[I2_32.I44]" office:value-type="float" office:value="0.278227" calcext:value-type="float">
            <text:p>0.2782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I2_4.C45]" office:value-type="float" office:value="0.479493" calcext:value-type="float">
            <text:p>0.479493</text:p>
          </table:table-cell>
          <table:table-cell table:formula="of:=[I2_8.C45]" office:value-type="float" office:value="0.522919" calcext:value-type="float">
            <text:p>0.522919</text:p>
          </table:table-cell>
          <table:table-cell table:formula="of:=[I2_16.C45]" office:value-type="float" office:value="0.555308" calcext:value-type="float">
            <text:p>0.555308</text:p>
          </table:table-cell>
          <table:table-cell table:formula="of:=[I2_24.C45]" office:value-type="float" office:value="0.637214" calcext:value-type="float">
            <text:p>0.637214</text:p>
          </table:table-cell>
          <table:table-cell table:formula="of:=[I2_32.C45]" office:value-type="float" office:value="0.0151387" calcext:value-type="float">
            <text:p>0.0151387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I2_4.I45]" office:value-type="float" office:value="0.303384" calcext:value-type="float">
            <text:p>0.303384</text:p>
          </table:table-cell>
          <table:table-cell table:formula="of:=[I2_8.I45]" office:value-type="float" office:value="0.328242" calcext:value-type="float">
            <text:p>0.328242</text:p>
          </table:table-cell>
          <table:table-cell table:formula="of:=[I2_16.I45]" office:value-type="float" office:value="0.349506" calcext:value-type="float">
            <text:p>0.349506</text:p>
          </table:table-cell>
          <table:table-cell table:formula="of:=[I2_24.I45]" office:value-type="float" office:value="0.319856" calcext:value-type="float">
            <text:p>0.319856</text:p>
          </table:table-cell>
          <table:table-cell table:formula="of:=[I2_32.I45]" office:value-type="float" office:value="0.27643" calcext:value-type="float">
            <text:p>0.2764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I2_4.C46]" office:value-type="float" office:value="0.487387" calcext:value-type="float">
            <text:p>0.487387</text:p>
          </table:table-cell>
          <table:table-cell table:formula="of:=[I2_8.C46]" office:value-type="float" office:value="0.525468" calcext:value-type="float">
            <text:p>0.525468</text:p>
          </table:table-cell>
          <table:table-cell table:formula="of:=[I2_16.C46]" office:value-type="float" office:value="0.563549" calcext:value-type="float">
            <text:p>0.563549</text:p>
          </table:table-cell>
          <table:table-cell table:formula="of:=[I2_24.C46]" office:value-type="float" office:value="0.642305" calcext:value-type="float">
            <text:p>0.642305</text:p>
          </table:table-cell>
          <table:table-cell table:formula="of:=[I2_32.C46]" office:value-type="float" office:value="0.015691" calcext:value-type="float">
            <text:p>0.01569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I2_4.I46]" office:value-type="float" office:value="0.293501" calcext:value-type="float">
            <text:p>0.293501</text:p>
          </table:table-cell>
          <table:table-cell table:formula="of:=[I2_8.I46]" office:value-type="float" office:value="0.332734" calcext:value-type="float">
            <text:p>0.332734</text:p>
          </table:table-cell>
          <table:table-cell table:formula="of:=[I2_16.I46]" office:value-type="float" office:value="0.340222" calcext:value-type="float">
            <text:p>0.340222</text:p>
          </table:table-cell>
          <table:table-cell table:formula="of:=[I2_24.I46]" office:value-type="float" office:value="0.332135" calcext:value-type="float">
            <text:p>0.332135</text:p>
          </table:table-cell>
          <table:table-cell table:formula="of:=[I2_32.I46]" office:value-type="float" office:value="0.277329" calcext:value-type="float">
            <text:p>0.2773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I2_4.C47]" office:value-type="float" office:value="0.484198" calcext:value-type="float">
            <text:p>0.484198</text:p>
          </table:table-cell>
          <table:table-cell table:formula="of:=[I2_8.C47]" office:value-type="float" office:value="0.530458" calcext:value-type="float">
            <text:p>0.530458</text:p>
          </table:table-cell>
          <table:table-cell table:formula="of:=[I2_16.C47]" office:value-type="float" office:value="0.562485" calcext:value-type="float">
            <text:p>0.562485</text:p>
          </table:table-cell>
          <table:table-cell table:formula="of:=[I2_24.C47]" office:value-type="float" office:value="0.646562" calcext:value-type="float">
            <text:p>0.646562</text:p>
          </table:table-cell>
          <table:table-cell table:formula="of:=[I2_32.C47]" office:value-type="float" office:value="0.0151387" calcext:value-type="float">
            <text:p>0.0151387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I2_4.I47]" office:value-type="float" office:value="0.298293" calcext:value-type="float">
            <text:p>0.298293</text:p>
          </table:table-cell>
          <table:table-cell table:formula="of:=[I2_8.I47]" office:value-type="float" office:value="0.331237" calcext:value-type="float">
            <text:p>0.331237</text:p>
          </table:table-cell>
          <table:table-cell table:formula="of:=[I2_16.I47]" office:value-type="float" office:value="0.34112" calcext:value-type="float">
            <text:p>0.34112</text:p>
          </table:table-cell>
          <table:table-cell table:formula="of:=[I2_24.I47]" office:value-type="float" office:value="0.329739" calcext:value-type="float">
            <text:p>0.329739</text:p>
          </table:table-cell>
          <table:table-cell table:formula="of:=[I2_32.I47]" office:value-type="float" office:value="0.285115" calcext:value-type="float">
            <text:p>0.2851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I2_4.C48]" office:value-type="float" office:value="0.481171" calcext:value-type="float">
            <text:p>0.481171</text:p>
          </table:table-cell>
          <table:table-cell table:formula="of:=[I2_8.C48]" office:value-type="float" office:value="0.529813" calcext:value-type="float">
            <text:p>0.529813</text:p>
          </table:table-cell>
          <table:table-cell table:formula="of:=[I2_16.C48]" office:value-type="float" office:value="0.556427" calcext:value-type="float">
            <text:p>0.556427</text:p>
          </table:table-cell>
          <table:table-cell table:formula="of:=[I2_24.C48]" office:value-type="float" office:value="0.652384" calcext:value-type="float">
            <text:p>0.652384</text:p>
          </table:table-cell>
          <table:table-cell table:formula="of:=[I2_32.C48]" office:value-type="float" office:value="0.0158117" calcext:value-type="float">
            <text:p>0.0158117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I2_4.I48]" office:value-type="float" office:value="0.290506" calcext:value-type="float">
            <text:p>0.290506</text:p>
          </table:table-cell>
          <table:table-cell table:formula="of:=[I2_8.I48]" office:value-type="float" office:value="0.318359" calcext:value-type="float">
            <text:p>0.318359</text:p>
          </table:table-cell>
          <table:table-cell table:formula="of:=[I2_16.I48]" office:value-type="float" office:value="0.338724" calcext:value-type="float">
            <text:p>0.338724</text:p>
          </table:table-cell>
          <table:table-cell table:formula="of:=[I2_24.I48]" office:value-type="float" office:value="0.31746" calcext:value-type="float">
            <text:p>0.31746</text:p>
          </table:table-cell>
          <table:table-cell table:formula="of:=[I2_32.I48]" office:value-type="float" office:value="0.269542" calcext:value-type="float">
            <text:p>0.26954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I2_4.C49]" office:value-type="float" office:value="0.485585" calcext:value-type="float">
            <text:p>0.485585</text:p>
          </table:table-cell>
          <table:table-cell table:formula="of:=[I2_8.C49]" office:value-type="float" office:value="0.529916" calcext:value-type="float">
            <text:p>0.529916</text:p>
          </table:table-cell>
          <table:table-cell table:formula="of:=[I2_16.C49]" office:value-type="float" office:value="0.568637" calcext:value-type="float">
            <text:p>0.568637</text:p>
          </table:table-cell>
          <table:table-cell table:formula="of:=[I2_24.C49]" office:value-type="float" office:value="0.658926" calcext:value-type="float">
            <text:p>0.658926</text:p>
          </table:table-cell>
          <table:table-cell table:formula="of:=[I2_32.C49]" office:value-type="float" office:value="0.0151387" calcext:value-type="float">
            <text:p>0.0151387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I2_4.I49]" office:value-type="float" office:value="0.300988" calcext:value-type="float">
            <text:p>0.300988</text:p>
          </table:table-cell>
          <table:table-cell table:formula="of:=[I2_8.I49]" office:value-type="float" office:value="0.320156" calcext:value-type="float">
            <text:p>0.320156</text:p>
          </table:table-cell>
          <table:table-cell table:formula="of:=[I2_16.I49]" office:value-type="float" office:value="0.349805" calcext:value-type="float">
            <text:p>0.349805</text:p>
          </table:table-cell>
          <table:table-cell table:formula="of:=[I2_24.I49]" office:value-type="float" office:value="0.325247" calcext:value-type="float">
            <text:p>0.325247</text:p>
          </table:table-cell>
          <table:table-cell table:formula="of:=[I2_32.I49]" office:value-type="float" office:value="0.278527" calcext:value-type="float">
            <text:p>0.2785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I2_4.C50]" office:value-type="float" office:value="0.489144" calcext:value-type="float">
            <text:p>0.489144</text:p>
          </table:table-cell>
          <table:table-cell table:formula="of:=[I2_8.C50]" office:value-type="float" office:value="0.534379" calcext:value-type="float">
            <text:p>0.534379</text:p>
          </table:table-cell>
          <table:table-cell table:formula="of:=[I2_16.C50]" office:value-type="float" office:value="0.577443" calcext:value-type="float">
            <text:p>0.577443</text:p>
          </table:table-cell>
          <table:table-cell table:formula="of:=[I2_24.C50]" office:value-type="float" office:value="0.661641" calcext:value-type="float">
            <text:p>0.661641</text:p>
          </table:table-cell>
          <table:table-cell table:formula="of:=[I2_32.C50]" office:value-type="float" office:value="0.0156212" calcext:value-type="float">
            <text:p>0.0156212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I2_4.I50]" office:value-type="float" office:value="0.303983" calcext:value-type="float">
            <text:p>0.303983</text:p>
          </table:table-cell>
          <table:table-cell table:formula="of:=[I2_8.I50]" office:value-type="float" office:value="0.333633" calcext:value-type="float">
            <text:p>0.333633</text:p>
          </table:table-cell>
          <table:table-cell table:formula="of:=[I2_16.I50]" office:value-type="float" office:value="0.34142" calcext:value-type="float">
            <text:p>0.34142</text:p>
          </table:table-cell>
          <table:table-cell table:formula="of:=[I2_24.I50]" office:value-type="float" office:value="0.326445" calcext:value-type="float">
            <text:p>0.326445</text:p>
          </table:table-cell>
          <table:table-cell table:formula="of:=[I2_32.I50]" office:value-type="float" office:value="0.286014" calcext:value-type="float">
            <text:p>0.2860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I2_4.C51]" office:value-type="float" office:value="0.495655" calcext:value-type="float">
            <text:p>0.495655</text:p>
          </table:table-cell>
          <table:table-cell table:formula="of:=[I2_8.C51]" office:value-type="float" office:value="0.539831" calcext:value-type="float">
            <text:p>0.539831</text:p>
          </table:table-cell>
          <table:table-cell table:formula="of:=[I2_16.C51]" office:value-type="float" office:value="0.571756" calcext:value-type="float">
            <text:p>0.571756</text:p>
          </table:table-cell>
          <table:table-cell table:formula="of:=[I2_24.C51]" office:value-type="float" office:value="0.666989" calcext:value-type="float">
            <text:p>0.666989</text:p>
          </table:table-cell>
          <table:table-cell table:formula="of:=[I2_32.C51]" office:value-type="float" office:value="0.0149668" calcext:value-type="float">
            <text:p>0.0149668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I2_4.I51]" office:value-type="float" office:value="0.30608" calcext:value-type="float">
            <text:p>0.30608</text:p>
          </table:table-cell>
          <table:table-cell table:formula="of:=[I2_8.I51]" office:value-type="float" office:value="0.32375" calcext:value-type="float">
            <text:p>0.32375</text:p>
          </table:table-cell>
          <table:table-cell table:formula="of:=[I2_16.I51]" office:value-type="float" office:value="0.349805" calcext:value-type="float">
            <text:p>0.349805</text:p>
          </table:table-cell>
          <table:table-cell table:formula="of:=[I2_24.I51]" office:value-type="float" office:value="0.326745" calcext:value-type="float">
            <text:p>0.326745</text:p>
          </table:table-cell>
          <table:table-cell table:formula="of:=[I2_32.I51]" office:value-type="float" office:value="0.27074" calcext:value-type="float">
            <text:p>0.2707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I2_4.C52]" office:value-type="float" office:value="0.491677" calcext:value-type="float">
            <text:p>0.491677</text:p>
          </table:table-cell>
          <table:table-cell table:formula="of:=[I2_8.C52]" office:value-type="float" office:value="0.539083" calcext:value-type="float">
            <text:p>0.539083</text:p>
          </table:table-cell>
          <table:table-cell table:formula="of:=[I2_16.C52]" office:value-type="float" office:value="0.576598" calcext:value-type="float">
            <text:p>0.576598</text:p>
          </table:table-cell>
          <table:table-cell table:formula="of:=[I2_24.C52]" office:value-type="float" office:value="0.66731" calcext:value-type="float">
            <text:p>0.66731</text:p>
          </table:table-cell>
          <table:table-cell table:formula="of:=[I2_32.C52]" office:value-type="float" office:value="0.0156212" calcext:value-type="float">
            <text:p>0.0156212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I2_4.I52]" office:value-type="float" office:value="0.292603" calcext:value-type="float">
            <text:p>0.292603</text:p>
          </table:table-cell>
          <table:table-cell table:formula="of:=[I2_8.I52]" office:value-type="float" office:value="0.327643" calcext:value-type="float">
            <text:p>0.327643</text:p>
          </table:table-cell>
          <table:table-cell table:formula="of:=[I2_16.I52]" office:value-type="float" office:value="0.341719" calcext:value-type="float">
            <text:p>0.341719</text:p>
          </table:table-cell>
          <table:table-cell table:formula="of:=[I2_24.I52]" office:value-type="float" office:value="0.333633" calcext:value-type="float">
            <text:p>0.333633</text:p>
          </table:table-cell>
          <table:table-cell table:formula="of:=[I2_32.I52]" office:value-type="float" office:value="0.289009" calcext:value-type="float">
            <text:p>0.2890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I2_4.C53]" office:value-type="float" office:value="0.489801" calcext:value-type="float">
            <text:p>0.489801</text:p>
          </table:table-cell>
          <table:table-cell table:formula="of:=[I2_8.C53]" office:value-type="float" office:value="0.542728" calcext:value-type="float">
            <text:p>0.542728</text:p>
          </table:table-cell>
          <table:table-cell table:formula="of:=[I2_16.C53]" office:value-type="float" office:value="0.584249" calcext:value-type="float">
            <text:p>0.584249</text:p>
          </table:table-cell>
          <table:table-cell table:formula="of:=[I2_24.C53]" office:value-type="float" office:value="0.67592" calcext:value-type="float">
            <text:p>0.67592</text:p>
          </table:table-cell>
          <table:table-cell table:formula="of:=[I2_32.C53]" office:value-type="float" office:value="0.0152686" calcext:value-type="float">
            <text:p>0.015268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I2_4.I53]" office:value-type="float" office:value="0.301587" calcext:value-type="float">
            <text:p>0.301587</text:p>
          </table:table-cell>
          <table:table-cell table:formula="of:=[I2_8.I53]" office:value-type="float" office:value="0.322252" calcext:value-type="float">
            <text:p>0.322252</text:p>
          </table:table-cell>
          <table:table-cell table:formula="of:=[I2_16.I53]" office:value-type="float" office:value="0.346511" calcext:value-type="float">
            <text:p>0.346511</text:p>
          </table:table-cell>
          <table:table-cell table:formula="of:=[I2_24.I53]" office:value-type="float" office:value="0.328841" calcext:value-type="float">
            <text:p>0.328841</text:p>
          </table:table-cell>
          <table:table-cell table:formula="of:=[I2_32.I53]" office:value-type="float" office:value="0.285714" calcext:value-type="float">
            <text:p>0.2857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I2_4.C54]" office:value-type="float" office:value="0.49415" calcext:value-type="float">
            <text:p>0.49415</text:p>
          </table:table-cell>
          <table:table-cell table:formula="of:=[I2_8.C54]" office:value-type="float" office:value="0.541435" calcext:value-type="float">
            <text:p>0.541435</text:p>
          </table:table-cell>
          <table:table-cell table:formula="of:=[I2_16.C54]" office:value-type="float" office:value="0.582027" calcext:value-type="float">
            <text:p>0.582027</text:p>
          </table:table-cell>
          <table:table-cell table:formula="of:=[I2_24.C54]" office:value-type="float" office:value="0.682087" calcext:value-type="float">
            <text:p>0.682087</text:p>
          </table:table-cell>
          <table:table-cell table:formula="of:=[I2_32.C54]" office:value-type="float" office:value="0.0155006" calcext:value-type="float">
            <text:p>0.0155006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I2_4.I54]" office:value-type="float" office:value="0.301587" calcext:value-type="float">
            <text:p>0.301587</text:p>
          </table:table-cell>
          <table:table-cell table:formula="of:=[I2_8.I54]" office:value-type="float" office:value="0.34142" calcext:value-type="float">
            <text:p>0.34142</text:p>
          </table:table-cell>
          <table:table-cell table:formula="of:=[I2_16.I54]" office:value-type="float" office:value="0.361785" calcext:value-type="float">
            <text:p>0.361785</text:p>
          </table:table-cell>
          <table:table-cell table:formula="of:=[I2_24.I54]" office:value-type="float" office:value="0.345912" calcext:value-type="float">
            <text:p>0.345912</text:p>
          </table:table-cell>
          <table:table-cell table:formula="of:=[I2_32.I54]" office:value-type="float" office:value="0.297993" calcext:value-type="float">
            <text:p>0.29799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I2_4.C55]" office:value-type="float" office:value="0.496261" calcext:value-type="float">
            <text:p>0.496261</text:p>
          </table:table-cell>
          <table:table-cell table:formula="of:=[I2_8.C55]" office:value-type="float" office:value="0.547889" calcext:value-type="float">
            <text:p>0.547889</text:p>
          </table:table-cell>
          <table:table-cell table:formula="of:=[I2_16.C55]" office:value-type="float" office:value="0.588842" calcext:value-type="float">
            <text:p>0.588842</text:p>
          </table:table-cell>
          <table:table-cell table:formula="of:=[I2_24.C55]" office:value-type="float" office:value="0.677262" calcext:value-type="float">
            <text:p>0.677262</text:p>
          </table:table-cell>
          <table:table-cell table:formula="of:=[I2_32.C55]" office:value-type="float" office:value="0.0145356" calcext:value-type="float">
            <text:p>0.0145356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I2_4.I55]" office:value-type="float" office:value="0.291105" calcext:value-type="float">
            <text:p>0.291105</text:p>
          </table:table-cell>
          <table:table-cell table:formula="of:=[I2_8.I55]" office:value-type="float" office:value="0.337526" calcext:value-type="float">
            <text:p>0.337526</text:p>
          </table:table-cell>
          <table:table-cell table:formula="of:=[I2_16.I55]" office:value-type="float" office:value="0.342318" calcext:value-type="float">
            <text:p>0.342318</text:p>
          </table:table-cell>
          <table:table-cell table:formula="of:=[I2_24.I55]" office:value-type="float" office:value="0.34112" calcext:value-type="float">
            <text:p>0.34112</text:p>
          </table:table-cell>
          <table:table-cell table:formula="of:=[I2_32.I55]" office:value-type="float" office:value="0.281521" calcext:value-type="float">
            <text:p>0.28152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I2_4.C56]" office:value-type="float" office:value="0.497345" calcext:value-type="float">
            <text:p>0.497345</text:p>
          </table:table-cell>
          <table:table-cell table:formula="of:=[I2_8.C56]" office:value-type="float" office:value="0.55341" calcext:value-type="float">
            <text:p>0.55341</text:p>
          </table:table-cell>
          <table:table-cell table:formula="of:=[I2_16.C56]" office:value-type="float" office:value="0.593482" calcext:value-type="float">
            <text:p>0.593482</text:p>
          </table:table-cell>
          <table:table-cell table:formula="of:=[I2_24.C56]" office:value-type="float" office:value="0.674351" calcext:value-type="float">
            <text:p>0.674351</text:p>
          </table:table-cell>
          <table:table-cell table:formula="of:=[I2_32.C56]" office:value-type="float" office:value="0.0158117" calcext:value-type="float">
            <text:p>0.0158117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I2_4.I56]" office:value-type="float" office:value="0.303384" calcext:value-type="float">
            <text:p>0.303384</text:p>
          </table:table-cell>
          <table:table-cell table:formula="of:=[I2_8.I56]" office:value-type="float" office:value="0.342318" calcext:value-type="float">
            <text:p>0.342318</text:p>
          </table:table-cell>
          <table:table-cell table:formula="of:=[I2_16.I56]" office:value-type="float" office:value="0.354298" calcext:value-type="float">
            <text:p>0.354298</text:p>
          </table:table-cell>
          <table:table-cell table:formula="of:=[I2_24.I56]" office:value-type="float" office:value="0.342318" calcext:value-type="float">
            <text:p>0.342318</text:p>
          </table:table-cell>
          <table:table-cell table:formula="of:=[I2_32.I56]" office:value-type="float" office:value="0.278227" calcext:value-type="float">
            <text:p>0.27822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I2_4.C57]" office:value-type="float" office:value="0.496743" calcext:value-type="float">
            <text:p>0.496743</text:p>
          </table:table-cell>
          <table:table-cell table:formula="of:=[I2_8.C57]" office:value-type="float" office:value="0.554101" calcext:value-type="float">
            <text:p>0.554101</text:p>
          </table:table-cell>
          <table:table-cell table:formula="of:=[I2_16.C57]" office:value-type="float" office:value="0.593004" calcext:value-type="float">
            <text:p>0.593004</text:p>
          </table:table-cell>
          <table:table-cell table:formula="of:=[I2_24.C57]" office:value-type="float" office:value="0.683233" calcext:value-type="float">
            <text:p>0.683233</text:p>
          </table:table-cell>
          <table:table-cell table:formula="of:=[I2_32.C57]" office:value-type="float" office:value="0.0154403" calcext:value-type="float">
            <text:p>0.0154403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I2_4.I57]" office:value-type="float" office:value="0.305481" calcext:value-type="float">
            <text:p>0.305481</text:p>
          </table:table-cell>
          <table:table-cell table:formula="of:=[I2_8.I57]" office:value-type="float" office:value="0.32345" calcext:value-type="float">
            <text:p>0.32345</text:p>
          </table:table-cell>
          <table:table-cell table:formula="of:=[I2_16.I57]" office:value-type="float" office:value="0.339623" calcext:value-type="float">
            <text:p>0.339623</text:p>
          </table:table-cell>
          <table:table-cell table:formula="of:=[I2_24.I57]" office:value-type="float" office:value="0.348008" calcext:value-type="float">
            <text:p>0.348008</text:p>
          </table:table-cell>
          <table:table-cell table:formula="of:=[I2_32.I57]" office:value-type="float" office:value="0.283917" calcext:value-type="float">
            <text:p>0.28391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I2_4.C58]" office:value-type="float" office:value="0.498672" calcext:value-type="float">
            <text:p>0.498672</text:p>
          </table:table-cell>
          <table:table-cell table:formula="of:=[I2_8.C58]" office:value-type="float" office:value="0.553168" calcext:value-type="float">
            <text:p>0.553168</text:p>
          </table:table-cell>
          <table:table-cell table:formula="of:=[I2_16.C58]" office:value-type="float" office:value="0.604888" calcext:value-type="float">
            <text:p>0.604888</text:p>
          </table:table-cell>
          <table:table-cell table:formula="of:=[I2_24.C58]" office:value-type="float" office:value="0.686542" calcext:value-type="float">
            <text:p>0.686542</text:p>
          </table:table-cell>
          <table:table-cell table:formula="of:=[I2_32.C58]" office:value-type="float" office:value="0.0149065" calcext:value-type="float">
            <text:p>0.0149065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I2_4.I58]" office:value-type="float" office:value="0.298293" calcext:value-type="float">
            <text:p>0.298293</text:p>
          </table:table-cell>
          <table:table-cell table:formula="of:=[I2_8.I58]" office:value-type="float" office:value="0.342019" calcext:value-type="float">
            <text:p>0.342019</text:p>
          </table:table-cell>
          <table:table-cell table:formula="of:=[I2_16.I58]" office:value-type="float" office:value="0.350704" calcext:value-type="float">
            <text:p>0.350704</text:p>
          </table:table-cell>
          <table:table-cell table:formula="of:=[I2_24.I58]" office:value-type="float" office:value="0.34681" calcext:value-type="float">
            <text:p>0.34681</text:p>
          </table:table-cell>
          <table:table-cell table:formula="of:=[I2_32.I58]" office:value-type="float" office:value="0.282719" calcext:value-type="float">
            <text:p>0.28271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I2_4.C59]" office:value-type="float" office:value="0.501146" calcext:value-type="float">
            <text:p>0.501146</text:p>
          </table:table-cell>
          <table:table-cell table:formula="of:=[I2_8.C59]" office:value-type="float" office:value="0.559349" calcext:value-type="float">
            <text:p>0.559349</text:p>
          </table:table-cell>
          <table:table-cell table:formula="of:=[I2_16.C59]" office:value-type="float" office:value="0.603076" calcext:value-type="float">
            <text:p>0.603076</text:p>
          </table:table-cell>
          <table:table-cell table:formula="of:=[I2_24.C59]" office:value-type="float" office:value="0.69228" calcext:value-type="float">
            <text:p>0.69228</text:p>
          </table:table-cell>
          <table:table-cell table:formula="of:=[I2_32.C59]" office:value-type="float" office:value="0.0158022" calcext:value-type="float">
            <text:p>0.0158022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I2_4.I59]" office:value-type="float" office:value="0.297993" calcext:value-type="float">
            <text:p>0.297993</text:p>
          </table:table-cell>
          <table:table-cell table:formula="of:=[I2_8.I59]" office:value-type="float" office:value="0.32345" calcext:value-type="float">
            <text:p>0.32345</text:p>
          </table:table-cell>
          <table:table-cell table:formula="of:=[I2_16.I59]" office:value-type="float" office:value="0.337826" calcext:value-type="float">
            <text:p>0.337826</text:p>
          </table:table-cell>
          <table:table-cell table:formula="of:=[I2_24.I59]" office:value-type="float" office:value="0.336029" calcext:value-type="float">
            <text:p>0.336029</text:p>
          </table:table-cell>
          <table:table-cell table:formula="of:=[I2_32.I59]" office:value-type="float" office:value="0.277628" calcext:value-type="float">
            <text:p>0.2776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I2_4.C60]" office:value-type="float" office:value="0.501568" calcext:value-type="float">
            <text:p>0.501568</text:p>
          </table:table-cell>
          <table:table-cell table:formula="of:=[I2_8.C60]" office:value-type="float" office:value="0.560495" calcext:value-type="float">
            <text:p>0.560495</text:p>
          </table:table-cell>
          <table:table-cell table:formula="of:=[I2_16.C60]" office:value-type="float" office:value="0.603257" calcext:value-type="float">
            <text:p>0.603257</text:p>
          </table:table-cell>
          <table:table-cell table:formula="of:=[I2_24.C60]" office:value-type="float" office:value="0.692702" calcext:value-type="float">
            <text:p>0.692702</text:p>
          </table:table-cell>
          <table:table-cell table:formula="of:=[I2_32.C60]" office:value-type="float" office:value="0.0151387" calcext:value-type="float">
            <text:p>0.0151387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I2_4.I60]" office:value-type="float" office:value="0.310572" calcext:value-type="float">
            <text:p>0.310572</text:p>
          </table:table-cell>
          <table:table-cell table:formula="of:=[I2_8.I60]" office:value-type="float" office:value="0.331836" calcext:value-type="float">
            <text:p>0.331836</text:p>
          </table:table-cell>
          <table:table-cell table:formula="of:=[I2_16.I60]" office:value-type="float" office:value="0.345612" calcext:value-type="float">
            <text:p>0.345612</text:p>
          </table:table-cell>
          <table:table-cell table:formula="of:=[I2_24.I60]" office:value-type="float" office:value="0.348008" calcext:value-type="float">
            <text:p>0.348008</text:p>
          </table:table-cell>
          <table:table-cell table:formula="of:=[I2_32.I60]" office:value-type="float" office:value="0.283318" calcext:value-type="float">
            <text:p>0.2833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I2_4.C61]" office:value-type="float" office:value="0.506337" calcext:value-type="float">
            <text:p>0.506337</text:p>
          </table:table-cell>
          <table:table-cell table:formula="of:=[I2_8.C61]" office:value-type="float" office:value="0.559505" calcext:value-type="float">
            <text:p>0.559505</text:p>
          </table:table-cell>
          <table:table-cell table:formula="of:=[I2_16.C61]" office:value-type="float" office:value="0.608811" calcext:value-type="float">
            <text:p>0.608811</text:p>
          </table:table-cell>
          <table:table-cell table:formula="of:=[I2_24.C61]" office:value-type="float" office:value="0.702655" calcext:value-type="float">
            <text:p>0.702655</text:p>
          </table:table-cell>
          <table:table-cell table:formula="of:=[I2_32.C61]" office:value-type="float" office:value="0.0153289" calcext:value-type="float">
            <text:p>0.0153289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I2_4.I61]" office:value-type="float" office:value="0.303983" calcext:value-type="float">
            <text:p>0.303983</text:p>
          </table:table-cell>
          <table:table-cell table:formula="of:=[I2_8.I61]" office:value-type="float" office:value="0.34112" calcext:value-type="float">
            <text:p>0.34112</text:p>
          </table:table-cell>
          <table:table-cell table:formula="of:=[I2_16.I61]" office:value-type="float" office:value="0.359988" calcext:value-type="float">
            <text:p>0.359988</text:p>
          </table:table-cell>
          <table:table-cell table:formula="of:=[I2_24.I61]" office:value-type="float" office:value="0.343516" calcext:value-type="float">
            <text:p>0.343516</text:p>
          </table:table-cell>
          <table:table-cell table:formula="of:=[I2_32.I61]" office:value-type="float" office:value="0.283917" calcext:value-type="float">
            <text:p>0.28391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I2_4.C62]" office:value-type="float" office:value="0.507238" calcext:value-type="float">
            <text:p>0.507238</text:p>
          </table:table-cell>
          <table:table-cell table:formula="of:=[I2_8.C62]" office:value-type="float" office:value="0.558745" calcext:value-type="float">
            <text:p>0.558745</text:p>
          </table:table-cell>
          <table:table-cell table:formula="of:=[I2_16.C62]" office:value-type="float" office:value="0.612364" calcext:value-type="float">
            <text:p>0.612364</text:p>
          </table:table-cell>
          <table:table-cell table:formula="of:=[I2_24.C62]" office:value-type="float" office:value="0.70193" calcext:value-type="float">
            <text:p>0.70193</text:p>
          </table:table-cell>
          <table:table-cell table:formula="of:=[I2_32.C62]" office:value-type="float" office:value="0.0148975" calcext:value-type="float">
            <text:p>0.0148975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I2_4.I62]" office:value-type="float" office:value="0.300389" calcext:value-type="float">
            <text:p>0.300389</text:p>
          </table:table-cell>
          <table:table-cell table:formula="of:=[I2_8.I62]" office:value-type="float" office:value="0.325247" calcext:value-type="float">
            <text:p>0.325247</text:p>
          </table:table-cell>
          <table:table-cell table:formula="of:=[I2_16.I62]" office:value-type="float" office:value="0.34681" calcext:value-type="float">
            <text:p>0.34681</text:p>
          </table:table-cell>
          <table:table-cell table:formula="of:=[I2_24.I62]" office:value-type="float" office:value="0.340821" calcext:value-type="float">
            <text:p>0.340821</text:p>
          </table:table-cell>
          <table:table-cell table:formula="of:=[I2_32.I62]" office:value-type="float" office:value="0.291405" calcext:value-type="float">
            <text:p>0.2914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I2_4.C63]" office:value-type="float" office:value="0.507121" calcext:value-type="float">
            <text:p>0.507121</text:p>
          </table:table-cell>
          <table:table-cell table:formula="of:=[I2_8.C63]" office:value-type="float" office:value="0.565359" calcext:value-type="float">
            <text:p>0.565359</text:p>
          </table:table-cell>
          <table:table-cell table:formula="of:=[I2_16.C63]" office:value-type="float" office:value="0.614001" calcext:value-type="float">
            <text:p>0.614001</text:p>
          </table:table-cell>
          <table:table-cell table:formula="of:=[I2_24.C63]" office:value-type="float" office:value="0.71376" calcext:value-type="float">
            <text:p>0.71376</text:p>
          </table:table-cell>
          <table:table-cell table:formula="of:=[I2_32.C63]" office:value-type="float" office:value="0.0158117" calcext:value-type="float">
            <text:p>0.0158117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I2_4.I63]" office:value-type="float" office:value="0.289608" calcext:value-type="float">
            <text:p>0.289608</text:p>
          </table:table-cell>
          <table:table-cell table:formula="of:=[I2_8.I63]" office:value-type="float" office:value="0.346211" calcext:value-type="float">
            <text:p>0.346211</text:p>
          </table:table-cell>
          <table:table-cell table:formula="of:=[I2_16.I63]" office:value-type="float" office:value="0.345013" calcext:value-type="float">
            <text:p>0.345013</text:p>
          </table:table-cell>
          <table:table-cell table:formula="of:=[I2_24.I63]" office:value-type="float" office:value="0.351602" calcext:value-type="float">
            <text:p>0.351602</text:p>
          </table:table-cell>
          <table:table-cell table:formula="of:=[I2_32.I63]" office:value-type="float" office:value="0.290207" calcext:value-type="float">
            <text:p>0.29020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I2_4.C64]" office:value-type="float" office:value="0.504644" calcext:value-type="float">
            <text:p>0.504644</text:p>
          </table:table-cell>
          <table:table-cell table:formula="of:=[I2_8.C64]" office:value-type="float" office:value="0.570386" calcext:value-type="float">
            <text:p>0.570386</text:p>
          </table:table-cell>
          <table:table-cell table:formula="of:=[I2_16.C64]" office:value-type="float" office:value="0.62497" calcext:value-type="float">
            <text:p>0.62497</text:p>
          </table:table-cell>
          <table:table-cell table:formula="of:=[I2_24.C64]" office:value-type="float" office:value="0.705549" calcext:value-type="float">
            <text:p>0.705549</text:p>
          </table:table-cell>
          <table:table-cell table:formula="of:=[I2_32.C64]" office:value-type="float" office:value="0.0143546" calcext:value-type="float">
            <text:p>0.0143546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I2_4.I64]" office:value-type="float" office:value="0.310273" calcext:value-type="float">
            <text:p>0.310273</text:p>
          </table:table-cell>
          <table:table-cell table:formula="of:=[I2_8.I64]" office:value-type="float" office:value="0.339024" calcext:value-type="float">
            <text:p>0.339024</text:p>
          </table:table-cell>
          <table:table-cell table:formula="of:=[I2_16.I64]" office:value-type="float" office:value="0.360886" calcext:value-type="float">
            <text:p>0.360886</text:p>
          </table:table-cell>
          <table:table-cell table:formula="of:=[I2_24.I64]" office:value-type="float" office:value="0.351003" calcext:value-type="float">
            <text:p>0.351003</text:p>
          </table:table-cell>
          <table:table-cell table:formula="of:=[I2_32.I64]" office:value-type="float" office:value="0.291704" calcext:value-type="float">
            <text:p>0.29170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I2_4.C65]" office:value-type="float" office:value="0.508323" calcext:value-type="float">
            <text:p>0.508323</text:p>
          </table:table-cell>
          <table:table-cell table:formula="of:=[I2_8.C65]" office:value-type="float" office:value="0.564536" calcext:value-type="float">
            <text:p>0.564536</text:p>
          </table:table-cell>
          <table:table-cell table:formula="of:=[I2_16.C65]" office:value-type="float" office:value="0.618758" calcext:value-type="float">
            <text:p>0.618758</text:p>
          </table:table-cell>
          <table:table-cell table:formula="of:=[I2_24.C65]" office:value-type="float" office:value="0.711942" calcext:value-type="float">
            <text:p>0.711942</text:p>
          </table:table-cell>
          <table:table-cell table:formula="of:=[I2_32.C65]" office:value-type="float" office:value="0.0158022" calcext:value-type="float">
            <text:p>0.0158022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I2_4.I65]" office:value-type="float" office:value="0.304283" calcext:value-type="float">
            <text:p>0.304283</text:p>
          </table:table-cell>
          <table:table-cell table:formula="of:=[I2_8.I65]" office:value-type="float" office:value="0.340222" calcext:value-type="float">
            <text:p>0.340222</text:p>
          </table:table-cell>
          <table:table-cell table:formula="of:=[I2_16.I65]" office:value-type="float" office:value="0.334531" calcext:value-type="float">
            <text:p>0.334531</text:p>
          </table:table-cell>
          <table:table-cell table:formula="of:=[I2_24.I65]" office:value-type="float" office:value="0.359389" calcext:value-type="float">
            <text:p>0.359389</text:p>
          </table:table-cell>
          <table:table-cell table:formula="of:=[I2_32.I65]" office:value-type="float" office:value="0.28242" calcext:value-type="float">
            <text:p>0.2824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I2_4.C66]" office:value-type="float" office:value="0.509113" calcext:value-type="float">
            <text:p>0.509113</text:p>
          </table:table-cell>
          <table:table-cell table:formula="of:=[I2_8.C66]" office:value-type="float" office:value="0.566144" calcext:value-type="float">
            <text:p>0.566144</text:p>
          </table:table-cell>
          <table:table-cell table:formula="of:=[I2_16.C66]" office:value-type="float" office:value="0.618346" calcext:value-type="float">
            <text:p>0.618346</text:p>
          </table:table-cell>
          <table:table-cell table:formula="of:=[I2_24.C66]" office:value-type="float" office:value="0.711467" calcext:value-type="float">
            <text:p>0.711467</text:p>
          </table:table-cell>
          <table:table-cell table:formula="of:=[I2_32.C66]" office:value-type="float" office:value="0.01551" calcext:value-type="float">
            <text:p>0.01551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I2_4.I66]" office:value-type="float" office:value="0.309674" calcext:value-type="float">
            <text:p>0.309674</text:p>
          </table:table-cell>
          <table:table-cell table:formula="of:=[I2_8.I66]" office:value-type="float" office:value="0.327044" calcext:value-type="float">
            <text:p>0.327044</text:p>
          </table:table-cell>
          <table:table-cell table:formula="of:=[I2_16.I66]" office:value-type="float" office:value="0.356694" calcext:value-type="float">
            <text:p>0.356694</text:p>
          </table:table-cell>
          <table:table-cell table:formula="of:=[I2_24.I66]" office:value-type="float" office:value="0.347709" calcext:value-type="float">
            <text:p>0.347709</text:p>
          </table:table-cell>
          <table:table-cell table:formula="of:=[I2_32.I66]" office:value-type="float" office:value="0.280922" calcext:value-type="float">
            <text:p>0.2809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I2_4.C67]" office:value-type="float" office:value="0.50778" calcext:value-type="float">
            <text:p>0.50778</text:p>
          </table:table-cell>
          <table:table-cell table:formula="of:=[I2_8.C67]" office:value-type="float" office:value="0.572256" calcext:value-type="float">
            <text:p>0.572256</text:p>
          </table:table-cell>
          <table:table-cell table:formula="of:=[I2_16.C67]" office:value-type="float" office:value="0.617431" calcext:value-type="float">
            <text:p>0.617431</text:p>
          </table:table-cell>
          <table:table-cell table:formula="of:=[I2_24.C67]" office:value-type="float" office:value="0.718335" calcext:value-type="float">
            <text:p>0.718335</text:p>
          </table:table-cell>
          <table:table-cell table:formula="of:=[I2_32.C67]" office:value-type="float" office:value="0.0158022" calcext:value-type="float">
            <text:p>0.015802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I2_4.I67]" office:value-type="float" office:value="0.304582" calcext:value-type="float">
            <text:p>0.304582</text:p>
          </table:table-cell>
          <table:table-cell table:formula="of:=[I2_8.I67]" office:value-type="float" office:value="0.333333" calcext:value-type="float">
            <text:p>0.333333</text:p>
          </table:table-cell>
          <table:table-cell table:formula="of:=[I2_16.I67]" office:value-type="float" office:value="0.349805" calcext:value-type="float">
            <text:p>0.349805</text:p>
          </table:table-cell>
          <table:table-cell table:formula="of:=[I2_24.I67]" office:value-type="float" office:value="0.353998" calcext:value-type="float">
            <text:p>0.353998</text:p>
          </table:table-cell>
          <table:table-cell table:formula="of:=[I2_32.I67]" office:value-type="float" office:value="0.285115" calcext:value-type="float">
            <text:p>0.2851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I2_4.C68]" office:value-type="float" office:value="0.511346" calcext:value-type="float">
            <text:p>0.511346</text:p>
          </table:table-cell>
          <table:table-cell table:formula="of:=[I2_8.C68]" office:value-type="float" office:value="0.575981" calcext:value-type="float">
            <text:p>0.575981</text:p>
          </table:table-cell>
          <table:table-cell table:formula="of:=[I2_16.C68]" office:value-type="float" office:value="0.624562" calcext:value-type="float">
            <text:p>0.624562</text:p>
          </table:table-cell>
          <table:table-cell table:formula="of:=[I2_24.C68]" office:value-type="float" office:value="0.71901" calcext:value-type="float">
            <text:p>0.71901</text:p>
          </table:table-cell>
          <table:table-cell table:formula="of:=[I2_32.C68]" office:value-type="float" office:value="0.0158117" calcext:value-type="float">
            <text:p>0.0158117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I2_4.I68]" office:value-type="float" office:value="0.314765" calcext:value-type="float">
            <text:p>0.314765</text:p>
          </table:table-cell>
          <table:table-cell table:formula="of:=[I2_8.I68]" office:value-type="float" office:value="0.336029" calcext:value-type="float">
            <text:p>0.336029</text:p>
          </table:table-cell>
          <table:table-cell table:formula="of:=[I2_16.I68]" office:value-type="float" office:value="0.352501" calcext:value-type="float">
            <text:p>0.352501</text:p>
          </table:table-cell>
          <table:table-cell table:formula="of:=[I2_24.I68]" office:value-type="float" office:value="0.3528" calcext:value-type="float">
            <text:p>0.3528</text:p>
          </table:table-cell>
          <table:table-cell table:formula="of:=[I2_32.I68]" office:value-type="float" office:value="0.298592" calcext:value-type="float">
            <text:p>0.29859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I2_4.C69]" office:value-type="float" office:value="0.508745" calcext:value-type="float">
            <text:p>0.508745</text:p>
          </table:table-cell>
          <table:table-cell table:formula="of:=[I2_8.C69]" office:value-type="float" office:value="0.572075" calcext:value-type="float">
            <text:p>0.572075</text:p>
          </table:table-cell>
          <table:table-cell table:formula="of:=[I2_16.C69]" office:value-type="float" office:value="0.624005" calcext:value-type="float">
            <text:p>0.624005</text:p>
          </table:table-cell>
          <table:table-cell table:formula="of:=[I2_24.C69]" office:value-type="float" office:value="0.721834" calcext:value-type="float">
            <text:p>0.721834</text:p>
          </table:table-cell>
          <table:table-cell table:formula="of:=[I2_32.C69]" office:value-type="float" office:value="0.0155006" calcext:value-type="float">
            <text:p>0.0155006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I2_4.I69]" office:value-type="float" office:value="0.30578" calcext:value-type="float">
            <text:p>0.30578</text:p>
          </table:table-cell>
          <table:table-cell table:formula="of:=[I2_8.I69]" office:value-type="float" office:value="0.324049" calcext:value-type="float">
            <text:p>0.324049</text:p>
          </table:table-cell>
          <table:table-cell table:formula="of:=[I2_16.I69]" office:value-type="float" office:value="0.351003" calcext:value-type="float">
            <text:p>0.351003</text:p>
          </table:table-cell>
          <table:table-cell table:formula="of:=[I2_24.I69]" office:value-type="float" office:value="0.353699" calcext:value-type="float">
            <text:p>0.353699</text:p>
          </table:table-cell>
          <table:table-cell table:formula="of:=[I2_32.I69]" office:value-type="float" office:value="0.297993" calcext:value-type="float">
            <text:p>0.29799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I2_4.C70]" office:value-type="float" office:value="0.512183" calcext:value-type="float">
            <text:p>0.512183</text:p>
          </table:table-cell>
          <table:table-cell table:formula="of:=[I2_8.C70]" office:value-type="float" office:value="0.576055" calcext:value-type="float">
            <text:p>0.576055</text:p>
          </table:table-cell>
          <table:table-cell table:formula="of:=[I2_16.C70]" office:value-type="float" office:value="0.63275" calcext:value-type="float">
            <text:p>0.63275</text:p>
          </table:table-cell>
          <table:table-cell table:formula="of:=[I2_24.C70]" office:value-type="float" office:value="0.722497" calcext:value-type="float">
            <text:p>0.722497</text:p>
          </table:table-cell>
          <table:table-cell table:formula="of:=[I2_32.C70]" office:value-type="float" office:value="0.0155609" calcext:value-type="float">
            <text:p>0.0155609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I2_4.I70]" office:value-type="float" office:value="0.308476" calcext:value-type="float">
            <text:p>0.308476</text:p>
          </table:table-cell>
          <table:table-cell table:formula="of:=[I2_8.I70]" office:value-type="float" office:value="0.347709" calcext:value-type="float">
            <text:p>0.347709</text:p>
          </table:table-cell>
          <table:table-cell table:formula="of:=[I2_16.I70]" office:value-type="float" office:value="0.350404" calcext:value-type="float">
            <text:p>0.350404</text:p>
          </table:table-cell>
          <table:table-cell table:formula="of:=[I2_24.I70]" office:value-type="float" office:value="0.35879" calcext:value-type="float">
            <text:p>0.35879</text:p>
          </table:table-cell>
          <table:table-cell table:formula="of:=[I2_32.I70]" office:value-type="float" office:value="0.291704" calcext:value-type="float">
            <text:p>0.29170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I2_4.C71]" office:value-type="float" office:value="0.521123" calcext:value-type="float">
            <text:p>0.521123</text:p>
          </table:table-cell>
          <table:table-cell table:formula="of:=[I2_8.C71]" office:value-type="float" office:value="0.571153" calcext:value-type="float">
            <text:p>0.571153</text:p>
          </table:table-cell>
          <table:table-cell table:formula="of:=[I2_16.C71]" office:value-type="float" office:value="0.634279" calcext:value-type="float">
            <text:p>0.634279</text:p>
          </table:table-cell>
          <table:table-cell table:formula="of:=[I2_24.C71]" office:value-type="float" office:value="0.723899" calcext:value-type="float">
            <text:p>0.723899</text:p>
          </table:table-cell>
          <table:table-cell table:formula="of:=[I2_32.C71]" office:value-type="float" office:value="0.0152082" calcext:value-type="float">
            <text:p>0.0152082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I2_4.I71]" office:value-type="float" office:value="0.327942" calcext:value-type="float">
            <text:p>0.327942</text:p>
          </table:table-cell>
          <table:table-cell table:formula="of:=[I2_8.I71]" office:value-type="float" office:value="0.342318" calcext:value-type="float">
            <text:p>0.342318</text:p>
          </table:table-cell>
          <table:table-cell table:formula="of:=[I2_16.I71]" office:value-type="float" office:value="0.37047" calcext:value-type="float">
            <text:p>0.37047</text:p>
          </table:table-cell>
          <table:table-cell table:formula="of:=[I2_24.I71]" office:value-type="float" office:value="0.348008" calcext:value-type="float">
            <text:p>0.348008</text:p>
          </table:table-cell>
          <table:table-cell table:formula="of:=[I2_32.I71]" office:value-type="float" office:value="0.284516" calcext:value-type="float">
            <text:p>0.28451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I2_4.C72]" office:value-type="float" office:value="0.513932" calcext:value-type="float">
            <text:p>0.513932</text:p>
          </table:table-cell>
          <table:table-cell table:formula="of:=[I2_8.C72]" office:value-type="float" office:value="0.570507" calcext:value-type="float">
            <text:p>0.570507</text:p>
          </table:table-cell>
          <table:table-cell table:formula="of:=[I2_16.C72]" office:value-type="float" office:value="0.632449" calcext:value-type="float">
            <text:p>0.632449</text:p>
          </table:table-cell>
          <table:table-cell table:formula="of:=[I2_24.C72]" office:value-type="float" office:value="0.727865" calcext:value-type="float">
            <text:p>0.727865</text:p>
          </table:table-cell>
          <table:table-cell table:formula="of:=[I2_32.C72]" office:value-type="float" office:value="0.0143546" calcext:value-type="float">
            <text:p>0.0143546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I2_4.I72]" office:value-type="float" office:value="0.314465" calcext:value-type="float">
            <text:p>0.314465</text:p>
          </table:table-cell>
          <table:table-cell table:formula="of:=[I2_8.I72]" office:value-type="float" office:value="0.332435" calcext:value-type="float">
            <text:p>0.332435</text:p>
          </table:table-cell>
          <table:table-cell table:formula="of:=[I2_16.I72]" office:value-type="float" office:value="0.363582" calcext:value-type="float">
            <text:p>0.363582</text:p>
          </table:table-cell>
          <table:table-cell table:formula="of:=[I2_24.I72]" office:value-type="float" office:value="0.365379" calcext:value-type="float">
            <text:p>0.365379</text:p>
          </table:table-cell>
          <table:table-cell table:formula="of:=[I2_32.I72]" office:value-type="float" office:value="0.291704" calcext:value-type="float">
            <text:p>0.2917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I2_4.C73]" office:value-type="float" office:value="0.511165" calcext:value-type="float">
            <text:p>0.511165</text:p>
          </table:table-cell>
          <table:table-cell table:formula="of:=[I2_8.C73]" office:value-type="float" office:value="0.579602" calcext:value-type="float">
            <text:p>0.579602</text:p>
          </table:table-cell>
          <table:table-cell table:formula="of:=[I2_16.C73]" office:value-type="float" office:value="0.637357" calcext:value-type="float">
            <text:p>0.637357</text:p>
          </table:table-cell>
          <table:table-cell table:formula="of:=[I2_24.C73]" office:value-type="float" office:value="0.73108" calcext:value-type="float">
            <text:p>0.73108</text:p>
          </table:table-cell>
          <table:table-cell table:formula="of:=[I2_32.C73]" office:value-type="float" office:value="0.01551" calcext:value-type="float">
            <text:p>0.01551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I2_4.I73]" office:value-type="float" office:value="0.313267" calcext:value-type="float">
            <text:p>0.313267</text:p>
          </table:table-cell>
          <table:table-cell table:formula="of:=[I2_8.I73]" office:value-type="float" office:value="0.336927" calcext:value-type="float">
            <text:p>0.336927</text:p>
          </table:table-cell>
          <table:table-cell table:formula="of:=[I2_16.I73]" office:value-type="float" office:value="0.351902" calcext:value-type="float">
            <text:p>0.351902</text:p>
          </table:table-cell>
          <table:table-cell table:formula="of:=[I2_24.I73]" office:value-type="float" office:value="0.360587" calcext:value-type="float">
            <text:p>0.360587</text:p>
          </table:table-cell>
          <table:table-cell table:formula="of:=[I2_32.I73]" office:value-type="float" office:value="0.286313" calcext:value-type="float">
            <text:p>0.28631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I2_4.C74]" office:value-type="float" office:value="0.51924" calcext:value-type="float">
            <text:p>0.51924</text:p>
          </table:table-cell>
          <table:table-cell table:formula="of:=[I2_8.C74]" office:value-type="float" office:value="0.581484" calcext:value-type="float">
            <text:p>0.581484</text:p>
          </table:table-cell>
          <table:table-cell table:formula="of:=[I2_16.C74]" office:value-type="float" office:value="0.638299" calcext:value-type="float">
            <text:p>0.638299</text:p>
          </table:table-cell>
          <table:table-cell table:formula="of:=[I2_24.C74]" office:value-type="float" office:value="0.736791" calcext:value-type="float">
            <text:p>0.736791</text:p>
          </table:table-cell>
          <table:table-cell table:formula="of:=[I2_32.C74]" office:value-type="float" office:value="0.0158022" calcext:value-type="float">
            <text:p>0.0158022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I2_4.I74]" office:value-type="float" office:value="0.315663" calcext:value-type="float">
            <text:p>0.315663</text:p>
          </table:table-cell>
          <table:table-cell table:formula="of:=[I2_8.I74]" office:value-type="float" office:value="0.350105" calcext:value-type="float">
            <text:p>0.350105</text:p>
          </table:table-cell>
          <table:table-cell table:formula="of:=[I2_16.I74]" office:value-type="float" office:value="0.365079" calcext:value-type="float">
            <text:p>0.365079</text:p>
          </table:table-cell>
          <table:table-cell table:formula="of:=[I2_24.I74]" office:value-type="float" office:value="0.351902" calcext:value-type="float">
            <text:p>0.351902</text:p>
          </table:table-cell>
          <table:table-cell table:formula="of:=[I2_32.I74]" office:value-type="float" office:value="0.2941" calcext:value-type="float">
            <text:p>0.294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I2_4.C75]" office:value-type="float" office:value="0.516043" calcext:value-type="float">
            <text:p>0.516043</text:p>
          </table:table-cell>
          <table:table-cell table:formula="of:=[I2_8.C75]" office:value-type="float" office:value="0.582207" calcext:value-type="float">
            <text:p>0.582207</text:p>
          </table:table-cell>
          <table:table-cell table:formula="of:=[I2_16.C75]" office:value-type="float" office:value="0.643788" calcext:value-type="float">
            <text:p>0.643788</text:p>
          </table:table-cell>
          <table:table-cell table:formula="of:=[I2_24.C75]" office:value-type="float" office:value="0.736309" calcext:value-type="float">
            <text:p>0.736309</text:p>
          </table:table-cell>
          <table:table-cell table:formula="of:=[I2_32.C75]" office:value-type="float" office:value="0.0148975" calcext:value-type="float">
            <text:p>0.0148975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I2_4.I75]" office:value-type="float" office:value="0.312369" calcext:value-type="float">
            <text:p>0.312369</text:p>
          </table:table-cell>
          <table:table-cell table:formula="of:=[I2_8.I75]" office:value-type="float" office:value="0.343816" calcext:value-type="float">
            <text:p>0.343816</text:p>
          </table:table-cell>
          <table:table-cell table:formula="of:=[I2_16.I75]" office:value-type="float" office:value="0.3528" calcext:value-type="float">
            <text:p>0.3528</text:p>
          </table:table-cell>
          <table:table-cell table:formula="of:=[I2_24.I75]" office:value-type="float" office:value="0.360886" calcext:value-type="float">
            <text:p>0.360886</text:p>
          </table:table-cell>
          <table:table-cell table:formula="of:=[I2_32.I75]" office:value-type="float" office:value="0.283318" calcext:value-type="float">
            <text:p>0.2833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I2_4.C76]" office:value-type="float" office:value="0.517622" calcext:value-type="float">
            <text:p>0.517622</text:p>
          </table:table-cell>
          <table:table-cell table:formula="of:=[I2_8.C76]" office:value-type="float" office:value="0.578877" calcext:value-type="float">
            <text:p>0.578877</text:p>
          </table:table-cell>
          <table:table-cell table:formula="of:=[I2_16.C76]" office:value-type="float" office:value="0.644659" calcext:value-type="float">
            <text:p>0.644659</text:p>
          </table:table-cell>
          <table:table-cell table:formula="of:=[I2_24.C76]" office:value-type="float" office:value="0.738322" calcext:value-type="float">
            <text:p>0.738322</text:p>
          </table:table-cell>
          <table:table-cell table:formula="of:=[I2_32.C76]" office:value-type="float" office:value="0.0150875" calcext:value-type="float">
            <text:p>0.015087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I2_4.I76]" office:value-type="float" office:value="0.309374" calcext:value-type="float">
            <text:p>0.309374</text:p>
          </table:table-cell>
          <table:table-cell table:formula="of:=[I2_8.I76]" office:value-type="float" office:value="0.332135" calcext:value-type="float">
            <text:p>0.332135</text:p>
          </table:table-cell>
          <table:table-cell table:formula="of:=[I2_16.I76]" office:value-type="float" office:value="0.361485" calcext:value-type="float">
            <text:p>0.361485</text:p>
          </table:table-cell>
          <table:table-cell table:formula="of:=[I2_24.I76]" office:value-type="float" office:value="0.348308" calcext:value-type="float">
            <text:p>0.348308</text:p>
          </table:table-cell>
          <table:table-cell table:formula="of:=[I2_32.I76]" office:value-type="float" office:value="0.301288" calcext:value-type="float">
            <text:p>0.30128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I2_4.C77]" office:value-type="float" office:value="0.522195" calcext:value-type="float">
            <text:p>0.522195</text:p>
          </table:table-cell>
          <table:table-cell table:formula="of:=[I2_8.C77]" office:value-type="float" office:value="0.578951" calcext:value-type="float">
            <text:p>0.578951</text:p>
          </table:table-cell>
          <table:table-cell table:formula="of:=[I2_16.C77]" office:value-type="float" office:value="0.63854" calcext:value-type="float">
            <text:p>0.63854</text:p>
          </table:table-cell>
          <table:table-cell table:formula="of:=[I2_24.C77]" office:value-type="float" office:value="0.735585" calcext:value-type="float">
            <text:p>0.735585</text:p>
          </table:table-cell>
          <table:table-cell table:formula="of:=[I2_32.C77]" office:value-type="float" office:value="0.0158022" calcext:value-type="float">
            <text:p>0.0158022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I2_4.I77]" office:value-type="float" office:value="0.311171" calcext:value-type="float">
            <text:p>0.311171</text:p>
          </table:table-cell>
          <table:table-cell table:formula="of:=[I2_8.I77]" office:value-type="float" office:value="0.338425" calcext:value-type="float">
            <text:p>0.338425</text:p>
          </table:table-cell>
          <table:table-cell table:formula="of:=[I2_16.I77]" office:value-type="float" office:value="0.348907" calcext:value-type="float">
            <text:p>0.348907</text:p>
          </table:table-cell>
          <table:table-cell table:formula="of:=[I2_24.I77]" office:value-type="float" office:value="0.348607" calcext:value-type="float">
            <text:p>0.348607</text:p>
          </table:table-cell>
          <table:table-cell table:formula="of:=[I2_32.I77]" office:value-type="float" office:value="0.289308" calcext:value-type="float">
            <text:p>0.28930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I2_4.C78]" office:value-type="float" office:value="0.518467" calcext:value-type="float">
            <text:p>0.518467</text:p>
          </table:table-cell>
          <table:table-cell table:formula="of:=[I2_8.C78]" office:value-type="float" office:value="0.584188" calcext:value-type="float">
            <text:p>0.584188</text:p>
          </table:table-cell>
          <table:table-cell table:formula="of:=[I2_16.C78]" office:value-type="float" office:value="0.643995" calcext:value-type="float">
            <text:p>0.643995</text:p>
          </table:table-cell>
          <table:table-cell table:formula="of:=[I2_24.C78]" office:value-type="float" office:value="0.741219" calcext:value-type="float">
            <text:p>0.741219</text:p>
          </table:table-cell>
          <table:table-cell table:formula="of:=[I2_32.C78]" office:value-type="float" office:value="0.0146651" calcext:value-type="float">
            <text:p>0.0146651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I2_4.I78]" office:value-type="float" office:value="0.315663" calcext:value-type="float">
            <text:p>0.315663</text:p>
          </table:table-cell>
          <table:table-cell table:formula="of:=[I2_8.I78]" office:value-type="float" office:value="0.327942" calcext:value-type="float">
            <text:p>0.327942</text:p>
          </table:table-cell>
          <table:table-cell table:formula="of:=[I2_16.I78]" office:value-type="float" office:value="0.359988" calcext:value-type="float">
            <text:p>0.359988</text:p>
          </table:table-cell>
          <table:table-cell table:formula="of:=[I2_24.I78]" office:value-type="float" office:value="0.359389" calcext:value-type="float">
            <text:p>0.359389</text:p>
          </table:table-cell>
          <table:table-cell table:formula="of:=[I2_32.I78]" office:value-type="float" office:value="0.308775" calcext:value-type="float">
            <text:p>0.3087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I2_4.C79]" office:value-type="float" office:value="0.517189" calcext:value-type="float">
            <text:p>0.517189</text:p>
          </table:table-cell>
          <table:table-cell table:formula="of:=[I2_8.C79]" office:value-type="float" office:value="0.584922" calcext:value-type="float">
            <text:p>0.584922</text:p>
          </table:table-cell>
          <table:table-cell table:formula="of:=[I2_16.C79]" office:value-type="float" office:value="0.650483" calcext:value-type="float">
            <text:p>0.650483</text:p>
          </table:table-cell>
          <table:table-cell table:formula="of:=[I2_24.C79]" office:value-type="float" office:value="0.739566" calcext:value-type="float">
            <text:p>0.739566</text:p>
          </table:table-cell>
          <table:table-cell table:formula="of:=[I2_32.C79]" office:value-type="float" office:value="0.0147768" calcext:value-type="float">
            <text:p>0.0147768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I2_4.I79]" office:value-type="float" office:value="0.306978" calcext:value-type="float">
            <text:p>0.306978</text:p>
          </table:table-cell>
          <table:table-cell table:formula="of:=[I2_8.I79]" office:value-type="float" office:value="0.334531" calcext:value-type="float">
            <text:p>0.334531</text:p>
          </table:table-cell>
          <table:table-cell table:formula="of:=[I2_16.I79]" office:value-type="float" office:value="0.355795" calcext:value-type="float">
            <text:p>0.355795</text:p>
          </table:table-cell>
          <table:table-cell table:formula="of:=[I2_24.I79]" office:value-type="float" office:value="0.35909" calcext:value-type="float">
            <text:p>0.35909</text:p>
          </table:table-cell>
          <table:table-cell table:formula="of:=[I2_32.I79]" office:value-type="float" office:value="0.286313" calcext:value-type="float">
            <text:p>0.2863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I2_4.C80]" office:value-type="float" office:value="0.524367" calcext:value-type="float">
            <text:p>0.524367</text:p>
          </table:table-cell>
          <table:table-cell table:formula="of:=[I2_8.C80]" office:value-type="float" office:value="0.583112" calcext:value-type="float">
            <text:p>0.583112</text:p>
          </table:table-cell>
          <table:table-cell table:formula="of:=[I2_16.C80]" office:value-type="float" office:value="0.652352" calcext:value-type="float">
            <text:p>0.652352</text:p>
          </table:table-cell>
          <table:table-cell table:formula="of:=[I2_24.C80]" office:value-type="float" office:value="0.741978" calcext:value-type="float">
            <text:p>0.741978</text:p>
          </table:table-cell>
          <table:table-cell table:formula="of:=[I2_32.C80]" office:value-type="float" office:value="0.0150784" calcext:value-type="float">
            <text:p>0.0150784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I2_4.I80]" office:value-type="float" office:value="0.319856" calcext:value-type="float">
            <text:p>0.319856</text:p>
          </table:table-cell>
          <table:table-cell table:formula="of:=[I2_8.I80]" office:value-type="float" office:value="0.352201" calcext:value-type="float">
            <text:p>0.352201</text:p>
          </table:table-cell>
          <table:table-cell table:formula="of:=[I2_16.I80]" office:value-type="float" office:value="0.36478" calcext:value-type="float">
            <text:p>0.36478</text:p>
          </table:table-cell>
          <table:table-cell table:formula="of:=[I2_24.I80]" office:value-type="float" office:value="0.35879" calcext:value-type="float">
            <text:p>0.35879</text:p>
          </table:table-cell>
          <table:table-cell table:formula="of:=[I2_32.I80]" office:value-type="float" office:value="0.313267" calcext:value-type="float">
            <text:p>0.3132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I2_4.C81]" office:value-type="float" office:value="0.519312" calcext:value-type="float">
            <text:p>0.519312</text:p>
          </table:table-cell>
          <table:table-cell table:formula="of:=[I2_8.C81]" office:value-type="float" office:value="0.592758" calcext:value-type="float">
            <text:p>0.592758</text:p>
          </table:table-cell>
          <table:table-cell table:formula="of:=[I2_16.C81]" office:value-type="float" office:value="0.65353" calcext:value-type="float">
            <text:p>0.65353</text:p>
          </table:table-cell>
          <table:table-cell table:formula="of:=[I2_24.C81]" office:value-type="float" office:value="0.74659" calcext:value-type="float">
            <text:p>0.74659</text:p>
          </table:table-cell>
          <table:table-cell table:formula="of:=[I2_32.C81]" office:value-type="float" office:value="0.0155703" calcext:value-type="float">
            <text:p>0.0155703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I2_4.I81]" office:value-type="float" office:value="0.316562" calcext:value-type="float">
            <text:p>0.316562</text:p>
          </table:table-cell>
          <table:table-cell table:formula="of:=[I2_8.I81]" office:value-type="float" office:value="0.333932" calcext:value-type="float">
            <text:p>0.333932</text:p>
          </table:table-cell>
          <table:table-cell table:formula="of:=[I2_16.I81]" office:value-type="float" office:value="0.365978" calcext:value-type="float">
            <text:p>0.365978</text:p>
          </table:table-cell>
          <table:table-cell table:formula="of:=[I2_24.I81]" office:value-type="float" office:value="0.352201" calcext:value-type="float">
            <text:p>0.352201</text:p>
          </table:table-cell>
          <table:table-cell table:formula="of:=[I2_32.I81]" office:value-type="float" office:value="0.295298" calcext:value-type="float">
            <text:p>0.2952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I2_4.C82]" office:value-type="float" office:value="0.523221" calcext:value-type="float">
            <text:p>0.523221</text:p>
          </table:table-cell>
          <table:table-cell table:formula="of:=[I2_8.C82]" office:value-type="float" office:value="0.585344" calcext:value-type="float">
            <text:p>0.585344</text:p>
          </table:table-cell>
          <table:table-cell table:formula="of:=[I2_16.C82]" office:value-type="float" office:value="0.648613" calcext:value-type="float">
            <text:p>0.648613</text:p>
          </table:table-cell>
          <table:table-cell table:formula="of:=[I2_24.C82]" office:value-type="float" office:value="0.748613" calcext:value-type="float">
            <text:p>0.748613</text:p>
          </table:table-cell>
          <table:table-cell table:formula="of:=[I2_32.C82]" office:value-type="float" office:value="0.0155006" calcext:value-type="float">
            <text:p>0.0155006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I2_4.I82]" office:value-type="float" office:value="0.311471" calcext:value-type="float">
            <text:p>0.311471</text:p>
          </table:table-cell>
          <table:table-cell table:formula="of:=[I2_8.I82]" office:value-type="float" office:value="0.331836" calcext:value-type="float">
            <text:p>0.331836</text:p>
          </table:table-cell>
          <table:table-cell table:formula="of:=[I2_16.I82]" office:value-type="float" office:value="0.356993" calcext:value-type="float">
            <text:p>0.356993</text:p>
          </table:table-cell>
          <table:table-cell table:formula="of:=[I2_24.I82]" office:value-type="float" office:value="0.362384" calcext:value-type="float">
            <text:p>0.362384</text:p>
          </table:table-cell>
          <table:table-cell table:formula="of:=[I2_32.I82]" office:value-type="float" office:value="0.283318" calcext:value-type="float">
            <text:p>0.2833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I2_4.C83]" office:value-type="float" office:value="0.525588" calcext:value-type="float">
            <text:p>0.525588</text:p>
          </table:table-cell>
          <table:table-cell table:formula="of:=[I2_8.C83]" office:value-type="float" office:value="0.592758" calcext:value-type="float">
            <text:p>0.592758</text:p>
          </table:table-cell>
          <table:table-cell table:formula="of:=[I2_16.C83]" office:value-type="float" office:value="0.657514" calcext:value-type="float">
            <text:p>0.657514</text:p>
          </table:table-cell>
          <table:table-cell table:formula="of:=[I2_24.C83]" office:value-type="float" office:value="0.750996" calcext:value-type="float">
            <text:p>0.750996</text:p>
          </table:table-cell>
          <table:table-cell table:formula="of:=[I2_32.C83]" office:value-type="float" office:value="0.0153289" calcext:value-type="float">
            <text:p>0.0153289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I2_4.I83]" office:value-type="float" office:value="0.310572" calcext:value-type="float">
            <text:p>0.310572</text:p>
          </table:table-cell>
          <table:table-cell table:formula="of:=[I2_8.I83]" office:value-type="float" office:value="0.330039" calcext:value-type="float">
            <text:p>0.330039</text:p>
          </table:table-cell>
          <table:table-cell table:formula="of:=[I2_16.I83]" office:value-type="float" office:value="0.361485" calcext:value-type="float">
            <text:p>0.361485</text:p>
          </table:table-cell>
          <table:table-cell table:formula="of:=[I2_24.I83]" office:value-type="float" office:value="0.35909" calcext:value-type="float">
            <text:p>0.35909</text:p>
          </table:table-cell>
          <table:table-cell table:formula="of:=[I2_32.I83]" office:value-type="float" office:value="0.293501" calcext:value-type="float">
            <text:p>0.2935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I2_4.C84]" office:value-type="float" office:value="0.526055" calcext:value-type="float">
            <text:p>0.526055</text:p>
          </table:table-cell>
          <table:table-cell table:formula="of:=[I2_8.C84]" office:value-type="float" office:value="0.587274" calcext:value-type="float">
            <text:p>0.587274</text:p>
          </table:table-cell>
          <table:table-cell table:formula="of:=[I2_16.C84]" office:value-type="float" office:value="0.660072" calcext:value-type="float">
            <text:p>0.660072</text:p>
          </table:table-cell>
          <table:table-cell table:formula="of:=[I2_24.C84]" office:value-type="float" office:value="0.754463" calcext:value-type="float">
            <text:p>0.754463</text:p>
          </table:table-cell>
          <table:table-cell table:formula="of:=[I2_32.C84]" office:value-type="float" office:value="0.0155609" calcext:value-type="float">
            <text:p>0.0155609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I2_4.I84]" office:value-type="float" office:value="0.308176" calcext:value-type="float">
            <text:p>0.308176</text:p>
          </table:table-cell>
          <table:table-cell table:formula="of:=[I2_8.I84]" office:value-type="float" office:value="0.346211" calcext:value-type="float">
            <text:p>0.346211</text:p>
          </table:table-cell>
          <table:table-cell table:formula="of:=[I2_16.I84]" office:value-type="float" office:value="0.367475" calcext:value-type="float">
            <text:p>0.367475</text:p>
          </table:table-cell>
          <table:table-cell table:formula="of:=[I2_24.I84]" office:value-type="float" office:value="0.356394" calcext:value-type="float">
            <text:p>0.356394</text:p>
          </table:table-cell>
          <table:table-cell table:formula="of:=[I2_32.I84]" office:value-type="float" office:value="0.293501" calcext:value-type="float">
            <text:p>0.2935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I2_4.C85]" office:value-type="float" office:value="0.527262" calcext:value-type="float">
            <text:p>0.527262</text:p>
          </table:table-cell>
          <table:table-cell table:formula="of:=[I2_8.C85]" office:value-type="float" office:value="0.593426" calcext:value-type="float">
            <text:p>0.593426</text:p>
          </table:table-cell>
          <table:table-cell table:formula="of:=[I2_16.C85]" office:value-type="float" office:value="0.657419" calcext:value-type="float">
            <text:p>0.657419</text:p>
          </table:table-cell>
          <table:table-cell table:formula="of:=[I2_24.C85]" office:value-type="float" office:value="0.757901" calcext:value-type="float">
            <text:p>0.757901</text:p>
          </table:table-cell>
          <table:table-cell table:formula="of:=[I2_32.C85]" office:value-type="float" office:value="0.0154403" calcext:value-type="float">
            <text:p>0.0154403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I2_4.I85]" office:value-type="float" office:value="0.304882" calcext:value-type="float">
            <text:p>0.304882</text:p>
          </table:table-cell>
          <table:table-cell table:formula="of:=[I2_8.I85]" office:value-type="float" office:value="0.336029" calcext:value-type="float">
            <text:p>0.336029</text:p>
          </table:table-cell>
          <table:table-cell table:formula="of:=[I2_16.I85]" office:value-type="float" office:value="0.367176" calcext:value-type="float">
            <text:p>0.367176</text:p>
          </table:table-cell>
          <table:table-cell table:formula="of:=[I2_24.I85]" office:value-type="float" office:value="0.369871" calcext:value-type="float">
            <text:p>0.369871</text:p>
          </table:table-cell>
          <table:table-cell table:formula="of:=[I2_32.I85]" office:value-type="float" office:value="0.302486" calcext:value-type="float">
            <text:p>0.30248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I2_4.C86]" office:value-type="float" office:value="0.52408" calcext:value-type="float">
            <text:p>0.52408</text:p>
          </table:table-cell>
          <table:table-cell table:formula="of:=[I2_8.C86]" office:value-type="float" office:value="0.590465" calcext:value-type="float">
            <text:p>0.590465</text:p>
          </table:table-cell>
          <table:table-cell table:formula="of:=[I2_16.C86]" office:value-type="float" office:value="0.654375" calcext:value-type="float">
            <text:p>0.654375</text:p>
          </table:table-cell>
          <table:table-cell table:formula="of:=[I2_24.C86]" office:value-type="float" office:value="0.759203" calcext:value-type="float">
            <text:p>0.759203</text:p>
          </table:table-cell>
          <table:table-cell table:formula="of:=[I2_32.C86]" office:value-type="float" office:value="0.0142426" calcext:value-type="float">
            <text:p>0.0142426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I2_4.I86]" office:value-type="float" office:value="0.301887" calcext:value-type="float">
            <text:p>0.301887</text:p>
          </table:table-cell>
          <table:table-cell table:formula="of:=[I2_8.I86]" office:value-type="float" office:value="0.336328" calcext:value-type="float">
            <text:p>0.336328</text:p>
          </table:table-cell>
          <table:table-cell table:formula="of:=[I2_16.I86]" office:value-type="float" office:value="0.362084" calcext:value-type="float">
            <text:p>0.362084</text:p>
          </table:table-cell>
          <table:table-cell table:formula="of:=[I2_24.I86]" office:value-type="float" office:value="0.371069" calcext:value-type="float">
            <text:p>0.371069</text:p>
          </table:table-cell>
          <table:table-cell table:formula="of:=[I2_32.I86]" office:value-type="float" office:value="0.294699" calcext:value-type="float">
            <text:p>0.29469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I2_4.C87]" office:value-type="float" office:value="0.520627" calcext:value-type="float">
            <text:p>0.520627</text:p>
          </table:table-cell>
          <table:table-cell table:formula="of:=[I2_8.C87]" office:value-type="float" office:value="0.587093" calcext:value-type="float">
            <text:p>0.587093</text:p>
          </table:table-cell>
          <table:table-cell table:formula="of:=[I2_16.C87]" office:value-type="float" office:value="0.663691" calcext:value-type="float">
            <text:p>0.663691</text:p>
          </table:table-cell>
          <table:table-cell table:formula="of:=[I2_24.C87]" office:value-type="float" office:value="0.754885" calcext:value-type="float">
            <text:p>0.754885</text:p>
          </table:table-cell>
          <table:table-cell table:formula="of:=[I2_32.C87]" office:value-type="float" office:value="0.0146562" calcext:value-type="float">
            <text:p>0.0146562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I2_4.I87]" office:value-type="float" office:value="0.306379" calcext:value-type="float">
            <text:p>0.306379</text:p>
          </table:table-cell>
          <table:table-cell table:formula="of:=[I2_8.I87]" office:value-type="float" office:value="0.331836" calcext:value-type="float">
            <text:p>0.331836</text:p>
          </table:table-cell>
          <table:table-cell table:formula="of:=[I2_16.I87]" office:value-type="float" office:value="0.362384" calcext:value-type="float">
            <text:p>0.362384</text:p>
          </table:table-cell>
          <table:table-cell table:formula="of:=[I2_24.I87]" office:value-type="float" office:value="0.367475" calcext:value-type="float">
            <text:p>0.367475</text:p>
          </table:table-cell>
          <table:table-cell table:formula="of:=[I2_32.I87]" office:value-type="float" office:value="0.28841" calcext:value-type="float">
            <text:p>0.2884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I2_4.C88]" office:value-type="float" office:value="0.526735" calcext:value-type="float">
            <text:p>0.526735</text:p>
          </table:table-cell>
          <table:table-cell table:formula="of:=[I2_8.C88]" office:value-type="float" office:value="0.588835" calcext:value-type="float">
            <text:p>0.588835</text:p>
          </table:table-cell>
          <table:table-cell table:formula="of:=[I2_16.C88]" office:value-type="float" office:value="0.664635" calcext:value-type="float">
            <text:p>0.664635</text:p>
          </table:table-cell>
          <table:table-cell table:formula="of:=[I2_24.C88]" office:value-type="float" office:value="0.755703" calcext:value-type="float">
            <text:p>0.755703</text:p>
          </table:table-cell>
          <table:table-cell table:formula="of:=[I2_32.C88]" office:value-type="float" office:value="0.0158117" calcext:value-type="float">
            <text:p>0.0158117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I2_4.I88]" office:value-type="float" office:value="0.311471" calcext:value-type="float">
            <text:p>0.311471</text:p>
          </table:table-cell>
          <table:table-cell table:formula="of:=[I2_8.I88]" office:value-type="float" office:value="0.350404" calcext:value-type="float">
            <text:p>0.350404</text:p>
          </table:table-cell>
          <table:table-cell table:formula="of:=[I2_16.I88]" office:value-type="float" office:value="0.357592" calcext:value-type="float">
            <text:p>0.357592</text:p>
          </table:table-cell>
          <table:table-cell table:formula="of:=[I2_24.I88]" office:value-type="float" office:value="0.36448" calcext:value-type="float">
            <text:p>0.36448</text:p>
          </table:table-cell>
          <table:table-cell table:formula="of:=[I2_32.I88]" office:value-type="float" office:value="0.308476" calcext:value-type="float">
            <text:p>0.30847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I2_4.C89]" office:value-type="float" office:value="0.525211" calcext:value-type="float">
            <text:p>0.525211</text:p>
          </table:table-cell>
          <table:table-cell table:formula="of:=[I2_8.C89]" office:value-type="float" office:value="0.598552" calcext:value-type="float">
            <text:p>0.598552</text:p>
          </table:table-cell>
          <table:table-cell table:formula="of:=[I2_16.C89]" office:value-type="float" office:value="0.667913" calcext:value-type="float">
            <text:p>0.667913</text:p>
          </table:table-cell>
          <table:table-cell table:formula="of:=[I2_24.C89]" office:value-type="float" office:value="0.759288" calcext:value-type="float">
            <text:p>0.759288</text:p>
          </table:table-cell>
          <table:table-cell table:formula="of:=[I2_32.C89]" office:value-type="float" office:value="0.0155006" calcext:value-type="float">
            <text:p>0.0155006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I2_4.I89]" office:value-type="float" office:value="0.304283" calcext:value-type="float">
            <text:p>0.304283</text:p>
          </table:table-cell>
          <table:table-cell table:formula="of:=[I2_8.I89]" office:value-type="float" office:value="0.336628" calcext:value-type="float">
            <text:p>0.336628</text:p>
          </table:table-cell>
          <table:table-cell table:formula="of:=[I2_16.I89]" office:value-type="float" office:value="0.354897" calcext:value-type="float">
            <text:p>0.354897</text:p>
          </table:table-cell>
          <table:table-cell table:formula="of:=[I2_24.I89]" office:value-type="float" office:value="0.360886" calcext:value-type="float">
            <text:p>0.360886</text:p>
          </table:table-cell>
          <table:table-cell table:formula="of:=[I2_32.I89]" office:value-type="float" office:value="0.307278" calcext:value-type="float">
            <text:p>0.30727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I2_4.C90]" office:value-type="float" office:value="0.527081" calcext:value-type="float">
            <text:p>0.527081</text:p>
          </table:table-cell>
          <table:table-cell table:formula="of:=[I2_8.C90]" office:value-type="float" office:value="0.598613" calcext:value-type="float">
            <text:p>0.598613</text:p>
          </table:table-cell>
          <table:table-cell table:formula="of:=[I2_16.C90]" office:value-type="float" office:value="0.670205" calcext:value-type="float">
            <text:p>0.670205</text:p>
          </table:table-cell>
          <table:table-cell table:formula="of:=[I2_24.C90]" office:value-type="float" office:value="0.762726" calcext:value-type="float">
            <text:p>0.762726</text:p>
          </table:table-cell>
          <table:table-cell table:formula="of:=[I2_32.C90]" office:value-type="float" office:value="0.0150784" calcext:value-type="float">
            <text:p>0.0150784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I2_4.I90]" office:value-type="float" office:value="0.315364" calcext:value-type="float">
            <text:p>0.315364</text:p>
          </table:table-cell>
          <table:table-cell table:formula="of:=[I2_8.I90]" office:value-type="float" office:value="0.33513" calcext:value-type="float">
            <text:p>0.33513</text:p>
          </table:table-cell>
          <table:table-cell table:formula="of:=[I2_16.I90]" office:value-type="float" office:value="0.355196" calcext:value-type="float">
            <text:p>0.355196</text:p>
          </table:table-cell>
          <table:table-cell table:formula="of:=[I2_24.I90]" office:value-type="float" office:value="0.357293" calcext:value-type="float">
            <text:p>0.357293</text:p>
          </table:table-cell>
          <table:table-cell table:formula="of:=[I2_32.I90]" office:value-type="float" office:value="0.312369" calcext:value-type="float">
            <text:p>0.3123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I2_4.C91]" office:value-type="float" office:value="0.519734" calcext:value-type="float">
            <text:p>0.519734</text:p>
          </table:table-cell>
          <table:table-cell table:formula="of:=[I2_8.C91]" office:value-type="float" office:value="0.598069" calcext:value-type="float">
            <text:p>0.598069</text:p>
          </table:table-cell>
          <table:table-cell table:formula="of:=[I2_16.C91]" office:value-type="float" office:value="0.668678" calcext:value-type="float">
            <text:p>0.668678</text:p>
          </table:table-cell>
          <table:table-cell table:formula="of:=[I2_24.C91]" office:value-type="float" office:value="0.764092" calcext:value-type="float">
            <text:p>0.764092</text:p>
          </table:table-cell>
          <table:table-cell table:formula="of:=[I2_32.C91]" office:value-type="float" office:value="0.0161738" calcext:value-type="float">
            <text:p>0.0161738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I2_4.I91]" office:value-type="float" office:value="0.303384" calcext:value-type="float">
            <text:p>0.303384</text:p>
          </table:table-cell>
          <table:table-cell table:formula="of:=[I2_8.I91]" office:value-type="float" office:value="0.332435" calcext:value-type="float">
            <text:p>0.332435</text:p>
          </table:table-cell>
          <table:table-cell table:formula="of:=[I2_16.I91]" office:value-type="float" office:value="0.370171" calcext:value-type="float">
            <text:p>0.370171</text:p>
          </table:table-cell>
          <table:table-cell table:formula="of:=[I2_24.I91]" office:value-type="float" office:value="0.359689" calcext:value-type="float">
            <text:p>0.359689</text:p>
          </table:table-cell>
          <table:table-cell table:formula="of:=[I2_32.I91]" office:value-type="float" office:value="0.310872" calcext:value-type="float">
            <text:p>0.31087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I2_4.C92]" office:value-type="float" office:value="0.530338" calcext:value-type="float">
            <text:p>0.530338</text:p>
          </table:table-cell>
          <table:table-cell table:formula="of:=[I2_8.C92]" office:value-type="float" office:value="0.593426" calcext:value-type="float">
            <text:p>0.593426</text:p>
          </table:table-cell>
          <table:table-cell table:formula="of:=[I2_16.C92]" office:value-type="float" office:value="0.67316" calcext:value-type="float">
            <text:p>0.67316</text:p>
          </table:table-cell>
          <table:table-cell table:formula="of:=[I2_24.C92]" office:value-type="float" office:value="0.75953" calcext:value-type="float">
            <text:p>0.75953</text:p>
          </table:table-cell>
          <table:table-cell table:formula="of:=[I2_32.C92]" office:value-type="float" office:value="0.0268396" calcext:value-type="float">
            <text:p>0.0268396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I2_4.I92]" office:value-type="float" office:value="0.322851" calcext:value-type="float">
            <text:p>0.322851</text:p>
          </table:table-cell>
          <table:table-cell table:formula="of:=[I2_8.I92]" office:value-type="float" office:value="0.342318" calcext:value-type="float">
            <text:p>0.342318</text:p>
          </table:table-cell>
          <table:table-cell table:formula="of:=[I2_16.I92]" office:value-type="float" office:value="0.362384" calcext:value-type="float">
            <text:p>0.362384</text:p>
          </table:table-cell>
          <table:table-cell table:formula="of:=[I2_24.I92]" office:value-type="float" office:value="0.364181" calcext:value-type="float">
            <text:p>0.364181</text:p>
          </table:table-cell>
          <table:table-cell table:formula="of:=[I2_32.I92]" office:value-type="float" office:value="0.306679" calcext:value-type="float">
            <text:p>0.30667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I2_4.C93]" office:value-type="float" office:value="0.526735" calcext:value-type="float">
            <text:p>0.526735</text:p>
          </table:table-cell>
          <table:table-cell table:formula="of:=[I2_8.C93]" office:value-type="float" office:value="0.594327" calcext:value-type="float">
            <text:p>0.594327</text:p>
          </table:table-cell>
          <table:table-cell table:formula="of:=[I2_16.C93]" office:value-type="float" office:value="0.6758" calcext:value-type="float">
            <text:p>0.6758</text:p>
          </table:table-cell>
          <table:table-cell table:formula="of:=[I2_24.C93]" office:value-type="float" office:value="0.76548" calcext:value-type="float">
            <text:p>0.76548</text:p>
          </table:table-cell>
          <table:table-cell table:formula="of:=[I2_32.C93]" office:value-type="float" office:value="0.0508147" calcext:value-type="float">
            <text:p>0.0508147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I2_4.I93]" office:value-type="float" office:value="0.30608" calcext:value-type="float">
            <text:p>0.30608</text:p>
          </table:table-cell>
          <table:table-cell table:formula="of:=[I2_8.I93]" office:value-type="float" office:value="0.335729" calcext:value-type="float">
            <text:p>0.335729</text:p>
          </table:table-cell>
          <table:table-cell table:formula="of:=[I2_16.I93]" office:value-type="float" office:value="0.362683" calcext:value-type="float">
            <text:p>0.362683</text:p>
          </table:table-cell>
          <table:table-cell table:formula="of:=[I2_24.I93]" office:value-type="float" office:value="0.360288" calcext:value-type="float">
            <text:p>0.360288</text:p>
          </table:table-cell>
          <table:table-cell table:formula="of:=[I2_32.I93]" office:value-type="float" office:value="0.314166" calcext:value-type="float">
            <text:p>0.31416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I2_4.C94]" office:value-type="float" office:value="0.525694" calcext:value-type="float">
            <text:p>0.525694</text:p>
          </table:table-cell>
          <table:table-cell table:formula="of:=[I2_8.C94]" office:value-type="float" office:value="0.597105" calcext:value-type="float">
            <text:p>0.597105</text:p>
          </table:table-cell>
          <table:table-cell table:formula="of:=[I2_16.C94]" office:value-type="float" office:value="0.677262" calcext:value-type="float">
            <text:p>0.677262</text:p>
          </table:table-cell>
          <table:table-cell table:formula="of:=[I2_24.C94]" office:value-type="float" office:value="0.765742" calcext:value-type="float">
            <text:p>0.765742</text:p>
          </table:table-cell>
          <table:table-cell table:formula="of:=[I2_32.C94]" office:value-type="float" office:value="0.0679735" calcext:value-type="float">
            <text:p>0.0679735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I2_4.I94]" office:value-type="float" office:value="0.312968" calcext:value-type="float">
            <text:p>0.312968</text:p>
          </table:table-cell>
          <table:table-cell table:formula="of:=[I2_8.I94]" office:value-type="float" office:value="0.337227" calcext:value-type="float">
            <text:p>0.337227</text:p>
          </table:table-cell>
          <table:table-cell table:formula="of:=[I2_16.I94]" office:value-type="float" office:value="0.363582" calcext:value-type="float">
            <text:p>0.363582</text:p>
          </table:table-cell>
          <table:table-cell table:formula="of:=[I2_24.I94]" office:value-type="float" office:value="0.366876" calcext:value-type="float">
            <text:p>0.366876</text:p>
          </table:table-cell>
          <table:table-cell table:formula="of:=[I2_32.I94]" office:value-type="float" office:value="0.299491" calcext:value-type="float">
            <text:p>0.2994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I2_4.C95]" office:value-type="float" office:value="0.5307" calcext:value-type="float">
            <text:p>0.5307</text:p>
          </table:table-cell>
          <table:table-cell table:formula="of:=[I2_8.C95]" office:value-type="float" office:value="0.598311" calcext:value-type="float">
            <text:p>0.598311</text:p>
          </table:table-cell>
          <table:table-cell table:formula="of:=[I2_16.C95]" office:value-type="float" office:value="0.678589" calcext:value-type="float">
            <text:p>0.678589</text:p>
          </table:table-cell>
          <table:table-cell table:formula="of:=[I2_24.C95]" office:value-type="float" office:value="0.771653" calcext:value-type="float">
            <text:p>0.771653</text:p>
          </table:table-cell>
          <table:table-cell table:formula="of:=[I2_32.C95]" office:value-type="float" office:value="0.0808806" calcext:value-type="float">
            <text:p>0.0808806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I2_4.I95]" office:value-type="float" office:value="0.314166" calcext:value-type="float">
            <text:p>0.314166</text:p>
          </table:table-cell>
          <table:table-cell table:formula="of:=[I2_8.I95]" office:value-type="float" office:value="0.356095" calcext:value-type="float">
            <text:p>0.356095</text:p>
          </table:table-cell>
          <table:table-cell table:formula="of:=[I2_16.I95]" office:value-type="float" office:value="0.357293" calcext:value-type="float">
            <text:p>0.357293</text:p>
          </table:table-cell>
          <table:table-cell table:formula="of:=[I2_24.I95]" office:value-type="float" office:value="0.362683" calcext:value-type="float">
            <text:p>0.362683</text:p>
          </table:table-cell>
          <table:table-cell table:formula="of:=[I2_32.I95]" office:value-type="float" office:value="0.311471" calcext:value-type="float">
            <text:p>0.31147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I2_4.C96]" office:value-type="float" office:value="0.533011" calcext:value-type="float">
            <text:p>0.533011</text:p>
          </table:table-cell>
          <table:table-cell table:formula="of:=[I2_8.C96]" office:value-type="float" office:value="0.601207" calcext:value-type="float">
            <text:p>0.601207</text:p>
          </table:table-cell>
          <table:table-cell table:formula="of:=[I2_16.C96]" office:value-type="float" office:value="0.679541" calcext:value-type="float">
            <text:p>0.679541</text:p>
          </table:table-cell>
          <table:table-cell table:formula="of:=[I2_24.C96]" office:value-type="float" office:value="0.76717" calcext:value-type="float">
            <text:p>0.76717</text:p>
          </table:table-cell>
          <table:table-cell table:formula="of:=[I2_32.C96]" office:value-type="float" office:value="0.0889559" calcext:value-type="float">
            <text:p>0.0889559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I2_4.I96]" office:value-type="float" office:value="0.308476" calcext:value-type="float">
            <text:p>0.308476</text:p>
          </table:table-cell>
          <table:table-cell table:formula="of:=[I2_8.I96]" office:value-type="float" office:value="0.338125" calcext:value-type="float">
            <text:p>0.338125</text:p>
          </table:table-cell>
          <table:table-cell table:formula="of:=[I2_16.I96]" office:value-type="float" office:value="0.374364" calcext:value-type="float">
            <text:p>0.374364</text:p>
          </table:table-cell>
          <table:table-cell table:formula="of:=[I2_24.I96]" office:value-type="float" office:value="0.371069" calcext:value-type="float">
            <text:p>0.371069</text:p>
          </table:table-cell>
          <table:table-cell table:formula="of:=[I2_32.I96]" office:value-type="float" office:value="0.315963" calcext:value-type="float">
            <text:p>0.31596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I2_4.C97]" office:value-type="float" office:value="0.532931" calcext:value-type="float">
            <text:p>0.532931</text:p>
          </table:table-cell>
          <table:table-cell table:formula="of:=[I2_8.C97]" office:value-type="float" office:value="0.60006" calcext:value-type="float">
            <text:p>0.60006</text:p>
          </table:table-cell>
          <table:table-cell table:formula="of:=[I2_16.C97]" office:value-type="float" office:value="0.675513" calcext:value-type="float">
            <text:p>0.675513</text:p>
          </table:table-cell>
          <table:table-cell table:formula="of:=[I2_24.C97]" office:value-type="float" office:value="0.770507" calcext:value-type="float">
            <text:p>0.770507</text:p>
          </table:table-cell>
          <table:table-cell table:formula="of:=[I2_32.C97]" office:value-type="float" office:value="0.0980097" calcext:value-type="float">
            <text:p>0.0980097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I2_4.I97]" office:value-type="float" office:value="0.300988" calcext:value-type="float">
            <text:p>0.300988</text:p>
          </table:table-cell>
          <table:table-cell table:formula="of:=[I2_8.I97]" office:value-type="float" office:value="0.33543" calcext:value-type="float">
            <text:p>0.33543</text:p>
          </table:table-cell>
          <table:table-cell table:formula="of:=[I2_16.I97]" office:value-type="float" office:value="0.338724" calcext:value-type="float">
            <text:p>0.338724</text:p>
          </table:table-cell>
          <table:table-cell table:formula="of:=[I2_24.I97]" office:value-type="float" office:value="0.367176" calcext:value-type="float">
            <text:p>0.367176</text:p>
          </table:table-cell>
          <table:table-cell table:formula="of:=[I2_32.I97]" office:value-type="float" office:value="0.302785" calcext:value-type="float">
            <text:p>0.30278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I2_4.C98]" office:value-type="float" office:value="0.533736" calcext:value-type="float">
            <text:p>0.533736</text:p>
          </table:table-cell>
          <table:table-cell table:formula="of:=[I2_8.C98]" office:value-type="float" office:value="0.603199" calcext:value-type="float">
            <text:p>0.603199</text:p>
          </table:table-cell>
          <table:table-cell table:formula="of:=[I2_16.C98]" office:value-type="float" office:value="0.68787" calcext:value-type="float">
            <text:p>0.68787</text:p>
          </table:table-cell>
          <table:table-cell table:formula="of:=[I2_24.C98]" office:value-type="float" office:value="0.771153" calcext:value-type="float">
            <text:p>0.771153</text:p>
          </table:table-cell>
          <table:table-cell table:formula="of:=[I2_32.C98]" office:value-type="float" office:value="0.107483" calcext:value-type="float">
            <text:p>0.107483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I2_4.I98]" office:value-type="float" office:value="0.309075" calcext:value-type="float">
            <text:p>0.309075</text:p>
          </table:table-cell>
          <table:table-cell table:formula="of:=[I2_8.I98]" office:value-type="float" office:value="0.355196" calcext:value-type="float">
            <text:p>0.355196</text:p>
          </table:table-cell>
          <table:table-cell table:formula="of:=[I2_16.I98]" office:value-type="float" office:value="0.360288" calcext:value-type="float">
            <text:p>0.360288</text:p>
          </table:table-cell>
          <table:table-cell table:formula="of:=[I2_24.I98]" office:value-type="float" office:value="0.348907" calcext:value-type="float">
            <text:p>0.348907</text:p>
          </table:table-cell>
          <table:table-cell table:formula="of:=[I2_32.I98]" office:value-type="float" office:value="0.325247" calcext:value-type="float">
            <text:p>0.32524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I2_4.C99]" office:value-type="float" office:value="0.533595" calcext:value-type="float">
            <text:p>0.533595</text:p>
          </table:table-cell>
          <table:table-cell table:formula="of:=[I2_8.C99]" office:value-type="float" office:value="0.60573" calcext:value-type="float">
            <text:p>0.60573</text:p>
          </table:table-cell>
          <table:table-cell table:formula="of:=[I2_16.C99]" office:value-type="float" office:value="0.691194" calcext:value-type="float">
            <text:p>0.691194</text:p>
          </table:table-cell>
          <table:table-cell table:formula="of:=[I2_24.C99]" office:value-type="float" office:value="0.767793" calcext:value-type="float">
            <text:p>0.767793</text:p>
          </table:table-cell>
          <table:table-cell table:formula="of:=[I2_32.C99]" office:value-type="float" office:value="0.114234" calcext:value-type="float">
            <text:p>0.114234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I2_4.I99]" office:value-type="float" office:value="0.303085" calcext:value-type="float">
            <text:p>0.303085</text:p>
          </table:table-cell>
          <table:table-cell table:formula="of:=[I2_8.I99]" office:value-type="float" office:value="0.343217" calcext:value-type="float">
            <text:p>0.343217</text:p>
          </table:table-cell>
          <table:table-cell table:formula="of:=[I2_16.I99]" office:value-type="float" office:value="0.36478" calcext:value-type="float">
            <text:p>0.36478</text:p>
          </table:table-cell>
          <table:table-cell table:formula="of:=[I2_24.I99]" office:value-type="float" office:value="0.360886" calcext:value-type="float">
            <text:p>0.360886</text:p>
          </table:table-cell>
          <table:table-cell table:formula="of:=[I2_32.I99]" office:value-type="float" office:value="0.311171" calcext:value-type="float">
            <text:p>0.31117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I2_4.C100]" office:value-type="float" office:value="0.529735" calcext:value-type="float">
            <text:p>0.529735</text:p>
          </table:table-cell>
          <table:table-cell table:formula="of:=[I2_8.C100]" office:value-type="float" office:value="0.607057" calcext:value-type="float">
            <text:p>0.607057</text:p>
          </table:table-cell>
          <table:table-cell table:formula="of:=[I2_16.C100]" office:value-type="float" office:value="0.690591" calcext:value-type="float">
            <text:p>0.690591</text:p>
          </table:table-cell>
          <table:table-cell table:formula="of:=[I2_24.C100]" office:value-type="float" office:value="0.777021" calcext:value-type="float">
            <text:p>0.777021</text:p>
          </table:table-cell>
          <table:table-cell table:formula="of:=[I2_32.C100]" office:value-type="float" office:value="0.118396" calcext:value-type="float">
            <text:p>0.118396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I2_4.I100]" office:value-type="float" office:value="0.310273" calcext:value-type="float">
            <text:p>0.310273</text:p>
          </table:table-cell>
          <table:table-cell table:formula="of:=[I2_8.I100]" office:value-type="float" office:value="0.348008" calcext:value-type="float">
            <text:p>0.348008</text:p>
          </table:table-cell>
          <table:table-cell table:formula="of:=[I2_16.I100]" office:value-type="float" office:value="0.37077" calcext:value-type="float">
            <text:p>0.37077</text:p>
          </table:table-cell>
          <table:table-cell table:formula="of:=[I2_24.I100]" office:value-type="float" office:value="0.362384" calcext:value-type="float">
            <text:p>0.362384</text:p>
          </table:table-cell>
          <table:table-cell table:formula="of:=[I2_32.I100]" office:value-type="float" office:value="0.318059" calcext:value-type="float">
            <text:p>0.31805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I2_4.C101]" office:value-type="float" office:value="0.537477" calcext:value-type="float">
            <text:p>0.537477</text:p>
          </table:table-cell>
          <table:table-cell table:formula="of:=[I2_8.C101]" office:value-type="float" office:value="0.609596" calcext:value-type="float">
            <text:p>0.609596</text:p>
          </table:table-cell>
          <table:table-cell table:formula="of:=[I2_16.C101]" office:value-type="float" office:value="0.688473" calcext:value-type="float">
            <text:p>0.688473</text:p>
          </table:table-cell>
          <table:table-cell table:formula="of:=[I2_24.C101]" office:value-type="float" office:value="0.77417" calcext:value-type="float">
            <text:p>0.77417</text:p>
          </table:table-cell>
          <table:table-cell table:formula="of:=[I2_32.C101]" office:value-type="float" office:value="0.127821" calcext:value-type="float">
            <text:p>0.127821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I2_4.I101]" office:value-type="float" office:value="0.292902" calcext:value-type="float">
            <text:p>0.292902</text:p>
          </table:table-cell>
          <table:table-cell table:formula="of:=[I2_8.I101]" office:value-type="float" office:value="0.337227" calcext:value-type="float">
            <text:p>0.337227</text:p>
          </table:table-cell>
          <table:table-cell table:formula="of:=[I2_16.I101]" office:value-type="float" office:value="0.363881" calcext:value-type="float">
            <text:p>0.363881</text:p>
          </table:table-cell>
          <table:table-cell table:formula="of:=[I2_24.I101]" office:value-type="float" office:value="0.366277" calcext:value-type="float">
            <text:p>0.366277</text:p>
          </table:table-cell>
          <table:table-cell table:formula="of:=[I2_32.I101]" office:value-type="float" office:value="0.312369" calcext:value-type="float">
            <text:p>0.3123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I2_4.C102]" office:value-type="float" office:value="0.530579" calcext:value-type="float">
            <text:p>0.530579</text:p>
          </table:table-cell>
          <table:table-cell table:formula="of:=[I2_8.C102]" office:value-type="float" office:value="0.612847" calcext:value-type="float">
            <text:p>0.612847</text:p>
          </table:table-cell>
          <table:table-cell table:formula="of:=[I2_16.C102]" office:value-type="float" office:value="0.692943" calcext:value-type="float">
            <text:p>0.692943</text:p>
          </table:table-cell>
          <table:table-cell table:formula="of:=[I2_24.C102]" office:value-type="float" office:value="0.776357" calcext:value-type="float">
            <text:p>0.776357</text:p>
          </table:table-cell>
          <table:table-cell table:formula="of:=[I2_32.C102]" office:value-type="float" office:value="0.139928" calcext:value-type="float">
            <text:p>0.139928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I2_4.I102]" office:value-type="float" office:value="0.315364" calcext:value-type="float">
            <text:p>0.315364</text:p>
          </table:table-cell>
          <table:table-cell table:formula="of:=[I2_8.I102]" office:value-type="float" office:value="0.331237" calcext:value-type="float">
            <text:p>0.331237</text:p>
          </table:table-cell>
          <table:table-cell table:formula="of:=[I2_16.I102]" office:value-type="float" office:value="0.344714" calcext:value-type="float">
            <text:p>0.344714</text:p>
          </table:table-cell>
          <table:table-cell table:formula="of:=[I2_24.I102]" office:value-type="float" office:value="0.35879" calcext:value-type="float">
            <text:p>0.35879</text:p>
          </table:table-cell>
          <table:table-cell table:formula="of:=[I2_32.I102]" office:value-type="float" office:value="0.321054" calcext:value-type="float">
            <text:p>0.3210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I2_4.C103]" office:value-type="float" office:value="0.53283" calcext:value-type="float">
            <text:p>0.53283</text:p>
          </table:table-cell>
          <table:table-cell table:formula="of:=[I2_8.C103]" office:value-type="float" office:value="0.609897" calcext:value-type="float">
            <text:p>0.609897</text:p>
          </table:table-cell>
          <table:table-cell table:formula="of:=[I2_16.C103]" office:value-type="float" office:value="0.692698" calcext:value-type="float">
            <text:p>0.692698</text:p>
          </table:table-cell>
          <table:table-cell table:formula="of:=[I2_24.C103]" office:value-type="float" office:value="0.777731" calcext:value-type="float">
            <text:p>0.777731</text:p>
          </table:table-cell>
          <table:table-cell table:formula="of:=[I2_32.C103]" office:value-type="float" office:value="0.153953" calcext:value-type="float">
            <text:p>0.153953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I2_4.I103]" office:value-type="float" office:value="0.313567" calcext:value-type="float">
            <text:p>0.313567</text:p>
          </table:table-cell>
          <table:table-cell table:formula="of:=[I2_8.I103]" office:value-type="float" office:value="0.333333" calcext:value-type="float">
            <text:p>0.333333</text:p>
          </table:table-cell>
          <table:table-cell table:formula="of:=[I2_16.I103]" office:value-type="float" office:value="0.355496" calcext:value-type="float">
            <text:p>0.355496</text:p>
          </table:table-cell>
          <table:table-cell table:formula="of:=[I2_24.I103]" office:value-type="float" office:value="0.351303" calcext:value-type="float">
            <text:p>0.351303</text:p>
          </table:table-cell>
          <table:table-cell table:formula="of:=[I2_32.I103]" office:value-type="float" office:value="0.315663" calcext:value-type="float">
            <text:p>0.31566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I2_4.C104]" office:value-type="float" office:value="0.53269" calcext:value-type="float">
            <text:p>0.53269</text:p>
          </table:table-cell>
          <table:table-cell table:formula="of:=[I2_8.C104]" office:value-type="float" office:value="0.602654" calcext:value-type="float">
            <text:p>0.602654</text:p>
          </table:table-cell>
          <table:table-cell table:formula="of:=[I2_16.C104]" office:value-type="float" office:value="0.695175" calcext:value-type="float">
            <text:p>0.695175</text:p>
          </table:table-cell>
          <table:table-cell table:formula="of:=[I2_24.C104]" office:value-type="float" office:value="0.775332" calcext:value-type="float">
            <text:p>0.775332</text:p>
          </table:table-cell>
          <table:table-cell table:formula="of:=[I2_32.C104]" office:value-type="float" office:value="0.163571" calcext:value-type="float">
            <text:p>0.163571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[I2_4.I104]" office:value-type="float" office:value="0.30009" calcext:value-type="float">
            <text:p>0.30009</text:p>
          </table:table-cell>
          <table:table-cell table:formula="of:=[I2_8.I104]" office:value-type="float" office:value="0.337526" calcext:value-type="float">
            <text:p>0.337526</text:p>
          </table:table-cell>
          <table:table-cell table:formula="of:=[I2_16.I104]" office:value-type="float" office:value="0.363582" calcext:value-type="float">
            <text:p>0.363582</text:p>
          </table:table-cell>
          <table:table-cell table:formula="of:=[I2_24.I104]" office:value-type="float" office:value="0.362983" calcext:value-type="float">
            <text:p>0.362983</text:p>
          </table:table-cell>
          <table:table-cell table:formula="of:=[I2_32.I104]" office:value-type="float" office:value="0.320455" calcext:value-type="float">
            <text:p>0.32045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I2_4.C105]" office:value-type="float" office:value="0.537033" calcext:value-type="float">
            <text:p>0.537033</text:p>
          </table:table-cell>
          <table:table-cell table:formula="of:=[I2_8.C105]" office:value-type="float" office:value="0.612425" calcext:value-type="float">
            <text:p>0.612425</text:p>
          </table:table-cell>
          <table:table-cell table:formula="of:=[I2_16.C105]" office:value-type="float" office:value="0.693546" calcext:value-type="float">
            <text:p>0.693546</text:p>
          </table:table-cell>
          <table:table-cell table:formula="of:=[I2_24.C105]" office:value-type="float" office:value="0.775211" calcext:value-type="float">
            <text:p>0.775211</text:p>
          </table:table-cell>
          <table:table-cell table:formula="of:=[I2_32.C105]" office:value-type="float" office:value="0.176176" calcext:value-type="float">
            <text:p>0.176176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I2_4.I105]" office:value-type="float" office:value="0.307877" calcext:value-type="float">
            <text:p>0.307877</text:p>
          </table:table-cell>
          <table:table-cell table:formula="of:=[I2_8.I105]" office:value-type="float" office:value="0.343217" calcext:value-type="float">
            <text:p>0.343217</text:p>
          </table:table-cell>
          <table:table-cell table:formula="of:=[I2_16.I105]" office:value-type="float" office:value="0.359988" calcext:value-type="float">
            <text:p>0.359988</text:p>
          </table:table-cell>
          <table:table-cell table:formula="of:=[I2_24.I105]" office:value-type="float" office:value="0.375562" calcext:value-type="float">
            <text:p>0.375562</text:p>
          </table:table-cell>
          <table:table-cell table:formula="of:=[I2_32.I105]" office:value-type="float" office:value="0.303085" calcext:value-type="float">
            <text:p>0.30308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I2_4.C106]" office:value-type="float" office:value="0.534218" calcext:value-type="float">
            <text:p>0.534218</text:p>
          </table:table-cell>
          <table:table-cell table:formula="of:=[I2_8.C106]" office:value-type="float" office:value="0.609596" calcext:value-type="float">
            <text:p>0.609596</text:p>
          </table:table-cell>
          <table:table-cell table:formula="of:=[I2_16.C106]" office:value-type="float" office:value="0.692577" calcext:value-type="float">
            <text:p>0.692577</text:p>
          </table:table-cell>
          <table:table-cell table:formula="of:=[I2_24.C106]" office:value-type="float" office:value="0.778395" calcext:value-type="float">
            <text:p>0.778395</text:p>
          </table:table-cell>
          <table:table-cell table:formula="of:=[I2_32.C106]" office:value-type="float" office:value="0.180507" calcext:value-type="float">
            <text:p>0.180507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[I2_4.I106]" office:value-type="float" office:value="0.312968" calcext:value-type="float">
            <text:p>0.312968</text:p>
          </table:table-cell>
          <table:table-cell table:formula="of:=[I2_8.I106]" office:value-type="float" office:value="0.332734" calcext:value-type="float">
            <text:p>0.332734</text:p>
          </table:table-cell>
          <table:table-cell table:formula="of:=[I2_16.I106]" office:value-type="float" office:value="0.372267" calcext:value-type="float">
            <text:p>0.372267</text:p>
          </table:table-cell>
          <table:table-cell table:formula="of:=[I2_24.I106]" office:value-type="float" office:value="0.354597" calcext:value-type="float">
            <text:p>0.354597</text:p>
          </table:table-cell>
          <table:table-cell table:formula="of:=[I2_32.I106]" office:value-type="float" office:value="0.316562" calcext:value-type="float">
            <text:p>0.31656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I2_4.C107]" office:value-type="float" office:value="0.536852" calcext:value-type="float">
            <text:p>0.536852</text:p>
          </table:table-cell>
          <table:table-cell table:formula="of:=[I2_8.C107]" office:value-type="float" office:value="0.60971" calcext:value-type="float">
            <text:p>0.60971</text:p>
          </table:table-cell>
          <table:table-cell table:formula="of:=[I2_16.C107]" office:value-type="float" office:value="0.698311" calcext:value-type="float">
            <text:p>0.698311</text:p>
          </table:table-cell>
          <table:table-cell table:formula="of:=[I2_24.C107]" office:value-type="float" office:value="0.785103" calcext:value-type="float">
            <text:p>0.785103</text:p>
          </table:table-cell>
          <table:table-cell table:formula="of:=[I2_32.C107]" office:value-type="float" office:value="0.187696" calcext:value-type="float">
            <text:p>0.187696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[I2_4.I107]" office:value-type="float" office:value="0.307877" calcext:value-type="float">
            <text:p>0.307877</text:p>
          </table:table-cell>
          <table:table-cell table:formula="of:=[I2_8.I107]" office:value-type="float" office:value="0.337526" calcext:value-type="float">
            <text:p>0.337526</text:p>
          </table:table-cell>
          <table:table-cell table:formula="of:=[I2_16.I107]" office:value-type="float" office:value="0.366277" calcext:value-type="float">
            <text:p>0.366277</text:p>
          </table:table-cell>
          <table:table-cell table:formula="of:=[I2_24.I107]" office:value-type="float" office:value="0.367775" calcext:value-type="float">
            <text:p>0.367775</text:p>
          </table:table-cell>
          <table:table-cell table:formula="of:=[I2_32.I107]" office:value-type="float" office:value="0.31746" calcext:value-type="float">
            <text:p>0.3174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I2_4.C108]" office:value-type="float" office:value="0.537115" calcext:value-type="float">
            <text:p>0.537115</text:p>
          </table:table-cell>
          <table:table-cell table:formula="of:=[I2_8.C108]" office:value-type="float" office:value="0.607664" calcext:value-type="float">
            <text:p>0.607664</text:p>
          </table:table-cell>
          <table:table-cell table:formula="of:=[I2_16.C108]" office:value-type="float" office:value="0.698672" calcext:value-type="float">
            <text:p>0.698672</text:p>
          </table:table-cell>
          <table:table-cell table:formula="of:=[I2_24.C108]" office:value-type="float" office:value="0.780447" calcext:value-type="float">
            <text:p>0.780447</text:p>
          </table:table-cell>
          <table:table-cell table:formula="of:=[I2_32.C108]" office:value-type="float" office:value="0.18799" calcext:value-type="float">
            <text:p>0.18799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I2_4.I108]" office:value-type="float" office:value="0.314765" calcext:value-type="float">
            <text:p>0.314765</text:p>
          </table:table-cell>
          <table:table-cell table:formula="of:=[I2_8.I108]" office:value-type="float" office:value="0.345612" calcext:value-type="float">
            <text:p>0.345612</text:p>
          </table:table-cell>
          <table:table-cell table:formula="of:=[I2_16.I108]" office:value-type="float" office:value="0.355795" calcext:value-type="float">
            <text:p>0.355795</text:p>
          </table:table-cell>
          <table:table-cell table:formula="of:=[I2_24.I108]" office:value-type="float" office:value="0.361785" calcext:value-type="float">
            <text:p>0.361785</text:p>
          </table:table-cell>
          <table:table-cell table:formula="of:=[I2_32.I108]" office:value-type="float" office:value="0.318059" calcext:value-type="float">
            <text:p>0.31805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I2_4.C109]" office:value-type="float" office:value="0.534318" calcext:value-type="float">
            <text:p>0.534318</text:p>
          </table:table-cell>
          <table:table-cell table:formula="of:=[I2_8.C109]" office:value-type="float" office:value="0.613571" calcext:value-type="float">
            <text:p>0.613571</text:p>
          </table:table-cell>
          <table:table-cell table:formula="of:=[I2_16.C109]" office:value-type="float" office:value="0.700422" calcext:value-type="float">
            <text:p>0.700422</text:p>
          </table:table-cell>
          <table:table-cell table:formula="of:=[I2_24.C109]" office:value-type="float" office:value="0.787515" calcext:value-type="float">
            <text:p>0.787515</text:p>
          </table:table-cell>
          <table:table-cell table:formula="of:=[I2_32.C109]" office:value-type="float" office:value="0.197165" calcext:value-type="float">
            <text:p>0.197165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[I2_4.I109]" office:value-type="float" office:value="0.309075" calcext:value-type="float">
            <text:p>0.309075</text:p>
          </table:table-cell>
          <table:table-cell table:formula="of:=[I2_8.I109]" office:value-type="float" office:value="0.332435" calcext:value-type="float">
            <text:p>0.332435</text:p>
          </table:table-cell>
          <table:table-cell table:formula="of:=[I2_16.I109]" office:value-type="float" office:value="0.364181" calcext:value-type="float">
            <text:p>0.364181</text:p>
          </table:table-cell>
          <table:table-cell table:formula="of:=[I2_24.I109]" office:value-type="float" office:value="0.359689" calcext:value-type="float">
            <text:p>0.359689</text:p>
          </table:table-cell>
          <table:table-cell table:formula="of:=[I2_32.I109]" office:value-type="float" office:value="0.315064" calcext:value-type="float">
            <text:p>0.31506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I2_4.C110]" office:value-type="float" office:value="0.533776" calcext:value-type="float">
            <text:p>0.533776</text:p>
          </table:table-cell>
          <table:table-cell table:formula="of:=[I2_8.C110]" office:value-type="float" office:value="0.615742" calcext:value-type="float">
            <text:p>0.615742</text:p>
          </table:table-cell>
          <table:table-cell table:formula="of:=[I2_16.C110]" office:value-type="float" office:value="0.702232" calcext:value-type="float">
            <text:p>0.702232</text:p>
          </table:table-cell>
          <table:table-cell table:formula="of:=[I2_24.C110]" office:value-type="float" office:value="0.788058" calcext:value-type="float">
            <text:p>0.788058</text:p>
          </table:table-cell>
          <table:table-cell table:formula="of:=[I2_32.C110]" office:value-type="float" office:value="0.200905" calcext:value-type="float">
            <text:p>0.200905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[I2_4.I110]" office:value-type="float" office:value="0.312369" calcext:value-type="float">
            <text:p>0.312369</text:p>
          </table:table-cell>
          <table:table-cell table:formula="of:=[I2_8.I110]" office:value-type="float" office:value="0.331536" calcext:value-type="float">
            <text:p>0.331536</text:p>
          </table:table-cell>
          <table:table-cell table:formula="of:=[I2_16.I110]" office:value-type="float" office:value="0.359389" calcext:value-type="float">
            <text:p>0.359389</text:p>
          </table:table-cell>
          <table:table-cell table:formula="of:=[I2_24.I110]" office:value-type="float" office:value="0.35909" calcext:value-type="float">
            <text:p>0.35909</text:p>
          </table:table-cell>
          <table:table-cell table:formula="of:=[I2_32.I110]" office:value-type="float" office:value="0.319257" calcext:value-type="float">
            <text:p>0.31925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I2_4.C111]" office:value-type="float" office:value="0.535003" calcext:value-type="float">
            <text:p>0.535003</text:p>
          </table:table-cell>
          <table:table-cell table:formula="of:=[I2_8.C111]" office:value-type="float" office:value="0.615993" calcext:value-type="float">
            <text:p>0.615993</text:p>
          </table:table-cell>
          <table:table-cell table:formula="of:=[I2_16.C111]" office:value-type="float" office:value="0.709837" calcext:value-type="float">
            <text:p>0.709837</text:p>
          </table:table-cell>
          <table:table-cell table:formula="of:=[I2_24.C111]" office:value-type="float" office:value="0.787568" calcext:value-type="float">
            <text:p>0.787568</text:p>
          </table:table-cell>
          <table:table-cell table:formula="of:=[I2_32.C111]" office:value-type="float" office:value="0.205069" calcext:value-type="float">
            <text:p>0.205069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I2_4.I111]" office:value-type="float" office:value="0.312968" calcext:value-type="float">
            <text:p>0.312968</text:p>
          </table:table-cell>
          <table:table-cell table:formula="of:=[I2_8.I111]" office:value-type="float" office:value="0.337826" calcext:value-type="float">
            <text:p>0.337826</text:p>
          </table:table-cell>
          <table:table-cell table:formula="of:=[I2_16.I111]" office:value-type="float" office:value="0.367475" calcext:value-type="float">
            <text:p>0.367475</text:p>
          </table:table-cell>
          <table:table-cell table:formula="of:=[I2_24.I111]" office:value-type="float" office:value="0.366277" calcext:value-type="float">
            <text:p>0.366277</text:p>
          </table:table-cell>
          <table:table-cell table:formula="of:=[I2_32.I111]" office:value-type="float" office:value="0.325846" calcext:value-type="float">
            <text:p>0.32584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I2_4.C112]" office:value-type="float" office:value="0.541074" calcext:value-type="float">
            <text:p>0.541074</text:p>
          </table:table-cell>
          <table:table-cell table:formula="of:=[I2_8.C112]" office:value-type="float" office:value="0.609952" calcext:value-type="float">
            <text:p>0.609952</text:p>
          </table:table-cell>
          <table:table-cell table:formula="of:=[I2_16.C112]" office:value-type="float" office:value="0.70573" calcext:value-type="float">
            <text:p>0.70573</text:p>
          </table:table-cell>
          <table:table-cell table:formula="of:=[I2_24.C112]" office:value-type="float" office:value="0.788239" calcext:value-type="float">
            <text:p>0.788239</text:p>
          </table:table-cell>
          <table:table-cell table:formula="of:=[I2_32.C112]" office:value-type="float" office:value="0.206212" calcext:value-type="float">
            <text:p>0.206212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[I2_4.I112]" office:value-type="float" office:value="0.309374" calcext:value-type="float">
            <text:p>0.309374</text:p>
          </table:table-cell>
          <table:table-cell table:formula="of:=[I2_8.I112]" office:value-type="float" office:value="0.34112" calcext:value-type="float">
            <text:p>0.34112</text:p>
          </table:table-cell>
          <table:table-cell table:formula="of:=[I2_16.I112]" office:value-type="float" office:value="0.359689" calcext:value-type="float">
            <text:p>0.359689</text:p>
          </table:table-cell>
          <table:table-cell table:formula="of:=[I2_24.I112]" office:value-type="float" office:value="0.368673" calcext:value-type="float">
            <text:p>0.368673</text:p>
          </table:table-cell>
          <table:table-cell table:formula="of:=[I2_32.I112]" office:value-type="float" office:value="0.310273" calcext:value-type="float">
            <text:p>0.31027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I2_4.C113]" office:value-type="float" office:value="0.537055" calcext:value-type="float">
            <text:p>0.537055</text:p>
          </table:table-cell>
          <table:table-cell table:formula="of:=[I2_8.C113]" office:value-type="float" office:value="0.614725" calcext:value-type="float">
            <text:p>0.614725</text:p>
          </table:table-cell>
          <table:table-cell table:formula="of:=[I2_16.C113]" office:value-type="float" office:value="0.706639" calcext:value-type="float">
            <text:p>0.706639</text:p>
          </table:table-cell>
          <table:table-cell table:formula="of:=[I2_24.C113]" office:value-type="float" office:value="0.785878" calcext:value-type="float">
            <text:p>0.785878</text:p>
          </table:table-cell>
          <table:table-cell table:formula="of:=[I2_32.C113]" office:value-type="float" office:value="0.214725" calcext:value-type="float">
            <text:p>0.214725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I2_4.I113]" office:value-type="float" office:value="0.316861" calcext:value-type="float">
            <text:p>0.316861</text:p>
          </table:table-cell>
          <table:table-cell table:formula="of:=[I2_8.I113]" office:value-type="float" office:value="0.345912" calcext:value-type="float">
            <text:p>0.345912</text:p>
          </table:table-cell>
          <table:table-cell table:formula="of:=[I2_16.I113]" office:value-type="float" office:value="0.365678" calcext:value-type="float">
            <text:p>0.365678</text:p>
          </table:table-cell>
          <table:table-cell table:formula="of:=[I2_24.I113]" office:value-type="float" office:value="0.361485" calcext:value-type="float">
            <text:p>0.361485</text:p>
          </table:table-cell>
          <table:table-cell table:formula="of:=[I2_32.I113]" office:value-type="float" office:value="0.318658" calcext:value-type="float">
            <text:p>0.31865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I2_4.C114]" office:value-type="float" office:value="0.535947" calcext:value-type="float">
            <text:p>0.535947</text:p>
          </table:table-cell>
          <table:table-cell table:formula="of:=[I2_8.C114]" office:value-type="float" office:value="0.615139" calcext:value-type="float">
            <text:p>0.615139</text:p>
          </table:table-cell>
          <table:table-cell table:formula="of:=[I2_16.C114]" office:value-type="float" office:value="0.709409" calcext:value-type="float">
            <text:p>0.709409</text:p>
          </table:table-cell>
          <table:table-cell table:formula="of:=[I2_24.C114]" office:value-type="float" office:value="0.786007" calcext:value-type="float">
            <text:p>0.786007</text:p>
          </table:table-cell>
          <table:table-cell table:formula="of:=[I2_32.C114]" office:value-type="float" office:value="0.218818" calcext:value-type="float">
            <text:p>0.218818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I2_4.I114]" office:value-type="float" office:value="0.32345" calcext:value-type="float">
            <text:p>0.32345</text:p>
          </table:table-cell>
          <table:table-cell table:formula="of:=[I2_8.I114]" office:value-type="float" office:value="0.338125" calcext:value-type="float">
            <text:p>0.338125</text:p>
          </table:table-cell>
          <table:table-cell table:formula="of:=[I2_16.I114]" office:value-type="float" office:value="0.372866" calcext:value-type="float">
            <text:p>0.372866</text:p>
          </table:table-cell>
          <table:table-cell table:formula="of:=[I2_24.I114]" office:value-type="float" office:value="0.374663" calcext:value-type="float">
            <text:p>0.374663</text:p>
          </table:table-cell>
          <table:table-cell table:formula="of:=[I2_32.I114]" office:value-type="float" office:value="0.313267" calcext:value-type="float">
            <text:p>0.31326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I2_4.C115]" office:value-type="float" office:value="0.533776" calcext:value-type="float">
            <text:p>0.533776</text:p>
          </table:table-cell>
          <table:table-cell table:formula="of:=[I2_8.C115]" office:value-type="float" office:value="0.616767" calcext:value-type="float">
            <text:p>0.616767</text:p>
          </table:table-cell>
          <table:table-cell table:formula="of:=[I2_16.C115]" office:value-type="float" office:value="0.712847" calcext:value-type="float">
            <text:p>0.712847</text:p>
          </table:table-cell>
          <table:table-cell table:formula="of:=[I2_24.C115]" office:value-type="float" office:value="0.788661" calcext:value-type="float">
            <text:p>0.788661</text:p>
          </table:table-cell>
          <table:table-cell table:formula="of:=[I2_32.C115]" office:value-type="float" office:value="0.218758" calcext:value-type="float">
            <text:p>0.218758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[I2_4.I115]" office:value-type="float" office:value="0.298293" calcext:value-type="float">
            <text:p>0.298293</text:p>
          </table:table-cell>
          <table:table-cell table:formula="of:=[I2_8.I115]" office:value-type="float" office:value="0.34112" calcext:value-type="float">
            <text:p>0.34112</text:p>
          </table:table-cell>
          <table:table-cell table:formula="of:=[I2_16.I115]" office:value-type="float" office:value="0.362384" calcext:value-type="float">
            <text:p>0.362384</text:p>
          </table:table-cell>
          <table:table-cell table:formula="of:=[I2_24.I115]" office:value-type="float" office:value="0.366277" calcext:value-type="float">
            <text:p>0.366277</text:p>
          </table:table-cell>
          <table:table-cell table:formula="of:=[I2_32.I115]" office:value-type="float" office:value="0.310572" calcext:value-type="float">
            <text:p>0.31057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I2_4.C116]" office:value-type="float" office:value="0.5414" calcext:value-type="float">
            <text:p>0.5414</text:p>
          </table:table-cell>
          <table:table-cell table:formula="of:=[I2_8.C116]" office:value-type="float" office:value="0.61201" calcext:value-type="float">
            <text:p>0.61201</text:p>
          </table:table-cell>
          <table:table-cell table:formula="of:=[I2_16.C116]" office:value-type="float" office:value="0.709777" calcext:value-type="float">
            <text:p>0.709777</text:p>
          </table:table-cell>
          <table:table-cell table:formula="of:=[I2_24.C116]" office:value-type="float" office:value="0.79137" calcext:value-type="float">
            <text:p>0.79137</text:p>
          </table:table-cell>
          <table:table-cell table:formula="of:=[I2_32.C116]" office:value-type="float" office:value="0.228847" calcext:value-type="float">
            <text:p>0.228847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[I2_4.I116]" office:value-type="float" office:value="0.290506" calcext:value-type="float">
            <text:p>0.290506</text:p>
          </table:table-cell>
          <table:table-cell table:formula="of:=[I2_8.I116]" office:value-type="float" office:value="0.342318" calcext:value-type="float">
            <text:p>0.342318</text:p>
          </table:table-cell>
          <table:table-cell table:formula="of:=[I2_16.I116]" office:value-type="float" office:value="0.367475" calcext:value-type="float">
            <text:p>0.367475</text:p>
          </table:table-cell>
          <table:table-cell table:formula="of:=[I2_24.I116]" office:value-type="float" office:value="0.3531" calcext:value-type="float">
            <text:p>0.3531</text:p>
          </table:table-cell>
          <table:table-cell table:formula="of:=[I2_32.I116]" office:value-type="float" office:value="0.309674" calcext:value-type="float">
            <text:p>0.30967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I2_4.C117]" office:value-type="float" office:value="0.542099" calcext:value-type="float">
            <text:p>0.542099</text:p>
          </table:table-cell>
          <table:table-cell table:formula="of:=[I2_8.C117]" office:value-type="float" office:value="0.615139" calcext:value-type="float">
            <text:p>0.615139</text:p>
          </table:table-cell>
          <table:table-cell table:formula="of:=[I2_16.C117]" office:value-type="float" office:value="0.704885" calcext:value-type="float">
            <text:p>0.704885</text:p>
          </table:table-cell>
          <table:table-cell table:formula="of:=[I2_24.C117]" office:value-type="float" office:value="0.789566" calcext:value-type="float">
            <text:p>0.789566</text:p>
          </table:table-cell>
          <table:table-cell table:formula="of:=[I2_32.C117]" office:value-type="float" office:value="0.225754" calcext:value-type="float">
            <text:p>0.225754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I2_4.I117]" office:value-type="float" office:value="0.308176" calcext:value-type="float">
            <text:p>0.308176</text:p>
          </table:table-cell>
          <table:table-cell table:formula="of:=[I2_8.I117]" office:value-type="float" office:value="0.34142" calcext:value-type="float">
            <text:p>0.34142</text:p>
          </table:table-cell>
          <table:table-cell table:formula="of:=[I2_16.I117]" office:value-type="float" office:value="0.361485" calcext:value-type="float">
            <text:p>0.361485</text:p>
          </table:table-cell>
          <table:table-cell table:formula="of:=[I2_24.I117]" office:value-type="float" office:value="0.369871" calcext:value-type="float">
            <text:p>0.369871</text:p>
          </table:table-cell>
          <table:table-cell table:formula="of:=[I2_32.I117]" office:value-type="float" office:value="0.321653" calcext:value-type="float">
            <text:p>0.32165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I2_4.C118]" office:value-type="float" office:value="0.538684" calcext:value-type="float">
            <text:p>0.538684</text:p>
          </table:table-cell>
          <table:table-cell table:formula="of:=[I2_8.C118]" office:value-type="float" office:value="0.614665" calcext:value-type="float">
            <text:p>0.614665</text:p>
          </table:table-cell>
          <table:table-cell table:formula="of:=[I2_16.C118]" office:value-type="float" office:value="0.708268" calcext:value-type="float">
            <text:p>0.708268</text:p>
          </table:table-cell>
          <table:table-cell table:formula="of:=[I2_24.C118]" office:value-type="float" office:value="0.794629" calcext:value-type="float">
            <text:p>0.794629</text:p>
          </table:table-cell>
          <table:table-cell table:formula="of:=[I2_32.C118]" office:value-type="float" office:value="0.239891" calcext:value-type="float">
            <text:p>0.239891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I2_4.I118]" office:value-type="float" office:value="0.307877" calcext:value-type="float">
            <text:p>0.307877</text:p>
          </table:table-cell>
          <table:table-cell table:formula="of:=[I2_8.I118]" office:value-type="float" office:value="0.351602" calcext:value-type="float">
            <text:p>0.351602</text:p>
          </table:table-cell>
          <table:table-cell table:formula="of:=[I2_16.I118]" office:value-type="float" office:value="0.370171" calcext:value-type="float">
            <text:p>0.370171</text:p>
          </table:table-cell>
          <table:table-cell table:formula="of:=[I2_24.I118]" office:value-type="float" office:value="0.372567" calcext:value-type="float">
            <text:p>0.372567</text:p>
          </table:table-cell>
          <table:table-cell table:formula="of:=[I2_32.I118]" office:value-type="float" office:value="0.310572" calcext:value-type="float">
            <text:p>0.31057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I2_4.C119]" office:value-type="float" office:value="0.542762" calcext:value-type="float">
            <text:p>0.542762</text:p>
          </table:table-cell>
          <table:table-cell table:formula="of:=[I2_8.C119]" office:value-type="float" office:value="0.615199" calcext:value-type="float">
            <text:p>0.615199</text:p>
          </table:table-cell>
          <table:table-cell table:formula="of:=[I2_16.C119]" office:value-type="float" office:value="0.713148" calcext:value-type="float">
            <text:p>0.713148</text:p>
          </table:table-cell>
          <table:table-cell table:formula="of:=[I2_24.C119]" office:value-type="float" office:value="0.792702" calcext:value-type="float">
            <text:p>0.792702</text:p>
          </table:table-cell>
          <table:table-cell table:formula="of:=[I2_32.C119]" office:value-type="float" office:value="0.25" calcext:value-type="float">
            <text:p>0.25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[I2_4.I119]" office:value-type="float" office:value="0.302785" calcext:value-type="float">
            <text:p>0.302785</text:p>
          </table:table-cell>
          <table:table-cell table:formula="of:=[I2_8.I119]" office:value-type="float" office:value="0.333633" calcext:value-type="float">
            <text:p>0.333633</text:p>
          </table:table-cell>
          <table:table-cell table:formula="of:=[I2_16.I119]" office:value-type="float" office:value="0.377358" calcext:value-type="float">
            <text:p>0.377358</text:p>
          </table:table-cell>
          <table:table-cell table:formula="of:=[I2_24.I119]" office:value-type="float" office:value="0.380653" calcext:value-type="float">
            <text:p>0.380653</text:p>
          </table:table-cell>
          <table:table-cell table:formula="of:=[I2_32.I119]" office:value-type="float" office:value="0.334232" calcext:value-type="float">
            <text:p>0.33423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I2_4.C120]" office:value-type="float" office:value="0.541315" calcext:value-type="float">
            <text:p>0.541315</text:p>
          </table:table-cell>
          <table:table-cell table:formula="of:=[I2_8.C120]" office:value-type="float" office:value="0.619723" calcext:value-type="float">
            <text:p>0.619723</text:p>
          </table:table-cell>
          <table:table-cell table:formula="of:=[I2_16.C120]" office:value-type="float" office:value="0.713691" calcext:value-type="float">
            <text:p>0.713691</text:p>
          </table:table-cell>
          <table:table-cell table:formula="of:=[I2_24.C120]" office:value-type="float" office:value="0.790893" calcext:value-type="float">
            <text:p>0.790893</text:p>
          </table:table-cell>
          <table:table-cell table:formula="of:=[I2_32.C120]" office:value-type="float" office:value="0.258866" calcext:value-type="float">
            <text:p>0.258866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I2_4.I120]" office:value-type="float" office:value="0.312069" calcext:value-type="float">
            <text:p>0.312069</text:p>
          </table:table-cell>
          <table:table-cell table:formula="of:=[I2_8.I120]" office:value-type="float" office:value="0.337826" calcext:value-type="float">
            <text:p>0.337826</text:p>
          </table:table-cell>
          <table:table-cell table:formula="of:=[I2_16.I120]" office:value-type="float" office:value="0.377658" calcext:value-type="float">
            <text:p>0.377658</text:p>
          </table:table-cell>
          <table:table-cell table:formula="of:=[I2_24.I120]" office:value-type="float" office:value="0.381252" calcext:value-type="float">
            <text:p>0.381252</text:p>
          </table:table-cell>
          <table:table-cell table:formula="of:=[I2_32.I120]" office:value-type="float" office:value="0.324648" calcext:value-type="float">
            <text:p>0.32464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I2_4.C121]" office:value-type="float" office:value="0.539228" calcext:value-type="float">
            <text:p>0.539228</text:p>
          </table:table-cell>
          <table:table-cell table:formula="of:=[I2_8.C121]" office:value-type="float" office:value="0.619855" calcext:value-type="float">
            <text:p>0.619855</text:p>
          </table:table-cell>
          <table:table-cell table:formula="of:=[I2_16.C121]" office:value-type="float" office:value="0.714725" calcext:value-type="float">
            <text:p>0.714725</text:p>
          </table:table-cell>
          <table:table-cell table:formula="of:=[I2_24.C121]" office:value-type="float" office:value="0.793663" calcext:value-type="float">
            <text:p>0.793663</text:p>
          </table:table-cell>
          <table:table-cell table:formula="of:=[I2_32.C121]" office:value-type="float" office:value="0.2586" calcext:value-type="float">
            <text:p>0.2586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I2_4.I121]" office:value-type="float" office:value="0.299191" calcext:value-type="float">
            <text:p>0.299191</text:p>
          </table:table-cell>
          <table:table-cell table:formula="of:=[I2_8.I121]" office:value-type="float" office:value="0.343816" calcext:value-type="float">
            <text:p>0.343816</text:p>
          </table:table-cell>
          <table:table-cell table:formula="of:=[I2_16.I121]" office:value-type="float" office:value="0.367475" calcext:value-type="float">
            <text:p>0.367475</text:p>
          </table:table-cell>
          <table:table-cell table:formula="of:=[I2_24.I121]" office:value-type="float" office:value="0.37646" calcext:value-type="float">
            <text:p>0.37646</text:p>
          </table:table-cell>
          <table:table-cell table:formula="of:=[I2_32.I121]" office:value-type="float" office:value="0.318059" calcext:value-type="float">
            <text:p>0.31805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I2_4.C122]" office:value-type="float" office:value="0.539747" calcext:value-type="float">
            <text:p>0.539747</text:p>
          </table:table-cell>
          <table:table-cell table:formula="of:=[I2_8.C122]" office:value-type="float" office:value="0.616948" calcext:value-type="float">
            <text:p>0.616948</text:p>
          </table:table-cell>
          <table:table-cell table:formula="of:=[I2_16.C122]" office:value-type="float" office:value="0.709469" calcext:value-type="float">
            <text:p>0.709469</text:p>
          </table:table-cell>
          <table:table-cell table:formula="of:=[I2_24.C122]" office:value-type="float" office:value="0.798492" calcext:value-type="float">
            <text:p>0.798492</text:p>
          </table:table-cell>
          <table:table-cell table:formula="of:=[I2_32.C122]" office:value-type="float" office:value="0.270567" calcext:value-type="float">
            <text:p>0.270567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[I2_4.I122]" office:value-type="float" office:value="0.314465" calcext:value-type="float">
            <text:p>0.314465</text:p>
          </table:table-cell>
          <table:table-cell table:formula="of:=[I2_8.I122]" office:value-type="float" office:value="0.342618" calcext:value-type="float">
            <text:p>0.342618</text:p>
          </table:table-cell>
          <table:table-cell table:formula="of:=[I2_16.I122]" office:value-type="float" office:value="0.351303" calcext:value-type="float">
            <text:p>0.351303</text:p>
          </table:table-cell>
          <table:table-cell table:formula="of:=[I2_24.I122]" office:value-type="float" office:value="0.378856" calcext:value-type="float">
            <text:p>0.378856</text:p>
          </table:table-cell>
          <table:table-cell table:formula="of:=[I2_32.I122]" office:value-type="float" office:value="0.302785" calcext:value-type="float">
            <text:p>0.30278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I2_4.C123]" office:value-type="float" office:value="0.540917" calcext:value-type="float">
            <text:p>0.540917</text:p>
          </table:table-cell>
          <table:table-cell table:formula="of:=[I2_8.C123]" office:value-type="float" office:value="0.618407" calcext:value-type="float">
            <text:p>0.618407</text:p>
          </table:table-cell>
          <table:table-cell table:formula="of:=[I2_16.C123]" office:value-type="float" office:value="0.714544" calcext:value-type="float">
            <text:p>0.714544</text:p>
          </table:table-cell>
          <table:table-cell table:formula="of:=[I2_24.C123]" office:value-type="float" office:value="0.79318" calcext:value-type="float">
            <text:p>0.79318</text:p>
          </table:table-cell>
          <table:table-cell table:formula="of:=[I2_32.C123]" office:value-type="float" office:value="0.266566" calcext:value-type="float">
            <text:p>0.266566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I2_4.I123]" office:value-type="float" office:value="0.296496" calcext:value-type="float">
            <text:p>0.296496</text:p>
          </table:table-cell>
          <table:table-cell table:formula="of:=[I2_8.I123]" office:value-type="float" office:value="0.35879" calcext:value-type="float">
            <text:p>0.35879</text:p>
          </table:table-cell>
          <table:table-cell table:formula="of:=[I2_16.I123]" office:value-type="float" office:value="0.375562" calcext:value-type="float">
            <text:p>0.375562</text:p>
          </table:table-cell>
          <table:table-cell table:formula="of:=[I2_24.I123]" office:value-type="float" office:value="0.384247" calcext:value-type="float">
            <text:p>0.384247</text:p>
          </table:table-cell>
          <table:table-cell table:formula="of:=[I2_32.I123]" office:value-type="float" office:value="0.312369" calcext:value-type="float">
            <text:p>0.31236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I2_4.C124]" office:value-type="float" office:value="0.543607" calcext:value-type="float">
            <text:p>0.543607</text:p>
          </table:table-cell>
          <table:table-cell table:formula="of:=[I2_8.C124]" office:value-type="float" office:value="0.625875" calcext:value-type="float">
            <text:p>0.625875</text:p>
          </table:table-cell>
          <table:table-cell table:formula="of:=[I2_16.C124]" office:value-type="float" office:value="0.718758" calcext:value-type="float">
            <text:p>0.718758</text:p>
          </table:table-cell>
          <table:table-cell table:formula="of:=[I2_24.C124]" office:value-type="float" office:value="0.800905" calcext:value-type="float">
            <text:p>0.800905</text:p>
          </table:table-cell>
          <table:table-cell table:formula="of:=[I2_32.C124]" office:value-type="float" office:value="0.273402" calcext:value-type="float">
            <text:p>0.273402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[I2_4.I124]" office:value-type="float" office:value="0.299491" calcext:value-type="float">
            <text:p>0.299491</text:p>
          </table:table-cell>
          <table:table-cell table:formula="of:=[I2_8.I124]" office:value-type="float" office:value="0.3528" calcext:value-type="float">
            <text:p>0.3528</text:p>
          </table:table-cell>
          <table:table-cell table:formula="of:=[I2_16.I124]" office:value-type="float" office:value="0.356394" calcext:value-type="float">
            <text:p>0.356394</text:p>
          </table:table-cell>
          <table:table-cell table:formula="of:=[I2_24.I124]" office:value-type="float" office:value="0.360886" calcext:value-type="float">
            <text:p>0.360886</text:p>
          </table:table-cell>
          <table:table-cell table:formula="of:=[I2_32.I124]" office:value-type="float" office:value="0.31776" calcext:value-type="float">
            <text:p>0.3177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I2_4.C125]" office:value-type="float" office:value="0.548552" calcext:value-type="float">
            <text:p>0.548552</text:p>
          </table:table-cell>
          <table:table-cell table:formula="of:=[I2_8.C125]" office:value-type="float" office:value="0.616466" calcext:value-type="float">
            <text:p>0.616466</text:p>
          </table:table-cell>
          <table:table-cell table:formula="of:=[I2_16.C125]" office:value-type="float" office:value="0.722316" calcext:value-type="float">
            <text:p>0.722316</text:p>
          </table:table-cell>
          <table:table-cell table:formula="of:=[I2_24.C125]" office:value-type="float" office:value="0.797708" calcext:value-type="float">
            <text:p>0.797708</text:p>
          </table:table-cell>
          <table:table-cell table:formula="of:=[I2_32.C125]" office:value-type="float" office:value="0.272919" calcext:value-type="float">
            <text:p>0.272919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I2_4.I125]" office:value-type="float" office:value="0.313567" calcext:value-type="float">
            <text:p>0.313567</text:p>
          </table:table-cell>
          <table:table-cell table:formula="of:=[I2_8.I125]" office:value-type="float" office:value="0.341719" calcext:value-type="float">
            <text:p>0.341719</text:p>
          </table:table-cell>
          <table:table-cell table:formula="of:=[I2_16.I125]" office:value-type="float" office:value="0.371668" calcext:value-type="float">
            <text:p>0.371668</text:p>
          </table:table-cell>
          <table:table-cell table:formula="of:=[I2_24.I125]" office:value-type="float" office:value="0.367775" calcext:value-type="float">
            <text:p>0.367775</text:p>
          </table:table-cell>
          <table:table-cell table:formula="of:=[I2_32.I125]" office:value-type="float" office:value="0.325846" calcext:value-type="float">
            <text:p>0.32584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I2_4.C126]" office:value-type="float" office:value="0.540676" calcext:value-type="float">
            <text:p>0.540676</text:p>
          </table:table-cell>
          <table:table-cell table:formula="of:=[I2_8.C126]" office:value-type="float" office:value="0.617743" calcext:value-type="float">
            <text:p>0.617743</text:p>
          </table:table-cell>
          <table:table-cell table:formula="of:=[I2_16.C126]" office:value-type="float" office:value="0.719976" calcext:value-type="float">
            <text:p>0.719976</text:p>
          </table:table-cell>
          <table:table-cell table:formula="of:=[I2_24.C126]" office:value-type="float" office:value="0.799819" calcext:value-type="float">
            <text:p>0.799819</text:p>
          </table:table-cell>
          <table:table-cell table:formula="of:=[I2_32.C126]" office:value-type="float" office:value="0.277127" calcext:value-type="float">
            <text:p>0.277127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I2_4.I126]" office:value-type="float" office:value="0.303983" calcext:value-type="float">
            <text:p>0.303983</text:p>
          </table:table-cell>
          <table:table-cell table:formula="of:=[I2_8.I126]" office:value-type="float" office:value="0.343516" calcext:value-type="float">
            <text:p>0.343516</text:p>
          </table:table-cell>
          <table:table-cell table:formula="of:=[I2_16.I126]" office:value-type="float" office:value="0.362384" calcext:value-type="float">
            <text:p>0.362384</text:p>
          </table:table-cell>
          <table:table-cell table:formula="of:=[I2_24.I126]" office:value-type="float" office:value="0.37077" calcext:value-type="float">
            <text:p>0.37077</text:p>
          </table:table-cell>
          <table:table-cell table:formula="of:=[I2_32.I126]" office:value-type="float" office:value="0.324349" calcext:value-type="float">
            <text:p>0.32434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I2_4.C127]" office:value-type="float" office:value="0.542159" calcext:value-type="float">
            <text:p>0.542159</text:p>
          </table:table-cell>
          <table:table-cell table:formula="of:=[I2_8.C127]" office:value-type="float" office:value="0.618215" calcext:value-type="float">
            <text:p>0.618215</text:p>
          </table:table-cell>
          <table:table-cell table:formula="of:=[I2_16.C127]" office:value-type="float" office:value="0.722618" calcext:value-type="float">
            <text:p>0.722618</text:p>
          </table:table-cell>
          <table:table-cell table:formula="of:=[I2_24.C127]" office:value-type="float" office:value="0.794391" calcext:value-type="float">
            <text:p>0.794391</text:p>
          </table:table-cell>
          <table:table-cell table:formula="of:=[I2_32.C127]" office:value-type="float" office:value="0.282811" calcext:value-type="float">
            <text:p>0.282811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[I2_4.I127]" office:value-type="float" office:value="0.311171" calcext:value-type="float">
            <text:p>0.311171</text:p>
          </table:table-cell>
          <table:table-cell table:formula="of:=[I2_8.I127]" office:value-type="float" office:value="0.343217" calcext:value-type="float">
            <text:p>0.343217</text:p>
          </table:table-cell>
          <table:table-cell table:formula="of:=[I2_16.I127]" office:value-type="float" office:value="0.365978" calcext:value-type="float">
            <text:p>0.365978</text:p>
          </table:table-cell>
          <table:table-cell table:formula="of:=[I2_24.I127]" office:value-type="float" office:value="0.369272" calcext:value-type="float">
            <text:p>0.369272</text:p>
          </table:table-cell>
          <table:table-cell table:formula="of:=[I2_32.I127]" office:value-type="float" office:value="0.310872" calcext:value-type="float">
            <text:p>0.31087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I2_4.C128]" office:value-type="float" office:value="0.540857" calcext:value-type="float">
            <text:p>0.540857</text:p>
          </table:table-cell>
          <table:table-cell table:formula="of:=[I2_8.C128]" office:value-type="float" office:value="0.613036" calcext:value-type="float">
            <text:p>0.613036</text:p>
          </table:table-cell>
          <table:table-cell table:formula="of:=[I2_16.C128]" office:value-type="float" office:value="0.715872" calcext:value-type="float">
            <text:p>0.715872</text:p>
          </table:table-cell>
          <table:table-cell table:formula="of:=[I2_24.C128]" office:value-type="float" office:value="0.797827" calcext:value-type="float">
            <text:p>0.797827</text:p>
          </table:table-cell>
          <table:table-cell table:formula="of:=[I2_32.C128]" office:value-type="float" office:value="0.28105" calcext:value-type="float">
            <text:p>0.28105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I2_4.I128]" office:value-type="float" office:value="0.300988" calcext:value-type="float">
            <text:p>0.300988</text:p>
          </table:table-cell>
          <table:table-cell table:formula="of:=[I2_8.I128]" office:value-type="float" office:value="0.340821" calcext:value-type="float">
            <text:p>0.340821</text:p>
          </table:table-cell>
          <table:table-cell table:formula="of:=[I2_16.I128]" office:value-type="float" office:value="0.365079" calcext:value-type="float">
            <text:p>0.365079</text:p>
          </table:table-cell>
          <table:table-cell table:formula="of:=[I2_24.I128]" office:value-type="float" office:value="0.380353" calcext:value-type="float">
            <text:p>0.380353</text:p>
          </table:table-cell>
          <table:table-cell table:formula="of:=[I2_32.I128]" office:value-type="float" office:value="0.32375" calcext:value-type="float">
            <text:p>0.3237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I2_4.C129]" office:value-type="float" office:value="0.54807" calcext:value-type="float">
            <text:p>0.54807</text:p>
          </table:table-cell>
          <table:table-cell table:formula="of:=[I2_8.C129]" office:value-type="float" office:value="0.627141" calcext:value-type="float">
            <text:p>0.627141</text:p>
          </table:table-cell>
          <table:table-cell table:formula="of:=[I2_16.C129]" office:value-type="float" office:value="0.722919" calcext:value-type="float">
            <text:p>0.722919</text:p>
          </table:table-cell>
          <table:table-cell table:formula="of:=[I2_24.C129]" office:value-type="float" office:value="0.79994" calcext:value-type="float">
            <text:p>0.79994</text:p>
          </table:table-cell>
          <table:table-cell table:formula="of:=[I2_32.C129]" office:value-type="float" office:value="0.282147" calcext:value-type="float">
            <text:p>0.282147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I2_4.I129]" office:value-type="float" office:value="0.302186" calcext:value-type="float">
            <text:p>0.302186</text:p>
          </table:table-cell>
          <table:table-cell table:formula="of:=[I2_8.I129]" office:value-type="float" office:value="0.34681" calcext:value-type="float">
            <text:p>0.34681</text:p>
          </table:table-cell>
          <table:table-cell table:formula="of:=[I2_16.I129]" office:value-type="float" office:value="0.371069" calcext:value-type="float">
            <text:p>0.371069</text:p>
          </table:table-cell>
          <table:table-cell table:formula="of:=[I2_24.I129]" office:value-type="float" office:value="0.375861" calcext:value-type="float">
            <text:p>0.375861</text:p>
          </table:table-cell>
          <table:table-cell table:formula="of:=[I2_32.I129]" office:value-type="float" office:value="0.309374" calcext:value-type="float">
            <text:p>0.30937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I2_4.C130]" office:value-type="float" office:value="0.54421" calcext:value-type="float">
            <text:p>0.54421</text:p>
          </table:table-cell>
          <table:table-cell table:formula="of:=[I2_8.C130]" office:value-type="float" office:value="0.627744" calcext:value-type="float">
            <text:p>0.627744</text:p>
          </table:table-cell>
          <table:table-cell table:formula="of:=[I2_16.C130]" office:value-type="float" office:value="0.725754" calcext:value-type="float">
            <text:p>0.725754</text:p>
          </table:table-cell>
          <table:table-cell table:formula="of:=[I2_24.C130]" office:value-type="float" office:value="0.804041" calcext:value-type="float">
            <text:p>0.804041</text:p>
          </table:table-cell>
          <table:table-cell table:formula="of:=[I2_32.C130]" office:value-type="float" office:value="0.2924" calcext:value-type="float">
            <text:p>0.2924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[I2_4.I130]" office:value-type="float" office:value="0.314465" calcext:value-type="float">
            <text:p>0.314465</text:p>
          </table:table-cell>
          <table:table-cell table:formula="of:=[I2_8.I130]" office:value-type="float" office:value="0.340821" calcext:value-type="float">
            <text:p>0.340821</text:p>
          </table:table-cell>
          <table:table-cell table:formula="of:=[I2_16.I130]" office:value-type="float" office:value="0.36448" calcext:value-type="float">
            <text:p>0.36448</text:p>
          </table:table-cell>
          <table:table-cell table:formula="of:=[I2_24.I130]" office:value-type="float" office:value="0.369272" calcext:value-type="float">
            <text:p>0.369272</text:p>
          </table:table-cell>
          <table:table-cell table:formula="of:=[I2_32.I130]" office:value-type="float" office:value="0.324349" calcext:value-type="float">
            <text:p>0.3243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I2_4.C131]" office:value-type="float" office:value="0.543814" calcext:value-type="float">
            <text:p>0.543814</text:p>
          </table:table-cell>
          <table:table-cell table:formula="of:=[I2_8.C131]" office:value-type="float" office:value="0.621907" calcext:value-type="float">
            <text:p>0.621907</text:p>
          </table:table-cell>
          <table:table-cell table:formula="of:=[I2_16.C131]" office:value-type="float" office:value="0.718286" calcext:value-type="float">
            <text:p>0.718286</text:p>
          </table:table-cell>
          <table:table-cell table:formula="of:=[I2_24.C131]" office:value-type="float" office:value="0.800845" calcext:value-type="float">
            <text:p>0.800845</text:p>
          </table:table-cell>
          <table:table-cell table:formula="of:=[I2_32.C131]" office:value-type="float" office:value="0.302897" calcext:value-type="float">
            <text:p>0.302897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[I2_4.I131]" office:value-type="float" office:value="0.307877" calcext:value-type="float">
            <text:p>0.307877</text:p>
          </table:table-cell>
          <table:table-cell table:formula="of:=[I2_8.I131]" office:value-type="float" office:value="0.338125" calcext:value-type="float">
            <text:p>0.338125</text:p>
          </table:table-cell>
          <table:table-cell table:formula="of:=[I2_16.I131]" office:value-type="float" office:value="0.357293" calcext:value-type="float">
            <text:p>0.357293</text:p>
          </table:table-cell>
          <table:table-cell table:formula="of:=[I2_24.I131]" office:value-type="float" office:value="0.378856" calcext:value-type="float">
            <text:p>0.378856</text:p>
          </table:table-cell>
          <table:table-cell table:formula="of:=[I2_32.I131]" office:value-type="float" office:value="0.327643" calcext:value-type="float">
            <text:p>0.32764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I2_4.C132]" office:value-type="float" office:value="0.542159" calcext:value-type="float">
            <text:p>0.542159</text:p>
          </table:table-cell>
          <table:table-cell table:formula="of:=[I2_8.C132]" office:value-type="float" office:value="0.623643" calcext:value-type="float">
            <text:p>0.623643</text:p>
          </table:table-cell>
          <table:table-cell table:formula="of:=[I2_16.C132]" office:value-type="float" office:value="0.721653" calcext:value-type="float">
            <text:p>0.721653</text:p>
          </table:table-cell>
          <table:table-cell table:formula="of:=[I2_24.C132]" office:value-type="float" office:value="0.799276" calcext:value-type="float">
            <text:p>0.799276</text:p>
          </table:table-cell>
          <table:table-cell table:formula="of:=[I2_32.C132]" office:value-type="float" office:value="0.30199" calcext:value-type="float">
            <text:p>0.30199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[I2_4.I132]" office:value-type="float" office:value="0.311171" calcext:value-type="float">
            <text:p>0.311171</text:p>
          </table:table-cell>
          <table:table-cell table:formula="of:=[I2_8.I132]" office:value-type="float" office:value="0.348907" calcext:value-type="float">
            <text:p>0.348907</text:p>
          </table:table-cell>
          <table:table-cell table:formula="of:=[I2_16.I132]" office:value-type="float" office:value="0.350404" calcext:value-type="float">
            <text:p>0.350404</text:p>
          </table:table-cell>
          <table:table-cell table:formula="of:=[I2_24.I132]" office:value-type="float" office:value="0.39383" calcext:value-type="float">
            <text:p>0.39383</text:p>
          </table:table-cell>
          <table:table-cell table:formula="of:=[I2_32.I132]" office:value-type="float" office:value="0.328242" calcext:value-type="float">
            <text:p>0.32824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I2_4.C133]" office:value-type="float" office:value="0.544418" calcext:value-type="float">
            <text:p>0.544418</text:p>
          </table:table-cell>
          <table:table-cell table:formula="of:=[I2_8.C133]" office:value-type="float" office:value="0.627942" calcext:value-type="float">
            <text:p>0.627942</text:p>
          </table:table-cell>
          <table:table-cell table:formula="of:=[I2_16.C133]" office:value-type="float" office:value="0.732287" calcext:value-type="float">
            <text:p>0.732287</text:p>
          </table:table-cell>
          <table:table-cell table:formula="of:=[I2_24.C133]" office:value-type="float" office:value="0.8035" calcext:value-type="float">
            <text:p>0.8035</text:p>
          </table:table-cell>
          <table:table-cell table:formula="of:=[I2_32.C133]" office:value-type="float" office:value="0.306276" calcext:value-type="float">
            <text:p>0.306276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I2_4.I133]" office:value-type="float" office:value="0.321653" calcext:value-type="float">
            <text:p>0.321653</text:p>
          </table:table-cell>
          <table:table-cell table:formula="of:=[I2_8.I133]" office:value-type="float" office:value="0.337227" calcext:value-type="float">
            <text:p>0.337227</text:p>
          </table:table-cell>
          <table:table-cell table:formula="of:=[I2_16.I133]" office:value-type="float" office:value="0.370171" calcext:value-type="float">
            <text:p>0.370171</text:p>
          </table:table-cell>
          <table:table-cell table:formula="of:=[I2_24.I133]" office:value-type="float" office:value="0.374963" calcext:value-type="float">
            <text:p>0.374963</text:p>
          </table:table-cell>
          <table:table-cell table:formula="of:=[I2_32.I133]" office:value-type="float" office:value="0.319856" calcext:value-type="float">
            <text:p>0.31985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I2_4.C134]" office:value-type="float" office:value="0.552593" calcext:value-type="float">
            <text:p>0.552593</text:p>
          </table:table-cell>
          <table:table-cell table:formula="of:=[I2_8.C134]" office:value-type="float" office:value="0.630036" calcext:value-type="float">
            <text:p>0.630036</text:p>
          </table:table-cell>
          <table:table-cell table:formula="of:=[I2_16.C134]" office:value-type="float" office:value="0.729131" calcext:value-type="float">
            <text:p>0.729131</text:p>
          </table:table-cell>
          <table:table-cell table:formula="of:=[I2_24.C134]" office:value-type="float" office:value="0.802292" calcext:value-type="float">
            <text:p>0.802292</text:p>
          </table:table-cell>
          <table:table-cell table:formula="of:=[I2_32.C134]" office:value-type="float" office:value="0.310434" calcext:value-type="float">
            <text:p>0.310434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[I2_4.I134]" office:value-type="float" office:value="0.309973" calcext:value-type="float">
            <text:p>0.309973</text:p>
          </table:table-cell>
          <table:table-cell table:formula="of:=[I2_8.I134]" office:value-type="float" office:value="0.344115" calcext:value-type="float">
            <text:p>0.344115</text:p>
          </table:table-cell>
          <table:table-cell table:formula="of:=[I2_16.I134]" office:value-type="float" office:value="0.367176" calcext:value-type="float">
            <text:p>0.367176</text:p>
          </table:table-cell>
          <table:table-cell table:formula="of:=[I2_24.I134]" office:value-type="float" office:value="0.369572" calcext:value-type="float">
            <text:p>0.369572</text:p>
          </table:table-cell>
          <table:table-cell table:formula="of:=[I2_32.I134]" office:value-type="float" office:value="0.328841" calcext:value-type="float">
            <text:p>0.32884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I2_4.C135]" office:value-type="float" office:value="0.542099" calcext:value-type="float">
            <text:p>0.542099</text:p>
          </table:table-cell>
          <table:table-cell table:formula="of:=[I2_8.C135]" office:value-type="float" office:value="0.628347" calcext:value-type="float">
            <text:p>0.628347</text:p>
          </table:table-cell>
          <table:table-cell table:formula="of:=[I2_16.C135]" office:value-type="float" office:value="0.73076" calcext:value-type="float">
            <text:p>0.73076</text:p>
          </table:table-cell>
          <table:table-cell table:formula="of:=[I2_24.C135]" office:value-type="float" office:value="0.806152" calcext:value-type="float">
            <text:p>0.806152</text:p>
          </table:table-cell>
          <table:table-cell table:formula="of:=[I2_32.C135]" office:value-type="float" office:value="0.316767" calcext:value-type="float">
            <text:p>0.316767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[I2_4.I135]" office:value-type="float" office:value="0.303384" calcext:value-type="float">
            <text:p>0.303384</text:p>
          </table:table-cell>
          <table:table-cell table:formula="of:=[I2_8.I135]" office:value-type="float" office:value="0.345912" calcext:value-type="float">
            <text:p>0.345912</text:p>
          </table:table-cell>
          <table:table-cell table:formula="of:=[I2_16.I135]" office:value-type="float" office:value="0.365379" calcext:value-type="float">
            <text:p>0.365379</text:p>
          </table:table-cell>
          <table:table-cell table:formula="of:=[I2_24.I135]" office:value-type="float" office:value="0.368374" calcext:value-type="float">
            <text:p>0.368374</text:p>
          </table:table-cell>
          <table:table-cell table:formula="of:=[I2_32.I135]" office:value-type="float" office:value="0.313866" calcext:value-type="float">
            <text:p>0.31386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I2_4.C136]" office:value-type="float" office:value="0.550272" calcext:value-type="float">
            <text:p>0.550272</text:p>
          </table:table-cell>
          <table:table-cell table:formula="of:=[I2_8.C136]" office:value-type="float" office:value="0.630054" calcext:value-type="float">
            <text:p>0.630054</text:p>
          </table:table-cell>
          <table:table-cell table:formula="of:=[I2_16.C136]" office:value-type="float" office:value="0.725468" calcext:value-type="float">
            <text:p>0.725468</text:p>
          </table:table-cell>
          <table:table-cell table:formula="of:=[I2_24.C136]" office:value-type="float" office:value="0.80688" calcext:value-type="float">
            <text:p>0.80688</text:p>
          </table:table-cell>
          <table:table-cell table:formula="of:=[I2_32.C136]" office:value-type="float" office:value="0.316174" calcext:value-type="float">
            <text:p>0.316174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[I2_4.I136]" office:value-type="float" office:value="0.310572" calcext:value-type="float">
            <text:p>0.310572</text:p>
          </table:table-cell>
          <table:table-cell table:formula="of:=[I2_8.I136]" office:value-type="float" office:value="0.345313" calcext:value-type="float">
            <text:p>0.345313</text:p>
          </table:table-cell>
          <table:table-cell table:formula="of:=[I2_16.I136]" office:value-type="float" office:value="0.359389" calcext:value-type="float">
            <text:p>0.359389</text:p>
          </table:table-cell>
          <table:table-cell table:formula="of:=[I2_24.I136]" office:value-type="float" office:value="0.366277" calcext:value-type="float">
            <text:p>0.366277</text:p>
          </table:table-cell>
          <table:table-cell table:formula="of:=[I2_32.I136]" office:value-type="float" office:value="0.32375" calcext:value-type="float">
            <text:p>0.3237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I2_4.C137]" office:value-type="float" office:value="0.542762" calcext:value-type="float">
            <text:p>0.542762</text:p>
          </table:table-cell>
          <table:table-cell table:formula="of:=[I2_8.C137]" office:value-type="float" office:value="0.630881" calcext:value-type="float">
            <text:p>0.630881</text:p>
          </table:table-cell>
          <table:table-cell table:formula="of:=[I2_16.C137]" office:value-type="float" office:value="0.728468" calcext:value-type="float">
            <text:p>0.728468</text:p>
          </table:table-cell>
          <table:table-cell table:formula="of:=[I2_24.C137]" office:value-type="float" office:value="0.80187" calcext:value-type="float">
            <text:p>0.80187</text:p>
          </table:table-cell>
          <table:table-cell table:formula="of:=[I2_32.C137]" office:value-type="float" office:value="0.319783" calcext:value-type="float">
            <text:p>0.319783</text:p>
          </table:table-cell>
          <table:table-cell/>
          <table:table-cell office:value-type="float" office:value="134" calcext:value-type="float">
            <text:p>134</text:p>
          </table:table-cell>
          <table:table-cell table:formula="of:=[I2_4.I137]" office:value-type="float" office:value="0.302486" calcext:value-type="float">
            <text:p>0.302486</text:p>
          </table:table-cell>
          <table:table-cell table:formula="of:=[I2_8.I137]" office:value-type="float" office:value="0.354597" calcext:value-type="float">
            <text:p>0.354597</text:p>
          </table:table-cell>
          <table:table-cell table:formula="of:=[I2_16.I137]" office:value-type="float" office:value="0.361485" calcext:value-type="float">
            <text:p>0.361485</text:p>
          </table:table-cell>
          <table:table-cell table:formula="of:=[I2_24.I137]" office:value-type="float" office:value="0.371968" calcext:value-type="float">
            <text:p>0.371968</text:p>
          </table:table-cell>
          <table:table-cell table:formula="of:=[I2_32.I137]" office:value-type="float" office:value="0.333932" calcext:value-type="float">
            <text:p>0.33393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I2_4.C138]" office:value-type="float" office:value="0.55003" calcext:value-type="float">
            <text:p>0.55003</text:p>
          </table:table-cell>
          <table:table-cell table:formula="of:=[I2_8.C138]" office:value-type="float" office:value="0.624683" calcext:value-type="float">
            <text:p>0.624683</text:p>
          </table:table-cell>
          <table:table-cell table:formula="of:=[I2_16.C138]" office:value-type="float" office:value="0.730115" calcext:value-type="float">
            <text:p>0.730115</text:p>
          </table:table-cell>
          <table:table-cell table:formula="of:=[I2_24.C138]" office:value-type="float" office:value="0.805794" calcext:value-type="float">
            <text:p>0.805794</text:p>
          </table:table-cell>
          <table:table-cell table:formula="of:=[I2_32.C138]" office:value-type="float" office:value="0.323235" calcext:value-type="float">
            <text:p>0.323235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I2_4.I138]" office:value-type="float" office:value="0.312069" calcext:value-type="float">
            <text:p>0.312069</text:p>
          </table:table-cell>
          <table:table-cell table:formula="of:=[I2_8.I138]" office:value-type="float" office:value="0.345612" calcext:value-type="float">
            <text:p>0.345612</text:p>
          </table:table-cell>
          <table:table-cell table:formula="of:=[I2_16.I138]" office:value-type="float" office:value="0.372866" calcext:value-type="float">
            <text:p>0.372866</text:p>
          </table:table-cell>
          <table:table-cell table:formula="of:=[I2_24.I138]" office:value-type="float" office:value="0.366277" calcext:value-type="float">
            <text:p>0.366277</text:p>
          </table:table-cell>
          <table:table-cell table:formula="of:=[I2_32.I138]" office:value-type="float" office:value="0.33513" calcext:value-type="float">
            <text:p>0.3351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I2_4.C139]" office:value-type="float" office:value="0.547467" calcext:value-type="float">
            <text:p>0.547467</text:p>
          </table:table-cell>
          <table:table-cell table:formula="of:=[I2_8.C139]" office:value-type="float" office:value="0.631604" calcext:value-type="float">
            <text:p>0.631604</text:p>
          </table:table-cell>
          <table:table-cell table:formula="of:=[I2_16.C139]" office:value-type="float" office:value="0.732811" calcext:value-type="float">
            <text:p>0.732811</text:p>
          </table:table-cell>
          <table:table-cell table:formula="of:=[I2_24.C139]" office:value-type="float" office:value="0.804162" calcext:value-type="float">
            <text:p>0.804162</text:p>
          </table:table-cell>
          <table:table-cell table:formula="of:=[I2_32.C139]" office:value-type="float" office:value="0.326055" calcext:value-type="float">
            <text:p>0.326055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[I2_4.I139]" office:value-type="float" office:value="0.300689" calcext:value-type="float">
            <text:p>0.300689</text:p>
          </table:table-cell>
          <table:table-cell table:formula="of:=[I2_8.I139]" office:value-type="float" office:value="0.340821" calcext:value-type="float">
            <text:p>0.340821</text:p>
          </table:table-cell>
          <table:table-cell table:formula="of:=[I2_16.I139]" office:value-type="float" office:value="0.382749" calcext:value-type="float">
            <text:p>0.382749</text:p>
          </table:table-cell>
          <table:table-cell table:formula="of:=[I2_24.I139]" office:value-type="float" office:value="0.372866" calcext:value-type="float">
            <text:p>0.372866</text:p>
          </table:table-cell>
          <table:table-cell table:formula="of:=[I2_32.I139]" office:value-type="float" office:value="0.314166" calcext:value-type="float">
            <text:p>0.31416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I2_4.C140]" office:value-type="float" office:value="0.548251" calcext:value-type="float">
            <text:p>0.548251</text:p>
          </table:table-cell>
          <table:table-cell table:formula="of:=[I2_8.C140]" office:value-type="float" office:value="0.631665" calcext:value-type="float">
            <text:p>0.631665</text:p>
          </table:table-cell>
          <table:table-cell table:formula="of:=[I2_16.C140]" office:value-type="float" office:value="0.731001" calcext:value-type="float">
            <text:p>0.731001</text:p>
          </table:table-cell>
          <table:table-cell table:formula="of:=[I2_24.C140]" office:value-type="float" office:value="0.808203" calcext:value-type="float">
            <text:p>0.808203</text:p>
          </table:table-cell>
          <table:table-cell table:formula="of:=[I2_32.C140]" office:value-type="float" office:value="0.331484" calcext:value-type="float">
            <text:p>0.331484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I2_4.I140]" office:value-type="float" office:value="0.310273" calcext:value-type="float">
            <text:p>0.310273</text:p>
          </table:table-cell>
          <table:table-cell table:formula="of:=[I2_8.I140]" office:value-type="float" office:value="0.350404" calcext:value-type="float">
            <text:p>0.350404</text:p>
          </table:table-cell>
          <table:table-cell table:formula="of:=[I2_16.I140]" office:value-type="float" office:value="0.368374" calcext:value-type="float">
            <text:p>0.368374</text:p>
          </table:table-cell>
          <table:table-cell table:formula="of:=[I2_24.I140]" office:value-type="float" office:value="0.390237" calcext:value-type="float">
            <text:p>0.390237</text:p>
          </table:table-cell>
          <table:table-cell table:formula="of:=[I2_32.I140]" office:value-type="float" office:value="0.31746" calcext:value-type="float">
            <text:p>0.3174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I2_4.C141]" office:value-type="float" office:value="0.553349" calcext:value-type="float">
            <text:p>0.553349</text:p>
          </table:table-cell>
          <table:table-cell table:formula="of:=[I2_8.C141]" office:value-type="float" office:value="0.624381" calcext:value-type="float">
            <text:p>0.624381</text:p>
          </table:table-cell>
          <table:table-cell table:formula="of:=[I2_16.C141]" office:value-type="float" office:value="0.73096" calcext:value-type="float">
            <text:p>0.73096</text:p>
          </table:table-cell>
          <table:table-cell table:formula="of:=[I2_24.C141]" office:value-type="float" office:value="0.811165" calcext:value-type="float">
            <text:p>0.811165</text:p>
          </table:table-cell>
          <table:table-cell table:formula="of:=[I2_32.C141]" office:value-type="float" office:value="0.330597" calcext:value-type="float">
            <text:p>0.330597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[I2_4.I141]" office:value-type="float" office:value="0.291704" calcext:value-type="float">
            <text:p>0.291704</text:p>
          </table:table-cell>
          <table:table-cell table:formula="of:=[I2_8.I141]" office:value-type="float" office:value="0.351902" calcext:value-type="float">
            <text:p>0.351902</text:p>
          </table:table-cell>
          <table:table-cell table:formula="of:=[I2_16.I141]" office:value-type="float" office:value="0.383049" calcext:value-type="float">
            <text:p>0.383049</text:p>
          </table:table-cell>
          <table:table-cell table:formula="of:=[I2_24.I141]" office:value-type="float" office:value="0.369871" calcext:value-type="float">
            <text:p>0.369871</text:p>
          </table:table-cell>
          <table:table-cell table:formula="of:=[I2_32.I141]" office:value-type="float" office:value="0.332435" calcext:value-type="float">
            <text:p>0.33243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I2_4.C142]" office:value-type="float" office:value="0.538179" calcext:value-type="float">
            <text:p>0.538179</text:p>
          </table:table-cell>
          <table:table-cell table:formula="of:=[I2_8.C142]" office:value-type="float" office:value="0.627141" calcext:value-type="float">
            <text:p>0.627141</text:p>
          </table:table-cell>
          <table:table-cell table:formula="of:=[I2_16.C142]" office:value-type="float" office:value="0.731423" calcext:value-type="float">
            <text:p>0.731423</text:p>
          </table:table-cell>
          <table:table-cell table:formula="of:=[I2_24.C142]" office:value-type="float" office:value="0.813088" calcext:value-type="float">
            <text:p>0.813088</text:p>
          </table:table-cell>
          <table:table-cell table:formula="of:=[I2_32.C142]" office:value-type="float" office:value="0.332449" calcext:value-type="float">
            <text:p>0.332449</text:p>
          </table:table-cell>
          <table:table-cell/>
          <table:table-cell office:value-type="float" office:value="139" calcext:value-type="float">
            <text:p>139</text:p>
          </table:table-cell>
          <table:table-cell table:formula="of:=[I2_4.I142]" office:value-type="float" office:value="0.309374" calcext:value-type="float">
            <text:p>0.309374</text:p>
          </table:table-cell>
          <table:table-cell table:formula="of:=[I2_8.I142]" office:value-type="float" office:value="0.352201" calcext:value-type="float">
            <text:p>0.352201</text:p>
          </table:table-cell>
          <table:table-cell table:formula="of:=[I2_16.I142]" office:value-type="float" office:value="0.373765" calcext:value-type="float">
            <text:p>0.373765</text:p>
          </table:table-cell>
          <table:table-cell table:formula="of:=[I2_24.I142]" office:value-type="float" office:value="0.369871" calcext:value-type="float">
            <text:p>0.369871</text:p>
          </table:table-cell>
          <table:table-cell table:formula="of:=[I2_32.I142]" office:value-type="float" office:value="0.32944" calcext:value-type="float">
            <text:p>0.3294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I2_4.C143]" office:value-type="float" office:value="0.54653" calcext:value-type="float">
            <text:p>0.54653</text:p>
          </table:table-cell>
          <table:table-cell table:formula="of:=[I2_8.C143]" office:value-type="float" office:value="0.630658" calcext:value-type="float">
            <text:p>0.630658</text:p>
          </table:table-cell>
          <table:table-cell table:formula="of:=[I2_16.C143]" office:value-type="float" office:value="0.731141" calcext:value-type="float">
            <text:p>0.731141</text:p>
          </table:table-cell>
          <table:table-cell table:formula="of:=[I2_24.C143]" office:value-type="float" office:value="0.808328" calcext:value-type="float">
            <text:p>0.808328</text:p>
          </table:table-cell>
          <table:table-cell table:formula="of:=[I2_32.C143]" office:value-type="float" office:value="0.334762" calcext:value-type="float">
            <text:p>0.334762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I2_4.I143]" office:value-type="float" office:value="0.306978" calcext:value-type="float">
            <text:p>0.306978</text:p>
          </table:table-cell>
          <table:table-cell table:formula="of:=[I2_8.I143]" office:value-type="float" office:value="0.337227" calcext:value-type="float">
            <text:p>0.337227</text:p>
          </table:table-cell>
          <table:table-cell table:formula="of:=[I2_16.I143]" office:value-type="float" office:value="0.37077" calcext:value-type="float">
            <text:p>0.37077</text:p>
          </table:table-cell>
          <table:table-cell table:formula="of:=[I2_24.I143]" office:value-type="float" office:value="0.380353" calcext:value-type="float">
            <text:p>0.380353</text:p>
          </table:table-cell>
          <table:table-cell table:formula="of:=[I2_32.I143]" office:value-type="float" office:value="0.31776" calcext:value-type="float">
            <text:p>0.3177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I2_4.C144]" office:value-type="float" office:value="0.550483" calcext:value-type="float">
            <text:p>0.550483</text:p>
          </table:table-cell>
          <table:table-cell table:formula="of:=[I2_8.C144]" office:value-type="float" office:value="0.630398" calcext:value-type="float">
            <text:p>0.630398</text:p>
          </table:table-cell>
          <table:table-cell table:formula="of:=[I2_16.C144]" office:value-type="float" office:value="0.732509" calcext:value-type="float">
            <text:p>0.732509</text:p>
          </table:table-cell>
          <table:table-cell table:formula="of:=[I2_24.C144]" office:value-type="float" office:value="0.806574" calcext:value-type="float">
            <text:p>0.806574</text:p>
          </table:table-cell>
          <table:table-cell table:formula="of:=[I2_32.C144]" office:value-type="float" office:value="0.341677" calcext:value-type="float">
            <text:p>0.341677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[I2_4.I144]" office:value-type="float" office:value="0.318359" calcext:value-type="float">
            <text:p>0.318359</text:p>
          </table:table-cell>
          <table:table-cell table:formula="of:=[I2_8.I144]" office:value-type="float" office:value="0.339922" calcext:value-type="float">
            <text:p>0.339922</text:p>
          </table:table-cell>
          <table:table-cell table:formula="of:=[I2_16.I144]" office:value-type="float" office:value="0.375562" calcext:value-type="float">
            <text:p>0.375562</text:p>
          </table:table-cell>
          <table:table-cell table:formula="of:=[I2_24.I144]" office:value-type="float" office:value="0.376161" calcext:value-type="float">
            <text:p>0.376161</text:p>
          </table:table-cell>
          <table:table-cell table:formula="of:=[I2_32.I144]" office:value-type="float" office:value="0.328841" calcext:value-type="float">
            <text:p>0.3288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I2_4.C145]" office:value-type="float" office:value="0.550603" calcext:value-type="float">
            <text:p>0.550603</text:p>
          </table:table-cell>
          <table:table-cell table:formula="of:=[I2_8.C145]" office:value-type="float" office:value="0.633836" calcext:value-type="float">
            <text:p>0.633836</text:p>
          </table:table-cell>
          <table:table-cell table:formula="of:=[I2_16.C145]" office:value-type="float" office:value="0.731966" calcext:value-type="float">
            <text:p>0.731966</text:p>
          </table:table-cell>
          <table:table-cell table:formula="of:=[I2_24.C145]" office:value-type="float" office:value="0.80766" calcext:value-type="float">
            <text:p>0.80766</text:p>
          </table:table-cell>
          <table:table-cell table:formula="of:=[I2_32.C145]" office:value-type="float" office:value="0.346984" calcext:value-type="float">
            <text:p>0.346984</text:p>
          </table:table-cell>
          <table:table-cell/>
          <table:table-cell office:value-type="float" office:value="142" calcext:value-type="float">
            <text:p>142</text:p>
          </table:table-cell>
          <table:table-cell table:formula="of:=[I2_4.I145]" office:value-type="float" office:value="0.307877" calcext:value-type="float">
            <text:p>0.307877</text:p>
          </table:table-cell>
          <table:table-cell table:formula="of:=[I2_8.I145]" office:value-type="float" office:value="0.338125" calcext:value-type="float">
            <text:p>0.338125</text:p>
          </table:table-cell>
          <table:table-cell table:formula="of:=[I2_16.I145]" office:value-type="float" office:value="0.375262" calcext:value-type="float">
            <text:p>0.375262</text:p>
          </table:table-cell>
          <table:table-cell table:formula="of:=[I2_24.I145]" office:value-type="float" office:value="0.383648" calcext:value-type="float">
            <text:p>0.383648</text:p>
          </table:table-cell>
          <table:table-cell table:formula="of:=[I2_32.I145]" office:value-type="float" office:value="0.325547" calcext:value-type="float">
            <text:p>0.32554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I2_4.C146]" office:value-type="float" office:value="0.548159" calcext:value-type="float">
            <text:p>0.548159</text:p>
          </table:table-cell>
          <table:table-cell table:formula="of:=[I2_8.C146]" office:value-type="float" office:value="0.632046" calcext:value-type="float">
            <text:p>0.632046</text:p>
          </table:table-cell>
          <table:table-cell table:formula="of:=[I2_16.C146]" office:value-type="float" office:value="0.735788" calcext:value-type="float">
            <text:p>0.735788</text:p>
          </table:table-cell>
          <table:table-cell table:formula="of:=[I2_24.C146]" office:value-type="float" office:value="0.815751" calcext:value-type="float">
            <text:p>0.815751</text:p>
          </table:table-cell>
          <table:table-cell table:formula="of:=[I2_32.C146]" office:value-type="float" office:value="0.35516" calcext:value-type="float">
            <text:p>0.35516</text:p>
          </table:table-cell>
          <table:table-cell/>
          <table:table-cell office:value-type="float" office:value="143" calcext:value-type="float">
            <text:p>143</text:p>
          </table:table-cell>
          <table:table-cell table:formula="of:=[I2_4.I146]" office:value-type="float" office:value="0.309075" calcext:value-type="float">
            <text:p>0.309075</text:p>
          </table:table-cell>
          <table:table-cell table:formula="of:=[I2_8.I146]" office:value-type="float" office:value="0.338724" calcext:value-type="float">
            <text:p>0.338724</text:p>
          </table:table-cell>
          <table:table-cell table:formula="of:=[I2_16.I146]" office:value-type="float" office:value="0.367475" calcext:value-type="float">
            <text:p>0.367475</text:p>
          </table:table-cell>
          <table:table-cell table:formula="of:=[I2_24.I146]" office:value-type="float" office:value="0.381252" calcext:value-type="float">
            <text:p>0.381252</text:p>
          </table:table-cell>
          <table:table-cell table:formula="of:=[I2_32.I146]" office:value-type="float" office:value="0.330937" calcext:value-type="float">
            <text:p>0.33093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I2_4.C147]" office:value-type="float" office:value="0.545054" calcext:value-type="float">
            <text:p>0.545054</text:p>
          </table:table-cell>
          <table:table-cell table:formula="of:=[I2_8.C147]" office:value-type="float" office:value="0.629192" calcext:value-type="float">
            <text:p>0.629192</text:p>
          </table:table-cell>
          <table:table-cell table:formula="of:=[I2_16.C147]" office:value-type="float" office:value="0.742099" calcext:value-type="float">
            <text:p>0.742099</text:p>
          </table:table-cell>
          <table:table-cell table:formula="of:=[I2_24.C147]" office:value-type="float" office:value="0.809168" calcext:value-type="float">
            <text:p>0.809168</text:p>
          </table:table-cell>
          <table:table-cell table:formula="of:=[I2_32.C147]" office:value-type="float" office:value="0.360495" calcext:value-type="float">
            <text:p>0.360495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[I2_4.I147]" office:value-type="float" office:value="0.314765" calcext:value-type="float">
            <text:p>0.314765</text:p>
          </table:table-cell>
          <table:table-cell table:formula="of:=[I2_8.I147]" office:value-type="float" office:value="0.342917" calcext:value-type="float">
            <text:p>0.342917</text:p>
          </table:table-cell>
          <table:table-cell table:formula="of:=[I2_16.I147]" office:value-type="float" office:value="0.383049" calcext:value-type="float">
            <text:p>0.383049</text:p>
          </table:table-cell>
          <table:table-cell table:formula="of:=[I2_24.I147]" office:value-type="float" office:value="0.365978" calcext:value-type="float">
            <text:p>0.365978</text:p>
          </table:table-cell>
          <table:table-cell table:formula="of:=[I2_32.I147]" office:value-type="float" office:value="0.339024" calcext:value-type="float">
            <text:p>0.33902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I2_4.C148]" office:value-type="float" office:value="0.553591" calcext:value-type="float">
            <text:p>0.553591</text:p>
          </table:table-cell>
          <table:table-cell table:formula="of:=[I2_8.C148]" office:value-type="float" office:value="0.628606" calcext:value-type="float">
            <text:p>0.628606</text:p>
          </table:table-cell>
          <table:table-cell table:formula="of:=[I2_16.C148]" office:value-type="float" office:value="0.733675" calcext:value-type="float">
            <text:p>0.733675</text:p>
          </table:table-cell>
          <table:table-cell table:formula="of:=[I2_24.C148]" office:value-type="float" office:value="0.809234" calcext:value-type="float">
            <text:p>0.809234</text:p>
          </table:table-cell>
          <table:table-cell table:formula="of:=[I2_32.C148]" office:value-type="float" office:value="0.363428" calcext:value-type="float">
            <text:p>0.363428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I2_4.I148]" office:value-type="float" office:value="0.309075" calcext:value-type="float">
            <text:p>0.309075</text:p>
          </table:table-cell>
          <table:table-cell table:formula="of:=[I2_8.I148]" office:value-type="float" office:value="0.355795" calcext:value-type="float">
            <text:p>0.355795</text:p>
          </table:table-cell>
          <table:table-cell table:formula="of:=[I2_16.I148]" office:value-type="float" office:value="0.387541" calcext:value-type="float">
            <text:p>0.387541</text:p>
          </table:table-cell>
          <table:table-cell table:formula="of:=[I2_24.I148]" office:value-type="float" office:value="0.383648" calcext:value-type="float">
            <text:p>0.383648</text:p>
          </table:table-cell>
          <table:table-cell table:formula="of:=[I2_32.I148]" office:value-type="float" office:value="0.325247" calcext:value-type="float">
            <text:p>0.32524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I2_4.C149]" office:value-type="float" office:value="0.551206" calcext:value-type="float">
            <text:p>0.551206</text:p>
          </table:table-cell>
          <table:table-cell table:formula="of:=[I2_8.C149]" office:value-type="float" office:value="0.631604" calcext:value-type="float">
            <text:p>0.631604</text:p>
          </table:table-cell>
          <table:table-cell table:formula="of:=[I2_16.C149]" office:value-type="float" office:value="0.738963" calcext:value-type="float">
            <text:p>0.738963</text:p>
          </table:table-cell>
          <table:table-cell table:formula="of:=[I2_24.C149]" office:value-type="float" office:value="0.815139" calcext:value-type="float">
            <text:p>0.815139</text:p>
          </table:table-cell>
          <table:table-cell table:formula="of:=[I2_32.C149]" office:value-type="float" office:value="0.36538" calcext:value-type="float">
            <text:p>0.36538</text:p>
          </table:table-cell>
          <table:table-cell/>
          <table:table-cell office:value-type="float" office:value="146" calcext:value-type="float">
            <text:p>146</text:p>
          </table:table-cell>
          <table:table-cell table:formula="of:=[I2_4.I149]" office:value-type="float" office:value="0.310273" calcext:value-type="float">
            <text:p>0.310273</text:p>
          </table:table-cell>
          <table:table-cell table:formula="of:=[I2_8.I149]" office:value-type="float" office:value="0.346511" calcext:value-type="float">
            <text:p>0.346511</text:p>
          </table:table-cell>
          <table:table-cell table:formula="of:=[I2_16.I149]" office:value-type="float" office:value="0.359988" calcext:value-type="float">
            <text:p>0.359988</text:p>
          </table:table-cell>
          <table:table-cell table:formula="of:=[I2_24.I149]" office:value-type="float" office:value="0.383348" calcext:value-type="float">
            <text:p>0.383348</text:p>
          </table:table-cell>
          <table:table-cell table:formula="of:=[I2_32.I149]" office:value-type="float" office:value="0.327942" calcext:value-type="float">
            <text:p>0.32794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I2_4.C150]" office:value-type="float" office:value="0.552654" calcext:value-type="float">
            <text:p>0.552654</text:p>
          </table:table-cell>
          <table:table-cell table:formula="of:=[I2_8.C150]" office:value-type="float" office:value="0.634801" calcext:value-type="float">
            <text:p>0.634801</text:p>
          </table:table-cell>
          <table:table-cell table:formula="of:=[I2_16.C150]" office:value-type="float" office:value="0.737515" calcext:value-type="float">
            <text:p>0.737515</text:p>
          </table:table-cell>
          <table:table-cell table:formula="of:=[I2_24.C150]" office:value-type="float" office:value="0.816647" calcext:value-type="float">
            <text:p>0.816647</text:p>
          </table:table-cell>
          <table:table-cell table:formula="of:=[I2_32.C150]" office:value-type="float" office:value="0.368818" calcext:value-type="float">
            <text:p>0.368818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[I2_4.I150]" office:value-type="float" office:value="0.315663" calcext:value-type="float">
            <text:p>0.315663</text:p>
          </table:table-cell>
          <table:table-cell table:formula="of:=[I2_8.I150]" office:value-type="float" office:value="0.343516" calcext:value-type="float">
            <text:p>0.343516</text:p>
          </table:table-cell>
          <table:table-cell table:formula="of:=[I2_16.I150]" office:value-type="float" office:value="0.372866" calcext:value-type="float">
            <text:p>0.372866</text:p>
          </table:table-cell>
          <table:table-cell table:formula="of:=[I2_24.I150]" office:value-type="float" office:value="0.376161" calcext:value-type="float">
            <text:p>0.376161</text:p>
          </table:table-cell>
          <table:table-cell table:formula="of:=[I2_32.I150]" office:value-type="float" office:value="0.331536" calcext:value-type="float">
            <text:p>0.33153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I2_4.C151]" office:value-type="float" office:value="0.547133" calcext:value-type="float">
            <text:p>0.547133</text:p>
          </table:table-cell>
          <table:table-cell table:formula="of:=[I2_8.C151]" office:value-type="float" office:value="0.631986" calcext:value-type="float">
            <text:p>0.631986</text:p>
          </table:table-cell>
          <table:table-cell table:formula="of:=[I2_16.C151]" office:value-type="float" office:value="0.74134" calcext:value-type="float">
            <text:p>0.74134</text:p>
          </table:table-cell>
          <table:table-cell table:formula="of:=[I2_24.C151]" office:value-type="float" office:value="0.817139" calcext:value-type="float">
            <text:p>0.817139</text:p>
          </table:table-cell>
          <table:table-cell table:formula="of:=[I2_32.C151]" office:value-type="float" office:value="0.377127" calcext:value-type="float">
            <text:p>0.377127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[I2_4.I151]" office:value-type="float" office:value="0.310572" calcext:value-type="float">
            <text:p>0.310572</text:p>
          </table:table-cell>
          <table:table-cell table:formula="of:=[I2_8.I151]" office:value-type="float" office:value="0.332135" calcext:value-type="float">
            <text:p>0.332135</text:p>
          </table:table-cell>
          <table:table-cell table:formula="of:=[I2_16.I151]" office:value-type="float" office:value="0.361785" calcext:value-type="float">
            <text:p>0.361785</text:p>
          </table:table-cell>
          <table:table-cell table:formula="of:=[I2_24.I151]" office:value-type="float" office:value="0.37676" calcext:value-type="float">
            <text:p>0.37676</text:p>
          </table:table-cell>
          <table:table-cell table:formula="of:=[I2_32.I151]" office:value-type="float" office:value="0.332734" calcext:value-type="float">
            <text:p>0.33273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I2_4.C152]" office:value-type="float" office:value="0.552895" calcext:value-type="float">
            <text:p>0.552895</text:p>
          </table:table-cell>
          <table:table-cell table:formula="of:=[I2_8.C152]" office:value-type="float" office:value="0.636912" calcext:value-type="float">
            <text:p>0.636912</text:p>
          </table:table-cell>
          <table:table-cell table:formula="of:=[I2_16.C152]" office:value-type="float" office:value="0.740591" calcext:value-type="float">
            <text:p>0.740591</text:p>
          </table:table-cell>
          <table:table-cell table:formula="of:=[I2_24.C152]" office:value-type="float" office:value="0.816043" calcext:value-type="float">
            <text:p>0.816043</text:p>
          </table:table-cell>
          <table:table-cell table:formula="of:=[I2_32.C152]" office:value-type="float" office:value="0.378709" calcext:value-type="float">
            <text:p>0.378709</text:p>
          </table:table-cell>
          <table:table-cell/>
          <table:table-cell office:value-type="float" office:value="149" calcext:value-type="float">
            <text:p>149</text:p>
          </table:table-cell>
          <table:table-cell table:formula="of:=[I2_4.I152]" office:value-type="float" office:value="0.306679" calcext:value-type="float">
            <text:p>0.306679</text:p>
          </table:table-cell>
          <table:table-cell table:formula="of:=[I2_8.I152]" office:value-type="float" office:value="0.349805" calcext:value-type="float">
            <text:p>0.349805</text:p>
          </table:table-cell>
          <table:table-cell table:formula="of:=[I2_16.I152]" office:value-type="float" office:value="0.377658" calcext:value-type="float">
            <text:p>0.377658</text:p>
          </table:table-cell>
          <table:table-cell table:formula="of:=[I2_24.I152]" office:value-type="float" office:value="0.385145" calcext:value-type="float">
            <text:p>0.385145</text:p>
          </table:table-cell>
          <table:table-cell table:formula="of:=[I2_32.I152]" office:value-type="float" office:value="0.327643" calcext:value-type="float">
            <text:p>0.3276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I2_4.C153]" office:value-type="float" office:value="0.553289" calcext:value-type="float">
            <text:p>0.553289</text:p>
          </table:table-cell>
          <table:table-cell table:formula="of:=[I2_8.C153]" office:value-type="float" office:value="0.630416" calcext:value-type="float">
            <text:p>0.630416</text:p>
          </table:table-cell>
          <table:table-cell table:formula="of:=[I2_16.C153]" office:value-type="float" office:value="0.732891" calcext:value-type="float">
            <text:p>0.732891</text:p>
          </table:table-cell>
          <table:table-cell table:formula="of:=[I2_24.C153]" office:value-type="float" office:value="0.812191" calcext:value-type="float">
            <text:p>0.812191</text:p>
          </table:table-cell>
          <table:table-cell table:formula="of:=[I2_32.C153]" office:value-type="float" office:value="0.374955" calcext:value-type="float">
            <text:p>0.374955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I2_4.I153]" office:value-type="float" office:value="0.309374" calcext:value-type="float">
            <text:p>0.309374</text:p>
          </table:table-cell>
          <table:table-cell table:formula="of:=[I2_8.I153]" office:value-type="float" office:value="0.345912" calcext:value-type="float">
            <text:p>0.345912</text:p>
          </table:table-cell>
          <table:table-cell table:formula="of:=[I2_16.I153]" office:value-type="float" office:value="0.37676" calcext:value-type="float">
            <text:p>0.37676</text:p>
          </table:table-cell>
          <table:table-cell table:formula="of:=[I2_24.I153]" office:value-type="float" office:value="0.374663" calcext:value-type="float">
            <text:p>0.374663</text:p>
          </table:table-cell>
          <table:table-cell table:formula="of:=[I2_32.I153]" office:value-type="float" office:value="0.319257" calcext:value-type="float">
            <text:p>0.31925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I2_4.C154]" office:value-type="float" office:value="0.554644" calcext:value-type="float">
            <text:p>0.554644</text:p>
          </table:table-cell>
          <table:table-cell table:formula="of:=[I2_8.C154]" office:value-type="float" office:value="0.63842" calcext:value-type="float">
            <text:p>0.63842</text:p>
          </table:table-cell>
          <table:table-cell table:formula="of:=[I2_16.C154]" office:value-type="float" office:value="0.741435" calcext:value-type="float">
            <text:p>0.741435</text:p>
          </table:table-cell>
          <table:table-cell table:formula="of:=[I2_24.C154]" office:value-type="float" office:value="0.815983" calcext:value-type="float">
            <text:p>0.815983</text:p>
          </table:table-cell>
          <table:table-cell table:formula="of:=[I2_32.C154]" office:value-type="float" office:value="0.385344" calcext:value-type="float">
            <text:p>0.385344</text:p>
          </table:table-cell>
          <table:table-cell/>
          <table:table-cell office:value-type="float" office:value="151" calcext:value-type="float">
            <text:p>151</text:p>
          </table:table-cell>
          <table:table-cell table:formula="of:=[I2_4.I154]" office:value-type="float" office:value="0.302486" calcext:value-type="float">
            <text:p>0.302486</text:p>
          </table:table-cell>
          <table:table-cell table:formula="of:=[I2_8.I154]" office:value-type="float" office:value="0.328841" calcext:value-type="float">
            <text:p>0.328841</text:p>
          </table:table-cell>
          <table:table-cell table:formula="of:=[I2_16.I154]" office:value-type="float" office:value="0.375262" calcext:value-type="float">
            <text:p>0.375262</text:p>
          </table:table-cell>
          <table:table-cell table:formula="of:=[I2_24.I154]" office:value-type="float" office:value="0.38814" calcext:value-type="float">
            <text:p>0.38814</text:p>
          </table:table-cell>
          <table:table-cell table:formula="of:=[I2_32.I154]" office:value-type="float" office:value="0.324948" calcext:value-type="float">
            <text:p>0.32494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I2_4.C155]" office:value-type="float" office:value="0.555489" calcext:value-type="float">
            <text:p>0.555489</text:p>
          </table:table-cell>
          <table:table-cell table:formula="of:=[I2_8.C155]" office:value-type="float" office:value="0.634439" calcext:value-type="float">
            <text:p>0.634439</text:p>
          </table:table-cell>
          <table:table-cell table:formula="of:=[I2_16.C155]" office:value-type="float" office:value="0.74228" calcext:value-type="float">
            <text:p>0.74228</text:p>
          </table:table-cell>
          <table:table-cell table:formula="of:=[I2_24.C155]" office:value-type="float" office:value="0.816707" calcext:value-type="float">
            <text:p>0.816707</text:p>
          </table:table-cell>
          <table:table-cell table:formula="of:=[I2_32.C155]" office:value-type="float" office:value="0.379554" calcext:value-type="float">
            <text:p>0.379554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[I2_4.I155]" office:value-type="float" office:value="0.314765" calcext:value-type="float">
            <text:p>0.314765</text:p>
          </table:table-cell>
          <table:table-cell table:formula="of:=[I2_8.I155]" office:value-type="float" office:value="0.340521" calcext:value-type="float">
            <text:p>0.340521</text:p>
          </table:table-cell>
          <table:table-cell table:formula="of:=[I2_16.I155]" office:value-type="float" office:value="0.37646" calcext:value-type="float">
            <text:p>0.37646</text:p>
          </table:table-cell>
          <table:table-cell table:formula="of:=[I2_24.I155]" office:value-type="float" office:value="0.372567" calcext:value-type="float">
            <text:p>0.372567</text:p>
          </table:table-cell>
          <table:table-cell table:formula="of:=[I2_32.I155]" office:value-type="float" office:value="0.327044" calcext:value-type="float">
            <text:p>0.32704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I2_4.C156]" office:value-type="float" office:value="0.546771" calcext:value-type="float">
            <text:p>0.546771</text:p>
          </table:table-cell>
          <table:table-cell table:formula="of:=[I2_8.C156]" office:value-type="float" office:value="0.631563" calcext:value-type="float">
            <text:p>0.631563</text:p>
          </table:table-cell>
          <table:table-cell table:formula="of:=[I2_16.C156]" office:value-type="float" office:value="0.744538" calcext:value-type="float">
            <text:p>0.744538</text:p>
          </table:table-cell>
          <table:table-cell table:formula="of:=[I2_24.C156]" office:value-type="float" office:value="0.816355" calcext:value-type="float">
            <text:p>0.816355</text:p>
          </table:table-cell>
          <table:table-cell table:formula="of:=[I2_32.C156]" office:value-type="float" office:value="0.385456" calcext:value-type="float">
            <text:p>0.385456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[I2_4.I156]" office:value-type="float" office:value="0.313267" calcext:value-type="float">
            <text:p>0.313267</text:p>
          </table:table-cell>
          <table:table-cell table:formula="of:=[I2_8.I156]" office:value-type="float" office:value="0.342019" calcext:value-type="float">
            <text:p>0.342019</text:p>
          </table:table-cell>
          <table:table-cell table:formula="of:=[I2_16.I156]" office:value-type="float" office:value="0.376161" calcext:value-type="float">
            <text:p>0.376161</text:p>
          </table:table-cell>
          <table:table-cell table:formula="of:=[I2_24.I156]" office:value-type="float" office:value="0.365079" calcext:value-type="float">
            <text:p>0.365079</text:p>
          </table:table-cell>
          <table:table-cell table:formula="of:=[I2_32.I156]" office:value-type="float" office:value="0.319856" calcext:value-type="float">
            <text:p>0.31985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I2_4.C157]" office:value-type="float" office:value="0.545115" calcext:value-type="float">
            <text:p>0.545115</text:p>
          </table:table-cell>
          <table:table-cell table:formula="of:=[I2_8.C157]" office:value-type="float" office:value="0.637214" calcext:value-type="float">
            <text:p>0.637214</text:p>
          </table:table-cell>
          <table:table-cell table:formula="of:=[I2_16.C157]" office:value-type="float" office:value="0.741255" calcext:value-type="float">
            <text:p>0.741255</text:p>
          </table:table-cell>
          <table:table-cell table:formula="of:=[I2_24.C157]" office:value-type="float" office:value="0.81924" calcext:value-type="float">
            <text:p>0.81924</text:p>
          </table:table-cell>
          <table:table-cell table:formula="of:=[I2_32.C157]" office:value-type="float" office:value="0.394451" calcext:value-type="float">
            <text:p>0.394451</text:p>
          </table:table-cell>
          <table:table-cell/>
          <table:table-cell office:value-type="float" office:value="154" calcext:value-type="float">
            <text:p>154</text:p>
          </table:table-cell>
          <table:table-cell table:formula="of:=[I2_4.I157]" office:value-type="float" office:value="0.30009" calcext:value-type="float">
            <text:p>0.30009</text:p>
          </table:table-cell>
          <table:table-cell table:formula="of:=[I2_8.I157]" office:value-type="float" office:value="0.351003" calcext:value-type="float">
            <text:p>0.351003</text:p>
          </table:table-cell>
          <table:table-cell table:formula="of:=[I2_16.I157]" office:value-type="float" office:value="0.386643" calcext:value-type="float">
            <text:p>0.386643</text:p>
          </table:table-cell>
          <table:table-cell table:formula="of:=[I2_24.I157]" office:value-type="float" office:value="0.38245" calcext:value-type="float">
            <text:p>0.38245</text:p>
          </table:table-cell>
          <table:table-cell table:formula="of:=[I2_32.I157]" office:value-type="float" office:value="0.330937" calcext:value-type="float">
            <text:p>0.33093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I2_4.C158]" office:value-type="float" office:value="0.555643" calcext:value-type="float">
            <text:p>0.555643</text:p>
          </table:table-cell>
          <table:table-cell table:formula="of:=[I2_8.C158]" office:value-type="float" office:value="0.632891" calcext:value-type="float">
            <text:p>0.632891</text:p>
          </table:table-cell>
          <table:table-cell table:formula="of:=[I2_16.C158]" office:value-type="float" office:value="0.742607" calcext:value-type="float">
            <text:p>0.742607</text:p>
          </table:table-cell>
          <table:table-cell table:formula="of:=[I2_24.C158]" office:value-type="float" office:value="0.815993" calcext:value-type="float">
            <text:p>0.815993</text:p>
          </table:table-cell>
          <table:table-cell table:formula="of:=[I2_32.C158]" office:value-type="float" office:value="0.39312" calcext:value-type="float">
            <text:p>0.39312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[I2_4.I158]" office:value-type="float" office:value="0.310273" calcext:value-type="float">
            <text:p>0.310273</text:p>
          </table:table-cell>
          <table:table-cell table:formula="of:=[I2_8.I158]" office:value-type="float" office:value="0.346211" calcext:value-type="float">
            <text:p>0.346211</text:p>
          </table:table-cell>
          <table:table-cell table:formula="of:=[I2_16.I158]" office:value-type="float" office:value="0.37077" calcext:value-type="float">
            <text:p>0.37077</text:p>
          </table:table-cell>
          <table:table-cell table:formula="of:=[I2_24.I158]" office:value-type="float" office:value="0.383348" calcext:value-type="float">
            <text:p>0.383348</text:p>
          </table:table-cell>
          <table:table-cell table:formula="of:=[I2_32.I158]" office:value-type="float" office:value="0.327942" calcext:value-type="float">
            <text:p>0.32794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I2_4.C159]" office:value-type="float" office:value="0.548613" calcext:value-type="float">
            <text:p>0.548613</text:p>
          </table:table-cell>
          <table:table-cell table:formula="of:=[I2_8.C159]" office:value-type="float" office:value="0.634801" calcext:value-type="float">
            <text:p>0.634801</text:p>
          </table:table-cell>
          <table:table-cell table:formula="of:=[I2_16.C159]" office:value-type="float" office:value="0.74228" calcext:value-type="float">
            <text:p>0.74228</text:p>
          </table:table-cell>
          <table:table-cell table:formula="of:=[I2_24.C159]" office:value-type="float" office:value="0.818516" calcext:value-type="float">
            <text:p>0.818516</text:p>
          </table:table-cell>
          <table:table-cell table:formula="of:=[I2_32.C159]" office:value-type="float" office:value="0.395356" calcext:value-type="float">
            <text:p>0.395356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[I2_4.I159]" office:value-type="float" office:value="0.298293" calcext:value-type="float">
            <text:p>0.298293</text:p>
          </table:table-cell>
          <table:table-cell table:formula="of:=[I2_8.I159]" office:value-type="float" office:value="0.34681" calcext:value-type="float">
            <text:p>0.34681</text:p>
          </table:table-cell>
          <table:table-cell table:formula="of:=[I2_16.I159]" office:value-type="float" office:value="0.375861" calcext:value-type="float">
            <text:p>0.375861</text:p>
          </table:table-cell>
          <table:table-cell table:formula="of:=[I2_24.I159]" office:value-type="float" office:value="0.384846" calcext:value-type="float">
            <text:p>0.384846</text:p>
          </table:table-cell>
          <table:table-cell table:formula="of:=[I2_32.I159]" office:value-type="float" office:value="0.325547" calcext:value-type="float">
            <text:p>0.32554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I2_4.C160]" office:value-type="float" office:value="0.559831" calcext:value-type="float">
            <text:p>0.559831</text:p>
          </table:table-cell>
          <table:table-cell table:formula="of:=[I2_8.C160]" office:value-type="float" office:value="0.636731" calcext:value-type="float">
            <text:p>0.636731</text:p>
          </table:table-cell>
          <table:table-cell table:formula="of:=[I2_16.C160]" office:value-type="float" office:value="0.74427" calcext:value-type="float">
            <text:p>0.74427</text:p>
          </table:table-cell>
          <table:table-cell table:formula="of:=[I2_24.C160]" office:value-type="float" office:value="0.820567" calcext:value-type="float">
            <text:p>0.820567</text:p>
          </table:table-cell>
          <table:table-cell table:formula="of:=[I2_32.C160]" office:value-type="float" office:value="0.397286" calcext:value-type="float">
            <text:p>0.397286</text:p>
          </table:table-cell>
          <table:table-cell/>
          <table:table-cell office:value-type="float" office:value="157" calcext:value-type="float">
            <text:p>157</text:p>
          </table:table-cell>
          <table:table-cell table:formula="of:=[I2_4.I160]" office:value-type="float" office:value="0.296795" calcext:value-type="float">
            <text:p>0.296795</text:p>
          </table:table-cell>
          <table:table-cell table:formula="of:=[I2_8.I160]" office:value-type="float" office:value="0.342318" calcext:value-type="float">
            <text:p>0.342318</text:p>
          </table:table-cell>
          <table:table-cell table:formula="of:=[I2_16.I160]" office:value-type="float" office:value="0.374963" calcext:value-type="float">
            <text:p>0.374963</text:p>
          </table:table-cell>
          <table:table-cell table:formula="of:=[I2_24.I160]" office:value-type="float" office:value="0.382749" calcext:value-type="float">
            <text:p>0.382749</text:p>
          </table:table-cell>
          <table:table-cell table:formula="of:=[I2_32.I160]" office:value-type="float" office:value="0.326745" calcext:value-type="float">
            <text:p>0.32674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I2_4.C161]" office:value-type="float" office:value="0.548944" calcext:value-type="float">
            <text:p>0.548944</text:p>
          </table:table-cell>
          <table:table-cell table:formula="of:=[I2_8.C161]" office:value-type="float" office:value="0.636632" calcext:value-type="float">
            <text:p>0.636632</text:p>
          </table:table-cell>
          <table:table-cell table:formula="of:=[I2_16.C161]" office:value-type="float" office:value="0.743392" calcext:value-type="float">
            <text:p>0.743392</text:p>
          </table:table-cell>
          <table:table-cell table:formula="of:=[I2_24.C161]" office:value-type="float" office:value="0.817924" calcext:value-type="float">
            <text:p>0.817924</text:p>
          </table:table-cell>
          <table:table-cell table:formula="of:=[I2_32.C161]" office:value-type="float" office:value="0.406639" calcext:value-type="float">
            <text:p>0.406639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[I2_4.I161]" office:value-type="float" office:value="0.314765" calcext:value-type="float">
            <text:p>0.314765</text:p>
          </table:table-cell>
          <table:table-cell table:formula="of:=[I2_8.I161]" office:value-type="float" office:value="0.344414" calcext:value-type="float">
            <text:p>0.344414</text:p>
          </table:table-cell>
          <table:table-cell table:formula="of:=[I2_16.I161]" office:value-type="float" office:value="0.381252" calcext:value-type="float">
            <text:p>0.381252</text:p>
          </table:table-cell>
          <table:table-cell table:formula="of:=[I2_24.I161]" office:value-type="float" office:value="0.381551" calcext:value-type="float">
            <text:p>0.381551</text:p>
          </table:table-cell>
          <table:table-cell table:formula="of:=[I2_32.I161]" office:value-type="float" office:value="0.332734" calcext:value-type="float">
            <text:p>0.33273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I2_4.C162]" office:value-type="float" office:value="0.55193" calcext:value-type="float">
            <text:p>0.55193</text:p>
          </table:table-cell>
          <table:table-cell table:formula="of:=[I2_8.C162]" office:value-type="float" office:value="0.637636" calcext:value-type="float">
            <text:p>0.637636</text:p>
          </table:table-cell>
          <table:table-cell table:formula="of:=[I2_16.C162]" office:value-type="float" office:value="0.740893" calcext:value-type="float">
            <text:p>0.740893</text:p>
          </table:table-cell>
          <table:table-cell table:formula="of:=[I2_24.C162]" office:value-type="float" office:value="0.818637" calcext:value-type="float">
            <text:p>0.818637</text:p>
          </table:table-cell>
          <table:table-cell table:formula="of:=[I2_32.C162]" office:value-type="float" office:value="0.410736" calcext:value-type="float">
            <text:p>0.410736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[I2_4.I162]" office:value-type="float" office:value="0.305481" calcext:value-type="float">
            <text:p>0.305481</text:p>
          </table:table-cell>
          <table:table-cell table:formula="of:=[I2_8.I162]" office:value-type="float" office:value="0.345912" calcext:value-type="float">
            <text:p>0.345912</text:p>
          </table:table-cell>
          <table:table-cell table:formula="of:=[I2_16.I162]" office:value-type="float" office:value="0.37646" calcext:value-type="float">
            <text:p>0.37646</text:p>
          </table:table-cell>
          <table:table-cell table:formula="of:=[I2_24.I162]" office:value-type="float" office:value="0.384247" calcext:value-type="float">
            <text:p>0.384247</text:p>
          </table:table-cell>
          <table:table-cell table:formula="of:=[I2_32.I162]" office:value-type="float" office:value="0.333034" calcext:value-type="float">
            <text:p>0.33303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I2_4.C163]" office:value-type="float" office:value="0.557514" calcext:value-type="float">
            <text:p>0.557514</text:p>
          </table:table-cell>
          <table:table-cell table:formula="of:=[I2_8.C163]" office:value-type="float" office:value="0.637598" calcext:value-type="float">
            <text:p>0.637598</text:p>
          </table:table-cell>
          <table:table-cell table:formula="of:=[I2_16.C163]" office:value-type="float" office:value="0.745504" calcext:value-type="float">
            <text:p>0.745504</text:p>
          </table:table-cell>
          <table:table-cell table:formula="of:=[I2_24.C163]" office:value-type="float" office:value="0.8207" calcext:value-type="float">
            <text:p>0.8207</text:p>
          </table:table-cell>
          <table:table-cell table:formula="of:=[I2_32.C163]" office:value-type="float" office:value="0.407182" calcext:value-type="float">
            <text:p>0.407182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I2_4.I163]" office:value-type="float" office:value="0.304283" calcext:value-type="float">
            <text:p>0.304283</text:p>
          </table:table-cell>
          <table:table-cell table:formula="of:=[I2_8.I163]" office:value-type="float" office:value="0.343516" calcext:value-type="float">
            <text:p>0.343516</text:p>
          </table:table-cell>
          <table:table-cell table:formula="of:=[I2_16.I163]" office:value-type="float" office:value="0.387242" calcext:value-type="float">
            <text:p>0.387242</text:p>
          </table:table-cell>
          <table:table-cell table:formula="of:=[I2_24.I163]" office:value-type="float" office:value="0.386044" calcext:value-type="float">
            <text:p>0.386044</text:p>
          </table:table-cell>
          <table:table-cell table:formula="of:=[I2_32.I163]" office:value-type="float" office:value="0.34142" calcext:value-type="float">
            <text:p>0.3414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I2_4.C164]" office:value-type="float" office:value="0.557298" calcext:value-type="float">
            <text:p>0.557298</text:p>
          </table:table-cell>
          <table:table-cell table:formula="of:=[I2_8.C164]" office:value-type="float" office:value="0.636248" calcext:value-type="float">
            <text:p>0.636248</text:p>
          </table:table-cell>
          <table:table-cell table:formula="of:=[I2_16.C164]" office:value-type="float" office:value="0.745778" calcext:value-type="float">
            <text:p>0.745778</text:p>
          </table:table-cell>
          <table:table-cell table:formula="of:=[I2_24.C164]" office:value-type="float" office:value="0.819903" calcext:value-type="float">
            <text:p>0.819903</text:p>
          </table:table-cell>
          <table:table-cell table:formula="of:=[I2_32.C164]" office:value-type="float" office:value="0.415139" calcext:value-type="float">
            <text:p>0.415139</text:p>
          </table:table-cell>
          <table:table-cell/>
          <table:table-cell office:value-type="float" office:value="161" calcext:value-type="float">
            <text:p>161</text:p>
          </table:table-cell>
          <table:table-cell table:formula="of:=[I2_4.I164]" office:value-type="float" office:value="0.318958" calcext:value-type="float">
            <text:p>0.318958</text:p>
          </table:table-cell>
          <table:table-cell table:formula="of:=[I2_8.I164]" office:value-type="float" office:value="0.339323" calcext:value-type="float">
            <text:p>0.339323</text:p>
          </table:table-cell>
          <table:table-cell table:formula="of:=[I2_16.I164]" office:value-type="float" office:value="0.382749" calcext:value-type="float">
            <text:p>0.382749</text:p>
          </table:table-cell>
          <table:table-cell table:formula="of:=[I2_24.I164]" office:value-type="float" office:value="0.380353" calcext:value-type="float">
            <text:p>0.380353</text:p>
          </table:table-cell>
          <table:table-cell table:formula="of:=[I2_32.I164]" office:value-type="float" office:value="0.336029" calcext:value-type="float">
            <text:p>0.33602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I2_4.C165]" office:value-type="float" office:value="0.555609" calcext:value-type="float">
            <text:p>0.555609</text:p>
          </table:table-cell>
          <table:table-cell table:formula="of:=[I2_8.C165]" office:value-type="float" office:value="0.637515" calcext:value-type="float">
            <text:p>0.637515</text:p>
          </table:table-cell>
          <table:table-cell table:formula="of:=[I2_16.C165]" office:value-type="float" office:value="0.744994" calcext:value-type="float">
            <text:p>0.744994</text:p>
          </table:table-cell>
          <table:table-cell table:formula="of:=[I2_24.C165]" office:value-type="float" office:value="0.815139" calcext:value-type="float">
            <text:p>0.815139</text:p>
          </table:table-cell>
          <table:table-cell table:formula="of:=[I2_32.C165]" office:value-type="float" office:value="0.404463" calcext:value-type="float">
            <text:p>0.404463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[I2_4.I165]" office:value-type="float" office:value="0.315663" calcext:value-type="float">
            <text:p>0.315663</text:p>
          </table:table-cell>
          <table:table-cell table:formula="of:=[I2_8.I165]" office:value-type="float" office:value="0.340521" calcext:value-type="float">
            <text:p>0.340521</text:p>
          </table:table-cell>
          <table:table-cell table:formula="of:=[I2_16.I165]" office:value-type="float" office:value="0.372267" calcext:value-type="float">
            <text:p>0.372267</text:p>
          </table:table-cell>
          <table:table-cell table:formula="of:=[I2_24.I165]" office:value-type="float" office:value="0.374064" calcext:value-type="float">
            <text:p>0.374064</text:p>
          </table:table-cell>
          <table:table-cell table:formula="of:=[I2_32.I165]" office:value-type="float" office:value="0.331237" calcext:value-type="float">
            <text:p>0.33123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I2_4.C166]" office:value-type="float" office:value="0.555281" calcext:value-type="float">
            <text:p>0.555281</text:p>
          </table:table-cell>
          <table:table-cell table:formula="of:=[I2_8.C166]" office:value-type="float" office:value="0.636089" calcext:value-type="float">
            <text:p>0.636089</text:p>
          </table:table-cell>
          <table:table-cell table:formula="of:=[I2_16.C166]" office:value-type="float" office:value="0.74659" calcext:value-type="float">
            <text:p>0.74659</text:p>
          </table:table-cell>
          <table:table-cell table:formula="of:=[I2_24.C166]" office:value-type="float" office:value="0.821243" calcext:value-type="float">
            <text:p>0.821243</text:p>
          </table:table-cell>
          <table:table-cell table:formula="of:=[I2_32.C166]" office:value-type="float" office:value="0.414122" calcext:value-type="float">
            <text:p>0.414122</text:p>
          </table:table-cell>
          <table:table-cell/>
          <table:table-cell office:value-type="float" office:value="163" calcext:value-type="float">
            <text:p>163</text:p>
          </table:table-cell>
          <table:table-cell table:formula="of:=[I2_4.I166]" office:value-type="float" office:value="0.31177" calcext:value-type="float">
            <text:p>0.31177</text:p>
          </table:table-cell>
          <table:table-cell table:formula="of:=[I2_8.I166]" office:value-type="float" office:value="0.33513" calcext:value-type="float">
            <text:p>0.33513</text:p>
          </table:table-cell>
          <table:table-cell table:formula="of:=[I2_16.I166]" office:value-type="float" office:value="0.361785" calcext:value-type="float">
            <text:p>0.361785</text:p>
          </table:table-cell>
          <table:table-cell table:formula="of:=[I2_24.I166]" office:value-type="float" office:value="0.379155" calcext:value-type="float">
            <text:p>0.379155</text:p>
          </table:table-cell>
          <table:table-cell table:formula="of:=[I2_32.I166]" office:value-type="float" office:value="0.316262" calcext:value-type="float">
            <text:p>0.31626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I2_4.C167]" office:value-type="float" office:value="0.555428" calcext:value-type="float">
            <text:p>0.555428</text:p>
          </table:table-cell>
          <table:table-cell table:formula="of:=[I2_8.C167]" office:value-type="float" office:value="0.645597" calcext:value-type="float">
            <text:p>0.645597</text:p>
          </table:table-cell>
          <table:table-cell table:formula="of:=[I2_16.C167]" office:value-type="float" office:value="0.745959" calcext:value-type="float">
            <text:p>0.745959</text:p>
          </table:table-cell>
          <table:table-cell table:formula="of:=[I2_24.C167]" office:value-type="float" office:value="0.822799" calcext:value-type="float">
            <text:p>0.822799</text:p>
          </table:table-cell>
          <table:table-cell table:formula="of:=[I2_32.C167]" office:value-type="float" office:value="0.416707" calcext:value-type="float">
            <text:p>0.416707</text:p>
          </table:table-cell>
          <table:table-cell/>
          <table:table-cell office:value-type="float" office:value="164" calcext:value-type="float">
            <text:p>164</text:p>
          </table:table-cell>
          <table:table-cell table:formula="of:=[I2_4.I167]" office:value-type="float" office:value="0.316262" calcext:value-type="float">
            <text:p>0.316262</text:p>
          </table:table-cell>
          <table:table-cell table:formula="of:=[I2_8.I167]" office:value-type="float" office:value="0.349506" calcext:value-type="float">
            <text:p>0.349506</text:p>
          </table:table-cell>
          <table:table-cell table:formula="of:=[I2_16.I167]" office:value-type="float" office:value="0.383947" calcext:value-type="float">
            <text:p>0.383947</text:p>
          </table:table-cell>
          <table:table-cell table:formula="of:=[I2_24.I167]" office:value-type="float" office:value="0.381551" calcext:value-type="float">
            <text:p>0.381551</text:p>
          </table:table-cell>
          <table:table-cell table:formula="of:=[I2_32.I167]" office:value-type="float" office:value="0.321054" calcext:value-type="float">
            <text:p>0.32105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I2_4.C168]" office:value-type="float" office:value="0.551418" calcext:value-type="float">
            <text:p>0.551418</text:p>
          </table:table-cell>
          <table:table-cell table:formula="of:=[I2_8.C168]" office:value-type="float" office:value="0.635727" calcext:value-type="float">
            <text:p>0.635727</text:p>
          </table:table-cell>
          <table:table-cell table:formula="of:=[I2_16.C168]" office:value-type="float" office:value="0.74659" calcext:value-type="float">
            <text:p>0.74659</text:p>
          </table:table-cell>
          <table:table-cell table:formula="of:=[I2_24.C168]" office:value-type="float" office:value="0.824442" calcext:value-type="float">
            <text:p>0.824442</text:p>
          </table:table-cell>
          <table:table-cell table:formula="of:=[I2_32.C168]" office:value-type="float" office:value="0.420881" calcext:value-type="float">
            <text:p>0.420881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I2_4.I168]" office:value-type="float" office:value="0.307278" calcext:value-type="float">
            <text:p>0.307278</text:p>
          </table:table-cell>
          <table:table-cell table:formula="of:=[I2_8.I168]" office:value-type="float" office:value="0.344714" calcext:value-type="float">
            <text:p>0.344714</text:p>
          </table:table-cell>
          <table:table-cell table:formula="of:=[I2_16.I168]" office:value-type="float" office:value="0.374663" calcext:value-type="float">
            <text:p>0.374663</text:p>
          </table:table-cell>
          <table:table-cell table:formula="of:=[I2_24.I168]" office:value-type="float" office:value="0.384247" calcext:value-type="float">
            <text:p>0.384247</text:p>
          </table:table-cell>
          <table:table-cell table:formula="of:=[I2_32.I168]" office:value-type="float" office:value="0.333932" calcext:value-type="float">
            <text:p>0.33393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I2_4.C169]" office:value-type="float" office:value="0.553257" calcext:value-type="float">
            <text:p>0.553257</text:p>
          </table:table-cell>
          <table:table-cell table:formula="of:=[I2_8.C169]" office:value-type="float" office:value="0.643727" calcext:value-type="float">
            <text:p>0.643727</text:p>
          </table:table-cell>
          <table:table-cell table:formula="of:=[I2_16.C169]" office:value-type="float" office:value="0.752654" calcext:value-type="float">
            <text:p>0.752654</text:p>
          </table:table-cell>
          <table:table-cell table:formula="of:=[I2_24.C169]" office:value-type="float" office:value="0.823221" calcext:value-type="float">
            <text:p>0.823221</text:p>
          </table:table-cell>
          <table:table-cell table:formula="of:=[I2_32.C169]" office:value-type="float" office:value="0.42117" calcext:value-type="float">
            <text:p>0.42117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[I2_4.I169]" office:value-type="float" office:value="0.310572" calcext:value-type="float">
            <text:p>0.310572</text:p>
          </table:table-cell>
          <table:table-cell table:formula="of:=[I2_8.I169]" office:value-type="float" office:value="0.334232" calcext:value-type="float">
            <text:p>0.334232</text:p>
          </table:table-cell>
          <table:table-cell table:formula="of:=[I2_16.I169]" office:value-type="float" office:value="0.374064" calcext:value-type="float">
            <text:p>0.374064</text:p>
          </table:table-cell>
          <table:table-cell table:formula="of:=[I2_24.I169]" office:value-type="float" office:value="0.390836" calcext:value-type="float">
            <text:p>0.390836</text:p>
          </table:table-cell>
          <table:table-cell table:formula="of:=[I2_32.I169]" office:value-type="float" office:value="0.331836" calcext:value-type="float">
            <text:p>0.33183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I2_4.C170]" office:value-type="float" office:value="0.557238" calcext:value-type="float">
            <text:p>0.557238</text:p>
          </table:table-cell>
          <table:table-cell table:formula="of:=[I2_8.C170]" office:value-type="float" office:value="0.641255" calcext:value-type="float">
            <text:p>0.641255</text:p>
          </table:table-cell>
          <table:table-cell table:formula="of:=[I2_16.C170]" office:value-type="float" office:value="0.75" calcext:value-type="float">
            <text:p>0.75</text:p>
          </table:table-cell>
          <table:table-cell table:formula="of:=[I2_24.C170]" office:value-type="float" office:value="0.824487" calcext:value-type="float">
            <text:p>0.824487</text:p>
          </table:table-cell>
          <table:table-cell table:formula="of:=[I2_32.C170]" office:value-type="float" office:value="0.428166" calcext:value-type="float">
            <text:p>0.428166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[I2_4.I170]" office:value-type="float" office:value="0.311471" calcext:value-type="float">
            <text:p>0.311471</text:p>
          </table:table-cell>
          <table:table-cell table:formula="of:=[I2_8.I170]" office:value-type="float" office:value="0.331536" calcext:value-type="float">
            <text:p>0.331536</text:p>
          </table:table-cell>
          <table:table-cell table:formula="of:=[I2_16.I170]" office:value-type="float" office:value="0.369572" calcext:value-type="float">
            <text:p>0.369572</text:p>
          </table:table-cell>
          <table:table-cell table:formula="of:=[I2_24.I170]" office:value-type="float" office:value="0.396825" calcext:value-type="float">
            <text:p>0.396825</text:p>
          </table:table-cell>
          <table:table-cell table:formula="of:=[I2_32.I170]" office:value-type="float" office:value="0.331836" calcext:value-type="float">
            <text:p>0.33183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I2_4.C171]" office:value-type="float" office:value="0.556427" calcext:value-type="float">
            <text:p>0.556427</text:p>
          </table:table-cell>
          <table:table-cell table:formula="of:=[I2_8.C171]" office:value-type="float" office:value="0.641642" calcext:value-type="float">
            <text:p>0.641642</text:p>
          </table:table-cell>
          <table:table-cell table:formula="of:=[I2_16.C171]" office:value-type="float" office:value="0.747616" calcext:value-type="float">
            <text:p>0.747616</text:p>
          </table:table-cell>
          <table:table-cell table:formula="of:=[I2_24.C171]" office:value-type="float" office:value="0.823778" calcext:value-type="float">
            <text:p>0.823778</text:p>
          </table:table-cell>
          <table:table-cell table:formula="of:=[I2_32.C171]" office:value-type="float" office:value="0.426252" calcext:value-type="float">
            <text:p>0.426252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[I2_4.I171]" office:value-type="float" office:value="0.300988" calcext:value-type="float">
            <text:p>0.300988</text:p>
          </table:table-cell>
          <table:table-cell table:formula="of:=[I2_8.I171]" office:value-type="float" office:value="0.347709" calcext:value-type="float">
            <text:p>0.347709</text:p>
          </table:table-cell>
          <table:table-cell table:formula="of:=[I2_16.I171]" office:value-type="float" office:value="0.369272" calcext:value-type="float">
            <text:p>0.369272</text:p>
          </table:table-cell>
          <table:table-cell table:formula="of:=[I2_24.I171]" office:value-type="float" office:value="0.378856" calcext:value-type="float">
            <text:p>0.378856</text:p>
          </table:table-cell>
          <table:table-cell table:formula="of:=[I2_32.I171]" office:value-type="float" office:value="0.333932" calcext:value-type="float">
            <text:p>0.33393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I2_4.C172]" office:value-type="float" office:value="0.558685" calcext:value-type="float">
            <text:p>0.558685</text:p>
          </table:table-cell>
          <table:table-cell table:formula="of:=[I2_8.C172]" office:value-type="float" office:value="0.635826" calcext:value-type="float">
            <text:p>0.635826</text:p>
          </table:table-cell>
          <table:table-cell table:formula="of:=[I2_16.C172]" office:value-type="float" office:value="0.749879" calcext:value-type="float">
            <text:p>0.749879</text:p>
          </table:table-cell>
          <table:table-cell table:formula="of:=[I2_24.C172]" office:value-type="float" office:value="0.822256" calcext:value-type="float">
            <text:p>0.822256</text:p>
          </table:table-cell>
          <table:table-cell table:formula="of:=[I2_32.C172]" office:value-type="float" office:value="0.425332" calcext:value-type="float">
            <text:p>0.425332</text:p>
          </table:table-cell>
          <table:table-cell/>
          <table:table-cell office:value-type="float" office:value="169" calcext:value-type="float">
            <text:p>169</text:p>
          </table:table-cell>
          <table:table-cell table:formula="of:=[I2_4.I172]" office:value-type="float" office:value="0.310273" calcext:value-type="float">
            <text:p>0.310273</text:p>
          </table:table-cell>
          <table:table-cell table:formula="of:=[I2_8.I172]" office:value-type="float" office:value="0.347709" calcext:value-type="float">
            <text:p>0.347709</text:p>
          </table:table-cell>
          <table:table-cell table:formula="of:=[I2_16.I172]" office:value-type="float" office:value="0.374364" calcext:value-type="float">
            <text:p>0.374364</text:p>
          </table:table-cell>
          <table:table-cell table:formula="of:=[I2_24.I172]" office:value-type="float" office:value="0.378556" calcext:value-type="float">
            <text:p>0.378556</text:p>
          </table:table-cell>
          <table:table-cell table:formula="of:=[I2_32.I172]" office:value-type="float" office:value="0.334831" calcext:value-type="float">
            <text:p>0.33483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I2_4.C173]" office:value-type="float" office:value="0.553048" calcext:value-type="float">
            <text:p>0.553048</text:p>
          </table:table-cell>
          <table:table-cell table:formula="of:=[I2_8.C173]" office:value-type="float" office:value="0.640012" calcext:value-type="float">
            <text:p>0.640012</text:p>
          </table:table-cell>
          <table:table-cell table:formula="of:=[I2_16.C173]" office:value-type="float" office:value="0.746409" calcext:value-type="float">
            <text:p>0.746409</text:p>
          </table:table-cell>
          <table:table-cell table:formula="of:=[I2_24.C173]" office:value-type="float" office:value="0.826916" calcext:value-type="float">
            <text:p>0.826916</text:p>
          </table:table-cell>
          <table:table-cell table:formula="of:=[I2_32.C173]" office:value-type="float" office:value="0.434762" calcext:value-type="float">
            <text:p>0.434762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I2_4.I173]" office:value-type="float" office:value="0.303684" calcext:value-type="float">
            <text:p>0.303684</text:p>
          </table:table-cell>
          <table:table-cell table:formula="of:=[I2_8.I173]" office:value-type="float" office:value="0.337526" calcext:value-type="float">
            <text:p>0.337526</text:p>
          </table:table-cell>
          <table:table-cell table:formula="of:=[I2_16.I173]" office:value-type="float" office:value="0.379455" calcext:value-type="float">
            <text:p>0.379455</text:p>
          </table:table-cell>
          <table:table-cell table:formula="of:=[I2_24.I173]" office:value-type="float" office:value="0.374064" calcext:value-type="float">
            <text:p>0.374064</text:p>
          </table:table-cell>
          <table:table-cell table:formula="of:=[I2_32.I173]" office:value-type="float" office:value="0.329739" calcext:value-type="float">
            <text:p>0.32973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I2_4.C174]" office:value-type="float" office:value="0.557841" calcext:value-type="float">
            <text:p>0.557841</text:p>
          </table:table-cell>
          <table:table-cell table:formula="of:=[I2_8.C174]" office:value-type="float" office:value="0.641978" calcext:value-type="float">
            <text:p>0.641978</text:p>
          </table:table-cell>
          <table:table-cell table:formula="of:=[I2_16.C174]" office:value-type="float" office:value="0.749638" calcext:value-type="float">
            <text:p>0.749638</text:p>
          </table:table-cell>
          <table:table-cell table:formula="of:=[I2_24.C174]" office:value-type="float" office:value="0.821472" calcext:value-type="float">
            <text:p>0.821472</text:p>
          </table:table-cell>
          <table:table-cell table:formula="of:=[I2_32.C174]" office:value-type="float" office:value="0.429312" calcext:value-type="float">
            <text:p>0.429312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[I2_4.I174]" office:value-type="float" office:value="0.310273" calcext:value-type="float">
            <text:p>0.310273</text:p>
          </table:table-cell>
          <table:table-cell table:formula="of:=[I2_8.I174]" office:value-type="float" office:value="0.336029" calcext:value-type="float">
            <text:p>0.336029</text:p>
          </table:table-cell>
          <table:table-cell table:formula="of:=[I2_16.I174]" office:value-type="float" office:value="0.362683" calcext:value-type="float">
            <text:p>0.362683</text:p>
          </table:table-cell>
          <table:table-cell table:formula="of:=[I2_24.I174]" office:value-type="float" office:value="0.377957" calcext:value-type="float">
            <text:p>0.377957</text:p>
          </table:table-cell>
          <table:table-cell table:formula="of:=[I2_32.I174]" office:value-type="float" office:value="0.322851" calcext:value-type="float">
            <text:p>0.32285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I2_4.C175]" office:value-type="float" office:value="0.562545" calcext:value-type="float">
            <text:p>0.562545</text:p>
          </table:table-cell>
          <table:table-cell table:formula="of:=[I2_8.C175]" office:value-type="float" office:value="0.641556" calcext:value-type="float">
            <text:p>0.641556</text:p>
          </table:table-cell>
          <table:table-cell table:formula="of:=[I2_16.C175]" office:value-type="float" office:value="0.754282" calcext:value-type="float">
            <text:p>0.754282</text:p>
          </table:table-cell>
          <table:table-cell table:formula="of:=[I2_24.C175]" office:value-type="float" office:value="0.830519" calcext:value-type="float">
            <text:p>0.830519</text:p>
          </table:table-cell>
          <table:table-cell table:formula="of:=[I2_32.C175]" office:value-type="float" office:value="0.431906" calcext:value-type="float">
            <text:p>0.431906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[I2_4.I175]" office:value-type="float" office:value="0.307577" calcext:value-type="float">
            <text:p>0.307577</text:p>
          </table:table-cell>
          <table:table-cell table:formula="of:=[I2_8.I175]" office:value-type="float" office:value="0.339623" calcext:value-type="float">
            <text:p>0.339623</text:p>
          </table:table-cell>
          <table:table-cell table:formula="of:=[I2_16.I175]" office:value-type="float" office:value="0.374064" calcext:value-type="float">
            <text:p>0.374064</text:p>
          </table:table-cell>
          <table:table-cell table:formula="of:=[I2_24.I175]" office:value-type="float" office:value="0.377658" calcext:value-type="float">
            <text:p>0.377658</text:p>
          </table:table-cell>
          <table:table-cell table:formula="of:=[I2_32.I175]" office:value-type="float" office:value="0.339323" calcext:value-type="float">
            <text:p>0.33932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I2_4.C176]" office:value-type="float" office:value="0.557695" calcext:value-type="float">
            <text:p>0.557695</text:p>
          </table:table-cell>
          <table:table-cell table:formula="of:=[I2_8.C176]" office:value-type="float" office:value="0.642064" calcext:value-type="float">
            <text:p>0.642064</text:p>
          </table:table-cell>
          <table:table-cell table:formula="of:=[I2_16.C176]" office:value-type="float" office:value="0.749909" calcext:value-type="float">
            <text:p>0.749909</text:p>
          </table:table-cell>
          <table:table-cell table:formula="of:=[I2_24.C176]" office:value-type="float" office:value="0.823838" calcext:value-type="float">
            <text:p>0.823838</text:p>
          </table:table-cell>
          <table:table-cell table:formula="of:=[I2_32.C176]" office:value-type="float" office:value="0.434158" calcext:value-type="float">
            <text:p>0.434158</text:p>
          </table:table-cell>
          <table:table-cell/>
          <table:table-cell office:value-type="float" office:value="173" calcext:value-type="float">
            <text:p>173</text:p>
          </table:table-cell>
          <table:table-cell table:formula="of:=[I2_4.I176]" office:value-type="float" office:value="0.312369" calcext:value-type="float">
            <text:p>0.312369</text:p>
          </table:table-cell>
          <table:table-cell table:formula="of:=[I2_8.I176]" office:value-type="float" office:value="0.348008" calcext:value-type="float">
            <text:p>0.348008</text:p>
          </table:table-cell>
          <table:table-cell table:formula="of:=[I2_16.I176]" office:value-type="float" office:value="0.365978" calcext:value-type="float">
            <text:p>0.365978</text:p>
          </table:table-cell>
          <table:table-cell table:formula="of:=[I2_24.I176]" office:value-type="float" office:value="0.382749" calcext:value-type="float">
            <text:p>0.382749</text:p>
          </table:table-cell>
          <table:table-cell table:formula="of:=[I2_32.I176]" office:value-type="float" office:value="0.331836" calcext:value-type="float">
            <text:p>0.33183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I2_4.C177]" office:value-type="float" office:value="0.558263" calcext:value-type="float">
            <text:p>0.558263</text:p>
          </table:table-cell>
          <table:table-cell table:formula="of:=[I2_8.C177]" office:value-type="float" office:value="0.640591" calcext:value-type="float">
            <text:p>0.640591</text:p>
          </table:table-cell>
          <table:table-cell table:formula="of:=[I2_16.C177]" office:value-type="float" office:value="0.754765" calcext:value-type="float">
            <text:p>0.754765</text:p>
          </table:table-cell>
          <table:table-cell table:formula="of:=[I2_24.C177]" office:value-type="float" office:value="0.825814" calcext:value-type="float">
            <text:p>0.825814</text:p>
          </table:table-cell>
          <table:table-cell table:formula="of:=[I2_32.C177]" office:value-type="float" office:value="0.427925" calcext:value-type="float">
            <text:p>0.427925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[I2_4.I177]" office:value-type="float" office:value="0.316262" calcext:value-type="float">
            <text:p>0.316262</text:p>
          </table:table-cell>
          <table:table-cell table:formula="of:=[I2_8.I177]" office:value-type="float" office:value="0.342318" calcext:value-type="float">
            <text:p>0.342318</text:p>
          </table:table-cell>
          <table:table-cell table:formula="of:=[I2_16.I177]" office:value-type="float" office:value="0.389937" calcext:value-type="float">
            <text:p>0.389937</text:p>
          </table:table-cell>
          <table:table-cell table:formula="of:=[I2_24.I177]" office:value-type="float" office:value="0.386643" calcext:value-type="float">
            <text:p>0.386643</text:p>
          </table:table-cell>
          <table:table-cell table:formula="of:=[I2_32.I177]" office:value-type="float" office:value="0.330338" calcext:value-type="float">
            <text:p>0.33033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I2_4.C178]" office:value-type="float" office:value="0.554737" calcext:value-type="float">
            <text:p>0.554737</text:p>
          </table:table-cell>
          <table:table-cell table:formula="of:=[I2_8.C178]" office:value-type="float" office:value="0.636572" calcext:value-type="float">
            <text:p>0.636572</text:p>
          </table:table-cell>
          <table:table-cell table:formula="of:=[I2_16.C178]" office:value-type="float" office:value="0.753651" calcext:value-type="float">
            <text:p>0.753651</text:p>
          </table:table-cell>
          <table:table-cell table:formula="of:=[I2_24.C178]" office:value-type="float" office:value="0.830839" calcext:value-type="float">
            <text:p>0.830839</text:p>
          </table:table-cell>
          <table:table-cell table:formula="of:=[I2_32.C178]" office:value-type="float" office:value="0.440857" calcext:value-type="float">
            <text:p>0.440857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I2_4.I178]" office:value-type="float" office:value="0.317161" calcext:value-type="float">
            <text:p>0.317161</text:p>
          </table:table-cell>
          <table:table-cell table:formula="of:=[I2_8.I178]" office:value-type="float" office:value="0.334232" calcext:value-type="float">
            <text:p>0.334232</text:p>
          </table:table-cell>
          <table:table-cell table:formula="of:=[I2_16.I178]" office:value-type="float" office:value="0.381551" calcext:value-type="float">
            <text:p>0.381551</text:p>
          </table:table-cell>
          <table:table-cell table:formula="of:=[I2_24.I178]" office:value-type="float" office:value="0.384846" calcext:value-type="float">
            <text:p>0.384846</text:p>
          </table:table-cell>
          <table:table-cell table:formula="of:=[I2_32.I178]" office:value-type="float" office:value="0.321653" calcext:value-type="float">
            <text:p>0.32165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I2_4.C179]" office:value-type="float" office:value="0.55199" calcext:value-type="float">
            <text:p>0.55199</text:p>
          </table:table-cell>
          <table:table-cell table:formula="of:=[I2_8.C179]" office:value-type="float" office:value="0.641797" calcext:value-type="float">
            <text:p>0.641797</text:p>
          </table:table-cell>
          <table:table-cell table:formula="of:=[I2_16.C179]" office:value-type="float" office:value="0.754885" calcext:value-type="float">
            <text:p>0.754885</text:p>
          </table:table-cell>
          <table:table-cell table:formula="of:=[I2_24.C179]" office:value-type="float" office:value="0.821291" calcext:value-type="float">
            <text:p>0.821291</text:p>
          </table:table-cell>
          <table:table-cell table:formula="of:=[I2_32.C179]" office:value-type="float" office:value="0.443305" calcext:value-type="float">
            <text:p>0.443305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[I2_4.I179]" office:value-type="float" office:value="0.304882" calcext:value-type="float">
            <text:p>0.304882</text:p>
          </table:table-cell>
          <table:table-cell table:formula="of:=[I2_8.I179]" office:value-type="float" office:value="0.336628" calcext:value-type="float">
            <text:p>0.336628</text:p>
          </table:table-cell>
          <table:table-cell table:formula="of:=[I2_16.I179]" office:value-type="float" office:value="0.369871" calcext:value-type="float">
            <text:p>0.369871</text:p>
          </table:table-cell>
          <table:table-cell table:formula="of:=[I2_24.I179]" office:value-type="float" office:value="0.392333" calcext:value-type="float">
            <text:p>0.392333</text:p>
          </table:table-cell>
          <table:table-cell table:formula="of:=[I2_32.I179]" office:value-type="float" office:value="0.339024" calcext:value-type="float">
            <text:p>0.33902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I2_4.C180]" office:value-type="float" office:value="0.560012" calcext:value-type="float">
            <text:p>0.560012</text:p>
          </table:table-cell>
          <table:table-cell table:formula="of:=[I2_8.C180]" office:value-type="float" office:value="0.64614" calcext:value-type="float">
            <text:p>0.64614</text:p>
          </table:table-cell>
          <table:table-cell table:formula="of:=[I2_16.C180]" office:value-type="float" office:value="0.752654" calcext:value-type="float">
            <text:p>0.752654</text:p>
          </table:table-cell>
          <table:table-cell table:formula="of:=[I2_24.C180]" office:value-type="float" office:value="0.830277" calcext:value-type="float">
            <text:p>0.830277</text:p>
          </table:table-cell>
          <table:table-cell table:formula="of:=[I2_32.C180]" office:value-type="float" office:value="0.441556" calcext:value-type="float">
            <text:p>0.441556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[I2_4.I180]" office:value-type="float" office:value="0.304582" calcext:value-type="float">
            <text:p>0.304582</text:p>
          </table:table-cell>
          <table:table-cell table:formula="of:=[I2_8.I180]" office:value-type="float" office:value="0.351303" calcext:value-type="float">
            <text:p>0.351303</text:p>
          </table:table-cell>
          <table:table-cell table:formula="of:=[I2_16.I180]" office:value-type="float" office:value="0.378856" calcext:value-type="float">
            <text:p>0.378856</text:p>
          </table:table-cell>
          <table:table-cell table:formula="of:=[I2_24.I180]" office:value-type="float" office:value="0.383348" calcext:value-type="float">
            <text:p>0.383348</text:p>
          </table:table-cell>
          <table:table-cell table:formula="of:=[I2_32.I180]" office:value-type="float" office:value="0.336927" calcext:value-type="float">
            <text:p>0.33692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I2_4.C181]" office:value-type="float" office:value="0.553832" calcext:value-type="float">
            <text:p>0.553832</text:p>
          </table:table-cell>
          <table:table-cell table:formula="of:=[I2_8.C181]" office:value-type="float" office:value="0.64315" calcext:value-type="float">
            <text:p>0.64315</text:p>
          </table:table-cell>
          <table:table-cell table:formula="of:=[I2_16.C181]" office:value-type="float" office:value="0.750815" calcext:value-type="float">
            <text:p>0.750815</text:p>
          </table:table-cell>
          <table:table-cell table:formula="of:=[I2_24.C181]" office:value-type="float" office:value="0.828365" calcext:value-type="float">
            <text:p>0.828365</text:p>
          </table:table-cell>
          <table:table-cell table:formula="of:=[I2_32.C181]" office:value-type="float" office:value="0.441159" calcext:value-type="float">
            <text:p>0.441159</text:p>
          </table:table-cell>
          <table:table-cell/>
          <table:table-cell office:value-type="float" office:value="178" calcext:value-type="float">
            <text:p>178</text:p>
          </table:table-cell>
          <table:table-cell table:formula="of:=[I2_4.I181]" office:value-type="float" office:value="0.304283" calcext:value-type="float">
            <text:p>0.304283</text:p>
          </table:table-cell>
          <table:table-cell table:formula="of:=[I2_8.I181]" office:value-type="float" office:value="0.339623" calcext:value-type="float">
            <text:p>0.339623</text:p>
          </table:table-cell>
          <table:table-cell table:formula="of:=[I2_16.I181]" office:value-type="float" office:value="0.378856" calcext:value-type="float">
            <text:p>0.378856</text:p>
          </table:table-cell>
          <table:table-cell table:formula="of:=[I2_24.I181]" office:value-type="float" office:value="0.386643" calcext:value-type="float">
            <text:p>0.386643</text:p>
          </table:table-cell>
          <table:table-cell table:formula="of:=[I2_32.I181]" office:value-type="float" office:value="0.32944" calcext:value-type="float">
            <text:p>0.3294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I2_4.C182]" office:value-type="float" office:value="0.559168" calcext:value-type="float">
            <text:p>0.559168</text:p>
          </table:table-cell>
          <table:table-cell table:formula="of:=[I2_8.C182]" office:value-type="float" office:value="0.645959" calcext:value-type="float">
            <text:p>0.645959</text:p>
          </table:table-cell>
          <table:table-cell table:formula="of:=[I2_16.C182]" office:value-type="float" office:value="0.752895" calcext:value-type="float">
            <text:p>0.752895</text:p>
          </table:table-cell>
          <table:table-cell table:formula="of:=[I2_24.C182]" office:value-type="float" office:value="0.825573" calcext:value-type="float">
            <text:p>0.825573</text:p>
          </table:table-cell>
          <table:table-cell table:formula="of:=[I2_32.C182]" office:value-type="float" office:value="0.442883" calcext:value-type="float">
            <text:p>0.442883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[I2_4.I182]" office:value-type="float" office:value="0.314765" calcext:value-type="float">
            <text:p>0.314765</text:p>
          </table:table-cell>
          <table:table-cell table:formula="of:=[I2_8.I182]" office:value-type="float" office:value="0.336328" calcext:value-type="float">
            <text:p>0.336328</text:p>
          </table:table-cell>
          <table:table-cell table:formula="of:=[I2_16.I182]" office:value-type="float" office:value="0.39383" calcext:value-type="float">
            <text:p>0.39383</text:p>
          </table:table-cell>
          <table:table-cell table:formula="of:=[I2_24.I182]" office:value-type="float" office:value="0.374663" calcext:value-type="float">
            <text:p>0.374663</text:p>
          </table:table-cell>
          <table:table-cell table:formula="of:=[I2_32.I182]" office:value-type="float" office:value="0.320156" calcext:value-type="float">
            <text:p>0.32015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I2_4.C183]" office:value-type="float" office:value="0.560591" calcext:value-type="float">
            <text:p>0.560591</text:p>
          </table:table-cell>
          <table:table-cell table:formula="of:=[I2_8.C183]" office:value-type="float" office:value="0.642969" calcext:value-type="float">
            <text:p>0.642969</text:p>
          </table:table-cell>
          <table:table-cell table:formula="of:=[I2_16.C183]" office:value-type="float" office:value="0.757996" calcext:value-type="float">
            <text:p>0.757996</text:p>
          </table:table-cell>
          <table:table-cell table:formula="of:=[I2_24.C183]" office:value-type="float" office:value="0.826373" calcext:value-type="float">
            <text:p>0.826373</text:p>
          </table:table-cell>
          <table:table-cell table:formula="of:=[I2_32.C183]" office:value-type="float" office:value="0.444478" calcext:value-type="float">
            <text:p>0.444478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I2_4.I183]" office:value-type="float" office:value="0.310273" calcext:value-type="float">
            <text:p>0.310273</text:p>
          </table:table-cell>
          <table:table-cell table:formula="of:=[I2_8.I183]" office:value-type="float" office:value="0.336927" calcext:value-type="float">
            <text:p>0.336927</text:p>
          </table:table-cell>
          <table:table-cell table:formula="of:=[I2_16.I183]" office:value-type="float" office:value="0.380054" calcext:value-type="float">
            <text:p>0.380054</text:p>
          </table:table-cell>
          <table:table-cell table:formula="of:=[I2_24.I183]" office:value-type="float" office:value="0.389338" calcext:value-type="float">
            <text:p>0.389338</text:p>
          </table:table-cell>
          <table:table-cell table:formula="of:=[I2_32.I183]" office:value-type="float" office:value="0.337826" calcext:value-type="float">
            <text:p>0.33782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I2_4.C184]" office:value-type="float" office:value="0.558504" calcext:value-type="float">
            <text:p>0.558504</text:p>
          </table:table-cell>
          <table:table-cell table:formula="of:=[I2_8.C184]" office:value-type="float" office:value="0.646743" calcext:value-type="float">
            <text:p>0.646743</text:p>
          </table:table-cell>
          <table:table-cell table:formula="of:=[I2_16.C184]" office:value-type="float" office:value="0.75386" calcext:value-type="float">
            <text:p>0.75386</text:p>
          </table:table-cell>
          <table:table-cell table:formula="of:=[I2_24.C184]" office:value-type="float" office:value="0.830881" calcext:value-type="float">
            <text:p>0.830881</text:p>
          </table:table-cell>
          <table:table-cell table:formula="of:=[I2_32.C184]" office:value-type="float" office:value="0.442461" calcext:value-type="float">
            <text:p>0.442461</text:p>
          </table:table-cell>
          <table:table-cell/>
          <table:table-cell office:value-type="float" office:value="181" calcext:value-type="float">
            <text:p>181</text:p>
          </table:table-cell>
          <table:table-cell table:formula="of:=[I2_4.I184]" office:value-type="float" office:value="0.316262" calcext:value-type="float">
            <text:p>0.316262</text:p>
          </table:table-cell>
          <table:table-cell table:formula="of:=[I2_8.I184]" office:value-type="float" office:value="0.34681" calcext:value-type="float">
            <text:p>0.34681</text:p>
          </table:table-cell>
          <table:table-cell table:formula="of:=[I2_16.I184]" office:value-type="float" office:value="0.379455" calcext:value-type="float">
            <text:p>0.379455</text:p>
          </table:table-cell>
          <table:table-cell table:formula="of:=[I2_24.I184]" office:value-type="float" office:value="0.383648" calcext:value-type="float">
            <text:p>0.383648</text:p>
          </table:table-cell>
          <table:table-cell table:formula="of:=[I2_32.I184]" office:value-type="float" office:value="0.327643" calcext:value-type="float">
            <text:p>0.32764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I2_4.C185]" office:value-type="float" office:value="0.56339" calcext:value-type="float">
            <text:p>0.56339</text:p>
          </table:table-cell>
          <table:table-cell table:formula="of:=[I2_8.C185]" office:value-type="float" office:value="0.64427" calcext:value-type="float">
            <text:p>0.64427</text:p>
          </table:table-cell>
          <table:table-cell table:formula="of:=[I2_16.C185]" office:value-type="float" office:value="0.756695" calcext:value-type="float">
            <text:p>0.756695</text:p>
          </table:table-cell>
          <table:table-cell table:formula="of:=[I2_24.C185]" office:value-type="float" office:value="0.832449" calcext:value-type="float">
            <text:p>0.832449</text:p>
          </table:table-cell>
          <table:table-cell table:formula="of:=[I2_32.C185]" office:value-type="float" office:value="0.450663" calcext:value-type="float">
            <text:p>0.450663</text:p>
          </table:table-cell>
          <table:table-cell/>
          <table:table-cell office:value-type="float" office:value="182" calcext:value-type="float">
            <text:p>182</text:p>
          </table:table-cell>
          <table:table-cell table:formula="of:=[I2_4.I185]" office:value-type="float" office:value="0.307278" calcext:value-type="float">
            <text:p>0.307278</text:p>
          </table:table-cell>
          <table:table-cell table:formula="of:=[I2_8.I185]" office:value-type="float" office:value="0.345313" calcext:value-type="float">
            <text:p>0.345313</text:p>
          </table:table-cell>
          <table:table-cell table:formula="of:=[I2_16.I185]" office:value-type="float" office:value="0.359389" calcext:value-type="float">
            <text:p>0.359389</text:p>
          </table:table-cell>
          <table:table-cell table:formula="of:=[I2_24.I185]" office:value-type="float" office:value="0.392034" calcext:value-type="float">
            <text:p>0.392034</text:p>
          </table:table-cell>
          <table:table-cell table:formula="of:=[I2_32.I185]" office:value-type="float" office:value="0.315364" calcext:value-type="float">
            <text:p>0.31536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I2_4.C186]" office:value-type="float" office:value="0.563368" calcext:value-type="float">
            <text:p>0.563368</text:p>
          </table:table-cell>
          <table:table-cell table:formula="of:=[I2_8.C186]" office:value-type="float" office:value="0.642305" calcext:value-type="float">
            <text:p>0.642305</text:p>
          </table:table-cell>
          <table:table-cell table:formula="of:=[I2_16.C186]" office:value-type="float" office:value="0.748401" calcext:value-type="float">
            <text:p>0.748401</text:p>
          </table:table-cell>
          <table:table-cell table:formula="of:=[I2_24.C186]" office:value-type="float" office:value="0.83096" calcext:value-type="float">
            <text:p>0.83096</text:p>
          </table:table-cell>
          <table:table-cell table:formula="of:=[I2_32.C186]" office:value-type="float" office:value="0.450573" calcext:value-type="float">
            <text:p>0.450573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[I2_4.I186]" office:value-type="float" office:value="0.313267" calcext:value-type="float">
            <text:p>0.313267</text:p>
          </table:table-cell>
          <table:table-cell table:formula="of:=[I2_8.I186]" office:value-type="float" office:value="0.336029" calcext:value-type="float">
            <text:p>0.336029</text:p>
          </table:table-cell>
          <table:table-cell table:formula="of:=[I2_16.I186]" office:value-type="float" office:value="0.38215" calcext:value-type="float">
            <text:p>0.38215</text:p>
          </table:table-cell>
          <table:table-cell table:formula="of:=[I2_24.I186]" office:value-type="float" office:value="0.386343" calcext:value-type="float">
            <text:p>0.386343</text:p>
          </table:table-cell>
          <table:table-cell table:formula="of:=[I2_32.I186]" office:value-type="float" office:value="0.321054" calcext:value-type="float">
            <text:p>0.32105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I2_4.C187]" office:value-type="float" office:value="0.558565" calcext:value-type="float">
            <text:p>0.558565</text:p>
          </table:table-cell>
          <table:table-cell table:formula="of:=[I2_8.C187]" office:value-type="float" office:value="0.64234" calcext:value-type="float">
            <text:p>0.64234</text:p>
          </table:table-cell>
          <table:table-cell table:formula="of:=[I2_16.C187]" office:value-type="float" office:value="0.758987" calcext:value-type="float">
            <text:p>0.758987</text:p>
          </table:table-cell>
          <table:table-cell table:formula="of:=[I2_24.C187]" office:value-type="float" office:value="0.835645" calcext:value-type="float">
            <text:p>0.835645</text:p>
          </table:table-cell>
          <table:table-cell table:formula="of:=[I2_32.C187]" office:value-type="float" office:value="0.447105" calcext:value-type="float">
            <text:p>0.447105</text:p>
          </table:table-cell>
          <table:table-cell/>
          <table:table-cell office:value-type="float" office:value="184" calcext:value-type="float">
            <text:p>184</text:p>
          </table:table-cell>
          <table:table-cell table:formula="of:=[I2_4.I187]" office:value-type="float" office:value="0.295897" calcext:value-type="float">
            <text:p>0.295897</text:p>
          </table:table-cell>
          <table:table-cell table:formula="of:=[I2_8.I187]" office:value-type="float" office:value="0.34112" calcext:value-type="float">
            <text:p>0.34112</text:p>
          </table:table-cell>
          <table:table-cell table:formula="of:=[I2_16.I187]" office:value-type="float" office:value="0.383348" calcext:value-type="float">
            <text:p>0.383348</text:p>
          </table:table-cell>
          <table:table-cell table:formula="of:=[I2_24.I187]" office:value-type="float" office:value="0.382749" calcext:value-type="float">
            <text:p>0.382749</text:p>
          </table:table-cell>
          <table:table-cell table:formula="of:=[I2_32.I187]" office:value-type="float" office:value="0.319856" calcext:value-type="float">
            <text:p>0.31985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I2_4.C188]" office:value-type="float" office:value="0.557212" calcext:value-type="float">
            <text:p>0.557212</text:p>
          </table:table-cell>
          <table:table-cell table:formula="of:=[I2_8.C188]" office:value-type="float" office:value="0.640736" calcext:value-type="float">
            <text:p>0.640736</text:p>
          </table:table-cell>
          <table:table-cell table:formula="of:=[I2_16.C188]" office:value-type="float" office:value="0.761798" calcext:value-type="float">
            <text:p>0.761798</text:p>
          </table:table-cell>
          <table:table-cell table:formula="of:=[I2_24.C188]" office:value-type="float" office:value="0.834279" calcext:value-type="float">
            <text:p>0.834279</text:p>
          </table:table-cell>
          <table:table-cell table:formula="of:=[I2_32.C188]" office:value-type="float" office:value="0.445081" calcext:value-type="float">
            <text:p>0.445081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[I2_4.I188]" office:value-type="float" office:value="0.313866" calcext:value-type="float">
            <text:p>0.313866</text:p>
          </table:table-cell>
          <table:table-cell table:formula="of:=[I2_8.I188]" office:value-type="float" office:value="0.343816" calcext:value-type="float">
            <text:p>0.343816</text:p>
          </table:table-cell>
          <table:table-cell table:formula="of:=[I2_16.I188]" office:value-type="float" office:value="0.378556" calcext:value-type="float">
            <text:p>0.378556</text:p>
          </table:table-cell>
          <table:table-cell table:formula="of:=[I2_24.I188]" office:value-type="float" office:value="0.387841" calcext:value-type="float">
            <text:p>0.387841</text:p>
          </table:table-cell>
          <table:table-cell table:formula="of:=[I2_32.I188]" office:value-type="float" office:value="0.324349" calcext:value-type="float">
            <text:p>0.32434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I2_4.C189]" office:value-type="float" office:value="0.560495" calcext:value-type="float">
            <text:p>0.560495</text:p>
          </table:table-cell>
          <table:table-cell table:formula="of:=[I2_8.C189]" office:value-type="float" office:value="0.642581" calcext:value-type="float">
            <text:p>0.642581</text:p>
          </table:table-cell>
          <table:table-cell table:formula="of:=[I2_16.C189]" office:value-type="float" office:value="0.756092" calcext:value-type="float">
            <text:p>0.756092</text:p>
          </table:table-cell>
          <table:table-cell table:formula="of:=[I2_24.C189]" office:value-type="float" office:value="0.83275" calcext:value-type="float">
            <text:p>0.83275</text:p>
          </table:table-cell>
          <table:table-cell table:formula="of:=[I2_32.C189]" office:value-type="float" office:value="0.456755" calcext:value-type="float">
            <text:p>0.456755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I2_4.I189]" office:value-type="float" office:value="0.318359" calcext:value-type="float">
            <text:p>0.318359</text:p>
          </table:table-cell>
          <table:table-cell table:formula="of:=[I2_8.I189]" office:value-type="float" office:value="0.351303" calcext:value-type="float">
            <text:p>0.351303</text:p>
          </table:table-cell>
          <table:table-cell table:formula="of:=[I2_16.I189]" office:value-type="float" office:value="0.383049" calcext:value-type="float">
            <text:p>0.383049</text:p>
          </table:table-cell>
          <table:table-cell table:formula="of:=[I2_24.I189]" office:value-type="float" office:value="0.383947" calcext:value-type="float">
            <text:p>0.383947</text:p>
          </table:table-cell>
          <table:table-cell table:formula="of:=[I2_32.I189]" office:value-type="float" office:value="0.320755" calcext:value-type="float">
            <text:p>0.32075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I2_4.C190]" office:value-type="float" office:value="0.559469" calcext:value-type="float">
            <text:p>0.559469</text:p>
          </table:table-cell>
          <table:table-cell table:formula="of:=[I2_8.C190]" office:value-type="float" office:value="0.651387" calcext:value-type="float">
            <text:p>0.651387</text:p>
          </table:table-cell>
          <table:table-cell table:formula="of:=[I2_16.C190]" office:value-type="float" office:value="0.758866" calcext:value-type="float">
            <text:p>0.758866</text:p>
          </table:table-cell>
          <table:table-cell table:formula="of:=[I2_24.C190]" office:value-type="float" office:value="0.829916" calcext:value-type="float">
            <text:p>0.829916</text:p>
          </table:table-cell>
          <table:table-cell table:formula="of:=[I2_32.C190]" office:value-type="float" office:value="0.452051" calcext:value-type="float">
            <text:p>0.452051</text:p>
          </table:table-cell>
          <table:table-cell/>
          <table:table-cell office:value-type="float" office:value="187" calcext:value-type="float">
            <text:p>187</text:p>
          </table:table-cell>
          <table:table-cell table:formula="of:=[I2_4.I190]" office:value-type="float" office:value="0.313567" calcext:value-type="float">
            <text:p>0.313567</text:p>
          </table:table-cell>
          <table:table-cell table:formula="of:=[I2_8.I190]" office:value-type="float" office:value="0.331237" calcext:value-type="float">
            <text:p>0.331237</text:p>
          </table:table-cell>
          <table:table-cell table:formula="of:=[I2_16.I190]" office:value-type="float" office:value="0.366277" calcext:value-type="float">
            <text:p>0.366277</text:p>
          </table:table-cell>
          <table:table-cell table:formula="of:=[I2_24.I190]" office:value-type="float" office:value="0.384546" calcext:value-type="float">
            <text:p>0.384546</text:p>
          </table:table-cell>
          <table:table-cell table:formula="of:=[I2_32.I190]" office:value-type="float" office:value="0.308476" calcext:value-type="float">
            <text:p>0.30847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I2_4.C191]" office:value-type="float" office:value="0.560833" calcext:value-type="float">
            <text:p>0.560833</text:p>
          </table:table-cell>
          <table:table-cell table:formula="of:=[I2_8.C191]" office:value-type="float" office:value="0.645021" calcext:value-type="float">
            <text:p>0.645021</text:p>
          </table:table-cell>
          <table:table-cell table:formula="of:=[I2_16.C191]" office:value-type="float" office:value="0.757333" calcext:value-type="float">
            <text:p>0.757333</text:p>
          </table:table-cell>
          <table:table-cell table:formula="of:=[I2_24.C191]" office:value-type="float" office:value="0.829209" calcext:value-type="float">
            <text:p>0.829209</text:p>
          </table:table-cell>
          <table:table-cell table:formula="of:=[I2_32.C191]" office:value-type="float" office:value="0.458721" calcext:value-type="float">
            <text:p>0.458721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[I2_4.I191]" office:value-type="float" office:value="0.309374" calcext:value-type="float">
            <text:p>0.309374</text:p>
          </table:table-cell>
          <table:table-cell table:formula="of:=[I2_8.I191]" office:value-type="float" office:value="0.334831" calcext:value-type="float">
            <text:p>0.334831</text:p>
          </table:table-cell>
          <table:table-cell table:formula="of:=[I2_16.I191]" office:value-type="float" office:value="0.383947" calcext:value-type="float">
            <text:p>0.383947</text:p>
          </table:table-cell>
          <table:table-cell table:formula="of:=[I2_24.I191]" office:value-type="float" office:value="0.377658" calcext:value-type="float">
            <text:p>0.377658</text:p>
          </table:table-cell>
          <table:table-cell table:formula="of:=[I2_32.I191]" office:value-type="float" office:value="0.337826" calcext:value-type="float">
            <text:p>0.33782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I2_4.C192]" office:value-type="float" office:value="0.566224" calcext:value-type="float">
            <text:p>0.566224</text:p>
          </table:table-cell>
          <table:table-cell table:formula="of:=[I2_8.C192]" office:value-type="float" office:value="0.64228" calcext:value-type="float">
            <text:p>0.64228</text:p>
          </table:table-cell>
          <table:table-cell table:formula="of:=[I2_16.C192]" office:value-type="float" office:value="0.75585" calcext:value-type="float">
            <text:p>0.75585</text:p>
          </table:table-cell>
          <table:table-cell table:formula="of:=[I2_24.C192]" office:value-type="float" office:value="0.83082" calcext:value-type="float">
            <text:p>0.83082</text:p>
          </table:table-cell>
          <table:table-cell table:formula="of:=[I2_32.C192]" office:value-type="float" office:value="0.449337" calcext:value-type="float">
            <text:p>0.449337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[I2_4.I192]" office:value-type="float" office:value="0.303085" calcext:value-type="float">
            <text:p>0.303085</text:p>
          </table:table-cell>
          <table:table-cell table:formula="of:=[I2_8.I192]" office:value-type="float" office:value="0.336029" calcext:value-type="float">
            <text:p>0.336029</text:p>
          </table:table-cell>
          <table:table-cell table:formula="of:=[I2_16.I192]" office:value-type="float" office:value="0.375861" calcext:value-type="float">
            <text:p>0.375861</text:p>
          </table:table-cell>
          <table:table-cell table:formula="of:=[I2_24.I192]" office:value-type="float" office:value="0.386643" calcext:value-type="float">
            <text:p>0.386643</text:p>
          </table:table-cell>
          <table:table-cell table:formula="of:=[I2_32.I192]" office:value-type="float" office:value="0.322552" calcext:value-type="float">
            <text:p>0.32255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I2_4.C193]" office:value-type="float" office:value="0.553953" calcext:value-type="float">
            <text:p>0.553953</text:p>
          </table:table-cell>
          <table:table-cell table:formula="of:=[I2_8.C193]" office:value-type="float" office:value="0.647978" calcext:value-type="float">
            <text:p>0.647978</text:p>
          </table:table-cell>
          <table:table-cell table:formula="of:=[I2_16.C193]" office:value-type="float" office:value="0.76204" calcext:value-type="float">
            <text:p>0.76204</text:p>
          </table:table-cell>
          <table:table-cell table:formula="of:=[I2_24.C193]" office:value-type="float" office:value="0.828425" calcext:value-type="float">
            <text:p>0.828425</text:p>
          </table:table-cell>
          <table:table-cell table:formula="of:=[I2_32.C193]" office:value-type="float" office:value="0.454858" calcext:value-type="float">
            <text:p>0.454858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I2_4.I193]" office:value-type="float" office:value="0.296196" calcext:value-type="float">
            <text:p>0.296196</text:p>
          </table:table-cell>
          <table:table-cell table:formula="of:=[I2_8.I193]" office:value-type="float" office:value="0.344414" calcext:value-type="float">
            <text:p>0.344414</text:p>
          </table:table-cell>
          <table:table-cell table:formula="of:=[I2_16.I193]" office:value-type="float" office:value="0.391435" calcext:value-type="float">
            <text:p>0.391435</text:p>
          </table:table-cell>
          <table:table-cell table:formula="of:=[I2_24.I193]" office:value-type="float" office:value="0.386044" calcext:value-type="float">
            <text:p>0.386044</text:p>
          </table:table-cell>
          <table:table-cell table:formula="of:=[I2_32.I193]" office:value-type="float" office:value="0.339623" calcext:value-type="float">
            <text:p>0.33962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I2_4.C194]" office:value-type="float" office:value="0.559349" calcext:value-type="float">
            <text:p>0.559349</text:p>
          </table:table-cell>
          <table:table-cell table:formula="of:=[I2_8.C194]" office:value-type="float" office:value="0.649156" calcext:value-type="float">
            <text:p>0.649156</text:p>
          </table:table-cell>
          <table:table-cell table:formula="of:=[I2_16.C194]" office:value-type="float" office:value="0.752774" calcext:value-type="float">
            <text:p>0.752774</text:p>
          </table:table-cell>
          <table:table-cell table:formula="of:=[I2_24.C194]" office:value-type="float" office:value="0.832027" calcext:value-type="float">
            <text:p>0.832027</text:p>
          </table:table-cell>
          <table:table-cell table:formula="of:=[I2_32.C194]" office:value-type="float" office:value="0.458082" calcext:value-type="float">
            <text:p>0.458082</text:p>
          </table:table-cell>
          <table:table-cell/>
          <table:table-cell office:value-type="float" office:value="191" calcext:value-type="float">
            <text:p>191</text:p>
          </table:table-cell>
          <table:table-cell table:formula="of:=[I2_4.I194]" office:value-type="float" office:value="0.303684" calcext:value-type="float">
            <text:p>0.303684</text:p>
          </table:table-cell>
          <table:table-cell table:formula="of:=[I2_8.I194]" office:value-type="float" office:value="0.3531" calcext:value-type="float">
            <text:p>0.3531</text:p>
          </table:table-cell>
          <table:table-cell table:formula="of:=[I2_16.I194]" office:value-type="float" office:value="0.38215" calcext:value-type="float">
            <text:p>0.38215</text:p>
          </table:table-cell>
          <table:table-cell table:formula="of:=[I2_24.I194]" office:value-type="float" office:value="0.384846" calcext:value-type="float">
            <text:p>0.384846</text:p>
          </table:table-cell>
          <table:table-cell table:formula="of:=[I2_32.I194]" office:value-type="float" office:value="0.332435" calcext:value-type="float">
            <text:p>0.33243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I2_4.C195]" office:value-type="float" office:value="0.562244" calcext:value-type="float">
            <text:p>0.562244</text:p>
          </table:table-cell>
          <table:table-cell table:formula="of:=[I2_8.C195]" office:value-type="float" office:value="0.639083" calcext:value-type="float">
            <text:p>0.639083</text:p>
          </table:table-cell>
          <table:table-cell table:formula="of:=[I2_16.C195]" office:value-type="float" office:value="0.760495" calcext:value-type="float">
            <text:p>0.760495</text:p>
          </table:table-cell>
          <table:table-cell table:formula="of:=[I2_24.C195]" office:value-type="float" office:value="0.835042" calcext:value-type="float">
            <text:p>0.835042</text:p>
          </table:table-cell>
          <table:table-cell table:formula="of:=[I2_32.C195]" office:value-type="float" office:value="0.459047" calcext:value-type="float">
            <text:p>0.459047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[I2_4.I195]" office:value-type="float" office:value="0.31746" calcext:value-type="float">
            <text:p>0.31746</text:p>
          </table:table-cell>
          <table:table-cell table:formula="of:=[I2_8.I195]" office:value-type="float" office:value="0.340222" calcext:value-type="float">
            <text:p>0.340222</text:p>
          </table:table-cell>
          <table:table-cell table:formula="of:=[I2_16.I195]" office:value-type="float" office:value="0.38245" calcext:value-type="float">
            <text:p>0.38245</text:p>
          </table:table-cell>
          <table:table-cell table:formula="of:=[I2_24.I195]" office:value-type="float" office:value="0.392034" calcext:value-type="float">
            <text:p>0.392034</text:p>
          </table:table-cell>
          <table:table-cell table:formula="of:=[I2_32.I195]" office:value-type="float" office:value="0.332734" calcext:value-type="float">
            <text:p>0.33273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I2_4.C196]" office:value-type="float" office:value="0.557393" calcext:value-type="float">
            <text:p>0.557393</text:p>
          </table:table-cell>
          <table:table-cell table:formula="of:=[I2_8.C196]" office:value-type="float" office:value="0.647616" calcext:value-type="float">
            <text:p>0.647616</text:p>
          </table:table-cell>
          <table:table-cell table:formula="of:=[I2_16.C196]" office:value-type="float" office:value="0.755763" calcext:value-type="float">
            <text:p>0.755763</text:p>
          </table:table-cell>
          <table:table-cell table:formula="of:=[I2_24.C196]" office:value-type="float" office:value="0.832589" calcext:value-type="float">
            <text:p>0.832589</text:p>
          </table:table-cell>
          <table:table-cell table:formula="of:=[I2_32.C196]" office:value-type="float" office:value="0.457031" calcext:value-type="float">
            <text:p>0.457031</text:p>
          </table:table-cell>
          <table:table-cell/>
          <table:table-cell office:value-type="float" office:value="193" calcext:value-type="float">
            <text:p>193</text:p>
          </table:table-cell>
          <table:table-cell table:formula="of:=[I2_4.I196]" office:value-type="float" office:value="0.314765" calcext:value-type="float">
            <text:p>0.314765</text:p>
          </table:table-cell>
          <table:table-cell table:formula="of:=[I2_8.I196]" office:value-type="float" office:value="0.34142" calcext:value-type="float">
            <text:p>0.34142</text:p>
          </table:table-cell>
          <table:table-cell table:formula="of:=[I2_16.I196]" office:value-type="float" office:value="0.375562" calcext:value-type="float">
            <text:p>0.375562</text:p>
          </table:table-cell>
          <table:table-cell table:formula="of:=[I2_24.I196]" office:value-type="float" office:value="0.382749" calcext:value-type="float">
            <text:p>0.382749</text:p>
          </table:table-cell>
          <table:table-cell table:formula="of:=[I2_32.I196]" office:value-type="float" office:value="0.326146" calcext:value-type="float">
            <text:p>0.32614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I2_4.C197]" office:value-type="float" office:value="0.559168" calcext:value-type="float">
            <text:p>0.559168</text:p>
          </table:table-cell>
          <table:table-cell table:formula="of:=[I2_8.C197]" office:value-type="float" office:value="0.646441" calcext:value-type="float">
            <text:p>0.646441</text:p>
          </table:table-cell>
          <table:table-cell table:formula="of:=[I2_16.C197]" office:value-type="float" office:value="0.757901" calcext:value-type="float">
            <text:p>0.757901</text:p>
          </table:table-cell>
          <table:table-cell table:formula="of:=[I2_24.C197]" office:value-type="float" office:value="0.841255" calcext:value-type="float">
            <text:p>0.841255</text:p>
          </table:table-cell>
          <table:table-cell table:formula="of:=[I2_32.C197]" office:value-type="float" office:value="0.458685" calcext:value-type="float">
            <text:p>0.458685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I2_4.I197]" office:value-type="float" office:value="0.302486" calcext:value-type="float">
            <text:p>0.302486</text:p>
          </table:table-cell>
          <table:table-cell table:formula="of:=[I2_8.I197]" office:value-type="float" office:value="0.32914" calcext:value-type="float">
            <text:p>0.32914</text:p>
          </table:table-cell>
          <table:table-cell table:formula="of:=[I2_16.I197]" office:value-type="float" office:value="0.377358" calcext:value-type="float">
            <text:p>0.377358</text:p>
          </table:table-cell>
          <table:table-cell table:formula="of:=[I2_24.I197]" office:value-type="float" office:value="0.396825" calcext:value-type="float">
            <text:p>0.396825</text:p>
          </table:table-cell>
          <table:table-cell table:formula="of:=[I2_32.I197]" office:value-type="float" office:value="0.32375" calcext:value-type="float">
            <text:p>0.3237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I2_4.C198]" office:value-type="float" office:value="0.556005" calcext:value-type="float">
            <text:p>0.556005</text:p>
          </table:table-cell>
          <table:table-cell table:formula="of:=[I2_8.C198]" office:value-type="float" office:value="0.654798" calcext:value-type="float">
            <text:p>0.654798</text:p>
          </table:table-cell>
          <table:table-cell table:formula="of:=[I2_16.C198]" office:value-type="float" office:value="0.758841" calcext:value-type="float">
            <text:p>0.758841</text:p>
          </table:table-cell>
          <table:table-cell table:formula="of:=[I2_24.C198]" office:value-type="float" office:value="0.838564" calcext:value-type="float">
            <text:p>0.838564</text:p>
          </table:table-cell>
          <table:table-cell table:formula="of:=[I2_32.C198]" office:value-type="float" office:value="0.458721" calcext:value-type="float">
            <text:p>0.458721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I2_4.I198]" office:value-type="float" office:value="0.314465" calcext:value-type="float">
            <text:p>0.314465</text:p>
          </table:table-cell>
          <table:table-cell table:formula="of:=[I2_8.I198]" office:value-type="float" office:value="0.333932" calcext:value-type="float">
            <text:p>0.333932</text:p>
          </table:table-cell>
          <table:table-cell table:formula="of:=[I2_16.I198]" office:value-type="float" office:value="0.383049" calcext:value-type="float">
            <text:p>0.383049</text:p>
          </table:table-cell>
          <table:table-cell table:formula="of:=[I2_24.I198]" office:value-type="float" office:value="0.387541" calcext:value-type="float">
            <text:p>0.387541</text:p>
          </table:table-cell>
          <table:table-cell table:formula="of:=[I2_32.I198]" office:value-type="float" office:value="0.322851" calcext:value-type="float">
            <text:p>0.32285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I2_4.C199]" office:value-type="float" office:value="0.560555" calcext:value-type="float">
            <text:p>0.560555</text:p>
          </table:table-cell>
          <table:table-cell table:formula="of:=[I2_8.C199]" office:value-type="float" office:value="0.651327" calcext:value-type="float">
            <text:p>0.651327</text:p>
          </table:table-cell>
          <table:table-cell table:formula="of:=[I2_16.C199]" office:value-type="float" office:value="0.756273" calcext:value-type="float">
            <text:p>0.756273</text:p>
          </table:table-cell>
          <table:table-cell table:formula="of:=[I2_24.C199]" office:value-type="float" office:value="0.832207" calcext:value-type="float">
            <text:p>0.832207</text:p>
          </table:table-cell>
          <table:table-cell table:formula="of:=[I2_32.C199]" office:value-type="float" office:value="0.463872" calcext:value-type="float">
            <text:p>0.463872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[I2_4.I199]" office:value-type="float" office:value="0.307577" calcext:value-type="float">
            <text:p>0.307577</text:p>
          </table:table-cell>
          <table:table-cell table:formula="of:=[I2_8.I199]" office:value-type="float" office:value="0.338125" calcext:value-type="float">
            <text:p>0.338125</text:p>
          </table:table-cell>
          <table:table-cell table:formula="of:=[I2_16.I199]" office:value-type="float" office:value="0.38215" calcext:value-type="float">
            <text:p>0.38215</text:p>
          </table:table-cell>
          <table:table-cell table:formula="of:=[I2_24.I199]" office:value-type="float" office:value="0.388739" calcext:value-type="float">
            <text:p>0.388739</text:p>
          </table:table-cell>
          <table:table-cell table:formula="of:=[I2_32.I199]" office:value-type="float" office:value="0.324648" calcext:value-type="float">
            <text:p>0.32464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I2_4.C200]" office:value-type="float" office:value="0.560736" calcext:value-type="float">
            <text:p>0.560736</text:p>
          </table:table-cell>
          <table:table-cell table:formula="of:=[I2_8.C200]" office:value-type="float" office:value="0.645175" calcext:value-type="float">
            <text:p>0.645175</text:p>
          </table:table-cell>
          <table:table-cell table:formula="of:=[I2_16.C200]" office:value-type="float" office:value="0.761701" calcext:value-type="float">
            <text:p>0.761701</text:p>
          </table:table-cell>
          <table:table-cell table:formula="of:=[I2_24.C200]" office:value-type="float" office:value="0.832207" calcext:value-type="float">
            <text:p>0.832207</text:p>
          </table:table-cell>
          <table:table-cell table:formula="of:=[I2_32.C200]" office:value-type="float" office:value="0.458323" calcext:value-type="float">
            <text:p>0.458323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[I2_4.I200]" office:value-type="float" office:value="0.319257" calcext:value-type="float">
            <text:p>0.319257</text:p>
          </table:table-cell>
          <table:table-cell table:formula="of:=[I2_8.I200]" office:value-type="float" office:value="0.340821" calcext:value-type="float">
            <text:p>0.340821</text:p>
          </table:table-cell>
          <table:table-cell table:formula="of:=[I2_16.I200]" office:value-type="float" office:value="0.377658" calcext:value-type="float">
            <text:p>0.377658</text:p>
          </table:table-cell>
          <table:table-cell table:formula="of:=[I2_24.I200]" office:value-type="float" office:value="0.387841" calcext:value-type="float">
            <text:p>0.387841</text:p>
          </table:table-cell>
          <table:table-cell table:formula="of:=[I2_32.I200]" office:value-type="float" office:value="0.320455" calcext:value-type="float">
            <text:p>0.32045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I2_4.C201]" office:value-type="float" office:value="0.569161" calcext:value-type="float">
            <text:p>0.569161</text:p>
          </table:table-cell>
          <table:table-cell table:formula="of:=[I2_8.C201]" office:value-type="float" office:value="0.643814" calcext:value-type="float">
            <text:p>0.643814</text:p>
          </table:table-cell>
          <table:table-cell table:formula="of:=[I2_16.C201]" office:value-type="float" office:value="0.76035" calcext:value-type="float">
            <text:p>0.76035</text:p>
          </table:table-cell>
          <table:table-cell table:formula="of:=[I2_24.C201]" office:value-type="float" office:value="0.838383" calcext:value-type="float">
            <text:p>0.838383</text:p>
          </table:table-cell>
          <table:table-cell table:formula="of:=[I2_32.C201]" office:value-type="float" office:value="0.46554" calcext:value-type="float">
            <text:p>0.46554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[I2_4.I201]" office:value-type="float" office:value="0.31177" calcext:value-type="float">
            <text:p>0.31177</text:p>
          </table:table-cell>
          <table:table-cell table:formula="of:=[I2_8.I201]" office:value-type="float" office:value="0.344414" calcext:value-type="float">
            <text:p>0.344414</text:p>
          </table:table-cell>
          <table:table-cell table:formula="of:=[I2_16.I201]" office:value-type="float" office:value="0.368374" calcext:value-type="float">
            <text:p>0.368374</text:p>
          </table:table-cell>
          <table:table-cell table:formula="of:=[I2_24.I201]" office:value-type="float" office:value="0.394729" calcext:value-type="float">
            <text:p>0.394729</text:p>
          </table:table-cell>
          <table:table-cell table:formula="of:=[I2_32.I201]" office:value-type="float" office:value="0.323151" calcext:value-type="float">
            <text:p>0.32315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I2_4.C202]" office:value-type="float" office:value="0.562002" calcext:value-type="float">
            <text:p>0.562002</text:p>
          </table:table-cell>
          <table:table-cell table:formula="of:=[I2_8.C202]" office:value-type="float" office:value="0.652352" calcext:value-type="float">
            <text:p>0.652352</text:p>
          </table:table-cell>
          <table:table-cell table:formula="of:=[I2_16.C202]" office:value-type="float" office:value="0.761399" calcext:value-type="float">
            <text:p>0.761399</text:p>
          </table:table-cell>
          <table:table-cell table:formula="of:=[I2_24.C202]" office:value-type="float" office:value="0.840893" calcext:value-type="float">
            <text:p>0.840893</text:p>
          </table:table-cell>
          <table:table-cell table:formula="of:=[I2_32.C202]" office:value-type="float" office:value="0.461279" calcext:value-type="float">
            <text:p>0.461279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[I2_4.I202]" office:value-type="float" office:value="0.322851" calcext:value-type="float">
            <text:p>0.322851</text:p>
          </table:table-cell>
          <table:table-cell table:formula="of:=[I2_8.I202]" office:value-type="float" office:value="0.337526" calcext:value-type="float">
            <text:p>0.337526</text:p>
          </table:table-cell>
          <table:table-cell table:formula="of:=[I2_16.I202]" office:value-type="float" office:value="0.375861" calcext:value-type="float">
            <text:p>0.375861</text:p>
          </table:table-cell>
          <table:table-cell table:formula="of:=[I2_24.I202]" office:value-type="float" office:value="0.387541" calcext:value-type="float">
            <text:p>0.387541</text:p>
          </table:table-cell>
          <table:table-cell table:formula="of:=[I2_32.I202]" office:value-type="float" office:value="0.314166" calcext:value-type="float">
            <text:p>0.31416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I2_4.C203]" office:value-type="float" office:value="0.56898" calcext:value-type="float">
            <text:p>0.56898</text:p>
          </table:table-cell>
          <table:table-cell table:formula="of:=[I2_8.C203]" office:value-type="float" office:value="0.64134" calcext:value-type="float">
            <text:p>0.64134</text:p>
          </table:table-cell>
          <table:table-cell table:formula="of:=[I2_16.C203]" office:value-type="float" office:value="0.761919" calcext:value-type="float">
            <text:p>0.761919</text:p>
          </table:table-cell>
          <table:table-cell table:formula="of:=[I2_24.C203]" office:value-type="float" office:value="0.834037" calcext:value-type="float">
            <text:p>0.834037</text:p>
          </table:table-cell>
          <table:table-cell table:formula="of:=[I2_32.C203]" office:value-type="float" office:value="0.46904" calcext:value-type="float">
            <text:p>0.46904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I2_4.I203]" office:value-type="float" office:value="0.293801" calcext:value-type="float">
            <text:p>0.293801</text:p>
          </table:table-cell>
          <table:table-cell table:formula="of:=[I2_8.I203]" office:value-type="float" office:value="0.345912" calcext:value-type="float">
            <text:p>0.345912</text:p>
          </table:table-cell>
          <table:table-cell table:formula="of:=[I2_16.I203]" office:value-type="float" office:value="0.379754" calcext:value-type="float">
            <text:p>0.379754</text:p>
          </table:table-cell>
          <table:table-cell table:formula="of:=[I2_24.I203]" office:value-type="float" office:value="0.397125" calcext:value-type="float">
            <text:p>0.397125</text:p>
          </table:table-cell>
          <table:table-cell table:formula="of:=[I2_32.I203]" office:value-type="float" office:value="0.330039" calcext:value-type="float">
            <text:p>0.3300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21:24:03.077643227</meta:creation-date>
    <dc:date>2017-01-30T23:58:30.978438806</dc:date>
    <meta:editing-duration>PT1H53M10S</meta:editing-duration>
    <meta:editing-cycles>18</meta:editing-cycles>
    <meta:generator>LibreOffice/5.1.4.2$Linux_X86_64 LibreOffice_project/10m0$Build-2</meta:generator>
    <meta:document-statistic meta:table-count="10" meta:cell-count="1690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minimum="1" chart:maximum="200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cc00" draw:fill-color="#00cc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73cm" svg:height="13.262cm" xlink:href=".." xlink:type="simple" chart:class="chart:line" chart:style-name="ch1">
        <chart:title svg:x="14.692cm" svg:y="0.4cm" chart:style-name="ch2">
          <text:p>全量学習時 訓練精度</text:p>
        </chart:title>
        <chart:legend chart:legend-position="end" svg:x="31.592cm" svg:y="5.834cm" style:legend-expansion="high" chart:style-name="ch3"/>
        <chart:plot-area chart:style-name="ch4" table:cell-range-address="A_Summary.A4:A_Summary.A204 A_Summary.B5:A_Summary.D204" chart:data-source-has-labels="both" svg:x="1.633cm" svg:y="1.392cm" svg:width="29.285cm" svg:height="10.624cm">
          <chartooo:coordinate-region svg:x="2.36cm" svg:y="1.591cm" svg:width="28.558cm" svg:height="9.778cm"/>
          <chart:axis chart:dimension="x" chart:name="primary-x" chart:style-name="ch5" chartooo:axis-type="date">
            <chartooo:date-scale chart:base-time-unit="days" chart:major-interval-value="20" chart:major-interval-unit="days"/>
            <chart:title svg:x="15.768cm" svg:y="12.281cm" chart:style-name="ch6">
              <text:p>epoch</text:p>
            </chart:title>
            <chart:categories table:cell-range-address="A_Summary.A5:A_Summary.A204"/>
          </chart:axis>
          <chart:axis chart:dimension="y" chart:name="primary-y" chart:style-name="ch7">
            <chart:title svg:x="0.451cm" svg:y="7.238cm" chart:style-name="ch8">
              <text:p>正答率</text:p>
            </chart:title>
            <chart:grid chart:style-name="ch9" chart:class="major"/>
          </chart:axis>
          <chart:series chart:style-name="ch10" chart:values-cell-range-address="A_Summary.B5:A_Summary.B204" loext:label-string="&quot;A_8&quot;" chart:class="chart:line">
            <chart:data-point chart:repeated="200"/>
          </chart:series>
          <chart:series chart:style-name="ch11" chart:values-cell-range-address="A_Summary.C5:A_Summary.C204" loext:label-string="&quot;A_16&quot;" chart:class="chart:line">
            <chart:data-point chart:repeated="200"/>
          </chart:series>
          <chart:series chart:style-name="ch12" chart:values-cell-range-address="A_Summary.D5:A_Summary.D204" loext:label-string="&quot;A_32&quot;" chart:class="chart:line">
            <chart:data-point chart:repeated="2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_8</text:p>
              </table:table-cell>
              <table:table-cell office:value-type="string">
                <text:p>A_16</text:p>
              </table:table-cell>
              <table:table-cell office:value-type="string">
                <text:p>A_32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_Summary.A5:A_Summary.A204</svg:desc>
                </draw:g>
              </table:table-cell>
              <table:table-cell office:value-type="float" office:value="0.0391435">
                <text:p>0.0391435</text:p>
                <draw:g>
                  <svg:desc>A_Summary.B5:A_Summary.B204</svg:desc>
                </draw:g>
              </table:table-cell>
              <table:table-cell office:value-type="float" office:value="0.0569964">
                <text:p>0.0569964</text:p>
                <draw:g>
                  <svg:desc>A_Summary.C5:A_Summary.C204</svg:desc>
                </draw:g>
              </table:table-cell>
              <table:table-cell office:value-type="float" office:value="0.018275">
                <text:p>0.018275</text:p>
                <draw:g>
                  <svg:desc>A_Summary.D5:A_Summary.D20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20326">
                <text:p>0.120326</text:p>
              </table:table-cell>
              <table:table-cell office:value-type="float" office:value="0.171472">
                <text:p>0.171472</text:p>
              </table:table-cell>
              <table:table-cell office:value-type="float" office:value="0.102232">
                <text:p>0.10223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78214">
                <text:p>0.178214</text:p>
              </table:table-cell>
              <table:table-cell office:value-type="float" office:value="0.259928">
                <text:p>0.259928</text:p>
              </table:table-cell>
              <table:table-cell office:value-type="float" office:value="0.198552">
                <text:p>0.19855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21351">
                <text:p>0.221351</text:p>
              </table:table-cell>
              <table:table-cell office:value-type="float" office:value="0.310676">
                <text:p>0.310676</text:p>
              </table:table-cell>
              <table:table-cell office:value-type="float" office:value="0.266224">
                <text:p>0.2662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52625">
                <text:p>0.252625</text:p>
              </table:table-cell>
              <table:table-cell office:value-type="float" office:value="0.342245">
                <text:p>0.342245</text:p>
              </table:table-cell>
              <table:table-cell office:value-type="float" office:value="0.316596">
                <text:p>0.31659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75875">
                <text:p>0.275875</text:p>
              </table:table-cell>
              <table:table-cell office:value-type="float" office:value="0.37509">
                <text:p>0.37509</text:p>
              </table:table-cell>
              <table:table-cell office:value-type="float" office:value="0.353257">
                <text:p>0.35325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94873">
                <text:p>0.294873</text:p>
              </table:table-cell>
              <table:table-cell office:value-type="float" office:value="0.397587">
                <text:p>0.397587</text:p>
              </table:table-cell>
              <table:table-cell office:value-type="float" office:value="0.380881">
                <text:p>0.38088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10561">
                <text:p>0.310561</text:p>
              </table:table-cell>
              <table:table-cell office:value-type="float" office:value="0.422511">
                <text:p>0.422511</text:p>
              </table:table-cell>
              <table:table-cell office:value-type="float" office:value="0.409656">
                <text:p>0.4096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29373">
                <text:p>0.329373</text:p>
              </table:table-cell>
              <table:table-cell office:value-type="float" office:value="0.442461">
                <text:p>0.442461</text:p>
              </table:table-cell>
              <table:table-cell office:value-type="float" office:value="0.433353">
                <text:p>0.43335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42124">
                <text:p>0.342124</text:p>
              </table:table-cell>
              <table:table-cell office:value-type="float" office:value="0.45166">
                <text:p>0.45166</text:p>
              </table:table-cell>
              <table:table-cell office:value-type="float" office:value="0.459988">
                <text:p>0.45998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56695">
                <text:p>0.356695</text:p>
              </table:table-cell>
              <table:table-cell office:value-type="float" office:value="0.471532">
                <text:p>0.471532</text:p>
              </table:table-cell>
              <table:table-cell office:value-type="float" office:value="0.47111">
                <text:p>0.4711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62183">
                <text:p>0.362183</text:p>
              </table:table-cell>
              <table:table-cell office:value-type="float" office:value="0.485223">
                <text:p>0.485223</text:p>
              </table:table-cell>
              <table:table-cell office:value-type="float" office:value="0.491858">
                <text:p>0.49185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77007">
                <text:p>0.377007</text:p>
              </table:table-cell>
              <table:table-cell office:value-type="float" office:value="0.496138">
                <text:p>0.496138</text:p>
              </table:table-cell>
              <table:table-cell office:value-type="float" office:value="0.511285">
                <text:p>0.51128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80458">
                <text:p>0.380458</text:p>
              </table:table-cell>
              <table:table-cell office:value-type="float" office:value="0.513329">
                <text:p>0.513329</text:p>
              </table:table-cell>
              <table:table-cell office:value-type="float" office:value="0.529433">
                <text:p>0.5294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94267">
                <text:p>0.394267</text:p>
              </table:table-cell>
              <table:table-cell office:value-type="float" office:value="0.519131">
                <text:p>0.519131</text:p>
              </table:table-cell>
              <table:table-cell office:value-type="float" office:value="0.545806">
                <text:p>0.54580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9807">
                <text:p>0.39807</text:p>
              </table:table-cell>
              <table:table-cell office:value-type="float" office:value="0.530881">
                <text:p>0.530881</text:p>
              </table:table-cell>
              <table:table-cell office:value-type="float" office:value="0.551146">
                <text:p>0.55114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11037">
                <text:p>0.411037</text:p>
              </table:table-cell>
              <table:table-cell office:value-type="float" office:value="0.546442">
                <text:p>0.546442</text:p>
              </table:table-cell>
              <table:table-cell office:value-type="float" office:value="0.565862">
                <text:p>0.56586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420821">
                <text:p>0.420821</text:p>
              </table:table-cell>
              <table:table-cell office:value-type="float" office:value="0.553229">
                <text:p>0.553229</text:p>
              </table:table-cell>
              <table:table-cell office:value-type="float" office:value="0.57767">
                <text:p>0.5776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429071">
                <text:p>0.429071</text:p>
              </table:table-cell>
              <table:table-cell office:value-type="float" office:value="0.564053">
                <text:p>0.564053</text:p>
              </table:table-cell>
              <table:table-cell office:value-type="float" office:value="0.587575">
                <text:p>0.5875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30779">
                <text:p>0.430779</text:p>
              </table:table-cell>
              <table:table-cell office:value-type="float" office:value="0.567773">
                <text:p>0.567773</text:p>
              </table:table-cell>
              <table:table-cell office:value-type="float" office:value="0.599336">
                <text:p>0.59933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442039">
                <text:p>0.442039</text:p>
              </table:table-cell>
              <table:table-cell office:value-type="float" office:value="0.581966">
                <text:p>0.581966</text:p>
              </table:table-cell>
              <table:table-cell office:value-type="float" office:value="0.61351">
                <text:p>0.6135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447407">
                <text:p>0.447407</text:p>
              </table:table-cell>
              <table:table-cell office:value-type="float" office:value="0.594934">
                <text:p>0.594934</text:p>
              </table:table-cell>
              <table:table-cell office:value-type="float" office:value="0.616586">
                <text:p>0.61658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455944">
                <text:p>0.455944</text:p>
              </table:table-cell>
              <table:table-cell office:value-type="float" office:value="0.593724">
                <text:p>0.593724</text:p>
              </table:table-cell>
              <table:table-cell office:value-type="float" office:value="0.631442">
                <text:p>0.63144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456092">
                <text:p>0.456092</text:p>
              </table:table-cell>
              <table:table-cell office:value-type="float" office:value="0.600905">
                <text:p>0.600905</text:p>
              </table:table-cell>
              <table:table-cell office:value-type="float" office:value="0.64234">
                <text:p>0.6423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461135">
                <text:p>0.461135</text:p>
              </table:table-cell>
              <table:table-cell office:value-type="float" office:value="0.607785">
                <text:p>0.607785</text:p>
              </table:table-cell>
              <table:table-cell office:value-type="float" office:value="0.64659">
                <text:p>0.6465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474548">
                <text:p>0.474548</text:p>
              </table:table-cell>
              <table:table-cell office:value-type="float" office:value="0.614536">
                <text:p>0.614536</text:p>
              </table:table-cell>
              <table:table-cell office:value-type="float" office:value="0.653739">
                <text:p>0.65373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47503">
                <text:p>0.47503</text:p>
              </table:table-cell>
              <table:table-cell office:value-type="float" office:value="0.624005">
                <text:p>0.624005</text:p>
              </table:table-cell>
              <table:table-cell office:value-type="float" office:value="0.667732">
                <text:p>0.66773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481412">
                <text:p>0.481412</text:p>
              </table:table-cell>
              <table:table-cell office:value-type="float" office:value="0.62583">
                <text:p>0.62583</text:p>
              </table:table-cell>
              <table:table-cell office:value-type="float" office:value="0.668135">
                <text:p>0.66813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479011">
                <text:p>0.479011</text:p>
              </table:table-cell>
              <table:table-cell office:value-type="float" office:value="0.625513">
                <text:p>0.625513</text:p>
              </table:table-cell>
              <table:table-cell office:value-type="float" office:value="0.674487">
                <text:p>0.6744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88835">
                <text:p>0.488835</text:p>
              </table:table-cell>
              <table:table-cell office:value-type="float" office:value="0.637115">
                <text:p>0.637115</text:p>
              </table:table-cell>
              <table:table-cell office:value-type="float" office:value="0.687628">
                <text:p>0.68762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495778">
                <text:p>0.495778</text:p>
              </table:table-cell>
              <table:table-cell office:value-type="float" office:value="0.642039">
                <text:p>0.642039</text:p>
              </table:table-cell>
              <table:table-cell office:value-type="float" office:value="0.684138">
                <text:p>0.68413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06755">
                <text:p>0.506755</text:p>
              </table:table-cell>
              <table:table-cell office:value-type="float" office:value="0.653981">
                <text:p>0.653981</text:p>
              </table:table-cell>
              <table:table-cell office:value-type="float" office:value="0.693004">
                <text:p>0.69300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504888">
                <text:p>0.504888</text:p>
              </table:table-cell>
              <table:table-cell office:value-type="float" office:value="0.650996">
                <text:p>0.650996</text:p>
              </table:table-cell>
              <table:table-cell office:value-type="float" office:value="0.700905">
                <text:p>0.70090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506152">
                <text:p>0.506152</text:p>
              </table:table-cell>
              <table:table-cell office:value-type="float" office:value="0.656333">
                <text:p>0.656333</text:p>
              </table:table-cell>
              <table:table-cell office:value-type="float" office:value="0.710012">
                <text:p>0.71001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515691">
                <text:p>0.515691</text:p>
              </table:table-cell>
              <table:table-cell office:value-type="float" office:value="0.66041">
                <text:p>0.66041</text:p>
              </table:table-cell>
              <table:table-cell office:value-type="float" office:value="0.707182">
                <text:p>0.70718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523764">
                <text:p>0.523764</text:p>
              </table:table-cell>
              <table:table-cell office:value-type="float" office:value="0.668094">
                <text:p>0.668094</text:p>
              </table:table-cell>
              <table:table-cell office:value-type="float" office:value="0.715139">
                <text:p>0.71513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521894">
                <text:p>0.521894</text:p>
              </table:table-cell>
              <table:table-cell office:value-type="float" office:value="0.668215">
                <text:p>0.668215</text:p>
              </table:table-cell>
              <table:table-cell office:value-type="float" office:value="0.720567">
                <text:p>0.72056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525709">
                <text:p>0.525709</text:p>
              </table:table-cell>
              <table:table-cell office:value-type="float" office:value="0.666747">
                <text:p>0.666747</text:p>
              </table:table-cell>
              <table:table-cell office:value-type="float" office:value="0.727761">
                <text:p>0.72776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52877">
                <text:p>0.52877</text:p>
              </table:table-cell>
              <table:table-cell office:value-type="float" office:value="0.676719">
                <text:p>0.676719</text:p>
              </table:table-cell>
              <table:table-cell office:value-type="float" office:value="0.728468">
                <text:p>0.72846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31261">
                <text:p>0.531261</text:p>
              </table:table-cell>
              <table:table-cell office:value-type="float" office:value="0.687266">
                <text:p>0.687266</text:p>
              </table:table-cell>
              <table:table-cell office:value-type="float" office:value="0.731201">
                <text:p>0.73120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535947">
                <text:p>0.535947</text:p>
              </table:table-cell>
              <table:table-cell office:value-type="float" office:value="0.682087">
                <text:p>0.682087</text:p>
              </table:table-cell>
              <table:table-cell office:value-type="float" office:value="0.737274">
                <text:p>0.73727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545899">
                <text:p>0.545899</text:p>
              </table:table-cell>
              <table:table-cell office:value-type="float" office:value="0.688661">
                <text:p>0.688661</text:p>
              </table:table-cell>
              <table:table-cell office:value-type="float" office:value="0.739324">
                <text:p>0.73932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542426">
                <text:p>0.542426</text:p>
              </table:table-cell>
              <table:table-cell office:value-type="float" office:value="0.698129">
                <text:p>0.698129</text:p>
              </table:table-cell>
              <table:table-cell office:value-type="float" office:value="0.738926">
                <text:p>0.73892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5462">
                <text:p>0.5462</text:p>
              </table:table-cell>
              <table:table-cell office:value-type="float" office:value="0.694511">
                <text:p>0.694511</text:p>
              </table:table-cell>
              <table:table-cell office:value-type="float" office:value="0.752111">
                <text:p>0.75211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551901">
                <text:p>0.551901</text:p>
              </table:table-cell>
              <table:table-cell office:value-type="float" office:value="0.699336">
                <text:p>0.699336</text:p>
              </table:table-cell>
              <table:table-cell office:value-type="float" office:value="0.75353">
                <text:p>0.7535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551267">
                <text:p>0.551267</text:p>
              </table:table-cell>
              <table:table-cell office:value-type="float" office:value="0.702533">
                <text:p>0.702533</text:p>
              </table:table-cell>
              <table:table-cell office:value-type="float" office:value="0.747708">
                <text:p>0.74770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558022">
                <text:p>0.558022</text:p>
              </table:table-cell>
              <table:table-cell office:value-type="float" office:value="0.712425">
                <text:p>0.712425</text:p>
              </table:table-cell>
              <table:table-cell office:value-type="float" office:value="0.762786">
                <text:p>0.76278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561617">
                <text:p>0.561617</text:p>
              </table:table-cell>
              <table:table-cell office:value-type="float" office:value="0.705914">
                <text:p>0.705914</text:p>
              </table:table-cell>
              <table:table-cell office:value-type="float" office:value="0.760833">
                <text:p>0.76083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566285">
                <text:p>0.566285</text:p>
              </table:table-cell>
              <table:table-cell office:value-type="float" office:value="0.71158">
                <text:p>0.71158</text:p>
              </table:table-cell>
              <table:table-cell office:value-type="float" office:value="0.761882">
                <text:p>0.76188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61617">
                <text:p>0.561617</text:p>
              </table:table-cell>
              <table:table-cell office:value-type="float" office:value="0.713398">
                <text:p>0.713398</text:p>
              </table:table-cell>
              <table:table-cell office:value-type="float" office:value="0.762342">
                <text:p>0.76234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57316">
                <text:p>0.57316</text:p>
              </table:table-cell>
              <table:table-cell office:value-type="float" office:value="0.711339">
                <text:p>0.711339</text:p>
              </table:table-cell>
              <table:table-cell office:value-type="float" office:value="0.768878">
                <text:p>0.76887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56731">
                <text:p>0.56731</text:p>
              </table:table-cell>
              <table:table-cell office:value-type="float" office:value="0.721834">
                <text:p>0.721834</text:p>
              </table:table-cell>
              <table:table-cell office:value-type="float" office:value="0.770145">
                <text:p>0.77014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570187">
                <text:p>0.570187</text:p>
              </table:table-cell>
              <table:table-cell office:value-type="float" office:value="0.722933">
                <text:p>0.722933</text:p>
              </table:table-cell>
              <table:table-cell office:value-type="float" office:value="0.769704">
                <text:p>0.76970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576659">
                <text:p>0.576659</text:p>
              </table:table-cell>
              <table:table-cell office:value-type="float" office:value="0.720205">
                <text:p>0.720205</text:p>
              </table:table-cell>
              <table:table-cell office:value-type="float" office:value="0.779855">
                <text:p>0.77985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580447">
                <text:p>0.580447</text:p>
              </table:table-cell>
              <table:table-cell office:value-type="float" office:value="0.725407">
                <text:p>0.725407</text:p>
              </table:table-cell>
              <table:table-cell office:value-type="float" office:value="0.777489">
                <text:p>0.77748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582569">
                <text:p>0.582569</text:p>
              </table:table-cell>
              <table:table-cell office:value-type="float" office:value="0.725633">
                <text:p>0.725633</text:p>
              </table:table-cell>
              <table:table-cell office:value-type="float" office:value="0.785464">
                <text:p>0.78546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57509">
                <text:p>0.57509</text:p>
              </table:table-cell>
              <table:table-cell office:value-type="float" office:value="0.727382">
                <text:p>0.727382</text:p>
              </table:table-cell>
              <table:table-cell office:value-type="float" office:value="0.781725">
                <text:p>0.78172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584671">
                <text:p>0.584671</text:p>
              </table:table-cell>
              <table:table-cell office:value-type="float" office:value="0.737538">
                <text:p>0.737538</text:p>
              </table:table-cell>
              <table:table-cell office:value-type="float" office:value="0.785516">
                <text:p>0.78551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5807">
                <text:p>0.5807</text:p>
              </table:table-cell>
              <table:table-cell office:value-type="float" office:value="0.730277">
                <text:p>0.730277</text:p>
              </table:table-cell>
              <table:table-cell office:value-type="float" office:value="0.784801">
                <text:p>0.7848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586421">
                <text:p>0.586421</text:p>
              </table:table-cell>
              <table:table-cell office:value-type="float" office:value="0.741098">
                <text:p>0.741098</text:p>
              </table:table-cell>
              <table:table-cell office:value-type="float" office:value="0.788111">
                <text:p>0.78811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588601">
                <text:p>0.588601</text:p>
              </table:table-cell>
              <table:table-cell office:value-type="float" office:value="0.74035">
                <text:p>0.74035</text:p>
              </table:table-cell>
              <table:table-cell office:value-type="float" office:value="0.791013">
                <text:p>0.79101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584077">
                <text:p>0.584077</text:p>
              </table:table-cell>
              <table:table-cell office:value-type="float" office:value="0.742762">
                <text:p>0.742762</text:p>
              </table:table-cell>
              <table:table-cell office:value-type="float" office:value="0.799397">
                <text:p>0.79939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58962">
                <text:p>0.58962</text:p>
              </table:table-cell>
              <table:table-cell office:value-type="float" office:value="0.740495">
                <text:p>0.740495</text:p>
              </table:table-cell>
              <table:table-cell office:value-type="float" office:value="0.794689">
                <text:p>0.79468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94692">
                <text:p>0.594692</text:p>
              </table:table-cell>
              <table:table-cell office:value-type="float" office:value="0.743969">
                <text:p>0.743969</text:p>
              </table:table-cell>
              <table:table-cell office:value-type="float" office:value="0.796622">
                <text:p>0.79662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596258">
                <text:p>0.596258</text:p>
              </table:table-cell>
              <table:table-cell office:value-type="float" office:value="0.745685">
                <text:p>0.745685</text:p>
              </table:table-cell>
              <table:table-cell office:value-type="float" office:value="0.799879">
                <text:p>0.79987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601448">
                <text:p>0.601448</text:p>
              </table:table-cell>
              <table:table-cell office:value-type="float" office:value="0.749517">
                <text:p>0.749517</text:p>
              </table:table-cell>
              <table:table-cell office:value-type="float" office:value="0.79614">
                <text:p>0.7961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595899">
                <text:p>0.595899</text:p>
              </table:table-cell>
              <table:table-cell office:value-type="float" office:value="0.754704">
                <text:p>0.754704</text:p>
              </table:table-cell>
              <table:table-cell office:value-type="float" office:value="0.802473">
                <text:p>0.80247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602414">
                <text:p>0.602414</text:p>
              </table:table-cell>
              <table:table-cell office:value-type="float" office:value="0.750332">
                <text:p>0.750332</text:p>
              </table:table-cell>
              <table:table-cell office:value-type="float" office:value="0.795353">
                <text:p>0.79535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597949">
                <text:p>0.597949</text:p>
              </table:table-cell>
              <table:table-cell office:value-type="float" office:value="0.756212">
                <text:p>0.756212</text:p>
              </table:table-cell>
              <table:table-cell office:value-type="float" office:value="0.802714">
                <text:p>0.80271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608811">
                <text:p>0.608811</text:p>
              </table:table-cell>
              <table:table-cell office:value-type="float" office:value="0.759384">
                <text:p>0.759384</text:p>
              </table:table-cell>
              <table:table-cell office:value-type="float" office:value="0.807664">
                <text:p>0.80766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606273">
                <text:p>0.606273</text:p>
              </table:table-cell>
              <table:table-cell office:value-type="float" office:value="0.754524">
                <text:p>0.754524</text:p>
              </table:table-cell>
              <table:table-cell office:value-type="float" office:value="0.804765">
                <text:p>0.80476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612364">
                <text:p>0.612364</text:p>
              </table:table-cell>
              <table:table-cell office:value-type="float" office:value="0.756152">
                <text:p>0.756152</text:p>
              </table:table-cell>
              <table:table-cell office:value-type="float" office:value="0.810133">
                <text:p>0.81013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606639">
                <text:p>0.606639</text:p>
              </table:table-cell>
              <table:table-cell office:value-type="float" office:value="0.754919">
                <text:p>0.754919</text:p>
              </table:table-cell>
              <table:table-cell office:value-type="float" office:value="0.809294">
                <text:p>0.80929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613691">
                <text:p>0.613691</text:p>
              </table:table-cell>
              <table:table-cell office:value-type="float" office:value="0.757901">
                <text:p>0.757901</text:p>
              </table:table-cell>
              <table:table-cell office:value-type="float" office:value="0.813872">
                <text:p>0.81387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614062">
                <text:p>0.614062</text:p>
              </table:table-cell>
              <table:table-cell office:value-type="float" office:value="0.764876">
                <text:p>0.764876</text:p>
              </table:table-cell>
              <table:table-cell office:value-type="float" office:value="0.816053">
                <text:p>0.81605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608745">
                <text:p>0.608745</text:p>
              </table:table-cell>
              <table:table-cell office:value-type="float" office:value="0.765742">
                <text:p>0.765742</text:p>
              </table:table-cell>
              <table:table-cell office:value-type="float" office:value="0.810434">
                <text:p>0.81043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623764">
                <text:p>0.623764</text:p>
              </table:table-cell>
              <table:table-cell office:value-type="float" office:value="0.766707">
                <text:p>0.766707</text:p>
              </table:table-cell>
              <table:table-cell office:value-type="float" office:value="0.818396">
                <text:p>0.81839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615208">
                <text:p>0.615208</text:p>
              </table:table-cell>
              <table:table-cell office:value-type="float" office:value="0.769704">
                <text:p>0.769704</text:p>
              </table:table-cell>
              <table:table-cell office:value-type="float" office:value="0.81551">
                <text:p>0.8155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61544">
                <text:p>0.61544</text:p>
              </table:table-cell>
              <table:table-cell office:value-type="float" office:value="0.764174">
                <text:p>0.764174</text:p>
              </table:table-cell>
              <table:table-cell office:value-type="float" office:value="0.815682">
                <text:p>0.81568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619191">
                <text:p>0.619191</text:p>
              </table:table-cell>
              <table:table-cell office:value-type="float" office:value="0.771877">
                <text:p>0.771877</text:p>
              </table:table-cell>
              <table:table-cell office:value-type="float" office:value="0.820398">
                <text:p>0.82039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617913">
                <text:p>0.617913</text:p>
              </table:table-cell>
              <table:table-cell office:value-type="float" office:value="0.776297">
                <text:p>0.776297</text:p>
              </table:table-cell>
              <table:table-cell office:value-type="float" office:value="0.81737">
                <text:p>0.8173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617431">
                <text:p>0.617431</text:p>
              </table:table-cell>
              <table:table-cell office:value-type="float" office:value="0.772075">
                <text:p>0.772075</text:p>
              </table:table-cell>
              <table:table-cell office:value-type="float" office:value="0.823462">
                <text:p>0.82346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61889">
                <text:p>0.61889</text:p>
              </table:table-cell>
              <table:table-cell office:value-type="float" office:value="0.77761">
                <text:p>0.77761</text:p>
              </table:table-cell>
              <table:table-cell office:value-type="float" office:value="0.828063">
                <text:p>0.82806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626357">
                <text:p>0.626357</text:p>
              </table:table-cell>
              <table:table-cell office:value-type="float" office:value="0.777021">
                <text:p>0.777021</text:p>
              </table:table-cell>
              <table:table-cell office:value-type="float" office:value="0.830579">
                <text:p>0.83057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620338">
                <text:p>0.620338</text:p>
              </table:table-cell>
              <table:table-cell office:value-type="float" office:value="0.774532">
                <text:p>0.774532</text:p>
              </table:table-cell>
              <table:table-cell office:value-type="float" office:value="0.825287">
                <text:p>0.82528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627684">
                <text:p>0.627684</text:p>
              </table:table-cell>
              <table:table-cell office:value-type="float" office:value="0.776297">
                <text:p>0.776297</text:p>
              </table:table-cell>
              <table:table-cell office:value-type="float" office:value="0.835103">
                <text:p>0.83510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629614">
                <text:p>0.629614</text:p>
              </table:table-cell>
              <table:table-cell office:value-type="float" office:value="0.775754">
                <text:p>0.775754</text:p>
              </table:table-cell>
              <table:table-cell office:value-type="float" office:value="0.825332">
                <text:p>0.82533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628968">
                <text:p>0.628968</text:p>
              </table:table-cell>
              <table:table-cell office:value-type="float" office:value="0.781291">
                <text:p>0.781291</text:p>
              </table:table-cell>
              <table:table-cell office:value-type="float" office:value="0.828365">
                <text:p>0.82836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632268">
                <text:p>0.632268</text:p>
              </table:table-cell>
              <table:table-cell office:value-type="float" office:value="0.783293">
                <text:p>0.783293</text:p>
              </table:table-cell>
              <table:table-cell office:value-type="float" office:value="0.827141">
                <text:p>0.82714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634158">
                <text:p>0.634158</text:p>
              </table:table-cell>
              <table:table-cell office:value-type="float" office:value="0.782257">
                <text:p>0.782257</text:p>
              </table:table-cell>
              <table:table-cell office:value-type="float" office:value="0.837417">
                <text:p>0.83741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63468">
                <text:p>0.63468</text:p>
              </table:table-cell>
              <table:table-cell office:value-type="float" office:value="0.784379">
                <text:p>0.784379</text:p>
              </table:table-cell>
              <table:table-cell office:value-type="float" office:value="0.834258">
                <text:p>0.83425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636369">
                <text:p>0.636369</text:p>
              </table:table-cell>
              <table:table-cell office:value-type="float" office:value="0.784318">
                <text:p>0.784318</text:p>
              </table:table-cell>
              <table:table-cell office:value-type="float" office:value="0.836369">
                <text:p>0.83636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636029">
                <text:p>0.636029</text:p>
              </table:table-cell>
              <table:table-cell office:value-type="float" office:value="0.784068">
                <text:p>0.784068</text:p>
              </table:table-cell>
              <table:table-cell office:value-type="float" office:value="0.834218">
                <text:p>0.83421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642099">
                <text:p>0.642099</text:p>
              </table:table-cell>
              <table:table-cell office:value-type="float" office:value="0.77684">
                <text:p>0.77684</text:p>
              </table:table-cell>
              <table:table-cell office:value-type="float" office:value="0.829795">
                <text:p>0.82979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636512">
                <text:p>0.636512</text:p>
              </table:table-cell>
              <table:table-cell office:value-type="float" office:value="0.786844">
                <text:p>0.786844</text:p>
              </table:table-cell>
              <table:table-cell office:value-type="float" office:value="0.834701">
                <text:p>0.83470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632388">
                <text:p>0.632388</text:p>
              </table:table-cell>
              <table:table-cell office:value-type="float" office:value="0.782147">
                <text:p>0.782147</text:p>
              </table:table-cell>
              <table:table-cell office:value-type="float" office:value="0.840591">
                <text:p>0.840591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640109">
                <text:p>0.640109</text:p>
              </table:table-cell>
              <table:table-cell office:value-type="float" office:value="0.787093">
                <text:p>0.787093</text:p>
              </table:table-cell>
              <table:table-cell office:value-type="float" office:value="0.843848">
                <text:p>0.84384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638926">
                <text:p>0.638926</text:p>
              </table:table-cell>
              <table:table-cell office:value-type="float" office:value="0.790284">
                <text:p>0.790284</text:p>
              </table:table-cell>
              <table:table-cell office:value-type="float" office:value="0.837538">
                <text:p>0.83753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644692">
                <text:p>0.644692</text:p>
              </table:table-cell>
              <table:table-cell office:value-type="float" office:value="0.781665">
                <text:p>0.781665</text:p>
              </table:table-cell>
              <table:table-cell office:value-type="float" office:value="0.839324">
                <text:p>0.83932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38141">
                <text:p>0.638141</text:p>
              </table:table-cell>
              <table:table-cell office:value-type="float" office:value="0.795112">
                <text:p>0.795112</text:p>
              </table:table-cell>
              <table:table-cell office:value-type="float" office:value="0.841098">
                <text:p>0.841098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638842">
                <text:p>0.638842</text:p>
              </table:table-cell>
              <table:table-cell office:value-type="float" office:value="0.790229">
                <text:p>0.790229</text:p>
              </table:table-cell>
              <table:table-cell office:value-type="float" office:value="0.839144">
                <text:p>0.83914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639988">
                <text:p>0.639988</text:p>
              </table:table-cell>
              <table:table-cell office:value-type="float" office:value="0.788782">
                <text:p>0.788782</text:p>
              </table:table-cell>
              <table:table-cell office:value-type="float" office:value="0.839626">
                <text:p>0.83962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647978">
                <text:p>0.647978</text:p>
              </table:table-cell>
              <table:table-cell office:value-type="float" office:value="0.790766">
                <text:p>0.790766</text:p>
              </table:table-cell>
              <table:table-cell office:value-type="float" office:value="0.844176">
                <text:p>0.84417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644873">
                <text:p>0.644873</text:p>
              </table:table-cell>
              <table:table-cell office:value-type="float" office:value="0.798854">
                <text:p>0.798854</text:p>
              </table:table-cell>
              <table:table-cell office:value-type="float" office:value="0.840772">
                <text:p>0.84077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647254">
                <text:p>0.647254</text:p>
              </table:table-cell>
              <table:table-cell office:value-type="float" office:value="0.788775">
                <text:p>0.788775</text:p>
              </table:table-cell>
              <table:table-cell office:value-type="float" office:value="0.844538">
                <text:p>0.844538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649578">
                <text:p>0.649578</text:p>
              </table:table-cell>
              <table:table-cell office:value-type="float" office:value="0.793607">
                <text:p>0.793607</text:p>
              </table:table-cell>
              <table:table-cell office:value-type="float" office:value="0.842099">
                <text:p>0.84209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652352">
                <text:p>0.652352</text:p>
              </table:table-cell>
              <table:table-cell office:value-type="float" office:value="0.793245">
                <text:p>0.793245</text:p>
              </table:table-cell>
              <table:table-cell office:value-type="float" office:value="0.847286">
                <text:p>0.847286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651841">
                <text:p>0.651841</text:p>
              </table:table-cell>
              <table:table-cell office:value-type="float" office:value="0.800785">
                <text:p>0.800785</text:p>
              </table:table-cell>
              <table:table-cell office:value-type="float" office:value="0.845926">
                <text:p>0.84592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645356">
                <text:p>0.645356</text:p>
              </table:table-cell>
              <table:table-cell office:value-type="float" office:value="0.791556">
                <text:p>0.791556</text:p>
              </table:table-cell>
              <table:table-cell office:value-type="float" office:value="0.839626">
                <text:p>0.83962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647737">
                <text:p>0.647737</text:p>
              </table:table-cell>
              <table:table-cell office:value-type="float" office:value="0.802354">
                <text:p>0.802354</text:p>
              </table:table-cell>
              <table:table-cell office:value-type="float" office:value="0.849668">
                <text:p>0.84966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656936">
                <text:p>0.656936</text:p>
              </table:table-cell>
              <table:table-cell office:value-type="float" office:value="0.799397">
                <text:p>0.799397</text:p>
              </table:table-cell>
              <table:table-cell office:value-type="float" office:value="0.844873">
                <text:p>0.84487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654885">
                <text:p>0.654885</text:p>
              </table:table-cell>
              <table:table-cell office:value-type="float" office:value="0.805006">
                <text:p>0.805006</text:p>
              </table:table-cell>
              <table:table-cell office:value-type="float" office:value="0.84614">
                <text:p>0.84614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649306">
                <text:p>0.649306</text:p>
              </table:table-cell>
              <table:table-cell office:value-type="float" office:value="0.799819">
                <text:p>0.799819</text:p>
              </table:table-cell>
              <table:table-cell office:value-type="float" office:value="0.847254">
                <text:p>0.84725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66158">
                <text:p>0.66158</text:p>
              </table:table-cell>
              <table:table-cell office:value-type="float" office:value="0.799276">
                <text:p>0.799276</text:p>
              </table:table-cell>
              <table:table-cell office:value-type="float" office:value="0.850181">
                <text:p>0.85018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653591">
                <text:p>0.653591</text:p>
              </table:table-cell>
              <table:table-cell office:value-type="float" office:value="0.805492">
                <text:p>0.805492</text:p>
              </table:table-cell>
              <table:table-cell office:value-type="float" office:value="0.852082">
                <text:p>0.85208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662545">
                <text:p>0.662545</text:p>
              </table:table-cell>
              <table:table-cell office:value-type="float" office:value="0.807539">
                <text:p>0.807539</text:p>
              </table:table-cell>
              <table:table-cell office:value-type="float" office:value="0.843848">
                <text:p>0.843848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654403">
                <text:p>0.654403</text:p>
              </table:table-cell>
              <table:table-cell office:value-type="float" office:value="0.801267">
                <text:p>0.801267</text:p>
              </table:table-cell>
              <table:table-cell office:value-type="float" office:value="0.844632">
                <text:p>0.844632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659988">
                <text:p>0.659988</text:p>
              </table:table-cell>
              <table:table-cell office:value-type="float" office:value="0.797888">
                <text:p>0.797888</text:p>
              </table:table-cell>
              <table:table-cell office:value-type="float" office:value="0.851901">
                <text:p>0.851901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656273">
                <text:p>0.656273</text:p>
              </table:table-cell>
              <table:table-cell office:value-type="float" office:value="0.803679">
                <text:p>0.803679</text:p>
              </table:table-cell>
              <table:table-cell office:value-type="float" office:value="0.850603">
                <text:p>0.85060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666083">
                <text:p>0.666083</text:p>
              </table:table-cell>
              <table:table-cell office:value-type="float" office:value="0.802957">
                <text:p>0.802957</text:p>
              </table:table-cell>
              <table:table-cell office:value-type="float" office:value="0.850754">
                <text:p>0.85075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654765">
                <text:p>0.654765</text:p>
              </table:table-cell>
              <table:table-cell office:value-type="float" office:value="0.805308">
                <text:p>0.805308</text:p>
              </table:table-cell>
              <table:table-cell office:value-type="float" office:value="0.855066">
                <text:p>0.85506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659469">
                <text:p>0.659469</text:p>
              </table:table-cell>
              <table:table-cell office:value-type="float" office:value="0.805609">
                <text:p>0.805609</text:p>
              </table:table-cell>
              <table:table-cell office:value-type="float" office:value="0.850121">
                <text:p>0.850121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660954">
                <text:p>0.660954</text:p>
              </table:table-cell>
              <table:table-cell office:value-type="float" office:value="0.809415">
                <text:p>0.809415</text:p>
              </table:table-cell>
              <table:table-cell office:value-type="float" office:value="0.856186">
                <text:p>0.856186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653257">
                <text:p>0.653257</text:p>
              </table:table-cell>
              <table:table-cell office:value-type="float" office:value="0.809349">
                <text:p>0.809349</text:p>
              </table:table-cell>
              <table:table-cell office:value-type="float" office:value="0.851749">
                <text:p>0.85174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665419">
                <text:p>0.665419</text:p>
              </table:table-cell>
              <table:table-cell office:value-type="float" office:value="0.809777">
                <text:p>0.809777</text:p>
              </table:table-cell>
              <table:table-cell office:value-type="float" office:value="0.849608">
                <text:p>0.849608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667129">
                <text:p>0.667129</text:p>
              </table:table-cell>
              <table:table-cell office:value-type="float" office:value="0.805247">
                <text:p>0.805247</text:p>
              </table:table-cell>
              <table:table-cell office:value-type="float" office:value="0.862304">
                <text:p>0.86230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666828">
                <text:p>0.666828</text:p>
              </table:table-cell>
              <table:table-cell office:value-type="float" office:value="0.813329">
                <text:p>0.813329</text:p>
              </table:table-cell>
              <table:table-cell office:value-type="float" office:value="0.855911">
                <text:p>0.85591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668678">
                <text:p>0.668678</text:p>
              </table:table-cell>
              <table:table-cell office:value-type="float" office:value="0.809596">
                <text:p>0.809596</text:p>
              </table:table-cell>
              <table:table-cell office:value-type="float" office:value="0.860531">
                <text:p>0.860531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668938">
                <text:p>0.668938</text:p>
              </table:table-cell>
              <table:table-cell office:value-type="float" office:value="0.815742">
                <text:p>0.815742</text:p>
              </table:table-cell>
              <table:table-cell office:value-type="float" office:value="0.855006">
                <text:p>0.85500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671515">
                <text:p>0.671515</text:p>
              </table:table-cell>
              <table:table-cell office:value-type="float" office:value="0.810803">
                <text:p>0.810803</text:p>
              </table:table-cell>
              <table:table-cell office:value-type="float" office:value="0.857272">
                <text:p>0.857272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664475">
                <text:p>0.664475</text:p>
              </table:table-cell>
              <table:table-cell office:value-type="float" office:value="0.81152">
                <text:p>0.81152</text:p>
              </table:table-cell>
              <table:table-cell office:value-type="float" office:value="0.8576">
                <text:p>0.8576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66918">
                <text:p>0.66918</text:p>
              </table:table-cell>
              <table:table-cell office:value-type="float" office:value="0.818154">
                <text:p>0.818154</text:p>
              </table:table-cell>
              <table:table-cell office:value-type="float" office:value="0.852895">
                <text:p>0.852895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667109">
                <text:p>0.667109</text:p>
              </table:table-cell>
              <table:table-cell office:value-type="float" office:value="0.817622">
                <text:p>0.817622</text:p>
              </table:table-cell>
              <table:table-cell office:value-type="float" office:value="0.86029">
                <text:p>0.86029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667732">
                <text:p>0.667732</text:p>
              </table:table-cell>
              <table:table-cell office:value-type="float" office:value="0.807298">
                <text:p>0.807298</text:p>
              </table:table-cell>
              <table:table-cell office:value-type="float" office:value="0.85579">
                <text:p>0.8557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663669">
                <text:p>0.663669</text:p>
              </table:table-cell>
              <table:table-cell office:value-type="float" office:value="0.806276">
                <text:p>0.806276</text:p>
              </table:table-cell>
              <table:table-cell office:value-type="float" office:value="0.857272">
                <text:p>0.85727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668938">
                <text:p>0.668938</text:p>
              </table:table-cell>
              <table:table-cell office:value-type="float" office:value="0.815682">
                <text:p>0.815682</text:p>
              </table:table-cell>
              <table:table-cell office:value-type="float" office:value="0.855368">
                <text:p>0.855368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668637">
                <text:p>0.668637</text:p>
              </table:table-cell>
              <table:table-cell office:value-type="float" office:value="0.815983">
                <text:p>0.815983</text:p>
              </table:table-cell>
              <table:table-cell office:value-type="float" office:value="0.865501">
                <text:p>0.86550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667894">
                <text:p>0.667894</text:p>
              </table:table-cell>
              <table:table-cell office:value-type="float" office:value="0.814846">
                <text:p>0.814846</text:p>
              </table:table-cell>
              <table:table-cell office:value-type="float" office:value="0.863428">
                <text:p>0.863428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674005">
                <text:p>0.674005</text:p>
              </table:table-cell>
              <table:table-cell office:value-type="float" office:value="0.814958">
                <text:p>0.814958</text:p>
              </table:table-cell>
              <table:table-cell office:value-type="float" office:value="0.86351">
                <text:p>0.8635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666385">
                <text:p>0.666385</text:p>
              </table:table-cell>
              <table:table-cell office:value-type="float" office:value="0.822028">
                <text:p>0.822028</text:p>
              </table:table-cell>
              <table:table-cell office:value-type="float" office:value="0.860531">
                <text:p>0.860531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666043">
                <text:p>0.666043</text:p>
              </table:table-cell>
              <table:table-cell office:value-type="float" office:value="0.817853">
                <text:p>0.817853</text:p>
              </table:table-cell>
              <table:table-cell office:value-type="float" office:value="0.863148">
                <text:p>0.863148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671834">
                <text:p>0.671834</text:p>
              </table:table-cell>
              <table:table-cell office:value-type="float" office:value="0.816767">
                <text:p>0.816767</text:p>
              </table:table-cell>
              <table:table-cell office:value-type="float" office:value="0.860676">
                <text:p>0.860676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667471">
                <text:p>0.667471</text:p>
              </table:table-cell>
              <table:table-cell office:value-type="float" office:value="0.814725">
                <text:p>0.814725</text:p>
              </table:table-cell>
              <table:table-cell office:value-type="float" office:value="0.864816">
                <text:p>0.86481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670084">
                <text:p>0.670084</text:p>
              </table:table-cell>
              <table:table-cell office:value-type="float" office:value="0.813269">
                <text:p>0.813269</text:p>
              </table:table-cell>
              <table:table-cell office:value-type="float" office:value="0.862606">
                <text:p>0.86260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67248">
                <text:p>0.67248</text:p>
              </table:table-cell>
              <table:table-cell office:value-type="float" office:value="0.823597">
                <text:p>0.823597</text:p>
              </table:table-cell>
              <table:table-cell office:value-type="float" office:value="0.859928">
                <text:p>0.859928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672979">
                <text:p>0.672979</text:p>
              </table:table-cell>
              <table:table-cell office:value-type="float" office:value="0.817672">
                <text:p>0.817672</text:p>
              </table:table-cell>
              <table:table-cell office:value-type="float" office:value="0.862606">
                <text:p>0.862606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676478">
                <text:p>0.676478</text:p>
              </table:table-cell>
              <table:table-cell office:value-type="float" office:value="0.821954">
                <text:p>0.821954</text:p>
              </table:table-cell>
              <table:table-cell office:value-type="float" office:value="0.861399">
                <text:p>0.861399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68443">
                <text:p>0.68443</text:p>
              </table:table-cell>
              <table:table-cell office:value-type="float" office:value="0.818045">
                <text:p>0.818045</text:p>
              </table:table-cell>
              <table:table-cell office:value-type="float" office:value="0.866506">
                <text:p>0.866506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677805">
                <text:p>0.677805</text:p>
              </table:table-cell>
              <table:table-cell office:value-type="float" office:value="0.820326">
                <text:p>0.820326</text:p>
              </table:table-cell>
              <table:table-cell office:value-type="float" office:value="0.864837">
                <text:p>0.86483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675256">
                <text:p>0.675256</text:p>
              </table:table-cell>
              <table:table-cell office:value-type="float" office:value="0.814303">
                <text:p>0.814303</text:p>
              </table:table-cell>
              <table:table-cell office:value-type="float" office:value="0.865178">
                <text:p>0.865178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679071">
                <text:p>0.679071</text:p>
              </table:table-cell>
              <table:table-cell office:value-type="float" office:value="0.821049">
                <text:p>0.821049</text:p>
              </table:table-cell>
              <table:table-cell office:value-type="float" office:value="0.864596">
                <text:p>0.864596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67877">
                <text:p>0.67877</text:p>
              </table:table-cell>
              <table:table-cell office:value-type="float" office:value="0.822075">
                <text:p>0.822075</text:p>
              </table:table-cell>
              <table:table-cell office:value-type="float" office:value="0.860615">
                <text:p>0.860615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681774">
                <text:p>0.681774</text:p>
              </table:table-cell>
              <table:table-cell office:value-type="float" office:value="0.825407">
                <text:p>0.825407</text:p>
              </table:table-cell>
              <table:table-cell office:value-type="float" office:value="0.863307">
                <text:p>0.863307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679373">
                <text:p>0.679373</text:p>
              </table:table-cell>
              <table:table-cell office:value-type="float" office:value="0.829252">
                <text:p>0.829252</text:p>
              </table:table-cell>
              <table:table-cell office:value-type="float" office:value="0.874306">
                <text:p>0.874306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677731">
                <text:p>0.677731</text:p>
              </table:table-cell>
              <table:table-cell office:value-type="float" office:value="0.816174">
                <text:p>0.816174</text:p>
              </table:table-cell>
              <table:table-cell office:value-type="float" office:value="0.870187">
                <text:p>0.870187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679373">
                <text:p>0.679373</text:p>
              </table:table-cell>
              <table:table-cell office:value-type="float" office:value="0.824548">
                <text:p>0.824548</text:p>
              </table:table-cell>
              <table:table-cell office:value-type="float" office:value="0.860676">
                <text:p>0.860676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67883">
                <text:p>0.67883</text:p>
              </table:table-cell>
              <table:table-cell office:value-type="float" office:value="0.825332">
                <text:p>0.825332</text:p>
              </table:table-cell>
              <table:table-cell office:value-type="float" office:value="0.864596">
                <text:p>0.864596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682498">
                <text:p>0.682498</text:p>
              </table:table-cell>
              <table:table-cell office:value-type="float" office:value="0.825951">
                <text:p>0.825951</text:p>
              </table:table-cell>
              <table:table-cell office:value-type="float" office:value="0.870489">
                <text:p>0.870489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680157">
                <text:p>0.680157</text:p>
              </table:table-cell>
              <table:table-cell office:value-type="float" office:value="0.824668">
                <text:p>0.824668</text:p>
              </table:table-cell>
              <table:table-cell office:value-type="float" office:value="0.870748">
                <text:p>0.87074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686301">
                <text:p>0.686301</text:p>
              </table:table-cell>
              <table:table-cell office:value-type="float" office:value="0.822812">
                <text:p>0.822812</text:p>
              </table:table-cell>
              <table:table-cell office:value-type="float" office:value="0.869221">
                <text:p>0.869221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680398">
                <text:p>0.680398</text:p>
              </table:table-cell>
              <table:table-cell office:value-type="float" office:value="0.827503">
                <text:p>0.827503</text:p>
              </table:table-cell>
              <table:table-cell office:value-type="float" office:value="0.868758">
                <text:p>0.868758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679192">
                <text:p>0.679192</text:p>
              </table:table-cell>
              <table:table-cell office:value-type="float" office:value="0.826598">
                <text:p>0.826598</text:p>
              </table:table-cell>
              <table:table-cell office:value-type="float" office:value="0.871954">
                <text:p>0.871954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681412">
                <text:p>0.681412</text:p>
              </table:table-cell>
              <table:table-cell office:value-type="float" office:value="0.820217">
                <text:p>0.820217</text:p>
              </table:table-cell>
              <table:table-cell office:value-type="float" office:value="0.868075">
                <text:p>0.868075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687515">
                <text:p>0.687515</text:p>
              </table:table-cell>
              <table:table-cell office:value-type="float" office:value="0.829373">
                <text:p>0.829373</text:p>
              </table:table-cell>
              <table:table-cell office:value-type="float" office:value="0.868215">
                <text:p>0.868215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682861">
                <text:p>0.682861</text:p>
              </table:table-cell>
              <table:table-cell office:value-type="float" office:value="0.826494">
                <text:p>0.826494</text:p>
              </table:table-cell>
              <table:table-cell office:value-type="float" office:value="0.871635">
                <text:p>0.871635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68848">
                <text:p>0.68848</text:p>
              </table:table-cell>
              <table:table-cell office:value-type="float" office:value="0.824125">
                <text:p>0.824125</text:p>
              </table:table-cell>
              <table:table-cell office:value-type="float" office:value="0.865501">
                <text:p>0.865501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685283">
                <text:p>0.685283</text:p>
              </table:table-cell>
              <table:table-cell office:value-type="float" office:value="0.825754">
                <text:p>0.825754</text:p>
              </table:table-cell>
              <table:table-cell office:value-type="float" office:value="0.870084">
                <text:p>0.870084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683464">
                <text:p>0.683464</text:p>
              </table:table-cell>
              <table:table-cell office:value-type="float" office:value="0.828425">
                <text:p>0.828425</text:p>
              </table:table-cell>
              <table:table-cell office:value-type="float" office:value="0.868618">
                <text:p>0.868618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684379">
                <text:p>0.684379</text:p>
              </table:table-cell>
              <table:table-cell office:value-type="float" office:value="0.824608">
                <text:p>0.824608</text:p>
              </table:table-cell>
              <table:table-cell office:value-type="float" office:value="0.868215">
                <text:p>0.86821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68787">
                <text:p>0.68787</text:p>
              </table:table-cell>
              <table:table-cell office:value-type="float" office:value="0.828425">
                <text:p>0.828425</text:p>
              </table:table-cell>
              <table:table-cell office:value-type="float" office:value="0.868799">
                <text:p>0.868799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689204">
                <text:p>0.689204</text:p>
              </table:table-cell>
              <table:table-cell office:value-type="float" office:value="0.828589">
                <text:p>0.828589</text:p>
              </table:table-cell>
              <table:table-cell office:value-type="float" office:value="0.866767">
                <text:p>0.866767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685585">
                <text:p>0.685585</text:p>
              </table:table-cell>
              <table:table-cell office:value-type="float" office:value="0.826055">
                <text:p>0.826055</text:p>
              </table:table-cell>
              <table:table-cell office:value-type="float" office:value="0.874608">
                <text:p>0.874608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695051">
                <text:p>0.695051</text:p>
              </table:table-cell>
              <table:table-cell office:value-type="float" office:value="0.823416">
                <text:p>0.823416</text:p>
              </table:table-cell>
              <table:table-cell office:value-type="float" office:value="0.877852">
                <text:p>0.87785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681906">
                <text:p>0.681906</text:p>
              </table:table-cell>
              <table:table-cell office:value-type="float" office:value="0.829373">
                <text:p>0.829373</text:p>
              </table:table-cell>
              <table:table-cell office:value-type="float" office:value="0.870929">
                <text:p>0.87092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686783">
                <text:p>0.686783</text:p>
              </table:table-cell>
              <table:table-cell office:value-type="float" office:value="0.826433">
                <text:p>0.826433</text:p>
              </table:table-cell>
              <table:table-cell office:value-type="float" office:value="0.870791">
                <text:p>0.870791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689023">
                <text:p>0.689023</text:p>
              </table:table-cell>
              <table:table-cell office:value-type="float" office:value="0.832147">
                <text:p>0.832147</text:p>
              </table:table-cell>
              <table:table-cell office:value-type="float" office:value="0.872497">
                <text:p>0.872497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685223">
                <text:p>0.685223</text:p>
              </table:table-cell>
              <table:table-cell office:value-type="float" office:value="0.835042">
                <text:p>0.835042</text:p>
              </table:table-cell>
              <table:table-cell office:value-type="float" office:value="0.872618">
                <text:p>0.872618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689137">
                <text:p>0.689137</text:p>
              </table:table-cell>
              <table:table-cell office:value-type="float" office:value="0.832227">
                <text:p>0.832227</text:p>
              </table:table-cell>
              <table:table-cell office:value-type="float" office:value="0.87586">
                <text:p>0.8758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687093">
                <text:p>0.687093</text:p>
              </table:table-cell>
              <table:table-cell office:value-type="float" office:value="0.828951">
                <text:p>0.828951</text:p>
              </table:table-cell>
              <table:table-cell office:value-type="float" office:value="0.870507">
                <text:p>0.87050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683645">
                <text:p>0.683645</text:p>
              </table:table-cell>
              <table:table-cell office:value-type="float" office:value="0.831563">
                <text:p>0.831563</text:p>
              </table:table-cell>
              <table:table-cell office:value-type="float" office:value="0.870247">
                <text:p>0.870247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691435">
                <text:p>0.691435</text:p>
              </table:table-cell>
              <table:table-cell office:value-type="float" office:value="0.829071">
                <text:p>0.829071</text:p>
              </table:table-cell>
              <table:table-cell office:value-type="float" office:value="0.878468">
                <text:p>0.878468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69608">
                <text:p>0.69608</text:p>
              </table:table-cell>
              <table:table-cell office:value-type="float" office:value="0.823945">
                <text:p>0.823945</text:p>
              </table:table-cell>
              <table:table-cell office:value-type="float" office:value="0.868034">
                <text:p>0.868034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683766">
                <text:p>0.683766</text:p>
              </table:table-cell>
              <table:table-cell office:value-type="float" office:value="0.828365">
                <text:p>0.828365</text:p>
              </table:table-cell>
              <table:table-cell office:value-type="float" office:value="0.876765">
                <text:p>0.876765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693004">
                <text:p>0.693004</text:p>
              </table:table-cell>
              <table:table-cell office:value-type="float" office:value="0.834861">
                <text:p>0.834861</text:p>
              </table:table-cell>
              <table:table-cell office:value-type="float" office:value="0.872437">
                <text:p>0.872437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690042">
                <text:p>0.690042</text:p>
              </table:table-cell>
              <table:table-cell office:value-type="float" office:value="0.829753">
                <text:p>0.829753</text:p>
              </table:table-cell>
              <table:table-cell office:value-type="float" office:value="0.872842">
                <text:p>0.872842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693124">
                <text:p>0.693124</text:p>
              </table:table-cell>
              <table:table-cell office:value-type="float" office:value="0.82883">
                <text:p>0.82883</text:p>
              </table:table-cell>
              <table:table-cell office:value-type="float" office:value="0.877201">
                <text:p>0.877201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697346">
                <text:p>0.697346</text:p>
              </table:table-cell>
              <table:table-cell office:value-type="float" office:value="0.83263">
                <text:p>0.83263</text:p>
              </table:table-cell>
              <table:table-cell office:value-type="float" office:value="0.86737">
                <text:p>0.86737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695896">
                <text:p>0.695896</text:p>
              </table:table-cell>
              <table:table-cell office:value-type="float" office:value="0.825045">
                <text:p>0.825045</text:p>
              </table:table-cell>
              <table:table-cell office:value-type="float" office:value="0.870911">
                <text:p>0.870911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695356">
                <text:p>0.695356</text:p>
              </table:table-cell>
              <table:table-cell office:value-type="float" office:value="0.836309">
                <text:p>0.836309</text:p>
              </table:table-cell>
              <table:table-cell office:value-type="float" office:value="0.87696">
                <text:p>0.8769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69318">
                <text:p>0.69318</text:p>
              </table:table-cell>
              <table:table-cell office:value-type="float" office:value="0.834279">
                <text:p>0.834279</text:p>
              </table:table-cell>
              <table:table-cell office:value-type="float" office:value="0.878636">
                <text:p>0.878636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696803">
                <text:p>0.696803</text:p>
              </table:table-cell>
              <table:table-cell office:value-type="float" office:value="0.828709">
                <text:p>0.828709</text:p>
              </table:table-cell>
              <table:table-cell office:value-type="float" office:value="0.870326">
                <text:p>0.870326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696562">
                <text:p>0.696562</text:p>
              </table:table-cell>
              <table:table-cell office:value-type="float" office:value="0.831544">
                <text:p>0.831544</text:p>
              </table:table-cell>
              <table:table-cell office:value-type="float" office:value="0.870869">
                <text:p>0.87086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691129">
                <text:p>0.691129</text:p>
              </table:table-cell>
              <table:table-cell office:value-type="float" office:value="0.838141">
                <text:p>0.838141</text:p>
              </table:table-cell>
              <table:table-cell office:value-type="float" office:value="0.877369">
                <text:p>0.87736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697346">
                <text:p>0.697346</text:p>
              </table:table-cell>
              <table:table-cell office:value-type="float" office:value="0.830579">
                <text:p>0.830579</text:p>
              </table:table-cell>
              <table:table-cell office:value-type="float" office:value="0.879614">
                <text:p>0.87961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699457">
                <text:p>0.699457</text:p>
              </table:table-cell>
              <table:table-cell office:value-type="float" office:value="0.83959">
                <text:p>0.83959</text:p>
              </table:table-cell>
              <table:table-cell office:value-type="float" office:value="0.87411">
                <text:p>0.87411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693366">
                <text:p>0.693366</text:p>
              </table:table-cell>
              <table:table-cell office:value-type="float" office:value="0.836188">
                <text:p>0.836188</text:p>
              </table:table-cell>
              <table:table-cell office:value-type="float" office:value="0.878106">
                <text:p>0.878106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696441">
                <text:p>0.696441</text:p>
              </table:table-cell>
              <table:table-cell office:value-type="float" office:value="0.833595">
                <text:p>0.833595</text:p>
              </table:table-cell>
              <table:table-cell office:value-type="float" office:value="0.876779">
                <text:p>0.876779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693663">
                <text:p>0.693663</text:p>
              </table:table-cell>
              <table:table-cell office:value-type="float" office:value="0.827459">
                <text:p>0.827459</text:p>
              </table:table-cell>
              <table:table-cell office:value-type="float" office:value="0.876524">
                <text:p>0.876524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699276">
                <text:p>0.699276</text:p>
              </table:table-cell>
              <table:table-cell office:value-type="float" office:value="0.833293">
                <text:p>0.833293</text:p>
              </table:table-cell>
              <table:table-cell office:value-type="float" office:value="0.875392">
                <text:p>0.87539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699095">
                <text:p>0.699095</text:p>
              </table:table-cell>
              <table:table-cell office:value-type="float" office:value="0.835063">
                <text:p>0.835063</text:p>
              </table:table-cell>
              <table:table-cell office:value-type="float" office:value="0.873748">
                <text:p>0.8737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minimum="1" chart:maximum="200" chart:origin="0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cc00" draw:fill-color="#00cc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73cm" svg:height="13.262cm" xlink:href=".." xlink:type="simple" chart:class="chart:line" chart:style-name="ch1">
        <chart:title svg:x="13.681cm" svg:y="0.401cm" chart:style-name="ch2">
          <text:p>訓練8:評価2 分割時 評価精度</text:p>
        </chart:title>
        <chart:legend chart:legend-position="end" svg:x="31.592cm" svg:y="5.834cm" style:legend-expansion="high" chart:style-name="ch3"/>
        <chart:plot-area chart:style-name="ch4" table:cell-range-address="A_Summary.A5:A_Summary.A204 A_Summary.G5:A_Summary.I204" chart:data-source-has-labels="both" svg:x="1.633cm" svg:y="1.445cm" svg:width="29.285cm" svg:height="10.571cm">
          <chartooo:coordinate-region svg:x="2.36cm" svg:y="1.644cm" svg:width="28.558cm" svg:height="9.725cm"/>
          <chart:axis chart:dimension="x" chart:name="primary-x" chart:style-name="ch5" chartooo:axis-type="date">
            <chartooo:date-scale chart:base-time-unit="days" chart:major-interval-value="20" chart:major-interval-unit="days"/>
            <chart:title svg:x="15.768cm" svg:y="12.281cm" chart:style-name="ch6">
              <text:p>epoch</text:p>
            </chart:title>
            <chart:categories table:cell-range-address="A_Summary.A5:A_Summary.A204"/>
          </chart:axis>
          <chart:axis chart:dimension="y" chart:name="primary-y" chart:style-name="ch7">
            <chart:title svg:x="0.451cm" svg:y="7.264cm" chart:style-name="ch8">
              <text:p>正答率</text:p>
            </chart:title>
            <chart:grid chart:style-name="ch9" chart:class="major"/>
          </chart:axis>
          <chart:series chart:style-name="ch10" chart:values-cell-range-address="A_Summary.G5:A_Summary.G204" loext:label-string="&quot;A_8&quot;" chart:class="chart:line">
            <chart:data-point chart:repeated="200"/>
          </chart:series>
          <chart:series chart:style-name="ch11" chart:values-cell-range-address="A_Summary.H5:A_Summary.H204" loext:label-string="&quot;A_16&quot;" chart:class="chart:line">
            <chart:data-point chart:repeated="200"/>
          </chart:series>
          <chart:series chart:style-name="ch12" chart:values-cell-range-address="A_Summary.I5:A_Summary.I204" loext:label-string="&quot;A_32&quot;" chart:class="chart:line">
            <chart:data-point chart:repeated="2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_8</text:p>
              </table:table-cell>
              <table:table-cell office:value-type="string">
                <text:p>A_16</text:p>
              </table:table-cell>
              <table:table-cell office:value-type="string">
                <text:p>A_32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_Summary.A5:A_Summary.A204</svg:desc>
                </draw:g>
              </table:table-cell>
              <table:table-cell office:value-type="float" office:value="0.0209644">
                <text:p>0.0209644</text:p>
                <draw:g>
                  <svg:desc>A_Summary.G5:A_Summary.G204</svg:desc>
                </draw:g>
              </table:table-cell>
              <table:table-cell office:value-type="float" office:value="0.0928422">
                <text:p>0.0928422</text:p>
                <draw:g>
                  <svg:desc>A_Summary.H5:A_Summary.H204</svg:desc>
                </draw:g>
              </table:table-cell>
              <table:table-cell office:value-type="float" office:value="0.0527104">
                <text:p>0.0527104</text:p>
                <draw:g>
                  <svg:desc>A_Summary.I5:A_Summary.I20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02126">
                <text:p>0.102126</text:p>
              </table:table-cell>
              <table:table-cell office:value-type="float" office:value="0.18838">
                <text:p>0.18838</text:p>
              </table:table-cell>
              <table:table-cell office:value-type="float" office:value="0.140461">
                <text:p>0.14046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54238">
                <text:p>0.154238</text:p>
              </table:table-cell>
              <table:table-cell office:value-type="float" office:value="0.251572">
                <text:p>0.251572</text:p>
              </table:table-cell>
              <table:table-cell office:value-type="float" office:value="0.197664">
                <text:p>0.19766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06349">
                <text:p>0.206349</text:p>
              </table:table-cell>
              <table:table-cell office:value-type="float" office:value="0.28811">
                <text:p>0.28811</text:p>
              </table:table-cell>
              <table:table-cell office:value-type="float" office:value="0.233603">
                <text:p>0.23360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40491">
                <text:p>0.240491</text:p>
              </table:table-cell>
              <table:table-cell office:value-type="float" office:value="0.308176">
                <text:p>0.308176</text:p>
              </table:table-cell>
              <table:table-cell office:value-type="float" office:value="0.287811">
                <text:p>0.28781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5876">
                <text:p>0.25876</text:p>
              </table:table-cell>
              <table:table-cell office:value-type="float" office:value="0.332734">
                <text:p>0.332734</text:p>
              </table:table-cell>
              <table:table-cell office:value-type="float" office:value="0.297095">
                <text:p>0.29709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56364">
                <text:p>0.256364</text:p>
              </table:table-cell>
              <table:table-cell office:value-type="float" office:value="0.354897">
                <text:p>0.354897</text:p>
              </table:table-cell>
              <table:table-cell office:value-type="float" office:value="0.305481">
                <text:p>0.30548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87811">
                <text:p>0.287811</text:p>
              </table:table-cell>
              <table:table-cell office:value-type="float" office:value="0.357892">
                <text:p>0.357892</text:p>
              </table:table-cell>
              <table:table-cell office:value-type="float" office:value="0.337227">
                <text:p>0.33722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0009">
                <text:p>0.30009</text:p>
              </table:table-cell>
              <table:table-cell office:value-type="float" office:value="0.379754">
                <text:p>0.379754</text:p>
              </table:table-cell>
              <table:table-cell office:value-type="float" office:value="0.344714">
                <text:p>0.3447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20156">
                <text:p>0.320156</text:p>
              </table:table-cell>
              <table:table-cell office:value-type="float" office:value="0.367176">
                <text:p>0.367176</text:p>
              </table:table-cell>
              <table:table-cell office:value-type="float" office:value="0.366277">
                <text:p>0.36627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16562">
                <text:p>0.316562</text:p>
              </table:table-cell>
              <table:table-cell office:value-type="float" office:value="0.386942">
                <text:p>0.386942</text:p>
              </table:table-cell>
              <table:table-cell office:value-type="float" office:value="0.37047">
                <text:p>0.3704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20455">
                <text:p>0.320455</text:p>
              </table:table-cell>
              <table:table-cell office:value-type="float" office:value="0.398622">
                <text:p>0.398622</text:p>
              </table:table-cell>
              <table:table-cell office:value-type="float" office:value="0.378556">
                <text:p>0.37855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33333">
                <text:p>0.333333</text:p>
              </table:table-cell>
              <table:table-cell office:value-type="float" office:value="0.418389">
                <text:p>0.418389</text:p>
              </table:table-cell>
              <table:table-cell office:value-type="float" office:value="0.37676">
                <text:p>0.3767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55196">
                <text:p>0.355196</text:p>
              </table:table-cell>
              <table:table-cell office:value-type="float" office:value="0.406409">
                <text:p>0.406409</text:p>
              </table:table-cell>
              <table:table-cell office:value-type="float" office:value="0.373465">
                <text:p>0.37346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36328">
                <text:p>0.336328</text:p>
              </table:table-cell>
              <table:table-cell office:value-type="float" office:value="0.405211">
                <text:p>0.405211</text:p>
              </table:table-cell>
              <table:table-cell office:value-type="float" office:value="0.38215">
                <text:p>0.3821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47409">
                <text:p>0.347409</text:p>
              </table:table-cell>
              <table:table-cell office:value-type="float" office:value="0.421983">
                <text:p>0.421983</text:p>
              </table:table-cell>
              <table:table-cell office:value-type="float" office:value="0.40611">
                <text:p>0.4061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45912">
                <text:p>0.345912</text:p>
              </table:table-cell>
              <table:table-cell office:value-type="float" office:value="0.408506">
                <text:p>0.408506</text:p>
              </table:table-cell>
              <table:table-cell office:value-type="float" office:value="0.406409">
                <text:p>0.40640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6478">
                <text:p>0.36478</text:p>
              </table:table-cell>
              <table:table-cell office:value-type="float" office:value="0.418988">
                <text:p>0.418988</text:p>
              </table:table-cell>
              <table:table-cell office:value-type="float" office:value="0.415693">
                <text:p>0.41569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43816">
                <text:p>0.343816</text:p>
              </table:table-cell>
              <table:table-cell office:value-type="float" office:value="0.418089">
                <text:p>0.418089</text:p>
              </table:table-cell>
              <table:table-cell office:value-type="float" office:value="0.410302">
                <text:p>0.4103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75861">
                <text:p>0.375861</text:p>
              </table:table-cell>
              <table:table-cell office:value-type="float" office:value="0.424379">
                <text:p>0.424379</text:p>
              </table:table-cell>
              <table:table-cell office:value-type="float" office:value="0.422282">
                <text:p>0.42228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362384">
                <text:p>0.362384</text:p>
              </table:table-cell>
              <table:table-cell office:value-type="float" office:value="0.427972">
                <text:p>0.427972</text:p>
              </table:table-cell>
              <table:table-cell office:value-type="float" office:value="0.407008">
                <text:p>0.40700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375861">
                <text:p>0.375861</text:p>
              </table:table-cell>
              <table:table-cell office:value-type="float" office:value="0.427673">
                <text:p>0.427673</text:p>
              </table:table-cell>
              <table:table-cell office:value-type="float" office:value="0.42348">
                <text:p>0.4234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35909">
                <text:p>0.35909</text:p>
              </table:table-cell>
              <table:table-cell office:value-type="float" office:value="0.419886">
                <text:p>0.419886</text:p>
              </table:table-cell>
              <table:table-cell office:value-type="float" office:value="0.427074">
                <text:p>0.42707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350105">
                <text:p>0.350105</text:p>
              </table:table-cell>
              <table:table-cell office:value-type="float" office:value="0.428571">
                <text:p>0.428571</text:p>
              </table:table-cell>
              <table:table-cell office:value-type="float" office:value="0.419587">
                <text:p>0.41958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380353">
                <text:p>0.380353</text:p>
              </table:table-cell>
              <table:table-cell office:value-type="float" office:value="0.424079">
                <text:p>0.424079</text:p>
              </table:table-cell>
              <table:table-cell office:value-type="float" office:value="0.42378">
                <text:p>0.4237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372866">
                <text:p>0.372866</text:p>
              </table:table-cell>
              <table:table-cell office:value-type="float" office:value="0.432764">
                <text:p>0.432764</text:p>
              </table:table-cell>
              <table:table-cell office:value-type="float" office:value="0.424978">
                <text:p>0.42497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367475">
                <text:p>0.367475</text:p>
              </table:table-cell>
              <table:table-cell office:value-type="float" office:value="0.42947">
                <text:p>0.42947</text:p>
              </table:table-cell>
              <table:table-cell office:value-type="float" office:value="0.420785">
                <text:p>0.42078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72567">
                <text:p>0.372567</text:p>
              </table:table-cell>
              <table:table-cell office:value-type="float" office:value="0.410003">
                <text:p>0.410003</text:p>
              </table:table-cell>
              <table:table-cell office:value-type="float" office:value="0.432764">
                <text:p>0.43276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380054">
                <text:p>0.380054</text:p>
              </table:table-cell>
              <table:table-cell office:value-type="float" office:value="0.433363">
                <text:p>0.433363</text:p>
              </table:table-cell>
              <table:table-cell office:value-type="float" office:value="0.415993">
                <text:p>0.41599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64181">
                <text:p>0.364181</text:p>
              </table:table-cell>
              <table:table-cell office:value-type="float" office:value="0.412698">
                <text:p>0.412698</text:p>
              </table:table-cell>
              <table:table-cell office:value-type="float" office:value="0.415094">
                <text:p>0.41509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386044">
                <text:p>0.386044</text:p>
              </table:table-cell>
              <table:table-cell office:value-type="float" office:value="0.426774">
                <text:p>0.426774</text:p>
              </table:table-cell>
              <table:table-cell office:value-type="float" office:value="0.423181">
                <text:p>0.42318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81551">
                <text:p>0.381551</text:p>
              </table:table-cell>
              <table:table-cell office:value-type="float" office:value="0.426475">
                <text:p>0.426475</text:p>
              </table:table-cell>
              <table:table-cell office:value-type="float" office:value="0.436358">
                <text:p>0.43635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365978">
                <text:p>0.365978</text:p>
              </table:table-cell>
              <table:table-cell office:value-type="float" office:value="0.437556">
                <text:p>0.437556</text:p>
              </table:table-cell>
              <table:table-cell office:value-type="float" office:value="0.418988">
                <text:p>0.41898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363881">
                <text:p>0.363881</text:p>
              </table:table-cell>
              <table:table-cell office:value-type="float" office:value="0.440551">
                <text:p>0.440551</text:p>
              </table:table-cell>
              <table:table-cell office:value-type="float" office:value="0.435759">
                <text:p>0.43575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83049">
                <text:p>0.383049</text:p>
              </table:table-cell>
              <table:table-cell office:value-type="float" office:value="0.43546">
                <text:p>0.43546</text:p>
              </table:table-cell>
              <table:table-cell office:value-type="float" office:value="0.449236">
                <text:p>0.44923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37077">
                <text:p>0.37077</text:p>
              </table:table-cell>
              <table:table-cell office:value-type="float" office:value="0.453429">
                <text:p>0.453429</text:p>
              </table:table-cell>
              <table:table-cell office:value-type="float" office:value="0.437556">
                <text:p>0.43755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381851">
                <text:p>0.381851</text:p>
              </table:table-cell>
              <table:table-cell office:value-type="float" office:value="0.444744">
                <text:p>0.444744</text:p>
              </table:table-cell>
              <table:table-cell office:value-type="float" office:value="0.441749">
                <text:p>0.44174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379455">
                <text:p>0.379455</text:p>
              </table:table-cell>
              <table:table-cell office:value-type="float" office:value="0.444744">
                <text:p>0.444744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377658">
                <text:p>0.377658</text:p>
              </table:table-cell>
              <table:table-cell office:value-type="float" office:value="0.434262">
                <text:p>0.434262</text:p>
              </table:table-cell>
              <table:table-cell office:value-type="float" office:value="0.442348">
                <text:p>0.44234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66577">
                <text:p>0.366577</text:p>
              </table:table-cell>
              <table:table-cell office:value-type="float" office:value="0.434561">
                <text:p>0.434561</text:p>
              </table:table-cell>
              <table:table-cell office:value-type="float" office:value="0.438455">
                <text:p>0.43845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373166">
                <text:p>0.373166</text:p>
              </table:table-cell>
              <table:table-cell office:value-type="float" office:value="0.43516">
                <text:p>0.43516</text:p>
              </table:table-cell>
              <table:table-cell office:value-type="float" office:value="0.450434">
                <text:p>0.45043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379455">
                <text:p>0.379455</text:p>
              </table:table-cell>
              <table:table-cell office:value-type="float" office:value="0.433663">
                <text:p>0.433663</text:p>
              </table:table-cell>
              <table:table-cell office:value-type="float" office:value="0.453729">
                <text:p>0.45372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389638">
                <text:p>0.389638</text:p>
              </table:table-cell>
              <table:table-cell office:value-type="float" office:value="0.428272">
                <text:p>0.428272</text:p>
              </table:table-cell>
              <table:table-cell office:value-type="float" office:value="0.44145">
                <text:p>0.4414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385145">
                <text:p>0.385145</text:p>
              </table:table-cell>
              <table:table-cell office:value-type="float" office:value="0.439054">
                <text:p>0.439054</text:p>
              </table:table-cell>
              <table:table-cell office:value-type="float" office:value="0.450434">
                <text:p>0.45043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392333">
                <text:p>0.392333</text:p>
              </table:table-cell>
              <table:table-cell office:value-type="float" office:value="0.427074">
                <text:p>0.427074</text:p>
              </table:table-cell>
              <table:table-cell office:value-type="float" office:value="0.436358">
                <text:p>0.43635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373465">
                <text:p>0.373465</text:p>
              </table:table-cell>
              <table:table-cell office:value-type="float" office:value="0.439353">
                <text:p>0.439353</text:p>
              </table:table-cell>
              <table:table-cell office:value-type="float" office:value="0.459718">
                <text:p>0.45971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375861">
                <text:p>0.375861</text:p>
              </table:table-cell>
              <table:table-cell office:value-type="float" office:value="0.434561">
                <text:p>0.434561</text:p>
              </table:table-cell>
              <table:table-cell office:value-type="float" office:value="0.432764">
                <text:p>0.43276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382749">
                <text:p>0.382749</text:p>
              </table:table-cell>
              <table:table-cell office:value-type="float" office:value="0.438455">
                <text:p>0.438455</text:p>
              </table:table-cell>
              <table:table-cell office:value-type="float" office:value="0.445642">
                <text:p>0.44564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401018">
                <text:p>0.401018</text:p>
              </table:table-cell>
              <table:table-cell office:value-type="float" office:value="0.438754">
                <text:p>0.438754</text:p>
              </table:table-cell>
              <table:table-cell office:value-type="float" office:value="0.442348">
                <text:p>0.44234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83348">
                <text:p>0.383348</text:p>
              </table:table-cell>
              <table:table-cell office:value-type="float" office:value="0.437856">
                <text:p>0.437856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38844">
                <text:p>0.38844</text:p>
              </table:table-cell>
              <table:table-cell office:value-type="float" office:value="0.430967">
                <text:p>0.430967</text:p>
              </table:table-cell>
              <table:table-cell office:value-type="float" office:value="0.460617">
                <text:p>0.46061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388739">
                <text:p>0.388739</text:p>
              </table:table-cell>
              <table:table-cell office:value-type="float" office:value="0.438155">
                <text:p>0.438155</text:p>
              </table:table-cell>
              <table:table-cell office:value-type="float" office:value="0.445043">
                <text:p>0.44504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387541">
                <text:p>0.387541</text:p>
              </table:table-cell>
              <table:table-cell office:value-type="float" office:value="0.428272">
                <text:p>0.428272</text:p>
              </table:table-cell>
              <table:table-cell office:value-type="float" office:value="0.451632">
                <text:p>0.45163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381851">
                <text:p>0.381851</text:p>
              </table:table-cell>
              <table:table-cell office:value-type="float" office:value="0.432764">
                <text:p>0.432764</text:p>
              </table:table-cell>
              <table:table-cell office:value-type="float" office:value="0.436658">
                <text:p>0.43665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372267">
                <text:p>0.372267</text:p>
              </table:table-cell>
              <table:table-cell office:value-type="float" office:value="0.43516">
                <text:p>0.43516</text:p>
              </table:table-cell>
              <table:table-cell office:value-type="float" office:value="0.45313">
                <text:p>0.4531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397125">
                <text:p>0.397125</text:p>
              </table:table-cell>
              <table:table-cell office:value-type="float" office:value="0.436358">
                <text:p>0.436358</text:p>
              </table:table-cell>
              <table:table-cell office:value-type="float" office:value="0.431566">
                <text:p>0.43156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401318">
                <text:p>0.401318</text:p>
              </table:table-cell>
              <table:table-cell office:value-type="float" office:value="0.435759">
                <text:p>0.435759</text:p>
              </table:table-cell>
              <table:table-cell office:value-type="float" office:value="0.437856">
                <text:p>0.43785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390836">
                <text:p>0.390836</text:p>
              </table:table-cell>
              <table:table-cell office:value-type="float" office:value="0.44684">
                <text:p>0.44684</text:p>
              </table:table-cell>
              <table:table-cell office:value-type="float" office:value="0.451632">
                <text:p>0.45163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395028">
                <text:p>0.395028</text:p>
              </table:table-cell>
              <table:table-cell office:value-type="float" office:value="0.44115">
                <text:p>0.44115</text:p>
              </table:table-cell>
              <table:table-cell office:value-type="float" office:value="0.44115">
                <text:p>0.4411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8844">
                <text:p>0.38844</text:p>
              </table:table-cell>
              <table:table-cell office:value-type="float" office:value="0.438155">
                <text:p>0.438155</text:p>
              </table:table-cell>
              <table:table-cell office:value-type="float" office:value="0.438455">
                <text:p>0.43845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390237">
                <text:p>0.390237</text:p>
              </table:table-cell>
              <table:table-cell office:value-type="float" office:value="0.432165">
                <text:p>0.432165</text:p>
              </table:table-cell>
              <table:table-cell office:value-type="float" office:value="0.427074">
                <text:p>0.42707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390536">
                <text:p>0.390536</text:p>
              </table:table-cell>
              <table:table-cell office:value-type="float" office:value="0.434561">
                <text:p>0.434561</text:p>
              </table:table-cell>
              <table:table-cell office:value-type="float" office:value="0.452531">
                <text:p>0.45253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374364">
                <text:p>0.374364</text:p>
              </table:table-cell>
              <table:table-cell office:value-type="float" office:value="0.434861">
                <text:p>0.434861</text:p>
              </table:table-cell>
              <table:table-cell office:value-type="float" office:value="0.450734">
                <text:p>0.45073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390536">
                <text:p>0.390536</text:p>
              </table:table-cell>
              <table:table-cell office:value-type="float" office:value="0.433663">
                <text:p>0.433663</text:p>
              </table:table-cell>
              <table:table-cell office:value-type="float" office:value="0.440851">
                <text:p>0.44085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392034">
                <text:p>0.392034</text:p>
              </table:table-cell>
              <table:table-cell office:value-type="float" office:value="0.445642">
                <text:p>0.445642</text:p>
              </table:table-cell>
              <table:table-cell office:value-type="float" office:value="0.460317">
                <text:p>0.46031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391135">
                <text:p>0.391135</text:p>
              </table:table-cell>
              <table:table-cell office:value-type="float" office:value="0.431267">
                <text:p>0.431267</text:p>
              </table:table-cell>
              <table:table-cell office:value-type="float" office:value="0.45313">
                <text:p>0.4531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378257">
                <text:p>0.378257</text:p>
              </table:table-cell>
              <table:table-cell office:value-type="float" office:value="0.442049">
                <text:p>0.442049</text:p>
              </table:table-cell>
              <table:table-cell office:value-type="float" office:value="0.453729">
                <text:p>0.45372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402216">
                <text:p>0.402216</text:p>
              </table:table-cell>
              <table:table-cell office:value-type="float" office:value="0.435759">
                <text:p>0.435759</text:p>
              </table:table-cell>
              <table:table-cell office:value-type="float" office:value="0.451033">
                <text:p>0.45103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386942">
                <text:p>0.386942</text:p>
              </table:table-cell>
              <table:table-cell office:value-type="float" office:value="0.439054">
                <text:p>0.439054</text:p>
              </table:table-cell>
              <table:table-cell office:value-type="float" office:value="0.45313">
                <text:p>0.4531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91435">
                <text:p>0.391435</text:p>
              </table:table-cell>
              <table:table-cell office:value-type="float" office:value="0.427074">
                <text:p>0.427074</text:p>
              </table:table-cell>
              <table:table-cell office:value-type="float" office:value="0.458221">
                <text:p>0.45822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404013">
                <text:p>0.404013</text:p>
              </table:table-cell>
              <table:table-cell office:value-type="float" office:value="0.422582">
                <text:p>0.422582</text:p>
              </table:table-cell>
              <table:table-cell office:value-type="float" office:value="0.442947">
                <text:p>0.44294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394729">
                <text:p>0.394729</text:p>
              </table:table-cell>
              <table:table-cell office:value-type="float" office:value="0.433363">
                <text:p>0.433363</text:p>
              </table:table-cell>
              <table:table-cell office:value-type="float" office:value="0.454627">
                <text:p>0.45462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400719">
                <text:p>0.400719</text:p>
              </table:table-cell>
              <table:table-cell office:value-type="float" office:value="0.433962">
                <text:p>0.433962</text:p>
              </table:table-cell>
              <table:table-cell office:value-type="float" office:value="0.447739">
                <text:p>0.44773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377059">
                <text:p>0.377059</text:p>
              </table:table-cell>
              <table:table-cell office:value-type="float" office:value="0.436358">
                <text:p>0.436358</text:p>
              </table:table-cell>
              <table:table-cell office:value-type="float" office:value="0.453429">
                <text:p>0.45342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383648">
                <text:p>0.383648</text:p>
              </table:table-cell>
              <table:table-cell office:value-type="float" office:value="0.443546">
                <text:p>0.443546</text:p>
              </table:table-cell>
              <table:table-cell office:value-type="float" office:value="0.452531">
                <text:p>0.45253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386343">
                <text:p>0.386343</text:p>
              </table:table-cell>
              <table:table-cell office:value-type="float" office:value="0.430668">
                <text:p>0.430668</text:p>
              </table:table-cell>
              <table:table-cell office:value-type="float" office:value="0.452231">
                <text:p>0.45223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405211">
                <text:p>0.405211</text:p>
              </table:table-cell>
              <table:table-cell office:value-type="float" office:value="0.430368">
                <text:p>0.430368</text:p>
              </table:table-cell>
              <table:table-cell office:value-type="float" office:value="0.448637">
                <text:p>0.44863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386643">
                <text:p>0.386643</text:p>
              </table:table-cell>
              <table:table-cell office:value-type="float" office:value="0.444145">
                <text:p>0.444145</text:p>
              </table:table-cell>
              <table:table-cell office:value-type="float" office:value="0.456724">
                <text:p>0.45672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384846">
                <text:p>0.384846</text:p>
              </table:table-cell>
              <table:table-cell office:value-type="float" office:value="0.445942">
                <text:p>0.445942</text:p>
              </table:table-cell>
              <table:table-cell office:value-type="float" office:value="0.456125">
                <text:p>0.4561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89039">
                <text:p>0.389039</text:p>
              </table:table-cell>
              <table:table-cell office:value-type="float" office:value="0.437556">
                <text:p>0.437556</text:p>
              </table:table-cell>
              <table:table-cell office:value-type="float" office:value="0.454627">
                <text:p>0.45462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378856">
                <text:p>0.378856</text:p>
              </table:table-cell>
              <table:table-cell office:value-type="float" office:value="0.425577">
                <text:p>0.425577</text:p>
              </table:table-cell>
              <table:table-cell office:value-type="float" office:value="0.434561">
                <text:p>0.43456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398323">
                <text:p>0.398323</text:p>
              </table:table-cell>
              <table:table-cell office:value-type="float" office:value="0.439952">
                <text:p>0.439952</text:p>
              </table:table-cell>
              <table:table-cell office:value-type="float" office:value="0.458521">
                <text:p>0.45852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391135">
                <text:p>0.391135</text:p>
              </table:table-cell>
              <table:table-cell office:value-type="float" office:value="0.438754">
                <text:p>0.438754</text:p>
              </table:table-cell>
              <table:table-cell office:value-type="float" office:value="0.455526">
                <text:p>0.45552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403115">
                <text:p>0.403115</text:p>
              </table:table-cell>
              <table:table-cell office:value-type="float" office:value="0.44145">
                <text:p>0.44145</text:p>
              </table:table-cell>
              <table:table-cell office:value-type="float" office:value="0.45882">
                <text:p>0.4588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391734">
                <text:p>0.391734</text:p>
              </table:table-cell>
              <table:table-cell office:value-type="float" office:value="0.436658">
                <text:p>0.436658</text:p>
              </table:table-cell>
              <table:table-cell office:value-type="float" office:value="0.452531">
                <text:p>0.45253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39413">
                <text:p>0.39413</text:p>
              </table:table-cell>
              <table:table-cell office:value-type="float" office:value="0.443246">
                <text:p>0.443246</text:p>
              </table:table-cell>
              <table:table-cell office:value-type="float" office:value="0.458221">
                <text:p>0.45822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386044">
                <text:p>0.386044</text:p>
              </table:table-cell>
              <table:table-cell office:value-type="float" office:value="0.43546">
                <text:p>0.43546</text:p>
              </table:table-cell>
              <table:table-cell office:value-type="float" office:value="0.454927">
                <text:p>0.45492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405511">
                <text:p>0.405511</text:p>
              </table:table-cell>
              <table:table-cell office:value-type="float" office:value="0.432465">
                <text:p>0.432465</text:p>
              </table:table-cell>
              <table:table-cell office:value-type="float" office:value="0.453729">
                <text:p>0.45372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401617">
                <text:p>0.401617</text:p>
              </table:table-cell>
              <table:table-cell office:value-type="float" office:value="0.445343">
                <text:p>0.445343</text:p>
              </table:table-cell>
              <table:table-cell office:value-type="float" office:value="0.455825">
                <text:p>0.45582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99521">
                <text:p>0.399521</text:p>
              </table:table-cell>
              <table:table-cell office:value-type="float" office:value="0.442348">
                <text:p>0.442348</text:p>
              </table:table-cell>
              <table:table-cell office:value-type="float" office:value="0.450434">
                <text:p>0.45043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401318">
                <text:p>0.401318</text:p>
              </table:table-cell>
              <table:table-cell office:value-type="float" office:value="0.436358">
                <text:p>0.436358</text:p>
              </table:table-cell>
              <table:table-cell office:value-type="float" office:value="0.459718">
                <text:p>0.45971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389638">
                <text:p>0.389638</text:p>
              </table:table-cell>
              <table:table-cell office:value-type="float" office:value="0.441749">
                <text:p>0.441749</text:p>
              </table:table-cell>
              <table:table-cell office:value-type="float" office:value="0.451932">
                <text:p>0.45193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38844">
                <text:p>0.38844</text:p>
              </table:table-cell>
              <table:table-cell office:value-type="float" office:value="0.441749">
                <text:p>0.441749</text:p>
              </table:table-cell>
              <table:table-cell office:value-type="float" office:value="0.454627">
                <text:p>0.45462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392333">
                <text:p>0.392333</text:p>
              </table:table-cell>
              <table:table-cell office:value-type="float" office:value="0.453729">
                <text:p>0.453729</text:p>
              </table:table-cell>
              <table:table-cell office:value-type="float" office:value="0.463911">
                <text:p>0.46391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391435">
                <text:p>0.391435</text:p>
              </table:table-cell>
              <table:table-cell office:value-type="float" office:value="0.45283">
                <text:p>0.45283</text:p>
              </table:table-cell>
              <table:table-cell office:value-type="float" office:value="0.449835">
                <text:p>0.44983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389338">
                <text:p>0.389338</text:p>
              </table:table-cell>
              <table:table-cell office:value-type="float" office:value="0.43516">
                <text:p>0.43516</text:p>
              </table:table-cell>
              <table:table-cell office:value-type="float" office:value="0.451333">
                <text:p>0.45133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38245">
                <text:p>0.38245</text:p>
              </table:table-cell>
              <table:table-cell office:value-type="float" office:value="0.445642">
                <text:p>0.445642</text:p>
              </table:table-cell>
              <table:table-cell office:value-type="float" office:value="0.447739">
                <text:p>0.44773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384846">
                <text:p>0.384846</text:p>
              </table:table-cell>
              <table:table-cell office:value-type="float" office:value="0.428871">
                <text:p>0.428871</text:p>
              </table:table-cell>
              <table:table-cell office:value-type="float" office:value="0.457023">
                <text:p>0.45702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379754">
                <text:p>0.379754</text:p>
              </table:table-cell>
              <table:table-cell office:value-type="float" office:value="0.444744">
                <text:p>0.444744</text:p>
              </table:table-cell>
              <table:table-cell office:value-type="float" office:value="0.450734">
                <text:p>0.45073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87541">
                <text:p>0.387541</text:p>
              </table:table-cell>
              <table:table-cell office:value-type="float" office:value="0.440851">
                <text:p>0.440851</text:p>
              </table:table-cell>
              <table:table-cell office:value-type="float" office:value="0.44115">
                <text:p>0.4411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391135">
                <text:p>0.391135</text:p>
              </table:table-cell>
              <table:table-cell office:value-type="float" office:value="0.451333">
                <text:p>0.451333</text:p>
              </table:table-cell>
              <table:table-cell office:value-type="float" office:value="0.445343">
                <text:p>0.44534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38844">
                <text:p>0.38844</text:p>
              </table:table-cell>
              <table:table-cell office:value-type="float" office:value="0.433962">
                <text:p>0.433962</text:p>
              </table:table-cell>
              <table:table-cell office:value-type="float" office:value="0.450434">
                <text:p>0.45043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383348">
                <text:p>0.383348</text:p>
              </table:table-cell>
              <table:table-cell office:value-type="float" office:value="0.444145">
                <text:p>0.444145</text:p>
              </table:table-cell>
              <table:table-cell office:value-type="float" office:value="0.471099">
                <text:p>0.47109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39413">
                <text:p>0.39413</text:p>
              </table:table-cell>
              <table:table-cell office:value-type="float" office:value="0.430967">
                <text:p>0.430967</text:p>
              </table:table-cell>
              <table:table-cell office:value-type="float" office:value="0.455825">
                <text:p>0.45582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386942">
                <text:p>0.386942</text:p>
              </table:table-cell>
              <table:table-cell office:value-type="float" office:value="0.447739">
                <text:p>0.447739</text:p>
              </table:table-cell>
              <table:table-cell office:value-type="float" office:value="0.452231">
                <text:p>0.45223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395627">
                <text:p>0.395627</text:p>
              </table:table-cell>
              <table:table-cell office:value-type="float" office:value="0.42917">
                <text:p>0.42917</text:p>
              </table:table-cell>
              <table:table-cell office:value-type="float" office:value="0.457622">
                <text:p>0.457622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404013">
                <text:p>0.404013</text:p>
              </table:table-cell>
              <table:table-cell office:value-type="float" office:value="0.43546">
                <text:p>0.43546</text:p>
              </table:table-cell>
              <table:table-cell office:value-type="float" office:value="0.458521">
                <text:p>0.45852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392034">
                <text:p>0.392034</text:p>
              </table:table-cell>
              <table:table-cell office:value-type="float" office:value="0.436059">
                <text:p>0.436059</text:p>
              </table:table-cell>
              <table:table-cell office:value-type="float" office:value="0.443845">
                <text:p>0.443845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399221">
                <text:p>0.399221</text:p>
              </table:table-cell>
              <table:table-cell office:value-type="float" office:value="0.436658">
                <text:p>0.436658</text:p>
              </table:table-cell>
              <table:table-cell office:value-type="float" office:value="0.448038">
                <text:p>0.44803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74364">
                <text:p>0.374364</text:p>
              </table:table-cell>
              <table:table-cell office:value-type="float" office:value="0.442947">
                <text:p>0.442947</text:p>
              </table:table-cell>
              <table:table-cell office:value-type="float" office:value="0.468404">
                <text:p>0.46840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380353">
                <text:p>0.380353</text:p>
              </table:table-cell>
              <table:table-cell office:value-type="float" office:value="0.447739">
                <text:p>0.447739</text:p>
              </table:table-cell>
              <table:table-cell office:value-type="float" office:value="0.456724">
                <text:p>0.456724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389638">
                <text:p>0.389638</text:p>
              </table:table-cell>
              <table:table-cell office:value-type="float" office:value="0.445043">
                <text:p>0.445043</text:p>
              </table:table-cell>
              <table:table-cell office:value-type="float" office:value="0.453729">
                <text:p>0.45372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395328">
                <text:p>0.395328</text:p>
              </table:table-cell>
              <table:table-cell office:value-type="float" office:value="0.440551">
                <text:p>0.440551</text:p>
              </table:table-cell>
              <table:table-cell office:value-type="float" office:value="0.44115">
                <text:p>0.44115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391435">
                <text:p>0.391435</text:p>
              </table:table-cell>
              <table:table-cell office:value-type="float" office:value="0.445642">
                <text:p>0.445642</text:p>
              </table:table-cell>
              <table:table-cell office:value-type="float" office:value="0.456125">
                <text:p>0.45612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399221">
                <text:p>0.399221</text:p>
              </table:table-cell>
              <table:table-cell office:value-type="float" office:value="0.44145">
                <text:p>0.44145</text:p>
              </table:table-cell>
              <table:table-cell office:value-type="float" office:value="0.451333">
                <text:p>0.45133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392034">
                <text:p>0.392034</text:p>
              </table:table-cell>
              <table:table-cell office:value-type="float" office:value="0.438155">
                <text:p>0.438155</text:p>
              </table:table-cell>
              <table:table-cell office:value-type="float" office:value="0.450734">
                <text:p>0.45073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391435">
                <text:p>0.391435</text:p>
              </table:table-cell>
              <table:table-cell office:value-type="float" office:value="0.442947">
                <text:p>0.442947</text:p>
              </table:table-cell>
              <table:table-cell office:value-type="float" office:value="0.455226">
                <text:p>0.455226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399221">
                <text:p>0.399221</text:p>
              </table:table-cell>
              <table:table-cell office:value-type="float" office:value="0.442947">
                <text:p>0.442947</text:p>
              </table:table-cell>
              <table:table-cell office:value-type="float" office:value="0.460916">
                <text:p>0.46091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392932">
                <text:p>0.392932</text:p>
              </table:table-cell>
              <table:table-cell office:value-type="float" office:value="0.448038">
                <text:p>0.448038</text:p>
              </table:table-cell>
              <table:table-cell office:value-type="float" office:value="0.443246">
                <text:p>0.44324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400719">
                <text:p>0.400719</text:p>
              </table:table-cell>
              <table:table-cell office:value-type="float" office:value="0.439054">
                <text:p>0.439054</text:p>
              </table:table-cell>
              <table:table-cell office:value-type="float" office:value="0.450434">
                <text:p>0.45043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394429">
                <text:p>0.394429</text:p>
              </table:table-cell>
              <table:table-cell office:value-type="float" office:value="0.442647">
                <text:p>0.442647</text:p>
              </table:table-cell>
              <table:table-cell office:value-type="float" office:value="0.459419">
                <text:p>0.45941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39383">
                <text:p>0.39383</text:p>
              </table:table-cell>
              <table:table-cell office:value-type="float" office:value="0.44684">
                <text:p>0.44684</text:p>
              </table:table-cell>
              <table:table-cell office:value-type="float" office:value="0.454328">
                <text:p>0.454328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399221">
                <text:p>0.399221</text:p>
              </table:table-cell>
              <table:table-cell office:value-type="float" office:value="0.453429">
                <text:p>0.453429</text:p>
              </table:table-cell>
              <table:table-cell office:value-type="float" office:value="0.460018">
                <text:p>0.460018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392633">
                <text:p>0.392633</text:p>
              </table:table-cell>
              <table:table-cell office:value-type="float" office:value="0.440551">
                <text:p>0.440551</text:p>
              </table:table-cell>
              <table:table-cell office:value-type="float" office:value="0.451333">
                <text:p>0.451333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383947">
                <text:p>0.383947</text:p>
              </table:table-cell>
              <table:table-cell office:value-type="float" office:value="0.431866">
                <text:p>0.431866</text:p>
              </table:table-cell>
              <table:table-cell office:value-type="float" office:value="0.467805">
                <text:p>0.46780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392034">
                <text:p>0.392034</text:p>
              </table:table-cell>
              <table:table-cell office:value-type="float" office:value="0.447439">
                <text:p>0.447439</text:p>
              </table:table-cell>
              <table:table-cell office:value-type="float" office:value="0.466906">
                <text:p>0.466906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390237">
                <text:p>0.390237</text:p>
              </table:table-cell>
              <table:table-cell office:value-type="float" office:value="0.439353">
                <text:p>0.439353</text:p>
              </table:table-cell>
              <table:table-cell office:value-type="float" office:value="0.461216">
                <text:p>0.46121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401018">
                <text:p>0.401018</text:p>
              </table:table-cell>
              <table:table-cell office:value-type="float" office:value="0.439353">
                <text:p>0.439353</text:p>
              </table:table-cell>
              <table:table-cell office:value-type="float" office:value="0.460617">
                <text:p>0.460617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397424">
                <text:p>0.397424</text:p>
              </table:table-cell>
              <table:table-cell office:value-type="float" office:value="0.445043">
                <text:p>0.445043</text:p>
              </table:table-cell>
              <table:table-cell office:value-type="float" office:value="0.464211">
                <text:p>0.46421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9413">
                <text:p>0.39413</text:p>
              </table:table-cell>
              <table:table-cell office:value-type="float" office:value="0.440551">
                <text:p>0.440551</text:p>
              </table:table-cell>
              <table:table-cell office:value-type="float" office:value="0.457323">
                <text:p>0.457323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403414">
                <text:p>0.403414</text:p>
              </table:table-cell>
              <table:table-cell office:value-type="float" office:value="0.441749">
                <text:p>0.441749</text:p>
              </table:table-cell>
              <table:table-cell office:value-type="float" office:value="0.45882">
                <text:p>0.45882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387242">
                <text:p>0.387242</text:p>
              </table:table-cell>
              <table:table-cell office:value-type="float" office:value="0.442348">
                <text:p>0.442348</text:p>
              </table:table-cell>
              <table:table-cell office:value-type="float" office:value="0.460617">
                <text:p>0.460617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389937">
                <text:p>0.389937</text:p>
              </table:table-cell>
              <table:table-cell office:value-type="float" office:value="0.439353">
                <text:p>0.439353</text:p>
              </table:table-cell>
              <table:table-cell office:value-type="float" office:value="0.459119">
                <text:p>0.459119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401018">
                <text:p>0.401018</text:p>
              </table:table-cell>
              <table:table-cell office:value-type="float" office:value="0.448637">
                <text:p>0.448637</text:p>
              </table:table-cell>
              <table:table-cell office:value-type="float" office:value="0.463612">
                <text:p>0.46361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391135">
                <text:p>0.391135</text:p>
              </table:table-cell>
              <table:table-cell office:value-type="float" office:value="0.442947">
                <text:p>0.442947</text:p>
              </table:table-cell>
              <table:table-cell office:value-type="float" office:value="0.460317">
                <text:p>0.460317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39383">
                <text:p>0.39383</text:p>
              </table:table-cell>
              <table:table-cell office:value-type="float" office:value="0.433663">
                <text:p>0.433663</text:p>
              </table:table-cell>
              <table:table-cell office:value-type="float" office:value="0.455825">
                <text:p>0.455825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387841">
                <text:p>0.387841</text:p>
              </table:table-cell>
              <table:table-cell office:value-type="float" office:value="0.450434">
                <text:p>0.450434</text:p>
              </table:table-cell>
              <table:table-cell office:value-type="float" office:value="0.457323">
                <text:p>0.457323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390836">
                <text:p>0.390836</text:p>
              </table:table-cell>
              <table:table-cell office:value-type="float" office:value="0.444145">
                <text:p>0.444145</text:p>
              </table:table-cell>
              <table:table-cell office:value-type="float" office:value="0.451033">
                <text:p>0.451033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387242">
                <text:p>0.387242</text:p>
              </table:table-cell>
              <table:table-cell office:value-type="float" office:value="0.438155">
                <text:p>0.438155</text:p>
              </table:table-cell>
              <table:table-cell office:value-type="float" office:value="0.44714">
                <text:p>0.4471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83947">
                <text:p>0.383947</text:p>
              </table:table-cell>
              <table:table-cell office:value-type="float" office:value="0.437257">
                <text:p>0.437257</text:p>
              </table:table-cell>
              <table:table-cell office:value-type="float" office:value="0.45313">
                <text:p>0.4531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401617">
                <text:p>0.401617</text:p>
              </table:table-cell>
              <table:table-cell office:value-type="float" office:value="0.435759">
                <text:p>0.435759</text:p>
              </table:table-cell>
              <table:table-cell office:value-type="float" office:value="0.445343">
                <text:p>0.445343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405511">
                <text:p>0.405511</text:p>
              </table:table-cell>
              <table:table-cell office:value-type="float" office:value="0.438155">
                <text:p>0.438155</text:p>
              </table:table-cell>
              <table:table-cell office:value-type="float" office:value="0.448937">
                <text:p>0.448937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384846">
                <text:p>0.384846</text:p>
              </table:table-cell>
              <table:table-cell office:value-type="float" office:value="0.436358">
                <text:p>0.436358</text:p>
              </table:table-cell>
              <table:table-cell office:value-type="float" office:value="0.448937">
                <text:p>0.448937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39982">
                <text:p>0.39982</text:p>
              </table:table-cell>
              <table:table-cell office:value-type="float" office:value="0.452231">
                <text:p>0.452231</text:p>
              </table:table-cell>
              <table:table-cell office:value-type="float" office:value="0.462414">
                <text:p>0.46241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384247">
                <text:p>0.384247</text:p>
              </table:table-cell>
              <table:table-cell office:value-type="float" office:value="0.448637">
                <text:p>0.448637</text:p>
              </table:table-cell>
              <table:table-cell office:value-type="float" office:value="0.471698">
                <text:p>0.471698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383947">
                <text:p>0.383947</text:p>
              </table:table-cell>
              <table:table-cell office:value-type="float" office:value="0.439054">
                <text:p>0.439054</text:p>
              </table:table-cell>
              <table:table-cell office:value-type="float" office:value="0.466307">
                <text:p>0.466307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371968">
                <text:p>0.371968</text:p>
              </table:table-cell>
              <table:table-cell office:value-type="float" office:value="0.443246">
                <text:p>0.443246</text:p>
              </table:table-cell>
              <table:table-cell office:value-type="float" office:value="0.462713">
                <text:p>0.462713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392633">
                <text:p>0.392633</text:p>
              </table:table-cell>
              <table:table-cell office:value-type="float" office:value="0.436658">
                <text:p>0.436658</text:p>
              </table:table-cell>
              <table:table-cell office:value-type="float" office:value="0.457622">
                <text:p>0.457622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400719">
                <text:p>0.400719</text:p>
              </table:table-cell>
              <table:table-cell office:value-type="float" office:value="0.42917">
                <text:p>0.42917</text:p>
              </table:table-cell>
              <table:table-cell office:value-type="float" office:value="0.457023">
                <text:p>0.45702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92333">
                <text:p>0.392333</text:p>
              </table:table-cell>
              <table:table-cell office:value-type="float" office:value="0.450734">
                <text:p>0.450734</text:p>
              </table:table-cell>
              <table:table-cell office:value-type="float" office:value="0.469901">
                <text:p>0.469901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404313">
                <text:p>0.404313</text:p>
              </table:table-cell>
              <table:table-cell office:value-type="float" office:value="0.432764">
                <text:p>0.432764</text:p>
              </table:table-cell>
              <table:table-cell office:value-type="float" office:value="0.462114">
                <text:p>0.462114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399521">
                <text:p>0.399521</text:p>
              </table:table-cell>
              <table:table-cell office:value-type="float" office:value="0.440851">
                <text:p>0.440851</text:p>
              </table:table-cell>
              <table:table-cell office:value-type="float" office:value="0.460617">
                <text:p>0.460617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391435">
                <text:p>0.391435</text:p>
              </table:table-cell>
              <table:table-cell office:value-type="float" office:value="0.449835">
                <text:p>0.449835</text:p>
              </table:table-cell>
              <table:table-cell office:value-type="float" office:value="0.445942">
                <text:p>0.445942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401018">
                <text:p>0.401018</text:p>
              </table:table-cell>
              <table:table-cell office:value-type="float" office:value="0.442947">
                <text:p>0.442947</text:p>
              </table:table-cell>
              <table:table-cell office:value-type="float" office:value="0.456125">
                <text:p>0.456125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375262">
                <text:p>0.375262</text:p>
              </table:table-cell>
              <table:table-cell office:value-type="float" office:value="0.457323">
                <text:p>0.457323</text:p>
              </table:table-cell>
              <table:table-cell office:value-type="float" office:value="0.450734">
                <text:p>0.450734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401617">
                <text:p>0.401617</text:p>
              </table:table-cell>
              <table:table-cell office:value-type="float" office:value="0.442947">
                <text:p>0.442947</text:p>
              </table:table-cell>
              <table:table-cell office:value-type="float" office:value="0.449536">
                <text:p>0.449536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397424">
                <text:p>0.397424</text:p>
              </table:table-cell>
              <table:table-cell office:value-type="float" office:value="0.435759">
                <text:p>0.435759</text:p>
              </table:table-cell>
              <table:table-cell office:value-type="float" office:value="0.46481">
                <text:p>0.46481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407607">
                <text:p>0.407607</text:p>
              </table:table-cell>
              <table:table-cell office:value-type="float" office:value="0.449536">
                <text:p>0.449536</text:p>
              </table:table-cell>
              <table:table-cell office:value-type="float" office:value="0.454028">
                <text:p>0.454028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395927">
                <text:p>0.395927</text:p>
              </table:table-cell>
              <table:table-cell office:value-type="float" office:value="0.44115">
                <text:p>0.44115</text:p>
              </table:table-cell>
              <table:table-cell office:value-type="float" office:value="0.455825">
                <text:p>0.45582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89039">
                <text:p>0.389039</text:p>
              </table:table-cell>
              <table:table-cell office:value-type="float" office:value="0.432465">
                <text:p>0.432465</text:p>
              </table:table-cell>
              <table:table-cell office:value-type="float" office:value="0.450135">
                <text:p>0.450135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389638">
                <text:p>0.389638</text:p>
              </table:table-cell>
              <table:table-cell office:value-type="float" office:value="0.44115">
                <text:p>0.44115</text:p>
              </table:table-cell>
              <table:table-cell office:value-type="float" office:value="0.456724">
                <text:p>0.456724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395028">
                <text:p>0.395028</text:p>
              </table:table-cell>
              <table:table-cell office:value-type="float" office:value="0.432764">
                <text:p>0.432764</text:p>
              </table:table-cell>
              <table:table-cell office:value-type="float" office:value="0.455526">
                <text:p>0.455526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395028">
                <text:p>0.395028</text:p>
              </table:table-cell>
              <table:table-cell office:value-type="float" office:value="0.443845">
                <text:p>0.443845</text:p>
              </table:table-cell>
              <table:table-cell office:value-type="float" office:value="0.462114">
                <text:p>0.462114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393531">
                <text:p>0.393531</text:p>
              </table:table-cell>
              <table:table-cell office:value-type="float" office:value="0.440851">
                <text:p>0.440851</text:p>
              </table:table-cell>
              <table:table-cell office:value-type="float" office:value="0.468404">
                <text:p>0.46840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390237">
                <text:p>0.390237</text:p>
              </table:table-cell>
              <table:table-cell office:value-type="float" office:value="0.445642">
                <text:p>0.445642</text:p>
              </table:table-cell>
              <table:table-cell office:value-type="float" office:value="0.454328">
                <text:p>0.454328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401917">
                <text:p>0.401917</text:p>
              </table:table-cell>
              <table:table-cell office:value-type="float" office:value="0.453429">
                <text:p>0.453429</text:p>
              </table:table-cell>
              <table:table-cell office:value-type="float" office:value="0.455526">
                <text:p>0.455526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386942">
                <text:p>0.386942</text:p>
              </table:table-cell>
              <table:table-cell office:value-type="float" office:value="0.45283">
                <text:p>0.45283</text:p>
              </table:table-cell>
              <table:table-cell office:value-type="float" office:value="0.464211">
                <text:p>0.464211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381851">
                <text:p>0.381851</text:p>
              </table:table-cell>
              <table:table-cell office:value-type="float" office:value="0.444444">
                <text:p>0.444444</text:p>
              </table:table-cell>
              <table:table-cell office:value-type="float" office:value="0.45313">
                <text:p>0.45313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371968">
                <text:p>0.371968</text:p>
              </table:table-cell>
              <table:table-cell office:value-type="float" office:value="0.439952">
                <text:p>0.439952</text:p>
              </table:table-cell>
              <table:table-cell office:value-type="float" office:value="0.47649">
                <text:p>0.4764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91435">
                <text:p>0.391435</text:p>
              </table:table-cell>
              <table:table-cell office:value-type="float" office:value="0.435759">
                <text:p>0.435759</text:p>
              </table:table-cell>
              <table:table-cell office:value-type="float" office:value="0.446241">
                <text:p>0.446241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384846">
                <text:p>0.384846</text:p>
              </table:table-cell>
              <table:table-cell office:value-type="float" office:value="0.444444">
                <text:p>0.444444</text:p>
              </table:table-cell>
              <table:table-cell office:value-type="float" office:value="0.455226">
                <text:p>0.455226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389638">
                <text:p>0.389638</text:p>
              </table:table-cell>
              <table:table-cell office:value-type="float" office:value="0.44145">
                <text:p>0.44145</text:p>
              </table:table-cell>
              <table:table-cell office:value-type="float" office:value="0.453729">
                <text:p>0.45372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382749">
                <text:p>0.382749</text:p>
              </table:table-cell>
              <table:table-cell office:value-type="float" office:value="0.439952">
                <text:p>0.439952</text:p>
              </table:table-cell>
              <table:table-cell office:value-type="float" office:value="0.456424">
                <text:p>0.456424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398323">
                <text:p>0.398323</text:p>
              </table:table-cell>
              <table:table-cell office:value-type="float" office:value="0.442647">
                <text:p>0.442647</text:p>
              </table:table-cell>
              <table:table-cell office:value-type="float" office:value="0.453429">
                <text:p>0.45342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403414">
                <text:p>0.403414</text:p>
              </table:table-cell>
              <table:table-cell office:value-type="float" office:value="0.424678">
                <text:p>0.424678</text:p>
              </table:table-cell>
              <table:table-cell office:value-type="float" office:value="0.44714">
                <text:p>0.44714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38844">
                <text:p>0.38844</text:p>
              </table:table-cell>
              <table:table-cell office:value-type="float" office:value="0.428871">
                <text:p>0.428871</text:p>
              </table:table-cell>
              <table:table-cell office:value-type="float" office:value="0.457622">
                <text:p>0.45762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381851">
                <text:p>0.381851</text:p>
              </table:table-cell>
              <table:table-cell office:value-type="float" office:value="0.453729">
                <text:p>0.453729</text:p>
              </table:table-cell>
              <table:table-cell office:value-type="float" office:value="0.459419">
                <text:p>0.459419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390836">
                <text:p>0.390836</text:p>
              </table:table-cell>
              <table:table-cell office:value-type="float" office:value="0.444145">
                <text:p>0.444145</text:p>
              </table:table-cell>
              <table:table-cell office:value-type="float" office:value="0.460916">
                <text:p>0.46091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384546">
                <text:p>0.384546</text:p>
              </table:table-cell>
              <table:table-cell office:value-type="float" office:value="0.436957">
                <text:p>0.436957</text:p>
              </table:table-cell>
              <table:table-cell office:value-type="float" office:value="0.454927">
                <text:p>0.45492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85744">
                <text:p>0.385744</text:p>
              </table:table-cell>
              <table:table-cell office:value-type="float" office:value="0.443546">
                <text:p>0.443546</text:p>
              </table:table-cell>
              <table:table-cell office:value-type="float" office:value="0.467805">
                <text:p>0.467805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371968">
                <text:p>0.371968</text:p>
              </table:table-cell>
              <table:table-cell office:value-type="float" office:value="0.45882">
                <text:p>0.45882</text:p>
              </table:table-cell>
              <table:table-cell office:value-type="float" office:value="0.459718">
                <text:p>0.459718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383348">
                <text:p>0.383348</text:p>
              </table:table-cell>
              <table:table-cell office:value-type="float" office:value="0.430967">
                <text:p>0.430967</text:p>
              </table:table-cell>
              <table:table-cell office:value-type="float" office:value="0.458521">
                <text:p>0.458521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402216">
                <text:p>0.402216</text:p>
              </table:table-cell>
              <table:table-cell office:value-type="float" office:value="0.440252">
                <text:p>0.440252</text:p>
              </table:table-cell>
              <table:table-cell office:value-type="float" office:value="0.458221">
                <text:p>0.458221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391435">
                <text:p>0.391435</text:p>
              </table:table-cell>
              <table:table-cell office:value-type="float" office:value="0.450434">
                <text:p>0.450434</text:p>
              </table:table-cell>
              <table:table-cell office:value-type="float" office:value="0.449536">
                <text:p>0.44953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402216">
                <text:p>0.402216</text:p>
              </table:table-cell>
              <table:table-cell office:value-type="float" office:value="0.430368">
                <text:p>0.430368</text:p>
              </table:table-cell>
              <table:table-cell office:value-type="float" office:value="0.454927">
                <text:p>0.454927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402815">
                <text:p>0.402815</text:p>
              </table:table-cell>
              <table:table-cell office:value-type="float" office:value="0.439054">
                <text:p>0.439054</text:p>
              </table:table-cell>
              <table:table-cell office:value-type="float" office:value="0.451632">
                <text:p>0.451632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387242">
                <text:p>0.387242</text:p>
              </table:table-cell>
              <table:table-cell office:value-type="float" office:value="0.432165">
                <text:p>0.432165</text:p>
              </table:table-cell>
              <table:table-cell office:value-type="float" office:value="0.448038">
                <text:p>0.448038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390836">
                <text:p>0.390836</text:p>
              </table:table-cell>
              <table:table-cell office:value-type="float" office:value="0.432165">
                <text:p>0.432165</text:p>
              </table:table-cell>
              <table:table-cell office:value-type="float" office:value="0.467505">
                <text:p>0.467505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394729">
                <text:p>0.394729</text:p>
              </table:table-cell>
              <table:table-cell office:value-type="float" office:value="0.442647">
                <text:p>0.442647</text:p>
              </table:table-cell>
              <table:table-cell office:value-type="float" office:value="0.468104">
                <text:p>0.46810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403115">
                <text:p>0.403115</text:p>
              </table:table-cell>
              <table:table-cell office:value-type="float" office:value="0.436059">
                <text:p>0.436059</text:p>
              </table:table-cell>
              <table:table-cell office:value-type="float" office:value="0.450734">
                <text:p>0.450734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38245">
                <text:p>0.38245</text:p>
              </table:table-cell>
              <table:table-cell office:value-type="float" office:value="0.431566">
                <text:p>0.431566</text:p>
              </table:table-cell>
              <table:table-cell office:value-type="float" office:value="0.474094">
                <text:p>0.474094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397125">
                <text:p>0.397125</text:p>
              </table:table-cell>
              <table:table-cell office:value-type="float" office:value="0.442647">
                <text:p>0.442647</text:p>
              </table:table-cell>
              <table:table-cell office:value-type="float" office:value="0.453729">
                <text:p>0.45372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387841">
                <text:p>0.387841</text:p>
              </table:table-cell>
              <table:table-cell office:value-type="float" office:value="0.44115">
                <text:p>0.44115</text:p>
              </table:table-cell>
              <table:table-cell office:value-type="float" office:value="0.44714">
                <text:p>0.44714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398023">
                <text:p>0.398023</text:p>
              </table:table-cell>
              <table:table-cell office:value-type="float" office:value="0.438754">
                <text:p>0.438754</text:p>
              </table:table-cell>
              <table:table-cell office:value-type="float" office:value="0.455526">
                <text:p>0.455526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387841">
                <text:p>0.387841</text:p>
              </table:table-cell>
              <table:table-cell office:value-type="float" office:value="0.441749">
                <text:p>0.441749</text:p>
              </table:table-cell>
              <table:table-cell office:value-type="float" office:value="0.454028">
                <text:p>0.454028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396226">
                <text:p>0.396226</text:p>
              </table:table-cell>
              <table:table-cell office:value-type="float" office:value="0.434262">
                <text:p>0.434262</text:p>
              </table:table-cell>
              <table:table-cell office:value-type="float" office:value="0.433363">
                <text:p>0.433363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38215">
                <text:p>0.38215</text:p>
              </table:table-cell>
              <table:table-cell office:value-type="float" office:value="0.445642">
                <text:p>0.445642</text:p>
              </table:table-cell>
              <table:table-cell office:value-type="float" office:value="0.452531">
                <text:p>0.452531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390237">
                <text:p>0.390237</text:p>
              </table:table-cell>
              <table:table-cell office:value-type="float" office:value="0.444145">
                <text:p>0.444145</text:p>
              </table:table-cell>
              <table:table-cell office:value-type="float" office:value="0.445043">
                <text:p>0.445043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373166">
                <text:p>0.373166</text:p>
              </table:table-cell>
              <table:table-cell office:value-type="float" office:value="0.438455">
                <text:p>0.438455</text:p>
              </table:table-cell>
              <table:table-cell office:value-type="float" office:value="0.459419">
                <text:p>0.45941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92333">
                <text:p>0.392333</text:p>
              </table:table-cell>
              <table:table-cell office:value-type="float" office:value="0.448637">
                <text:p>0.448637</text:p>
              </table:table-cell>
              <table:table-cell office:value-type="float" office:value="0.477089">
                <text:p>0.4770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cc00" draw:fill-color="#ffcc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cc00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3399" draw:fill-color="#ff3399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3.73cm" svg:height="13.262cm" xlink:href=".." xlink:type="simple" chart:class="chart:line" chart:style-name="ch1">
        <chart:title svg:x="14.692cm" svg:y="0.4cm" chart:style-name="ch2">
          <text:p>全量学習時 訓練精度</text:p>
        </chart:title>
        <chart:legend chart:legend-position="end" svg:x="31.539cm" svg:y="5.336cm" style:legend-expansion="high" chart:style-name="ch3"/>
        <chart:plot-area chart:style-name="ch4" table:cell-range-address="I2_Summary.A4:I2_Summary.F204" chart:data-source-has-labels="both" svg:x="1.633cm" svg:y="1.392cm" svg:width="29.232cm" svg:height="10.624cm">
          <chartooo:coordinate-region svg:x="2.36cm" svg:y="1.591cm" svg:width="28.226cm" svg:height="9.778cm"/>
          <chart:axis chart:dimension="x" chart:name="primary-x" chart:style-name="ch5" chartooo:axis-type="auto">
            <chartooo:date-scale/>
            <chart:title svg:x="15.742cm" svg:y="12.281cm" chart:style-name="ch6">
              <text:p>epoch</text:p>
            </chart:title>
            <chart:categories table:cell-range-address="I2_Summary.A4:I2_Summary.A204"/>
          </chart:axis>
          <chart:axis chart:dimension="y" chart:name="primary-y" chart:style-name="ch7">
            <chart:title svg:x="0.451cm" svg:y="7.238cm" chart:style-name="ch8">
              <text:p>正答率</text:p>
            </chart:title>
            <chart:grid chart:style-name="ch9" chart:class="major"/>
          </chart:axis>
          <chart:series chart:style-name="ch10" chart:values-cell-range-address="I2_Summary.B4:I2_Summary.B204" loext:label-string="&quot;I2_4&quot;" chart:class="chart:line">
            <chart:data-point chart:repeated="201"/>
          </chart:series>
          <chart:series chart:style-name="ch11" chart:values-cell-range-address="I2_Summary.C4:I2_Summary.C204" loext:label-string="&quot;I2_8&quot;" chart:class="chart:line">
            <chart:data-point chart:repeated="201"/>
          </chart:series>
          <chart:series chart:style-name="ch12" chart:values-cell-range-address="I2_Summary.D4:I2_Summary.D204" loext:label-string="&quot;I2_16&quot;" chart:class="chart:line">
            <chart:data-point chart:repeated="201"/>
          </chart:series>
          <chart:series chart:style-name="ch13" chart:values-cell-range-address="I2_Summary.E4:I2_Summary.E204" loext:label-string="&quot;I2_24&quot;" chart:class="chart:line">
            <chart:data-point chart:repeated="201"/>
          </chart:series>
          <chart:series chart:style-name="ch14" chart:values-cell-range-address="I2_Summary.F4:I2_Summary.F204" loext:label-string="&quot;I2_32&quot;" chart:class="chart:line">
            <chart:data-point chart:repeated="20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2_4</text:p>
              </table:table-cell>
              <table:table-cell office:value-type="string">
                <text:p>I2_8</text:p>
              </table:table-cell>
              <table:table-cell office:value-type="string">
                <text:p>I2_16</text:p>
              </table:table-cell>
              <table:table-cell office:value-type="string">
                <text:p>I2_24</text:p>
              </table:table-cell>
              <table:table-cell office:value-type="string">
                <text:p>I2_32</text:p>
              </table:table-cell>
            </table:table-row>
          </table:table-header-rows>
          <table:table-rows>
            <table:table-row>
              <table:table-cell office:value-type="string">
                <text:p>epoch</text:p>
                <draw:g>
                  <svg:desc>I2_Summary.A4:I2_Summary.A204</svg:desc>
                </draw:g>
              </table:table-cell>
              <table:table-cell office:value-type="float" office:value="NaN">
                <text:p>NaN</text:p>
                <draw:g>
                  <svg:desc>I2_Summary.B4:I2_Summary.B204</svg:desc>
                </draw:g>
              </table:table-cell>
              <table:table-cell office:value-type="float" office:value="NaN">
                <text:p>NaN</text:p>
                <draw:g>
                  <svg:desc>I2_Summary.C4:I2_Summary.C204</svg:desc>
                </draw:g>
              </table:table-cell>
              <table:table-cell office:value-type="float" office:value="NaN">
                <text:p>NaN</text:p>
                <draw:g>
                  <svg:desc>I2_Summary.D4:I2_Summary.D204</svg:desc>
                </draw:g>
              </table:table-cell>
              <table:table-cell office:value-type="float" office:value="NaN">
                <text:p>NaN</text:p>
                <draw:g>
                  <svg:desc>I2_Summary.E4:I2_Summary.E204</svg:desc>
                </draw:g>
              </table:table-cell>
              <table:table-cell office:value-type="float" office:value="NaN">
                <text:p>NaN</text:p>
                <draw:g>
                  <svg:desc>I2_Summary.F4:I2_Summary.F20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437877">
                <text:p>0.0437877</text:p>
              </table:table-cell>
              <table:table-cell office:value-type="float" office:value="0.0501809">
                <text:p>0.0501809</text:p>
              </table:table-cell>
              <table:table-cell office:value-type="float" office:value="0.0242461">
                <text:p>0.0242461</text:p>
              </table:table-cell>
              <table:table-cell office:value-type="float" office:value="0.0230398">
                <text:p>0.0230398</text:p>
              </table:table-cell>
              <table:table-cell office:value-type="float" office:value="0.0129674">
                <text:p>0.012967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19662">
                <text:p>0.119662</text:p>
              </table:table-cell>
              <table:table-cell office:value-type="float" office:value="0.135645">
                <text:p>0.135645</text:p>
              </table:table-cell>
              <table:table-cell office:value-type="float" office:value="0.0533776">
                <text:p>0.0533776</text:p>
              </table:table-cell>
              <table:table-cell office:value-type="float" office:value="0.0387214">
                <text:p>0.0387214</text:p>
              </table:table-cell>
              <table:table-cell office:value-type="float" office:value="0.0145356">
                <text:p>0.01453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86361">
                <text:p>0.186361</text:p>
              </table:table-cell>
              <table:table-cell office:value-type="float" office:value="0.185878">
                <text:p>0.185878</text:p>
              </table:table-cell>
              <table:table-cell office:value-type="float" office:value="0.0628847">
                <text:p>0.0628847</text:p>
              </table:table-cell>
              <table:table-cell office:value-type="float" office:value="0.0440555">
                <text:p>0.0440555</text:p>
              </table:table-cell>
              <table:table-cell office:value-type="float" office:value="0.0147858">
                <text:p>0.014785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31544">
                <text:p>0.231544</text:p>
              </table:table-cell>
              <table:table-cell office:value-type="float" office:value="0.227624">
                <text:p>0.227624</text:p>
              </table:table-cell>
              <table:table-cell office:value-type="float" office:value="0.077503">
                <text:p>0.077503</text:p>
              </table:table-cell>
              <table:table-cell office:value-type="float" office:value="0.0497587">
                <text:p>0.0497587</text:p>
              </table:table-cell>
              <table:table-cell office:value-type="float" office:value="0.0151387">
                <text:p>0.015138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62462">
                <text:p>0.262462</text:p>
              </table:table-cell>
              <table:table-cell office:value-type="float" office:value="0.250815">
                <text:p>0.250815</text:p>
              </table:table-cell>
              <table:table-cell office:value-type="float" office:value="0.0912492">
                <text:p>0.0912492</text:p>
              </table:table-cell>
              <table:table-cell office:value-type="float" office:value="0.0557634">
                <text:p>0.0557634</text:p>
              </table:table-cell>
              <table:table-cell office:value-type="float" office:value="0.0149065">
                <text:p>0.014906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924">
                <text:p>0.2924</text:p>
              </table:table-cell>
              <table:table-cell office:value-type="float" office:value="0.269783">
                <text:p>0.269783</text:p>
              </table:table-cell>
              <table:table-cell office:value-type="float" office:value="0.111399">
                <text:p>0.111399</text:p>
              </table:table-cell>
              <table:table-cell office:value-type="float" office:value="0.0723764">
                <text:p>0.0723764</text:p>
              </table:table-cell>
              <table:table-cell office:value-type="float" office:value="0.0154403">
                <text:p>0.01544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04584">
                <text:p>0.304584</text:p>
              </table:table-cell>
              <table:table-cell office:value-type="float" office:value="0.291074">
                <text:p>0.291074</text:p>
              </table:table-cell>
              <table:table-cell office:value-type="float" office:value="0.125151">
                <text:p>0.125151</text:p>
              </table:table-cell>
              <table:table-cell office:value-type="float" office:value="0.0863691">
                <text:p>0.0863691</text:p>
              </table:table-cell>
              <table:table-cell office:value-type="float" office:value="0.0156212">
                <text:p>0.01562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22752">
                <text:p>0.322752</text:p>
              </table:table-cell>
              <table:table-cell office:value-type="float" office:value="0.306457">
                <text:p>0.306457</text:p>
              </table:table-cell>
              <table:table-cell office:value-type="float" office:value="0.150332">
                <text:p>0.150332</text:p>
              </table:table-cell>
              <table:table-cell office:value-type="float" office:value="0.109897">
                <text:p>0.109897</text:p>
              </table:table-cell>
              <table:table-cell office:value-type="float" office:value="0.0153893">
                <text:p>0.015389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41255">
                <text:p>0.341255</text:p>
              </table:table-cell>
              <table:table-cell office:value-type="float" office:value="0.314656">
                <text:p>0.314656</text:p>
              </table:table-cell>
              <table:table-cell office:value-type="float" office:value="0.170205">
                <text:p>0.170205</text:p>
              </table:table-cell>
              <table:table-cell office:value-type="float" office:value="0.134499">
                <text:p>0.134499</text:p>
              </table:table-cell>
              <table:table-cell office:value-type="float" office:value="0.0158022">
                <text:p>0.01580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47495">
                <text:p>0.347495</text:p>
              </table:table-cell>
              <table:table-cell office:value-type="float" office:value="0.331261">
                <text:p>0.331261</text:p>
              </table:table-cell>
              <table:table-cell office:value-type="float" office:value="0.199698">
                <text:p>0.199698</text:p>
              </table:table-cell>
              <table:table-cell office:value-type="float" office:value="0.160169">
                <text:p>0.160169</text:p>
              </table:table-cell>
              <table:table-cell office:value-type="float" office:value="0.0158117">
                <text:p>0.015811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68034">
                <text:p>0.368034</text:p>
              </table:table-cell>
              <table:table-cell office:value-type="float" office:value="0.339445">
                <text:p>0.339445</text:p>
              </table:table-cell>
              <table:table-cell office:value-type="float" office:value="0.240953">
                <text:p>0.240953</text:p>
              </table:table-cell>
              <table:table-cell office:value-type="float" office:value="0.194511">
                <text:p>0.194511</text:p>
              </table:table-cell>
              <table:table-cell office:value-type="float" office:value="0.0148372">
                <text:p>0.014837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69904">
                <text:p>0.369904</text:p>
              </table:table-cell>
              <table:table-cell office:value-type="float" office:value="0.347768">
                <text:p>0.347768</text:p>
              </table:table-cell>
              <table:table-cell office:value-type="float" office:value="0.272075">
                <text:p>0.272075</text:p>
              </table:table-cell>
              <table:table-cell office:value-type="float" office:value="0.228951">
                <text:p>0.228951</text:p>
              </table:table-cell>
              <table:table-cell office:value-type="float" office:value="0.0158022">
                <text:p>0.015802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74231">
                <text:p>0.374231</text:p>
              </table:table-cell>
              <table:table-cell office:value-type="float" office:value="0.359747">
                <text:p>0.359747</text:p>
              </table:table-cell>
              <table:table-cell office:value-type="float" office:value="0.302173">
                <text:p>0.302173</text:p>
              </table:table-cell>
              <table:table-cell office:value-type="float" office:value="0.261919">
                <text:p>0.261919</text:p>
              </table:table-cell>
              <table:table-cell office:value-type="float" office:value="0.0147254">
                <text:p>0.014725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85223">
                <text:p>0.385223</text:p>
              </table:table-cell>
              <table:table-cell office:value-type="float" office:value="0.373281">
                <text:p>0.373281</text:p>
              </table:table-cell>
              <table:table-cell office:value-type="float" office:value="0.327021">
                <text:p>0.327021</text:p>
              </table:table-cell>
              <table:table-cell office:value-type="float" office:value="0.288299">
                <text:p>0.288299</text:p>
              </table:table-cell>
              <table:table-cell office:value-type="float" office:value="0.0158022">
                <text:p>0.015802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8968">
                <text:p>0.38968</text:p>
              </table:table-cell>
              <table:table-cell office:value-type="float" office:value="0.379541">
                <text:p>0.379541</text:p>
              </table:table-cell>
              <table:table-cell office:value-type="float" office:value="0.340797">
                <text:p>0.340797</text:p>
              </table:table-cell>
              <table:table-cell office:value-type="float" office:value="0.316898">
                <text:p>0.316898</text:p>
              </table:table-cell>
              <table:table-cell office:value-type="float" office:value="0.0152686">
                <text:p>0.015268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97407">
                <text:p>0.397407</text:p>
              </table:table-cell>
              <table:table-cell office:value-type="float" office:value="0.389144">
                <text:p>0.389144</text:p>
              </table:table-cell>
              <table:table-cell office:value-type="float" office:value="0.357117">
                <text:p>0.357117</text:p>
              </table:table-cell>
              <table:table-cell office:value-type="float" office:value="0.339807">
                <text:p>0.339807</text:p>
              </table:table-cell>
              <table:table-cell office:value-type="float" office:value="0.0158022">
                <text:p>0.015802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01267">
                <text:p>0.401267</text:p>
              </table:table-cell>
              <table:table-cell office:value-type="float" office:value="0.395416">
                <text:p>0.395416</text:p>
              </table:table-cell>
              <table:table-cell office:value-type="float" office:value="0.367551">
                <text:p>0.367551</text:p>
              </table:table-cell>
              <table:table-cell office:value-type="float" office:value="0.370446">
                <text:p>0.370446</text:p>
              </table:table-cell>
              <table:table-cell office:value-type="float" office:value="0.0153197">
                <text:p>0.015319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40344">
                <text:p>0.40344</text:p>
              </table:table-cell>
              <table:table-cell office:value-type="float" office:value="0.403862">
                <text:p>0.403862</text:p>
              </table:table-cell>
              <table:table-cell office:value-type="float" office:value="0.3793">
                <text:p>0.3793</text:p>
              </table:table-cell>
              <table:table-cell office:value-type="float" office:value="0.385938">
                <text:p>0.385938</text:p>
              </table:table-cell>
              <table:table-cell office:value-type="float" office:value="0.0156307">
                <text:p>0.015630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413571">
                <text:p>0.413571</text:p>
              </table:table-cell>
              <table:table-cell office:value-type="float" office:value="0.409469">
                <text:p>0.409469</text:p>
              </table:table-cell>
              <table:table-cell office:value-type="float" office:value="0.395054">
                <text:p>0.395054</text:p>
              </table:table-cell>
              <table:table-cell office:value-type="float" office:value="0.41351">
                <text:p>0.41351</text:p>
              </table:table-cell>
              <table:table-cell office:value-type="float" office:value="0.0158022">
                <text:p>0.01580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21666">
                <text:p>0.421666</text:p>
              </table:table-cell>
              <table:table-cell office:value-type="float" office:value="0.416777">
                <text:p>0.416777</text:p>
              </table:table-cell>
              <table:table-cell office:value-type="float" office:value="0.405069">
                <text:p>0.405069</text:p>
              </table:table-cell>
              <table:table-cell office:value-type="float" office:value="0.435486">
                <text:p>0.435486</text:p>
              </table:table-cell>
              <table:table-cell office:value-type="float" office:value="0.0145444">
                <text:p>0.014544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431725">
                <text:p>0.431725</text:p>
              </table:table-cell>
              <table:table-cell office:value-type="float" office:value="0.422799">
                <text:p>0.422799</text:p>
              </table:table-cell>
              <table:table-cell office:value-type="float" office:value="0.416405">
                <text:p>0.416405</text:p>
              </table:table-cell>
              <table:table-cell office:value-type="float" office:value="0.449819">
                <text:p>0.449819</text:p>
              </table:table-cell>
              <table:table-cell office:value-type="float" office:value="0.01538">
                <text:p>0.0153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422014">
                <text:p>0.422014</text:p>
              </table:table-cell>
              <table:table-cell office:value-type="float" office:value="0.428347">
                <text:p>0.428347</text:p>
              </table:table-cell>
              <table:table-cell office:value-type="float" office:value="0.424186">
                <text:p>0.424186</text:p>
              </table:table-cell>
              <table:table-cell office:value-type="float" office:value="0.470205">
                <text:p>0.470205</text:p>
              </table:table-cell>
              <table:table-cell office:value-type="float" office:value="0.0158022">
                <text:p>0.015802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436632">
                <text:p>0.436632</text:p>
              </table:table-cell>
              <table:table-cell office:value-type="float" office:value="0.440253">
                <text:p>0.440253</text:p>
              </table:table-cell>
              <table:table-cell office:value-type="float" office:value="0.444538">
                <text:p>0.444538</text:p>
              </table:table-cell>
              <table:table-cell office:value-type="float" office:value="0.478334">
                <text:p>0.478334</text:p>
              </table:table-cell>
              <table:table-cell office:value-type="float" office:value="0.0146047">
                <text:p>0.014604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440229">
                <text:p>0.440229</text:p>
              </table:table-cell>
              <table:table-cell office:value-type="float" office:value="0.44415">
                <text:p>0.44415</text:p>
              </table:table-cell>
              <table:table-cell office:value-type="float" office:value="0.449578">
                <text:p>0.449578</text:p>
              </table:table-cell>
              <table:table-cell office:value-type="float" office:value="0.488721">
                <text:p>0.488721</text:p>
              </table:table-cell>
              <table:table-cell office:value-type="float" office:value="0.0158022">
                <text:p>0.015802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438322">
                <text:p>0.438322</text:p>
              </table:table-cell>
              <table:table-cell office:value-type="float" office:value="0.455341">
                <text:p>0.455341</text:p>
              </table:table-cell>
              <table:table-cell office:value-type="float" office:value="0.456608">
                <text:p>0.456608</text:p>
              </table:table-cell>
              <table:table-cell office:value-type="float" office:value="0.498612">
                <text:p>0.498612</text:p>
              </table:table-cell>
              <table:table-cell office:value-type="float" office:value="0.0149668">
                <text:p>0.014966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441194">
                <text:p>0.441194</text:p>
              </table:table-cell>
              <table:table-cell office:value-type="float" office:value="0.45953">
                <text:p>0.45953</text:p>
              </table:table-cell>
              <table:table-cell office:value-type="float" office:value="0.466948">
                <text:p>0.466948</text:p>
              </table:table-cell>
              <table:table-cell office:value-type="float" office:value="0.510676">
                <text:p>0.510676</text:p>
              </table:table-cell>
              <table:table-cell office:value-type="float" office:value="0.0158625">
                <text:p>0.015862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446984">
                <text:p>0.446984</text:p>
              </table:table-cell>
              <table:table-cell office:value-type="float" office:value="0.46725">
                <text:p>0.46725</text:p>
              </table:table-cell>
              <table:table-cell office:value-type="float" office:value="0.471954">
                <text:p>0.471954</text:p>
              </table:table-cell>
              <table:table-cell office:value-type="float" office:value="0.516526">
                <text:p>0.516526</text:p>
              </table:table-cell>
              <table:table-cell office:value-type="float" office:value="0.0151387">
                <text:p>0.015138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441642">
                <text:p>0.441642</text:p>
              </table:table-cell>
              <table:table-cell office:value-type="float" office:value="0.46729">
                <text:p>0.46729</text:p>
              </table:table-cell>
              <table:table-cell office:value-type="float" office:value="0.481895">
                <text:p>0.481895</text:p>
              </table:table-cell>
              <table:table-cell office:value-type="float" office:value="0.531201">
                <text:p>0.531201</text:p>
              </table:table-cell>
              <table:table-cell office:value-type="float" office:value="0.0158117">
                <text:p>0.015811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454282">
                <text:p>0.454282</text:p>
              </table:table-cell>
              <table:table-cell office:value-type="float" office:value="0.476659">
                <text:p>0.476659</text:p>
              </table:table-cell>
              <table:table-cell office:value-type="float" office:value="0.487817">
                <text:p>0.487817</text:p>
              </table:table-cell>
              <table:table-cell office:value-type="float" office:value="0.54608">
                <text:p>0.54608</text:p>
              </table:table-cell>
              <table:table-cell office:value-type="float" office:value="0.0155609">
                <text:p>0.015560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54436">
                <text:p>0.454436</text:p>
              </table:table-cell>
              <table:table-cell office:value-type="float" office:value="0.475558">
                <text:p>0.475558</text:p>
              </table:table-cell>
              <table:table-cell office:value-type="float" office:value="0.497164">
                <text:p>0.497164</text:p>
              </table:table-cell>
              <table:table-cell office:value-type="float" office:value="0.559807">
                <text:p>0.559807</text:p>
              </table:table-cell>
              <table:table-cell office:value-type="float" office:value="0.0149668">
                <text:p>0.014966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453317">
                <text:p>0.453317</text:p>
              </table:table-cell>
              <table:table-cell office:value-type="float" office:value="0.488299">
                <text:p>0.488299</text:p>
              </table:table-cell>
              <table:table-cell office:value-type="float" office:value="0.496442">
                <text:p>0.496442</text:p>
              </table:table-cell>
              <table:table-cell office:value-type="float" office:value="0.56725">
                <text:p>0.56725</text:p>
              </table:table-cell>
              <table:table-cell office:value-type="float" office:value="0.0158022">
                <text:p>0.015802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457841">
                <text:p>0.457841</text:p>
              </table:table-cell>
              <table:table-cell office:value-type="float" office:value="0.485464">
                <text:p>0.485464</text:p>
              </table:table-cell>
              <table:table-cell office:value-type="float" office:value="0.506635">
                <text:p>0.506635</text:p>
              </table:table-cell>
              <table:table-cell office:value-type="float" office:value="0.575995">
                <text:p>0.575995</text:p>
              </table:table-cell>
              <table:table-cell office:value-type="float" office:value="0.0158022">
                <text:p>0.015802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459686">
                <text:p>0.459686</text:p>
              </table:table-cell>
              <table:table-cell office:value-type="float" office:value="0.490766">
                <text:p>0.490766</text:p>
              </table:table-cell>
              <table:table-cell office:value-type="float" office:value="0.509053">
                <text:p>0.509053</text:p>
              </table:table-cell>
              <table:table-cell office:value-type="float" office:value="0.589016">
                <text:p>0.589016</text:p>
              </table:table-cell>
              <table:table-cell office:value-type="float" office:value="0.0156307">
                <text:p>0.015630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472316">
                <text:p>0.472316</text:p>
              </table:table-cell>
              <table:table-cell office:value-type="float" office:value="0.491074">
                <text:p>0.491074</text:p>
              </table:table-cell>
              <table:table-cell office:value-type="float" office:value="0.517973">
                <text:p>0.517973</text:p>
              </table:table-cell>
              <table:table-cell office:value-type="float" office:value="0.591556">
                <text:p>0.591556</text:p>
              </table:table-cell>
              <table:table-cell office:value-type="float" office:value="0.0155006">
                <text:p>0.015500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471032">
                <text:p>0.471032</text:p>
              </table:table-cell>
              <table:table-cell office:value-type="float" office:value="0.502836">
                <text:p>0.502836</text:p>
              </table:table-cell>
              <table:table-cell office:value-type="float" office:value="0.526976">
                <text:p>0.526976</text:p>
              </table:table-cell>
              <table:table-cell office:value-type="float" office:value="0.597526">
                <text:p>0.597526</text:p>
              </table:table-cell>
              <table:table-cell office:value-type="float" office:value="0.0155703">
                <text:p>0.015570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471049">
                <text:p>0.471049</text:p>
              </table:table-cell>
              <table:table-cell office:value-type="float" office:value="0.500422">
                <text:p>0.500422</text:p>
              </table:table-cell>
              <table:table-cell office:value-type="float" office:value="0.530639">
                <text:p>0.530639</text:p>
              </table:table-cell>
              <table:table-cell office:value-type="float" office:value="0.598311">
                <text:p>0.598311</text:p>
              </table:table-cell>
              <table:table-cell office:value-type="float" office:value="0.01538">
                <text:p>0.0153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473643">
                <text:p>0.473643</text:p>
              </table:table-cell>
              <table:table-cell office:value-type="float" office:value="0.503981">
                <text:p>0.503981</text:p>
              </table:table-cell>
              <table:table-cell office:value-type="float" office:value="0.526236">
                <text:p>0.526236</text:p>
              </table:table-cell>
              <table:table-cell office:value-type="float" office:value="0.610676">
                <text:p>0.610676</text:p>
              </table:table-cell>
              <table:table-cell office:value-type="float" office:value="0.0155609">
                <text:p>0.015560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47767">
                <text:p>0.47767</text:p>
              </table:table-cell>
              <table:table-cell office:value-type="float" office:value="0.509837">
                <text:p>0.509837</text:p>
              </table:table-cell>
              <table:table-cell office:value-type="float" office:value="0.540435">
                <text:p>0.540435</text:p>
              </table:table-cell>
              <table:table-cell office:value-type="float" office:value="0.617019">
                <text:p>0.617019</text:p>
              </table:table-cell>
              <table:table-cell office:value-type="float" office:value="0.0158117">
                <text:p>0.015811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47509">
                <text:p>0.47509</text:p>
              </table:table-cell>
              <table:table-cell office:value-type="float" office:value="0.516405">
                <text:p>0.516405</text:p>
              </table:table-cell>
              <table:table-cell office:value-type="float" office:value="0.541616">
                <text:p>0.541616</text:p>
              </table:table-cell>
              <table:table-cell office:value-type="float" office:value="0.626357">
                <text:p>0.626357</text:p>
              </table:table-cell>
              <table:table-cell office:value-type="float" office:value="0.0150181">
                <text:p>0.015018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70851">
                <text:p>0.470851</text:p>
              </table:table-cell>
              <table:table-cell office:value-type="float" office:value="0.513277">
                <text:p>0.513277</text:p>
              </table:table-cell>
              <table:table-cell office:value-type="float" office:value="0.541702">
                <text:p>0.541702</text:p>
              </table:table-cell>
              <table:table-cell office:value-type="float" office:value="0.63621">
                <text:p>0.63621</text:p>
              </table:table-cell>
              <table:table-cell office:value-type="float" office:value="0.0151479">
                <text:p>0.015147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480458">
                <text:p>0.480458</text:p>
              </table:table-cell>
              <table:table-cell office:value-type="float" office:value="0.518999">
                <text:p>0.518999</text:p>
              </table:table-cell>
              <table:table-cell office:value-type="float" office:value="0.55193">
                <text:p>0.55193</text:p>
              </table:table-cell>
              <table:table-cell office:value-type="float" office:value="0.635464">
                <text:p>0.635464</text:p>
              </table:table-cell>
              <table:table-cell office:value-type="float" office:value="0.0158022">
                <text:p>0.015802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479493">
                <text:p>0.479493</text:p>
              </table:table-cell>
              <table:table-cell office:value-type="float" office:value="0.522919">
                <text:p>0.522919</text:p>
              </table:table-cell>
              <table:table-cell office:value-type="float" office:value="0.555308">
                <text:p>0.555308</text:p>
              </table:table-cell>
              <table:table-cell office:value-type="float" office:value="0.637214">
                <text:p>0.637214</text:p>
              </table:table-cell>
              <table:table-cell office:value-type="float" office:value="0.0151387">
                <text:p>0.015138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487387">
                <text:p>0.487387</text:p>
              </table:table-cell>
              <table:table-cell office:value-type="float" office:value="0.525468">
                <text:p>0.525468</text:p>
              </table:table-cell>
              <table:table-cell office:value-type="float" office:value="0.563549">
                <text:p>0.563549</text:p>
              </table:table-cell>
              <table:table-cell office:value-type="float" office:value="0.642305">
                <text:p>0.642305</text:p>
              </table:table-cell>
              <table:table-cell office:value-type="float" office:value="0.015691">
                <text:p>0.01569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484198">
                <text:p>0.484198</text:p>
              </table:table-cell>
              <table:table-cell office:value-type="float" office:value="0.530458">
                <text:p>0.530458</text:p>
              </table:table-cell>
              <table:table-cell office:value-type="float" office:value="0.562485">
                <text:p>0.562485</text:p>
              </table:table-cell>
              <table:table-cell office:value-type="float" office:value="0.646562">
                <text:p>0.646562</text:p>
              </table:table-cell>
              <table:table-cell office:value-type="float" office:value="0.0151387">
                <text:p>0.015138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481171">
                <text:p>0.481171</text:p>
              </table:table-cell>
              <table:table-cell office:value-type="float" office:value="0.529813">
                <text:p>0.529813</text:p>
              </table:table-cell>
              <table:table-cell office:value-type="float" office:value="0.556427">
                <text:p>0.556427</text:p>
              </table:table-cell>
              <table:table-cell office:value-type="float" office:value="0.652384">
                <text:p>0.652384</text:p>
              </table:table-cell>
              <table:table-cell office:value-type="float" office:value="0.0158117">
                <text:p>0.015811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485585">
                <text:p>0.485585</text:p>
              </table:table-cell>
              <table:table-cell office:value-type="float" office:value="0.529916">
                <text:p>0.529916</text:p>
              </table:table-cell>
              <table:table-cell office:value-type="float" office:value="0.568637">
                <text:p>0.568637</text:p>
              </table:table-cell>
              <table:table-cell office:value-type="float" office:value="0.658926">
                <text:p>0.658926</text:p>
              </table:table-cell>
              <table:table-cell office:value-type="float" office:value="0.0151387">
                <text:p>0.015138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489144">
                <text:p>0.489144</text:p>
              </table:table-cell>
              <table:table-cell office:value-type="float" office:value="0.534379">
                <text:p>0.534379</text:p>
              </table:table-cell>
              <table:table-cell office:value-type="float" office:value="0.577443">
                <text:p>0.577443</text:p>
              </table:table-cell>
              <table:table-cell office:value-type="float" office:value="0.661641">
                <text:p>0.661641</text:p>
              </table:table-cell>
              <table:table-cell office:value-type="float" office:value="0.0156212">
                <text:p>0.015621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495655">
                <text:p>0.495655</text:p>
              </table:table-cell>
              <table:table-cell office:value-type="float" office:value="0.539831">
                <text:p>0.539831</text:p>
              </table:table-cell>
              <table:table-cell office:value-type="float" office:value="0.571756">
                <text:p>0.571756</text:p>
              </table:table-cell>
              <table:table-cell office:value-type="float" office:value="0.666989">
                <text:p>0.666989</text:p>
              </table:table-cell>
              <table:table-cell office:value-type="float" office:value="0.0149668">
                <text:p>0.014966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491677">
                <text:p>0.491677</text:p>
              </table:table-cell>
              <table:table-cell office:value-type="float" office:value="0.539083">
                <text:p>0.539083</text:p>
              </table:table-cell>
              <table:table-cell office:value-type="float" office:value="0.576598">
                <text:p>0.576598</text:p>
              </table:table-cell>
              <table:table-cell office:value-type="float" office:value="0.66731">
                <text:p>0.66731</text:p>
              </table:table-cell>
              <table:table-cell office:value-type="float" office:value="0.0156212">
                <text:p>0.015621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489801">
                <text:p>0.489801</text:p>
              </table:table-cell>
              <table:table-cell office:value-type="float" office:value="0.542728">
                <text:p>0.542728</text:p>
              </table:table-cell>
              <table:table-cell office:value-type="float" office:value="0.584249">
                <text:p>0.584249</text:p>
              </table:table-cell>
              <table:table-cell office:value-type="float" office:value="0.67592">
                <text:p>0.67592</text:p>
              </table:table-cell>
              <table:table-cell office:value-type="float" office:value="0.0152686">
                <text:p>0.015268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49415">
                <text:p>0.49415</text:p>
              </table:table-cell>
              <table:table-cell office:value-type="float" office:value="0.541435">
                <text:p>0.541435</text:p>
              </table:table-cell>
              <table:table-cell office:value-type="float" office:value="0.582027">
                <text:p>0.582027</text:p>
              </table:table-cell>
              <table:table-cell office:value-type="float" office:value="0.682087">
                <text:p>0.682087</text:p>
              </table:table-cell>
              <table:table-cell office:value-type="float" office:value="0.0155006">
                <text:p>0.015500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496261">
                <text:p>0.496261</text:p>
              </table:table-cell>
              <table:table-cell office:value-type="float" office:value="0.547889">
                <text:p>0.547889</text:p>
              </table:table-cell>
              <table:table-cell office:value-type="float" office:value="0.588842">
                <text:p>0.588842</text:p>
              </table:table-cell>
              <table:table-cell office:value-type="float" office:value="0.677262">
                <text:p>0.677262</text:p>
              </table:table-cell>
              <table:table-cell office:value-type="float" office:value="0.0145356">
                <text:p>0.014535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497345">
                <text:p>0.497345</text:p>
              </table:table-cell>
              <table:table-cell office:value-type="float" office:value="0.55341">
                <text:p>0.55341</text:p>
              </table:table-cell>
              <table:table-cell office:value-type="float" office:value="0.593482">
                <text:p>0.593482</text:p>
              </table:table-cell>
              <table:table-cell office:value-type="float" office:value="0.674351">
                <text:p>0.674351</text:p>
              </table:table-cell>
              <table:table-cell office:value-type="float" office:value="0.0158117">
                <text:p>0.015811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496743">
                <text:p>0.496743</text:p>
              </table:table-cell>
              <table:table-cell office:value-type="float" office:value="0.554101">
                <text:p>0.554101</text:p>
              </table:table-cell>
              <table:table-cell office:value-type="float" office:value="0.593004">
                <text:p>0.593004</text:p>
              </table:table-cell>
              <table:table-cell office:value-type="float" office:value="0.683233">
                <text:p>0.683233</text:p>
              </table:table-cell>
              <table:table-cell office:value-type="float" office:value="0.0154403">
                <text:p>0.015440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498672">
                <text:p>0.498672</text:p>
              </table:table-cell>
              <table:table-cell office:value-type="float" office:value="0.553168">
                <text:p>0.553168</text:p>
              </table:table-cell>
              <table:table-cell office:value-type="float" office:value="0.604888">
                <text:p>0.604888</text:p>
              </table:table-cell>
              <table:table-cell office:value-type="float" office:value="0.686542">
                <text:p>0.686542</text:p>
              </table:table-cell>
              <table:table-cell office:value-type="float" office:value="0.0149065">
                <text:p>0.014906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501146">
                <text:p>0.501146</text:p>
              </table:table-cell>
              <table:table-cell office:value-type="float" office:value="0.559349">
                <text:p>0.559349</text:p>
              </table:table-cell>
              <table:table-cell office:value-type="float" office:value="0.603076">
                <text:p>0.603076</text:p>
              </table:table-cell>
              <table:table-cell office:value-type="float" office:value="0.69228">
                <text:p>0.69228</text:p>
              </table:table-cell>
              <table:table-cell office:value-type="float" office:value="0.0158022">
                <text:p>0.015802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501568">
                <text:p>0.501568</text:p>
              </table:table-cell>
              <table:table-cell office:value-type="float" office:value="0.560495">
                <text:p>0.560495</text:p>
              </table:table-cell>
              <table:table-cell office:value-type="float" office:value="0.603257">
                <text:p>0.603257</text:p>
              </table:table-cell>
              <table:table-cell office:value-type="float" office:value="0.692702">
                <text:p>0.692702</text:p>
              </table:table-cell>
              <table:table-cell office:value-type="float" office:value="0.0151387">
                <text:p>0.015138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506337">
                <text:p>0.506337</text:p>
              </table:table-cell>
              <table:table-cell office:value-type="float" office:value="0.559505">
                <text:p>0.559505</text:p>
              </table:table-cell>
              <table:table-cell office:value-type="float" office:value="0.608811">
                <text:p>0.608811</text:p>
              </table:table-cell>
              <table:table-cell office:value-type="float" office:value="0.702655">
                <text:p>0.702655</text:p>
              </table:table-cell>
              <table:table-cell office:value-type="float" office:value="0.0153289">
                <text:p>0.015328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507238">
                <text:p>0.507238</text:p>
              </table:table-cell>
              <table:table-cell office:value-type="float" office:value="0.558745">
                <text:p>0.558745</text:p>
              </table:table-cell>
              <table:table-cell office:value-type="float" office:value="0.612364">
                <text:p>0.612364</text:p>
              </table:table-cell>
              <table:table-cell office:value-type="float" office:value="0.70193">
                <text:p>0.70193</text:p>
              </table:table-cell>
              <table:table-cell office:value-type="float" office:value="0.0148975">
                <text:p>0.01489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507121">
                <text:p>0.507121</text:p>
              </table:table-cell>
              <table:table-cell office:value-type="float" office:value="0.565359">
                <text:p>0.565359</text:p>
              </table:table-cell>
              <table:table-cell office:value-type="float" office:value="0.614001">
                <text:p>0.614001</text:p>
              </table:table-cell>
              <table:table-cell office:value-type="float" office:value="0.71376">
                <text:p>0.71376</text:p>
              </table:table-cell>
              <table:table-cell office:value-type="float" office:value="0.0158117">
                <text:p>0.015811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504644">
                <text:p>0.504644</text:p>
              </table:table-cell>
              <table:table-cell office:value-type="float" office:value="0.570386">
                <text:p>0.570386</text:p>
              </table:table-cell>
              <table:table-cell office:value-type="float" office:value="0.62497">
                <text:p>0.62497</text:p>
              </table:table-cell>
              <table:table-cell office:value-type="float" office:value="0.705549">
                <text:p>0.705549</text:p>
              </table:table-cell>
              <table:table-cell office:value-type="float" office:value="0.0143546">
                <text:p>0.014354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508323">
                <text:p>0.508323</text:p>
              </table:table-cell>
              <table:table-cell office:value-type="float" office:value="0.564536">
                <text:p>0.564536</text:p>
              </table:table-cell>
              <table:table-cell office:value-type="float" office:value="0.618758">
                <text:p>0.618758</text:p>
              </table:table-cell>
              <table:table-cell office:value-type="float" office:value="0.711942">
                <text:p>0.711942</text:p>
              </table:table-cell>
              <table:table-cell office:value-type="float" office:value="0.0158022">
                <text:p>0.015802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509113">
                <text:p>0.509113</text:p>
              </table:table-cell>
              <table:table-cell office:value-type="float" office:value="0.566144">
                <text:p>0.566144</text:p>
              </table:table-cell>
              <table:table-cell office:value-type="float" office:value="0.618346">
                <text:p>0.618346</text:p>
              </table:table-cell>
              <table:table-cell office:value-type="float" office:value="0.711467">
                <text:p>0.711467</text:p>
              </table:table-cell>
              <table:table-cell office:value-type="float" office:value="0.01551">
                <text:p>0.0155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0778">
                <text:p>0.50778</text:p>
              </table:table-cell>
              <table:table-cell office:value-type="float" office:value="0.572256">
                <text:p>0.572256</text:p>
              </table:table-cell>
              <table:table-cell office:value-type="float" office:value="0.617431">
                <text:p>0.617431</text:p>
              </table:table-cell>
              <table:table-cell office:value-type="float" office:value="0.718335">
                <text:p>0.718335</text:p>
              </table:table-cell>
              <table:table-cell office:value-type="float" office:value="0.0158022">
                <text:p>0.015802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511346">
                <text:p>0.511346</text:p>
              </table:table-cell>
              <table:table-cell office:value-type="float" office:value="0.575981">
                <text:p>0.575981</text:p>
              </table:table-cell>
              <table:table-cell office:value-type="float" office:value="0.624562">
                <text:p>0.624562</text:p>
              </table:table-cell>
              <table:table-cell office:value-type="float" office:value="0.71901">
                <text:p>0.71901</text:p>
              </table:table-cell>
              <table:table-cell office:value-type="float" office:value="0.0158117">
                <text:p>0.015811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508745">
                <text:p>0.508745</text:p>
              </table:table-cell>
              <table:table-cell office:value-type="float" office:value="0.572075">
                <text:p>0.572075</text:p>
              </table:table-cell>
              <table:table-cell office:value-type="float" office:value="0.624005">
                <text:p>0.624005</text:p>
              </table:table-cell>
              <table:table-cell office:value-type="float" office:value="0.721834">
                <text:p>0.721834</text:p>
              </table:table-cell>
              <table:table-cell office:value-type="float" office:value="0.0155006">
                <text:p>0.015500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512183">
                <text:p>0.512183</text:p>
              </table:table-cell>
              <table:table-cell office:value-type="float" office:value="0.576055">
                <text:p>0.576055</text:p>
              </table:table-cell>
              <table:table-cell office:value-type="float" office:value="0.63275">
                <text:p>0.63275</text:p>
              </table:table-cell>
              <table:table-cell office:value-type="float" office:value="0.722497">
                <text:p>0.722497</text:p>
              </table:table-cell>
              <table:table-cell office:value-type="float" office:value="0.0155609">
                <text:p>0.015560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521123">
                <text:p>0.521123</text:p>
              </table:table-cell>
              <table:table-cell office:value-type="float" office:value="0.571153">
                <text:p>0.571153</text:p>
              </table:table-cell>
              <table:table-cell office:value-type="float" office:value="0.634279">
                <text:p>0.634279</text:p>
              </table:table-cell>
              <table:table-cell office:value-type="float" office:value="0.723899">
                <text:p>0.723899</text:p>
              </table:table-cell>
              <table:table-cell office:value-type="float" office:value="0.0152082">
                <text:p>0.015208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513932">
                <text:p>0.513932</text:p>
              </table:table-cell>
              <table:table-cell office:value-type="float" office:value="0.570507">
                <text:p>0.570507</text:p>
              </table:table-cell>
              <table:table-cell office:value-type="float" office:value="0.632449">
                <text:p>0.632449</text:p>
              </table:table-cell>
              <table:table-cell office:value-type="float" office:value="0.727865">
                <text:p>0.727865</text:p>
              </table:table-cell>
              <table:table-cell office:value-type="float" office:value="0.0143546">
                <text:p>0.014354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511165">
                <text:p>0.511165</text:p>
              </table:table-cell>
              <table:table-cell office:value-type="float" office:value="0.579602">
                <text:p>0.579602</text:p>
              </table:table-cell>
              <table:table-cell office:value-type="float" office:value="0.637357">
                <text:p>0.637357</text:p>
              </table:table-cell>
              <table:table-cell office:value-type="float" office:value="0.73108">
                <text:p>0.73108</text:p>
              </table:table-cell>
              <table:table-cell office:value-type="float" office:value="0.01551">
                <text:p>0.0155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51924">
                <text:p>0.51924</text:p>
              </table:table-cell>
              <table:table-cell office:value-type="float" office:value="0.581484">
                <text:p>0.581484</text:p>
              </table:table-cell>
              <table:table-cell office:value-type="float" office:value="0.638299">
                <text:p>0.638299</text:p>
              </table:table-cell>
              <table:table-cell office:value-type="float" office:value="0.736791">
                <text:p>0.736791</text:p>
              </table:table-cell>
              <table:table-cell office:value-type="float" office:value="0.0158022">
                <text:p>0.015802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516043">
                <text:p>0.516043</text:p>
              </table:table-cell>
              <table:table-cell office:value-type="float" office:value="0.582207">
                <text:p>0.582207</text:p>
              </table:table-cell>
              <table:table-cell office:value-type="float" office:value="0.643788">
                <text:p>0.643788</text:p>
              </table:table-cell>
              <table:table-cell office:value-type="float" office:value="0.736309">
                <text:p>0.736309</text:p>
              </table:table-cell>
              <table:table-cell office:value-type="float" office:value="0.0148975">
                <text:p>0.014897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517622">
                <text:p>0.517622</text:p>
              </table:table-cell>
              <table:table-cell office:value-type="float" office:value="0.578877">
                <text:p>0.578877</text:p>
              </table:table-cell>
              <table:table-cell office:value-type="float" office:value="0.644659">
                <text:p>0.644659</text:p>
              </table:table-cell>
              <table:table-cell office:value-type="float" office:value="0.738322">
                <text:p>0.738322</text:p>
              </table:table-cell>
              <table:table-cell office:value-type="float" office:value="0.0150875">
                <text:p>0.015087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522195">
                <text:p>0.522195</text:p>
              </table:table-cell>
              <table:table-cell office:value-type="float" office:value="0.578951">
                <text:p>0.578951</text:p>
              </table:table-cell>
              <table:table-cell office:value-type="float" office:value="0.63854">
                <text:p>0.63854</text:p>
              </table:table-cell>
              <table:table-cell office:value-type="float" office:value="0.735585">
                <text:p>0.735585</text:p>
              </table:table-cell>
              <table:table-cell office:value-type="float" office:value="0.0158022">
                <text:p>0.015802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518467">
                <text:p>0.518467</text:p>
              </table:table-cell>
              <table:table-cell office:value-type="float" office:value="0.584188">
                <text:p>0.584188</text:p>
              </table:table-cell>
              <table:table-cell office:value-type="float" office:value="0.643995">
                <text:p>0.643995</text:p>
              </table:table-cell>
              <table:table-cell office:value-type="float" office:value="0.741219">
                <text:p>0.741219</text:p>
              </table:table-cell>
              <table:table-cell office:value-type="float" office:value="0.0146651">
                <text:p>0.014665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517189">
                <text:p>0.517189</text:p>
              </table:table-cell>
              <table:table-cell office:value-type="float" office:value="0.584922">
                <text:p>0.584922</text:p>
              </table:table-cell>
              <table:table-cell office:value-type="float" office:value="0.650483">
                <text:p>0.650483</text:p>
              </table:table-cell>
              <table:table-cell office:value-type="float" office:value="0.739566">
                <text:p>0.739566</text:p>
              </table:table-cell>
              <table:table-cell office:value-type="float" office:value="0.0147768">
                <text:p>0.014776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524367">
                <text:p>0.524367</text:p>
              </table:table-cell>
              <table:table-cell office:value-type="float" office:value="0.583112">
                <text:p>0.583112</text:p>
              </table:table-cell>
              <table:table-cell office:value-type="float" office:value="0.652352">
                <text:p>0.652352</text:p>
              </table:table-cell>
              <table:table-cell office:value-type="float" office:value="0.741978">
                <text:p>0.741978</text:p>
              </table:table-cell>
              <table:table-cell office:value-type="float" office:value="0.0150784">
                <text:p>0.015078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519312">
                <text:p>0.519312</text:p>
              </table:table-cell>
              <table:table-cell office:value-type="float" office:value="0.592758">
                <text:p>0.592758</text:p>
              </table:table-cell>
              <table:table-cell office:value-type="float" office:value="0.65353">
                <text:p>0.65353</text:p>
              </table:table-cell>
              <table:table-cell office:value-type="float" office:value="0.74659">
                <text:p>0.74659</text:p>
              </table:table-cell>
              <table:table-cell office:value-type="float" office:value="0.0155703">
                <text:p>0.015570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523221">
                <text:p>0.523221</text:p>
              </table:table-cell>
              <table:table-cell office:value-type="float" office:value="0.585344">
                <text:p>0.585344</text:p>
              </table:table-cell>
              <table:table-cell office:value-type="float" office:value="0.648613">
                <text:p>0.648613</text:p>
              </table:table-cell>
              <table:table-cell office:value-type="float" office:value="0.748613">
                <text:p>0.748613</text:p>
              </table:table-cell>
              <table:table-cell office:value-type="float" office:value="0.0155006">
                <text:p>0.015500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525588">
                <text:p>0.525588</text:p>
              </table:table-cell>
              <table:table-cell office:value-type="float" office:value="0.592758">
                <text:p>0.592758</text:p>
              </table:table-cell>
              <table:table-cell office:value-type="float" office:value="0.657514">
                <text:p>0.657514</text:p>
              </table:table-cell>
              <table:table-cell office:value-type="float" office:value="0.750996">
                <text:p>0.750996</text:p>
              </table:table-cell>
              <table:table-cell office:value-type="float" office:value="0.0153289">
                <text:p>0.015328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526055">
                <text:p>0.526055</text:p>
              </table:table-cell>
              <table:table-cell office:value-type="float" office:value="0.587274">
                <text:p>0.587274</text:p>
              </table:table-cell>
              <table:table-cell office:value-type="float" office:value="0.660072">
                <text:p>0.660072</text:p>
              </table:table-cell>
              <table:table-cell office:value-type="float" office:value="0.754463">
                <text:p>0.754463</text:p>
              </table:table-cell>
              <table:table-cell office:value-type="float" office:value="0.0155609">
                <text:p>0.015560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527262">
                <text:p>0.527262</text:p>
              </table:table-cell>
              <table:table-cell office:value-type="float" office:value="0.593426">
                <text:p>0.593426</text:p>
              </table:table-cell>
              <table:table-cell office:value-type="float" office:value="0.657419">
                <text:p>0.657419</text:p>
              </table:table-cell>
              <table:table-cell office:value-type="float" office:value="0.757901">
                <text:p>0.757901</text:p>
              </table:table-cell>
              <table:table-cell office:value-type="float" office:value="0.0154403">
                <text:p>0.015440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52408">
                <text:p>0.52408</text:p>
              </table:table-cell>
              <table:table-cell office:value-type="float" office:value="0.590465">
                <text:p>0.590465</text:p>
              </table:table-cell>
              <table:table-cell office:value-type="float" office:value="0.654375">
                <text:p>0.654375</text:p>
              </table:table-cell>
              <table:table-cell office:value-type="float" office:value="0.759203">
                <text:p>0.759203</text:p>
              </table:table-cell>
              <table:table-cell office:value-type="float" office:value="0.0142426">
                <text:p>0.014242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520627">
                <text:p>0.520627</text:p>
              </table:table-cell>
              <table:table-cell office:value-type="float" office:value="0.587093">
                <text:p>0.587093</text:p>
              </table:table-cell>
              <table:table-cell office:value-type="float" office:value="0.663691">
                <text:p>0.663691</text:p>
              </table:table-cell>
              <table:table-cell office:value-type="float" office:value="0.754885">
                <text:p>0.754885</text:p>
              </table:table-cell>
              <table:table-cell office:value-type="float" office:value="0.0146562">
                <text:p>0.014656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526735">
                <text:p>0.526735</text:p>
              </table:table-cell>
              <table:table-cell office:value-type="float" office:value="0.588835">
                <text:p>0.588835</text:p>
              </table:table-cell>
              <table:table-cell office:value-type="float" office:value="0.664635">
                <text:p>0.664635</text:p>
              </table:table-cell>
              <table:table-cell office:value-type="float" office:value="0.755703">
                <text:p>0.755703</text:p>
              </table:table-cell>
              <table:table-cell office:value-type="float" office:value="0.0158117">
                <text:p>0.015811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525211">
                <text:p>0.525211</text:p>
              </table:table-cell>
              <table:table-cell office:value-type="float" office:value="0.598552">
                <text:p>0.598552</text:p>
              </table:table-cell>
              <table:table-cell office:value-type="float" office:value="0.667913">
                <text:p>0.667913</text:p>
              </table:table-cell>
              <table:table-cell office:value-type="float" office:value="0.759288">
                <text:p>0.759288</text:p>
              </table:table-cell>
              <table:table-cell office:value-type="float" office:value="0.0155006">
                <text:p>0.015500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527081">
                <text:p>0.527081</text:p>
              </table:table-cell>
              <table:table-cell office:value-type="float" office:value="0.598613">
                <text:p>0.598613</text:p>
              </table:table-cell>
              <table:table-cell office:value-type="float" office:value="0.670205">
                <text:p>0.670205</text:p>
              </table:table-cell>
              <table:table-cell office:value-type="float" office:value="0.762726">
                <text:p>0.762726</text:p>
              </table:table-cell>
              <table:table-cell office:value-type="float" office:value="0.0150784">
                <text:p>0.015078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519734">
                <text:p>0.519734</text:p>
              </table:table-cell>
              <table:table-cell office:value-type="float" office:value="0.598069">
                <text:p>0.598069</text:p>
              </table:table-cell>
              <table:table-cell office:value-type="float" office:value="0.668678">
                <text:p>0.668678</text:p>
              </table:table-cell>
              <table:table-cell office:value-type="float" office:value="0.764092">
                <text:p>0.764092</text:p>
              </table:table-cell>
              <table:table-cell office:value-type="float" office:value="0.0161738">
                <text:p>0.016173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530338">
                <text:p>0.530338</text:p>
              </table:table-cell>
              <table:table-cell office:value-type="float" office:value="0.593426">
                <text:p>0.593426</text:p>
              </table:table-cell>
              <table:table-cell office:value-type="float" office:value="0.67316">
                <text:p>0.67316</text:p>
              </table:table-cell>
              <table:table-cell office:value-type="float" office:value="0.75953">
                <text:p>0.75953</text:p>
              </table:table-cell>
              <table:table-cell office:value-type="float" office:value="0.0268396">
                <text:p>0.026839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526735">
                <text:p>0.526735</text:p>
              </table:table-cell>
              <table:table-cell office:value-type="float" office:value="0.594327">
                <text:p>0.594327</text:p>
              </table:table-cell>
              <table:table-cell office:value-type="float" office:value="0.6758">
                <text:p>0.6758</text:p>
              </table:table-cell>
              <table:table-cell office:value-type="float" office:value="0.76548">
                <text:p>0.76548</text:p>
              </table:table-cell>
              <table:table-cell office:value-type="float" office:value="0.0508147">
                <text:p>0.050814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525694">
                <text:p>0.525694</text:p>
              </table:table-cell>
              <table:table-cell office:value-type="float" office:value="0.597105">
                <text:p>0.597105</text:p>
              </table:table-cell>
              <table:table-cell office:value-type="float" office:value="0.677262">
                <text:p>0.677262</text:p>
              </table:table-cell>
              <table:table-cell office:value-type="float" office:value="0.765742">
                <text:p>0.765742</text:p>
              </table:table-cell>
              <table:table-cell office:value-type="float" office:value="0.0679735">
                <text:p>0.067973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5307">
                <text:p>0.5307</text:p>
              </table:table-cell>
              <table:table-cell office:value-type="float" office:value="0.598311">
                <text:p>0.598311</text:p>
              </table:table-cell>
              <table:table-cell office:value-type="float" office:value="0.678589">
                <text:p>0.678589</text:p>
              </table:table-cell>
              <table:table-cell office:value-type="float" office:value="0.771653">
                <text:p>0.771653</text:p>
              </table:table-cell>
              <table:table-cell office:value-type="float" office:value="0.0808806">
                <text:p>0.0808806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533011">
                <text:p>0.533011</text:p>
              </table:table-cell>
              <table:table-cell office:value-type="float" office:value="0.601207">
                <text:p>0.601207</text:p>
              </table:table-cell>
              <table:table-cell office:value-type="float" office:value="0.679541">
                <text:p>0.679541</text:p>
              </table:table-cell>
              <table:table-cell office:value-type="float" office:value="0.76717">
                <text:p>0.76717</text:p>
              </table:table-cell>
              <table:table-cell office:value-type="float" office:value="0.0889559">
                <text:p>0.088955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532931">
                <text:p>0.532931</text:p>
              </table:table-cell>
              <table:table-cell office:value-type="float" office:value="0.60006">
                <text:p>0.60006</text:p>
              </table:table-cell>
              <table:table-cell office:value-type="float" office:value="0.675513">
                <text:p>0.675513</text:p>
              </table:table-cell>
              <table:table-cell office:value-type="float" office:value="0.770507">
                <text:p>0.770507</text:p>
              </table:table-cell>
              <table:table-cell office:value-type="float" office:value="0.0980097">
                <text:p>0.098009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533736">
                <text:p>0.533736</text:p>
              </table:table-cell>
              <table:table-cell office:value-type="float" office:value="0.603199">
                <text:p>0.603199</text:p>
              </table:table-cell>
              <table:table-cell office:value-type="float" office:value="0.68787">
                <text:p>0.68787</text:p>
              </table:table-cell>
              <table:table-cell office:value-type="float" office:value="0.771153">
                <text:p>0.771153</text:p>
              </table:table-cell>
              <table:table-cell office:value-type="float" office:value="0.107483">
                <text:p>0.10748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533595">
                <text:p>0.533595</text:p>
              </table:table-cell>
              <table:table-cell office:value-type="float" office:value="0.60573">
                <text:p>0.60573</text:p>
              </table:table-cell>
              <table:table-cell office:value-type="float" office:value="0.691194">
                <text:p>0.691194</text:p>
              </table:table-cell>
              <table:table-cell office:value-type="float" office:value="0.767793">
                <text:p>0.767793</text:p>
              </table:table-cell>
              <table:table-cell office:value-type="float" office:value="0.114234">
                <text:p>0.11423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529735">
                <text:p>0.529735</text:p>
              </table:table-cell>
              <table:table-cell office:value-type="float" office:value="0.607057">
                <text:p>0.607057</text:p>
              </table:table-cell>
              <table:table-cell office:value-type="float" office:value="0.690591">
                <text:p>0.690591</text:p>
              </table:table-cell>
              <table:table-cell office:value-type="float" office:value="0.777021">
                <text:p>0.777021</text:p>
              </table:table-cell>
              <table:table-cell office:value-type="float" office:value="0.118396">
                <text:p>0.11839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537477">
                <text:p>0.537477</text:p>
              </table:table-cell>
              <table:table-cell office:value-type="float" office:value="0.609596">
                <text:p>0.609596</text:p>
              </table:table-cell>
              <table:table-cell office:value-type="float" office:value="0.688473">
                <text:p>0.688473</text:p>
              </table:table-cell>
              <table:table-cell office:value-type="float" office:value="0.77417">
                <text:p>0.77417</text:p>
              </table:table-cell>
              <table:table-cell office:value-type="float" office:value="0.127821">
                <text:p>0.12782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530579">
                <text:p>0.530579</text:p>
              </table:table-cell>
              <table:table-cell office:value-type="float" office:value="0.612847">
                <text:p>0.612847</text:p>
              </table:table-cell>
              <table:table-cell office:value-type="float" office:value="0.692943">
                <text:p>0.692943</text:p>
              </table:table-cell>
              <table:table-cell office:value-type="float" office:value="0.776357">
                <text:p>0.776357</text:p>
              </table:table-cell>
              <table:table-cell office:value-type="float" office:value="0.139928">
                <text:p>0.13992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3283">
                <text:p>0.53283</text:p>
              </table:table-cell>
              <table:table-cell office:value-type="float" office:value="0.609897">
                <text:p>0.609897</text:p>
              </table:table-cell>
              <table:table-cell office:value-type="float" office:value="0.692698">
                <text:p>0.692698</text:p>
              </table:table-cell>
              <table:table-cell office:value-type="float" office:value="0.777731">
                <text:p>0.777731</text:p>
              </table:table-cell>
              <table:table-cell office:value-type="float" office:value="0.153953">
                <text:p>0.15395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53269">
                <text:p>0.53269</text:p>
              </table:table-cell>
              <table:table-cell office:value-type="float" office:value="0.602654">
                <text:p>0.602654</text:p>
              </table:table-cell>
              <table:table-cell office:value-type="float" office:value="0.695175">
                <text:p>0.695175</text:p>
              </table:table-cell>
              <table:table-cell office:value-type="float" office:value="0.775332">
                <text:p>0.775332</text:p>
              </table:table-cell>
              <table:table-cell office:value-type="float" office:value="0.163571">
                <text:p>0.16357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537033">
                <text:p>0.537033</text:p>
              </table:table-cell>
              <table:table-cell office:value-type="float" office:value="0.612425">
                <text:p>0.612425</text:p>
              </table:table-cell>
              <table:table-cell office:value-type="float" office:value="0.693546">
                <text:p>0.693546</text:p>
              </table:table-cell>
              <table:table-cell office:value-type="float" office:value="0.775211">
                <text:p>0.775211</text:p>
              </table:table-cell>
              <table:table-cell office:value-type="float" office:value="0.176176">
                <text:p>0.17617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534218">
                <text:p>0.534218</text:p>
              </table:table-cell>
              <table:table-cell office:value-type="float" office:value="0.609596">
                <text:p>0.609596</text:p>
              </table:table-cell>
              <table:table-cell office:value-type="float" office:value="0.692577">
                <text:p>0.692577</text:p>
              </table:table-cell>
              <table:table-cell office:value-type="float" office:value="0.778395">
                <text:p>0.778395</text:p>
              </table:table-cell>
              <table:table-cell office:value-type="float" office:value="0.180507">
                <text:p>0.18050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536852">
                <text:p>0.536852</text:p>
              </table:table-cell>
              <table:table-cell office:value-type="float" office:value="0.60971">
                <text:p>0.60971</text:p>
              </table:table-cell>
              <table:table-cell office:value-type="float" office:value="0.698311">
                <text:p>0.698311</text:p>
              </table:table-cell>
              <table:table-cell office:value-type="float" office:value="0.785103">
                <text:p>0.785103</text:p>
              </table:table-cell>
              <table:table-cell office:value-type="float" office:value="0.187696">
                <text:p>0.18769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537115">
                <text:p>0.537115</text:p>
              </table:table-cell>
              <table:table-cell office:value-type="float" office:value="0.607664">
                <text:p>0.607664</text:p>
              </table:table-cell>
              <table:table-cell office:value-type="float" office:value="0.698672">
                <text:p>0.698672</text:p>
              </table:table-cell>
              <table:table-cell office:value-type="float" office:value="0.780447">
                <text:p>0.780447</text:p>
              </table:table-cell>
              <table:table-cell office:value-type="float" office:value="0.18799">
                <text:p>0.18799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534318">
                <text:p>0.534318</text:p>
              </table:table-cell>
              <table:table-cell office:value-type="float" office:value="0.613571">
                <text:p>0.613571</text:p>
              </table:table-cell>
              <table:table-cell office:value-type="float" office:value="0.700422">
                <text:p>0.700422</text:p>
              </table:table-cell>
              <table:table-cell office:value-type="float" office:value="0.787515">
                <text:p>0.787515</text:p>
              </table:table-cell>
              <table:table-cell office:value-type="float" office:value="0.197165">
                <text:p>0.19716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533776">
                <text:p>0.533776</text:p>
              </table:table-cell>
              <table:table-cell office:value-type="float" office:value="0.615742">
                <text:p>0.615742</text:p>
              </table:table-cell>
              <table:table-cell office:value-type="float" office:value="0.702232">
                <text:p>0.702232</text:p>
              </table:table-cell>
              <table:table-cell office:value-type="float" office:value="0.788058">
                <text:p>0.788058</text:p>
              </table:table-cell>
              <table:table-cell office:value-type="float" office:value="0.200905">
                <text:p>0.20090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535003">
                <text:p>0.535003</text:p>
              </table:table-cell>
              <table:table-cell office:value-type="float" office:value="0.615993">
                <text:p>0.615993</text:p>
              </table:table-cell>
              <table:table-cell office:value-type="float" office:value="0.709837">
                <text:p>0.709837</text:p>
              </table:table-cell>
              <table:table-cell office:value-type="float" office:value="0.787568">
                <text:p>0.787568</text:p>
              </table:table-cell>
              <table:table-cell office:value-type="float" office:value="0.205069">
                <text:p>0.205069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541074">
                <text:p>0.541074</text:p>
              </table:table-cell>
              <table:table-cell office:value-type="float" office:value="0.609952">
                <text:p>0.609952</text:p>
              </table:table-cell>
              <table:table-cell office:value-type="float" office:value="0.70573">
                <text:p>0.70573</text:p>
              </table:table-cell>
              <table:table-cell office:value-type="float" office:value="0.788239">
                <text:p>0.788239</text:p>
              </table:table-cell>
              <table:table-cell office:value-type="float" office:value="0.206212">
                <text:p>0.20621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537055">
                <text:p>0.537055</text:p>
              </table:table-cell>
              <table:table-cell office:value-type="float" office:value="0.614725">
                <text:p>0.614725</text:p>
              </table:table-cell>
              <table:table-cell office:value-type="float" office:value="0.706639">
                <text:p>0.706639</text:p>
              </table:table-cell>
              <table:table-cell office:value-type="float" office:value="0.785878">
                <text:p>0.785878</text:p>
              </table:table-cell>
              <table:table-cell office:value-type="float" office:value="0.214725">
                <text:p>0.214725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535947">
                <text:p>0.535947</text:p>
              </table:table-cell>
              <table:table-cell office:value-type="float" office:value="0.615139">
                <text:p>0.615139</text:p>
              </table:table-cell>
              <table:table-cell office:value-type="float" office:value="0.709409">
                <text:p>0.709409</text:p>
              </table:table-cell>
              <table:table-cell office:value-type="float" office:value="0.786007">
                <text:p>0.786007</text:p>
              </table:table-cell>
              <table:table-cell office:value-type="float" office:value="0.218818">
                <text:p>0.21881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533776">
                <text:p>0.533776</text:p>
              </table:table-cell>
              <table:table-cell office:value-type="float" office:value="0.616767">
                <text:p>0.616767</text:p>
              </table:table-cell>
              <table:table-cell office:value-type="float" office:value="0.712847">
                <text:p>0.712847</text:p>
              </table:table-cell>
              <table:table-cell office:value-type="float" office:value="0.788661">
                <text:p>0.788661</text:p>
              </table:table-cell>
              <table:table-cell office:value-type="float" office:value="0.218758">
                <text:p>0.218758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5414">
                <text:p>0.5414</text:p>
              </table:table-cell>
              <table:table-cell office:value-type="float" office:value="0.61201">
                <text:p>0.61201</text:p>
              </table:table-cell>
              <table:table-cell office:value-type="float" office:value="0.709777">
                <text:p>0.709777</text:p>
              </table:table-cell>
              <table:table-cell office:value-type="float" office:value="0.79137">
                <text:p>0.79137</text:p>
              </table:table-cell>
              <table:table-cell office:value-type="float" office:value="0.228847">
                <text:p>0.22884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542099">
                <text:p>0.542099</text:p>
              </table:table-cell>
              <table:table-cell office:value-type="float" office:value="0.615139">
                <text:p>0.615139</text:p>
              </table:table-cell>
              <table:table-cell office:value-type="float" office:value="0.704885">
                <text:p>0.704885</text:p>
              </table:table-cell>
              <table:table-cell office:value-type="float" office:value="0.789566">
                <text:p>0.789566</text:p>
              </table:table-cell>
              <table:table-cell office:value-type="float" office:value="0.225754">
                <text:p>0.22575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538684">
                <text:p>0.538684</text:p>
              </table:table-cell>
              <table:table-cell office:value-type="float" office:value="0.614665">
                <text:p>0.614665</text:p>
              </table:table-cell>
              <table:table-cell office:value-type="float" office:value="0.708268">
                <text:p>0.708268</text:p>
              </table:table-cell>
              <table:table-cell office:value-type="float" office:value="0.794629">
                <text:p>0.794629</text:p>
              </table:table-cell>
              <table:table-cell office:value-type="float" office:value="0.239891">
                <text:p>0.239891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542762">
                <text:p>0.542762</text:p>
              </table:table-cell>
              <table:table-cell office:value-type="float" office:value="0.615199">
                <text:p>0.615199</text:p>
              </table:table-cell>
              <table:table-cell office:value-type="float" office:value="0.713148">
                <text:p>0.713148</text:p>
              </table:table-cell>
              <table:table-cell office:value-type="float" office:value="0.792702">
                <text:p>0.79270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541315">
                <text:p>0.541315</text:p>
              </table:table-cell>
              <table:table-cell office:value-type="float" office:value="0.619723">
                <text:p>0.619723</text:p>
              </table:table-cell>
              <table:table-cell office:value-type="float" office:value="0.713691">
                <text:p>0.713691</text:p>
              </table:table-cell>
              <table:table-cell office:value-type="float" office:value="0.790893">
                <text:p>0.790893</text:p>
              </table:table-cell>
              <table:table-cell office:value-type="float" office:value="0.258866">
                <text:p>0.258866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539228">
                <text:p>0.539228</text:p>
              </table:table-cell>
              <table:table-cell office:value-type="float" office:value="0.619855">
                <text:p>0.619855</text:p>
              </table:table-cell>
              <table:table-cell office:value-type="float" office:value="0.714725">
                <text:p>0.714725</text:p>
              </table:table-cell>
              <table:table-cell office:value-type="float" office:value="0.793663">
                <text:p>0.793663</text:p>
              </table:table-cell>
              <table:table-cell office:value-type="float" office:value="0.2586">
                <text:p>0.258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539747">
                <text:p>0.539747</text:p>
              </table:table-cell>
              <table:table-cell office:value-type="float" office:value="0.616948">
                <text:p>0.616948</text:p>
              </table:table-cell>
              <table:table-cell office:value-type="float" office:value="0.709469">
                <text:p>0.709469</text:p>
              </table:table-cell>
              <table:table-cell office:value-type="float" office:value="0.798492">
                <text:p>0.798492</text:p>
              </table:table-cell>
              <table:table-cell office:value-type="float" office:value="0.270567">
                <text:p>0.27056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540917">
                <text:p>0.540917</text:p>
              </table:table-cell>
              <table:table-cell office:value-type="float" office:value="0.618407">
                <text:p>0.618407</text:p>
              </table:table-cell>
              <table:table-cell office:value-type="float" office:value="0.714544">
                <text:p>0.714544</text:p>
              </table:table-cell>
              <table:table-cell office:value-type="float" office:value="0.79318">
                <text:p>0.79318</text:p>
              </table:table-cell>
              <table:table-cell office:value-type="float" office:value="0.266566">
                <text:p>0.26656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543607">
                <text:p>0.543607</text:p>
              </table:table-cell>
              <table:table-cell office:value-type="float" office:value="0.625875">
                <text:p>0.625875</text:p>
              </table:table-cell>
              <table:table-cell office:value-type="float" office:value="0.718758">
                <text:p>0.718758</text:p>
              </table:table-cell>
              <table:table-cell office:value-type="float" office:value="0.800905">
                <text:p>0.800905</text:p>
              </table:table-cell>
              <table:table-cell office:value-type="float" office:value="0.273402">
                <text:p>0.27340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548552">
                <text:p>0.548552</text:p>
              </table:table-cell>
              <table:table-cell office:value-type="float" office:value="0.616466">
                <text:p>0.616466</text:p>
              </table:table-cell>
              <table:table-cell office:value-type="float" office:value="0.722316">
                <text:p>0.722316</text:p>
              </table:table-cell>
              <table:table-cell office:value-type="float" office:value="0.797708">
                <text:p>0.797708</text:p>
              </table:table-cell>
              <table:table-cell office:value-type="float" office:value="0.272919">
                <text:p>0.272919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540676">
                <text:p>0.540676</text:p>
              </table:table-cell>
              <table:table-cell office:value-type="float" office:value="0.617743">
                <text:p>0.617743</text:p>
              </table:table-cell>
              <table:table-cell office:value-type="float" office:value="0.719976">
                <text:p>0.719976</text:p>
              </table:table-cell>
              <table:table-cell office:value-type="float" office:value="0.799819">
                <text:p>0.799819</text:p>
              </table:table-cell>
              <table:table-cell office:value-type="float" office:value="0.277127">
                <text:p>0.27712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542159">
                <text:p>0.542159</text:p>
              </table:table-cell>
              <table:table-cell office:value-type="float" office:value="0.618215">
                <text:p>0.618215</text:p>
              </table:table-cell>
              <table:table-cell office:value-type="float" office:value="0.722618">
                <text:p>0.722618</text:p>
              </table:table-cell>
              <table:table-cell office:value-type="float" office:value="0.794391">
                <text:p>0.794391</text:p>
              </table:table-cell>
              <table:table-cell office:value-type="float" office:value="0.282811">
                <text:p>0.28281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540857">
                <text:p>0.540857</text:p>
              </table:table-cell>
              <table:table-cell office:value-type="float" office:value="0.613036">
                <text:p>0.613036</text:p>
              </table:table-cell>
              <table:table-cell office:value-type="float" office:value="0.715872">
                <text:p>0.715872</text:p>
              </table:table-cell>
              <table:table-cell office:value-type="float" office:value="0.797827">
                <text:p>0.797827</text:p>
              </table:table-cell>
              <table:table-cell office:value-type="float" office:value="0.28105">
                <text:p>0.2810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54807">
                <text:p>0.54807</text:p>
              </table:table-cell>
              <table:table-cell office:value-type="float" office:value="0.627141">
                <text:p>0.627141</text:p>
              </table:table-cell>
              <table:table-cell office:value-type="float" office:value="0.722919">
                <text:p>0.722919</text:p>
              </table:table-cell>
              <table:table-cell office:value-type="float" office:value="0.79994">
                <text:p>0.79994</text:p>
              </table:table-cell>
              <table:table-cell office:value-type="float" office:value="0.282147">
                <text:p>0.282147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54421">
                <text:p>0.54421</text:p>
              </table:table-cell>
              <table:table-cell office:value-type="float" office:value="0.627744">
                <text:p>0.627744</text:p>
              </table:table-cell>
              <table:table-cell office:value-type="float" office:value="0.725754">
                <text:p>0.725754</text:p>
              </table:table-cell>
              <table:table-cell office:value-type="float" office:value="0.804041">
                <text:p>0.804041</text:p>
              </table:table-cell>
              <table:table-cell office:value-type="float" office:value="0.2924">
                <text:p>0.292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43814">
                <text:p>0.543814</text:p>
              </table:table-cell>
              <table:table-cell office:value-type="float" office:value="0.621907">
                <text:p>0.621907</text:p>
              </table:table-cell>
              <table:table-cell office:value-type="float" office:value="0.718286">
                <text:p>0.718286</text:p>
              </table:table-cell>
              <table:table-cell office:value-type="float" office:value="0.800845">
                <text:p>0.800845</text:p>
              </table:table-cell>
              <table:table-cell office:value-type="float" office:value="0.302897">
                <text:p>0.302897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542159">
                <text:p>0.542159</text:p>
              </table:table-cell>
              <table:table-cell office:value-type="float" office:value="0.623643">
                <text:p>0.623643</text:p>
              </table:table-cell>
              <table:table-cell office:value-type="float" office:value="0.721653">
                <text:p>0.721653</text:p>
              </table:table-cell>
              <table:table-cell office:value-type="float" office:value="0.799276">
                <text:p>0.799276</text:p>
              </table:table-cell>
              <table:table-cell office:value-type="float" office:value="0.30199">
                <text:p>0.3019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544418">
                <text:p>0.544418</text:p>
              </table:table-cell>
              <table:table-cell office:value-type="float" office:value="0.627942">
                <text:p>0.627942</text:p>
              </table:table-cell>
              <table:table-cell office:value-type="float" office:value="0.732287">
                <text:p>0.732287</text:p>
              </table:table-cell>
              <table:table-cell office:value-type="float" office:value="0.8035">
                <text:p>0.8035</text:p>
              </table:table-cell>
              <table:table-cell office:value-type="float" office:value="0.306276">
                <text:p>0.306276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552593">
                <text:p>0.552593</text:p>
              </table:table-cell>
              <table:table-cell office:value-type="float" office:value="0.630036">
                <text:p>0.630036</text:p>
              </table:table-cell>
              <table:table-cell office:value-type="float" office:value="0.729131">
                <text:p>0.729131</text:p>
              </table:table-cell>
              <table:table-cell office:value-type="float" office:value="0.802292">
                <text:p>0.802292</text:p>
              </table:table-cell>
              <table:table-cell office:value-type="float" office:value="0.310434">
                <text:p>0.310434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542099">
                <text:p>0.542099</text:p>
              </table:table-cell>
              <table:table-cell office:value-type="float" office:value="0.628347">
                <text:p>0.628347</text:p>
              </table:table-cell>
              <table:table-cell office:value-type="float" office:value="0.73076">
                <text:p>0.73076</text:p>
              </table:table-cell>
              <table:table-cell office:value-type="float" office:value="0.806152">
                <text:p>0.806152</text:p>
              </table:table-cell>
              <table:table-cell office:value-type="float" office:value="0.316767">
                <text:p>0.316767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550272">
                <text:p>0.550272</text:p>
              </table:table-cell>
              <table:table-cell office:value-type="float" office:value="0.630054">
                <text:p>0.630054</text:p>
              </table:table-cell>
              <table:table-cell office:value-type="float" office:value="0.725468">
                <text:p>0.725468</text:p>
              </table:table-cell>
              <table:table-cell office:value-type="float" office:value="0.80688">
                <text:p>0.80688</text:p>
              </table:table-cell>
              <table:table-cell office:value-type="float" office:value="0.316174">
                <text:p>0.316174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542762">
                <text:p>0.542762</text:p>
              </table:table-cell>
              <table:table-cell office:value-type="float" office:value="0.630881">
                <text:p>0.630881</text:p>
              </table:table-cell>
              <table:table-cell office:value-type="float" office:value="0.728468">
                <text:p>0.728468</text:p>
              </table:table-cell>
              <table:table-cell office:value-type="float" office:value="0.80187">
                <text:p>0.80187</text:p>
              </table:table-cell>
              <table:table-cell office:value-type="float" office:value="0.319783">
                <text:p>0.31978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55003">
                <text:p>0.55003</text:p>
              </table:table-cell>
              <table:table-cell office:value-type="float" office:value="0.624683">
                <text:p>0.624683</text:p>
              </table:table-cell>
              <table:table-cell office:value-type="float" office:value="0.730115">
                <text:p>0.730115</text:p>
              </table:table-cell>
              <table:table-cell office:value-type="float" office:value="0.805794">
                <text:p>0.805794</text:p>
              </table:table-cell>
              <table:table-cell office:value-type="float" office:value="0.323235">
                <text:p>0.323235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547467">
                <text:p>0.547467</text:p>
              </table:table-cell>
              <table:table-cell office:value-type="float" office:value="0.631604">
                <text:p>0.631604</text:p>
              </table:table-cell>
              <table:table-cell office:value-type="float" office:value="0.732811">
                <text:p>0.732811</text:p>
              </table:table-cell>
              <table:table-cell office:value-type="float" office:value="0.804162">
                <text:p>0.804162</text:p>
              </table:table-cell>
              <table:table-cell office:value-type="float" office:value="0.326055">
                <text:p>0.326055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548251">
                <text:p>0.548251</text:p>
              </table:table-cell>
              <table:table-cell office:value-type="float" office:value="0.631665">
                <text:p>0.631665</text:p>
              </table:table-cell>
              <table:table-cell office:value-type="float" office:value="0.731001">
                <text:p>0.731001</text:p>
              </table:table-cell>
              <table:table-cell office:value-type="float" office:value="0.808203">
                <text:p>0.808203</text:p>
              </table:table-cell>
              <table:table-cell office:value-type="float" office:value="0.331484">
                <text:p>0.331484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553349">
                <text:p>0.553349</text:p>
              </table:table-cell>
              <table:table-cell office:value-type="float" office:value="0.624381">
                <text:p>0.624381</text:p>
              </table:table-cell>
              <table:table-cell office:value-type="float" office:value="0.73096">
                <text:p>0.73096</text:p>
              </table:table-cell>
              <table:table-cell office:value-type="float" office:value="0.811165">
                <text:p>0.811165</text:p>
              </table:table-cell>
              <table:table-cell office:value-type="float" office:value="0.330597">
                <text:p>0.330597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538179">
                <text:p>0.538179</text:p>
              </table:table-cell>
              <table:table-cell office:value-type="float" office:value="0.627141">
                <text:p>0.627141</text:p>
              </table:table-cell>
              <table:table-cell office:value-type="float" office:value="0.731423">
                <text:p>0.731423</text:p>
              </table:table-cell>
              <table:table-cell office:value-type="float" office:value="0.813088">
                <text:p>0.813088</text:p>
              </table:table-cell>
              <table:table-cell office:value-type="float" office:value="0.332449">
                <text:p>0.33244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54653">
                <text:p>0.54653</text:p>
              </table:table-cell>
              <table:table-cell office:value-type="float" office:value="0.630658">
                <text:p>0.630658</text:p>
              </table:table-cell>
              <table:table-cell office:value-type="float" office:value="0.731141">
                <text:p>0.731141</text:p>
              </table:table-cell>
              <table:table-cell office:value-type="float" office:value="0.808328">
                <text:p>0.808328</text:p>
              </table:table-cell>
              <table:table-cell office:value-type="float" office:value="0.334762">
                <text:p>0.334762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550483">
                <text:p>0.550483</text:p>
              </table:table-cell>
              <table:table-cell office:value-type="float" office:value="0.630398">
                <text:p>0.630398</text:p>
              </table:table-cell>
              <table:table-cell office:value-type="float" office:value="0.732509">
                <text:p>0.732509</text:p>
              </table:table-cell>
              <table:table-cell office:value-type="float" office:value="0.806574">
                <text:p>0.806574</text:p>
              </table:table-cell>
              <table:table-cell office:value-type="float" office:value="0.341677">
                <text:p>0.341677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550603">
                <text:p>0.550603</text:p>
              </table:table-cell>
              <table:table-cell office:value-type="float" office:value="0.633836">
                <text:p>0.633836</text:p>
              </table:table-cell>
              <table:table-cell office:value-type="float" office:value="0.731966">
                <text:p>0.731966</text:p>
              </table:table-cell>
              <table:table-cell office:value-type="float" office:value="0.80766">
                <text:p>0.80766</text:p>
              </table:table-cell>
              <table:table-cell office:value-type="float" office:value="0.346984">
                <text:p>0.346984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548159">
                <text:p>0.548159</text:p>
              </table:table-cell>
              <table:table-cell office:value-type="float" office:value="0.632046">
                <text:p>0.632046</text:p>
              </table:table-cell>
              <table:table-cell office:value-type="float" office:value="0.735788">
                <text:p>0.735788</text:p>
              </table:table-cell>
              <table:table-cell office:value-type="float" office:value="0.815751">
                <text:p>0.815751</text:p>
              </table:table-cell>
              <table:table-cell office:value-type="float" office:value="0.35516">
                <text:p>0.3551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545054">
                <text:p>0.545054</text:p>
              </table:table-cell>
              <table:table-cell office:value-type="float" office:value="0.629192">
                <text:p>0.629192</text:p>
              </table:table-cell>
              <table:table-cell office:value-type="float" office:value="0.742099">
                <text:p>0.742099</text:p>
              </table:table-cell>
              <table:table-cell office:value-type="float" office:value="0.809168">
                <text:p>0.809168</text:p>
              </table:table-cell>
              <table:table-cell office:value-type="float" office:value="0.360495">
                <text:p>0.36049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553591">
                <text:p>0.553591</text:p>
              </table:table-cell>
              <table:table-cell office:value-type="float" office:value="0.628606">
                <text:p>0.628606</text:p>
              </table:table-cell>
              <table:table-cell office:value-type="float" office:value="0.733675">
                <text:p>0.733675</text:p>
              </table:table-cell>
              <table:table-cell office:value-type="float" office:value="0.809234">
                <text:p>0.809234</text:p>
              </table:table-cell>
              <table:table-cell office:value-type="float" office:value="0.363428">
                <text:p>0.363428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551206">
                <text:p>0.551206</text:p>
              </table:table-cell>
              <table:table-cell office:value-type="float" office:value="0.631604">
                <text:p>0.631604</text:p>
              </table:table-cell>
              <table:table-cell office:value-type="float" office:value="0.738963">
                <text:p>0.738963</text:p>
              </table:table-cell>
              <table:table-cell office:value-type="float" office:value="0.815139">
                <text:p>0.815139</text:p>
              </table:table-cell>
              <table:table-cell office:value-type="float" office:value="0.36538">
                <text:p>0.36538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552654">
                <text:p>0.552654</text:p>
              </table:table-cell>
              <table:table-cell office:value-type="float" office:value="0.634801">
                <text:p>0.634801</text:p>
              </table:table-cell>
              <table:table-cell office:value-type="float" office:value="0.737515">
                <text:p>0.737515</text:p>
              </table:table-cell>
              <table:table-cell office:value-type="float" office:value="0.816647">
                <text:p>0.816647</text:p>
              </table:table-cell>
              <table:table-cell office:value-type="float" office:value="0.368818">
                <text:p>0.36881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547133">
                <text:p>0.547133</text:p>
              </table:table-cell>
              <table:table-cell office:value-type="float" office:value="0.631986">
                <text:p>0.631986</text:p>
              </table:table-cell>
              <table:table-cell office:value-type="float" office:value="0.74134">
                <text:p>0.74134</text:p>
              </table:table-cell>
              <table:table-cell office:value-type="float" office:value="0.817139">
                <text:p>0.817139</text:p>
              </table:table-cell>
              <table:table-cell office:value-type="float" office:value="0.377127">
                <text:p>0.377127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552895">
                <text:p>0.552895</text:p>
              </table:table-cell>
              <table:table-cell office:value-type="float" office:value="0.636912">
                <text:p>0.636912</text:p>
              </table:table-cell>
              <table:table-cell office:value-type="float" office:value="0.740591">
                <text:p>0.740591</text:p>
              </table:table-cell>
              <table:table-cell office:value-type="float" office:value="0.816043">
                <text:p>0.816043</text:p>
              </table:table-cell>
              <table:table-cell office:value-type="float" office:value="0.378709">
                <text:p>0.37870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553289">
                <text:p>0.553289</text:p>
              </table:table-cell>
              <table:table-cell office:value-type="float" office:value="0.630416">
                <text:p>0.630416</text:p>
              </table:table-cell>
              <table:table-cell office:value-type="float" office:value="0.732891">
                <text:p>0.732891</text:p>
              </table:table-cell>
              <table:table-cell office:value-type="float" office:value="0.812191">
                <text:p>0.812191</text:p>
              </table:table-cell>
              <table:table-cell office:value-type="float" office:value="0.374955">
                <text:p>0.374955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554644">
                <text:p>0.554644</text:p>
              </table:table-cell>
              <table:table-cell office:value-type="float" office:value="0.63842">
                <text:p>0.63842</text:p>
              </table:table-cell>
              <table:table-cell office:value-type="float" office:value="0.741435">
                <text:p>0.741435</text:p>
              </table:table-cell>
              <table:table-cell office:value-type="float" office:value="0.815983">
                <text:p>0.815983</text:p>
              </table:table-cell>
              <table:table-cell office:value-type="float" office:value="0.385344">
                <text:p>0.385344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555489">
                <text:p>0.555489</text:p>
              </table:table-cell>
              <table:table-cell office:value-type="float" office:value="0.634439">
                <text:p>0.634439</text:p>
              </table:table-cell>
              <table:table-cell office:value-type="float" office:value="0.74228">
                <text:p>0.74228</text:p>
              </table:table-cell>
              <table:table-cell office:value-type="float" office:value="0.816707">
                <text:p>0.816707</text:p>
              </table:table-cell>
              <table:table-cell office:value-type="float" office:value="0.379554">
                <text:p>0.379554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546771">
                <text:p>0.546771</text:p>
              </table:table-cell>
              <table:table-cell office:value-type="float" office:value="0.631563">
                <text:p>0.631563</text:p>
              </table:table-cell>
              <table:table-cell office:value-type="float" office:value="0.744538">
                <text:p>0.744538</text:p>
              </table:table-cell>
              <table:table-cell office:value-type="float" office:value="0.816355">
                <text:p>0.816355</text:p>
              </table:table-cell>
              <table:table-cell office:value-type="float" office:value="0.385456">
                <text:p>0.385456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545115">
                <text:p>0.545115</text:p>
              </table:table-cell>
              <table:table-cell office:value-type="float" office:value="0.637214">
                <text:p>0.637214</text:p>
              </table:table-cell>
              <table:table-cell office:value-type="float" office:value="0.741255">
                <text:p>0.741255</text:p>
              </table:table-cell>
              <table:table-cell office:value-type="float" office:value="0.81924">
                <text:p>0.81924</text:p>
              </table:table-cell>
              <table:table-cell office:value-type="float" office:value="0.394451">
                <text:p>0.394451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555643">
                <text:p>0.555643</text:p>
              </table:table-cell>
              <table:table-cell office:value-type="float" office:value="0.632891">
                <text:p>0.632891</text:p>
              </table:table-cell>
              <table:table-cell office:value-type="float" office:value="0.742607">
                <text:p>0.742607</text:p>
              </table:table-cell>
              <table:table-cell office:value-type="float" office:value="0.815993">
                <text:p>0.815993</text:p>
              </table:table-cell>
              <table:table-cell office:value-type="float" office:value="0.39312">
                <text:p>0.3931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548613">
                <text:p>0.548613</text:p>
              </table:table-cell>
              <table:table-cell office:value-type="float" office:value="0.634801">
                <text:p>0.634801</text:p>
              </table:table-cell>
              <table:table-cell office:value-type="float" office:value="0.74228">
                <text:p>0.74228</text:p>
              </table:table-cell>
              <table:table-cell office:value-type="float" office:value="0.818516">
                <text:p>0.818516</text:p>
              </table:table-cell>
              <table:table-cell office:value-type="float" office:value="0.395356">
                <text:p>0.395356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559831">
                <text:p>0.559831</text:p>
              </table:table-cell>
              <table:table-cell office:value-type="float" office:value="0.636731">
                <text:p>0.636731</text:p>
              </table:table-cell>
              <table:table-cell office:value-type="float" office:value="0.74427">
                <text:p>0.74427</text:p>
              </table:table-cell>
              <table:table-cell office:value-type="float" office:value="0.820567">
                <text:p>0.820567</text:p>
              </table:table-cell>
              <table:table-cell office:value-type="float" office:value="0.397286">
                <text:p>0.397286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548944">
                <text:p>0.548944</text:p>
              </table:table-cell>
              <table:table-cell office:value-type="float" office:value="0.636632">
                <text:p>0.636632</text:p>
              </table:table-cell>
              <table:table-cell office:value-type="float" office:value="0.743392">
                <text:p>0.743392</text:p>
              </table:table-cell>
              <table:table-cell office:value-type="float" office:value="0.817924">
                <text:p>0.817924</text:p>
              </table:table-cell>
              <table:table-cell office:value-type="float" office:value="0.406639">
                <text:p>0.406639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55193">
                <text:p>0.55193</text:p>
              </table:table-cell>
              <table:table-cell office:value-type="float" office:value="0.637636">
                <text:p>0.637636</text:p>
              </table:table-cell>
              <table:table-cell office:value-type="float" office:value="0.740893">
                <text:p>0.740893</text:p>
              </table:table-cell>
              <table:table-cell office:value-type="float" office:value="0.818637">
                <text:p>0.818637</text:p>
              </table:table-cell>
              <table:table-cell office:value-type="float" office:value="0.410736">
                <text:p>0.41073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557514">
                <text:p>0.557514</text:p>
              </table:table-cell>
              <table:table-cell office:value-type="float" office:value="0.637598">
                <text:p>0.637598</text:p>
              </table:table-cell>
              <table:table-cell office:value-type="float" office:value="0.745504">
                <text:p>0.745504</text:p>
              </table:table-cell>
              <table:table-cell office:value-type="float" office:value="0.8207">
                <text:p>0.8207</text:p>
              </table:table-cell>
              <table:table-cell office:value-type="float" office:value="0.407182">
                <text:p>0.407182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557298">
                <text:p>0.557298</text:p>
              </table:table-cell>
              <table:table-cell office:value-type="float" office:value="0.636248">
                <text:p>0.636248</text:p>
              </table:table-cell>
              <table:table-cell office:value-type="float" office:value="0.745778">
                <text:p>0.745778</text:p>
              </table:table-cell>
              <table:table-cell office:value-type="float" office:value="0.819903">
                <text:p>0.819903</text:p>
              </table:table-cell>
              <table:table-cell office:value-type="float" office:value="0.415139">
                <text:p>0.41513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555609">
                <text:p>0.555609</text:p>
              </table:table-cell>
              <table:table-cell office:value-type="float" office:value="0.637515">
                <text:p>0.637515</text:p>
              </table:table-cell>
              <table:table-cell office:value-type="float" office:value="0.744994">
                <text:p>0.744994</text:p>
              </table:table-cell>
              <table:table-cell office:value-type="float" office:value="0.815139">
                <text:p>0.815139</text:p>
              </table:table-cell>
              <table:table-cell office:value-type="float" office:value="0.404463">
                <text:p>0.404463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555281">
                <text:p>0.555281</text:p>
              </table:table-cell>
              <table:table-cell office:value-type="float" office:value="0.636089">
                <text:p>0.636089</text:p>
              </table:table-cell>
              <table:table-cell office:value-type="float" office:value="0.74659">
                <text:p>0.74659</text:p>
              </table:table-cell>
              <table:table-cell office:value-type="float" office:value="0.821243">
                <text:p>0.821243</text:p>
              </table:table-cell>
              <table:table-cell office:value-type="float" office:value="0.414122">
                <text:p>0.414122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555428">
                <text:p>0.555428</text:p>
              </table:table-cell>
              <table:table-cell office:value-type="float" office:value="0.645597">
                <text:p>0.645597</text:p>
              </table:table-cell>
              <table:table-cell office:value-type="float" office:value="0.745959">
                <text:p>0.745959</text:p>
              </table:table-cell>
              <table:table-cell office:value-type="float" office:value="0.822799">
                <text:p>0.822799</text:p>
              </table:table-cell>
              <table:table-cell office:value-type="float" office:value="0.416707">
                <text:p>0.41670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551418">
                <text:p>0.551418</text:p>
              </table:table-cell>
              <table:table-cell office:value-type="float" office:value="0.635727">
                <text:p>0.635727</text:p>
              </table:table-cell>
              <table:table-cell office:value-type="float" office:value="0.74659">
                <text:p>0.74659</text:p>
              </table:table-cell>
              <table:table-cell office:value-type="float" office:value="0.824442">
                <text:p>0.824442</text:p>
              </table:table-cell>
              <table:table-cell office:value-type="float" office:value="0.420881">
                <text:p>0.420881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553257">
                <text:p>0.553257</text:p>
              </table:table-cell>
              <table:table-cell office:value-type="float" office:value="0.643727">
                <text:p>0.643727</text:p>
              </table:table-cell>
              <table:table-cell office:value-type="float" office:value="0.752654">
                <text:p>0.752654</text:p>
              </table:table-cell>
              <table:table-cell office:value-type="float" office:value="0.823221">
                <text:p>0.823221</text:p>
              </table:table-cell>
              <table:table-cell office:value-type="float" office:value="0.42117">
                <text:p>0.42117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557238">
                <text:p>0.557238</text:p>
              </table:table-cell>
              <table:table-cell office:value-type="float" office:value="0.641255">
                <text:p>0.641255</text:p>
              </table:table-cell>
              <table:table-cell office:value-type="float" office:value="0.75">
                <text:p>0.75</text:p>
              </table:table-cell>
              <table:table-cell office:value-type="float" office:value="0.824487">
                <text:p>0.824487</text:p>
              </table:table-cell>
              <table:table-cell office:value-type="float" office:value="0.428166">
                <text:p>0.428166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556427">
                <text:p>0.556427</text:p>
              </table:table-cell>
              <table:table-cell office:value-type="float" office:value="0.641642">
                <text:p>0.641642</text:p>
              </table:table-cell>
              <table:table-cell office:value-type="float" office:value="0.747616">
                <text:p>0.747616</text:p>
              </table:table-cell>
              <table:table-cell office:value-type="float" office:value="0.823778">
                <text:p>0.823778</text:p>
              </table:table-cell>
              <table:table-cell office:value-type="float" office:value="0.426252">
                <text:p>0.426252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558685">
                <text:p>0.558685</text:p>
              </table:table-cell>
              <table:table-cell office:value-type="float" office:value="0.635826">
                <text:p>0.635826</text:p>
              </table:table-cell>
              <table:table-cell office:value-type="float" office:value="0.749879">
                <text:p>0.749879</text:p>
              </table:table-cell>
              <table:table-cell office:value-type="float" office:value="0.822256">
                <text:p>0.822256</text:p>
              </table:table-cell>
              <table:table-cell office:value-type="float" office:value="0.425332">
                <text:p>0.42533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553048">
                <text:p>0.553048</text:p>
              </table:table-cell>
              <table:table-cell office:value-type="float" office:value="0.640012">
                <text:p>0.640012</text:p>
              </table:table-cell>
              <table:table-cell office:value-type="float" office:value="0.746409">
                <text:p>0.746409</text:p>
              </table:table-cell>
              <table:table-cell office:value-type="float" office:value="0.826916">
                <text:p>0.826916</text:p>
              </table:table-cell>
              <table:table-cell office:value-type="float" office:value="0.434762">
                <text:p>0.434762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557841">
                <text:p>0.557841</text:p>
              </table:table-cell>
              <table:table-cell office:value-type="float" office:value="0.641978">
                <text:p>0.641978</text:p>
              </table:table-cell>
              <table:table-cell office:value-type="float" office:value="0.749638">
                <text:p>0.749638</text:p>
              </table:table-cell>
              <table:table-cell office:value-type="float" office:value="0.821472">
                <text:p>0.821472</text:p>
              </table:table-cell>
              <table:table-cell office:value-type="float" office:value="0.429312">
                <text:p>0.429312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562545">
                <text:p>0.562545</text:p>
              </table:table-cell>
              <table:table-cell office:value-type="float" office:value="0.641556">
                <text:p>0.641556</text:p>
              </table:table-cell>
              <table:table-cell office:value-type="float" office:value="0.754282">
                <text:p>0.754282</text:p>
              </table:table-cell>
              <table:table-cell office:value-type="float" office:value="0.830519">
                <text:p>0.830519</text:p>
              </table:table-cell>
              <table:table-cell office:value-type="float" office:value="0.431906">
                <text:p>0.431906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557695">
                <text:p>0.557695</text:p>
              </table:table-cell>
              <table:table-cell office:value-type="float" office:value="0.642064">
                <text:p>0.642064</text:p>
              </table:table-cell>
              <table:table-cell office:value-type="float" office:value="0.749909">
                <text:p>0.749909</text:p>
              </table:table-cell>
              <table:table-cell office:value-type="float" office:value="0.823838">
                <text:p>0.823838</text:p>
              </table:table-cell>
              <table:table-cell office:value-type="float" office:value="0.434158">
                <text:p>0.434158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558263">
                <text:p>0.558263</text:p>
              </table:table-cell>
              <table:table-cell office:value-type="float" office:value="0.640591">
                <text:p>0.640591</text:p>
              </table:table-cell>
              <table:table-cell office:value-type="float" office:value="0.754765">
                <text:p>0.754765</text:p>
              </table:table-cell>
              <table:table-cell office:value-type="float" office:value="0.825814">
                <text:p>0.825814</text:p>
              </table:table-cell>
              <table:table-cell office:value-type="float" office:value="0.427925">
                <text:p>0.427925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554737">
                <text:p>0.554737</text:p>
              </table:table-cell>
              <table:table-cell office:value-type="float" office:value="0.636572">
                <text:p>0.636572</text:p>
              </table:table-cell>
              <table:table-cell office:value-type="float" office:value="0.753651">
                <text:p>0.753651</text:p>
              </table:table-cell>
              <table:table-cell office:value-type="float" office:value="0.830839">
                <text:p>0.830839</text:p>
              </table:table-cell>
              <table:table-cell office:value-type="float" office:value="0.440857">
                <text:p>0.440857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55199">
                <text:p>0.55199</text:p>
              </table:table-cell>
              <table:table-cell office:value-type="float" office:value="0.641797">
                <text:p>0.641797</text:p>
              </table:table-cell>
              <table:table-cell office:value-type="float" office:value="0.754885">
                <text:p>0.754885</text:p>
              </table:table-cell>
              <table:table-cell office:value-type="float" office:value="0.821291">
                <text:p>0.821291</text:p>
              </table:table-cell>
              <table:table-cell office:value-type="float" office:value="0.443305">
                <text:p>0.443305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560012">
                <text:p>0.560012</text:p>
              </table:table-cell>
              <table:table-cell office:value-type="float" office:value="0.64614">
                <text:p>0.64614</text:p>
              </table:table-cell>
              <table:table-cell office:value-type="float" office:value="0.752654">
                <text:p>0.752654</text:p>
              </table:table-cell>
              <table:table-cell office:value-type="float" office:value="0.830277">
                <text:p>0.830277</text:p>
              </table:table-cell>
              <table:table-cell office:value-type="float" office:value="0.441556">
                <text:p>0.441556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553832">
                <text:p>0.553832</text:p>
              </table:table-cell>
              <table:table-cell office:value-type="float" office:value="0.64315">
                <text:p>0.64315</text:p>
              </table:table-cell>
              <table:table-cell office:value-type="float" office:value="0.750815">
                <text:p>0.750815</text:p>
              </table:table-cell>
              <table:table-cell office:value-type="float" office:value="0.828365">
                <text:p>0.828365</text:p>
              </table:table-cell>
              <table:table-cell office:value-type="float" office:value="0.441159">
                <text:p>0.441159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559168">
                <text:p>0.559168</text:p>
              </table:table-cell>
              <table:table-cell office:value-type="float" office:value="0.645959">
                <text:p>0.645959</text:p>
              </table:table-cell>
              <table:table-cell office:value-type="float" office:value="0.752895">
                <text:p>0.752895</text:p>
              </table:table-cell>
              <table:table-cell office:value-type="float" office:value="0.825573">
                <text:p>0.825573</text:p>
              </table:table-cell>
              <table:table-cell office:value-type="float" office:value="0.442883">
                <text:p>0.44288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560591">
                <text:p>0.560591</text:p>
              </table:table-cell>
              <table:table-cell office:value-type="float" office:value="0.642969">
                <text:p>0.642969</text:p>
              </table:table-cell>
              <table:table-cell office:value-type="float" office:value="0.757996">
                <text:p>0.757996</text:p>
              </table:table-cell>
              <table:table-cell office:value-type="float" office:value="0.826373">
                <text:p>0.826373</text:p>
              </table:table-cell>
              <table:table-cell office:value-type="float" office:value="0.444478">
                <text:p>0.444478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558504">
                <text:p>0.558504</text:p>
              </table:table-cell>
              <table:table-cell office:value-type="float" office:value="0.646743">
                <text:p>0.646743</text:p>
              </table:table-cell>
              <table:table-cell office:value-type="float" office:value="0.75386">
                <text:p>0.75386</text:p>
              </table:table-cell>
              <table:table-cell office:value-type="float" office:value="0.830881">
                <text:p>0.830881</text:p>
              </table:table-cell>
              <table:table-cell office:value-type="float" office:value="0.442461">
                <text:p>0.442461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56339">
                <text:p>0.56339</text:p>
              </table:table-cell>
              <table:table-cell office:value-type="float" office:value="0.64427">
                <text:p>0.64427</text:p>
              </table:table-cell>
              <table:table-cell office:value-type="float" office:value="0.756695">
                <text:p>0.756695</text:p>
              </table:table-cell>
              <table:table-cell office:value-type="float" office:value="0.832449">
                <text:p>0.832449</text:p>
              </table:table-cell>
              <table:table-cell office:value-type="float" office:value="0.450663">
                <text:p>0.450663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563368">
                <text:p>0.563368</text:p>
              </table:table-cell>
              <table:table-cell office:value-type="float" office:value="0.642305">
                <text:p>0.642305</text:p>
              </table:table-cell>
              <table:table-cell office:value-type="float" office:value="0.748401">
                <text:p>0.748401</text:p>
              </table:table-cell>
              <table:table-cell office:value-type="float" office:value="0.83096">
                <text:p>0.83096</text:p>
              </table:table-cell>
              <table:table-cell office:value-type="float" office:value="0.450573">
                <text:p>0.450573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558565">
                <text:p>0.558565</text:p>
              </table:table-cell>
              <table:table-cell office:value-type="float" office:value="0.64234">
                <text:p>0.64234</text:p>
              </table:table-cell>
              <table:table-cell office:value-type="float" office:value="0.758987">
                <text:p>0.758987</text:p>
              </table:table-cell>
              <table:table-cell office:value-type="float" office:value="0.835645">
                <text:p>0.835645</text:p>
              </table:table-cell>
              <table:table-cell office:value-type="float" office:value="0.447105">
                <text:p>0.447105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557212">
                <text:p>0.557212</text:p>
              </table:table-cell>
              <table:table-cell office:value-type="float" office:value="0.640736">
                <text:p>0.640736</text:p>
              </table:table-cell>
              <table:table-cell office:value-type="float" office:value="0.761798">
                <text:p>0.761798</text:p>
              </table:table-cell>
              <table:table-cell office:value-type="float" office:value="0.834279">
                <text:p>0.834279</text:p>
              </table:table-cell>
              <table:table-cell office:value-type="float" office:value="0.445081">
                <text:p>0.445081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560495">
                <text:p>0.560495</text:p>
              </table:table-cell>
              <table:table-cell office:value-type="float" office:value="0.642581">
                <text:p>0.642581</text:p>
              </table:table-cell>
              <table:table-cell office:value-type="float" office:value="0.756092">
                <text:p>0.756092</text:p>
              </table:table-cell>
              <table:table-cell office:value-type="float" office:value="0.83275">
                <text:p>0.83275</text:p>
              </table:table-cell>
              <table:table-cell office:value-type="float" office:value="0.456755">
                <text:p>0.456755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559469">
                <text:p>0.559469</text:p>
              </table:table-cell>
              <table:table-cell office:value-type="float" office:value="0.651387">
                <text:p>0.651387</text:p>
              </table:table-cell>
              <table:table-cell office:value-type="float" office:value="0.758866">
                <text:p>0.758866</text:p>
              </table:table-cell>
              <table:table-cell office:value-type="float" office:value="0.829916">
                <text:p>0.829916</text:p>
              </table:table-cell>
              <table:table-cell office:value-type="float" office:value="0.452051">
                <text:p>0.452051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560833">
                <text:p>0.560833</text:p>
              </table:table-cell>
              <table:table-cell office:value-type="float" office:value="0.645021">
                <text:p>0.645021</text:p>
              </table:table-cell>
              <table:table-cell office:value-type="float" office:value="0.757333">
                <text:p>0.757333</text:p>
              </table:table-cell>
              <table:table-cell office:value-type="float" office:value="0.829209">
                <text:p>0.829209</text:p>
              </table:table-cell>
              <table:table-cell office:value-type="float" office:value="0.458721">
                <text:p>0.458721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566224">
                <text:p>0.566224</text:p>
              </table:table-cell>
              <table:table-cell office:value-type="float" office:value="0.64228">
                <text:p>0.64228</text:p>
              </table:table-cell>
              <table:table-cell office:value-type="float" office:value="0.75585">
                <text:p>0.75585</text:p>
              </table:table-cell>
              <table:table-cell office:value-type="float" office:value="0.83082">
                <text:p>0.83082</text:p>
              </table:table-cell>
              <table:table-cell office:value-type="float" office:value="0.449337">
                <text:p>0.44933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553953">
                <text:p>0.553953</text:p>
              </table:table-cell>
              <table:table-cell office:value-type="float" office:value="0.647978">
                <text:p>0.647978</text:p>
              </table:table-cell>
              <table:table-cell office:value-type="float" office:value="0.76204">
                <text:p>0.76204</text:p>
              </table:table-cell>
              <table:table-cell office:value-type="float" office:value="0.828425">
                <text:p>0.828425</text:p>
              </table:table-cell>
              <table:table-cell office:value-type="float" office:value="0.454858">
                <text:p>0.454858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559349">
                <text:p>0.559349</text:p>
              </table:table-cell>
              <table:table-cell office:value-type="float" office:value="0.649156">
                <text:p>0.649156</text:p>
              </table:table-cell>
              <table:table-cell office:value-type="float" office:value="0.752774">
                <text:p>0.752774</text:p>
              </table:table-cell>
              <table:table-cell office:value-type="float" office:value="0.832027">
                <text:p>0.832027</text:p>
              </table:table-cell>
              <table:table-cell office:value-type="float" office:value="0.458082">
                <text:p>0.458082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562244">
                <text:p>0.562244</text:p>
              </table:table-cell>
              <table:table-cell office:value-type="float" office:value="0.639083">
                <text:p>0.639083</text:p>
              </table:table-cell>
              <table:table-cell office:value-type="float" office:value="0.760495">
                <text:p>0.760495</text:p>
              </table:table-cell>
              <table:table-cell office:value-type="float" office:value="0.835042">
                <text:p>0.835042</text:p>
              </table:table-cell>
              <table:table-cell office:value-type="float" office:value="0.459047">
                <text:p>0.459047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557393">
                <text:p>0.557393</text:p>
              </table:table-cell>
              <table:table-cell office:value-type="float" office:value="0.647616">
                <text:p>0.647616</text:p>
              </table:table-cell>
              <table:table-cell office:value-type="float" office:value="0.755763">
                <text:p>0.755763</text:p>
              </table:table-cell>
              <table:table-cell office:value-type="float" office:value="0.832589">
                <text:p>0.832589</text:p>
              </table:table-cell>
              <table:table-cell office:value-type="float" office:value="0.457031">
                <text:p>0.457031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559168">
                <text:p>0.559168</text:p>
              </table:table-cell>
              <table:table-cell office:value-type="float" office:value="0.646441">
                <text:p>0.646441</text:p>
              </table:table-cell>
              <table:table-cell office:value-type="float" office:value="0.757901">
                <text:p>0.757901</text:p>
              </table:table-cell>
              <table:table-cell office:value-type="float" office:value="0.841255">
                <text:p>0.841255</text:p>
              </table:table-cell>
              <table:table-cell office:value-type="float" office:value="0.458685">
                <text:p>0.458685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556005">
                <text:p>0.556005</text:p>
              </table:table-cell>
              <table:table-cell office:value-type="float" office:value="0.654798">
                <text:p>0.654798</text:p>
              </table:table-cell>
              <table:table-cell office:value-type="float" office:value="0.758841">
                <text:p>0.758841</text:p>
              </table:table-cell>
              <table:table-cell office:value-type="float" office:value="0.838564">
                <text:p>0.838564</text:p>
              </table:table-cell>
              <table:table-cell office:value-type="float" office:value="0.458721">
                <text:p>0.458721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560555">
                <text:p>0.560555</text:p>
              </table:table-cell>
              <table:table-cell office:value-type="float" office:value="0.651327">
                <text:p>0.651327</text:p>
              </table:table-cell>
              <table:table-cell office:value-type="float" office:value="0.756273">
                <text:p>0.756273</text:p>
              </table:table-cell>
              <table:table-cell office:value-type="float" office:value="0.832207">
                <text:p>0.832207</text:p>
              </table:table-cell>
              <table:table-cell office:value-type="float" office:value="0.463872">
                <text:p>0.463872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560736">
                <text:p>0.560736</text:p>
              </table:table-cell>
              <table:table-cell office:value-type="float" office:value="0.645175">
                <text:p>0.645175</text:p>
              </table:table-cell>
              <table:table-cell office:value-type="float" office:value="0.761701">
                <text:p>0.761701</text:p>
              </table:table-cell>
              <table:table-cell office:value-type="float" office:value="0.832207">
                <text:p>0.832207</text:p>
              </table:table-cell>
              <table:table-cell office:value-type="float" office:value="0.458323">
                <text:p>0.458323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569161">
                <text:p>0.569161</text:p>
              </table:table-cell>
              <table:table-cell office:value-type="float" office:value="0.643814">
                <text:p>0.643814</text:p>
              </table:table-cell>
              <table:table-cell office:value-type="float" office:value="0.76035">
                <text:p>0.76035</text:p>
              </table:table-cell>
              <table:table-cell office:value-type="float" office:value="0.838383">
                <text:p>0.838383</text:p>
              </table:table-cell>
              <table:table-cell office:value-type="float" office:value="0.46554">
                <text:p>0.46554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562002">
                <text:p>0.562002</text:p>
              </table:table-cell>
              <table:table-cell office:value-type="float" office:value="0.652352">
                <text:p>0.652352</text:p>
              </table:table-cell>
              <table:table-cell office:value-type="float" office:value="0.761399">
                <text:p>0.761399</text:p>
              </table:table-cell>
              <table:table-cell office:value-type="float" office:value="0.840893">
                <text:p>0.840893</text:p>
              </table:table-cell>
              <table:table-cell office:value-type="float" office:value="0.461279">
                <text:p>0.46127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56898">
                <text:p>0.56898</text:p>
              </table:table-cell>
              <table:table-cell office:value-type="float" office:value="0.64134">
                <text:p>0.64134</text:p>
              </table:table-cell>
              <table:table-cell office:value-type="float" office:value="0.761919">
                <text:p>0.761919</text:p>
              </table:table-cell>
              <table:table-cell office:value-type="float" office:value="0.834037">
                <text:p>0.834037</text:p>
              </table:table-cell>
              <table:table-cell office:value-type="float" office:value="0.46904">
                <text:p>0.469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cc00" draw:fill-color="#ffcc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cc00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3399" draw:fill-color="#ff3399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3.73cm" svg:height="13.262cm" xlink:href=".." xlink:type="simple" chart:class="chart:line" chart:style-name="ch1">
        <chart:title svg:x="13.681cm" svg:y="0.401cm" chart:style-name="ch2">
          <text:p>訓練8:評価2 分割時 評価精度</text:p>
        </chart:title>
        <chart:legend chart:legend-position="end" svg:x="31.539cm" svg:y="5.336cm" style:legend-expansion="high" chart:style-name="ch3"/>
        <chart:plot-area chart:style-name="ch4" table:cell-range-address="I2_Summary.A4:I2_Summary.A204 I2_Summary.I4:I2_Summary.M204" chart:data-source-has-labels="both" svg:x="1.633cm" svg:y="1.445cm" svg:width="29.232cm" svg:height="10.571cm">
          <chartooo:coordinate-region svg:x="2.36cm" svg:y="1.644cm" svg:width="28.226cm" svg:height="9.725cm"/>
          <chart:axis chart:dimension="x" chart:name="primary-x" chart:style-name="ch5" chartooo:axis-type="auto">
            <chartooo:date-scale/>
            <chart:title svg:x="15.742cm" svg:y="12.281cm" chart:style-name="ch6">
              <text:p>epoch</text:p>
            </chart:title>
            <chart:categories table:cell-range-address="I2_Summary.A4:I2_Summary.A204"/>
          </chart:axis>
          <chart:axis chart:dimension="y" chart:name="primary-y" chart:style-name="ch7">
            <chart:title svg:x="0.451cm" svg:y="7.264cm" chart:style-name="ch8">
              <text:p>正答率</text:p>
            </chart:title>
            <chart:grid chart:style-name="ch9" chart:class="major"/>
          </chart:axis>
          <chart:series chart:style-name="ch10" chart:values-cell-range-address="I2_Summary.I4:I2_Summary.I204" loext:label-string="&quot;I2_4&quot;" chart:class="chart:line">
            <chart:data-point chart:repeated="201"/>
          </chart:series>
          <chart:series chart:style-name="ch11" chart:values-cell-range-address="I2_Summary.J4:I2_Summary.J204" loext:label-string="&quot;I2_8&quot;" chart:class="chart:line">
            <chart:data-point chart:repeated="201"/>
          </chart:series>
          <chart:series chart:style-name="ch12" chart:values-cell-range-address="I2_Summary.K4:I2_Summary.K204" loext:label-string="&quot;I2_16&quot;" chart:class="chart:line">
            <chart:data-point chart:repeated="201"/>
          </chart:series>
          <chart:series chart:style-name="ch13" chart:values-cell-range-address="I2_Summary.L4:I2_Summary.L204" loext:label-string="&quot;I2_24&quot;" chart:class="chart:line">
            <chart:data-point chart:repeated="201"/>
          </chart:series>
          <chart:series chart:style-name="ch14" chart:values-cell-range-address="I2_Summary.M4:I2_Summary.M204" loext:label-string="&quot;I2_32&quot;" chart:class="chart:line">
            <chart:data-point chart:repeated="20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2_4</text:p>
              </table:table-cell>
              <table:table-cell office:value-type="string">
                <text:p>I2_8</text:p>
              </table:table-cell>
              <table:table-cell office:value-type="string">
                <text:p>I2_16</text:p>
              </table:table-cell>
              <table:table-cell office:value-type="string">
                <text:p>I2_24</text:p>
              </table:table-cell>
              <table:table-cell office:value-type="string">
                <text:p>I2_32</text:p>
              </table:table-cell>
            </table:table-row>
          </table:table-header-rows>
          <table:table-rows>
            <table:table-row>
              <table:table-cell office:value-type="string">
                <text:p>epoch</text:p>
                <draw:g>
                  <svg:desc>I2_Summary.A4:I2_Summary.A204</svg:desc>
                </draw:g>
              </table:table-cell>
              <table:table-cell office:value-type="float" office:value="NaN">
                <text:p>NaN</text:p>
                <draw:g>
                  <svg:desc>I2_Summary.I4:I2_Summary.I204</svg:desc>
                </draw:g>
              </table:table-cell>
              <table:table-cell office:value-type="float" office:value="NaN">
                <text:p>NaN</text:p>
                <draw:g>
                  <svg:desc>I2_Summary.J4:I2_Summary.J204</svg:desc>
                </draw:g>
              </table:table-cell>
              <table:table-cell office:value-type="float" office:value="NaN">
                <text:p>NaN</text:p>
                <draw:g>
                  <svg:desc>I2_Summary.K4:I2_Summary.K204</svg:desc>
                </draw:g>
              </table:table-cell>
              <table:table-cell office:value-type="float" office:value="NaN">
                <text:p>NaN</text:p>
                <draw:g>
                  <svg:desc>I2_Summary.L4:I2_Summary.L204</svg:desc>
                </draw:g>
              </table:table-cell>
              <table:table-cell office:value-type="float" office:value="NaN">
                <text:p>NaN</text:p>
                <draw:g>
                  <svg:desc>I2_Summary.M4:I2_Summary.M20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877508">
                <text:p>0.0877508</text:p>
              </table:table-cell>
              <table:table-cell office:value-type="float" office:value="0.0575022">
                <text:p>0.0575022</text:p>
              </table:table-cell>
              <table:table-cell office:value-type="float" office:value="0.0512129">
                <text:p>0.0512129</text:p>
              </table:table-cell>
              <table:table-cell office:value-type="float" office:value="0.0257562">
                <text:p>0.0257562</text:p>
              </table:table-cell>
              <table:table-cell office:value-type="float" office:value="0.0206649">
                <text:p>0.020664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38964">
                <text:p>0.138964</text:p>
              </table:table-cell>
              <table:table-cell office:value-type="float" office:value="0.118598">
                <text:p>0.118598</text:p>
              </table:table-cell>
              <table:table-cell office:value-type="float" office:value="0.0691824">
                <text:p>0.0691824</text:p>
              </table:table-cell>
              <table:table-cell office:value-type="float" office:value="0.0293501">
                <text:p>0.0293501</text:p>
              </table:table-cell>
              <table:table-cell office:value-type="float" office:value="0.0191674">
                <text:p>0.019167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71309">
                <text:p>0.171309</text:p>
              </table:table-cell>
              <table:table-cell office:value-type="float" office:value="0.138664">
                <text:p>0.138664</text:p>
              </table:table-cell>
              <table:table-cell office:value-type="float" office:value="0.08236">
                <text:p>0.08236</text:p>
              </table:table-cell>
              <table:table-cell office:value-type="float" office:value="0.0431267">
                <text:p>0.0431267</text:p>
              </table:table-cell>
              <table:table-cell office:value-type="float" office:value="0.0218628">
                <text:p>0.021862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10842">
                <text:p>0.210842</text:p>
              </table:table-cell>
              <table:table-cell office:value-type="float" office:value="0.171309">
                <text:p>0.171309</text:p>
              </table:table-cell>
              <table:table-cell office:value-type="float" office:value="0.097634">
                <text:p>0.097634</text:p>
              </table:table-cell>
              <table:table-cell office:value-type="float" office:value="0.0473196">
                <text:p>0.0473196</text:p>
              </table:table-cell>
              <table:table-cell office:value-type="float" office:value="0.0218628">
                <text:p>0.021862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15034">
                <text:p>0.215034</text:p>
              </table:table-cell>
              <table:table-cell office:value-type="float" office:value="0.193471">
                <text:p>0.193471</text:p>
              </table:table-cell>
              <table:table-cell office:value-type="float" office:value="0.121893">
                <text:p>0.121893</text:p>
              </table:table-cell>
              <table:table-cell office:value-type="float" office:value="0.0560048">
                <text:p>0.0560048</text:p>
              </table:table-cell>
              <table:table-cell office:value-type="float" office:value="0.0236598">
                <text:p>0.02365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26415">
                <text:p>0.226415</text:p>
              </table:table-cell>
              <table:table-cell office:value-type="float" office:value="0.211441">
                <text:p>0.211441</text:p>
              </table:table-cell>
              <table:table-cell office:value-type="float" office:value="0.130578">
                <text:p>0.130578</text:p>
              </table:table-cell>
              <table:table-cell office:value-type="float" office:value="0.0592992">
                <text:p>0.0592992</text:p>
              </table:table-cell>
              <table:table-cell office:value-type="float" office:value="0.0224618">
                <text:p>0.022461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33603">
                <text:p>0.233603</text:p>
              </table:table-cell>
              <table:table-cell office:value-type="float" office:value="0.207847">
                <text:p>0.207847</text:p>
              </table:table-cell>
              <table:table-cell office:value-type="float" office:value="0.151243">
                <text:p>0.151243</text:p>
              </table:table-cell>
              <table:table-cell office:value-type="float" office:value="0.0691824">
                <text:p>0.0691824</text:p>
              </table:table-cell>
              <table:table-cell office:value-type="float" office:value="0.0194669">
                <text:p>0.019466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36298">
                <text:p>0.236298</text:p>
              </table:table-cell>
              <table:table-cell office:value-type="float" office:value="0.232405">
                <text:p>0.232405</text:p>
              </table:table-cell>
              <table:table-cell office:value-type="float" office:value="0.152441">
                <text:p>0.152441</text:p>
              </table:table-cell>
              <table:table-cell office:value-type="float" office:value="0.0898473">
                <text:p>0.0898473</text:p>
              </table:table-cell>
              <table:table-cell office:value-type="float" office:value="0.0227613">
                <text:p>0.022761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49775">
                <text:p>0.249775</text:p>
              </table:table-cell>
              <table:table-cell office:value-type="float" office:value="0.252171">
                <text:p>0.252171</text:p>
              </table:table-cell>
              <table:table-cell office:value-type="float" office:value="0.168014">
                <text:p>0.168014</text:p>
              </table:table-cell>
              <table:table-cell office:value-type="float" office:value="0.104522">
                <text:p>0.104522</text:p>
              </table:table-cell>
              <table:table-cell office:value-type="float" office:value="0.0359389">
                <text:p>0.035938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5307">
                <text:p>0.25307</text:p>
              </table:table-cell>
              <table:table-cell office:value-type="float" office:value="0.255166">
                <text:p>0.255166</text:p>
              </table:table-cell>
              <table:table-cell office:value-type="float" office:value="0.178796">
                <text:p>0.178796</text:p>
              </table:table-cell>
              <table:table-cell office:value-type="float" office:value="0.137766">
                <text:p>0.137766</text:p>
              </table:table-cell>
              <table:table-cell office:value-type="float" office:value="0.0452231">
                <text:p>0.04522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57862">
                <text:p>0.257862</text:p>
              </table:table-cell>
              <table:table-cell office:value-type="float" office:value="0.252171">
                <text:p>0.252171</text:p>
              </table:table-cell>
              <table:table-cell office:value-type="float" office:value="0.187781">
                <text:p>0.187781</text:p>
              </table:table-cell>
              <table:table-cell office:value-type="float" office:value="0.158431">
                <text:p>0.158431</text:p>
              </table:table-cell>
              <table:table-cell office:value-type="float" office:value="0.0587002">
                <text:p>0.058700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59659">
                <text:p>0.259659</text:p>
              </table:table-cell>
              <table:table-cell office:value-type="float" office:value="0.275831">
                <text:p>0.275831</text:p>
              </table:table-cell>
              <table:table-cell office:value-type="float" office:value="0.208446">
                <text:p>0.208446</text:p>
              </table:table-cell>
              <table:table-cell office:value-type="float" office:value="0.184786">
                <text:p>0.184786</text:p>
              </table:table-cell>
              <table:table-cell office:value-type="float" office:value="0.0856544">
                <text:p>0.085654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64151">
                <text:p>0.264151</text:p>
              </table:table-cell>
              <table:table-cell office:value-type="float" office:value="0.283019">
                <text:p>0.283019</text:p>
              </table:table-cell>
              <table:table-cell office:value-type="float" office:value="0.205151">
                <text:p>0.205151</text:p>
              </table:table-cell>
              <table:table-cell office:value-type="float" office:value="0.200958">
                <text:p>0.200958</text:p>
              </table:table-cell>
              <table:table-cell office:value-type="float" office:value="0.0931417">
                <text:p>0.093141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65948">
                <text:p>0.265948</text:p>
              </table:table-cell>
              <table:table-cell office:value-type="float" office:value="0.264151">
                <text:p>0.264151</text:p>
              </table:table-cell>
              <table:table-cell office:value-type="float" office:value="0.229709">
                <text:p>0.229709</text:p>
              </table:table-cell>
              <table:table-cell office:value-type="float" office:value="0.210542">
                <text:p>0.210542</text:p>
              </table:table-cell>
              <table:table-cell office:value-type="float" office:value="0.099431">
                <text:p>0.09943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61755">
                <text:p>0.261755</text:p>
              </table:table-cell>
              <table:table-cell office:value-type="float" office:value="0.273435">
                <text:p>0.273435</text:p>
              </table:table-cell>
              <table:table-cell office:value-type="float" office:value="0.235999">
                <text:p>0.235999</text:p>
              </table:table-cell>
              <table:table-cell office:value-type="float" office:value="0.224918">
                <text:p>0.224918</text:p>
              </table:table-cell>
              <table:table-cell office:value-type="float" office:value="0.115004">
                <text:p>0.11500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71039">
                <text:p>0.271039</text:p>
              </table:table-cell>
              <table:table-cell office:value-type="float" office:value="0.289308">
                <text:p>0.289308</text:p>
              </table:table-cell>
              <table:table-cell office:value-type="float" office:value="0.254867">
                <text:p>0.254867</text:p>
              </table:table-cell>
              <table:table-cell office:value-type="float" office:value="0.230009">
                <text:p>0.230009</text:p>
              </table:table-cell>
              <table:table-cell office:value-type="float" office:value="0.121593">
                <text:p>0.12159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77329">
                <text:p>0.277329</text:p>
              </table:table-cell>
              <table:table-cell office:value-type="float" office:value="0.283019">
                <text:p>0.283019</text:p>
              </table:table-cell>
              <table:table-cell office:value-type="float" office:value="0.252471">
                <text:p>0.252471</text:p>
              </table:table-cell>
              <table:table-cell office:value-type="float" office:value="0.245583">
                <text:p>0.245583</text:p>
              </table:table-cell>
              <table:table-cell office:value-type="float" office:value="0.133573">
                <text:p>0.13357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74334">
                <text:p>0.274334</text:p>
              </table:table-cell>
              <table:table-cell office:value-type="float" office:value="0.297694">
                <text:p>0.297694</text:p>
              </table:table-cell>
              <table:table-cell office:value-type="float" office:value="0.251572">
                <text:p>0.251572</text:p>
              </table:table-cell>
              <table:table-cell office:value-type="float" office:value="0.25876">
                <text:p>0.25876</text:p>
              </table:table-cell>
              <table:table-cell office:value-type="float" office:value="0.15274">
                <text:p>0.1527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7643">
                <text:p>0.27643</text:p>
              </table:table-cell>
              <table:table-cell office:value-type="float" office:value="0.298592">
                <text:p>0.298592</text:p>
              </table:table-cell>
              <table:table-cell office:value-type="float" office:value="0.267745">
                <text:p>0.267745</text:p>
              </table:table-cell>
              <table:table-cell office:value-type="float" office:value="0.271339">
                <text:p>0.271339</text:p>
              </table:table-cell>
              <table:table-cell office:value-type="float" office:value="0.147948">
                <text:p>0.14794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92004">
                <text:p>0.292004</text:p>
              </table:table-cell>
              <table:table-cell office:value-type="float" office:value="0.308775">
                <text:p>0.308775</text:p>
              </table:table-cell>
              <table:table-cell office:value-type="float" office:value="0.272836">
                <text:p>0.272836</text:p>
              </table:table-cell>
              <table:table-cell office:value-type="float" office:value="0.259359">
                <text:p>0.259359</text:p>
              </table:table-cell>
              <table:table-cell office:value-type="float" office:value="0.154537">
                <text:p>0.15453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27643">
                <text:p>0.27643</text:p>
              </table:table-cell>
              <table:table-cell office:value-type="float" office:value="0.304283">
                <text:p>0.304283</text:p>
              </table:table-cell>
              <table:table-cell office:value-type="float" office:value="0.280024">
                <text:p>0.280024</text:p>
              </table:table-cell>
              <table:table-cell office:value-type="float" office:value="0.278227">
                <text:p>0.278227</text:p>
              </table:table-cell>
              <table:table-cell office:value-type="float" office:value="0.163223">
                <text:p>0.16322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290506">
                <text:p>0.290506</text:p>
              </table:table-cell>
              <table:table-cell office:value-type="float" office:value="0.294999">
                <text:p>0.294999</text:p>
              </table:table-cell>
              <table:table-cell office:value-type="float" office:value="0.292902">
                <text:p>0.292902</text:p>
              </table:table-cell>
              <table:table-cell office:value-type="float" office:value="0.284217">
                <text:p>0.284217</text:p>
              </table:table-cell>
              <table:table-cell office:value-type="float" office:value="0.175801">
                <text:p>0.17580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274633">
                <text:p>0.274633</text:p>
              </table:table-cell>
              <table:table-cell office:value-type="float" office:value="0.289308">
                <text:p>0.289308</text:p>
              </table:table-cell>
              <table:table-cell office:value-type="float" office:value="0.300389">
                <text:p>0.300389</text:p>
              </table:table-cell>
              <table:table-cell office:value-type="float" office:value="0.260857">
                <text:p>0.260857</text:p>
              </table:table-cell>
              <table:table-cell office:value-type="float" office:value="0.183588">
                <text:p>0.18358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283019">
                <text:p>0.283019</text:p>
              </table:table-cell>
              <table:table-cell office:value-type="float" office:value="0.298293">
                <text:p>0.298293</text:p>
              </table:table-cell>
              <table:table-cell office:value-type="float" office:value="0.301288">
                <text:p>0.301288</text:p>
              </table:table-cell>
              <table:table-cell office:value-type="float" office:value="0.287511">
                <text:p>0.287511</text:p>
              </table:table-cell>
              <table:table-cell office:value-type="float" office:value="0.201857">
                <text:p>0.20185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28811">
                <text:p>0.28811</text:p>
              </table:table-cell>
              <table:table-cell office:value-type="float" office:value="0.314465">
                <text:p>0.314465</text:p>
              </table:table-cell>
              <table:table-cell office:value-type="float" office:value="0.316562">
                <text:p>0.316562</text:p>
              </table:table-cell>
              <table:table-cell office:value-type="float" office:value="0.27643">
                <text:p>0.27643</text:p>
              </table:table-cell>
              <table:table-cell office:value-type="float" office:value="0.209344">
                <text:p>0.20934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283318">
                <text:p>0.283318</text:p>
              </table:table-cell>
              <table:table-cell office:value-type="float" office:value="0.315064">
                <text:p>0.315064</text:p>
              </table:table-cell>
              <table:table-cell office:value-type="float" office:value="0.315364">
                <text:p>0.315364</text:p>
              </table:table-cell>
              <table:table-cell office:value-type="float" office:value="0.286613">
                <text:p>0.286613</text:p>
              </table:table-cell>
              <table:table-cell office:value-type="float" office:value="0.210842">
                <text:p>0.21084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287811">
                <text:p>0.287811</text:p>
              </table:table-cell>
              <table:table-cell office:value-type="float" office:value="0.322252">
                <text:p>0.322252</text:p>
              </table:table-cell>
              <table:table-cell office:value-type="float" office:value="0.318059">
                <text:p>0.318059</text:p>
              </table:table-cell>
              <table:table-cell office:value-type="float" office:value="0.2944">
                <text:p>0.2944</text:p>
              </table:table-cell>
              <table:table-cell office:value-type="float" office:value="0.220725">
                <text:p>0.22072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28242">
                <text:p>0.28242</text:p>
              </table:table-cell>
              <table:table-cell office:value-type="float" office:value="0.301887">
                <text:p>0.301887</text:p>
              </table:table-cell>
              <table:table-cell office:value-type="float" office:value="0.311171">
                <text:p>0.311171</text:p>
              </table:table-cell>
              <table:table-cell office:value-type="float" office:value="0.306978">
                <text:p>0.306978</text:p>
              </table:table-cell>
              <table:table-cell office:value-type="float" office:value="0.222522">
                <text:p>0.22252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283618">
                <text:p>0.283618</text:p>
              </table:table-cell>
              <table:table-cell office:value-type="float" office:value="0.308176">
                <text:p>0.308176</text:p>
              </table:table-cell>
              <table:table-cell office:value-type="float" office:value="0.308775">
                <text:p>0.308775</text:p>
              </table:table-cell>
              <table:table-cell office:value-type="float" office:value="0.298293">
                <text:p>0.298293</text:p>
              </table:table-cell>
              <table:table-cell office:value-type="float" office:value="0.242588">
                <text:p>0.24258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03085">
                <text:p>0.303085</text:p>
              </table:table-cell>
              <table:table-cell office:value-type="float" office:value="0.307877">
                <text:p>0.307877</text:p>
              </table:table-cell>
              <table:table-cell office:value-type="float" office:value="0.298293">
                <text:p>0.298293</text:p>
              </table:table-cell>
              <table:table-cell office:value-type="float" office:value="0.2941">
                <text:p>0.2941</text:p>
              </table:table-cell>
              <table:table-cell office:value-type="float" office:value="0.230608">
                <text:p>0.23060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292902">
                <text:p>0.292902</text:p>
              </table:table-cell>
              <table:table-cell office:value-type="float" office:value="0.306379">
                <text:p>0.306379</text:p>
              </table:table-cell>
              <table:table-cell office:value-type="float" office:value="0.318359">
                <text:p>0.318359</text:p>
              </table:table-cell>
              <table:table-cell office:value-type="float" office:value="0.301587">
                <text:p>0.301587</text:p>
              </table:table-cell>
              <table:table-cell office:value-type="float" office:value="0.233902">
                <text:p>0.23390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296795">
                <text:p>0.296795</text:p>
              </table:table-cell>
              <table:table-cell office:value-type="float" office:value="0.322252">
                <text:p>0.322252</text:p>
              </table:table-cell>
              <table:table-cell office:value-type="float" office:value="0.318359">
                <text:p>0.318359</text:p>
              </table:table-cell>
              <table:table-cell office:value-type="float" office:value="0.312069">
                <text:p>0.312069</text:p>
              </table:table-cell>
              <table:table-cell office:value-type="float" office:value="0.251872">
                <text:p>0.25187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2944">
                <text:p>0.2944</text:p>
              </table:table-cell>
              <table:table-cell office:value-type="float" office:value="0.32944">
                <text:p>0.32944</text:p>
              </table:table-cell>
              <table:table-cell office:value-type="float" office:value="0.322552">
                <text:p>0.322552</text:p>
              </table:table-cell>
              <table:table-cell office:value-type="float" office:value="0.303983">
                <text:p>0.303983</text:p>
              </table:table-cell>
              <table:table-cell office:value-type="float" office:value="0.242887">
                <text:p>0.24288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2944">
                <text:p>0.2944</text:p>
              </table:table-cell>
              <table:table-cell office:value-type="float" office:value="0.316262">
                <text:p>0.316262</text:p>
              </table:table-cell>
              <table:table-cell office:value-type="float" office:value="0.344115">
                <text:p>0.344115</text:p>
              </table:table-cell>
              <table:table-cell office:value-type="float" office:value="0.315064">
                <text:p>0.315064</text:p>
              </table:table-cell>
              <table:table-cell office:value-type="float" office:value="0.241989">
                <text:p>0.24198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298892">
                <text:p>0.298892</text:p>
              </table:table-cell>
              <table:table-cell office:value-type="float" office:value="0.32944">
                <text:p>0.32944</text:p>
              </table:table-cell>
              <table:table-cell office:value-type="float" office:value="0.311171">
                <text:p>0.311171</text:p>
              </table:table-cell>
              <table:table-cell office:value-type="float" office:value="0.319557">
                <text:p>0.319557</text:p>
              </table:table-cell>
              <table:table-cell office:value-type="float" office:value="0.255166">
                <text:p>0.25516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301288">
                <text:p>0.301288</text:p>
              </table:table-cell>
              <table:table-cell office:value-type="float" office:value="0.31746">
                <text:p>0.31746</text:p>
              </table:table-cell>
              <table:table-cell office:value-type="float" office:value="0.343516">
                <text:p>0.343516</text:p>
              </table:table-cell>
              <table:table-cell office:value-type="float" office:value="0.319557">
                <text:p>0.319557</text:p>
              </table:table-cell>
              <table:table-cell office:value-type="float" office:value="0.238694">
                <text:p>0.23869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289608">
                <text:p>0.289608</text:p>
              </table:table-cell>
              <table:table-cell office:value-type="float" office:value="0.321054">
                <text:p>0.321054</text:p>
              </table:table-cell>
              <table:table-cell office:value-type="float" office:value="0.333932">
                <text:p>0.333932</text:p>
              </table:table-cell>
              <table:table-cell office:value-type="float" office:value="0.317161">
                <text:p>0.317161</text:p>
              </table:table-cell>
              <table:table-cell office:value-type="float" office:value="0.265049">
                <text:p>0.26504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297095">
                <text:p>0.297095</text:p>
              </table:table-cell>
              <table:table-cell office:value-type="float" office:value="0.319257">
                <text:p>0.319257</text:p>
              </table:table-cell>
              <table:table-cell office:value-type="float" office:value="0.342019">
                <text:p>0.342019</text:p>
              </table:table-cell>
              <table:table-cell office:value-type="float" office:value="0.321653">
                <text:p>0.321653</text:p>
              </table:table-cell>
              <table:table-cell office:value-type="float" office:value="0.256065">
                <text:p>0.25606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298293">
                <text:p>0.298293</text:p>
              </table:table-cell>
              <table:table-cell office:value-type="float" office:value="0.324648">
                <text:p>0.324648</text:p>
              </table:table-cell>
              <table:table-cell office:value-type="float" office:value="0.347709">
                <text:p>0.347709</text:p>
              </table:table-cell>
              <table:table-cell office:value-type="float" office:value="0.322851">
                <text:p>0.322851</text:p>
              </table:table-cell>
              <table:table-cell office:value-type="float" office:value="0.260557">
                <text:p>0.26055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02785">
                <text:p>0.302785</text:p>
              </table:table-cell>
              <table:table-cell office:value-type="float" office:value="0.321653">
                <text:p>0.321653</text:p>
              </table:table-cell>
              <table:table-cell office:value-type="float" office:value="0.345612">
                <text:p>0.345612</text:p>
              </table:table-cell>
              <table:table-cell office:value-type="float" office:value="0.320156">
                <text:p>0.320156</text:p>
              </table:table-cell>
              <table:table-cell office:value-type="float" office:value="0.263552">
                <text:p>0.26355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295897">
                <text:p>0.295897</text:p>
              </table:table-cell>
              <table:table-cell office:value-type="float" office:value="0.327344">
                <text:p>0.327344</text:p>
              </table:table-cell>
              <table:table-cell office:value-type="float" office:value="0.34711">
                <text:p>0.34711</text:p>
              </table:table-cell>
              <table:table-cell office:value-type="float" office:value="0.318958">
                <text:p>0.318958</text:p>
              </table:table-cell>
              <table:table-cell office:value-type="float" office:value="0.278227">
                <text:p>0.27822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303384">
                <text:p>0.303384</text:p>
              </table:table-cell>
              <table:table-cell office:value-type="float" office:value="0.328242">
                <text:p>0.328242</text:p>
              </table:table-cell>
              <table:table-cell office:value-type="float" office:value="0.349506">
                <text:p>0.349506</text:p>
              </table:table-cell>
              <table:table-cell office:value-type="float" office:value="0.319856">
                <text:p>0.319856</text:p>
              </table:table-cell>
              <table:table-cell office:value-type="float" office:value="0.27643">
                <text:p>0.2764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293501">
                <text:p>0.293501</text:p>
              </table:table-cell>
              <table:table-cell office:value-type="float" office:value="0.332734">
                <text:p>0.332734</text:p>
              </table:table-cell>
              <table:table-cell office:value-type="float" office:value="0.340222">
                <text:p>0.340222</text:p>
              </table:table-cell>
              <table:table-cell office:value-type="float" office:value="0.332135">
                <text:p>0.332135</text:p>
              </table:table-cell>
              <table:table-cell office:value-type="float" office:value="0.277329">
                <text:p>0.27732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298293">
                <text:p>0.298293</text:p>
              </table:table-cell>
              <table:table-cell office:value-type="float" office:value="0.331237">
                <text:p>0.331237</text:p>
              </table:table-cell>
              <table:table-cell office:value-type="float" office:value="0.34112">
                <text:p>0.34112</text:p>
              </table:table-cell>
              <table:table-cell office:value-type="float" office:value="0.329739">
                <text:p>0.329739</text:p>
              </table:table-cell>
              <table:table-cell office:value-type="float" office:value="0.285115">
                <text:p>0.28511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290506">
                <text:p>0.290506</text:p>
              </table:table-cell>
              <table:table-cell office:value-type="float" office:value="0.318359">
                <text:p>0.318359</text:p>
              </table:table-cell>
              <table:table-cell office:value-type="float" office:value="0.338724">
                <text:p>0.338724</text:p>
              </table:table-cell>
              <table:table-cell office:value-type="float" office:value="0.31746">
                <text:p>0.31746</text:p>
              </table:table-cell>
              <table:table-cell office:value-type="float" office:value="0.269542">
                <text:p>0.26954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300988">
                <text:p>0.300988</text:p>
              </table:table-cell>
              <table:table-cell office:value-type="float" office:value="0.320156">
                <text:p>0.320156</text:p>
              </table:table-cell>
              <table:table-cell office:value-type="float" office:value="0.349805">
                <text:p>0.349805</text:p>
              </table:table-cell>
              <table:table-cell office:value-type="float" office:value="0.325247">
                <text:p>0.325247</text:p>
              </table:table-cell>
              <table:table-cell office:value-type="float" office:value="0.278527">
                <text:p>0.27852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303983">
                <text:p>0.303983</text:p>
              </table:table-cell>
              <table:table-cell office:value-type="float" office:value="0.333633">
                <text:p>0.333633</text:p>
              </table:table-cell>
              <table:table-cell office:value-type="float" office:value="0.34142">
                <text:p>0.34142</text:p>
              </table:table-cell>
              <table:table-cell office:value-type="float" office:value="0.326445">
                <text:p>0.326445</text:p>
              </table:table-cell>
              <table:table-cell office:value-type="float" office:value="0.286014">
                <text:p>0.28601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30608">
                <text:p>0.30608</text:p>
              </table:table-cell>
              <table:table-cell office:value-type="float" office:value="0.32375">
                <text:p>0.32375</text:p>
              </table:table-cell>
              <table:table-cell office:value-type="float" office:value="0.349805">
                <text:p>0.349805</text:p>
              </table:table-cell>
              <table:table-cell office:value-type="float" office:value="0.326745">
                <text:p>0.326745</text:p>
              </table:table-cell>
              <table:table-cell office:value-type="float" office:value="0.27074">
                <text:p>0.2707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292603">
                <text:p>0.292603</text:p>
              </table:table-cell>
              <table:table-cell office:value-type="float" office:value="0.327643">
                <text:p>0.327643</text:p>
              </table:table-cell>
              <table:table-cell office:value-type="float" office:value="0.341719">
                <text:p>0.341719</text:p>
              </table:table-cell>
              <table:table-cell office:value-type="float" office:value="0.333633">
                <text:p>0.333633</text:p>
              </table:table-cell>
              <table:table-cell office:value-type="float" office:value="0.289009">
                <text:p>0.28900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01587">
                <text:p>0.301587</text:p>
              </table:table-cell>
              <table:table-cell office:value-type="float" office:value="0.322252">
                <text:p>0.322252</text:p>
              </table:table-cell>
              <table:table-cell office:value-type="float" office:value="0.346511">
                <text:p>0.346511</text:p>
              </table:table-cell>
              <table:table-cell office:value-type="float" office:value="0.328841">
                <text:p>0.328841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301587">
                <text:p>0.301587</text:p>
              </table:table-cell>
              <table:table-cell office:value-type="float" office:value="0.34142">
                <text:p>0.34142</text:p>
              </table:table-cell>
              <table:table-cell office:value-type="float" office:value="0.361785">
                <text:p>0.361785</text:p>
              </table:table-cell>
              <table:table-cell office:value-type="float" office:value="0.345912">
                <text:p>0.345912</text:p>
              </table:table-cell>
              <table:table-cell office:value-type="float" office:value="0.297993">
                <text:p>0.29799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291105">
                <text:p>0.291105</text:p>
              </table:table-cell>
              <table:table-cell office:value-type="float" office:value="0.337526">
                <text:p>0.337526</text:p>
              </table:table-cell>
              <table:table-cell office:value-type="float" office:value="0.342318">
                <text:p>0.342318</text:p>
              </table:table-cell>
              <table:table-cell office:value-type="float" office:value="0.34112">
                <text:p>0.34112</text:p>
              </table:table-cell>
              <table:table-cell office:value-type="float" office:value="0.281521">
                <text:p>0.28152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303384">
                <text:p>0.303384</text:p>
              </table:table-cell>
              <table:table-cell office:value-type="float" office:value="0.342318">
                <text:p>0.342318</text:p>
              </table:table-cell>
              <table:table-cell office:value-type="float" office:value="0.354298">
                <text:p>0.354298</text:p>
              </table:table-cell>
              <table:table-cell office:value-type="float" office:value="0.342318">
                <text:p>0.342318</text:p>
              </table:table-cell>
              <table:table-cell office:value-type="float" office:value="0.278227">
                <text:p>0.27822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305481">
                <text:p>0.305481</text:p>
              </table:table-cell>
              <table:table-cell office:value-type="float" office:value="0.32345">
                <text:p>0.32345</text:p>
              </table:table-cell>
              <table:table-cell office:value-type="float" office:value="0.339623">
                <text:p>0.339623</text:p>
              </table:table-cell>
              <table:table-cell office:value-type="float" office:value="0.348008">
                <text:p>0.348008</text:p>
              </table:table-cell>
              <table:table-cell office:value-type="float" office:value="0.283917">
                <text:p>0.28391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298293">
                <text:p>0.298293</text:p>
              </table:table-cell>
              <table:table-cell office:value-type="float" office:value="0.342019">
                <text:p>0.342019</text:p>
              </table:table-cell>
              <table:table-cell office:value-type="float" office:value="0.350704">
                <text:p>0.350704</text:p>
              </table:table-cell>
              <table:table-cell office:value-type="float" office:value="0.34681">
                <text:p>0.34681</text:p>
              </table:table-cell>
              <table:table-cell office:value-type="float" office:value="0.282719">
                <text:p>0.28271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297993">
                <text:p>0.297993</text:p>
              </table:table-cell>
              <table:table-cell office:value-type="float" office:value="0.32345">
                <text:p>0.32345</text:p>
              </table:table-cell>
              <table:table-cell office:value-type="float" office:value="0.337826">
                <text:p>0.337826</text:p>
              </table:table-cell>
              <table:table-cell office:value-type="float" office:value="0.336029">
                <text:p>0.336029</text:p>
              </table:table-cell>
              <table:table-cell office:value-type="float" office:value="0.277628">
                <text:p>0.27762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310572">
                <text:p>0.310572</text:p>
              </table:table-cell>
              <table:table-cell office:value-type="float" office:value="0.331836">
                <text:p>0.331836</text:p>
              </table:table-cell>
              <table:table-cell office:value-type="float" office:value="0.345612">
                <text:p>0.345612</text:p>
              </table:table-cell>
              <table:table-cell office:value-type="float" office:value="0.348008">
                <text:p>0.348008</text:p>
              </table:table-cell>
              <table:table-cell office:value-type="float" office:value="0.283318">
                <text:p>0.28331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303983">
                <text:p>0.303983</text:p>
              </table:table-cell>
              <table:table-cell office:value-type="float" office:value="0.34112">
                <text:p>0.34112</text:p>
              </table:table-cell>
              <table:table-cell office:value-type="float" office:value="0.359988">
                <text:p>0.359988</text:p>
              </table:table-cell>
              <table:table-cell office:value-type="float" office:value="0.343516">
                <text:p>0.343516</text:p>
              </table:table-cell>
              <table:table-cell office:value-type="float" office:value="0.283917">
                <text:p>0.28391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300389">
                <text:p>0.300389</text:p>
              </table:table-cell>
              <table:table-cell office:value-type="float" office:value="0.325247">
                <text:p>0.325247</text:p>
              </table:table-cell>
              <table:table-cell office:value-type="float" office:value="0.34681">
                <text:p>0.34681</text:p>
              </table:table-cell>
              <table:table-cell office:value-type="float" office:value="0.340821">
                <text:p>0.340821</text:p>
              </table:table-cell>
              <table:table-cell office:value-type="float" office:value="0.291405">
                <text:p>0.29140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89608">
                <text:p>0.289608</text:p>
              </table:table-cell>
              <table:table-cell office:value-type="float" office:value="0.346211">
                <text:p>0.346211</text:p>
              </table:table-cell>
              <table:table-cell office:value-type="float" office:value="0.345013">
                <text:p>0.345013</text:p>
              </table:table-cell>
              <table:table-cell office:value-type="float" office:value="0.351602">
                <text:p>0.351602</text:p>
              </table:table-cell>
              <table:table-cell office:value-type="float" office:value="0.290207">
                <text:p>0.29020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310273">
                <text:p>0.310273</text:p>
              </table:table-cell>
              <table:table-cell office:value-type="float" office:value="0.339024">
                <text:p>0.339024</text:p>
              </table:table-cell>
              <table:table-cell office:value-type="float" office:value="0.360886">
                <text:p>0.360886</text:p>
              </table:table-cell>
              <table:table-cell office:value-type="float" office:value="0.351003">
                <text:p>0.351003</text:p>
              </table:table-cell>
              <table:table-cell office:value-type="float" office:value="0.291704">
                <text:p>0.29170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304283">
                <text:p>0.304283</text:p>
              </table:table-cell>
              <table:table-cell office:value-type="float" office:value="0.340222">
                <text:p>0.340222</text:p>
              </table:table-cell>
              <table:table-cell office:value-type="float" office:value="0.334531">
                <text:p>0.334531</text:p>
              </table:table-cell>
              <table:table-cell office:value-type="float" office:value="0.359389">
                <text:p>0.359389</text:p>
              </table:table-cell>
              <table:table-cell office:value-type="float" office:value="0.28242">
                <text:p>0.2824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309674">
                <text:p>0.309674</text:p>
              </table:table-cell>
              <table:table-cell office:value-type="float" office:value="0.327044">
                <text:p>0.327044</text:p>
              </table:table-cell>
              <table:table-cell office:value-type="float" office:value="0.356694">
                <text:p>0.356694</text:p>
              </table:table-cell>
              <table:table-cell office:value-type="float" office:value="0.347709">
                <text:p>0.347709</text:p>
              </table:table-cell>
              <table:table-cell office:value-type="float" office:value="0.280922">
                <text:p>0.28092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304582">
                <text:p>0.304582</text:p>
              </table:table-cell>
              <table:table-cell office:value-type="float" office:value="0.333333">
                <text:p>0.333333</text:p>
              </table:table-cell>
              <table:table-cell office:value-type="float" office:value="0.349805">
                <text:p>0.349805</text:p>
              </table:table-cell>
              <table:table-cell office:value-type="float" office:value="0.353998">
                <text:p>0.353998</text:p>
              </table:table-cell>
              <table:table-cell office:value-type="float" office:value="0.285115">
                <text:p>0.28511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314765">
                <text:p>0.314765</text:p>
              </table:table-cell>
              <table:table-cell office:value-type="float" office:value="0.336029">
                <text:p>0.336029</text:p>
              </table:table-cell>
              <table:table-cell office:value-type="float" office:value="0.352501">
                <text:p>0.352501</text:p>
              </table:table-cell>
              <table:table-cell office:value-type="float" office:value="0.3528">
                <text:p>0.3528</text:p>
              </table:table-cell>
              <table:table-cell office:value-type="float" office:value="0.298592">
                <text:p>0.29859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30578">
                <text:p>0.30578</text:p>
              </table:table-cell>
              <table:table-cell office:value-type="float" office:value="0.324049">
                <text:p>0.324049</text:p>
              </table:table-cell>
              <table:table-cell office:value-type="float" office:value="0.351003">
                <text:p>0.351003</text:p>
              </table:table-cell>
              <table:table-cell office:value-type="float" office:value="0.353699">
                <text:p>0.353699</text:p>
              </table:table-cell>
              <table:table-cell office:value-type="float" office:value="0.297993">
                <text:p>0.29799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308476">
                <text:p>0.308476</text:p>
              </table:table-cell>
              <table:table-cell office:value-type="float" office:value="0.347709">
                <text:p>0.347709</text:p>
              </table:table-cell>
              <table:table-cell office:value-type="float" office:value="0.350404">
                <text:p>0.350404</text:p>
              </table:table-cell>
              <table:table-cell office:value-type="float" office:value="0.35879">
                <text:p>0.35879</text:p>
              </table:table-cell>
              <table:table-cell office:value-type="float" office:value="0.291704">
                <text:p>0.29170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327942">
                <text:p>0.327942</text:p>
              </table:table-cell>
              <table:table-cell office:value-type="float" office:value="0.342318">
                <text:p>0.342318</text:p>
              </table:table-cell>
              <table:table-cell office:value-type="float" office:value="0.37047">
                <text:p>0.37047</text:p>
              </table:table-cell>
              <table:table-cell office:value-type="float" office:value="0.348008">
                <text:p>0.348008</text:p>
              </table:table-cell>
              <table:table-cell office:value-type="float" office:value="0.284516">
                <text:p>0.28451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314465">
                <text:p>0.314465</text:p>
              </table:table-cell>
              <table:table-cell office:value-type="float" office:value="0.332435">
                <text:p>0.332435</text:p>
              </table:table-cell>
              <table:table-cell office:value-type="float" office:value="0.363582">
                <text:p>0.363582</text:p>
              </table:table-cell>
              <table:table-cell office:value-type="float" office:value="0.365379">
                <text:p>0.365379</text:p>
              </table:table-cell>
              <table:table-cell office:value-type="float" office:value="0.291704">
                <text:p>0.29170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13267">
                <text:p>0.313267</text:p>
              </table:table-cell>
              <table:table-cell office:value-type="float" office:value="0.336927">
                <text:p>0.336927</text:p>
              </table:table-cell>
              <table:table-cell office:value-type="float" office:value="0.351902">
                <text:p>0.351902</text:p>
              </table:table-cell>
              <table:table-cell office:value-type="float" office:value="0.360587">
                <text:p>0.360587</text:p>
              </table:table-cell>
              <table:table-cell office:value-type="float" office:value="0.286313">
                <text:p>0.28631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315663">
                <text:p>0.315663</text:p>
              </table:table-cell>
              <table:table-cell office:value-type="float" office:value="0.350105">
                <text:p>0.350105</text:p>
              </table:table-cell>
              <table:table-cell office:value-type="float" office:value="0.365079">
                <text:p>0.365079</text:p>
              </table:table-cell>
              <table:table-cell office:value-type="float" office:value="0.351902">
                <text:p>0.351902</text:p>
              </table:table-cell>
              <table:table-cell office:value-type="float" office:value="0.2941">
                <text:p>0.294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312369">
                <text:p>0.312369</text:p>
              </table:table-cell>
              <table:table-cell office:value-type="float" office:value="0.343816">
                <text:p>0.343816</text:p>
              </table:table-cell>
              <table:table-cell office:value-type="float" office:value="0.3528">
                <text:p>0.3528</text:p>
              </table:table-cell>
              <table:table-cell office:value-type="float" office:value="0.360886">
                <text:p>0.360886</text:p>
              </table:table-cell>
              <table:table-cell office:value-type="float" office:value="0.283318">
                <text:p>0.28331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309374">
                <text:p>0.309374</text:p>
              </table:table-cell>
              <table:table-cell office:value-type="float" office:value="0.332135">
                <text:p>0.332135</text:p>
              </table:table-cell>
              <table:table-cell office:value-type="float" office:value="0.361485">
                <text:p>0.361485</text:p>
              </table:table-cell>
              <table:table-cell office:value-type="float" office:value="0.348308">
                <text:p>0.348308</text:p>
              </table:table-cell>
              <table:table-cell office:value-type="float" office:value="0.301288">
                <text:p>0.30128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311171">
                <text:p>0.311171</text:p>
              </table:table-cell>
              <table:table-cell office:value-type="float" office:value="0.338425">
                <text:p>0.338425</text:p>
              </table:table-cell>
              <table:table-cell office:value-type="float" office:value="0.348907">
                <text:p>0.348907</text:p>
              </table:table-cell>
              <table:table-cell office:value-type="float" office:value="0.348607">
                <text:p>0.348607</text:p>
              </table:table-cell>
              <table:table-cell office:value-type="float" office:value="0.289308">
                <text:p>0.28930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315663">
                <text:p>0.315663</text:p>
              </table:table-cell>
              <table:table-cell office:value-type="float" office:value="0.327942">
                <text:p>0.327942</text:p>
              </table:table-cell>
              <table:table-cell office:value-type="float" office:value="0.359988">
                <text:p>0.359988</text:p>
              </table:table-cell>
              <table:table-cell office:value-type="float" office:value="0.359389">
                <text:p>0.359389</text:p>
              </table:table-cell>
              <table:table-cell office:value-type="float" office:value="0.308775">
                <text:p>0.30877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306978">
                <text:p>0.306978</text:p>
              </table:table-cell>
              <table:table-cell office:value-type="float" office:value="0.334531">
                <text:p>0.334531</text:p>
              </table:table-cell>
              <table:table-cell office:value-type="float" office:value="0.355795">
                <text:p>0.355795</text:p>
              </table:table-cell>
              <table:table-cell office:value-type="float" office:value="0.35909">
                <text:p>0.35909</text:p>
              </table:table-cell>
              <table:table-cell office:value-type="float" office:value="0.286313">
                <text:p>0.28631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319856">
                <text:p>0.319856</text:p>
              </table:table-cell>
              <table:table-cell office:value-type="float" office:value="0.352201">
                <text:p>0.352201</text:p>
              </table:table-cell>
              <table:table-cell office:value-type="float" office:value="0.36478">
                <text:p>0.36478</text:p>
              </table:table-cell>
              <table:table-cell office:value-type="float" office:value="0.35879">
                <text:p>0.35879</text:p>
              </table:table-cell>
              <table:table-cell office:value-type="float" office:value="0.313267">
                <text:p>0.31326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316562">
                <text:p>0.316562</text:p>
              </table:table-cell>
              <table:table-cell office:value-type="float" office:value="0.333932">
                <text:p>0.333932</text:p>
              </table:table-cell>
              <table:table-cell office:value-type="float" office:value="0.365978">
                <text:p>0.365978</text:p>
              </table:table-cell>
              <table:table-cell office:value-type="float" office:value="0.352201">
                <text:p>0.352201</text:p>
              </table:table-cell>
              <table:table-cell office:value-type="float" office:value="0.295298">
                <text:p>0.29529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311471">
                <text:p>0.311471</text:p>
              </table:table-cell>
              <table:table-cell office:value-type="float" office:value="0.331836">
                <text:p>0.331836</text:p>
              </table:table-cell>
              <table:table-cell office:value-type="float" office:value="0.356993">
                <text:p>0.356993</text:p>
              </table:table-cell>
              <table:table-cell office:value-type="float" office:value="0.362384">
                <text:p>0.362384</text:p>
              </table:table-cell>
              <table:table-cell office:value-type="float" office:value="0.283318">
                <text:p>0.28331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10572">
                <text:p>0.310572</text:p>
              </table:table-cell>
              <table:table-cell office:value-type="float" office:value="0.330039">
                <text:p>0.330039</text:p>
              </table:table-cell>
              <table:table-cell office:value-type="float" office:value="0.361485">
                <text:p>0.361485</text:p>
              </table:table-cell>
              <table:table-cell office:value-type="float" office:value="0.35909">
                <text:p>0.35909</text:p>
              </table:table-cell>
              <table:table-cell office:value-type="float" office:value="0.293501">
                <text:p>0.29350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308176">
                <text:p>0.308176</text:p>
              </table:table-cell>
              <table:table-cell office:value-type="float" office:value="0.346211">
                <text:p>0.346211</text:p>
              </table:table-cell>
              <table:table-cell office:value-type="float" office:value="0.367475">
                <text:p>0.367475</text:p>
              </table:table-cell>
              <table:table-cell office:value-type="float" office:value="0.356394">
                <text:p>0.356394</text:p>
              </table:table-cell>
              <table:table-cell office:value-type="float" office:value="0.293501">
                <text:p>0.29350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304882">
                <text:p>0.304882</text:p>
              </table:table-cell>
              <table:table-cell office:value-type="float" office:value="0.336029">
                <text:p>0.336029</text:p>
              </table:table-cell>
              <table:table-cell office:value-type="float" office:value="0.367176">
                <text:p>0.367176</text:p>
              </table:table-cell>
              <table:table-cell office:value-type="float" office:value="0.369871">
                <text:p>0.369871</text:p>
              </table:table-cell>
              <table:table-cell office:value-type="float" office:value="0.302486">
                <text:p>0.30248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301887">
                <text:p>0.301887</text:p>
              </table:table-cell>
              <table:table-cell office:value-type="float" office:value="0.336328">
                <text:p>0.336328</text:p>
              </table:table-cell>
              <table:table-cell office:value-type="float" office:value="0.362084">
                <text:p>0.362084</text:p>
              </table:table-cell>
              <table:table-cell office:value-type="float" office:value="0.371069">
                <text:p>0.371069</text:p>
              </table:table-cell>
              <table:table-cell office:value-type="float" office:value="0.294699">
                <text:p>0.29469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306379">
                <text:p>0.306379</text:p>
              </table:table-cell>
              <table:table-cell office:value-type="float" office:value="0.331836">
                <text:p>0.331836</text:p>
              </table:table-cell>
              <table:table-cell office:value-type="float" office:value="0.362384">
                <text:p>0.362384</text:p>
              </table:table-cell>
              <table:table-cell office:value-type="float" office:value="0.367475">
                <text:p>0.367475</text:p>
              </table:table-cell>
              <table:table-cell office:value-type="float" office:value="0.28841">
                <text:p>0.2884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311471">
                <text:p>0.311471</text:p>
              </table:table-cell>
              <table:table-cell office:value-type="float" office:value="0.350404">
                <text:p>0.350404</text:p>
              </table:table-cell>
              <table:table-cell office:value-type="float" office:value="0.357592">
                <text:p>0.357592</text:p>
              </table:table-cell>
              <table:table-cell office:value-type="float" office:value="0.36448">
                <text:p>0.36448</text:p>
              </table:table-cell>
              <table:table-cell office:value-type="float" office:value="0.308476">
                <text:p>0.30847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304283">
                <text:p>0.304283</text:p>
              </table:table-cell>
              <table:table-cell office:value-type="float" office:value="0.336628">
                <text:p>0.336628</text:p>
              </table:table-cell>
              <table:table-cell office:value-type="float" office:value="0.354897">
                <text:p>0.354897</text:p>
              </table:table-cell>
              <table:table-cell office:value-type="float" office:value="0.360886">
                <text:p>0.360886</text:p>
              </table:table-cell>
              <table:table-cell office:value-type="float" office:value="0.307278">
                <text:p>0.30727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315364">
                <text:p>0.315364</text:p>
              </table:table-cell>
              <table:table-cell office:value-type="float" office:value="0.33513">
                <text:p>0.33513</text:p>
              </table:table-cell>
              <table:table-cell office:value-type="float" office:value="0.355196">
                <text:p>0.355196</text:p>
              </table:table-cell>
              <table:table-cell office:value-type="float" office:value="0.357293">
                <text:p>0.357293</text:p>
              </table:table-cell>
              <table:table-cell office:value-type="float" office:value="0.312369">
                <text:p>0.31236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303384">
                <text:p>0.303384</text:p>
              </table:table-cell>
              <table:table-cell office:value-type="float" office:value="0.332435">
                <text:p>0.332435</text:p>
              </table:table-cell>
              <table:table-cell office:value-type="float" office:value="0.370171">
                <text:p>0.370171</text:p>
              </table:table-cell>
              <table:table-cell office:value-type="float" office:value="0.359689">
                <text:p>0.359689</text:p>
              </table:table-cell>
              <table:table-cell office:value-type="float" office:value="0.310872">
                <text:p>0.31087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322851">
                <text:p>0.322851</text:p>
              </table:table-cell>
              <table:table-cell office:value-type="float" office:value="0.342318">
                <text:p>0.342318</text:p>
              </table:table-cell>
              <table:table-cell office:value-type="float" office:value="0.362384">
                <text:p>0.362384</text:p>
              </table:table-cell>
              <table:table-cell office:value-type="float" office:value="0.364181">
                <text:p>0.364181</text:p>
              </table:table-cell>
              <table:table-cell office:value-type="float" office:value="0.306679">
                <text:p>0.30667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0608">
                <text:p>0.30608</text:p>
              </table:table-cell>
              <table:table-cell office:value-type="float" office:value="0.335729">
                <text:p>0.335729</text:p>
              </table:table-cell>
              <table:table-cell office:value-type="float" office:value="0.362683">
                <text:p>0.362683</text:p>
              </table:table-cell>
              <table:table-cell office:value-type="float" office:value="0.360288">
                <text:p>0.360288</text:p>
              </table:table-cell>
              <table:table-cell office:value-type="float" office:value="0.314166">
                <text:p>0.31416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312968">
                <text:p>0.312968</text:p>
              </table:table-cell>
              <table:table-cell office:value-type="float" office:value="0.337227">
                <text:p>0.337227</text:p>
              </table:table-cell>
              <table:table-cell office:value-type="float" office:value="0.363582">
                <text:p>0.363582</text:p>
              </table:table-cell>
              <table:table-cell office:value-type="float" office:value="0.366876">
                <text:p>0.366876</text:p>
              </table:table-cell>
              <table:table-cell office:value-type="float" office:value="0.299491">
                <text:p>0.29949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314166">
                <text:p>0.314166</text:p>
              </table:table-cell>
              <table:table-cell office:value-type="float" office:value="0.356095">
                <text:p>0.356095</text:p>
              </table:table-cell>
              <table:table-cell office:value-type="float" office:value="0.357293">
                <text:p>0.357293</text:p>
              </table:table-cell>
              <table:table-cell office:value-type="float" office:value="0.362683">
                <text:p>0.362683</text:p>
              </table:table-cell>
              <table:table-cell office:value-type="float" office:value="0.311471">
                <text:p>0.31147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308476">
                <text:p>0.308476</text:p>
              </table:table-cell>
              <table:table-cell office:value-type="float" office:value="0.338125">
                <text:p>0.338125</text:p>
              </table:table-cell>
              <table:table-cell office:value-type="float" office:value="0.374364">
                <text:p>0.374364</text:p>
              </table:table-cell>
              <table:table-cell office:value-type="float" office:value="0.371069">
                <text:p>0.371069</text:p>
              </table:table-cell>
              <table:table-cell office:value-type="float" office:value="0.315963">
                <text:p>0.31596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300988">
                <text:p>0.300988</text:p>
              </table:table-cell>
              <table:table-cell office:value-type="float" office:value="0.33543">
                <text:p>0.33543</text:p>
              </table:table-cell>
              <table:table-cell office:value-type="float" office:value="0.338724">
                <text:p>0.338724</text:p>
              </table:table-cell>
              <table:table-cell office:value-type="float" office:value="0.367176">
                <text:p>0.367176</text:p>
              </table:table-cell>
              <table:table-cell office:value-type="float" office:value="0.302785">
                <text:p>0.30278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309075">
                <text:p>0.309075</text:p>
              </table:table-cell>
              <table:table-cell office:value-type="float" office:value="0.355196">
                <text:p>0.355196</text:p>
              </table:table-cell>
              <table:table-cell office:value-type="float" office:value="0.360288">
                <text:p>0.360288</text:p>
              </table:table-cell>
              <table:table-cell office:value-type="float" office:value="0.348907">
                <text:p>0.348907</text:p>
              </table:table-cell>
              <table:table-cell office:value-type="float" office:value="0.325247">
                <text:p>0.32524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303085">
                <text:p>0.303085</text:p>
              </table:table-cell>
              <table:table-cell office:value-type="float" office:value="0.343217">
                <text:p>0.343217</text:p>
              </table:table-cell>
              <table:table-cell office:value-type="float" office:value="0.36478">
                <text:p>0.36478</text:p>
              </table:table-cell>
              <table:table-cell office:value-type="float" office:value="0.360886">
                <text:p>0.360886</text:p>
              </table:table-cell>
              <table:table-cell office:value-type="float" office:value="0.311171">
                <text:p>0.311171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310273">
                <text:p>0.310273</text:p>
              </table:table-cell>
              <table:table-cell office:value-type="float" office:value="0.348008">
                <text:p>0.348008</text:p>
              </table:table-cell>
              <table:table-cell office:value-type="float" office:value="0.37077">
                <text:p>0.37077</text:p>
              </table:table-cell>
              <table:table-cell office:value-type="float" office:value="0.362384">
                <text:p>0.362384</text:p>
              </table:table-cell>
              <table:table-cell office:value-type="float" office:value="0.318059">
                <text:p>0.31805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292902">
                <text:p>0.292902</text:p>
              </table:table-cell>
              <table:table-cell office:value-type="float" office:value="0.337227">
                <text:p>0.337227</text:p>
              </table:table-cell>
              <table:table-cell office:value-type="float" office:value="0.363881">
                <text:p>0.363881</text:p>
              </table:table-cell>
              <table:table-cell office:value-type="float" office:value="0.366277">
                <text:p>0.366277</text:p>
              </table:table-cell>
              <table:table-cell office:value-type="float" office:value="0.312369">
                <text:p>0.312369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315364">
                <text:p>0.315364</text:p>
              </table:table-cell>
              <table:table-cell office:value-type="float" office:value="0.331237">
                <text:p>0.331237</text:p>
              </table:table-cell>
              <table:table-cell office:value-type="float" office:value="0.344714">
                <text:p>0.344714</text:p>
              </table:table-cell>
              <table:table-cell office:value-type="float" office:value="0.35879">
                <text:p>0.35879</text:p>
              </table:table-cell>
              <table:table-cell office:value-type="float" office:value="0.321054">
                <text:p>0.32105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13567">
                <text:p>0.313567</text:p>
              </table:table-cell>
              <table:table-cell office:value-type="float" office:value="0.333333">
                <text:p>0.333333</text:p>
              </table:table-cell>
              <table:table-cell office:value-type="float" office:value="0.355496">
                <text:p>0.355496</text:p>
              </table:table-cell>
              <table:table-cell office:value-type="float" office:value="0.351303">
                <text:p>0.351303</text:p>
              </table:table-cell>
              <table:table-cell office:value-type="float" office:value="0.315663">
                <text:p>0.31566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30009">
                <text:p>0.30009</text:p>
              </table:table-cell>
              <table:table-cell office:value-type="float" office:value="0.337526">
                <text:p>0.337526</text:p>
              </table:table-cell>
              <table:table-cell office:value-type="float" office:value="0.363582">
                <text:p>0.363582</text:p>
              </table:table-cell>
              <table:table-cell office:value-type="float" office:value="0.362983">
                <text:p>0.362983</text:p>
              </table:table-cell>
              <table:table-cell office:value-type="float" office:value="0.320455">
                <text:p>0.32045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307877">
                <text:p>0.307877</text:p>
              </table:table-cell>
              <table:table-cell office:value-type="float" office:value="0.343217">
                <text:p>0.343217</text:p>
              </table:table-cell>
              <table:table-cell office:value-type="float" office:value="0.359988">
                <text:p>0.359988</text:p>
              </table:table-cell>
              <table:table-cell office:value-type="float" office:value="0.375562">
                <text:p>0.375562</text:p>
              </table:table-cell>
              <table:table-cell office:value-type="float" office:value="0.303085">
                <text:p>0.303085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312968">
                <text:p>0.312968</text:p>
              </table:table-cell>
              <table:table-cell office:value-type="float" office:value="0.332734">
                <text:p>0.332734</text:p>
              </table:table-cell>
              <table:table-cell office:value-type="float" office:value="0.372267">
                <text:p>0.372267</text:p>
              </table:table-cell>
              <table:table-cell office:value-type="float" office:value="0.354597">
                <text:p>0.354597</text:p>
              </table:table-cell>
              <table:table-cell office:value-type="float" office:value="0.316562">
                <text:p>0.31656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307877">
                <text:p>0.307877</text:p>
              </table:table-cell>
              <table:table-cell office:value-type="float" office:value="0.337526">
                <text:p>0.337526</text:p>
              </table:table-cell>
              <table:table-cell office:value-type="float" office:value="0.366277">
                <text:p>0.366277</text:p>
              </table:table-cell>
              <table:table-cell office:value-type="float" office:value="0.367775">
                <text:p>0.367775</text:p>
              </table:table-cell>
              <table:table-cell office:value-type="float" office:value="0.31746">
                <text:p>0.3174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314765">
                <text:p>0.314765</text:p>
              </table:table-cell>
              <table:table-cell office:value-type="float" office:value="0.345612">
                <text:p>0.345612</text:p>
              </table:table-cell>
              <table:table-cell office:value-type="float" office:value="0.355795">
                <text:p>0.355795</text:p>
              </table:table-cell>
              <table:table-cell office:value-type="float" office:value="0.361785">
                <text:p>0.361785</text:p>
              </table:table-cell>
              <table:table-cell office:value-type="float" office:value="0.318059">
                <text:p>0.318059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309075">
                <text:p>0.309075</text:p>
              </table:table-cell>
              <table:table-cell office:value-type="float" office:value="0.332435">
                <text:p>0.332435</text:p>
              </table:table-cell>
              <table:table-cell office:value-type="float" office:value="0.364181">
                <text:p>0.364181</text:p>
              </table:table-cell>
              <table:table-cell office:value-type="float" office:value="0.359689">
                <text:p>0.359689</text:p>
              </table:table-cell>
              <table:table-cell office:value-type="float" office:value="0.315064">
                <text:p>0.315064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312369">
                <text:p>0.312369</text:p>
              </table:table-cell>
              <table:table-cell office:value-type="float" office:value="0.331536">
                <text:p>0.331536</text:p>
              </table:table-cell>
              <table:table-cell office:value-type="float" office:value="0.359389">
                <text:p>0.359389</text:p>
              </table:table-cell>
              <table:table-cell office:value-type="float" office:value="0.35909">
                <text:p>0.35909</text:p>
              </table:table-cell>
              <table:table-cell office:value-type="float" office:value="0.319257">
                <text:p>0.31925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312968">
                <text:p>0.312968</text:p>
              </table:table-cell>
              <table:table-cell office:value-type="float" office:value="0.337826">
                <text:p>0.337826</text:p>
              </table:table-cell>
              <table:table-cell office:value-type="float" office:value="0.367475">
                <text:p>0.367475</text:p>
              </table:table-cell>
              <table:table-cell office:value-type="float" office:value="0.366277">
                <text:p>0.366277</text:p>
              </table:table-cell>
              <table:table-cell office:value-type="float" office:value="0.325846">
                <text:p>0.32584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309374">
                <text:p>0.309374</text:p>
              </table:table-cell>
              <table:table-cell office:value-type="float" office:value="0.34112">
                <text:p>0.34112</text:p>
              </table:table-cell>
              <table:table-cell office:value-type="float" office:value="0.359689">
                <text:p>0.359689</text:p>
              </table:table-cell>
              <table:table-cell office:value-type="float" office:value="0.368673">
                <text:p>0.368673</text:p>
              </table:table-cell>
              <table:table-cell office:value-type="float" office:value="0.310273">
                <text:p>0.31027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16861">
                <text:p>0.316861</text:p>
              </table:table-cell>
              <table:table-cell office:value-type="float" office:value="0.345912">
                <text:p>0.345912</text:p>
              </table:table-cell>
              <table:table-cell office:value-type="float" office:value="0.365678">
                <text:p>0.365678</text:p>
              </table:table-cell>
              <table:table-cell office:value-type="float" office:value="0.361485">
                <text:p>0.361485</text:p>
              </table:table-cell>
              <table:table-cell office:value-type="float" office:value="0.318658">
                <text:p>0.31865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32345">
                <text:p>0.32345</text:p>
              </table:table-cell>
              <table:table-cell office:value-type="float" office:value="0.338125">
                <text:p>0.338125</text:p>
              </table:table-cell>
              <table:table-cell office:value-type="float" office:value="0.372866">
                <text:p>0.372866</text:p>
              </table:table-cell>
              <table:table-cell office:value-type="float" office:value="0.374663">
                <text:p>0.374663</text:p>
              </table:table-cell>
              <table:table-cell office:value-type="float" office:value="0.313267">
                <text:p>0.31326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298293">
                <text:p>0.298293</text:p>
              </table:table-cell>
              <table:table-cell office:value-type="float" office:value="0.34112">
                <text:p>0.34112</text:p>
              </table:table-cell>
              <table:table-cell office:value-type="float" office:value="0.362384">
                <text:p>0.362384</text:p>
              </table:table-cell>
              <table:table-cell office:value-type="float" office:value="0.366277">
                <text:p>0.366277</text:p>
              </table:table-cell>
              <table:table-cell office:value-type="float" office:value="0.310572">
                <text:p>0.31057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290506">
                <text:p>0.290506</text:p>
              </table:table-cell>
              <table:table-cell office:value-type="float" office:value="0.342318">
                <text:p>0.342318</text:p>
              </table:table-cell>
              <table:table-cell office:value-type="float" office:value="0.367475">
                <text:p>0.367475</text:p>
              </table:table-cell>
              <table:table-cell office:value-type="float" office:value="0.3531">
                <text:p>0.3531</text:p>
              </table:table-cell>
              <table:table-cell office:value-type="float" office:value="0.309674">
                <text:p>0.30967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308176">
                <text:p>0.308176</text:p>
              </table:table-cell>
              <table:table-cell office:value-type="float" office:value="0.34142">
                <text:p>0.34142</text:p>
              </table:table-cell>
              <table:table-cell office:value-type="float" office:value="0.361485">
                <text:p>0.361485</text:p>
              </table:table-cell>
              <table:table-cell office:value-type="float" office:value="0.369871">
                <text:p>0.369871</text:p>
              </table:table-cell>
              <table:table-cell office:value-type="float" office:value="0.321653">
                <text:p>0.321653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307877">
                <text:p>0.307877</text:p>
              </table:table-cell>
              <table:table-cell office:value-type="float" office:value="0.351602">
                <text:p>0.351602</text:p>
              </table:table-cell>
              <table:table-cell office:value-type="float" office:value="0.370171">
                <text:p>0.370171</text:p>
              </table:table-cell>
              <table:table-cell office:value-type="float" office:value="0.372567">
                <text:p>0.372567</text:p>
              </table:table-cell>
              <table:table-cell office:value-type="float" office:value="0.310572">
                <text:p>0.31057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302785">
                <text:p>0.302785</text:p>
              </table:table-cell>
              <table:table-cell office:value-type="float" office:value="0.333633">
                <text:p>0.333633</text:p>
              </table:table-cell>
              <table:table-cell office:value-type="float" office:value="0.377358">
                <text:p>0.377358</text:p>
              </table:table-cell>
              <table:table-cell office:value-type="float" office:value="0.380653">
                <text:p>0.380653</text:p>
              </table:table-cell>
              <table:table-cell office:value-type="float" office:value="0.334232">
                <text:p>0.33423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312069">
                <text:p>0.312069</text:p>
              </table:table-cell>
              <table:table-cell office:value-type="float" office:value="0.337826">
                <text:p>0.337826</text:p>
              </table:table-cell>
              <table:table-cell office:value-type="float" office:value="0.377658">
                <text:p>0.377658</text:p>
              </table:table-cell>
              <table:table-cell office:value-type="float" office:value="0.381252">
                <text:p>0.381252</text:p>
              </table:table-cell>
              <table:table-cell office:value-type="float" office:value="0.324648">
                <text:p>0.32464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299191">
                <text:p>0.299191</text:p>
              </table:table-cell>
              <table:table-cell office:value-type="float" office:value="0.343816">
                <text:p>0.343816</text:p>
              </table:table-cell>
              <table:table-cell office:value-type="float" office:value="0.367475">
                <text:p>0.367475</text:p>
              </table:table-cell>
              <table:table-cell office:value-type="float" office:value="0.37646">
                <text:p>0.37646</text:p>
              </table:table-cell>
              <table:table-cell office:value-type="float" office:value="0.318059">
                <text:p>0.31805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314465">
                <text:p>0.314465</text:p>
              </table:table-cell>
              <table:table-cell office:value-type="float" office:value="0.342618">
                <text:p>0.342618</text:p>
              </table:table-cell>
              <table:table-cell office:value-type="float" office:value="0.351303">
                <text:p>0.351303</text:p>
              </table:table-cell>
              <table:table-cell office:value-type="float" office:value="0.378856">
                <text:p>0.378856</text:p>
              </table:table-cell>
              <table:table-cell office:value-type="float" office:value="0.302785">
                <text:p>0.30278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96496">
                <text:p>0.296496</text:p>
              </table:table-cell>
              <table:table-cell office:value-type="float" office:value="0.35879">
                <text:p>0.35879</text:p>
              </table:table-cell>
              <table:table-cell office:value-type="float" office:value="0.375562">
                <text:p>0.375562</text:p>
              </table:table-cell>
              <table:table-cell office:value-type="float" office:value="0.384247">
                <text:p>0.384247</text:p>
              </table:table-cell>
              <table:table-cell office:value-type="float" office:value="0.312369">
                <text:p>0.312369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299491">
                <text:p>0.299491</text:p>
              </table:table-cell>
              <table:table-cell office:value-type="float" office:value="0.3528">
                <text:p>0.3528</text:p>
              </table:table-cell>
              <table:table-cell office:value-type="float" office:value="0.356394">
                <text:p>0.356394</text:p>
              </table:table-cell>
              <table:table-cell office:value-type="float" office:value="0.360886">
                <text:p>0.360886</text:p>
              </table:table-cell>
              <table:table-cell office:value-type="float" office:value="0.31776">
                <text:p>0.3177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313567">
                <text:p>0.313567</text:p>
              </table:table-cell>
              <table:table-cell office:value-type="float" office:value="0.341719">
                <text:p>0.341719</text:p>
              </table:table-cell>
              <table:table-cell office:value-type="float" office:value="0.371668">
                <text:p>0.371668</text:p>
              </table:table-cell>
              <table:table-cell office:value-type="float" office:value="0.367775">
                <text:p>0.367775</text:p>
              </table:table-cell>
              <table:table-cell office:value-type="float" office:value="0.325846">
                <text:p>0.325846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303983">
                <text:p>0.303983</text:p>
              </table:table-cell>
              <table:table-cell office:value-type="float" office:value="0.343516">
                <text:p>0.343516</text:p>
              </table:table-cell>
              <table:table-cell office:value-type="float" office:value="0.362384">
                <text:p>0.362384</text:p>
              </table:table-cell>
              <table:table-cell office:value-type="float" office:value="0.37077">
                <text:p>0.37077</text:p>
              </table:table-cell>
              <table:table-cell office:value-type="float" office:value="0.324349">
                <text:p>0.324349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311171">
                <text:p>0.311171</text:p>
              </table:table-cell>
              <table:table-cell office:value-type="float" office:value="0.343217">
                <text:p>0.343217</text:p>
              </table:table-cell>
              <table:table-cell office:value-type="float" office:value="0.365978">
                <text:p>0.365978</text:p>
              </table:table-cell>
              <table:table-cell office:value-type="float" office:value="0.369272">
                <text:p>0.369272</text:p>
              </table:table-cell>
              <table:table-cell office:value-type="float" office:value="0.310872">
                <text:p>0.31087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300988">
                <text:p>0.300988</text:p>
              </table:table-cell>
              <table:table-cell office:value-type="float" office:value="0.340821">
                <text:p>0.340821</text:p>
              </table:table-cell>
              <table:table-cell office:value-type="float" office:value="0.365079">
                <text:p>0.365079</text:p>
              </table:table-cell>
              <table:table-cell office:value-type="float" office:value="0.380353">
                <text:p>0.380353</text:p>
              </table:table-cell>
              <table:table-cell office:value-type="float" office:value="0.32375">
                <text:p>0.3237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302186">
                <text:p>0.302186</text:p>
              </table:table-cell>
              <table:table-cell office:value-type="float" office:value="0.34681">
                <text:p>0.34681</text:p>
              </table:table-cell>
              <table:table-cell office:value-type="float" office:value="0.371069">
                <text:p>0.371069</text:p>
              </table:table-cell>
              <table:table-cell office:value-type="float" office:value="0.375861">
                <text:p>0.375861</text:p>
              </table:table-cell>
              <table:table-cell office:value-type="float" office:value="0.309374">
                <text:p>0.30937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314465">
                <text:p>0.314465</text:p>
              </table:table-cell>
              <table:table-cell office:value-type="float" office:value="0.340821">
                <text:p>0.340821</text:p>
              </table:table-cell>
              <table:table-cell office:value-type="float" office:value="0.36448">
                <text:p>0.36448</text:p>
              </table:table-cell>
              <table:table-cell office:value-type="float" office:value="0.369272">
                <text:p>0.369272</text:p>
              </table:table-cell>
              <table:table-cell office:value-type="float" office:value="0.324349">
                <text:p>0.32434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307877">
                <text:p>0.307877</text:p>
              </table:table-cell>
              <table:table-cell office:value-type="float" office:value="0.338125">
                <text:p>0.338125</text:p>
              </table:table-cell>
              <table:table-cell office:value-type="float" office:value="0.357293">
                <text:p>0.357293</text:p>
              </table:table-cell>
              <table:table-cell office:value-type="float" office:value="0.378856">
                <text:p>0.378856</text:p>
              </table:table-cell>
              <table:table-cell office:value-type="float" office:value="0.327643">
                <text:p>0.327643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311171">
                <text:p>0.311171</text:p>
              </table:table-cell>
              <table:table-cell office:value-type="float" office:value="0.348907">
                <text:p>0.348907</text:p>
              </table:table-cell>
              <table:table-cell office:value-type="float" office:value="0.350404">
                <text:p>0.350404</text:p>
              </table:table-cell>
              <table:table-cell office:value-type="float" office:value="0.39383">
                <text:p>0.39383</text:p>
              </table:table-cell>
              <table:table-cell office:value-type="float" office:value="0.328242">
                <text:p>0.32824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21653">
                <text:p>0.321653</text:p>
              </table:table-cell>
              <table:table-cell office:value-type="float" office:value="0.337227">
                <text:p>0.337227</text:p>
              </table:table-cell>
              <table:table-cell office:value-type="float" office:value="0.370171">
                <text:p>0.370171</text:p>
              </table:table-cell>
              <table:table-cell office:value-type="float" office:value="0.374963">
                <text:p>0.374963</text:p>
              </table:table-cell>
              <table:table-cell office:value-type="float" office:value="0.319856">
                <text:p>0.319856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309973">
                <text:p>0.309973</text:p>
              </table:table-cell>
              <table:table-cell office:value-type="float" office:value="0.344115">
                <text:p>0.344115</text:p>
              </table:table-cell>
              <table:table-cell office:value-type="float" office:value="0.367176">
                <text:p>0.367176</text:p>
              </table:table-cell>
              <table:table-cell office:value-type="float" office:value="0.369572">
                <text:p>0.369572</text:p>
              </table:table-cell>
              <table:table-cell office:value-type="float" office:value="0.328841">
                <text:p>0.328841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303384">
                <text:p>0.303384</text:p>
              </table:table-cell>
              <table:table-cell office:value-type="float" office:value="0.345912">
                <text:p>0.345912</text:p>
              </table:table-cell>
              <table:table-cell office:value-type="float" office:value="0.365379">
                <text:p>0.365379</text:p>
              </table:table-cell>
              <table:table-cell office:value-type="float" office:value="0.368374">
                <text:p>0.368374</text:p>
              </table:table-cell>
              <table:table-cell office:value-type="float" office:value="0.313866">
                <text:p>0.313866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310572">
                <text:p>0.310572</text:p>
              </table:table-cell>
              <table:table-cell office:value-type="float" office:value="0.345313">
                <text:p>0.345313</text:p>
              </table:table-cell>
              <table:table-cell office:value-type="float" office:value="0.359389">
                <text:p>0.359389</text:p>
              </table:table-cell>
              <table:table-cell office:value-type="float" office:value="0.366277">
                <text:p>0.366277</text:p>
              </table:table-cell>
              <table:table-cell office:value-type="float" office:value="0.32375">
                <text:p>0.32375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302486">
                <text:p>0.302486</text:p>
              </table:table-cell>
              <table:table-cell office:value-type="float" office:value="0.354597">
                <text:p>0.354597</text:p>
              </table:table-cell>
              <table:table-cell office:value-type="float" office:value="0.361485">
                <text:p>0.361485</text:p>
              </table:table-cell>
              <table:table-cell office:value-type="float" office:value="0.371968">
                <text:p>0.371968</text:p>
              </table:table-cell>
              <table:table-cell office:value-type="float" office:value="0.333932">
                <text:p>0.33393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312069">
                <text:p>0.312069</text:p>
              </table:table-cell>
              <table:table-cell office:value-type="float" office:value="0.345612">
                <text:p>0.345612</text:p>
              </table:table-cell>
              <table:table-cell office:value-type="float" office:value="0.372866">
                <text:p>0.372866</text:p>
              </table:table-cell>
              <table:table-cell office:value-type="float" office:value="0.366277">
                <text:p>0.366277</text:p>
              </table:table-cell>
              <table:table-cell office:value-type="float" office:value="0.33513">
                <text:p>0.33513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300689">
                <text:p>0.300689</text:p>
              </table:table-cell>
              <table:table-cell office:value-type="float" office:value="0.340821">
                <text:p>0.340821</text:p>
              </table:table-cell>
              <table:table-cell office:value-type="float" office:value="0.382749">
                <text:p>0.382749</text:p>
              </table:table-cell>
              <table:table-cell office:value-type="float" office:value="0.372866">
                <text:p>0.372866</text:p>
              </table:table-cell>
              <table:table-cell office:value-type="float" office:value="0.314166">
                <text:p>0.314166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310273">
                <text:p>0.310273</text:p>
              </table:table-cell>
              <table:table-cell office:value-type="float" office:value="0.350404">
                <text:p>0.350404</text:p>
              </table:table-cell>
              <table:table-cell office:value-type="float" office:value="0.368374">
                <text:p>0.368374</text:p>
              </table:table-cell>
              <table:table-cell office:value-type="float" office:value="0.390237">
                <text:p>0.390237</text:p>
              </table:table-cell>
              <table:table-cell office:value-type="float" office:value="0.31746">
                <text:p>0.31746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291704">
                <text:p>0.291704</text:p>
              </table:table-cell>
              <table:table-cell office:value-type="float" office:value="0.351902">
                <text:p>0.351902</text:p>
              </table:table-cell>
              <table:table-cell office:value-type="float" office:value="0.383049">
                <text:p>0.383049</text:p>
              </table:table-cell>
              <table:table-cell office:value-type="float" office:value="0.369871">
                <text:p>0.369871</text:p>
              </table:table-cell>
              <table:table-cell office:value-type="float" office:value="0.332435">
                <text:p>0.332435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309374">
                <text:p>0.309374</text:p>
              </table:table-cell>
              <table:table-cell office:value-type="float" office:value="0.352201">
                <text:p>0.352201</text:p>
              </table:table-cell>
              <table:table-cell office:value-type="float" office:value="0.373765">
                <text:p>0.373765</text:p>
              </table:table-cell>
              <table:table-cell office:value-type="float" office:value="0.369871">
                <text:p>0.369871</text:p>
              </table:table-cell>
              <table:table-cell office:value-type="float" office:value="0.32944">
                <text:p>0.3294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06978">
                <text:p>0.306978</text:p>
              </table:table-cell>
              <table:table-cell office:value-type="float" office:value="0.337227">
                <text:p>0.337227</text:p>
              </table:table-cell>
              <table:table-cell office:value-type="float" office:value="0.37077">
                <text:p>0.37077</text:p>
              </table:table-cell>
              <table:table-cell office:value-type="float" office:value="0.380353">
                <text:p>0.380353</text:p>
              </table:table-cell>
              <table:table-cell office:value-type="float" office:value="0.31776">
                <text:p>0.31776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318359">
                <text:p>0.318359</text:p>
              </table:table-cell>
              <table:table-cell office:value-type="float" office:value="0.339922">
                <text:p>0.339922</text:p>
              </table:table-cell>
              <table:table-cell office:value-type="float" office:value="0.375562">
                <text:p>0.375562</text:p>
              </table:table-cell>
              <table:table-cell office:value-type="float" office:value="0.376161">
                <text:p>0.376161</text:p>
              </table:table-cell>
              <table:table-cell office:value-type="float" office:value="0.328841">
                <text:p>0.328841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307877">
                <text:p>0.307877</text:p>
              </table:table-cell>
              <table:table-cell office:value-type="float" office:value="0.338125">
                <text:p>0.338125</text:p>
              </table:table-cell>
              <table:table-cell office:value-type="float" office:value="0.375262">
                <text:p>0.375262</text:p>
              </table:table-cell>
              <table:table-cell office:value-type="float" office:value="0.383648">
                <text:p>0.383648</text:p>
              </table:table-cell>
              <table:table-cell office:value-type="float" office:value="0.325547">
                <text:p>0.325547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309075">
                <text:p>0.309075</text:p>
              </table:table-cell>
              <table:table-cell office:value-type="float" office:value="0.338724">
                <text:p>0.338724</text:p>
              </table:table-cell>
              <table:table-cell office:value-type="float" office:value="0.367475">
                <text:p>0.367475</text:p>
              </table:table-cell>
              <table:table-cell office:value-type="float" office:value="0.381252">
                <text:p>0.381252</text:p>
              </table:table-cell>
              <table:table-cell office:value-type="float" office:value="0.330937">
                <text:p>0.330937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314765">
                <text:p>0.314765</text:p>
              </table:table-cell>
              <table:table-cell office:value-type="float" office:value="0.342917">
                <text:p>0.342917</text:p>
              </table:table-cell>
              <table:table-cell office:value-type="float" office:value="0.383049">
                <text:p>0.383049</text:p>
              </table:table-cell>
              <table:table-cell office:value-type="float" office:value="0.365978">
                <text:p>0.365978</text:p>
              </table:table-cell>
              <table:table-cell office:value-type="float" office:value="0.339024">
                <text:p>0.33902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309075">
                <text:p>0.309075</text:p>
              </table:table-cell>
              <table:table-cell office:value-type="float" office:value="0.355795">
                <text:p>0.355795</text:p>
              </table:table-cell>
              <table:table-cell office:value-type="float" office:value="0.387541">
                <text:p>0.387541</text:p>
              </table:table-cell>
              <table:table-cell office:value-type="float" office:value="0.383648">
                <text:p>0.383648</text:p>
              </table:table-cell>
              <table:table-cell office:value-type="float" office:value="0.325247">
                <text:p>0.32524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310273">
                <text:p>0.310273</text:p>
              </table:table-cell>
              <table:table-cell office:value-type="float" office:value="0.346511">
                <text:p>0.346511</text:p>
              </table:table-cell>
              <table:table-cell office:value-type="float" office:value="0.359988">
                <text:p>0.359988</text:p>
              </table:table-cell>
              <table:table-cell office:value-type="float" office:value="0.383348">
                <text:p>0.383348</text:p>
              </table:table-cell>
              <table:table-cell office:value-type="float" office:value="0.327942">
                <text:p>0.327942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315663">
                <text:p>0.315663</text:p>
              </table:table-cell>
              <table:table-cell office:value-type="float" office:value="0.343516">
                <text:p>0.343516</text:p>
              </table:table-cell>
              <table:table-cell office:value-type="float" office:value="0.372866">
                <text:p>0.372866</text:p>
              </table:table-cell>
              <table:table-cell office:value-type="float" office:value="0.376161">
                <text:p>0.376161</text:p>
              </table:table-cell>
              <table:table-cell office:value-type="float" office:value="0.331536">
                <text:p>0.331536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310572">
                <text:p>0.310572</text:p>
              </table:table-cell>
              <table:table-cell office:value-type="float" office:value="0.332135">
                <text:p>0.332135</text:p>
              </table:table-cell>
              <table:table-cell office:value-type="float" office:value="0.361785">
                <text:p>0.361785</text:p>
              </table:table-cell>
              <table:table-cell office:value-type="float" office:value="0.37676">
                <text:p>0.37676</text:p>
              </table:table-cell>
              <table:table-cell office:value-type="float" office:value="0.332734">
                <text:p>0.33273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306679">
                <text:p>0.306679</text:p>
              </table:table-cell>
              <table:table-cell office:value-type="float" office:value="0.349805">
                <text:p>0.349805</text:p>
              </table:table-cell>
              <table:table-cell office:value-type="float" office:value="0.377658">
                <text:p>0.377658</text:p>
              </table:table-cell>
              <table:table-cell office:value-type="float" office:value="0.385145">
                <text:p>0.385145</text:p>
              </table:table-cell>
              <table:table-cell office:value-type="float" office:value="0.327643">
                <text:p>0.32764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09374">
                <text:p>0.309374</text:p>
              </table:table-cell>
              <table:table-cell office:value-type="float" office:value="0.345912">
                <text:p>0.345912</text:p>
              </table:table-cell>
              <table:table-cell office:value-type="float" office:value="0.37676">
                <text:p>0.37676</text:p>
              </table:table-cell>
              <table:table-cell office:value-type="float" office:value="0.374663">
                <text:p>0.374663</text:p>
              </table:table-cell>
              <table:table-cell office:value-type="float" office:value="0.319257">
                <text:p>0.319257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302486">
                <text:p>0.302486</text:p>
              </table:table-cell>
              <table:table-cell office:value-type="float" office:value="0.328841">
                <text:p>0.328841</text:p>
              </table:table-cell>
              <table:table-cell office:value-type="float" office:value="0.375262">
                <text:p>0.375262</text:p>
              </table:table-cell>
              <table:table-cell office:value-type="float" office:value="0.38814">
                <text:p>0.38814</text:p>
              </table:table-cell>
              <table:table-cell office:value-type="float" office:value="0.324948">
                <text:p>0.32494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314765">
                <text:p>0.314765</text:p>
              </table:table-cell>
              <table:table-cell office:value-type="float" office:value="0.340521">
                <text:p>0.340521</text:p>
              </table:table-cell>
              <table:table-cell office:value-type="float" office:value="0.37646">
                <text:p>0.37646</text:p>
              </table:table-cell>
              <table:table-cell office:value-type="float" office:value="0.372567">
                <text:p>0.372567</text:p>
              </table:table-cell>
              <table:table-cell office:value-type="float" office:value="0.327044">
                <text:p>0.327044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313267">
                <text:p>0.313267</text:p>
              </table:table-cell>
              <table:table-cell office:value-type="float" office:value="0.342019">
                <text:p>0.342019</text:p>
              </table:table-cell>
              <table:table-cell office:value-type="float" office:value="0.376161">
                <text:p>0.376161</text:p>
              </table:table-cell>
              <table:table-cell office:value-type="float" office:value="0.365079">
                <text:p>0.365079</text:p>
              </table:table-cell>
              <table:table-cell office:value-type="float" office:value="0.319856">
                <text:p>0.319856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30009">
                <text:p>0.30009</text:p>
              </table:table-cell>
              <table:table-cell office:value-type="float" office:value="0.351003">
                <text:p>0.351003</text:p>
              </table:table-cell>
              <table:table-cell office:value-type="float" office:value="0.386643">
                <text:p>0.386643</text:p>
              </table:table-cell>
              <table:table-cell office:value-type="float" office:value="0.38245">
                <text:p>0.38245</text:p>
              </table:table-cell>
              <table:table-cell office:value-type="float" office:value="0.330937">
                <text:p>0.330937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310273">
                <text:p>0.310273</text:p>
              </table:table-cell>
              <table:table-cell office:value-type="float" office:value="0.346211">
                <text:p>0.346211</text:p>
              </table:table-cell>
              <table:table-cell office:value-type="float" office:value="0.37077">
                <text:p>0.37077</text:p>
              </table:table-cell>
              <table:table-cell office:value-type="float" office:value="0.383348">
                <text:p>0.383348</text:p>
              </table:table-cell>
              <table:table-cell office:value-type="float" office:value="0.327942">
                <text:p>0.32794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298293">
                <text:p>0.298293</text:p>
              </table:table-cell>
              <table:table-cell office:value-type="float" office:value="0.34681">
                <text:p>0.34681</text:p>
              </table:table-cell>
              <table:table-cell office:value-type="float" office:value="0.375861">
                <text:p>0.375861</text:p>
              </table:table-cell>
              <table:table-cell office:value-type="float" office:value="0.384846">
                <text:p>0.384846</text:p>
              </table:table-cell>
              <table:table-cell office:value-type="float" office:value="0.325547">
                <text:p>0.325547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296795">
                <text:p>0.296795</text:p>
              </table:table-cell>
              <table:table-cell office:value-type="float" office:value="0.342318">
                <text:p>0.342318</text:p>
              </table:table-cell>
              <table:table-cell office:value-type="float" office:value="0.374963">
                <text:p>0.374963</text:p>
              </table:table-cell>
              <table:table-cell office:value-type="float" office:value="0.382749">
                <text:p>0.382749</text:p>
              </table:table-cell>
              <table:table-cell office:value-type="float" office:value="0.326745">
                <text:p>0.326745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314765">
                <text:p>0.314765</text:p>
              </table:table-cell>
              <table:table-cell office:value-type="float" office:value="0.344414">
                <text:p>0.344414</text:p>
              </table:table-cell>
              <table:table-cell office:value-type="float" office:value="0.381252">
                <text:p>0.381252</text:p>
              </table:table-cell>
              <table:table-cell office:value-type="float" office:value="0.381551">
                <text:p>0.381551</text:p>
              </table:table-cell>
              <table:table-cell office:value-type="float" office:value="0.332734">
                <text:p>0.332734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305481">
                <text:p>0.305481</text:p>
              </table:table-cell>
              <table:table-cell office:value-type="float" office:value="0.345912">
                <text:p>0.345912</text:p>
              </table:table-cell>
              <table:table-cell office:value-type="float" office:value="0.37646">
                <text:p>0.37646</text:p>
              </table:table-cell>
              <table:table-cell office:value-type="float" office:value="0.384247">
                <text:p>0.384247</text:p>
              </table:table-cell>
              <table:table-cell office:value-type="float" office:value="0.333034">
                <text:p>0.33303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04283">
                <text:p>0.304283</text:p>
              </table:table-cell>
              <table:table-cell office:value-type="float" office:value="0.343516">
                <text:p>0.343516</text:p>
              </table:table-cell>
              <table:table-cell office:value-type="float" office:value="0.387242">
                <text:p>0.387242</text:p>
              </table:table-cell>
              <table:table-cell office:value-type="float" office:value="0.386044">
                <text:p>0.386044</text:p>
              </table:table-cell>
              <table:table-cell office:value-type="float" office:value="0.34142">
                <text:p>0.34142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318958">
                <text:p>0.318958</text:p>
              </table:table-cell>
              <table:table-cell office:value-type="float" office:value="0.339323">
                <text:p>0.339323</text:p>
              </table:table-cell>
              <table:table-cell office:value-type="float" office:value="0.382749">
                <text:p>0.382749</text:p>
              </table:table-cell>
              <table:table-cell office:value-type="float" office:value="0.380353">
                <text:p>0.380353</text:p>
              </table:table-cell>
              <table:table-cell office:value-type="float" office:value="0.336029">
                <text:p>0.33602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315663">
                <text:p>0.315663</text:p>
              </table:table-cell>
              <table:table-cell office:value-type="float" office:value="0.340521">
                <text:p>0.340521</text:p>
              </table:table-cell>
              <table:table-cell office:value-type="float" office:value="0.372267">
                <text:p>0.372267</text:p>
              </table:table-cell>
              <table:table-cell office:value-type="float" office:value="0.374064">
                <text:p>0.374064</text:p>
              </table:table-cell>
              <table:table-cell office:value-type="float" office:value="0.331237">
                <text:p>0.331237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31177">
                <text:p>0.31177</text:p>
              </table:table-cell>
              <table:table-cell office:value-type="float" office:value="0.33513">
                <text:p>0.33513</text:p>
              </table:table-cell>
              <table:table-cell office:value-type="float" office:value="0.361785">
                <text:p>0.361785</text:p>
              </table:table-cell>
              <table:table-cell office:value-type="float" office:value="0.379155">
                <text:p>0.379155</text:p>
              </table:table-cell>
              <table:table-cell office:value-type="float" office:value="0.316262">
                <text:p>0.316262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316262">
                <text:p>0.316262</text:p>
              </table:table-cell>
              <table:table-cell office:value-type="float" office:value="0.349506">
                <text:p>0.349506</text:p>
              </table:table-cell>
              <table:table-cell office:value-type="float" office:value="0.383947">
                <text:p>0.383947</text:p>
              </table:table-cell>
              <table:table-cell office:value-type="float" office:value="0.381551">
                <text:p>0.381551</text:p>
              </table:table-cell>
              <table:table-cell office:value-type="float" office:value="0.321054">
                <text:p>0.32105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307278">
                <text:p>0.307278</text:p>
              </table:table-cell>
              <table:table-cell office:value-type="float" office:value="0.344714">
                <text:p>0.344714</text:p>
              </table:table-cell>
              <table:table-cell office:value-type="float" office:value="0.374663">
                <text:p>0.374663</text:p>
              </table:table-cell>
              <table:table-cell office:value-type="float" office:value="0.384247">
                <text:p>0.384247</text:p>
              </table:table-cell>
              <table:table-cell office:value-type="float" office:value="0.333932">
                <text:p>0.333932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310572">
                <text:p>0.310572</text:p>
              </table:table-cell>
              <table:table-cell office:value-type="float" office:value="0.334232">
                <text:p>0.334232</text:p>
              </table:table-cell>
              <table:table-cell office:value-type="float" office:value="0.374064">
                <text:p>0.374064</text:p>
              </table:table-cell>
              <table:table-cell office:value-type="float" office:value="0.390836">
                <text:p>0.390836</text:p>
              </table:table-cell>
              <table:table-cell office:value-type="float" office:value="0.331836">
                <text:p>0.331836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311471">
                <text:p>0.311471</text:p>
              </table:table-cell>
              <table:table-cell office:value-type="float" office:value="0.331536">
                <text:p>0.331536</text:p>
              </table:table-cell>
              <table:table-cell office:value-type="float" office:value="0.369572">
                <text:p>0.369572</text:p>
              </table:table-cell>
              <table:table-cell office:value-type="float" office:value="0.396825">
                <text:p>0.396825</text:p>
              </table:table-cell>
              <table:table-cell office:value-type="float" office:value="0.331836">
                <text:p>0.331836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300988">
                <text:p>0.300988</text:p>
              </table:table-cell>
              <table:table-cell office:value-type="float" office:value="0.347709">
                <text:p>0.347709</text:p>
              </table:table-cell>
              <table:table-cell office:value-type="float" office:value="0.369272">
                <text:p>0.369272</text:p>
              </table:table-cell>
              <table:table-cell office:value-type="float" office:value="0.378856">
                <text:p>0.378856</text:p>
              </table:table-cell>
              <table:table-cell office:value-type="float" office:value="0.333932">
                <text:p>0.333932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310273">
                <text:p>0.310273</text:p>
              </table:table-cell>
              <table:table-cell office:value-type="float" office:value="0.347709">
                <text:p>0.347709</text:p>
              </table:table-cell>
              <table:table-cell office:value-type="float" office:value="0.374364">
                <text:p>0.374364</text:p>
              </table:table-cell>
              <table:table-cell office:value-type="float" office:value="0.378556">
                <text:p>0.378556</text:p>
              </table:table-cell>
              <table:table-cell office:value-type="float" office:value="0.334831">
                <text:p>0.33483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03684">
                <text:p>0.303684</text:p>
              </table:table-cell>
              <table:table-cell office:value-type="float" office:value="0.337526">
                <text:p>0.337526</text:p>
              </table:table-cell>
              <table:table-cell office:value-type="float" office:value="0.379455">
                <text:p>0.379455</text:p>
              </table:table-cell>
              <table:table-cell office:value-type="float" office:value="0.374064">
                <text:p>0.374064</text:p>
              </table:table-cell>
              <table:table-cell office:value-type="float" office:value="0.329739">
                <text:p>0.329739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310273">
                <text:p>0.310273</text:p>
              </table:table-cell>
              <table:table-cell office:value-type="float" office:value="0.336029">
                <text:p>0.336029</text:p>
              </table:table-cell>
              <table:table-cell office:value-type="float" office:value="0.362683">
                <text:p>0.362683</text:p>
              </table:table-cell>
              <table:table-cell office:value-type="float" office:value="0.377957">
                <text:p>0.377957</text:p>
              </table:table-cell>
              <table:table-cell office:value-type="float" office:value="0.322851">
                <text:p>0.322851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307577">
                <text:p>0.307577</text:p>
              </table:table-cell>
              <table:table-cell office:value-type="float" office:value="0.339623">
                <text:p>0.339623</text:p>
              </table:table-cell>
              <table:table-cell office:value-type="float" office:value="0.374064">
                <text:p>0.374064</text:p>
              </table:table-cell>
              <table:table-cell office:value-type="float" office:value="0.377658">
                <text:p>0.377658</text:p>
              </table:table-cell>
              <table:table-cell office:value-type="float" office:value="0.339323">
                <text:p>0.339323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312369">
                <text:p>0.312369</text:p>
              </table:table-cell>
              <table:table-cell office:value-type="float" office:value="0.348008">
                <text:p>0.348008</text:p>
              </table:table-cell>
              <table:table-cell office:value-type="float" office:value="0.365978">
                <text:p>0.365978</text:p>
              </table:table-cell>
              <table:table-cell office:value-type="float" office:value="0.382749">
                <text:p>0.382749</text:p>
              </table:table-cell>
              <table:table-cell office:value-type="float" office:value="0.331836">
                <text:p>0.331836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316262">
                <text:p>0.316262</text:p>
              </table:table-cell>
              <table:table-cell office:value-type="float" office:value="0.342318">
                <text:p>0.342318</text:p>
              </table:table-cell>
              <table:table-cell office:value-type="float" office:value="0.389937">
                <text:p>0.389937</text:p>
              </table:table-cell>
              <table:table-cell office:value-type="float" office:value="0.386643">
                <text:p>0.386643</text:p>
              </table:table-cell>
              <table:table-cell office:value-type="float" office:value="0.330338">
                <text:p>0.330338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317161">
                <text:p>0.317161</text:p>
              </table:table-cell>
              <table:table-cell office:value-type="float" office:value="0.334232">
                <text:p>0.334232</text:p>
              </table:table-cell>
              <table:table-cell office:value-type="float" office:value="0.381551">
                <text:p>0.381551</text:p>
              </table:table-cell>
              <table:table-cell office:value-type="float" office:value="0.384846">
                <text:p>0.384846</text:p>
              </table:table-cell>
              <table:table-cell office:value-type="float" office:value="0.321653">
                <text:p>0.321653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304882">
                <text:p>0.304882</text:p>
              </table:table-cell>
              <table:table-cell office:value-type="float" office:value="0.336628">
                <text:p>0.336628</text:p>
              </table:table-cell>
              <table:table-cell office:value-type="float" office:value="0.369871">
                <text:p>0.369871</text:p>
              </table:table-cell>
              <table:table-cell office:value-type="float" office:value="0.392333">
                <text:p>0.392333</text:p>
              </table:table-cell>
              <table:table-cell office:value-type="float" office:value="0.339024">
                <text:p>0.339024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304582">
                <text:p>0.304582</text:p>
              </table:table-cell>
              <table:table-cell office:value-type="float" office:value="0.351303">
                <text:p>0.351303</text:p>
              </table:table-cell>
              <table:table-cell office:value-type="float" office:value="0.378856">
                <text:p>0.378856</text:p>
              </table:table-cell>
              <table:table-cell office:value-type="float" office:value="0.383348">
                <text:p>0.383348</text:p>
              </table:table-cell>
              <table:table-cell office:value-type="float" office:value="0.336927">
                <text:p>0.336927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304283">
                <text:p>0.304283</text:p>
              </table:table-cell>
              <table:table-cell office:value-type="float" office:value="0.339623">
                <text:p>0.339623</text:p>
              </table:table-cell>
              <table:table-cell office:value-type="float" office:value="0.378856">
                <text:p>0.378856</text:p>
              </table:table-cell>
              <table:table-cell office:value-type="float" office:value="0.386643">
                <text:p>0.386643</text:p>
              </table:table-cell>
              <table:table-cell office:value-type="float" office:value="0.32944">
                <text:p>0.32944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314765">
                <text:p>0.314765</text:p>
              </table:table-cell>
              <table:table-cell office:value-type="float" office:value="0.336328">
                <text:p>0.336328</text:p>
              </table:table-cell>
              <table:table-cell office:value-type="float" office:value="0.39383">
                <text:p>0.39383</text:p>
              </table:table-cell>
              <table:table-cell office:value-type="float" office:value="0.374663">
                <text:p>0.374663</text:p>
              </table:table-cell>
              <table:table-cell office:value-type="float" office:value="0.320156">
                <text:p>0.32015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10273">
                <text:p>0.310273</text:p>
              </table:table-cell>
              <table:table-cell office:value-type="float" office:value="0.336927">
                <text:p>0.336927</text:p>
              </table:table-cell>
              <table:table-cell office:value-type="float" office:value="0.380054">
                <text:p>0.380054</text:p>
              </table:table-cell>
              <table:table-cell office:value-type="float" office:value="0.389338">
                <text:p>0.389338</text:p>
              </table:table-cell>
              <table:table-cell office:value-type="float" office:value="0.337826">
                <text:p>0.337826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316262">
                <text:p>0.316262</text:p>
              </table:table-cell>
              <table:table-cell office:value-type="float" office:value="0.34681">
                <text:p>0.34681</text:p>
              </table:table-cell>
              <table:table-cell office:value-type="float" office:value="0.379455">
                <text:p>0.379455</text:p>
              </table:table-cell>
              <table:table-cell office:value-type="float" office:value="0.383648">
                <text:p>0.383648</text:p>
              </table:table-cell>
              <table:table-cell office:value-type="float" office:value="0.327643">
                <text:p>0.327643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307278">
                <text:p>0.307278</text:p>
              </table:table-cell>
              <table:table-cell office:value-type="float" office:value="0.345313">
                <text:p>0.345313</text:p>
              </table:table-cell>
              <table:table-cell office:value-type="float" office:value="0.359389">
                <text:p>0.359389</text:p>
              </table:table-cell>
              <table:table-cell office:value-type="float" office:value="0.392034">
                <text:p>0.392034</text:p>
              </table:table-cell>
              <table:table-cell office:value-type="float" office:value="0.315364">
                <text:p>0.315364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313267">
                <text:p>0.313267</text:p>
              </table:table-cell>
              <table:table-cell office:value-type="float" office:value="0.336029">
                <text:p>0.336029</text:p>
              </table:table-cell>
              <table:table-cell office:value-type="float" office:value="0.38215">
                <text:p>0.38215</text:p>
              </table:table-cell>
              <table:table-cell office:value-type="float" office:value="0.386343">
                <text:p>0.386343</text:p>
              </table:table-cell>
              <table:table-cell office:value-type="float" office:value="0.321054">
                <text:p>0.321054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295897">
                <text:p>0.295897</text:p>
              </table:table-cell>
              <table:table-cell office:value-type="float" office:value="0.34112">
                <text:p>0.34112</text:p>
              </table:table-cell>
              <table:table-cell office:value-type="float" office:value="0.383348">
                <text:p>0.383348</text:p>
              </table:table-cell>
              <table:table-cell office:value-type="float" office:value="0.382749">
                <text:p>0.382749</text:p>
              </table:table-cell>
              <table:table-cell office:value-type="float" office:value="0.319856">
                <text:p>0.31985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313866">
                <text:p>0.313866</text:p>
              </table:table-cell>
              <table:table-cell office:value-type="float" office:value="0.343816">
                <text:p>0.343816</text:p>
              </table:table-cell>
              <table:table-cell office:value-type="float" office:value="0.378556">
                <text:p>0.378556</text:p>
              </table:table-cell>
              <table:table-cell office:value-type="float" office:value="0.387841">
                <text:p>0.387841</text:p>
              </table:table-cell>
              <table:table-cell office:value-type="float" office:value="0.324349">
                <text:p>0.324349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318359">
                <text:p>0.318359</text:p>
              </table:table-cell>
              <table:table-cell office:value-type="float" office:value="0.351303">
                <text:p>0.351303</text:p>
              </table:table-cell>
              <table:table-cell office:value-type="float" office:value="0.383049">
                <text:p>0.383049</text:p>
              </table:table-cell>
              <table:table-cell office:value-type="float" office:value="0.383947">
                <text:p>0.383947</text:p>
              </table:table-cell>
              <table:table-cell office:value-type="float" office:value="0.320755">
                <text:p>0.320755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313567">
                <text:p>0.313567</text:p>
              </table:table-cell>
              <table:table-cell office:value-type="float" office:value="0.331237">
                <text:p>0.331237</text:p>
              </table:table-cell>
              <table:table-cell office:value-type="float" office:value="0.366277">
                <text:p>0.366277</text:p>
              </table:table-cell>
              <table:table-cell office:value-type="float" office:value="0.384546">
                <text:p>0.384546</text:p>
              </table:table-cell>
              <table:table-cell office:value-type="float" office:value="0.308476">
                <text:p>0.308476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309374">
                <text:p>0.309374</text:p>
              </table:table-cell>
              <table:table-cell office:value-type="float" office:value="0.334831">
                <text:p>0.334831</text:p>
              </table:table-cell>
              <table:table-cell office:value-type="float" office:value="0.383947">
                <text:p>0.383947</text:p>
              </table:table-cell>
              <table:table-cell office:value-type="float" office:value="0.377658">
                <text:p>0.377658</text:p>
              </table:table-cell>
              <table:table-cell office:value-type="float" office:value="0.337826">
                <text:p>0.337826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303085">
                <text:p>0.303085</text:p>
              </table:table-cell>
              <table:table-cell office:value-type="float" office:value="0.336029">
                <text:p>0.336029</text:p>
              </table:table-cell>
              <table:table-cell office:value-type="float" office:value="0.375861">
                <text:p>0.375861</text:p>
              </table:table-cell>
              <table:table-cell office:value-type="float" office:value="0.386643">
                <text:p>0.386643</text:p>
              </table:table-cell>
              <table:table-cell office:value-type="float" office:value="0.322552">
                <text:p>0.32255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296196">
                <text:p>0.296196</text:p>
              </table:table-cell>
              <table:table-cell office:value-type="float" office:value="0.344414">
                <text:p>0.344414</text:p>
              </table:table-cell>
              <table:table-cell office:value-type="float" office:value="0.391435">
                <text:p>0.391435</text:p>
              </table:table-cell>
              <table:table-cell office:value-type="float" office:value="0.386044">
                <text:p>0.386044</text:p>
              </table:table-cell>
              <table:table-cell office:value-type="float" office:value="0.339623">
                <text:p>0.339623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303684">
                <text:p>0.303684</text:p>
              </table:table-cell>
              <table:table-cell office:value-type="float" office:value="0.3531">
                <text:p>0.3531</text:p>
              </table:table-cell>
              <table:table-cell office:value-type="float" office:value="0.38215">
                <text:p>0.38215</text:p>
              </table:table-cell>
              <table:table-cell office:value-type="float" office:value="0.384846">
                <text:p>0.384846</text:p>
              </table:table-cell>
              <table:table-cell office:value-type="float" office:value="0.332435">
                <text:p>0.33243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31746">
                <text:p>0.31746</text:p>
              </table:table-cell>
              <table:table-cell office:value-type="float" office:value="0.340222">
                <text:p>0.340222</text:p>
              </table:table-cell>
              <table:table-cell office:value-type="float" office:value="0.38245">
                <text:p>0.38245</text:p>
              </table:table-cell>
              <table:table-cell office:value-type="float" office:value="0.392034">
                <text:p>0.392034</text:p>
              </table:table-cell>
              <table:table-cell office:value-type="float" office:value="0.332734">
                <text:p>0.332734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314765">
                <text:p>0.314765</text:p>
              </table:table-cell>
              <table:table-cell office:value-type="float" office:value="0.34142">
                <text:p>0.34142</text:p>
              </table:table-cell>
              <table:table-cell office:value-type="float" office:value="0.375562">
                <text:p>0.375562</text:p>
              </table:table-cell>
              <table:table-cell office:value-type="float" office:value="0.382749">
                <text:p>0.382749</text:p>
              </table:table-cell>
              <table:table-cell office:value-type="float" office:value="0.326146">
                <text:p>0.326146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302486">
                <text:p>0.302486</text:p>
              </table:table-cell>
              <table:table-cell office:value-type="float" office:value="0.32914">
                <text:p>0.32914</text:p>
              </table:table-cell>
              <table:table-cell office:value-type="float" office:value="0.377358">
                <text:p>0.377358</text:p>
              </table:table-cell>
              <table:table-cell office:value-type="float" office:value="0.396825">
                <text:p>0.396825</text:p>
              </table:table-cell>
              <table:table-cell office:value-type="float" office:value="0.32375">
                <text:p>0.32375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314465">
                <text:p>0.314465</text:p>
              </table:table-cell>
              <table:table-cell office:value-type="float" office:value="0.333932">
                <text:p>0.333932</text:p>
              </table:table-cell>
              <table:table-cell office:value-type="float" office:value="0.383049">
                <text:p>0.383049</text:p>
              </table:table-cell>
              <table:table-cell office:value-type="float" office:value="0.387541">
                <text:p>0.387541</text:p>
              </table:table-cell>
              <table:table-cell office:value-type="float" office:value="0.322851">
                <text:p>0.322851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307577">
                <text:p>0.307577</text:p>
              </table:table-cell>
              <table:table-cell office:value-type="float" office:value="0.338125">
                <text:p>0.338125</text:p>
              </table:table-cell>
              <table:table-cell office:value-type="float" office:value="0.38215">
                <text:p>0.38215</text:p>
              </table:table-cell>
              <table:table-cell office:value-type="float" office:value="0.388739">
                <text:p>0.388739</text:p>
              </table:table-cell>
              <table:table-cell office:value-type="float" office:value="0.324648">
                <text:p>0.324648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319257">
                <text:p>0.319257</text:p>
              </table:table-cell>
              <table:table-cell office:value-type="float" office:value="0.340821">
                <text:p>0.340821</text:p>
              </table:table-cell>
              <table:table-cell office:value-type="float" office:value="0.377658">
                <text:p>0.377658</text:p>
              </table:table-cell>
              <table:table-cell office:value-type="float" office:value="0.387841">
                <text:p>0.387841</text:p>
              </table:table-cell>
              <table:table-cell office:value-type="float" office:value="0.320455">
                <text:p>0.320455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31177">
                <text:p>0.31177</text:p>
              </table:table-cell>
              <table:table-cell office:value-type="float" office:value="0.344414">
                <text:p>0.344414</text:p>
              </table:table-cell>
              <table:table-cell office:value-type="float" office:value="0.368374">
                <text:p>0.368374</text:p>
              </table:table-cell>
              <table:table-cell office:value-type="float" office:value="0.394729">
                <text:p>0.394729</text:p>
              </table:table-cell>
              <table:table-cell office:value-type="float" office:value="0.323151">
                <text:p>0.323151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322851">
                <text:p>0.322851</text:p>
              </table:table-cell>
              <table:table-cell office:value-type="float" office:value="0.337526">
                <text:p>0.337526</text:p>
              </table:table-cell>
              <table:table-cell office:value-type="float" office:value="0.375861">
                <text:p>0.375861</text:p>
              </table:table-cell>
              <table:table-cell office:value-type="float" office:value="0.387541">
                <text:p>0.387541</text:p>
              </table:table-cell>
              <table:table-cell office:value-type="float" office:value="0.314166">
                <text:p>0.31416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293801">
                <text:p>0.293801</text:p>
              </table:table-cell>
              <table:table-cell office:value-type="float" office:value="0.345912">
                <text:p>0.345912</text:p>
              </table:table-cell>
              <table:table-cell office:value-type="float" office:value="0.379754">
                <text:p>0.379754</text:p>
              </table:table-cell>
              <table:table-cell office:value-type="float" office:value="0.397125">
                <text:p>0.397125</text:p>
              </table:table-cell>
              <table:table-cell office:value-type="float" office:value="0.330039">
                <text:p>0.3300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